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1.8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co28" style:family="table-column">
      <style:table-column-properties fo:break-before="auto" style:column-width="59.62mm"/>
    </style:style>
    <style:style style:name="co29" style:family="table-column">
      <style:table-column-properties fo:break-before="auto" style:column-width="25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9.4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7.4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0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0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0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0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196" style:family="table-cell" style:parent-style-name="Default">
      <style:text-properties fo:color="#0000cc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fo:color="#00cc0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203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208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11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2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21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21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219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2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22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224" style:family="table-cell" style:parent-style-name="Default" style:data-style-name="N1"/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ff99"/>
      <style:text-properties fo:color="#00cc00"/>
    </style:style>
    <style:style style:name="ce227" style:family="table-cell" style:parent-style-name="Default">
      <style:table-cell-properties fo:background-color="#ccffff"/>
      <style:text-properties fo:color="#00cc00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9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230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231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232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233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234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23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23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238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39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24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6" style:family="table-cell" style:parent-style-name="Default" style:data-style-name="N115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7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15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115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25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3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15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109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"/>
    </style:style>
    <style:style style:name="ce129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53"/>
    </style:style>
    <style:style style:name="ce130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7"/>
    </style:style>
    <style:style style:name="ce131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41"/>
    </style:style>
    <style:style style:name="ce132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85"/>
    </style:style>
    <style:style style:name="ce133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29"/>
    </style:style>
    <style:style style:name="ce134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73"/>
    </style:style>
    <style:style style:name="ce135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317"/>
    </style:style>
    <style:style style:name="ce136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5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158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115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1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2" style:family="table-cell" style:parent-style-name="Default" style:data-style-name="N115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33"/>
    </style:style>
    <style:style style:name="ce163" style:family="table-cell" style:parent-style-name="Default" style:data-style-name="N115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6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73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72"/>
          <table:table-cell table:style-name="ce172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73" office:value-type="string" calcext:value-type="string">
            <text:p>А</text:p>
          </table:table-cell>
          <table:table-cell table:style-name="ce173" office:value-type="string" calcext:value-type="string">
            <text:p>Б</text:p>
          </table:table-cell>
          <table:table-cell table:style-name="ce173" office:value-type="string" calcext:value-type="string">
            <text:p>В</text:p>
          </table:table-cell>
          <table:table-cell table:style-name="ce173" office:value-type="string" calcext:value-type="string">
            <text:p>Г</text:p>
          </table:table-cell>
          <table:table-cell table:style-name="ce173" office:value-type="string" calcext:value-type="string">
            <text:p>Д</text:p>
          </table:table-cell>
          <table:table-cell table:style-name="ce173" office:value-type="string" calcext:value-type="string">
            <text:p>Е</text:p>
          </table:table-cell>
          <table:table-cell table:style-name="ce173"/>
          <table:table-cell table:style-name="ce172" table:number-columns-repeated="7"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72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72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72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72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72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72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72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72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72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72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72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72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72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72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72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72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72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72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72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72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72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72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72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72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1000" calcext:value-type="float">
            <text:p>10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1" calcext:value-type="float">
            <text:p>1,00E-0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65535" calcext:value-type="float">
            <text:p>0,65535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73" table:formula="of:=[.C3]" office:value-type="string" office:string-value="А" calcext:value-type="string">
            <text:p>А</text:p>
          </table:table-cell>
          <table:table-cell table:style-name="ce173" table:formula="of:=[.D3]" office:value-type="string" office:string-value="Б" calcext:value-type="string">
            <text:p>Б</text:p>
          </table:table-cell>
          <table:table-cell table:style-name="ce173" table:formula="of:=[.E3]" office:value-type="string" office:string-value="В" calcext:value-type="string">
            <text:p>В</text:p>
          </table:table-cell>
          <table:table-cell table:style-name="ce173" table:formula="of:=[.F3]" office:value-type="string" office:string-value="Г" calcext:value-type="string">
            <text:p>Г</text:p>
          </table:table-cell>
          <table:table-cell table:style-name="ce173" table:formula="of:=[.G3]" office:value-type="string" office:string-value="Д" calcext:value-type="string">
            <text:p>Д</text:p>
          </table:table-cell>
          <table:table-cell table:style-name="ce173" table:formula="of:=[.H3]" office:value-type="string" office:string-value="Е" calcext:value-type="string">
            <text:p>Е</text:p>
          </table:table-cell>
          <table:table-cell table:style-name="ce173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6666.66666666667" calcext:value-type="float">
            <text:p>6667</text:p>
          </table:table-cell>
          <table:table-cell table:formula="of:=[.D6]/[.$C$38]" office:value-type="float" office:value="8333.33333333333" calcext:value-type="float">
            <text:p>8333</text:p>
          </table:table-cell>
          <table:table-cell table:formula="of:=[.E6]/[.$C$38]" office:value-type="float" office:value="1666.66666666667" calcext:value-type="float">
            <text:p>1667</text:p>
          </table:table-cell>
          <table:table-cell table:formula="of:=[.F6]/[.$C$38]" office:value-type="float" office:value="13333.3333333333" calcext:value-type="float">
            <text:p>13333</text:p>
          </table:table-cell>
          <table:table-cell table:formula="of:=[.G6]/[.$C$38]" office:value-type="float" office:value="833.333333333333" calcext:value-type="float">
            <text:p>833</text:p>
          </table:table-cell>
          <table:table-cell table:formula="of:=[.H6]/[.$C$38]" office:value-type="float" office:value="14166.6666666667" calcext:value-type="float">
            <text:p>14167</text:p>
          </table:table-cell>
          <table:table-cell/>
          <table:table-cell table:style-name="ce17" table:formula="of:=[.J6]/[.$C$38]" office:value-type="float" office:value="166.666666666667" calcext:value-type="float">
            <text:p>167</text:p>
          </table:table-cell>
          <table:table-cell table:formula="of:=[.K6]/[.$C$38]" office:value-type="float" office:value="7500" calcext:value-type="float">
            <text:p>7500</text:p>
          </table:table-cell>
          <table:table-cell table:formula="of:=[.L6]/[.$C$38]" office:value-type="float" office:value="15000" calcext:value-type="float">
            <text:p>15000</text:p>
          </table:table-cell>
          <table:table-cell table:formula="of:=[.M6]/[.$C$38]" office:value-type="float" office:value="30000" calcext:value-type="float">
            <text:p>30000</text:p>
          </table:table-cell>
          <table:table-cell table:formula="of:=[.N6]/[.$C$38]" office:value-type="float" office:value="45000" calcext:value-type="float">
            <text:p>45000</text:p>
          </table:table-cell>
          <table:table-cell table:formula="of:=[.O6]/[.$C$38]" office:value-type="float" office:value="60000" calcext:value-type="float">
            <text:p>60000</text:p>
          </table:table-cell>
          <table:table-cell table:style-name="ce196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1904.76190476191" calcext:value-type="float">
            <text:p>1905</text:p>
          </table:table-cell>
          <table:table-cell table:formula="of:=[.D7]/[.$C$38]" office:value-type="float" office:value="2380.95238095238" calcext:value-type="float">
            <text:p>2381</text:p>
          </table:table-cell>
          <table:table-cell table:formula="of:=[.E7]/[.$C$38]" office:value-type="float" office:value="476.190476190476" calcext:value-type="float">
            <text:p>476</text:p>
          </table:table-cell>
          <table:table-cell table:formula="of:=[.F7]/[.$C$38]" office:value-type="float" office:value="3809.52380952381" calcext:value-type="float">
            <text:p>3810</text:p>
          </table:table-cell>
          <table:table-cell table:formula="of:=[.G7]/[.$C$38]" office:value-type="float" office:value="238.095238095238" calcext:value-type="float">
            <text:p>238</text:p>
          </table:table-cell>
          <table:table-cell table:formula="of:=[.H7]/[.$C$38]" office:value-type="float" office:value="4047.61904761905" calcext:value-type="float">
            <text:p>4048</text:p>
          </table:table-cell>
          <table:table-cell/>
          <table:table-cell table:style-name="ce17" table:formula="of:=[.J7]/[.$C$38]" office:value-type="float" office:value="47.6190476190476" calcext:value-type="float">
            <text:p>48</text:p>
          </table:table-cell>
          <table:table-cell table:formula="of:=[.K7]/[.$C$38]" office:value-type="float" office:value="2142.85714285714" calcext:value-type="float">
            <text:p>2143</text:p>
          </table:table-cell>
          <table:table-cell table:formula="of:=[.L7]/[.$C$38]" office:value-type="float" office:value="4285.71428571429" calcext:value-type="float">
            <text:p>4286</text:p>
          </table:table-cell>
          <table:table-cell table:formula="of:=[.M7]/[.$C$38]" office:value-type="float" office:value="8571.42857142857" calcext:value-type="float">
            <text:p>8571</text:p>
          </table:table-cell>
          <table:table-cell table:formula="of:=[.N7]/[.$C$38]" office:value-type="float" office:value="12857.1428571429" calcext:value-type="float">
            <text:p>12857</text:p>
          </table:table-cell>
          <table:table-cell table:formula="of:=[.O7]/[.$C$38]" office:value-type="float" office:value="17142.8571428571" calcext:value-type="float">
            <text:p>1714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952.380952380952" calcext:value-type="float">
            <text:p>952</text:p>
          </table:table-cell>
          <table:table-cell table:formula="of:=[.D8]/[.$C$38]" office:value-type="float" office:value="1190.47619047619" calcext:value-type="float">
            <text:p>1190</text:p>
          </table:table-cell>
          <table:table-cell table:formula="of:=[.E8]/[.$C$38]" office:value-type="float" office:value="238.095238095238" calcext:value-type="float">
            <text:p>238</text:p>
          </table:table-cell>
          <table:table-cell table:formula="of:=[.F8]/[.$C$38]" office:value-type="float" office:value="1904.76190476191" calcext:value-type="float">
            <text:p>1905</text:p>
          </table:table-cell>
          <table:table-cell table:formula="of:=[.G8]/[.$C$38]" office:value-type="float" office:value="119.047619047619" calcext:value-type="float">
            <text:p>119</text:p>
          </table:table-cell>
          <table:table-cell table:formula="of:=[.H8]/[.$C$38]" office:value-type="float" office:value="2023.80952380952" calcext:value-type="float">
            <text:p>2024</text:p>
          </table:table-cell>
          <table:table-cell/>
          <table:table-cell table:style-name="ce17" table:formula="of:=[.J8]/[.$C$38]" office:value-type="float" office:value="23.8095238095238" calcext:value-type="float">
            <text:p>24</text:p>
          </table:table-cell>
          <table:table-cell table:formula="of:=[.K8]/[.$C$38]" office:value-type="float" office:value="1071.42857142857" calcext:value-type="float">
            <text:p>1071</text:p>
          </table:table-cell>
          <table:table-cell table:formula="of:=[.L8]/[.$C$38]" office:value-type="float" office:value="2142.85714285714" calcext:value-type="float">
            <text:p>2143</text:p>
          </table:table-cell>
          <table:table-cell table:formula="of:=[.M8]/[.$C$38]" office:value-type="float" office:value="4285.71428571429" calcext:value-type="float">
            <text:p>4286</text:p>
          </table:table-cell>
          <table:table-cell table:formula="of:=[.N8]/[.$C$38]" office:value-type="float" office:value="6428.57142857143" calcext:value-type="float">
            <text:p>6429</text:p>
          </table:table-cell>
          <table:table-cell table:formula="of:=[.O8]/[.$C$38]" office:value-type="float" office:value="8571.42857142857" calcext:value-type="float">
            <text:p>857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666.666666666667" calcext:value-type="float">
            <text:p>667</text:p>
          </table:table-cell>
          <table:table-cell table:formula="of:=[.D9]/[.$C$38]" office:value-type="float" office:value="833.333333333333" calcext:value-type="float">
            <text:p>833</text:p>
          </table:table-cell>
          <table:table-cell table:formula="of:=[.E9]/[.$C$38]" office:value-type="float" office:value="166.666666666667" calcext:value-type="float">
            <text:p>167</text:p>
          </table:table-cell>
          <table:table-cell table:formula="of:=[.F9]/[.$C$38]" office:value-type="float" office:value="1333.33333333333" calcext:value-type="float">
            <text:p>1333</text:p>
          </table:table-cell>
          <table:table-cell table:formula="of:=[.G9]/[.$C$38]" office:value-type="float" office:value="83.3333333333333" calcext:value-type="float">
            <text:p>83</text:p>
          </table:table-cell>
          <table:table-cell table:formula="of:=[.H9]/[.$C$38]" office:value-type="float" office:value="1416.66666666667" calcext:value-type="float">
            <text:p>1417</text:p>
          </table:table-cell>
          <table:table-cell/>
          <table:table-cell table:style-name="ce17" table:formula="of:=[.J9]/[.$C$38]" office:value-type="float" office:value="16.6666666666667" calcext:value-type="float">
            <text:p>17</text:p>
          </table:table-cell>
          <table:table-cell table:formula="of:=[.K9]/[.$C$38]" office:value-type="float" office:value="750" calcext:value-type="float">
            <text:p>750</text:p>
          </table:table-cell>
          <table:table-cell table:formula="of:=[.L9]/[.$C$38]" office:value-type="float" office:value="1500" calcext:value-type="float">
            <text:p>1500</text:p>
          </table:table-cell>
          <table:table-cell table:formula="of:=[.M9]/[.$C$38]" office:value-type="float" office:value="3000" calcext:value-type="float">
            <text:p>3000</text:p>
          </table:table-cell>
          <table:table-cell table:formula="of:=[.N9]/[.$C$38]" office:value-type="float" office:value="4500" calcext:value-type="float">
            <text:p>4500</text:p>
          </table:table-cell>
          <table:table-cell table:formula="of:=[.O9]/[.$C$38]" office:value-type="float" office:value="6000" calcext:value-type="float">
            <text:p>6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493.827160493827" calcext:value-type="float">
            <text:p>494</text:p>
          </table:table-cell>
          <table:table-cell table:formula="of:=[.D10]/[.$C$38]" office:value-type="float" office:value="617.283950617284" calcext:value-type="float">
            <text:p>617</text:p>
          </table:table-cell>
          <table:table-cell table:formula="of:=[.E10]/[.$C$38]" office:value-type="float" office:value="123.456790123457" calcext:value-type="float">
            <text:p>123</text:p>
          </table:table-cell>
          <table:table-cell table:formula="of:=[.F10]/[.$C$38]" office:value-type="float" office:value="987.654320987654" calcext:value-type="float">
            <text:p>988</text:p>
          </table:table-cell>
          <table:table-cell table:formula="of:=[.G10]/[.$C$38]" office:value-type="float" office:value="61.7283950617284" calcext:value-type="float">
            <text:p>62</text:p>
          </table:table-cell>
          <table:table-cell table:formula="of:=[.H10]/[.$C$38]" office:value-type="float" office:value="1049.38271604938" calcext:value-type="float">
            <text:p>1049</text:p>
          </table:table-cell>
          <table:table-cell/>
          <table:table-cell table:style-name="ce17" table:formula="of:=[.J10]/[.$C$38]" office:value-type="float" office:value="12.3456790123457" calcext:value-type="float">
            <text:p>12</text:p>
          </table:table-cell>
          <table:table-cell table:formula="of:=[.K10]/[.$C$38]" office:value-type="float" office:value="555.555555555556" calcext:value-type="float">
            <text:p>556</text:p>
          </table:table-cell>
          <table:table-cell table:formula="of:=[.L10]/[.$C$38]" office:value-type="float" office:value="1111.11111111111" calcext:value-type="float">
            <text:p>1111</text:p>
          </table:table-cell>
          <table:table-cell table:formula="of:=[.M10]/[.$C$38]" office:value-type="float" office:value="2222.22222222222" calcext:value-type="float">
            <text:p>2222</text:p>
          </table:table-cell>
          <table:table-cell table:formula="of:=[.N10]/[.$C$38]" office:value-type="float" office:value="3333.33333333333" calcext:value-type="float">
            <text:p>3333</text:p>
          </table:table-cell>
          <table:table-cell table:formula="of:=[.O10]/[.$C$38]" office:value-type="float" office:value="4444.44444444444" calcext:value-type="float">
            <text:p>444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444.444444444444" calcext:value-type="float">
            <text:p>444</text:p>
          </table:table-cell>
          <table:table-cell table:formula="of:=[.D11]/[.$C$38]" office:value-type="float" office:value="555.555555555556" calcext:value-type="float">
            <text:p>556</text:p>
          </table:table-cell>
          <table:table-cell table:formula="of:=[.E11]/[.$C$38]" office:value-type="float" office:value="111.111111111111" calcext:value-type="float">
            <text:p>111</text:p>
          </table:table-cell>
          <table:table-cell table:formula="of:=[.F11]/[.$C$38]" office:value-type="float" office:value="888.888888888889" calcext:value-type="float">
            <text:p>889</text:p>
          </table:table-cell>
          <table:table-cell table:formula="of:=[.G11]/[.$C$38]" office:value-type="float" office:value="55.5555555555556" calcext:value-type="float">
            <text:p>56</text:p>
          </table:table-cell>
          <table:table-cell table:formula="of:=[.H11]/[.$C$38]" office:value-type="float" office:value="944.444444444444" calcext:value-type="float">
            <text:p>944</text:p>
          </table:table-cell>
          <table:table-cell/>
          <table:table-cell table:style-name="ce17" table:formula="of:=[.J11]/[.$C$38]" office:value-type="float" office:value="11.1111111111111" calcext:value-type="float">
            <text:p>11</text:p>
          </table:table-cell>
          <table:table-cell table:formula="of:=[.K11]/[.$C$38]" office:value-type="float" office:value="500" calcext:value-type="float">
            <text:p>500</text:p>
          </table:table-cell>
          <table:table-cell table:formula="of:=[.L11]/[.$C$38]" office:value-type="float" office:value="1000" calcext:value-type="float">
            <text:p>1000</text:p>
          </table:table-cell>
          <table:table-cell table:formula="of:=[.M11]/[.$C$38]" office:value-type="float" office:value="2000" calcext:value-type="float">
            <text:p>2000</text:p>
          </table:table-cell>
          <table:table-cell table:formula="of:=[.N11]/[.$C$38]" office:value-type="float" office:value="3000" calcext:value-type="float">
            <text:p>3000</text:p>
          </table:table-cell>
          <table:table-cell table:formula="of:=[.O11]/[.$C$38]" office:value-type="float" office:value="4000" calcext:value-type="float">
            <text:p>4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333.333333333333" calcext:value-type="float">
            <text:p>333</text:p>
          </table:table-cell>
          <table:table-cell table:formula="of:=[.D12]/[.$C$38]" office:value-type="float" office:value="416.666666666667" calcext:value-type="float">
            <text:p>417</text:p>
          </table:table-cell>
          <table:table-cell table:formula="of:=[.E12]/[.$C$38]" office:value-type="float" office:value="83.3333333333333" calcext:value-type="float">
            <text:p>83</text:p>
          </table:table-cell>
          <table:table-cell table:formula="of:=[.F12]/[.$C$38]" office:value-type="float" office:value="666.666666666667" calcext:value-type="float">
            <text:p>667</text:p>
          </table:table-cell>
          <table:table-cell table:formula="of:=[.G12]/[.$C$38]" office:value-type="float" office:value="41.6666666666667" calcext:value-type="float">
            <text:p>42</text:p>
          </table:table-cell>
          <table:table-cell table:formula="of:=[.H12]/[.$C$38]" office:value-type="float" office:value="708.333333333333" calcext:value-type="float">
            <text:p>708</text:p>
          </table:table-cell>
          <table:table-cell/>
          <table:table-cell table:style-name="ce17" table:formula="of:=[.J12]/[.$C$38]" office:value-type="float" office:value="8.33333333333333" calcext:value-type="float">
            <text:p>8</text:p>
          </table:table-cell>
          <table:table-cell table:formula="of:=[.K12]/[.$C$38]" office:value-type="float" office:value="375" calcext:value-type="float">
            <text:p>375</text:p>
          </table:table-cell>
          <table:table-cell table:formula="of:=[.L12]/[.$C$38]" office:value-type="float" office:value="750" calcext:value-type="float">
            <text:p>750</text:p>
          </table:table-cell>
          <table:table-cell table:formula="of:=[.M12]/[.$C$38]" office:value-type="float" office:value="1500" calcext:value-type="float">
            <text:p>1500</text:p>
          </table:table-cell>
          <table:table-cell table:formula="of:=[.N12]/[.$C$38]" office:value-type="float" office:value="2250" calcext:value-type="float">
            <text:p>2250</text:p>
          </table:table-cell>
          <table:table-cell table:formula="of:=[.O12]/[.$C$38]" office:value-type="float" office:value="3000" calcext:value-type="float">
            <text:p>3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266.666666666667" calcext:value-type="float">
            <text:p>267</text:p>
          </table:table-cell>
          <table:table-cell table:formula="of:=[.D13]/[.$C$38]" office:value-type="float" office:value="333.333333333333" calcext:value-type="float">
            <text:p>333</text:p>
          </table:table-cell>
          <table:table-cell table:formula="of:=[.E13]/[.$C$38]" office:value-type="float" office:value="66.6666666666667" calcext:value-type="float">
            <text:p>67</text:p>
          </table:table-cell>
          <table:table-cell table:formula="of:=[.F13]/[.$C$38]" office:value-type="float" office:value="533.333333333333" calcext:value-type="float">
            <text:p>533</text:p>
          </table:table-cell>
          <table:table-cell table:formula="of:=[.G13]/[.$C$38]" office:value-type="float" office:value="33.3333333333333" calcext:value-type="float">
            <text:p>33</text:p>
          </table:table-cell>
          <table:table-cell table:formula="of:=[.H13]/[.$C$38]" office:value-type="float" office:value="566.666666666667" calcext:value-type="float">
            <text:p>567</text:p>
          </table:table-cell>
          <table:table-cell/>
          <table:table-cell table:style-name="ce17" table:formula="of:=[.J13]/[.$C$38]" office:value-type="float" office:value="6.66666666666667" calcext:value-type="float">
            <text:p>7</text:p>
          </table:table-cell>
          <table:table-cell table:formula="of:=[.K13]/[.$C$38]" office:value-type="float" office:value="300" calcext:value-type="float">
            <text:p>300</text:p>
          </table:table-cell>
          <table:table-cell table:formula="of:=[.L13]/[.$C$38]" office:value-type="float" office:value="600" calcext:value-type="float">
            <text:p>600</text:p>
          </table:table-cell>
          <table:table-cell table:formula="of:=[.M13]/[.$C$38]" office:value-type="float" office:value="1200" calcext:value-type="float">
            <text:p>1200</text:p>
          </table:table-cell>
          <table:table-cell table:formula="of:=[.N13]/[.$C$38]" office:value-type="float" office:value="1800" calcext:value-type="float">
            <text:p>1800</text:p>
          </table:table-cell>
          <table:table-cell table:formula="of:=[.O13]/[.$C$38]" office:value-type="float" office:value="2400" calcext:value-type="float">
            <text:p>24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222.222222222222" calcext:value-type="float">
            <text:p>222</text:p>
          </table:table-cell>
          <table:table-cell table:formula="of:=[.D14]/[.$C$38]" office:value-type="float" office:value="277.777777777778" calcext:value-type="float">
            <text:p>278</text:p>
          </table:table-cell>
          <table:table-cell table:formula="of:=[.E14]/[.$C$38]" office:value-type="float" office:value="55.5555555555556" calcext:value-type="float">
            <text:p>56</text:p>
          </table:table-cell>
          <table:table-cell table:formula="of:=[.F14]/[.$C$38]" office:value-type="float" office:value="444.444444444444" calcext:value-type="float">
            <text:p>444</text:p>
          </table:table-cell>
          <table:table-cell table:formula="of:=[.G14]/[.$C$38]" office:value-type="float" office:value="27.7777777777778" calcext:value-type="float">
            <text:p>28</text:p>
          </table:table-cell>
          <table:table-cell table:formula="of:=[.H14]/[.$C$38]" office:value-type="float" office:value="472.222222222222" calcext:value-type="float">
            <text:p>472</text:p>
          </table:table-cell>
          <table:table-cell/>
          <table:table-cell table:style-name="ce17" table:formula="of:=[.J14]/[.$C$38]" office:value-type="float" office:value="5.55555555555556" calcext:value-type="float">
            <text:p>6</text:p>
          </table:table-cell>
          <table:table-cell table:formula="of:=[.K14]/[.$C$38]" office:value-type="float" office:value="250" calcext:value-type="float">
            <text:p>250</text:p>
          </table:table-cell>
          <table:table-cell table:formula="of:=[.L14]/[.$C$38]" office:value-type="float" office:value="500" calcext:value-type="float">
            <text:p>500</text:p>
          </table:table-cell>
          <table:table-cell table:formula="of:=[.M14]/[.$C$38]" office:value-type="float" office:value="1000" calcext:value-type="float">
            <text:p>1000</text:p>
          </table:table-cell>
          <table:table-cell table:formula="of:=[.N14]/[.$C$38]" office:value-type="float" office:value="1500" calcext:value-type="float">
            <text:p>1500</text:p>
          </table:table-cell>
          <table:table-cell table:formula="of:=[.O14]/[.$C$38]" office:value-type="float" office:value="2000" calcext:value-type="float">
            <text:p>2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190.47619047619" calcext:value-type="float">
            <text:p>190</text:p>
          </table:table-cell>
          <table:table-cell table:formula="of:=[.D15]/[.$C$38]" office:value-type="float" office:value="238.095238095238" calcext:value-type="float">
            <text:p>238</text:p>
          </table:table-cell>
          <table:table-cell table:formula="of:=[.E15]/[.$C$38]" office:value-type="float" office:value="47.6190476190476" calcext:value-type="float">
            <text:p>48</text:p>
          </table:table-cell>
          <table:table-cell table:formula="of:=[.F15]/[.$C$38]" office:value-type="float" office:value="380.952380952381" calcext:value-type="float">
            <text:p>381</text:p>
          </table:table-cell>
          <table:table-cell table:formula="of:=[.G15]/[.$C$38]" office:value-type="float" office:value="23.8095238095238" calcext:value-type="float">
            <text:p>24</text:p>
          </table:table-cell>
          <table:table-cell table:formula="of:=[.H15]/[.$C$38]" office:value-type="float" office:value="404.761904761905" calcext:value-type="float">
            <text:p>405</text:p>
          </table:table-cell>
          <table:table-cell/>
          <table:table-cell table:style-name="ce17" table:formula="of:=[.J15]/[.$C$38]" office:value-type="float" office:value="4.76190476190476" calcext:value-type="float">
            <text:p>5</text:p>
          </table:table-cell>
          <table:table-cell table:formula="of:=[.K15]/[.$C$38]" office:value-type="float" office:value="214.285714285714" calcext:value-type="float">
            <text:p>214</text:p>
          </table:table-cell>
          <table:table-cell table:formula="of:=[.L15]/[.$C$38]" office:value-type="float" office:value="428.571428571429" calcext:value-type="float">
            <text:p>429</text:p>
          </table:table-cell>
          <table:table-cell table:formula="of:=[.M15]/[.$C$38]" office:value-type="float" office:value="857.142857142857" calcext:value-type="float">
            <text:p>857</text:p>
          </table:table-cell>
          <table:table-cell table:formula="of:=[.N15]/[.$C$38]" office:value-type="float" office:value="1285.71428571429" calcext:value-type="float">
            <text:p>1286</text:p>
          </table:table-cell>
          <table:table-cell table:formula="of:=[.O15]/[.$C$38]" office:value-type="float" office:value="1714.28571428571" calcext:value-type="float">
            <text:p>171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166.666666666667" calcext:value-type="float">
            <text:p>167</text:p>
          </table:table-cell>
          <table:table-cell table:formula="of:=[.D16]/[.$C$38]" office:value-type="float" office:value="208.333333333333" calcext:value-type="float">
            <text:p>208</text:p>
          </table:table-cell>
          <table:table-cell table:formula="of:=[.E16]/[.$C$38]" office:value-type="float" office:value="41.6666666666667" calcext:value-type="float">
            <text:p>42</text:p>
          </table:table-cell>
          <table:table-cell table:formula="of:=[.F16]/[.$C$38]" office:value-type="float" office:value="333.333333333333" calcext:value-type="float">
            <text:p>333</text:p>
          </table:table-cell>
          <table:table-cell table:formula="of:=[.G16]/[.$C$38]" office:value-type="float" office:value="20.8333333333333" calcext:value-type="float">
            <text:p>21</text:p>
          </table:table-cell>
          <table:table-cell table:formula="of:=[.H16]/[.$C$38]" office:value-type="float" office:value="354.166666666667" calcext:value-type="float">
            <text:p>354</text:p>
          </table:table-cell>
          <table:table-cell/>
          <table:table-cell table:style-name="ce17" table:formula="of:=[.J16]/[.$C$38]" office:value-type="float" office:value="4.16666666666667" calcext:value-type="float">
            <text:p>4</text:p>
          </table:table-cell>
          <table:table-cell table:formula="of:=[.K16]/[.$C$38]" office:value-type="float" office:value="187.5" calcext:value-type="float">
            <text:p>188</text:p>
          </table:table-cell>
          <table:table-cell table:formula="of:=[.L16]/[.$C$38]" office:value-type="float" office:value="375" calcext:value-type="float">
            <text:p>375</text:p>
          </table:table-cell>
          <table:table-cell table:formula="of:=[.M16]/[.$C$38]" office:value-type="float" office:value="750" calcext:value-type="float">
            <text:p>750</text:p>
          </table:table-cell>
          <table:table-cell table:formula="of:=[.N16]/[.$C$38]" office:value-type="float" office:value="1125" calcext:value-type="float">
            <text:p>1125</text:p>
          </table:table-cell>
          <table:table-cell table:formula="of:=[.O16]/[.$C$38]" office:value-type="float" office:value="1500" calcext:value-type="float">
            <text:p>1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148.148148148148" calcext:value-type="float">
            <text:p>148</text:p>
          </table:table-cell>
          <table:table-cell table:formula="of:=[.D17]/[.$C$38]" office:value-type="float" office:value="185.185185185185" calcext:value-type="float">
            <text:p>185</text:p>
          </table:table-cell>
          <table:table-cell table:formula="of:=[.E17]/[.$C$38]" office:value-type="float" office:value="37.037037037037" calcext:value-type="float">
            <text:p>37</text:p>
          </table:table-cell>
          <table:table-cell table:formula="of:=[.F17]/[.$C$38]" office:value-type="float" office:value="296.296296296296" calcext:value-type="float">
            <text:p>296</text:p>
          </table:table-cell>
          <table:table-cell table:formula="of:=[.G17]/[.$C$38]" office:value-type="float" office:value="18.5185185185185" calcext:value-type="float">
            <text:p>19</text:p>
          </table:table-cell>
          <table:table-cell table:formula="of:=[.H17]/[.$C$38]" office:value-type="float" office:value="314.814814814815" calcext:value-type="float">
            <text:p>315</text:p>
          </table:table-cell>
          <table:table-cell/>
          <table:table-cell table:style-name="ce17" table:formula="of:=[.J17]/[.$C$38]" office:value-type="float" office:value="3.7037037037037" calcext:value-type="float">
            <text:p>4</text:p>
          </table:table-cell>
          <table:table-cell table:formula="of:=[.K17]/[.$C$38]" office:value-type="float" office:value="166.666666666667" calcext:value-type="float">
            <text:p>167</text:p>
          </table:table-cell>
          <table:table-cell table:formula="of:=[.L17]/[.$C$38]" office:value-type="float" office:value="333.333333333333" calcext:value-type="float">
            <text:p>333</text:p>
          </table:table-cell>
          <table:table-cell table:formula="of:=[.M17]/[.$C$38]" office:value-type="float" office:value="666.666666666667" calcext:value-type="float">
            <text:p>667</text:p>
          </table:table-cell>
          <table:table-cell table:formula="of:=[.N17]/[.$C$38]" office:value-type="float" office:value="1000" calcext:value-type="float">
            <text:p>1000</text:p>
          </table:table-cell>
          <table:table-cell table:formula="of:=[.O17]/[.$C$38]" office:value-type="float" office:value="1333.33333333333" calcext:value-type="float">
            <text:p>133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133.333333333333" calcext:value-type="float">
            <text:p>133</text:p>
          </table:table-cell>
          <table:table-cell table:formula="of:=[.D18]/[.$C$38]" office:value-type="float" office:value="166.666666666667" calcext:value-type="float">
            <text:p>167</text:p>
          </table:table-cell>
          <table:table-cell table:formula="of:=[.E18]/[.$C$38]" office:value-type="float" office:value="33.3333333333333" calcext:value-type="float">
            <text:p>33</text:p>
          </table:table-cell>
          <table:table-cell table:formula="of:=[.F18]/[.$C$38]" office:value-type="float" office:value="266.666666666667" calcext:value-type="float">
            <text:p>267</text:p>
          </table:table-cell>
          <table:table-cell table:formula="of:=[.G18]/[.$C$38]" office:value-type="float" office:value="16.6666666666667" calcext:value-type="float">
            <text:p>17</text:p>
          </table:table-cell>
          <table:table-cell table:formula="of:=[.H18]/[.$C$38]" office:value-type="float" office:value="283.333333333333" calcext:value-type="float">
            <text:p>283</text:p>
          </table:table-cell>
          <table:table-cell/>
          <table:table-cell table:style-name="ce17" table:formula="of:=[.J18]/[.$C$38]" office:value-type="float" office:value="3.33333333333333" calcext:value-type="float">
            <text:p>3</text:p>
          </table:table-cell>
          <table:table-cell table:formula="of:=[.K18]/[.$C$38]" office:value-type="float" office:value="150" calcext:value-type="float">
            <text:p>150</text:p>
          </table:table-cell>
          <table:table-cell table:formula="of:=[.L18]/[.$C$38]" office:value-type="float" office:value="300" calcext:value-type="float">
            <text:p>300</text:p>
          </table:table-cell>
          <table:table-cell table:formula="of:=[.M18]/[.$C$38]" office:value-type="float" office:value="600" calcext:value-type="float">
            <text:p>600</text:p>
          </table:table-cell>
          <table:table-cell table:formula="of:=[.N18]/[.$C$38]" office:value-type="float" office:value="900" calcext:value-type="float">
            <text:p>900</text:p>
          </table:table-cell>
          <table:table-cell table:formula="of:=[.O18]/[.$C$38]" office:value-type="float" office:value="1200" calcext:value-type="float">
            <text:p>12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121.212121212121" calcext:value-type="float">
            <text:p>121</text:p>
          </table:table-cell>
          <table:table-cell table:formula="of:=[.D19]/[.$C$38]" office:value-type="float" office:value="151.515151515152" calcext:value-type="float">
            <text:p>152</text:p>
          </table:table-cell>
          <table:table-cell table:formula="of:=[.E19]/[.$C$38]" office:value-type="float" office:value="30.3030303030303" calcext:value-type="float">
            <text:p>30</text:p>
          </table:table-cell>
          <table:table-cell table:formula="of:=[.F19]/[.$C$38]" office:value-type="float" office:value="242.424242424242" calcext:value-type="float">
            <text:p>242</text:p>
          </table:table-cell>
          <table:table-cell table:formula="of:=[.G19]/[.$C$38]" office:value-type="float" office:value="15.1515151515152" calcext:value-type="float">
            <text:p>15</text:p>
          </table:table-cell>
          <table:table-cell table:formula="of:=[.H19]/[.$C$38]" office:value-type="float" office:value="257.575757575758" calcext:value-type="float">
            <text:p>258</text:p>
          </table:table-cell>
          <table:table-cell/>
          <table:table-cell table:style-name="ce17" table:formula="of:=[.J19]/[.$C$38]" office:value-type="float" office:value="3.03030303030303" calcext:value-type="float">
            <text:p>3</text:p>
          </table:table-cell>
          <table:table-cell table:formula="of:=[.K19]/[.$C$38]" office:value-type="float" office:value="136.363636363636" calcext:value-type="float">
            <text:p>136</text:p>
          </table:table-cell>
          <table:table-cell table:formula="of:=[.L19]/[.$C$38]" office:value-type="float" office:value="272.727272727273" calcext:value-type="float">
            <text:p>273</text:p>
          </table:table-cell>
          <table:table-cell table:formula="of:=[.M19]/[.$C$38]" office:value-type="float" office:value="545.454545454546" calcext:value-type="float">
            <text:p>545</text:p>
          </table:table-cell>
          <table:table-cell table:formula="of:=[.N19]/[.$C$38]" office:value-type="float" office:value="818.181818181818" calcext:value-type="float">
            <text:p>818</text:p>
          </table:table-cell>
          <table:table-cell table:formula="of:=[.O19]/[.$C$38]" office:value-type="float" office:value="1090.90909090909" calcext:value-type="float">
            <text:p>109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111.111111111111" calcext:value-type="float">
            <text:p>111</text:p>
          </table:table-cell>
          <table:table-cell table:formula="of:=[.D20]/[.$C$38]" office:value-type="float" office:value="138.888888888889" calcext:value-type="float">
            <text:p>139</text:p>
          </table:table-cell>
          <table:table-cell table:formula="of:=[.E20]/[.$C$38]" office:value-type="float" office:value="27.7777777777778" calcext:value-type="float">
            <text:p>28</text:p>
          </table:table-cell>
          <table:table-cell table:formula="of:=[.F20]/[.$C$38]" office:value-type="float" office:value="222.222222222222" calcext:value-type="float">
            <text:p>222</text:p>
          </table:table-cell>
          <table:table-cell table:formula="of:=[.G20]/[.$C$38]" office:value-type="float" office:value="13.8888888888889" calcext:value-type="float">
            <text:p>14</text:p>
          </table:table-cell>
          <table:table-cell table:formula="of:=[.H20]/[.$C$38]" office:value-type="float" office:value="236.111111111111" calcext:value-type="float">
            <text:p>236</text:p>
          </table:table-cell>
          <table:table-cell/>
          <table:table-cell table:style-name="ce17" table:formula="of:=[.J20]/[.$C$38]" office:value-type="float" office:value="2.77777777777778" calcext:value-type="float">
            <text:p>3</text:p>
          </table:table-cell>
          <table:table-cell table:formula="of:=[.K20]/[.$C$38]" office:value-type="float" office:value="125" calcext:value-type="float">
            <text:p>125</text:p>
          </table:table-cell>
          <table:table-cell table:formula="of:=[.L20]/[.$C$38]" office:value-type="float" office:value="250" calcext:value-type="float">
            <text:p>250</text:p>
          </table:table-cell>
          <table:table-cell table:formula="of:=[.M20]/[.$C$38]" office:value-type="float" office:value="500" calcext:value-type="float">
            <text:p>500</text:p>
          </table:table-cell>
          <table:table-cell table:formula="of:=[.N20]/[.$C$38]" office:value-type="float" office:value="750" calcext:value-type="float">
            <text:p>750</text:p>
          </table:table-cell>
          <table:table-cell table:formula="of:=[.O20]/[.$C$38]" office:value-type="float" office:value="1000" calcext:value-type="float">
            <text:p>1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102.564102564103" calcext:value-type="float">
            <text:p>103</text:p>
          </table:table-cell>
          <table:table-cell table:formula="of:=[.D21]/[.$C$38]" office:value-type="float" office:value="128.205128205128" calcext:value-type="float">
            <text:p>128</text:p>
          </table:table-cell>
          <table:table-cell table:formula="of:=[.E21]/[.$C$38]" office:value-type="float" office:value="25.6410256410256" calcext:value-type="float">
            <text:p>26</text:p>
          </table:table-cell>
          <table:table-cell table:formula="of:=[.F21]/[.$C$38]" office:value-type="float" office:value="205.128205128205" calcext:value-type="float">
            <text:p>205</text:p>
          </table:table-cell>
          <table:table-cell table:formula="of:=[.G21]/[.$C$38]" office:value-type="float" office:value="12.8205128205128" calcext:value-type="float">
            <text:p>13</text:p>
          </table:table-cell>
          <table:table-cell table:formula="of:=[.H21]/[.$C$38]" office:value-type="float" office:value="217.948717948718" calcext:value-type="float">
            <text:p>218</text:p>
          </table:table-cell>
          <table:table-cell/>
          <table:table-cell table:style-name="ce17" table:formula="of:=[.J21]/[.$C$38]" office:value-type="float" office:value="2.56410256410256" calcext:value-type="float">
            <text:p>3</text:p>
          </table:table-cell>
          <table:table-cell table:formula="of:=[.K21]/[.$C$38]" office:value-type="float" office:value="115.384615384615" calcext:value-type="float">
            <text:p>115</text:p>
          </table:table-cell>
          <table:table-cell table:formula="of:=[.L21]/[.$C$38]" office:value-type="float" office:value="230.769230769231" calcext:value-type="float">
            <text:p>231</text:p>
          </table:table-cell>
          <table:table-cell table:formula="of:=[.M21]/[.$C$38]" office:value-type="float" office:value="461.538461538462" calcext:value-type="float">
            <text:p>462</text:p>
          </table:table-cell>
          <table:table-cell table:formula="of:=[.N21]/[.$C$38]" office:value-type="float" office:value="692.307692307692" calcext:value-type="float">
            <text:p>692</text:p>
          </table:table-cell>
          <table:table-cell table:formula="of:=[.O21]/[.$C$38]" office:value-type="float" office:value="923.076923076923" calcext:value-type="float">
            <text:p>92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95.2380952380952" calcext:value-type="float">
            <text:p>95</text:p>
          </table:table-cell>
          <table:table-cell table:formula="of:=[.D22]/[.$C$38]" office:value-type="float" office:value="119.047619047619" calcext:value-type="float">
            <text:p>119</text:p>
          </table:table-cell>
          <table:table-cell table:formula="of:=[.E22]/[.$C$38]" office:value-type="float" office:value="23.8095238095238" calcext:value-type="float">
            <text:p>24</text:p>
          </table:table-cell>
          <table:table-cell table:formula="of:=[.F22]/[.$C$38]" office:value-type="float" office:value="190.47619047619" calcext:value-type="float">
            <text:p>190</text:p>
          </table:table-cell>
          <table:table-cell table:formula="of:=[.G22]/[.$C$38]" office:value-type="float" office:value="11.9047619047619" calcext:value-type="float">
            <text:p>12</text:p>
          </table:table-cell>
          <table:table-cell table:formula="of:=[.H22]/[.$C$38]" office:value-type="float" office:value="202.380952380952" calcext:value-type="float">
            <text:p>202</text:p>
          </table:table-cell>
          <table:table-cell/>
          <table:table-cell table:style-name="ce17" table:formula="of:=[.J22]/[.$C$38]" office:value-type="float" office:value="2.38095238095238" calcext:value-type="float">
            <text:p>2</text:p>
          </table:table-cell>
          <table:table-cell table:formula="of:=[.K22]/[.$C$38]" office:value-type="float" office:value="107.142857142857" calcext:value-type="float">
            <text:p>107</text:p>
          </table:table-cell>
          <table:table-cell table:formula="of:=[.L22]/[.$C$38]" office:value-type="float" office:value="214.285714285714" calcext:value-type="float">
            <text:p>214</text:p>
          </table:table-cell>
          <table:table-cell table:formula="of:=[.M22]/[.$C$38]" office:value-type="float" office:value="428.571428571429" calcext:value-type="float">
            <text:p>429</text:p>
          </table:table-cell>
          <table:table-cell table:formula="of:=[.N22]/[.$C$38]" office:value-type="float" office:value="642.857142857143" calcext:value-type="float">
            <text:p>643</text:p>
          </table:table-cell>
          <table:table-cell table:formula="of:=[.O22]/[.$C$38]" office:value-type="float" office:value="857.142857142857" calcext:value-type="float">
            <text:p>85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88.8888888888889" calcext:value-type="float">
            <text:p>89</text:p>
          </table:table-cell>
          <table:table-cell table:formula="of:=[.D23]/[.$C$38]" office:value-type="float" office:value="111.111111111111" calcext:value-type="float">
            <text:p>111</text:p>
          </table:table-cell>
          <table:table-cell table:formula="of:=[.E23]/[.$C$38]" office:value-type="float" office:value="22.2222222222222" calcext:value-type="float">
            <text:p>22</text:p>
          </table:table-cell>
          <table:table-cell table:formula="of:=[.F23]/[.$C$38]" office:value-type="float" office:value="177.777777777778" calcext:value-type="float">
            <text:p>178</text:p>
          </table:table-cell>
          <table:table-cell table:formula="of:=[.G23]/[.$C$38]" office:value-type="float" office:value="11.1111111111111" calcext:value-type="float">
            <text:p>11</text:p>
          </table:table-cell>
          <table:table-cell table:formula="of:=[.H23]/[.$C$38]" office:value-type="float" office:value="188.888888888889" calcext:value-type="float">
            <text:p>189</text:p>
          </table:table-cell>
          <table:table-cell/>
          <table:table-cell table:style-name="ce17" table:formula="of:=[.J23]/[.$C$38]" office:value-type="float" office:value="2.22222222222222" calcext:value-type="float">
            <text:p>2</text:p>
          </table:table-cell>
          <table:table-cell table:formula="of:=[.K23]/[.$C$38]" office:value-type="float" office:value="100" calcext:value-type="float">
            <text:p>100</text:p>
          </table:table-cell>
          <table:table-cell table:formula="of:=[.L23]/[.$C$38]" office:value-type="float" office:value="200" calcext:value-type="float">
            <text:p>200</text:p>
          </table:table-cell>
          <table:table-cell table:formula="of:=[.M23]/[.$C$38]" office:value-type="float" office:value="400" calcext:value-type="float">
            <text:p>400</text:p>
          </table:table-cell>
          <table:table-cell table:formula="of:=[.N23]/[.$C$38]" office:value-type="float" office:value="600" calcext:value-type="float">
            <text:p>600</text:p>
          </table:table-cell>
          <table:table-cell table:formula="of:=[.O23]/[.$C$38]" office:value-type="float" office:value="800" calcext:value-type="float">
            <text:p>8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83.3333333333333" calcext:value-type="float">
            <text:p>83</text:p>
          </table:table-cell>
          <table:table-cell table:formula="of:=[.D24]/[.$C$38]" office:value-type="float" office:value="104.166666666667" calcext:value-type="float">
            <text:p>104</text:p>
          </table:table-cell>
          <table:table-cell table:formula="of:=[.E24]/[.$C$38]" office:value-type="float" office:value="20.8333333333333" calcext:value-type="float">
            <text:p>21</text:p>
          </table:table-cell>
          <table:table-cell table:formula="of:=[.F24]/[.$C$38]" office:value-type="float" office:value="166.666666666667" calcext:value-type="float">
            <text:p>167</text:p>
          </table:table-cell>
          <table:table-cell table:formula="of:=[.G24]/[.$C$38]" office:value-type="float" office:value="10.4166666666667" calcext:value-type="float">
            <text:p>10</text:p>
          </table:table-cell>
          <table:table-cell table:formula="of:=[.H24]/[.$C$38]" office:value-type="float" office:value="177.083333333333" calcext:value-type="float">
            <text:p>177</text:p>
          </table:table-cell>
          <table:table-cell/>
          <table:table-cell table:style-name="ce17" table:formula="of:=[.J24]/[.$C$38]" office:value-type="float" office:value="2.08333333333333" calcext:value-type="float">
            <text:p>2</text:p>
          </table:table-cell>
          <table:table-cell table:formula="of:=[.K24]/[.$C$38]" office:value-type="float" office:value="93.75" calcext:value-type="float">
            <text:p>94</text:p>
          </table:table-cell>
          <table:table-cell table:formula="of:=[.L24]/[.$C$38]" office:value-type="float" office:value="187.5" calcext:value-type="float">
            <text:p>188</text:p>
          </table:table-cell>
          <table:table-cell table:formula="of:=[.M24]/[.$C$38]" office:value-type="float" office:value="375" calcext:value-type="float">
            <text:p>375</text:p>
          </table:table-cell>
          <table:table-cell table:formula="of:=[.N24]/[.$C$38]" office:value-type="float" office:value="562.5" calcext:value-type="float">
            <text:p>563</text:p>
          </table:table-cell>
          <table:table-cell table:formula="of:=[.O24]/[.$C$38]" office:value-type="float" office:value="750" calcext:value-type="float">
            <text:p>75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78.4313725490196" calcext:value-type="float">
            <text:p>78</text:p>
          </table:table-cell>
          <table:table-cell table:formula="of:=[.D25]/[.$C$38]" office:value-type="float" office:value="98.0392156862745" calcext:value-type="float">
            <text:p>98</text:p>
          </table:table-cell>
          <table:table-cell table:formula="of:=[.E25]/[.$C$38]" office:value-type="float" office:value="19.6078431372549" calcext:value-type="float">
            <text:p>20</text:p>
          </table:table-cell>
          <table:table-cell table:formula="of:=[.F25]/[.$C$38]" office:value-type="float" office:value="156.862745098039" calcext:value-type="float">
            <text:p>157</text:p>
          </table:table-cell>
          <table:table-cell table:formula="of:=[.G25]/[.$C$38]" office:value-type="float" office:value="9.80392156862745" calcext:value-type="float">
            <text:p>10</text:p>
          </table:table-cell>
          <table:table-cell table:formula="of:=[.H25]/[.$C$38]" office:value-type="float" office:value="166.666666666667" calcext:value-type="float">
            <text:p>167</text:p>
          </table:table-cell>
          <table:table-cell/>
          <table:table-cell table:style-name="ce17" table:formula="of:=[.J25]/[.$C$38]" office:value-type="float" office:value="1.96078431372549" calcext:value-type="float">
            <text:p>2</text:p>
          </table:table-cell>
          <table:table-cell table:formula="of:=[.K25]/[.$C$38]" office:value-type="float" office:value="88.2352941176471" calcext:value-type="float">
            <text:p>88</text:p>
          </table:table-cell>
          <table:table-cell table:formula="of:=[.L25]/[.$C$38]" office:value-type="float" office:value="176.470588235294" calcext:value-type="float">
            <text:p>176</text:p>
          </table:table-cell>
          <table:table-cell table:formula="of:=[.M25]/[.$C$38]" office:value-type="float" office:value="352.941176470588" calcext:value-type="float">
            <text:p>353</text:p>
          </table:table-cell>
          <table:table-cell table:formula="of:=[.N25]/[.$C$38]" office:value-type="float" office:value="529.411764705882" calcext:value-type="float">
            <text:p>529</text:p>
          </table:table-cell>
          <table:table-cell table:formula="of:=[.O25]/[.$C$38]" office:value-type="float" office:value="705.882352941176" calcext:value-type="float">
            <text:p>706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74.0740740740741" calcext:value-type="float">
            <text:p>74</text:p>
          </table:table-cell>
          <table:table-cell table:formula="of:=[.D26]/[.$C$38]" office:value-type="float" office:value="92.5925925925926" calcext:value-type="float">
            <text:p>93</text:p>
          </table:table-cell>
          <table:table-cell table:formula="of:=[.E26]/[.$C$38]" office:value-type="float" office:value="18.5185185185185" calcext:value-type="float">
            <text:p>19</text:p>
          </table:table-cell>
          <table:table-cell table:formula="of:=[.F26]/[.$C$38]" office:value-type="float" office:value="148.148148148148" calcext:value-type="float">
            <text:p>148</text:p>
          </table:table-cell>
          <table:table-cell table:formula="of:=[.G26]/[.$C$38]" office:value-type="float" office:value="9.25925925925926" calcext:value-type="float">
            <text:p>9</text:p>
          </table:table-cell>
          <table:table-cell table:formula="of:=[.H26]/[.$C$38]" office:value-type="float" office:value="157.407407407407" calcext:value-type="float">
            <text:p>157</text:p>
          </table:table-cell>
          <table:table-cell/>
          <table:table-cell table:style-name="ce17" table:formula="of:=[.J26]/[.$C$38]" office:value-type="float" office:value="1.85185185185185" calcext:value-type="float">
            <text:p>2</text:p>
          </table:table-cell>
          <table:table-cell table:formula="of:=[.K26]/[.$C$38]" office:value-type="float" office:value="83.3333333333333" calcext:value-type="float">
            <text:p>83</text:p>
          </table:table-cell>
          <table:table-cell table:formula="of:=[.L26]/[.$C$38]" office:value-type="float" office:value="166.666666666667" calcext:value-type="float">
            <text:p>167</text:p>
          </table:table-cell>
          <table:table-cell table:formula="of:=[.M26]/[.$C$38]" office:value-type="float" office:value="333.333333333333" calcext:value-type="float">
            <text:p>333</text:p>
          </table:table-cell>
          <table:table-cell table:formula="of:=[.N26]/[.$C$38]" office:value-type="float" office:value="500" calcext:value-type="float">
            <text:p>500</text:p>
          </table:table-cell>
          <table:table-cell table:formula="of:=[.O26]/[.$C$38]" office:value-type="float" office:value="666.666666666667" calcext:value-type="float">
            <text:p>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70.1754385964912" calcext:value-type="float">
            <text:p>70</text:p>
          </table:table-cell>
          <table:table-cell table:formula="of:=[.D27]/[.$C$38]" office:value-type="float" office:value="87.719298245614" calcext:value-type="float">
            <text:p>88</text:p>
          </table:table-cell>
          <table:table-cell table:formula="of:=[.E27]/[.$C$38]" office:value-type="float" office:value="17.5438596491228" calcext:value-type="float">
            <text:p>18</text:p>
          </table:table-cell>
          <table:table-cell table:formula="of:=[.F27]/[.$C$38]" office:value-type="float" office:value="140.350877192982" calcext:value-type="float">
            <text:p>140</text:p>
          </table:table-cell>
          <table:table-cell table:formula="of:=[.G27]/[.$C$38]" office:value-type="float" office:value="8.7719298245614" calcext:value-type="float">
            <text:p>9</text:p>
          </table:table-cell>
          <table:table-cell table:formula="of:=[.H27]/[.$C$38]" office:value-type="float" office:value="149.122807017544" calcext:value-type="float">
            <text:p>149</text:p>
          </table:table-cell>
          <table:table-cell/>
          <table:table-cell table:style-name="ce17" table:formula="of:=[.J27]/[.$C$38]" office:value-type="float" office:value="1.75438596491228" calcext:value-type="float">
            <text:p>2</text:p>
          </table:table-cell>
          <table:table-cell table:formula="of:=[.K27]/[.$C$38]" office:value-type="float" office:value="78.9473684210526" calcext:value-type="float">
            <text:p>79</text:p>
          </table:table-cell>
          <table:table-cell table:formula="of:=[.L27]/[.$C$38]" office:value-type="float" office:value="157.894736842105" calcext:value-type="float">
            <text:p>158</text:p>
          </table:table-cell>
          <table:table-cell table:formula="of:=[.M27]/[.$C$38]" office:value-type="float" office:value="315.789473684211" calcext:value-type="float">
            <text:p>316</text:p>
          </table:table-cell>
          <table:table-cell table:formula="of:=[.N27]/[.$C$38]" office:value-type="float" office:value="473.684210526316" calcext:value-type="float">
            <text:p>474</text:p>
          </table:table-cell>
          <table:table-cell table:formula="of:=[.O27]/[.$C$38]" office:value-type="float" office:value="631.578947368421" calcext:value-type="float">
            <text:p>632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66.6666666666667" calcext:value-type="float">
            <text:p>67</text:p>
          </table:table-cell>
          <table:table-cell table:formula="of:=[.D28]/[.$C$38]" office:value-type="float" office:value="83.3333333333333" calcext:value-type="float">
            <text:p>83</text:p>
          </table:table-cell>
          <table:table-cell table:formula="of:=[.E28]/[.$C$38]" office:value-type="float" office:value="16.6666666666667" calcext:value-type="float">
            <text:p>17</text:p>
          </table:table-cell>
          <table:table-cell table:formula="of:=[.F28]/[.$C$38]" office:value-type="float" office:value="133.333333333333" calcext:value-type="float">
            <text:p>133</text:p>
          </table:table-cell>
          <table:table-cell table:formula="of:=[.G28]/[.$C$38]" office:value-type="float" office:value="8.33333333333333" calcext:value-type="float">
            <text:p>8</text:p>
          </table:table-cell>
          <table:table-cell table:formula="of:=[.H28]/[.$C$38]" office:value-type="float" office:value="141.666666666667" calcext:value-type="float">
            <text:p>142</text:p>
          </table:table-cell>
          <table:table-cell/>
          <table:table-cell table:style-name="ce17" table:formula="of:=[.J28]/[.$C$38]" office:value-type="float" office:value="1.66666666666667" calcext:value-type="float">
            <text:p>2</text:p>
          </table:table-cell>
          <table:table-cell table:formula="of:=[.K28]/[.$C$38]" office:value-type="float" office:value="75" calcext:value-type="float">
            <text:p>75</text:p>
          </table:table-cell>
          <table:table-cell table:formula="of:=[.L28]/[.$C$38]" office:value-type="float" office:value="150" calcext:value-type="float">
            <text:p>150</text:p>
          </table:table-cell>
          <table:table-cell table:formula="of:=[.M28]/[.$C$38]" office:value-type="float" office:value="300" calcext:value-type="float">
            <text:p>300</text:p>
          </table:table-cell>
          <table:table-cell table:formula="of:=[.N28]/[.$C$38]" office:value-type="float" office:value="450" calcext:value-type="float">
            <text:p>450</text:p>
          </table:table-cell>
          <table:table-cell table:formula="of:=[.O28]/[.$C$38]" office:value-type="float" office:value="600" calcext:value-type="float">
            <text:p>6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2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1" office:value-type="string" calcext:value-type="string">
            <text:p>f in Hz</text:p>
          </table:table-cell>
          <table:table-cell table:style-name="ce204" office:value-type="float" office:value="16000000" calcext:value-type="float">
            <text:p>16000000</text:p>
          </table:table-cell>
          <table:table-cell/>
          <table:table-cell table:style-name="ce205"/>
          <table:table-cell table:style-name="ce200"/>
          <table:table-cell/>
          <table:table-cell table:style-name="ce206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/>
          <table:table-cell table:style-name="ce207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5]/[.$D$3]" office:value-type="float" office:value="0.0000000625" calcext:value-type="float">
            <text:p>0,00000006</text:p>
          </table:table-cell>
          <table:table-cell table:style-name="ce203" table:formula="of:=[.D5]/[.$D$3]" office:value-type="float" office:value="0.0000005" calcext:value-type="float">
            <text:p>0,00000050</text:p>
          </table:table-cell>
          <table:table-cell table:style-name="ce203" table:formula="of:=[.E5]/[.$D$3]" office:value-type="float" office:value="0.000004" calcext:value-type="float">
            <text:p>0,00000400</text:p>
          </table:table-cell>
          <table:table-cell table:style-name="ce203" table:formula="of:=[.F5]/[.$D$3]" office:value-type="float" office:value="0.000016" calcext:value-type="float">
            <text:p>0,00001600</text:p>
          </table:table-cell>
          <table:table-cell table:style-name="ce203" table:formula="of:=[.G5]/[.$D$3]" office:value-type="float" office:value="0.000064" calcext:value-type="float">
            <text:p>0,00006400</text:p>
          </table:table-cell>
          <table:table-cell table:style-name="ce203"/>
          <table:table-cell table:style-name="ce208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6]*((2^16) -1)" office:value-type="float" office:value="0.0040959375" calcext:value-type="float">
            <text:p>0,00409594</text:p>
          </table:table-cell>
          <table:table-cell table:style-name="ce203" table:formula="of:=[.D6]*((2^16) -1)" office:value-type="float" office:value="0.0327675" calcext:value-type="float">
            <text:p>0,03276750</text:p>
          </table:table-cell>
          <table:table-cell table:style-name="ce203" table:formula="of:=[.E6]*((2^16) -1)" office:value-type="float" office:value="0.26214" calcext:value-type="float">
            <text:p>0,26214000</text:p>
          </table:table-cell>
          <table:table-cell table:style-name="ce203" table:formula="of:=[.F6]*((2^16) -1)" office:value-type="float" office:value="1.04856" calcext:value-type="float">
            <text:p>1,04856000</text:p>
          </table:table-cell>
          <table:table-cell table:style-name="ce203" table:formula="of:=[.G6]*((2^16) -1)" office:value-type="float" office:value="4.19424" calcext:value-type="float">
            <text:p>4,19424000</text:p>
          </table:table-cell>
          <table:table-cell table:style-name="ce203"/>
          <table:table-cell table:style-name="ce208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6]" office:value-type="float" office:value="0.0031875" calcext:value-type="float">
            <text:p>0,0031875</text:p>
          </table:table-cell>
          <table:table-cell table:style-name="ce200" table:formula="of:=51000*[.D6]" office:value-type="float" office:value="0.0255" calcext:value-type="float">
            <text:p>0,0255</text:p>
          </table:table-cell>
          <table:table-cell table:style-name="ce200" table:formula="of:=51000*[.E6]" office:value-type="float" office:value="0.204" calcext:value-type="float">
            <text:p>0,204</text:p>
          </table:table-cell>
          <table:table-cell table:style-name="ce200" table:formula="of:=51000*[.F6]" office:value-type="float" office:value="0.816" calcext:value-type="float">
            <text:p>0,816</text:p>
          </table:table-cell>
          <table:table-cell table:style-name="ce200" table:formula="of:=51000*[.G6]" office:value-type="float" office:value="3.264" calcext:value-type="float">
            <text:p>3,264</text:p>
          </table:table-cell>
          <table:table-cell table:style-name="ce200"/>
          <table:table-cell table:style-name="ce208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6]" office:value-type="float" office:value="0.001875" calcext:value-type="float">
            <text:p>0,001875</text:p>
          </table:table-cell>
          <table:table-cell table:style-name="ce200" table:formula="of:=30000*[.D6]" office:value-type="float" office:value="0.015" calcext:value-type="float">
            <text:p>0,015</text:p>
          </table:table-cell>
          <table:table-cell table:style-name="ce200" table:formula="of:=30000*[.E6]" office:value-type="float" office:value="0.12" calcext:value-type="float">
            <text:p>0,12</text:p>
          </table:table-cell>
          <table:table-cell table:style-name="ce200" table:formula="of:=30000*[.F6]" office:value-type="float" office:value="0.48" calcext:value-type="float">
            <text:p>0,48</text:p>
          </table:table-cell>
          <table:table-cell table:style-name="ce200" table:formula="of:=30000*[.G6]" office:value-type="float" office:value="1.92" calcext:value-type="float">
            <text:p>1,92</text:p>
          </table:table-cell>
          <table:table-cell table:style-name="ce200"/>
          <table:table-cell table:style-name="ce208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12]/[.$D$3]" office:value-type="float" office:value="0.0000000625" calcext:value-type="float">
            <text:p>0,00000006</text:p>
          </table:table-cell>
          <table:table-cell table:style-name="ce203" table:formula="of:=[.D12]/[.$D$3]" office:value-type="float" office:value="0.0000005" calcext:value-type="float">
            <text:p>0,00000050</text:p>
          </table:table-cell>
          <table:table-cell table:style-name="ce203" table:formula="of:=[.E12]/[.$D$3]" office:value-type="float" office:value="0.000004" calcext:value-type="float">
            <text:p>0,00000400</text:p>
          </table:table-cell>
          <table:table-cell table:style-name="ce203" table:formula="of:=[.F12]/[.$D$3]" office:value-type="float" office:value="0.000016" calcext:value-type="float">
            <text:p>0,00001600</text:p>
          </table:table-cell>
          <table:table-cell table:style-name="ce203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13]*((2^8) -1)" office:value-type="float" office:value="0.0000159375" calcext:value-type="float">
            <text:p>0,00001594</text:p>
          </table:table-cell>
          <table:table-cell table:style-name="ce203" table:formula="of:=[.D13]*((2^8) -1)" office:value-type="float" office:value="0.0001275" calcext:value-type="float">
            <text:p>0,00012750</text:p>
          </table:table-cell>
          <table:table-cell table:style-name="ce203" table:formula="of:=[.E13]*((2^8) -1)" office:value-type="float" office:value="0.00102" calcext:value-type="float">
            <text:p>0,00102000</text:p>
          </table:table-cell>
          <table:table-cell table:style-name="ce203" table:formula="of:=[.F13]*((2^8) -1)" office:value-type="float" office:value="0.00408" calcext:value-type="float">
            <text:p>0,00408000</text:p>
          </table:table-cell>
          <table:table-cell table:style-name="ce203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13]" office:value-type="float" office:value="0.0031875" calcext:value-type="float">
            <text:p>0,0031875</text:p>
          </table:table-cell>
          <table:table-cell table:style-name="ce200" table:formula="of:=51000*[.D13]" office:value-type="float" office:value="0.0255" calcext:value-type="float">
            <text:p>0,0255</text:p>
          </table:table-cell>
          <table:table-cell table:style-name="ce200" table:formula="of:=51000*[.E13]" office:value-type="float" office:value="0.204" calcext:value-type="float">
            <text:p>0,204</text:p>
          </table:table-cell>
          <table:table-cell table:style-name="ce200" table:formula="of:=51000*[.F13]" office:value-type="float" office:value="0.816" calcext:value-type="float">
            <text:p>0,816</text:p>
          </table:table-cell>
          <table:table-cell table:style-name="ce200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13]" office:value-type="float" office:value="0.001875" calcext:value-type="float">
            <text:p>0,001875</text:p>
          </table:table-cell>
          <table:table-cell table:style-name="ce200" table:formula="of:=30000*[.D13]" office:value-type="float" office:value="0.015" calcext:value-type="float">
            <text:p>0,015</text:p>
          </table:table-cell>
          <table:table-cell table:style-name="ce200" table:formula="of:=30000*[.E13]" office:value-type="float" office:value="0.12" calcext:value-type="float">
            <text:p>0,12</text:p>
          </table:table-cell>
          <table:table-cell table:style-name="ce200" table:formula="of:=30000*[.F13]" office:value-type="float" office:value="0.48" calcext:value-type="float">
            <text:p>0,48</text:p>
          </table:table-cell>
          <table:table-cell table:style-name="ce200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199"/>
        <table:table-column table:style-name="co6" table:number-columns-repeated="2" table:default-cell-style-name="ce212"/>
        <table:table-column table:style-name="co6" table:number-columns-repeated="2" table:default-cell-style-name="ce220"/>
        <table:table-column table:style-name="co6" table:default-cell-style-name="ce221"/>
        <table:table-column table:style-name="co6" table:default-cell-style-name="ce19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20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5]" office:value-type="float" office:value="57" calcext:value-type="float">
            <text:p>57</text:p>
          </table:table-cell>
          <table:table-cell table:style-name="ce210" table:formula="of:=[.$G$2]-[.D5]" office:value-type="float" office:value="48" calcext:value-type="float">
            <text:p>48</text:p>
          </table:table-cell>
          <table:table-cell table:style-name="ce210" table:formula="of:=[.$G$2]-[.E5]" office:value-type="float" office:value="36" calcext:value-type="float">
            <text:p>36</text:p>
          </table:table-cell>
          <table:table-cell table:style-name="ce210" table:formula="of:=[.$G$2]-[.F5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1" table:formula="of:=[.$C$6]/[.$H7]" office:value-type="float" office:value="0.0271428571428571" calcext:value-type="float">
            <text:p>0,027143</text:p>
          </table:table-cell>
          <table:table-cell table:style-name="ce211" table:formula="of:=[.$D$6]/[.$H7]" office:value-type="float" office:value="0.0228571428571429" calcext:value-type="float">
            <text:p>0,022857</text:p>
          </table:table-cell>
          <table:table-cell table:style-name="ce211" table:formula="of:=[.$E$6]/[.$H7]" office:value-type="float" office:value="0.0171428571428571" calcext:value-type="float">
            <text:p>0,017143</text:p>
          </table:table-cell>
          <table:table-cell table:style-name="ce211" table:formula="of:=[.$F$6]/[.$H7]" office:value-type="float" office:value="0.0104761904761905" calcext:value-type="float">
            <text:p>0,010476</text:p>
          </table:table-cell>
          <table:table-cell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1" table:formula="of:=[.$C$6]/[.$H8]" office:value-type="float" office:value="0.0135714285714286" calcext:value-type="float">
            <text:p>0,013571</text:p>
          </table:table-cell>
          <table:table-cell table:style-name="ce211" table:formula="of:=[.$D$6]/[.$H8]" office:value-type="float" office:value="0.0114285714285714" calcext:value-type="float">
            <text:p>0,011429</text:p>
          </table:table-cell>
          <table:table-cell table:style-name="ce211" table:formula="of:=[.$E$6]/[.$H8]" office:value-type="float" office:value="0.00857142857142857" calcext:value-type="float">
            <text:p>0,008571</text:p>
          </table:table-cell>
          <table:table-cell table:style-name="ce211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1" table:formula="of:=[.$C$6]/[.$H9]" office:value-type="float" office:value="0.0095" calcext:value-type="float">
            <text:p>0,009500</text:p>
          </table:table-cell>
          <table:table-cell table:style-name="ce211" table:formula="of:=[.$D$6]/[.$H9]" office:value-type="float" office:value="0.008" calcext:value-type="float">
            <text:p>0,008000</text:p>
          </table:table-cell>
          <table:table-cell table:style-name="ce211" table:formula="of:=[.$E$6]/[.$H9]" office:value-type="float" office:value="0.006" calcext:value-type="float">
            <text:p>0,006000</text:p>
          </table:table-cell>
          <table:table-cell table:style-name="ce211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1" table:formula="of:=[.$C$6]/[.$H10]" office:value-type="float" office:value="0.00703703703703704" calcext:value-type="float">
            <text:p>0,007037</text:p>
          </table:table-cell>
          <table:table-cell table:style-name="ce211" table:formula="of:=[.$D$6]/[.$H10]" office:value-type="float" office:value="0.00592592592592593" calcext:value-type="float">
            <text:p>0,005926</text:p>
          </table:table-cell>
          <table:table-cell table:style-name="ce211" table:formula="of:=[.$E$6]/[.$H10]" office:value-type="float" office:value="0.00444444444444444" calcext:value-type="float">
            <text:p>0,004444</text:p>
          </table:table-cell>
          <table:table-cell table:style-name="ce211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1" table:formula="of:=[.$C$6]/[.$H11]" office:value-type="float" office:value="0.00633333333333333" calcext:value-type="float">
            <text:p>0,006333</text:p>
          </table:table-cell>
          <table:table-cell table:style-name="ce211" table:formula="of:=[.$D$6]/[.$H11]" office:value-type="float" office:value="0.00533333333333333" calcext:value-type="float">
            <text:p>0,005333</text:p>
          </table:table-cell>
          <table:table-cell table:style-name="ce211" table:formula="of:=[.$E$6]/[.$H11]" office:value-type="float" office:value="0.004" calcext:value-type="float">
            <text:p>0,004000</text:p>
          </table:table-cell>
          <table:table-cell table:style-name="ce211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1" table:formula="of:=[.$C$6]/[.$H12]" office:value-type="float" office:value="0.00475" calcext:value-type="float">
            <text:p>0,004750</text:p>
          </table:table-cell>
          <table:table-cell table:style-name="ce211" table:formula="of:=[.$D$6]/[.$H12]" office:value-type="float" office:value="0.004" calcext:value-type="float">
            <text:p>0,004000</text:p>
          </table:table-cell>
          <table:table-cell table:style-name="ce211" table:formula="of:=[.$E$6]/[.$H12]" office:value-type="float" office:value="0.003" calcext:value-type="float">
            <text:p>0,003000</text:p>
          </table:table-cell>
          <table:table-cell table:style-name="ce211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1" table:formula="of:=[.$C$6]/[.$H13]" office:value-type="float" office:value="0.0038" calcext:value-type="float">
            <text:p>0,003800</text:p>
          </table:table-cell>
          <table:table-cell table:style-name="ce211" table:formula="of:=[.$D$6]/[.$H13]" office:value-type="float" office:value="0.0032" calcext:value-type="float">
            <text:p>0,003200</text:p>
          </table:table-cell>
          <table:table-cell table:style-name="ce211" table:formula="of:=[.$E$6]/[.$H13]" office:value-type="float" office:value="0.0024" calcext:value-type="float">
            <text:p>0,002400</text:p>
          </table:table-cell>
          <table:table-cell table:style-name="ce211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219" table:formula="of:=[.$E$6]/[.$H14]" office:value-type="float" office:value="0.002" calcext:value-type="float">
            <text:p>0,002000</text:p>
          </table:table-cell>
          <table:table-cell table:style-name="ce212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219" table:formula="of:=[.$E$6]/[.$H15]" office:value-type="float" office:value="0.00171428571428571" calcext:value-type="float">
            <text:p>0,001714</text:p>
          </table:table-cell>
          <table:table-cell table:style-name="ce212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219" table:formula="of:=[.$E$6]/[.$H16]" office:value-type="float" office:value="0.0015" calcext:value-type="float">
            <text:p>0,001500</text:p>
          </table:table-cell>
          <table:table-cell table:style-name="ce212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219" table:formula="of:=[.$E$6]/[.$H17]" office:value-type="float" office:value="0.00133333333333333" calcext:value-type="float">
            <text:p>0,001333</text:p>
          </table:table-cell>
          <table:table-cell table:style-name="ce212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219" table:formula="of:=[.$E$6]/[.$H18]" office:value-type="float" office:value="0.0012" calcext:value-type="float">
            <text:p>0,001200</text:p>
          </table:table-cell>
          <table:table-cell table:style-name="ce212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212" table:formula="of:=[.$E$6]/[.$H19]" office:value-type="float" office:value="0.00109090909090909" calcext:value-type="float">
            <text:p>0,001091</text:p>
          </table:table-cell>
          <table:table-cell table:style-name="ce219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212" table:formula="of:=[.$E$6]/[.$H20]" office:value-type="float" office:value="0.001" calcext:value-type="float">
            <text:p>0,001000</text:p>
          </table:table-cell>
          <table:table-cell table:style-name="ce219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212" table:formula="of:=[.$E$6]/[.$H21]" office:value-type="float" office:value="0.000923076923076923" calcext:value-type="float">
            <text:p>0,000923</text:p>
          </table:table-cell>
          <table:table-cell table:style-name="ce219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212" table:formula="of:=[.$E$6]/[.$H22]" office:value-type="float" office:value="0.000857142857142857" calcext:value-type="float">
            <text:p>0,000857</text:p>
          </table:table-cell>
          <table:table-cell table:style-name="ce219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212" table:formula="of:=[.$E$6]/[.$H23]" office:value-type="float" office:value="0.0008" calcext:value-type="float">
            <text:p>0,000800</text:p>
          </table:table-cell>
          <table:table-cell table:style-name="ce219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212" table:formula="of:=[.$E$6]/[.$H24]" office:value-type="float" office:value="0.00075" calcext:value-type="float">
            <text:p>0,000750</text:p>
          </table:table-cell>
          <table:table-cell table:style-name="ce219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212" table:formula="of:=[.$E$6]/[.$H25]" office:value-type="float" office:value="0.000705882352941176" calcext:value-type="float">
            <text:p>0,000706</text:p>
          </table:table-cell>
          <table:table-cell table:style-name="ce219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31]" office:value-type="float" office:value="57" calcext:value-type="float">
            <text:p>57</text:p>
          </table:table-cell>
          <table:table-cell table:style-name="ce210" table:formula="of:=[.$G$2]-[.D31]" office:value-type="float" office:value="46" calcext:value-type="float">
            <text:p>46</text:p>
          </table:table-cell>
          <table:table-cell table:style-name="ce210" table:formula="of:=[.$G$2]-[.E31]" office:value-type="float" office:value="36" calcext:value-type="float">
            <text:p>36</text:p>
          </table:table-cell>
          <table:table-cell table:style-name="ce210" table:formula="of:=[.$G$2]-[.F31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3" table:formula="of:=[.C7]/[.$C$3]" office:value-type="float" office:value="1696.42857142857" calcext:value-type="float">
            <text:p>1696</text:p>
          </table:table-cell>
          <table:table-cell table:style-name="ce213" table:formula="of:=[.D7]/[.$C$3]" office:value-type="float" office:value="1428.57142857143" calcext:value-type="float">
            <text:p>1429</text:p>
          </table:table-cell>
          <table:table-cell table:style-name="ce213" table:formula="of:=[.E7]/[.$C$3]" office:value-type="float" office:value="1071.42857142857" calcext:value-type="float">
            <text:p>1071</text:p>
          </table:table-cell>
          <table:table-cell table:style-name="ce213" table:formula="of:=[.F7]/[.$C$3]" office:value-type="float" office:value="654.761904761905" calcext:value-type="float">
            <text:p>655</text:p>
          </table:table-cell>
          <table:table-cell/>
          <table:table-cell table:style-name="ce196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3" table:formula="of:=[.C8]/[.$C$3]" office:value-type="float" office:value="848.214285714286" calcext:value-type="float">
            <text:p>848</text:p>
          </table:table-cell>
          <table:table-cell table:style-name="ce213" table:formula="of:=[.D8]/[.$C$3]" office:value-type="float" office:value="714.285714285714" calcext:value-type="float">
            <text:p>714</text:p>
          </table:table-cell>
          <table:table-cell table:style-name="ce213" table:formula="of:=[.E8]/[.$C$3]" office:value-type="float" office:value="535.714285714286" calcext:value-type="float">
            <text:p>536</text:p>
          </table:table-cell>
          <table:table-cell table:style-name="ce213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3" table:formula="of:=[.C9]/[.$C$3]" office:value-type="float" office:value="593.75" calcext:value-type="float">
            <text:p>594</text:p>
          </table:table-cell>
          <table:table-cell table:style-name="ce213" table:formula="of:=[.D9]/[.$C$3]" office:value-type="float" office:value="500" calcext:value-type="float">
            <text:p>500</text:p>
          </table:table-cell>
          <table:table-cell table:style-name="ce213" table:formula="of:=[.E9]/[.$C$3]" office:value-type="float" office:value="375" calcext:value-type="float">
            <text:p>375</text:p>
          </table:table-cell>
          <table:table-cell table:style-name="ce213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3" table:formula="of:=[.C10]/[.$C$3]" office:value-type="float" office:value="439.814814814815" calcext:value-type="float">
            <text:p>440</text:p>
          </table:table-cell>
          <table:table-cell table:style-name="ce213" table:formula="of:=[.D10]/[.$C$3]" office:value-type="float" office:value="370.37037037037" calcext:value-type="float">
            <text:p>370</text:p>
          </table:table-cell>
          <table:table-cell table:style-name="ce213" table:formula="of:=[.E10]/[.$C$3]" office:value-type="float" office:value="277.777777777778" calcext:value-type="float">
            <text:p>278</text:p>
          </table:table-cell>
          <table:table-cell table:style-name="ce213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3" table:formula="of:=[.C11]/[.$C$3]" office:value-type="float" office:value="395.833333333333" calcext:value-type="float">
            <text:p>396</text:p>
          </table:table-cell>
          <table:table-cell table:style-name="ce213" table:formula="of:=[.D11]/[.$C$3]" office:value-type="float" office:value="333.333333333333" calcext:value-type="float">
            <text:p>333</text:p>
          </table:table-cell>
          <table:table-cell table:style-name="ce213" table:formula="of:=[.E11]/[.$C$3]" office:value-type="float" office:value="250" calcext:value-type="float">
            <text:p>250</text:p>
          </table:table-cell>
          <table:table-cell table:style-name="ce213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3" table:formula="of:=[.C12]/[.$C$3]" office:value-type="float" office:value="296.875" calcext:value-type="float">
            <text:p>297</text:p>
          </table:table-cell>
          <table:table-cell table:style-name="ce213" table:formula="of:=[.D12]/[.$C$3]" office:value-type="float" office:value="250" calcext:value-type="float">
            <text:p>250</text:p>
          </table:table-cell>
          <table:table-cell table:style-name="ce213" table:formula="of:=[.E12]/[.$C$3]" office:value-type="float" office:value="187.5" calcext:value-type="float">
            <text:p>188</text:p>
          </table:table-cell>
          <table:table-cell table:style-name="ce213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3" table:formula="of:=[.C13]/[.$C$3]" office:value-type="float" office:value="237.5" calcext:value-type="float">
            <text:p>238</text:p>
          </table:table-cell>
          <table:table-cell table:style-name="ce213" table:formula="of:=[.D13]/[.$C$3]" office:value-type="float" office:value="200" calcext:value-type="float">
            <text:p>200</text:p>
          </table:table-cell>
          <table:table-cell table:style-name="ce213" table:formula="of:=[.E13]/[.$C$3]" office:value-type="float" office:value="150" calcext:value-type="float">
            <text:p>150</text:p>
          </table:table-cell>
          <table:table-cell table:style-name="ce213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4" table:formula="of:=[.C14]/[.$C$3]" office:value-type="float" office:value="197.916666666667" calcext:value-type="float">
            <text:p>198</text:p>
          </table:table-cell>
          <table:table-cell table:style-name="ce214" table:formula="of:=[.D14]/[.$C$3]" office:value-type="float" office:value="166.666666666667" calcext:value-type="float">
            <text:p>167</text:p>
          </table:table-cell>
          <table:table-cell table:style-name="ce217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4" table:formula="of:=[.C15]/[.$C$3]" office:value-type="float" office:value="169.642857142857" calcext:value-type="float">
            <text:p>170</text:p>
          </table:table-cell>
          <table:table-cell table:style-name="ce214" table:formula="of:=[.D15]/[.$C$3]" office:value-type="float" office:value="142.857142857143" calcext:value-type="float">
            <text:p>143</text:p>
          </table:table-cell>
          <table:table-cell table:style-name="ce217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4" table:formula="of:=[.C16]/[.$C$3]" office:value-type="float" office:value="148.4375" calcext:value-type="float">
            <text:p>148</text:p>
          </table:table-cell>
          <table:table-cell table:style-name="ce214" table:formula="of:=[.D16]/[.$C$3]" office:value-type="float" office:value="125" calcext:value-type="float">
            <text:p>125</text:p>
          </table:table-cell>
          <table:table-cell table:style-name="ce217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4" table:formula="of:=[.C17]/[.$C$3]" office:value-type="float" office:value="131.944444444444" calcext:value-type="float">
            <text:p>132</text:p>
          </table:table-cell>
          <table:table-cell table:style-name="ce214" table:formula="of:=[.D17]/[.$C$3]" office:value-type="float" office:value="111.111111111111" calcext:value-type="float">
            <text:p>111</text:p>
          </table:table-cell>
          <table:table-cell table:style-name="ce217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4" table:formula="of:=[.C18]/[.$C$3]" office:value-type="float" office:value="118.75" calcext:value-type="float">
            <text:p>119</text:p>
          </table:table-cell>
          <table:table-cell table:style-name="ce214" table:formula="of:=[.D18]/[.$C$3]" office:value-type="float" office:value="100" calcext:value-type="float">
            <text:p>100</text:p>
          </table:table-cell>
          <table:table-cell table:style-name="ce217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4" table:formula="of:=[.C19]/[.$C$3]" office:value-type="float" office:value="107.954545454545" calcext:value-type="float">
            <text:p>108</text:p>
          </table:table-cell>
          <table:table-cell table:style-name="ce214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217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4" table:formula="of:=[.C20]/[.$C$3]" office:value-type="float" office:value="98.9583333333333" calcext:value-type="float">
            <text:p>99</text:p>
          </table:table-cell>
          <table:table-cell table:style-name="ce214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217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4" table:formula="of:=[.C21]/[.$C$3]" office:value-type="float" office:value="91.3461538461539" calcext:value-type="float">
            <text:p>91</text:p>
          </table:table-cell>
          <table:table-cell table:style-name="ce214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217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4" table:formula="of:=[.C22]/[.$C$3]" office:value-type="float" office:value="84.8214285714286" calcext:value-type="float">
            <text:p>85</text:p>
          </table:table-cell>
          <table:table-cell table:style-name="ce214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217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4" table:formula="of:=[.C23]/[.$C$3]" office:value-type="float" office:value="79.1666666666667" calcext:value-type="float">
            <text:p>79</text:p>
          </table:table-cell>
          <table:table-cell table:style-name="ce214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217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4" table:formula="of:=[.C24]/[.$C$3]" office:value-type="float" office:value="74.21875" calcext:value-type="float">
            <text:p>74</text:p>
          </table:table-cell>
          <table:table-cell table:style-name="ce214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217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4" table:formula="of:=[.C25]/[.$C$3]" office:value-type="float" office:value="69.8529411764706" calcext:value-type="float">
            <text:p>70</text:p>
          </table:table-cell>
          <table:table-cell table:style-name="ce214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217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_max</text:p>
          </table:table-cell>
          <table:table-cell table:style-name="ce209" office:value-type="string" calcext:value-type="string">
            <text:p>adv_min</text:p>
          </table:table-cell>
          <table:table-cell table:style-name="ce209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number-columns-repeated="5"/>
          <table:table-cell table:style-name="Default"/>
          <table:table-cell/>
          <table:table-cell table:style-name="ce222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5" table:formula="of:=[.H57]*((2^8)-1)*[.$C$3]" office:value-type="float" office:value="8.568" calcext:value-type="float">
            <text:p>9</text:p>
          </table:table-cell>
          <table:table-cell table:style-name="ce218" table:formula="of:=[.$G$2]-[.C57]" office:value-type="float" office:value="51.432" calcext:value-type="float">
            <text:p>51</text:p>
          </table:table-cell>
          <table:table-cell table:style-name="ce214"/>
          <table:table-cell table:number-columns-repeated="2"/>
          <table:table-cell table:style-name="ce196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5" table:formula="of:=[.H58]*((2^8)-1)*[.$C$3]" office:value-type="float" office:value="17.136" calcext:value-type="float">
            <text:p>17</text:p>
          </table:table-cell>
          <table:table-cell table:style-name="ce218" table:formula="of:=[.$G$2]-[.C58]" office:value-type="float" office:value="42.864" calcext:value-type="float">
            <text:p>43</text:p>
          </table:table-cell>
          <table:table-cell table:style-name="ce214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5" table:formula="of:=[.H59]*((2^8)-1)*[.$C$3]" office:value-type="float" office:value="24.48" calcext:value-type="float">
            <text:p>24</text:p>
          </table:table-cell>
          <table:table-cell table:style-name="ce218" table:formula="of:=[.$G$2]-[.C59]" office:value-type="float" office:value="35.52" calcext:value-type="float">
            <text:p>36</text:p>
          </table:table-cell>
          <table:table-cell table:style-name="ce214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5" table:formula="of:=[.H60]*((2^8)-1)*[.$C$3]" office:value-type="float" office:value="33.048" calcext:value-type="float">
            <text:p>33</text:p>
          </table:table-cell>
          <table:table-cell table:style-name="ce218" table:formula="of:=[.$G$2]-[.C60]" office:value-type="float" office:value="26.952" calcext:value-type="float">
            <text:p>27</text:p>
          </table:table-cell>
          <table:table-cell table:style-name="ce214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5" table:formula="of:=[.H61]*((2^8)-1)*[.$C$3]" office:value-type="float" office:value="36.72" calcext:value-type="float">
            <text:p>37</text:p>
          </table:table-cell>
          <table:table-cell table:style-name="ce218" table:formula="of:=[.$G$2]-[.C61]" office:value-type="float" office:value="23.28" calcext:value-type="float">
            <text:p>23</text:p>
          </table:table-cell>
          <table:table-cell table:style-name="ce214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5" table:formula="of:=[.H62]*((2^8)-1)*[.$C$3]" office:value-type="float" office:value="48.96" calcext:value-type="float">
            <text:p>49</text:p>
          </table:table-cell>
          <table:table-cell table:style-name="ce218" table:formula="of:=[.$G$2]-[.C62]" office:value-type="float" office:value="11.04" calcext:value-type="float">
            <text:p>11</text:p>
          </table:table-cell>
          <table:table-cell table:style-name="ce214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6" table:formula="of:=[.H63]*((2^8)-1)*[.$C$3]" office:value-type="float" office:value="61.2" calcext:value-type="float">
            <text:p>61</text:p>
          </table:table-cell>
          <table:table-cell table:style-name="ce216" table:formula="of:=[.$G$2]-[.C63]" office:value-type="float" office:value="-1.2" calcext:value-type="float">
            <text:p>-1</text:p>
          </table:table-cell>
          <table:table-cell table:style-name="ce214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7" table:formula="of:=[.H64]*((2^8)-1)*[.$C$3]" office:value-type="float" office:value="73.44" calcext:value-type="float">
            <text:p>73</text:p>
          </table:table-cell>
          <table:table-cell table:style-name="ce217" table:formula="of:=[.$G$2]-[.C64]" office:value-type="float" office:value="-13.44" calcext:value-type="float">
            <text:p>-13</text:p>
          </table:table-cell>
          <table:table-cell table:style-name="ce217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7" table:formula="of:=[.H65]*((2^8)-1)*[.$C$3]" office:value-type="float" office:value="85.68" calcext:value-type="float">
            <text:p>86</text:p>
          </table:table-cell>
          <table:table-cell table:style-name="ce217" table:formula="of:=[.$G$2]-[.C65]" office:value-type="float" office:value="-25.68" calcext:value-type="float">
            <text:p>-26</text:p>
          </table:table-cell>
          <table:table-cell table:style-name="ce217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7" table:formula="of:=[.H66]*((2^8)-1)*[.$C$3]" office:value-type="float" office:value="97.92" calcext:value-type="float">
            <text:p>98</text:p>
          </table:table-cell>
          <table:table-cell table:style-name="ce217" table:formula="of:=[.$G$2]-[.C66]" office:value-type="float" office:value="-37.92" calcext:value-type="float">
            <text:p>-38</text:p>
          </table:table-cell>
          <table:table-cell table:style-name="ce217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7" table:formula="of:=[.H67]*((2^8)-1)*[.$C$3]" office:value-type="float" office:value="110.16" calcext:value-type="float">
            <text:p>110</text:p>
          </table:table-cell>
          <table:table-cell table:style-name="ce217" table:formula="of:=[.$G$2]-[.C67]" office:value-type="float" office:value="-50.16" calcext:value-type="float">
            <text:p>-50</text:p>
          </table:table-cell>
          <table:table-cell table:style-name="ce217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7" table:formula="of:=[.H68]*((2^8)-1)*[.$C$3]" office:value-type="float" office:value="122.4" calcext:value-type="float">
            <text:p>122</text:p>
          </table:table-cell>
          <table:table-cell table:style-name="ce217" table:formula="of:=[.$G$2]-[.C68]" office:value-type="float" office:value="-62.4" calcext:value-type="float">
            <text:p>-62</text:p>
          </table:table-cell>
          <table:table-cell table:style-name="ce217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7" table:formula="of:=[.H69]*((2^8)-1)*[.$C$3]" office:value-type="float" office:value="134.64" calcext:value-type="float">
            <text:p>135</text:p>
          </table:table-cell>
          <table:table-cell table:style-name="ce217" table:formula="of:=[.$G$2]-[.C69]" office:value-type="float" office:value="-74.64" calcext:value-type="float">
            <text:p>-75</text:p>
          </table:table-cell>
          <table:table-cell/>
          <table:table-cell table:style-name="ce217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7" table:formula="of:=[.H70]*((2^8)-1)*[.$C$3]" office:value-type="float" office:value="146.88" calcext:value-type="float">
            <text:p>147</text:p>
          </table:table-cell>
          <table:table-cell table:style-name="ce217" table:formula="of:=[.$G$2]-[.C70]" office:value-type="float" office:value="-86.88" calcext:value-type="float">
            <text:p>-87</text:p>
          </table:table-cell>
          <table:table-cell/>
          <table:table-cell table:style-name="ce217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7" table:formula="of:=[.H71]*((2^8)-1)*[.$C$3]" office:value-type="float" office:value="159.12" calcext:value-type="float">
            <text:p>159</text:p>
          </table:table-cell>
          <table:table-cell table:style-name="ce217" table:formula="of:=[.$G$2]-[.C71]" office:value-type="float" office:value="-99.12" calcext:value-type="float">
            <text:p>-99</text:p>
          </table:table-cell>
          <table:table-cell/>
          <table:table-cell table:style-name="ce217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7" table:formula="of:=[.H72]*((2^8)-1)*[.$C$3]" office:value-type="float" office:value="171.36" calcext:value-type="float">
            <text:p>171</text:p>
          </table:table-cell>
          <table:table-cell table:style-name="ce217" table:formula="of:=[.$G$2]-[.C72]" office:value-type="float" office:value="-111.36" calcext:value-type="float">
            <text:p>-111</text:p>
          </table:table-cell>
          <table:table-cell/>
          <table:table-cell table:style-name="ce217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7" table:formula="of:=[.H73]*((2^8)-1)*[.$C$3]" office:value-type="float" office:value="183.6" calcext:value-type="float">
            <text:p>184</text:p>
          </table:table-cell>
          <table:table-cell table:style-name="ce217" table:formula="of:=[.$G$2]-[.C73]" office:value-type="float" office:value="-123.6" calcext:value-type="float">
            <text:p>-124</text:p>
          </table:table-cell>
          <table:table-cell/>
          <table:table-cell table:style-name="ce217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7" table:formula="of:=[.H74]*((2^8)-1)*[.$C$3]" office:value-type="float" office:value="195.84" calcext:value-type="float">
            <text:p>196</text:p>
          </table:table-cell>
          <table:table-cell table:style-name="ce217" table:formula="of:=[.$G$2]-[.C74]" office:value-type="float" office:value="-135.84" calcext:value-type="float">
            <text:p>-136</text:p>
          </table:table-cell>
          <table:table-cell/>
          <table:table-cell table:style-name="ce217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7" table:formula="of:=[.H75]*((2^8)-1)*[.$C$3]" office:value-type="float" office:value="208.08" calcext:value-type="float">
            <text:p>208</text:p>
          </table:table-cell>
          <table:table-cell table:style-name="ce217" table:formula="of:=[.$G$2]-[.C75]" office:value-type="float" office:value="-148.08" calcext:value-type="float">
            <text:p>-148</text:p>
          </table:table-cell>
          <table:table-cell/>
          <table:table-cell table:style-name="ce217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well <text:s/>°</text:p>
          </table:table-cell>
          <table:table-cell table:style-name="ce209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210" table:number-columns-repeated="5"/>
          <table:table-cell table:number-columns-repeated="5"/>
        </table:table-row>
        <table:table-row table:style-name="ro5">
          <table:table-cell/>
          <table:table-cell table:style-name="ce199" office:value-type="float" office:value="350" calcext:value-type="float">
            <text:p>350</text:p>
          </table:table-cell>
          <table:table-cell table:style-name="ce215" table:formula="of:=[.$D$2]*[.H7]" office:value-type="float" office:value="10.5" calcext:value-type="float">
            <text:p>1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" calcext:value-type="float">
            <text:p>700</text:p>
          </table:table-cell>
          <table:table-cell table:style-name="ce215" table:formula="of:=[.$D$2]*[.H8]" office:value-type="float" office:value="21" calcext:value-type="float">
            <text:p>2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000" calcext:value-type="float">
            <text:p>1000</text:p>
          </table:table-cell>
          <table:table-cell table:style-name="ce215" table:formula="of:=[.$D$2]*[.H9]" office:value-type="float" office:value="30" calcext:value-type="float">
            <text:p>3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350" calcext:value-type="float">
            <text:p>1350</text:p>
          </table:table-cell>
          <table:table-cell table:style-name="ce215" table:formula="of:=[.$D$2]*[.H10]" office:value-type="float" office:value="40.5" calcext:value-type="float">
            <text:p>4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500" calcext:value-type="float">
            <text:p>1500</text:p>
          </table:table-cell>
          <table:table-cell table:style-name="ce215" table:formula="of:=[.$D$2]*[.H11]" office:value-type="float" office:value="45" calcext:value-type="float">
            <text:p>45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000" calcext:value-type="float">
            <text:p>2000</text:p>
          </table:table-cell>
          <table:table-cell table:style-name="ce215" table:formula="of:=[.$D$2]*[.H12]" office:value-type="float" office:value="60" calcext:value-type="float">
            <text:p>6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500" calcext:value-type="float">
            <text:p>2500</text:p>
          </table:table-cell>
          <table:table-cell table:style-name="ce215" table:formula="of:=[.$D$2]*[.H13]" office:value-type="float" office:value="75" calcext:value-type="float">
            <text:p>75</text:p>
          </table:table-cell>
          <table:table-cell table:style-name="ce217"/>
          <table:table-cell table:style-name="ce214"/>
          <table:table-cell table:style-name="ce220"/>
          <table:table-cell table:style-name="ce221"/>
          <table:table-cell table:style-name="ce19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000" calcext:value-type="float">
            <text:p>3000</text:p>
          </table:table-cell>
          <table:table-cell table:style-name="ce215" table:formula="of:=[.$D$2]*[.H14]" office:value-type="float" office:value="90" calcext:value-type="float">
            <text:p>9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500" calcext:value-type="float">
            <text:p>3500</text:p>
          </table:table-cell>
          <table:table-cell table:style-name="ce215" table:formula="of:=[.$D$2]*[.H15]" office:value-type="float" office:value="105" calcext:value-type="float">
            <text:p>10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000" calcext:value-type="float">
            <text:p>4000</text:p>
          </table:table-cell>
          <table:table-cell table:style-name="ce215" table:formula="of:=[.$D$2]*[.H16]" office:value-type="float" office:value="120" calcext:value-type="float">
            <text:p>12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500" calcext:value-type="float">
            <text:p>4500</text:p>
          </table:table-cell>
          <table:table-cell table:style-name="ce215" table:formula="of:=[.$D$2]*[.H17]" office:value-type="float" office:value="135" calcext:value-type="float">
            <text:p>13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000" calcext:value-type="float">
            <text:p>5000</text:p>
          </table:table-cell>
          <table:table-cell table:style-name="ce215" table:formula="of:=[.$D$2]*[.H18]" office:value-type="float" office:value="150" calcext:value-type="float">
            <text:p>15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500" calcext:value-type="float">
            <text:p>5500</text:p>
          </table:table-cell>
          <table:table-cell table:style-name="ce215" table:formula="of:=[.$D$2]*[.H19]" office:value-type="float" office:value="165" calcext:value-type="float">
            <text:p>16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000" calcext:value-type="float">
            <text:p>6000</text:p>
          </table:table-cell>
          <table:table-cell table:style-name="ce215" table:formula="of:=[.$D$2]*[.H20]" office:value-type="float" office:value="180" calcext:value-type="float">
            <text:p>18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500" calcext:value-type="float">
            <text:p>6500</text:p>
          </table:table-cell>
          <table:table-cell table:style-name="ce215" table:formula="of:=[.$D$2]*[.H21]" office:value-type="float" office:value="195" calcext:value-type="float">
            <text:p>19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0" calcext:value-type="float">
            <text:p>7000</text:p>
          </table:table-cell>
          <table:table-cell table:style-name="ce215" table:formula="of:=[.$D$2]*[.H22]" office:value-type="float" office:value="210" calcext:value-type="float">
            <text:p>21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500" calcext:value-type="float">
            <text:p>7500</text:p>
          </table:table-cell>
          <table:table-cell table:style-name="ce215" table:formula="of:=[.$D$2]*[.H23]" office:value-type="float" office:value="225" calcext:value-type="float">
            <text:p>22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000" calcext:value-type="float">
            <text:p>8000</text:p>
          </table:table-cell>
          <table:table-cell table:style-name="ce223" table:formula="of:=[.$D$2]*[.H24]" office:value-type="float" office:value="240" calcext:value-type="float">
            <text:p>24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500" calcext:value-type="float">
            <text:p>8500</text:p>
          </table:table-cell>
          <table:table-cell table:style-name="ce223" table:formula="of:=[.$D$2]*[.H25]" office:value-type="float" office:value="255" calcext:value-type="float">
            <text:p>25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224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224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224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224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224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224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224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224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224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224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224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224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224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224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224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224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224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224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224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224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224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224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224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224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224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224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224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224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224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227"/>
        <table:table-column table:style-name="co6" table:default-cell-style-name="ce230"/>
        <table:table-column table:style-name="co6" table:number-columns-repeated="2" table:default-cell-style-name="ce232"/>
        <table:table-column table:style-name="co14" table:default-cell-style-name="ce234"/>
        <table:table-column table:style-name="co15" table:default-cell-style-name="ce236"/>
        <table:table-column table:style-name="co16" table:default-cell-style-name="ce236"/>
        <table:table-column table:style-name="co17" table:number-columns-repeated="2" table:default-cell-style-name="ce238"/>
        <table:table-column table:style-name="co18" table:default-cell-style-name="ce239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225" office:value-type="string" calcext:value-type="string">
            <text:p>rpm</text:p>
          </table:table-cell>
          <table:table-cell table:style-name="ce228" office:value-type="string" calcext:value-type="string">
            <text:p>w</text:p>
          </table:table-cell>
          <table:table-cell table:style-name="ce225" office:value-type="string" calcext:value-type="string">
            <text:p>Dwell <text:s/>°</text:p>
          </table:table-cell>
          <table:table-cell table:style-name="ce225" office:value-type="string" calcext:value-type="string">
            <text:p>Adv °</text:p>
          </table:table-cell>
          <table:table-cell table:style-name="ce225" office:value-type="string" calcext:value-type="string">
            <text:p>coil_on °</text:p>
          </table:table-cell>
          <table:table-cell table:style-name="ce225" office:value-type="string" calcext:value-type="string">
            <text:p>coil_on_position</text:p>
          </table:table-cell>
          <table:table-cell table:style-name="ce225" office:value-type="string" calcext:value-type="string">
            <text:p>coil_on_deg</text:p>
          </table:table-cell>
          <table:table-cell table:style-name="ce225" office:value-type="string" calcext:value-type="string">
            <text:p>coil_on_ticks</text:p>
          </table:table-cell>
          <table:table-cell table:style-name="ce225" office:value-type="string" calcext:value-type="string">
            <text:p>coil_off_position</text:p>
          </table:table-cell>
          <table:table-cell table:style-name="ce225" office:value-type="string" calcext:value-type="string">
            <text:p>coil_off_deg</text:p>
          </table:table-cell>
          <table:table-cell table:style-name="ce225" office:value-type="string" calcext:value-type="string">
            <text:p>coil_off_ticks</text:p>
          </table:table-cell>
          <table:table-cell table:style-name="ce222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210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226" office:value-type="float" office:value="350" calcext:value-type="float">
            <text:p>350</text:p>
          </table:table-cell>
          <table:table-cell table:style-name="ce226" table:formula="of:=6*[.B7]" office:value-type="float" office:value="2100" calcext:value-type="float">
            <text:p>2100</text:p>
          </table:table-cell>
          <table:table-cell table:style-name="ce229" table:formula="of:=[dwell.C7]" office:value-type="float" office:value="10.5" calcext:value-type="float">
            <text:p>1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7]+[.E7]" office:value-type="float" office:value="13.5" calcext:value-type="float">
            <text:p>1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700" calcext:value-type="float">
            <text:p>700</text:p>
          </table:table-cell>
          <table:table-cell table:style-name="ce226" table:formula="of:=6*[.B8]" office:value-type="float" office:value="4200" calcext:value-type="float">
            <text:p>4200</text:p>
          </table:table-cell>
          <table:table-cell table:style-name="ce229" table:formula="of:=[dwell.C8]" office:value-type="float" office:value="21" calcext:value-type="float">
            <text:p>2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8]+[.E8]" office:value-type="float" office:value="24" calcext:value-type="float">
            <text:p>2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table-cell table:style-name="ce240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226" office:value-type="float" office:value="1000" calcext:value-type="float">
            <text:p>1000</text:p>
          </table:table-cell>
          <table:table-cell table:style-name="ce226" table:formula="of:=6*[.B9]" office:value-type="float" office:value="6000" calcext:value-type="float">
            <text:p>6000</text:p>
          </table:table-cell>
          <table:table-cell table:style-name="ce229" table:formula="of:=[dwell.C9]" office:value-type="float" office:value="30" calcext:value-type="float">
            <text:p>3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9]+[.E9]" office:value-type="float" office:value="42" calcext:value-type="float">
            <text:p>4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350" calcext:value-type="float">
            <text:p>1350</text:p>
          </table:table-cell>
          <table:table-cell table:style-name="ce226" table:formula="of:=6*[.B10]" office:value-type="float" office:value="8100" calcext:value-type="float">
            <text:p>8100</text:p>
          </table:table-cell>
          <table:table-cell table:style-name="ce229" table:formula="of:=[dwell.C10]" office:value-type="float" office:value="40.5" calcext:value-type="float">
            <text:p>41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0]+[.E10]" office:value-type="float" office:value="52.5" calcext:value-type="float">
            <text:p>53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500" calcext:value-type="float">
            <text:p>1500</text:p>
          </table:table-cell>
          <table:table-cell table:style-name="ce226" table:formula="of:=6*[.B11]" office:value-type="float" office:value="9000" calcext:value-type="float">
            <text:p>9000</text:p>
          </table:table-cell>
          <table:table-cell table:style-name="ce229" table:formula="of:=[dwell.C11]" office:value-type="float" office:value="45" calcext:value-type="float">
            <text:p>4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1]+[.E11]" office:value-type="float" office:value="57" calcext:value-type="float">
            <text:p>5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2000" calcext:value-type="float">
            <text:p>2000</text:p>
          </table:table-cell>
          <table:table-cell table:style-name="ce226" table:formula="of:=6*[.B12]" office:value-type="float" office:value="12000" calcext:value-type="float">
            <text:p>12000</text:p>
          </table:table-cell>
          <table:table-cell table:style-name="ce229" table:formula="of:=[dwell.C12]" office:value-type="float" office:value="60" calcext:value-type="float">
            <text:p>6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2]+[.E12]" office:value-type="float" office:value="72" calcext:value-type="float">
            <text:p>7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2500" calcext:value-type="float">
            <text:p>2500</text:p>
          </table:table-cell>
          <table:table-cell table:style-name="ce226" table:formula="of:=6*[.B13]" office:value-type="float" office:value="15000" calcext:value-type="float">
            <text:p>15000</text:p>
          </table:table-cell>
          <table:table-cell table:style-name="ce229" table:formula="of:=[dwell.C13]" office:value-type="float" office:value="75" calcext:value-type="float">
            <text:p>7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3]+[.E13]" office:value-type="float" office:value="87" calcext:value-type="float">
            <text:p>8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241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244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245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246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246" office:value-type="float" office:value="25" calcext:value-type="float">
            <text:p>25,0</text:p>
          </table:table-cell>
          <table:table-cell office:value-type="string" calcext:value-type="string">
            <text:p>%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246" office:value-type="float" office:value="13" calcext:value-type="float">
            <text:p>13,0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 table:number-columns-repeated="3"/>
          <table:table-cell table:style-name="ce244"/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244" office:value-type="float" office:value="2" calcext:value-type="float">
            <text:p>2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245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200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245" office:value-type="float" office:value="8.314" calcext:value-type="float">
            <text:p>8,31</text:p>
          </table:table-cell>
          <table:table-cell table:style-name="ce248" office:value-type="string" calcext:value-type="string">
            <text:p>(kg*m^2)/(s^2*K*mol)</text:p>
          </table:table-cell>
          <table:table-cell table:style-name="ce200"/>
          <table:table-cell table:style-name="ce253" office:value-type="string" calcext:value-type="string">
            <text:p>required fuel (per cycle):</text:p>
          </table:table-cell>
          <table:table-cell table:style-name="ce258" table:formula="of:=1000*([.D3]*[.D4]*([.D6]/100)*([.D10]/1000))/([.D11]*([.D5]+273.15)*[.D7]*[.D12])" office:value-type="float" office:value="0.0119438909064659" calcext:value-type="float">
            <text:p>0,0119</text:p>
          </table:table-cell>
          <table:table-cell table:style-name="ce24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242" office:value-type="string" calcext:value-type="string">
            <text:p>rho_fuel</text:p>
          </table:table-cell>
          <table:table-cell table:style-name="ce245" office:value-type="float" office:value="0.745" calcext:value-type="float">
            <text:p>0,75</text:p>
          </table:table-cell>
          <table:table-cell table:style-name="ce249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242" office:value-type="string" calcext:value-type="string">
            <text:p>e_fuel</text:p>
          </table:table-cell>
          <table:table-cell table:style-name="ce245" office:value-type="float" office:value="11.66" calcext:value-type="float">
            <text:p>11,66</text:p>
          </table:table-cell>
          <table:table-cell table:style-name="ce249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style-name="ce245"/>
          <table:table-cell table:style-name="ce249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244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254" office:value-type="string" calcext:value-type="string">
            <text:p>Injection time:</text:p>
          </table:table-cell>
          <table:table-cell table:style-name="ce110" table:formula="of:=1000*1000*60*[.H11]/[.D15]" office:value-type="float" office:value="2311.7208206063" calcext:value-type="float">
            <text:p>2312</text:p>
          </table:table-cell>
          <table:table-cell table:style-name="ce242"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244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247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245" office:value-type="float" office:value="4.6" calcext:value-type="float">
            <text:p>4,60</text:p>
          </table:table-cell>
          <table:table-cell table:number-columns-repeated="2"/>
          <table:table-cell table:style-name="ce254" office:value-type="string" calcext:value-type="string">
            <text:p>Consumption:</text:p>
          </table:table-cell>
          <table:table-cell table:style-name="ce260" table:formula="of:=100*([.D18]/[.D19])*[.H11]" office:value-type="float" office:value="2.65419797921464" calcext:value-type="float">
            <text:p>2,7</text:p>
          </table:table-cell>
          <table:table-cell table:style-name="ce197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245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243" office:value-type="string" calcext:value-type="string">
            <text:p>rpm</text:p>
          </table:table-cell>
          <table:table-cell table:style-name="ce243" office:value-type="string" calcext:value-type="string">
            <text:p>Speed</text:p>
            <text:p>(km/h)</text:p>
          </table:table-cell>
          <table:table-cell table:style-name="ce250" office:value-type="string" calcext:value-type="string">
            <text:p>T_inj_max (per cycle) (ms)</text:p>
          </table:table-cell>
          <table:table-cell table:style-name="ce250" office:value-type="string" calcext:value-type="string">
            <text:p>max injection (per cycle)</text:p>
            <text:p>(ml)</text:p>
          </table:table-cell>
          <table:table-cell table:style-name="ce256" office:value-type="string" calcext:value-type="string">
            <text:p>Engine Fuel consumption (ml/s)</text:p>
          </table:table-cell>
          <table:table-cell table:style-name="ce261" office:value-type="string" calcext:value-type="string">
            <text:p>power input (PS)</text:p>
          </table:table-cell>
          <table:table-cell table:style-name="ce225" office:value-type="string" calcext:value-type="string">
            <text:p>power output (PS)</text:p>
            <text:p>(n=35%)</text:p>
          </table:table-cell>
          <table:table-cell table:style-name="ce264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251" table:formula="of:=1000*2*([.$D$16]/100)*60/[.C25]" office:value-type="float" office:value="102" calcext:value-type="float">
            <text:p>102,0</text:p>
          </table:table-cell>
          <table:table-cell table:style-name="ce252" table:formula="of:=([.E25]/1000)*([.$D$15]/60)" office:value-type="float" office:value="0.527" calcext:value-type="float">
            <text:p>0,53</text:p>
          </table:table-cell>
          <table:table-cell table:style-name="ce257" table:formula="of:=([.C25]/60)*[.$H$11]" office:value-type="float" office:value="0.199064848441098" calcext:value-type="float">
            <text:p>0,2</text:p>
          </table:table-cell>
          <table:table-cell table:style-name="ce262" table:formula="of:=(3600*([.G25]/1000)*[.$D$12])*[.$D$13]" office:value-type="float" office:value="6.22517982823183" calcext:value-type="float">
            <text:p>6,2</text:p>
          </table:table-cell>
          <table:table-cell table:style-name="ce263" table:formula="of:=[.H25]*0.35" office:value-type="float" office:value="2.17881293988114" calcext:value-type="float">
            <text:p>2,2</text:p>
          </table:table-cell>
          <table:table-cell table:style-name="ce265" table:formula="of:=6*[.C25]*[.$H$15]/1000" office:value-type="float" office:value="13870.3249236378" calcext:value-type="float">
            <text:p>13870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251" table:formula="of:=1000*2*([.$D$16]/100)*60/[.C26]" office:value-type="float" office:value="51" calcext:value-type="float">
            <text:p>51,0</text:p>
          </table:table-cell>
          <table:table-cell table:style-name="ce252" table:formula="of:=([.E26]/1000)*([.$D$15]/60)" office:value-type="float" office:value="0.2635" calcext:value-type="float">
            <text:p>0,26</text:p>
          </table:table-cell>
          <table:table-cell table:style-name="ce257" table:formula="of:=([.C26]/60)*[.$H$11]" office:value-type="float" office:value="0.398129696882196" calcext:value-type="float">
            <text:p>0,4</text:p>
          </table:table-cell>
          <table:table-cell table:style-name="ce262" table:formula="of:=(3600*([.G26]/1000)*[.$D$12])*[.$D$13]" office:value-type="float" office:value="12.4503596564637" calcext:value-type="float">
            <text:p>12,5</text:p>
          </table:table-cell>
          <table:table-cell table:style-name="ce263" table:formula="of:=[.H26]*0.35" office:value-type="float" office:value="4.35762587976228" calcext:value-type="float">
            <text:p>4,4</text:p>
          </table:table-cell>
          <table:table-cell table:style-name="ce265" table:formula="of:=6*[.C26]*[.$H$15]/1000" office:value-type="float" office:value="27740.6498472756" calcext:value-type="float">
            <text:p>27740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251" table:formula="of:=1000*2*([.$D$16]/100)*60/[.C27]" office:value-type="float" office:value="34" calcext:value-type="float">
            <text:p>34,0</text:p>
          </table:table-cell>
          <table:table-cell table:style-name="ce252" table:formula="of:=([.E27]/1000)*([.$D$15]/60)" office:value-type="float" office:value="0.175666666666667" calcext:value-type="float">
            <text:p>0,18</text:p>
          </table:table-cell>
          <table:table-cell table:style-name="ce257" table:formula="of:=([.C27]/60)*[.$H$11]" office:value-type="float" office:value="0.597194545323294" calcext:value-type="float">
            <text:p>0,6</text:p>
          </table:table-cell>
          <table:table-cell table:style-name="ce262" table:formula="of:=(3600*([.G27]/1000)*[.$D$12])*[.$D$13]" office:value-type="float" office:value="18.6755394846955" calcext:value-type="float">
            <text:p>18,7</text:p>
          </table:table-cell>
          <table:table-cell table:style-name="ce263" table:formula="of:=[.H27]*0.35" office:value-type="float" office:value="6.53643881964343" calcext:value-type="float">
            <text:p>6,5</text:p>
          </table:table-cell>
          <table:table-cell table:style-name="ce265" table:formula="of:=6*[.C27]*[.$H$15]/1000" office:value-type="float" office:value="41610.9747709134" calcext:value-type="float">
            <text:p>41611,0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251" table:formula="of:=1000*2*([.$D$16]/100)*60/[.C28]" office:value-type="float" office:value="25.5" calcext:value-type="float">
            <text:p>25,5</text:p>
          </table:table-cell>
          <table:table-cell table:style-name="ce252" table:formula="of:=([.E28]/1000)*([.$D$15]/60)" office:value-type="float" office:value="0.13175" calcext:value-type="float">
            <text:p>0,13</text:p>
          </table:table-cell>
          <table:table-cell table:style-name="ce257" table:formula="of:=([.C28]/60)*[.$H$11]" office:value-type="float" office:value="0.796259393764392" calcext:value-type="float">
            <text:p>0,8</text:p>
          </table:table-cell>
          <table:table-cell table:style-name="ce262" table:formula="of:=(3600*([.G28]/1000)*[.$D$12])*[.$D$13]" office:value-type="float" office:value="24.9007193129273" calcext:value-type="float">
            <text:p>24,9</text:p>
          </table:table-cell>
          <table:table-cell table:style-name="ce263" table:formula="of:=[.H28]*0.35" office:value-type="float" office:value="8.71525175952457" calcext:value-type="float">
            <text:p>8,7</text:p>
          </table:table-cell>
          <table:table-cell table:style-name="ce265" table:formula="of:=6*[.C28]*[.$H$15]/1000" office:value-type="float" office:value="55481.2996945512" calcext:value-type="float">
            <text:p>55481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251" table:formula="of:=1000*2*([.$D$16]/100)*60/[.C29]" office:value-type="float" office:value="20.4" calcext:value-type="float">
            <text:p>20,4</text:p>
          </table:table-cell>
          <table:table-cell table:style-name="ce252" table:formula="of:=([.E29]/1000)*([.$D$15]/60)" office:value-type="float" office:value="0.1054" calcext:value-type="float">
            <text:p>0,11</text:p>
          </table:table-cell>
          <table:table-cell table:style-name="ce257" table:formula="of:=([.C29]/60)*[.$H$11]" office:value-type="float" office:value="0.99532424220549" calcext:value-type="float">
            <text:p>1,0</text:p>
          </table:table-cell>
          <table:table-cell table:style-name="ce262" table:formula="of:=(3600*([.G29]/1000)*[.$D$12])*[.$D$13]" office:value-type="float" office:value="31.1258991411592" calcext:value-type="float">
            <text:p>31,1</text:p>
          </table:table-cell>
          <table:table-cell table:style-name="ce263" table:formula="of:=[.H29]*0.35" office:value-type="float" office:value="10.8940646994057" calcext:value-type="float">
            <text:p>10,9</text:p>
          </table:table-cell>
          <table:table-cell table:style-name="ce265" table:formula="of:=6*[.C29]*[.$H$15]/1000" office:value-type="float" office:value="69351.624618189" calcext:value-type="float">
            <text:p>69351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251" table:formula="of:=1000*2*([.$D$16]/100)*60/[.C30]" office:value-type="float" office:value="17" calcext:value-type="float">
            <text:p>17,0</text:p>
          </table:table-cell>
          <table:table-cell table:style-name="ce252" table:formula="of:=([.E30]/1000)*([.$D$15]/60)" office:value-type="float" office:value="0.0878333333333334" calcext:value-type="float">
            <text:p>0,09</text:p>
          </table:table-cell>
          <table:table-cell table:style-name="ce257" table:formula="of:=([.C30]/60)*[.$H$11]" office:value-type="float" office:value="1.19438909064659" calcext:value-type="float">
            <text:p>1,2</text:p>
          </table:table-cell>
          <table:table-cell table:style-name="ce262" table:formula="of:=(3600*([.G30]/1000)*[.$D$12])*[.$D$13]" office:value-type="float" office:value="37.351078969391" calcext:value-type="float">
            <text:p>37,4</text:p>
          </table:table-cell>
          <table:table-cell table:style-name="ce263" table:formula="of:=[.H30]*0.35" office:value-type="float" office:value="13.0728776392869" calcext:value-type="float">
            <text:p>13,1</text:p>
          </table:table-cell>
          <table:table-cell table:style-name="ce265" table:formula="of:=6*[.C30]*[.$H$15]/1000" office:value-type="float" office:value="83221.9495418268" calcext:value-type="float">
            <text:p>83221,9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251" table:formula="of:=1000*2*([.$D$16]/100)*60/[.C31]" office:value-type="float" office:value="14.5714285714286" calcext:value-type="float">
            <text:p>14,6</text:p>
          </table:table-cell>
          <table:table-cell table:style-name="ce252" table:formula="of:=([.E31]/1000)*([.$D$15]/60)" office:value-type="float" office:value="0.0752857142857143" calcext:value-type="float">
            <text:p>0,08</text:p>
          </table:table-cell>
          <table:table-cell table:style-name="ce257" table:formula="of:=([.C31]/60)*[.$H$11]" office:value-type="float" office:value="1.39345393908769" calcext:value-type="float">
            <text:p>1,4</text:p>
          </table:table-cell>
          <table:table-cell table:style-name="ce262" table:formula="of:=(3600*([.G31]/1000)*[.$D$12])*[.$D$13]" office:value-type="float" office:value="43.5762587976228" calcext:value-type="float">
            <text:p>43,6</text:p>
          </table:table-cell>
          <table:table-cell table:style-name="ce263" table:formula="of:=[.H31]*0.35" office:value-type="float" office:value="15.251690579168" calcext:value-type="float">
            <text:p>15,3</text:p>
          </table:table-cell>
          <table:table-cell table:style-name="ce265" table:formula="of:=6*[.C31]*[.$H$15]/1000" office:value-type="float" office:value="97092.2744654646" calcext:value-type="float">
            <text:p>97092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251" table:formula="of:=1000*2*([.$D$16]/100)*60/[.C32]" office:value-type="float" office:value="12.75" calcext:value-type="float">
            <text:p>12,8</text:p>
          </table:table-cell>
          <table:table-cell table:style-name="ce252" table:formula="of:=([.E32]/1000)*([.$D$15]/60)" office:value-type="float" office:value="0.065875" calcext:value-type="float">
            <text:p>0,07</text:p>
          </table:table-cell>
          <table:table-cell table:style-name="ce257" table:formula="of:=([.C32]/60)*[.$H$11]" office:value-type="float" office:value="1.59251878752878" calcext:value-type="float">
            <text:p>1,6</text:p>
          </table:table-cell>
          <table:table-cell table:style-name="ce262" table:formula="of:=(3600*([.G32]/1000)*[.$D$12])*[.$D$13]" office:value-type="float" office:value="49.8014386258547" calcext:value-type="float">
            <text:p>49,8</text:p>
          </table:table-cell>
          <table:table-cell table:style-name="ce263" table:formula="of:=[.H32]*0.35" office:value-type="float" office:value="17.4305035190491" calcext:value-type="float">
            <text:p>17,4</text:p>
          </table:table-cell>
          <table:table-cell table:style-name="ce265" table:formula="of:=6*[.C32]*[.$H$15]/1000" office:value-type="float" office:value="110962.599389102" calcext:value-type="float">
            <text:p>110962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251" table:formula="of:=1000*2*([.$D$16]/100)*60/[.C33]" office:value-type="float" office:value="11.3333333333333" calcext:value-type="float">
            <text:p>11,3</text:p>
          </table:table-cell>
          <table:table-cell table:style-name="ce252" table:formula="of:=([.E33]/1000)*([.$D$15]/60)" office:value-type="float" office:value="0.0585555555555556" calcext:value-type="float">
            <text:p>0,06</text:p>
          </table:table-cell>
          <table:table-cell table:style-name="ce257" table:formula="of:=([.C33]/60)*[.$H$11]" office:value-type="float" office:value="1.79158363596988" calcext:value-type="float">
            <text:p>1,8</text:p>
          </table:table-cell>
          <table:table-cell table:style-name="ce262" table:formula="of:=(3600*([.G33]/1000)*[.$D$12])*[.$D$13]" office:value-type="float" office:value="56.0266184540865" calcext:value-type="float">
            <text:p>56,0</text:p>
          </table:table-cell>
          <table:table-cell table:style-name="ce263" table:formula="of:=[.H33]*0.35" office:value-type="float" office:value="19.6093164589303" calcext:value-type="float">
            <text:p>19,6</text:p>
          </table:table-cell>
          <table:table-cell table:style-name="ce265" table:formula="of:=6*[.C33]*[.$H$15]/1000" office:value-type="float" office:value="124832.92431274" calcext:value-type="float">
            <text:p>124832,9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97"/>
        <table:table-column table:style-name="co9" table:default-cell-style-name="ce267"/>
        <table:table-column table:style-name="co27" table:default-cell-style-name="ce267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max. power (PS):</text:p>
          </table:table-cell>
          <table:covered-table-cell table:style-name="ce172"/>
          <table:table-cell table:style-name="ce172" office:value-type="float" office:value="69" calcext:value-type="float">
            <text:p>69</text:p>
          </table:table-cell>
          <table:table-cell table:style-name="Default" table:number-columns-repeated="2"/>
          <table:table-cell table:style-name="ce268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top speed (kmh):</text:p>
          </table:table-cell>
          <table:covered-table-cell table:style-name="ce172"/>
          <table:table-cell table:style-name="ce17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drivetrain power demand (PS):</text:p>
          </table:table-cell>
          <table:covered-table-cell table:style-name="ce172"/>
          <table:table-cell table:style-name="ce172" office:value-type="float" office:value="6" calcext:value-type="float">
            <text:p>6</text:p>
          </table:table-cell>
          <table:table-cell table:style-name="Default" table:number-columns-repeated="2"/>
          <table:table-cell table:style-name="ce173" office:value-type="string" calcext:value-type="string">
            <text:p>a=</text:p>
          </table:table-cell>
          <table:table-cell table:style-name="ce173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7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crank speed ratio (in 5th gear):</text:p>
          </table:table-cell>
          <table:table-cell table:style-name="ce172"/>
          <table:table-cell table:style-name="ce172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9">
          <table:table-cell table:number-columns-repeated="2"/>
          <table:table-cell table:style-name="ce173" office:value-type="string" calcext:value-type="string">
            <text:p>crank speed</text:p>
            <text:p>(rpm)</text:p>
          </table:table-cell>
          <table:table-cell table:style-name="ce173" office:value-type="string" calcext:value-type="string">
            <text:p>Speed</text:p>
            <text:p>(kmh)</text:p>
          </table:table-cell>
          <table:table-cell table:style-name="ce173" office:value-type="string" calcext:value-type="string">
            <text:p>power demand</text:p>
            <text:p>(PS)</text:p>
          </table:table-cell>
          <table:table-cell table:style-name="ce173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table table:name="Sheet9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125"/>
        <table:table-column table:style-name="co7" table:number-columns-repeated="21" table:default-cell-style-name="ce128"/>
        <table:table-row table:style-name="ro1" table:number-rows-repeated="5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60000000/[.B9]" office:value-type="float" office:value="120000" calcext:value-type="float">
            <text:p>120000</text:p>
          </table:table-cell>
          <table:table-cell table:formula="of:=[.$E$6]+360*[.D$8]/[.$C9]" office:value-type="float" office:value="357" calcext:value-type="float">
            <text:p>357</text:p>
          </table:table-cell>
          <table:table-cell table:formula="of:=[.$E$6]+360*[.E$8]/[.$C9]" office:value-type="float" office:value="357.15" calcext:value-type="float">
            <text:p>357</text:p>
          </table:table-cell>
          <table:table-cell table:formula="of:=[.$E$6]+360*[.F$8]/[.$C9]" office:value-type="float" office:value="357.3" calcext:value-type="float">
            <text:p>357</text:p>
          </table:table-cell>
          <table:table-cell table:formula="of:=[.$E$6]+360*[.G$8]/[.$C9]" office:value-type="float" office:value="357.45" calcext:value-type="float">
            <text:p>357</text:p>
          </table:table-cell>
          <table:table-cell table:formula="of:=[.$E$6]+360*[.H$8]/[.$C9]" office:value-type="float" office:value="357.6" calcext:value-type="float">
            <text:p>358</text:p>
          </table:table-cell>
          <table:table-cell table:formula="of:=[.$E$6]+360*[.I$8]/[.$C9]" office:value-type="float" office:value="357.75" calcext:value-type="float">
            <text:p>358</text:p>
          </table:table-cell>
          <table:table-cell table:formula="of:=[.$E$6]+360*[.J$8]/[.$C9]" office:value-type="float" office:value="357.9" calcext:value-type="float">
            <text:p>358</text:p>
          </table:table-cell>
          <table:table-cell table:formula="of:=[.$E$6]+360*[.K$8]/[.$C9]" office:value-type="float" office:value="358.05" calcext:value-type="float">
            <text:p>358</text:p>
          </table:table-cell>
          <table:table-cell table:formula="of:=[.$E$6]+360*[.L$8]/[.$C9]" office:value-type="float" office:value="358.2" calcext:value-type="float">
            <text:p>358</text:p>
          </table:table-cell>
          <table:table-cell table:formula="of:=[.$E$6]+360*[.M$8]/[.$C9]" office:value-type="float" office:value="358.35" calcext:value-type="float">
            <text:p>358</text:p>
          </table:table-cell>
          <table:table-cell table:formula="of:=[.$E$6]+360*[.N$8]/[.$C9]" office:value-type="float" office:value="358.5" calcext:value-type="float">
            <text:p>359</text:p>
          </table:table-cell>
          <table:table-cell table:formula="of:=[.$E$6]+360*[.O$8]/[.$C9]" office:value-type="float" office:value="358.65" calcext:value-type="float">
            <text:p>359</text:p>
          </table:table-cell>
          <table:table-cell table:formula="of:=[.$E$6]+360*[.P$8]/[.$C9]" office:value-type="float" office:value="358.8" calcext:value-type="float">
            <text:p>359</text:p>
          </table:table-cell>
          <table:table-cell table:formula="of:=[.$E$6]+360*[.Q$8]/[.$C9]" office:value-type="float" office:value="358.95" calcext:value-type="float">
            <text:p>359</text:p>
          </table:table-cell>
          <table:table-cell table:formula="of:=[.$E$6]+360*[.R$8]/[.$C9]" office:value-type="float" office:value="359.1" calcext:value-type="float">
            <text:p>359</text:p>
          </table:table-cell>
          <table:table-cell table:formula="of:=[.$E$6]+360*[.S$8]/[.$C9]" office:value-type="float" office:value="359.25" calcext:value-type="float">
            <text:p>359</text:p>
          </table:table-cell>
          <table:table-cell table:formula="of:=[.$E$6]+360*[.T$8]/[.$C9]" office:value-type="float" office:value="359.4" calcext:value-type="float">
            <text:p>359</text:p>
          </table:table-cell>
          <table:table-cell table:formula="of:=[.$E$6]+360*[.U$8]/[.$C9]" office:value-type="float" office:value="359.55" calcext:value-type="float">
            <text:p>360</text:p>
          </table:table-cell>
          <table:table-cell table:formula="of:=[.$E$6]+360*[.V$8]/[.$C9]" office:value-type="float" office:value="359.7" calcext:value-type="float">
            <text:p>360</text:p>
          </table:table-cell>
          <table:table-cell table:formula="of:=[.$E$6]+360*[.W$8]/[.$C9]" office:value-type="float" office:value="359.85" calcext:value-type="float">
            <text:p>360</text:p>
          </table:table-cell>
          <table:table-cell table:formula="of:=[.$E$6]+360*[.X$8]/[.$C9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60000000/[.B10]" office:value-type="float" office:value="80000" calcext:value-type="float">
            <text:p>80000</text:p>
          </table:table-cell>
          <table:table-cell table:formula="of:=[.$E$6]+360*[.D$8]/[.$C10]" office:value-type="float" office:value="357" calcext:value-type="float">
            <text:p>357</text:p>
          </table:table-cell>
          <table:table-cell table:formula="of:=[.$E$6]+360*[.E$8]/[.$C10]" office:value-type="float" office:value="357.225" calcext:value-type="float">
            <text:p>357</text:p>
          </table:table-cell>
          <table:table-cell table:formula="of:=[.$E$6]+360*[.F$8]/[.$C10]" office:value-type="float" office:value="357.45" calcext:value-type="float">
            <text:p>357</text:p>
          </table:table-cell>
          <table:table-cell table:formula="of:=[.$E$6]+360*[.G$8]/[.$C10]" office:value-type="float" office:value="357.675" calcext:value-type="float">
            <text:p>358</text:p>
          </table:table-cell>
          <table:table-cell table:formula="of:=[.$E$6]+360*[.H$8]/[.$C10]" office:value-type="float" office:value="357.9" calcext:value-type="float">
            <text:p>358</text:p>
          </table:table-cell>
          <table:table-cell table:formula="of:=[.$E$6]+360*[.I$8]/[.$C10]" office:value-type="float" office:value="358.125" calcext:value-type="float">
            <text:p>358</text:p>
          </table:table-cell>
          <table:table-cell table:formula="of:=[.$E$6]+360*[.J$8]/[.$C10]" office:value-type="float" office:value="358.35" calcext:value-type="float">
            <text:p>358</text:p>
          </table:table-cell>
          <table:table-cell table:formula="of:=[.$E$6]+360*[.K$8]/[.$C10]" office:value-type="float" office:value="358.575" calcext:value-type="float">
            <text:p>359</text:p>
          </table:table-cell>
          <table:table-cell table:formula="of:=[.$E$6]+360*[.L$8]/[.$C10]" office:value-type="float" office:value="358.8" calcext:value-type="float">
            <text:p>359</text:p>
          </table:table-cell>
          <table:table-cell table:formula="of:=[.$E$6]+360*[.M$8]/[.$C10]" office:value-type="float" office:value="359.025" calcext:value-type="float">
            <text:p>359</text:p>
          </table:table-cell>
          <table:table-cell table:formula="of:=[.$E$6]+360*[.N$8]/[.$C10]" office:value-type="float" office:value="359.25" calcext:value-type="float">
            <text:p>359</text:p>
          </table:table-cell>
          <table:table-cell table:formula="of:=[.$E$6]+360*[.O$8]/[.$C10]" office:value-type="float" office:value="359.475" calcext:value-type="float">
            <text:p>359</text:p>
          </table:table-cell>
          <table:table-cell table:formula="of:=[.$E$6]+360*[.P$8]/[.$C10]" office:value-type="float" office:value="359.7" calcext:value-type="float">
            <text:p>360</text:p>
          </table:table-cell>
          <table:table-cell table:formula="of:=[.$E$6]+360*[.Q$8]/[.$C10]" office:value-type="float" office:value="359.925" calcext:value-type="float">
            <text:p>360</text:p>
          </table:table-cell>
          <table:table-cell table:formula="of:=[.$E$6]+360*[.R$8]/[.$C10]" office:value-type="float" office:value="360.15" calcext:value-type="float">
            <text:p>360</text:p>
          </table:table-cell>
          <table:table-cell table:formula="of:=[.$E$6]+360*[.S$8]/[.$C10]" office:value-type="float" office:value="360.375" calcext:value-type="float">
            <text:p>360</text:p>
          </table:table-cell>
          <table:table-cell table:formula="of:=[.$E$6]+360*[.T$8]/[.$C10]" office:value-type="float" office:value="360.6" calcext:value-type="float">
            <text:p>361</text:p>
          </table:table-cell>
          <table:table-cell table:formula="of:=[.$E$6]+360*[.U$8]/[.$C10]" office:value-type="float" office:value="360.825" calcext:value-type="float">
            <text:p>361</text:p>
          </table:table-cell>
          <table:table-cell table:formula="of:=[.$E$6]+360*[.V$8]/[.$C10]" office:value-type="float" office:value="361.05" calcext:value-type="float">
            <text:p>361</text:p>
          </table:table-cell>
          <table:table-cell table:formula="of:=[.$E$6]+360*[.W$8]/[.$C10]" office:value-type="float" office:value="361.275" calcext:value-type="float">
            <text:p>361</text:p>
          </table:table-cell>
          <table:table-cell table:formula="of:=[.$E$6]+360*[.X$8]/[.$C10]" office:value-type="float" office:value="361.5" calcext:value-type="float">
            <text:p>3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60000000/[.B11]" office:value-type="float" office:value="60000" calcext:value-type="float">
            <text:p>60000</text:p>
          </table:table-cell>
          <table:table-cell table:formula="of:=[.$E$6]+360*[.D$8]/[.$C11]" office:value-type="float" office:value="357" calcext:value-type="float">
            <text:p>357</text:p>
          </table:table-cell>
          <table:table-cell table:formula="of:=[.$E$6]+360*[.E$8]/[.$C11]" office:value-type="float" office:value="357.3" calcext:value-type="float">
            <text:p>357</text:p>
          </table:table-cell>
          <table:table-cell table:formula="of:=[.$E$6]+360*[.F$8]/[.$C11]" office:value-type="float" office:value="357.6" calcext:value-type="float">
            <text:p>358</text:p>
          </table:table-cell>
          <table:table-cell table:formula="of:=[.$E$6]+360*[.G$8]/[.$C11]" office:value-type="float" office:value="357.9" calcext:value-type="float">
            <text:p>358</text:p>
          </table:table-cell>
          <table:table-cell table:formula="of:=[.$E$6]+360*[.H$8]/[.$C11]" office:value-type="float" office:value="358.2" calcext:value-type="float">
            <text:p>358</text:p>
          </table:table-cell>
          <table:table-cell table:formula="of:=[.$E$6]+360*[.I$8]/[.$C11]" office:value-type="float" office:value="358.5" calcext:value-type="float">
            <text:p>359</text:p>
          </table:table-cell>
          <table:table-cell table:formula="of:=[.$E$6]+360*[.J$8]/[.$C11]" office:value-type="float" office:value="358.8" calcext:value-type="float">
            <text:p>359</text:p>
          </table:table-cell>
          <table:table-cell table:formula="of:=[.$E$6]+360*[.K$8]/[.$C11]" office:value-type="float" office:value="359.1" calcext:value-type="float">
            <text:p>359</text:p>
          </table:table-cell>
          <table:table-cell table:formula="of:=[.$E$6]+360*[.L$8]/[.$C11]" office:value-type="float" office:value="359.4" calcext:value-type="float">
            <text:p>359</text:p>
          </table:table-cell>
          <table:table-cell table:formula="of:=[.$E$6]+360*[.M$8]/[.$C11]" office:value-type="float" office:value="359.7" calcext:value-type="float">
            <text:p>360</text:p>
          </table:table-cell>
          <table:table-cell table:formula="of:=[.$E$6]+360*[.N$8]/[.$C11]" office:value-type="float" office:value="360" calcext:value-type="float">
            <text:p>360</text:p>
          </table:table-cell>
          <table:table-cell table:formula="of:=[.$E$6]+360*[.O$8]/[.$C11]" office:value-type="float" office:value="360.3" calcext:value-type="float">
            <text:p>360</text:p>
          </table:table-cell>
          <table:table-cell table:formula="of:=[.$E$6]+360*[.P$8]/[.$C11]" office:value-type="float" office:value="360.6" calcext:value-type="float">
            <text:p>361</text:p>
          </table:table-cell>
          <table:table-cell table:formula="of:=[.$E$6]+360*[.Q$8]/[.$C11]" office:value-type="float" office:value="360.9" calcext:value-type="float">
            <text:p>361</text:p>
          </table:table-cell>
          <table:table-cell table:formula="of:=[.$E$6]+360*[.R$8]/[.$C11]" office:value-type="float" office:value="361.2" calcext:value-type="float">
            <text:p>361</text:p>
          </table:table-cell>
          <table:table-cell table:formula="of:=[.$E$6]+360*[.S$8]/[.$C11]" office:value-type="float" office:value="361.5" calcext:value-type="float">
            <text:p>362</text:p>
          </table:table-cell>
          <table:table-cell table:formula="of:=[.$E$6]+360*[.T$8]/[.$C11]" office:value-type="float" office:value="361.8" calcext:value-type="float">
            <text:p>362</text:p>
          </table:table-cell>
          <table:table-cell table:formula="of:=[.$E$6]+360*[.U$8]/[.$C11]" office:value-type="float" office:value="362.1" calcext:value-type="float">
            <text:p>362</text:p>
          </table:table-cell>
          <table:table-cell table:formula="of:=[.$E$6]+360*[.V$8]/[.$C11]" office:value-type="float" office:value="362.4" calcext:value-type="float">
            <text:p>362</text:p>
          </table:table-cell>
          <table:table-cell table:formula="of:=[.$E$6]+360*[.W$8]/[.$C11]" office:value-type="float" office:value="362.7" calcext:value-type="float">
            <text:p>363</text:p>
          </table:table-cell>
          <table:table-cell table:formula="of:=[.$E$6]+360*[.X$8]/[.$C11]"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60000000/[.B12]" office:value-type="float" office:value="48000" calcext:value-type="float">
            <text:p>48000</text:p>
          </table:table-cell>
          <table:table-cell table:formula="of:=[.$E$6]+360*[.D$8]/[.$C12]" office:value-type="float" office:value="357" calcext:value-type="float">
            <text:p>357</text:p>
          </table:table-cell>
          <table:table-cell table:formula="of:=[.$E$6]+360*[.E$8]/[.$C12]" office:value-type="float" office:value="357.375" calcext:value-type="float">
            <text:p>357</text:p>
          </table:table-cell>
          <table:table-cell table:formula="of:=[.$E$6]+360*[.F$8]/[.$C12]" office:value-type="float" office:value="357.75" calcext:value-type="float">
            <text:p>358</text:p>
          </table:table-cell>
          <table:table-cell table:formula="of:=[.$E$6]+360*[.G$8]/[.$C12]" office:value-type="float" office:value="358.125" calcext:value-type="float">
            <text:p>358</text:p>
          </table:table-cell>
          <table:table-cell table:formula="of:=[.$E$6]+360*[.H$8]/[.$C12]" office:value-type="float" office:value="358.5" calcext:value-type="float">
            <text:p>359</text:p>
          </table:table-cell>
          <table:table-cell table:formula="of:=[.$E$6]+360*[.I$8]/[.$C12]" office:value-type="float" office:value="358.875" calcext:value-type="float">
            <text:p>359</text:p>
          </table:table-cell>
          <table:table-cell table:formula="of:=[.$E$6]+360*[.J$8]/[.$C12]" office:value-type="float" office:value="359.25" calcext:value-type="float">
            <text:p>359</text:p>
          </table:table-cell>
          <table:table-cell table:formula="of:=[.$E$6]+360*[.K$8]/[.$C12]" office:value-type="float" office:value="359.625" calcext:value-type="float">
            <text:p>360</text:p>
          </table:table-cell>
          <table:table-cell table:formula="of:=[.$E$6]+360*[.L$8]/[.$C12]" office:value-type="float" office:value="360" calcext:value-type="float">
            <text:p>360</text:p>
          </table:table-cell>
          <table:table-cell table:formula="of:=[.$E$6]+360*[.M$8]/[.$C12]" office:value-type="float" office:value="360.375" calcext:value-type="float">
            <text:p>360</text:p>
          </table:table-cell>
          <table:table-cell table:formula="of:=[.$E$6]+360*[.N$8]/[.$C12]" office:value-type="float" office:value="360.75" calcext:value-type="float">
            <text:p>361</text:p>
          </table:table-cell>
          <table:table-cell table:formula="of:=[.$E$6]+360*[.O$8]/[.$C12]" office:value-type="float" office:value="361.125" calcext:value-type="float">
            <text:p>361</text:p>
          </table:table-cell>
          <table:table-cell table:formula="of:=[.$E$6]+360*[.P$8]/[.$C12]" office:value-type="float" office:value="361.5" calcext:value-type="float">
            <text:p>362</text:p>
          </table:table-cell>
          <table:table-cell table:formula="of:=[.$E$6]+360*[.Q$8]/[.$C12]" office:value-type="float" office:value="361.875" calcext:value-type="float">
            <text:p>362</text:p>
          </table:table-cell>
          <table:table-cell table:formula="of:=[.$E$6]+360*[.R$8]/[.$C12]" office:value-type="float" office:value="362.25" calcext:value-type="float">
            <text:p>362</text:p>
          </table:table-cell>
          <table:table-cell table:formula="of:=[.$E$6]+360*[.S$8]/[.$C12]" office:value-type="float" office:value="362.625" calcext:value-type="float">
            <text:p>363</text:p>
          </table:table-cell>
          <table:table-cell table:formula="of:=[.$E$6]+360*[.T$8]/[.$C12]" office:value-type="float" office:value="363" calcext:value-type="float">
            <text:p>363</text:p>
          </table:table-cell>
          <table:table-cell table:formula="of:=[.$E$6]+360*[.U$8]/[.$C12]" office:value-type="float" office:value="363.375" calcext:value-type="float">
            <text:p>363</text:p>
          </table:table-cell>
          <table:table-cell table:formula="of:=[.$E$6]+360*[.V$8]/[.$C12]" office:value-type="float" office:value="363.75" calcext:value-type="float">
            <text:p>364</text:p>
          </table:table-cell>
          <table:table-cell table:formula="of:=[.$E$6]+360*[.W$8]/[.$C12]" office:value-type="float" office:value="364.125" calcext:value-type="float">
            <text:p>364</text:p>
          </table:table-cell>
          <table:table-cell table:formula="of:=[.$E$6]+360*[.X$8]/[.$C12]" office:value-type="float" office:value="364.5" calcext:value-type="float">
            <text:p>36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60000000/[.B13]" office:value-type="float" office:value="40000" calcext:value-type="float">
            <text:p>40000</text:p>
          </table:table-cell>
          <table:table-cell table:formula="of:=[.$E$6]+360*[.D$8]/[.$C13]" office:value-type="float" office:value="357" calcext:value-type="float">
            <text:p>357</text:p>
          </table:table-cell>
          <table:table-cell table:formula="of:=[.$E$6]+360*[.E$8]/[.$C13]" office:value-type="float" office:value="357.45" calcext:value-type="float">
            <text:p>357</text:p>
          </table:table-cell>
          <table:table-cell table:formula="of:=[.$E$6]+360*[.F$8]/[.$C13]" office:value-type="float" office:value="357.9" calcext:value-type="float">
            <text:p>358</text:p>
          </table:table-cell>
          <table:table-cell table:formula="of:=[.$E$6]+360*[.G$8]/[.$C13]" office:value-type="float" office:value="358.35" calcext:value-type="float">
            <text:p>358</text:p>
          </table:table-cell>
          <table:table-cell table:formula="of:=[.$E$6]+360*[.H$8]/[.$C13]" office:value-type="float" office:value="358.8" calcext:value-type="float">
            <text:p>359</text:p>
          </table:table-cell>
          <table:table-cell table:formula="of:=[.$E$6]+360*[.I$8]/[.$C13]" office:value-type="float" office:value="359.25" calcext:value-type="float">
            <text:p>359</text:p>
          </table:table-cell>
          <table:table-cell table:formula="of:=[.$E$6]+360*[.J$8]/[.$C13]" office:value-type="float" office:value="359.7" calcext:value-type="float">
            <text:p>360</text:p>
          </table:table-cell>
          <table:table-cell table:formula="of:=[.$E$6]+360*[.K$8]/[.$C13]" office:value-type="float" office:value="360.15" calcext:value-type="float">
            <text:p>360</text:p>
          </table:table-cell>
          <table:table-cell table:formula="of:=[.$E$6]+360*[.L$8]/[.$C13]" office:value-type="float" office:value="360.6" calcext:value-type="float">
            <text:p>361</text:p>
          </table:table-cell>
          <table:table-cell table:formula="of:=[.$E$6]+360*[.M$8]/[.$C13]" office:value-type="float" office:value="361.05" calcext:value-type="float">
            <text:p>361</text:p>
          </table:table-cell>
          <table:table-cell table:formula="of:=[.$E$6]+360*[.N$8]/[.$C13]" office:value-type="float" office:value="361.5" calcext:value-type="float">
            <text:p>362</text:p>
          </table:table-cell>
          <table:table-cell table:formula="of:=[.$E$6]+360*[.O$8]/[.$C13]" office:value-type="float" office:value="361.95" calcext:value-type="float">
            <text:p>362</text:p>
          </table:table-cell>
          <table:table-cell table:formula="of:=[.$E$6]+360*[.P$8]/[.$C13]" office:value-type="float" office:value="362.4" calcext:value-type="float">
            <text:p>362</text:p>
          </table:table-cell>
          <table:table-cell table:formula="of:=[.$E$6]+360*[.Q$8]/[.$C13]" office:value-type="float" office:value="362.85" calcext:value-type="float">
            <text:p>363</text:p>
          </table:table-cell>
          <table:table-cell table:formula="of:=[.$E$6]+360*[.R$8]/[.$C13]" office:value-type="float" office:value="363.3" calcext:value-type="float">
            <text:p>363</text:p>
          </table:table-cell>
          <table:table-cell table:formula="of:=[.$E$6]+360*[.S$8]/[.$C13]" office:value-type="float" office:value="363.75" calcext:value-type="float">
            <text:p>364</text:p>
          </table:table-cell>
          <table:table-cell table:formula="of:=[.$E$6]+360*[.T$8]/[.$C13]" office:value-type="float" office:value="364.2" calcext:value-type="float">
            <text:p>364</text:p>
          </table:table-cell>
          <table:table-cell table:formula="of:=[.$E$6]+360*[.U$8]/[.$C13]" office:value-type="float" office:value="364.65" calcext:value-type="float">
            <text:p>365</text:p>
          </table:table-cell>
          <table:table-cell table:formula="of:=[.$E$6]+360*[.V$8]/[.$C13]" office:value-type="float" office:value="365.1" calcext:value-type="float">
            <text:p>365</text:p>
          </table:table-cell>
          <table:table-cell table:formula="of:=[.$E$6]+360*[.W$8]/[.$C13]" office:value-type="float" office:value="365.55" calcext:value-type="float">
            <text:p>366</text:p>
          </table:table-cell>
          <table:table-cell table:formula="of:=[.$E$6]+360*[.X$8]/[.$C13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formula="of:=60000000/[.B14]" office:value-type="float" office:value="34285.7142857143" calcext:value-type="float">
            <text:p>34286</text:p>
          </table:table-cell>
          <table:table-cell table:formula="of:=[.$E$6]+360*[.D$8]/[.$C14]" office:value-type="float" office:value="357" calcext:value-type="float">
            <text:p>357</text:p>
          </table:table-cell>
          <table:table-cell table:formula="of:=[.$E$6]+360*[.E$8]/[.$C14]" office:value-type="float" office:value="357.525" calcext:value-type="float">
            <text:p>358</text:p>
          </table:table-cell>
          <table:table-cell table:formula="of:=[.$E$6]+360*[.F$8]/[.$C14]" office:value-type="float" office:value="358.05" calcext:value-type="float">
            <text:p>358</text:p>
          </table:table-cell>
          <table:table-cell table:formula="of:=[.$E$6]+360*[.G$8]/[.$C14]" office:value-type="float" office:value="358.575" calcext:value-type="float">
            <text:p>359</text:p>
          </table:table-cell>
          <table:table-cell table:formula="of:=[.$E$6]+360*[.H$8]/[.$C14]" office:value-type="float" office:value="359.1" calcext:value-type="float">
            <text:p>359</text:p>
          </table:table-cell>
          <table:table-cell table:formula="of:=[.$E$6]+360*[.I$8]/[.$C14]" office:value-type="float" office:value="359.625" calcext:value-type="float">
            <text:p>360</text:p>
          </table:table-cell>
          <table:table-cell table:formula="of:=[.$E$6]+360*[.J$8]/[.$C14]" office:value-type="float" office:value="360.15" calcext:value-type="float">
            <text:p>360</text:p>
          </table:table-cell>
          <table:table-cell table:formula="of:=[.$E$6]+360*[.K$8]/[.$C14]" office:value-type="float" office:value="360.675" calcext:value-type="float">
            <text:p>361</text:p>
          </table:table-cell>
          <table:table-cell table:formula="of:=[.$E$6]+360*[.L$8]/[.$C14]" office:value-type="float" office:value="361.2" calcext:value-type="float">
            <text:p>361</text:p>
          </table:table-cell>
          <table:table-cell table:formula="of:=[.$E$6]+360*[.M$8]/[.$C14]" office:value-type="float" office:value="361.725" calcext:value-type="float">
            <text:p>362</text:p>
          </table:table-cell>
          <table:table-cell table:formula="of:=[.$E$6]+360*[.N$8]/[.$C14]" office:value-type="float" office:value="362.25" calcext:value-type="float">
            <text:p>362</text:p>
          </table:table-cell>
          <table:table-cell table:formula="of:=[.$E$6]+360*[.O$8]/[.$C14]" office:value-type="float" office:value="362.775" calcext:value-type="float">
            <text:p>363</text:p>
          </table:table-cell>
          <table:table-cell table:formula="of:=[.$E$6]+360*[.P$8]/[.$C14]" office:value-type="float" office:value="363.3" calcext:value-type="float">
            <text:p>363</text:p>
          </table:table-cell>
          <table:table-cell table:formula="of:=[.$E$6]+360*[.Q$8]/[.$C14]" office:value-type="float" office:value="363.825" calcext:value-type="float">
            <text:p>364</text:p>
          </table:table-cell>
          <table:table-cell table:formula="of:=[.$E$6]+360*[.R$8]/[.$C14]" office:value-type="float" office:value="364.35" calcext:value-type="float">
            <text:p>364</text:p>
          </table:table-cell>
          <table:table-cell table:formula="of:=[.$E$6]+360*[.S$8]/[.$C14]" office:value-type="float" office:value="364.875" calcext:value-type="float">
            <text:p>365</text:p>
          </table:table-cell>
          <table:table-cell table:formula="of:=[.$E$6]+360*[.T$8]/[.$C14]" office:value-type="float" office:value="365.4" calcext:value-type="float">
            <text:p>365</text:p>
          </table:table-cell>
          <table:table-cell table:formula="of:=[.$E$6]+360*[.U$8]/[.$C14]" office:value-type="float" office:value="365.925" calcext:value-type="float">
            <text:p>366</text:p>
          </table:table-cell>
          <table:table-cell table:formula="of:=[.$E$6]+360*[.V$8]/[.$C14]" office:value-type="float" office:value="366.45" calcext:value-type="float">
            <text:p>366</text:p>
          </table:table-cell>
          <table:table-cell table:formula="of:=[.$E$6]+360*[.W$8]/[.$C14]" office:value-type="float" office:value="366.975" calcext:value-type="float">
            <text:p>367</text:p>
          </table:table-cell>
          <table:table-cell table:formula="of:=[.$E$6]+360*[.X$8]/[.$C14]" office:value-type="float" office:value="367.5" calcext:value-type="float">
            <text:p>36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60000000/[.B15]" office:value-type="float" office:value="30000" calcext:value-type="float">
            <text:p>30000</text:p>
          </table:table-cell>
          <table:table-cell table:formula="of:=[.$E$6]+360*[.D$8]/[.$C15]" office:value-type="float" office:value="357" calcext:value-type="float">
            <text:p>357</text:p>
          </table:table-cell>
          <table:table-cell table:formula="of:=[.$E$6]+360*[.E$8]/[.$C15]" office:value-type="float" office:value="357.6" calcext:value-type="float">
            <text:p>358</text:p>
          </table:table-cell>
          <table:table-cell table:formula="of:=[.$E$6]+360*[.F$8]/[.$C15]" office:value-type="float" office:value="358.2" calcext:value-type="float">
            <text:p>358</text:p>
          </table:table-cell>
          <table:table-cell table:formula="of:=[.$E$6]+360*[.G$8]/[.$C15]" office:value-type="float" office:value="358.8" calcext:value-type="float">
            <text:p>359</text:p>
          </table:table-cell>
          <table:table-cell table:formula="of:=[.$E$6]+360*[.H$8]/[.$C15]" office:value-type="float" office:value="359.4" calcext:value-type="float">
            <text:p>359</text:p>
          </table:table-cell>
          <table:table-cell table:formula="of:=[.$E$6]+360*[.I$8]/[.$C15]" office:value-type="float" office:value="360" calcext:value-type="float">
            <text:p>360</text:p>
          </table:table-cell>
          <table:table-cell table:formula="of:=[.$E$6]+360*[.J$8]/[.$C15]" office:value-type="float" office:value="360.6" calcext:value-type="float">
            <text:p>361</text:p>
          </table:table-cell>
          <table:table-cell table:formula="of:=[.$E$6]+360*[.K$8]/[.$C15]" office:value-type="float" office:value="361.2" calcext:value-type="float">
            <text:p>361</text:p>
          </table:table-cell>
          <table:table-cell table:formula="of:=[.$E$6]+360*[.L$8]/[.$C15]" office:value-type="float" office:value="361.8" calcext:value-type="float">
            <text:p>362</text:p>
          </table:table-cell>
          <table:table-cell table:formula="of:=[.$E$6]+360*[.M$8]/[.$C15]" office:value-type="float" office:value="362.4" calcext:value-type="float">
            <text:p>362</text:p>
          </table:table-cell>
          <table:table-cell table:formula="of:=[.$E$6]+360*[.N$8]/[.$C15]" office:value-type="float" office:value="363" calcext:value-type="float">
            <text:p>363</text:p>
          </table:table-cell>
          <table:table-cell table:formula="of:=[.$E$6]+360*[.O$8]/[.$C15]" office:value-type="float" office:value="363.6" calcext:value-type="float">
            <text:p>364</text:p>
          </table:table-cell>
          <table:table-cell table:formula="of:=[.$E$6]+360*[.P$8]/[.$C15]" office:value-type="float" office:value="364.2" calcext:value-type="float">
            <text:p>364</text:p>
          </table:table-cell>
          <table:table-cell table:formula="of:=[.$E$6]+360*[.Q$8]/[.$C15]" office:value-type="float" office:value="364.8" calcext:value-type="float">
            <text:p>365</text:p>
          </table:table-cell>
          <table:table-cell table:formula="of:=[.$E$6]+360*[.R$8]/[.$C15]" office:value-type="float" office:value="365.4" calcext:value-type="float">
            <text:p>365</text:p>
          </table:table-cell>
          <table:table-cell table:formula="of:=[.$E$6]+360*[.S$8]/[.$C15]" office:value-type="float" office:value="366" calcext:value-type="float">
            <text:p>366</text:p>
          </table:table-cell>
          <table:table-cell table:formula="of:=[.$E$6]+360*[.T$8]/[.$C15]" office:value-type="float" office:value="366.6" calcext:value-type="float">
            <text:p>367</text:p>
          </table:table-cell>
          <table:table-cell table:formula="of:=[.$E$6]+360*[.U$8]/[.$C15]" office:value-type="float" office:value="367.2" calcext:value-type="float">
            <text:p>367</text:p>
          </table:table-cell>
          <table:table-cell table:formula="of:=[.$E$6]+360*[.V$8]/[.$C15]" office:value-type="float" office:value="367.8" calcext:value-type="float">
            <text:p>368</text:p>
          </table:table-cell>
          <table:table-cell table:formula="of:=[.$E$6]+360*[.W$8]/[.$C15]" office:value-type="float" office:value="368.4" calcext:value-type="float">
            <text:p>368</text:p>
          </table:table-cell>
          <table:table-cell table:formula="of:=[.$E$6]+360*[.X$8]/[.$C15]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formula="of:=60000000/[.B16]" office:value-type="float" office:value="26666.6666666667" calcext:value-type="float">
            <text:p>26667</text:p>
          </table:table-cell>
          <table:table-cell table:formula="of:=[.$E$6]+360*[.D$8]/[.$C16]" office:value-type="float" office:value="357" calcext:value-type="float">
            <text:p>357</text:p>
          </table:table-cell>
          <table:table-cell table:formula="of:=[.$E$6]+360*[.E$8]/[.$C16]" office:value-type="float" office:value="357.675" calcext:value-type="float">
            <text:p>358</text:p>
          </table:table-cell>
          <table:table-cell table:formula="of:=[.$E$6]+360*[.F$8]/[.$C16]" office:value-type="float" office:value="358.35" calcext:value-type="float">
            <text:p>358</text:p>
          </table:table-cell>
          <table:table-cell table:formula="of:=[.$E$6]+360*[.G$8]/[.$C16]" office:value-type="float" office:value="359.025" calcext:value-type="float">
            <text:p>359</text:p>
          </table:table-cell>
          <table:table-cell table:formula="of:=[.$E$6]+360*[.H$8]/[.$C16]" office:value-type="float" office:value="359.7" calcext:value-type="float">
            <text:p>360</text:p>
          </table:table-cell>
          <table:table-cell table:formula="of:=[.$E$6]+360*[.I$8]/[.$C16]" office:value-type="float" office:value="360.375" calcext:value-type="float">
            <text:p>360</text:p>
          </table:table-cell>
          <table:table-cell table:formula="of:=[.$E$6]+360*[.J$8]/[.$C16]" office:value-type="float" office:value="361.05" calcext:value-type="float">
            <text:p>361</text:p>
          </table:table-cell>
          <table:table-cell table:formula="of:=[.$E$6]+360*[.K$8]/[.$C16]" office:value-type="float" office:value="361.725" calcext:value-type="float">
            <text:p>362</text:p>
          </table:table-cell>
          <table:table-cell table:formula="of:=[.$E$6]+360*[.L$8]/[.$C16]" office:value-type="float" office:value="362.4" calcext:value-type="float">
            <text:p>362</text:p>
          </table:table-cell>
          <table:table-cell table:formula="of:=[.$E$6]+360*[.M$8]/[.$C16]" office:value-type="float" office:value="363.075" calcext:value-type="float">
            <text:p>363</text:p>
          </table:table-cell>
          <table:table-cell table:formula="of:=[.$E$6]+360*[.N$8]/[.$C16]" office:value-type="float" office:value="363.75" calcext:value-type="float">
            <text:p>364</text:p>
          </table:table-cell>
          <table:table-cell table:formula="of:=[.$E$6]+360*[.O$8]/[.$C16]" office:value-type="float" office:value="364.425" calcext:value-type="float">
            <text:p>364</text:p>
          </table:table-cell>
          <table:table-cell table:formula="of:=[.$E$6]+360*[.P$8]/[.$C16]" office:value-type="float" office:value="365.1" calcext:value-type="float">
            <text:p>365</text:p>
          </table:table-cell>
          <table:table-cell table:formula="of:=[.$E$6]+360*[.Q$8]/[.$C16]" office:value-type="float" office:value="365.775" calcext:value-type="float">
            <text:p>366</text:p>
          </table:table-cell>
          <table:table-cell table:formula="of:=[.$E$6]+360*[.R$8]/[.$C16]" office:value-type="float" office:value="366.45" calcext:value-type="float">
            <text:p>366</text:p>
          </table:table-cell>
          <table:table-cell table:formula="of:=[.$E$6]+360*[.S$8]/[.$C16]" office:value-type="float" office:value="367.125" calcext:value-type="float">
            <text:p>367</text:p>
          </table:table-cell>
          <table:table-cell table:formula="of:=[.$E$6]+360*[.T$8]/[.$C16]" office:value-type="float" office:value="367.8" calcext:value-type="float">
            <text:p>368</text:p>
          </table:table-cell>
          <table:table-cell table:formula="of:=[.$E$6]+360*[.U$8]/[.$C16]" office:value-type="float" office:value="368.475" calcext:value-type="float">
            <text:p>368</text:p>
          </table:table-cell>
          <table:table-cell table:formula="of:=[.$E$6]+360*[.V$8]/[.$C16]" office:value-type="float" office:value="369.15" calcext:value-type="float">
            <text:p>369</text:p>
          </table:table-cell>
          <table:table-cell table:formula="of:=[.$E$6]+360*[.W$8]/[.$C16]" office:value-type="float" office:value="369.825" calcext:value-type="float">
            <text:p>370</text:p>
          </table:table-cell>
          <table:table-cell table:formula="of:=[.$E$6]+360*[.X$8]/[.$C16]" office:value-type="float" office:value="370.5" calcext:value-type="float">
            <text:p>37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60000000/[.B17]" office:value-type="float" office:value="24000" calcext:value-type="float">
            <text:p>24000</text:p>
          </table:table-cell>
          <table:table-cell table:formula="of:=[.$E$6]+360*[.D$8]/[.$C17]" office:value-type="float" office:value="357" calcext:value-type="float">
            <text:p>357</text:p>
          </table:table-cell>
          <table:table-cell table:formula="of:=[.$E$6]+360*[.E$8]/[.$C17]" office:value-type="float" office:value="357.75" calcext:value-type="float">
            <text:p>358</text:p>
          </table:table-cell>
          <table:table-cell table:formula="of:=[.$E$6]+360*[.F$8]/[.$C17]" office:value-type="float" office:value="358.5" calcext:value-type="float">
            <text:p>359</text:p>
          </table:table-cell>
          <table:table-cell table:formula="of:=[.$E$6]+360*[.G$8]/[.$C17]" office:value-type="float" office:value="359.25" calcext:value-type="float">
            <text:p>359</text:p>
          </table:table-cell>
          <table:table-cell table:formula="of:=[.$E$6]+360*[.H$8]/[.$C17]" office:value-type="float" office:value="360" calcext:value-type="float">
            <text:p>360</text:p>
          </table:table-cell>
          <table:table-cell table:formula="of:=[.$E$6]+360*[.I$8]/[.$C17]" office:value-type="float" office:value="360.75" calcext:value-type="float">
            <text:p>361</text:p>
          </table:table-cell>
          <table:table-cell table:formula="of:=[.$E$6]+360*[.J$8]/[.$C17]" office:value-type="float" office:value="361.5" calcext:value-type="float">
            <text:p>362</text:p>
          </table:table-cell>
          <table:table-cell table:formula="of:=[.$E$6]+360*[.K$8]/[.$C17]" office:value-type="float" office:value="362.25" calcext:value-type="float">
            <text:p>362</text:p>
          </table:table-cell>
          <table:table-cell table:formula="of:=[.$E$6]+360*[.L$8]/[.$C17]" office:value-type="float" office:value="363" calcext:value-type="float">
            <text:p>363</text:p>
          </table:table-cell>
          <table:table-cell table:formula="of:=[.$E$6]+360*[.M$8]/[.$C17]" office:value-type="float" office:value="363.75" calcext:value-type="float">
            <text:p>364</text:p>
          </table:table-cell>
          <table:table-cell table:formula="of:=[.$E$6]+360*[.N$8]/[.$C17]" office:value-type="float" office:value="364.5" calcext:value-type="float">
            <text:p>365</text:p>
          </table:table-cell>
          <table:table-cell table:formula="of:=[.$E$6]+360*[.O$8]/[.$C17]" office:value-type="float" office:value="365.25" calcext:value-type="float">
            <text:p>365</text:p>
          </table:table-cell>
          <table:table-cell table:formula="of:=[.$E$6]+360*[.P$8]/[.$C17]" office:value-type="float" office:value="366" calcext:value-type="float">
            <text:p>366</text:p>
          </table:table-cell>
          <table:table-cell table:formula="of:=[.$E$6]+360*[.Q$8]/[.$C17]" office:value-type="float" office:value="366.75" calcext:value-type="float">
            <text:p>367</text:p>
          </table:table-cell>
          <table:table-cell table:formula="of:=[.$E$6]+360*[.R$8]/[.$C17]" office:value-type="float" office:value="367.5" calcext:value-type="float">
            <text:p>368</text:p>
          </table:table-cell>
          <table:table-cell table:formula="of:=[.$E$6]+360*[.S$8]/[.$C17]" office:value-type="float" office:value="368.25" calcext:value-type="float">
            <text:p>368</text:p>
          </table:table-cell>
          <table:table-cell table:formula="of:=[.$E$6]+360*[.T$8]/[.$C17]" office:value-type="float" office:value="369" calcext:value-type="float">
            <text:p>369</text:p>
          </table:table-cell>
          <table:table-cell table:formula="of:=[.$E$6]+360*[.U$8]/[.$C17]" office:value-type="float" office:value="369.75" calcext:value-type="float">
            <text:p>370</text:p>
          </table:table-cell>
          <table:table-cell table:formula="of:=[.$E$6]+360*[.V$8]/[.$C17]" office:value-type="float" office:value="370.5" calcext:value-type="float">
            <text:p>371</text:p>
          </table:table-cell>
          <table:table-cell table:formula="of:=[.$E$6]+360*[.W$8]/[.$C17]" office:value-type="float" office:value="371.25" calcext:value-type="float">
            <text:p>371</text:p>
          </table:table-cell>
          <table:table-cell table:formula="of:=[.$E$6]+360*[.X$8]/[.$C17]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formula="of:=60000000/[.B18]" office:value-type="float" office:value="21818.1818181818" calcext:value-type="float">
            <text:p>21818</text:p>
          </table:table-cell>
          <table:table-cell table:formula="of:=[.$E$6]+360*[.D$8]/[.$C18]" office:value-type="float" office:value="357" calcext:value-type="float">
            <text:p>357</text:p>
          </table:table-cell>
          <table:table-cell table:formula="of:=[.$E$6]+360*[.E$8]/[.$C18]" office:value-type="float" office:value="357.825" calcext:value-type="float">
            <text:p>358</text:p>
          </table:table-cell>
          <table:table-cell table:formula="of:=[.$E$6]+360*[.F$8]/[.$C18]" office:value-type="float" office:value="358.65" calcext:value-type="float">
            <text:p>359</text:p>
          </table:table-cell>
          <table:table-cell table:formula="of:=[.$E$6]+360*[.G$8]/[.$C18]" office:value-type="float" office:value="359.475" calcext:value-type="float">
            <text:p>359</text:p>
          </table:table-cell>
          <table:table-cell table:formula="of:=[.$E$6]+360*[.H$8]/[.$C18]" office:value-type="float" office:value="360.3" calcext:value-type="float">
            <text:p>360</text:p>
          </table:table-cell>
          <table:table-cell table:formula="of:=[.$E$6]+360*[.I$8]/[.$C18]" office:value-type="float" office:value="361.125" calcext:value-type="float">
            <text:p>361</text:p>
          </table:table-cell>
          <table:table-cell table:formula="of:=[.$E$6]+360*[.J$8]/[.$C18]" office:value-type="float" office:value="361.95" calcext:value-type="float">
            <text:p>362</text:p>
          </table:table-cell>
          <table:table-cell table:formula="of:=[.$E$6]+360*[.K$8]/[.$C18]" office:value-type="float" office:value="362.775" calcext:value-type="float">
            <text:p>363</text:p>
          </table:table-cell>
          <table:table-cell table:formula="of:=[.$E$6]+360*[.L$8]/[.$C18]" office:value-type="float" office:value="363.6" calcext:value-type="float">
            <text:p>364</text:p>
          </table:table-cell>
          <table:table-cell table:formula="of:=[.$E$6]+360*[.M$8]/[.$C18]" office:value-type="float" office:value="364.425" calcext:value-type="float">
            <text:p>364</text:p>
          </table:table-cell>
          <table:table-cell table:formula="of:=[.$E$6]+360*[.N$8]/[.$C18]" office:value-type="float" office:value="365.25" calcext:value-type="float">
            <text:p>365</text:p>
          </table:table-cell>
          <table:table-cell table:formula="of:=[.$E$6]+360*[.O$8]/[.$C18]" office:value-type="float" office:value="366.075" calcext:value-type="float">
            <text:p>366</text:p>
          </table:table-cell>
          <table:table-cell table:formula="of:=[.$E$6]+360*[.P$8]/[.$C18]" office:value-type="float" office:value="366.9" calcext:value-type="float">
            <text:p>367</text:p>
          </table:table-cell>
          <table:table-cell table:formula="of:=[.$E$6]+360*[.Q$8]/[.$C18]" office:value-type="float" office:value="367.725" calcext:value-type="float">
            <text:p>368</text:p>
          </table:table-cell>
          <table:table-cell table:formula="of:=[.$E$6]+360*[.R$8]/[.$C18]" office:value-type="float" office:value="368.55" calcext:value-type="float">
            <text:p>369</text:p>
          </table:table-cell>
          <table:table-cell table:formula="of:=[.$E$6]+360*[.S$8]/[.$C18]" office:value-type="float" office:value="369.375" calcext:value-type="float">
            <text:p>369</text:p>
          </table:table-cell>
          <table:table-cell table:formula="of:=[.$E$6]+360*[.T$8]/[.$C18]" office:value-type="float" office:value="370.2" calcext:value-type="float">
            <text:p>370</text:p>
          </table:table-cell>
          <table:table-cell table:formula="of:=[.$E$6]+360*[.U$8]/[.$C18]" office:value-type="float" office:value="371.025" calcext:value-type="float">
            <text:p>371</text:p>
          </table:table-cell>
          <table:table-cell table:formula="of:=[.$E$6]+360*[.V$8]/[.$C18]" office:value-type="float" office:value="371.85" calcext:value-type="float">
            <text:p>372</text:p>
          </table:table-cell>
          <table:table-cell table:formula="of:=[.$E$6]+360*[.W$8]/[.$C18]" office:value-type="float" office:value="372.675" calcext:value-type="float">
            <text:p>373</text:p>
          </table:table-cell>
          <table:table-cell table:formula="of:=[.$E$6]+360*[.X$8]/[.$C18]" office:value-type="float" office:value="373.5" calcext:value-type="float">
            <text:p>37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60000000/[.B19]" office:value-type="float" office:value="20000" calcext:value-type="float">
            <text:p>20000</text:p>
          </table:table-cell>
          <table:table-cell table:formula="of:=[.$E$6]+360*[.D$8]/[.$C19]" office:value-type="float" office:value="357" calcext:value-type="float">
            <text:p>357</text:p>
          </table:table-cell>
          <table:table-cell table:formula="of:=[.$E$6]+360*[.E$8]/[.$C19]" office:value-type="float" office:value="357.9" calcext:value-type="float">
            <text:p>358</text:p>
          </table:table-cell>
          <table:table-cell table:formula="of:=[.$E$6]+360*[.F$8]/[.$C19]" office:value-type="float" office:value="358.8" calcext:value-type="float">
            <text:p>359</text:p>
          </table:table-cell>
          <table:table-cell table:formula="of:=[.$E$6]+360*[.G$8]/[.$C19]" office:value-type="float" office:value="359.7" calcext:value-type="float">
            <text:p>360</text:p>
          </table:table-cell>
          <table:table-cell table:formula="of:=[.$E$6]+360*[.H$8]/[.$C19]" office:value-type="float" office:value="360.6" calcext:value-type="float">
            <text:p>361</text:p>
          </table:table-cell>
          <table:table-cell table:formula="of:=[.$E$6]+360*[.I$8]/[.$C19]" office:value-type="float" office:value="361.5" calcext:value-type="float">
            <text:p>362</text:p>
          </table:table-cell>
          <table:table-cell table:formula="of:=[.$E$6]+360*[.J$8]/[.$C19]" office:value-type="float" office:value="362.4" calcext:value-type="float">
            <text:p>362</text:p>
          </table:table-cell>
          <table:table-cell table:formula="of:=[.$E$6]+360*[.K$8]/[.$C19]" office:value-type="float" office:value="363.3" calcext:value-type="float">
            <text:p>363</text:p>
          </table:table-cell>
          <table:table-cell table:formula="of:=[.$E$6]+360*[.L$8]/[.$C19]" office:value-type="float" office:value="364.2" calcext:value-type="float">
            <text:p>364</text:p>
          </table:table-cell>
          <table:table-cell table:formula="of:=[.$E$6]+360*[.M$8]/[.$C19]" office:value-type="float" office:value="365.1" calcext:value-type="float">
            <text:p>365</text:p>
          </table:table-cell>
          <table:table-cell table:formula="of:=[.$E$6]+360*[.N$8]/[.$C19]" office:value-type="float" office:value="366" calcext:value-type="float">
            <text:p>366</text:p>
          </table:table-cell>
          <table:table-cell table:formula="of:=[.$E$6]+360*[.O$8]/[.$C19]" office:value-type="float" office:value="366.9" calcext:value-type="float">
            <text:p>367</text:p>
          </table:table-cell>
          <table:table-cell table:formula="of:=[.$E$6]+360*[.P$8]/[.$C19]" office:value-type="float" office:value="367.8" calcext:value-type="float">
            <text:p>368</text:p>
          </table:table-cell>
          <table:table-cell table:formula="of:=[.$E$6]+360*[.Q$8]/[.$C19]" office:value-type="float" office:value="368.7" calcext:value-type="float">
            <text:p>369</text:p>
          </table:table-cell>
          <table:table-cell table:formula="of:=[.$E$6]+360*[.R$8]/[.$C19]" office:value-type="float" office:value="369.6" calcext:value-type="float">
            <text:p>370</text:p>
          </table:table-cell>
          <table:table-cell table:formula="of:=[.$E$6]+360*[.S$8]/[.$C19]" office:value-type="float" office:value="370.5" calcext:value-type="float">
            <text:p>371</text:p>
          </table:table-cell>
          <table:table-cell table:formula="of:=[.$E$6]+360*[.T$8]/[.$C19]" office:value-type="float" office:value="371.4" calcext:value-type="float">
            <text:p>371</text:p>
          </table:table-cell>
          <table:table-cell table:formula="of:=[.$E$6]+360*[.U$8]/[.$C19]" office:value-type="float" office:value="372.3" calcext:value-type="float">
            <text:p>372</text:p>
          </table:table-cell>
          <table:table-cell table:formula="of:=[.$E$6]+360*[.V$8]/[.$C19]" office:value-type="float" office:value="373.2" calcext:value-type="float">
            <text:p>373</text:p>
          </table:table-cell>
          <table:table-cell table:formula="of:=[.$E$6]+360*[.W$8]/[.$C19]" office:value-type="float" office:value="374.1" calcext:value-type="float">
            <text:p>374</text:p>
          </table:table-cell>
          <table:table-cell table:formula="of:=[.$E$6]+360*[.X$8]/[.$C19]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formula="of:=60000000/[.B20]" office:value-type="float" office:value="18461.5384615385" calcext:value-type="float">
            <text:p>18462</text:p>
          </table:table-cell>
          <table:table-cell table:formula="of:=[.$E$6]+360*[.D$8]/[.$C20]" office:value-type="float" office:value="357" calcext:value-type="float">
            <text:p>357</text:p>
          </table:table-cell>
          <table:table-cell table:formula="of:=[.$E$6]+360*[.E$8]/[.$C20]" office:value-type="float" office:value="357.975" calcext:value-type="float">
            <text:p>358</text:p>
          </table:table-cell>
          <table:table-cell table:formula="of:=[.$E$6]+360*[.F$8]/[.$C20]" office:value-type="float" office:value="358.95" calcext:value-type="float">
            <text:p>359</text:p>
          </table:table-cell>
          <table:table-cell table:formula="of:=[.$E$6]+360*[.G$8]/[.$C20]" office:value-type="float" office:value="359.925" calcext:value-type="float">
            <text:p>360</text:p>
          </table:table-cell>
          <table:table-cell table:formula="of:=[.$E$6]+360*[.H$8]/[.$C20]" office:value-type="float" office:value="360.9" calcext:value-type="float">
            <text:p>361</text:p>
          </table:table-cell>
          <table:table-cell table:formula="of:=[.$E$6]+360*[.I$8]/[.$C20]" office:value-type="float" office:value="361.875" calcext:value-type="float">
            <text:p>362</text:p>
          </table:table-cell>
          <table:table-cell table:formula="of:=[.$E$6]+360*[.J$8]/[.$C20]" office:value-type="float" office:value="362.85" calcext:value-type="float">
            <text:p>363</text:p>
          </table:table-cell>
          <table:table-cell table:formula="of:=[.$E$6]+360*[.K$8]/[.$C20]" office:value-type="float" office:value="363.825" calcext:value-type="float">
            <text:p>364</text:p>
          </table:table-cell>
          <table:table-cell table:formula="of:=[.$E$6]+360*[.L$8]/[.$C20]" office:value-type="float" office:value="364.8" calcext:value-type="float">
            <text:p>365</text:p>
          </table:table-cell>
          <table:table-cell table:formula="of:=[.$E$6]+360*[.M$8]/[.$C20]" office:value-type="float" office:value="365.775" calcext:value-type="float">
            <text:p>366</text:p>
          </table:table-cell>
          <table:table-cell table:formula="of:=[.$E$6]+360*[.N$8]/[.$C20]" office:value-type="float" office:value="366.75" calcext:value-type="float">
            <text:p>367</text:p>
          </table:table-cell>
          <table:table-cell table:formula="of:=[.$E$6]+360*[.O$8]/[.$C20]" office:value-type="float" office:value="367.725" calcext:value-type="float">
            <text:p>368</text:p>
          </table:table-cell>
          <table:table-cell table:formula="of:=[.$E$6]+360*[.P$8]/[.$C20]" office:value-type="float" office:value="368.7" calcext:value-type="float">
            <text:p>369</text:p>
          </table:table-cell>
          <table:table-cell table:formula="of:=[.$E$6]+360*[.Q$8]/[.$C20]" office:value-type="float" office:value="369.675" calcext:value-type="float">
            <text:p>370</text:p>
          </table:table-cell>
          <table:table-cell table:formula="of:=[.$E$6]+360*[.R$8]/[.$C20]" office:value-type="float" office:value="370.65" calcext:value-type="float">
            <text:p>371</text:p>
          </table:table-cell>
          <table:table-cell table:formula="of:=[.$E$6]+360*[.S$8]/[.$C20]" office:value-type="float" office:value="371.625" calcext:value-type="float">
            <text:p>372</text:p>
          </table:table-cell>
          <table:table-cell table:formula="of:=[.$E$6]+360*[.T$8]/[.$C20]" office:value-type="float" office:value="372.6" calcext:value-type="float">
            <text:p>373</text:p>
          </table:table-cell>
          <table:table-cell table:formula="of:=[.$E$6]+360*[.U$8]/[.$C20]" office:value-type="float" office:value="373.575" calcext:value-type="float">
            <text:p>374</text:p>
          </table:table-cell>
          <table:table-cell table:formula="of:=[.$E$6]+360*[.V$8]/[.$C20]" office:value-type="float" office:value="374.55" calcext:value-type="float">
            <text:p>375</text:p>
          </table:table-cell>
          <table:table-cell table:formula="of:=[.$E$6]+360*[.W$8]/[.$C20]" office:value-type="float" office:value="375.525" calcext:value-type="float">
            <text:p>376</text:p>
          </table:table-cell>
          <table:table-cell table:formula="of:=[.$E$6]+360*[.X$8]/[.$C20]" office:value-type="float" office:value="376.5" calcext:value-type="float">
            <text:p>37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60000000/[.B21]" office:value-type="float" office:value="17142.8571428571" calcext:value-type="float">
            <text:p>17143</text:p>
          </table:table-cell>
          <table:table-cell table:formula="of:=[.$E$6]+360*[.D$8]/[.$C21]" office:value-type="float" office:value="357" calcext:value-type="float">
            <text:p>357</text:p>
          </table:table-cell>
          <table:table-cell table:formula="of:=[.$E$6]+360*[.E$8]/[.$C21]" office:value-type="float" office:value="358.05" calcext:value-type="float">
            <text:p>358</text:p>
          </table:table-cell>
          <table:table-cell table:formula="of:=[.$E$6]+360*[.F$8]/[.$C21]" office:value-type="float" office:value="359.1" calcext:value-type="float">
            <text:p>359</text:p>
          </table:table-cell>
          <table:table-cell table:formula="of:=[.$E$6]+360*[.G$8]/[.$C21]" office:value-type="float" office:value="360.15" calcext:value-type="float">
            <text:p>360</text:p>
          </table:table-cell>
          <table:table-cell table:formula="of:=[.$E$6]+360*[.H$8]/[.$C21]" office:value-type="float" office:value="361.2" calcext:value-type="float">
            <text:p>361</text:p>
          </table:table-cell>
          <table:table-cell table:formula="of:=[.$E$6]+360*[.I$8]/[.$C21]" office:value-type="float" office:value="362.25" calcext:value-type="float">
            <text:p>362</text:p>
          </table:table-cell>
          <table:table-cell table:formula="of:=[.$E$6]+360*[.J$8]/[.$C21]" office:value-type="float" office:value="363.3" calcext:value-type="float">
            <text:p>363</text:p>
          </table:table-cell>
          <table:table-cell table:formula="of:=[.$E$6]+360*[.K$8]/[.$C21]" office:value-type="float" office:value="364.35" calcext:value-type="float">
            <text:p>364</text:p>
          </table:table-cell>
          <table:table-cell table:formula="of:=[.$E$6]+360*[.L$8]/[.$C21]" office:value-type="float" office:value="365.4" calcext:value-type="float">
            <text:p>365</text:p>
          </table:table-cell>
          <table:table-cell table:formula="of:=[.$E$6]+360*[.M$8]/[.$C21]" office:value-type="float" office:value="366.45" calcext:value-type="float">
            <text:p>366</text:p>
          </table:table-cell>
          <table:table-cell table:formula="of:=[.$E$6]+360*[.N$8]/[.$C21]" office:value-type="float" office:value="367.5" calcext:value-type="float">
            <text:p>368</text:p>
          </table:table-cell>
          <table:table-cell table:formula="of:=[.$E$6]+360*[.O$8]/[.$C21]" office:value-type="float" office:value="368.55" calcext:value-type="float">
            <text:p>369</text:p>
          </table:table-cell>
          <table:table-cell table:formula="of:=[.$E$6]+360*[.P$8]/[.$C21]" office:value-type="float" office:value="369.6" calcext:value-type="float">
            <text:p>370</text:p>
          </table:table-cell>
          <table:table-cell table:formula="of:=[.$E$6]+360*[.Q$8]/[.$C21]" office:value-type="float" office:value="370.65" calcext:value-type="float">
            <text:p>371</text:p>
          </table:table-cell>
          <table:table-cell table:formula="of:=[.$E$6]+360*[.R$8]/[.$C21]" office:value-type="float" office:value="371.7" calcext:value-type="float">
            <text:p>372</text:p>
          </table:table-cell>
          <table:table-cell table:formula="of:=[.$E$6]+360*[.S$8]/[.$C21]" office:value-type="float" office:value="372.75" calcext:value-type="float">
            <text:p>373</text:p>
          </table:table-cell>
          <table:table-cell table:formula="of:=[.$E$6]+360*[.T$8]/[.$C21]" office:value-type="float" office:value="373.8" calcext:value-type="float">
            <text:p>374</text:p>
          </table:table-cell>
          <table:table-cell table:formula="of:=[.$E$6]+360*[.U$8]/[.$C21]" office:value-type="float" office:value="374.85" calcext:value-type="float">
            <text:p>375</text:p>
          </table:table-cell>
          <table:table-cell table:formula="of:=[.$E$6]+360*[.V$8]/[.$C21]" office:value-type="float" office:value="375.9" calcext:value-type="float">
            <text:p>376</text:p>
          </table:table-cell>
          <table:table-cell table:formula="of:=[.$E$6]+360*[.W$8]/[.$C21]" office:value-type="float" office:value="376.95" calcext:value-type="float">
            <text:p>377</text:p>
          </table:table-cell>
          <table:table-cell table:formula="of:=[.$E$6]+360*[.X$8]/[.$C21]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formula="of:=60000000/[.B22]" office:value-type="float" office:value="16000" calcext:value-type="float">
            <text:p>16000</text:p>
          </table:table-cell>
          <table:table-cell table:formula="of:=[.$E$6]+360*[.D$8]/[.$C22]" office:value-type="float" office:value="357" calcext:value-type="float">
            <text:p>357</text:p>
          </table:table-cell>
          <table:table-cell table:formula="of:=[.$E$6]+360*[.E$8]/[.$C22]" office:value-type="float" office:value="358.125" calcext:value-type="float">
            <text:p>358</text:p>
          </table:table-cell>
          <table:table-cell table:formula="of:=[.$E$6]+360*[.F$8]/[.$C22]" office:value-type="float" office:value="359.25" calcext:value-type="float">
            <text:p>359</text:p>
          </table:table-cell>
          <table:table-cell table:formula="of:=[.$E$6]+360*[.G$8]/[.$C22]" office:value-type="float" office:value="360.375" calcext:value-type="float">
            <text:p>360</text:p>
          </table:table-cell>
          <table:table-cell table:formula="of:=[.$E$6]+360*[.H$8]/[.$C22]" office:value-type="float" office:value="361.5" calcext:value-type="float">
            <text:p>362</text:p>
          </table:table-cell>
          <table:table-cell table:formula="of:=[.$E$6]+360*[.I$8]/[.$C22]" office:value-type="float" office:value="362.625" calcext:value-type="float">
            <text:p>363</text:p>
          </table:table-cell>
          <table:table-cell table:formula="of:=[.$E$6]+360*[.J$8]/[.$C22]" office:value-type="float" office:value="363.75" calcext:value-type="float">
            <text:p>364</text:p>
          </table:table-cell>
          <table:table-cell table:formula="of:=[.$E$6]+360*[.K$8]/[.$C22]" office:value-type="float" office:value="364.875" calcext:value-type="float">
            <text:p>365</text:p>
          </table:table-cell>
          <table:table-cell table:formula="of:=[.$E$6]+360*[.L$8]/[.$C22]" office:value-type="float" office:value="366" calcext:value-type="float">
            <text:p>366</text:p>
          </table:table-cell>
          <table:table-cell table:formula="of:=[.$E$6]+360*[.M$8]/[.$C22]" office:value-type="float" office:value="367.125" calcext:value-type="float">
            <text:p>367</text:p>
          </table:table-cell>
          <table:table-cell table:formula="of:=[.$E$6]+360*[.N$8]/[.$C22]" office:value-type="float" office:value="368.25" calcext:value-type="float">
            <text:p>368</text:p>
          </table:table-cell>
          <table:table-cell table:formula="of:=[.$E$6]+360*[.O$8]/[.$C22]" office:value-type="float" office:value="369.375" calcext:value-type="float">
            <text:p>369</text:p>
          </table:table-cell>
          <table:table-cell table:formula="of:=[.$E$6]+360*[.P$8]/[.$C22]" office:value-type="float" office:value="370.5" calcext:value-type="float">
            <text:p>371</text:p>
          </table:table-cell>
          <table:table-cell table:formula="of:=[.$E$6]+360*[.Q$8]/[.$C22]" office:value-type="float" office:value="371.625" calcext:value-type="float">
            <text:p>372</text:p>
          </table:table-cell>
          <table:table-cell table:formula="of:=[.$E$6]+360*[.R$8]/[.$C22]" office:value-type="float" office:value="372.75" calcext:value-type="float">
            <text:p>373</text:p>
          </table:table-cell>
          <table:table-cell table:formula="of:=[.$E$6]+360*[.S$8]/[.$C22]" office:value-type="float" office:value="373.875" calcext:value-type="float">
            <text:p>374</text:p>
          </table:table-cell>
          <table:table-cell table:formula="of:=[.$E$6]+360*[.T$8]/[.$C22]" office:value-type="float" office:value="375" calcext:value-type="float">
            <text:p>375</text:p>
          </table:table-cell>
          <table:table-cell table:formula="of:=[.$E$6]+360*[.U$8]/[.$C22]" office:value-type="float" office:value="376.125" calcext:value-type="float">
            <text:p>376</text:p>
          </table:table-cell>
          <table:table-cell table:formula="of:=[.$E$6]+360*[.V$8]/[.$C22]" office:value-type="float" office:value="377.25" calcext:value-type="float">
            <text:p>377</text:p>
          </table:table-cell>
          <table:table-cell table:formula="of:=[.$E$6]+360*[.W$8]/[.$C22]" office:value-type="float" office:value="378.375" calcext:value-type="float">
            <text:p>378</text:p>
          </table:table-cell>
          <table:table-cell table:formula="of:=[.$E$6]+360*[.X$8]/[.$C22]" office:value-type="float" office:value="379.5" calcext:value-type="float">
            <text:p>38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60000000/[.B23]" office:value-type="float" office:value="15000" calcext:value-type="float">
            <text:p>15000</text:p>
          </table:table-cell>
          <table:table-cell table:formula="of:=[.$E$6]+360*[.D$8]/[.$C23]" office:value-type="float" office:value="357" calcext:value-type="float">
            <text:p>357</text:p>
          </table:table-cell>
          <table:table-cell table:formula="of:=[.$E$6]+360*[.E$8]/[.$C23]" office:value-type="float" office:value="358.2" calcext:value-type="float">
            <text:p>358</text:p>
          </table:table-cell>
          <table:table-cell table:formula="of:=[.$E$6]+360*[.F$8]/[.$C23]" office:value-type="float" office:value="359.4" calcext:value-type="float">
            <text:p>359</text:p>
          </table:table-cell>
          <table:table-cell table:formula="of:=[.$E$6]+360*[.G$8]/[.$C23]" office:value-type="float" office:value="360.6" calcext:value-type="float">
            <text:p>361</text:p>
          </table:table-cell>
          <table:table-cell table:formula="of:=[.$E$6]+360*[.H$8]/[.$C23]" office:value-type="float" office:value="361.8" calcext:value-type="float">
            <text:p>362</text:p>
          </table:table-cell>
          <table:table-cell table:formula="of:=[.$E$6]+360*[.I$8]/[.$C23]" office:value-type="float" office:value="363" calcext:value-type="float">
            <text:p>363</text:p>
          </table:table-cell>
          <table:table-cell table:formula="of:=[.$E$6]+360*[.J$8]/[.$C23]" office:value-type="float" office:value="364.2" calcext:value-type="float">
            <text:p>364</text:p>
          </table:table-cell>
          <table:table-cell table:formula="of:=[.$E$6]+360*[.K$8]/[.$C23]" office:value-type="float" office:value="365.4" calcext:value-type="float">
            <text:p>365</text:p>
          </table:table-cell>
          <table:table-cell table:formula="of:=[.$E$6]+360*[.L$8]/[.$C23]" office:value-type="float" office:value="366.6" calcext:value-type="float">
            <text:p>367</text:p>
          </table:table-cell>
          <table:table-cell table:formula="of:=[.$E$6]+360*[.M$8]/[.$C23]" office:value-type="float" office:value="367.8" calcext:value-type="float">
            <text:p>368</text:p>
          </table:table-cell>
          <table:table-cell table:formula="of:=[.$E$6]+360*[.N$8]/[.$C23]" office:value-type="float" office:value="369" calcext:value-type="float">
            <text:p>369</text:p>
          </table:table-cell>
          <table:table-cell table:formula="of:=[.$E$6]+360*[.O$8]/[.$C23]" office:value-type="float" office:value="370.2" calcext:value-type="float">
            <text:p>370</text:p>
          </table:table-cell>
          <table:table-cell table:formula="of:=[.$E$6]+360*[.P$8]/[.$C23]" office:value-type="float" office:value="371.4" calcext:value-type="float">
            <text:p>371</text:p>
          </table:table-cell>
          <table:table-cell table:formula="of:=[.$E$6]+360*[.Q$8]/[.$C23]" office:value-type="float" office:value="372.6" calcext:value-type="float">
            <text:p>373</text:p>
          </table:table-cell>
          <table:table-cell table:formula="of:=[.$E$6]+360*[.R$8]/[.$C23]" office:value-type="float" office:value="373.8" calcext:value-type="float">
            <text:p>374</text:p>
          </table:table-cell>
          <table:table-cell table:formula="of:=[.$E$6]+360*[.S$8]/[.$C23]" office:value-type="float" office:value="375" calcext:value-type="float">
            <text:p>375</text:p>
          </table:table-cell>
          <table:table-cell table:formula="of:=[.$E$6]+360*[.T$8]/[.$C23]" office:value-type="float" office:value="376.2" calcext:value-type="float">
            <text:p>376</text:p>
          </table:table-cell>
          <table:table-cell table:formula="of:=[.$E$6]+360*[.U$8]/[.$C23]" office:value-type="float" office:value="377.4" calcext:value-type="float">
            <text:p>377</text:p>
          </table:table-cell>
          <table:table-cell table:formula="of:=[.$E$6]+360*[.V$8]/[.$C23]" office:value-type="float" office:value="378.6" calcext:value-type="float">
            <text:p>379</text:p>
          </table:table-cell>
          <table:table-cell table:formula="of:=[.$E$6]+360*[.W$8]/[.$C23]" office:value-type="float" office:value="379.8" calcext:value-type="float">
            <text:p>380</text:p>
          </table:table-cell>
          <table:table-cell table:formula="of:=[.$E$6]+360*[.X$8]/[.$C23]"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formula="of:=60000000/[.B24]" office:value-type="float" office:value="14117.6470588235" calcext:value-type="float">
            <text:p>14118</text:p>
          </table:table-cell>
          <table:table-cell table:formula="of:=[.$E$6]+360*[.D$8]/[.$C24]" office:value-type="float" office:value="357" calcext:value-type="float">
            <text:p>357</text:p>
          </table:table-cell>
          <table:table-cell table:formula="of:=[.$E$6]+360*[.E$8]/[.$C24]" office:value-type="float" office:value="358.275" calcext:value-type="float">
            <text:p>358</text:p>
          </table:table-cell>
          <table:table-cell table:formula="of:=[.$E$6]+360*[.F$8]/[.$C24]" office:value-type="float" office:value="359.55" calcext:value-type="float">
            <text:p>360</text:p>
          </table:table-cell>
          <table:table-cell table:formula="of:=[.$E$6]+360*[.G$8]/[.$C24]" office:value-type="float" office:value="360.825" calcext:value-type="float">
            <text:p>361</text:p>
          </table:table-cell>
          <table:table-cell table:formula="of:=[.$E$6]+360*[.H$8]/[.$C24]" office:value-type="float" office:value="362.1" calcext:value-type="float">
            <text:p>362</text:p>
          </table:table-cell>
          <table:table-cell table:formula="of:=[.$E$6]+360*[.I$8]/[.$C24]" office:value-type="float" office:value="363.375" calcext:value-type="float">
            <text:p>363</text:p>
          </table:table-cell>
          <table:table-cell table:formula="of:=[.$E$6]+360*[.J$8]/[.$C24]" office:value-type="float" office:value="364.65" calcext:value-type="float">
            <text:p>365</text:p>
          </table:table-cell>
          <table:table-cell table:formula="of:=[.$E$6]+360*[.K$8]/[.$C24]" office:value-type="float" office:value="365.925" calcext:value-type="float">
            <text:p>366</text:p>
          </table:table-cell>
          <table:table-cell table:formula="of:=[.$E$6]+360*[.L$8]/[.$C24]" office:value-type="float" office:value="367.2" calcext:value-type="float">
            <text:p>367</text:p>
          </table:table-cell>
          <table:table-cell table:formula="of:=[.$E$6]+360*[.M$8]/[.$C24]" office:value-type="float" office:value="368.475" calcext:value-type="float">
            <text:p>368</text:p>
          </table:table-cell>
          <table:table-cell table:formula="of:=[.$E$6]+360*[.N$8]/[.$C24]" office:value-type="float" office:value="369.75" calcext:value-type="float">
            <text:p>370</text:p>
          </table:table-cell>
          <table:table-cell table:formula="of:=[.$E$6]+360*[.O$8]/[.$C24]" office:value-type="float" office:value="371.025" calcext:value-type="float">
            <text:p>371</text:p>
          </table:table-cell>
          <table:table-cell table:formula="of:=[.$E$6]+360*[.P$8]/[.$C24]" office:value-type="float" office:value="372.3" calcext:value-type="float">
            <text:p>372</text:p>
          </table:table-cell>
          <table:table-cell table:formula="of:=[.$E$6]+360*[.Q$8]/[.$C24]" office:value-type="float" office:value="373.575" calcext:value-type="float">
            <text:p>374</text:p>
          </table:table-cell>
          <table:table-cell table:formula="of:=[.$E$6]+360*[.R$8]/[.$C24]" office:value-type="float" office:value="374.85" calcext:value-type="float">
            <text:p>375</text:p>
          </table:table-cell>
          <table:table-cell table:formula="of:=[.$E$6]+360*[.S$8]/[.$C24]" office:value-type="float" office:value="376.125" calcext:value-type="float">
            <text:p>376</text:p>
          </table:table-cell>
          <table:table-cell table:formula="of:=[.$E$6]+360*[.T$8]/[.$C24]" office:value-type="float" office:value="377.4" calcext:value-type="float">
            <text:p>377</text:p>
          </table:table-cell>
          <table:table-cell table:formula="of:=[.$E$6]+360*[.U$8]/[.$C24]" office:value-type="float" office:value="378.675" calcext:value-type="float">
            <text:p>379</text:p>
          </table:table-cell>
          <table:table-cell table:formula="of:=[.$E$6]+360*[.V$8]/[.$C24]" office:value-type="float" office:value="379.95" calcext:value-type="float">
            <text:p>380</text:p>
          </table:table-cell>
          <table:table-cell table:formula="of:=[.$E$6]+360*[.W$8]/[.$C24]" office:value-type="float" office:value="381.225" calcext:value-type="float">
            <text:p>381</text:p>
          </table:table-cell>
          <table:table-cell table:formula="of:=[.$E$6]+360*[.X$8]/[.$C24]" office:value-type="float" office:value="382.5" calcext:value-type="float">
            <text:p>383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60000000/[.B25]" office:value-type="float" office:value="13333.3333333333" calcext:value-type="float">
            <text:p>13333</text:p>
          </table:table-cell>
          <table:table-cell table:formula="of:=[.$E$6]+360*[.D$8]/[.$C25]" office:value-type="float" office:value="357" calcext:value-type="float">
            <text:p>357</text:p>
          </table:table-cell>
          <table:table-cell table:formula="of:=[.$E$6]+360*[.E$8]/[.$C25]" office:value-type="float" office:value="358.35" calcext:value-type="float">
            <text:p>358</text:p>
          </table:table-cell>
          <table:table-cell table:formula="of:=[.$E$6]+360*[.F$8]/[.$C25]" office:value-type="float" office:value="359.7" calcext:value-type="float">
            <text:p>360</text:p>
          </table:table-cell>
          <table:table-cell table:formula="of:=[.$E$6]+360*[.G$8]/[.$C25]" office:value-type="float" office:value="361.05" calcext:value-type="float">
            <text:p>361</text:p>
          </table:table-cell>
          <table:table-cell table:formula="of:=[.$E$6]+360*[.H$8]/[.$C25]" office:value-type="float" office:value="362.4" calcext:value-type="float">
            <text:p>362</text:p>
          </table:table-cell>
          <table:table-cell table:formula="of:=[.$E$6]+360*[.I$8]/[.$C25]" office:value-type="float" office:value="363.75" calcext:value-type="float">
            <text:p>364</text:p>
          </table:table-cell>
          <table:table-cell table:formula="of:=[.$E$6]+360*[.J$8]/[.$C25]" office:value-type="float" office:value="365.1" calcext:value-type="float">
            <text:p>365</text:p>
          </table:table-cell>
          <table:table-cell table:formula="of:=[.$E$6]+360*[.K$8]/[.$C25]" office:value-type="float" office:value="366.45" calcext:value-type="float">
            <text:p>366</text:p>
          </table:table-cell>
          <table:table-cell table:formula="of:=[.$E$6]+360*[.L$8]/[.$C25]" office:value-type="float" office:value="367.8" calcext:value-type="float">
            <text:p>368</text:p>
          </table:table-cell>
          <table:table-cell table:formula="of:=[.$E$6]+360*[.M$8]/[.$C25]" office:value-type="float" office:value="369.15" calcext:value-type="float">
            <text:p>369</text:p>
          </table:table-cell>
          <table:table-cell table:formula="of:=[.$E$6]+360*[.N$8]/[.$C25]" office:value-type="float" office:value="370.5" calcext:value-type="float">
            <text:p>371</text:p>
          </table:table-cell>
          <table:table-cell table:formula="of:=[.$E$6]+360*[.O$8]/[.$C25]" office:value-type="float" office:value="371.85" calcext:value-type="float">
            <text:p>372</text:p>
          </table:table-cell>
          <table:table-cell table:formula="of:=[.$E$6]+360*[.P$8]/[.$C25]" office:value-type="float" office:value="373.2" calcext:value-type="float">
            <text:p>373</text:p>
          </table:table-cell>
          <table:table-cell table:formula="of:=[.$E$6]+360*[.Q$8]/[.$C25]" office:value-type="float" office:value="374.55" calcext:value-type="float">
            <text:p>375</text:p>
          </table:table-cell>
          <table:table-cell table:formula="of:=[.$E$6]+360*[.R$8]/[.$C25]" office:value-type="float" office:value="375.9" calcext:value-type="float">
            <text:p>376</text:p>
          </table:table-cell>
          <table:table-cell table:formula="of:=[.$E$6]+360*[.S$8]/[.$C25]" office:value-type="float" office:value="377.25" calcext:value-type="float">
            <text:p>377</text:p>
          </table:table-cell>
          <table:table-cell table:formula="of:=[.$E$6]+360*[.T$8]/[.$C25]" office:value-type="float" office:value="378.6" calcext:value-type="float">
            <text:p>379</text:p>
          </table:table-cell>
          <table:table-cell table:formula="of:=[.$E$6]+360*[.U$8]/[.$C25]" office:value-type="float" office:value="379.95" calcext:value-type="float">
            <text:p>380</text:p>
          </table:table-cell>
          <table:table-cell table:formula="of:=[.$E$6]+360*[.V$8]/[.$C25]" office:value-type="float" office:value="381.3" calcext:value-type="float">
            <text:p>381</text:p>
          </table:table-cell>
          <table:table-cell table:formula="of:=[.$E$6]+360*[.W$8]/[.$C25]" office:value-type="float" office:value="382.65" calcext:value-type="float">
            <text:p>383</text:p>
          </table:table-cell>
          <table:table-cell table:formula="of:=[.$E$6]+360*[.X$8]/[.$C25]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formula="of:=60000000/[.B26]" office:value-type="float" office:value="12631.5789473684" calcext:value-type="float">
            <text:p>12632</text:p>
          </table:table-cell>
          <table:table-cell table:formula="of:=[.$E$6]+360*[.D$8]/[.$C26]" office:value-type="float" office:value="357" calcext:value-type="float">
            <text:p>357</text:p>
          </table:table-cell>
          <table:table-cell table:formula="of:=[.$E$6]+360*[.E$8]/[.$C26]" office:value-type="float" office:value="358.425" calcext:value-type="float">
            <text:p>358</text:p>
          </table:table-cell>
          <table:table-cell table:formula="of:=[.$E$6]+360*[.F$8]/[.$C26]" office:value-type="float" office:value="359.85" calcext:value-type="float">
            <text:p>360</text:p>
          </table:table-cell>
          <table:table-cell table:formula="of:=[.$E$6]+360*[.G$8]/[.$C26]" office:value-type="float" office:value="361.275" calcext:value-type="float">
            <text:p>361</text:p>
          </table:table-cell>
          <table:table-cell table:formula="of:=[.$E$6]+360*[.H$8]/[.$C26]" office:value-type="float" office:value="362.7" calcext:value-type="float">
            <text:p>363</text:p>
          </table:table-cell>
          <table:table-cell table:formula="of:=[.$E$6]+360*[.I$8]/[.$C26]" office:value-type="float" office:value="364.125" calcext:value-type="float">
            <text:p>364</text:p>
          </table:table-cell>
          <table:table-cell table:formula="of:=[.$E$6]+360*[.J$8]/[.$C26]" office:value-type="float" office:value="365.55" calcext:value-type="float">
            <text:p>366</text:p>
          </table:table-cell>
          <table:table-cell table:formula="of:=[.$E$6]+360*[.K$8]/[.$C26]" office:value-type="float" office:value="366.975" calcext:value-type="float">
            <text:p>367</text:p>
          </table:table-cell>
          <table:table-cell table:formula="of:=[.$E$6]+360*[.L$8]/[.$C26]" office:value-type="float" office:value="368.4" calcext:value-type="float">
            <text:p>368</text:p>
          </table:table-cell>
          <table:table-cell table:formula="of:=[.$E$6]+360*[.M$8]/[.$C26]" office:value-type="float" office:value="369.825" calcext:value-type="float">
            <text:p>370</text:p>
          </table:table-cell>
          <table:table-cell table:formula="of:=[.$E$6]+360*[.N$8]/[.$C26]" office:value-type="float" office:value="371.25" calcext:value-type="float">
            <text:p>371</text:p>
          </table:table-cell>
          <table:table-cell table:formula="of:=[.$E$6]+360*[.O$8]/[.$C26]" office:value-type="float" office:value="372.675" calcext:value-type="float">
            <text:p>373</text:p>
          </table:table-cell>
          <table:table-cell table:formula="of:=[.$E$6]+360*[.P$8]/[.$C26]" office:value-type="float" office:value="374.1" calcext:value-type="float">
            <text:p>374</text:p>
          </table:table-cell>
          <table:table-cell table:formula="of:=[.$E$6]+360*[.Q$8]/[.$C26]" office:value-type="float" office:value="375.525" calcext:value-type="float">
            <text:p>376</text:p>
          </table:table-cell>
          <table:table-cell table:formula="of:=[.$E$6]+360*[.R$8]/[.$C26]" office:value-type="float" office:value="376.95" calcext:value-type="float">
            <text:p>377</text:p>
          </table:table-cell>
          <table:table-cell table:formula="of:=[.$E$6]+360*[.S$8]/[.$C26]" office:value-type="float" office:value="378.375" calcext:value-type="float">
            <text:p>378</text:p>
          </table:table-cell>
          <table:table-cell table:formula="of:=[.$E$6]+360*[.T$8]/[.$C26]" office:value-type="float" office:value="379.8" calcext:value-type="float">
            <text:p>380</text:p>
          </table:table-cell>
          <table:table-cell table:formula="of:=[.$E$6]+360*[.U$8]/[.$C26]" office:value-type="float" office:value="381.225" calcext:value-type="float">
            <text:p>381</text:p>
          </table:table-cell>
          <table:table-cell table:formula="of:=[.$E$6]+360*[.V$8]/[.$C26]" office:value-type="float" office:value="382.65" calcext:value-type="float">
            <text:p>383</text:p>
          </table:table-cell>
          <table:table-cell table:formula="of:=[.$E$6]+360*[.W$8]/[.$C26]" office:value-type="float" office:value="384.075" calcext:value-type="float">
            <text:p>384</text:p>
          </table:table-cell>
          <table:table-cell table:formula="of:=[.$E$6]+360*[.X$8]/[.$C26]" office:value-type="float" office:value="385.5" calcext:value-type="float">
            <text:p>3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60000000/[.B27]" office:value-type="float" office:value="12000" calcext:value-type="float">
            <text:p>12000</text:p>
          </table:table-cell>
          <table:table-cell table:formula="of:=[.$E$6]+360*[.D$8]/[.$C27]" office:value-type="float" office:value="357" calcext:value-type="float">
            <text:p>357</text:p>
          </table:table-cell>
          <table:table-cell table:formula="of:=[.$E$6]+360*[.E$8]/[.$C27]" office:value-type="float" office:value="358.5" calcext:value-type="float">
            <text:p>359</text:p>
          </table:table-cell>
          <table:table-cell table:formula="of:=[.$E$6]+360*[.F$8]/[.$C27]" office:value-type="float" office:value="360" calcext:value-type="float">
            <text:p>360</text:p>
          </table:table-cell>
          <table:table-cell table:formula="of:=[.$E$6]+360*[.G$8]/[.$C27]" office:value-type="float" office:value="361.5" calcext:value-type="float">
            <text:p>362</text:p>
          </table:table-cell>
          <table:table-cell table:formula="of:=[.$E$6]+360*[.H$8]/[.$C27]" office:value-type="float" office:value="363" calcext:value-type="float">
            <text:p>363</text:p>
          </table:table-cell>
          <table:table-cell table:formula="of:=[.$E$6]+360*[.I$8]/[.$C27]" office:value-type="float" office:value="364.5" calcext:value-type="float">
            <text:p>365</text:p>
          </table:table-cell>
          <table:table-cell table:formula="of:=[.$E$6]+360*[.J$8]/[.$C27]" office:value-type="float" office:value="366" calcext:value-type="float">
            <text:p>366</text:p>
          </table:table-cell>
          <table:table-cell table:formula="of:=[.$E$6]+360*[.K$8]/[.$C27]" office:value-type="float" office:value="367.5" calcext:value-type="float">
            <text:p>368</text:p>
          </table:table-cell>
          <table:table-cell table:formula="of:=[.$E$6]+360*[.L$8]/[.$C27]" office:value-type="float" office:value="369" calcext:value-type="float">
            <text:p>369</text:p>
          </table:table-cell>
          <table:table-cell table:formula="of:=[.$E$6]+360*[.M$8]/[.$C27]" office:value-type="float" office:value="370.5" calcext:value-type="float">
            <text:p>371</text:p>
          </table:table-cell>
          <table:table-cell table:formula="of:=[.$E$6]+360*[.N$8]/[.$C27]" office:value-type="float" office:value="372" calcext:value-type="float">
            <text:p>372</text:p>
          </table:table-cell>
          <table:table-cell table:formula="of:=[.$E$6]+360*[.O$8]/[.$C27]" office:value-type="float" office:value="373.5" calcext:value-type="float">
            <text:p>374</text:p>
          </table:table-cell>
          <table:table-cell table:formula="of:=[.$E$6]+360*[.P$8]/[.$C27]" office:value-type="float" office:value="375" calcext:value-type="float">
            <text:p>375</text:p>
          </table:table-cell>
          <table:table-cell table:formula="of:=[.$E$6]+360*[.Q$8]/[.$C27]" office:value-type="float" office:value="376.5" calcext:value-type="float">
            <text:p>377</text:p>
          </table:table-cell>
          <table:table-cell table:formula="of:=[.$E$6]+360*[.R$8]/[.$C27]" office:value-type="float" office:value="378" calcext:value-type="float">
            <text:p>378</text:p>
          </table:table-cell>
          <table:table-cell table:formula="of:=[.$E$6]+360*[.S$8]/[.$C27]" office:value-type="float" office:value="379.5" calcext:value-type="float">
            <text:p>380</text:p>
          </table:table-cell>
          <table:table-cell table:formula="of:=[.$E$6]+360*[.T$8]/[.$C27]" office:value-type="float" office:value="381" calcext:value-type="float">
            <text:p>381</text:p>
          </table:table-cell>
          <table:table-cell table:formula="of:=[.$E$6]+360*[.U$8]/[.$C27]" office:value-type="float" office:value="382.5" calcext:value-type="float">
            <text:p>383</text:p>
          </table:table-cell>
          <table:table-cell table:formula="of:=[.$E$6]+360*[.V$8]/[.$C27]" office:value-type="float" office:value="384" calcext:value-type="float">
            <text:p>384</text:p>
          </table:table-cell>
          <table:table-cell table:formula="of:=[.$E$6]+360*[.W$8]/[.$C27]" office:value-type="float" office:value="385.5" calcext:value-type="float">
            <text:p>386</text:p>
          </table:table-cell>
          <table:table-cell table:formula="of:=[.$E$6]+360*[.X$8]/[.$C27]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table:formula="of:=60000000/[.B28]" office:value-type="float" office:value="11428.5714285714" calcext:value-type="float">
            <text:p>11429</text:p>
          </table:table-cell>
          <table:table-cell table:formula="of:=[.$E$6]+360*[.D$8]/[.$C28]" office:value-type="float" office:value="357" calcext:value-type="float">
            <text:p>357</text:p>
          </table:table-cell>
          <table:table-cell table:formula="of:=[.$E$6]+360*[.E$8]/[.$C28]" office:value-type="float" office:value="358.575" calcext:value-type="float">
            <text:p>359</text:p>
          </table:table-cell>
          <table:table-cell table:formula="of:=[.$E$6]+360*[.F$8]/[.$C28]" office:value-type="float" office:value="360.15" calcext:value-type="float">
            <text:p>360</text:p>
          </table:table-cell>
          <table:table-cell table:formula="of:=[.$E$6]+360*[.G$8]/[.$C28]" office:value-type="float" office:value="361.725" calcext:value-type="float">
            <text:p>362</text:p>
          </table:table-cell>
          <table:table-cell table:formula="of:=[.$E$6]+360*[.H$8]/[.$C28]" office:value-type="float" office:value="363.3" calcext:value-type="float">
            <text:p>363</text:p>
          </table:table-cell>
          <table:table-cell table:formula="of:=[.$E$6]+360*[.I$8]/[.$C28]" office:value-type="float" office:value="364.875" calcext:value-type="float">
            <text:p>365</text:p>
          </table:table-cell>
          <table:table-cell table:formula="of:=[.$E$6]+360*[.J$8]/[.$C28]" office:value-type="float" office:value="366.45" calcext:value-type="float">
            <text:p>366</text:p>
          </table:table-cell>
          <table:table-cell table:formula="of:=[.$E$6]+360*[.K$8]/[.$C28]" office:value-type="float" office:value="368.025" calcext:value-type="float">
            <text:p>368</text:p>
          </table:table-cell>
          <table:table-cell table:formula="of:=[.$E$6]+360*[.L$8]/[.$C28]" office:value-type="float" office:value="369.6" calcext:value-type="float">
            <text:p>370</text:p>
          </table:table-cell>
          <table:table-cell table:formula="of:=[.$E$6]+360*[.M$8]/[.$C28]" office:value-type="float" office:value="371.175" calcext:value-type="float">
            <text:p>371</text:p>
          </table:table-cell>
          <table:table-cell table:formula="of:=[.$E$6]+360*[.N$8]/[.$C28]" office:value-type="float" office:value="372.75" calcext:value-type="float">
            <text:p>373</text:p>
          </table:table-cell>
          <table:table-cell table:formula="of:=[.$E$6]+360*[.O$8]/[.$C28]" office:value-type="float" office:value="374.325" calcext:value-type="float">
            <text:p>374</text:p>
          </table:table-cell>
          <table:table-cell table:formula="of:=[.$E$6]+360*[.P$8]/[.$C28]" office:value-type="float" office:value="375.9" calcext:value-type="float">
            <text:p>376</text:p>
          </table:table-cell>
          <table:table-cell table:formula="of:=[.$E$6]+360*[.Q$8]/[.$C28]" office:value-type="float" office:value="377.475" calcext:value-type="float">
            <text:p>377</text:p>
          </table:table-cell>
          <table:table-cell table:formula="of:=[.$E$6]+360*[.R$8]/[.$C28]" office:value-type="float" office:value="379.05" calcext:value-type="float">
            <text:p>379</text:p>
          </table:table-cell>
          <table:table-cell table:formula="of:=[.$E$6]+360*[.S$8]/[.$C28]" office:value-type="float" office:value="380.625" calcext:value-type="float">
            <text:p>381</text:p>
          </table:table-cell>
          <table:table-cell table:formula="of:=[.$E$6]+360*[.T$8]/[.$C28]" office:value-type="float" office:value="382.2" calcext:value-type="float">
            <text:p>382</text:p>
          </table:table-cell>
          <table:table-cell table:formula="of:=[.$E$6]+360*[.U$8]/[.$C28]" office:value-type="float" office:value="383.775" calcext:value-type="float">
            <text:p>384</text:p>
          </table:table-cell>
          <table:table-cell table:formula="of:=[.$E$6]+360*[.V$8]/[.$C28]" office:value-type="float" office:value="385.35" calcext:value-type="float">
            <text:p>385</text:p>
          </table:table-cell>
          <table:table-cell table:formula="of:=[.$E$6]+360*[.W$8]/[.$C28]" office:value-type="float" office:value="386.925" calcext:value-type="float">
            <text:p>387</text:p>
          </table:table-cell>
          <table:table-cell table:formula="of:=[.$E$6]+360*[.X$8]/[.$C28]" office:value-type="float" office:value="388.5" calcext:value-type="float">
            <text:p>389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60000000/[.B29]" office:value-type="float" office:value="10909.0909090909" calcext:value-type="float">
            <text:p>10909</text:p>
          </table:table-cell>
          <table:table-cell table:formula="of:=[.$E$6]+360*[.D$8]/[.$C29]" office:value-type="float" office:value="357" calcext:value-type="float">
            <text:p>357</text:p>
          </table:table-cell>
          <table:table-cell table:formula="of:=[.$E$6]+360*[.E$8]/[.$C29]" office:value-type="float" office:value="358.65" calcext:value-type="float">
            <text:p>359</text:p>
          </table:table-cell>
          <table:table-cell table:formula="of:=[.$E$6]+360*[.F$8]/[.$C29]" office:value-type="float" office:value="360.3" calcext:value-type="float">
            <text:p>360</text:p>
          </table:table-cell>
          <table:table-cell table:formula="of:=[.$E$6]+360*[.G$8]/[.$C29]" office:value-type="float" office:value="361.95" calcext:value-type="float">
            <text:p>362</text:p>
          </table:table-cell>
          <table:table-cell table:formula="of:=[.$E$6]+360*[.H$8]/[.$C29]" office:value-type="float" office:value="363.6" calcext:value-type="float">
            <text:p>364</text:p>
          </table:table-cell>
          <table:table-cell table:formula="of:=[.$E$6]+360*[.I$8]/[.$C29]" office:value-type="float" office:value="365.25" calcext:value-type="float">
            <text:p>365</text:p>
          </table:table-cell>
          <table:table-cell table:formula="of:=[.$E$6]+360*[.J$8]/[.$C29]" office:value-type="float" office:value="366.9" calcext:value-type="float">
            <text:p>367</text:p>
          </table:table-cell>
          <table:table-cell table:formula="of:=[.$E$6]+360*[.K$8]/[.$C29]" office:value-type="float" office:value="368.55" calcext:value-type="float">
            <text:p>369</text:p>
          </table:table-cell>
          <table:table-cell table:formula="of:=[.$E$6]+360*[.L$8]/[.$C29]" office:value-type="float" office:value="370.2" calcext:value-type="float">
            <text:p>370</text:p>
          </table:table-cell>
          <table:table-cell table:formula="of:=[.$E$6]+360*[.M$8]/[.$C29]" office:value-type="float" office:value="371.85" calcext:value-type="float">
            <text:p>372</text:p>
          </table:table-cell>
          <table:table-cell table:formula="of:=[.$E$6]+360*[.N$8]/[.$C29]" office:value-type="float" office:value="373.5" calcext:value-type="float">
            <text:p>374</text:p>
          </table:table-cell>
          <table:table-cell table:formula="of:=[.$E$6]+360*[.O$8]/[.$C29]" office:value-type="float" office:value="375.15" calcext:value-type="float">
            <text:p>375</text:p>
          </table:table-cell>
          <table:table-cell table:formula="of:=[.$E$6]+360*[.P$8]/[.$C29]" office:value-type="float" office:value="376.8" calcext:value-type="float">
            <text:p>377</text:p>
          </table:table-cell>
          <table:table-cell table:formula="of:=[.$E$6]+360*[.Q$8]/[.$C29]" office:value-type="float" office:value="378.45" calcext:value-type="float">
            <text:p>378</text:p>
          </table:table-cell>
          <table:table-cell table:formula="of:=[.$E$6]+360*[.R$8]/[.$C29]" office:value-type="float" office:value="380.1" calcext:value-type="float">
            <text:p>380</text:p>
          </table:table-cell>
          <table:table-cell table:formula="of:=[.$E$6]+360*[.S$8]/[.$C29]" office:value-type="float" office:value="381.75" calcext:value-type="float">
            <text:p>382</text:p>
          </table:table-cell>
          <table:table-cell table:formula="of:=[.$E$6]+360*[.T$8]/[.$C29]" office:value-type="float" office:value="383.4" calcext:value-type="float">
            <text:p>383</text:p>
          </table:table-cell>
          <table:table-cell table:formula="of:=[.$E$6]+360*[.U$8]/[.$C29]" office:value-type="float" office:value="385.05" calcext:value-type="float">
            <text:p>385</text:p>
          </table:table-cell>
          <table:table-cell table:formula="of:=[.$E$6]+360*[.V$8]/[.$C29]" office:value-type="float" office:value="386.7" calcext:value-type="float">
            <text:p>387</text:p>
          </table:table-cell>
          <table:table-cell table:formula="of:=[.$E$6]+360*[.W$8]/[.$C29]" office:value-type="float" office:value="388.35" calcext:value-type="float">
            <text:p>388</text:p>
          </table:table-cell>
          <table:table-cell table:formula="of:=[.$E$6]+360*[.X$8]/[.$C29]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table:formula="of:=60000000/[.B30]" office:value-type="float" office:value="10434.7826086957" calcext:value-type="float">
            <text:p>10435</text:p>
          </table:table-cell>
          <table:table-cell table:formula="of:=[.$E$6]+360*[.D$8]/[.$C30]" office:value-type="float" office:value="357" calcext:value-type="float">
            <text:p>357</text:p>
          </table:table-cell>
          <table:table-cell table:formula="of:=[.$E$6]+360*[.E$8]/[.$C30]" office:value-type="float" office:value="358.725" calcext:value-type="float">
            <text:p>359</text:p>
          </table:table-cell>
          <table:table-cell table:formula="of:=[.$E$6]+360*[.F$8]/[.$C30]" office:value-type="float" office:value="360.45" calcext:value-type="float">
            <text:p>360</text:p>
          </table:table-cell>
          <table:table-cell table:formula="of:=[.$E$6]+360*[.G$8]/[.$C30]" office:value-type="float" office:value="362.175" calcext:value-type="float">
            <text:p>362</text:p>
          </table:table-cell>
          <table:table-cell table:formula="of:=[.$E$6]+360*[.H$8]/[.$C30]" office:value-type="float" office:value="363.9" calcext:value-type="float">
            <text:p>364</text:p>
          </table:table-cell>
          <table:table-cell table:formula="of:=[.$E$6]+360*[.I$8]/[.$C30]" office:value-type="float" office:value="365.625" calcext:value-type="float">
            <text:p>366</text:p>
          </table:table-cell>
          <table:table-cell table:formula="of:=[.$E$6]+360*[.J$8]/[.$C30]" office:value-type="float" office:value="367.35" calcext:value-type="float">
            <text:p>367</text:p>
          </table:table-cell>
          <table:table-cell table:formula="of:=[.$E$6]+360*[.K$8]/[.$C30]" office:value-type="float" office:value="369.075" calcext:value-type="float">
            <text:p>369</text:p>
          </table:table-cell>
          <table:table-cell table:formula="of:=[.$E$6]+360*[.L$8]/[.$C30]" office:value-type="float" office:value="370.8" calcext:value-type="float">
            <text:p>371</text:p>
          </table:table-cell>
          <table:table-cell table:formula="of:=[.$E$6]+360*[.M$8]/[.$C30]" office:value-type="float" office:value="372.525" calcext:value-type="float">
            <text:p>373</text:p>
          </table:table-cell>
          <table:table-cell table:formula="of:=[.$E$6]+360*[.N$8]/[.$C30]" office:value-type="float" office:value="374.25" calcext:value-type="float">
            <text:p>374</text:p>
          </table:table-cell>
          <table:table-cell table:formula="of:=[.$E$6]+360*[.O$8]/[.$C30]" office:value-type="float" office:value="375.975" calcext:value-type="float">
            <text:p>376</text:p>
          </table:table-cell>
          <table:table-cell table:formula="of:=[.$E$6]+360*[.P$8]/[.$C30]" office:value-type="float" office:value="377.7" calcext:value-type="float">
            <text:p>378</text:p>
          </table:table-cell>
          <table:table-cell table:formula="of:=[.$E$6]+360*[.Q$8]/[.$C30]" office:value-type="float" office:value="379.425" calcext:value-type="float">
            <text:p>379</text:p>
          </table:table-cell>
          <table:table-cell table:formula="of:=[.$E$6]+360*[.R$8]/[.$C30]" office:value-type="float" office:value="381.15" calcext:value-type="float">
            <text:p>381</text:p>
          </table:table-cell>
          <table:table-cell table:formula="of:=[.$E$6]+360*[.S$8]/[.$C30]" office:value-type="float" office:value="382.875" calcext:value-type="float">
            <text:p>383</text:p>
          </table:table-cell>
          <table:table-cell table:formula="of:=[.$E$6]+360*[.T$8]/[.$C30]" office:value-type="float" office:value="384.6" calcext:value-type="float">
            <text:p>385</text:p>
          </table:table-cell>
          <table:table-cell table:formula="of:=[.$E$6]+360*[.U$8]/[.$C30]" office:value-type="float" office:value="386.325" calcext:value-type="float">
            <text:p>386</text:p>
          </table:table-cell>
          <table:table-cell table:formula="of:=[.$E$6]+360*[.V$8]/[.$C30]" office:value-type="float" office:value="388.05" calcext:value-type="float">
            <text:p>388</text:p>
          </table:table-cell>
          <table:table-cell table:formula="of:=[.$E$6]+360*[.W$8]/[.$C30]" office:value-type="float" office:value="389.775" calcext:value-type="float">
            <text:p>390</text:p>
          </table:table-cell>
          <table:table-cell table:formula="of:=[.$E$6]+360*[.X$8]/[.$C30]" office:value-type="float" office:value="391.5" calcext:value-type="float">
            <text:p>39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60000000/[.B31]" office:value-type="float" office:value="10000" calcext:value-type="float">
            <text:p>10000</text:p>
          </table:table-cell>
          <table:table-cell table:formula="of:=[.$E$6]+360*[.D$8]/[.$C31]" office:value-type="float" office:value="357" calcext:value-type="float">
            <text:p>357</text:p>
          </table:table-cell>
          <table:table-cell table:formula="of:=[.$E$6]+360*[.E$8]/[.$C31]" office:value-type="float" office:value="358.8" calcext:value-type="float">
            <text:p>359</text:p>
          </table:table-cell>
          <table:table-cell table:formula="of:=[.$E$6]+360*[.F$8]/[.$C31]" office:value-type="float" office:value="360.6" calcext:value-type="float">
            <text:p>361</text:p>
          </table:table-cell>
          <table:table-cell table:formula="of:=[.$E$6]+360*[.G$8]/[.$C31]" office:value-type="float" office:value="362.4" calcext:value-type="float">
            <text:p>362</text:p>
          </table:table-cell>
          <table:table-cell table:formula="of:=[.$E$6]+360*[.H$8]/[.$C31]" office:value-type="float" office:value="364.2" calcext:value-type="float">
            <text:p>364</text:p>
          </table:table-cell>
          <table:table-cell table:formula="of:=[.$E$6]+360*[.I$8]/[.$C31]" office:value-type="float" office:value="366" calcext:value-type="float">
            <text:p>366</text:p>
          </table:table-cell>
          <table:table-cell table:formula="of:=[.$E$6]+360*[.J$8]/[.$C31]" office:value-type="float" office:value="367.8" calcext:value-type="float">
            <text:p>368</text:p>
          </table:table-cell>
          <table:table-cell table:formula="of:=[.$E$6]+360*[.K$8]/[.$C31]" office:value-type="float" office:value="369.6" calcext:value-type="float">
            <text:p>370</text:p>
          </table:table-cell>
          <table:table-cell table:formula="of:=[.$E$6]+360*[.L$8]/[.$C31]" office:value-type="float" office:value="371.4" calcext:value-type="float">
            <text:p>371</text:p>
          </table:table-cell>
          <table:table-cell table:formula="of:=[.$E$6]+360*[.M$8]/[.$C31]" office:value-type="float" office:value="373.2" calcext:value-type="float">
            <text:p>373</text:p>
          </table:table-cell>
          <table:table-cell table:formula="of:=[.$E$6]+360*[.N$8]/[.$C31]" office:value-type="float" office:value="375" calcext:value-type="float">
            <text:p>375</text:p>
          </table:table-cell>
          <table:table-cell table:formula="of:=[.$E$6]+360*[.O$8]/[.$C31]" office:value-type="float" office:value="376.8" calcext:value-type="float">
            <text:p>377</text:p>
          </table:table-cell>
          <table:table-cell table:formula="of:=[.$E$6]+360*[.P$8]/[.$C31]" office:value-type="float" office:value="378.6" calcext:value-type="float">
            <text:p>379</text:p>
          </table:table-cell>
          <table:table-cell table:formula="of:=[.$E$6]+360*[.Q$8]/[.$C31]" office:value-type="float" office:value="380.4" calcext:value-type="float">
            <text:p>380</text:p>
          </table:table-cell>
          <table:table-cell table:formula="of:=[.$E$6]+360*[.R$8]/[.$C31]" office:value-type="float" office:value="382.2" calcext:value-type="float">
            <text:p>382</text:p>
          </table:table-cell>
          <table:table-cell table:formula="of:=[.$E$6]+360*[.S$8]/[.$C31]" office:value-type="float" office:value="384" calcext:value-type="float">
            <text:p>384</text:p>
          </table:table-cell>
          <table:table-cell table:formula="of:=[.$E$6]+360*[.T$8]/[.$C31]" office:value-type="float" office:value="385.8" calcext:value-type="float">
            <text:p>386</text:p>
          </table:table-cell>
          <table:table-cell table:formula="of:=[.$E$6]+360*[.U$8]/[.$C31]" office:value-type="float" office:value="387.6" calcext:value-type="float">
            <text:p>388</text:p>
          </table:table-cell>
          <table:table-cell table:formula="of:=[.$E$6]+360*[.V$8]/[.$C31]" office:value-type="float" office:value="389.4" calcext:value-type="float">
            <text:p>389</text:p>
          </table:table-cell>
          <table:table-cell table:formula="of:=[.$E$6]+360*[.W$8]/[.$C31]" office:value-type="float" office:value="391.2" calcext:value-type="float">
            <text:p>391</text:p>
          </table:table-cell>
          <table:table-cell table:formula="of:=[.$E$6]+360*[.X$8]/[.$C31]"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table:formula="of:=60000000/[.B32]" office:value-type="float" office:value="9600" calcext:value-type="float">
            <text:p>9600</text:p>
          </table:table-cell>
          <table:table-cell table:formula="of:=[.$E$6]+360*[.D$8]/[.$C32]" office:value-type="float" office:value="357" calcext:value-type="float">
            <text:p>357</text:p>
          </table:table-cell>
          <table:table-cell table:formula="of:=[.$E$6]+360*[.E$8]/[.$C32]" office:value-type="float" office:value="358.875" calcext:value-type="float">
            <text:p>359</text:p>
          </table:table-cell>
          <table:table-cell table:formula="of:=[.$E$6]+360*[.F$8]/[.$C32]" office:value-type="float" office:value="360.75" calcext:value-type="float">
            <text:p>361</text:p>
          </table:table-cell>
          <table:table-cell table:formula="of:=[.$E$6]+360*[.G$8]/[.$C32]" office:value-type="float" office:value="362.625" calcext:value-type="float">
            <text:p>363</text:p>
          </table:table-cell>
          <table:table-cell table:formula="of:=[.$E$6]+360*[.H$8]/[.$C32]" office:value-type="float" office:value="364.5" calcext:value-type="float">
            <text:p>365</text:p>
          </table:table-cell>
          <table:table-cell table:formula="of:=[.$E$6]+360*[.I$8]/[.$C32]" office:value-type="float" office:value="366.375" calcext:value-type="float">
            <text:p>366</text:p>
          </table:table-cell>
          <table:table-cell table:formula="of:=[.$E$6]+360*[.J$8]/[.$C32]" office:value-type="float" office:value="368.25" calcext:value-type="float">
            <text:p>368</text:p>
          </table:table-cell>
          <table:table-cell table:formula="of:=[.$E$6]+360*[.K$8]/[.$C32]" office:value-type="float" office:value="370.125" calcext:value-type="float">
            <text:p>370</text:p>
          </table:table-cell>
          <table:table-cell table:formula="of:=[.$E$6]+360*[.L$8]/[.$C32]" office:value-type="float" office:value="372" calcext:value-type="float">
            <text:p>372</text:p>
          </table:table-cell>
          <table:table-cell table:formula="of:=[.$E$6]+360*[.M$8]/[.$C32]" office:value-type="float" office:value="373.875" calcext:value-type="float">
            <text:p>374</text:p>
          </table:table-cell>
          <table:table-cell table:formula="of:=[.$E$6]+360*[.N$8]/[.$C32]" office:value-type="float" office:value="375.75" calcext:value-type="float">
            <text:p>376</text:p>
          </table:table-cell>
          <table:table-cell table:formula="of:=[.$E$6]+360*[.O$8]/[.$C32]" office:value-type="float" office:value="377.625" calcext:value-type="float">
            <text:p>378</text:p>
          </table:table-cell>
          <table:table-cell table:formula="of:=[.$E$6]+360*[.P$8]/[.$C32]" office:value-type="float" office:value="379.5" calcext:value-type="float">
            <text:p>380</text:p>
          </table:table-cell>
          <table:table-cell table:formula="of:=[.$E$6]+360*[.Q$8]/[.$C32]" office:value-type="float" office:value="381.375" calcext:value-type="float">
            <text:p>381</text:p>
          </table:table-cell>
          <table:table-cell table:formula="of:=[.$E$6]+360*[.R$8]/[.$C32]" office:value-type="float" office:value="383.25" calcext:value-type="float">
            <text:p>383</text:p>
          </table:table-cell>
          <table:table-cell table:formula="of:=[.$E$6]+360*[.S$8]/[.$C32]" office:value-type="float" office:value="385.125" calcext:value-type="float">
            <text:p>385</text:p>
          </table:table-cell>
          <table:table-cell table:formula="of:=[.$E$6]+360*[.T$8]/[.$C32]" office:value-type="float" office:value="387" calcext:value-type="float">
            <text:p>387</text:p>
          </table:table-cell>
          <table:table-cell table:formula="of:=[.$E$6]+360*[.U$8]/[.$C32]" office:value-type="float" office:value="388.875" calcext:value-type="float">
            <text:p>389</text:p>
          </table:table-cell>
          <table:table-cell table:formula="of:=[.$E$6]+360*[.V$8]/[.$C32]" office:value-type="float" office:value="390.75" calcext:value-type="float">
            <text:p>391</text:p>
          </table:table-cell>
          <table:table-cell table:formula="of:=[.$E$6]+360*[.W$8]/[.$C32]" office:value-type="float" office:value="392.625" calcext:value-type="float">
            <text:p>393</text:p>
          </table:table-cell>
          <table:table-cell table:formula="of:=[.$E$6]+360*[.X$8]/[.$C32]" office:value-type="float" office:value="394.5" calcext:value-type="float">
            <text:p>39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60000000/[.B33]" office:value-type="float" office:value="9230.76923076923" calcext:value-type="float">
            <text:p>9231</text:p>
          </table:table-cell>
          <table:table-cell table:formula="of:=[.$E$6]+360*[.D$8]/[.$C33]" office:value-type="float" office:value="357" calcext:value-type="float">
            <text:p>357</text:p>
          </table:table-cell>
          <table:table-cell table:formula="of:=[.$E$6]+360*[.E$8]/[.$C33]" office:value-type="float" office:value="358.95" calcext:value-type="float">
            <text:p>359</text:p>
          </table:table-cell>
          <table:table-cell table:formula="of:=[.$E$6]+360*[.F$8]/[.$C33]" office:value-type="float" office:value="360.9" calcext:value-type="float">
            <text:p>361</text:p>
          </table:table-cell>
          <table:table-cell table:formula="of:=[.$E$6]+360*[.G$8]/[.$C33]" office:value-type="float" office:value="362.85" calcext:value-type="float">
            <text:p>363</text:p>
          </table:table-cell>
          <table:table-cell table:formula="of:=[.$E$6]+360*[.H$8]/[.$C33]" office:value-type="float" office:value="364.8" calcext:value-type="float">
            <text:p>365</text:p>
          </table:table-cell>
          <table:table-cell table:formula="of:=[.$E$6]+360*[.I$8]/[.$C33]" office:value-type="float" office:value="366.75" calcext:value-type="float">
            <text:p>367</text:p>
          </table:table-cell>
          <table:table-cell table:formula="of:=[.$E$6]+360*[.J$8]/[.$C33]" office:value-type="float" office:value="368.7" calcext:value-type="float">
            <text:p>369</text:p>
          </table:table-cell>
          <table:table-cell table:formula="of:=[.$E$6]+360*[.K$8]/[.$C33]" office:value-type="float" office:value="370.65" calcext:value-type="float">
            <text:p>371</text:p>
          </table:table-cell>
          <table:table-cell table:formula="of:=[.$E$6]+360*[.L$8]/[.$C33]" office:value-type="float" office:value="372.6" calcext:value-type="float">
            <text:p>373</text:p>
          </table:table-cell>
          <table:table-cell table:formula="of:=[.$E$6]+360*[.M$8]/[.$C33]" office:value-type="float" office:value="374.55" calcext:value-type="float">
            <text:p>375</text:p>
          </table:table-cell>
          <table:table-cell table:formula="of:=[.$E$6]+360*[.N$8]/[.$C33]" office:value-type="float" office:value="376.5" calcext:value-type="float">
            <text:p>377</text:p>
          </table:table-cell>
          <table:table-cell table:formula="of:=[.$E$6]+360*[.O$8]/[.$C33]" office:value-type="float" office:value="378.45" calcext:value-type="float">
            <text:p>378</text:p>
          </table:table-cell>
          <table:table-cell table:formula="of:=[.$E$6]+360*[.P$8]/[.$C33]" office:value-type="float" office:value="380.4" calcext:value-type="float">
            <text:p>380</text:p>
          </table:table-cell>
          <table:table-cell table:formula="of:=[.$E$6]+360*[.Q$8]/[.$C33]" office:value-type="float" office:value="382.35" calcext:value-type="float">
            <text:p>382</text:p>
          </table:table-cell>
          <table:table-cell table:formula="of:=[.$E$6]+360*[.R$8]/[.$C33]" office:value-type="float" office:value="384.3" calcext:value-type="float">
            <text:p>384</text:p>
          </table:table-cell>
          <table:table-cell table:formula="of:=[.$E$6]+360*[.S$8]/[.$C33]" office:value-type="float" office:value="386.25" calcext:value-type="float">
            <text:p>386</text:p>
          </table:table-cell>
          <table:table-cell table:formula="of:=[.$E$6]+360*[.T$8]/[.$C33]" office:value-type="float" office:value="388.2" calcext:value-type="float">
            <text:p>388</text:p>
          </table:table-cell>
          <table:table-cell table:formula="of:=[.$E$6]+360*[.U$8]/[.$C33]" office:value-type="float" office:value="390.15" calcext:value-type="float">
            <text:p>390</text:p>
          </table:table-cell>
          <table:table-cell table:formula="of:=[.$E$6]+360*[.V$8]/[.$C33]" office:value-type="float" office:value="392.1" calcext:value-type="float">
            <text:p>392</text:p>
          </table:table-cell>
          <table:table-cell table:formula="of:=[.$E$6]+360*[.W$8]/[.$C33]" office:value-type="float" office:value="394.05" calcext:value-type="float">
            <text:p>394</text:p>
          </table:table-cell>
          <table:table-cell table:formula="of:=[.$E$6]+360*[.X$8]/[.$C33]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formula="of:=60000000/[.B34]" office:value-type="float" office:value="8888.88888888889" calcext:value-type="float">
            <text:p>8889</text:p>
          </table:table-cell>
          <table:table-cell table:formula="of:=[.$E$6]+360*[.D$8]/[.$C34]" office:value-type="float" office:value="357" calcext:value-type="float">
            <text:p>357</text:p>
          </table:table-cell>
          <table:table-cell table:formula="of:=[.$E$6]+360*[.E$8]/[.$C34]" office:value-type="float" office:value="359.025" calcext:value-type="float">
            <text:p>359</text:p>
          </table:table-cell>
          <table:table-cell table:formula="of:=[.$E$6]+360*[.F$8]/[.$C34]" office:value-type="float" office:value="361.05" calcext:value-type="float">
            <text:p>361</text:p>
          </table:table-cell>
          <table:table-cell table:formula="of:=[.$E$6]+360*[.G$8]/[.$C34]" office:value-type="float" office:value="363.075" calcext:value-type="float">
            <text:p>363</text:p>
          </table:table-cell>
          <table:table-cell table:formula="of:=[.$E$6]+360*[.H$8]/[.$C34]" office:value-type="float" office:value="365.1" calcext:value-type="float">
            <text:p>365</text:p>
          </table:table-cell>
          <table:table-cell table:formula="of:=[.$E$6]+360*[.I$8]/[.$C34]" office:value-type="float" office:value="367.125" calcext:value-type="float">
            <text:p>367</text:p>
          </table:table-cell>
          <table:table-cell table:formula="of:=[.$E$6]+360*[.J$8]/[.$C34]" office:value-type="float" office:value="369.15" calcext:value-type="float">
            <text:p>369</text:p>
          </table:table-cell>
          <table:table-cell table:formula="of:=[.$E$6]+360*[.K$8]/[.$C34]" office:value-type="float" office:value="371.175" calcext:value-type="float">
            <text:p>371</text:p>
          </table:table-cell>
          <table:table-cell table:formula="of:=[.$E$6]+360*[.L$8]/[.$C34]" office:value-type="float" office:value="373.2" calcext:value-type="float">
            <text:p>373</text:p>
          </table:table-cell>
          <table:table-cell table:formula="of:=[.$E$6]+360*[.M$8]/[.$C34]" office:value-type="float" office:value="375.225" calcext:value-type="float">
            <text:p>375</text:p>
          </table:table-cell>
          <table:table-cell table:formula="of:=[.$E$6]+360*[.N$8]/[.$C34]" office:value-type="float" office:value="377.25" calcext:value-type="float">
            <text:p>377</text:p>
          </table:table-cell>
          <table:table-cell table:formula="of:=[.$E$6]+360*[.O$8]/[.$C34]" office:value-type="float" office:value="379.275" calcext:value-type="float">
            <text:p>379</text:p>
          </table:table-cell>
          <table:table-cell table:formula="of:=[.$E$6]+360*[.P$8]/[.$C34]" office:value-type="float" office:value="381.3" calcext:value-type="float">
            <text:p>381</text:p>
          </table:table-cell>
          <table:table-cell table:formula="of:=[.$E$6]+360*[.Q$8]/[.$C34]" office:value-type="float" office:value="383.325" calcext:value-type="float">
            <text:p>383</text:p>
          </table:table-cell>
          <table:table-cell table:formula="of:=[.$E$6]+360*[.R$8]/[.$C34]" office:value-type="float" office:value="385.35" calcext:value-type="float">
            <text:p>385</text:p>
          </table:table-cell>
          <table:table-cell table:formula="of:=[.$E$6]+360*[.S$8]/[.$C34]" office:value-type="float" office:value="387.375" calcext:value-type="float">
            <text:p>387</text:p>
          </table:table-cell>
          <table:table-cell table:formula="of:=[.$E$6]+360*[.T$8]/[.$C34]" office:value-type="float" office:value="389.4" calcext:value-type="float">
            <text:p>389</text:p>
          </table:table-cell>
          <table:table-cell table:formula="of:=[.$E$6]+360*[.U$8]/[.$C34]" office:value-type="float" office:value="391.425" calcext:value-type="float">
            <text:p>391</text:p>
          </table:table-cell>
          <table:table-cell table:formula="of:=[.$E$6]+360*[.V$8]/[.$C34]" office:value-type="float" office:value="393.45" calcext:value-type="float">
            <text:p>393</text:p>
          </table:table-cell>
          <table:table-cell table:formula="of:=[.$E$6]+360*[.W$8]/[.$C34]" office:value-type="float" office:value="395.475" calcext:value-type="float">
            <text:p>395</text:p>
          </table:table-cell>
          <table:table-cell table:formula="of:=[.$E$6]+360*[.X$8]/[.$C34]" office:value-type="float" office:value="397.5" calcext:value-type="float">
            <text:p>398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60000000/[.B35]" office:value-type="float" office:value="8571.42857142857" calcext:value-type="float">
            <text:p>8571</text:p>
          </table:table-cell>
          <table:table-cell table:formula="of:=[.$E$6]+360*[.D$8]/[.$C35]" office:value-type="float" office:value="357" calcext:value-type="float">
            <text:p>357</text:p>
          </table:table-cell>
          <table:table-cell table:formula="of:=[.$E$6]+360*[.E$8]/[.$C35]" office:value-type="float" office:value="359.1" calcext:value-type="float">
            <text:p>359</text:p>
          </table:table-cell>
          <table:table-cell table:formula="of:=[.$E$6]+360*[.F$8]/[.$C35]" office:value-type="float" office:value="361.2" calcext:value-type="float">
            <text:p>361</text:p>
          </table:table-cell>
          <table:table-cell table:formula="of:=[.$E$6]+360*[.G$8]/[.$C35]" office:value-type="float" office:value="363.3" calcext:value-type="float">
            <text:p>363</text:p>
          </table:table-cell>
          <table:table-cell table:formula="of:=[.$E$6]+360*[.H$8]/[.$C35]" office:value-type="float" office:value="365.4" calcext:value-type="float">
            <text:p>365</text:p>
          </table:table-cell>
          <table:table-cell table:formula="of:=[.$E$6]+360*[.I$8]/[.$C35]" office:value-type="float" office:value="367.5" calcext:value-type="float">
            <text:p>368</text:p>
          </table:table-cell>
          <table:table-cell table:formula="of:=[.$E$6]+360*[.J$8]/[.$C35]" office:value-type="float" office:value="369.6" calcext:value-type="float">
            <text:p>370</text:p>
          </table:table-cell>
          <table:table-cell table:formula="of:=[.$E$6]+360*[.K$8]/[.$C35]" office:value-type="float" office:value="371.7" calcext:value-type="float">
            <text:p>372</text:p>
          </table:table-cell>
          <table:table-cell table:formula="of:=[.$E$6]+360*[.L$8]/[.$C35]" office:value-type="float" office:value="373.8" calcext:value-type="float">
            <text:p>374</text:p>
          </table:table-cell>
          <table:table-cell table:formula="of:=[.$E$6]+360*[.M$8]/[.$C35]" office:value-type="float" office:value="375.9" calcext:value-type="float">
            <text:p>376</text:p>
          </table:table-cell>
          <table:table-cell table:formula="of:=[.$E$6]+360*[.N$8]/[.$C35]" office:value-type="float" office:value="378" calcext:value-type="float">
            <text:p>378</text:p>
          </table:table-cell>
          <table:table-cell table:formula="of:=[.$E$6]+360*[.O$8]/[.$C35]" office:value-type="float" office:value="380.1" calcext:value-type="float">
            <text:p>380</text:p>
          </table:table-cell>
          <table:table-cell table:formula="of:=[.$E$6]+360*[.P$8]/[.$C35]" office:value-type="float" office:value="382.2" calcext:value-type="float">
            <text:p>382</text:p>
          </table:table-cell>
          <table:table-cell table:formula="of:=[.$E$6]+360*[.Q$8]/[.$C35]" office:value-type="float" office:value="384.3" calcext:value-type="float">
            <text:p>384</text:p>
          </table:table-cell>
          <table:table-cell table:formula="of:=[.$E$6]+360*[.R$8]/[.$C35]" office:value-type="float" office:value="386.4" calcext:value-type="float">
            <text:p>386</text:p>
          </table:table-cell>
          <table:table-cell table:formula="of:=[.$E$6]+360*[.S$8]/[.$C35]" office:value-type="float" office:value="388.5" calcext:value-type="float">
            <text:p>389</text:p>
          </table:table-cell>
          <table:table-cell table:formula="of:=[.$E$6]+360*[.T$8]/[.$C35]" office:value-type="float" office:value="390.6" calcext:value-type="float">
            <text:p>391</text:p>
          </table:table-cell>
          <table:table-cell table:formula="of:=[.$E$6]+360*[.U$8]/[.$C35]" office:value-type="float" office:value="392.7" calcext:value-type="float">
            <text:p>393</text:p>
          </table:table-cell>
          <table:table-cell table:formula="of:=[.$E$6]+360*[.V$8]/[.$C35]" office:value-type="float" office:value="394.8" calcext:value-type="float">
            <text:p>395</text:p>
          </table:table-cell>
          <table:table-cell table:formula="of:=[.$E$6]+360*[.W$8]/[.$C35]" office:value-type="float" office:value="396.9" calcext:value-type="float">
            <text:p>397</text:p>
          </table:table-cell>
          <table:table-cell table:formula="of:=[.$E$6]+360*[.X$8]/[.$C35]"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table:formula="of:=60000000/[.B36]" office:value-type="float" office:value="8275.86206896552" calcext:value-type="float">
            <text:p>8276</text:p>
          </table:table-cell>
          <table:table-cell table:formula="of:=[.$E$6]+360*[.D$8]/[.$C36]" office:value-type="float" office:value="357" calcext:value-type="float">
            <text:p>357</text:p>
          </table:table-cell>
          <table:table-cell table:formula="of:=[.$E$6]+360*[.E$8]/[.$C36]" office:value-type="float" office:value="359.175" calcext:value-type="float">
            <text:p>359</text:p>
          </table:table-cell>
          <table:table-cell table:formula="of:=[.$E$6]+360*[.F$8]/[.$C36]" office:value-type="float" office:value="361.35" calcext:value-type="float">
            <text:p>361</text:p>
          </table:table-cell>
          <table:table-cell table:formula="of:=[.$E$6]+360*[.G$8]/[.$C36]" office:value-type="float" office:value="363.525" calcext:value-type="float">
            <text:p>364</text:p>
          </table:table-cell>
          <table:table-cell table:formula="of:=[.$E$6]+360*[.H$8]/[.$C36]" office:value-type="float" office:value="365.7" calcext:value-type="float">
            <text:p>366</text:p>
          </table:table-cell>
          <table:table-cell table:formula="of:=[.$E$6]+360*[.I$8]/[.$C36]" office:value-type="float" office:value="367.875" calcext:value-type="float">
            <text:p>368</text:p>
          </table:table-cell>
          <table:table-cell table:formula="of:=[.$E$6]+360*[.J$8]/[.$C36]" office:value-type="float" office:value="370.05" calcext:value-type="float">
            <text:p>370</text:p>
          </table:table-cell>
          <table:table-cell table:formula="of:=[.$E$6]+360*[.K$8]/[.$C36]" office:value-type="float" office:value="372.225" calcext:value-type="float">
            <text:p>372</text:p>
          </table:table-cell>
          <table:table-cell table:formula="of:=[.$E$6]+360*[.L$8]/[.$C36]" office:value-type="float" office:value="374.4" calcext:value-type="float">
            <text:p>374</text:p>
          </table:table-cell>
          <table:table-cell table:formula="of:=[.$E$6]+360*[.M$8]/[.$C36]" office:value-type="float" office:value="376.575" calcext:value-type="float">
            <text:p>377</text:p>
          </table:table-cell>
          <table:table-cell table:formula="of:=[.$E$6]+360*[.N$8]/[.$C36]" office:value-type="float" office:value="378.75" calcext:value-type="float">
            <text:p>379</text:p>
          </table:table-cell>
          <table:table-cell table:formula="of:=[.$E$6]+360*[.O$8]/[.$C36]" office:value-type="float" office:value="380.925" calcext:value-type="float">
            <text:p>381</text:p>
          </table:table-cell>
          <table:table-cell table:formula="of:=[.$E$6]+360*[.P$8]/[.$C36]" office:value-type="float" office:value="383.1" calcext:value-type="float">
            <text:p>383</text:p>
          </table:table-cell>
          <table:table-cell table:formula="of:=[.$E$6]+360*[.Q$8]/[.$C36]" office:value-type="float" office:value="385.275" calcext:value-type="float">
            <text:p>385</text:p>
          </table:table-cell>
          <table:table-cell table:formula="of:=[.$E$6]+360*[.R$8]/[.$C36]" office:value-type="float" office:value="387.45" calcext:value-type="float">
            <text:p>387</text:p>
          </table:table-cell>
          <table:table-cell table:formula="of:=[.$E$6]+360*[.S$8]/[.$C36]" office:value-type="float" office:value="389.625" calcext:value-type="float">
            <text:p>390</text:p>
          </table:table-cell>
          <table:table-cell table:formula="of:=[.$E$6]+360*[.T$8]/[.$C36]" office:value-type="float" office:value="391.8" calcext:value-type="float">
            <text:p>392</text:p>
          </table:table-cell>
          <table:table-cell table:formula="of:=[.$E$6]+360*[.U$8]/[.$C36]" office:value-type="float" office:value="393.975" calcext:value-type="float">
            <text:p>394</text:p>
          </table:table-cell>
          <table:table-cell table:formula="of:=[.$E$6]+360*[.V$8]/[.$C36]" office:value-type="float" office:value="396.15" calcext:value-type="float">
            <text:p>396</text:p>
          </table:table-cell>
          <table:table-cell table:formula="of:=[.$E$6]+360*[.W$8]/[.$C36]" office:value-type="float" office:value="398.325" calcext:value-type="float">
            <text:p>398</text:p>
          </table:table-cell>
          <table:table-cell table:formula="of:=[.$E$6]+360*[.X$8]/[.$C36]" office:value-type="float" office:value="400.5" calcext:value-type="float">
            <text:p>40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60000000/[.B37]" office:value-type="float" office:value="8000" calcext:value-type="float">
            <text:p>8000</text:p>
          </table:table-cell>
          <table:table-cell table:formula="of:=[.$E$6]+360*[.D$8]/[.$C37]" office:value-type="float" office:value="357" calcext:value-type="float">
            <text:p>357</text:p>
          </table:table-cell>
          <table:table-cell table:formula="of:=[.$E$6]+360*[.E$8]/[.$C37]" office:value-type="float" office:value="359.25" calcext:value-type="float">
            <text:p>359</text:p>
          </table:table-cell>
          <table:table-cell table:formula="of:=[.$E$6]+360*[.F$8]/[.$C37]" office:value-type="float" office:value="361.5" calcext:value-type="float">
            <text:p>362</text:p>
          </table:table-cell>
          <table:table-cell table:formula="of:=[.$E$6]+360*[.G$8]/[.$C37]" office:value-type="float" office:value="363.75" calcext:value-type="float">
            <text:p>364</text:p>
          </table:table-cell>
          <table:table-cell table:formula="of:=[.$E$6]+360*[.H$8]/[.$C37]" office:value-type="float" office:value="366" calcext:value-type="float">
            <text:p>366</text:p>
          </table:table-cell>
          <table:table-cell table:formula="of:=[.$E$6]+360*[.I$8]/[.$C37]" office:value-type="float" office:value="368.25" calcext:value-type="float">
            <text:p>368</text:p>
          </table:table-cell>
          <table:table-cell table:formula="of:=[.$E$6]+360*[.J$8]/[.$C37]" office:value-type="float" office:value="370.5" calcext:value-type="float">
            <text:p>371</text:p>
          </table:table-cell>
          <table:table-cell table:formula="of:=[.$E$6]+360*[.K$8]/[.$C37]" office:value-type="float" office:value="372.75" calcext:value-type="float">
            <text:p>373</text:p>
          </table:table-cell>
          <table:table-cell table:formula="of:=[.$E$6]+360*[.L$8]/[.$C37]" office:value-type="float" office:value="375" calcext:value-type="float">
            <text:p>375</text:p>
          </table:table-cell>
          <table:table-cell table:formula="of:=[.$E$6]+360*[.M$8]/[.$C37]" office:value-type="float" office:value="377.25" calcext:value-type="float">
            <text:p>377</text:p>
          </table:table-cell>
          <table:table-cell table:formula="of:=[.$E$6]+360*[.N$8]/[.$C37]" office:value-type="float" office:value="379.5" calcext:value-type="float">
            <text:p>380</text:p>
          </table:table-cell>
          <table:table-cell table:formula="of:=[.$E$6]+360*[.O$8]/[.$C37]" office:value-type="float" office:value="381.75" calcext:value-type="float">
            <text:p>382</text:p>
          </table:table-cell>
          <table:table-cell table:formula="of:=[.$E$6]+360*[.P$8]/[.$C37]" office:value-type="float" office:value="384" calcext:value-type="float">
            <text:p>384</text:p>
          </table:table-cell>
          <table:table-cell table:formula="of:=[.$E$6]+360*[.Q$8]/[.$C37]" office:value-type="float" office:value="386.25" calcext:value-type="float">
            <text:p>386</text:p>
          </table:table-cell>
          <table:table-cell table:formula="of:=[.$E$6]+360*[.R$8]/[.$C37]" office:value-type="float" office:value="388.5" calcext:value-type="float">
            <text:p>389</text:p>
          </table:table-cell>
          <table:table-cell table:formula="of:=[.$E$6]+360*[.S$8]/[.$C37]" office:value-type="float" office:value="390.75" calcext:value-type="float">
            <text:p>391</text:p>
          </table:table-cell>
          <table:table-cell table:formula="of:=[.$E$6]+360*[.T$8]/[.$C37]" office:value-type="float" office:value="393" calcext:value-type="float">
            <text:p>393</text:p>
          </table:table-cell>
          <table:table-cell table:formula="of:=[.$E$6]+360*[.U$8]/[.$C37]" office:value-type="float" office:value="395.25" calcext:value-type="float">
            <text:p>395</text:p>
          </table:table-cell>
          <table:table-cell table:formula="of:=[.$E$6]+360*[.V$8]/[.$C37]" office:value-type="float" office:value="397.5" calcext:value-type="float">
            <text:p>398</text:p>
          </table:table-cell>
          <table:table-cell table:formula="of:=[.$E$6]+360*[.W$8]/[.$C37]" office:value-type="float" office:value="399.75" calcext:value-type="float">
            <text:p>400</text:p>
          </table:table-cell>
          <table:table-cell table:formula="of:=[.$E$6]+360*[.X$8]/[.$C37]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table:formula="of:=60000000/[.B38]" office:value-type="float" office:value="7741.93548387097" calcext:value-type="float">
            <text:p>7742</text:p>
          </table:table-cell>
          <table:table-cell table:formula="of:=[.$E$6]+360*[.D$8]/[.$C38]" office:value-type="float" office:value="357" calcext:value-type="float">
            <text:p>357</text:p>
          </table:table-cell>
          <table:table-cell table:formula="of:=[.$E$6]+360*[.E$8]/[.$C38]" office:value-type="float" office:value="359.325" calcext:value-type="float">
            <text:p>359</text:p>
          </table:table-cell>
          <table:table-cell table:formula="of:=[.$E$6]+360*[.F$8]/[.$C38]" office:value-type="float" office:value="361.65" calcext:value-type="float">
            <text:p>362</text:p>
          </table:table-cell>
          <table:table-cell table:formula="of:=[.$E$6]+360*[.G$8]/[.$C38]" office:value-type="float" office:value="363.975" calcext:value-type="float">
            <text:p>364</text:p>
          </table:table-cell>
          <table:table-cell table:formula="of:=[.$E$6]+360*[.H$8]/[.$C38]" office:value-type="float" office:value="366.3" calcext:value-type="float">
            <text:p>366</text:p>
          </table:table-cell>
          <table:table-cell table:formula="of:=[.$E$6]+360*[.I$8]/[.$C38]" office:value-type="float" office:value="368.625" calcext:value-type="float">
            <text:p>369</text:p>
          </table:table-cell>
          <table:table-cell table:formula="of:=[.$E$6]+360*[.J$8]/[.$C38]" office:value-type="float" office:value="370.95" calcext:value-type="float">
            <text:p>371</text:p>
          </table:table-cell>
          <table:table-cell table:formula="of:=[.$E$6]+360*[.K$8]/[.$C38]" office:value-type="float" office:value="373.275" calcext:value-type="float">
            <text:p>373</text:p>
          </table:table-cell>
          <table:table-cell table:formula="of:=[.$E$6]+360*[.L$8]/[.$C38]" office:value-type="float" office:value="375.6" calcext:value-type="float">
            <text:p>376</text:p>
          </table:table-cell>
          <table:table-cell table:formula="of:=[.$E$6]+360*[.M$8]/[.$C38]" office:value-type="float" office:value="377.925" calcext:value-type="float">
            <text:p>378</text:p>
          </table:table-cell>
          <table:table-cell table:formula="of:=[.$E$6]+360*[.N$8]/[.$C38]" office:value-type="float" office:value="380.25" calcext:value-type="float">
            <text:p>380</text:p>
          </table:table-cell>
          <table:table-cell table:formula="of:=[.$E$6]+360*[.O$8]/[.$C38]" office:value-type="float" office:value="382.575" calcext:value-type="float">
            <text:p>383</text:p>
          </table:table-cell>
          <table:table-cell table:formula="of:=[.$E$6]+360*[.P$8]/[.$C38]" office:value-type="float" office:value="384.9" calcext:value-type="float">
            <text:p>385</text:p>
          </table:table-cell>
          <table:table-cell table:formula="of:=[.$E$6]+360*[.Q$8]/[.$C38]" office:value-type="float" office:value="387.225" calcext:value-type="float">
            <text:p>387</text:p>
          </table:table-cell>
          <table:table-cell table:formula="of:=[.$E$6]+360*[.R$8]/[.$C38]" office:value-type="float" office:value="389.55" calcext:value-type="float">
            <text:p>390</text:p>
          </table:table-cell>
          <table:table-cell table:formula="of:=[.$E$6]+360*[.S$8]/[.$C38]" office:value-type="float" office:value="391.875" calcext:value-type="float">
            <text:p>392</text:p>
          </table:table-cell>
          <table:table-cell table:formula="of:=[.$E$6]+360*[.T$8]/[.$C38]" office:value-type="float" office:value="394.2" calcext:value-type="float">
            <text:p>394</text:p>
          </table:table-cell>
          <table:table-cell table:formula="of:=[.$E$6]+360*[.U$8]/[.$C38]" office:value-type="float" office:value="396.525" calcext:value-type="float">
            <text:p>397</text:p>
          </table:table-cell>
          <table:table-cell table:formula="of:=[.$E$6]+360*[.V$8]/[.$C38]" office:value-type="float" office:value="398.85" calcext:value-type="float">
            <text:p>399</text:p>
          </table:table-cell>
          <table:table-cell table:formula="of:=[.$E$6]+360*[.W$8]/[.$C38]" office:value-type="float" office:value="401.175" calcext:value-type="float">
            <text:p>401</text:p>
          </table:table-cell>
          <table:table-cell table:formula="of:=[.$E$6]+360*[.X$8]/[.$C38]" office:value-type="float" office:value="403.5" calcext:value-type="float">
            <text:p>40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60000000/[.B39]" office:value-type="float" office:value="7500" calcext:value-type="float">
            <text:p>7500</text:p>
          </table:table-cell>
          <table:table-cell table:formula="of:=[.$E$6]+360*[.D$8]/[.$C39]" office:value-type="float" office:value="357" calcext:value-type="float">
            <text:p>357</text:p>
          </table:table-cell>
          <table:table-cell table:formula="of:=[.$E$6]+360*[.E$8]/[.$C39]" office:value-type="float" office:value="359.4" calcext:value-type="float">
            <text:p>359</text:p>
          </table:table-cell>
          <table:table-cell table:formula="of:=[.$E$6]+360*[.F$8]/[.$C39]" office:value-type="float" office:value="361.8" calcext:value-type="float">
            <text:p>362</text:p>
          </table:table-cell>
          <table:table-cell table:formula="of:=[.$E$6]+360*[.G$8]/[.$C39]" office:value-type="float" office:value="364.2" calcext:value-type="float">
            <text:p>364</text:p>
          </table:table-cell>
          <table:table-cell table:formula="of:=[.$E$6]+360*[.H$8]/[.$C39]" office:value-type="float" office:value="366.6" calcext:value-type="float">
            <text:p>367</text:p>
          </table:table-cell>
          <table:table-cell table:formula="of:=[.$E$6]+360*[.I$8]/[.$C39]" office:value-type="float" office:value="369" calcext:value-type="float">
            <text:p>369</text:p>
          </table:table-cell>
          <table:table-cell table:formula="of:=[.$E$6]+360*[.J$8]/[.$C39]" office:value-type="float" office:value="371.4" calcext:value-type="float">
            <text:p>371</text:p>
          </table:table-cell>
          <table:table-cell table:formula="of:=[.$E$6]+360*[.K$8]/[.$C39]" office:value-type="float" office:value="373.8" calcext:value-type="float">
            <text:p>374</text:p>
          </table:table-cell>
          <table:table-cell table:formula="of:=[.$E$6]+360*[.L$8]/[.$C39]" office:value-type="float" office:value="376.2" calcext:value-type="float">
            <text:p>376</text:p>
          </table:table-cell>
          <table:table-cell table:formula="of:=[.$E$6]+360*[.M$8]/[.$C39]" office:value-type="float" office:value="378.6" calcext:value-type="float">
            <text:p>379</text:p>
          </table:table-cell>
          <table:table-cell table:formula="of:=[.$E$6]+360*[.N$8]/[.$C39]" office:value-type="float" office:value="381" calcext:value-type="float">
            <text:p>381</text:p>
          </table:table-cell>
          <table:table-cell table:formula="of:=[.$E$6]+360*[.O$8]/[.$C39]" office:value-type="float" office:value="383.4" calcext:value-type="float">
            <text:p>383</text:p>
          </table:table-cell>
          <table:table-cell table:formula="of:=[.$E$6]+360*[.P$8]/[.$C39]" office:value-type="float" office:value="385.8" calcext:value-type="float">
            <text:p>386</text:p>
          </table:table-cell>
          <table:table-cell table:formula="of:=[.$E$6]+360*[.Q$8]/[.$C39]" office:value-type="float" office:value="388.2" calcext:value-type="float">
            <text:p>388</text:p>
          </table:table-cell>
          <table:table-cell table:formula="of:=[.$E$6]+360*[.R$8]/[.$C39]" office:value-type="float" office:value="390.6" calcext:value-type="float">
            <text:p>391</text:p>
          </table:table-cell>
          <table:table-cell table:formula="of:=[.$E$6]+360*[.S$8]/[.$C39]" office:value-type="float" office:value="393" calcext:value-type="float">
            <text:p>393</text:p>
          </table:table-cell>
          <table:table-cell table:formula="of:=[.$E$6]+360*[.T$8]/[.$C39]" office:value-type="float" office:value="395.4" calcext:value-type="float">
            <text:p>395</text:p>
          </table:table-cell>
          <table:table-cell table:formula="of:=[.$E$6]+360*[.U$8]/[.$C39]" office:value-type="float" office:value="397.8" calcext:value-type="float">
            <text:p>398</text:p>
          </table:table-cell>
          <table:table-cell table:formula="of:=[.$E$6]+360*[.V$8]/[.$C39]" office:value-type="float" office:value="400.2" calcext:value-type="float">
            <text:p>400</text:p>
          </table:table-cell>
          <table:table-cell table:formula="of:=[.$E$6]+360*[.W$8]/[.$C39]" office:value-type="float" office:value="402.6" calcext:value-type="float">
            <text:p>403</text:p>
          </table:table-cell>
          <table:table-cell table:formula="of:=[.$E$6]+360*[.X$8]/[.$C39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table:formula="of:=60000000/[.B40]" office:value-type="float" office:value="7272.72727272727" calcext:value-type="float">
            <text:p>7273</text:p>
          </table:table-cell>
          <table:table-cell table:formula="of:=[.$E$6]+360*[.D$8]/[.$C40]" office:value-type="float" office:value="357" calcext:value-type="float">
            <text:p>357</text:p>
          </table:table-cell>
          <table:table-cell table:formula="of:=[.$E$6]+360*[.E$8]/[.$C40]" office:value-type="float" office:value="359.475" calcext:value-type="float">
            <text:p>359</text:p>
          </table:table-cell>
          <table:table-cell table:formula="of:=[.$E$6]+360*[.F$8]/[.$C40]" office:value-type="float" office:value="361.95" calcext:value-type="float">
            <text:p>362</text:p>
          </table:table-cell>
          <table:table-cell table:formula="of:=[.$E$6]+360*[.G$8]/[.$C40]" office:value-type="float" office:value="364.425" calcext:value-type="float">
            <text:p>364</text:p>
          </table:table-cell>
          <table:table-cell table:formula="of:=[.$E$6]+360*[.H$8]/[.$C40]" office:value-type="float" office:value="366.9" calcext:value-type="float">
            <text:p>367</text:p>
          </table:table-cell>
          <table:table-cell table:formula="of:=[.$E$6]+360*[.I$8]/[.$C40]" office:value-type="float" office:value="369.375" calcext:value-type="float">
            <text:p>369</text:p>
          </table:table-cell>
          <table:table-cell table:formula="of:=[.$E$6]+360*[.J$8]/[.$C40]" office:value-type="float" office:value="371.85" calcext:value-type="float">
            <text:p>372</text:p>
          </table:table-cell>
          <table:table-cell table:formula="of:=[.$E$6]+360*[.K$8]/[.$C40]" office:value-type="float" office:value="374.325" calcext:value-type="float">
            <text:p>374</text:p>
          </table:table-cell>
          <table:table-cell table:formula="of:=[.$E$6]+360*[.L$8]/[.$C40]" office:value-type="float" office:value="376.8" calcext:value-type="float">
            <text:p>377</text:p>
          </table:table-cell>
          <table:table-cell table:formula="of:=[.$E$6]+360*[.M$8]/[.$C40]" office:value-type="float" office:value="379.275" calcext:value-type="float">
            <text:p>379</text:p>
          </table:table-cell>
          <table:table-cell table:formula="of:=[.$E$6]+360*[.N$8]/[.$C40]" office:value-type="float" office:value="381.75" calcext:value-type="float">
            <text:p>382</text:p>
          </table:table-cell>
          <table:table-cell table:formula="of:=[.$E$6]+360*[.O$8]/[.$C40]" office:value-type="float" office:value="384.225" calcext:value-type="float">
            <text:p>384</text:p>
          </table:table-cell>
          <table:table-cell table:formula="of:=[.$E$6]+360*[.P$8]/[.$C40]" office:value-type="float" office:value="386.7" calcext:value-type="float">
            <text:p>387</text:p>
          </table:table-cell>
          <table:table-cell table:formula="of:=[.$E$6]+360*[.Q$8]/[.$C40]" office:value-type="float" office:value="389.175" calcext:value-type="float">
            <text:p>389</text:p>
          </table:table-cell>
          <table:table-cell table:formula="of:=[.$E$6]+360*[.R$8]/[.$C40]" office:value-type="float" office:value="391.65" calcext:value-type="float">
            <text:p>392</text:p>
          </table:table-cell>
          <table:table-cell table:formula="of:=[.$E$6]+360*[.S$8]/[.$C40]" office:value-type="float" office:value="394.125" calcext:value-type="float">
            <text:p>394</text:p>
          </table:table-cell>
          <table:table-cell table:formula="of:=[.$E$6]+360*[.T$8]/[.$C40]" office:value-type="float" office:value="396.6" calcext:value-type="float">
            <text:p>397</text:p>
          </table:table-cell>
          <table:table-cell table:formula="of:=[.$E$6]+360*[.U$8]/[.$C40]" office:value-type="float" office:value="399.075" calcext:value-type="float">
            <text:p>399</text:p>
          </table:table-cell>
          <table:table-cell table:formula="of:=[.$E$6]+360*[.V$8]/[.$C40]" office:value-type="float" office:value="401.55" calcext:value-type="float">
            <text:p>402</text:p>
          </table:table-cell>
          <table:table-cell table:formula="of:=[.$E$6]+360*[.W$8]/[.$C40]" office:value-type="float" office:value="404.025" calcext:value-type="float">
            <text:p>404</text:p>
          </table:table-cell>
          <table:table-cell table:formula="of:=[.$E$6]+360*[.X$8]/[.$C40]" office:value-type="float" office:value="406.5" calcext:value-type="float">
            <text:p>407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60000000/[.B41]" office:value-type="float" office:value="7058.82352941176" calcext:value-type="float">
            <text:p>7059</text:p>
          </table:table-cell>
          <table:table-cell table:formula="of:=[.$E$6]+360*[.D$8]/[.$C41]" office:value-type="float" office:value="357" calcext:value-type="float">
            <text:p>357</text:p>
          </table:table-cell>
          <table:table-cell table:formula="of:=[.$E$6]+360*[.E$8]/[.$C41]" office:value-type="float" office:value="359.55" calcext:value-type="float">
            <text:p>360</text:p>
          </table:table-cell>
          <table:table-cell table:formula="of:=[.$E$6]+360*[.F$8]/[.$C41]" office:value-type="float" office:value="362.1" calcext:value-type="float">
            <text:p>362</text:p>
          </table:table-cell>
          <table:table-cell table:formula="of:=[.$E$6]+360*[.G$8]/[.$C41]" office:value-type="float" office:value="364.65" calcext:value-type="float">
            <text:p>365</text:p>
          </table:table-cell>
          <table:table-cell table:formula="of:=[.$E$6]+360*[.H$8]/[.$C41]" office:value-type="float" office:value="367.2" calcext:value-type="float">
            <text:p>367</text:p>
          </table:table-cell>
          <table:table-cell table:formula="of:=[.$E$6]+360*[.I$8]/[.$C41]" office:value-type="float" office:value="369.75" calcext:value-type="float">
            <text:p>370</text:p>
          </table:table-cell>
          <table:table-cell table:formula="of:=[.$E$6]+360*[.J$8]/[.$C41]" office:value-type="float" office:value="372.3" calcext:value-type="float">
            <text:p>372</text:p>
          </table:table-cell>
          <table:table-cell table:formula="of:=[.$E$6]+360*[.K$8]/[.$C41]" office:value-type="float" office:value="374.85" calcext:value-type="float">
            <text:p>375</text:p>
          </table:table-cell>
          <table:table-cell table:formula="of:=[.$E$6]+360*[.L$8]/[.$C41]" office:value-type="float" office:value="377.4" calcext:value-type="float">
            <text:p>377</text:p>
          </table:table-cell>
          <table:table-cell table:formula="of:=[.$E$6]+360*[.M$8]/[.$C41]" office:value-type="float" office:value="379.95" calcext:value-type="float">
            <text:p>380</text:p>
          </table:table-cell>
          <table:table-cell table:formula="of:=[.$E$6]+360*[.N$8]/[.$C41]" office:value-type="float" office:value="382.5" calcext:value-type="float">
            <text:p>383</text:p>
          </table:table-cell>
          <table:table-cell table:formula="of:=[.$E$6]+360*[.O$8]/[.$C41]" office:value-type="float" office:value="385.05" calcext:value-type="float">
            <text:p>385</text:p>
          </table:table-cell>
          <table:table-cell table:formula="of:=[.$E$6]+360*[.P$8]/[.$C41]" office:value-type="float" office:value="387.6" calcext:value-type="float">
            <text:p>388</text:p>
          </table:table-cell>
          <table:table-cell table:formula="of:=[.$E$6]+360*[.Q$8]/[.$C41]" office:value-type="float" office:value="390.15" calcext:value-type="float">
            <text:p>390</text:p>
          </table:table-cell>
          <table:table-cell table:formula="of:=[.$E$6]+360*[.R$8]/[.$C41]" office:value-type="float" office:value="392.7" calcext:value-type="float">
            <text:p>393</text:p>
          </table:table-cell>
          <table:table-cell table:formula="of:=[.$E$6]+360*[.S$8]/[.$C41]" office:value-type="float" office:value="395.25" calcext:value-type="float">
            <text:p>395</text:p>
          </table:table-cell>
          <table:table-cell table:formula="of:=[.$E$6]+360*[.T$8]/[.$C41]" office:value-type="float" office:value="397.8" calcext:value-type="float">
            <text:p>398</text:p>
          </table:table-cell>
          <table:table-cell table:formula="of:=[.$E$6]+360*[.U$8]/[.$C41]" office:value-type="float" office:value="400.35" calcext:value-type="float">
            <text:p>400</text:p>
          </table:table-cell>
          <table:table-cell table:formula="of:=[.$E$6]+360*[.V$8]/[.$C41]" office:value-type="float" office:value="402.9" calcext:value-type="float">
            <text:p>403</text:p>
          </table:table-cell>
          <table:table-cell table:formula="of:=[.$E$6]+360*[.W$8]/[.$C41]" office:value-type="float" office:value="405.45" calcext:value-type="float">
            <text:p>405</text:p>
          </table:table-cell>
          <table:table-cell table:formula="of:=[.$E$6]+360*[.X$8]/[.$C41]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table:formula="of:=60000000/[.B42]" office:value-type="float" office:value="6857.14285714286" calcext:value-type="float">
            <text:p>6857</text:p>
          </table:table-cell>
          <table:table-cell table:formula="of:=[.$E$6]+360*[.D$8]/[.$C42]" office:value-type="float" office:value="357" calcext:value-type="float">
            <text:p>357</text:p>
          </table:table-cell>
          <table:table-cell table:formula="of:=[.$E$6]+360*[.E$8]/[.$C42]" office:value-type="float" office:value="359.625" calcext:value-type="float">
            <text:p>360</text:p>
          </table:table-cell>
          <table:table-cell table:formula="of:=[.$E$6]+360*[.F$8]/[.$C42]" office:value-type="float" office:value="362.25" calcext:value-type="float">
            <text:p>362</text:p>
          </table:table-cell>
          <table:table-cell table:formula="of:=[.$E$6]+360*[.G$8]/[.$C42]" office:value-type="float" office:value="364.875" calcext:value-type="float">
            <text:p>365</text:p>
          </table:table-cell>
          <table:table-cell table:formula="of:=[.$E$6]+360*[.H$8]/[.$C42]" office:value-type="float" office:value="367.5" calcext:value-type="float">
            <text:p>368</text:p>
          </table:table-cell>
          <table:table-cell table:formula="of:=[.$E$6]+360*[.I$8]/[.$C42]" office:value-type="float" office:value="370.125" calcext:value-type="float">
            <text:p>370</text:p>
          </table:table-cell>
          <table:table-cell table:formula="of:=[.$E$6]+360*[.J$8]/[.$C42]" office:value-type="float" office:value="372.75" calcext:value-type="float">
            <text:p>373</text:p>
          </table:table-cell>
          <table:table-cell table:formula="of:=[.$E$6]+360*[.K$8]/[.$C42]" office:value-type="float" office:value="375.375" calcext:value-type="float">
            <text:p>375</text:p>
          </table:table-cell>
          <table:table-cell table:formula="of:=[.$E$6]+360*[.L$8]/[.$C42]" office:value-type="float" office:value="378" calcext:value-type="float">
            <text:p>378</text:p>
          </table:table-cell>
          <table:table-cell table:formula="of:=[.$E$6]+360*[.M$8]/[.$C42]" office:value-type="float" office:value="380.625" calcext:value-type="float">
            <text:p>381</text:p>
          </table:table-cell>
          <table:table-cell table:formula="of:=[.$E$6]+360*[.N$8]/[.$C42]" office:value-type="float" office:value="383.25" calcext:value-type="float">
            <text:p>383</text:p>
          </table:table-cell>
          <table:table-cell table:formula="of:=[.$E$6]+360*[.O$8]/[.$C42]" office:value-type="float" office:value="385.875" calcext:value-type="float">
            <text:p>386</text:p>
          </table:table-cell>
          <table:table-cell table:formula="of:=[.$E$6]+360*[.P$8]/[.$C42]" office:value-type="float" office:value="388.5" calcext:value-type="float">
            <text:p>389</text:p>
          </table:table-cell>
          <table:table-cell table:formula="of:=[.$E$6]+360*[.Q$8]/[.$C42]" office:value-type="float" office:value="391.125" calcext:value-type="float">
            <text:p>391</text:p>
          </table:table-cell>
          <table:table-cell table:formula="of:=[.$E$6]+360*[.R$8]/[.$C42]" office:value-type="float" office:value="393.75" calcext:value-type="float">
            <text:p>394</text:p>
          </table:table-cell>
          <table:table-cell table:formula="of:=[.$E$6]+360*[.S$8]/[.$C42]" office:value-type="float" office:value="396.375" calcext:value-type="float">
            <text:p>396</text:p>
          </table:table-cell>
          <table:table-cell table:formula="of:=[.$E$6]+360*[.T$8]/[.$C42]" office:value-type="float" office:value="399" calcext:value-type="float">
            <text:p>399</text:p>
          </table:table-cell>
          <table:table-cell table:formula="of:=[.$E$6]+360*[.U$8]/[.$C42]" office:value-type="float" office:value="401.625" calcext:value-type="float">
            <text:p>402</text:p>
          </table:table-cell>
          <table:table-cell table:formula="of:=[.$E$6]+360*[.V$8]/[.$C42]" office:value-type="float" office:value="404.25" calcext:value-type="float">
            <text:p>404</text:p>
          </table:table-cell>
          <table:table-cell table:formula="of:=[.$E$6]+360*[.W$8]/[.$C42]" office:value-type="float" office:value="406.875" calcext:value-type="float">
            <text:p>407</text:p>
          </table:table-cell>
          <table:table-cell table:formula="of:=[.$E$6]+360*[.X$8]/[.$C42]" office:value-type="float" office:value="409.5" calcext:value-type="float">
            <text:p>41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60000000/[.B43]" office:value-type="float" office:value="6666.66666666667" calcext:value-type="float">
            <text:p>6667</text:p>
          </table:table-cell>
          <table:table-cell table:formula="of:=[.$E$6]+360*[.D$8]/[.$C43]" office:value-type="float" office:value="357" calcext:value-type="float">
            <text:p>357</text:p>
          </table:table-cell>
          <table:table-cell table:formula="of:=[.$E$6]+360*[.E$8]/[.$C43]" office:value-type="float" office:value="359.7" calcext:value-type="float">
            <text:p>360</text:p>
          </table:table-cell>
          <table:table-cell table:formula="of:=[.$E$6]+360*[.F$8]/[.$C43]" office:value-type="float" office:value="362.4" calcext:value-type="float">
            <text:p>362</text:p>
          </table:table-cell>
          <table:table-cell table:formula="of:=[.$E$6]+360*[.G$8]/[.$C43]" office:value-type="float" office:value="365.1" calcext:value-type="float">
            <text:p>365</text:p>
          </table:table-cell>
          <table:table-cell table:formula="of:=[.$E$6]+360*[.H$8]/[.$C43]" office:value-type="float" office:value="367.8" calcext:value-type="float">
            <text:p>368</text:p>
          </table:table-cell>
          <table:table-cell table:formula="of:=[.$E$6]+360*[.I$8]/[.$C43]" office:value-type="float" office:value="370.5" calcext:value-type="float">
            <text:p>371</text:p>
          </table:table-cell>
          <table:table-cell table:formula="of:=[.$E$6]+360*[.J$8]/[.$C43]" office:value-type="float" office:value="373.2" calcext:value-type="float">
            <text:p>373</text:p>
          </table:table-cell>
          <table:table-cell table:formula="of:=[.$E$6]+360*[.K$8]/[.$C43]" office:value-type="float" office:value="375.9" calcext:value-type="float">
            <text:p>376</text:p>
          </table:table-cell>
          <table:table-cell table:formula="of:=[.$E$6]+360*[.L$8]/[.$C43]" office:value-type="float" office:value="378.6" calcext:value-type="float">
            <text:p>379</text:p>
          </table:table-cell>
          <table:table-cell table:formula="of:=[.$E$6]+360*[.M$8]/[.$C43]" office:value-type="float" office:value="381.3" calcext:value-type="float">
            <text:p>381</text:p>
          </table:table-cell>
          <table:table-cell table:formula="of:=[.$E$6]+360*[.N$8]/[.$C43]" office:value-type="float" office:value="384" calcext:value-type="float">
            <text:p>384</text:p>
          </table:table-cell>
          <table:table-cell table:formula="of:=[.$E$6]+360*[.O$8]/[.$C43]" office:value-type="float" office:value="386.7" calcext:value-type="float">
            <text:p>387</text:p>
          </table:table-cell>
          <table:table-cell table:formula="of:=[.$E$6]+360*[.P$8]/[.$C43]" office:value-type="float" office:value="389.4" calcext:value-type="float">
            <text:p>389</text:p>
          </table:table-cell>
          <table:table-cell table:formula="of:=[.$E$6]+360*[.Q$8]/[.$C43]" office:value-type="float" office:value="392.1" calcext:value-type="float">
            <text:p>392</text:p>
          </table:table-cell>
          <table:table-cell table:formula="of:=[.$E$6]+360*[.R$8]/[.$C43]" office:value-type="float" office:value="394.8" calcext:value-type="float">
            <text:p>395</text:p>
          </table:table-cell>
          <table:table-cell table:formula="of:=[.$E$6]+360*[.S$8]/[.$C43]" office:value-type="float" office:value="397.5" calcext:value-type="float">
            <text:p>398</text:p>
          </table:table-cell>
          <table:table-cell table:formula="of:=[.$E$6]+360*[.T$8]/[.$C43]" office:value-type="float" office:value="400.2" calcext:value-type="float">
            <text:p>400</text:p>
          </table:table-cell>
          <table:table-cell table:formula="of:=[.$E$6]+360*[.U$8]/[.$C43]" office:value-type="float" office:value="402.9" calcext:value-type="float">
            <text:p>403</text:p>
          </table:table-cell>
          <table:table-cell table:formula="of:=[.$E$6]+360*[.V$8]/[.$C43]" office:value-type="float" office:value="405.6" calcext:value-type="float">
            <text:p>406</text:p>
          </table:table-cell>
          <table:table-cell table:formula="of:=[.$E$6]+360*[.W$8]/[.$C43]" office:value-type="float" office:value="408.3" calcext:value-type="float">
            <text:p>408</text:p>
          </table:table-cell>
          <table:table-cell table:formula="of:=[.$E$6]+360*[.X$8]/[.$C43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table:formula="of:=60000000/[.B44]" office:value-type="float" office:value="6486.48648648649" calcext:value-type="float">
            <text:p>6486</text:p>
          </table:table-cell>
          <table:table-cell table:formula="of:=[.$E$6]+360*[.D$8]/[.$C44]" office:value-type="float" office:value="357" calcext:value-type="float">
            <text:p>357</text:p>
          </table:table-cell>
          <table:table-cell table:formula="of:=[.$E$6]+360*[.E$8]/[.$C44]" office:value-type="float" office:value="359.775" calcext:value-type="float">
            <text:p>360</text:p>
          </table:table-cell>
          <table:table-cell table:formula="of:=[.$E$6]+360*[.F$8]/[.$C44]" office:value-type="float" office:value="362.55" calcext:value-type="float">
            <text:p>363</text:p>
          </table:table-cell>
          <table:table-cell table:formula="of:=[.$E$6]+360*[.G$8]/[.$C44]" office:value-type="float" office:value="365.325" calcext:value-type="float">
            <text:p>365</text:p>
          </table:table-cell>
          <table:table-cell table:formula="of:=[.$E$6]+360*[.H$8]/[.$C44]" office:value-type="float" office:value="368.1" calcext:value-type="float">
            <text:p>368</text:p>
          </table:table-cell>
          <table:table-cell table:formula="of:=[.$E$6]+360*[.I$8]/[.$C44]" office:value-type="float" office:value="370.875" calcext:value-type="float">
            <text:p>371</text:p>
          </table:table-cell>
          <table:table-cell table:formula="of:=[.$E$6]+360*[.J$8]/[.$C44]" office:value-type="float" office:value="373.65" calcext:value-type="float">
            <text:p>374</text:p>
          </table:table-cell>
          <table:table-cell table:formula="of:=[.$E$6]+360*[.K$8]/[.$C44]" office:value-type="float" office:value="376.425" calcext:value-type="float">
            <text:p>376</text:p>
          </table:table-cell>
          <table:table-cell table:formula="of:=[.$E$6]+360*[.L$8]/[.$C44]" office:value-type="float" office:value="379.2" calcext:value-type="float">
            <text:p>379</text:p>
          </table:table-cell>
          <table:table-cell table:formula="of:=[.$E$6]+360*[.M$8]/[.$C44]" office:value-type="float" office:value="381.975" calcext:value-type="float">
            <text:p>382</text:p>
          </table:table-cell>
          <table:table-cell table:formula="of:=[.$E$6]+360*[.N$8]/[.$C44]" office:value-type="float" office:value="384.75" calcext:value-type="float">
            <text:p>385</text:p>
          </table:table-cell>
          <table:table-cell table:formula="of:=[.$E$6]+360*[.O$8]/[.$C44]" office:value-type="float" office:value="387.525" calcext:value-type="float">
            <text:p>388</text:p>
          </table:table-cell>
          <table:table-cell table:formula="of:=[.$E$6]+360*[.P$8]/[.$C44]" office:value-type="float" office:value="390.3" calcext:value-type="float">
            <text:p>390</text:p>
          </table:table-cell>
          <table:table-cell table:formula="of:=[.$E$6]+360*[.Q$8]/[.$C44]" office:value-type="float" office:value="393.075" calcext:value-type="float">
            <text:p>393</text:p>
          </table:table-cell>
          <table:table-cell table:formula="of:=[.$E$6]+360*[.R$8]/[.$C44]" office:value-type="float" office:value="395.85" calcext:value-type="float">
            <text:p>396</text:p>
          </table:table-cell>
          <table:table-cell table:formula="of:=[.$E$6]+360*[.S$8]/[.$C44]" office:value-type="float" office:value="398.625" calcext:value-type="float">
            <text:p>399</text:p>
          </table:table-cell>
          <table:table-cell table:formula="of:=[.$E$6]+360*[.T$8]/[.$C44]" office:value-type="float" office:value="401.4" calcext:value-type="float">
            <text:p>401</text:p>
          </table:table-cell>
          <table:table-cell table:formula="of:=[.$E$6]+360*[.U$8]/[.$C44]" office:value-type="float" office:value="404.175" calcext:value-type="float">
            <text:p>404</text:p>
          </table:table-cell>
          <table:table-cell table:formula="of:=[.$E$6]+360*[.V$8]/[.$C44]" office:value-type="float" office:value="406.95" calcext:value-type="float">
            <text:p>407</text:p>
          </table:table-cell>
          <table:table-cell table:formula="of:=[.$E$6]+360*[.W$8]/[.$C44]" office:value-type="float" office:value="409.725" calcext:value-type="float">
            <text:p>410</text:p>
          </table:table-cell>
          <table:table-cell table:formula="of:=[.$E$6]+360*[.X$8]/[.$C44]" office:value-type="float" office:value="412.5" calcext:value-type="float">
            <text:p>41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60000000/[.B45]" office:value-type="float" office:value="6315.78947368421" calcext:value-type="float">
            <text:p>6316</text:p>
          </table:table-cell>
          <table:table-cell table:formula="of:=[.$E$6]+360*[.D$8]/[.$C45]" office:value-type="float" office:value="357" calcext:value-type="float">
            <text:p>357</text:p>
          </table:table-cell>
          <table:table-cell table:formula="of:=[.$E$6]+360*[.E$8]/[.$C45]" office:value-type="float" office:value="359.85" calcext:value-type="float">
            <text:p>360</text:p>
          </table:table-cell>
          <table:table-cell table:formula="of:=[.$E$6]+360*[.F$8]/[.$C45]" office:value-type="float" office:value="362.7" calcext:value-type="float">
            <text:p>363</text:p>
          </table:table-cell>
          <table:table-cell table:formula="of:=[.$E$6]+360*[.G$8]/[.$C45]" office:value-type="float" office:value="365.55" calcext:value-type="float">
            <text:p>366</text:p>
          </table:table-cell>
          <table:table-cell table:formula="of:=[.$E$6]+360*[.H$8]/[.$C45]" office:value-type="float" office:value="368.4" calcext:value-type="float">
            <text:p>368</text:p>
          </table:table-cell>
          <table:table-cell table:formula="of:=[.$E$6]+360*[.I$8]/[.$C45]" office:value-type="float" office:value="371.25" calcext:value-type="float">
            <text:p>371</text:p>
          </table:table-cell>
          <table:table-cell table:formula="of:=[.$E$6]+360*[.J$8]/[.$C45]" office:value-type="float" office:value="374.1" calcext:value-type="float">
            <text:p>374</text:p>
          </table:table-cell>
          <table:table-cell table:formula="of:=[.$E$6]+360*[.K$8]/[.$C45]" office:value-type="float" office:value="376.95" calcext:value-type="float">
            <text:p>377</text:p>
          </table:table-cell>
          <table:table-cell table:formula="of:=[.$E$6]+360*[.L$8]/[.$C45]" office:value-type="float" office:value="379.8" calcext:value-type="float">
            <text:p>380</text:p>
          </table:table-cell>
          <table:table-cell table:formula="of:=[.$E$6]+360*[.M$8]/[.$C45]" office:value-type="float" office:value="382.65" calcext:value-type="float">
            <text:p>383</text:p>
          </table:table-cell>
          <table:table-cell table:formula="of:=[.$E$6]+360*[.N$8]/[.$C45]" office:value-type="float" office:value="385.5" calcext:value-type="float">
            <text:p>386</text:p>
          </table:table-cell>
          <table:table-cell table:formula="of:=[.$E$6]+360*[.O$8]/[.$C45]" office:value-type="float" office:value="388.35" calcext:value-type="float">
            <text:p>388</text:p>
          </table:table-cell>
          <table:table-cell table:formula="of:=[.$E$6]+360*[.P$8]/[.$C45]" office:value-type="float" office:value="391.2" calcext:value-type="float">
            <text:p>391</text:p>
          </table:table-cell>
          <table:table-cell table:formula="of:=[.$E$6]+360*[.Q$8]/[.$C45]" office:value-type="float" office:value="394.05" calcext:value-type="float">
            <text:p>394</text:p>
          </table:table-cell>
          <table:table-cell table:formula="of:=[.$E$6]+360*[.R$8]/[.$C45]" office:value-type="float" office:value="396.9" calcext:value-type="float">
            <text:p>397</text:p>
          </table:table-cell>
          <table:table-cell table:formula="of:=[.$E$6]+360*[.S$8]/[.$C45]" office:value-type="float" office:value="399.75" calcext:value-type="float">
            <text:p>400</text:p>
          </table:table-cell>
          <table:table-cell table:formula="of:=[.$E$6]+360*[.T$8]/[.$C45]" office:value-type="float" office:value="402.6" calcext:value-type="float">
            <text:p>403</text:p>
          </table:table-cell>
          <table:table-cell table:formula="of:=[.$E$6]+360*[.U$8]/[.$C45]" office:value-type="float" office:value="405.45" calcext:value-type="float">
            <text:p>405</text:p>
          </table:table-cell>
          <table:table-cell table:formula="of:=[.$E$6]+360*[.V$8]/[.$C45]" office:value-type="float" office:value="408.3" calcext:value-type="float">
            <text:p>408</text:p>
          </table:table-cell>
          <table:table-cell table:formula="of:=[.$E$6]+360*[.W$8]/[.$C45]" office:value-type="float" office:value="411.15" calcext:value-type="float">
            <text:p>411</text:p>
          </table:table-cell>
          <table:table-cell table:formula="of:=[.$E$6]+360*[.X$8]/[.$C45]"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table:formula="of:=60000000/[.B46]" office:value-type="float" office:value="6153.84615384615" calcext:value-type="float">
            <text:p>6154</text:p>
          </table:table-cell>
          <table:table-cell table:formula="of:=[.$E$6]+360*[.D$8]/[.$C46]" office:value-type="float" office:value="357" calcext:value-type="float">
            <text:p>357</text:p>
          </table:table-cell>
          <table:table-cell table:formula="of:=[.$E$6]+360*[.E$8]/[.$C46]" office:value-type="float" office:value="359.925" calcext:value-type="float">
            <text:p>360</text:p>
          </table:table-cell>
          <table:table-cell table:formula="of:=[.$E$6]+360*[.F$8]/[.$C46]" office:value-type="float" office:value="362.85" calcext:value-type="float">
            <text:p>363</text:p>
          </table:table-cell>
          <table:table-cell table:formula="of:=[.$E$6]+360*[.G$8]/[.$C46]" office:value-type="float" office:value="365.775" calcext:value-type="float">
            <text:p>366</text:p>
          </table:table-cell>
          <table:table-cell table:formula="of:=[.$E$6]+360*[.H$8]/[.$C46]" office:value-type="float" office:value="368.7" calcext:value-type="float">
            <text:p>369</text:p>
          </table:table-cell>
          <table:table-cell table:formula="of:=[.$E$6]+360*[.I$8]/[.$C46]" office:value-type="float" office:value="371.625" calcext:value-type="float">
            <text:p>372</text:p>
          </table:table-cell>
          <table:table-cell table:formula="of:=[.$E$6]+360*[.J$8]/[.$C46]" office:value-type="float" office:value="374.55" calcext:value-type="float">
            <text:p>375</text:p>
          </table:table-cell>
          <table:table-cell table:formula="of:=[.$E$6]+360*[.K$8]/[.$C46]" office:value-type="float" office:value="377.475" calcext:value-type="float">
            <text:p>377</text:p>
          </table:table-cell>
          <table:table-cell table:formula="of:=[.$E$6]+360*[.L$8]/[.$C46]" office:value-type="float" office:value="380.4" calcext:value-type="float">
            <text:p>380</text:p>
          </table:table-cell>
          <table:table-cell table:formula="of:=[.$E$6]+360*[.M$8]/[.$C46]" office:value-type="float" office:value="383.325" calcext:value-type="float">
            <text:p>383</text:p>
          </table:table-cell>
          <table:table-cell table:formula="of:=[.$E$6]+360*[.N$8]/[.$C46]" office:value-type="float" office:value="386.25" calcext:value-type="float">
            <text:p>386</text:p>
          </table:table-cell>
          <table:table-cell table:formula="of:=[.$E$6]+360*[.O$8]/[.$C46]" office:value-type="float" office:value="389.175" calcext:value-type="float">
            <text:p>389</text:p>
          </table:table-cell>
          <table:table-cell table:formula="of:=[.$E$6]+360*[.P$8]/[.$C46]" office:value-type="float" office:value="392.1" calcext:value-type="float">
            <text:p>392</text:p>
          </table:table-cell>
          <table:table-cell table:formula="of:=[.$E$6]+360*[.Q$8]/[.$C46]" office:value-type="float" office:value="395.025" calcext:value-type="float">
            <text:p>395</text:p>
          </table:table-cell>
          <table:table-cell table:formula="of:=[.$E$6]+360*[.R$8]/[.$C46]" office:value-type="float" office:value="397.95" calcext:value-type="float">
            <text:p>398</text:p>
          </table:table-cell>
          <table:table-cell table:formula="of:=[.$E$6]+360*[.S$8]/[.$C46]" office:value-type="float" office:value="400.875" calcext:value-type="float">
            <text:p>401</text:p>
          </table:table-cell>
          <table:table-cell table:formula="of:=[.$E$6]+360*[.T$8]/[.$C46]" office:value-type="float" office:value="403.8" calcext:value-type="float">
            <text:p>404</text:p>
          </table:table-cell>
          <table:table-cell table:formula="of:=[.$E$6]+360*[.U$8]/[.$C46]" office:value-type="float" office:value="406.725" calcext:value-type="float">
            <text:p>407</text:p>
          </table:table-cell>
          <table:table-cell table:formula="of:=[.$E$6]+360*[.V$8]/[.$C46]" office:value-type="float" office:value="409.65" calcext:value-type="float">
            <text:p>410</text:p>
          </table:table-cell>
          <table:table-cell table:formula="of:=[.$E$6]+360*[.W$8]/[.$C46]" office:value-type="float" office:value="412.575" calcext:value-type="float">
            <text:p>413</text:p>
          </table:table-cell>
          <table:table-cell table:formula="of:=[.$E$6]+360*[.X$8]/[.$C46]" office:value-type="float" office:value="415.5" calcext:value-type="float">
            <text:p>4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60000000/[.B47]" office:value-type="float" office:value="6000" calcext:value-type="float">
            <text:p>6000</text:p>
          </table:table-cell>
          <table:table-cell table:formula="of:=[.$E$6]+360*[.D$8]/[.$C47]" office:value-type="float" office:value="357" calcext:value-type="float">
            <text:p>357</text:p>
          </table:table-cell>
          <table:table-cell table:formula="of:=[.$E$6]+360*[.E$8]/[.$C47]" office:value-type="float" office:value="360" calcext:value-type="float">
            <text:p>360</text:p>
          </table:table-cell>
          <table:table-cell table:formula="of:=[.$E$6]+360*[.F$8]/[.$C47]" office:value-type="float" office:value="363" calcext:value-type="float">
            <text:p>363</text:p>
          </table:table-cell>
          <table:table-cell table:formula="of:=[.$E$6]+360*[.G$8]/[.$C47]" office:value-type="float" office:value="366" calcext:value-type="float">
            <text:p>366</text:p>
          </table:table-cell>
          <table:table-cell table:formula="of:=[.$E$6]+360*[.H$8]/[.$C47]" office:value-type="float" office:value="369" calcext:value-type="float">
            <text:p>369</text:p>
          </table:table-cell>
          <table:table-cell table:formula="of:=[.$E$6]+360*[.I$8]/[.$C47]" office:value-type="float" office:value="372" calcext:value-type="float">
            <text:p>372</text:p>
          </table:table-cell>
          <table:table-cell table:formula="of:=[.$E$6]+360*[.J$8]/[.$C47]" office:value-type="float" office:value="375" calcext:value-type="float">
            <text:p>375</text:p>
          </table:table-cell>
          <table:table-cell table:formula="of:=[.$E$6]+360*[.K$8]/[.$C47]" office:value-type="float" office:value="378" calcext:value-type="float">
            <text:p>378</text:p>
          </table:table-cell>
          <table:table-cell table:formula="of:=[.$E$6]+360*[.L$8]/[.$C47]" office:value-type="float" office:value="381" calcext:value-type="float">
            <text:p>381</text:p>
          </table:table-cell>
          <table:table-cell table:formula="of:=[.$E$6]+360*[.M$8]/[.$C47]" office:value-type="float" office:value="384" calcext:value-type="float">
            <text:p>384</text:p>
          </table:table-cell>
          <table:table-cell table:formula="of:=[.$E$6]+360*[.N$8]/[.$C47]" office:value-type="float" office:value="387" calcext:value-type="float">
            <text:p>387</text:p>
          </table:table-cell>
          <table:table-cell table:formula="of:=[.$E$6]+360*[.O$8]/[.$C47]" office:value-type="float" office:value="390" calcext:value-type="float">
            <text:p>390</text:p>
          </table:table-cell>
          <table:table-cell table:formula="of:=[.$E$6]+360*[.P$8]/[.$C47]" office:value-type="float" office:value="393" calcext:value-type="float">
            <text:p>393</text:p>
          </table:table-cell>
          <table:table-cell table:formula="of:=[.$E$6]+360*[.Q$8]/[.$C47]" office:value-type="float" office:value="396" calcext:value-type="float">
            <text:p>396</text:p>
          </table:table-cell>
          <table:table-cell table:formula="of:=[.$E$6]+360*[.R$8]/[.$C47]" office:value-type="float" office:value="399" calcext:value-type="float">
            <text:p>399</text:p>
          </table:table-cell>
          <table:table-cell table:formula="of:=[.$E$6]+360*[.S$8]/[.$C47]" office:value-type="float" office:value="402" calcext:value-type="float">
            <text:p>402</text:p>
          </table:table-cell>
          <table:table-cell table:formula="of:=[.$E$6]+360*[.T$8]/[.$C47]" office:value-type="float" office:value="405" calcext:value-type="float">
            <text:p>405</text:p>
          </table:table-cell>
          <table:table-cell table:formula="of:=[.$E$6]+360*[.U$8]/[.$C47]" office:value-type="float" office:value="408" calcext:value-type="float">
            <text:p>408</text:p>
          </table:table-cell>
          <table:table-cell table:formula="of:=[.$E$6]+360*[.V$8]/[.$C47]" office:value-type="float" office:value="411" calcext:value-type="float">
            <text:p>411</text:p>
          </table:table-cell>
          <table:table-cell table:formula="of:=[.$E$6]+360*[.W$8]/[.$C47]" office:value-type="float" office:value="414" calcext:value-type="float">
            <text:p>414</text:p>
          </table:table-cell>
          <table:table-cell table:formula="of:=[.$E$6]+360*[.X$8]/[.$C4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53]" office:value-type="float" office:value="120000" calcext:value-type="float">
            <text:p>120000</text:p>
          </table:table-cell>
          <table:table-cell table:style-name="ce129" table:formula="of:=[.$E$6]+360*[.D$8]/[.$C53]" office:value-type="float" office:value="357" calcext:value-type="float">
            <text:p>357</text:p>
          </table:table-cell>
          <table:table-cell table:style-name="ce129" table:formula="of:=[.$E$6]+360*[.E$8]/[.$C53]" office:value-type="float" office:value="357.15" calcext:value-type="float">
            <text:p>357</text:p>
          </table:table-cell>
          <table:table-cell table:style-name="ce129" table:formula="of:=[.$E$6]+360*[.F$8]/[.$C53]" office:value-type="float" office:value="357.3" calcext:value-type="float">
            <text:p>357</text:p>
          </table:table-cell>
          <table:table-cell table:style-name="ce129" table:formula="of:=[.$E$6]+360*[.G$8]/[.$C53]" office:value-type="float" office:value="357.45" calcext:value-type="float">
            <text:p>357</text:p>
          </table:table-cell>
          <table:table-cell table:style-name="ce129" table:formula="of:=[.$E$6]+360*[.H$8]/[.$C53]" office:value-type="float" office:value="357.6" calcext:value-type="float">
            <text:p>358</text:p>
          </table:table-cell>
          <table:table-cell table:style-name="ce129" table:formula="of:=[.$E$6]+360*[.I$8]/[.$C53]" office:value-type="float" office:value="357.75" calcext:value-type="float">
            <text:p>358</text:p>
          </table:table-cell>
          <table:table-cell table:style-name="ce129" table:formula="of:=[.$E$6]+360*[.J$8]/[.$C53]" office:value-type="float" office:value="357.9" calcext:value-type="float">
            <text:p>358</text:p>
          </table:table-cell>
          <table:table-cell table:style-name="ce129" table:formula="of:=[.$E$6]+360*[.K$8]/[.$C53]" office:value-type="float" office:value="358.05" calcext:value-type="float">
            <text:p>358</text:p>
          </table:table-cell>
          <table:table-cell table:style-name="ce129" table:formula="of:=[.$E$6]+360*[.L$8]/[.$C53]" office:value-type="float" office:value="358.2" calcext:value-type="float">
            <text:p>358</text:p>
          </table:table-cell>
          <table:table-cell table:style-name="ce129" table:formula="of:=[.$E$6]+360*[.M$8]/[.$C53]" office:value-type="float" office:value="358.35" calcext:value-type="float">
            <text:p>358</text:p>
          </table:table-cell>
          <table:table-cell table:style-name="ce129" table:formula="of:=[.$E$6]+360*[.N$8]/[.$C53]" office:value-type="float" office:value="358.5" calcext:value-type="float">
            <text:p>359</text:p>
          </table:table-cell>
          <table:table-cell table:style-name="ce129" table:formula="of:=[.$E$6]+360*[.O$8]/[.$C53]" office:value-type="float" office:value="358.65" calcext:value-type="float">
            <text:p>359</text:p>
          </table:table-cell>
          <table:table-cell table:style-name="ce129" table:formula="of:=[.$E$6]+360*[.P$8]/[.$C53]" office:value-type="float" office:value="358.8" calcext:value-type="float">
            <text:p>359</text:p>
          </table:table-cell>
          <table:table-cell table:style-name="ce129" table:formula="of:=[.$E$6]+360*[.Q$8]/[.$C53]" office:value-type="float" office:value="358.95" calcext:value-type="float">
            <text:p>359</text:p>
          </table:table-cell>
          <table:table-cell table:style-name="ce129" table:formula="of:=[.$E$6]+360*[.R$8]/[.$C53]" office:value-type="float" office:value="359.1" calcext:value-type="float">
            <text:p>359</text:p>
          </table:table-cell>
          <table:table-cell table:style-name="ce129" table:formula="of:=[.$E$6]+360*[.S$8]/[.$C53]" office:value-type="float" office:value="359.25" calcext:value-type="float">
            <text:p>359</text:p>
          </table:table-cell>
          <table:table-cell table:style-name="ce129" table:formula="of:=[.$E$6]+360*[.T$8]/[.$C53]" office:value-type="float" office:value="359.4" calcext:value-type="float">
            <text:p>359</text:p>
          </table:table-cell>
          <table:table-cell table:style-name="ce129" table:formula="of:=[.$E$6]+360*[.U$8]/[.$C53]" office:value-type="float" office:value="359.55" calcext:value-type="float">
            <text:p>360</text:p>
          </table:table-cell>
          <table:table-cell table:style-name="ce129" table:formula="of:=[.$E$6]+360*[.V$8]/[.$C53]" office:value-type="float" office:value="359.7" calcext:value-type="float">
            <text:p>360</text:p>
          </table:table-cell>
          <table:table-cell table:style-name="ce129" table:formula="of:=[.$E$6]+360*[.W$8]/[.$C53]" office:value-type="float" office:value="359.85" calcext:value-type="float">
            <text:p>360</text:p>
          </table:table-cell>
          <table:table-cell table:style-name="ce129" table:formula="of:=[.$E$6]+360*[.X$8]/[.$C5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54]" office:value-type="float" office:value="80000" calcext:value-type="float">
            <text:p>80000</text:p>
          </table:table-cell>
          <table:table-cell table:style-name="ce129" table:formula="of:=[.$E$6]+360*[.D$8]/[.$C54]" office:value-type="float" office:value="357" calcext:value-type="float">
            <text:p>357</text:p>
          </table:table-cell>
          <table:table-cell table:style-name="ce129" table:formula="of:=[.$E$6]+360*[.E$8]/[.$C54]" office:value-type="float" office:value="357.225" calcext:value-type="float">
            <text:p>357</text:p>
          </table:table-cell>
          <table:table-cell table:style-name="ce129" table:formula="of:=[.$E$6]+360*[.F$8]/[.$C54]" office:value-type="float" office:value="357.45" calcext:value-type="float">
            <text:p>357</text:p>
          </table:table-cell>
          <table:table-cell table:style-name="ce129" table:formula="of:=[.$E$6]+360*[.G$8]/[.$C54]" office:value-type="float" office:value="357.675" calcext:value-type="float">
            <text:p>358</text:p>
          </table:table-cell>
          <table:table-cell table:style-name="ce129" table:formula="of:=[.$E$6]+360*[.H$8]/[.$C54]" office:value-type="float" office:value="357.9" calcext:value-type="float">
            <text:p>358</text:p>
          </table:table-cell>
          <table:table-cell table:style-name="ce129" table:formula="of:=[.$E$6]+360*[.I$8]/[.$C54]" office:value-type="float" office:value="358.125" calcext:value-type="float">
            <text:p>358</text:p>
          </table:table-cell>
          <table:table-cell table:style-name="ce129" table:formula="of:=[.$E$6]+360*[.J$8]/[.$C54]" office:value-type="float" office:value="358.35" calcext:value-type="float">
            <text:p>358</text:p>
          </table:table-cell>
          <table:table-cell table:style-name="ce129" table:formula="of:=[.$E$6]+360*[.K$8]/[.$C54]" office:value-type="float" office:value="358.575" calcext:value-type="float">
            <text:p>359</text:p>
          </table:table-cell>
          <table:table-cell table:style-name="ce129" table:formula="of:=[.$E$6]+360*[.L$8]/[.$C54]" office:value-type="float" office:value="358.8" calcext:value-type="float">
            <text:p>359</text:p>
          </table:table-cell>
          <table:table-cell table:style-name="ce129" table:formula="of:=[.$E$6]+360*[.M$8]/[.$C54]" office:value-type="float" office:value="359.025" calcext:value-type="float">
            <text:p>359</text:p>
          </table:table-cell>
          <table:table-cell table:style-name="ce129" table:formula="of:=[.$E$6]+360*[.N$8]/[.$C54]" office:value-type="float" office:value="359.25" calcext:value-type="float">
            <text:p>359</text:p>
          </table:table-cell>
          <table:table-cell table:style-name="ce129" table:formula="of:=[.$E$6]+360*[.O$8]/[.$C54]" office:value-type="float" office:value="359.475" calcext:value-type="float">
            <text:p>359</text:p>
          </table:table-cell>
          <table:table-cell table:style-name="ce129" table:formula="of:=[.$E$6]+360*[.P$8]/[.$C54]" office:value-type="float" office:value="359.7" calcext:value-type="float">
            <text:p>360</text:p>
          </table:table-cell>
          <table:table-cell table:style-name="ce129" table:formula="of:=[.$E$6]+360*[.Q$8]/[.$C54]" office:value-type="float" office:value="359.925" calcext:value-type="float">
            <text:p>360</text:p>
          </table:table-cell>
          <table:table-cell table:style-name="ce129" table:formula="of:=[.$E$6]+360*[.R$8]/[.$C54]" office:value-type="float" office:value="360.15" calcext:value-type="float">
            <text:p>360</text:p>
          </table:table-cell>
          <table:table-cell table:style-name="ce129" table:formula="of:=[.$E$6]+360*[.S$8]/[.$C54]" office:value-type="float" office:value="360.375" calcext:value-type="float">
            <text:p>360</text:p>
          </table:table-cell>
          <table:table-cell table:style-name="ce129" table:formula="of:=[.$E$6]+360*[.T$8]/[.$C54]" office:value-type="float" office:value="360.6" calcext:value-type="float">
            <text:p>361</text:p>
          </table:table-cell>
          <table:table-cell table:style-name="ce129" table:formula="of:=[.$E$6]+360*[.U$8]/[.$C54]" office:value-type="float" office:value="360.825" calcext:value-type="float">
            <text:p>361</text:p>
          </table:table-cell>
          <table:table-cell table:style-name="ce129" table:formula="of:=[.$E$6]+360*[.V$8]/[.$C54]" office:value-type="float" office:value="361.05" calcext:value-type="float">
            <text:p>361</text:p>
          </table:table-cell>
          <table:table-cell table:style-name="ce129" table:formula="of:=[.$E$6]+360*[.W$8]/[.$C54]" office:value-type="float" office:value="361.275" calcext:value-type="float">
            <text:p>361</text:p>
          </table:table-cell>
          <table:table-cell table:style-name="ce129" table:formula="of:=[.$E$6]+360*[.X$8]/[.$C5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55]" office:value-type="float" office:value="60000" calcext:value-type="float">
            <text:p>60000</text:p>
          </table:table-cell>
          <table:table-cell table:style-name="ce129" table:formula="of:=[.$E$6]+360*[.D$8]/[.$C55]" office:value-type="float" office:value="357" calcext:value-type="float">
            <text:p>357</text:p>
          </table:table-cell>
          <table:table-cell table:style-name="ce129" table:formula="of:=[.$E$6]+360*[.E$8]/[.$C55]" office:value-type="float" office:value="357.3" calcext:value-type="float">
            <text:p>357</text:p>
          </table:table-cell>
          <table:table-cell table:style-name="ce129" table:formula="of:=[.$E$6]+360*[.F$8]/[.$C55]" office:value-type="float" office:value="357.6" calcext:value-type="float">
            <text:p>358</text:p>
          </table:table-cell>
          <table:table-cell table:style-name="ce129" table:formula="of:=[.$E$6]+360*[.G$8]/[.$C55]" office:value-type="float" office:value="357.9" calcext:value-type="float">
            <text:p>358</text:p>
          </table:table-cell>
          <table:table-cell table:style-name="ce129" table:formula="of:=[.$E$6]+360*[.H$8]/[.$C55]" office:value-type="float" office:value="358.2" calcext:value-type="float">
            <text:p>358</text:p>
          </table:table-cell>
          <table:table-cell table:style-name="ce129" table:formula="of:=[.$E$6]+360*[.I$8]/[.$C55]" office:value-type="float" office:value="358.5" calcext:value-type="float">
            <text:p>359</text:p>
          </table:table-cell>
          <table:table-cell table:style-name="ce129" table:formula="of:=[.$E$6]+360*[.J$8]/[.$C55]" office:value-type="float" office:value="358.8" calcext:value-type="float">
            <text:p>359</text:p>
          </table:table-cell>
          <table:table-cell table:style-name="ce129" table:formula="of:=[.$E$6]+360*[.K$8]/[.$C55]" office:value-type="float" office:value="359.1" calcext:value-type="float">
            <text:p>359</text:p>
          </table:table-cell>
          <table:table-cell table:style-name="ce129" table:formula="of:=[.$E$6]+360*[.L$8]/[.$C55]" office:value-type="float" office:value="359.4" calcext:value-type="float">
            <text:p>359</text:p>
          </table:table-cell>
          <table:table-cell table:style-name="ce129" table:formula="of:=[.$E$6]+360*[.M$8]/[.$C55]" office:value-type="float" office:value="359.7" calcext:value-type="float">
            <text:p>360</text:p>
          </table:table-cell>
          <table:table-cell table:style-name="ce129" table:formula="of:=[.$E$6]+360*[.N$8]/[.$C55]" office:value-type="float" office:value="360" calcext:value-type="float">
            <text:p>360</text:p>
          </table:table-cell>
          <table:table-cell table:style-name="ce129" table:formula="of:=[.$E$6]+360*[.O$8]/[.$C55]" office:value-type="float" office:value="360.3" calcext:value-type="float">
            <text:p>360</text:p>
          </table:table-cell>
          <table:table-cell table:style-name="ce129" table:formula="of:=[.$E$6]+360*[.P$8]/[.$C55]" office:value-type="float" office:value="360.6" calcext:value-type="float">
            <text:p>361</text:p>
          </table:table-cell>
          <table:table-cell table:style-name="ce129" table:formula="of:=[.$E$6]+360*[.Q$8]/[.$C55]" office:value-type="float" office:value="360.9" calcext:value-type="float">
            <text:p>361</text:p>
          </table:table-cell>
          <table:table-cell table:style-name="ce129" table:formula="of:=[.$E$6]+360*[.R$8]/[.$C55]" office:value-type="float" office:value="361.2" calcext:value-type="float">
            <text:p>361</text:p>
          </table:table-cell>
          <table:table-cell table:style-name="ce129" table:formula="of:=[.$E$6]+360*[.S$8]/[.$C55]" office:value-type="float" office:value="361.5" calcext:value-type="float">
            <text:p>362</text:p>
          </table:table-cell>
          <table:table-cell table:style-name="ce129" table:formula="of:=[.$E$6]+360*[.T$8]/[.$C55]" office:value-type="float" office:value="361.8" calcext:value-type="float">
            <text:p>362</text:p>
          </table:table-cell>
          <table:table-cell table:style-name="ce129" table:formula="of:=[.$E$6]+360*[.U$8]/[.$C55]" office:value-type="float" office:value="362.1" calcext:value-type="float">
            <text:p>362</text:p>
          </table:table-cell>
          <table:table-cell table:style-name="ce129" table:formula="of:=[.$E$6]+360*[.V$8]/[.$C55]" office:value-type="float" office:value="362.4" calcext:value-type="float">
            <text:p>362</text:p>
          </table:table-cell>
          <table:table-cell table:style-name="ce129" table:formula="of:=[.$E$6]+360*[.W$8]/[.$C55]" office:value-type="float" office:value="362.7" calcext:value-type="float">
            <text:p>363</text:p>
          </table:table-cell>
          <table:table-cell table:style-name="ce129" table:formula="of:=[.$E$6]+360*[.X$8]/[.$C5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56]" office:value-type="float" office:value="48000" calcext:value-type="float">
            <text:p>48000</text:p>
          </table:table-cell>
          <table:table-cell table:style-name="ce129" table:formula="of:=[.$E$6]+360*[.D$8]/[.$C56]" office:value-type="float" office:value="357" calcext:value-type="float">
            <text:p>357</text:p>
          </table:table-cell>
          <table:table-cell table:style-name="ce129" table:formula="of:=[.$E$6]+360*[.E$8]/[.$C56]" office:value-type="float" office:value="357.375" calcext:value-type="float">
            <text:p>357</text:p>
          </table:table-cell>
          <table:table-cell table:style-name="ce129" table:formula="of:=[.$E$6]+360*[.F$8]/[.$C56]" office:value-type="float" office:value="357.75" calcext:value-type="float">
            <text:p>358</text:p>
          </table:table-cell>
          <table:table-cell table:style-name="ce129" table:formula="of:=[.$E$6]+360*[.G$8]/[.$C56]" office:value-type="float" office:value="358.125" calcext:value-type="float">
            <text:p>358</text:p>
          </table:table-cell>
          <table:table-cell table:style-name="ce129" table:formula="of:=[.$E$6]+360*[.H$8]/[.$C56]" office:value-type="float" office:value="358.5" calcext:value-type="float">
            <text:p>359</text:p>
          </table:table-cell>
          <table:table-cell table:style-name="ce129" table:formula="of:=[.$E$6]+360*[.I$8]/[.$C56]" office:value-type="float" office:value="358.875" calcext:value-type="float">
            <text:p>359</text:p>
          </table:table-cell>
          <table:table-cell table:style-name="ce129" table:formula="of:=[.$E$6]+360*[.J$8]/[.$C56]" office:value-type="float" office:value="359.25" calcext:value-type="float">
            <text:p>359</text:p>
          </table:table-cell>
          <table:table-cell table:style-name="ce129" table:formula="of:=[.$E$6]+360*[.K$8]/[.$C56]" office:value-type="float" office:value="359.625" calcext:value-type="float">
            <text:p>360</text:p>
          </table:table-cell>
          <table:table-cell table:style-name="ce129" table:formula="of:=[.$E$6]+360*[.L$8]/[.$C56]" office:value-type="float" office:value="360" calcext:value-type="float">
            <text:p>360</text:p>
          </table:table-cell>
          <table:table-cell table:style-name="ce129" table:formula="of:=[.$E$6]+360*[.M$8]/[.$C56]" office:value-type="float" office:value="360.375" calcext:value-type="float">
            <text:p>360</text:p>
          </table:table-cell>
          <table:table-cell table:style-name="ce129" table:formula="of:=[.$E$6]+360*[.N$8]/[.$C56]" office:value-type="float" office:value="360.75" calcext:value-type="float">
            <text:p>361</text:p>
          </table:table-cell>
          <table:table-cell table:style-name="ce129" table:formula="of:=[.$E$6]+360*[.O$8]/[.$C56]" office:value-type="float" office:value="361.125" calcext:value-type="float">
            <text:p>361</text:p>
          </table:table-cell>
          <table:table-cell table:style-name="ce129" table:formula="of:=[.$E$6]+360*[.P$8]/[.$C56]" office:value-type="float" office:value="361.5" calcext:value-type="float">
            <text:p>362</text:p>
          </table:table-cell>
          <table:table-cell table:style-name="ce129" table:formula="of:=[.$E$6]+360*[.Q$8]/[.$C56]" office:value-type="float" office:value="361.875" calcext:value-type="float">
            <text:p>362</text:p>
          </table:table-cell>
          <table:table-cell table:style-name="ce129" table:formula="of:=[.$E$6]+360*[.R$8]/[.$C56]" office:value-type="float" office:value="362.25" calcext:value-type="float">
            <text:p>362</text:p>
          </table:table-cell>
          <table:table-cell table:style-name="ce129" table:formula="of:=[.$E$6]+360*[.S$8]/[.$C56]" office:value-type="float" office:value="362.625" calcext:value-type="float">
            <text:p>363</text:p>
          </table:table-cell>
          <table:table-cell table:style-name="ce129" table:formula="of:=[.$E$6]+360*[.T$8]/[.$C56]" office:value-type="float" office:value="363" calcext:value-type="float">
            <text:p>363</text:p>
          </table:table-cell>
          <table:table-cell table:style-name="ce129" table:formula="of:=[.$E$6]+360*[.U$8]/[.$C56]" office:value-type="float" office:value="363.375" calcext:value-type="float">
            <text:p>363</text:p>
          </table:table-cell>
          <table:table-cell table:style-name="ce129" table:formula="of:=[.$E$6]+360*[.V$8]/[.$C56]" office:value-type="float" office:value="363.75" calcext:value-type="float">
            <text:p>364</text:p>
          </table:table-cell>
          <table:table-cell table:style-name="ce129" table:formula="of:=[.$E$6]+360*[.W$8]/[.$C56]" office:value-type="float" office:value="364.125" calcext:value-type="float">
            <text:p>364</text:p>
          </table:table-cell>
          <table:table-cell table:style-name="ce129" table:formula="of:=[.$E$6]+360*[.X$8]/[.$C5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57]" office:value-type="float" office:value="40000" calcext:value-type="float">
            <text:p>40000</text:p>
          </table:table-cell>
          <table:table-cell table:style-name="ce129" table:formula="of:=[.$E$6]+360*[.D$8]/[.$C57]" office:value-type="float" office:value="357" calcext:value-type="float">
            <text:p>357</text:p>
          </table:table-cell>
          <table:table-cell table:style-name="ce129" table:formula="of:=[.$E$6]+360*[.E$8]/[.$C57]" office:value-type="float" office:value="357.45" calcext:value-type="float">
            <text:p>357</text:p>
          </table:table-cell>
          <table:table-cell table:style-name="ce129" table:formula="of:=[.$E$6]+360*[.F$8]/[.$C57]" office:value-type="float" office:value="357.9" calcext:value-type="float">
            <text:p>358</text:p>
          </table:table-cell>
          <table:table-cell table:style-name="ce129" table:formula="of:=[.$E$6]+360*[.G$8]/[.$C57]" office:value-type="float" office:value="358.35" calcext:value-type="float">
            <text:p>358</text:p>
          </table:table-cell>
          <table:table-cell table:style-name="ce129" table:formula="of:=[.$E$6]+360*[.H$8]/[.$C57]" office:value-type="float" office:value="358.8" calcext:value-type="float">
            <text:p>359</text:p>
          </table:table-cell>
          <table:table-cell table:style-name="ce129" table:formula="of:=[.$E$6]+360*[.I$8]/[.$C57]" office:value-type="float" office:value="359.25" calcext:value-type="float">
            <text:p>359</text:p>
          </table:table-cell>
          <table:table-cell table:style-name="ce129" table:formula="of:=[.$E$6]+360*[.J$8]/[.$C57]" office:value-type="float" office:value="359.7" calcext:value-type="float">
            <text:p>360</text:p>
          </table:table-cell>
          <table:table-cell table:style-name="ce129" table:formula="of:=[.$E$6]+360*[.K$8]/[.$C57]" office:value-type="float" office:value="360.15" calcext:value-type="float">
            <text:p>360</text:p>
          </table:table-cell>
          <table:table-cell table:style-name="ce129" table:formula="of:=[.$E$6]+360*[.L$8]/[.$C57]" office:value-type="float" office:value="360.6" calcext:value-type="float">
            <text:p>361</text:p>
          </table:table-cell>
          <table:table-cell table:style-name="ce129" table:formula="of:=[.$E$6]+360*[.M$8]/[.$C57]" office:value-type="float" office:value="361.05" calcext:value-type="float">
            <text:p>361</text:p>
          </table:table-cell>
          <table:table-cell table:style-name="ce129" table:formula="of:=[.$E$6]+360*[.N$8]/[.$C57]" office:value-type="float" office:value="361.5" calcext:value-type="float">
            <text:p>362</text:p>
          </table:table-cell>
          <table:table-cell table:style-name="ce129" table:formula="of:=[.$E$6]+360*[.O$8]/[.$C57]" office:value-type="float" office:value="361.95" calcext:value-type="float">
            <text:p>362</text:p>
          </table:table-cell>
          <table:table-cell table:style-name="ce129" table:formula="of:=[.$E$6]+360*[.P$8]/[.$C57]" office:value-type="float" office:value="362.4" calcext:value-type="float">
            <text:p>362</text:p>
          </table:table-cell>
          <table:table-cell table:style-name="ce129" table:formula="of:=[.$E$6]+360*[.Q$8]/[.$C57]" office:value-type="float" office:value="362.85" calcext:value-type="float">
            <text:p>363</text:p>
          </table:table-cell>
          <table:table-cell table:style-name="ce129" table:formula="of:=[.$E$6]+360*[.R$8]/[.$C57]" office:value-type="float" office:value="363.3" calcext:value-type="float">
            <text:p>363</text:p>
          </table:table-cell>
          <table:table-cell table:style-name="ce129" table:formula="of:=[.$E$6]+360*[.S$8]/[.$C57]" office:value-type="float" office:value="363.75" calcext:value-type="float">
            <text:p>364</text:p>
          </table:table-cell>
          <table:table-cell table:style-name="ce129" table:formula="of:=[.$E$6]+360*[.T$8]/[.$C57]" office:value-type="float" office:value="364.2" calcext:value-type="float">
            <text:p>364</text:p>
          </table:table-cell>
          <table:table-cell table:style-name="ce129" table:formula="of:=[.$E$6]+360*[.U$8]/[.$C57]" office:value-type="float" office:value="364.65" calcext:value-type="float">
            <text:p>365</text:p>
          </table:table-cell>
          <table:table-cell table:style-name="ce129" table:formula="of:=[.$E$6]+360*[.V$8]/[.$C57]" office:value-type="float" office:value="365.1" calcext:value-type="float">
            <text:p>365</text:p>
          </table:table-cell>
          <table:table-cell table:style-name="ce129" table:formula="of:=[.$E$6]+360*[.W$8]/[.$C57]" office:value-type="float" office:value="365.55" calcext:value-type="float">
            <text:p>366</text:p>
          </table:table-cell>
          <table:table-cell table:style-name="ce129" table:formula="of:=[.$E$6]+360*[.X$8]/[.$C5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58]" office:value-type="float" office:value="34285.7142857143" calcext:value-type="float">
            <text:p>34286</text:p>
          </table:table-cell>
          <table:table-cell table:style-name="ce129" table:formula="of:=[.$E$6]+360*[.D$8]/[.$C58]" office:value-type="float" office:value="357" calcext:value-type="float">
            <text:p>357</text:p>
          </table:table-cell>
          <table:table-cell table:style-name="ce129" table:formula="of:=[.$E$6]+360*[.E$8]/[.$C58]" office:value-type="float" office:value="357.525" calcext:value-type="float">
            <text:p>358</text:p>
          </table:table-cell>
          <table:table-cell table:style-name="ce129" table:formula="of:=[.$E$6]+360*[.F$8]/[.$C58]" office:value-type="float" office:value="358.05" calcext:value-type="float">
            <text:p>358</text:p>
          </table:table-cell>
          <table:table-cell table:style-name="ce129" table:formula="of:=[.$E$6]+360*[.G$8]/[.$C58]" office:value-type="float" office:value="358.575" calcext:value-type="float">
            <text:p>359</text:p>
          </table:table-cell>
          <table:table-cell table:style-name="ce129" table:formula="of:=[.$E$6]+360*[.H$8]/[.$C58]" office:value-type="float" office:value="359.1" calcext:value-type="float">
            <text:p>359</text:p>
          </table:table-cell>
          <table:table-cell table:style-name="ce129" table:formula="of:=[.$E$6]+360*[.I$8]/[.$C58]" office:value-type="float" office:value="359.625" calcext:value-type="float">
            <text:p>360</text:p>
          </table:table-cell>
          <table:table-cell table:style-name="ce129" table:formula="of:=[.$E$6]+360*[.J$8]/[.$C58]" office:value-type="float" office:value="360.15" calcext:value-type="float">
            <text:p>360</text:p>
          </table:table-cell>
          <table:table-cell table:style-name="ce129" table:formula="of:=[.$E$6]+360*[.K$8]/[.$C58]" office:value-type="float" office:value="360.675" calcext:value-type="float">
            <text:p>361</text:p>
          </table:table-cell>
          <table:table-cell table:style-name="ce129" table:formula="of:=[.$E$6]+360*[.L$8]/[.$C58]" office:value-type="float" office:value="361.2" calcext:value-type="float">
            <text:p>361</text:p>
          </table:table-cell>
          <table:table-cell table:style-name="ce129" table:formula="of:=[.$E$6]+360*[.M$8]/[.$C58]" office:value-type="float" office:value="361.725" calcext:value-type="float">
            <text:p>362</text:p>
          </table:table-cell>
          <table:table-cell table:style-name="ce129" table:formula="of:=[.$E$6]+360*[.N$8]/[.$C58]" office:value-type="float" office:value="362.25" calcext:value-type="float">
            <text:p>362</text:p>
          </table:table-cell>
          <table:table-cell table:style-name="ce129" table:formula="of:=[.$E$6]+360*[.O$8]/[.$C58]" office:value-type="float" office:value="362.775" calcext:value-type="float">
            <text:p>363</text:p>
          </table:table-cell>
          <table:table-cell table:style-name="ce129" table:formula="of:=[.$E$6]+360*[.P$8]/[.$C58]" office:value-type="float" office:value="363.3" calcext:value-type="float">
            <text:p>363</text:p>
          </table:table-cell>
          <table:table-cell table:style-name="ce129" table:formula="of:=[.$E$6]+360*[.Q$8]/[.$C58]" office:value-type="float" office:value="363.825" calcext:value-type="float">
            <text:p>364</text:p>
          </table:table-cell>
          <table:table-cell table:style-name="ce129" table:formula="of:=[.$E$6]+360*[.R$8]/[.$C58]" office:value-type="float" office:value="364.35" calcext:value-type="float">
            <text:p>364</text:p>
          </table:table-cell>
          <table:table-cell table:style-name="ce129" table:formula="of:=[.$E$6]+360*[.S$8]/[.$C58]" office:value-type="float" office:value="364.875" calcext:value-type="float">
            <text:p>365</text:p>
          </table:table-cell>
          <table:table-cell table:style-name="ce129" table:formula="of:=[.$E$6]+360*[.T$8]/[.$C58]" office:value-type="float" office:value="365.4" calcext:value-type="float">
            <text:p>365</text:p>
          </table:table-cell>
          <table:table-cell table:style-name="ce129" table:formula="of:=[.$E$6]+360*[.U$8]/[.$C58]" office:value-type="float" office:value="365.925" calcext:value-type="float">
            <text:p>366</text:p>
          </table:table-cell>
          <table:table-cell table:style-name="ce129" table:formula="of:=[.$E$6]+360*[.V$8]/[.$C58]" office:value-type="float" office:value="366.45" calcext:value-type="float">
            <text:p>366</text:p>
          </table:table-cell>
          <table:table-cell table:style-name="ce129" table:formula="of:=[.$E$6]+360*[.W$8]/[.$C58]" office:value-type="float" office:value="366.975" calcext:value-type="float">
            <text:p>367</text:p>
          </table:table-cell>
          <table:table-cell table:style-name="ce129" table:formula="of:=[.$E$6]+360*[.X$8]/[.$C5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59]" office:value-type="float" office:value="30000" calcext:value-type="float">
            <text:p>30000</text:p>
          </table:table-cell>
          <table:table-cell table:style-name="ce129" table:formula="of:=[.$E$6]+360*[.D$8]/[.$C59]" office:value-type="float" office:value="357" calcext:value-type="float">
            <text:p>357</text:p>
          </table:table-cell>
          <table:table-cell table:style-name="ce129" table:formula="of:=[.$E$6]+360*[.E$8]/[.$C59]" office:value-type="float" office:value="357.6" calcext:value-type="float">
            <text:p>358</text:p>
          </table:table-cell>
          <table:table-cell table:style-name="ce129" table:formula="of:=[.$E$6]+360*[.F$8]/[.$C59]" office:value-type="float" office:value="358.2" calcext:value-type="float">
            <text:p>358</text:p>
          </table:table-cell>
          <table:table-cell table:style-name="ce129" table:formula="of:=[.$E$6]+360*[.G$8]/[.$C59]" office:value-type="float" office:value="358.8" calcext:value-type="float">
            <text:p>359</text:p>
          </table:table-cell>
          <table:table-cell table:style-name="ce129" table:formula="of:=[.$E$6]+360*[.H$8]/[.$C59]" office:value-type="float" office:value="359.4" calcext:value-type="float">
            <text:p>359</text:p>
          </table:table-cell>
          <table:table-cell table:style-name="ce129" table:formula="of:=[.$E$6]+360*[.I$8]/[.$C59]" office:value-type="float" office:value="360" calcext:value-type="float">
            <text:p>360</text:p>
          </table:table-cell>
          <table:table-cell table:style-name="ce129" table:formula="of:=[.$E$6]+360*[.J$8]/[.$C59]" office:value-type="float" office:value="360.6" calcext:value-type="float">
            <text:p>361</text:p>
          </table:table-cell>
          <table:table-cell table:style-name="ce129" table:formula="of:=[.$E$6]+360*[.K$8]/[.$C59]" office:value-type="float" office:value="361.2" calcext:value-type="float">
            <text:p>361</text:p>
          </table:table-cell>
          <table:table-cell table:style-name="ce129" table:formula="of:=[.$E$6]+360*[.L$8]/[.$C59]" office:value-type="float" office:value="361.8" calcext:value-type="float">
            <text:p>362</text:p>
          </table:table-cell>
          <table:table-cell table:style-name="ce129" table:formula="of:=[.$E$6]+360*[.M$8]/[.$C59]" office:value-type="float" office:value="362.4" calcext:value-type="float">
            <text:p>362</text:p>
          </table:table-cell>
          <table:table-cell table:style-name="ce129" table:formula="of:=[.$E$6]+360*[.N$8]/[.$C59]" office:value-type="float" office:value="363" calcext:value-type="float">
            <text:p>363</text:p>
          </table:table-cell>
          <table:table-cell table:style-name="ce129" table:formula="of:=[.$E$6]+360*[.O$8]/[.$C59]" office:value-type="float" office:value="363.6" calcext:value-type="float">
            <text:p>364</text:p>
          </table:table-cell>
          <table:table-cell table:style-name="ce129" table:formula="of:=[.$E$6]+360*[.P$8]/[.$C59]" office:value-type="float" office:value="364.2" calcext:value-type="float">
            <text:p>364</text:p>
          </table:table-cell>
          <table:table-cell table:style-name="ce129" table:formula="of:=[.$E$6]+360*[.Q$8]/[.$C59]" office:value-type="float" office:value="364.8" calcext:value-type="float">
            <text:p>365</text:p>
          </table:table-cell>
          <table:table-cell table:style-name="ce129" table:formula="of:=[.$E$6]+360*[.R$8]/[.$C59]" office:value-type="float" office:value="365.4" calcext:value-type="float">
            <text:p>365</text:p>
          </table:table-cell>
          <table:table-cell table:style-name="ce129" table:formula="of:=[.$E$6]+360*[.S$8]/[.$C59]" office:value-type="float" office:value="366" calcext:value-type="float">
            <text:p>366</text:p>
          </table:table-cell>
          <table:table-cell table:style-name="ce129" table:formula="of:=[.$E$6]+360*[.T$8]/[.$C59]" office:value-type="float" office:value="366.6" calcext:value-type="float">
            <text:p>367</text:p>
          </table:table-cell>
          <table:table-cell table:style-name="ce129" table:formula="of:=[.$E$6]+360*[.U$8]/[.$C59]" office:value-type="float" office:value="367.2" calcext:value-type="float">
            <text:p>367</text:p>
          </table:table-cell>
          <table:table-cell table:style-name="ce129" table:formula="of:=[.$E$6]+360*[.V$8]/[.$C59]" office:value-type="float" office:value="367.8" calcext:value-type="float">
            <text:p>368</text:p>
          </table:table-cell>
          <table:table-cell table:style-name="ce129" table:formula="of:=[.$E$6]+360*[.W$8]/[.$C59]" office:value-type="float" office:value="368.4" calcext:value-type="float">
            <text:p>368</text:p>
          </table:table-cell>
          <table:table-cell table:style-name="ce129" table:formula="of:=[.$E$6]+360*[.X$8]/[.$C5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60]" office:value-type="float" office:value="26666.6666666667" calcext:value-type="float">
            <text:p>26667</text:p>
          </table:table-cell>
          <table:table-cell table:style-name="ce129" table:formula="of:=[.$E$6]+360*[.D$8]/[.$C60]" office:value-type="float" office:value="357" calcext:value-type="float">
            <text:p>357</text:p>
          </table:table-cell>
          <table:table-cell table:style-name="ce129" table:formula="of:=[.$E$6]+360*[.E$8]/[.$C60]" office:value-type="float" office:value="357.675" calcext:value-type="float">
            <text:p>358</text:p>
          </table:table-cell>
          <table:table-cell table:style-name="ce129" table:formula="of:=[.$E$6]+360*[.F$8]/[.$C60]" office:value-type="float" office:value="358.35" calcext:value-type="float">
            <text:p>358</text:p>
          </table:table-cell>
          <table:table-cell table:style-name="ce129" table:formula="of:=[.$E$6]+360*[.G$8]/[.$C60]" office:value-type="float" office:value="359.025" calcext:value-type="float">
            <text:p>359</text:p>
          </table:table-cell>
          <table:table-cell table:style-name="ce129" table:formula="of:=[.$E$6]+360*[.H$8]/[.$C60]" office:value-type="float" office:value="359.7" calcext:value-type="float">
            <text:p>360</text:p>
          </table:table-cell>
          <table:table-cell table:style-name="ce129" table:formula="of:=[.$E$6]+360*[.I$8]/[.$C60]" office:value-type="float" office:value="360.375" calcext:value-type="float">
            <text:p>360</text:p>
          </table:table-cell>
          <table:table-cell table:style-name="ce129" table:formula="of:=[.$E$6]+360*[.J$8]/[.$C60]" office:value-type="float" office:value="361.05" calcext:value-type="float">
            <text:p>361</text:p>
          </table:table-cell>
          <table:table-cell table:style-name="ce129" table:formula="of:=[.$E$6]+360*[.K$8]/[.$C60]" office:value-type="float" office:value="361.725" calcext:value-type="float">
            <text:p>362</text:p>
          </table:table-cell>
          <table:table-cell table:style-name="ce129" table:formula="of:=[.$E$6]+360*[.L$8]/[.$C60]" office:value-type="float" office:value="362.4" calcext:value-type="float">
            <text:p>362</text:p>
          </table:table-cell>
          <table:table-cell table:style-name="ce129" table:formula="of:=[.$E$6]+360*[.M$8]/[.$C60]" office:value-type="float" office:value="363.075" calcext:value-type="float">
            <text:p>363</text:p>
          </table:table-cell>
          <table:table-cell table:style-name="ce129" table:formula="of:=[.$E$6]+360*[.N$8]/[.$C60]" office:value-type="float" office:value="363.75" calcext:value-type="float">
            <text:p>364</text:p>
          </table:table-cell>
          <table:table-cell table:style-name="ce129" table:formula="of:=[.$E$6]+360*[.O$8]/[.$C60]" office:value-type="float" office:value="364.425" calcext:value-type="float">
            <text:p>364</text:p>
          </table:table-cell>
          <table:table-cell table:style-name="ce129" table:formula="of:=[.$E$6]+360*[.P$8]/[.$C60]" office:value-type="float" office:value="365.1" calcext:value-type="float">
            <text:p>365</text:p>
          </table:table-cell>
          <table:table-cell table:style-name="ce129" table:formula="of:=[.$E$6]+360*[.Q$8]/[.$C60]" office:value-type="float" office:value="365.775" calcext:value-type="float">
            <text:p>366</text:p>
          </table:table-cell>
          <table:table-cell table:style-name="ce129" table:formula="of:=[.$E$6]+360*[.R$8]/[.$C60]" office:value-type="float" office:value="366.45" calcext:value-type="float">
            <text:p>366</text:p>
          </table:table-cell>
          <table:table-cell table:style-name="ce129" table:formula="of:=[.$E$6]+360*[.S$8]/[.$C60]" office:value-type="float" office:value="367.125" calcext:value-type="float">
            <text:p>367</text:p>
          </table:table-cell>
          <table:table-cell table:style-name="ce129" table:formula="of:=[.$E$6]+360*[.T$8]/[.$C60]" office:value-type="float" office:value="367.8" calcext:value-type="float">
            <text:p>368</text:p>
          </table:table-cell>
          <table:table-cell table:style-name="ce129" table:formula="of:=[.$E$6]+360*[.U$8]/[.$C60]" office:value-type="float" office:value="368.475" calcext:value-type="float">
            <text:p>368</text:p>
          </table:table-cell>
          <table:table-cell table:style-name="ce129" table:formula="of:=[.$E$6]+360*[.V$8]/[.$C60]" office:value-type="float" office:value="369.15" calcext:value-type="float">
            <text:p>369</text:p>
          </table:table-cell>
          <table:table-cell table:style-name="ce129" table:formula="of:=[.$E$6]+360*[.W$8]/[.$C60]" office:value-type="float" office:value="369.825" calcext:value-type="float">
            <text:p>370</text:p>
          </table:table-cell>
          <table:table-cell table:style-name="ce129" table:formula="of:=[.$E$6]+360*[.X$8]/[.$C6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61]" office:value-type="float" office:value="24000" calcext:value-type="float">
            <text:p>24000</text:p>
          </table:table-cell>
          <table:table-cell table:style-name="ce129" table:formula="of:=[.$E$6]+360*[.D$8]/[.$C61]" office:value-type="float" office:value="357" calcext:value-type="float">
            <text:p>357</text:p>
          </table:table-cell>
          <table:table-cell table:style-name="ce129" table:formula="of:=[.$E$6]+360*[.E$8]/[.$C61]" office:value-type="float" office:value="357.75" calcext:value-type="float">
            <text:p>358</text:p>
          </table:table-cell>
          <table:table-cell table:style-name="ce129" table:formula="of:=[.$E$6]+360*[.F$8]/[.$C61]" office:value-type="float" office:value="358.5" calcext:value-type="float">
            <text:p>359</text:p>
          </table:table-cell>
          <table:table-cell table:style-name="ce129" table:formula="of:=[.$E$6]+360*[.G$8]/[.$C61]" office:value-type="float" office:value="359.25" calcext:value-type="float">
            <text:p>359</text:p>
          </table:table-cell>
          <table:table-cell table:style-name="ce129" table:formula="of:=[.$E$6]+360*[.H$8]/[.$C61]" office:value-type="float" office:value="360" calcext:value-type="float">
            <text:p>360</text:p>
          </table:table-cell>
          <table:table-cell table:style-name="ce129" table:formula="of:=[.$E$6]+360*[.I$8]/[.$C61]" office:value-type="float" office:value="360.75" calcext:value-type="float">
            <text:p>361</text:p>
          </table:table-cell>
          <table:table-cell table:style-name="ce129" table:formula="of:=[.$E$6]+360*[.J$8]/[.$C61]" office:value-type="float" office:value="361.5" calcext:value-type="float">
            <text:p>362</text:p>
          </table:table-cell>
          <table:table-cell table:style-name="ce129" table:formula="of:=[.$E$6]+360*[.K$8]/[.$C61]" office:value-type="float" office:value="362.25" calcext:value-type="float">
            <text:p>362</text:p>
          </table:table-cell>
          <table:table-cell table:style-name="ce129" table:formula="of:=[.$E$6]+360*[.L$8]/[.$C61]" office:value-type="float" office:value="363" calcext:value-type="float">
            <text:p>363</text:p>
          </table:table-cell>
          <table:table-cell table:style-name="ce129" table:formula="of:=[.$E$6]+360*[.M$8]/[.$C61]" office:value-type="float" office:value="363.75" calcext:value-type="float">
            <text:p>364</text:p>
          </table:table-cell>
          <table:table-cell table:style-name="ce129" table:formula="of:=[.$E$6]+360*[.N$8]/[.$C61]" office:value-type="float" office:value="364.5" calcext:value-type="float">
            <text:p>365</text:p>
          </table:table-cell>
          <table:table-cell table:style-name="ce129" table:formula="of:=[.$E$6]+360*[.O$8]/[.$C61]" office:value-type="float" office:value="365.25" calcext:value-type="float">
            <text:p>365</text:p>
          </table:table-cell>
          <table:table-cell table:style-name="ce129" table:formula="of:=[.$E$6]+360*[.P$8]/[.$C61]" office:value-type="float" office:value="366" calcext:value-type="float">
            <text:p>366</text:p>
          </table:table-cell>
          <table:table-cell table:style-name="ce129" table:formula="of:=[.$E$6]+360*[.Q$8]/[.$C61]" office:value-type="float" office:value="366.75" calcext:value-type="float">
            <text:p>367</text:p>
          </table:table-cell>
          <table:table-cell table:style-name="ce129" table:formula="of:=[.$E$6]+360*[.R$8]/[.$C61]" office:value-type="float" office:value="367.5" calcext:value-type="float">
            <text:p>368</text:p>
          </table:table-cell>
          <table:table-cell table:style-name="ce129" table:formula="of:=[.$E$6]+360*[.S$8]/[.$C61]" office:value-type="float" office:value="368.25" calcext:value-type="float">
            <text:p>368</text:p>
          </table:table-cell>
          <table:table-cell table:style-name="ce129" table:formula="of:=[.$E$6]+360*[.T$8]/[.$C61]" office:value-type="float" office:value="369" calcext:value-type="float">
            <text:p>369</text:p>
          </table:table-cell>
          <table:table-cell table:style-name="ce129" table:formula="of:=[.$E$6]+360*[.U$8]/[.$C61]" office:value-type="float" office:value="369.75" calcext:value-type="float">
            <text:p>370</text:p>
          </table:table-cell>
          <table:table-cell table:style-name="ce129" table:formula="of:=[.$E$6]+360*[.V$8]/[.$C61]" office:value-type="float" office:value="370.5" calcext:value-type="float">
            <text:p>371</text:p>
          </table:table-cell>
          <table:table-cell table:style-name="ce129" table:formula="of:=[.$E$6]+360*[.W$8]/[.$C61]" office:value-type="float" office:value="371.25" calcext:value-type="float">
            <text:p>371</text:p>
          </table:table-cell>
          <table:table-cell table:style-name="ce129" table:formula="of:=[.$E$6]+360*[.X$8]/[.$C6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62]" office:value-type="float" office:value="21818.1818181818" calcext:value-type="float">
            <text:p>21818</text:p>
          </table:table-cell>
          <table:table-cell table:style-name="ce129" table:formula="of:=[.$E$6]+360*[.D$8]/[.$C62]" office:value-type="float" office:value="357" calcext:value-type="float">
            <text:p>357</text:p>
          </table:table-cell>
          <table:table-cell table:style-name="ce129" table:formula="of:=[.$E$6]+360*[.E$8]/[.$C62]" office:value-type="float" office:value="357.825" calcext:value-type="float">
            <text:p>358</text:p>
          </table:table-cell>
          <table:table-cell table:style-name="ce129" table:formula="of:=[.$E$6]+360*[.F$8]/[.$C62]" office:value-type="float" office:value="358.65" calcext:value-type="float">
            <text:p>359</text:p>
          </table:table-cell>
          <table:table-cell table:style-name="ce129" table:formula="of:=[.$E$6]+360*[.G$8]/[.$C62]" office:value-type="float" office:value="359.475" calcext:value-type="float">
            <text:p>359</text:p>
          </table:table-cell>
          <table:table-cell table:style-name="ce129" table:formula="of:=[.$E$6]+360*[.H$8]/[.$C62]" office:value-type="float" office:value="360.3" calcext:value-type="float">
            <text:p>360</text:p>
          </table:table-cell>
          <table:table-cell table:style-name="ce129" table:formula="of:=[.$E$6]+360*[.I$8]/[.$C62]" office:value-type="float" office:value="361.125" calcext:value-type="float">
            <text:p>361</text:p>
          </table:table-cell>
          <table:table-cell table:style-name="ce129" table:formula="of:=[.$E$6]+360*[.J$8]/[.$C62]" office:value-type="float" office:value="361.95" calcext:value-type="float">
            <text:p>362</text:p>
          </table:table-cell>
          <table:table-cell table:style-name="ce129" table:formula="of:=[.$E$6]+360*[.K$8]/[.$C62]" office:value-type="float" office:value="362.775" calcext:value-type="float">
            <text:p>363</text:p>
          </table:table-cell>
          <table:table-cell table:style-name="ce129" table:formula="of:=[.$E$6]+360*[.L$8]/[.$C62]" office:value-type="float" office:value="363.6" calcext:value-type="float">
            <text:p>364</text:p>
          </table:table-cell>
          <table:table-cell table:style-name="ce129" table:formula="of:=[.$E$6]+360*[.M$8]/[.$C62]" office:value-type="float" office:value="364.425" calcext:value-type="float">
            <text:p>364</text:p>
          </table:table-cell>
          <table:table-cell table:style-name="ce129" table:formula="of:=[.$E$6]+360*[.N$8]/[.$C62]" office:value-type="float" office:value="365.25" calcext:value-type="float">
            <text:p>365</text:p>
          </table:table-cell>
          <table:table-cell table:style-name="ce129" table:formula="of:=[.$E$6]+360*[.O$8]/[.$C62]" office:value-type="float" office:value="366.075" calcext:value-type="float">
            <text:p>366</text:p>
          </table:table-cell>
          <table:table-cell table:style-name="ce129" table:formula="of:=[.$E$6]+360*[.P$8]/[.$C62]" office:value-type="float" office:value="366.9" calcext:value-type="float">
            <text:p>367</text:p>
          </table:table-cell>
          <table:table-cell table:style-name="ce129" table:formula="of:=[.$E$6]+360*[.Q$8]/[.$C62]" office:value-type="float" office:value="367.725" calcext:value-type="float">
            <text:p>368</text:p>
          </table:table-cell>
          <table:table-cell table:style-name="ce129" table:formula="of:=[.$E$6]+360*[.R$8]/[.$C62]" office:value-type="float" office:value="368.55" calcext:value-type="float">
            <text:p>369</text:p>
          </table:table-cell>
          <table:table-cell table:style-name="ce129" table:formula="of:=[.$E$6]+360*[.S$8]/[.$C62]" office:value-type="float" office:value="369.375" calcext:value-type="float">
            <text:p>369</text:p>
          </table:table-cell>
          <table:table-cell table:style-name="ce129" table:formula="of:=[.$E$6]+360*[.T$8]/[.$C62]" office:value-type="float" office:value="370.2" calcext:value-type="float">
            <text:p>370</text:p>
          </table:table-cell>
          <table:table-cell table:style-name="ce129" table:formula="of:=[.$E$6]+360*[.U$8]/[.$C62]" office:value-type="float" office:value="371.025" calcext:value-type="float">
            <text:p>371</text:p>
          </table:table-cell>
          <table:table-cell table:style-name="ce129" table:formula="of:=[.$E$6]+360*[.V$8]/[.$C62]" office:value-type="float" office:value="371.85" calcext:value-type="float">
            <text:p>372</text:p>
          </table:table-cell>
          <table:table-cell table:style-name="ce129" table:formula="of:=[.$E$6]+360*[.W$8]/[.$C62]" office:value-type="float" office:value="372.675" calcext:value-type="float">
            <text:p>373</text:p>
          </table:table-cell>
          <table:table-cell table:style-name="ce129" table:formula="of:=[.$E$6]+360*[.X$8]/[.$C6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63]" office:value-type="float" office:value="20000" calcext:value-type="float">
            <text:p>20000</text:p>
          </table:table-cell>
          <table:table-cell table:style-name="ce129" table:formula="of:=[.$E$6]+360*[.D$8]/[.$C63]" office:value-type="float" office:value="357" calcext:value-type="float">
            <text:p>357</text:p>
          </table:table-cell>
          <table:table-cell table:style-name="ce129" table:formula="of:=[.$E$6]+360*[.E$8]/[.$C63]" office:value-type="float" office:value="357.9" calcext:value-type="float">
            <text:p>358</text:p>
          </table:table-cell>
          <table:table-cell table:style-name="ce129" table:formula="of:=[.$E$6]+360*[.F$8]/[.$C63]" office:value-type="float" office:value="358.8" calcext:value-type="float">
            <text:p>359</text:p>
          </table:table-cell>
          <table:table-cell table:style-name="ce129" table:formula="of:=[.$E$6]+360*[.G$8]/[.$C63]" office:value-type="float" office:value="359.7" calcext:value-type="float">
            <text:p>360</text:p>
          </table:table-cell>
          <table:table-cell table:style-name="ce129" table:formula="of:=[.$E$6]+360*[.H$8]/[.$C63]" office:value-type="float" office:value="360.6" calcext:value-type="float">
            <text:p>361</text:p>
          </table:table-cell>
          <table:table-cell table:style-name="ce129" table:formula="of:=[.$E$6]+360*[.I$8]/[.$C63]" office:value-type="float" office:value="361.5" calcext:value-type="float">
            <text:p>362</text:p>
          </table:table-cell>
          <table:table-cell table:style-name="ce129" table:formula="of:=[.$E$6]+360*[.J$8]/[.$C63]" office:value-type="float" office:value="362.4" calcext:value-type="float">
            <text:p>362</text:p>
          </table:table-cell>
          <table:table-cell table:style-name="ce129" table:formula="of:=[.$E$6]+360*[.K$8]/[.$C63]" office:value-type="float" office:value="363.3" calcext:value-type="float">
            <text:p>363</text:p>
          </table:table-cell>
          <table:table-cell table:style-name="ce129" table:formula="of:=[.$E$6]+360*[.L$8]/[.$C63]" office:value-type="float" office:value="364.2" calcext:value-type="float">
            <text:p>364</text:p>
          </table:table-cell>
          <table:table-cell table:style-name="ce129" table:formula="of:=[.$E$6]+360*[.M$8]/[.$C63]" office:value-type="float" office:value="365.1" calcext:value-type="float">
            <text:p>365</text:p>
          </table:table-cell>
          <table:table-cell table:style-name="ce129" table:formula="of:=[.$E$6]+360*[.N$8]/[.$C63]" office:value-type="float" office:value="366" calcext:value-type="float">
            <text:p>366</text:p>
          </table:table-cell>
          <table:table-cell table:style-name="ce129" table:formula="of:=[.$E$6]+360*[.O$8]/[.$C63]" office:value-type="float" office:value="366.9" calcext:value-type="float">
            <text:p>367</text:p>
          </table:table-cell>
          <table:table-cell table:style-name="ce129" table:formula="of:=[.$E$6]+360*[.P$8]/[.$C63]" office:value-type="float" office:value="367.8" calcext:value-type="float">
            <text:p>368</text:p>
          </table:table-cell>
          <table:table-cell table:style-name="ce129" table:formula="of:=[.$E$6]+360*[.Q$8]/[.$C63]" office:value-type="float" office:value="368.7" calcext:value-type="float">
            <text:p>369</text:p>
          </table:table-cell>
          <table:table-cell table:style-name="ce129" table:formula="of:=[.$E$6]+360*[.R$8]/[.$C63]" office:value-type="float" office:value="369.6" calcext:value-type="float">
            <text:p>370</text:p>
          </table:table-cell>
          <table:table-cell table:style-name="ce129" table:formula="of:=[.$E$6]+360*[.S$8]/[.$C63]" office:value-type="float" office:value="370.5" calcext:value-type="float">
            <text:p>371</text:p>
          </table:table-cell>
          <table:table-cell table:style-name="ce129" table:formula="of:=[.$E$6]+360*[.T$8]/[.$C63]" office:value-type="float" office:value="371.4" calcext:value-type="float">
            <text:p>371</text:p>
          </table:table-cell>
          <table:table-cell table:style-name="ce129" table:formula="of:=[.$E$6]+360*[.U$8]/[.$C63]" office:value-type="float" office:value="372.3" calcext:value-type="float">
            <text:p>372</text:p>
          </table:table-cell>
          <table:table-cell table:style-name="ce129" table:formula="of:=[.$E$6]+360*[.V$8]/[.$C63]" office:value-type="float" office:value="373.2" calcext:value-type="float">
            <text:p>373</text:p>
          </table:table-cell>
          <table:table-cell table:style-name="ce129" table:formula="of:=[.$E$6]+360*[.W$8]/[.$C63]" office:value-type="float" office:value="374.1" calcext:value-type="float">
            <text:p>374</text:p>
          </table:table-cell>
          <table:table-cell table:style-name="ce129" table:formula="of:=[.$E$6]+360*[.X$8]/[.$C6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64]" office:value-type="float" office:value="18461.5384615385" calcext:value-type="float">
            <text:p>18462</text:p>
          </table:table-cell>
          <table:table-cell table:style-name="ce129" table:formula="of:=[.$E$6]+360*[.D$8]/[.$C64]" office:value-type="float" office:value="357" calcext:value-type="float">
            <text:p>357</text:p>
          </table:table-cell>
          <table:table-cell table:style-name="ce129" table:formula="of:=[.$E$6]+360*[.E$8]/[.$C64]" office:value-type="float" office:value="357.975" calcext:value-type="float">
            <text:p>358</text:p>
          </table:table-cell>
          <table:table-cell table:style-name="ce129" table:formula="of:=[.$E$6]+360*[.F$8]/[.$C64]" office:value-type="float" office:value="358.95" calcext:value-type="float">
            <text:p>359</text:p>
          </table:table-cell>
          <table:table-cell table:style-name="ce129" table:formula="of:=[.$E$6]+360*[.G$8]/[.$C64]" office:value-type="float" office:value="359.925" calcext:value-type="float">
            <text:p>360</text:p>
          </table:table-cell>
          <table:table-cell table:style-name="ce129" table:formula="of:=[.$E$6]+360*[.H$8]/[.$C64]" office:value-type="float" office:value="360.9" calcext:value-type="float">
            <text:p>361</text:p>
          </table:table-cell>
          <table:table-cell table:style-name="ce129" table:formula="of:=[.$E$6]+360*[.I$8]/[.$C64]" office:value-type="float" office:value="361.875" calcext:value-type="float">
            <text:p>362</text:p>
          </table:table-cell>
          <table:table-cell table:style-name="ce129" table:formula="of:=[.$E$6]+360*[.J$8]/[.$C64]" office:value-type="float" office:value="362.85" calcext:value-type="float">
            <text:p>363</text:p>
          </table:table-cell>
          <table:table-cell table:style-name="ce129" table:formula="of:=[.$E$6]+360*[.K$8]/[.$C64]" office:value-type="float" office:value="363.825" calcext:value-type="float">
            <text:p>364</text:p>
          </table:table-cell>
          <table:table-cell table:style-name="ce129" table:formula="of:=[.$E$6]+360*[.L$8]/[.$C64]" office:value-type="float" office:value="364.8" calcext:value-type="float">
            <text:p>365</text:p>
          </table:table-cell>
          <table:table-cell table:style-name="ce129" table:formula="of:=[.$E$6]+360*[.M$8]/[.$C64]" office:value-type="float" office:value="365.775" calcext:value-type="float">
            <text:p>366</text:p>
          </table:table-cell>
          <table:table-cell table:style-name="ce129" table:formula="of:=[.$E$6]+360*[.N$8]/[.$C64]" office:value-type="float" office:value="366.75" calcext:value-type="float">
            <text:p>367</text:p>
          </table:table-cell>
          <table:table-cell table:style-name="ce129" table:formula="of:=[.$E$6]+360*[.O$8]/[.$C64]" office:value-type="float" office:value="367.725" calcext:value-type="float">
            <text:p>368</text:p>
          </table:table-cell>
          <table:table-cell table:style-name="ce129" table:formula="of:=[.$E$6]+360*[.P$8]/[.$C64]" office:value-type="float" office:value="368.7" calcext:value-type="float">
            <text:p>369</text:p>
          </table:table-cell>
          <table:table-cell table:style-name="ce129" table:formula="of:=[.$E$6]+360*[.Q$8]/[.$C64]" office:value-type="float" office:value="369.675" calcext:value-type="float">
            <text:p>370</text:p>
          </table:table-cell>
          <table:table-cell table:style-name="ce129" table:formula="of:=[.$E$6]+360*[.R$8]/[.$C64]" office:value-type="float" office:value="370.65" calcext:value-type="float">
            <text:p>371</text:p>
          </table:table-cell>
          <table:table-cell table:style-name="ce129" table:formula="of:=[.$E$6]+360*[.S$8]/[.$C64]" office:value-type="float" office:value="371.625" calcext:value-type="float">
            <text:p>372</text:p>
          </table:table-cell>
          <table:table-cell table:style-name="ce129" table:formula="of:=[.$E$6]+360*[.T$8]/[.$C64]" office:value-type="float" office:value="372.6" calcext:value-type="float">
            <text:p>373</text:p>
          </table:table-cell>
          <table:table-cell table:style-name="ce129" table:formula="of:=[.$E$6]+360*[.U$8]/[.$C64]" office:value-type="float" office:value="373.575" calcext:value-type="float">
            <text:p>374</text:p>
          </table:table-cell>
          <table:table-cell table:style-name="ce129" table:formula="of:=[.$E$6]+360*[.V$8]/[.$C64]" office:value-type="float" office:value="374.55" calcext:value-type="float">
            <text:p>375</text:p>
          </table:table-cell>
          <table:table-cell table:style-name="ce129" table:formula="of:=[.$E$6]+360*[.W$8]/[.$C64]" office:value-type="float" office:value="375.525" calcext:value-type="float">
            <text:p>376</text:p>
          </table:table-cell>
          <table:table-cell table:style-name="ce129" table:formula="of:=[.$E$6]+360*[.X$8]/[.$C6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65]" office:value-type="float" office:value="17142.8571428571" calcext:value-type="float">
            <text:p>17143</text:p>
          </table:table-cell>
          <table:table-cell table:style-name="ce129" table:formula="of:=[.$E$6]+360*[.D$8]/[.$C65]" office:value-type="float" office:value="357" calcext:value-type="float">
            <text:p>357</text:p>
          </table:table-cell>
          <table:table-cell table:style-name="ce129" table:formula="of:=[.$E$6]+360*[.E$8]/[.$C65]" office:value-type="float" office:value="358.05" calcext:value-type="float">
            <text:p>358</text:p>
          </table:table-cell>
          <table:table-cell table:style-name="ce129" table:formula="of:=[.$E$6]+360*[.F$8]/[.$C65]" office:value-type="float" office:value="359.1" calcext:value-type="float">
            <text:p>359</text:p>
          </table:table-cell>
          <table:table-cell table:style-name="ce129" table:formula="of:=[.$E$6]+360*[.G$8]/[.$C65]" office:value-type="float" office:value="360.15" calcext:value-type="float">
            <text:p>360</text:p>
          </table:table-cell>
          <table:table-cell table:style-name="ce129" table:formula="of:=[.$E$6]+360*[.H$8]/[.$C65]" office:value-type="float" office:value="361.2" calcext:value-type="float">
            <text:p>361</text:p>
          </table:table-cell>
          <table:table-cell table:style-name="ce129" table:formula="of:=[.$E$6]+360*[.I$8]/[.$C65]" office:value-type="float" office:value="362.25" calcext:value-type="float">
            <text:p>362</text:p>
          </table:table-cell>
          <table:table-cell table:style-name="ce129" table:formula="of:=[.$E$6]+360*[.J$8]/[.$C65]" office:value-type="float" office:value="363.3" calcext:value-type="float">
            <text:p>363</text:p>
          </table:table-cell>
          <table:table-cell table:style-name="ce129" table:formula="of:=[.$E$6]+360*[.K$8]/[.$C65]" office:value-type="float" office:value="364.35" calcext:value-type="float">
            <text:p>364</text:p>
          </table:table-cell>
          <table:table-cell table:style-name="ce129" table:formula="of:=[.$E$6]+360*[.L$8]/[.$C65]" office:value-type="float" office:value="365.4" calcext:value-type="float">
            <text:p>365</text:p>
          </table:table-cell>
          <table:table-cell table:style-name="ce129" table:formula="of:=[.$E$6]+360*[.M$8]/[.$C65]" office:value-type="float" office:value="366.45" calcext:value-type="float">
            <text:p>366</text:p>
          </table:table-cell>
          <table:table-cell table:style-name="ce129" table:formula="of:=[.$E$6]+360*[.N$8]/[.$C65]" office:value-type="float" office:value="367.5" calcext:value-type="float">
            <text:p>368</text:p>
          </table:table-cell>
          <table:table-cell table:style-name="ce129" table:formula="of:=[.$E$6]+360*[.O$8]/[.$C65]" office:value-type="float" office:value="368.55" calcext:value-type="float">
            <text:p>369</text:p>
          </table:table-cell>
          <table:table-cell table:style-name="ce129" table:formula="of:=[.$E$6]+360*[.P$8]/[.$C65]" office:value-type="float" office:value="369.6" calcext:value-type="float">
            <text:p>370</text:p>
          </table:table-cell>
          <table:table-cell table:style-name="ce129" table:formula="of:=[.$E$6]+360*[.Q$8]/[.$C65]" office:value-type="float" office:value="370.65" calcext:value-type="float">
            <text:p>371</text:p>
          </table:table-cell>
          <table:table-cell table:style-name="ce129" table:formula="of:=[.$E$6]+360*[.R$8]/[.$C65]" office:value-type="float" office:value="371.7" calcext:value-type="float">
            <text:p>372</text:p>
          </table:table-cell>
          <table:table-cell table:style-name="ce129" table:formula="of:=[.$E$6]+360*[.S$8]/[.$C65]" office:value-type="float" office:value="372.75" calcext:value-type="float">
            <text:p>373</text:p>
          </table:table-cell>
          <table:table-cell table:style-name="ce129" table:formula="of:=[.$E$6]+360*[.T$8]/[.$C65]" office:value-type="float" office:value="373.8" calcext:value-type="float">
            <text:p>374</text:p>
          </table:table-cell>
          <table:table-cell table:style-name="ce129" table:formula="of:=[.$E$6]+360*[.U$8]/[.$C65]" office:value-type="float" office:value="374.85" calcext:value-type="float">
            <text:p>375</text:p>
          </table:table-cell>
          <table:table-cell table:style-name="ce129" table:formula="of:=[.$E$6]+360*[.V$8]/[.$C65]" office:value-type="float" office:value="375.9" calcext:value-type="float">
            <text:p>376</text:p>
          </table:table-cell>
          <table:table-cell table:style-name="ce129" table:formula="of:=[.$E$6]+360*[.W$8]/[.$C65]" office:value-type="float" office:value="376.95" calcext:value-type="float">
            <text:p>377</text:p>
          </table:table-cell>
          <table:table-cell table:style-name="ce129" table:formula="of:=[.$E$6]+360*[.X$8]/[.$C6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66]" office:value-type="float" office:value="16000" calcext:value-type="float">
            <text:p>16000</text:p>
          </table:table-cell>
          <table:table-cell table:style-name="ce129" table:formula="of:=[.$E$6]+360*[.D$8]/[.$C66]" office:value-type="float" office:value="357" calcext:value-type="float">
            <text:p>357</text:p>
          </table:table-cell>
          <table:table-cell table:style-name="ce129" table:formula="of:=[.$E$6]+360*[.E$8]/[.$C66]" office:value-type="float" office:value="358.125" calcext:value-type="float">
            <text:p>358</text:p>
          </table:table-cell>
          <table:table-cell table:style-name="ce129" table:formula="of:=[.$E$6]+360*[.F$8]/[.$C66]" office:value-type="float" office:value="359.25" calcext:value-type="float">
            <text:p>359</text:p>
          </table:table-cell>
          <table:table-cell table:style-name="ce129" table:formula="of:=[.$E$6]+360*[.G$8]/[.$C66]" office:value-type="float" office:value="360.375" calcext:value-type="float">
            <text:p>360</text:p>
          </table:table-cell>
          <table:table-cell table:style-name="ce129" table:formula="of:=[.$E$6]+360*[.H$8]/[.$C66]" office:value-type="float" office:value="361.5" calcext:value-type="float">
            <text:p>362</text:p>
          </table:table-cell>
          <table:table-cell table:style-name="ce129" table:formula="of:=[.$E$6]+360*[.I$8]/[.$C66]" office:value-type="float" office:value="362.625" calcext:value-type="float">
            <text:p>363</text:p>
          </table:table-cell>
          <table:table-cell table:style-name="ce129" table:formula="of:=[.$E$6]+360*[.J$8]/[.$C66]" office:value-type="float" office:value="363.75" calcext:value-type="float">
            <text:p>364</text:p>
          </table:table-cell>
          <table:table-cell table:style-name="ce129" table:formula="of:=[.$E$6]+360*[.K$8]/[.$C66]" office:value-type="float" office:value="364.875" calcext:value-type="float">
            <text:p>365</text:p>
          </table:table-cell>
          <table:table-cell table:style-name="ce129" table:formula="of:=[.$E$6]+360*[.L$8]/[.$C66]" office:value-type="float" office:value="366" calcext:value-type="float">
            <text:p>366</text:p>
          </table:table-cell>
          <table:table-cell table:style-name="ce129" table:formula="of:=[.$E$6]+360*[.M$8]/[.$C66]" office:value-type="float" office:value="367.125" calcext:value-type="float">
            <text:p>367</text:p>
          </table:table-cell>
          <table:table-cell table:style-name="ce129" table:formula="of:=[.$E$6]+360*[.N$8]/[.$C66]" office:value-type="float" office:value="368.25" calcext:value-type="float">
            <text:p>368</text:p>
          </table:table-cell>
          <table:table-cell table:style-name="ce129" table:formula="of:=[.$E$6]+360*[.O$8]/[.$C66]" office:value-type="float" office:value="369.375" calcext:value-type="float">
            <text:p>369</text:p>
          </table:table-cell>
          <table:table-cell table:style-name="ce129" table:formula="of:=[.$E$6]+360*[.P$8]/[.$C66]" office:value-type="float" office:value="370.5" calcext:value-type="float">
            <text:p>371</text:p>
          </table:table-cell>
          <table:table-cell table:style-name="ce129" table:formula="of:=[.$E$6]+360*[.Q$8]/[.$C66]" office:value-type="float" office:value="371.625" calcext:value-type="float">
            <text:p>372</text:p>
          </table:table-cell>
          <table:table-cell table:style-name="ce129" table:formula="of:=[.$E$6]+360*[.R$8]/[.$C66]" office:value-type="float" office:value="372.75" calcext:value-type="float">
            <text:p>373</text:p>
          </table:table-cell>
          <table:table-cell table:style-name="ce129" table:formula="of:=[.$E$6]+360*[.S$8]/[.$C66]" office:value-type="float" office:value="373.875" calcext:value-type="float">
            <text:p>374</text:p>
          </table:table-cell>
          <table:table-cell table:style-name="ce129" table:formula="of:=[.$E$6]+360*[.T$8]/[.$C66]" office:value-type="float" office:value="375" calcext:value-type="float">
            <text:p>375</text:p>
          </table:table-cell>
          <table:table-cell table:style-name="ce129" table:formula="of:=[.$E$6]+360*[.U$8]/[.$C66]" office:value-type="float" office:value="376.125" calcext:value-type="float">
            <text:p>376</text:p>
          </table:table-cell>
          <table:table-cell table:style-name="ce129" table:formula="of:=[.$E$6]+360*[.V$8]/[.$C66]" office:value-type="float" office:value="377.25" calcext:value-type="float">
            <text:p>377</text:p>
          </table:table-cell>
          <table:table-cell table:style-name="ce129" table:formula="of:=[.$E$6]+360*[.W$8]/[.$C66]" office:value-type="float" office:value="378.375" calcext:value-type="float">
            <text:p>378</text:p>
          </table:table-cell>
          <table:table-cell table:style-name="ce129" table:formula="of:=[.$E$6]+360*[.X$8]/[.$C6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67]" office:value-type="float" office:value="15000" calcext:value-type="float">
            <text:p>15000</text:p>
          </table:table-cell>
          <table:table-cell table:style-name="ce129" table:formula="of:=[.$E$6]+360*[.D$8]/[.$C67]" office:value-type="float" office:value="357" calcext:value-type="float">
            <text:p>357</text:p>
          </table:table-cell>
          <table:table-cell table:style-name="ce129" table:formula="of:=[.$E$6]+360*[.E$8]/[.$C67]" office:value-type="float" office:value="358.2" calcext:value-type="float">
            <text:p>358</text:p>
          </table:table-cell>
          <table:table-cell table:style-name="ce129" table:formula="of:=[.$E$6]+360*[.F$8]/[.$C67]" office:value-type="float" office:value="359.4" calcext:value-type="float">
            <text:p>359</text:p>
          </table:table-cell>
          <table:table-cell table:style-name="ce129" table:formula="of:=[.$E$6]+360*[.G$8]/[.$C67]" office:value-type="float" office:value="360.6" calcext:value-type="float">
            <text:p>361</text:p>
          </table:table-cell>
          <table:table-cell table:style-name="ce129" table:formula="of:=[.$E$6]+360*[.H$8]/[.$C67]" office:value-type="float" office:value="361.8" calcext:value-type="float">
            <text:p>362</text:p>
          </table:table-cell>
          <table:table-cell table:style-name="ce129" table:formula="of:=[.$E$6]+360*[.I$8]/[.$C67]" office:value-type="float" office:value="363" calcext:value-type="float">
            <text:p>363</text:p>
          </table:table-cell>
          <table:table-cell table:style-name="ce129" table:formula="of:=[.$E$6]+360*[.J$8]/[.$C67]" office:value-type="float" office:value="364.2" calcext:value-type="float">
            <text:p>364</text:p>
          </table:table-cell>
          <table:table-cell table:style-name="ce129" table:formula="of:=[.$E$6]+360*[.K$8]/[.$C67]" office:value-type="float" office:value="365.4" calcext:value-type="float">
            <text:p>365</text:p>
          </table:table-cell>
          <table:table-cell table:style-name="ce129" table:formula="of:=[.$E$6]+360*[.L$8]/[.$C67]" office:value-type="float" office:value="366.6" calcext:value-type="float">
            <text:p>367</text:p>
          </table:table-cell>
          <table:table-cell table:style-name="ce129" table:formula="of:=[.$E$6]+360*[.M$8]/[.$C67]" office:value-type="float" office:value="367.8" calcext:value-type="float">
            <text:p>368</text:p>
          </table:table-cell>
          <table:table-cell table:style-name="ce129" table:formula="of:=[.$E$6]+360*[.N$8]/[.$C67]" office:value-type="float" office:value="369" calcext:value-type="float">
            <text:p>369</text:p>
          </table:table-cell>
          <table:table-cell table:style-name="ce129" table:formula="of:=[.$E$6]+360*[.O$8]/[.$C67]" office:value-type="float" office:value="370.2" calcext:value-type="float">
            <text:p>370</text:p>
          </table:table-cell>
          <table:table-cell table:style-name="ce129" table:formula="of:=[.$E$6]+360*[.P$8]/[.$C67]" office:value-type="float" office:value="371.4" calcext:value-type="float">
            <text:p>371</text:p>
          </table:table-cell>
          <table:table-cell table:style-name="ce129" table:formula="of:=[.$E$6]+360*[.Q$8]/[.$C67]" office:value-type="float" office:value="372.6" calcext:value-type="float">
            <text:p>373</text:p>
          </table:table-cell>
          <table:table-cell table:style-name="ce129" table:formula="of:=[.$E$6]+360*[.R$8]/[.$C67]" office:value-type="float" office:value="373.8" calcext:value-type="float">
            <text:p>374</text:p>
          </table:table-cell>
          <table:table-cell table:style-name="ce129" table:formula="of:=[.$E$6]+360*[.S$8]/[.$C67]" office:value-type="float" office:value="375" calcext:value-type="float">
            <text:p>375</text:p>
          </table:table-cell>
          <table:table-cell table:style-name="ce129" table:formula="of:=[.$E$6]+360*[.T$8]/[.$C67]" office:value-type="float" office:value="376.2" calcext:value-type="float">
            <text:p>376</text:p>
          </table:table-cell>
          <table:table-cell table:style-name="ce129" table:formula="of:=[.$E$6]+360*[.U$8]/[.$C67]" office:value-type="float" office:value="377.4" calcext:value-type="float">
            <text:p>377</text:p>
          </table:table-cell>
          <table:table-cell table:style-name="ce129" table:formula="of:=[.$E$6]+360*[.V$8]/[.$C67]" office:value-type="float" office:value="378.6" calcext:value-type="float">
            <text:p>379</text:p>
          </table:table-cell>
          <table:table-cell table:style-name="ce129" table:formula="of:=[.$E$6]+360*[.W$8]/[.$C67]" office:value-type="float" office:value="379.8" calcext:value-type="float">
            <text:p>380</text:p>
          </table:table-cell>
          <table:table-cell table:style-name="ce129" table:formula="of:=[.$E$6]+360*[.X$8]/[.$C6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68]" office:value-type="float" office:value="14117.6470588235" calcext:value-type="float">
            <text:p>14118</text:p>
          </table:table-cell>
          <table:table-cell table:style-name="ce129" table:formula="of:=[.$E$6]+360*[.D$8]/[.$C68]" office:value-type="float" office:value="357" calcext:value-type="float">
            <text:p>357</text:p>
          </table:table-cell>
          <table:table-cell table:style-name="ce129" table:formula="of:=[.$E$6]+360*[.E$8]/[.$C68]" office:value-type="float" office:value="358.275" calcext:value-type="float">
            <text:p>358</text:p>
          </table:table-cell>
          <table:table-cell table:style-name="ce129" table:formula="of:=[.$E$6]+360*[.F$8]/[.$C68]" office:value-type="float" office:value="359.55" calcext:value-type="float">
            <text:p>360</text:p>
          </table:table-cell>
          <table:table-cell table:style-name="ce129" table:formula="of:=[.$E$6]+360*[.G$8]/[.$C68]" office:value-type="float" office:value="360.825" calcext:value-type="float">
            <text:p>361</text:p>
          </table:table-cell>
          <table:table-cell table:style-name="ce129" table:formula="of:=[.$E$6]+360*[.H$8]/[.$C68]" office:value-type="float" office:value="362.1" calcext:value-type="float">
            <text:p>362</text:p>
          </table:table-cell>
          <table:table-cell table:style-name="ce129" table:formula="of:=[.$E$6]+360*[.I$8]/[.$C68]" office:value-type="float" office:value="363.375" calcext:value-type="float">
            <text:p>363</text:p>
          </table:table-cell>
          <table:table-cell table:style-name="ce129" table:formula="of:=[.$E$6]+360*[.J$8]/[.$C68]" office:value-type="float" office:value="364.65" calcext:value-type="float">
            <text:p>365</text:p>
          </table:table-cell>
          <table:table-cell table:style-name="ce129" table:formula="of:=[.$E$6]+360*[.K$8]/[.$C68]" office:value-type="float" office:value="365.925" calcext:value-type="float">
            <text:p>366</text:p>
          </table:table-cell>
          <table:table-cell table:style-name="ce129" table:formula="of:=[.$E$6]+360*[.L$8]/[.$C68]" office:value-type="float" office:value="367.2" calcext:value-type="float">
            <text:p>367</text:p>
          </table:table-cell>
          <table:table-cell table:style-name="ce129" table:formula="of:=[.$E$6]+360*[.M$8]/[.$C68]" office:value-type="float" office:value="368.475" calcext:value-type="float">
            <text:p>368</text:p>
          </table:table-cell>
          <table:table-cell table:style-name="ce129" table:formula="of:=[.$E$6]+360*[.N$8]/[.$C68]" office:value-type="float" office:value="369.75" calcext:value-type="float">
            <text:p>370</text:p>
          </table:table-cell>
          <table:table-cell table:style-name="ce129" table:formula="of:=[.$E$6]+360*[.O$8]/[.$C68]" office:value-type="float" office:value="371.025" calcext:value-type="float">
            <text:p>371</text:p>
          </table:table-cell>
          <table:table-cell table:style-name="ce129" table:formula="of:=[.$E$6]+360*[.P$8]/[.$C68]" office:value-type="float" office:value="372.3" calcext:value-type="float">
            <text:p>372</text:p>
          </table:table-cell>
          <table:table-cell table:style-name="ce129" table:formula="of:=[.$E$6]+360*[.Q$8]/[.$C68]" office:value-type="float" office:value="373.575" calcext:value-type="float">
            <text:p>374</text:p>
          </table:table-cell>
          <table:table-cell table:style-name="ce129" table:formula="of:=[.$E$6]+360*[.R$8]/[.$C68]" office:value-type="float" office:value="374.85" calcext:value-type="float">
            <text:p>375</text:p>
          </table:table-cell>
          <table:table-cell table:style-name="ce129" table:formula="of:=[.$E$6]+360*[.S$8]/[.$C68]" office:value-type="float" office:value="376.125" calcext:value-type="float">
            <text:p>376</text:p>
          </table:table-cell>
          <table:table-cell table:style-name="ce129" table:formula="of:=[.$E$6]+360*[.T$8]/[.$C68]" office:value-type="float" office:value="377.4" calcext:value-type="float">
            <text:p>377</text:p>
          </table:table-cell>
          <table:table-cell table:style-name="ce129" table:formula="of:=[.$E$6]+360*[.U$8]/[.$C68]" office:value-type="float" office:value="378.675" calcext:value-type="float">
            <text:p>379</text:p>
          </table:table-cell>
          <table:table-cell table:style-name="ce129" table:formula="of:=[.$E$6]+360*[.V$8]/[.$C68]" office:value-type="float" office:value="379.95" calcext:value-type="float">
            <text:p>380</text:p>
          </table:table-cell>
          <table:table-cell table:style-name="ce129" table:formula="of:=[.$E$6]+360*[.W$8]/[.$C68]" office:value-type="float" office:value="381.225" calcext:value-type="float">
            <text:p>381</text:p>
          </table:table-cell>
          <table:table-cell table:style-name="ce129" table:formula="of:=[.$E$6]+360*[.X$8]/[.$C6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69]" office:value-type="float" office:value="13333.3333333333" calcext:value-type="float">
            <text:p>13333</text:p>
          </table:table-cell>
          <table:table-cell table:style-name="ce129" table:formula="of:=[.$E$6]+360*[.D$8]/[.$C69]" office:value-type="float" office:value="357" calcext:value-type="float">
            <text:p>357</text:p>
          </table:table-cell>
          <table:table-cell table:style-name="ce129" table:formula="of:=[.$E$6]+360*[.E$8]/[.$C69]" office:value-type="float" office:value="358.35" calcext:value-type="float">
            <text:p>358</text:p>
          </table:table-cell>
          <table:table-cell table:style-name="ce129" table:formula="of:=[.$E$6]+360*[.F$8]/[.$C69]" office:value-type="float" office:value="359.7" calcext:value-type="float">
            <text:p>360</text:p>
          </table:table-cell>
          <table:table-cell table:style-name="ce129" table:formula="of:=[.$E$6]+360*[.G$8]/[.$C69]" office:value-type="float" office:value="361.05" calcext:value-type="float">
            <text:p>361</text:p>
          </table:table-cell>
          <table:table-cell table:style-name="ce129" table:formula="of:=[.$E$6]+360*[.H$8]/[.$C69]" office:value-type="float" office:value="362.4" calcext:value-type="float">
            <text:p>362</text:p>
          </table:table-cell>
          <table:table-cell table:style-name="ce129" table:formula="of:=[.$E$6]+360*[.I$8]/[.$C69]" office:value-type="float" office:value="363.75" calcext:value-type="float">
            <text:p>364</text:p>
          </table:table-cell>
          <table:table-cell table:style-name="ce129" table:formula="of:=[.$E$6]+360*[.J$8]/[.$C69]" office:value-type="float" office:value="365.1" calcext:value-type="float">
            <text:p>365</text:p>
          </table:table-cell>
          <table:table-cell table:style-name="ce129" table:formula="of:=[.$E$6]+360*[.K$8]/[.$C69]" office:value-type="float" office:value="366.45" calcext:value-type="float">
            <text:p>366</text:p>
          </table:table-cell>
          <table:table-cell table:style-name="ce129" table:formula="of:=[.$E$6]+360*[.L$8]/[.$C69]" office:value-type="float" office:value="367.8" calcext:value-type="float">
            <text:p>368</text:p>
          </table:table-cell>
          <table:table-cell table:style-name="ce129" table:formula="of:=[.$E$6]+360*[.M$8]/[.$C69]" office:value-type="float" office:value="369.15" calcext:value-type="float">
            <text:p>369</text:p>
          </table:table-cell>
          <table:table-cell table:style-name="ce129" table:formula="of:=[.$E$6]+360*[.N$8]/[.$C69]" office:value-type="float" office:value="370.5" calcext:value-type="float">
            <text:p>371</text:p>
          </table:table-cell>
          <table:table-cell table:style-name="ce129" table:formula="of:=[.$E$6]+360*[.O$8]/[.$C69]" office:value-type="float" office:value="371.85" calcext:value-type="float">
            <text:p>372</text:p>
          </table:table-cell>
          <table:table-cell table:style-name="ce129" table:formula="of:=[.$E$6]+360*[.P$8]/[.$C69]" office:value-type="float" office:value="373.2" calcext:value-type="float">
            <text:p>373</text:p>
          </table:table-cell>
          <table:table-cell table:style-name="ce129" table:formula="of:=[.$E$6]+360*[.Q$8]/[.$C69]" office:value-type="float" office:value="374.55" calcext:value-type="float">
            <text:p>375</text:p>
          </table:table-cell>
          <table:table-cell table:style-name="ce129" table:formula="of:=[.$E$6]+360*[.R$8]/[.$C69]" office:value-type="float" office:value="375.9" calcext:value-type="float">
            <text:p>376</text:p>
          </table:table-cell>
          <table:table-cell table:style-name="ce129" table:formula="of:=[.$E$6]+360*[.S$8]/[.$C69]" office:value-type="float" office:value="377.25" calcext:value-type="float">
            <text:p>377</text:p>
          </table:table-cell>
          <table:table-cell table:style-name="ce129" table:formula="of:=[.$E$6]+360*[.T$8]/[.$C69]" office:value-type="float" office:value="378.6" calcext:value-type="float">
            <text:p>379</text:p>
          </table:table-cell>
          <table:table-cell table:style-name="ce129" table:formula="of:=[.$E$6]+360*[.U$8]/[.$C69]" office:value-type="float" office:value="379.95" calcext:value-type="float">
            <text:p>380</text:p>
          </table:table-cell>
          <table:table-cell table:style-name="ce129" table:formula="of:=[.$E$6]+360*[.V$8]/[.$C69]" office:value-type="float" office:value="381.3" calcext:value-type="float">
            <text:p>381</text:p>
          </table:table-cell>
          <table:table-cell table:style-name="ce129" table:formula="of:=[.$E$6]+360*[.W$8]/[.$C69]" office:value-type="float" office:value="382.65" calcext:value-type="float">
            <text:p>383</text:p>
          </table:table-cell>
          <table:table-cell table:style-name="ce129" table:formula="of:=[.$E$6]+360*[.X$8]/[.$C6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70]" office:value-type="float" office:value="12631.5789473684" calcext:value-type="float">
            <text:p>12632</text:p>
          </table:table-cell>
          <table:table-cell table:style-name="ce129" table:formula="of:=[.$E$6]+360*[.D$8]/[.$C70]" office:value-type="float" office:value="357" calcext:value-type="float">
            <text:p>357</text:p>
          </table:table-cell>
          <table:table-cell table:style-name="ce129" table:formula="of:=[.$E$6]+360*[.E$8]/[.$C70]" office:value-type="float" office:value="358.425" calcext:value-type="float">
            <text:p>358</text:p>
          </table:table-cell>
          <table:table-cell table:style-name="ce129" table:formula="of:=[.$E$6]+360*[.F$8]/[.$C70]" office:value-type="float" office:value="359.85" calcext:value-type="float">
            <text:p>360</text:p>
          </table:table-cell>
          <table:table-cell table:style-name="ce129" table:formula="of:=[.$E$6]+360*[.G$8]/[.$C70]" office:value-type="float" office:value="361.275" calcext:value-type="float">
            <text:p>361</text:p>
          </table:table-cell>
          <table:table-cell table:style-name="ce129" table:formula="of:=[.$E$6]+360*[.H$8]/[.$C70]" office:value-type="float" office:value="362.7" calcext:value-type="float">
            <text:p>363</text:p>
          </table:table-cell>
          <table:table-cell table:style-name="ce129" table:formula="of:=[.$E$6]+360*[.I$8]/[.$C70]" office:value-type="float" office:value="364.125" calcext:value-type="float">
            <text:p>364</text:p>
          </table:table-cell>
          <table:table-cell table:style-name="ce129" table:formula="of:=[.$E$6]+360*[.J$8]/[.$C70]" office:value-type="float" office:value="365.55" calcext:value-type="float">
            <text:p>366</text:p>
          </table:table-cell>
          <table:table-cell table:style-name="ce129" table:formula="of:=[.$E$6]+360*[.K$8]/[.$C70]" office:value-type="float" office:value="366.975" calcext:value-type="float">
            <text:p>367</text:p>
          </table:table-cell>
          <table:table-cell table:style-name="ce129" table:formula="of:=[.$E$6]+360*[.L$8]/[.$C70]" office:value-type="float" office:value="368.4" calcext:value-type="float">
            <text:p>368</text:p>
          </table:table-cell>
          <table:table-cell table:style-name="ce129" table:formula="of:=[.$E$6]+360*[.M$8]/[.$C70]" office:value-type="float" office:value="369.825" calcext:value-type="float">
            <text:p>370</text:p>
          </table:table-cell>
          <table:table-cell table:style-name="ce129" table:formula="of:=[.$E$6]+360*[.N$8]/[.$C70]" office:value-type="float" office:value="371.25" calcext:value-type="float">
            <text:p>371</text:p>
          </table:table-cell>
          <table:table-cell table:style-name="ce129" table:formula="of:=[.$E$6]+360*[.O$8]/[.$C70]" office:value-type="float" office:value="372.675" calcext:value-type="float">
            <text:p>373</text:p>
          </table:table-cell>
          <table:table-cell table:style-name="ce129" table:formula="of:=[.$E$6]+360*[.P$8]/[.$C70]" office:value-type="float" office:value="374.1" calcext:value-type="float">
            <text:p>374</text:p>
          </table:table-cell>
          <table:table-cell table:style-name="ce129" table:formula="of:=[.$E$6]+360*[.Q$8]/[.$C70]" office:value-type="float" office:value="375.525" calcext:value-type="float">
            <text:p>376</text:p>
          </table:table-cell>
          <table:table-cell table:style-name="ce129" table:formula="of:=[.$E$6]+360*[.R$8]/[.$C70]" office:value-type="float" office:value="376.95" calcext:value-type="float">
            <text:p>377</text:p>
          </table:table-cell>
          <table:table-cell table:style-name="ce129" table:formula="of:=[.$E$6]+360*[.S$8]/[.$C70]" office:value-type="float" office:value="378.375" calcext:value-type="float">
            <text:p>378</text:p>
          </table:table-cell>
          <table:table-cell table:style-name="ce129" table:formula="of:=[.$E$6]+360*[.T$8]/[.$C70]" office:value-type="float" office:value="379.8" calcext:value-type="float">
            <text:p>380</text:p>
          </table:table-cell>
          <table:table-cell table:style-name="ce129" table:formula="of:=[.$E$6]+360*[.U$8]/[.$C70]" office:value-type="float" office:value="381.225" calcext:value-type="float">
            <text:p>381</text:p>
          </table:table-cell>
          <table:table-cell table:style-name="ce129" table:formula="of:=[.$E$6]+360*[.V$8]/[.$C70]" office:value-type="float" office:value="382.65" calcext:value-type="float">
            <text:p>383</text:p>
          </table:table-cell>
          <table:table-cell table:style-name="ce129" table:formula="of:=[.$E$6]+360*[.W$8]/[.$C70]" office:value-type="float" office:value="384.075" calcext:value-type="float">
            <text:p>384</text:p>
          </table:table-cell>
          <table:table-cell table:style-name="ce129" table:formula="of:=[.$E$6]+360*[.X$8]/[.$C7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71]" office:value-type="float" office:value="12000" calcext:value-type="float">
            <text:p>12000</text:p>
          </table:table-cell>
          <table:table-cell table:style-name="ce129" table:formula="of:=[.$E$6]+360*[.D$8]/[.$C71]" office:value-type="float" office:value="357" calcext:value-type="float">
            <text:p>357</text:p>
          </table:table-cell>
          <table:table-cell table:style-name="ce129" table:formula="of:=[.$E$6]+360*[.E$8]/[.$C71]" office:value-type="float" office:value="358.5" calcext:value-type="float">
            <text:p>359</text:p>
          </table:table-cell>
          <table:table-cell table:style-name="ce129" table:formula="of:=[.$E$6]+360*[.F$8]/[.$C71]" office:value-type="float" office:value="360" calcext:value-type="float">
            <text:p>360</text:p>
          </table:table-cell>
          <table:table-cell table:style-name="ce129" table:formula="of:=[.$E$6]+360*[.G$8]/[.$C71]" office:value-type="float" office:value="361.5" calcext:value-type="float">
            <text:p>362</text:p>
          </table:table-cell>
          <table:table-cell table:style-name="ce129" table:formula="of:=[.$E$6]+360*[.H$8]/[.$C71]" office:value-type="float" office:value="363" calcext:value-type="float">
            <text:p>363</text:p>
          </table:table-cell>
          <table:table-cell table:style-name="ce129" table:formula="of:=[.$E$6]+360*[.I$8]/[.$C71]" office:value-type="float" office:value="364.5" calcext:value-type="float">
            <text:p>365</text:p>
          </table:table-cell>
          <table:table-cell table:style-name="ce129" table:formula="of:=[.$E$6]+360*[.J$8]/[.$C71]" office:value-type="float" office:value="366" calcext:value-type="float">
            <text:p>366</text:p>
          </table:table-cell>
          <table:table-cell table:style-name="ce129" table:formula="of:=[.$E$6]+360*[.K$8]/[.$C71]" office:value-type="float" office:value="367.5" calcext:value-type="float">
            <text:p>368</text:p>
          </table:table-cell>
          <table:table-cell table:style-name="ce129" table:formula="of:=[.$E$6]+360*[.L$8]/[.$C71]" office:value-type="float" office:value="369" calcext:value-type="float">
            <text:p>369</text:p>
          </table:table-cell>
          <table:table-cell table:style-name="ce129" table:formula="of:=[.$E$6]+360*[.M$8]/[.$C71]" office:value-type="float" office:value="370.5" calcext:value-type="float">
            <text:p>371</text:p>
          </table:table-cell>
          <table:table-cell table:style-name="ce129" table:formula="of:=[.$E$6]+360*[.N$8]/[.$C71]" office:value-type="float" office:value="372" calcext:value-type="float">
            <text:p>372</text:p>
          </table:table-cell>
          <table:table-cell table:style-name="ce129" table:formula="of:=[.$E$6]+360*[.O$8]/[.$C71]" office:value-type="float" office:value="373.5" calcext:value-type="float">
            <text:p>374</text:p>
          </table:table-cell>
          <table:table-cell table:style-name="ce129" table:formula="of:=[.$E$6]+360*[.P$8]/[.$C71]" office:value-type="float" office:value="375" calcext:value-type="float">
            <text:p>375</text:p>
          </table:table-cell>
          <table:table-cell table:style-name="ce129" table:formula="of:=[.$E$6]+360*[.Q$8]/[.$C71]" office:value-type="float" office:value="376.5" calcext:value-type="float">
            <text:p>377</text:p>
          </table:table-cell>
          <table:table-cell table:style-name="ce129" table:formula="of:=[.$E$6]+360*[.R$8]/[.$C71]" office:value-type="float" office:value="378" calcext:value-type="float">
            <text:p>378</text:p>
          </table:table-cell>
          <table:table-cell table:style-name="ce129" table:formula="of:=[.$E$6]+360*[.S$8]/[.$C71]" office:value-type="float" office:value="379.5" calcext:value-type="float">
            <text:p>380</text:p>
          </table:table-cell>
          <table:table-cell table:style-name="ce129" table:formula="of:=[.$E$6]+360*[.T$8]/[.$C71]" office:value-type="float" office:value="381" calcext:value-type="float">
            <text:p>381</text:p>
          </table:table-cell>
          <table:table-cell table:style-name="ce129" table:formula="of:=[.$E$6]+360*[.U$8]/[.$C71]" office:value-type="float" office:value="382.5" calcext:value-type="float">
            <text:p>383</text:p>
          </table:table-cell>
          <table:table-cell table:style-name="ce129" table:formula="of:=[.$E$6]+360*[.V$8]/[.$C71]" office:value-type="float" office:value="384" calcext:value-type="float">
            <text:p>384</text:p>
          </table:table-cell>
          <table:table-cell table:style-name="ce129" table:formula="of:=[.$E$6]+360*[.W$8]/[.$C71]" office:value-type="float" office:value="385.5" calcext:value-type="float">
            <text:p>386</text:p>
          </table:table-cell>
          <table:table-cell table:style-name="ce129" table:formula="of:=[.$E$6]+360*[.X$8]/[.$C7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72]" office:value-type="float" office:value="11428.5714285714" calcext:value-type="float">
            <text:p>11429</text:p>
          </table:table-cell>
          <table:table-cell table:style-name="ce129" table:formula="of:=[.$E$6]+360*[.D$8]/[.$C72]" office:value-type="float" office:value="357" calcext:value-type="float">
            <text:p>357</text:p>
          </table:table-cell>
          <table:table-cell table:style-name="ce129" table:formula="of:=[.$E$6]+360*[.E$8]/[.$C72]" office:value-type="float" office:value="358.575" calcext:value-type="float">
            <text:p>359</text:p>
          </table:table-cell>
          <table:table-cell table:style-name="ce129" table:formula="of:=[.$E$6]+360*[.F$8]/[.$C72]" office:value-type="float" office:value="360.15" calcext:value-type="float">
            <text:p>360</text:p>
          </table:table-cell>
          <table:table-cell table:style-name="ce129" table:formula="of:=[.$E$6]+360*[.G$8]/[.$C72]" office:value-type="float" office:value="361.725" calcext:value-type="float">
            <text:p>362</text:p>
          </table:table-cell>
          <table:table-cell table:style-name="ce129" table:formula="of:=[.$E$6]+360*[.H$8]/[.$C72]" office:value-type="float" office:value="363.3" calcext:value-type="float">
            <text:p>363</text:p>
          </table:table-cell>
          <table:table-cell table:style-name="ce129" table:formula="of:=[.$E$6]+360*[.I$8]/[.$C72]" office:value-type="float" office:value="364.875" calcext:value-type="float">
            <text:p>365</text:p>
          </table:table-cell>
          <table:table-cell table:style-name="ce129" table:formula="of:=[.$E$6]+360*[.J$8]/[.$C72]" office:value-type="float" office:value="366.45" calcext:value-type="float">
            <text:p>366</text:p>
          </table:table-cell>
          <table:table-cell table:style-name="ce129" table:formula="of:=[.$E$6]+360*[.K$8]/[.$C72]" office:value-type="float" office:value="368.025" calcext:value-type="float">
            <text:p>368</text:p>
          </table:table-cell>
          <table:table-cell table:style-name="ce129" table:formula="of:=[.$E$6]+360*[.L$8]/[.$C72]" office:value-type="float" office:value="369.6" calcext:value-type="float">
            <text:p>370</text:p>
          </table:table-cell>
          <table:table-cell table:style-name="ce129" table:formula="of:=[.$E$6]+360*[.M$8]/[.$C72]" office:value-type="float" office:value="371.175" calcext:value-type="float">
            <text:p>371</text:p>
          </table:table-cell>
          <table:table-cell table:style-name="ce129" table:formula="of:=[.$E$6]+360*[.N$8]/[.$C72]" office:value-type="float" office:value="372.75" calcext:value-type="float">
            <text:p>373</text:p>
          </table:table-cell>
          <table:table-cell table:style-name="ce129" table:formula="of:=[.$E$6]+360*[.O$8]/[.$C72]" office:value-type="float" office:value="374.325" calcext:value-type="float">
            <text:p>374</text:p>
          </table:table-cell>
          <table:table-cell table:style-name="ce129" table:formula="of:=[.$E$6]+360*[.P$8]/[.$C72]" office:value-type="float" office:value="375.9" calcext:value-type="float">
            <text:p>376</text:p>
          </table:table-cell>
          <table:table-cell table:style-name="ce129" table:formula="of:=[.$E$6]+360*[.Q$8]/[.$C72]" office:value-type="float" office:value="377.475" calcext:value-type="float">
            <text:p>377</text:p>
          </table:table-cell>
          <table:table-cell table:style-name="ce129" table:formula="of:=[.$E$6]+360*[.R$8]/[.$C72]" office:value-type="float" office:value="379.05" calcext:value-type="float">
            <text:p>379</text:p>
          </table:table-cell>
          <table:table-cell table:style-name="ce129" table:formula="of:=[.$E$6]+360*[.S$8]/[.$C72]" office:value-type="float" office:value="380.625" calcext:value-type="float">
            <text:p>381</text:p>
          </table:table-cell>
          <table:table-cell table:style-name="ce129" table:formula="of:=[.$E$6]+360*[.T$8]/[.$C72]" office:value-type="float" office:value="382.2" calcext:value-type="float">
            <text:p>382</text:p>
          </table:table-cell>
          <table:table-cell table:style-name="ce129" table:formula="of:=[.$E$6]+360*[.U$8]/[.$C72]" office:value-type="float" office:value="383.775" calcext:value-type="float">
            <text:p>384</text:p>
          </table:table-cell>
          <table:table-cell table:style-name="ce129" table:formula="of:=[.$E$6]+360*[.V$8]/[.$C72]" office:value-type="float" office:value="385.35" calcext:value-type="float">
            <text:p>385</text:p>
          </table:table-cell>
          <table:table-cell table:style-name="ce129" table:formula="of:=[.$E$6]+360*[.W$8]/[.$C72]" office:value-type="float" office:value="386.925" calcext:value-type="float">
            <text:p>387</text:p>
          </table:table-cell>
          <table:table-cell table:style-name="ce129" table:formula="of:=[.$E$6]+360*[.X$8]/[.$C7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73]" office:value-type="float" office:value="10909.0909090909" calcext:value-type="float">
            <text:p>10909</text:p>
          </table:table-cell>
          <table:table-cell table:style-name="ce129" table:formula="of:=[.$E$6]+360*[.D$8]/[.$C73]" office:value-type="float" office:value="357" calcext:value-type="float">
            <text:p>357</text:p>
          </table:table-cell>
          <table:table-cell table:style-name="ce129" table:formula="of:=[.$E$6]+360*[.E$8]/[.$C73]" office:value-type="float" office:value="358.65" calcext:value-type="float">
            <text:p>359</text:p>
          </table:table-cell>
          <table:table-cell table:style-name="ce129" table:formula="of:=[.$E$6]+360*[.F$8]/[.$C73]" office:value-type="float" office:value="360.3" calcext:value-type="float">
            <text:p>360</text:p>
          </table:table-cell>
          <table:table-cell table:style-name="ce129" table:formula="of:=[.$E$6]+360*[.G$8]/[.$C73]" office:value-type="float" office:value="361.95" calcext:value-type="float">
            <text:p>362</text:p>
          </table:table-cell>
          <table:table-cell table:style-name="ce129" table:formula="of:=[.$E$6]+360*[.H$8]/[.$C73]" office:value-type="float" office:value="363.6" calcext:value-type="float">
            <text:p>364</text:p>
          </table:table-cell>
          <table:table-cell table:style-name="ce129" table:formula="of:=[.$E$6]+360*[.I$8]/[.$C73]" office:value-type="float" office:value="365.25" calcext:value-type="float">
            <text:p>365</text:p>
          </table:table-cell>
          <table:table-cell table:style-name="ce129" table:formula="of:=[.$E$6]+360*[.J$8]/[.$C73]" office:value-type="float" office:value="366.9" calcext:value-type="float">
            <text:p>367</text:p>
          </table:table-cell>
          <table:table-cell table:style-name="ce129" table:formula="of:=[.$E$6]+360*[.K$8]/[.$C73]" office:value-type="float" office:value="368.55" calcext:value-type="float">
            <text:p>369</text:p>
          </table:table-cell>
          <table:table-cell table:style-name="ce129" table:formula="of:=[.$E$6]+360*[.L$8]/[.$C73]" office:value-type="float" office:value="370.2" calcext:value-type="float">
            <text:p>370</text:p>
          </table:table-cell>
          <table:table-cell table:style-name="ce129" table:formula="of:=[.$E$6]+360*[.M$8]/[.$C73]" office:value-type="float" office:value="371.85" calcext:value-type="float">
            <text:p>372</text:p>
          </table:table-cell>
          <table:table-cell table:style-name="ce129" table:formula="of:=[.$E$6]+360*[.N$8]/[.$C73]" office:value-type="float" office:value="373.5" calcext:value-type="float">
            <text:p>374</text:p>
          </table:table-cell>
          <table:table-cell table:style-name="ce129" table:formula="of:=[.$E$6]+360*[.O$8]/[.$C73]" office:value-type="float" office:value="375.15" calcext:value-type="float">
            <text:p>375</text:p>
          </table:table-cell>
          <table:table-cell table:style-name="ce129" table:formula="of:=[.$E$6]+360*[.P$8]/[.$C73]" office:value-type="float" office:value="376.8" calcext:value-type="float">
            <text:p>377</text:p>
          </table:table-cell>
          <table:table-cell table:style-name="ce129" table:formula="of:=[.$E$6]+360*[.Q$8]/[.$C73]" office:value-type="float" office:value="378.45" calcext:value-type="float">
            <text:p>378</text:p>
          </table:table-cell>
          <table:table-cell table:style-name="ce129" table:formula="of:=[.$E$6]+360*[.R$8]/[.$C73]" office:value-type="float" office:value="380.1" calcext:value-type="float">
            <text:p>380</text:p>
          </table:table-cell>
          <table:table-cell table:style-name="ce129" table:formula="of:=[.$E$6]+360*[.S$8]/[.$C73]" office:value-type="float" office:value="381.75" calcext:value-type="float">
            <text:p>382</text:p>
          </table:table-cell>
          <table:table-cell table:style-name="ce129" table:formula="of:=[.$E$6]+360*[.T$8]/[.$C73]" office:value-type="float" office:value="383.4" calcext:value-type="float">
            <text:p>383</text:p>
          </table:table-cell>
          <table:table-cell table:style-name="ce129" table:formula="of:=[.$E$6]+360*[.U$8]/[.$C73]" office:value-type="float" office:value="385.05" calcext:value-type="float">
            <text:p>385</text:p>
          </table:table-cell>
          <table:table-cell table:style-name="ce129" table:formula="of:=[.$E$6]+360*[.V$8]/[.$C73]" office:value-type="float" office:value="386.7" calcext:value-type="float">
            <text:p>387</text:p>
          </table:table-cell>
          <table:table-cell table:style-name="ce129" table:formula="of:=[.$E$6]+360*[.W$8]/[.$C73]" office:value-type="float" office:value="388.35" calcext:value-type="float">
            <text:p>388</text:p>
          </table:table-cell>
          <table:table-cell table:style-name="ce129" table:formula="of:=[.$E$6]+360*[.X$8]/[.$C7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74]" office:value-type="float" office:value="10434.7826086957" calcext:value-type="float">
            <text:p>10435</text:p>
          </table:table-cell>
          <table:table-cell table:style-name="ce129" table:formula="of:=[.$E$6]+360*[.D$8]/[.$C74]" office:value-type="float" office:value="357" calcext:value-type="float">
            <text:p>357</text:p>
          </table:table-cell>
          <table:table-cell table:style-name="ce129" table:formula="of:=[.$E$6]+360*[.E$8]/[.$C74]" office:value-type="float" office:value="358.725" calcext:value-type="float">
            <text:p>359</text:p>
          </table:table-cell>
          <table:table-cell table:style-name="ce129" table:formula="of:=[.$E$6]+360*[.F$8]/[.$C74]" office:value-type="float" office:value="360.45" calcext:value-type="float">
            <text:p>360</text:p>
          </table:table-cell>
          <table:table-cell table:style-name="ce129" table:formula="of:=[.$E$6]+360*[.G$8]/[.$C74]" office:value-type="float" office:value="362.175" calcext:value-type="float">
            <text:p>362</text:p>
          </table:table-cell>
          <table:table-cell table:style-name="ce129" table:formula="of:=[.$E$6]+360*[.H$8]/[.$C74]" office:value-type="float" office:value="363.9" calcext:value-type="float">
            <text:p>364</text:p>
          </table:table-cell>
          <table:table-cell table:style-name="ce129" table:formula="of:=[.$E$6]+360*[.I$8]/[.$C74]" office:value-type="float" office:value="365.625" calcext:value-type="float">
            <text:p>366</text:p>
          </table:table-cell>
          <table:table-cell table:style-name="ce129" table:formula="of:=[.$E$6]+360*[.J$8]/[.$C74]" office:value-type="float" office:value="367.35" calcext:value-type="float">
            <text:p>367</text:p>
          </table:table-cell>
          <table:table-cell table:style-name="ce129" table:formula="of:=[.$E$6]+360*[.K$8]/[.$C74]" office:value-type="float" office:value="369.075" calcext:value-type="float">
            <text:p>369</text:p>
          </table:table-cell>
          <table:table-cell table:style-name="ce129" table:formula="of:=[.$E$6]+360*[.L$8]/[.$C74]" office:value-type="float" office:value="370.8" calcext:value-type="float">
            <text:p>371</text:p>
          </table:table-cell>
          <table:table-cell table:style-name="ce129" table:formula="of:=[.$E$6]+360*[.M$8]/[.$C74]" office:value-type="float" office:value="372.525" calcext:value-type="float">
            <text:p>373</text:p>
          </table:table-cell>
          <table:table-cell table:style-name="ce129" table:formula="of:=[.$E$6]+360*[.N$8]/[.$C74]" office:value-type="float" office:value="374.25" calcext:value-type="float">
            <text:p>374</text:p>
          </table:table-cell>
          <table:table-cell table:style-name="ce129" table:formula="of:=[.$E$6]+360*[.O$8]/[.$C74]" office:value-type="float" office:value="375.975" calcext:value-type="float">
            <text:p>376</text:p>
          </table:table-cell>
          <table:table-cell table:style-name="ce129" table:formula="of:=[.$E$6]+360*[.P$8]/[.$C74]" office:value-type="float" office:value="377.7" calcext:value-type="float">
            <text:p>378</text:p>
          </table:table-cell>
          <table:table-cell table:style-name="ce129" table:formula="of:=[.$E$6]+360*[.Q$8]/[.$C74]" office:value-type="float" office:value="379.425" calcext:value-type="float">
            <text:p>379</text:p>
          </table:table-cell>
          <table:table-cell table:style-name="ce129" table:formula="of:=[.$E$6]+360*[.R$8]/[.$C74]" office:value-type="float" office:value="381.15" calcext:value-type="float">
            <text:p>381</text:p>
          </table:table-cell>
          <table:table-cell table:style-name="ce129" table:formula="of:=[.$E$6]+360*[.S$8]/[.$C74]" office:value-type="float" office:value="382.875" calcext:value-type="float">
            <text:p>383</text:p>
          </table:table-cell>
          <table:table-cell table:style-name="ce129" table:formula="of:=[.$E$6]+360*[.T$8]/[.$C74]" office:value-type="float" office:value="384.6" calcext:value-type="float">
            <text:p>385</text:p>
          </table:table-cell>
          <table:table-cell table:style-name="ce129" table:formula="of:=[.$E$6]+360*[.U$8]/[.$C74]" office:value-type="float" office:value="386.325" calcext:value-type="float">
            <text:p>386</text:p>
          </table:table-cell>
          <table:table-cell table:style-name="ce129" table:formula="of:=[.$E$6]+360*[.V$8]/[.$C74]" office:value-type="float" office:value="388.05" calcext:value-type="float">
            <text:p>388</text:p>
          </table:table-cell>
          <table:table-cell table:style-name="ce129" table:formula="of:=[.$E$6]+360*[.W$8]/[.$C74]" office:value-type="float" office:value="389.775" calcext:value-type="float">
            <text:p>390</text:p>
          </table:table-cell>
          <table:table-cell table:style-name="ce129" table:formula="of:=[.$E$6]+360*[.X$8]/[.$C7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75]" office:value-type="float" office:value="10000" calcext:value-type="float">
            <text:p>10000</text:p>
          </table:table-cell>
          <table:table-cell table:style-name="ce129" table:formula="of:=[.$E$6]+360*[.D$8]/[.$C75]" office:value-type="float" office:value="357" calcext:value-type="float">
            <text:p>357</text:p>
          </table:table-cell>
          <table:table-cell table:style-name="ce129" table:formula="of:=[.$E$6]+360*[.E$8]/[.$C75]" office:value-type="float" office:value="358.8" calcext:value-type="float">
            <text:p>359</text:p>
          </table:table-cell>
          <table:table-cell table:style-name="ce129" table:formula="of:=[.$E$6]+360*[.F$8]/[.$C75]" office:value-type="float" office:value="360.6" calcext:value-type="float">
            <text:p>361</text:p>
          </table:table-cell>
          <table:table-cell table:style-name="ce129" table:formula="of:=[.$E$6]+360*[.G$8]/[.$C75]" office:value-type="float" office:value="362.4" calcext:value-type="float">
            <text:p>362</text:p>
          </table:table-cell>
          <table:table-cell table:style-name="ce129" table:formula="of:=[.$E$6]+360*[.H$8]/[.$C75]" office:value-type="float" office:value="364.2" calcext:value-type="float">
            <text:p>364</text:p>
          </table:table-cell>
          <table:table-cell table:style-name="ce129" table:formula="of:=[.$E$6]+360*[.I$8]/[.$C75]" office:value-type="float" office:value="366" calcext:value-type="float">
            <text:p>366</text:p>
          </table:table-cell>
          <table:table-cell table:style-name="ce129" table:formula="of:=[.$E$6]+360*[.J$8]/[.$C75]" office:value-type="float" office:value="367.8" calcext:value-type="float">
            <text:p>368</text:p>
          </table:table-cell>
          <table:table-cell table:style-name="ce129" table:formula="of:=[.$E$6]+360*[.K$8]/[.$C75]" office:value-type="float" office:value="369.6" calcext:value-type="float">
            <text:p>370</text:p>
          </table:table-cell>
          <table:table-cell table:style-name="ce129" table:formula="of:=[.$E$6]+360*[.L$8]/[.$C75]" office:value-type="float" office:value="371.4" calcext:value-type="float">
            <text:p>371</text:p>
          </table:table-cell>
          <table:table-cell table:style-name="ce129" table:formula="of:=[.$E$6]+360*[.M$8]/[.$C75]" office:value-type="float" office:value="373.2" calcext:value-type="float">
            <text:p>373</text:p>
          </table:table-cell>
          <table:table-cell table:style-name="ce129" table:formula="of:=[.$E$6]+360*[.N$8]/[.$C75]" office:value-type="float" office:value="375" calcext:value-type="float">
            <text:p>375</text:p>
          </table:table-cell>
          <table:table-cell table:style-name="ce129" table:formula="of:=[.$E$6]+360*[.O$8]/[.$C75]" office:value-type="float" office:value="376.8" calcext:value-type="float">
            <text:p>377</text:p>
          </table:table-cell>
          <table:table-cell table:style-name="ce129" table:formula="of:=[.$E$6]+360*[.P$8]/[.$C75]" office:value-type="float" office:value="378.6" calcext:value-type="float">
            <text:p>379</text:p>
          </table:table-cell>
          <table:table-cell table:style-name="ce129" table:formula="of:=[.$E$6]+360*[.Q$8]/[.$C75]" office:value-type="float" office:value="380.4" calcext:value-type="float">
            <text:p>380</text:p>
          </table:table-cell>
          <table:table-cell table:style-name="ce129" table:formula="of:=[.$E$6]+360*[.R$8]/[.$C75]" office:value-type="float" office:value="382.2" calcext:value-type="float">
            <text:p>382</text:p>
          </table:table-cell>
          <table:table-cell table:style-name="ce129" table:formula="of:=[.$E$6]+360*[.S$8]/[.$C75]" office:value-type="float" office:value="384" calcext:value-type="float">
            <text:p>384</text:p>
          </table:table-cell>
          <table:table-cell table:style-name="ce129" table:formula="of:=[.$E$6]+360*[.T$8]/[.$C75]" office:value-type="float" office:value="385.8" calcext:value-type="float">
            <text:p>386</text:p>
          </table:table-cell>
          <table:table-cell table:style-name="ce129" table:formula="of:=[.$E$6]+360*[.U$8]/[.$C75]" office:value-type="float" office:value="387.6" calcext:value-type="float">
            <text:p>388</text:p>
          </table:table-cell>
          <table:table-cell table:style-name="ce129" table:formula="of:=[.$E$6]+360*[.V$8]/[.$C75]" office:value-type="float" office:value="389.4" calcext:value-type="float">
            <text:p>389</text:p>
          </table:table-cell>
          <table:table-cell table:style-name="ce129" table:formula="of:=[.$E$6]+360*[.W$8]/[.$C75]" office:value-type="float" office:value="391.2" calcext:value-type="float">
            <text:p>391</text:p>
          </table:table-cell>
          <table:table-cell table:style-name="ce129" table:formula="of:=[.$E$6]+360*[.X$8]/[.$C7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76]" office:value-type="float" office:value="9600" calcext:value-type="float">
            <text:p>9600</text:p>
          </table:table-cell>
          <table:table-cell table:style-name="ce129" table:formula="of:=[.$E$6]+360*[.D$8]/[.$C76]" office:value-type="float" office:value="357" calcext:value-type="float">
            <text:p>357</text:p>
          </table:table-cell>
          <table:table-cell table:style-name="ce129" table:formula="of:=[.$E$6]+360*[.E$8]/[.$C76]" office:value-type="float" office:value="358.875" calcext:value-type="float">
            <text:p>359</text:p>
          </table:table-cell>
          <table:table-cell table:style-name="ce129" table:formula="of:=[.$E$6]+360*[.F$8]/[.$C76]" office:value-type="float" office:value="360.75" calcext:value-type="float">
            <text:p>361</text:p>
          </table:table-cell>
          <table:table-cell table:style-name="ce129" table:formula="of:=[.$E$6]+360*[.G$8]/[.$C76]" office:value-type="float" office:value="362.625" calcext:value-type="float">
            <text:p>363</text:p>
          </table:table-cell>
          <table:table-cell table:style-name="ce129" table:formula="of:=[.$E$6]+360*[.H$8]/[.$C76]" office:value-type="float" office:value="364.5" calcext:value-type="float">
            <text:p>365</text:p>
          </table:table-cell>
          <table:table-cell table:style-name="ce129" table:formula="of:=[.$E$6]+360*[.I$8]/[.$C76]" office:value-type="float" office:value="366.375" calcext:value-type="float">
            <text:p>366</text:p>
          </table:table-cell>
          <table:table-cell table:style-name="ce129" table:formula="of:=[.$E$6]+360*[.J$8]/[.$C76]" office:value-type="float" office:value="368.25" calcext:value-type="float">
            <text:p>368</text:p>
          </table:table-cell>
          <table:table-cell table:style-name="ce129" table:formula="of:=[.$E$6]+360*[.K$8]/[.$C76]" office:value-type="float" office:value="370.125" calcext:value-type="float">
            <text:p>370</text:p>
          </table:table-cell>
          <table:table-cell table:style-name="ce129" table:formula="of:=[.$E$6]+360*[.L$8]/[.$C76]" office:value-type="float" office:value="372" calcext:value-type="float">
            <text:p>372</text:p>
          </table:table-cell>
          <table:table-cell table:style-name="ce129" table:formula="of:=[.$E$6]+360*[.M$8]/[.$C76]" office:value-type="float" office:value="373.875" calcext:value-type="float">
            <text:p>374</text:p>
          </table:table-cell>
          <table:table-cell table:style-name="ce129" table:formula="of:=[.$E$6]+360*[.N$8]/[.$C76]" office:value-type="float" office:value="375.75" calcext:value-type="float">
            <text:p>376</text:p>
          </table:table-cell>
          <table:table-cell table:style-name="ce129" table:formula="of:=[.$E$6]+360*[.O$8]/[.$C76]" office:value-type="float" office:value="377.625" calcext:value-type="float">
            <text:p>378</text:p>
          </table:table-cell>
          <table:table-cell table:style-name="ce129" table:formula="of:=[.$E$6]+360*[.P$8]/[.$C76]" office:value-type="float" office:value="379.5" calcext:value-type="float">
            <text:p>380</text:p>
          </table:table-cell>
          <table:table-cell table:style-name="ce129" table:formula="of:=[.$E$6]+360*[.Q$8]/[.$C76]" office:value-type="float" office:value="381.375" calcext:value-type="float">
            <text:p>381</text:p>
          </table:table-cell>
          <table:table-cell table:style-name="ce129" table:formula="of:=[.$E$6]+360*[.R$8]/[.$C76]" office:value-type="float" office:value="383.25" calcext:value-type="float">
            <text:p>383</text:p>
          </table:table-cell>
          <table:table-cell table:style-name="ce129" table:formula="of:=[.$E$6]+360*[.S$8]/[.$C76]" office:value-type="float" office:value="385.125" calcext:value-type="float">
            <text:p>385</text:p>
          </table:table-cell>
          <table:table-cell table:style-name="ce129" table:formula="of:=[.$E$6]+360*[.T$8]/[.$C76]" office:value-type="float" office:value="387" calcext:value-type="float">
            <text:p>387</text:p>
          </table:table-cell>
          <table:table-cell table:style-name="ce129" table:formula="of:=[.$E$6]+360*[.U$8]/[.$C76]" office:value-type="float" office:value="388.875" calcext:value-type="float">
            <text:p>389</text:p>
          </table:table-cell>
          <table:table-cell table:style-name="ce129" table:formula="of:=[.$E$6]+360*[.V$8]/[.$C76]" office:value-type="float" office:value="390.75" calcext:value-type="float">
            <text:p>391</text:p>
          </table:table-cell>
          <table:table-cell table:style-name="ce129" table:formula="of:=[.$E$6]+360*[.W$8]/[.$C76]" office:value-type="float" office:value="392.625" calcext:value-type="float">
            <text:p>393</text:p>
          </table:table-cell>
          <table:table-cell table:style-name="ce129" table:formula="of:=[.$E$6]+360*[.X$8]/[.$C7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77]" office:value-type="float" office:value="9230.76923076923" calcext:value-type="float">
            <text:p>9231</text:p>
          </table:table-cell>
          <table:table-cell table:style-name="ce129" table:formula="of:=[.$E$6]+360*[.D$8]/[.$C77]" office:value-type="float" office:value="357" calcext:value-type="float">
            <text:p>357</text:p>
          </table:table-cell>
          <table:table-cell table:style-name="ce129" table:formula="of:=[.$E$6]+360*[.E$8]/[.$C77]" office:value-type="float" office:value="358.95" calcext:value-type="float">
            <text:p>359</text:p>
          </table:table-cell>
          <table:table-cell table:style-name="ce129" table:formula="of:=[.$E$6]+360*[.F$8]/[.$C77]" office:value-type="float" office:value="360.9" calcext:value-type="float">
            <text:p>361</text:p>
          </table:table-cell>
          <table:table-cell table:style-name="ce129" table:formula="of:=[.$E$6]+360*[.G$8]/[.$C77]" office:value-type="float" office:value="362.85" calcext:value-type="float">
            <text:p>363</text:p>
          </table:table-cell>
          <table:table-cell table:style-name="ce129" table:formula="of:=[.$E$6]+360*[.H$8]/[.$C77]" office:value-type="float" office:value="364.8" calcext:value-type="float">
            <text:p>365</text:p>
          </table:table-cell>
          <table:table-cell table:style-name="ce129" table:formula="of:=[.$E$6]+360*[.I$8]/[.$C77]" office:value-type="float" office:value="366.75" calcext:value-type="float">
            <text:p>367</text:p>
          </table:table-cell>
          <table:table-cell table:style-name="ce129" table:formula="of:=[.$E$6]+360*[.J$8]/[.$C77]" office:value-type="float" office:value="368.7" calcext:value-type="float">
            <text:p>369</text:p>
          </table:table-cell>
          <table:table-cell table:style-name="ce129" table:formula="of:=[.$E$6]+360*[.K$8]/[.$C77]" office:value-type="float" office:value="370.65" calcext:value-type="float">
            <text:p>371</text:p>
          </table:table-cell>
          <table:table-cell table:style-name="ce129" table:formula="of:=[.$E$6]+360*[.L$8]/[.$C77]" office:value-type="float" office:value="372.6" calcext:value-type="float">
            <text:p>373</text:p>
          </table:table-cell>
          <table:table-cell table:style-name="ce129" table:formula="of:=[.$E$6]+360*[.M$8]/[.$C77]" office:value-type="float" office:value="374.55" calcext:value-type="float">
            <text:p>375</text:p>
          </table:table-cell>
          <table:table-cell table:style-name="ce129" table:formula="of:=[.$E$6]+360*[.N$8]/[.$C77]" office:value-type="float" office:value="376.5" calcext:value-type="float">
            <text:p>377</text:p>
          </table:table-cell>
          <table:table-cell table:style-name="ce129" table:formula="of:=[.$E$6]+360*[.O$8]/[.$C77]" office:value-type="float" office:value="378.45" calcext:value-type="float">
            <text:p>378</text:p>
          </table:table-cell>
          <table:table-cell table:style-name="ce129" table:formula="of:=[.$E$6]+360*[.P$8]/[.$C77]" office:value-type="float" office:value="380.4" calcext:value-type="float">
            <text:p>380</text:p>
          </table:table-cell>
          <table:table-cell table:style-name="ce129" table:formula="of:=[.$E$6]+360*[.Q$8]/[.$C77]" office:value-type="float" office:value="382.35" calcext:value-type="float">
            <text:p>382</text:p>
          </table:table-cell>
          <table:table-cell table:style-name="ce129" table:formula="of:=[.$E$6]+360*[.R$8]/[.$C77]" office:value-type="float" office:value="384.3" calcext:value-type="float">
            <text:p>384</text:p>
          </table:table-cell>
          <table:table-cell table:style-name="ce129" table:formula="of:=[.$E$6]+360*[.S$8]/[.$C77]" office:value-type="float" office:value="386.25" calcext:value-type="float">
            <text:p>386</text:p>
          </table:table-cell>
          <table:table-cell table:style-name="ce129" table:formula="of:=[.$E$6]+360*[.T$8]/[.$C77]" office:value-type="float" office:value="388.2" calcext:value-type="float">
            <text:p>388</text:p>
          </table:table-cell>
          <table:table-cell table:style-name="ce129" table:formula="of:=[.$E$6]+360*[.U$8]/[.$C77]" office:value-type="float" office:value="390.15" calcext:value-type="float">
            <text:p>390</text:p>
          </table:table-cell>
          <table:table-cell table:style-name="ce129" table:formula="of:=[.$E$6]+360*[.V$8]/[.$C77]" office:value-type="float" office:value="392.1" calcext:value-type="float">
            <text:p>392</text:p>
          </table:table-cell>
          <table:table-cell table:style-name="ce129" table:formula="of:=[.$E$6]+360*[.W$8]/[.$C77]" office:value-type="float" office:value="394.05" calcext:value-type="float">
            <text:p>394</text:p>
          </table:table-cell>
          <table:table-cell table:style-name="ce129" table:formula="of:=[.$E$6]+360*[.X$8]/[.$C7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78]" office:value-type="float" office:value="8888.88888888889" calcext:value-type="float">
            <text:p>8889</text:p>
          </table:table-cell>
          <table:table-cell table:style-name="ce129" table:formula="of:=[.$E$6]+360*[.D$8]/[.$C78]" office:value-type="float" office:value="357" calcext:value-type="float">
            <text:p>357</text:p>
          </table:table-cell>
          <table:table-cell table:style-name="ce129" table:formula="of:=[.$E$6]+360*[.E$8]/[.$C78]" office:value-type="float" office:value="359.025" calcext:value-type="float">
            <text:p>359</text:p>
          </table:table-cell>
          <table:table-cell table:style-name="ce129" table:formula="of:=[.$E$6]+360*[.F$8]/[.$C78]" office:value-type="float" office:value="361.05" calcext:value-type="float">
            <text:p>361</text:p>
          </table:table-cell>
          <table:table-cell table:style-name="ce129" table:formula="of:=[.$E$6]+360*[.G$8]/[.$C78]" office:value-type="float" office:value="363.075" calcext:value-type="float">
            <text:p>363</text:p>
          </table:table-cell>
          <table:table-cell table:style-name="ce129" table:formula="of:=[.$E$6]+360*[.H$8]/[.$C78]" office:value-type="float" office:value="365.1" calcext:value-type="float">
            <text:p>365</text:p>
          </table:table-cell>
          <table:table-cell table:style-name="ce129" table:formula="of:=[.$E$6]+360*[.I$8]/[.$C78]" office:value-type="float" office:value="367.125" calcext:value-type="float">
            <text:p>367</text:p>
          </table:table-cell>
          <table:table-cell table:style-name="ce129" table:formula="of:=[.$E$6]+360*[.J$8]/[.$C78]" office:value-type="float" office:value="369.15" calcext:value-type="float">
            <text:p>369</text:p>
          </table:table-cell>
          <table:table-cell table:style-name="ce129" table:formula="of:=[.$E$6]+360*[.K$8]/[.$C78]" office:value-type="float" office:value="371.175" calcext:value-type="float">
            <text:p>371</text:p>
          </table:table-cell>
          <table:table-cell table:style-name="ce129" table:formula="of:=[.$E$6]+360*[.L$8]/[.$C78]" office:value-type="float" office:value="373.2" calcext:value-type="float">
            <text:p>373</text:p>
          </table:table-cell>
          <table:table-cell table:style-name="ce129" table:formula="of:=[.$E$6]+360*[.M$8]/[.$C78]" office:value-type="float" office:value="375.225" calcext:value-type="float">
            <text:p>375</text:p>
          </table:table-cell>
          <table:table-cell table:style-name="ce129" table:formula="of:=[.$E$6]+360*[.N$8]/[.$C78]" office:value-type="float" office:value="377.25" calcext:value-type="float">
            <text:p>377</text:p>
          </table:table-cell>
          <table:table-cell table:style-name="ce129" table:formula="of:=[.$E$6]+360*[.O$8]/[.$C78]" office:value-type="float" office:value="379.275" calcext:value-type="float">
            <text:p>379</text:p>
          </table:table-cell>
          <table:table-cell table:style-name="ce129" table:formula="of:=[.$E$6]+360*[.P$8]/[.$C78]" office:value-type="float" office:value="381.3" calcext:value-type="float">
            <text:p>381</text:p>
          </table:table-cell>
          <table:table-cell table:style-name="ce129" table:formula="of:=[.$E$6]+360*[.Q$8]/[.$C78]" office:value-type="float" office:value="383.325" calcext:value-type="float">
            <text:p>383</text:p>
          </table:table-cell>
          <table:table-cell table:style-name="ce129" table:formula="of:=[.$E$6]+360*[.R$8]/[.$C78]" office:value-type="float" office:value="385.35" calcext:value-type="float">
            <text:p>385</text:p>
          </table:table-cell>
          <table:table-cell table:style-name="ce129" table:formula="of:=[.$E$6]+360*[.S$8]/[.$C78]" office:value-type="float" office:value="387.375" calcext:value-type="float">
            <text:p>387</text:p>
          </table:table-cell>
          <table:table-cell table:style-name="ce129" table:formula="of:=[.$E$6]+360*[.T$8]/[.$C78]" office:value-type="float" office:value="389.4" calcext:value-type="float">
            <text:p>389</text:p>
          </table:table-cell>
          <table:table-cell table:style-name="ce129" table:formula="of:=[.$E$6]+360*[.U$8]/[.$C78]" office:value-type="float" office:value="391.425" calcext:value-type="float">
            <text:p>391</text:p>
          </table:table-cell>
          <table:table-cell table:style-name="ce129" table:formula="of:=[.$E$6]+360*[.V$8]/[.$C78]" office:value-type="float" office:value="393.45" calcext:value-type="float">
            <text:p>393</text:p>
          </table:table-cell>
          <table:table-cell table:style-name="ce129" table:formula="of:=[.$E$6]+360*[.W$8]/[.$C78]" office:value-type="float" office:value="395.475" calcext:value-type="float">
            <text:p>395</text:p>
          </table:table-cell>
          <table:table-cell table:style-name="ce129" table:formula="of:=[.$E$6]+360*[.X$8]/[.$C7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79]" office:value-type="float" office:value="8571.42857142857" calcext:value-type="float">
            <text:p>8571</text:p>
          </table:table-cell>
          <table:table-cell table:style-name="ce129" table:formula="of:=[.$E$6]+360*[.D$8]/[.$C79]" office:value-type="float" office:value="357" calcext:value-type="float">
            <text:p>357</text:p>
          </table:table-cell>
          <table:table-cell table:style-name="ce129" table:formula="of:=[.$E$6]+360*[.E$8]/[.$C79]" office:value-type="float" office:value="359.1" calcext:value-type="float">
            <text:p>359</text:p>
          </table:table-cell>
          <table:table-cell table:style-name="ce129" table:formula="of:=[.$E$6]+360*[.F$8]/[.$C79]" office:value-type="float" office:value="361.2" calcext:value-type="float">
            <text:p>361</text:p>
          </table:table-cell>
          <table:table-cell table:style-name="ce129" table:formula="of:=[.$E$6]+360*[.G$8]/[.$C79]" office:value-type="float" office:value="363.3" calcext:value-type="float">
            <text:p>363</text:p>
          </table:table-cell>
          <table:table-cell table:style-name="ce129" table:formula="of:=[.$E$6]+360*[.H$8]/[.$C79]" office:value-type="float" office:value="365.4" calcext:value-type="float">
            <text:p>365</text:p>
          </table:table-cell>
          <table:table-cell table:style-name="ce129" table:formula="of:=[.$E$6]+360*[.I$8]/[.$C79]" office:value-type="float" office:value="367.5" calcext:value-type="float">
            <text:p>368</text:p>
          </table:table-cell>
          <table:table-cell table:style-name="ce129" table:formula="of:=[.$E$6]+360*[.J$8]/[.$C79]" office:value-type="float" office:value="369.6" calcext:value-type="float">
            <text:p>370</text:p>
          </table:table-cell>
          <table:table-cell table:style-name="ce129" table:formula="of:=[.$E$6]+360*[.K$8]/[.$C79]" office:value-type="float" office:value="371.7" calcext:value-type="float">
            <text:p>372</text:p>
          </table:table-cell>
          <table:table-cell table:style-name="ce129" table:formula="of:=[.$E$6]+360*[.L$8]/[.$C79]" office:value-type="float" office:value="373.8" calcext:value-type="float">
            <text:p>374</text:p>
          </table:table-cell>
          <table:table-cell table:style-name="ce129" table:formula="of:=[.$E$6]+360*[.M$8]/[.$C79]" office:value-type="float" office:value="375.9" calcext:value-type="float">
            <text:p>376</text:p>
          </table:table-cell>
          <table:table-cell table:style-name="ce129" table:formula="of:=[.$E$6]+360*[.N$8]/[.$C79]" office:value-type="float" office:value="378" calcext:value-type="float">
            <text:p>378</text:p>
          </table:table-cell>
          <table:table-cell table:style-name="ce129" table:formula="of:=[.$E$6]+360*[.O$8]/[.$C79]" office:value-type="float" office:value="380.1" calcext:value-type="float">
            <text:p>380</text:p>
          </table:table-cell>
          <table:table-cell table:style-name="ce129" table:formula="of:=[.$E$6]+360*[.P$8]/[.$C79]" office:value-type="float" office:value="382.2" calcext:value-type="float">
            <text:p>382</text:p>
          </table:table-cell>
          <table:table-cell table:style-name="ce129" table:formula="of:=[.$E$6]+360*[.Q$8]/[.$C79]" office:value-type="float" office:value="384.3" calcext:value-type="float">
            <text:p>384</text:p>
          </table:table-cell>
          <table:table-cell table:style-name="ce129" table:formula="of:=[.$E$6]+360*[.R$8]/[.$C79]" office:value-type="float" office:value="386.4" calcext:value-type="float">
            <text:p>386</text:p>
          </table:table-cell>
          <table:table-cell table:style-name="ce129" table:formula="of:=[.$E$6]+360*[.S$8]/[.$C79]" office:value-type="float" office:value="388.5" calcext:value-type="float">
            <text:p>389</text:p>
          </table:table-cell>
          <table:table-cell table:style-name="ce129" table:formula="of:=[.$E$6]+360*[.T$8]/[.$C79]" office:value-type="float" office:value="390.6" calcext:value-type="float">
            <text:p>391</text:p>
          </table:table-cell>
          <table:table-cell table:style-name="ce129" table:formula="of:=[.$E$6]+360*[.U$8]/[.$C79]" office:value-type="float" office:value="392.7" calcext:value-type="float">
            <text:p>393</text:p>
          </table:table-cell>
          <table:table-cell table:style-name="ce129" table:formula="of:=[.$E$6]+360*[.V$8]/[.$C79]" office:value-type="float" office:value="394.8" calcext:value-type="float">
            <text:p>395</text:p>
          </table:table-cell>
          <table:table-cell table:style-name="ce129" table:formula="of:=[.$E$6]+360*[.W$8]/[.$C79]" office:value-type="float" office:value="396.9" calcext:value-type="float">
            <text:p>397</text:p>
          </table:table-cell>
          <table:table-cell table:style-name="ce129" table:formula="of:=[.$E$6]+360*[.X$8]/[.$C7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80]" office:value-type="float" office:value="8275.86206896552" calcext:value-type="float">
            <text:p>8276</text:p>
          </table:table-cell>
          <table:table-cell table:style-name="ce129" table:formula="of:=[.$E$6]+360*[.D$8]/[.$C80]" office:value-type="float" office:value="357" calcext:value-type="float">
            <text:p>357</text:p>
          </table:table-cell>
          <table:table-cell table:style-name="ce129" table:formula="of:=[.$E$6]+360*[.E$8]/[.$C80]" office:value-type="float" office:value="359.175" calcext:value-type="float">
            <text:p>359</text:p>
          </table:table-cell>
          <table:table-cell table:style-name="ce129" table:formula="of:=[.$E$6]+360*[.F$8]/[.$C80]" office:value-type="float" office:value="361.35" calcext:value-type="float">
            <text:p>361</text:p>
          </table:table-cell>
          <table:table-cell table:style-name="ce129" table:formula="of:=[.$E$6]+360*[.G$8]/[.$C80]" office:value-type="float" office:value="363.525" calcext:value-type="float">
            <text:p>364</text:p>
          </table:table-cell>
          <table:table-cell table:style-name="ce129" table:formula="of:=[.$E$6]+360*[.H$8]/[.$C80]" office:value-type="float" office:value="365.7" calcext:value-type="float">
            <text:p>366</text:p>
          </table:table-cell>
          <table:table-cell table:style-name="ce129" table:formula="of:=[.$E$6]+360*[.I$8]/[.$C80]" office:value-type="float" office:value="367.875" calcext:value-type="float">
            <text:p>368</text:p>
          </table:table-cell>
          <table:table-cell table:style-name="ce129" table:formula="of:=[.$E$6]+360*[.J$8]/[.$C80]" office:value-type="float" office:value="370.05" calcext:value-type="float">
            <text:p>370</text:p>
          </table:table-cell>
          <table:table-cell table:style-name="ce129" table:formula="of:=[.$E$6]+360*[.K$8]/[.$C80]" office:value-type="float" office:value="372.225" calcext:value-type="float">
            <text:p>372</text:p>
          </table:table-cell>
          <table:table-cell table:style-name="ce129" table:formula="of:=[.$E$6]+360*[.L$8]/[.$C80]" office:value-type="float" office:value="374.4" calcext:value-type="float">
            <text:p>374</text:p>
          </table:table-cell>
          <table:table-cell table:style-name="ce129" table:formula="of:=[.$E$6]+360*[.M$8]/[.$C80]" office:value-type="float" office:value="376.575" calcext:value-type="float">
            <text:p>377</text:p>
          </table:table-cell>
          <table:table-cell table:style-name="ce129" table:formula="of:=[.$E$6]+360*[.N$8]/[.$C80]" office:value-type="float" office:value="378.75" calcext:value-type="float">
            <text:p>379</text:p>
          </table:table-cell>
          <table:table-cell table:style-name="ce129" table:formula="of:=[.$E$6]+360*[.O$8]/[.$C80]" office:value-type="float" office:value="380.925" calcext:value-type="float">
            <text:p>381</text:p>
          </table:table-cell>
          <table:table-cell table:style-name="ce129" table:formula="of:=[.$E$6]+360*[.P$8]/[.$C80]" office:value-type="float" office:value="383.1" calcext:value-type="float">
            <text:p>383</text:p>
          </table:table-cell>
          <table:table-cell table:style-name="ce129" table:formula="of:=[.$E$6]+360*[.Q$8]/[.$C80]" office:value-type="float" office:value="385.275" calcext:value-type="float">
            <text:p>385</text:p>
          </table:table-cell>
          <table:table-cell table:style-name="ce129" table:formula="of:=[.$E$6]+360*[.R$8]/[.$C80]" office:value-type="float" office:value="387.45" calcext:value-type="float">
            <text:p>387</text:p>
          </table:table-cell>
          <table:table-cell table:style-name="ce129" table:formula="of:=[.$E$6]+360*[.S$8]/[.$C80]" office:value-type="float" office:value="389.625" calcext:value-type="float">
            <text:p>390</text:p>
          </table:table-cell>
          <table:table-cell table:style-name="ce129" table:formula="of:=[.$E$6]+360*[.T$8]/[.$C80]" office:value-type="float" office:value="391.8" calcext:value-type="float">
            <text:p>392</text:p>
          </table:table-cell>
          <table:table-cell table:style-name="ce129" table:formula="of:=[.$E$6]+360*[.U$8]/[.$C80]" office:value-type="float" office:value="393.975" calcext:value-type="float">
            <text:p>394</text:p>
          </table:table-cell>
          <table:table-cell table:style-name="ce129" table:formula="of:=[.$E$6]+360*[.V$8]/[.$C80]" office:value-type="float" office:value="396.15" calcext:value-type="float">
            <text:p>396</text:p>
          </table:table-cell>
          <table:table-cell table:style-name="ce129" table:formula="of:=[.$E$6]+360*[.W$8]/[.$C80]" office:value-type="float" office:value="398.325" calcext:value-type="float">
            <text:p>398</text:p>
          </table:table-cell>
          <table:table-cell table:style-name="ce129" table:formula="of:=[.$E$6]+360*[.X$8]/[.$C8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81]" office:value-type="float" office:value="8000" calcext:value-type="float">
            <text:p>8000</text:p>
          </table:table-cell>
          <table:table-cell table:style-name="ce129" table:formula="of:=[.$E$6]+360*[.D$8]/[.$C81]" office:value-type="float" office:value="357" calcext:value-type="float">
            <text:p>357</text:p>
          </table:table-cell>
          <table:table-cell table:style-name="ce129" table:formula="of:=[.$E$6]+360*[.E$8]/[.$C81]" office:value-type="float" office:value="359.25" calcext:value-type="float">
            <text:p>359</text:p>
          </table:table-cell>
          <table:table-cell table:style-name="ce129" table:formula="of:=[.$E$6]+360*[.F$8]/[.$C81]" office:value-type="float" office:value="361.5" calcext:value-type="float">
            <text:p>362</text:p>
          </table:table-cell>
          <table:table-cell table:style-name="ce129" table:formula="of:=[.$E$6]+360*[.G$8]/[.$C81]" office:value-type="float" office:value="363.75" calcext:value-type="float">
            <text:p>364</text:p>
          </table:table-cell>
          <table:table-cell table:style-name="ce129" table:formula="of:=[.$E$6]+360*[.H$8]/[.$C81]" office:value-type="float" office:value="366" calcext:value-type="float">
            <text:p>366</text:p>
          </table:table-cell>
          <table:table-cell table:style-name="ce129" table:formula="of:=[.$E$6]+360*[.I$8]/[.$C81]" office:value-type="float" office:value="368.25" calcext:value-type="float">
            <text:p>368</text:p>
          </table:table-cell>
          <table:table-cell table:style-name="ce129" table:formula="of:=[.$E$6]+360*[.J$8]/[.$C81]" office:value-type="float" office:value="370.5" calcext:value-type="float">
            <text:p>371</text:p>
          </table:table-cell>
          <table:table-cell table:style-name="ce129" table:formula="of:=[.$E$6]+360*[.K$8]/[.$C81]" office:value-type="float" office:value="372.75" calcext:value-type="float">
            <text:p>373</text:p>
          </table:table-cell>
          <table:table-cell table:style-name="ce129" table:formula="of:=[.$E$6]+360*[.L$8]/[.$C81]" office:value-type="float" office:value="375" calcext:value-type="float">
            <text:p>375</text:p>
          </table:table-cell>
          <table:table-cell table:style-name="ce129" table:formula="of:=[.$E$6]+360*[.M$8]/[.$C81]" office:value-type="float" office:value="377.25" calcext:value-type="float">
            <text:p>377</text:p>
          </table:table-cell>
          <table:table-cell table:style-name="ce129" table:formula="of:=[.$E$6]+360*[.N$8]/[.$C81]" office:value-type="float" office:value="379.5" calcext:value-type="float">
            <text:p>380</text:p>
          </table:table-cell>
          <table:table-cell table:style-name="ce129" table:formula="of:=[.$E$6]+360*[.O$8]/[.$C81]" office:value-type="float" office:value="381.75" calcext:value-type="float">
            <text:p>382</text:p>
          </table:table-cell>
          <table:table-cell table:style-name="ce129" table:formula="of:=[.$E$6]+360*[.P$8]/[.$C81]" office:value-type="float" office:value="384" calcext:value-type="float">
            <text:p>384</text:p>
          </table:table-cell>
          <table:table-cell table:style-name="ce129" table:formula="of:=[.$E$6]+360*[.Q$8]/[.$C81]" office:value-type="float" office:value="386.25" calcext:value-type="float">
            <text:p>386</text:p>
          </table:table-cell>
          <table:table-cell table:style-name="ce129" table:formula="of:=[.$E$6]+360*[.R$8]/[.$C81]" office:value-type="float" office:value="388.5" calcext:value-type="float">
            <text:p>389</text:p>
          </table:table-cell>
          <table:table-cell table:style-name="ce129" table:formula="of:=[.$E$6]+360*[.S$8]/[.$C81]" office:value-type="float" office:value="390.75" calcext:value-type="float">
            <text:p>391</text:p>
          </table:table-cell>
          <table:table-cell table:style-name="ce129" table:formula="of:=[.$E$6]+360*[.T$8]/[.$C81]" office:value-type="float" office:value="393" calcext:value-type="float">
            <text:p>393</text:p>
          </table:table-cell>
          <table:table-cell table:style-name="ce129" table:formula="of:=[.$E$6]+360*[.U$8]/[.$C81]" office:value-type="float" office:value="395.25" calcext:value-type="float">
            <text:p>395</text:p>
          </table:table-cell>
          <table:table-cell table:style-name="ce129" table:formula="of:=[.$E$6]+360*[.V$8]/[.$C81]" office:value-type="float" office:value="397.5" calcext:value-type="float">
            <text:p>398</text:p>
          </table:table-cell>
          <table:table-cell table:style-name="ce129" table:formula="of:=[.$E$6]+360*[.W$8]/[.$C81]" office:value-type="float" office:value="399.75" calcext:value-type="float">
            <text:p>400</text:p>
          </table:table-cell>
          <table:table-cell table:style-name="ce129" table:formula="of:=[.$E$6]+360*[.X$8]/[.$C8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82]" office:value-type="float" office:value="7741.93548387097" calcext:value-type="float">
            <text:p>7742</text:p>
          </table:table-cell>
          <table:table-cell table:style-name="ce129" table:formula="of:=[.$E$6]+360*[.D$8]/[.$C82]" office:value-type="float" office:value="357" calcext:value-type="float">
            <text:p>357</text:p>
          </table:table-cell>
          <table:table-cell table:style-name="ce129" table:formula="of:=[.$E$6]+360*[.E$8]/[.$C82]" office:value-type="float" office:value="359.325" calcext:value-type="float">
            <text:p>359</text:p>
          </table:table-cell>
          <table:table-cell table:style-name="ce129" table:formula="of:=[.$E$6]+360*[.F$8]/[.$C82]" office:value-type="float" office:value="361.65" calcext:value-type="float">
            <text:p>362</text:p>
          </table:table-cell>
          <table:table-cell table:style-name="ce129" table:formula="of:=[.$E$6]+360*[.G$8]/[.$C82]" office:value-type="float" office:value="363.975" calcext:value-type="float">
            <text:p>364</text:p>
          </table:table-cell>
          <table:table-cell table:style-name="ce129" table:formula="of:=[.$E$6]+360*[.H$8]/[.$C82]" office:value-type="float" office:value="366.3" calcext:value-type="float">
            <text:p>366</text:p>
          </table:table-cell>
          <table:table-cell table:style-name="ce129" table:formula="of:=[.$E$6]+360*[.I$8]/[.$C82]" office:value-type="float" office:value="368.625" calcext:value-type="float">
            <text:p>369</text:p>
          </table:table-cell>
          <table:table-cell table:style-name="ce129" table:formula="of:=[.$E$6]+360*[.J$8]/[.$C82]" office:value-type="float" office:value="370.95" calcext:value-type="float">
            <text:p>371</text:p>
          </table:table-cell>
          <table:table-cell table:style-name="ce129" table:formula="of:=[.$E$6]+360*[.K$8]/[.$C82]" office:value-type="float" office:value="373.275" calcext:value-type="float">
            <text:p>373</text:p>
          </table:table-cell>
          <table:table-cell table:style-name="ce129" table:formula="of:=[.$E$6]+360*[.L$8]/[.$C82]" office:value-type="float" office:value="375.6" calcext:value-type="float">
            <text:p>376</text:p>
          </table:table-cell>
          <table:table-cell table:style-name="ce129" table:formula="of:=[.$E$6]+360*[.M$8]/[.$C82]" office:value-type="float" office:value="377.925" calcext:value-type="float">
            <text:p>378</text:p>
          </table:table-cell>
          <table:table-cell table:style-name="ce129" table:formula="of:=[.$E$6]+360*[.N$8]/[.$C82]" office:value-type="float" office:value="380.25" calcext:value-type="float">
            <text:p>380</text:p>
          </table:table-cell>
          <table:table-cell table:style-name="ce129" table:formula="of:=[.$E$6]+360*[.O$8]/[.$C82]" office:value-type="float" office:value="382.575" calcext:value-type="float">
            <text:p>383</text:p>
          </table:table-cell>
          <table:table-cell table:style-name="ce129" table:formula="of:=[.$E$6]+360*[.P$8]/[.$C82]" office:value-type="float" office:value="384.9" calcext:value-type="float">
            <text:p>385</text:p>
          </table:table-cell>
          <table:table-cell table:style-name="ce129" table:formula="of:=[.$E$6]+360*[.Q$8]/[.$C82]" office:value-type="float" office:value="387.225" calcext:value-type="float">
            <text:p>387</text:p>
          </table:table-cell>
          <table:table-cell table:style-name="ce129" table:formula="of:=[.$E$6]+360*[.R$8]/[.$C82]" office:value-type="float" office:value="389.55" calcext:value-type="float">
            <text:p>390</text:p>
          </table:table-cell>
          <table:table-cell table:style-name="ce129" table:formula="of:=[.$E$6]+360*[.S$8]/[.$C82]" office:value-type="float" office:value="391.875" calcext:value-type="float">
            <text:p>392</text:p>
          </table:table-cell>
          <table:table-cell table:style-name="ce129" table:formula="of:=[.$E$6]+360*[.T$8]/[.$C82]" office:value-type="float" office:value="394.2" calcext:value-type="float">
            <text:p>394</text:p>
          </table:table-cell>
          <table:table-cell table:style-name="ce129" table:formula="of:=[.$E$6]+360*[.U$8]/[.$C82]" office:value-type="float" office:value="396.525" calcext:value-type="float">
            <text:p>397</text:p>
          </table:table-cell>
          <table:table-cell table:style-name="ce129" table:formula="of:=[.$E$6]+360*[.V$8]/[.$C82]" office:value-type="float" office:value="398.85" calcext:value-type="float">
            <text:p>399</text:p>
          </table:table-cell>
          <table:table-cell table:style-name="ce129" table:formula="of:=[.$E$6]+360*[.W$8]/[.$C82]" office:value-type="float" office:value="401.175" calcext:value-type="float">
            <text:p>401</text:p>
          </table:table-cell>
          <table:table-cell table:style-name="ce129" table:formula="of:=[.$E$6]+360*[.X$8]/[.$C8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83]" office:value-type="float" office:value="7500" calcext:value-type="float">
            <text:p>7500</text:p>
          </table:table-cell>
          <table:table-cell table:style-name="ce129" table:formula="of:=[.$E$6]+360*[.D$8]/[.$C83]" office:value-type="float" office:value="357" calcext:value-type="float">
            <text:p>357</text:p>
          </table:table-cell>
          <table:table-cell table:style-name="ce129" table:formula="of:=[.$E$6]+360*[.E$8]/[.$C83]" office:value-type="float" office:value="359.4" calcext:value-type="float">
            <text:p>359</text:p>
          </table:table-cell>
          <table:table-cell table:style-name="ce129" table:formula="of:=[.$E$6]+360*[.F$8]/[.$C83]" office:value-type="float" office:value="361.8" calcext:value-type="float">
            <text:p>362</text:p>
          </table:table-cell>
          <table:table-cell table:style-name="ce129" table:formula="of:=[.$E$6]+360*[.G$8]/[.$C83]" office:value-type="float" office:value="364.2" calcext:value-type="float">
            <text:p>364</text:p>
          </table:table-cell>
          <table:table-cell table:style-name="ce129" table:formula="of:=[.$E$6]+360*[.H$8]/[.$C83]" office:value-type="float" office:value="366.6" calcext:value-type="float">
            <text:p>367</text:p>
          </table:table-cell>
          <table:table-cell table:style-name="ce129" table:formula="of:=[.$E$6]+360*[.I$8]/[.$C83]" office:value-type="float" office:value="369" calcext:value-type="float">
            <text:p>369</text:p>
          </table:table-cell>
          <table:table-cell table:style-name="ce129" table:formula="of:=[.$E$6]+360*[.J$8]/[.$C83]" office:value-type="float" office:value="371.4" calcext:value-type="float">
            <text:p>371</text:p>
          </table:table-cell>
          <table:table-cell table:style-name="ce129" table:formula="of:=[.$E$6]+360*[.K$8]/[.$C83]" office:value-type="float" office:value="373.8" calcext:value-type="float">
            <text:p>374</text:p>
          </table:table-cell>
          <table:table-cell table:style-name="ce129" table:formula="of:=[.$E$6]+360*[.L$8]/[.$C83]" office:value-type="float" office:value="376.2" calcext:value-type="float">
            <text:p>376</text:p>
          </table:table-cell>
          <table:table-cell table:style-name="ce129" table:formula="of:=[.$E$6]+360*[.M$8]/[.$C83]" office:value-type="float" office:value="378.6" calcext:value-type="float">
            <text:p>379</text:p>
          </table:table-cell>
          <table:table-cell table:style-name="ce129" table:formula="of:=[.$E$6]+360*[.N$8]/[.$C83]" office:value-type="float" office:value="381" calcext:value-type="float">
            <text:p>381</text:p>
          </table:table-cell>
          <table:table-cell table:style-name="ce129" table:formula="of:=[.$E$6]+360*[.O$8]/[.$C83]" office:value-type="float" office:value="383.4" calcext:value-type="float">
            <text:p>383</text:p>
          </table:table-cell>
          <table:table-cell table:style-name="ce129" table:formula="of:=[.$E$6]+360*[.P$8]/[.$C83]" office:value-type="float" office:value="385.8" calcext:value-type="float">
            <text:p>386</text:p>
          </table:table-cell>
          <table:table-cell table:style-name="ce129" table:formula="of:=[.$E$6]+360*[.Q$8]/[.$C83]" office:value-type="float" office:value="388.2" calcext:value-type="float">
            <text:p>388</text:p>
          </table:table-cell>
          <table:table-cell table:style-name="ce129" table:formula="of:=[.$E$6]+360*[.R$8]/[.$C83]" office:value-type="float" office:value="390.6" calcext:value-type="float">
            <text:p>391</text:p>
          </table:table-cell>
          <table:table-cell table:style-name="ce129" table:formula="of:=[.$E$6]+360*[.S$8]/[.$C83]" office:value-type="float" office:value="393" calcext:value-type="float">
            <text:p>393</text:p>
          </table:table-cell>
          <table:table-cell table:style-name="ce129" table:formula="of:=[.$E$6]+360*[.T$8]/[.$C83]" office:value-type="float" office:value="395.4" calcext:value-type="float">
            <text:p>395</text:p>
          </table:table-cell>
          <table:table-cell table:style-name="ce129" table:formula="of:=[.$E$6]+360*[.U$8]/[.$C83]" office:value-type="float" office:value="397.8" calcext:value-type="float">
            <text:p>398</text:p>
          </table:table-cell>
          <table:table-cell table:style-name="ce129" table:formula="of:=[.$E$6]+360*[.V$8]/[.$C83]" office:value-type="float" office:value="400.2" calcext:value-type="float">
            <text:p>400</text:p>
          </table:table-cell>
          <table:table-cell table:style-name="ce129" table:formula="of:=[.$E$6]+360*[.W$8]/[.$C83]" office:value-type="float" office:value="402.6" calcext:value-type="float">
            <text:p>403</text:p>
          </table:table-cell>
          <table:table-cell table:style-name="ce129" table:formula="of:=[.$E$6]+360*[.X$8]/[.$C8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84]" office:value-type="float" office:value="7272.72727272727" calcext:value-type="float">
            <text:p>7273</text:p>
          </table:table-cell>
          <table:table-cell table:style-name="ce129" table:formula="of:=[.$E$6]+360*[.D$8]/[.$C84]" office:value-type="float" office:value="357" calcext:value-type="float">
            <text:p>357</text:p>
          </table:table-cell>
          <table:table-cell table:style-name="ce129" table:formula="of:=[.$E$6]+360*[.E$8]/[.$C84]" office:value-type="float" office:value="359.475" calcext:value-type="float">
            <text:p>359</text:p>
          </table:table-cell>
          <table:table-cell table:style-name="ce129" table:formula="of:=[.$E$6]+360*[.F$8]/[.$C84]" office:value-type="float" office:value="361.95" calcext:value-type="float">
            <text:p>362</text:p>
          </table:table-cell>
          <table:table-cell table:style-name="ce129" table:formula="of:=[.$E$6]+360*[.G$8]/[.$C84]" office:value-type="float" office:value="364.425" calcext:value-type="float">
            <text:p>364</text:p>
          </table:table-cell>
          <table:table-cell table:style-name="ce129" table:formula="of:=[.$E$6]+360*[.H$8]/[.$C84]" office:value-type="float" office:value="366.9" calcext:value-type="float">
            <text:p>367</text:p>
          </table:table-cell>
          <table:table-cell table:style-name="ce129" table:formula="of:=[.$E$6]+360*[.I$8]/[.$C84]" office:value-type="float" office:value="369.375" calcext:value-type="float">
            <text:p>369</text:p>
          </table:table-cell>
          <table:table-cell table:style-name="ce129" table:formula="of:=[.$E$6]+360*[.J$8]/[.$C84]" office:value-type="float" office:value="371.85" calcext:value-type="float">
            <text:p>372</text:p>
          </table:table-cell>
          <table:table-cell table:style-name="ce129" table:formula="of:=[.$E$6]+360*[.K$8]/[.$C84]" office:value-type="float" office:value="374.325" calcext:value-type="float">
            <text:p>374</text:p>
          </table:table-cell>
          <table:table-cell table:style-name="ce129" table:formula="of:=[.$E$6]+360*[.L$8]/[.$C84]" office:value-type="float" office:value="376.8" calcext:value-type="float">
            <text:p>377</text:p>
          </table:table-cell>
          <table:table-cell table:style-name="ce129" table:formula="of:=[.$E$6]+360*[.M$8]/[.$C84]" office:value-type="float" office:value="379.275" calcext:value-type="float">
            <text:p>379</text:p>
          </table:table-cell>
          <table:table-cell table:style-name="ce129" table:formula="of:=[.$E$6]+360*[.N$8]/[.$C84]" office:value-type="float" office:value="381.75" calcext:value-type="float">
            <text:p>382</text:p>
          </table:table-cell>
          <table:table-cell table:style-name="ce129" table:formula="of:=[.$E$6]+360*[.O$8]/[.$C84]" office:value-type="float" office:value="384.225" calcext:value-type="float">
            <text:p>384</text:p>
          </table:table-cell>
          <table:table-cell table:style-name="ce129" table:formula="of:=[.$E$6]+360*[.P$8]/[.$C84]" office:value-type="float" office:value="386.7" calcext:value-type="float">
            <text:p>387</text:p>
          </table:table-cell>
          <table:table-cell table:style-name="ce129" table:formula="of:=[.$E$6]+360*[.Q$8]/[.$C84]" office:value-type="float" office:value="389.175" calcext:value-type="float">
            <text:p>389</text:p>
          </table:table-cell>
          <table:table-cell table:style-name="ce129" table:formula="of:=[.$E$6]+360*[.R$8]/[.$C84]" office:value-type="float" office:value="391.65" calcext:value-type="float">
            <text:p>392</text:p>
          </table:table-cell>
          <table:table-cell table:style-name="ce129" table:formula="of:=[.$E$6]+360*[.S$8]/[.$C84]" office:value-type="float" office:value="394.125" calcext:value-type="float">
            <text:p>394</text:p>
          </table:table-cell>
          <table:table-cell table:style-name="ce129" table:formula="of:=[.$E$6]+360*[.T$8]/[.$C84]" office:value-type="float" office:value="396.6" calcext:value-type="float">
            <text:p>397</text:p>
          </table:table-cell>
          <table:table-cell table:style-name="ce129" table:formula="of:=[.$E$6]+360*[.U$8]/[.$C84]" office:value-type="float" office:value="399.075" calcext:value-type="float">
            <text:p>399</text:p>
          </table:table-cell>
          <table:table-cell table:style-name="ce129" table:formula="of:=[.$E$6]+360*[.V$8]/[.$C84]" office:value-type="float" office:value="401.55" calcext:value-type="float">
            <text:p>402</text:p>
          </table:table-cell>
          <table:table-cell table:style-name="ce129" table:formula="of:=[.$E$6]+360*[.W$8]/[.$C84]" office:value-type="float" office:value="404.025" calcext:value-type="float">
            <text:p>404</text:p>
          </table:table-cell>
          <table:table-cell table:style-name="ce129" table:formula="of:=[.$E$6]+360*[.X$8]/[.$C8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85]" office:value-type="float" office:value="7058.82352941176" calcext:value-type="float">
            <text:p>7059</text:p>
          </table:table-cell>
          <table:table-cell table:style-name="ce129" table:formula="of:=[.$E$6]+360*[.D$8]/[.$C85]" office:value-type="float" office:value="357" calcext:value-type="float">
            <text:p>357</text:p>
          </table:table-cell>
          <table:table-cell table:style-name="ce129" table:formula="of:=[.$E$6]+360*[.E$8]/[.$C85]" office:value-type="float" office:value="359.55" calcext:value-type="float">
            <text:p>360</text:p>
          </table:table-cell>
          <table:table-cell table:style-name="ce129" table:formula="of:=[.$E$6]+360*[.F$8]/[.$C85]" office:value-type="float" office:value="362.1" calcext:value-type="float">
            <text:p>362</text:p>
          </table:table-cell>
          <table:table-cell table:style-name="ce129" table:formula="of:=[.$E$6]+360*[.G$8]/[.$C85]" office:value-type="float" office:value="364.65" calcext:value-type="float">
            <text:p>365</text:p>
          </table:table-cell>
          <table:table-cell table:style-name="ce129" table:formula="of:=[.$E$6]+360*[.H$8]/[.$C85]" office:value-type="float" office:value="367.2" calcext:value-type="float">
            <text:p>367</text:p>
          </table:table-cell>
          <table:table-cell table:style-name="ce129" table:formula="of:=[.$E$6]+360*[.I$8]/[.$C85]" office:value-type="float" office:value="369.75" calcext:value-type="float">
            <text:p>370</text:p>
          </table:table-cell>
          <table:table-cell table:style-name="ce129" table:formula="of:=[.$E$6]+360*[.J$8]/[.$C85]" office:value-type="float" office:value="372.3" calcext:value-type="float">
            <text:p>372</text:p>
          </table:table-cell>
          <table:table-cell table:style-name="ce129" table:formula="of:=[.$E$6]+360*[.K$8]/[.$C85]" office:value-type="float" office:value="374.85" calcext:value-type="float">
            <text:p>375</text:p>
          </table:table-cell>
          <table:table-cell table:style-name="ce129" table:formula="of:=[.$E$6]+360*[.L$8]/[.$C85]" office:value-type="float" office:value="377.4" calcext:value-type="float">
            <text:p>377</text:p>
          </table:table-cell>
          <table:table-cell table:style-name="ce129" table:formula="of:=[.$E$6]+360*[.M$8]/[.$C85]" office:value-type="float" office:value="379.95" calcext:value-type="float">
            <text:p>380</text:p>
          </table:table-cell>
          <table:table-cell table:style-name="ce129" table:formula="of:=[.$E$6]+360*[.N$8]/[.$C85]" office:value-type="float" office:value="382.5" calcext:value-type="float">
            <text:p>383</text:p>
          </table:table-cell>
          <table:table-cell table:style-name="ce129" table:formula="of:=[.$E$6]+360*[.O$8]/[.$C85]" office:value-type="float" office:value="385.05" calcext:value-type="float">
            <text:p>385</text:p>
          </table:table-cell>
          <table:table-cell table:style-name="ce129" table:formula="of:=[.$E$6]+360*[.P$8]/[.$C85]" office:value-type="float" office:value="387.6" calcext:value-type="float">
            <text:p>388</text:p>
          </table:table-cell>
          <table:table-cell table:style-name="ce129" table:formula="of:=[.$E$6]+360*[.Q$8]/[.$C85]" office:value-type="float" office:value="390.15" calcext:value-type="float">
            <text:p>390</text:p>
          </table:table-cell>
          <table:table-cell table:style-name="ce129" table:formula="of:=[.$E$6]+360*[.R$8]/[.$C85]" office:value-type="float" office:value="392.7" calcext:value-type="float">
            <text:p>393</text:p>
          </table:table-cell>
          <table:table-cell table:style-name="ce129" table:formula="of:=[.$E$6]+360*[.S$8]/[.$C85]" office:value-type="float" office:value="395.25" calcext:value-type="float">
            <text:p>395</text:p>
          </table:table-cell>
          <table:table-cell table:style-name="ce129" table:formula="of:=[.$E$6]+360*[.T$8]/[.$C85]" office:value-type="float" office:value="397.8" calcext:value-type="float">
            <text:p>398</text:p>
          </table:table-cell>
          <table:table-cell table:style-name="ce129" table:formula="of:=[.$E$6]+360*[.U$8]/[.$C85]" office:value-type="float" office:value="400.35" calcext:value-type="float">
            <text:p>400</text:p>
          </table:table-cell>
          <table:table-cell table:style-name="ce129" table:formula="of:=[.$E$6]+360*[.V$8]/[.$C85]" office:value-type="float" office:value="402.9" calcext:value-type="float">
            <text:p>403</text:p>
          </table:table-cell>
          <table:table-cell table:style-name="ce129" table:formula="of:=[.$E$6]+360*[.W$8]/[.$C85]" office:value-type="float" office:value="405.45" calcext:value-type="float">
            <text:p>405</text:p>
          </table:table-cell>
          <table:table-cell table:style-name="ce129" table:formula="of:=[.$E$6]+360*[.X$8]/[.$C8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86]" office:value-type="float" office:value="6857.14285714286" calcext:value-type="float">
            <text:p>6857</text:p>
          </table:table-cell>
          <table:table-cell table:style-name="ce129" table:formula="of:=[.$E$6]+360*[.D$8]/[.$C86]" office:value-type="float" office:value="357" calcext:value-type="float">
            <text:p>357</text:p>
          </table:table-cell>
          <table:table-cell table:style-name="ce129" table:formula="of:=[.$E$6]+360*[.E$8]/[.$C86]" office:value-type="float" office:value="359.625" calcext:value-type="float">
            <text:p>360</text:p>
          </table:table-cell>
          <table:table-cell table:style-name="ce129" table:formula="of:=[.$E$6]+360*[.F$8]/[.$C86]" office:value-type="float" office:value="362.25" calcext:value-type="float">
            <text:p>362</text:p>
          </table:table-cell>
          <table:table-cell table:style-name="ce129" table:formula="of:=[.$E$6]+360*[.G$8]/[.$C86]" office:value-type="float" office:value="364.875" calcext:value-type="float">
            <text:p>365</text:p>
          </table:table-cell>
          <table:table-cell table:style-name="ce129" table:formula="of:=[.$E$6]+360*[.H$8]/[.$C86]" office:value-type="float" office:value="367.5" calcext:value-type="float">
            <text:p>368</text:p>
          </table:table-cell>
          <table:table-cell table:style-name="ce129" table:formula="of:=[.$E$6]+360*[.I$8]/[.$C86]" office:value-type="float" office:value="370.125" calcext:value-type="float">
            <text:p>370</text:p>
          </table:table-cell>
          <table:table-cell table:style-name="ce129" table:formula="of:=[.$E$6]+360*[.J$8]/[.$C86]" office:value-type="float" office:value="372.75" calcext:value-type="float">
            <text:p>373</text:p>
          </table:table-cell>
          <table:table-cell table:style-name="ce129" table:formula="of:=[.$E$6]+360*[.K$8]/[.$C86]" office:value-type="float" office:value="375.375" calcext:value-type="float">
            <text:p>375</text:p>
          </table:table-cell>
          <table:table-cell table:style-name="ce129" table:formula="of:=[.$E$6]+360*[.L$8]/[.$C86]" office:value-type="float" office:value="378" calcext:value-type="float">
            <text:p>378</text:p>
          </table:table-cell>
          <table:table-cell table:style-name="ce129" table:formula="of:=[.$E$6]+360*[.M$8]/[.$C86]" office:value-type="float" office:value="380.625" calcext:value-type="float">
            <text:p>381</text:p>
          </table:table-cell>
          <table:table-cell table:style-name="ce129" table:formula="of:=[.$E$6]+360*[.N$8]/[.$C86]" office:value-type="float" office:value="383.25" calcext:value-type="float">
            <text:p>383</text:p>
          </table:table-cell>
          <table:table-cell table:style-name="ce129" table:formula="of:=[.$E$6]+360*[.O$8]/[.$C86]" office:value-type="float" office:value="385.875" calcext:value-type="float">
            <text:p>386</text:p>
          </table:table-cell>
          <table:table-cell table:style-name="ce129" table:formula="of:=[.$E$6]+360*[.P$8]/[.$C86]" office:value-type="float" office:value="388.5" calcext:value-type="float">
            <text:p>389</text:p>
          </table:table-cell>
          <table:table-cell table:style-name="ce129" table:formula="of:=[.$E$6]+360*[.Q$8]/[.$C86]" office:value-type="float" office:value="391.125" calcext:value-type="float">
            <text:p>391</text:p>
          </table:table-cell>
          <table:table-cell table:style-name="ce129" table:formula="of:=[.$E$6]+360*[.R$8]/[.$C86]" office:value-type="float" office:value="393.75" calcext:value-type="float">
            <text:p>394</text:p>
          </table:table-cell>
          <table:table-cell table:style-name="ce129" table:formula="of:=[.$E$6]+360*[.S$8]/[.$C86]" office:value-type="float" office:value="396.375" calcext:value-type="float">
            <text:p>396</text:p>
          </table:table-cell>
          <table:table-cell table:style-name="ce129" table:formula="of:=[.$E$6]+360*[.T$8]/[.$C86]" office:value-type="float" office:value="399" calcext:value-type="float">
            <text:p>399</text:p>
          </table:table-cell>
          <table:table-cell table:style-name="ce129" table:formula="of:=[.$E$6]+360*[.U$8]/[.$C86]" office:value-type="float" office:value="401.625" calcext:value-type="float">
            <text:p>402</text:p>
          </table:table-cell>
          <table:table-cell table:style-name="ce129" table:formula="of:=[.$E$6]+360*[.V$8]/[.$C86]" office:value-type="float" office:value="404.25" calcext:value-type="float">
            <text:p>404</text:p>
          </table:table-cell>
          <table:table-cell table:style-name="ce129" table:formula="of:=[.$E$6]+360*[.W$8]/[.$C86]" office:value-type="float" office:value="406.875" calcext:value-type="float">
            <text:p>407</text:p>
          </table:table-cell>
          <table:table-cell table:style-name="ce129" table:formula="of:=[.$E$6]+360*[.X$8]/[.$C8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87]" office:value-type="float" office:value="6666.66666666667" calcext:value-type="float">
            <text:p>6667</text:p>
          </table:table-cell>
          <table:table-cell table:style-name="ce129" table:formula="of:=[.$E$6]+360*[.D$8]/[.$C87]" office:value-type="float" office:value="357" calcext:value-type="float">
            <text:p>357</text:p>
          </table:table-cell>
          <table:table-cell table:style-name="ce129" table:formula="of:=[.$E$6]+360*[.E$8]/[.$C87]" office:value-type="float" office:value="359.7" calcext:value-type="float">
            <text:p>360</text:p>
          </table:table-cell>
          <table:table-cell table:style-name="ce129" table:formula="of:=[.$E$6]+360*[.F$8]/[.$C87]" office:value-type="float" office:value="362.4" calcext:value-type="float">
            <text:p>362</text:p>
          </table:table-cell>
          <table:table-cell table:style-name="ce129" table:formula="of:=[.$E$6]+360*[.G$8]/[.$C87]" office:value-type="float" office:value="365.1" calcext:value-type="float">
            <text:p>365</text:p>
          </table:table-cell>
          <table:table-cell table:style-name="ce129" table:formula="of:=[.$E$6]+360*[.H$8]/[.$C87]" office:value-type="float" office:value="367.8" calcext:value-type="float">
            <text:p>368</text:p>
          </table:table-cell>
          <table:table-cell table:style-name="ce129" table:formula="of:=[.$E$6]+360*[.I$8]/[.$C87]" office:value-type="float" office:value="370.5" calcext:value-type="float">
            <text:p>371</text:p>
          </table:table-cell>
          <table:table-cell table:style-name="ce129" table:formula="of:=[.$E$6]+360*[.J$8]/[.$C87]" office:value-type="float" office:value="373.2" calcext:value-type="float">
            <text:p>373</text:p>
          </table:table-cell>
          <table:table-cell table:style-name="ce129" table:formula="of:=[.$E$6]+360*[.K$8]/[.$C87]" office:value-type="float" office:value="375.9" calcext:value-type="float">
            <text:p>376</text:p>
          </table:table-cell>
          <table:table-cell table:style-name="ce129" table:formula="of:=[.$E$6]+360*[.L$8]/[.$C87]" office:value-type="float" office:value="378.6" calcext:value-type="float">
            <text:p>379</text:p>
          </table:table-cell>
          <table:table-cell table:style-name="ce129" table:formula="of:=[.$E$6]+360*[.M$8]/[.$C87]" office:value-type="float" office:value="381.3" calcext:value-type="float">
            <text:p>381</text:p>
          </table:table-cell>
          <table:table-cell table:style-name="ce129" table:formula="of:=[.$E$6]+360*[.N$8]/[.$C87]" office:value-type="float" office:value="384" calcext:value-type="float">
            <text:p>384</text:p>
          </table:table-cell>
          <table:table-cell table:style-name="ce129" table:formula="of:=[.$E$6]+360*[.O$8]/[.$C87]" office:value-type="float" office:value="386.7" calcext:value-type="float">
            <text:p>387</text:p>
          </table:table-cell>
          <table:table-cell table:style-name="ce129" table:formula="of:=[.$E$6]+360*[.P$8]/[.$C87]" office:value-type="float" office:value="389.4" calcext:value-type="float">
            <text:p>389</text:p>
          </table:table-cell>
          <table:table-cell table:style-name="ce129" table:formula="of:=[.$E$6]+360*[.Q$8]/[.$C87]" office:value-type="float" office:value="392.1" calcext:value-type="float">
            <text:p>392</text:p>
          </table:table-cell>
          <table:table-cell table:style-name="ce129" table:formula="of:=[.$E$6]+360*[.R$8]/[.$C87]" office:value-type="float" office:value="394.8" calcext:value-type="float">
            <text:p>395</text:p>
          </table:table-cell>
          <table:table-cell table:style-name="ce129" table:formula="of:=[.$E$6]+360*[.S$8]/[.$C87]" office:value-type="float" office:value="397.5" calcext:value-type="float">
            <text:p>398</text:p>
          </table:table-cell>
          <table:table-cell table:style-name="ce129" table:formula="of:=[.$E$6]+360*[.T$8]/[.$C87]" office:value-type="float" office:value="400.2" calcext:value-type="float">
            <text:p>400</text:p>
          </table:table-cell>
          <table:table-cell table:style-name="ce129" table:formula="of:=[.$E$6]+360*[.U$8]/[.$C87]" office:value-type="float" office:value="402.9" calcext:value-type="float">
            <text:p>403</text:p>
          </table:table-cell>
          <table:table-cell table:style-name="ce129" table:formula="of:=[.$E$6]+360*[.V$8]/[.$C87]" office:value-type="float" office:value="405.6" calcext:value-type="float">
            <text:p>406</text:p>
          </table:table-cell>
          <table:table-cell table:style-name="ce129" table:formula="of:=[.$E$6]+360*[.W$8]/[.$C87]" office:value-type="float" office:value="408.3" calcext:value-type="float">
            <text:p>408</text:p>
          </table:table-cell>
          <table:table-cell table:style-name="ce129" table:formula="of:=[.$E$6]+360*[.X$8]/[.$C8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88]" office:value-type="float" office:value="6486.48648648649" calcext:value-type="float">
            <text:p>6486</text:p>
          </table:table-cell>
          <table:table-cell table:style-name="ce129" table:formula="of:=[.$E$6]+360*[.D$8]/[.$C88]" office:value-type="float" office:value="357" calcext:value-type="float">
            <text:p>357</text:p>
          </table:table-cell>
          <table:table-cell table:style-name="ce129" table:formula="of:=[.$E$6]+360*[.E$8]/[.$C88]" office:value-type="float" office:value="359.775" calcext:value-type="float">
            <text:p>360</text:p>
          </table:table-cell>
          <table:table-cell table:style-name="ce129" table:formula="of:=[.$E$6]+360*[.F$8]/[.$C88]" office:value-type="float" office:value="362.55" calcext:value-type="float">
            <text:p>363</text:p>
          </table:table-cell>
          <table:table-cell table:style-name="ce129" table:formula="of:=[.$E$6]+360*[.G$8]/[.$C88]" office:value-type="float" office:value="365.325" calcext:value-type="float">
            <text:p>365</text:p>
          </table:table-cell>
          <table:table-cell table:style-name="ce129" table:formula="of:=[.$E$6]+360*[.H$8]/[.$C88]" office:value-type="float" office:value="368.1" calcext:value-type="float">
            <text:p>368</text:p>
          </table:table-cell>
          <table:table-cell table:style-name="ce129" table:formula="of:=[.$E$6]+360*[.I$8]/[.$C88]" office:value-type="float" office:value="370.875" calcext:value-type="float">
            <text:p>371</text:p>
          </table:table-cell>
          <table:table-cell table:style-name="ce129" table:formula="of:=[.$E$6]+360*[.J$8]/[.$C88]" office:value-type="float" office:value="373.65" calcext:value-type="float">
            <text:p>374</text:p>
          </table:table-cell>
          <table:table-cell table:style-name="ce129" table:formula="of:=[.$E$6]+360*[.K$8]/[.$C88]" office:value-type="float" office:value="376.425" calcext:value-type="float">
            <text:p>376</text:p>
          </table:table-cell>
          <table:table-cell table:style-name="ce129" table:formula="of:=[.$E$6]+360*[.L$8]/[.$C88]" office:value-type="float" office:value="379.2" calcext:value-type="float">
            <text:p>379</text:p>
          </table:table-cell>
          <table:table-cell table:style-name="ce129" table:formula="of:=[.$E$6]+360*[.M$8]/[.$C88]" office:value-type="float" office:value="381.975" calcext:value-type="float">
            <text:p>382</text:p>
          </table:table-cell>
          <table:table-cell table:style-name="ce129" table:formula="of:=[.$E$6]+360*[.N$8]/[.$C88]" office:value-type="float" office:value="384.75" calcext:value-type="float">
            <text:p>385</text:p>
          </table:table-cell>
          <table:table-cell table:style-name="ce129" table:formula="of:=[.$E$6]+360*[.O$8]/[.$C88]" office:value-type="float" office:value="387.525" calcext:value-type="float">
            <text:p>388</text:p>
          </table:table-cell>
          <table:table-cell table:style-name="ce129" table:formula="of:=[.$E$6]+360*[.P$8]/[.$C88]" office:value-type="float" office:value="390.3" calcext:value-type="float">
            <text:p>390</text:p>
          </table:table-cell>
          <table:table-cell table:style-name="ce129" table:formula="of:=[.$E$6]+360*[.Q$8]/[.$C88]" office:value-type="float" office:value="393.075" calcext:value-type="float">
            <text:p>393</text:p>
          </table:table-cell>
          <table:table-cell table:style-name="ce129" table:formula="of:=[.$E$6]+360*[.R$8]/[.$C88]" office:value-type="float" office:value="395.85" calcext:value-type="float">
            <text:p>396</text:p>
          </table:table-cell>
          <table:table-cell table:style-name="ce129" table:formula="of:=[.$E$6]+360*[.S$8]/[.$C88]" office:value-type="float" office:value="398.625" calcext:value-type="float">
            <text:p>399</text:p>
          </table:table-cell>
          <table:table-cell table:style-name="ce129" table:formula="of:=[.$E$6]+360*[.T$8]/[.$C88]" office:value-type="float" office:value="401.4" calcext:value-type="float">
            <text:p>401</text:p>
          </table:table-cell>
          <table:table-cell table:style-name="ce129" table:formula="of:=[.$E$6]+360*[.U$8]/[.$C88]" office:value-type="float" office:value="404.175" calcext:value-type="float">
            <text:p>404</text:p>
          </table:table-cell>
          <table:table-cell table:style-name="ce129" table:formula="of:=[.$E$6]+360*[.V$8]/[.$C88]" office:value-type="float" office:value="406.95" calcext:value-type="float">
            <text:p>407</text:p>
          </table:table-cell>
          <table:table-cell table:style-name="ce129" table:formula="of:=[.$E$6]+360*[.W$8]/[.$C88]" office:value-type="float" office:value="409.725" calcext:value-type="float">
            <text:p>410</text:p>
          </table:table-cell>
          <table:table-cell table:style-name="ce129" table:formula="of:=[.$E$6]+360*[.X$8]/[.$C8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89]" office:value-type="float" office:value="6315.78947368421" calcext:value-type="float">
            <text:p>6316</text:p>
          </table:table-cell>
          <table:table-cell table:style-name="ce129" table:formula="of:=[.$E$6]+360*[.D$8]/[.$C89]" office:value-type="float" office:value="357" calcext:value-type="float">
            <text:p>357</text:p>
          </table:table-cell>
          <table:table-cell table:style-name="ce129" table:formula="of:=[.$E$6]+360*[.E$8]/[.$C89]" office:value-type="float" office:value="359.85" calcext:value-type="float">
            <text:p>360</text:p>
          </table:table-cell>
          <table:table-cell table:style-name="ce129" table:formula="of:=[.$E$6]+360*[.F$8]/[.$C89]" office:value-type="float" office:value="362.7" calcext:value-type="float">
            <text:p>363</text:p>
          </table:table-cell>
          <table:table-cell table:style-name="ce129" table:formula="of:=[.$E$6]+360*[.G$8]/[.$C89]" office:value-type="float" office:value="365.55" calcext:value-type="float">
            <text:p>366</text:p>
          </table:table-cell>
          <table:table-cell table:style-name="ce129" table:formula="of:=[.$E$6]+360*[.H$8]/[.$C89]" office:value-type="float" office:value="368.4" calcext:value-type="float">
            <text:p>368</text:p>
          </table:table-cell>
          <table:table-cell table:style-name="ce129" table:formula="of:=[.$E$6]+360*[.I$8]/[.$C89]" office:value-type="float" office:value="371.25" calcext:value-type="float">
            <text:p>371</text:p>
          </table:table-cell>
          <table:table-cell table:style-name="ce129" table:formula="of:=[.$E$6]+360*[.J$8]/[.$C89]" office:value-type="float" office:value="374.1" calcext:value-type="float">
            <text:p>374</text:p>
          </table:table-cell>
          <table:table-cell table:style-name="ce129" table:formula="of:=[.$E$6]+360*[.K$8]/[.$C89]" office:value-type="float" office:value="376.95" calcext:value-type="float">
            <text:p>377</text:p>
          </table:table-cell>
          <table:table-cell table:style-name="ce129" table:formula="of:=[.$E$6]+360*[.L$8]/[.$C89]" office:value-type="float" office:value="379.8" calcext:value-type="float">
            <text:p>380</text:p>
          </table:table-cell>
          <table:table-cell table:style-name="ce129" table:formula="of:=[.$E$6]+360*[.M$8]/[.$C89]" office:value-type="float" office:value="382.65" calcext:value-type="float">
            <text:p>383</text:p>
          </table:table-cell>
          <table:table-cell table:style-name="ce129" table:formula="of:=[.$E$6]+360*[.N$8]/[.$C89]" office:value-type="float" office:value="385.5" calcext:value-type="float">
            <text:p>386</text:p>
          </table:table-cell>
          <table:table-cell table:style-name="ce129" table:formula="of:=[.$E$6]+360*[.O$8]/[.$C89]" office:value-type="float" office:value="388.35" calcext:value-type="float">
            <text:p>388</text:p>
          </table:table-cell>
          <table:table-cell table:style-name="ce129" table:formula="of:=[.$E$6]+360*[.P$8]/[.$C89]" office:value-type="float" office:value="391.2" calcext:value-type="float">
            <text:p>391</text:p>
          </table:table-cell>
          <table:table-cell table:style-name="ce129" table:formula="of:=[.$E$6]+360*[.Q$8]/[.$C89]" office:value-type="float" office:value="394.05" calcext:value-type="float">
            <text:p>394</text:p>
          </table:table-cell>
          <table:table-cell table:style-name="ce129" table:formula="of:=[.$E$6]+360*[.R$8]/[.$C89]" office:value-type="float" office:value="396.9" calcext:value-type="float">
            <text:p>397</text:p>
          </table:table-cell>
          <table:table-cell table:style-name="ce129" table:formula="of:=[.$E$6]+360*[.S$8]/[.$C89]" office:value-type="float" office:value="399.75" calcext:value-type="float">
            <text:p>400</text:p>
          </table:table-cell>
          <table:table-cell table:style-name="ce129" table:formula="of:=[.$E$6]+360*[.T$8]/[.$C89]" office:value-type="float" office:value="402.6" calcext:value-type="float">
            <text:p>403</text:p>
          </table:table-cell>
          <table:table-cell table:style-name="ce129" table:formula="of:=[.$E$6]+360*[.U$8]/[.$C89]" office:value-type="float" office:value="405.45" calcext:value-type="float">
            <text:p>405</text:p>
          </table:table-cell>
          <table:table-cell table:style-name="ce129" table:formula="of:=[.$E$6]+360*[.V$8]/[.$C89]" office:value-type="float" office:value="408.3" calcext:value-type="float">
            <text:p>408</text:p>
          </table:table-cell>
          <table:table-cell table:style-name="ce129" table:formula="of:=[.$E$6]+360*[.W$8]/[.$C89]" office:value-type="float" office:value="411.15" calcext:value-type="float">
            <text:p>411</text:p>
          </table:table-cell>
          <table:table-cell table:style-name="ce129" table:formula="of:=[.$E$6]+360*[.X$8]/[.$C8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90]" office:value-type="float" office:value="6153.84615384615" calcext:value-type="float">
            <text:p>6154</text:p>
          </table:table-cell>
          <table:table-cell table:style-name="ce129" table:formula="of:=[.$E$6]+360*[.D$8]/[.$C90]" office:value-type="float" office:value="357" calcext:value-type="float">
            <text:p>357</text:p>
          </table:table-cell>
          <table:table-cell table:style-name="ce129" table:formula="of:=[.$E$6]+360*[.E$8]/[.$C90]" office:value-type="float" office:value="359.925" calcext:value-type="float">
            <text:p>360</text:p>
          </table:table-cell>
          <table:table-cell table:style-name="ce129" table:formula="of:=[.$E$6]+360*[.F$8]/[.$C90]" office:value-type="float" office:value="362.85" calcext:value-type="float">
            <text:p>363</text:p>
          </table:table-cell>
          <table:table-cell table:style-name="ce129" table:formula="of:=[.$E$6]+360*[.G$8]/[.$C90]" office:value-type="float" office:value="365.775" calcext:value-type="float">
            <text:p>366</text:p>
          </table:table-cell>
          <table:table-cell table:style-name="ce129" table:formula="of:=[.$E$6]+360*[.H$8]/[.$C90]" office:value-type="float" office:value="368.7" calcext:value-type="float">
            <text:p>369</text:p>
          </table:table-cell>
          <table:table-cell table:style-name="ce129" table:formula="of:=[.$E$6]+360*[.I$8]/[.$C90]" office:value-type="float" office:value="371.625" calcext:value-type="float">
            <text:p>372</text:p>
          </table:table-cell>
          <table:table-cell table:style-name="ce129" table:formula="of:=[.$E$6]+360*[.J$8]/[.$C90]" office:value-type="float" office:value="374.55" calcext:value-type="float">
            <text:p>375</text:p>
          </table:table-cell>
          <table:table-cell table:style-name="ce129" table:formula="of:=[.$E$6]+360*[.K$8]/[.$C90]" office:value-type="float" office:value="377.475" calcext:value-type="float">
            <text:p>377</text:p>
          </table:table-cell>
          <table:table-cell table:style-name="ce129" table:formula="of:=[.$E$6]+360*[.L$8]/[.$C90]" office:value-type="float" office:value="380.4" calcext:value-type="float">
            <text:p>380</text:p>
          </table:table-cell>
          <table:table-cell table:style-name="ce129" table:formula="of:=[.$E$6]+360*[.M$8]/[.$C90]" office:value-type="float" office:value="383.325" calcext:value-type="float">
            <text:p>383</text:p>
          </table:table-cell>
          <table:table-cell table:style-name="ce129" table:formula="of:=[.$E$6]+360*[.N$8]/[.$C90]" office:value-type="float" office:value="386.25" calcext:value-type="float">
            <text:p>386</text:p>
          </table:table-cell>
          <table:table-cell table:style-name="ce129" table:formula="of:=[.$E$6]+360*[.O$8]/[.$C90]" office:value-type="float" office:value="389.175" calcext:value-type="float">
            <text:p>389</text:p>
          </table:table-cell>
          <table:table-cell table:style-name="ce129" table:formula="of:=[.$E$6]+360*[.P$8]/[.$C90]" office:value-type="float" office:value="392.1" calcext:value-type="float">
            <text:p>392</text:p>
          </table:table-cell>
          <table:table-cell table:style-name="ce129" table:formula="of:=[.$E$6]+360*[.Q$8]/[.$C90]" office:value-type="float" office:value="395.025" calcext:value-type="float">
            <text:p>395</text:p>
          </table:table-cell>
          <table:table-cell table:style-name="ce129" table:formula="of:=[.$E$6]+360*[.R$8]/[.$C90]" office:value-type="float" office:value="397.95" calcext:value-type="float">
            <text:p>398</text:p>
          </table:table-cell>
          <table:table-cell table:style-name="ce129" table:formula="of:=[.$E$6]+360*[.S$8]/[.$C90]" office:value-type="float" office:value="400.875" calcext:value-type="float">
            <text:p>401</text:p>
          </table:table-cell>
          <table:table-cell table:style-name="ce129" table:formula="of:=[.$E$6]+360*[.T$8]/[.$C90]" office:value-type="float" office:value="403.8" calcext:value-type="float">
            <text:p>404</text:p>
          </table:table-cell>
          <table:table-cell table:style-name="ce129" table:formula="of:=[.$E$6]+360*[.U$8]/[.$C90]" office:value-type="float" office:value="406.725" calcext:value-type="float">
            <text:p>407</text:p>
          </table:table-cell>
          <table:table-cell table:style-name="ce129" table:formula="of:=[.$E$6]+360*[.V$8]/[.$C90]" office:value-type="float" office:value="409.65" calcext:value-type="float">
            <text:p>410</text:p>
          </table:table-cell>
          <table:table-cell table:style-name="ce129" table:formula="of:=[.$E$6]+360*[.W$8]/[.$C90]" office:value-type="float" office:value="412.575" calcext:value-type="float">
            <text:p>413</text:p>
          </table:table-cell>
          <table:table-cell table:style-name="ce129" table:formula="of:=[.$E$6]+360*[.X$8]/[.$C9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91]" office:value-type="float" office:value="6000" calcext:value-type="float">
            <text:p>6000</text:p>
          </table:table-cell>
          <table:table-cell table:style-name="ce129" table:formula="of:=[.$E$6]+360*[.D$8]/[.$C91]" office:value-type="float" office:value="357" calcext:value-type="float">
            <text:p>357</text:p>
          </table:table-cell>
          <table:table-cell table:style-name="ce129" table:formula="of:=[.$E$6]+360*[.E$8]/[.$C91]" office:value-type="float" office:value="360" calcext:value-type="float">
            <text:p>360</text:p>
          </table:table-cell>
          <table:table-cell table:style-name="ce129" table:formula="of:=[.$E$6]+360*[.F$8]/[.$C91]" office:value-type="float" office:value="363" calcext:value-type="float">
            <text:p>363</text:p>
          </table:table-cell>
          <table:table-cell table:style-name="ce129" table:formula="of:=[.$E$6]+360*[.G$8]/[.$C91]" office:value-type="float" office:value="366" calcext:value-type="float">
            <text:p>366</text:p>
          </table:table-cell>
          <table:table-cell table:style-name="ce129" table:formula="of:=[.$E$6]+360*[.H$8]/[.$C91]" office:value-type="float" office:value="369" calcext:value-type="float">
            <text:p>369</text:p>
          </table:table-cell>
          <table:table-cell table:style-name="ce129" table:formula="of:=[.$E$6]+360*[.I$8]/[.$C91]" office:value-type="float" office:value="372" calcext:value-type="float">
            <text:p>372</text:p>
          </table:table-cell>
          <table:table-cell table:style-name="ce129" table:formula="of:=[.$E$6]+360*[.J$8]/[.$C91]" office:value-type="float" office:value="375" calcext:value-type="float">
            <text:p>375</text:p>
          </table:table-cell>
          <table:table-cell table:style-name="ce129" table:formula="of:=[.$E$6]+360*[.K$8]/[.$C91]" office:value-type="float" office:value="378" calcext:value-type="float">
            <text:p>378</text:p>
          </table:table-cell>
          <table:table-cell table:style-name="ce129" table:formula="of:=[.$E$6]+360*[.L$8]/[.$C91]" office:value-type="float" office:value="381" calcext:value-type="float">
            <text:p>381</text:p>
          </table:table-cell>
          <table:table-cell table:style-name="ce129" table:formula="of:=[.$E$6]+360*[.M$8]/[.$C91]" office:value-type="float" office:value="384" calcext:value-type="float">
            <text:p>384</text:p>
          </table:table-cell>
          <table:table-cell table:style-name="ce129" table:formula="of:=[.$E$6]+360*[.N$8]/[.$C91]" office:value-type="float" office:value="387" calcext:value-type="float">
            <text:p>387</text:p>
          </table:table-cell>
          <table:table-cell table:style-name="ce129" table:formula="of:=[.$E$6]+360*[.O$8]/[.$C91]" office:value-type="float" office:value="390" calcext:value-type="float">
            <text:p>390</text:p>
          </table:table-cell>
          <table:table-cell table:style-name="ce129" table:formula="of:=[.$E$6]+360*[.P$8]/[.$C91]" office:value-type="float" office:value="393" calcext:value-type="float">
            <text:p>393</text:p>
          </table:table-cell>
          <table:table-cell table:style-name="ce129" table:formula="of:=[.$E$6]+360*[.Q$8]/[.$C91]" office:value-type="float" office:value="396" calcext:value-type="float">
            <text:p>396</text:p>
          </table:table-cell>
          <table:table-cell table:style-name="ce129" table:formula="of:=[.$E$6]+360*[.R$8]/[.$C91]" office:value-type="float" office:value="399" calcext:value-type="float">
            <text:p>399</text:p>
          </table:table-cell>
          <table:table-cell table:style-name="ce129" table:formula="of:=[.$E$6]+360*[.S$8]/[.$C91]" office:value-type="float" office:value="402" calcext:value-type="float">
            <text:p>402</text:p>
          </table:table-cell>
          <table:table-cell table:style-name="ce129" table:formula="of:=[.$E$6]+360*[.T$8]/[.$C91]" office:value-type="float" office:value="405" calcext:value-type="float">
            <text:p>405</text:p>
          </table:table-cell>
          <table:table-cell table:style-name="ce129" table:formula="of:=[.$E$6]+360*[.U$8]/[.$C91]" office:value-type="float" office:value="408" calcext:value-type="float">
            <text:p>408</text:p>
          </table:table-cell>
          <table:table-cell table:style-name="ce129" table:formula="of:=[.$E$6]+360*[.V$8]/[.$C91]" office:value-type="float" office:value="411" calcext:value-type="float">
            <text:p>411</text:p>
          </table:table-cell>
          <table:table-cell table:style-name="ce129" table:formula="of:=[.$E$6]+360*[.W$8]/[.$C91]" office:value-type="float" office:value="414" calcext:value-type="float">
            <text:p>414</text:p>
          </table:table-cell>
          <table:table-cell table:style-name="ce129" table:formula="of:=[.$E$6]+360*[.X$8]/[.$C9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2" calcext:value-type="float">
            <text:p>352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97]" office:value-type="float" office:value="120000" calcext:value-type="float">
            <text:p>120000</text:p>
          </table:table-cell>
          <table:table-cell table:style-name="ce130" table:formula="of:=[.$E$6]+360*[.D$8]/[.$C97]" office:value-type="float" office:value="357" calcext:value-type="float">
            <text:p>357</text:p>
          </table:table-cell>
          <table:table-cell table:style-name="ce130" table:formula="of:=[.$E$6]+360*[.E$8]/[.$C97]" office:value-type="float" office:value="357.15" calcext:value-type="float">
            <text:p>357</text:p>
          </table:table-cell>
          <table:table-cell table:style-name="ce130" table:formula="of:=[.$E$6]+360*[.F$8]/[.$C97]" office:value-type="float" office:value="357.3" calcext:value-type="float">
            <text:p>357</text:p>
          </table:table-cell>
          <table:table-cell table:style-name="ce130" table:formula="of:=[.$E$6]+360*[.G$8]/[.$C97]" office:value-type="float" office:value="357.45" calcext:value-type="float">
            <text:p>357</text:p>
          </table:table-cell>
          <table:table-cell table:style-name="ce130" table:formula="of:=[.$E$6]+360*[.H$8]/[.$C97]" office:value-type="float" office:value="357.6" calcext:value-type="float">
            <text:p>358</text:p>
          </table:table-cell>
          <table:table-cell table:style-name="ce130" table:formula="of:=[.$E$6]+360*[.I$8]/[.$C97]" office:value-type="float" office:value="357.75" calcext:value-type="float">
            <text:p>358</text:p>
          </table:table-cell>
          <table:table-cell table:style-name="ce130" table:formula="of:=[.$E$6]+360*[.J$8]/[.$C97]" office:value-type="float" office:value="357.9" calcext:value-type="float">
            <text:p>358</text:p>
          </table:table-cell>
          <table:table-cell table:style-name="ce130" table:formula="of:=[.$E$6]+360*[.K$8]/[.$C97]" office:value-type="float" office:value="358.05" calcext:value-type="float">
            <text:p>358</text:p>
          </table:table-cell>
          <table:table-cell table:style-name="ce130" table:formula="of:=[.$E$6]+360*[.L$8]/[.$C97]" office:value-type="float" office:value="358.2" calcext:value-type="float">
            <text:p>358</text:p>
          </table:table-cell>
          <table:table-cell table:style-name="ce130" table:formula="of:=[.$E$6]+360*[.M$8]/[.$C97]" office:value-type="float" office:value="358.35" calcext:value-type="float">
            <text:p>358</text:p>
          </table:table-cell>
          <table:table-cell table:style-name="ce130" table:formula="of:=[.$E$6]+360*[.N$8]/[.$C97]" office:value-type="float" office:value="358.5" calcext:value-type="float">
            <text:p>359</text:p>
          </table:table-cell>
          <table:table-cell table:style-name="ce130" table:formula="of:=[.$E$6]+360*[.O$8]/[.$C97]" office:value-type="float" office:value="358.65" calcext:value-type="float">
            <text:p>359</text:p>
          </table:table-cell>
          <table:table-cell table:style-name="ce130" table:formula="of:=[.$E$6]+360*[.P$8]/[.$C97]" office:value-type="float" office:value="358.8" calcext:value-type="float">
            <text:p>359</text:p>
          </table:table-cell>
          <table:table-cell table:style-name="ce130" table:formula="of:=[.$E$6]+360*[.Q$8]/[.$C97]" office:value-type="float" office:value="358.95" calcext:value-type="float">
            <text:p>359</text:p>
          </table:table-cell>
          <table:table-cell table:style-name="ce130" table:formula="of:=[.$E$6]+360*[.R$8]/[.$C97]" office:value-type="float" office:value="359.1" calcext:value-type="float">
            <text:p>359</text:p>
          </table:table-cell>
          <table:table-cell table:style-name="ce130" table:formula="of:=[.$E$6]+360*[.S$8]/[.$C97]" office:value-type="float" office:value="359.25" calcext:value-type="float">
            <text:p>359</text:p>
          </table:table-cell>
          <table:table-cell table:style-name="ce130" table:formula="of:=[.$E$6]+360*[.T$8]/[.$C97]" office:value-type="float" office:value="359.4" calcext:value-type="float">
            <text:p>359</text:p>
          </table:table-cell>
          <table:table-cell table:style-name="ce130" table:formula="of:=[.$E$6]+360*[.U$8]/[.$C97]" office:value-type="float" office:value="359.55" calcext:value-type="float">
            <text:p>360</text:p>
          </table:table-cell>
          <table:table-cell table:style-name="ce130" table:formula="of:=[.$E$6]+360*[.V$8]/[.$C97]" office:value-type="float" office:value="359.7" calcext:value-type="float">
            <text:p>360</text:p>
          </table:table-cell>
          <table:table-cell table:style-name="ce130" table:formula="of:=[.$E$6]+360*[.W$8]/[.$C97]" office:value-type="float" office:value="359.85" calcext:value-type="float">
            <text:p>360</text:p>
          </table:table-cell>
          <table:table-cell table:style-name="ce130" table:formula="of:=[.$E$6]+360*[.X$8]/[.$C9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98]" office:value-type="float" office:value="80000" calcext:value-type="float">
            <text:p>80000</text:p>
          </table:table-cell>
          <table:table-cell table:style-name="ce130" table:formula="of:=[.$E$6]+360*[.D$8]/[.$C98]" office:value-type="float" office:value="357" calcext:value-type="float">
            <text:p>357</text:p>
          </table:table-cell>
          <table:table-cell table:style-name="ce130" table:formula="of:=[.$E$6]+360*[.E$8]/[.$C98]" office:value-type="float" office:value="357.225" calcext:value-type="float">
            <text:p>357</text:p>
          </table:table-cell>
          <table:table-cell table:style-name="ce130" table:formula="of:=[.$E$6]+360*[.F$8]/[.$C98]" office:value-type="float" office:value="357.45" calcext:value-type="float">
            <text:p>357</text:p>
          </table:table-cell>
          <table:table-cell table:style-name="ce130" table:formula="of:=[.$E$6]+360*[.G$8]/[.$C98]" office:value-type="float" office:value="357.675" calcext:value-type="float">
            <text:p>358</text:p>
          </table:table-cell>
          <table:table-cell table:style-name="ce130" table:formula="of:=[.$E$6]+360*[.H$8]/[.$C98]" office:value-type="float" office:value="357.9" calcext:value-type="float">
            <text:p>358</text:p>
          </table:table-cell>
          <table:table-cell table:style-name="ce130" table:formula="of:=[.$E$6]+360*[.I$8]/[.$C98]" office:value-type="float" office:value="358.125" calcext:value-type="float">
            <text:p>358</text:p>
          </table:table-cell>
          <table:table-cell table:style-name="ce130" table:formula="of:=[.$E$6]+360*[.J$8]/[.$C98]" office:value-type="float" office:value="358.35" calcext:value-type="float">
            <text:p>358</text:p>
          </table:table-cell>
          <table:table-cell table:style-name="ce130" table:formula="of:=[.$E$6]+360*[.K$8]/[.$C98]" office:value-type="float" office:value="358.575" calcext:value-type="float">
            <text:p>359</text:p>
          </table:table-cell>
          <table:table-cell table:style-name="ce130" table:formula="of:=[.$E$6]+360*[.L$8]/[.$C98]" office:value-type="float" office:value="358.8" calcext:value-type="float">
            <text:p>359</text:p>
          </table:table-cell>
          <table:table-cell table:style-name="ce130" table:formula="of:=[.$E$6]+360*[.M$8]/[.$C98]" office:value-type="float" office:value="359.025" calcext:value-type="float">
            <text:p>359</text:p>
          </table:table-cell>
          <table:table-cell table:style-name="ce130" table:formula="of:=[.$E$6]+360*[.N$8]/[.$C98]" office:value-type="float" office:value="359.25" calcext:value-type="float">
            <text:p>359</text:p>
          </table:table-cell>
          <table:table-cell table:style-name="ce130" table:formula="of:=[.$E$6]+360*[.O$8]/[.$C98]" office:value-type="float" office:value="359.475" calcext:value-type="float">
            <text:p>359</text:p>
          </table:table-cell>
          <table:table-cell table:style-name="ce130" table:formula="of:=[.$E$6]+360*[.P$8]/[.$C98]" office:value-type="float" office:value="359.7" calcext:value-type="float">
            <text:p>360</text:p>
          </table:table-cell>
          <table:table-cell table:style-name="ce130" table:formula="of:=[.$E$6]+360*[.Q$8]/[.$C98]" office:value-type="float" office:value="359.925" calcext:value-type="float">
            <text:p>360</text:p>
          </table:table-cell>
          <table:table-cell table:style-name="ce130" table:formula="of:=[.$E$6]+360*[.R$8]/[.$C98]" office:value-type="float" office:value="360.15" calcext:value-type="float">
            <text:p>360</text:p>
          </table:table-cell>
          <table:table-cell table:style-name="ce130" table:formula="of:=[.$E$6]+360*[.S$8]/[.$C98]" office:value-type="float" office:value="360.375" calcext:value-type="float">
            <text:p>360</text:p>
          </table:table-cell>
          <table:table-cell table:style-name="ce130" table:formula="of:=[.$E$6]+360*[.T$8]/[.$C98]" office:value-type="float" office:value="360.6" calcext:value-type="float">
            <text:p>361</text:p>
          </table:table-cell>
          <table:table-cell table:style-name="ce130" table:formula="of:=[.$E$6]+360*[.U$8]/[.$C98]" office:value-type="float" office:value="360.825" calcext:value-type="float">
            <text:p>361</text:p>
          </table:table-cell>
          <table:table-cell table:style-name="ce130" table:formula="of:=[.$E$6]+360*[.V$8]/[.$C98]" office:value-type="float" office:value="361.05" calcext:value-type="float">
            <text:p>361</text:p>
          </table:table-cell>
          <table:table-cell table:style-name="ce130" table:formula="of:=[.$E$6]+360*[.W$8]/[.$C98]" office:value-type="float" office:value="361.275" calcext:value-type="float">
            <text:p>361</text:p>
          </table:table-cell>
          <table:table-cell table:style-name="ce130" table:formula="of:=[.$E$6]+360*[.X$8]/[.$C9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99]" office:value-type="float" office:value="60000" calcext:value-type="float">
            <text:p>60000</text:p>
          </table:table-cell>
          <table:table-cell table:style-name="ce130" table:formula="of:=[.$E$6]+360*[.D$8]/[.$C99]" office:value-type="float" office:value="357" calcext:value-type="float">
            <text:p>357</text:p>
          </table:table-cell>
          <table:table-cell table:style-name="ce130" table:formula="of:=[.$E$6]+360*[.E$8]/[.$C99]" office:value-type="float" office:value="357.3" calcext:value-type="float">
            <text:p>357</text:p>
          </table:table-cell>
          <table:table-cell table:style-name="ce130" table:formula="of:=[.$E$6]+360*[.F$8]/[.$C99]" office:value-type="float" office:value="357.6" calcext:value-type="float">
            <text:p>358</text:p>
          </table:table-cell>
          <table:table-cell table:style-name="ce130" table:formula="of:=[.$E$6]+360*[.G$8]/[.$C99]" office:value-type="float" office:value="357.9" calcext:value-type="float">
            <text:p>358</text:p>
          </table:table-cell>
          <table:table-cell table:style-name="ce130" table:formula="of:=[.$E$6]+360*[.H$8]/[.$C99]" office:value-type="float" office:value="358.2" calcext:value-type="float">
            <text:p>358</text:p>
          </table:table-cell>
          <table:table-cell table:style-name="ce130" table:formula="of:=[.$E$6]+360*[.I$8]/[.$C99]" office:value-type="float" office:value="358.5" calcext:value-type="float">
            <text:p>359</text:p>
          </table:table-cell>
          <table:table-cell table:style-name="ce130" table:formula="of:=[.$E$6]+360*[.J$8]/[.$C99]" office:value-type="float" office:value="358.8" calcext:value-type="float">
            <text:p>359</text:p>
          </table:table-cell>
          <table:table-cell table:style-name="ce130" table:formula="of:=[.$E$6]+360*[.K$8]/[.$C99]" office:value-type="float" office:value="359.1" calcext:value-type="float">
            <text:p>359</text:p>
          </table:table-cell>
          <table:table-cell table:style-name="ce130" table:formula="of:=[.$E$6]+360*[.L$8]/[.$C99]" office:value-type="float" office:value="359.4" calcext:value-type="float">
            <text:p>359</text:p>
          </table:table-cell>
          <table:table-cell table:style-name="ce130" table:formula="of:=[.$E$6]+360*[.M$8]/[.$C99]" office:value-type="float" office:value="359.7" calcext:value-type="float">
            <text:p>360</text:p>
          </table:table-cell>
          <table:table-cell table:style-name="ce130" table:formula="of:=[.$E$6]+360*[.N$8]/[.$C99]" office:value-type="float" office:value="360" calcext:value-type="float">
            <text:p>360</text:p>
          </table:table-cell>
          <table:table-cell table:style-name="ce130" table:formula="of:=[.$E$6]+360*[.O$8]/[.$C99]" office:value-type="float" office:value="360.3" calcext:value-type="float">
            <text:p>360</text:p>
          </table:table-cell>
          <table:table-cell table:style-name="ce130" table:formula="of:=[.$E$6]+360*[.P$8]/[.$C99]" office:value-type="float" office:value="360.6" calcext:value-type="float">
            <text:p>361</text:p>
          </table:table-cell>
          <table:table-cell table:style-name="ce130" table:formula="of:=[.$E$6]+360*[.Q$8]/[.$C99]" office:value-type="float" office:value="360.9" calcext:value-type="float">
            <text:p>361</text:p>
          </table:table-cell>
          <table:table-cell table:style-name="ce130" table:formula="of:=[.$E$6]+360*[.R$8]/[.$C99]" office:value-type="float" office:value="361.2" calcext:value-type="float">
            <text:p>361</text:p>
          </table:table-cell>
          <table:table-cell table:style-name="ce130" table:formula="of:=[.$E$6]+360*[.S$8]/[.$C99]" office:value-type="float" office:value="361.5" calcext:value-type="float">
            <text:p>362</text:p>
          </table:table-cell>
          <table:table-cell table:style-name="ce130" table:formula="of:=[.$E$6]+360*[.T$8]/[.$C99]" office:value-type="float" office:value="361.8" calcext:value-type="float">
            <text:p>362</text:p>
          </table:table-cell>
          <table:table-cell table:style-name="ce130" table:formula="of:=[.$E$6]+360*[.U$8]/[.$C99]" office:value-type="float" office:value="362.1" calcext:value-type="float">
            <text:p>362</text:p>
          </table:table-cell>
          <table:table-cell table:style-name="ce130" table:formula="of:=[.$E$6]+360*[.V$8]/[.$C99]" office:value-type="float" office:value="362.4" calcext:value-type="float">
            <text:p>362</text:p>
          </table:table-cell>
          <table:table-cell table:style-name="ce130" table:formula="of:=[.$E$6]+360*[.W$8]/[.$C99]" office:value-type="float" office:value="362.7" calcext:value-type="float">
            <text:p>363</text:p>
          </table:table-cell>
          <table:table-cell table:style-name="ce130" table:formula="of:=[.$E$6]+360*[.X$8]/[.$C9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00]" office:value-type="float" office:value="48000" calcext:value-type="float">
            <text:p>48000</text:p>
          </table:table-cell>
          <table:table-cell table:style-name="ce130" table:formula="of:=[.$E$6]+360*[.D$8]/[.$C100]" office:value-type="float" office:value="357" calcext:value-type="float">
            <text:p>357</text:p>
          </table:table-cell>
          <table:table-cell table:style-name="ce130" table:formula="of:=[.$E$6]+360*[.E$8]/[.$C100]" office:value-type="float" office:value="357.375" calcext:value-type="float">
            <text:p>357</text:p>
          </table:table-cell>
          <table:table-cell table:style-name="ce130" table:formula="of:=[.$E$6]+360*[.F$8]/[.$C100]" office:value-type="float" office:value="357.75" calcext:value-type="float">
            <text:p>358</text:p>
          </table:table-cell>
          <table:table-cell table:style-name="ce130" table:formula="of:=[.$E$6]+360*[.G$8]/[.$C100]" office:value-type="float" office:value="358.125" calcext:value-type="float">
            <text:p>358</text:p>
          </table:table-cell>
          <table:table-cell table:style-name="ce130" table:formula="of:=[.$E$6]+360*[.H$8]/[.$C100]" office:value-type="float" office:value="358.5" calcext:value-type="float">
            <text:p>359</text:p>
          </table:table-cell>
          <table:table-cell table:style-name="ce130" table:formula="of:=[.$E$6]+360*[.I$8]/[.$C100]" office:value-type="float" office:value="358.875" calcext:value-type="float">
            <text:p>359</text:p>
          </table:table-cell>
          <table:table-cell table:style-name="ce130" table:formula="of:=[.$E$6]+360*[.J$8]/[.$C100]" office:value-type="float" office:value="359.25" calcext:value-type="float">
            <text:p>359</text:p>
          </table:table-cell>
          <table:table-cell table:style-name="ce130" table:formula="of:=[.$E$6]+360*[.K$8]/[.$C100]" office:value-type="float" office:value="359.625" calcext:value-type="float">
            <text:p>360</text:p>
          </table:table-cell>
          <table:table-cell table:style-name="ce130" table:formula="of:=[.$E$6]+360*[.L$8]/[.$C100]" office:value-type="float" office:value="360" calcext:value-type="float">
            <text:p>360</text:p>
          </table:table-cell>
          <table:table-cell table:style-name="ce130" table:formula="of:=[.$E$6]+360*[.M$8]/[.$C100]" office:value-type="float" office:value="360.375" calcext:value-type="float">
            <text:p>360</text:p>
          </table:table-cell>
          <table:table-cell table:style-name="ce130" table:formula="of:=[.$E$6]+360*[.N$8]/[.$C100]" office:value-type="float" office:value="360.75" calcext:value-type="float">
            <text:p>361</text:p>
          </table:table-cell>
          <table:table-cell table:style-name="ce130" table:formula="of:=[.$E$6]+360*[.O$8]/[.$C100]" office:value-type="float" office:value="361.125" calcext:value-type="float">
            <text:p>361</text:p>
          </table:table-cell>
          <table:table-cell table:style-name="ce130" table:formula="of:=[.$E$6]+360*[.P$8]/[.$C100]" office:value-type="float" office:value="361.5" calcext:value-type="float">
            <text:p>362</text:p>
          </table:table-cell>
          <table:table-cell table:style-name="ce130" table:formula="of:=[.$E$6]+360*[.Q$8]/[.$C100]" office:value-type="float" office:value="361.875" calcext:value-type="float">
            <text:p>362</text:p>
          </table:table-cell>
          <table:table-cell table:style-name="ce130" table:formula="of:=[.$E$6]+360*[.R$8]/[.$C100]" office:value-type="float" office:value="362.25" calcext:value-type="float">
            <text:p>362</text:p>
          </table:table-cell>
          <table:table-cell table:style-name="ce130" table:formula="of:=[.$E$6]+360*[.S$8]/[.$C100]" office:value-type="float" office:value="362.625" calcext:value-type="float">
            <text:p>363</text:p>
          </table:table-cell>
          <table:table-cell table:style-name="ce130" table:formula="of:=[.$E$6]+360*[.T$8]/[.$C100]" office:value-type="float" office:value="363" calcext:value-type="float">
            <text:p>363</text:p>
          </table:table-cell>
          <table:table-cell table:style-name="ce130" table:formula="of:=[.$E$6]+360*[.U$8]/[.$C100]" office:value-type="float" office:value="363.375" calcext:value-type="float">
            <text:p>363</text:p>
          </table:table-cell>
          <table:table-cell table:style-name="ce130" table:formula="of:=[.$E$6]+360*[.V$8]/[.$C100]" office:value-type="float" office:value="363.75" calcext:value-type="float">
            <text:p>364</text:p>
          </table:table-cell>
          <table:table-cell table:style-name="ce130" table:formula="of:=[.$E$6]+360*[.W$8]/[.$C100]" office:value-type="float" office:value="364.125" calcext:value-type="float">
            <text:p>364</text:p>
          </table:table-cell>
          <table:table-cell table:style-name="ce130" table:formula="of:=[.$E$6]+360*[.X$8]/[.$C10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01]" office:value-type="float" office:value="40000" calcext:value-type="float">
            <text:p>40000</text:p>
          </table:table-cell>
          <table:table-cell table:style-name="ce130" table:formula="of:=[.$E$6]+360*[.D$8]/[.$C101]" office:value-type="float" office:value="357" calcext:value-type="float">
            <text:p>357</text:p>
          </table:table-cell>
          <table:table-cell table:style-name="ce130" table:formula="of:=[.$E$6]+360*[.E$8]/[.$C101]" office:value-type="float" office:value="357.45" calcext:value-type="float">
            <text:p>357</text:p>
          </table:table-cell>
          <table:table-cell table:style-name="ce130" table:formula="of:=[.$E$6]+360*[.F$8]/[.$C101]" office:value-type="float" office:value="357.9" calcext:value-type="float">
            <text:p>358</text:p>
          </table:table-cell>
          <table:table-cell table:style-name="ce130" table:formula="of:=[.$E$6]+360*[.G$8]/[.$C101]" office:value-type="float" office:value="358.35" calcext:value-type="float">
            <text:p>358</text:p>
          </table:table-cell>
          <table:table-cell table:style-name="ce130" table:formula="of:=[.$E$6]+360*[.H$8]/[.$C101]" office:value-type="float" office:value="358.8" calcext:value-type="float">
            <text:p>359</text:p>
          </table:table-cell>
          <table:table-cell table:style-name="ce130" table:formula="of:=[.$E$6]+360*[.I$8]/[.$C101]" office:value-type="float" office:value="359.25" calcext:value-type="float">
            <text:p>359</text:p>
          </table:table-cell>
          <table:table-cell table:style-name="ce130" table:formula="of:=[.$E$6]+360*[.J$8]/[.$C101]" office:value-type="float" office:value="359.7" calcext:value-type="float">
            <text:p>360</text:p>
          </table:table-cell>
          <table:table-cell table:style-name="ce130" table:formula="of:=[.$E$6]+360*[.K$8]/[.$C101]" office:value-type="float" office:value="360.15" calcext:value-type="float">
            <text:p>360</text:p>
          </table:table-cell>
          <table:table-cell table:style-name="ce130" table:formula="of:=[.$E$6]+360*[.L$8]/[.$C101]" office:value-type="float" office:value="360.6" calcext:value-type="float">
            <text:p>361</text:p>
          </table:table-cell>
          <table:table-cell table:style-name="ce130" table:formula="of:=[.$E$6]+360*[.M$8]/[.$C101]" office:value-type="float" office:value="361.05" calcext:value-type="float">
            <text:p>361</text:p>
          </table:table-cell>
          <table:table-cell table:style-name="ce130" table:formula="of:=[.$E$6]+360*[.N$8]/[.$C101]" office:value-type="float" office:value="361.5" calcext:value-type="float">
            <text:p>362</text:p>
          </table:table-cell>
          <table:table-cell table:style-name="ce130" table:formula="of:=[.$E$6]+360*[.O$8]/[.$C101]" office:value-type="float" office:value="361.95" calcext:value-type="float">
            <text:p>362</text:p>
          </table:table-cell>
          <table:table-cell table:style-name="ce130" table:formula="of:=[.$E$6]+360*[.P$8]/[.$C101]" office:value-type="float" office:value="362.4" calcext:value-type="float">
            <text:p>362</text:p>
          </table:table-cell>
          <table:table-cell table:style-name="ce130" table:formula="of:=[.$E$6]+360*[.Q$8]/[.$C101]" office:value-type="float" office:value="362.85" calcext:value-type="float">
            <text:p>363</text:p>
          </table:table-cell>
          <table:table-cell table:style-name="ce130" table:formula="of:=[.$E$6]+360*[.R$8]/[.$C101]" office:value-type="float" office:value="363.3" calcext:value-type="float">
            <text:p>363</text:p>
          </table:table-cell>
          <table:table-cell table:style-name="ce130" table:formula="of:=[.$E$6]+360*[.S$8]/[.$C101]" office:value-type="float" office:value="363.75" calcext:value-type="float">
            <text:p>364</text:p>
          </table:table-cell>
          <table:table-cell table:style-name="ce130" table:formula="of:=[.$E$6]+360*[.T$8]/[.$C101]" office:value-type="float" office:value="364.2" calcext:value-type="float">
            <text:p>364</text:p>
          </table:table-cell>
          <table:table-cell table:style-name="ce130" table:formula="of:=[.$E$6]+360*[.U$8]/[.$C101]" office:value-type="float" office:value="364.65" calcext:value-type="float">
            <text:p>365</text:p>
          </table:table-cell>
          <table:table-cell table:style-name="ce130" table:formula="of:=[.$E$6]+360*[.V$8]/[.$C101]" office:value-type="float" office:value="365.1" calcext:value-type="float">
            <text:p>365</text:p>
          </table:table-cell>
          <table:table-cell table:style-name="ce130" table:formula="of:=[.$E$6]+360*[.W$8]/[.$C101]" office:value-type="float" office:value="365.55" calcext:value-type="float">
            <text:p>366</text:p>
          </table:table-cell>
          <table:table-cell table:style-name="ce130" table:formula="of:=[.$E$6]+360*[.X$8]/[.$C10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02]" office:value-type="float" office:value="34285.7142857143" calcext:value-type="float">
            <text:p>34286</text:p>
          </table:table-cell>
          <table:table-cell table:style-name="ce130" table:formula="of:=[.$E$6]+360*[.D$8]/[.$C102]" office:value-type="float" office:value="357" calcext:value-type="float">
            <text:p>357</text:p>
          </table:table-cell>
          <table:table-cell table:style-name="ce130" table:formula="of:=[.$E$6]+360*[.E$8]/[.$C102]" office:value-type="float" office:value="357.525" calcext:value-type="float">
            <text:p>358</text:p>
          </table:table-cell>
          <table:table-cell table:style-name="ce130" table:formula="of:=[.$E$6]+360*[.F$8]/[.$C102]" office:value-type="float" office:value="358.05" calcext:value-type="float">
            <text:p>358</text:p>
          </table:table-cell>
          <table:table-cell table:style-name="ce130" table:formula="of:=[.$E$6]+360*[.G$8]/[.$C102]" office:value-type="float" office:value="358.575" calcext:value-type="float">
            <text:p>359</text:p>
          </table:table-cell>
          <table:table-cell table:style-name="ce130" table:formula="of:=[.$E$6]+360*[.H$8]/[.$C102]" office:value-type="float" office:value="359.1" calcext:value-type="float">
            <text:p>359</text:p>
          </table:table-cell>
          <table:table-cell table:style-name="ce130" table:formula="of:=[.$E$6]+360*[.I$8]/[.$C102]" office:value-type="float" office:value="359.625" calcext:value-type="float">
            <text:p>360</text:p>
          </table:table-cell>
          <table:table-cell table:style-name="ce130" table:formula="of:=[.$E$6]+360*[.J$8]/[.$C102]" office:value-type="float" office:value="360.15" calcext:value-type="float">
            <text:p>360</text:p>
          </table:table-cell>
          <table:table-cell table:style-name="ce130" table:formula="of:=[.$E$6]+360*[.K$8]/[.$C102]" office:value-type="float" office:value="360.675" calcext:value-type="float">
            <text:p>361</text:p>
          </table:table-cell>
          <table:table-cell table:style-name="ce130" table:formula="of:=[.$E$6]+360*[.L$8]/[.$C102]" office:value-type="float" office:value="361.2" calcext:value-type="float">
            <text:p>361</text:p>
          </table:table-cell>
          <table:table-cell table:style-name="ce130" table:formula="of:=[.$E$6]+360*[.M$8]/[.$C102]" office:value-type="float" office:value="361.725" calcext:value-type="float">
            <text:p>362</text:p>
          </table:table-cell>
          <table:table-cell table:style-name="ce130" table:formula="of:=[.$E$6]+360*[.N$8]/[.$C102]" office:value-type="float" office:value="362.25" calcext:value-type="float">
            <text:p>362</text:p>
          </table:table-cell>
          <table:table-cell table:style-name="ce130" table:formula="of:=[.$E$6]+360*[.O$8]/[.$C102]" office:value-type="float" office:value="362.775" calcext:value-type="float">
            <text:p>363</text:p>
          </table:table-cell>
          <table:table-cell table:style-name="ce130" table:formula="of:=[.$E$6]+360*[.P$8]/[.$C102]" office:value-type="float" office:value="363.3" calcext:value-type="float">
            <text:p>363</text:p>
          </table:table-cell>
          <table:table-cell table:style-name="ce130" table:formula="of:=[.$E$6]+360*[.Q$8]/[.$C102]" office:value-type="float" office:value="363.825" calcext:value-type="float">
            <text:p>364</text:p>
          </table:table-cell>
          <table:table-cell table:style-name="ce130" table:formula="of:=[.$E$6]+360*[.R$8]/[.$C102]" office:value-type="float" office:value="364.35" calcext:value-type="float">
            <text:p>364</text:p>
          </table:table-cell>
          <table:table-cell table:style-name="ce130" table:formula="of:=[.$E$6]+360*[.S$8]/[.$C102]" office:value-type="float" office:value="364.875" calcext:value-type="float">
            <text:p>365</text:p>
          </table:table-cell>
          <table:table-cell table:style-name="ce130" table:formula="of:=[.$E$6]+360*[.T$8]/[.$C102]" office:value-type="float" office:value="365.4" calcext:value-type="float">
            <text:p>365</text:p>
          </table:table-cell>
          <table:table-cell table:style-name="ce130" table:formula="of:=[.$E$6]+360*[.U$8]/[.$C102]" office:value-type="float" office:value="365.925" calcext:value-type="float">
            <text:p>366</text:p>
          </table:table-cell>
          <table:table-cell table:style-name="ce130" table:formula="of:=[.$E$6]+360*[.V$8]/[.$C102]" office:value-type="float" office:value="366.45" calcext:value-type="float">
            <text:p>366</text:p>
          </table:table-cell>
          <table:table-cell table:style-name="ce130" table:formula="of:=[.$E$6]+360*[.W$8]/[.$C102]" office:value-type="float" office:value="366.975" calcext:value-type="float">
            <text:p>367</text:p>
          </table:table-cell>
          <table:table-cell table:style-name="ce130" table:formula="of:=[.$E$6]+360*[.X$8]/[.$C10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03]" office:value-type="float" office:value="30000" calcext:value-type="float">
            <text:p>30000</text:p>
          </table:table-cell>
          <table:table-cell table:style-name="ce130" table:formula="of:=[.$E$6]+360*[.D$8]/[.$C103]" office:value-type="float" office:value="357" calcext:value-type="float">
            <text:p>357</text:p>
          </table:table-cell>
          <table:table-cell table:style-name="ce130" table:formula="of:=[.$E$6]+360*[.E$8]/[.$C103]" office:value-type="float" office:value="357.6" calcext:value-type="float">
            <text:p>358</text:p>
          </table:table-cell>
          <table:table-cell table:style-name="ce130" table:formula="of:=[.$E$6]+360*[.F$8]/[.$C103]" office:value-type="float" office:value="358.2" calcext:value-type="float">
            <text:p>358</text:p>
          </table:table-cell>
          <table:table-cell table:style-name="ce130" table:formula="of:=[.$E$6]+360*[.G$8]/[.$C103]" office:value-type="float" office:value="358.8" calcext:value-type="float">
            <text:p>359</text:p>
          </table:table-cell>
          <table:table-cell table:style-name="ce130" table:formula="of:=[.$E$6]+360*[.H$8]/[.$C103]" office:value-type="float" office:value="359.4" calcext:value-type="float">
            <text:p>359</text:p>
          </table:table-cell>
          <table:table-cell table:style-name="ce130" table:formula="of:=[.$E$6]+360*[.I$8]/[.$C103]" office:value-type="float" office:value="360" calcext:value-type="float">
            <text:p>360</text:p>
          </table:table-cell>
          <table:table-cell table:style-name="ce130" table:formula="of:=[.$E$6]+360*[.J$8]/[.$C103]" office:value-type="float" office:value="360.6" calcext:value-type="float">
            <text:p>361</text:p>
          </table:table-cell>
          <table:table-cell table:style-name="ce130" table:formula="of:=[.$E$6]+360*[.K$8]/[.$C103]" office:value-type="float" office:value="361.2" calcext:value-type="float">
            <text:p>361</text:p>
          </table:table-cell>
          <table:table-cell table:style-name="ce130" table:formula="of:=[.$E$6]+360*[.L$8]/[.$C103]" office:value-type="float" office:value="361.8" calcext:value-type="float">
            <text:p>362</text:p>
          </table:table-cell>
          <table:table-cell table:style-name="ce130" table:formula="of:=[.$E$6]+360*[.M$8]/[.$C103]" office:value-type="float" office:value="362.4" calcext:value-type="float">
            <text:p>362</text:p>
          </table:table-cell>
          <table:table-cell table:style-name="ce130" table:formula="of:=[.$E$6]+360*[.N$8]/[.$C103]" office:value-type="float" office:value="363" calcext:value-type="float">
            <text:p>363</text:p>
          </table:table-cell>
          <table:table-cell table:style-name="ce130" table:formula="of:=[.$E$6]+360*[.O$8]/[.$C103]" office:value-type="float" office:value="363.6" calcext:value-type="float">
            <text:p>364</text:p>
          </table:table-cell>
          <table:table-cell table:style-name="ce130" table:formula="of:=[.$E$6]+360*[.P$8]/[.$C103]" office:value-type="float" office:value="364.2" calcext:value-type="float">
            <text:p>364</text:p>
          </table:table-cell>
          <table:table-cell table:style-name="ce130" table:formula="of:=[.$E$6]+360*[.Q$8]/[.$C103]" office:value-type="float" office:value="364.8" calcext:value-type="float">
            <text:p>365</text:p>
          </table:table-cell>
          <table:table-cell table:style-name="ce130" table:formula="of:=[.$E$6]+360*[.R$8]/[.$C103]" office:value-type="float" office:value="365.4" calcext:value-type="float">
            <text:p>365</text:p>
          </table:table-cell>
          <table:table-cell table:style-name="ce130" table:formula="of:=[.$E$6]+360*[.S$8]/[.$C103]" office:value-type="float" office:value="366" calcext:value-type="float">
            <text:p>366</text:p>
          </table:table-cell>
          <table:table-cell table:style-name="ce130" table:formula="of:=[.$E$6]+360*[.T$8]/[.$C103]" office:value-type="float" office:value="366.6" calcext:value-type="float">
            <text:p>367</text:p>
          </table:table-cell>
          <table:table-cell table:style-name="ce130" table:formula="of:=[.$E$6]+360*[.U$8]/[.$C103]" office:value-type="float" office:value="367.2" calcext:value-type="float">
            <text:p>367</text:p>
          </table:table-cell>
          <table:table-cell table:style-name="ce130" table:formula="of:=[.$E$6]+360*[.V$8]/[.$C103]" office:value-type="float" office:value="367.8" calcext:value-type="float">
            <text:p>368</text:p>
          </table:table-cell>
          <table:table-cell table:style-name="ce130" table:formula="of:=[.$E$6]+360*[.W$8]/[.$C103]" office:value-type="float" office:value="368.4" calcext:value-type="float">
            <text:p>368</text:p>
          </table:table-cell>
          <table:table-cell table:style-name="ce130" table:formula="of:=[.$E$6]+360*[.X$8]/[.$C10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04]" office:value-type="float" office:value="26666.6666666667" calcext:value-type="float">
            <text:p>26667</text:p>
          </table:table-cell>
          <table:table-cell table:style-name="ce130" table:formula="of:=[.$E$6]+360*[.D$8]/[.$C104]" office:value-type="float" office:value="357" calcext:value-type="float">
            <text:p>357</text:p>
          </table:table-cell>
          <table:table-cell table:style-name="ce130" table:formula="of:=[.$E$6]+360*[.E$8]/[.$C104]" office:value-type="float" office:value="357.675" calcext:value-type="float">
            <text:p>358</text:p>
          </table:table-cell>
          <table:table-cell table:style-name="ce130" table:formula="of:=[.$E$6]+360*[.F$8]/[.$C104]" office:value-type="float" office:value="358.35" calcext:value-type="float">
            <text:p>358</text:p>
          </table:table-cell>
          <table:table-cell table:style-name="ce130" table:formula="of:=[.$E$6]+360*[.G$8]/[.$C104]" office:value-type="float" office:value="359.025" calcext:value-type="float">
            <text:p>359</text:p>
          </table:table-cell>
          <table:table-cell table:style-name="ce130" table:formula="of:=[.$E$6]+360*[.H$8]/[.$C104]" office:value-type="float" office:value="359.7" calcext:value-type="float">
            <text:p>360</text:p>
          </table:table-cell>
          <table:table-cell table:style-name="ce130" table:formula="of:=[.$E$6]+360*[.I$8]/[.$C104]" office:value-type="float" office:value="360.375" calcext:value-type="float">
            <text:p>360</text:p>
          </table:table-cell>
          <table:table-cell table:style-name="ce130" table:formula="of:=[.$E$6]+360*[.J$8]/[.$C104]" office:value-type="float" office:value="361.05" calcext:value-type="float">
            <text:p>361</text:p>
          </table:table-cell>
          <table:table-cell table:style-name="ce130" table:formula="of:=[.$E$6]+360*[.K$8]/[.$C104]" office:value-type="float" office:value="361.725" calcext:value-type="float">
            <text:p>362</text:p>
          </table:table-cell>
          <table:table-cell table:style-name="ce130" table:formula="of:=[.$E$6]+360*[.L$8]/[.$C104]" office:value-type="float" office:value="362.4" calcext:value-type="float">
            <text:p>362</text:p>
          </table:table-cell>
          <table:table-cell table:style-name="ce130" table:formula="of:=[.$E$6]+360*[.M$8]/[.$C104]" office:value-type="float" office:value="363.075" calcext:value-type="float">
            <text:p>363</text:p>
          </table:table-cell>
          <table:table-cell table:style-name="ce130" table:formula="of:=[.$E$6]+360*[.N$8]/[.$C104]" office:value-type="float" office:value="363.75" calcext:value-type="float">
            <text:p>364</text:p>
          </table:table-cell>
          <table:table-cell table:style-name="ce130" table:formula="of:=[.$E$6]+360*[.O$8]/[.$C104]" office:value-type="float" office:value="364.425" calcext:value-type="float">
            <text:p>364</text:p>
          </table:table-cell>
          <table:table-cell table:style-name="ce130" table:formula="of:=[.$E$6]+360*[.P$8]/[.$C104]" office:value-type="float" office:value="365.1" calcext:value-type="float">
            <text:p>365</text:p>
          </table:table-cell>
          <table:table-cell table:style-name="ce130" table:formula="of:=[.$E$6]+360*[.Q$8]/[.$C104]" office:value-type="float" office:value="365.775" calcext:value-type="float">
            <text:p>366</text:p>
          </table:table-cell>
          <table:table-cell table:style-name="ce130" table:formula="of:=[.$E$6]+360*[.R$8]/[.$C104]" office:value-type="float" office:value="366.45" calcext:value-type="float">
            <text:p>366</text:p>
          </table:table-cell>
          <table:table-cell table:style-name="ce130" table:formula="of:=[.$E$6]+360*[.S$8]/[.$C104]" office:value-type="float" office:value="367.125" calcext:value-type="float">
            <text:p>367</text:p>
          </table:table-cell>
          <table:table-cell table:style-name="ce130" table:formula="of:=[.$E$6]+360*[.T$8]/[.$C104]" office:value-type="float" office:value="367.8" calcext:value-type="float">
            <text:p>368</text:p>
          </table:table-cell>
          <table:table-cell table:style-name="ce130" table:formula="of:=[.$E$6]+360*[.U$8]/[.$C104]" office:value-type="float" office:value="368.475" calcext:value-type="float">
            <text:p>368</text:p>
          </table:table-cell>
          <table:table-cell table:style-name="ce130" table:formula="of:=[.$E$6]+360*[.V$8]/[.$C104]" office:value-type="float" office:value="369.15" calcext:value-type="float">
            <text:p>369</text:p>
          </table:table-cell>
          <table:table-cell table:style-name="ce130" table:formula="of:=[.$E$6]+360*[.W$8]/[.$C104]" office:value-type="float" office:value="369.825" calcext:value-type="float">
            <text:p>370</text:p>
          </table:table-cell>
          <table:table-cell table:style-name="ce130" table:formula="of:=[.$E$6]+360*[.X$8]/[.$C10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05]" office:value-type="float" office:value="24000" calcext:value-type="float">
            <text:p>24000</text:p>
          </table:table-cell>
          <table:table-cell table:style-name="ce130" table:formula="of:=[.$E$6]+360*[.D$8]/[.$C105]" office:value-type="float" office:value="357" calcext:value-type="float">
            <text:p>357</text:p>
          </table:table-cell>
          <table:table-cell table:style-name="ce130" table:formula="of:=[.$E$6]+360*[.E$8]/[.$C105]" office:value-type="float" office:value="357.75" calcext:value-type="float">
            <text:p>358</text:p>
          </table:table-cell>
          <table:table-cell table:style-name="ce130" table:formula="of:=[.$E$6]+360*[.F$8]/[.$C105]" office:value-type="float" office:value="358.5" calcext:value-type="float">
            <text:p>359</text:p>
          </table:table-cell>
          <table:table-cell table:style-name="ce130" table:formula="of:=[.$E$6]+360*[.G$8]/[.$C105]" office:value-type="float" office:value="359.25" calcext:value-type="float">
            <text:p>359</text:p>
          </table:table-cell>
          <table:table-cell table:style-name="ce130" table:formula="of:=[.$E$6]+360*[.H$8]/[.$C105]" office:value-type="float" office:value="360" calcext:value-type="float">
            <text:p>360</text:p>
          </table:table-cell>
          <table:table-cell table:style-name="ce130" table:formula="of:=[.$E$6]+360*[.I$8]/[.$C105]" office:value-type="float" office:value="360.75" calcext:value-type="float">
            <text:p>361</text:p>
          </table:table-cell>
          <table:table-cell table:style-name="ce130" table:formula="of:=[.$E$6]+360*[.J$8]/[.$C105]" office:value-type="float" office:value="361.5" calcext:value-type="float">
            <text:p>362</text:p>
          </table:table-cell>
          <table:table-cell table:style-name="ce130" table:formula="of:=[.$E$6]+360*[.K$8]/[.$C105]" office:value-type="float" office:value="362.25" calcext:value-type="float">
            <text:p>362</text:p>
          </table:table-cell>
          <table:table-cell table:style-name="ce130" table:formula="of:=[.$E$6]+360*[.L$8]/[.$C105]" office:value-type="float" office:value="363" calcext:value-type="float">
            <text:p>363</text:p>
          </table:table-cell>
          <table:table-cell table:style-name="ce130" table:formula="of:=[.$E$6]+360*[.M$8]/[.$C105]" office:value-type="float" office:value="363.75" calcext:value-type="float">
            <text:p>364</text:p>
          </table:table-cell>
          <table:table-cell table:style-name="ce130" table:formula="of:=[.$E$6]+360*[.N$8]/[.$C105]" office:value-type="float" office:value="364.5" calcext:value-type="float">
            <text:p>365</text:p>
          </table:table-cell>
          <table:table-cell table:style-name="ce130" table:formula="of:=[.$E$6]+360*[.O$8]/[.$C105]" office:value-type="float" office:value="365.25" calcext:value-type="float">
            <text:p>365</text:p>
          </table:table-cell>
          <table:table-cell table:style-name="ce130" table:formula="of:=[.$E$6]+360*[.P$8]/[.$C105]" office:value-type="float" office:value="366" calcext:value-type="float">
            <text:p>366</text:p>
          </table:table-cell>
          <table:table-cell table:style-name="ce130" table:formula="of:=[.$E$6]+360*[.Q$8]/[.$C105]" office:value-type="float" office:value="366.75" calcext:value-type="float">
            <text:p>367</text:p>
          </table:table-cell>
          <table:table-cell table:style-name="ce130" table:formula="of:=[.$E$6]+360*[.R$8]/[.$C105]" office:value-type="float" office:value="367.5" calcext:value-type="float">
            <text:p>368</text:p>
          </table:table-cell>
          <table:table-cell table:style-name="ce130" table:formula="of:=[.$E$6]+360*[.S$8]/[.$C105]" office:value-type="float" office:value="368.25" calcext:value-type="float">
            <text:p>368</text:p>
          </table:table-cell>
          <table:table-cell table:style-name="ce130" table:formula="of:=[.$E$6]+360*[.T$8]/[.$C105]" office:value-type="float" office:value="369" calcext:value-type="float">
            <text:p>369</text:p>
          </table:table-cell>
          <table:table-cell table:style-name="ce130" table:formula="of:=[.$E$6]+360*[.U$8]/[.$C105]" office:value-type="float" office:value="369.75" calcext:value-type="float">
            <text:p>370</text:p>
          </table:table-cell>
          <table:table-cell table:style-name="ce130" table:formula="of:=[.$E$6]+360*[.V$8]/[.$C105]" office:value-type="float" office:value="370.5" calcext:value-type="float">
            <text:p>371</text:p>
          </table:table-cell>
          <table:table-cell table:style-name="ce130" table:formula="of:=[.$E$6]+360*[.W$8]/[.$C105]" office:value-type="float" office:value="371.25" calcext:value-type="float">
            <text:p>371</text:p>
          </table:table-cell>
          <table:table-cell table:style-name="ce130" table:formula="of:=[.$E$6]+360*[.X$8]/[.$C10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06]" office:value-type="float" office:value="21818.1818181818" calcext:value-type="float">
            <text:p>21818</text:p>
          </table:table-cell>
          <table:table-cell table:style-name="ce130" table:formula="of:=[.$E$6]+360*[.D$8]/[.$C106]" office:value-type="float" office:value="357" calcext:value-type="float">
            <text:p>357</text:p>
          </table:table-cell>
          <table:table-cell table:style-name="ce130" table:formula="of:=[.$E$6]+360*[.E$8]/[.$C106]" office:value-type="float" office:value="357.825" calcext:value-type="float">
            <text:p>358</text:p>
          </table:table-cell>
          <table:table-cell table:style-name="ce130" table:formula="of:=[.$E$6]+360*[.F$8]/[.$C106]" office:value-type="float" office:value="358.65" calcext:value-type="float">
            <text:p>359</text:p>
          </table:table-cell>
          <table:table-cell table:style-name="ce130" table:formula="of:=[.$E$6]+360*[.G$8]/[.$C106]" office:value-type="float" office:value="359.475" calcext:value-type="float">
            <text:p>359</text:p>
          </table:table-cell>
          <table:table-cell table:style-name="ce130" table:formula="of:=[.$E$6]+360*[.H$8]/[.$C106]" office:value-type="float" office:value="360.3" calcext:value-type="float">
            <text:p>360</text:p>
          </table:table-cell>
          <table:table-cell table:style-name="ce130" table:formula="of:=[.$E$6]+360*[.I$8]/[.$C106]" office:value-type="float" office:value="361.125" calcext:value-type="float">
            <text:p>361</text:p>
          </table:table-cell>
          <table:table-cell table:style-name="ce130" table:formula="of:=[.$E$6]+360*[.J$8]/[.$C106]" office:value-type="float" office:value="361.95" calcext:value-type="float">
            <text:p>362</text:p>
          </table:table-cell>
          <table:table-cell table:style-name="ce130" table:formula="of:=[.$E$6]+360*[.K$8]/[.$C106]" office:value-type="float" office:value="362.775" calcext:value-type="float">
            <text:p>363</text:p>
          </table:table-cell>
          <table:table-cell table:style-name="ce130" table:formula="of:=[.$E$6]+360*[.L$8]/[.$C106]" office:value-type="float" office:value="363.6" calcext:value-type="float">
            <text:p>364</text:p>
          </table:table-cell>
          <table:table-cell table:style-name="ce130" table:formula="of:=[.$E$6]+360*[.M$8]/[.$C106]" office:value-type="float" office:value="364.425" calcext:value-type="float">
            <text:p>364</text:p>
          </table:table-cell>
          <table:table-cell table:style-name="ce130" table:formula="of:=[.$E$6]+360*[.N$8]/[.$C106]" office:value-type="float" office:value="365.25" calcext:value-type="float">
            <text:p>365</text:p>
          </table:table-cell>
          <table:table-cell table:style-name="ce130" table:formula="of:=[.$E$6]+360*[.O$8]/[.$C106]" office:value-type="float" office:value="366.075" calcext:value-type="float">
            <text:p>366</text:p>
          </table:table-cell>
          <table:table-cell table:style-name="ce130" table:formula="of:=[.$E$6]+360*[.P$8]/[.$C106]" office:value-type="float" office:value="366.9" calcext:value-type="float">
            <text:p>367</text:p>
          </table:table-cell>
          <table:table-cell table:style-name="ce130" table:formula="of:=[.$E$6]+360*[.Q$8]/[.$C106]" office:value-type="float" office:value="367.725" calcext:value-type="float">
            <text:p>368</text:p>
          </table:table-cell>
          <table:table-cell table:style-name="ce130" table:formula="of:=[.$E$6]+360*[.R$8]/[.$C106]" office:value-type="float" office:value="368.55" calcext:value-type="float">
            <text:p>369</text:p>
          </table:table-cell>
          <table:table-cell table:style-name="ce130" table:formula="of:=[.$E$6]+360*[.S$8]/[.$C106]" office:value-type="float" office:value="369.375" calcext:value-type="float">
            <text:p>369</text:p>
          </table:table-cell>
          <table:table-cell table:style-name="ce130" table:formula="of:=[.$E$6]+360*[.T$8]/[.$C106]" office:value-type="float" office:value="370.2" calcext:value-type="float">
            <text:p>370</text:p>
          </table:table-cell>
          <table:table-cell table:style-name="ce130" table:formula="of:=[.$E$6]+360*[.U$8]/[.$C106]" office:value-type="float" office:value="371.025" calcext:value-type="float">
            <text:p>371</text:p>
          </table:table-cell>
          <table:table-cell table:style-name="ce130" table:formula="of:=[.$E$6]+360*[.V$8]/[.$C106]" office:value-type="float" office:value="371.85" calcext:value-type="float">
            <text:p>372</text:p>
          </table:table-cell>
          <table:table-cell table:style-name="ce130" table:formula="of:=[.$E$6]+360*[.W$8]/[.$C106]" office:value-type="float" office:value="372.675" calcext:value-type="float">
            <text:p>373</text:p>
          </table:table-cell>
          <table:table-cell table:style-name="ce130" table:formula="of:=[.$E$6]+360*[.X$8]/[.$C10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07]" office:value-type="float" office:value="20000" calcext:value-type="float">
            <text:p>20000</text:p>
          </table:table-cell>
          <table:table-cell table:style-name="ce130" table:formula="of:=[.$E$6]+360*[.D$8]/[.$C107]" office:value-type="float" office:value="357" calcext:value-type="float">
            <text:p>357</text:p>
          </table:table-cell>
          <table:table-cell table:style-name="ce130" table:formula="of:=[.$E$6]+360*[.E$8]/[.$C107]" office:value-type="float" office:value="357.9" calcext:value-type="float">
            <text:p>358</text:p>
          </table:table-cell>
          <table:table-cell table:style-name="ce130" table:formula="of:=[.$E$6]+360*[.F$8]/[.$C107]" office:value-type="float" office:value="358.8" calcext:value-type="float">
            <text:p>359</text:p>
          </table:table-cell>
          <table:table-cell table:style-name="ce130" table:formula="of:=[.$E$6]+360*[.G$8]/[.$C107]" office:value-type="float" office:value="359.7" calcext:value-type="float">
            <text:p>360</text:p>
          </table:table-cell>
          <table:table-cell table:style-name="ce130" table:formula="of:=[.$E$6]+360*[.H$8]/[.$C107]" office:value-type="float" office:value="360.6" calcext:value-type="float">
            <text:p>361</text:p>
          </table:table-cell>
          <table:table-cell table:style-name="ce130" table:formula="of:=[.$E$6]+360*[.I$8]/[.$C107]" office:value-type="float" office:value="361.5" calcext:value-type="float">
            <text:p>362</text:p>
          </table:table-cell>
          <table:table-cell table:style-name="ce130" table:formula="of:=[.$E$6]+360*[.J$8]/[.$C107]" office:value-type="float" office:value="362.4" calcext:value-type="float">
            <text:p>362</text:p>
          </table:table-cell>
          <table:table-cell table:style-name="ce130" table:formula="of:=[.$E$6]+360*[.K$8]/[.$C107]" office:value-type="float" office:value="363.3" calcext:value-type="float">
            <text:p>363</text:p>
          </table:table-cell>
          <table:table-cell table:style-name="ce130" table:formula="of:=[.$E$6]+360*[.L$8]/[.$C107]" office:value-type="float" office:value="364.2" calcext:value-type="float">
            <text:p>364</text:p>
          </table:table-cell>
          <table:table-cell table:style-name="ce130" table:formula="of:=[.$E$6]+360*[.M$8]/[.$C107]" office:value-type="float" office:value="365.1" calcext:value-type="float">
            <text:p>365</text:p>
          </table:table-cell>
          <table:table-cell table:style-name="ce130" table:formula="of:=[.$E$6]+360*[.N$8]/[.$C107]" office:value-type="float" office:value="366" calcext:value-type="float">
            <text:p>366</text:p>
          </table:table-cell>
          <table:table-cell table:style-name="ce130" table:formula="of:=[.$E$6]+360*[.O$8]/[.$C107]" office:value-type="float" office:value="366.9" calcext:value-type="float">
            <text:p>367</text:p>
          </table:table-cell>
          <table:table-cell table:style-name="ce130" table:formula="of:=[.$E$6]+360*[.P$8]/[.$C107]" office:value-type="float" office:value="367.8" calcext:value-type="float">
            <text:p>368</text:p>
          </table:table-cell>
          <table:table-cell table:style-name="ce130" table:formula="of:=[.$E$6]+360*[.Q$8]/[.$C107]" office:value-type="float" office:value="368.7" calcext:value-type="float">
            <text:p>369</text:p>
          </table:table-cell>
          <table:table-cell table:style-name="ce130" table:formula="of:=[.$E$6]+360*[.R$8]/[.$C107]" office:value-type="float" office:value="369.6" calcext:value-type="float">
            <text:p>370</text:p>
          </table:table-cell>
          <table:table-cell table:style-name="ce130" table:formula="of:=[.$E$6]+360*[.S$8]/[.$C107]" office:value-type="float" office:value="370.5" calcext:value-type="float">
            <text:p>371</text:p>
          </table:table-cell>
          <table:table-cell table:style-name="ce130" table:formula="of:=[.$E$6]+360*[.T$8]/[.$C107]" office:value-type="float" office:value="371.4" calcext:value-type="float">
            <text:p>371</text:p>
          </table:table-cell>
          <table:table-cell table:style-name="ce130" table:formula="of:=[.$E$6]+360*[.U$8]/[.$C107]" office:value-type="float" office:value="372.3" calcext:value-type="float">
            <text:p>372</text:p>
          </table:table-cell>
          <table:table-cell table:style-name="ce130" table:formula="of:=[.$E$6]+360*[.V$8]/[.$C107]" office:value-type="float" office:value="373.2" calcext:value-type="float">
            <text:p>373</text:p>
          </table:table-cell>
          <table:table-cell table:style-name="ce130" table:formula="of:=[.$E$6]+360*[.W$8]/[.$C107]" office:value-type="float" office:value="374.1" calcext:value-type="float">
            <text:p>374</text:p>
          </table:table-cell>
          <table:table-cell table:style-name="ce130" table:formula="of:=[.$E$6]+360*[.X$8]/[.$C10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08]" office:value-type="float" office:value="18461.5384615385" calcext:value-type="float">
            <text:p>18462</text:p>
          </table:table-cell>
          <table:table-cell table:style-name="ce130" table:formula="of:=[.$E$6]+360*[.D$8]/[.$C108]" office:value-type="float" office:value="357" calcext:value-type="float">
            <text:p>357</text:p>
          </table:table-cell>
          <table:table-cell table:style-name="ce130" table:formula="of:=[.$E$6]+360*[.E$8]/[.$C108]" office:value-type="float" office:value="357.975" calcext:value-type="float">
            <text:p>358</text:p>
          </table:table-cell>
          <table:table-cell table:style-name="ce130" table:formula="of:=[.$E$6]+360*[.F$8]/[.$C108]" office:value-type="float" office:value="358.95" calcext:value-type="float">
            <text:p>359</text:p>
          </table:table-cell>
          <table:table-cell table:style-name="ce130" table:formula="of:=[.$E$6]+360*[.G$8]/[.$C108]" office:value-type="float" office:value="359.925" calcext:value-type="float">
            <text:p>360</text:p>
          </table:table-cell>
          <table:table-cell table:style-name="ce130" table:formula="of:=[.$E$6]+360*[.H$8]/[.$C108]" office:value-type="float" office:value="360.9" calcext:value-type="float">
            <text:p>361</text:p>
          </table:table-cell>
          <table:table-cell table:style-name="ce130" table:formula="of:=[.$E$6]+360*[.I$8]/[.$C108]" office:value-type="float" office:value="361.875" calcext:value-type="float">
            <text:p>362</text:p>
          </table:table-cell>
          <table:table-cell table:style-name="ce130" table:formula="of:=[.$E$6]+360*[.J$8]/[.$C108]" office:value-type="float" office:value="362.85" calcext:value-type="float">
            <text:p>363</text:p>
          </table:table-cell>
          <table:table-cell table:style-name="ce130" table:formula="of:=[.$E$6]+360*[.K$8]/[.$C108]" office:value-type="float" office:value="363.825" calcext:value-type="float">
            <text:p>364</text:p>
          </table:table-cell>
          <table:table-cell table:style-name="ce130" table:formula="of:=[.$E$6]+360*[.L$8]/[.$C108]" office:value-type="float" office:value="364.8" calcext:value-type="float">
            <text:p>365</text:p>
          </table:table-cell>
          <table:table-cell table:style-name="ce130" table:formula="of:=[.$E$6]+360*[.M$8]/[.$C108]" office:value-type="float" office:value="365.775" calcext:value-type="float">
            <text:p>366</text:p>
          </table:table-cell>
          <table:table-cell table:style-name="ce130" table:formula="of:=[.$E$6]+360*[.N$8]/[.$C108]" office:value-type="float" office:value="366.75" calcext:value-type="float">
            <text:p>367</text:p>
          </table:table-cell>
          <table:table-cell table:style-name="ce130" table:formula="of:=[.$E$6]+360*[.O$8]/[.$C108]" office:value-type="float" office:value="367.725" calcext:value-type="float">
            <text:p>368</text:p>
          </table:table-cell>
          <table:table-cell table:style-name="ce130" table:formula="of:=[.$E$6]+360*[.P$8]/[.$C108]" office:value-type="float" office:value="368.7" calcext:value-type="float">
            <text:p>369</text:p>
          </table:table-cell>
          <table:table-cell table:style-name="ce130" table:formula="of:=[.$E$6]+360*[.Q$8]/[.$C108]" office:value-type="float" office:value="369.675" calcext:value-type="float">
            <text:p>370</text:p>
          </table:table-cell>
          <table:table-cell table:style-name="ce130" table:formula="of:=[.$E$6]+360*[.R$8]/[.$C108]" office:value-type="float" office:value="370.65" calcext:value-type="float">
            <text:p>371</text:p>
          </table:table-cell>
          <table:table-cell table:style-name="ce130" table:formula="of:=[.$E$6]+360*[.S$8]/[.$C108]" office:value-type="float" office:value="371.625" calcext:value-type="float">
            <text:p>372</text:p>
          </table:table-cell>
          <table:table-cell table:style-name="ce130" table:formula="of:=[.$E$6]+360*[.T$8]/[.$C108]" office:value-type="float" office:value="372.6" calcext:value-type="float">
            <text:p>373</text:p>
          </table:table-cell>
          <table:table-cell table:style-name="ce130" table:formula="of:=[.$E$6]+360*[.U$8]/[.$C108]" office:value-type="float" office:value="373.575" calcext:value-type="float">
            <text:p>374</text:p>
          </table:table-cell>
          <table:table-cell table:style-name="ce130" table:formula="of:=[.$E$6]+360*[.V$8]/[.$C108]" office:value-type="float" office:value="374.55" calcext:value-type="float">
            <text:p>375</text:p>
          </table:table-cell>
          <table:table-cell table:style-name="ce130" table:formula="of:=[.$E$6]+360*[.W$8]/[.$C108]" office:value-type="float" office:value="375.525" calcext:value-type="float">
            <text:p>376</text:p>
          </table:table-cell>
          <table:table-cell table:style-name="ce130" table:formula="of:=[.$E$6]+360*[.X$8]/[.$C10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09]" office:value-type="float" office:value="17142.8571428571" calcext:value-type="float">
            <text:p>17143</text:p>
          </table:table-cell>
          <table:table-cell table:style-name="ce130" table:formula="of:=[.$E$6]+360*[.D$8]/[.$C109]" office:value-type="float" office:value="357" calcext:value-type="float">
            <text:p>357</text:p>
          </table:table-cell>
          <table:table-cell table:style-name="ce130" table:formula="of:=[.$E$6]+360*[.E$8]/[.$C109]" office:value-type="float" office:value="358.05" calcext:value-type="float">
            <text:p>358</text:p>
          </table:table-cell>
          <table:table-cell table:style-name="ce130" table:formula="of:=[.$E$6]+360*[.F$8]/[.$C109]" office:value-type="float" office:value="359.1" calcext:value-type="float">
            <text:p>359</text:p>
          </table:table-cell>
          <table:table-cell table:style-name="ce130" table:formula="of:=[.$E$6]+360*[.G$8]/[.$C109]" office:value-type="float" office:value="360.15" calcext:value-type="float">
            <text:p>360</text:p>
          </table:table-cell>
          <table:table-cell table:style-name="ce130" table:formula="of:=[.$E$6]+360*[.H$8]/[.$C109]" office:value-type="float" office:value="361.2" calcext:value-type="float">
            <text:p>361</text:p>
          </table:table-cell>
          <table:table-cell table:style-name="ce130" table:formula="of:=[.$E$6]+360*[.I$8]/[.$C109]" office:value-type="float" office:value="362.25" calcext:value-type="float">
            <text:p>362</text:p>
          </table:table-cell>
          <table:table-cell table:style-name="ce130" table:formula="of:=[.$E$6]+360*[.J$8]/[.$C109]" office:value-type="float" office:value="363.3" calcext:value-type="float">
            <text:p>363</text:p>
          </table:table-cell>
          <table:table-cell table:style-name="ce130" table:formula="of:=[.$E$6]+360*[.K$8]/[.$C109]" office:value-type="float" office:value="364.35" calcext:value-type="float">
            <text:p>364</text:p>
          </table:table-cell>
          <table:table-cell table:style-name="ce130" table:formula="of:=[.$E$6]+360*[.L$8]/[.$C109]" office:value-type="float" office:value="365.4" calcext:value-type="float">
            <text:p>365</text:p>
          </table:table-cell>
          <table:table-cell table:style-name="ce130" table:formula="of:=[.$E$6]+360*[.M$8]/[.$C109]" office:value-type="float" office:value="366.45" calcext:value-type="float">
            <text:p>366</text:p>
          </table:table-cell>
          <table:table-cell table:style-name="ce130" table:formula="of:=[.$E$6]+360*[.N$8]/[.$C109]" office:value-type="float" office:value="367.5" calcext:value-type="float">
            <text:p>368</text:p>
          </table:table-cell>
          <table:table-cell table:style-name="ce130" table:formula="of:=[.$E$6]+360*[.O$8]/[.$C109]" office:value-type="float" office:value="368.55" calcext:value-type="float">
            <text:p>369</text:p>
          </table:table-cell>
          <table:table-cell table:style-name="ce130" table:formula="of:=[.$E$6]+360*[.P$8]/[.$C109]" office:value-type="float" office:value="369.6" calcext:value-type="float">
            <text:p>370</text:p>
          </table:table-cell>
          <table:table-cell table:style-name="ce130" table:formula="of:=[.$E$6]+360*[.Q$8]/[.$C109]" office:value-type="float" office:value="370.65" calcext:value-type="float">
            <text:p>371</text:p>
          </table:table-cell>
          <table:table-cell table:style-name="ce130" table:formula="of:=[.$E$6]+360*[.R$8]/[.$C109]" office:value-type="float" office:value="371.7" calcext:value-type="float">
            <text:p>372</text:p>
          </table:table-cell>
          <table:table-cell table:style-name="ce130" table:formula="of:=[.$E$6]+360*[.S$8]/[.$C109]" office:value-type="float" office:value="372.75" calcext:value-type="float">
            <text:p>373</text:p>
          </table:table-cell>
          <table:table-cell table:style-name="ce130" table:formula="of:=[.$E$6]+360*[.T$8]/[.$C109]" office:value-type="float" office:value="373.8" calcext:value-type="float">
            <text:p>374</text:p>
          </table:table-cell>
          <table:table-cell table:style-name="ce130" table:formula="of:=[.$E$6]+360*[.U$8]/[.$C109]" office:value-type="float" office:value="374.85" calcext:value-type="float">
            <text:p>375</text:p>
          </table:table-cell>
          <table:table-cell table:style-name="ce130" table:formula="of:=[.$E$6]+360*[.V$8]/[.$C109]" office:value-type="float" office:value="375.9" calcext:value-type="float">
            <text:p>376</text:p>
          </table:table-cell>
          <table:table-cell table:style-name="ce130" table:formula="of:=[.$E$6]+360*[.W$8]/[.$C109]" office:value-type="float" office:value="376.95" calcext:value-type="float">
            <text:p>377</text:p>
          </table:table-cell>
          <table:table-cell table:style-name="ce130" table:formula="of:=[.$E$6]+360*[.X$8]/[.$C10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10]" office:value-type="float" office:value="16000" calcext:value-type="float">
            <text:p>16000</text:p>
          </table:table-cell>
          <table:table-cell table:style-name="ce130" table:formula="of:=[.$E$6]+360*[.D$8]/[.$C110]" office:value-type="float" office:value="357" calcext:value-type="float">
            <text:p>357</text:p>
          </table:table-cell>
          <table:table-cell table:style-name="ce130" table:formula="of:=[.$E$6]+360*[.E$8]/[.$C110]" office:value-type="float" office:value="358.125" calcext:value-type="float">
            <text:p>358</text:p>
          </table:table-cell>
          <table:table-cell table:style-name="ce130" table:formula="of:=[.$E$6]+360*[.F$8]/[.$C110]" office:value-type="float" office:value="359.25" calcext:value-type="float">
            <text:p>359</text:p>
          </table:table-cell>
          <table:table-cell table:style-name="ce130" table:formula="of:=[.$E$6]+360*[.G$8]/[.$C110]" office:value-type="float" office:value="360.375" calcext:value-type="float">
            <text:p>360</text:p>
          </table:table-cell>
          <table:table-cell table:style-name="ce130" table:formula="of:=[.$E$6]+360*[.H$8]/[.$C110]" office:value-type="float" office:value="361.5" calcext:value-type="float">
            <text:p>362</text:p>
          </table:table-cell>
          <table:table-cell table:style-name="ce130" table:formula="of:=[.$E$6]+360*[.I$8]/[.$C110]" office:value-type="float" office:value="362.625" calcext:value-type="float">
            <text:p>363</text:p>
          </table:table-cell>
          <table:table-cell table:style-name="ce130" table:formula="of:=[.$E$6]+360*[.J$8]/[.$C110]" office:value-type="float" office:value="363.75" calcext:value-type="float">
            <text:p>364</text:p>
          </table:table-cell>
          <table:table-cell table:style-name="ce130" table:formula="of:=[.$E$6]+360*[.K$8]/[.$C110]" office:value-type="float" office:value="364.875" calcext:value-type="float">
            <text:p>365</text:p>
          </table:table-cell>
          <table:table-cell table:style-name="ce130" table:formula="of:=[.$E$6]+360*[.L$8]/[.$C110]" office:value-type="float" office:value="366" calcext:value-type="float">
            <text:p>366</text:p>
          </table:table-cell>
          <table:table-cell table:style-name="ce130" table:formula="of:=[.$E$6]+360*[.M$8]/[.$C110]" office:value-type="float" office:value="367.125" calcext:value-type="float">
            <text:p>367</text:p>
          </table:table-cell>
          <table:table-cell table:style-name="ce130" table:formula="of:=[.$E$6]+360*[.N$8]/[.$C110]" office:value-type="float" office:value="368.25" calcext:value-type="float">
            <text:p>368</text:p>
          </table:table-cell>
          <table:table-cell table:style-name="ce130" table:formula="of:=[.$E$6]+360*[.O$8]/[.$C110]" office:value-type="float" office:value="369.375" calcext:value-type="float">
            <text:p>369</text:p>
          </table:table-cell>
          <table:table-cell table:style-name="ce130" table:formula="of:=[.$E$6]+360*[.P$8]/[.$C110]" office:value-type="float" office:value="370.5" calcext:value-type="float">
            <text:p>371</text:p>
          </table:table-cell>
          <table:table-cell table:style-name="ce130" table:formula="of:=[.$E$6]+360*[.Q$8]/[.$C110]" office:value-type="float" office:value="371.625" calcext:value-type="float">
            <text:p>372</text:p>
          </table:table-cell>
          <table:table-cell table:style-name="ce130" table:formula="of:=[.$E$6]+360*[.R$8]/[.$C110]" office:value-type="float" office:value="372.75" calcext:value-type="float">
            <text:p>373</text:p>
          </table:table-cell>
          <table:table-cell table:style-name="ce130" table:formula="of:=[.$E$6]+360*[.S$8]/[.$C110]" office:value-type="float" office:value="373.875" calcext:value-type="float">
            <text:p>374</text:p>
          </table:table-cell>
          <table:table-cell table:style-name="ce130" table:formula="of:=[.$E$6]+360*[.T$8]/[.$C110]" office:value-type="float" office:value="375" calcext:value-type="float">
            <text:p>375</text:p>
          </table:table-cell>
          <table:table-cell table:style-name="ce130" table:formula="of:=[.$E$6]+360*[.U$8]/[.$C110]" office:value-type="float" office:value="376.125" calcext:value-type="float">
            <text:p>376</text:p>
          </table:table-cell>
          <table:table-cell table:style-name="ce130" table:formula="of:=[.$E$6]+360*[.V$8]/[.$C110]" office:value-type="float" office:value="377.25" calcext:value-type="float">
            <text:p>377</text:p>
          </table:table-cell>
          <table:table-cell table:style-name="ce130" table:formula="of:=[.$E$6]+360*[.W$8]/[.$C110]" office:value-type="float" office:value="378.375" calcext:value-type="float">
            <text:p>378</text:p>
          </table:table-cell>
          <table:table-cell table:style-name="ce130" table:formula="of:=[.$E$6]+360*[.X$8]/[.$C11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11]" office:value-type="float" office:value="15000" calcext:value-type="float">
            <text:p>15000</text:p>
          </table:table-cell>
          <table:table-cell table:style-name="ce130" table:formula="of:=[.$E$6]+360*[.D$8]/[.$C111]" office:value-type="float" office:value="357" calcext:value-type="float">
            <text:p>357</text:p>
          </table:table-cell>
          <table:table-cell table:style-name="ce130" table:formula="of:=[.$E$6]+360*[.E$8]/[.$C111]" office:value-type="float" office:value="358.2" calcext:value-type="float">
            <text:p>358</text:p>
          </table:table-cell>
          <table:table-cell table:style-name="ce130" table:formula="of:=[.$E$6]+360*[.F$8]/[.$C111]" office:value-type="float" office:value="359.4" calcext:value-type="float">
            <text:p>359</text:p>
          </table:table-cell>
          <table:table-cell table:style-name="ce130" table:formula="of:=[.$E$6]+360*[.G$8]/[.$C111]" office:value-type="float" office:value="360.6" calcext:value-type="float">
            <text:p>361</text:p>
          </table:table-cell>
          <table:table-cell table:style-name="ce130" table:formula="of:=[.$E$6]+360*[.H$8]/[.$C111]" office:value-type="float" office:value="361.8" calcext:value-type="float">
            <text:p>362</text:p>
          </table:table-cell>
          <table:table-cell table:style-name="ce130" table:formula="of:=[.$E$6]+360*[.I$8]/[.$C111]" office:value-type="float" office:value="363" calcext:value-type="float">
            <text:p>363</text:p>
          </table:table-cell>
          <table:table-cell table:style-name="ce130" table:formula="of:=[.$E$6]+360*[.J$8]/[.$C111]" office:value-type="float" office:value="364.2" calcext:value-type="float">
            <text:p>364</text:p>
          </table:table-cell>
          <table:table-cell table:style-name="ce130" table:formula="of:=[.$E$6]+360*[.K$8]/[.$C111]" office:value-type="float" office:value="365.4" calcext:value-type="float">
            <text:p>365</text:p>
          </table:table-cell>
          <table:table-cell table:style-name="ce130" table:formula="of:=[.$E$6]+360*[.L$8]/[.$C111]" office:value-type="float" office:value="366.6" calcext:value-type="float">
            <text:p>367</text:p>
          </table:table-cell>
          <table:table-cell table:style-name="ce130" table:formula="of:=[.$E$6]+360*[.M$8]/[.$C111]" office:value-type="float" office:value="367.8" calcext:value-type="float">
            <text:p>368</text:p>
          </table:table-cell>
          <table:table-cell table:style-name="ce130" table:formula="of:=[.$E$6]+360*[.N$8]/[.$C111]" office:value-type="float" office:value="369" calcext:value-type="float">
            <text:p>369</text:p>
          </table:table-cell>
          <table:table-cell table:style-name="ce130" table:formula="of:=[.$E$6]+360*[.O$8]/[.$C111]" office:value-type="float" office:value="370.2" calcext:value-type="float">
            <text:p>370</text:p>
          </table:table-cell>
          <table:table-cell table:style-name="ce130" table:formula="of:=[.$E$6]+360*[.P$8]/[.$C111]" office:value-type="float" office:value="371.4" calcext:value-type="float">
            <text:p>371</text:p>
          </table:table-cell>
          <table:table-cell table:style-name="ce130" table:formula="of:=[.$E$6]+360*[.Q$8]/[.$C111]" office:value-type="float" office:value="372.6" calcext:value-type="float">
            <text:p>373</text:p>
          </table:table-cell>
          <table:table-cell table:style-name="ce130" table:formula="of:=[.$E$6]+360*[.R$8]/[.$C111]" office:value-type="float" office:value="373.8" calcext:value-type="float">
            <text:p>374</text:p>
          </table:table-cell>
          <table:table-cell table:style-name="ce130" table:formula="of:=[.$E$6]+360*[.S$8]/[.$C111]" office:value-type="float" office:value="375" calcext:value-type="float">
            <text:p>375</text:p>
          </table:table-cell>
          <table:table-cell table:style-name="ce130" table:formula="of:=[.$E$6]+360*[.T$8]/[.$C111]" office:value-type="float" office:value="376.2" calcext:value-type="float">
            <text:p>376</text:p>
          </table:table-cell>
          <table:table-cell table:style-name="ce130" table:formula="of:=[.$E$6]+360*[.U$8]/[.$C111]" office:value-type="float" office:value="377.4" calcext:value-type="float">
            <text:p>377</text:p>
          </table:table-cell>
          <table:table-cell table:style-name="ce130" table:formula="of:=[.$E$6]+360*[.V$8]/[.$C111]" office:value-type="float" office:value="378.6" calcext:value-type="float">
            <text:p>379</text:p>
          </table:table-cell>
          <table:table-cell table:style-name="ce130" table:formula="of:=[.$E$6]+360*[.W$8]/[.$C111]" office:value-type="float" office:value="379.8" calcext:value-type="float">
            <text:p>380</text:p>
          </table:table-cell>
          <table:table-cell table:style-name="ce130" table:formula="of:=[.$E$6]+360*[.X$8]/[.$C11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12]" office:value-type="float" office:value="14117.6470588235" calcext:value-type="float">
            <text:p>14118</text:p>
          </table:table-cell>
          <table:table-cell table:style-name="ce130" table:formula="of:=[.$E$6]+360*[.D$8]/[.$C112]" office:value-type="float" office:value="357" calcext:value-type="float">
            <text:p>357</text:p>
          </table:table-cell>
          <table:table-cell table:style-name="ce130" table:formula="of:=[.$E$6]+360*[.E$8]/[.$C112]" office:value-type="float" office:value="358.275" calcext:value-type="float">
            <text:p>358</text:p>
          </table:table-cell>
          <table:table-cell table:style-name="ce130" table:formula="of:=[.$E$6]+360*[.F$8]/[.$C112]" office:value-type="float" office:value="359.55" calcext:value-type="float">
            <text:p>360</text:p>
          </table:table-cell>
          <table:table-cell table:style-name="ce130" table:formula="of:=[.$E$6]+360*[.G$8]/[.$C112]" office:value-type="float" office:value="360.825" calcext:value-type="float">
            <text:p>361</text:p>
          </table:table-cell>
          <table:table-cell table:style-name="ce130" table:formula="of:=[.$E$6]+360*[.H$8]/[.$C112]" office:value-type="float" office:value="362.1" calcext:value-type="float">
            <text:p>362</text:p>
          </table:table-cell>
          <table:table-cell table:style-name="ce130" table:formula="of:=[.$E$6]+360*[.I$8]/[.$C112]" office:value-type="float" office:value="363.375" calcext:value-type="float">
            <text:p>363</text:p>
          </table:table-cell>
          <table:table-cell table:style-name="ce130" table:formula="of:=[.$E$6]+360*[.J$8]/[.$C112]" office:value-type="float" office:value="364.65" calcext:value-type="float">
            <text:p>365</text:p>
          </table:table-cell>
          <table:table-cell table:style-name="ce130" table:formula="of:=[.$E$6]+360*[.K$8]/[.$C112]" office:value-type="float" office:value="365.925" calcext:value-type="float">
            <text:p>366</text:p>
          </table:table-cell>
          <table:table-cell table:style-name="ce130" table:formula="of:=[.$E$6]+360*[.L$8]/[.$C112]" office:value-type="float" office:value="367.2" calcext:value-type="float">
            <text:p>367</text:p>
          </table:table-cell>
          <table:table-cell table:style-name="ce130" table:formula="of:=[.$E$6]+360*[.M$8]/[.$C112]" office:value-type="float" office:value="368.475" calcext:value-type="float">
            <text:p>368</text:p>
          </table:table-cell>
          <table:table-cell table:style-name="ce130" table:formula="of:=[.$E$6]+360*[.N$8]/[.$C112]" office:value-type="float" office:value="369.75" calcext:value-type="float">
            <text:p>370</text:p>
          </table:table-cell>
          <table:table-cell table:style-name="ce130" table:formula="of:=[.$E$6]+360*[.O$8]/[.$C112]" office:value-type="float" office:value="371.025" calcext:value-type="float">
            <text:p>371</text:p>
          </table:table-cell>
          <table:table-cell table:style-name="ce130" table:formula="of:=[.$E$6]+360*[.P$8]/[.$C112]" office:value-type="float" office:value="372.3" calcext:value-type="float">
            <text:p>372</text:p>
          </table:table-cell>
          <table:table-cell table:style-name="ce130" table:formula="of:=[.$E$6]+360*[.Q$8]/[.$C112]" office:value-type="float" office:value="373.575" calcext:value-type="float">
            <text:p>374</text:p>
          </table:table-cell>
          <table:table-cell table:style-name="ce130" table:formula="of:=[.$E$6]+360*[.R$8]/[.$C112]" office:value-type="float" office:value="374.85" calcext:value-type="float">
            <text:p>375</text:p>
          </table:table-cell>
          <table:table-cell table:style-name="ce130" table:formula="of:=[.$E$6]+360*[.S$8]/[.$C112]" office:value-type="float" office:value="376.125" calcext:value-type="float">
            <text:p>376</text:p>
          </table:table-cell>
          <table:table-cell table:style-name="ce130" table:formula="of:=[.$E$6]+360*[.T$8]/[.$C112]" office:value-type="float" office:value="377.4" calcext:value-type="float">
            <text:p>377</text:p>
          </table:table-cell>
          <table:table-cell table:style-name="ce130" table:formula="of:=[.$E$6]+360*[.U$8]/[.$C112]" office:value-type="float" office:value="378.675" calcext:value-type="float">
            <text:p>379</text:p>
          </table:table-cell>
          <table:table-cell table:style-name="ce130" table:formula="of:=[.$E$6]+360*[.V$8]/[.$C112]" office:value-type="float" office:value="379.95" calcext:value-type="float">
            <text:p>380</text:p>
          </table:table-cell>
          <table:table-cell table:style-name="ce130" table:formula="of:=[.$E$6]+360*[.W$8]/[.$C112]" office:value-type="float" office:value="381.225" calcext:value-type="float">
            <text:p>381</text:p>
          </table:table-cell>
          <table:table-cell table:style-name="ce130" table:formula="of:=[.$E$6]+360*[.X$8]/[.$C11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13]" office:value-type="float" office:value="13333.3333333333" calcext:value-type="float">
            <text:p>13333</text:p>
          </table:table-cell>
          <table:table-cell table:style-name="ce130" table:formula="of:=[.$E$6]+360*[.D$8]/[.$C113]" office:value-type="float" office:value="357" calcext:value-type="float">
            <text:p>357</text:p>
          </table:table-cell>
          <table:table-cell table:style-name="ce130" table:formula="of:=[.$E$6]+360*[.E$8]/[.$C113]" office:value-type="float" office:value="358.35" calcext:value-type="float">
            <text:p>358</text:p>
          </table:table-cell>
          <table:table-cell table:style-name="ce130" table:formula="of:=[.$E$6]+360*[.F$8]/[.$C113]" office:value-type="float" office:value="359.7" calcext:value-type="float">
            <text:p>360</text:p>
          </table:table-cell>
          <table:table-cell table:style-name="ce130" table:formula="of:=[.$E$6]+360*[.G$8]/[.$C113]" office:value-type="float" office:value="361.05" calcext:value-type="float">
            <text:p>361</text:p>
          </table:table-cell>
          <table:table-cell table:style-name="ce130" table:formula="of:=[.$E$6]+360*[.H$8]/[.$C113]" office:value-type="float" office:value="362.4" calcext:value-type="float">
            <text:p>362</text:p>
          </table:table-cell>
          <table:table-cell table:style-name="ce130" table:formula="of:=[.$E$6]+360*[.I$8]/[.$C113]" office:value-type="float" office:value="363.75" calcext:value-type="float">
            <text:p>364</text:p>
          </table:table-cell>
          <table:table-cell table:style-name="ce130" table:formula="of:=[.$E$6]+360*[.J$8]/[.$C113]" office:value-type="float" office:value="365.1" calcext:value-type="float">
            <text:p>365</text:p>
          </table:table-cell>
          <table:table-cell table:style-name="ce130" table:formula="of:=[.$E$6]+360*[.K$8]/[.$C113]" office:value-type="float" office:value="366.45" calcext:value-type="float">
            <text:p>366</text:p>
          </table:table-cell>
          <table:table-cell table:style-name="ce130" table:formula="of:=[.$E$6]+360*[.L$8]/[.$C113]" office:value-type="float" office:value="367.8" calcext:value-type="float">
            <text:p>368</text:p>
          </table:table-cell>
          <table:table-cell table:style-name="ce130" table:formula="of:=[.$E$6]+360*[.M$8]/[.$C113]" office:value-type="float" office:value="369.15" calcext:value-type="float">
            <text:p>369</text:p>
          </table:table-cell>
          <table:table-cell table:style-name="ce130" table:formula="of:=[.$E$6]+360*[.N$8]/[.$C113]" office:value-type="float" office:value="370.5" calcext:value-type="float">
            <text:p>371</text:p>
          </table:table-cell>
          <table:table-cell table:style-name="ce130" table:formula="of:=[.$E$6]+360*[.O$8]/[.$C113]" office:value-type="float" office:value="371.85" calcext:value-type="float">
            <text:p>372</text:p>
          </table:table-cell>
          <table:table-cell table:style-name="ce130" table:formula="of:=[.$E$6]+360*[.P$8]/[.$C113]" office:value-type="float" office:value="373.2" calcext:value-type="float">
            <text:p>373</text:p>
          </table:table-cell>
          <table:table-cell table:style-name="ce130" table:formula="of:=[.$E$6]+360*[.Q$8]/[.$C113]" office:value-type="float" office:value="374.55" calcext:value-type="float">
            <text:p>375</text:p>
          </table:table-cell>
          <table:table-cell table:style-name="ce130" table:formula="of:=[.$E$6]+360*[.R$8]/[.$C113]" office:value-type="float" office:value="375.9" calcext:value-type="float">
            <text:p>376</text:p>
          </table:table-cell>
          <table:table-cell table:style-name="ce130" table:formula="of:=[.$E$6]+360*[.S$8]/[.$C113]" office:value-type="float" office:value="377.25" calcext:value-type="float">
            <text:p>377</text:p>
          </table:table-cell>
          <table:table-cell table:style-name="ce130" table:formula="of:=[.$E$6]+360*[.T$8]/[.$C113]" office:value-type="float" office:value="378.6" calcext:value-type="float">
            <text:p>379</text:p>
          </table:table-cell>
          <table:table-cell table:style-name="ce130" table:formula="of:=[.$E$6]+360*[.U$8]/[.$C113]" office:value-type="float" office:value="379.95" calcext:value-type="float">
            <text:p>380</text:p>
          </table:table-cell>
          <table:table-cell table:style-name="ce130" table:formula="of:=[.$E$6]+360*[.V$8]/[.$C113]" office:value-type="float" office:value="381.3" calcext:value-type="float">
            <text:p>381</text:p>
          </table:table-cell>
          <table:table-cell table:style-name="ce130" table:formula="of:=[.$E$6]+360*[.W$8]/[.$C113]" office:value-type="float" office:value="382.65" calcext:value-type="float">
            <text:p>383</text:p>
          </table:table-cell>
          <table:table-cell table:style-name="ce130" table:formula="of:=[.$E$6]+360*[.X$8]/[.$C11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14]" office:value-type="float" office:value="12631.5789473684" calcext:value-type="float">
            <text:p>12632</text:p>
          </table:table-cell>
          <table:table-cell table:style-name="ce130" table:formula="of:=[.$E$6]+360*[.D$8]/[.$C114]" office:value-type="float" office:value="357" calcext:value-type="float">
            <text:p>357</text:p>
          </table:table-cell>
          <table:table-cell table:style-name="ce130" table:formula="of:=[.$E$6]+360*[.E$8]/[.$C114]" office:value-type="float" office:value="358.425" calcext:value-type="float">
            <text:p>358</text:p>
          </table:table-cell>
          <table:table-cell table:style-name="ce130" table:formula="of:=[.$E$6]+360*[.F$8]/[.$C114]" office:value-type="float" office:value="359.85" calcext:value-type="float">
            <text:p>360</text:p>
          </table:table-cell>
          <table:table-cell table:style-name="ce130" table:formula="of:=[.$E$6]+360*[.G$8]/[.$C114]" office:value-type="float" office:value="361.275" calcext:value-type="float">
            <text:p>361</text:p>
          </table:table-cell>
          <table:table-cell table:style-name="ce130" table:formula="of:=[.$E$6]+360*[.H$8]/[.$C114]" office:value-type="float" office:value="362.7" calcext:value-type="float">
            <text:p>363</text:p>
          </table:table-cell>
          <table:table-cell table:style-name="ce130" table:formula="of:=[.$E$6]+360*[.I$8]/[.$C114]" office:value-type="float" office:value="364.125" calcext:value-type="float">
            <text:p>364</text:p>
          </table:table-cell>
          <table:table-cell table:style-name="ce130" table:formula="of:=[.$E$6]+360*[.J$8]/[.$C114]" office:value-type="float" office:value="365.55" calcext:value-type="float">
            <text:p>366</text:p>
          </table:table-cell>
          <table:table-cell table:style-name="ce130" table:formula="of:=[.$E$6]+360*[.K$8]/[.$C114]" office:value-type="float" office:value="366.975" calcext:value-type="float">
            <text:p>367</text:p>
          </table:table-cell>
          <table:table-cell table:style-name="ce130" table:formula="of:=[.$E$6]+360*[.L$8]/[.$C114]" office:value-type="float" office:value="368.4" calcext:value-type="float">
            <text:p>368</text:p>
          </table:table-cell>
          <table:table-cell table:style-name="ce130" table:formula="of:=[.$E$6]+360*[.M$8]/[.$C114]" office:value-type="float" office:value="369.825" calcext:value-type="float">
            <text:p>370</text:p>
          </table:table-cell>
          <table:table-cell table:style-name="ce130" table:formula="of:=[.$E$6]+360*[.N$8]/[.$C114]" office:value-type="float" office:value="371.25" calcext:value-type="float">
            <text:p>371</text:p>
          </table:table-cell>
          <table:table-cell table:style-name="ce130" table:formula="of:=[.$E$6]+360*[.O$8]/[.$C114]" office:value-type="float" office:value="372.675" calcext:value-type="float">
            <text:p>373</text:p>
          </table:table-cell>
          <table:table-cell table:style-name="ce130" table:formula="of:=[.$E$6]+360*[.P$8]/[.$C114]" office:value-type="float" office:value="374.1" calcext:value-type="float">
            <text:p>374</text:p>
          </table:table-cell>
          <table:table-cell table:style-name="ce130" table:formula="of:=[.$E$6]+360*[.Q$8]/[.$C114]" office:value-type="float" office:value="375.525" calcext:value-type="float">
            <text:p>376</text:p>
          </table:table-cell>
          <table:table-cell table:style-name="ce130" table:formula="of:=[.$E$6]+360*[.R$8]/[.$C114]" office:value-type="float" office:value="376.95" calcext:value-type="float">
            <text:p>377</text:p>
          </table:table-cell>
          <table:table-cell table:style-name="ce130" table:formula="of:=[.$E$6]+360*[.S$8]/[.$C114]" office:value-type="float" office:value="378.375" calcext:value-type="float">
            <text:p>378</text:p>
          </table:table-cell>
          <table:table-cell table:style-name="ce130" table:formula="of:=[.$E$6]+360*[.T$8]/[.$C114]" office:value-type="float" office:value="379.8" calcext:value-type="float">
            <text:p>380</text:p>
          </table:table-cell>
          <table:table-cell table:style-name="ce130" table:formula="of:=[.$E$6]+360*[.U$8]/[.$C114]" office:value-type="float" office:value="381.225" calcext:value-type="float">
            <text:p>381</text:p>
          </table:table-cell>
          <table:table-cell table:style-name="ce130" table:formula="of:=[.$E$6]+360*[.V$8]/[.$C114]" office:value-type="float" office:value="382.65" calcext:value-type="float">
            <text:p>383</text:p>
          </table:table-cell>
          <table:table-cell table:style-name="ce130" table:formula="of:=[.$E$6]+360*[.W$8]/[.$C114]" office:value-type="float" office:value="384.075" calcext:value-type="float">
            <text:p>384</text:p>
          </table:table-cell>
          <table:table-cell table:style-name="ce130" table:formula="of:=[.$E$6]+360*[.X$8]/[.$C11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15]" office:value-type="float" office:value="12000" calcext:value-type="float">
            <text:p>12000</text:p>
          </table:table-cell>
          <table:table-cell table:style-name="ce130" table:formula="of:=[.$E$6]+360*[.D$8]/[.$C115]" office:value-type="float" office:value="357" calcext:value-type="float">
            <text:p>357</text:p>
          </table:table-cell>
          <table:table-cell table:style-name="ce130" table:formula="of:=[.$E$6]+360*[.E$8]/[.$C115]" office:value-type="float" office:value="358.5" calcext:value-type="float">
            <text:p>359</text:p>
          </table:table-cell>
          <table:table-cell table:style-name="ce130" table:formula="of:=[.$E$6]+360*[.F$8]/[.$C115]" office:value-type="float" office:value="360" calcext:value-type="float">
            <text:p>360</text:p>
          </table:table-cell>
          <table:table-cell table:style-name="ce130" table:formula="of:=[.$E$6]+360*[.G$8]/[.$C115]" office:value-type="float" office:value="361.5" calcext:value-type="float">
            <text:p>362</text:p>
          </table:table-cell>
          <table:table-cell table:style-name="ce130" table:formula="of:=[.$E$6]+360*[.H$8]/[.$C115]" office:value-type="float" office:value="363" calcext:value-type="float">
            <text:p>363</text:p>
          </table:table-cell>
          <table:table-cell table:style-name="ce130" table:formula="of:=[.$E$6]+360*[.I$8]/[.$C115]" office:value-type="float" office:value="364.5" calcext:value-type="float">
            <text:p>365</text:p>
          </table:table-cell>
          <table:table-cell table:style-name="ce130" table:formula="of:=[.$E$6]+360*[.J$8]/[.$C115]" office:value-type="float" office:value="366" calcext:value-type="float">
            <text:p>366</text:p>
          </table:table-cell>
          <table:table-cell table:style-name="ce130" table:formula="of:=[.$E$6]+360*[.K$8]/[.$C115]" office:value-type="float" office:value="367.5" calcext:value-type="float">
            <text:p>368</text:p>
          </table:table-cell>
          <table:table-cell table:style-name="ce130" table:formula="of:=[.$E$6]+360*[.L$8]/[.$C115]" office:value-type="float" office:value="369" calcext:value-type="float">
            <text:p>369</text:p>
          </table:table-cell>
          <table:table-cell table:style-name="ce130" table:formula="of:=[.$E$6]+360*[.M$8]/[.$C115]" office:value-type="float" office:value="370.5" calcext:value-type="float">
            <text:p>371</text:p>
          </table:table-cell>
          <table:table-cell table:style-name="ce130" table:formula="of:=[.$E$6]+360*[.N$8]/[.$C115]" office:value-type="float" office:value="372" calcext:value-type="float">
            <text:p>372</text:p>
          </table:table-cell>
          <table:table-cell table:style-name="ce130" table:formula="of:=[.$E$6]+360*[.O$8]/[.$C115]" office:value-type="float" office:value="373.5" calcext:value-type="float">
            <text:p>374</text:p>
          </table:table-cell>
          <table:table-cell table:style-name="ce130" table:formula="of:=[.$E$6]+360*[.P$8]/[.$C115]" office:value-type="float" office:value="375" calcext:value-type="float">
            <text:p>375</text:p>
          </table:table-cell>
          <table:table-cell table:style-name="ce130" table:formula="of:=[.$E$6]+360*[.Q$8]/[.$C115]" office:value-type="float" office:value="376.5" calcext:value-type="float">
            <text:p>377</text:p>
          </table:table-cell>
          <table:table-cell table:style-name="ce130" table:formula="of:=[.$E$6]+360*[.R$8]/[.$C115]" office:value-type="float" office:value="378" calcext:value-type="float">
            <text:p>378</text:p>
          </table:table-cell>
          <table:table-cell table:style-name="ce130" table:formula="of:=[.$E$6]+360*[.S$8]/[.$C115]" office:value-type="float" office:value="379.5" calcext:value-type="float">
            <text:p>380</text:p>
          </table:table-cell>
          <table:table-cell table:style-name="ce130" table:formula="of:=[.$E$6]+360*[.T$8]/[.$C115]" office:value-type="float" office:value="381" calcext:value-type="float">
            <text:p>381</text:p>
          </table:table-cell>
          <table:table-cell table:style-name="ce130" table:formula="of:=[.$E$6]+360*[.U$8]/[.$C115]" office:value-type="float" office:value="382.5" calcext:value-type="float">
            <text:p>383</text:p>
          </table:table-cell>
          <table:table-cell table:style-name="ce130" table:formula="of:=[.$E$6]+360*[.V$8]/[.$C115]" office:value-type="float" office:value="384" calcext:value-type="float">
            <text:p>384</text:p>
          </table:table-cell>
          <table:table-cell table:style-name="ce130" table:formula="of:=[.$E$6]+360*[.W$8]/[.$C115]" office:value-type="float" office:value="385.5" calcext:value-type="float">
            <text:p>386</text:p>
          </table:table-cell>
          <table:table-cell table:style-name="ce130" table:formula="of:=[.$E$6]+360*[.X$8]/[.$C11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16]" office:value-type="float" office:value="11428.5714285714" calcext:value-type="float">
            <text:p>11429</text:p>
          </table:table-cell>
          <table:table-cell table:style-name="ce130" table:formula="of:=[.$E$6]+360*[.D$8]/[.$C116]" office:value-type="float" office:value="357" calcext:value-type="float">
            <text:p>357</text:p>
          </table:table-cell>
          <table:table-cell table:style-name="ce130" table:formula="of:=[.$E$6]+360*[.E$8]/[.$C116]" office:value-type="float" office:value="358.575" calcext:value-type="float">
            <text:p>359</text:p>
          </table:table-cell>
          <table:table-cell table:style-name="ce130" table:formula="of:=[.$E$6]+360*[.F$8]/[.$C116]" office:value-type="float" office:value="360.15" calcext:value-type="float">
            <text:p>360</text:p>
          </table:table-cell>
          <table:table-cell table:style-name="ce130" table:formula="of:=[.$E$6]+360*[.G$8]/[.$C116]" office:value-type="float" office:value="361.725" calcext:value-type="float">
            <text:p>362</text:p>
          </table:table-cell>
          <table:table-cell table:style-name="ce130" table:formula="of:=[.$E$6]+360*[.H$8]/[.$C116]" office:value-type="float" office:value="363.3" calcext:value-type="float">
            <text:p>363</text:p>
          </table:table-cell>
          <table:table-cell table:style-name="ce130" table:formula="of:=[.$E$6]+360*[.I$8]/[.$C116]" office:value-type="float" office:value="364.875" calcext:value-type="float">
            <text:p>365</text:p>
          </table:table-cell>
          <table:table-cell table:style-name="ce130" table:formula="of:=[.$E$6]+360*[.J$8]/[.$C116]" office:value-type="float" office:value="366.45" calcext:value-type="float">
            <text:p>366</text:p>
          </table:table-cell>
          <table:table-cell table:style-name="ce130" table:formula="of:=[.$E$6]+360*[.K$8]/[.$C116]" office:value-type="float" office:value="368.025" calcext:value-type="float">
            <text:p>368</text:p>
          </table:table-cell>
          <table:table-cell table:style-name="ce130" table:formula="of:=[.$E$6]+360*[.L$8]/[.$C116]" office:value-type="float" office:value="369.6" calcext:value-type="float">
            <text:p>370</text:p>
          </table:table-cell>
          <table:table-cell table:style-name="ce130" table:formula="of:=[.$E$6]+360*[.M$8]/[.$C116]" office:value-type="float" office:value="371.175" calcext:value-type="float">
            <text:p>371</text:p>
          </table:table-cell>
          <table:table-cell table:style-name="ce130" table:formula="of:=[.$E$6]+360*[.N$8]/[.$C116]" office:value-type="float" office:value="372.75" calcext:value-type="float">
            <text:p>373</text:p>
          </table:table-cell>
          <table:table-cell table:style-name="ce130" table:formula="of:=[.$E$6]+360*[.O$8]/[.$C116]" office:value-type="float" office:value="374.325" calcext:value-type="float">
            <text:p>374</text:p>
          </table:table-cell>
          <table:table-cell table:style-name="ce130" table:formula="of:=[.$E$6]+360*[.P$8]/[.$C116]" office:value-type="float" office:value="375.9" calcext:value-type="float">
            <text:p>376</text:p>
          </table:table-cell>
          <table:table-cell table:style-name="ce130" table:formula="of:=[.$E$6]+360*[.Q$8]/[.$C116]" office:value-type="float" office:value="377.475" calcext:value-type="float">
            <text:p>377</text:p>
          </table:table-cell>
          <table:table-cell table:style-name="ce130" table:formula="of:=[.$E$6]+360*[.R$8]/[.$C116]" office:value-type="float" office:value="379.05" calcext:value-type="float">
            <text:p>379</text:p>
          </table:table-cell>
          <table:table-cell table:style-name="ce130" table:formula="of:=[.$E$6]+360*[.S$8]/[.$C116]" office:value-type="float" office:value="380.625" calcext:value-type="float">
            <text:p>381</text:p>
          </table:table-cell>
          <table:table-cell table:style-name="ce130" table:formula="of:=[.$E$6]+360*[.T$8]/[.$C116]" office:value-type="float" office:value="382.2" calcext:value-type="float">
            <text:p>382</text:p>
          </table:table-cell>
          <table:table-cell table:style-name="ce130" table:formula="of:=[.$E$6]+360*[.U$8]/[.$C116]" office:value-type="float" office:value="383.775" calcext:value-type="float">
            <text:p>384</text:p>
          </table:table-cell>
          <table:table-cell table:style-name="ce130" table:formula="of:=[.$E$6]+360*[.V$8]/[.$C116]" office:value-type="float" office:value="385.35" calcext:value-type="float">
            <text:p>385</text:p>
          </table:table-cell>
          <table:table-cell table:style-name="ce130" table:formula="of:=[.$E$6]+360*[.W$8]/[.$C116]" office:value-type="float" office:value="386.925" calcext:value-type="float">
            <text:p>387</text:p>
          </table:table-cell>
          <table:table-cell table:style-name="ce130" table:formula="of:=[.$E$6]+360*[.X$8]/[.$C11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17]" office:value-type="float" office:value="10909.0909090909" calcext:value-type="float">
            <text:p>10909</text:p>
          </table:table-cell>
          <table:table-cell table:style-name="ce130" table:formula="of:=[.$E$6]+360*[.D$8]/[.$C117]" office:value-type="float" office:value="357" calcext:value-type="float">
            <text:p>357</text:p>
          </table:table-cell>
          <table:table-cell table:style-name="ce130" table:formula="of:=[.$E$6]+360*[.E$8]/[.$C117]" office:value-type="float" office:value="358.65" calcext:value-type="float">
            <text:p>359</text:p>
          </table:table-cell>
          <table:table-cell table:style-name="ce130" table:formula="of:=[.$E$6]+360*[.F$8]/[.$C117]" office:value-type="float" office:value="360.3" calcext:value-type="float">
            <text:p>360</text:p>
          </table:table-cell>
          <table:table-cell table:style-name="ce130" table:formula="of:=[.$E$6]+360*[.G$8]/[.$C117]" office:value-type="float" office:value="361.95" calcext:value-type="float">
            <text:p>362</text:p>
          </table:table-cell>
          <table:table-cell table:style-name="ce130" table:formula="of:=[.$E$6]+360*[.H$8]/[.$C117]" office:value-type="float" office:value="363.6" calcext:value-type="float">
            <text:p>364</text:p>
          </table:table-cell>
          <table:table-cell table:style-name="ce130" table:formula="of:=[.$E$6]+360*[.I$8]/[.$C117]" office:value-type="float" office:value="365.25" calcext:value-type="float">
            <text:p>365</text:p>
          </table:table-cell>
          <table:table-cell table:style-name="ce130" table:formula="of:=[.$E$6]+360*[.J$8]/[.$C117]" office:value-type="float" office:value="366.9" calcext:value-type="float">
            <text:p>367</text:p>
          </table:table-cell>
          <table:table-cell table:style-name="ce130" table:formula="of:=[.$E$6]+360*[.K$8]/[.$C117]" office:value-type="float" office:value="368.55" calcext:value-type="float">
            <text:p>369</text:p>
          </table:table-cell>
          <table:table-cell table:style-name="ce130" table:formula="of:=[.$E$6]+360*[.L$8]/[.$C117]" office:value-type="float" office:value="370.2" calcext:value-type="float">
            <text:p>370</text:p>
          </table:table-cell>
          <table:table-cell table:style-name="ce130" table:formula="of:=[.$E$6]+360*[.M$8]/[.$C117]" office:value-type="float" office:value="371.85" calcext:value-type="float">
            <text:p>372</text:p>
          </table:table-cell>
          <table:table-cell table:style-name="ce130" table:formula="of:=[.$E$6]+360*[.N$8]/[.$C117]" office:value-type="float" office:value="373.5" calcext:value-type="float">
            <text:p>374</text:p>
          </table:table-cell>
          <table:table-cell table:style-name="ce130" table:formula="of:=[.$E$6]+360*[.O$8]/[.$C117]" office:value-type="float" office:value="375.15" calcext:value-type="float">
            <text:p>375</text:p>
          </table:table-cell>
          <table:table-cell table:style-name="ce130" table:formula="of:=[.$E$6]+360*[.P$8]/[.$C117]" office:value-type="float" office:value="376.8" calcext:value-type="float">
            <text:p>377</text:p>
          </table:table-cell>
          <table:table-cell table:style-name="ce130" table:formula="of:=[.$E$6]+360*[.Q$8]/[.$C117]" office:value-type="float" office:value="378.45" calcext:value-type="float">
            <text:p>378</text:p>
          </table:table-cell>
          <table:table-cell table:style-name="ce130" table:formula="of:=[.$E$6]+360*[.R$8]/[.$C117]" office:value-type="float" office:value="380.1" calcext:value-type="float">
            <text:p>380</text:p>
          </table:table-cell>
          <table:table-cell table:style-name="ce130" table:formula="of:=[.$E$6]+360*[.S$8]/[.$C117]" office:value-type="float" office:value="381.75" calcext:value-type="float">
            <text:p>382</text:p>
          </table:table-cell>
          <table:table-cell table:style-name="ce130" table:formula="of:=[.$E$6]+360*[.T$8]/[.$C117]" office:value-type="float" office:value="383.4" calcext:value-type="float">
            <text:p>383</text:p>
          </table:table-cell>
          <table:table-cell table:style-name="ce130" table:formula="of:=[.$E$6]+360*[.U$8]/[.$C117]" office:value-type="float" office:value="385.05" calcext:value-type="float">
            <text:p>385</text:p>
          </table:table-cell>
          <table:table-cell table:style-name="ce130" table:formula="of:=[.$E$6]+360*[.V$8]/[.$C117]" office:value-type="float" office:value="386.7" calcext:value-type="float">
            <text:p>387</text:p>
          </table:table-cell>
          <table:table-cell table:style-name="ce130" table:formula="of:=[.$E$6]+360*[.W$8]/[.$C117]" office:value-type="float" office:value="388.35" calcext:value-type="float">
            <text:p>388</text:p>
          </table:table-cell>
          <table:table-cell table:style-name="ce130" table:formula="of:=[.$E$6]+360*[.X$8]/[.$C11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18]" office:value-type="float" office:value="10434.7826086957" calcext:value-type="float">
            <text:p>10435</text:p>
          </table:table-cell>
          <table:table-cell table:style-name="ce130" table:formula="of:=[.$E$6]+360*[.D$8]/[.$C118]" office:value-type="float" office:value="357" calcext:value-type="float">
            <text:p>357</text:p>
          </table:table-cell>
          <table:table-cell table:style-name="ce130" table:formula="of:=[.$E$6]+360*[.E$8]/[.$C118]" office:value-type="float" office:value="358.725" calcext:value-type="float">
            <text:p>359</text:p>
          </table:table-cell>
          <table:table-cell table:style-name="ce130" table:formula="of:=[.$E$6]+360*[.F$8]/[.$C118]" office:value-type="float" office:value="360.45" calcext:value-type="float">
            <text:p>360</text:p>
          </table:table-cell>
          <table:table-cell table:style-name="ce130" table:formula="of:=[.$E$6]+360*[.G$8]/[.$C118]" office:value-type="float" office:value="362.175" calcext:value-type="float">
            <text:p>362</text:p>
          </table:table-cell>
          <table:table-cell table:style-name="ce130" table:formula="of:=[.$E$6]+360*[.H$8]/[.$C118]" office:value-type="float" office:value="363.9" calcext:value-type="float">
            <text:p>364</text:p>
          </table:table-cell>
          <table:table-cell table:style-name="ce130" table:formula="of:=[.$E$6]+360*[.I$8]/[.$C118]" office:value-type="float" office:value="365.625" calcext:value-type="float">
            <text:p>366</text:p>
          </table:table-cell>
          <table:table-cell table:style-name="ce130" table:formula="of:=[.$E$6]+360*[.J$8]/[.$C118]" office:value-type="float" office:value="367.35" calcext:value-type="float">
            <text:p>367</text:p>
          </table:table-cell>
          <table:table-cell table:style-name="ce130" table:formula="of:=[.$E$6]+360*[.K$8]/[.$C118]" office:value-type="float" office:value="369.075" calcext:value-type="float">
            <text:p>369</text:p>
          </table:table-cell>
          <table:table-cell table:style-name="ce130" table:formula="of:=[.$E$6]+360*[.L$8]/[.$C118]" office:value-type="float" office:value="370.8" calcext:value-type="float">
            <text:p>371</text:p>
          </table:table-cell>
          <table:table-cell table:style-name="ce130" table:formula="of:=[.$E$6]+360*[.M$8]/[.$C118]" office:value-type="float" office:value="372.525" calcext:value-type="float">
            <text:p>373</text:p>
          </table:table-cell>
          <table:table-cell table:style-name="ce130" table:formula="of:=[.$E$6]+360*[.N$8]/[.$C118]" office:value-type="float" office:value="374.25" calcext:value-type="float">
            <text:p>374</text:p>
          </table:table-cell>
          <table:table-cell table:style-name="ce130" table:formula="of:=[.$E$6]+360*[.O$8]/[.$C118]" office:value-type="float" office:value="375.975" calcext:value-type="float">
            <text:p>376</text:p>
          </table:table-cell>
          <table:table-cell table:style-name="ce130" table:formula="of:=[.$E$6]+360*[.P$8]/[.$C118]" office:value-type="float" office:value="377.7" calcext:value-type="float">
            <text:p>378</text:p>
          </table:table-cell>
          <table:table-cell table:style-name="ce130" table:formula="of:=[.$E$6]+360*[.Q$8]/[.$C118]" office:value-type="float" office:value="379.425" calcext:value-type="float">
            <text:p>379</text:p>
          </table:table-cell>
          <table:table-cell table:style-name="ce130" table:formula="of:=[.$E$6]+360*[.R$8]/[.$C118]" office:value-type="float" office:value="381.15" calcext:value-type="float">
            <text:p>381</text:p>
          </table:table-cell>
          <table:table-cell table:style-name="ce130" table:formula="of:=[.$E$6]+360*[.S$8]/[.$C118]" office:value-type="float" office:value="382.875" calcext:value-type="float">
            <text:p>383</text:p>
          </table:table-cell>
          <table:table-cell table:style-name="ce130" table:formula="of:=[.$E$6]+360*[.T$8]/[.$C118]" office:value-type="float" office:value="384.6" calcext:value-type="float">
            <text:p>385</text:p>
          </table:table-cell>
          <table:table-cell table:style-name="ce130" table:formula="of:=[.$E$6]+360*[.U$8]/[.$C118]" office:value-type="float" office:value="386.325" calcext:value-type="float">
            <text:p>386</text:p>
          </table:table-cell>
          <table:table-cell table:style-name="ce130" table:formula="of:=[.$E$6]+360*[.V$8]/[.$C118]" office:value-type="float" office:value="388.05" calcext:value-type="float">
            <text:p>388</text:p>
          </table:table-cell>
          <table:table-cell table:style-name="ce130" table:formula="of:=[.$E$6]+360*[.W$8]/[.$C118]" office:value-type="float" office:value="389.775" calcext:value-type="float">
            <text:p>390</text:p>
          </table:table-cell>
          <table:table-cell table:style-name="ce130" table:formula="of:=[.$E$6]+360*[.X$8]/[.$C11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19]" office:value-type="float" office:value="10000" calcext:value-type="float">
            <text:p>10000</text:p>
          </table:table-cell>
          <table:table-cell table:style-name="ce130" table:formula="of:=[.$E$6]+360*[.D$8]/[.$C119]" office:value-type="float" office:value="357" calcext:value-type="float">
            <text:p>357</text:p>
          </table:table-cell>
          <table:table-cell table:style-name="ce130" table:formula="of:=[.$E$6]+360*[.E$8]/[.$C119]" office:value-type="float" office:value="358.8" calcext:value-type="float">
            <text:p>359</text:p>
          </table:table-cell>
          <table:table-cell table:style-name="ce130" table:formula="of:=[.$E$6]+360*[.F$8]/[.$C119]" office:value-type="float" office:value="360.6" calcext:value-type="float">
            <text:p>361</text:p>
          </table:table-cell>
          <table:table-cell table:style-name="ce130" table:formula="of:=[.$E$6]+360*[.G$8]/[.$C119]" office:value-type="float" office:value="362.4" calcext:value-type="float">
            <text:p>362</text:p>
          </table:table-cell>
          <table:table-cell table:style-name="ce130" table:formula="of:=[.$E$6]+360*[.H$8]/[.$C119]" office:value-type="float" office:value="364.2" calcext:value-type="float">
            <text:p>364</text:p>
          </table:table-cell>
          <table:table-cell table:style-name="ce130" table:formula="of:=[.$E$6]+360*[.I$8]/[.$C119]" office:value-type="float" office:value="366" calcext:value-type="float">
            <text:p>366</text:p>
          </table:table-cell>
          <table:table-cell table:style-name="ce130" table:formula="of:=[.$E$6]+360*[.J$8]/[.$C119]" office:value-type="float" office:value="367.8" calcext:value-type="float">
            <text:p>368</text:p>
          </table:table-cell>
          <table:table-cell table:style-name="ce130" table:formula="of:=[.$E$6]+360*[.K$8]/[.$C119]" office:value-type="float" office:value="369.6" calcext:value-type="float">
            <text:p>370</text:p>
          </table:table-cell>
          <table:table-cell table:style-name="ce130" table:formula="of:=[.$E$6]+360*[.L$8]/[.$C119]" office:value-type="float" office:value="371.4" calcext:value-type="float">
            <text:p>371</text:p>
          </table:table-cell>
          <table:table-cell table:style-name="ce130" table:formula="of:=[.$E$6]+360*[.M$8]/[.$C119]" office:value-type="float" office:value="373.2" calcext:value-type="float">
            <text:p>373</text:p>
          </table:table-cell>
          <table:table-cell table:style-name="ce130" table:formula="of:=[.$E$6]+360*[.N$8]/[.$C119]" office:value-type="float" office:value="375" calcext:value-type="float">
            <text:p>375</text:p>
          </table:table-cell>
          <table:table-cell table:style-name="ce130" table:formula="of:=[.$E$6]+360*[.O$8]/[.$C119]" office:value-type="float" office:value="376.8" calcext:value-type="float">
            <text:p>377</text:p>
          </table:table-cell>
          <table:table-cell table:style-name="ce130" table:formula="of:=[.$E$6]+360*[.P$8]/[.$C119]" office:value-type="float" office:value="378.6" calcext:value-type="float">
            <text:p>379</text:p>
          </table:table-cell>
          <table:table-cell table:style-name="ce130" table:formula="of:=[.$E$6]+360*[.Q$8]/[.$C119]" office:value-type="float" office:value="380.4" calcext:value-type="float">
            <text:p>380</text:p>
          </table:table-cell>
          <table:table-cell table:style-name="ce130" table:formula="of:=[.$E$6]+360*[.R$8]/[.$C119]" office:value-type="float" office:value="382.2" calcext:value-type="float">
            <text:p>382</text:p>
          </table:table-cell>
          <table:table-cell table:style-name="ce130" table:formula="of:=[.$E$6]+360*[.S$8]/[.$C119]" office:value-type="float" office:value="384" calcext:value-type="float">
            <text:p>384</text:p>
          </table:table-cell>
          <table:table-cell table:style-name="ce130" table:formula="of:=[.$E$6]+360*[.T$8]/[.$C119]" office:value-type="float" office:value="385.8" calcext:value-type="float">
            <text:p>386</text:p>
          </table:table-cell>
          <table:table-cell table:style-name="ce130" table:formula="of:=[.$E$6]+360*[.U$8]/[.$C119]" office:value-type="float" office:value="387.6" calcext:value-type="float">
            <text:p>388</text:p>
          </table:table-cell>
          <table:table-cell table:style-name="ce130" table:formula="of:=[.$E$6]+360*[.V$8]/[.$C119]" office:value-type="float" office:value="389.4" calcext:value-type="float">
            <text:p>389</text:p>
          </table:table-cell>
          <table:table-cell table:style-name="ce130" table:formula="of:=[.$E$6]+360*[.W$8]/[.$C119]" office:value-type="float" office:value="391.2" calcext:value-type="float">
            <text:p>391</text:p>
          </table:table-cell>
          <table:table-cell table:style-name="ce130" table:formula="of:=[.$E$6]+360*[.X$8]/[.$C11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20]" office:value-type="float" office:value="9600" calcext:value-type="float">
            <text:p>9600</text:p>
          </table:table-cell>
          <table:table-cell table:style-name="ce130" table:formula="of:=[.$E$6]+360*[.D$8]/[.$C120]" office:value-type="float" office:value="357" calcext:value-type="float">
            <text:p>357</text:p>
          </table:table-cell>
          <table:table-cell table:style-name="ce130" table:formula="of:=[.$E$6]+360*[.E$8]/[.$C120]" office:value-type="float" office:value="358.875" calcext:value-type="float">
            <text:p>359</text:p>
          </table:table-cell>
          <table:table-cell table:style-name="ce130" table:formula="of:=[.$E$6]+360*[.F$8]/[.$C120]" office:value-type="float" office:value="360.75" calcext:value-type="float">
            <text:p>361</text:p>
          </table:table-cell>
          <table:table-cell table:style-name="ce130" table:formula="of:=[.$E$6]+360*[.G$8]/[.$C120]" office:value-type="float" office:value="362.625" calcext:value-type="float">
            <text:p>363</text:p>
          </table:table-cell>
          <table:table-cell table:style-name="ce130" table:formula="of:=[.$E$6]+360*[.H$8]/[.$C120]" office:value-type="float" office:value="364.5" calcext:value-type="float">
            <text:p>365</text:p>
          </table:table-cell>
          <table:table-cell table:style-name="ce130" table:formula="of:=[.$E$6]+360*[.I$8]/[.$C120]" office:value-type="float" office:value="366.375" calcext:value-type="float">
            <text:p>366</text:p>
          </table:table-cell>
          <table:table-cell table:style-name="ce130" table:formula="of:=[.$E$6]+360*[.J$8]/[.$C120]" office:value-type="float" office:value="368.25" calcext:value-type="float">
            <text:p>368</text:p>
          </table:table-cell>
          <table:table-cell table:style-name="ce130" table:formula="of:=[.$E$6]+360*[.K$8]/[.$C120]" office:value-type="float" office:value="370.125" calcext:value-type="float">
            <text:p>370</text:p>
          </table:table-cell>
          <table:table-cell table:style-name="ce130" table:formula="of:=[.$E$6]+360*[.L$8]/[.$C120]" office:value-type="float" office:value="372" calcext:value-type="float">
            <text:p>372</text:p>
          </table:table-cell>
          <table:table-cell table:style-name="ce130" table:formula="of:=[.$E$6]+360*[.M$8]/[.$C120]" office:value-type="float" office:value="373.875" calcext:value-type="float">
            <text:p>374</text:p>
          </table:table-cell>
          <table:table-cell table:style-name="ce130" table:formula="of:=[.$E$6]+360*[.N$8]/[.$C120]" office:value-type="float" office:value="375.75" calcext:value-type="float">
            <text:p>376</text:p>
          </table:table-cell>
          <table:table-cell table:style-name="ce130" table:formula="of:=[.$E$6]+360*[.O$8]/[.$C120]" office:value-type="float" office:value="377.625" calcext:value-type="float">
            <text:p>378</text:p>
          </table:table-cell>
          <table:table-cell table:style-name="ce130" table:formula="of:=[.$E$6]+360*[.P$8]/[.$C120]" office:value-type="float" office:value="379.5" calcext:value-type="float">
            <text:p>380</text:p>
          </table:table-cell>
          <table:table-cell table:style-name="ce130" table:formula="of:=[.$E$6]+360*[.Q$8]/[.$C120]" office:value-type="float" office:value="381.375" calcext:value-type="float">
            <text:p>381</text:p>
          </table:table-cell>
          <table:table-cell table:style-name="ce130" table:formula="of:=[.$E$6]+360*[.R$8]/[.$C120]" office:value-type="float" office:value="383.25" calcext:value-type="float">
            <text:p>383</text:p>
          </table:table-cell>
          <table:table-cell table:style-name="ce130" table:formula="of:=[.$E$6]+360*[.S$8]/[.$C120]" office:value-type="float" office:value="385.125" calcext:value-type="float">
            <text:p>385</text:p>
          </table:table-cell>
          <table:table-cell table:style-name="ce130" table:formula="of:=[.$E$6]+360*[.T$8]/[.$C120]" office:value-type="float" office:value="387" calcext:value-type="float">
            <text:p>387</text:p>
          </table:table-cell>
          <table:table-cell table:style-name="ce130" table:formula="of:=[.$E$6]+360*[.U$8]/[.$C120]" office:value-type="float" office:value="388.875" calcext:value-type="float">
            <text:p>389</text:p>
          </table:table-cell>
          <table:table-cell table:style-name="ce130" table:formula="of:=[.$E$6]+360*[.V$8]/[.$C120]" office:value-type="float" office:value="390.75" calcext:value-type="float">
            <text:p>391</text:p>
          </table:table-cell>
          <table:table-cell table:style-name="ce130" table:formula="of:=[.$E$6]+360*[.W$8]/[.$C120]" office:value-type="float" office:value="392.625" calcext:value-type="float">
            <text:p>393</text:p>
          </table:table-cell>
          <table:table-cell table:style-name="ce130" table:formula="of:=[.$E$6]+360*[.X$8]/[.$C12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21]" office:value-type="float" office:value="9230.76923076923" calcext:value-type="float">
            <text:p>9231</text:p>
          </table:table-cell>
          <table:table-cell table:style-name="ce130" table:formula="of:=[.$E$6]+360*[.D$8]/[.$C121]" office:value-type="float" office:value="357" calcext:value-type="float">
            <text:p>357</text:p>
          </table:table-cell>
          <table:table-cell table:style-name="ce130" table:formula="of:=[.$E$6]+360*[.E$8]/[.$C121]" office:value-type="float" office:value="358.95" calcext:value-type="float">
            <text:p>359</text:p>
          </table:table-cell>
          <table:table-cell table:style-name="ce130" table:formula="of:=[.$E$6]+360*[.F$8]/[.$C121]" office:value-type="float" office:value="360.9" calcext:value-type="float">
            <text:p>361</text:p>
          </table:table-cell>
          <table:table-cell table:style-name="ce130" table:formula="of:=[.$E$6]+360*[.G$8]/[.$C121]" office:value-type="float" office:value="362.85" calcext:value-type="float">
            <text:p>363</text:p>
          </table:table-cell>
          <table:table-cell table:style-name="ce130" table:formula="of:=[.$E$6]+360*[.H$8]/[.$C121]" office:value-type="float" office:value="364.8" calcext:value-type="float">
            <text:p>365</text:p>
          </table:table-cell>
          <table:table-cell table:style-name="ce130" table:formula="of:=[.$E$6]+360*[.I$8]/[.$C121]" office:value-type="float" office:value="366.75" calcext:value-type="float">
            <text:p>367</text:p>
          </table:table-cell>
          <table:table-cell table:style-name="ce130" table:formula="of:=[.$E$6]+360*[.J$8]/[.$C121]" office:value-type="float" office:value="368.7" calcext:value-type="float">
            <text:p>369</text:p>
          </table:table-cell>
          <table:table-cell table:style-name="ce130" table:formula="of:=[.$E$6]+360*[.K$8]/[.$C121]" office:value-type="float" office:value="370.65" calcext:value-type="float">
            <text:p>371</text:p>
          </table:table-cell>
          <table:table-cell table:style-name="ce130" table:formula="of:=[.$E$6]+360*[.L$8]/[.$C121]" office:value-type="float" office:value="372.6" calcext:value-type="float">
            <text:p>373</text:p>
          </table:table-cell>
          <table:table-cell table:style-name="ce130" table:formula="of:=[.$E$6]+360*[.M$8]/[.$C121]" office:value-type="float" office:value="374.55" calcext:value-type="float">
            <text:p>375</text:p>
          </table:table-cell>
          <table:table-cell table:style-name="ce130" table:formula="of:=[.$E$6]+360*[.N$8]/[.$C121]" office:value-type="float" office:value="376.5" calcext:value-type="float">
            <text:p>377</text:p>
          </table:table-cell>
          <table:table-cell table:style-name="ce130" table:formula="of:=[.$E$6]+360*[.O$8]/[.$C121]" office:value-type="float" office:value="378.45" calcext:value-type="float">
            <text:p>378</text:p>
          </table:table-cell>
          <table:table-cell table:style-name="ce130" table:formula="of:=[.$E$6]+360*[.P$8]/[.$C121]" office:value-type="float" office:value="380.4" calcext:value-type="float">
            <text:p>380</text:p>
          </table:table-cell>
          <table:table-cell table:style-name="ce130" table:formula="of:=[.$E$6]+360*[.Q$8]/[.$C121]" office:value-type="float" office:value="382.35" calcext:value-type="float">
            <text:p>382</text:p>
          </table:table-cell>
          <table:table-cell table:style-name="ce130" table:formula="of:=[.$E$6]+360*[.R$8]/[.$C121]" office:value-type="float" office:value="384.3" calcext:value-type="float">
            <text:p>384</text:p>
          </table:table-cell>
          <table:table-cell table:style-name="ce130" table:formula="of:=[.$E$6]+360*[.S$8]/[.$C121]" office:value-type="float" office:value="386.25" calcext:value-type="float">
            <text:p>386</text:p>
          </table:table-cell>
          <table:table-cell table:style-name="ce130" table:formula="of:=[.$E$6]+360*[.T$8]/[.$C121]" office:value-type="float" office:value="388.2" calcext:value-type="float">
            <text:p>388</text:p>
          </table:table-cell>
          <table:table-cell table:style-name="ce130" table:formula="of:=[.$E$6]+360*[.U$8]/[.$C121]" office:value-type="float" office:value="390.15" calcext:value-type="float">
            <text:p>390</text:p>
          </table:table-cell>
          <table:table-cell table:style-name="ce130" table:formula="of:=[.$E$6]+360*[.V$8]/[.$C121]" office:value-type="float" office:value="392.1" calcext:value-type="float">
            <text:p>392</text:p>
          </table:table-cell>
          <table:table-cell table:style-name="ce130" table:formula="of:=[.$E$6]+360*[.W$8]/[.$C121]" office:value-type="float" office:value="394.05" calcext:value-type="float">
            <text:p>394</text:p>
          </table:table-cell>
          <table:table-cell table:style-name="ce130" table:formula="of:=[.$E$6]+360*[.X$8]/[.$C12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22]" office:value-type="float" office:value="8888.88888888889" calcext:value-type="float">
            <text:p>8889</text:p>
          </table:table-cell>
          <table:table-cell table:style-name="ce130" table:formula="of:=[.$E$6]+360*[.D$8]/[.$C122]" office:value-type="float" office:value="357" calcext:value-type="float">
            <text:p>357</text:p>
          </table:table-cell>
          <table:table-cell table:style-name="ce130" table:formula="of:=[.$E$6]+360*[.E$8]/[.$C122]" office:value-type="float" office:value="359.025" calcext:value-type="float">
            <text:p>359</text:p>
          </table:table-cell>
          <table:table-cell table:style-name="ce130" table:formula="of:=[.$E$6]+360*[.F$8]/[.$C122]" office:value-type="float" office:value="361.05" calcext:value-type="float">
            <text:p>361</text:p>
          </table:table-cell>
          <table:table-cell table:style-name="ce130" table:formula="of:=[.$E$6]+360*[.G$8]/[.$C122]" office:value-type="float" office:value="363.075" calcext:value-type="float">
            <text:p>363</text:p>
          </table:table-cell>
          <table:table-cell table:style-name="ce130" table:formula="of:=[.$E$6]+360*[.H$8]/[.$C122]" office:value-type="float" office:value="365.1" calcext:value-type="float">
            <text:p>365</text:p>
          </table:table-cell>
          <table:table-cell table:style-name="ce130" table:formula="of:=[.$E$6]+360*[.I$8]/[.$C122]" office:value-type="float" office:value="367.125" calcext:value-type="float">
            <text:p>367</text:p>
          </table:table-cell>
          <table:table-cell table:style-name="ce130" table:formula="of:=[.$E$6]+360*[.J$8]/[.$C122]" office:value-type="float" office:value="369.15" calcext:value-type="float">
            <text:p>369</text:p>
          </table:table-cell>
          <table:table-cell table:style-name="ce130" table:formula="of:=[.$E$6]+360*[.K$8]/[.$C122]" office:value-type="float" office:value="371.175" calcext:value-type="float">
            <text:p>371</text:p>
          </table:table-cell>
          <table:table-cell table:style-name="ce130" table:formula="of:=[.$E$6]+360*[.L$8]/[.$C122]" office:value-type="float" office:value="373.2" calcext:value-type="float">
            <text:p>373</text:p>
          </table:table-cell>
          <table:table-cell table:style-name="ce130" table:formula="of:=[.$E$6]+360*[.M$8]/[.$C122]" office:value-type="float" office:value="375.225" calcext:value-type="float">
            <text:p>375</text:p>
          </table:table-cell>
          <table:table-cell table:style-name="ce130" table:formula="of:=[.$E$6]+360*[.N$8]/[.$C122]" office:value-type="float" office:value="377.25" calcext:value-type="float">
            <text:p>377</text:p>
          </table:table-cell>
          <table:table-cell table:style-name="ce130" table:formula="of:=[.$E$6]+360*[.O$8]/[.$C122]" office:value-type="float" office:value="379.275" calcext:value-type="float">
            <text:p>379</text:p>
          </table:table-cell>
          <table:table-cell table:style-name="ce130" table:formula="of:=[.$E$6]+360*[.P$8]/[.$C122]" office:value-type="float" office:value="381.3" calcext:value-type="float">
            <text:p>381</text:p>
          </table:table-cell>
          <table:table-cell table:style-name="ce130" table:formula="of:=[.$E$6]+360*[.Q$8]/[.$C122]" office:value-type="float" office:value="383.325" calcext:value-type="float">
            <text:p>383</text:p>
          </table:table-cell>
          <table:table-cell table:style-name="ce130" table:formula="of:=[.$E$6]+360*[.R$8]/[.$C122]" office:value-type="float" office:value="385.35" calcext:value-type="float">
            <text:p>385</text:p>
          </table:table-cell>
          <table:table-cell table:style-name="ce130" table:formula="of:=[.$E$6]+360*[.S$8]/[.$C122]" office:value-type="float" office:value="387.375" calcext:value-type="float">
            <text:p>387</text:p>
          </table:table-cell>
          <table:table-cell table:style-name="ce130" table:formula="of:=[.$E$6]+360*[.T$8]/[.$C122]" office:value-type="float" office:value="389.4" calcext:value-type="float">
            <text:p>389</text:p>
          </table:table-cell>
          <table:table-cell table:style-name="ce130" table:formula="of:=[.$E$6]+360*[.U$8]/[.$C122]" office:value-type="float" office:value="391.425" calcext:value-type="float">
            <text:p>391</text:p>
          </table:table-cell>
          <table:table-cell table:style-name="ce130" table:formula="of:=[.$E$6]+360*[.V$8]/[.$C122]" office:value-type="float" office:value="393.45" calcext:value-type="float">
            <text:p>393</text:p>
          </table:table-cell>
          <table:table-cell table:style-name="ce130" table:formula="of:=[.$E$6]+360*[.W$8]/[.$C122]" office:value-type="float" office:value="395.475" calcext:value-type="float">
            <text:p>395</text:p>
          </table:table-cell>
          <table:table-cell table:style-name="ce130" table:formula="of:=[.$E$6]+360*[.X$8]/[.$C12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23]" office:value-type="float" office:value="8571.42857142857" calcext:value-type="float">
            <text:p>8571</text:p>
          </table:table-cell>
          <table:table-cell table:style-name="ce130" table:formula="of:=[.$E$6]+360*[.D$8]/[.$C123]" office:value-type="float" office:value="357" calcext:value-type="float">
            <text:p>357</text:p>
          </table:table-cell>
          <table:table-cell table:style-name="ce130" table:formula="of:=[.$E$6]+360*[.E$8]/[.$C123]" office:value-type="float" office:value="359.1" calcext:value-type="float">
            <text:p>359</text:p>
          </table:table-cell>
          <table:table-cell table:style-name="ce130" table:formula="of:=[.$E$6]+360*[.F$8]/[.$C123]" office:value-type="float" office:value="361.2" calcext:value-type="float">
            <text:p>361</text:p>
          </table:table-cell>
          <table:table-cell table:style-name="ce130" table:formula="of:=[.$E$6]+360*[.G$8]/[.$C123]" office:value-type="float" office:value="363.3" calcext:value-type="float">
            <text:p>363</text:p>
          </table:table-cell>
          <table:table-cell table:style-name="ce130" table:formula="of:=[.$E$6]+360*[.H$8]/[.$C123]" office:value-type="float" office:value="365.4" calcext:value-type="float">
            <text:p>365</text:p>
          </table:table-cell>
          <table:table-cell table:style-name="ce130" table:formula="of:=[.$E$6]+360*[.I$8]/[.$C123]" office:value-type="float" office:value="367.5" calcext:value-type="float">
            <text:p>368</text:p>
          </table:table-cell>
          <table:table-cell table:style-name="ce130" table:formula="of:=[.$E$6]+360*[.J$8]/[.$C123]" office:value-type="float" office:value="369.6" calcext:value-type="float">
            <text:p>370</text:p>
          </table:table-cell>
          <table:table-cell table:style-name="ce130" table:formula="of:=[.$E$6]+360*[.K$8]/[.$C123]" office:value-type="float" office:value="371.7" calcext:value-type="float">
            <text:p>372</text:p>
          </table:table-cell>
          <table:table-cell table:style-name="ce130" table:formula="of:=[.$E$6]+360*[.L$8]/[.$C123]" office:value-type="float" office:value="373.8" calcext:value-type="float">
            <text:p>374</text:p>
          </table:table-cell>
          <table:table-cell table:style-name="ce130" table:formula="of:=[.$E$6]+360*[.M$8]/[.$C123]" office:value-type="float" office:value="375.9" calcext:value-type="float">
            <text:p>376</text:p>
          </table:table-cell>
          <table:table-cell table:style-name="ce130" table:formula="of:=[.$E$6]+360*[.N$8]/[.$C123]" office:value-type="float" office:value="378" calcext:value-type="float">
            <text:p>378</text:p>
          </table:table-cell>
          <table:table-cell table:style-name="ce130" table:formula="of:=[.$E$6]+360*[.O$8]/[.$C123]" office:value-type="float" office:value="380.1" calcext:value-type="float">
            <text:p>380</text:p>
          </table:table-cell>
          <table:table-cell table:style-name="ce130" table:formula="of:=[.$E$6]+360*[.P$8]/[.$C123]" office:value-type="float" office:value="382.2" calcext:value-type="float">
            <text:p>382</text:p>
          </table:table-cell>
          <table:table-cell table:style-name="ce130" table:formula="of:=[.$E$6]+360*[.Q$8]/[.$C123]" office:value-type="float" office:value="384.3" calcext:value-type="float">
            <text:p>384</text:p>
          </table:table-cell>
          <table:table-cell table:style-name="ce130" table:formula="of:=[.$E$6]+360*[.R$8]/[.$C123]" office:value-type="float" office:value="386.4" calcext:value-type="float">
            <text:p>386</text:p>
          </table:table-cell>
          <table:table-cell table:style-name="ce130" table:formula="of:=[.$E$6]+360*[.S$8]/[.$C123]" office:value-type="float" office:value="388.5" calcext:value-type="float">
            <text:p>389</text:p>
          </table:table-cell>
          <table:table-cell table:style-name="ce130" table:formula="of:=[.$E$6]+360*[.T$8]/[.$C123]" office:value-type="float" office:value="390.6" calcext:value-type="float">
            <text:p>391</text:p>
          </table:table-cell>
          <table:table-cell table:style-name="ce130" table:formula="of:=[.$E$6]+360*[.U$8]/[.$C123]" office:value-type="float" office:value="392.7" calcext:value-type="float">
            <text:p>393</text:p>
          </table:table-cell>
          <table:table-cell table:style-name="ce130" table:formula="of:=[.$E$6]+360*[.V$8]/[.$C123]" office:value-type="float" office:value="394.8" calcext:value-type="float">
            <text:p>395</text:p>
          </table:table-cell>
          <table:table-cell table:style-name="ce130" table:formula="of:=[.$E$6]+360*[.W$8]/[.$C123]" office:value-type="float" office:value="396.9" calcext:value-type="float">
            <text:p>397</text:p>
          </table:table-cell>
          <table:table-cell table:style-name="ce130" table:formula="of:=[.$E$6]+360*[.X$8]/[.$C12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24]" office:value-type="float" office:value="8275.86206896552" calcext:value-type="float">
            <text:p>8276</text:p>
          </table:table-cell>
          <table:table-cell table:style-name="ce130" table:formula="of:=[.$E$6]+360*[.D$8]/[.$C124]" office:value-type="float" office:value="357" calcext:value-type="float">
            <text:p>357</text:p>
          </table:table-cell>
          <table:table-cell table:style-name="ce130" table:formula="of:=[.$E$6]+360*[.E$8]/[.$C124]" office:value-type="float" office:value="359.175" calcext:value-type="float">
            <text:p>359</text:p>
          </table:table-cell>
          <table:table-cell table:style-name="ce130" table:formula="of:=[.$E$6]+360*[.F$8]/[.$C124]" office:value-type="float" office:value="361.35" calcext:value-type="float">
            <text:p>361</text:p>
          </table:table-cell>
          <table:table-cell table:style-name="ce130" table:formula="of:=[.$E$6]+360*[.G$8]/[.$C124]" office:value-type="float" office:value="363.525" calcext:value-type="float">
            <text:p>364</text:p>
          </table:table-cell>
          <table:table-cell table:style-name="ce130" table:formula="of:=[.$E$6]+360*[.H$8]/[.$C124]" office:value-type="float" office:value="365.7" calcext:value-type="float">
            <text:p>366</text:p>
          </table:table-cell>
          <table:table-cell table:style-name="ce130" table:formula="of:=[.$E$6]+360*[.I$8]/[.$C124]" office:value-type="float" office:value="367.875" calcext:value-type="float">
            <text:p>368</text:p>
          </table:table-cell>
          <table:table-cell table:style-name="ce130" table:formula="of:=[.$E$6]+360*[.J$8]/[.$C124]" office:value-type="float" office:value="370.05" calcext:value-type="float">
            <text:p>370</text:p>
          </table:table-cell>
          <table:table-cell table:style-name="ce130" table:formula="of:=[.$E$6]+360*[.K$8]/[.$C124]" office:value-type="float" office:value="372.225" calcext:value-type="float">
            <text:p>372</text:p>
          </table:table-cell>
          <table:table-cell table:style-name="ce130" table:formula="of:=[.$E$6]+360*[.L$8]/[.$C124]" office:value-type="float" office:value="374.4" calcext:value-type="float">
            <text:p>374</text:p>
          </table:table-cell>
          <table:table-cell table:style-name="ce130" table:formula="of:=[.$E$6]+360*[.M$8]/[.$C124]" office:value-type="float" office:value="376.575" calcext:value-type="float">
            <text:p>377</text:p>
          </table:table-cell>
          <table:table-cell table:style-name="ce130" table:formula="of:=[.$E$6]+360*[.N$8]/[.$C124]" office:value-type="float" office:value="378.75" calcext:value-type="float">
            <text:p>379</text:p>
          </table:table-cell>
          <table:table-cell table:style-name="ce130" table:formula="of:=[.$E$6]+360*[.O$8]/[.$C124]" office:value-type="float" office:value="380.925" calcext:value-type="float">
            <text:p>381</text:p>
          </table:table-cell>
          <table:table-cell table:style-name="ce130" table:formula="of:=[.$E$6]+360*[.P$8]/[.$C124]" office:value-type="float" office:value="383.1" calcext:value-type="float">
            <text:p>383</text:p>
          </table:table-cell>
          <table:table-cell table:style-name="ce130" table:formula="of:=[.$E$6]+360*[.Q$8]/[.$C124]" office:value-type="float" office:value="385.275" calcext:value-type="float">
            <text:p>385</text:p>
          </table:table-cell>
          <table:table-cell table:style-name="ce130" table:formula="of:=[.$E$6]+360*[.R$8]/[.$C124]" office:value-type="float" office:value="387.45" calcext:value-type="float">
            <text:p>387</text:p>
          </table:table-cell>
          <table:table-cell table:style-name="ce130" table:formula="of:=[.$E$6]+360*[.S$8]/[.$C124]" office:value-type="float" office:value="389.625" calcext:value-type="float">
            <text:p>390</text:p>
          </table:table-cell>
          <table:table-cell table:style-name="ce130" table:formula="of:=[.$E$6]+360*[.T$8]/[.$C124]" office:value-type="float" office:value="391.8" calcext:value-type="float">
            <text:p>392</text:p>
          </table:table-cell>
          <table:table-cell table:style-name="ce130" table:formula="of:=[.$E$6]+360*[.U$8]/[.$C124]" office:value-type="float" office:value="393.975" calcext:value-type="float">
            <text:p>394</text:p>
          </table:table-cell>
          <table:table-cell table:style-name="ce130" table:formula="of:=[.$E$6]+360*[.V$8]/[.$C124]" office:value-type="float" office:value="396.15" calcext:value-type="float">
            <text:p>396</text:p>
          </table:table-cell>
          <table:table-cell table:style-name="ce130" table:formula="of:=[.$E$6]+360*[.W$8]/[.$C124]" office:value-type="float" office:value="398.325" calcext:value-type="float">
            <text:p>398</text:p>
          </table:table-cell>
          <table:table-cell table:style-name="ce130" table:formula="of:=[.$E$6]+360*[.X$8]/[.$C12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25]" office:value-type="float" office:value="8000" calcext:value-type="float">
            <text:p>8000</text:p>
          </table:table-cell>
          <table:table-cell table:style-name="ce130" table:formula="of:=[.$E$6]+360*[.D$8]/[.$C125]" office:value-type="float" office:value="357" calcext:value-type="float">
            <text:p>357</text:p>
          </table:table-cell>
          <table:table-cell table:style-name="ce130" table:formula="of:=[.$E$6]+360*[.E$8]/[.$C125]" office:value-type="float" office:value="359.25" calcext:value-type="float">
            <text:p>359</text:p>
          </table:table-cell>
          <table:table-cell table:style-name="ce130" table:formula="of:=[.$E$6]+360*[.F$8]/[.$C125]" office:value-type="float" office:value="361.5" calcext:value-type="float">
            <text:p>362</text:p>
          </table:table-cell>
          <table:table-cell table:style-name="ce130" table:formula="of:=[.$E$6]+360*[.G$8]/[.$C125]" office:value-type="float" office:value="363.75" calcext:value-type="float">
            <text:p>364</text:p>
          </table:table-cell>
          <table:table-cell table:style-name="ce130" table:formula="of:=[.$E$6]+360*[.H$8]/[.$C125]" office:value-type="float" office:value="366" calcext:value-type="float">
            <text:p>366</text:p>
          </table:table-cell>
          <table:table-cell table:style-name="ce130" table:formula="of:=[.$E$6]+360*[.I$8]/[.$C125]" office:value-type="float" office:value="368.25" calcext:value-type="float">
            <text:p>368</text:p>
          </table:table-cell>
          <table:table-cell table:style-name="ce130" table:formula="of:=[.$E$6]+360*[.J$8]/[.$C125]" office:value-type="float" office:value="370.5" calcext:value-type="float">
            <text:p>371</text:p>
          </table:table-cell>
          <table:table-cell table:style-name="ce130" table:formula="of:=[.$E$6]+360*[.K$8]/[.$C125]" office:value-type="float" office:value="372.75" calcext:value-type="float">
            <text:p>373</text:p>
          </table:table-cell>
          <table:table-cell table:style-name="ce130" table:formula="of:=[.$E$6]+360*[.L$8]/[.$C125]" office:value-type="float" office:value="375" calcext:value-type="float">
            <text:p>375</text:p>
          </table:table-cell>
          <table:table-cell table:style-name="ce130" table:formula="of:=[.$E$6]+360*[.M$8]/[.$C125]" office:value-type="float" office:value="377.25" calcext:value-type="float">
            <text:p>377</text:p>
          </table:table-cell>
          <table:table-cell table:style-name="ce130" table:formula="of:=[.$E$6]+360*[.N$8]/[.$C125]" office:value-type="float" office:value="379.5" calcext:value-type="float">
            <text:p>380</text:p>
          </table:table-cell>
          <table:table-cell table:style-name="ce130" table:formula="of:=[.$E$6]+360*[.O$8]/[.$C125]" office:value-type="float" office:value="381.75" calcext:value-type="float">
            <text:p>382</text:p>
          </table:table-cell>
          <table:table-cell table:style-name="ce130" table:formula="of:=[.$E$6]+360*[.P$8]/[.$C125]" office:value-type="float" office:value="384" calcext:value-type="float">
            <text:p>384</text:p>
          </table:table-cell>
          <table:table-cell table:style-name="ce130" table:formula="of:=[.$E$6]+360*[.Q$8]/[.$C125]" office:value-type="float" office:value="386.25" calcext:value-type="float">
            <text:p>386</text:p>
          </table:table-cell>
          <table:table-cell table:style-name="ce130" table:formula="of:=[.$E$6]+360*[.R$8]/[.$C125]" office:value-type="float" office:value="388.5" calcext:value-type="float">
            <text:p>389</text:p>
          </table:table-cell>
          <table:table-cell table:style-name="ce130" table:formula="of:=[.$E$6]+360*[.S$8]/[.$C125]" office:value-type="float" office:value="390.75" calcext:value-type="float">
            <text:p>391</text:p>
          </table:table-cell>
          <table:table-cell table:style-name="ce130" table:formula="of:=[.$E$6]+360*[.T$8]/[.$C125]" office:value-type="float" office:value="393" calcext:value-type="float">
            <text:p>393</text:p>
          </table:table-cell>
          <table:table-cell table:style-name="ce130" table:formula="of:=[.$E$6]+360*[.U$8]/[.$C125]" office:value-type="float" office:value="395.25" calcext:value-type="float">
            <text:p>395</text:p>
          </table:table-cell>
          <table:table-cell table:style-name="ce130" table:formula="of:=[.$E$6]+360*[.V$8]/[.$C125]" office:value-type="float" office:value="397.5" calcext:value-type="float">
            <text:p>398</text:p>
          </table:table-cell>
          <table:table-cell table:style-name="ce130" table:formula="of:=[.$E$6]+360*[.W$8]/[.$C125]" office:value-type="float" office:value="399.75" calcext:value-type="float">
            <text:p>400</text:p>
          </table:table-cell>
          <table:table-cell table:style-name="ce130" table:formula="of:=[.$E$6]+360*[.X$8]/[.$C12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26]" office:value-type="float" office:value="7741.93548387097" calcext:value-type="float">
            <text:p>7742</text:p>
          </table:table-cell>
          <table:table-cell table:style-name="ce130" table:formula="of:=[.$E$6]+360*[.D$8]/[.$C126]" office:value-type="float" office:value="357" calcext:value-type="float">
            <text:p>357</text:p>
          </table:table-cell>
          <table:table-cell table:style-name="ce130" table:formula="of:=[.$E$6]+360*[.E$8]/[.$C126]" office:value-type="float" office:value="359.325" calcext:value-type="float">
            <text:p>359</text:p>
          </table:table-cell>
          <table:table-cell table:style-name="ce130" table:formula="of:=[.$E$6]+360*[.F$8]/[.$C126]" office:value-type="float" office:value="361.65" calcext:value-type="float">
            <text:p>362</text:p>
          </table:table-cell>
          <table:table-cell table:style-name="ce130" table:formula="of:=[.$E$6]+360*[.G$8]/[.$C126]" office:value-type="float" office:value="363.975" calcext:value-type="float">
            <text:p>364</text:p>
          </table:table-cell>
          <table:table-cell table:style-name="ce130" table:formula="of:=[.$E$6]+360*[.H$8]/[.$C126]" office:value-type="float" office:value="366.3" calcext:value-type="float">
            <text:p>366</text:p>
          </table:table-cell>
          <table:table-cell table:style-name="ce130" table:formula="of:=[.$E$6]+360*[.I$8]/[.$C126]" office:value-type="float" office:value="368.625" calcext:value-type="float">
            <text:p>369</text:p>
          </table:table-cell>
          <table:table-cell table:style-name="ce130" table:formula="of:=[.$E$6]+360*[.J$8]/[.$C126]" office:value-type="float" office:value="370.95" calcext:value-type="float">
            <text:p>371</text:p>
          </table:table-cell>
          <table:table-cell table:style-name="ce130" table:formula="of:=[.$E$6]+360*[.K$8]/[.$C126]" office:value-type="float" office:value="373.275" calcext:value-type="float">
            <text:p>373</text:p>
          </table:table-cell>
          <table:table-cell table:style-name="ce130" table:formula="of:=[.$E$6]+360*[.L$8]/[.$C126]" office:value-type="float" office:value="375.6" calcext:value-type="float">
            <text:p>376</text:p>
          </table:table-cell>
          <table:table-cell table:style-name="ce130" table:formula="of:=[.$E$6]+360*[.M$8]/[.$C126]" office:value-type="float" office:value="377.925" calcext:value-type="float">
            <text:p>378</text:p>
          </table:table-cell>
          <table:table-cell table:style-name="ce130" table:formula="of:=[.$E$6]+360*[.N$8]/[.$C126]" office:value-type="float" office:value="380.25" calcext:value-type="float">
            <text:p>380</text:p>
          </table:table-cell>
          <table:table-cell table:style-name="ce130" table:formula="of:=[.$E$6]+360*[.O$8]/[.$C126]" office:value-type="float" office:value="382.575" calcext:value-type="float">
            <text:p>383</text:p>
          </table:table-cell>
          <table:table-cell table:style-name="ce130" table:formula="of:=[.$E$6]+360*[.P$8]/[.$C126]" office:value-type="float" office:value="384.9" calcext:value-type="float">
            <text:p>385</text:p>
          </table:table-cell>
          <table:table-cell table:style-name="ce130" table:formula="of:=[.$E$6]+360*[.Q$8]/[.$C126]" office:value-type="float" office:value="387.225" calcext:value-type="float">
            <text:p>387</text:p>
          </table:table-cell>
          <table:table-cell table:style-name="ce130" table:formula="of:=[.$E$6]+360*[.R$8]/[.$C126]" office:value-type="float" office:value="389.55" calcext:value-type="float">
            <text:p>390</text:p>
          </table:table-cell>
          <table:table-cell table:style-name="ce130" table:formula="of:=[.$E$6]+360*[.S$8]/[.$C126]" office:value-type="float" office:value="391.875" calcext:value-type="float">
            <text:p>392</text:p>
          </table:table-cell>
          <table:table-cell table:style-name="ce130" table:formula="of:=[.$E$6]+360*[.T$8]/[.$C126]" office:value-type="float" office:value="394.2" calcext:value-type="float">
            <text:p>394</text:p>
          </table:table-cell>
          <table:table-cell table:style-name="ce130" table:formula="of:=[.$E$6]+360*[.U$8]/[.$C126]" office:value-type="float" office:value="396.525" calcext:value-type="float">
            <text:p>397</text:p>
          </table:table-cell>
          <table:table-cell table:style-name="ce130" table:formula="of:=[.$E$6]+360*[.V$8]/[.$C126]" office:value-type="float" office:value="398.85" calcext:value-type="float">
            <text:p>399</text:p>
          </table:table-cell>
          <table:table-cell table:style-name="ce130" table:formula="of:=[.$E$6]+360*[.W$8]/[.$C126]" office:value-type="float" office:value="401.175" calcext:value-type="float">
            <text:p>401</text:p>
          </table:table-cell>
          <table:table-cell table:style-name="ce130" table:formula="of:=[.$E$6]+360*[.X$8]/[.$C12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27]" office:value-type="float" office:value="7500" calcext:value-type="float">
            <text:p>7500</text:p>
          </table:table-cell>
          <table:table-cell table:style-name="ce130" table:formula="of:=[.$E$6]+360*[.D$8]/[.$C127]" office:value-type="float" office:value="357" calcext:value-type="float">
            <text:p>357</text:p>
          </table:table-cell>
          <table:table-cell table:style-name="ce130" table:formula="of:=[.$E$6]+360*[.E$8]/[.$C127]" office:value-type="float" office:value="359.4" calcext:value-type="float">
            <text:p>359</text:p>
          </table:table-cell>
          <table:table-cell table:style-name="ce130" table:formula="of:=[.$E$6]+360*[.F$8]/[.$C127]" office:value-type="float" office:value="361.8" calcext:value-type="float">
            <text:p>362</text:p>
          </table:table-cell>
          <table:table-cell table:style-name="ce130" table:formula="of:=[.$E$6]+360*[.G$8]/[.$C127]" office:value-type="float" office:value="364.2" calcext:value-type="float">
            <text:p>364</text:p>
          </table:table-cell>
          <table:table-cell table:style-name="ce130" table:formula="of:=[.$E$6]+360*[.H$8]/[.$C127]" office:value-type="float" office:value="366.6" calcext:value-type="float">
            <text:p>367</text:p>
          </table:table-cell>
          <table:table-cell table:style-name="ce130" table:formula="of:=[.$E$6]+360*[.I$8]/[.$C127]" office:value-type="float" office:value="369" calcext:value-type="float">
            <text:p>369</text:p>
          </table:table-cell>
          <table:table-cell table:style-name="ce130" table:formula="of:=[.$E$6]+360*[.J$8]/[.$C127]" office:value-type="float" office:value="371.4" calcext:value-type="float">
            <text:p>371</text:p>
          </table:table-cell>
          <table:table-cell table:style-name="ce130" table:formula="of:=[.$E$6]+360*[.K$8]/[.$C127]" office:value-type="float" office:value="373.8" calcext:value-type="float">
            <text:p>374</text:p>
          </table:table-cell>
          <table:table-cell table:style-name="ce130" table:formula="of:=[.$E$6]+360*[.L$8]/[.$C127]" office:value-type="float" office:value="376.2" calcext:value-type="float">
            <text:p>376</text:p>
          </table:table-cell>
          <table:table-cell table:style-name="ce130" table:formula="of:=[.$E$6]+360*[.M$8]/[.$C127]" office:value-type="float" office:value="378.6" calcext:value-type="float">
            <text:p>379</text:p>
          </table:table-cell>
          <table:table-cell table:style-name="ce130" table:formula="of:=[.$E$6]+360*[.N$8]/[.$C127]" office:value-type="float" office:value="381" calcext:value-type="float">
            <text:p>381</text:p>
          </table:table-cell>
          <table:table-cell table:style-name="ce130" table:formula="of:=[.$E$6]+360*[.O$8]/[.$C127]" office:value-type="float" office:value="383.4" calcext:value-type="float">
            <text:p>383</text:p>
          </table:table-cell>
          <table:table-cell table:style-name="ce130" table:formula="of:=[.$E$6]+360*[.P$8]/[.$C127]" office:value-type="float" office:value="385.8" calcext:value-type="float">
            <text:p>386</text:p>
          </table:table-cell>
          <table:table-cell table:style-name="ce130" table:formula="of:=[.$E$6]+360*[.Q$8]/[.$C127]" office:value-type="float" office:value="388.2" calcext:value-type="float">
            <text:p>388</text:p>
          </table:table-cell>
          <table:table-cell table:style-name="ce130" table:formula="of:=[.$E$6]+360*[.R$8]/[.$C127]" office:value-type="float" office:value="390.6" calcext:value-type="float">
            <text:p>391</text:p>
          </table:table-cell>
          <table:table-cell table:style-name="ce130" table:formula="of:=[.$E$6]+360*[.S$8]/[.$C127]" office:value-type="float" office:value="393" calcext:value-type="float">
            <text:p>393</text:p>
          </table:table-cell>
          <table:table-cell table:style-name="ce130" table:formula="of:=[.$E$6]+360*[.T$8]/[.$C127]" office:value-type="float" office:value="395.4" calcext:value-type="float">
            <text:p>395</text:p>
          </table:table-cell>
          <table:table-cell table:style-name="ce130" table:formula="of:=[.$E$6]+360*[.U$8]/[.$C127]" office:value-type="float" office:value="397.8" calcext:value-type="float">
            <text:p>398</text:p>
          </table:table-cell>
          <table:table-cell table:style-name="ce130" table:formula="of:=[.$E$6]+360*[.V$8]/[.$C127]" office:value-type="float" office:value="400.2" calcext:value-type="float">
            <text:p>400</text:p>
          </table:table-cell>
          <table:table-cell table:style-name="ce130" table:formula="of:=[.$E$6]+360*[.W$8]/[.$C127]" office:value-type="float" office:value="402.6" calcext:value-type="float">
            <text:p>403</text:p>
          </table:table-cell>
          <table:table-cell table:style-name="ce130" table:formula="of:=[.$E$6]+360*[.X$8]/[.$C12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28]" office:value-type="float" office:value="7272.72727272727" calcext:value-type="float">
            <text:p>7273</text:p>
          </table:table-cell>
          <table:table-cell table:style-name="ce130" table:formula="of:=[.$E$6]+360*[.D$8]/[.$C128]" office:value-type="float" office:value="357" calcext:value-type="float">
            <text:p>357</text:p>
          </table:table-cell>
          <table:table-cell table:style-name="ce130" table:formula="of:=[.$E$6]+360*[.E$8]/[.$C128]" office:value-type="float" office:value="359.475" calcext:value-type="float">
            <text:p>359</text:p>
          </table:table-cell>
          <table:table-cell table:style-name="ce130" table:formula="of:=[.$E$6]+360*[.F$8]/[.$C128]" office:value-type="float" office:value="361.95" calcext:value-type="float">
            <text:p>362</text:p>
          </table:table-cell>
          <table:table-cell table:style-name="ce130" table:formula="of:=[.$E$6]+360*[.G$8]/[.$C128]" office:value-type="float" office:value="364.425" calcext:value-type="float">
            <text:p>364</text:p>
          </table:table-cell>
          <table:table-cell table:style-name="ce130" table:formula="of:=[.$E$6]+360*[.H$8]/[.$C128]" office:value-type="float" office:value="366.9" calcext:value-type="float">
            <text:p>367</text:p>
          </table:table-cell>
          <table:table-cell table:style-name="ce130" table:formula="of:=[.$E$6]+360*[.I$8]/[.$C128]" office:value-type="float" office:value="369.375" calcext:value-type="float">
            <text:p>369</text:p>
          </table:table-cell>
          <table:table-cell table:style-name="ce130" table:formula="of:=[.$E$6]+360*[.J$8]/[.$C128]" office:value-type="float" office:value="371.85" calcext:value-type="float">
            <text:p>372</text:p>
          </table:table-cell>
          <table:table-cell table:style-name="ce130" table:formula="of:=[.$E$6]+360*[.K$8]/[.$C128]" office:value-type="float" office:value="374.325" calcext:value-type="float">
            <text:p>374</text:p>
          </table:table-cell>
          <table:table-cell table:style-name="ce130" table:formula="of:=[.$E$6]+360*[.L$8]/[.$C128]" office:value-type="float" office:value="376.8" calcext:value-type="float">
            <text:p>377</text:p>
          </table:table-cell>
          <table:table-cell table:style-name="ce130" table:formula="of:=[.$E$6]+360*[.M$8]/[.$C128]" office:value-type="float" office:value="379.275" calcext:value-type="float">
            <text:p>379</text:p>
          </table:table-cell>
          <table:table-cell table:style-name="ce130" table:formula="of:=[.$E$6]+360*[.N$8]/[.$C128]" office:value-type="float" office:value="381.75" calcext:value-type="float">
            <text:p>382</text:p>
          </table:table-cell>
          <table:table-cell table:style-name="ce130" table:formula="of:=[.$E$6]+360*[.O$8]/[.$C128]" office:value-type="float" office:value="384.225" calcext:value-type="float">
            <text:p>384</text:p>
          </table:table-cell>
          <table:table-cell table:style-name="ce130" table:formula="of:=[.$E$6]+360*[.P$8]/[.$C128]" office:value-type="float" office:value="386.7" calcext:value-type="float">
            <text:p>387</text:p>
          </table:table-cell>
          <table:table-cell table:style-name="ce130" table:formula="of:=[.$E$6]+360*[.Q$8]/[.$C128]" office:value-type="float" office:value="389.175" calcext:value-type="float">
            <text:p>389</text:p>
          </table:table-cell>
          <table:table-cell table:style-name="ce130" table:formula="of:=[.$E$6]+360*[.R$8]/[.$C128]" office:value-type="float" office:value="391.65" calcext:value-type="float">
            <text:p>392</text:p>
          </table:table-cell>
          <table:table-cell table:style-name="ce130" table:formula="of:=[.$E$6]+360*[.S$8]/[.$C128]" office:value-type="float" office:value="394.125" calcext:value-type="float">
            <text:p>394</text:p>
          </table:table-cell>
          <table:table-cell table:style-name="ce130" table:formula="of:=[.$E$6]+360*[.T$8]/[.$C128]" office:value-type="float" office:value="396.6" calcext:value-type="float">
            <text:p>397</text:p>
          </table:table-cell>
          <table:table-cell table:style-name="ce130" table:formula="of:=[.$E$6]+360*[.U$8]/[.$C128]" office:value-type="float" office:value="399.075" calcext:value-type="float">
            <text:p>399</text:p>
          </table:table-cell>
          <table:table-cell table:style-name="ce130" table:formula="of:=[.$E$6]+360*[.V$8]/[.$C128]" office:value-type="float" office:value="401.55" calcext:value-type="float">
            <text:p>402</text:p>
          </table:table-cell>
          <table:table-cell table:style-name="ce130" table:formula="of:=[.$E$6]+360*[.W$8]/[.$C128]" office:value-type="float" office:value="404.025" calcext:value-type="float">
            <text:p>404</text:p>
          </table:table-cell>
          <table:table-cell table:style-name="ce130" table:formula="of:=[.$E$6]+360*[.X$8]/[.$C12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29]" office:value-type="float" office:value="7058.82352941176" calcext:value-type="float">
            <text:p>7059</text:p>
          </table:table-cell>
          <table:table-cell table:style-name="ce130" table:formula="of:=[.$E$6]+360*[.D$8]/[.$C129]" office:value-type="float" office:value="357" calcext:value-type="float">
            <text:p>357</text:p>
          </table:table-cell>
          <table:table-cell table:style-name="ce130" table:formula="of:=[.$E$6]+360*[.E$8]/[.$C129]" office:value-type="float" office:value="359.55" calcext:value-type="float">
            <text:p>360</text:p>
          </table:table-cell>
          <table:table-cell table:style-name="ce130" table:formula="of:=[.$E$6]+360*[.F$8]/[.$C129]" office:value-type="float" office:value="362.1" calcext:value-type="float">
            <text:p>362</text:p>
          </table:table-cell>
          <table:table-cell table:style-name="ce130" table:formula="of:=[.$E$6]+360*[.G$8]/[.$C129]" office:value-type="float" office:value="364.65" calcext:value-type="float">
            <text:p>365</text:p>
          </table:table-cell>
          <table:table-cell table:style-name="ce130" table:formula="of:=[.$E$6]+360*[.H$8]/[.$C129]" office:value-type="float" office:value="367.2" calcext:value-type="float">
            <text:p>367</text:p>
          </table:table-cell>
          <table:table-cell table:style-name="ce130" table:formula="of:=[.$E$6]+360*[.I$8]/[.$C129]" office:value-type="float" office:value="369.75" calcext:value-type="float">
            <text:p>370</text:p>
          </table:table-cell>
          <table:table-cell table:style-name="ce130" table:formula="of:=[.$E$6]+360*[.J$8]/[.$C129]" office:value-type="float" office:value="372.3" calcext:value-type="float">
            <text:p>372</text:p>
          </table:table-cell>
          <table:table-cell table:style-name="ce130" table:formula="of:=[.$E$6]+360*[.K$8]/[.$C129]" office:value-type="float" office:value="374.85" calcext:value-type="float">
            <text:p>375</text:p>
          </table:table-cell>
          <table:table-cell table:style-name="ce130" table:formula="of:=[.$E$6]+360*[.L$8]/[.$C129]" office:value-type="float" office:value="377.4" calcext:value-type="float">
            <text:p>377</text:p>
          </table:table-cell>
          <table:table-cell table:style-name="ce130" table:formula="of:=[.$E$6]+360*[.M$8]/[.$C129]" office:value-type="float" office:value="379.95" calcext:value-type="float">
            <text:p>380</text:p>
          </table:table-cell>
          <table:table-cell table:style-name="ce130" table:formula="of:=[.$E$6]+360*[.N$8]/[.$C129]" office:value-type="float" office:value="382.5" calcext:value-type="float">
            <text:p>383</text:p>
          </table:table-cell>
          <table:table-cell table:style-name="ce130" table:formula="of:=[.$E$6]+360*[.O$8]/[.$C129]" office:value-type="float" office:value="385.05" calcext:value-type="float">
            <text:p>385</text:p>
          </table:table-cell>
          <table:table-cell table:style-name="ce130" table:formula="of:=[.$E$6]+360*[.P$8]/[.$C129]" office:value-type="float" office:value="387.6" calcext:value-type="float">
            <text:p>388</text:p>
          </table:table-cell>
          <table:table-cell table:style-name="ce130" table:formula="of:=[.$E$6]+360*[.Q$8]/[.$C129]" office:value-type="float" office:value="390.15" calcext:value-type="float">
            <text:p>390</text:p>
          </table:table-cell>
          <table:table-cell table:style-name="ce130" table:formula="of:=[.$E$6]+360*[.R$8]/[.$C129]" office:value-type="float" office:value="392.7" calcext:value-type="float">
            <text:p>393</text:p>
          </table:table-cell>
          <table:table-cell table:style-name="ce130" table:formula="of:=[.$E$6]+360*[.S$8]/[.$C129]" office:value-type="float" office:value="395.25" calcext:value-type="float">
            <text:p>395</text:p>
          </table:table-cell>
          <table:table-cell table:style-name="ce130" table:formula="of:=[.$E$6]+360*[.T$8]/[.$C129]" office:value-type="float" office:value="397.8" calcext:value-type="float">
            <text:p>398</text:p>
          </table:table-cell>
          <table:table-cell table:style-name="ce130" table:formula="of:=[.$E$6]+360*[.U$8]/[.$C129]" office:value-type="float" office:value="400.35" calcext:value-type="float">
            <text:p>400</text:p>
          </table:table-cell>
          <table:table-cell table:style-name="ce130" table:formula="of:=[.$E$6]+360*[.V$8]/[.$C129]" office:value-type="float" office:value="402.9" calcext:value-type="float">
            <text:p>403</text:p>
          </table:table-cell>
          <table:table-cell table:style-name="ce130" table:formula="of:=[.$E$6]+360*[.W$8]/[.$C129]" office:value-type="float" office:value="405.45" calcext:value-type="float">
            <text:p>405</text:p>
          </table:table-cell>
          <table:table-cell table:style-name="ce130" table:formula="of:=[.$E$6]+360*[.X$8]/[.$C12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30]" office:value-type="float" office:value="6857.14285714286" calcext:value-type="float">
            <text:p>6857</text:p>
          </table:table-cell>
          <table:table-cell table:style-name="ce130" table:formula="of:=[.$E$6]+360*[.D$8]/[.$C130]" office:value-type="float" office:value="357" calcext:value-type="float">
            <text:p>357</text:p>
          </table:table-cell>
          <table:table-cell table:style-name="ce130" table:formula="of:=[.$E$6]+360*[.E$8]/[.$C130]" office:value-type="float" office:value="359.625" calcext:value-type="float">
            <text:p>360</text:p>
          </table:table-cell>
          <table:table-cell table:style-name="ce130" table:formula="of:=[.$E$6]+360*[.F$8]/[.$C130]" office:value-type="float" office:value="362.25" calcext:value-type="float">
            <text:p>362</text:p>
          </table:table-cell>
          <table:table-cell table:style-name="ce130" table:formula="of:=[.$E$6]+360*[.G$8]/[.$C130]" office:value-type="float" office:value="364.875" calcext:value-type="float">
            <text:p>365</text:p>
          </table:table-cell>
          <table:table-cell table:style-name="ce130" table:formula="of:=[.$E$6]+360*[.H$8]/[.$C130]" office:value-type="float" office:value="367.5" calcext:value-type="float">
            <text:p>368</text:p>
          </table:table-cell>
          <table:table-cell table:style-name="ce130" table:formula="of:=[.$E$6]+360*[.I$8]/[.$C130]" office:value-type="float" office:value="370.125" calcext:value-type="float">
            <text:p>370</text:p>
          </table:table-cell>
          <table:table-cell table:style-name="ce130" table:formula="of:=[.$E$6]+360*[.J$8]/[.$C130]" office:value-type="float" office:value="372.75" calcext:value-type="float">
            <text:p>373</text:p>
          </table:table-cell>
          <table:table-cell table:style-name="ce130" table:formula="of:=[.$E$6]+360*[.K$8]/[.$C130]" office:value-type="float" office:value="375.375" calcext:value-type="float">
            <text:p>375</text:p>
          </table:table-cell>
          <table:table-cell table:style-name="ce130" table:formula="of:=[.$E$6]+360*[.L$8]/[.$C130]" office:value-type="float" office:value="378" calcext:value-type="float">
            <text:p>378</text:p>
          </table:table-cell>
          <table:table-cell table:style-name="ce130" table:formula="of:=[.$E$6]+360*[.M$8]/[.$C130]" office:value-type="float" office:value="380.625" calcext:value-type="float">
            <text:p>381</text:p>
          </table:table-cell>
          <table:table-cell table:style-name="ce130" table:formula="of:=[.$E$6]+360*[.N$8]/[.$C130]" office:value-type="float" office:value="383.25" calcext:value-type="float">
            <text:p>383</text:p>
          </table:table-cell>
          <table:table-cell table:style-name="ce130" table:formula="of:=[.$E$6]+360*[.O$8]/[.$C130]" office:value-type="float" office:value="385.875" calcext:value-type="float">
            <text:p>386</text:p>
          </table:table-cell>
          <table:table-cell table:style-name="ce130" table:formula="of:=[.$E$6]+360*[.P$8]/[.$C130]" office:value-type="float" office:value="388.5" calcext:value-type="float">
            <text:p>389</text:p>
          </table:table-cell>
          <table:table-cell table:style-name="ce130" table:formula="of:=[.$E$6]+360*[.Q$8]/[.$C130]" office:value-type="float" office:value="391.125" calcext:value-type="float">
            <text:p>391</text:p>
          </table:table-cell>
          <table:table-cell table:style-name="ce130" table:formula="of:=[.$E$6]+360*[.R$8]/[.$C130]" office:value-type="float" office:value="393.75" calcext:value-type="float">
            <text:p>394</text:p>
          </table:table-cell>
          <table:table-cell table:style-name="ce130" table:formula="of:=[.$E$6]+360*[.S$8]/[.$C130]" office:value-type="float" office:value="396.375" calcext:value-type="float">
            <text:p>396</text:p>
          </table:table-cell>
          <table:table-cell table:style-name="ce130" table:formula="of:=[.$E$6]+360*[.T$8]/[.$C130]" office:value-type="float" office:value="399" calcext:value-type="float">
            <text:p>399</text:p>
          </table:table-cell>
          <table:table-cell table:style-name="ce130" table:formula="of:=[.$E$6]+360*[.U$8]/[.$C130]" office:value-type="float" office:value="401.625" calcext:value-type="float">
            <text:p>402</text:p>
          </table:table-cell>
          <table:table-cell table:style-name="ce130" table:formula="of:=[.$E$6]+360*[.V$8]/[.$C130]" office:value-type="float" office:value="404.25" calcext:value-type="float">
            <text:p>404</text:p>
          </table:table-cell>
          <table:table-cell table:style-name="ce130" table:formula="of:=[.$E$6]+360*[.W$8]/[.$C130]" office:value-type="float" office:value="406.875" calcext:value-type="float">
            <text:p>407</text:p>
          </table:table-cell>
          <table:table-cell table:style-name="ce130" table:formula="of:=[.$E$6]+360*[.X$8]/[.$C13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31]" office:value-type="float" office:value="6666.66666666667" calcext:value-type="float">
            <text:p>6667</text:p>
          </table:table-cell>
          <table:table-cell table:style-name="ce130" table:formula="of:=[.$E$6]+360*[.D$8]/[.$C131]" office:value-type="float" office:value="357" calcext:value-type="float">
            <text:p>357</text:p>
          </table:table-cell>
          <table:table-cell table:style-name="ce130" table:formula="of:=[.$E$6]+360*[.E$8]/[.$C131]" office:value-type="float" office:value="359.7" calcext:value-type="float">
            <text:p>360</text:p>
          </table:table-cell>
          <table:table-cell table:style-name="ce130" table:formula="of:=[.$E$6]+360*[.F$8]/[.$C131]" office:value-type="float" office:value="362.4" calcext:value-type="float">
            <text:p>362</text:p>
          </table:table-cell>
          <table:table-cell table:style-name="ce130" table:formula="of:=[.$E$6]+360*[.G$8]/[.$C131]" office:value-type="float" office:value="365.1" calcext:value-type="float">
            <text:p>365</text:p>
          </table:table-cell>
          <table:table-cell table:style-name="ce130" table:formula="of:=[.$E$6]+360*[.H$8]/[.$C131]" office:value-type="float" office:value="367.8" calcext:value-type="float">
            <text:p>368</text:p>
          </table:table-cell>
          <table:table-cell table:style-name="ce130" table:formula="of:=[.$E$6]+360*[.I$8]/[.$C131]" office:value-type="float" office:value="370.5" calcext:value-type="float">
            <text:p>371</text:p>
          </table:table-cell>
          <table:table-cell table:style-name="ce130" table:formula="of:=[.$E$6]+360*[.J$8]/[.$C131]" office:value-type="float" office:value="373.2" calcext:value-type="float">
            <text:p>373</text:p>
          </table:table-cell>
          <table:table-cell table:style-name="ce130" table:formula="of:=[.$E$6]+360*[.K$8]/[.$C131]" office:value-type="float" office:value="375.9" calcext:value-type="float">
            <text:p>376</text:p>
          </table:table-cell>
          <table:table-cell table:style-name="ce130" table:formula="of:=[.$E$6]+360*[.L$8]/[.$C131]" office:value-type="float" office:value="378.6" calcext:value-type="float">
            <text:p>379</text:p>
          </table:table-cell>
          <table:table-cell table:style-name="ce130" table:formula="of:=[.$E$6]+360*[.M$8]/[.$C131]" office:value-type="float" office:value="381.3" calcext:value-type="float">
            <text:p>381</text:p>
          </table:table-cell>
          <table:table-cell table:style-name="ce130" table:formula="of:=[.$E$6]+360*[.N$8]/[.$C131]" office:value-type="float" office:value="384" calcext:value-type="float">
            <text:p>384</text:p>
          </table:table-cell>
          <table:table-cell table:style-name="ce130" table:formula="of:=[.$E$6]+360*[.O$8]/[.$C131]" office:value-type="float" office:value="386.7" calcext:value-type="float">
            <text:p>387</text:p>
          </table:table-cell>
          <table:table-cell table:style-name="ce130" table:formula="of:=[.$E$6]+360*[.P$8]/[.$C131]" office:value-type="float" office:value="389.4" calcext:value-type="float">
            <text:p>389</text:p>
          </table:table-cell>
          <table:table-cell table:style-name="ce130" table:formula="of:=[.$E$6]+360*[.Q$8]/[.$C131]" office:value-type="float" office:value="392.1" calcext:value-type="float">
            <text:p>392</text:p>
          </table:table-cell>
          <table:table-cell table:style-name="ce130" table:formula="of:=[.$E$6]+360*[.R$8]/[.$C131]" office:value-type="float" office:value="394.8" calcext:value-type="float">
            <text:p>395</text:p>
          </table:table-cell>
          <table:table-cell table:style-name="ce130" table:formula="of:=[.$E$6]+360*[.S$8]/[.$C131]" office:value-type="float" office:value="397.5" calcext:value-type="float">
            <text:p>398</text:p>
          </table:table-cell>
          <table:table-cell table:style-name="ce130" table:formula="of:=[.$E$6]+360*[.T$8]/[.$C131]" office:value-type="float" office:value="400.2" calcext:value-type="float">
            <text:p>400</text:p>
          </table:table-cell>
          <table:table-cell table:style-name="ce130" table:formula="of:=[.$E$6]+360*[.U$8]/[.$C131]" office:value-type="float" office:value="402.9" calcext:value-type="float">
            <text:p>403</text:p>
          </table:table-cell>
          <table:table-cell table:style-name="ce130" table:formula="of:=[.$E$6]+360*[.V$8]/[.$C131]" office:value-type="float" office:value="405.6" calcext:value-type="float">
            <text:p>406</text:p>
          </table:table-cell>
          <table:table-cell table:style-name="ce130" table:formula="of:=[.$E$6]+360*[.W$8]/[.$C131]" office:value-type="float" office:value="408.3" calcext:value-type="float">
            <text:p>408</text:p>
          </table:table-cell>
          <table:table-cell table:style-name="ce130" table:formula="of:=[.$E$6]+360*[.X$8]/[.$C13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32]" office:value-type="float" office:value="6486.48648648649" calcext:value-type="float">
            <text:p>6486</text:p>
          </table:table-cell>
          <table:table-cell table:style-name="ce130" table:formula="of:=[.$E$6]+360*[.D$8]/[.$C132]" office:value-type="float" office:value="357" calcext:value-type="float">
            <text:p>357</text:p>
          </table:table-cell>
          <table:table-cell table:style-name="ce130" table:formula="of:=[.$E$6]+360*[.E$8]/[.$C132]" office:value-type="float" office:value="359.775" calcext:value-type="float">
            <text:p>360</text:p>
          </table:table-cell>
          <table:table-cell table:style-name="ce130" table:formula="of:=[.$E$6]+360*[.F$8]/[.$C132]" office:value-type="float" office:value="362.55" calcext:value-type="float">
            <text:p>363</text:p>
          </table:table-cell>
          <table:table-cell table:style-name="ce130" table:formula="of:=[.$E$6]+360*[.G$8]/[.$C132]" office:value-type="float" office:value="365.325" calcext:value-type="float">
            <text:p>365</text:p>
          </table:table-cell>
          <table:table-cell table:style-name="ce130" table:formula="of:=[.$E$6]+360*[.H$8]/[.$C132]" office:value-type="float" office:value="368.1" calcext:value-type="float">
            <text:p>368</text:p>
          </table:table-cell>
          <table:table-cell table:style-name="ce130" table:formula="of:=[.$E$6]+360*[.I$8]/[.$C132]" office:value-type="float" office:value="370.875" calcext:value-type="float">
            <text:p>371</text:p>
          </table:table-cell>
          <table:table-cell table:style-name="ce130" table:formula="of:=[.$E$6]+360*[.J$8]/[.$C132]" office:value-type="float" office:value="373.65" calcext:value-type="float">
            <text:p>374</text:p>
          </table:table-cell>
          <table:table-cell table:style-name="ce130" table:formula="of:=[.$E$6]+360*[.K$8]/[.$C132]" office:value-type="float" office:value="376.425" calcext:value-type="float">
            <text:p>376</text:p>
          </table:table-cell>
          <table:table-cell table:style-name="ce130" table:formula="of:=[.$E$6]+360*[.L$8]/[.$C132]" office:value-type="float" office:value="379.2" calcext:value-type="float">
            <text:p>379</text:p>
          </table:table-cell>
          <table:table-cell table:style-name="ce130" table:formula="of:=[.$E$6]+360*[.M$8]/[.$C132]" office:value-type="float" office:value="381.975" calcext:value-type="float">
            <text:p>382</text:p>
          </table:table-cell>
          <table:table-cell table:style-name="ce130" table:formula="of:=[.$E$6]+360*[.N$8]/[.$C132]" office:value-type="float" office:value="384.75" calcext:value-type="float">
            <text:p>385</text:p>
          </table:table-cell>
          <table:table-cell table:style-name="ce130" table:formula="of:=[.$E$6]+360*[.O$8]/[.$C132]" office:value-type="float" office:value="387.525" calcext:value-type="float">
            <text:p>388</text:p>
          </table:table-cell>
          <table:table-cell table:style-name="ce130" table:formula="of:=[.$E$6]+360*[.P$8]/[.$C132]" office:value-type="float" office:value="390.3" calcext:value-type="float">
            <text:p>390</text:p>
          </table:table-cell>
          <table:table-cell table:style-name="ce130" table:formula="of:=[.$E$6]+360*[.Q$8]/[.$C132]" office:value-type="float" office:value="393.075" calcext:value-type="float">
            <text:p>393</text:p>
          </table:table-cell>
          <table:table-cell table:style-name="ce130" table:formula="of:=[.$E$6]+360*[.R$8]/[.$C132]" office:value-type="float" office:value="395.85" calcext:value-type="float">
            <text:p>396</text:p>
          </table:table-cell>
          <table:table-cell table:style-name="ce130" table:formula="of:=[.$E$6]+360*[.S$8]/[.$C132]" office:value-type="float" office:value="398.625" calcext:value-type="float">
            <text:p>399</text:p>
          </table:table-cell>
          <table:table-cell table:style-name="ce130" table:formula="of:=[.$E$6]+360*[.T$8]/[.$C132]" office:value-type="float" office:value="401.4" calcext:value-type="float">
            <text:p>401</text:p>
          </table:table-cell>
          <table:table-cell table:style-name="ce130" table:formula="of:=[.$E$6]+360*[.U$8]/[.$C132]" office:value-type="float" office:value="404.175" calcext:value-type="float">
            <text:p>404</text:p>
          </table:table-cell>
          <table:table-cell table:style-name="ce130" table:formula="of:=[.$E$6]+360*[.V$8]/[.$C132]" office:value-type="float" office:value="406.95" calcext:value-type="float">
            <text:p>407</text:p>
          </table:table-cell>
          <table:table-cell table:style-name="ce130" table:formula="of:=[.$E$6]+360*[.W$8]/[.$C132]" office:value-type="float" office:value="409.725" calcext:value-type="float">
            <text:p>410</text:p>
          </table:table-cell>
          <table:table-cell table:style-name="ce130" table:formula="of:=[.$E$6]+360*[.X$8]/[.$C13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33]" office:value-type="float" office:value="6315.78947368421" calcext:value-type="float">
            <text:p>6316</text:p>
          </table:table-cell>
          <table:table-cell table:style-name="ce130" table:formula="of:=[.$E$6]+360*[.D$8]/[.$C133]" office:value-type="float" office:value="357" calcext:value-type="float">
            <text:p>357</text:p>
          </table:table-cell>
          <table:table-cell table:style-name="ce130" table:formula="of:=[.$E$6]+360*[.E$8]/[.$C133]" office:value-type="float" office:value="359.85" calcext:value-type="float">
            <text:p>360</text:p>
          </table:table-cell>
          <table:table-cell table:style-name="ce130" table:formula="of:=[.$E$6]+360*[.F$8]/[.$C133]" office:value-type="float" office:value="362.7" calcext:value-type="float">
            <text:p>363</text:p>
          </table:table-cell>
          <table:table-cell table:style-name="ce130" table:formula="of:=[.$E$6]+360*[.G$8]/[.$C133]" office:value-type="float" office:value="365.55" calcext:value-type="float">
            <text:p>366</text:p>
          </table:table-cell>
          <table:table-cell table:style-name="ce130" table:formula="of:=[.$E$6]+360*[.H$8]/[.$C133]" office:value-type="float" office:value="368.4" calcext:value-type="float">
            <text:p>368</text:p>
          </table:table-cell>
          <table:table-cell table:style-name="ce130" table:formula="of:=[.$E$6]+360*[.I$8]/[.$C133]" office:value-type="float" office:value="371.25" calcext:value-type="float">
            <text:p>371</text:p>
          </table:table-cell>
          <table:table-cell table:style-name="ce130" table:formula="of:=[.$E$6]+360*[.J$8]/[.$C133]" office:value-type="float" office:value="374.1" calcext:value-type="float">
            <text:p>374</text:p>
          </table:table-cell>
          <table:table-cell table:style-name="ce130" table:formula="of:=[.$E$6]+360*[.K$8]/[.$C133]" office:value-type="float" office:value="376.95" calcext:value-type="float">
            <text:p>377</text:p>
          </table:table-cell>
          <table:table-cell table:style-name="ce130" table:formula="of:=[.$E$6]+360*[.L$8]/[.$C133]" office:value-type="float" office:value="379.8" calcext:value-type="float">
            <text:p>380</text:p>
          </table:table-cell>
          <table:table-cell table:style-name="ce130" table:formula="of:=[.$E$6]+360*[.M$8]/[.$C133]" office:value-type="float" office:value="382.65" calcext:value-type="float">
            <text:p>383</text:p>
          </table:table-cell>
          <table:table-cell table:style-name="ce130" table:formula="of:=[.$E$6]+360*[.N$8]/[.$C133]" office:value-type="float" office:value="385.5" calcext:value-type="float">
            <text:p>386</text:p>
          </table:table-cell>
          <table:table-cell table:style-name="ce130" table:formula="of:=[.$E$6]+360*[.O$8]/[.$C133]" office:value-type="float" office:value="388.35" calcext:value-type="float">
            <text:p>388</text:p>
          </table:table-cell>
          <table:table-cell table:style-name="ce130" table:formula="of:=[.$E$6]+360*[.P$8]/[.$C133]" office:value-type="float" office:value="391.2" calcext:value-type="float">
            <text:p>391</text:p>
          </table:table-cell>
          <table:table-cell table:style-name="ce130" table:formula="of:=[.$E$6]+360*[.Q$8]/[.$C133]" office:value-type="float" office:value="394.05" calcext:value-type="float">
            <text:p>394</text:p>
          </table:table-cell>
          <table:table-cell table:style-name="ce130" table:formula="of:=[.$E$6]+360*[.R$8]/[.$C133]" office:value-type="float" office:value="396.9" calcext:value-type="float">
            <text:p>397</text:p>
          </table:table-cell>
          <table:table-cell table:style-name="ce130" table:formula="of:=[.$E$6]+360*[.S$8]/[.$C133]" office:value-type="float" office:value="399.75" calcext:value-type="float">
            <text:p>400</text:p>
          </table:table-cell>
          <table:table-cell table:style-name="ce130" table:formula="of:=[.$E$6]+360*[.T$8]/[.$C133]" office:value-type="float" office:value="402.6" calcext:value-type="float">
            <text:p>403</text:p>
          </table:table-cell>
          <table:table-cell table:style-name="ce130" table:formula="of:=[.$E$6]+360*[.U$8]/[.$C133]" office:value-type="float" office:value="405.45" calcext:value-type="float">
            <text:p>405</text:p>
          </table:table-cell>
          <table:table-cell table:style-name="ce130" table:formula="of:=[.$E$6]+360*[.V$8]/[.$C133]" office:value-type="float" office:value="408.3" calcext:value-type="float">
            <text:p>408</text:p>
          </table:table-cell>
          <table:table-cell table:style-name="ce130" table:formula="of:=[.$E$6]+360*[.W$8]/[.$C133]" office:value-type="float" office:value="411.15" calcext:value-type="float">
            <text:p>411</text:p>
          </table:table-cell>
          <table:table-cell table:style-name="ce130" table:formula="of:=[.$E$6]+360*[.X$8]/[.$C13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34]" office:value-type="float" office:value="6153.84615384615" calcext:value-type="float">
            <text:p>6154</text:p>
          </table:table-cell>
          <table:table-cell table:style-name="ce130" table:formula="of:=[.$E$6]+360*[.D$8]/[.$C134]" office:value-type="float" office:value="357" calcext:value-type="float">
            <text:p>357</text:p>
          </table:table-cell>
          <table:table-cell table:style-name="ce130" table:formula="of:=[.$E$6]+360*[.E$8]/[.$C134]" office:value-type="float" office:value="359.925" calcext:value-type="float">
            <text:p>360</text:p>
          </table:table-cell>
          <table:table-cell table:style-name="ce130" table:formula="of:=[.$E$6]+360*[.F$8]/[.$C134]" office:value-type="float" office:value="362.85" calcext:value-type="float">
            <text:p>363</text:p>
          </table:table-cell>
          <table:table-cell table:style-name="ce130" table:formula="of:=[.$E$6]+360*[.G$8]/[.$C134]" office:value-type="float" office:value="365.775" calcext:value-type="float">
            <text:p>366</text:p>
          </table:table-cell>
          <table:table-cell table:style-name="ce130" table:formula="of:=[.$E$6]+360*[.H$8]/[.$C134]" office:value-type="float" office:value="368.7" calcext:value-type="float">
            <text:p>369</text:p>
          </table:table-cell>
          <table:table-cell table:style-name="ce130" table:formula="of:=[.$E$6]+360*[.I$8]/[.$C134]" office:value-type="float" office:value="371.625" calcext:value-type="float">
            <text:p>372</text:p>
          </table:table-cell>
          <table:table-cell table:style-name="ce130" table:formula="of:=[.$E$6]+360*[.J$8]/[.$C134]" office:value-type="float" office:value="374.55" calcext:value-type="float">
            <text:p>375</text:p>
          </table:table-cell>
          <table:table-cell table:style-name="ce130" table:formula="of:=[.$E$6]+360*[.K$8]/[.$C134]" office:value-type="float" office:value="377.475" calcext:value-type="float">
            <text:p>377</text:p>
          </table:table-cell>
          <table:table-cell table:style-name="ce130" table:formula="of:=[.$E$6]+360*[.L$8]/[.$C134]" office:value-type="float" office:value="380.4" calcext:value-type="float">
            <text:p>380</text:p>
          </table:table-cell>
          <table:table-cell table:style-name="ce130" table:formula="of:=[.$E$6]+360*[.M$8]/[.$C134]" office:value-type="float" office:value="383.325" calcext:value-type="float">
            <text:p>383</text:p>
          </table:table-cell>
          <table:table-cell table:style-name="ce130" table:formula="of:=[.$E$6]+360*[.N$8]/[.$C134]" office:value-type="float" office:value="386.25" calcext:value-type="float">
            <text:p>386</text:p>
          </table:table-cell>
          <table:table-cell table:style-name="ce130" table:formula="of:=[.$E$6]+360*[.O$8]/[.$C134]" office:value-type="float" office:value="389.175" calcext:value-type="float">
            <text:p>389</text:p>
          </table:table-cell>
          <table:table-cell table:style-name="ce130" table:formula="of:=[.$E$6]+360*[.P$8]/[.$C134]" office:value-type="float" office:value="392.1" calcext:value-type="float">
            <text:p>392</text:p>
          </table:table-cell>
          <table:table-cell table:style-name="ce130" table:formula="of:=[.$E$6]+360*[.Q$8]/[.$C134]" office:value-type="float" office:value="395.025" calcext:value-type="float">
            <text:p>395</text:p>
          </table:table-cell>
          <table:table-cell table:style-name="ce130" table:formula="of:=[.$E$6]+360*[.R$8]/[.$C134]" office:value-type="float" office:value="397.95" calcext:value-type="float">
            <text:p>398</text:p>
          </table:table-cell>
          <table:table-cell table:style-name="ce130" table:formula="of:=[.$E$6]+360*[.S$8]/[.$C134]" office:value-type="float" office:value="400.875" calcext:value-type="float">
            <text:p>401</text:p>
          </table:table-cell>
          <table:table-cell table:style-name="ce130" table:formula="of:=[.$E$6]+360*[.T$8]/[.$C134]" office:value-type="float" office:value="403.8" calcext:value-type="float">
            <text:p>404</text:p>
          </table:table-cell>
          <table:table-cell table:style-name="ce130" table:formula="of:=[.$E$6]+360*[.U$8]/[.$C134]" office:value-type="float" office:value="406.725" calcext:value-type="float">
            <text:p>407</text:p>
          </table:table-cell>
          <table:table-cell table:style-name="ce130" table:formula="of:=[.$E$6]+360*[.V$8]/[.$C134]" office:value-type="float" office:value="409.65" calcext:value-type="float">
            <text:p>410</text:p>
          </table:table-cell>
          <table:table-cell table:style-name="ce130" table:formula="of:=[.$E$6]+360*[.W$8]/[.$C134]" office:value-type="float" office:value="412.575" calcext:value-type="float">
            <text:p>413</text:p>
          </table:table-cell>
          <table:table-cell table:style-name="ce130" table:formula="of:=[.$E$6]+360*[.X$8]/[.$C13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35]" office:value-type="float" office:value="6000" calcext:value-type="float">
            <text:p>6000</text:p>
          </table:table-cell>
          <table:table-cell table:style-name="ce130" table:formula="of:=[.$E$6]+360*[.D$8]/[.$C135]" office:value-type="float" office:value="357" calcext:value-type="float">
            <text:p>357</text:p>
          </table:table-cell>
          <table:table-cell table:style-name="ce130" table:formula="of:=[.$E$6]+360*[.E$8]/[.$C135]" office:value-type="float" office:value="360" calcext:value-type="float">
            <text:p>360</text:p>
          </table:table-cell>
          <table:table-cell table:style-name="ce130" table:formula="of:=[.$E$6]+360*[.F$8]/[.$C135]" office:value-type="float" office:value="363" calcext:value-type="float">
            <text:p>363</text:p>
          </table:table-cell>
          <table:table-cell table:style-name="ce130" table:formula="of:=[.$E$6]+360*[.G$8]/[.$C135]" office:value-type="float" office:value="366" calcext:value-type="float">
            <text:p>366</text:p>
          </table:table-cell>
          <table:table-cell table:style-name="ce130" table:formula="of:=[.$E$6]+360*[.H$8]/[.$C135]" office:value-type="float" office:value="369" calcext:value-type="float">
            <text:p>369</text:p>
          </table:table-cell>
          <table:table-cell table:style-name="ce130" table:formula="of:=[.$E$6]+360*[.I$8]/[.$C135]" office:value-type="float" office:value="372" calcext:value-type="float">
            <text:p>372</text:p>
          </table:table-cell>
          <table:table-cell table:style-name="ce130" table:formula="of:=[.$E$6]+360*[.J$8]/[.$C135]" office:value-type="float" office:value="375" calcext:value-type="float">
            <text:p>375</text:p>
          </table:table-cell>
          <table:table-cell table:style-name="ce130" table:formula="of:=[.$E$6]+360*[.K$8]/[.$C135]" office:value-type="float" office:value="378" calcext:value-type="float">
            <text:p>378</text:p>
          </table:table-cell>
          <table:table-cell table:style-name="ce130" table:formula="of:=[.$E$6]+360*[.L$8]/[.$C135]" office:value-type="float" office:value="381" calcext:value-type="float">
            <text:p>381</text:p>
          </table:table-cell>
          <table:table-cell table:style-name="ce130" table:formula="of:=[.$E$6]+360*[.M$8]/[.$C135]" office:value-type="float" office:value="384" calcext:value-type="float">
            <text:p>384</text:p>
          </table:table-cell>
          <table:table-cell table:style-name="ce130" table:formula="of:=[.$E$6]+360*[.N$8]/[.$C135]" office:value-type="float" office:value="387" calcext:value-type="float">
            <text:p>387</text:p>
          </table:table-cell>
          <table:table-cell table:style-name="ce130" table:formula="of:=[.$E$6]+360*[.O$8]/[.$C135]" office:value-type="float" office:value="390" calcext:value-type="float">
            <text:p>390</text:p>
          </table:table-cell>
          <table:table-cell table:style-name="ce130" table:formula="of:=[.$E$6]+360*[.P$8]/[.$C135]" office:value-type="float" office:value="393" calcext:value-type="float">
            <text:p>393</text:p>
          </table:table-cell>
          <table:table-cell table:style-name="ce130" table:formula="of:=[.$E$6]+360*[.Q$8]/[.$C135]" office:value-type="float" office:value="396" calcext:value-type="float">
            <text:p>396</text:p>
          </table:table-cell>
          <table:table-cell table:style-name="ce130" table:formula="of:=[.$E$6]+360*[.R$8]/[.$C135]" office:value-type="float" office:value="399" calcext:value-type="float">
            <text:p>399</text:p>
          </table:table-cell>
          <table:table-cell table:style-name="ce130" table:formula="of:=[.$E$6]+360*[.S$8]/[.$C135]" office:value-type="float" office:value="402" calcext:value-type="float">
            <text:p>402</text:p>
          </table:table-cell>
          <table:table-cell table:style-name="ce130" table:formula="of:=[.$E$6]+360*[.T$8]/[.$C135]" office:value-type="float" office:value="405" calcext:value-type="float">
            <text:p>405</text:p>
          </table:table-cell>
          <table:table-cell table:style-name="ce130" table:formula="of:=[.$E$6]+360*[.U$8]/[.$C135]" office:value-type="float" office:value="408" calcext:value-type="float">
            <text:p>408</text:p>
          </table:table-cell>
          <table:table-cell table:style-name="ce130" table:formula="of:=[.$E$6]+360*[.V$8]/[.$C135]" office:value-type="float" office:value="411" calcext:value-type="float">
            <text:p>411</text:p>
          </table:table-cell>
          <table:table-cell table:style-name="ce130" table:formula="of:=[.$E$6]+360*[.W$8]/[.$C135]" office:value-type="float" office:value="414" calcext:value-type="float">
            <text:p>414</text:p>
          </table:table-cell>
          <table:table-cell table:style-name="ce130" table:formula="of:=[.$E$6]+360*[.X$8]/[.$C135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41]" office:value-type="float" office:value="120000" calcext:value-type="float">
            <text:p>120000</text:p>
          </table:table-cell>
          <table:table-cell table:style-name="ce131" table:formula="of:=[.$E$6]+360*[.D$8]/[.$C141]" office:value-type="float" office:value="357" calcext:value-type="float">
            <text:p>357</text:p>
          </table:table-cell>
          <table:table-cell table:style-name="ce131" table:formula="of:=[.$E$6]+360*[.E$8]/[.$C141]" office:value-type="float" office:value="357.15" calcext:value-type="float">
            <text:p>357</text:p>
          </table:table-cell>
          <table:table-cell table:style-name="ce131" table:formula="of:=[.$E$6]+360*[.F$8]/[.$C141]" office:value-type="float" office:value="357.3" calcext:value-type="float">
            <text:p>357</text:p>
          </table:table-cell>
          <table:table-cell table:style-name="ce131" table:formula="of:=[.$E$6]+360*[.G$8]/[.$C141]" office:value-type="float" office:value="357.45" calcext:value-type="float">
            <text:p>357</text:p>
          </table:table-cell>
          <table:table-cell table:style-name="ce131" table:formula="of:=[.$E$6]+360*[.H$8]/[.$C141]" office:value-type="float" office:value="357.6" calcext:value-type="float">
            <text:p>358</text:p>
          </table:table-cell>
          <table:table-cell table:style-name="ce131" table:formula="of:=[.$E$6]+360*[.I$8]/[.$C141]" office:value-type="float" office:value="357.75" calcext:value-type="float">
            <text:p>358</text:p>
          </table:table-cell>
          <table:table-cell table:style-name="ce131" table:formula="of:=[.$E$6]+360*[.J$8]/[.$C141]" office:value-type="float" office:value="357.9" calcext:value-type="float">
            <text:p>358</text:p>
          </table:table-cell>
          <table:table-cell table:style-name="ce131" table:formula="of:=[.$E$6]+360*[.K$8]/[.$C141]" office:value-type="float" office:value="358.05" calcext:value-type="float">
            <text:p>358</text:p>
          </table:table-cell>
          <table:table-cell table:style-name="ce131" table:formula="of:=[.$E$6]+360*[.L$8]/[.$C141]" office:value-type="float" office:value="358.2" calcext:value-type="float">
            <text:p>358</text:p>
          </table:table-cell>
          <table:table-cell table:style-name="ce131" table:formula="of:=[.$E$6]+360*[.M$8]/[.$C141]" office:value-type="float" office:value="358.35" calcext:value-type="float">
            <text:p>358</text:p>
          </table:table-cell>
          <table:table-cell table:style-name="ce131" table:formula="of:=[.$E$6]+360*[.N$8]/[.$C141]" office:value-type="float" office:value="358.5" calcext:value-type="float">
            <text:p>359</text:p>
          </table:table-cell>
          <table:table-cell table:style-name="ce131" table:formula="of:=[.$E$6]+360*[.O$8]/[.$C141]" office:value-type="float" office:value="358.65" calcext:value-type="float">
            <text:p>359</text:p>
          </table:table-cell>
          <table:table-cell table:style-name="ce131" table:formula="of:=[.$E$6]+360*[.P$8]/[.$C141]" office:value-type="float" office:value="358.8" calcext:value-type="float">
            <text:p>359</text:p>
          </table:table-cell>
          <table:table-cell table:style-name="ce131" table:formula="of:=[.$E$6]+360*[.Q$8]/[.$C141]" office:value-type="float" office:value="358.95" calcext:value-type="float">
            <text:p>359</text:p>
          </table:table-cell>
          <table:table-cell table:style-name="ce131" table:formula="of:=[.$E$6]+360*[.R$8]/[.$C141]" office:value-type="float" office:value="359.1" calcext:value-type="float">
            <text:p>359</text:p>
          </table:table-cell>
          <table:table-cell table:style-name="ce131" table:formula="of:=[.$E$6]+360*[.S$8]/[.$C141]" office:value-type="float" office:value="359.25" calcext:value-type="float">
            <text:p>359</text:p>
          </table:table-cell>
          <table:table-cell table:style-name="ce131" table:formula="of:=[.$E$6]+360*[.T$8]/[.$C141]" office:value-type="float" office:value="359.4" calcext:value-type="float">
            <text:p>359</text:p>
          </table:table-cell>
          <table:table-cell table:style-name="ce131" table:formula="of:=[.$E$6]+360*[.U$8]/[.$C141]" office:value-type="float" office:value="359.55" calcext:value-type="float">
            <text:p>360</text:p>
          </table:table-cell>
          <table:table-cell table:style-name="ce131" table:formula="of:=[.$E$6]+360*[.V$8]/[.$C141]" office:value-type="float" office:value="359.7" calcext:value-type="float">
            <text:p>360</text:p>
          </table:table-cell>
          <table:table-cell table:style-name="ce131" table:formula="of:=[.$E$6]+360*[.W$8]/[.$C141]" office:value-type="float" office:value="359.85" calcext:value-type="float">
            <text:p>360</text:p>
          </table:table-cell>
          <table:table-cell table:style-name="ce131" table:formula="of:=[.$E$6]+360*[.X$8]/[.$C141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42]" office:value-type="float" office:value="80000" calcext:value-type="float">
            <text:p>80000</text:p>
          </table:table-cell>
          <table:table-cell table:style-name="ce131" table:formula="of:=[.$E$6]+360*[.D$8]/[.$C142]" office:value-type="float" office:value="357" calcext:value-type="float">
            <text:p>357</text:p>
          </table:table-cell>
          <table:table-cell table:style-name="ce131" table:formula="of:=[.$E$6]+360*[.E$8]/[.$C142]" office:value-type="float" office:value="357.225" calcext:value-type="float">
            <text:p>357</text:p>
          </table:table-cell>
          <table:table-cell table:style-name="ce131" table:formula="of:=[.$E$6]+360*[.F$8]/[.$C142]" office:value-type="float" office:value="357.45" calcext:value-type="float">
            <text:p>357</text:p>
          </table:table-cell>
          <table:table-cell table:style-name="ce131" table:formula="of:=[.$E$6]+360*[.G$8]/[.$C142]" office:value-type="float" office:value="357.675" calcext:value-type="float">
            <text:p>358</text:p>
          </table:table-cell>
          <table:table-cell table:style-name="ce131" table:formula="of:=[.$E$6]+360*[.H$8]/[.$C142]" office:value-type="float" office:value="357.9" calcext:value-type="float">
            <text:p>358</text:p>
          </table:table-cell>
          <table:table-cell table:style-name="ce131" table:formula="of:=[.$E$6]+360*[.I$8]/[.$C142]" office:value-type="float" office:value="358.125" calcext:value-type="float">
            <text:p>358</text:p>
          </table:table-cell>
          <table:table-cell table:style-name="ce131" table:formula="of:=[.$E$6]+360*[.J$8]/[.$C142]" office:value-type="float" office:value="358.35" calcext:value-type="float">
            <text:p>358</text:p>
          </table:table-cell>
          <table:table-cell table:style-name="ce131" table:formula="of:=[.$E$6]+360*[.K$8]/[.$C142]" office:value-type="float" office:value="358.575" calcext:value-type="float">
            <text:p>359</text:p>
          </table:table-cell>
          <table:table-cell table:style-name="ce131" table:formula="of:=[.$E$6]+360*[.L$8]/[.$C142]" office:value-type="float" office:value="358.8" calcext:value-type="float">
            <text:p>359</text:p>
          </table:table-cell>
          <table:table-cell table:style-name="ce131" table:formula="of:=[.$E$6]+360*[.M$8]/[.$C142]" office:value-type="float" office:value="359.025" calcext:value-type="float">
            <text:p>359</text:p>
          </table:table-cell>
          <table:table-cell table:style-name="ce131" table:formula="of:=[.$E$6]+360*[.N$8]/[.$C142]" office:value-type="float" office:value="359.25" calcext:value-type="float">
            <text:p>359</text:p>
          </table:table-cell>
          <table:table-cell table:style-name="ce131" table:formula="of:=[.$E$6]+360*[.O$8]/[.$C142]" office:value-type="float" office:value="359.475" calcext:value-type="float">
            <text:p>359</text:p>
          </table:table-cell>
          <table:table-cell table:style-name="ce131" table:formula="of:=[.$E$6]+360*[.P$8]/[.$C142]" office:value-type="float" office:value="359.7" calcext:value-type="float">
            <text:p>360</text:p>
          </table:table-cell>
          <table:table-cell table:style-name="ce131" table:formula="of:=[.$E$6]+360*[.Q$8]/[.$C142]" office:value-type="float" office:value="359.925" calcext:value-type="float">
            <text:p>360</text:p>
          </table:table-cell>
          <table:table-cell table:style-name="ce131" table:formula="of:=[.$E$6]+360*[.R$8]/[.$C142]" office:value-type="float" office:value="360.15" calcext:value-type="float">
            <text:p>360</text:p>
          </table:table-cell>
          <table:table-cell table:style-name="ce131" table:formula="of:=[.$E$6]+360*[.S$8]/[.$C142]" office:value-type="float" office:value="360.375" calcext:value-type="float">
            <text:p>360</text:p>
          </table:table-cell>
          <table:table-cell table:style-name="ce131" table:formula="of:=[.$E$6]+360*[.T$8]/[.$C142]" office:value-type="float" office:value="360.6" calcext:value-type="float">
            <text:p>361</text:p>
          </table:table-cell>
          <table:table-cell table:style-name="ce131" table:formula="of:=[.$E$6]+360*[.U$8]/[.$C142]" office:value-type="float" office:value="360.825" calcext:value-type="float">
            <text:p>361</text:p>
          </table:table-cell>
          <table:table-cell table:style-name="ce131" table:formula="of:=[.$E$6]+360*[.V$8]/[.$C142]" office:value-type="float" office:value="361.05" calcext:value-type="float">
            <text:p>361</text:p>
          </table:table-cell>
          <table:table-cell table:style-name="ce131" table:formula="of:=[.$E$6]+360*[.W$8]/[.$C142]" office:value-type="float" office:value="361.275" calcext:value-type="float">
            <text:p>361</text:p>
          </table:table-cell>
          <table:table-cell table:style-name="ce131" table:formula="of:=[.$E$6]+360*[.X$8]/[.$C142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43]" office:value-type="float" office:value="60000" calcext:value-type="float">
            <text:p>60000</text:p>
          </table:table-cell>
          <table:table-cell table:style-name="ce131" table:formula="of:=[.$E$6]+360*[.D$8]/[.$C143]" office:value-type="float" office:value="357" calcext:value-type="float">
            <text:p>357</text:p>
          </table:table-cell>
          <table:table-cell table:style-name="ce131" table:formula="of:=[.$E$6]+360*[.E$8]/[.$C143]" office:value-type="float" office:value="357.3" calcext:value-type="float">
            <text:p>357</text:p>
          </table:table-cell>
          <table:table-cell table:style-name="ce131" table:formula="of:=[.$E$6]+360*[.F$8]/[.$C143]" office:value-type="float" office:value="357.6" calcext:value-type="float">
            <text:p>358</text:p>
          </table:table-cell>
          <table:table-cell table:style-name="ce131" table:formula="of:=[.$E$6]+360*[.G$8]/[.$C143]" office:value-type="float" office:value="357.9" calcext:value-type="float">
            <text:p>358</text:p>
          </table:table-cell>
          <table:table-cell table:style-name="ce131" table:formula="of:=[.$E$6]+360*[.H$8]/[.$C143]" office:value-type="float" office:value="358.2" calcext:value-type="float">
            <text:p>358</text:p>
          </table:table-cell>
          <table:table-cell table:style-name="ce131" table:formula="of:=[.$E$6]+360*[.I$8]/[.$C143]" office:value-type="float" office:value="358.5" calcext:value-type="float">
            <text:p>359</text:p>
          </table:table-cell>
          <table:table-cell table:style-name="ce131" table:formula="of:=[.$E$6]+360*[.J$8]/[.$C143]" office:value-type="float" office:value="358.8" calcext:value-type="float">
            <text:p>359</text:p>
          </table:table-cell>
          <table:table-cell table:style-name="ce131" table:formula="of:=[.$E$6]+360*[.K$8]/[.$C143]" office:value-type="float" office:value="359.1" calcext:value-type="float">
            <text:p>359</text:p>
          </table:table-cell>
          <table:table-cell table:style-name="ce131" table:formula="of:=[.$E$6]+360*[.L$8]/[.$C143]" office:value-type="float" office:value="359.4" calcext:value-type="float">
            <text:p>359</text:p>
          </table:table-cell>
          <table:table-cell table:style-name="ce131" table:formula="of:=[.$E$6]+360*[.M$8]/[.$C143]" office:value-type="float" office:value="359.7" calcext:value-type="float">
            <text:p>360</text:p>
          </table:table-cell>
          <table:table-cell table:style-name="ce131" table:formula="of:=[.$E$6]+360*[.N$8]/[.$C143]" office:value-type="float" office:value="360" calcext:value-type="float">
            <text:p>360</text:p>
          </table:table-cell>
          <table:table-cell table:style-name="ce131" table:formula="of:=[.$E$6]+360*[.O$8]/[.$C143]" office:value-type="float" office:value="360.3" calcext:value-type="float">
            <text:p>360</text:p>
          </table:table-cell>
          <table:table-cell table:style-name="ce131" table:formula="of:=[.$E$6]+360*[.P$8]/[.$C143]" office:value-type="float" office:value="360.6" calcext:value-type="float">
            <text:p>361</text:p>
          </table:table-cell>
          <table:table-cell table:style-name="ce131" table:formula="of:=[.$E$6]+360*[.Q$8]/[.$C143]" office:value-type="float" office:value="360.9" calcext:value-type="float">
            <text:p>361</text:p>
          </table:table-cell>
          <table:table-cell table:style-name="ce131" table:formula="of:=[.$E$6]+360*[.R$8]/[.$C143]" office:value-type="float" office:value="361.2" calcext:value-type="float">
            <text:p>361</text:p>
          </table:table-cell>
          <table:table-cell table:style-name="ce131" table:formula="of:=[.$E$6]+360*[.S$8]/[.$C143]" office:value-type="float" office:value="361.5" calcext:value-type="float">
            <text:p>362</text:p>
          </table:table-cell>
          <table:table-cell table:style-name="ce131" table:formula="of:=[.$E$6]+360*[.T$8]/[.$C143]" office:value-type="float" office:value="361.8" calcext:value-type="float">
            <text:p>362</text:p>
          </table:table-cell>
          <table:table-cell table:style-name="ce131" table:formula="of:=[.$E$6]+360*[.U$8]/[.$C143]" office:value-type="float" office:value="362.1" calcext:value-type="float">
            <text:p>362</text:p>
          </table:table-cell>
          <table:table-cell table:style-name="ce131" table:formula="of:=[.$E$6]+360*[.V$8]/[.$C143]" office:value-type="float" office:value="362.4" calcext:value-type="float">
            <text:p>362</text:p>
          </table:table-cell>
          <table:table-cell table:style-name="ce131" table:formula="of:=[.$E$6]+360*[.W$8]/[.$C143]" office:value-type="float" office:value="362.7" calcext:value-type="float">
            <text:p>363</text:p>
          </table:table-cell>
          <table:table-cell table:style-name="ce131" table:formula="of:=[.$E$6]+360*[.X$8]/[.$C143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44]" office:value-type="float" office:value="48000" calcext:value-type="float">
            <text:p>48000</text:p>
          </table:table-cell>
          <table:table-cell table:style-name="ce131" table:formula="of:=[.$E$6]+360*[.D$8]/[.$C144]" office:value-type="float" office:value="357" calcext:value-type="float">
            <text:p>357</text:p>
          </table:table-cell>
          <table:table-cell table:style-name="ce131" table:formula="of:=[.$E$6]+360*[.E$8]/[.$C144]" office:value-type="float" office:value="357.375" calcext:value-type="float">
            <text:p>357</text:p>
          </table:table-cell>
          <table:table-cell table:style-name="ce131" table:formula="of:=[.$E$6]+360*[.F$8]/[.$C144]" office:value-type="float" office:value="357.75" calcext:value-type="float">
            <text:p>358</text:p>
          </table:table-cell>
          <table:table-cell table:style-name="ce131" table:formula="of:=[.$E$6]+360*[.G$8]/[.$C144]" office:value-type="float" office:value="358.125" calcext:value-type="float">
            <text:p>358</text:p>
          </table:table-cell>
          <table:table-cell table:style-name="ce131" table:formula="of:=[.$E$6]+360*[.H$8]/[.$C144]" office:value-type="float" office:value="358.5" calcext:value-type="float">
            <text:p>359</text:p>
          </table:table-cell>
          <table:table-cell table:style-name="ce131" table:formula="of:=[.$E$6]+360*[.I$8]/[.$C144]" office:value-type="float" office:value="358.875" calcext:value-type="float">
            <text:p>359</text:p>
          </table:table-cell>
          <table:table-cell table:style-name="ce131" table:formula="of:=[.$E$6]+360*[.J$8]/[.$C144]" office:value-type="float" office:value="359.25" calcext:value-type="float">
            <text:p>359</text:p>
          </table:table-cell>
          <table:table-cell table:style-name="ce131" table:formula="of:=[.$E$6]+360*[.K$8]/[.$C144]" office:value-type="float" office:value="359.625" calcext:value-type="float">
            <text:p>360</text:p>
          </table:table-cell>
          <table:table-cell table:style-name="ce131" table:formula="of:=[.$E$6]+360*[.L$8]/[.$C144]" office:value-type="float" office:value="360" calcext:value-type="float">
            <text:p>360</text:p>
          </table:table-cell>
          <table:table-cell table:style-name="ce131" table:formula="of:=[.$E$6]+360*[.M$8]/[.$C144]" office:value-type="float" office:value="360.375" calcext:value-type="float">
            <text:p>360</text:p>
          </table:table-cell>
          <table:table-cell table:style-name="ce131" table:formula="of:=[.$E$6]+360*[.N$8]/[.$C144]" office:value-type="float" office:value="360.75" calcext:value-type="float">
            <text:p>361</text:p>
          </table:table-cell>
          <table:table-cell table:style-name="ce131" table:formula="of:=[.$E$6]+360*[.O$8]/[.$C144]" office:value-type="float" office:value="361.125" calcext:value-type="float">
            <text:p>361</text:p>
          </table:table-cell>
          <table:table-cell table:style-name="ce131" table:formula="of:=[.$E$6]+360*[.P$8]/[.$C144]" office:value-type="float" office:value="361.5" calcext:value-type="float">
            <text:p>362</text:p>
          </table:table-cell>
          <table:table-cell table:style-name="ce131" table:formula="of:=[.$E$6]+360*[.Q$8]/[.$C144]" office:value-type="float" office:value="361.875" calcext:value-type="float">
            <text:p>362</text:p>
          </table:table-cell>
          <table:table-cell table:style-name="ce131" table:formula="of:=[.$E$6]+360*[.R$8]/[.$C144]" office:value-type="float" office:value="362.25" calcext:value-type="float">
            <text:p>362</text:p>
          </table:table-cell>
          <table:table-cell table:style-name="ce131" table:formula="of:=[.$E$6]+360*[.S$8]/[.$C144]" office:value-type="float" office:value="362.625" calcext:value-type="float">
            <text:p>363</text:p>
          </table:table-cell>
          <table:table-cell table:style-name="ce131" table:formula="of:=[.$E$6]+360*[.T$8]/[.$C144]" office:value-type="float" office:value="363" calcext:value-type="float">
            <text:p>363</text:p>
          </table:table-cell>
          <table:table-cell table:style-name="ce131" table:formula="of:=[.$E$6]+360*[.U$8]/[.$C144]" office:value-type="float" office:value="363.375" calcext:value-type="float">
            <text:p>363</text:p>
          </table:table-cell>
          <table:table-cell table:style-name="ce131" table:formula="of:=[.$E$6]+360*[.V$8]/[.$C144]" office:value-type="float" office:value="363.75" calcext:value-type="float">
            <text:p>364</text:p>
          </table:table-cell>
          <table:table-cell table:style-name="ce131" table:formula="of:=[.$E$6]+360*[.W$8]/[.$C144]" office:value-type="float" office:value="364.125" calcext:value-type="float">
            <text:p>364</text:p>
          </table:table-cell>
          <table:table-cell table:style-name="ce131" table:formula="of:=[.$E$6]+360*[.X$8]/[.$C144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45]" office:value-type="float" office:value="40000" calcext:value-type="float">
            <text:p>40000</text:p>
          </table:table-cell>
          <table:table-cell table:style-name="ce131" table:formula="of:=[.$E$6]+360*[.D$8]/[.$C145]" office:value-type="float" office:value="357" calcext:value-type="float">
            <text:p>357</text:p>
          </table:table-cell>
          <table:table-cell table:style-name="ce131" table:formula="of:=[.$E$6]+360*[.E$8]/[.$C145]" office:value-type="float" office:value="357.45" calcext:value-type="float">
            <text:p>357</text:p>
          </table:table-cell>
          <table:table-cell table:style-name="ce131" table:formula="of:=[.$E$6]+360*[.F$8]/[.$C145]" office:value-type="float" office:value="357.9" calcext:value-type="float">
            <text:p>358</text:p>
          </table:table-cell>
          <table:table-cell table:style-name="ce131" table:formula="of:=[.$E$6]+360*[.G$8]/[.$C145]" office:value-type="float" office:value="358.35" calcext:value-type="float">
            <text:p>358</text:p>
          </table:table-cell>
          <table:table-cell table:style-name="ce131" table:formula="of:=[.$E$6]+360*[.H$8]/[.$C145]" office:value-type="float" office:value="358.8" calcext:value-type="float">
            <text:p>359</text:p>
          </table:table-cell>
          <table:table-cell table:style-name="ce131" table:formula="of:=[.$E$6]+360*[.I$8]/[.$C145]" office:value-type="float" office:value="359.25" calcext:value-type="float">
            <text:p>359</text:p>
          </table:table-cell>
          <table:table-cell table:style-name="ce131" table:formula="of:=[.$E$6]+360*[.J$8]/[.$C145]" office:value-type="float" office:value="359.7" calcext:value-type="float">
            <text:p>360</text:p>
          </table:table-cell>
          <table:table-cell table:style-name="ce131" table:formula="of:=[.$E$6]+360*[.K$8]/[.$C145]" office:value-type="float" office:value="360.15" calcext:value-type="float">
            <text:p>360</text:p>
          </table:table-cell>
          <table:table-cell table:style-name="ce131" table:formula="of:=[.$E$6]+360*[.L$8]/[.$C145]" office:value-type="float" office:value="360.6" calcext:value-type="float">
            <text:p>361</text:p>
          </table:table-cell>
          <table:table-cell table:style-name="ce131" table:formula="of:=[.$E$6]+360*[.M$8]/[.$C145]" office:value-type="float" office:value="361.05" calcext:value-type="float">
            <text:p>361</text:p>
          </table:table-cell>
          <table:table-cell table:style-name="ce131" table:formula="of:=[.$E$6]+360*[.N$8]/[.$C145]" office:value-type="float" office:value="361.5" calcext:value-type="float">
            <text:p>362</text:p>
          </table:table-cell>
          <table:table-cell table:style-name="ce131" table:formula="of:=[.$E$6]+360*[.O$8]/[.$C145]" office:value-type="float" office:value="361.95" calcext:value-type="float">
            <text:p>362</text:p>
          </table:table-cell>
          <table:table-cell table:style-name="ce131" table:formula="of:=[.$E$6]+360*[.P$8]/[.$C145]" office:value-type="float" office:value="362.4" calcext:value-type="float">
            <text:p>362</text:p>
          </table:table-cell>
          <table:table-cell table:style-name="ce131" table:formula="of:=[.$E$6]+360*[.Q$8]/[.$C145]" office:value-type="float" office:value="362.85" calcext:value-type="float">
            <text:p>363</text:p>
          </table:table-cell>
          <table:table-cell table:style-name="ce131" table:formula="of:=[.$E$6]+360*[.R$8]/[.$C145]" office:value-type="float" office:value="363.3" calcext:value-type="float">
            <text:p>363</text:p>
          </table:table-cell>
          <table:table-cell table:style-name="ce131" table:formula="of:=[.$E$6]+360*[.S$8]/[.$C145]" office:value-type="float" office:value="363.75" calcext:value-type="float">
            <text:p>364</text:p>
          </table:table-cell>
          <table:table-cell table:style-name="ce131" table:formula="of:=[.$E$6]+360*[.T$8]/[.$C145]" office:value-type="float" office:value="364.2" calcext:value-type="float">
            <text:p>364</text:p>
          </table:table-cell>
          <table:table-cell table:style-name="ce131" table:formula="of:=[.$E$6]+360*[.U$8]/[.$C145]" office:value-type="float" office:value="364.65" calcext:value-type="float">
            <text:p>365</text:p>
          </table:table-cell>
          <table:table-cell table:style-name="ce131" table:formula="of:=[.$E$6]+360*[.V$8]/[.$C145]" office:value-type="float" office:value="365.1" calcext:value-type="float">
            <text:p>365</text:p>
          </table:table-cell>
          <table:table-cell table:style-name="ce131" table:formula="of:=[.$E$6]+360*[.W$8]/[.$C145]" office:value-type="float" office:value="365.55" calcext:value-type="float">
            <text:p>366</text:p>
          </table:table-cell>
          <table:table-cell table:style-name="ce131" table:formula="of:=[.$E$6]+360*[.X$8]/[.$C145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46]" office:value-type="float" office:value="34285.7142857143" calcext:value-type="float">
            <text:p>34286</text:p>
          </table:table-cell>
          <table:table-cell table:style-name="ce131" table:formula="of:=[.$E$6]+360*[.D$8]/[.$C146]" office:value-type="float" office:value="357" calcext:value-type="float">
            <text:p>357</text:p>
          </table:table-cell>
          <table:table-cell table:style-name="ce131" table:formula="of:=[.$E$6]+360*[.E$8]/[.$C146]" office:value-type="float" office:value="357.525" calcext:value-type="float">
            <text:p>358</text:p>
          </table:table-cell>
          <table:table-cell table:style-name="ce131" table:formula="of:=[.$E$6]+360*[.F$8]/[.$C146]" office:value-type="float" office:value="358.05" calcext:value-type="float">
            <text:p>358</text:p>
          </table:table-cell>
          <table:table-cell table:style-name="ce131" table:formula="of:=[.$E$6]+360*[.G$8]/[.$C146]" office:value-type="float" office:value="358.575" calcext:value-type="float">
            <text:p>359</text:p>
          </table:table-cell>
          <table:table-cell table:style-name="ce131" table:formula="of:=[.$E$6]+360*[.H$8]/[.$C146]" office:value-type="float" office:value="359.1" calcext:value-type="float">
            <text:p>359</text:p>
          </table:table-cell>
          <table:table-cell table:style-name="ce131" table:formula="of:=[.$E$6]+360*[.I$8]/[.$C146]" office:value-type="float" office:value="359.625" calcext:value-type="float">
            <text:p>360</text:p>
          </table:table-cell>
          <table:table-cell table:style-name="ce131" table:formula="of:=[.$E$6]+360*[.J$8]/[.$C146]" office:value-type="float" office:value="360.15" calcext:value-type="float">
            <text:p>360</text:p>
          </table:table-cell>
          <table:table-cell table:style-name="ce131" table:formula="of:=[.$E$6]+360*[.K$8]/[.$C146]" office:value-type="float" office:value="360.675" calcext:value-type="float">
            <text:p>361</text:p>
          </table:table-cell>
          <table:table-cell table:style-name="ce131" table:formula="of:=[.$E$6]+360*[.L$8]/[.$C146]" office:value-type="float" office:value="361.2" calcext:value-type="float">
            <text:p>361</text:p>
          </table:table-cell>
          <table:table-cell table:style-name="ce131" table:formula="of:=[.$E$6]+360*[.M$8]/[.$C146]" office:value-type="float" office:value="361.725" calcext:value-type="float">
            <text:p>362</text:p>
          </table:table-cell>
          <table:table-cell table:style-name="ce131" table:formula="of:=[.$E$6]+360*[.N$8]/[.$C146]" office:value-type="float" office:value="362.25" calcext:value-type="float">
            <text:p>362</text:p>
          </table:table-cell>
          <table:table-cell table:style-name="ce131" table:formula="of:=[.$E$6]+360*[.O$8]/[.$C146]" office:value-type="float" office:value="362.775" calcext:value-type="float">
            <text:p>363</text:p>
          </table:table-cell>
          <table:table-cell table:style-name="ce131" table:formula="of:=[.$E$6]+360*[.P$8]/[.$C146]" office:value-type="float" office:value="363.3" calcext:value-type="float">
            <text:p>363</text:p>
          </table:table-cell>
          <table:table-cell table:style-name="ce131" table:formula="of:=[.$E$6]+360*[.Q$8]/[.$C146]" office:value-type="float" office:value="363.825" calcext:value-type="float">
            <text:p>364</text:p>
          </table:table-cell>
          <table:table-cell table:style-name="ce131" table:formula="of:=[.$E$6]+360*[.R$8]/[.$C146]" office:value-type="float" office:value="364.35" calcext:value-type="float">
            <text:p>364</text:p>
          </table:table-cell>
          <table:table-cell table:style-name="ce131" table:formula="of:=[.$E$6]+360*[.S$8]/[.$C146]" office:value-type="float" office:value="364.875" calcext:value-type="float">
            <text:p>365</text:p>
          </table:table-cell>
          <table:table-cell table:style-name="ce131" table:formula="of:=[.$E$6]+360*[.T$8]/[.$C146]" office:value-type="float" office:value="365.4" calcext:value-type="float">
            <text:p>365</text:p>
          </table:table-cell>
          <table:table-cell table:style-name="ce131" table:formula="of:=[.$E$6]+360*[.U$8]/[.$C146]" office:value-type="float" office:value="365.925" calcext:value-type="float">
            <text:p>366</text:p>
          </table:table-cell>
          <table:table-cell table:style-name="ce131" table:formula="of:=[.$E$6]+360*[.V$8]/[.$C146]" office:value-type="float" office:value="366.45" calcext:value-type="float">
            <text:p>366</text:p>
          </table:table-cell>
          <table:table-cell table:style-name="ce131" table:formula="of:=[.$E$6]+360*[.W$8]/[.$C146]" office:value-type="float" office:value="366.975" calcext:value-type="float">
            <text:p>367</text:p>
          </table:table-cell>
          <table:table-cell table:style-name="ce131" table:formula="of:=[.$E$6]+360*[.X$8]/[.$C146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47]" office:value-type="float" office:value="30000" calcext:value-type="float">
            <text:p>30000</text:p>
          </table:table-cell>
          <table:table-cell table:style-name="ce131" table:formula="of:=[.$E$6]+360*[.D$8]/[.$C147]" office:value-type="float" office:value="357" calcext:value-type="float">
            <text:p>357</text:p>
          </table:table-cell>
          <table:table-cell table:style-name="ce131" table:formula="of:=[.$E$6]+360*[.E$8]/[.$C147]" office:value-type="float" office:value="357.6" calcext:value-type="float">
            <text:p>358</text:p>
          </table:table-cell>
          <table:table-cell table:style-name="ce131" table:formula="of:=[.$E$6]+360*[.F$8]/[.$C147]" office:value-type="float" office:value="358.2" calcext:value-type="float">
            <text:p>358</text:p>
          </table:table-cell>
          <table:table-cell table:style-name="ce131" table:formula="of:=[.$E$6]+360*[.G$8]/[.$C147]" office:value-type="float" office:value="358.8" calcext:value-type="float">
            <text:p>359</text:p>
          </table:table-cell>
          <table:table-cell table:style-name="ce131" table:formula="of:=[.$E$6]+360*[.H$8]/[.$C147]" office:value-type="float" office:value="359.4" calcext:value-type="float">
            <text:p>359</text:p>
          </table:table-cell>
          <table:table-cell table:style-name="ce131" table:formula="of:=[.$E$6]+360*[.I$8]/[.$C147]" office:value-type="float" office:value="360" calcext:value-type="float">
            <text:p>360</text:p>
          </table:table-cell>
          <table:table-cell table:style-name="ce131" table:formula="of:=[.$E$6]+360*[.J$8]/[.$C147]" office:value-type="float" office:value="360.6" calcext:value-type="float">
            <text:p>361</text:p>
          </table:table-cell>
          <table:table-cell table:style-name="ce131" table:formula="of:=[.$E$6]+360*[.K$8]/[.$C147]" office:value-type="float" office:value="361.2" calcext:value-type="float">
            <text:p>361</text:p>
          </table:table-cell>
          <table:table-cell table:style-name="ce131" table:formula="of:=[.$E$6]+360*[.L$8]/[.$C147]" office:value-type="float" office:value="361.8" calcext:value-type="float">
            <text:p>362</text:p>
          </table:table-cell>
          <table:table-cell table:style-name="ce131" table:formula="of:=[.$E$6]+360*[.M$8]/[.$C147]" office:value-type="float" office:value="362.4" calcext:value-type="float">
            <text:p>362</text:p>
          </table:table-cell>
          <table:table-cell table:style-name="ce131" table:formula="of:=[.$E$6]+360*[.N$8]/[.$C147]" office:value-type="float" office:value="363" calcext:value-type="float">
            <text:p>363</text:p>
          </table:table-cell>
          <table:table-cell table:style-name="ce131" table:formula="of:=[.$E$6]+360*[.O$8]/[.$C147]" office:value-type="float" office:value="363.6" calcext:value-type="float">
            <text:p>364</text:p>
          </table:table-cell>
          <table:table-cell table:style-name="ce131" table:formula="of:=[.$E$6]+360*[.P$8]/[.$C147]" office:value-type="float" office:value="364.2" calcext:value-type="float">
            <text:p>364</text:p>
          </table:table-cell>
          <table:table-cell table:style-name="ce131" table:formula="of:=[.$E$6]+360*[.Q$8]/[.$C147]" office:value-type="float" office:value="364.8" calcext:value-type="float">
            <text:p>365</text:p>
          </table:table-cell>
          <table:table-cell table:style-name="ce131" table:formula="of:=[.$E$6]+360*[.R$8]/[.$C147]" office:value-type="float" office:value="365.4" calcext:value-type="float">
            <text:p>365</text:p>
          </table:table-cell>
          <table:table-cell table:style-name="ce131" table:formula="of:=[.$E$6]+360*[.S$8]/[.$C147]" office:value-type="float" office:value="366" calcext:value-type="float">
            <text:p>366</text:p>
          </table:table-cell>
          <table:table-cell table:style-name="ce131" table:formula="of:=[.$E$6]+360*[.T$8]/[.$C147]" office:value-type="float" office:value="366.6" calcext:value-type="float">
            <text:p>367</text:p>
          </table:table-cell>
          <table:table-cell table:style-name="ce131" table:formula="of:=[.$E$6]+360*[.U$8]/[.$C147]" office:value-type="float" office:value="367.2" calcext:value-type="float">
            <text:p>367</text:p>
          </table:table-cell>
          <table:table-cell table:style-name="ce131" table:formula="of:=[.$E$6]+360*[.V$8]/[.$C147]" office:value-type="float" office:value="367.8" calcext:value-type="float">
            <text:p>368</text:p>
          </table:table-cell>
          <table:table-cell table:style-name="ce131" table:formula="of:=[.$E$6]+360*[.W$8]/[.$C147]" office:value-type="float" office:value="368.4" calcext:value-type="float">
            <text:p>368</text:p>
          </table:table-cell>
          <table:table-cell table:style-name="ce131" table:formula="of:=[.$E$6]+360*[.X$8]/[.$C147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48]" office:value-type="float" office:value="26666.6666666667" calcext:value-type="float">
            <text:p>26667</text:p>
          </table:table-cell>
          <table:table-cell table:style-name="ce131" table:formula="of:=[.$E$6]+360*[.D$8]/[.$C148]" office:value-type="float" office:value="357" calcext:value-type="float">
            <text:p>357</text:p>
          </table:table-cell>
          <table:table-cell table:style-name="ce131" table:formula="of:=[.$E$6]+360*[.E$8]/[.$C148]" office:value-type="float" office:value="357.675" calcext:value-type="float">
            <text:p>358</text:p>
          </table:table-cell>
          <table:table-cell table:style-name="ce131" table:formula="of:=[.$E$6]+360*[.F$8]/[.$C148]" office:value-type="float" office:value="358.35" calcext:value-type="float">
            <text:p>358</text:p>
          </table:table-cell>
          <table:table-cell table:style-name="ce131" table:formula="of:=[.$E$6]+360*[.G$8]/[.$C148]" office:value-type="float" office:value="359.025" calcext:value-type="float">
            <text:p>359</text:p>
          </table:table-cell>
          <table:table-cell table:style-name="ce131" table:formula="of:=[.$E$6]+360*[.H$8]/[.$C148]" office:value-type="float" office:value="359.7" calcext:value-type="float">
            <text:p>360</text:p>
          </table:table-cell>
          <table:table-cell table:style-name="ce131" table:formula="of:=[.$E$6]+360*[.I$8]/[.$C148]" office:value-type="float" office:value="360.375" calcext:value-type="float">
            <text:p>360</text:p>
          </table:table-cell>
          <table:table-cell table:style-name="ce131" table:formula="of:=[.$E$6]+360*[.J$8]/[.$C148]" office:value-type="float" office:value="361.05" calcext:value-type="float">
            <text:p>361</text:p>
          </table:table-cell>
          <table:table-cell table:style-name="ce131" table:formula="of:=[.$E$6]+360*[.K$8]/[.$C148]" office:value-type="float" office:value="361.725" calcext:value-type="float">
            <text:p>362</text:p>
          </table:table-cell>
          <table:table-cell table:style-name="ce131" table:formula="of:=[.$E$6]+360*[.L$8]/[.$C148]" office:value-type="float" office:value="362.4" calcext:value-type="float">
            <text:p>362</text:p>
          </table:table-cell>
          <table:table-cell table:style-name="ce131" table:formula="of:=[.$E$6]+360*[.M$8]/[.$C148]" office:value-type="float" office:value="363.075" calcext:value-type="float">
            <text:p>363</text:p>
          </table:table-cell>
          <table:table-cell table:style-name="ce131" table:formula="of:=[.$E$6]+360*[.N$8]/[.$C148]" office:value-type="float" office:value="363.75" calcext:value-type="float">
            <text:p>364</text:p>
          </table:table-cell>
          <table:table-cell table:style-name="ce131" table:formula="of:=[.$E$6]+360*[.O$8]/[.$C148]" office:value-type="float" office:value="364.425" calcext:value-type="float">
            <text:p>364</text:p>
          </table:table-cell>
          <table:table-cell table:style-name="ce131" table:formula="of:=[.$E$6]+360*[.P$8]/[.$C148]" office:value-type="float" office:value="365.1" calcext:value-type="float">
            <text:p>365</text:p>
          </table:table-cell>
          <table:table-cell table:style-name="ce131" table:formula="of:=[.$E$6]+360*[.Q$8]/[.$C148]" office:value-type="float" office:value="365.775" calcext:value-type="float">
            <text:p>366</text:p>
          </table:table-cell>
          <table:table-cell table:style-name="ce131" table:formula="of:=[.$E$6]+360*[.R$8]/[.$C148]" office:value-type="float" office:value="366.45" calcext:value-type="float">
            <text:p>366</text:p>
          </table:table-cell>
          <table:table-cell table:style-name="ce131" table:formula="of:=[.$E$6]+360*[.S$8]/[.$C148]" office:value-type="float" office:value="367.125" calcext:value-type="float">
            <text:p>367</text:p>
          </table:table-cell>
          <table:table-cell table:style-name="ce131" table:formula="of:=[.$E$6]+360*[.T$8]/[.$C148]" office:value-type="float" office:value="367.8" calcext:value-type="float">
            <text:p>368</text:p>
          </table:table-cell>
          <table:table-cell table:style-name="ce131" table:formula="of:=[.$E$6]+360*[.U$8]/[.$C148]" office:value-type="float" office:value="368.475" calcext:value-type="float">
            <text:p>368</text:p>
          </table:table-cell>
          <table:table-cell table:style-name="ce131" table:formula="of:=[.$E$6]+360*[.V$8]/[.$C148]" office:value-type="float" office:value="369.15" calcext:value-type="float">
            <text:p>369</text:p>
          </table:table-cell>
          <table:table-cell table:style-name="ce131" table:formula="of:=[.$E$6]+360*[.W$8]/[.$C148]" office:value-type="float" office:value="369.825" calcext:value-type="float">
            <text:p>370</text:p>
          </table:table-cell>
          <table:table-cell table:style-name="ce131" table:formula="of:=[.$E$6]+360*[.X$8]/[.$C148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49]" office:value-type="float" office:value="24000" calcext:value-type="float">
            <text:p>24000</text:p>
          </table:table-cell>
          <table:table-cell table:style-name="ce131" table:formula="of:=[.$E$6]+360*[.D$8]/[.$C149]" office:value-type="float" office:value="357" calcext:value-type="float">
            <text:p>357</text:p>
          </table:table-cell>
          <table:table-cell table:style-name="ce131" table:formula="of:=[.$E$6]+360*[.E$8]/[.$C149]" office:value-type="float" office:value="357.75" calcext:value-type="float">
            <text:p>358</text:p>
          </table:table-cell>
          <table:table-cell table:style-name="ce131" table:formula="of:=[.$E$6]+360*[.F$8]/[.$C149]" office:value-type="float" office:value="358.5" calcext:value-type="float">
            <text:p>359</text:p>
          </table:table-cell>
          <table:table-cell table:style-name="ce131" table:formula="of:=[.$E$6]+360*[.G$8]/[.$C149]" office:value-type="float" office:value="359.25" calcext:value-type="float">
            <text:p>359</text:p>
          </table:table-cell>
          <table:table-cell table:style-name="ce131" table:formula="of:=[.$E$6]+360*[.H$8]/[.$C149]" office:value-type="float" office:value="360" calcext:value-type="float">
            <text:p>360</text:p>
          </table:table-cell>
          <table:table-cell table:style-name="ce131" table:formula="of:=[.$E$6]+360*[.I$8]/[.$C149]" office:value-type="float" office:value="360.75" calcext:value-type="float">
            <text:p>361</text:p>
          </table:table-cell>
          <table:table-cell table:style-name="ce131" table:formula="of:=[.$E$6]+360*[.J$8]/[.$C149]" office:value-type="float" office:value="361.5" calcext:value-type="float">
            <text:p>362</text:p>
          </table:table-cell>
          <table:table-cell table:style-name="ce131" table:formula="of:=[.$E$6]+360*[.K$8]/[.$C149]" office:value-type="float" office:value="362.25" calcext:value-type="float">
            <text:p>362</text:p>
          </table:table-cell>
          <table:table-cell table:style-name="ce131" table:formula="of:=[.$E$6]+360*[.L$8]/[.$C149]" office:value-type="float" office:value="363" calcext:value-type="float">
            <text:p>363</text:p>
          </table:table-cell>
          <table:table-cell table:style-name="ce131" table:formula="of:=[.$E$6]+360*[.M$8]/[.$C149]" office:value-type="float" office:value="363.75" calcext:value-type="float">
            <text:p>364</text:p>
          </table:table-cell>
          <table:table-cell table:style-name="ce131" table:formula="of:=[.$E$6]+360*[.N$8]/[.$C149]" office:value-type="float" office:value="364.5" calcext:value-type="float">
            <text:p>365</text:p>
          </table:table-cell>
          <table:table-cell table:style-name="ce131" table:formula="of:=[.$E$6]+360*[.O$8]/[.$C149]" office:value-type="float" office:value="365.25" calcext:value-type="float">
            <text:p>365</text:p>
          </table:table-cell>
          <table:table-cell table:style-name="ce131" table:formula="of:=[.$E$6]+360*[.P$8]/[.$C149]" office:value-type="float" office:value="366" calcext:value-type="float">
            <text:p>366</text:p>
          </table:table-cell>
          <table:table-cell table:style-name="ce131" table:formula="of:=[.$E$6]+360*[.Q$8]/[.$C149]" office:value-type="float" office:value="366.75" calcext:value-type="float">
            <text:p>367</text:p>
          </table:table-cell>
          <table:table-cell table:style-name="ce131" table:formula="of:=[.$E$6]+360*[.R$8]/[.$C149]" office:value-type="float" office:value="367.5" calcext:value-type="float">
            <text:p>368</text:p>
          </table:table-cell>
          <table:table-cell table:style-name="ce131" table:formula="of:=[.$E$6]+360*[.S$8]/[.$C149]" office:value-type="float" office:value="368.25" calcext:value-type="float">
            <text:p>368</text:p>
          </table:table-cell>
          <table:table-cell table:style-name="ce131" table:formula="of:=[.$E$6]+360*[.T$8]/[.$C149]" office:value-type="float" office:value="369" calcext:value-type="float">
            <text:p>369</text:p>
          </table:table-cell>
          <table:table-cell table:style-name="ce131" table:formula="of:=[.$E$6]+360*[.U$8]/[.$C149]" office:value-type="float" office:value="369.75" calcext:value-type="float">
            <text:p>370</text:p>
          </table:table-cell>
          <table:table-cell table:style-name="ce131" table:formula="of:=[.$E$6]+360*[.V$8]/[.$C149]" office:value-type="float" office:value="370.5" calcext:value-type="float">
            <text:p>371</text:p>
          </table:table-cell>
          <table:table-cell table:style-name="ce131" table:formula="of:=[.$E$6]+360*[.W$8]/[.$C149]" office:value-type="float" office:value="371.25" calcext:value-type="float">
            <text:p>371</text:p>
          </table:table-cell>
          <table:table-cell table:style-name="ce131" table:formula="of:=[.$E$6]+360*[.X$8]/[.$C149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50]" office:value-type="float" office:value="21818.1818181818" calcext:value-type="float">
            <text:p>21818</text:p>
          </table:table-cell>
          <table:table-cell table:style-name="ce131" table:formula="of:=[.$E$6]+360*[.D$8]/[.$C150]" office:value-type="float" office:value="357" calcext:value-type="float">
            <text:p>357</text:p>
          </table:table-cell>
          <table:table-cell table:style-name="ce131" table:formula="of:=[.$E$6]+360*[.E$8]/[.$C150]" office:value-type="float" office:value="357.825" calcext:value-type="float">
            <text:p>358</text:p>
          </table:table-cell>
          <table:table-cell table:style-name="ce131" table:formula="of:=[.$E$6]+360*[.F$8]/[.$C150]" office:value-type="float" office:value="358.65" calcext:value-type="float">
            <text:p>359</text:p>
          </table:table-cell>
          <table:table-cell table:style-name="ce131" table:formula="of:=[.$E$6]+360*[.G$8]/[.$C150]" office:value-type="float" office:value="359.475" calcext:value-type="float">
            <text:p>359</text:p>
          </table:table-cell>
          <table:table-cell table:style-name="ce131" table:formula="of:=[.$E$6]+360*[.H$8]/[.$C150]" office:value-type="float" office:value="360.3" calcext:value-type="float">
            <text:p>360</text:p>
          </table:table-cell>
          <table:table-cell table:style-name="ce131" table:formula="of:=[.$E$6]+360*[.I$8]/[.$C150]" office:value-type="float" office:value="361.125" calcext:value-type="float">
            <text:p>361</text:p>
          </table:table-cell>
          <table:table-cell table:style-name="ce131" table:formula="of:=[.$E$6]+360*[.J$8]/[.$C150]" office:value-type="float" office:value="361.95" calcext:value-type="float">
            <text:p>362</text:p>
          </table:table-cell>
          <table:table-cell table:style-name="ce131" table:formula="of:=[.$E$6]+360*[.K$8]/[.$C150]" office:value-type="float" office:value="362.775" calcext:value-type="float">
            <text:p>363</text:p>
          </table:table-cell>
          <table:table-cell table:style-name="ce131" table:formula="of:=[.$E$6]+360*[.L$8]/[.$C150]" office:value-type="float" office:value="363.6" calcext:value-type="float">
            <text:p>364</text:p>
          </table:table-cell>
          <table:table-cell table:style-name="ce131" table:formula="of:=[.$E$6]+360*[.M$8]/[.$C150]" office:value-type="float" office:value="364.425" calcext:value-type="float">
            <text:p>364</text:p>
          </table:table-cell>
          <table:table-cell table:style-name="ce131" table:formula="of:=[.$E$6]+360*[.N$8]/[.$C150]" office:value-type="float" office:value="365.25" calcext:value-type="float">
            <text:p>365</text:p>
          </table:table-cell>
          <table:table-cell table:style-name="ce131" table:formula="of:=[.$E$6]+360*[.O$8]/[.$C150]" office:value-type="float" office:value="366.075" calcext:value-type="float">
            <text:p>366</text:p>
          </table:table-cell>
          <table:table-cell table:style-name="ce131" table:formula="of:=[.$E$6]+360*[.P$8]/[.$C150]" office:value-type="float" office:value="366.9" calcext:value-type="float">
            <text:p>367</text:p>
          </table:table-cell>
          <table:table-cell table:style-name="ce131" table:formula="of:=[.$E$6]+360*[.Q$8]/[.$C150]" office:value-type="float" office:value="367.725" calcext:value-type="float">
            <text:p>368</text:p>
          </table:table-cell>
          <table:table-cell table:style-name="ce131" table:formula="of:=[.$E$6]+360*[.R$8]/[.$C150]" office:value-type="float" office:value="368.55" calcext:value-type="float">
            <text:p>369</text:p>
          </table:table-cell>
          <table:table-cell table:style-name="ce131" table:formula="of:=[.$E$6]+360*[.S$8]/[.$C150]" office:value-type="float" office:value="369.375" calcext:value-type="float">
            <text:p>369</text:p>
          </table:table-cell>
          <table:table-cell table:style-name="ce131" table:formula="of:=[.$E$6]+360*[.T$8]/[.$C150]" office:value-type="float" office:value="370.2" calcext:value-type="float">
            <text:p>370</text:p>
          </table:table-cell>
          <table:table-cell table:style-name="ce131" table:formula="of:=[.$E$6]+360*[.U$8]/[.$C150]" office:value-type="float" office:value="371.025" calcext:value-type="float">
            <text:p>371</text:p>
          </table:table-cell>
          <table:table-cell table:style-name="ce131" table:formula="of:=[.$E$6]+360*[.V$8]/[.$C150]" office:value-type="float" office:value="371.85" calcext:value-type="float">
            <text:p>372</text:p>
          </table:table-cell>
          <table:table-cell table:style-name="ce131" table:formula="of:=[.$E$6]+360*[.W$8]/[.$C150]" office:value-type="float" office:value="372.675" calcext:value-type="float">
            <text:p>373</text:p>
          </table:table-cell>
          <table:table-cell table:style-name="ce131" table:formula="of:=[.$E$6]+360*[.X$8]/[.$C150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51]" office:value-type="float" office:value="20000" calcext:value-type="float">
            <text:p>20000</text:p>
          </table:table-cell>
          <table:table-cell table:style-name="ce131" table:formula="of:=[.$E$6]+360*[.D$8]/[.$C151]" office:value-type="float" office:value="357" calcext:value-type="float">
            <text:p>357</text:p>
          </table:table-cell>
          <table:table-cell table:style-name="ce131" table:formula="of:=[.$E$6]+360*[.E$8]/[.$C151]" office:value-type="float" office:value="357.9" calcext:value-type="float">
            <text:p>358</text:p>
          </table:table-cell>
          <table:table-cell table:style-name="ce131" table:formula="of:=[.$E$6]+360*[.F$8]/[.$C151]" office:value-type="float" office:value="358.8" calcext:value-type="float">
            <text:p>359</text:p>
          </table:table-cell>
          <table:table-cell table:style-name="ce131" table:formula="of:=[.$E$6]+360*[.G$8]/[.$C151]" office:value-type="float" office:value="359.7" calcext:value-type="float">
            <text:p>360</text:p>
          </table:table-cell>
          <table:table-cell table:style-name="ce131" table:formula="of:=[.$E$6]+360*[.H$8]/[.$C151]" office:value-type="float" office:value="360.6" calcext:value-type="float">
            <text:p>361</text:p>
          </table:table-cell>
          <table:table-cell table:style-name="ce131" table:formula="of:=[.$E$6]+360*[.I$8]/[.$C151]" office:value-type="float" office:value="361.5" calcext:value-type="float">
            <text:p>362</text:p>
          </table:table-cell>
          <table:table-cell table:style-name="ce131" table:formula="of:=[.$E$6]+360*[.J$8]/[.$C151]" office:value-type="float" office:value="362.4" calcext:value-type="float">
            <text:p>362</text:p>
          </table:table-cell>
          <table:table-cell table:style-name="ce131" table:formula="of:=[.$E$6]+360*[.K$8]/[.$C151]" office:value-type="float" office:value="363.3" calcext:value-type="float">
            <text:p>363</text:p>
          </table:table-cell>
          <table:table-cell table:style-name="ce131" table:formula="of:=[.$E$6]+360*[.L$8]/[.$C151]" office:value-type="float" office:value="364.2" calcext:value-type="float">
            <text:p>364</text:p>
          </table:table-cell>
          <table:table-cell table:style-name="ce131" table:formula="of:=[.$E$6]+360*[.M$8]/[.$C151]" office:value-type="float" office:value="365.1" calcext:value-type="float">
            <text:p>365</text:p>
          </table:table-cell>
          <table:table-cell table:style-name="ce131" table:formula="of:=[.$E$6]+360*[.N$8]/[.$C151]" office:value-type="float" office:value="366" calcext:value-type="float">
            <text:p>366</text:p>
          </table:table-cell>
          <table:table-cell table:style-name="ce131" table:formula="of:=[.$E$6]+360*[.O$8]/[.$C151]" office:value-type="float" office:value="366.9" calcext:value-type="float">
            <text:p>367</text:p>
          </table:table-cell>
          <table:table-cell table:style-name="ce131" table:formula="of:=[.$E$6]+360*[.P$8]/[.$C151]" office:value-type="float" office:value="367.8" calcext:value-type="float">
            <text:p>368</text:p>
          </table:table-cell>
          <table:table-cell table:style-name="ce131" table:formula="of:=[.$E$6]+360*[.Q$8]/[.$C151]" office:value-type="float" office:value="368.7" calcext:value-type="float">
            <text:p>369</text:p>
          </table:table-cell>
          <table:table-cell table:style-name="ce131" table:formula="of:=[.$E$6]+360*[.R$8]/[.$C151]" office:value-type="float" office:value="369.6" calcext:value-type="float">
            <text:p>370</text:p>
          </table:table-cell>
          <table:table-cell table:style-name="ce131" table:formula="of:=[.$E$6]+360*[.S$8]/[.$C151]" office:value-type="float" office:value="370.5" calcext:value-type="float">
            <text:p>371</text:p>
          </table:table-cell>
          <table:table-cell table:style-name="ce131" table:formula="of:=[.$E$6]+360*[.T$8]/[.$C151]" office:value-type="float" office:value="371.4" calcext:value-type="float">
            <text:p>371</text:p>
          </table:table-cell>
          <table:table-cell table:style-name="ce131" table:formula="of:=[.$E$6]+360*[.U$8]/[.$C151]" office:value-type="float" office:value="372.3" calcext:value-type="float">
            <text:p>372</text:p>
          </table:table-cell>
          <table:table-cell table:style-name="ce131" table:formula="of:=[.$E$6]+360*[.V$8]/[.$C151]" office:value-type="float" office:value="373.2" calcext:value-type="float">
            <text:p>373</text:p>
          </table:table-cell>
          <table:table-cell table:style-name="ce131" table:formula="of:=[.$E$6]+360*[.W$8]/[.$C151]" office:value-type="float" office:value="374.1" calcext:value-type="float">
            <text:p>374</text:p>
          </table:table-cell>
          <table:table-cell table:style-name="ce131" table:formula="of:=[.$E$6]+360*[.X$8]/[.$C151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52]" office:value-type="float" office:value="18461.5384615385" calcext:value-type="float">
            <text:p>18462</text:p>
          </table:table-cell>
          <table:table-cell table:style-name="ce131" table:formula="of:=[.$E$6]+360*[.D$8]/[.$C152]" office:value-type="float" office:value="357" calcext:value-type="float">
            <text:p>357</text:p>
          </table:table-cell>
          <table:table-cell table:style-name="ce131" table:formula="of:=[.$E$6]+360*[.E$8]/[.$C152]" office:value-type="float" office:value="357.975" calcext:value-type="float">
            <text:p>358</text:p>
          </table:table-cell>
          <table:table-cell table:style-name="ce131" table:formula="of:=[.$E$6]+360*[.F$8]/[.$C152]" office:value-type="float" office:value="358.95" calcext:value-type="float">
            <text:p>359</text:p>
          </table:table-cell>
          <table:table-cell table:style-name="ce131" table:formula="of:=[.$E$6]+360*[.G$8]/[.$C152]" office:value-type="float" office:value="359.925" calcext:value-type="float">
            <text:p>360</text:p>
          </table:table-cell>
          <table:table-cell table:style-name="ce131" table:formula="of:=[.$E$6]+360*[.H$8]/[.$C152]" office:value-type="float" office:value="360.9" calcext:value-type="float">
            <text:p>361</text:p>
          </table:table-cell>
          <table:table-cell table:style-name="ce131" table:formula="of:=[.$E$6]+360*[.I$8]/[.$C152]" office:value-type="float" office:value="361.875" calcext:value-type="float">
            <text:p>362</text:p>
          </table:table-cell>
          <table:table-cell table:style-name="ce131" table:formula="of:=[.$E$6]+360*[.J$8]/[.$C152]" office:value-type="float" office:value="362.85" calcext:value-type="float">
            <text:p>363</text:p>
          </table:table-cell>
          <table:table-cell table:style-name="ce131" table:formula="of:=[.$E$6]+360*[.K$8]/[.$C152]" office:value-type="float" office:value="363.825" calcext:value-type="float">
            <text:p>364</text:p>
          </table:table-cell>
          <table:table-cell table:style-name="ce131" table:formula="of:=[.$E$6]+360*[.L$8]/[.$C152]" office:value-type="float" office:value="364.8" calcext:value-type="float">
            <text:p>365</text:p>
          </table:table-cell>
          <table:table-cell table:style-name="ce131" table:formula="of:=[.$E$6]+360*[.M$8]/[.$C152]" office:value-type="float" office:value="365.775" calcext:value-type="float">
            <text:p>366</text:p>
          </table:table-cell>
          <table:table-cell table:style-name="ce131" table:formula="of:=[.$E$6]+360*[.N$8]/[.$C152]" office:value-type="float" office:value="366.75" calcext:value-type="float">
            <text:p>367</text:p>
          </table:table-cell>
          <table:table-cell table:style-name="ce131" table:formula="of:=[.$E$6]+360*[.O$8]/[.$C152]" office:value-type="float" office:value="367.725" calcext:value-type="float">
            <text:p>368</text:p>
          </table:table-cell>
          <table:table-cell table:style-name="ce131" table:formula="of:=[.$E$6]+360*[.P$8]/[.$C152]" office:value-type="float" office:value="368.7" calcext:value-type="float">
            <text:p>369</text:p>
          </table:table-cell>
          <table:table-cell table:style-name="ce131" table:formula="of:=[.$E$6]+360*[.Q$8]/[.$C152]" office:value-type="float" office:value="369.675" calcext:value-type="float">
            <text:p>370</text:p>
          </table:table-cell>
          <table:table-cell table:style-name="ce131" table:formula="of:=[.$E$6]+360*[.R$8]/[.$C152]" office:value-type="float" office:value="370.65" calcext:value-type="float">
            <text:p>371</text:p>
          </table:table-cell>
          <table:table-cell table:style-name="ce131" table:formula="of:=[.$E$6]+360*[.S$8]/[.$C152]" office:value-type="float" office:value="371.625" calcext:value-type="float">
            <text:p>372</text:p>
          </table:table-cell>
          <table:table-cell table:style-name="ce131" table:formula="of:=[.$E$6]+360*[.T$8]/[.$C152]" office:value-type="float" office:value="372.6" calcext:value-type="float">
            <text:p>373</text:p>
          </table:table-cell>
          <table:table-cell table:style-name="ce131" table:formula="of:=[.$E$6]+360*[.U$8]/[.$C152]" office:value-type="float" office:value="373.575" calcext:value-type="float">
            <text:p>374</text:p>
          </table:table-cell>
          <table:table-cell table:style-name="ce131" table:formula="of:=[.$E$6]+360*[.V$8]/[.$C152]" office:value-type="float" office:value="374.55" calcext:value-type="float">
            <text:p>375</text:p>
          </table:table-cell>
          <table:table-cell table:style-name="ce131" table:formula="of:=[.$E$6]+360*[.W$8]/[.$C152]" office:value-type="float" office:value="375.525" calcext:value-type="float">
            <text:p>376</text:p>
          </table:table-cell>
          <table:table-cell table:style-name="ce131" table:formula="of:=[.$E$6]+360*[.X$8]/[.$C152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53]" office:value-type="float" office:value="17142.8571428571" calcext:value-type="float">
            <text:p>17143</text:p>
          </table:table-cell>
          <table:table-cell table:style-name="ce131" table:formula="of:=[.$E$6]+360*[.D$8]/[.$C153]" office:value-type="float" office:value="357" calcext:value-type="float">
            <text:p>357</text:p>
          </table:table-cell>
          <table:table-cell table:style-name="ce131" table:formula="of:=[.$E$6]+360*[.E$8]/[.$C153]" office:value-type="float" office:value="358.05" calcext:value-type="float">
            <text:p>358</text:p>
          </table:table-cell>
          <table:table-cell table:style-name="ce131" table:formula="of:=[.$E$6]+360*[.F$8]/[.$C153]" office:value-type="float" office:value="359.1" calcext:value-type="float">
            <text:p>359</text:p>
          </table:table-cell>
          <table:table-cell table:style-name="ce131" table:formula="of:=[.$E$6]+360*[.G$8]/[.$C153]" office:value-type="float" office:value="360.15" calcext:value-type="float">
            <text:p>360</text:p>
          </table:table-cell>
          <table:table-cell table:style-name="ce131" table:formula="of:=[.$E$6]+360*[.H$8]/[.$C153]" office:value-type="float" office:value="361.2" calcext:value-type="float">
            <text:p>361</text:p>
          </table:table-cell>
          <table:table-cell table:style-name="ce131" table:formula="of:=[.$E$6]+360*[.I$8]/[.$C153]" office:value-type="float" office:value="362.25" calcext:value-type="float">
            <text:p>362</text:p>
          </table:table-cell>
          <table:table-cell table:style-name="ce131" table:formula="of:=[.$E$6]+360*[.J$8]/[.$C153]" office:value-type="float" office:value="363.3" calcext:value-type="float">
            <text:p>363</text:p>
          </table:table-cell>
          <table:table-cell table:style-name="ce131" table:formula="of:=[.$E$6]+360*[.K$8]/[.$C153]" office:value-type="float" office:value="364.35" calcext:value-type="float">
            <text:p>364</text:p>
          </table:table-cell>
          <table:table-cell table:style-name="ce131" table:formula="of:=[.$E$6]+360*[.L$8]/[.$C153]" office:value-type="float" office:value="365.4" calcext:value-type="float">
            <text:p>365</text:p>
          </table:table-cell>
          <table:table-cell table:style-name="ce131" table:formula="of:=[.$E$6]+360*[.M$8]/[.$C153]" office:value-type="float" office:value="366.45" calcext:value-type="float">
            <text:p>366</text:p>
          </table:table-cell>
          <table:table-cell table:style-name="ce131" table:formula="of:=[.$E$6]+360*[.N$8]/[.$C153]" office:value-type="float" office:value="367.5" calcext:value-type="float">
            <text:p>368</text:p>
          </table:table-cell>
          <table:table-cell table:style-name="ce131" table:formula="of:=[.$E$6]+360*[.O$8]/[.$C153]" office:value-type="float" office:value="368.55" calcext:value-type="float">
            <text:p>369</text:p>
          </table:table-cell>
          <table:table-cell table:style-name="ce131" table:formula="of:=[.$E$6]+360*[.P$8]/[.$C153]" office:value-type="float" office:value="369.6" calcext:value-type="float">
            <text:p>370</text:p>
          </table:table-cell>
          <table:table-cell table:style-name="ce131" table:formula="of:=[.$E$6]+360*[.Q$8]/[.$C153]" office:value-type="float" office:value="370.65" calcext:value-type="float">
            <text:p>371</text:p>
          </table:table-cell>
          <table:table-cell table:style-name="ce131" table:formula="of:=[.$E$6]+360*[.R$8]/[.$C153]" office:value-type="float" office:value="371.7" calcext:value-type="float">
            <text:p>372</text:p>
          </table:table-cell>
          <table:table-cell table:style-name="ce131" table:formula="of:=[.$E$6]+360*[.S$8]/[.$C153]" office:value-type="float" office:value="372.75" calcext:value-type="float">
            <text:p>373</text:p>
          </table:table-cell>
          <table:table-cell table:style-name="ce131" table:formula="of:=[.$E$6]+360*[.T$8]/[.$C153]" office:value-type="float" office:value="373.8" calcext:value-type="float">
            <text:p>374</text:p>
          </table:table-cell>
          <table:table-cell table:style-name="ce131" table:formula="of:=[.$E$6]+360*[.U$8]/[.$C153]" office:value-type="float" office:value="374.85" calcext:value-type="float">
            <text:p>375</text:p>
          </table:table-cell>
          <table:table-cell table:style-name="ce131" table:formula="of:=[.$E$6]+360*[.V$8]/[.$C153]" office:value-type="float" office:value="375.9" calcext:value-type="float">
            <text:p>376</text:p>
          </table:table-cell>
          <table:table-cell table:style-name="ce131" table:formula="of:=[.$E$6]+360*[.W$8]/[.$C153]" office:value-type="float" office:value="376.95" calcext:value-type="float">
            <text:p>377</text:p>
          </table:table-cell>
          <table:table-cell table:style-name="ce131" table:formula="of:=[.$E$6]+360*[.X$8]/[.$C153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54]" office:value-type="float" office:value="16000" calcext:value-type="float">
            <text:p>16000</text:p>
          </table:table-cell>
          <table:table-cell table:style-name="ce131" table:formula="of:=[.$E$6]+360*[.D$8]/[.$C154]" office:value-type="float" office:value="357" calcext:value-type="float">
            <text:p>357</text:p>
          </table:table-cell>
          <table:table-cell table:style-name="ce131" table:formula="of:=[.$E$6]+360*[.E$8]/[.$C154]" office:value-type="float" office:value="358.125" calcext:value-type="float">
            <text:p>358</text:p>
          </table:table-cell>
          <table:table-cell table:style-name="ce131" table:formula="of:=[.$E$6]+360*[.F$8]/[.$C154]" office:value-type="float" office:value="359.25" calcext:value-type="float">
            <text:p>359</text:p>
          </table:table-cell>
          <table:table-cell table:style-name="ce131" table:formula="of:=[.$E$6]+360*[.G$8]/[.$C154]" office:value-type="float" office:value="360.375" calcext:value-type="float">
            <text:p>360</text:p>
          </table:table-cell>
          <table:table-cell table:style-name="ce131" table:formula="of:=[.$E$6]+360*[.H$8]/[.$C154]" office:value-type="float" office:value="361.5" calcext:value-type="float">
            <text:p>362</text:p>
          </table:table-cell>
          <table:table-cell table:style-name="ce131" table:formula="of:=[.$E$6]+360*[.I$8]/[.$C154]" office:value-type="float" office:value="362.625" calcext:value-type="float">
            <text:p>363</text:p>
          </table:table-cell>
          <table:table-cell table:style-name="ce131" table:formula="of:=[.$E$6]+360*[.J$8]/[.$C154]" office:value-type="float" office:value="363.75" calcext:value-type="float">
            <text:p>364</text:p>
          </table:table-cell>
          <table:table-cell table:style-name="ce131" table:formula="of:=[.$E$6]+360*[.K$8]/[.$C154]" office:value-type="float" office:value="364.875" calcext:value-type="float">
            <text:p>365</text:p>
          </table:table-cell>
          <table:table-cell table:style-name="ce131" table:formula="of:=[.$E$6]+360*[.L$8]/[.$C154]" office:value-type="float" office:value="366" calcext:value-type="float">
            <text:p>366</text:p>
          </table:table-cell>
          <table:table-cell table:style-name="ce131" table:formula="of:=[.$E$6]+360*[.M$8]/[.$C154]" office:value-type="float" office:value="367.125" calcext:value-type="float">
            <text:p>367</text:p>
          </table:table-cell>
          <table:table-cell table:style-name="ce131" table:formula="of:=[.$E$6]+360*[.N$8]/[.$C154]" office:value-type="float" office:value="368.25" calcext:value-type="float">
            <text:p>368</text:p>
          </table:table-cell>
          <table:table-cell table:style-name="ce131" table:formula="of:=[.$E$6]+360*[.O$8]/[.$C154]" office:value-type="float" office:value="369.375" calcext:value-type="float">
            <text:p>369</text:p>
          </table:table-cell>
          <table:table-cell table:style-name="ce131" table:formula="of:=[.$E$6]+360*[.P$8]/[.$C154]" office:value-type="float" office:value="370.5" calcext:value-type="float">
            <text:p>371</text:p>
          </table:table-cell>
          <table:table-cell table:style-name="ce131" table:formula="of:=[.$E$6]+360*[.Q$8]/[.$C154]" office:value-type="float" office:value="371.625" calcext:value-type="float">
            <text:p>372</text:p>
          </table:table-cell>
          <table:table-cell table:style-name="ce131" table:formula="of:=[.$E$6]+360*[.R$8]/[.$C154]" office:value-type="float" office:value="372.75" calcext:value-type="float">
            <text:p>373</text:p>
          </table:table-cell>
          <table:table-cell table:style-name="ce131" table:formula="of:=[.$E$6]+360*[.S$8]/[.$C154]" office:value-type="float" office:value="373.875" calcext:value-type="float">
            <text:p>374</text:p>
          </table:table-cell>
          <table:table-cell table:style-name="ce131" table:formula="of:=[.$E$6]+360*[.T$8]/[.$C154]" office:value-type="float" office:value="375" calcext:value-type="float">
            <text:p>375</text:p>
          </table:table-cell>
          <table:table-cell table:style-name="ce131" table:formula="of:=[.$E$6]+360*[.U$8]/[.$C154]" office:value-type="float" office:value="376.125" calcext:value-type="float">
            <text:p>376</text:p>
          </table:table-cell>
          <table:table-cell table:style-name="ce131" table:formula="of:=[.$E$6]+360*[.V$8]/[.$C154]" office:value-type="float" office:value="377.25" calcext:value-type="float">
            <text:p>377</text:p>
          </table:table-cell>
          <table:table-cell table:style-name="ce131" table:formula="of:=[.$E$6]+360*[.W$8]/[.$C154]" office:value-type="float" office:value="378.375" calcext:value-type="float">
            <text:p>378</text:p>
          </table:table-cell>
          <table:table-cell table:style-name="ce131" table:formula="of:=[.$E$6]+360*[.X$8]/[.$C154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55]" office:value-type="float" office:value="15000" calcext:value-type="float">
            <text:p>15000</text:p>
          </table:table-cell>
          <table:table-cell table:style-name="ce131" table:formula="of:=[.$E$6]+360*[.D$8]/[.$C155]" office:value-type="float" office:value="357" calcext:value-type="float">
            <text:p>357</text:p>
          </table:table-cell>
          <table:table-cell table:style-name="ce131" table:formula="of:=[.$E$6]+360*[.E$8]/[.$C155]" office:value-type="float" office:value="358.2" calcext:value-type="float">
            <text:p>358</text:p>
          </table:table-cell>
          <table:table-cell table:style-name="ce131" table:formula="of:=[.$E$6]+360*[.F$8]/[.$C155]" office:value-type="float" office:value="359.4" calcext:value-type="float">
            <text:p>359</text:p>
          </table:table-cell>
          <table:table-cell table:style-name="ce131" table:formula="of:=[.$E$6]+360*[.G$8]/[.$C155]" office:value-type="float" office:value="360.6" calcext:value-type="float">
            <text:p>361</text:p>
          </table:table-cell>
          <table:table-cell table:style-name="ce131" table:formula="of:=[.$E$6]+360*[.H$8]/[.$C155]" office:value-type="float" office:value="361.8" calcext:value-type="float">
            <text:p>362</text:p>
          </table:table-cell>
          <table:table-cell table:style-name="ce131" table:formula="of:=[.$E$6]+360*[.I$8]/[.$C155]" office:value-type="float" office:value="363" calcext:value-type="float">
            <text:p>363</text:p>
          </table:table-cell>
          <table:table-cell table:style-name="ce131" table:formula="of:=[.$E$6]+360*[.J$8]/[.$C155]" office:value-type="float" office:value="364.2" calcext:value-type="float">
            <text:p>364</text:p>
          </table:table-cell>
          <table:table-cell table:style-name="ce131" table:formula="of:=[.$E$6]+360*[.K$8]/[.$C155]" office:value-type="float" office:value="365.4" calcext:value-type="float">
            <text:p>365</text:p>
          </table:table-cell>
          <table:table-cell table:style-name="ce131" table:formula="of:=[.$E$6]+360*[.L$8]/[.$C155]" office:value-type="float" office:value="366.6" calcext:value-type="float">
            <text:p>367</text:p>
          </table:table-cell>
          <table:table-cell table:style-name="ce131" table:formula="of:=[.$E$6]+360*[.M$8]/[.$C155]" office:value-type="float" office:value="367.8" calcext:value-type="float">
            <text:p>368</text:p>
          </table:table-cell>
          <table:table-cell table:style-name="ce131" table:formula="of:=[.$E$6]+360*[.N$8]/[.$C155]" office:value-type="float" office:value="369" calcext:value-type="float">
            <text:p>369</text:p>
          </table:table-cell>
          <table:table-cell table:style-name="ce131" table:formula="of:=[.$E$6]+360*[.O$8]/[.$C155]" office:value-type="float" office:value="370.2" calcext:value-type="float">
            <text:p>370</text:p>
          </table:table-cell>
          <table:table-cell table:style-name="ce131" table:formula="of:=[.$E$6]+360*[.P$8]/[.$C155]" office:value-type="float" office:value="371.4" calcext:value-type="float">
            <text:p>371</text:p>
          </table:table-cell>
          <table:table-cell table:style-name="ce131" table:formula="of:=[.$E$6]+360*[.Q$8]/[.$C155]" office:value-type="float" office:value="372.6" calcext:value-type="float">
            <text:p>373</text:p>
          </table:table-cell>
          <table:table-cell table:style-name="ce131" table:formula="of:=[.$E$6]+360*[.R$8]/[.$C155]" office:value-type="float" office:value="373.8" calcext:value-type="float">
            <text:p>374</text:p>
          </table:table-cell>
          <table:table-cell table:style-name="ce131" table:formula="of:=[.$E$6]+360*[.S$8]/[.$C155]" office:value-type="float" office:value="375" calcext:value-type="float">
            <text:p>375</text:p>
          </table:table-cell>
          <table:table-cell table:style-name="ce131" table:formula="of:=[.$E$6]+360*[.T$8]/[.$C155]" office:value-type="float" office:value="376.2" calcext:value-type="float">
            <text:p>376</text:p>
          </table:table-cell>
          <table:table-cell table:style-name="ce131" table:formula="of:=[.$E$6]+360*[.U$8]/[.$C155]" office:value-type="float" office:value="377.4" calcext:value-type="float">
            <text:p>377</text:p>
          </table:table-cell>
          <table:table-cell table:style-name="ce131" table:formula="of:=[.$E$6]+360*[.V$8]/[.$C155]" office:value-type="float" office:value="378.6" calcext:value-type="float">
            <text:p>379</text:p>
          </table:table-cell>
          <table:table-cell table:style-name="ce131" table:formula="of:=[.$E$6]+360*[.W$8]/[.$C155]" office:value-type="float" office:value="379.8" calcext:value-type="float">
            <text:p>380</text:p>
          </table:table-cell>
          <table:table-cell table:style-name="ce131" table:formula="of:=[.$E$6]+360*[.X$8]/[.$C155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56]" office:value-type="float" office:value="14117.6470588235" calcext:value-type="float">
            <text:p>14118</text:p>
          </table:table-cell>
          <table:table-cell table:style-name="ce131" table:formula="of:=[.$E$6]+360*[.D$8]/[.$C156]" office:value-type="float" office:value="357" calcext:value-type="float">
            <text:p>357</text:p>
          </table:table-cell>
          <table:table-cell table:style-name="ce131" table:formula="of:=[.$E$6]+360*[.E$8]/[.$C156]" office:value-type="float" office:value="358.275" calcext:value-type="float">
            <text:p>358</text:p>
          </table:table-cell>
          <table:table-cell table:style-name="ce131" table:formula="of:=[.$E$6]+360*[.F$8]/[.$C156]" office:value-type="float" office:value="359.55" calcext:value-type="float">
            <text:p>360</text:p>
          </table:table-cell>
          <table:table-cell table:style-name="ce131" table:formula="of:=[.$E$6]+360*[.G$8]/[.$C156]" office:value-type="float" office:value="360.825" calcext:value-type="float">
            <text:p>361</text:p>
          </table:table-cell>
          <table:table-cell table:style-name="ce131" table:formula="of:=[.$E$6]+360*[.H$8]/[.$C156]" office:value-type="float" office:value="362.1" calcext:value-type="float">
            <text:p>362</text:p>
          </table:table-cell>
          <table:table-cell table:style-name="ce131" table:formula="of:=[.$E$6]+360*[.I$8]/[.$C156]" office:value-type="float" office:value="363.375" calcext:value-type="float">
            <text:p>363</text:p>
          </table:table-cell>
          <table:table-cell table:style-name="ce131" table:formula="of:=[.$E$6]+360*[.J$8]/[.$C156]" office:value-type="float" office:value="364.65" calcext:value-type="float">
            <text:p>365</text:p>
          </table:table-cell>
          <table:table-cell table:style-name="ce131" table:formula="of:=[.$E$6]+360*[.K$8]/[.$C156]" office:value-type="float" office:value="365.925" calcext:value-type="float">
            <text:p>366</text:p>
          </table:table-cell>
          <table:table-cell table:style-name="ce131" table:formula="of:=[.$E$6]+360*[.L$8]/[.$C156]" office:value-type="float" office:value="367.2" calcext:value-type="float">
            <text:p>367</text:p>
          </table:table-cell>
          <table:table-cell table:style-name="ce131" table:formula="of:=[.$E$6]+360*[.M$8]/[.$C156]" office:value-type="float" office:value="368.475" calcext:value-type="float">
            <text:p>368</text:p>
          </table:table-cell>
          <table:table-cell table:style-name="ce131" table:formula="of:=[.$E$6]+360*[.N$8]/[.$C156]" office:value-type="float" office:value="369.75" calcext:value-type="float">
            <text:p>370</text:p>
          </table:table-cell>
          <table:table-cell table:style-name="ce131" table:formula="of:=[.$E$6]+360*[.O$8]/[.$C156]" office:value-type="float" office:value="371.025" calcext:value-type="float">
            <text:p>371</text:p>
          </table:table-cell>
          <table:table-cell table:style-name="ce131" table:formula="of:=[.$E$6]+360*[.P$8]/[.$C156]" office:value-type="float" office:value="372.3" calcext:value-type="float">
            <text:p>372</text:p>
          </table:table-cell>
          <table:table-cell table:style-name="ce131" table:formula="of:=[.$E$6]+360*[.Q$8]/[.$C156]" office:value-type="float" office:value="373.575" calcext:value-type="float">
            <text:p>374</text:p>
          </table:table-cell>
          <table:table-cell table:style-name="ce131" table:formula="of:=[.$E$6]+360*[.R$8]/[.$C156]" office:value-type="float" office:value="374.85" calcext:value-type="float">
            <text:p>375</text:p>
          </table:table-cell>
          <table:table-cell table:style-name="ce131" table:formula="of:=[.$E$6]+360*[.S$8]/[.$C156]" office:value-type="float" office:value="376.125" calcext:value-type="float">
            <text:p>376</text:p>
          </table:table-cell>
          <table:table-cell table:style-name="ce131" table:formula="of:=[.$E$6]+360*[.T$8]/[.$C156]" office:value-type="float" office:value="377.4" calcext:value-type="float">
            <text:p>377</text:p>
          </table:table-cell>
          <table:table-cell table:style-name="ce131" table:formula="of:=[.$E$6]+360*[.U$8]/[.$C156]" office:value-type="float" office:value="378.675" calcext:value-type="float">
            <text:p>379</text:p>
          </table:table-cell>
          <table:table-cell table:style-name="ce131" table:formula="of:=[.$E$6]+360*[.V$8]/[.$C156]" office:value-type="float" office:value="379.95" calcext:value-type="float">
            <text:p>380</text:p>
          </table:table-cell>
          <table:table-cell table:style-name="ce131" table:formula="of:=[.$E$6]+360*[.W$8]/[.$C156]" office:value-type="float" office:value="381.225" calcext:value-type="float">
            <text:p>381</text:p>
          </table:table-cell>
          <table:table-cell table:style-name="ce131" table:formula="of:=[.$E$6]+360*[.X$8]/[.$C156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57]" office:value-type="float" office:value="13333.3333333333" calcext:value-type="float">
            <text:p>13333</text:p>
          </table:table-cell>
          <table:table-cell table:style-name="ce131" table:formula="of:=[.$E$6]+360*[.D$8]/[.$C157]" office:value-type="float" office:value="357" calcext:value-type="float">
            <text:p>357</text:p>
          </table:table-cell>
          <table:table-cell table:style-name="ce131" table:formula="of:=[.$E$6]+360*[.E$8]/[.$C157]" office:value-type="float" office:value="358.35" calcext:value-type="float">
            <text:p>358</text:p>
          </table:table-cell>
          <table:table-cell table:style-name="ce131" table:formula="of:=[.$E$6]+360*[.F$8]/[.$C157]" office:value-type="float" office:value="359.7" calcext:value-type="float">
            <text:p>360</text:p>
          </table:table-cell>
          <table:table-cell table:style-name="ce131" table:formula="of:=[.$E$6]+360*[.G$8]/[.$C157]" office:value-type="float" office:value="361.05" calcext:value-type="float">
            <text:p>361</text:p>
          </table:table-cell>
          <table:table-cell table:style-name="ce131" table:formula="of:=[.$E$6]+360*[.H$8]/[.$C157]" office:value-type="float" office:value="362.4" calcext:value-type="float">
            <text:p>362</text:p>
          </table:table-cell>
          <table:table-cell table:style-name="ce131" table:formula="of:=[.$E$6]+360*[.I$8]/[.$C157]" office:value-type="float" office:value="363.75" calcext:value-type="float">
            <text:p>364</text:p>
          </table:table-cell>
          <table:table-cell table:style-name="ce131" table:formula="of:=[.$E$6]+360*[.J$8]/[.$C157]" office:value-type="float" office:value="365.1" calcext:value-type="float">
            <text:p>365</text:p>
          </table:table-cell>
          <table:table-cell table:style-name="ce131" table:formula="of:=[.$E$6]+360*[.K$8]/[.$C157]" office:value-type="float" office:value="366.45" calcext:value-type="float">
            <text:p>366</text:p>
          </table:table-cell>
          <table:table-cell table:style-name="ce131" table:formula="of:=[.$E$6]+360*[.L$8]/[.$C157]" office:value-type="float" office:value="367.8" calcext:value-type="float">
            <text:p>368</text:p>
          </table:table-cell>
          <table:table-cell table:style-name="ce131" table:formula="of:=[.$E$6]+360*[.M$8]/[.$C157]" office:value-type="float" office:value="369.15" calcext:value-type="float">
            <text:p>369</text:p>
          </table:table-cell>
          <table:table-cell table:style-name="ce131" table:formula="of:=[.$E$6]+360*[.N$8]/[.$C157]" office:value-type="float" office:value="370.5" calcext:value-type="float">
            <text:p>371</text:p>
          </table:table-cell>
          <table:table-cell table:style-name="ce131" table:formula="of:=[.$E$6]+360*[.O$8]/[.$C157]" office:value-type="float" office:value="371.85" calcext:value-type="float">
            <text:p>372</text:p>
          </table:table-cell>
          <table:table-cell table:style-name="ce131" table:formula="of:=[.$E$6]+360*[.P$8]/[.$C157]" office:value-type="float" office:value="373.2" calcext:value-type="float">
            <text:p>373</text:p>
          </table:table-cell>
          <table:table-cell table:style-name="ce131" table:formula="of:=[.$E$6]+360*[.Q$8]/[.$C157]" office:value-type="float" office:value="374.55" calcext:value-type="float">
            <text:p>375</text:p>
          </table:table-cell>
          <table:table-cell table:style-name="ce131" table:formula="of:=[.$E$6]+360*[.R$8]/[.$C157]" office:value-type="float" office:value="375.9" calcext:value-type="float">
            <text:p>376</text:p>
          </table:table-cell>
          <table:table-cell table:style-name="ce131" table:formula="of:=[.$E$6]+360*[.S$8]/[.$C157]" office:value-type="float" office:value="377.25" calcext:value-type="float">
            <text:p>377</text:p>
          </table:table-cell>
          <table:table-cell table:style-name="ce131" table:formula="of:=[.$E$6]+360*[.T$8]/[.$C157]" office:value-type="float" office:value="378.6" calcext:value-type="float">
            <text:p>379</text:p>
          </table:table-cell>
          <table:table-cell table:style-name="ce131" table:formula="of:=[.$E$6]+360*[.U$8]/[.$C157]" office:value-type="float" office:value="379.95" calcext:value-type="float">
            <text:p>380</text:p>
          </table:table-cell>
          <table:table-cell table:style-name="ce131" table:formula="of:=[.$E$6]+360*[.V$8]/[.$C157]" office:value-type="float" office:value="381.3" calcext:value-type="float">
            <text:p>381</text:p>
          </table:table-cell>
          <table:table-cell table:style-name="ce131" table:formula="of:=[.$E$6]+360*[.W$8]/[.$C157]" office:value-type="float" office:value="382.65" calcext:value-type="float">
            <text:p>383</text:p>
          </table:table-cell>
          <table:table-cell table:style-name="ce131" table:formula="of:=[.$E$6]+360*[.X$8]/[.$C157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58]" office:value-type="float" office:value="12631.5789473684" calcext:value-type="float">
            <text:p>12632</text:p>
          </table:table-cell>
          <table:table-cell table:style-name="ce131" table:formula="of:=[.$E$6]+360*[.D$8]/[.$C158]" office:value-type="float" office:value="357" calcext:value-type="float">
            <text:p>357</text:p>
          </table:table-cell>
          <table:table-cell table:style-name="ce131" table:formula="of:=[.$E$6]+360*[.E$8]/[.$C158]" office:value-type="float" office:value="358.425" calcext:value-type="float">
            <text:p>358</text:p>
          </table:table-cell>
          <table:table-cell table:style-name="ce131" table:formula="of:=[.$E$6]+360*[.F$8]/[.$C158]" office:value-type="float" office:value="359.85" calcext:value-type="float">
            <text:p>360</text:p>
          </table:table-cell>
          <table:table-cell table:style-name="ce131" table:formula="of:=[.$E$6]+360*[.G$8]/[.$C158]" office:value-type="float" office:value="361.275" calcext:value-type="float">
            <text:p>361</text:p>
          </table:table-cell>
          <table:table-cell table:style-name="ce131" table:formula="of:=[.$E$6]+360*[.H$8]/[.$C158]" office:value-type="float" office:value="362.7" calcext:value-type="float">
            <text:p>363</text:p>
          </table:table-cell>
          <table:table-cell table:style-name="ce131" table:formula="of:=[.$E$6]+360*[.I$8]/[.$C158]" office:value-type="float" office:value="364.125" calcext:value-type="float">
            <text:p>364</text:p>
          </table:table-cell>
          <table:table-cell table:style-name="ce131" table:formula="of:=[.$E$6]+360*[.J$8]/[.$C158]" office:value-type="float" office:value="365.55" calcext:value-type="float">
            <text:p>366</text:p>
          </table:table-cell>
          <table:table-cell table:style-name="ce131" table:formula="of:=[.$E$6]+360*[.K$8]/[.$C158]" office:value-type="float" office:value="366.975" calcext:value-type="float">
            <text:p>367</text:p>
          </table:table-cell>
          <table:table-cell table:style-name="ce131" table:formula="of:=[.$E$6]+360*[.L$8]/[.$C158]" office:value-type="float" office:value="368.4" calcext:value-type="float">
            <text:p>368</text:p>
          </table:table-cell>
          <table:table-cell table:style-name="ce131" table:formula="of:=[.$E$6]+360*[.M$8]/[.$C158]" office:value-type="float" office:value="369.825" calcext:value-type="float">
            <text:p>370</text:p>
          </table:table-cell>
          <table:table-cell table:style-name="ce131" table:formula="of:=[.$E$6]+360*[.N$8]/[.$C158]" office:value-type="float" office:value="371.25" calcext:value-type="float">
            <text:p>371</text:p>
          </table:table-cell>
          <table:table-cell table:style-name="ce131" table:formula="of:=[.$E$6]+360*[.O$8]/[.$C158]" office:value-type="float" office:value="372.675" calcext:value-type="float">
            <text:p>373</text:p>
          </table:table-cell>
          <table:table-cell table:style-name="ce131" table:formula="of:=[.$E$6]+360*[.P$8]/[.$C158]" office:value-type="float" office:value="374.1" calcext:value-type="float">
            <text:p>374</text:p>
          </table:table-cell>
          <table:table-cell table:style-name="ce131" table:formula="of:=[.$E$6]+360*[.Q$8]/[.$C158]" office:value-type="float" office:value="375.525" calcext:value-type="float">
            <text:p>376</text:p>
          </table:table-cell>
          <table:table-cell table:style-name="ce131" table:formula="of:=[.$E$6]+360*[.R$8]/[.$C158]" office:value-type="float" office:value="376.95" calcext:value-type="float">
            <text:p>377</text:p>
          </table:table-cell>
          <table:table-cell table:style-name="ce131" table:formula="of:=[.$E$6]+360*[.S$8]/[.$C158]" office:value-type="float" office:value="378.375" calcext:value-type="float">
            <text:p>378</text:p>
          </table:table-cell>
          <table:table-cell table:style-name="ce131" table:formula="of:=[.$E$6]+360*[.T$8]/[.$C158]" office:value-type="float" office:value="379.8" calcext:value-type="float">
            <text:p>380</text:p>
          </table:table-cell>
          <table:table-cell table:style-name="ce131" table:formula="of:=[.$E$6]+360*[.U$8]/[.$C158]" office:value-type="float" office:value="381.225" calcext:value-type="float">
            <text:p>381</text:p>
          </table:table-cell>
          <table:table-cell table:style-name="ce131" table:formula="of:=[.$E$6]+360*[.V$8]/[.$C158]" office:value-type="float" office:value="382.65" calcext:value-type="float">
            <text:p>383</text:p>
          </table:table-cell>
          <table:table-cell table:style-name="ce131" table:formula="of:=[.$E$6]+360*[.W$8]/[.$C158]" office:value-type="float" office:value="384.075" calcext:value-type="float">
            <text:p>384</text:p>
          </table:table-cell>
          <table:table-cell table:style-name="ce131" table:formula="of:=[.$E$6]+360*[.X$8]/[.$C158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59]" office:value-type="float" office:value="12000" calcext:value-type="float">
            <text:p>12000</text:p>
          </table:table-cell>
          <table:table-cell table:style-name="ce131" table:formula="of:=[.$E$6]+360*[.D$8]/[.$C159]" office:value-type="float" office:value="357" calcext:value-type="float">
            <text:p>357</text:p>
          </table:table-cell>
          <table:table-cell table:style-name="ce131" table:formula="of:=[.$E$6]+360*[.E$8]/[.$C159]" office:value-type="float" office:value="358.5" calcext:value-type="float">
            <text:p>359</text:p>
          </table:table-cell>
          <table:table-cell table:style-name="ce131" table:formula="of:=[.$E$6]+360*[.F$8]/[.$C159]" office:value-type="float" office:value="360" calcext:value-type="float">
            <text:p>360</text:p>
          </table:table-cell>
          <table:table-cell table:style-name="ce131" table:formula="of:=[.$E$6]+360*[.G$8]/[.$C159]" office:value-type="float" office:value="361.5" calcext:value-type="float">
            <text:p>362</text:p>
          </table:table-cell>
          <table:table-cell table:style-name="ce131" table:formula="of:=[.$E$6]+360*[.H$8]/[.$C159]" office:value-type="float" office:value="363" calcext:value-type="float">
            <text:p>363</text:p>
          </table:table-cell>
          <table:table-cell table:style-name="ce131" table:formula="of:=[.$E$6]+360*[.I$8]/[.$C159]" office:value-type="float" office:value="364.5" calcext:value-type="float">
            <text:p>365</text:p>
          </table:table-cell>
          <table:table-cell table:style-name="ce131" table:formula="of:=[.$E$6]+360*[.J$8]/[.$C159]" office:value-type="float" office:value="366" calcext:value-type="float">
            <text:p>366</text:p>
          </table:table-cell>
          <table:table-cell table:style-name="ce131" table:formula="of:=[.$E$6]+360*[.K$8]/[.$C159]" office:value-type="float" office:value="367.5" calcext:value-type="float">
            <text:p>368</text:p>
          </table:table-cell>
          <table:table-cell table:style-name="ce131" table:formula="of:=[.$E$6]+360*[.L$8]/[.$C159]" office:value-type="float" office:value="369" calcext:value-type="float">
            <text:p>369</text:p>
          </table:table-cell>
          <table:table-cell table:style-name="ce131" table:formula="of:=[.$E$6]+360*[.M$8]/[.$C159]" office:value-type="float" office:value="370.5" calcext:value-type="float">
            <text:p>371</text:p>
          </table:table-cell>
          <table:table-cell table:style-name="ce131" table:formula="of:=[.$E$6]+360*[.N$8]/[.$C159]" office:value-type="float" office:value="372" calcext:value-type="float">
            <text:p>372</text:p>
          </table:table-cell>
          <table:table-cell table:style-name="ce131" table:formula="of:=[.$E$6]+360*[.O$8]/[.$C159]" office:value-type="float" office:value="373.5" calcext:value-type="float">
            <text:p>374</text:p>
          </table:table-cell>
          <table:table-cell table:style-name="ce131" table:formula="of:=[.$E$6]+360*[.P$8]/[.$C159]" office:value-type="float" office:value="375" calcext:value-type="float">
            <text:p>375</text:p>
          </table:table-cell>
          <table:table-cell table:style-name="ce131" table:formula="of:=[.$E$6]+360*[.Q$8]/[.$C159]" office:value-type="float" office:value="376.5" calcext:value-type="float">
            <text:p>377</text:p>
          </table:table-cell>
          <table:table-cell table:style-name="ce131" table:formula="of:=[.$E$6]+360*[.R$8]/[.$C159]" office:value-type="float" office:value="378" calcext:value-type="float">
            <text:p>378</text:p>
          </table:table-cell>
          <table:table-cell table:style-name="ce131" table:formula="of:=[.$E$6]+360*[.S$8]/[.$C159]" office:value-type="float" office:value="379.5" calcext:value-type="float">
            <text:p>380</text:p>
          </table:table-cell>
          <table:table-cell table:style-name="ce131" table:formula="of:=[.$E$6]+360*[.T$8]/[.$C159]" office:value-type="float" office:value="381" calcext:value-type="float">
            <text:p>381</text:p>
          </table:table-cell>
          <table:table-cell table:style-name="ce131" table:formula="of:=[.$E$6]+360*[.U$8]/[.$C159]" office:value-type="float" office:value="382.5" calcext:value-type="float">
            <text:p>383</text:p>
          </table:table-cell>
          <table:table-cell table:style-name="ce131" table:formula="of:=[.$E$6]+360*[.V$8]/[.$C159]" office:value-type="float" office:value="384" calcext:value-type="float">
            <text:p>384</text:p>
          </table:table-cell>
          <table:table-cell table:style-name="ce131" table:formula="of:=[.$E$6]+360*[.W$8]/[.$C159]" office:value-type="float" office:value="385.5" calcext:value-type="float">
            <text:p>386</text:p>
          </table:table-cell>
          <table:table-cell table:style-name="ce131" table:formula="of:=[.$E$6]+360*[.X$8]/[.$C159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60]" office:value-type="float" office:value="11428.5714285714" calcext:value-type="float">
            <text:p>11429</text:p>
          </table:table-cell>
          <table:table-cell table:style-name="ce131" table:formula="of:=[.$E$6]+360*[.D$8]/[.$C160]" office:value-type="float" office:value="357" calcext:value-type="float">
            <text:p>357</text:p>
          </table:table-cell>
          <table:table-cell table:style-name="ce131" table:formula="of:=[.$E$6]+360*[.E$8]/[.$C160]" office:value-type="float" office:value="358.575" calcext:value-type="float">
            <text:p>359</text:p>
          </table:table-cell>
          <table:table-cell table:style-name="ce131" table:formula="of:=[.$E$6]+360*[.F$8]/[.$C160]" office:value-type="float" office:value="360.15" calcext:value-type="float">
            <text:p>360</text:p>
          </table:table-cell>
          <table:table-cell table:style-name="ce131" table:formula="of:=[.$E$6]+360*[.G$8]/[.$C160]" office:value-type="float" office:value="361.725" calcext:value-type="float">
            <text:p>362</text:p>
          </table:table-cell>
          <table:table-cell table:style-name="ce131" table:formula="of:=[.$E$6]+360*[.H$8]/[.$C160]" office:value-type="float" office:value="363.3" calcext:value-type="float">
            <text:p>363</text:p>
          </table:table-cell>
          <table:table-cell table:style-name="ce131" table:formula="of:=[.$E$6]+360*[.I$8]/[.$C160]" office:value-type="float" office:value="364.875" calcext:value-type="float">
            <text:p>365</text:p>
          </table:table-cell>
          <table:table-cell table:style-name="ce131" table:formula="of:=[.$E$6]+360*[.J$8]/[.$C160]" office:value-type="float" office:value="366.45" calcext:value-type="float">
            <text:p>366</text:p>
          </table:table-cell>
          <table:table-cell table:style-name="ce131" table:formula="of:=[.$E$6]+360*[.K$8]/[.$C160]" office:value-type="float" office:value="368.025" calcext:value-type="float">
            <text:p>368</text:p>
          </table:table-cell>
          <table:table-cell table:style-name="ce131" table:formula="of:=[.$E$6]+360*[.L$8]/[.$C160]" office:value-type="float" office:value="369.6" calcext:value-type="float">
            <text:p>370</text:p>
          </table:table-cell>
          <table:table-cell table:style-name="ce131" table:formula="of:=[.$E$6]+360*[.M$8]/[.$C160]" office:value-type="float" office:value="371.175" calcext:value-type="float">
            <text:p>371</text:p>
          </table:table-cell>
          <table:table-cell table:style-name="ce131" table:formula="of:=[.$E$6]+360*[.N$8]/[.$C160]" office:value-type="float" office:value="372.75" calcext:value-type="float">
            <text:p>373</text:p>
          </table:table-cell>
          <table:table-cell table:style-name="ce131" table:formula="of:=[.$E$6]+360*[.O$8]/[.$C160]" office:value-type="float" office:value="374.325" calcext:value-type="float">
            <text:p>374</text:p>
          </table:table-cell>
          <table:table-cell table:style-name="ce131" table:formula="of:=[.$E$6]+360*[.P$8]/[.$C160]" office:value-type="float" office:value="375.9" calcext:value-type="float">
            <text:p>376</text:p>
          </table:table-cell>
          <table:table-cell table:style-name="ce131" table:formula="of:=[.$E$6]+360*[.Q$8]/[.$C160]" office:value-type="float" office:value="377.475" calcext:value-type="float">
            <text:p>377</text:p>
          </table:table-cell>
          <table:table-cell table:style-name="ce131" table:formula="of:=[.$E$6]+360*[.R$8]/[.$C160]" office:value-type="float" office:value="379.05" calcext:value-type="float">
            <text:p>379</text:p>
          </table:table-cell>
          <table:table-cell table:style-name="ce131" table:formula="of:=[.$E$6]+360*[.S$8]/[.$C160]" office:value-type="float" office:value="380.625" calcext:value-type="float">
            <text:p>381</text:p>
          </table:table-cell>
          <table:table-cell table:style-name="ce131" table:formula="of:=[.$E$6]+360*[.T$8]/[.$C160]" office:value-type="float" office:value="382.2" calcext:value-type="float">
            <text:p>382</text:p>
          </table:table-cell>
          <table:table-cell table:style-name="ce131" table:formula="of:=[.$E$6]+360*[.U$8]/[.$C160]" office:value-type="float" office:value="383.775" calcext:value-type="float">
            <text:p>384</text:p>
          </table:table-cell>
          <table:table-cell table:style-name="ce131" table:formula="of:=[.$E$6]+360*[.V$8]/[.$C160]" office:value-type="float" office:value="385.35" calcext:value-type="float">
            <text:p>385</text:p>
          </table:table-cell>
          <table:table-cell table:style-name="ce131" table:formula="of:=[.$E$6]+360*[.W$8]/[.$C160]" office:value-type="float" office:value="386.925" calcext:value-type="float">
            <text:p>387</text:p>
          </table:table-cell>
          <table:table-cell table:style-name="ce131" table:formula="of:=[.$E$6]+360*[.X$8]/[.$C160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61]" office:value-type="float" office:value="10909.0909090909" calcext:value-type="float">
            <text:p>10909</text:p>
          </table:table-cell>
          <table:table-cell table:style-name="ce131" table:formula="of:=[.$E$6]+360*[.D$8]/[.$C161]" office:value-type="float" office:value="357" calcext:value-type="float">
            <text:p>357</text:p>
          </table:table-cell>
          <table:table-cell table:style-name="ce131" table:formula="of:=[.$E$6]+360*[.E$8]/[.$C161]" office:value-type="float" office:value="358.65" calcext:value-type="float">
            <text:p>359</text:p>
          </table:table-cell>
          <table:table-cell table:style-name="ce131" table:formula="of:=[.$E$6]+360*[.F$8]/[.$C161]" office:value-type="float" office:value="360.3" calcext:value-type="float">
            <text:p>360</text:p>
          </table:table-cell>
          <table:table-cell table:style-name="ce131" table:formula="of:=[.$E$6]+360*[.G$8]/[.$C161]" office:value-type="float" office:value="361.95" calcext:value-type="float">
            <text:p>362</text:p>
          </table:table-cell>
          <table:table-cell table:style-name="ce131" table:formula="of:=[.$E$6]+360*[.H$8]/[.$C161]" office:value-type="float" office:value="363.6" calcext:value-type="float">
            <text:p>364</text:p>
          </table:table-cell>
          <table:table-cell table:style-name="ce131" table:formula="of:=[.$E$6]+360*[.I$8]/[.$C161]" office:value-type="float" office:value="365.25" calcext:value-type="float">
            <text:p>365</text:p>
          </table:table-cell>
          <table:table-cell table:style-name="ce131" table:formula="of:=[.$E$6]+360*[.J$8]/[.$C161]" office:value-type="float" office:value="366.9" calcext:value-type="float">
            <text:p>367</text:p>
          </table:table-cell>
          <table:table-cell table:style-name="ce131" table:formula="of:=[.$E$6]+360*[.K$8]/[.$C161]" office:value-type="float" office:value="368.55" calcext:value-type="float">
            <text:p>369</text:p>
          </table:table-cell>
          <table:table-cell table:style-name="ce131" table:formula="of:=[.$E$6]+360*[.L$8]/[.$C161]" office:value-type="float" office:value="370.2" calcext:value-type="float">
            <text:p>370</text:p>
          </table:table-cell>
          <table:table-cell table:style-name="ce131" table:formula="of:=[.$E$6]+360*[.M$8]/[.$C161]" office:value-type="float" office:value="371.85" calcext:value-type="float">
            <text:p>372</text:p>
          </table:table-cell>
          <table:table-cell table:style-name="ce131" table:formula="of:=[.$E$6]+360*[.N$8]/[.$C161]" office:value-type="float" office:value="373.5" calcext:value-type="float">
            <text:p>374</text:p>
          </table:table-cell>
          <table:table-cell table:style-name="ce131" table:formula="of:=[.$E$6]+360*[.O$8]/[.$C161]" office:value-type="float" office:value="375.15" calcext:value-type="float">
            <text:p>375</text:p>
          </table:table-cell>
          <table:table-cell table:style-name="ce131" table:formula="of:=[.$E$6]+360*[.P$8]/[.$C161]" office:value-type="float" office:value="376.8" calcext:value-type="float">
            <text:p>377</text:p>
          </table:table-cell>
          <table:table-cell table:style-name="ce131" table:formula="of:=[.$E$6]+360*[.Q$8]/[.$C161]" office:value-type="float" office:value="378.45" calcext:value-type="float">
            <text:p>378</text:p>
          </table:table-cell>
          <table:table-cell table:style-name="ce131" table:formula="of:=[.$E$6]+360*[.R$8]/[.$C161]" office:value-type="float" office:value="380.1" calcext:value-type="float">
            <text:p>380</text:p>
          </table:table-cell>
          <table:table-cell table:style-name="ce131" table:formula="of:=[.$E$6]+360*[.S$8]/[.$C161]" office:value-type="float" office:value="381.75" calcext:value-type="float">
            <text:p>382</text:p>
          </table:table-cell>
          <table:table-cell table:style-name="ce131" table:formula="of:=[.$E$6]+360*[.T$8]/[.$C161]" office:value-type="float" office:value="383.4" calcext:value-type="float">
            <text:p>383</text:p>
          </table:table-cell>
          <table:table-cell table:style-name="ce131" table:formula="of:=[.$E$6]+360*[.U$8]/[.$C161]" office:value-type="float" office:value="385.05" calcext:value-type="float">
            <text:p>385</text:p>
          </table:table-cell>
          <table:table-cell table:style-name="ce131" table:formula="of:=[.$E$6]+360*[.V$8]/[.$C161]" office:value-type="float" office:value="386.7" calcext:value-type="float">
            <text:p>387</text:p>
          </table:table-cell>
          <table:table-cell table:style-name="ce131" table:formula="of:=[.$E$6]+360*[.W$8]/[.$C161]" office:value-type="float" office:value="388.35" calcext:value-type="float">
            <text:p>388</text:p>
          </table:table-cell>
          <table:table-cell table:style-name="ce131" table:formula="of:=[.$E$6]+360*[.X$8]/[.$C161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62]" office:value-type="float" office:value="10434.7826086957" calcext:value-type="float">
            <text:p>10435</text:p>
          </table:table-cell>
          <table:table-cell table:style-name="ce131" table:formula="of:=[.$E$6]+360*[.D$8]/[.$C162]" office:value-type="float" office:value="357" calcext:value-type="float">
            <text:p>357</text:p>
          </table:table-cell>
          <table:table-cell table:style-name="ce131" table:formula="of:=[.$E$6]+360*[.E$8]/[.$C162]" office:value-type="float" office:value="358.725" calcext:value-type="float">
            <text:p>359</text:p>
          </table:table-cell>
          <table:table-cell table:style-name="ce131" table:formula="of:=[.$E$6]+360*[.F$8]/[.$C162]" office:value-type="float" office:value="360.45" calcext:value-type="float">
            <text:p>360</text:p>
          </table:table-cell>
          <table:table-cell table:style-name="ce131" table:formula="of:=[.$E$6]+360*[.G$8]/[.$C162]" office:value-type="float" office:value="362.175" calcext:value-type="float">
            <text:p>362</text:p>
          </table:table-cell>
          <table:table-cell table:style-name="ce131" table:formula="of:=[.$E$6]+360*[.H$8]/[.$C162]" office:value-type="float" office:value="363.9" calcext:value-type="float">
            <text:p>364</text:p>
          </table:table-cell>
          <table:table-cell table:style-name="ce131" table:formula="of:=[.$E$6]+360*[.I$8]/[.$C162]" office:value-type="float" office:value="365.625" calcext:value-type="float">
            <text:p>366</text:p>
          </table:table-cell>
          <table:table-cell table:style-name="ce131" table:formula="of:=[.$E$6]+360*[.J$8]/[.$C162]" office:value-type="float" office:value="367.35" calcext:value-type="float">
            <text:p>367</text:p>
          </table:table-cell>
          <table:table-cell table:style-name="ce131" table:formula="of:=[.$E$6]+360*[.K$8]/[.$C162]" office:value-type="float" office:value="369.075" calcext:value-type="float">
            <text:p>369</text:p>
          </table:table-cell>
          <table:table-cell table:style-name="ce131" table:formula="of:=[.$E$6]+360*[.L$8]/[.$C162]" office:value-type="float" office:value="370.8" calcext:value-type="float">
            <text:p>371</text:p>
          </table:table-cell>
          <table:table-cell table:style-name="ce131" table:formula="of:=[.$E$6]+360*[.M$8]/[.$C162]" office:value-type="float" office:value="372.525" calcext:value-type="float">
            <text:p>373</text:p>
          </table:table-cell>
          <table:table-cell table:style-name="ce131" table:formula="of:=[.$E$6]+360*[.N$8]/[.$C162]" office:value-type="float" office:value="374.25" calcext:value-type="float">
            <text:p>374</text:p>
          </table:table-cell>
          <table:table-cell table:style-name="ce131" table:formula="of:=[.$E$6]+360*[.O$8]/[.$C162]" office:value-type="float" office:value="375.975" calcext:value-type="float">
            <text:p>376</text:p>
          </table:table-cell>
          <table:table-cell table:style-name="ce131" table:formula="of:=[.$E$6]+360*[.P$8]/[.$C162]" office:value-type="float" office:value="377.7" calcext:value-type="float">
            <text:p>378</text:p>
          </table:table-cell>
          <table:table-cell table:style-name="ce131" table:formula="of:=[.$E$6]+360*[.Q$8]/[.$C162]" office:value-type="float" office:value="379.425" calcext:value-type="float">
            <text:p>379</text:p>
          </table:table-cell>
          <table:table-cell table:style-name="ce131" table:formula="of:=[.$E$6]+360*[.R$8]/[.$C162]" office:value-type="float" office:value="381.15" calcext:value-type="float">
            <text:p>381</text:p>
          </table:table-cell>
          <table:table-cell table:style-name="ce131" table:formula="of:=[.$E$6]+360*[.S$8]/[.$C162]" office:value-type="float" office:value="382.875" calcext:value-type="float">
            <text:p>383</text:p>
          </table:table-cell>
          <table:table-cell table:style-name="ce131" table:formula="of:=[.$E$6]+360*[.T$8]/[.$C162]" office:value-type="float" office:value="384.6" calcext:value-type="float">
            <text:p>385</text:p>
          </table:table-cell>
          <table:table-cell table:style-name="ce131" table:formula="of:=[.$E$6]+360*[.U$8]/[.$C162]" office:value-type="float" office:value="386.325" calcext:value-type="float">
            <text:p>386</text:p>
          </table:table-cell>
          <table:table-cell table:style-name="ce131" table:formula="of:=[.$E$6]+360*[.V$8]/[.$C162]" office:value-type="float" office:value="388.05" calcext:value-type="float">
            <text:p>388</text:p>
          </table:table-cell>
          <table:table-cell table:style-name="ce131" table:formula="of:=[.$E$6]+360*[.W$8]/[.$C162]" office:value-type="float" office:value="389.775" calcext:value-type="float">
            <text:p>390</text:p>
          </table:table-cell>
          <table:table-cell table:style-name="ce131" table:formula="of:=[.$E$6]+360*[.X$8]/[.$C162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63]" office:value-type="float" office:value="10000" calcext:value-type="float">
            <text:p>10000</text:p>
          </table:table-cell>
          <table:table-cell table:style-name="ce131" table:formula="of:=[.$E$6]+360*[.D$8]/[.$C163]" office:value-type="float" office:value="357" calcext:value-type="float">
            <text:p>357</text:p>
          </table:table-cell>
          <table:table-cell table:style-name="ce131" table:formula="of:=[.$E$6]+360*[.E$8]/[.$C163]" office:value-type="float" office:value="358.8" calcext:value-type="float">
            <text:p>359</text:p>
          </table:table-cell>
          <table:table-cell table:style-name="ce131" table:formula="of:=[.$E$6]+360*[.F$8]/[.$C163]" office:value-type="float" office:value="360.6" calcext:value-type="float">
            <text:p>361</text:p>
          </table:table-cell>
          <table:table-cell table:style-name="ce131" table:formula="of:=[.$E$6]+360*[.G$8]/[.$C163]" office:value-type="float" office:value="362.4" calcext:value-type="float">
            <text:p>362</text:p>
          </table:table-cell>
          <table:table-cell table:style-name="ce131" table:formula="of:=[.$E$6]+360*[.H$8]/[.$C163]" office:value-type="float" office:value="364.2" calcext:value-type="float">
            <text:p>364</text:p>
          </table:table-cell>
          <table:table-cell table:style-name="ce131" table:formula="of:=[.$E$6]+360*[.I$8]/[.$C163]" office:value-type="float" office:value="366" calcext:value-type="float">
            <text:p>366</text:p>
          </table:table-cell>
          <table:table-cell table:style-name="ce131" table:formula="of:=[.$E$6]+360*[.J$8]/[.$C163]" office:value-type="float" office:value="367.8" calcext:value-type="float">
            <text:p>368</text:p>
          </table:table-cell>
          <table:table-cell table:style-name="ce131" table:formula="of:=[.$E$6]+360*[.K$8]/[.$C163]" office:value-type="float" office:value="369.6" calcext:value-type="float">
            <text:p>370</text:p>
          </table:table-cell>
          <table:table-cell table:style-name="ce131" table:formula="of:=[.$E$6]+360*[.L$8]/[.$C163]" office:value-type="float" office:value="371.4" calcext:value-type="float">
            <text:p>371</text:p>
          </table:table-cell>
          <table:table-cell table:style-name="ce131" table:formula="of:=[.$E$6]+360*[.M$8]/[.$C163]" office:value-type="float" office:value="373.2" calcext:value-type="float">
            <text:p>373</text:p>
          </table:table-cell>
          <table:table-cell table:style-name="ce131" table:formula="of:=[.$E$6]+360*[.N$8]/[.$C163]" office:value-type="float" office:value="375" calcext:value-type="float">
            <text:p>375</text:p>
          </table:table-cell>
          <table:table-cell table:style-name="ce131" table:formula="of:=[.$E$6]+360*[.O$8]/[.$C163]" office:value-type="float" office:value="376.8" calcext:value-type="float">
            <text:p>377</text:p>
          </table:table-cell>
          <table:table-cell table:style-name="ce131" table:formula="of:=[.$E$6]+360*[.P$8]/[.$C163]" office:value-type="float" office:value="378.6" calcext:value-type="float">
            <text:p>379</text:p>
          </table:table-cell>
          <table:table-cell table:style-name="ce131" table:formula="of:=[.$E$6]+360*[.Q$8]/[.$C163]" office:value-type="float" office:value="380.4" calcext:value-type="float">
            <text:p>380</text:p>
          </table:table-cell>
          <table:table-cell table:style-name="ce131" table:formula="of:=[.$E$6]+360*[.R$8]/[.$C163]" office:value-type="float" office:value="382.2" calcext:value-type="float">
            <text:p>382</text:p>
          </table:table-cell>
          <table:table-cell table:style-name="ce131" table:formula="of:=[.$E$6]+360*[.S$8]/[.$C163]" office:value-type="float" office:value="384" calcext:value-type="float">
            <text:p>384</text:p>
          </table:table-cell>
          <table:table-cell table:style-name="ce131" table:formula="of:=[.$E$6]+360*[.T$8]/[.$C163]" office:value-type="float" office:value="385.8" calcext:value-type="float">
            <text:p>386</text:p>
          </table:table-cell>
          <table:table-cell table:style-name="ce131" table:formula="of:=[.$E$6]+360*[.U$8]/[.$C163]" office:value-type="float" office:value="387.6" calcext:value-type="float">
            <text:p>388</text:p>
          </table:table-cell>
          <table:table-cell table:style-name="ce131" table:formula="of:=[.$E$6]+360*[.V$8]/[.$C163]" office:value-type="float" office:value="389.4" calcext:value-type="float">
            <text:p>389</text:p>
          </table:table-cell>
          <table:table-cell table:style-name="ce131" table:formula="of:=[.$E$6]+360*[.W$8]/[.$C163]" office:value-type="float" office:value="391.2" calcext:value-type="float">
            <text:p>391</text:p>
          </table:table-cell>
          <table:table-cell table:style-name="ce131" table:formula="of:=[.$E$6]+360*[.X$8]/[.$C163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64]" office:value-type="float" office:value="9600" calcext:value-type="float">
            <text:p>9600</text:p>
          </table:table-cell>
          <table:table-cell table:style-name="ce131" table:formula="of:=[.$E$6]+360*[.D$8]/[.$C164]" office:value-type="float" office:value="357" calcext:value-type="float">
            <text:p>357</text:p>
          </table:table-cell>
          <table:table-cell table:style-name="ce131" table:formula="of:=[.$E$6]+360*[.E$8]/[.$C164]" office:value-type="float" office:value="358.875" calcext:value-type="float">
            <text:p>359</text:p>
          </table:table-cell>
          <table:table-cell table:style-name="ce131" table:formula="of:=[.$E$6]+360*[.F$8]/[.$C164]" office:value-type="float" office:value="360.75" calcext:value-type="float">
            <text:p>361</text:p>
          </table:table-cell>
          <table:table-cell table:style-name="ce131" table:formula="of:=[.$E$6]+360*[.G$8]/[.$C164]" office:value-type="float" office:value="362.625" calcext:value-type="float">
            <text:p>363</text:p>
          </table:table-cell>
          <table:table-cell table:style-name="ce131" table:formula="of:=[.$E$6]+360*[.H$8]/[.$C164]" office:value-type="float" office:value="364.5" calcext:value-type="float">
            <text:p>365</text:p>
          </table:table-cell>
          <table:table-cell table:style-name="ce131" table:formula="of:=[.$E$6]+360*[.I$8]/[.$C164]" office:value-type="float" office:value="366.375" calcext:value-type="float">
            <text:p>366</text:p>
          </table:table-cell>
          <table:table-cell table:style-name="ce131" table:formula="of:=[.$E$6]+360*[.J$8]/[.$C164]" office:value-type="float" office:value="368.25" calcext:value-type="float">
            <text:p>368</text:p>
          </table:table-cell>
          <table:table-cell table:style-name="ce131" table:formula="of:=[.$E$6]+360*[.K$8]/[.$C164]" office:value-type="float" office:value="370.125" calcext:value-type="float">
            <text:p>370</text:p>
          </table:table-cell>
          <table:table-cell table:style-name="ce131" table:formula="of:=[.$E$6]+360*[.L$8]/[.$C164]" office:value-type="float" office:value="372" calcext:value-type="float">
            <text:p>372</text:p>
          </table:table-cell>
          <table:table-cell table:style-name="ce131" table:formula="of:=[.$E$6]+360*[.M$8]/[.$C164]" office:value-type="float" office:value="373.875" calcext:value-type="float">
            <text:p>374</text:p>
          </table:table-cell>
          <table:table-cell table:style-name="ce131" table:formula="of:=[.$E$6]+360*[.N$8]/[.$C164]" office:value-type="float" office:value="375.75" calcext:value-type="float">
            <text:p>376</text:p>
          </table:table-cell>
          <table:table-cell table:style-name="ce131" table:formula="of:=[.$E$6]+360*[.O$8]/[.$C164]" office:value-type="float" office:value="377.625" calcext:value-type="float">
            <text:p>378</text:p>
          </table:table-cell>
          <table:table-cell table:style-name="ce131" table:formula="of:=[.$E$6]+360*[.P$8]/[.$C164]" office:value-type="float" office:value="379.5" calcext:value-type="float">
            <text:p>380</text:p>
          </table:table-cell>
          <table:table-cell table:style-name="ce131" table:formula="of:=[.$E$6]+360*[.Q$8]/[.$C164]" office:value-type="float" office:value="381.375" calcext:value-type="float">
            <text:p>381</text:p>
          </table:table-cell>
          <table:table-cell table:style-name="ce131" table:formula="of:=[.$E$6]+360*[.R$8]/[.$C164]" office:value-type="float" office:value="383.25" calcext:value-type="float">
            <text:p>383</text:p>
          </table:table-cell>
          <table:table-cell table:style-name="ce131" table:formula="of:=[.$E$6]+360*[.S$8]/[.$C164]" office:value-type="float" office:value="385.125" calcext:value-type="float">
            <text:p>385</text:p>
          </table:table-cell>
          <table:table-cell table:style-name="ce131" table:formula="of:=[.$E$6]+360*[.T$8]/[.$C164]" office:value-type="float" office:value="387" calcext:value-type="float">
            <text:p>387</text:p>
          </table:table-cell>
          <table:table-cell table:style-name="ce131" table:formula="of:=[.$E$6]+360*[.U$8]/[.$C164]" office:value-type="float" office:value="388.875" calcext:value-type="float">
            <text:p>389</text:p>
          </table:table-cell>
          <table:table-cell table:style-name="ce131" table:formula="of:=[.$E$6]+360*[.V$8]/[.$C164]" office:value-type="float" office:value="390.75" calcext:value-type="float">
            <text:p>391</text:p>
          </table:table-cell>
          <table:table-cell table:style-name="ce131" table:formula="of:=[.$E$6]+360*[.W$8]/[.$C164]" office:value-type="float" office:value="392.625" calcext:value-type="float">
            <text:p>393</text:p>
          </table:table-cell>
          <table:table-cell table:style-name="ce131" table:formula="of:=[.$E$6]+360*[.X$8]/[.$C164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65]" office:value-type="float" office:value="9230.76923076923" calcext:value-type="float">
            <text:p>9231</text:p>
          </table:table-cell>
          <table:table-cell table:style-name="ce131" table:formula="of:=[.$E$6]+360*[.D$8]/[.$C165]" office:value-type="float" office:value="357" calcext:value-type="float">
            <text:p>357</text:p>
          </table:table-cell>
          <table:table-cell table:style-name="ce131" table:formula="of:=[.$E$6]+360*[.E$8]/[.$C165]" office:value-type="float" office:value="358.95" calcext:value-type="float">
            <text:p>359</text:p>
          </table:table-cell>
          <table:table-cell table:style-name="ce131" table:formula="of:=[.$E$6]+360*[.F$8]/[.$C165]" office:value-type="float" office:value="360.9" calcext:value-type="float">
            <text:p>361</text:p>
          </table:table-cell>
          <table:table-cell table:style-name="ce131" table:formula="of:=[.$E$6]+360*[.G$8]/[.$C165]" office:value-type="float" office:value="362.85" calcext:value-type="float">
            <text:p>363</text:p>
          </table:table-cell>
          <table:table-cell table:style-name="ce131" table:formula="of:=[.$E$6]+360*[.H$8]/[.$C165]" office:value-type="float" office:value="364.8" calcext:value-type="float">
            <text:p>365</text:p>
          </table:table-cell>
          <table:table-cell table:style-name="ce131" table:formula="of:=[.$E$6]+360*[.I$8]/[.$C165]" office:value-type="float" office:value="366.75" calcext:value-type="float">
            <text:p>367</text:p>
          </table:table-cell>
          <table:table-cell table:style-name="ce131" table:formula="of:=[.$E$6]+360*[.J$8]/[.$C165]" office:value-type="float" office:value="368.7" calcext:value-type="float">
            <text:p>369</text:p>
          </table:table-cell>
          <table:table-cell table:style-name="ce131" table:formula="of:=[.$E$6]+360*[.K$8]/[.$C165]" office:value-type="float" office:value="370.65" calcext:value-type="float">
            <text:p>371</text:p>
          </table:table-cell>
          <table:table-cell table:style-name="ce131" table:formula="of:=[.$E$6]+360*[.L$8]/[.$C165]" office:value-type="float" office:value="372.6" calcext:value-type="float">
            <text:p>373</text:p>
          </table:table-cell>
          <table:table-cell table:style-name="ce131" table:formula="of:=[.$E$6]+360*[.M$8]/[.$C165]" office:value-type="float" office:value="374.55" calcext:value-type="float">
            <text:p>375</text:p>
          </table:table-cell>
          <table:table-cell table:style-name="ce131" table:formula="of:=[.$E$6]+360*[.N$8]/[.$C165]" office:value-type="float" office:value="376.5" calcext:value-type="float">
            <text:p>377</text:p>
          </table:table-cell>
          <table:table-cell table:style-name="ce131" table:formula="of:=[.$E$6]+360*[.O$8]/[.$C165]" office:value-type="float" office:value="378.45" calcext:value-type="float">
            <text:p>378</text:p>
          </table:table-cell>
          <table:table-cell table:style-name="ce131" table:formula="of:=[.$E$6]+360*[.P$8]/[.$C165]" office:value-type="float" office:value="380.4" calcext:value-type="float">
            <text:p>380</text:p>
          </table:table-cell>
          <table:table-cell table:style-name="ce131" table:formula="of:=[.$E$6]+360*[.Q$8]/[.$C165]" office:value-type="float" office:value="382.35" calcext:value-type="float">
            <text:p>382</text:p>
          </table:table-cell>
          <table:table-cell table:style-name="ce131" table:formula="of:=[.$E$6]+360*[.R$8]/[.$C165]" office:value-type="float" office:value="384.3" calcext:value-type="float">
            <text:p>384</text:p>
          </table:table-cell>
          <table:table-cell table:style-name="ce131" table:formula="of:=[.$E$6]+360*[.S$8]/[.$C165]" office:value-type="float" office:value="386.25" calcext:value-type="float">
            <text:p>386</text:p>
          </table:table-cell>
          <table:table-cell table:style-name="ce131" table:formula="of:=[.$E$6]+360*[.T$8]/[.$C165]" office:value-type="float" office:value="388.2" calcext:value-type="float">
            <text:p>388</text:p>
          </table:table-cell>
          <table:table-cell table:style-name="ce131" table:formula="of:=[.$E$6]+360*[.U$8]/[.$C165]" office:value-type="float" office:value="390.15" calcext:value-type="float">
            <text:p>390</text:p>
          </table:table-cell>
          <table:table-cell table:style-name="ce131" table:formula="of:=[.$E$6]+360*[.V$8]/[.$C165]" office:value-type="float" office:value="392.1" calcext:value-type="float">
            <text:p>392</text:p>
          </table:table-cell>
          <table:table-cell table:style-name="ce131" table:formula="of:=[.$E$6]+360*[.W$8]/[.$C165]" office:value-type="float" office:value="394.05" calcext:value-type="float">
            <text:p>394</text:p>
          </table:table-cell>
          <table:table-cell table:style-name="ce131" table:formula="of:=[.$E$6]+360*[.X$8]/[.$C165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66]" office:value-type="float" office:value="8888.88888888889" calcext:value-type="float">
            <text:p>8889</text:p>
          </table:table-cell>
          <table:table-cell table:style-name="ce131" table:formula="of:=[.$E$6]+360*[.D$8]/[.$C166]" office:value-type="float" office:value="357" calcext:value-type="float">
            <text:p>357</text:p>
          </table:table-cell>
          <table:table-cell table:style-name="ce131" table:formula="of:=[.$E$6]+360*[.E$8]/[.$C166]" office:value-type="float" office:value="359.025" calcext:value-type="float">
            <text:p>359</text:p>
          </table:table-cell>
          <table:table-cell table:style-name="ce131" table:formula="of:=[.$E$6]+360*[.F$8]/[.$C166]" office:value-type="float" office:value="361.05" calcext:value-type="float">
            <text:p>361</text:p>
          </table:table-cell>
          <table:table-cell table:style-name="ce131" table:formula="of:=[.$E$6]+360*[.G$8]/[.$C166]" office:value-type="float" office:value="363.075" calcext:value-type="float">
            <text:p>363</text:p>
          </table:table-cell>
          <table:table-cell table:style-name="ce131" table:formula="of:=[.$E$6]+360*[.H$8]/[.$C166]" office:value-type="float" office:value="365.1" calcext:value-type="float">
            <text:p>365</text:p>
          </table:table-cell>
          <table:table-cell table:style-name="ce131" table:formula="of:=[.$E$6]+360*[.I$8]/[.$C166]" office:value-type="float" office:value="367.125" calcext:value-type="float">
            <text:p>367</text:p>
          </table:table-cell>
          <table:table-cell table:style-name="ce131" table:formula="of:=[.$E$6]+360*[.J$8]/[.$C166]" office:value-type="float" office:value="369.15" calcext:value-type="float">
            <text:p>369</text:p>
          </table:table-cell>
          <table:table-cell table:style-name="ce131" table:formula="of:=[.$E$6]+360*[.K$8]/[.$C166]" office:value-type="float" office:value="371.175" calcext:value-type="float">
            <text:p>371</text:p>
          </table:table-cell>
          <table:table-cell table:style-name="ce131" table:formula="of:=[.$E$6]+360*[.L$8]/[.$C166]" office:value-type="float" office:value="373.2" calcext:value-type="float">
            <text:p>373</text:p>
          </table:table-cell>
          <table:table-cell table:style-name="ce131" table:formula="of:=[.$E$6]+360*[.M$8]/[.$C166]" office:value-type="float" office:value="375.225" calcext:value-type="float">
            <text:p>375</text:p>
          </table:table-cell>
          <table:table-cell table:style-name="ce131" table:formula="of:=[.$E$6]+360*[.N$8]/[.$C166]" office:value-type="float" office:value="377.25" calcext:value-type="float">
            <text:p>377</text:p>
          </table:table-cell>
          <table:table-cell table:style-name="ce131" table:formula="of:=[.$E$6]+360*[.O$8]/[.$C166]" office:value-type="float" office:value="379.275" calcext:value-type="float">
            <text:p>379</text:p>
          </table:table-cell>
          <table:table-cell table:style-name="ce131" table:formula="of:=[.$E$6]+360*[.P$8]/[.$C166]" office:value-type="float" office:value="381.3" calcext:value-type="float">
            <text:p>381</text:p>
          </table:table-cell>
          <table:table-cell table:style-name="ce131" table:formula="of:=[.$E$6]+360*[.Q$8]/[.$C166]" office:value-type="float" office:value="383.325" calcext:value-type="float">
            <text:p>383</text:p>
          </table:table-cell>
          <table:table-cell table:style-name="ce131" table:formula="of:=[.$E$6]+360*[.R$8]/[.$C166]" office:value-type="float" office:value="385.35" calcext:value-type="float">
            <text:p>385</text:p>
          </table:table-cell>
          <table:table-cell table:style-name="ce131" table:formula="of:=[.$E$6]+360*[.S$8]/[.$C166]" office:value-type="float" office:value="387.375" calcext:value-type="float">
            <text:p>387</text:p>
          </table:table-cell>
          <table:table-cell table:style-name="ce131" table:formula="of:=[.$E$6]+360*[.T$8]/[.$C166]" office:value-type="float" office:value="389.4" calcext:value-type="float">
            <text:p>389</text:p>
          </table:table-cell>
          <table:table-cell table:style-name="ce131" table:formula="of:=[.$E$6]+360*[.U$8]/[.$C166]" office:value-type="float" office:value="391.425" calcext:value-type="float">
            <text:p>391</text:p>
          </table:table-cell>
          <table:table-cell table:style-name="ce131" table:formula="of:=[.$E$6]+360*[.V$8]/[.$C166]" office:value-type="float" office:value="393.45" calcext:value-type="float">
            <text:p>393</text:p>
          </table:table-cell>
          <table:table-cell table:style-name="ce131" table:formula="of:=[.$E$6]+360*[.W$8]/[.$C166]" office:value-type="float" office:value="395.475" calcext:value-type="float">
            <text:p>395</text:p>
          </table:table-cell>
          <table:table-cell table:style-name="ce131" table:formula="of:=[.$E$6]+360*[.X$8]/[.$C166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67]" office:value-type="float" office:value="8571.42857142857" calcext:value-type="float">
            <text:p>8571</text:p>
          </table:table-cell>
          <table:table-cell table:style-name="ce131" table:formula="of:=[.$E$6]+360*[.D$8]/[.$C167]" office:value-type="float" office:value="357" calcext:value-type="float">
            <text:p>357</text:p>
          </table:table-cell>
          <table:table-cell table:style-name="ce131" table:formula="of:=[.$E$6]+360*[.E$8]/[.$C167]" office:value-type="float" office:value="359.1" calcext:value-type="float">
            <text:p>359</text:p>
          </table:table-cell>
          <table:table-cell table:style-name="ce131" table:formula="of:=[.$E$6]+360*[.F$8]/[.$C167]" office:value-type="float" office:value="361.2" calcext:value-type="float">
            <text:p>361</text:p>
          </table:table-cell>
          <table:table-cell table:style-name="ce131" table:formula="of:=[.$E$6]+360*[.G$8]/[.$C167]" office:value-type="float" office:value="363.3" calcext:value-type="float">
            <text:p>363</text:p>
          </table:table-cell>
          <table:table-cell table:style-name="ce131" table:formula="of:=[.$E$6]+360*[.H$8]/[.$C167]" office:value-type="float" office:value="365.4" calcext:value-type="float">
            <text:p>365</text:p>
          </table:table-cell>
          <table:table-cell table:style-name="ce131" table:formula="of:=[.$E$6]+360*[.I$8]/[.$C167]" office:value-type="float" office:value="367.5" calcext:value-type="float">
            <text:p>368</text:p>
          </table:table-cell>
          <table:table-cell table:style-name="ce131" table:formula="of:=[.$E$6]+360*[.J$8]/[.$C167]" office:value-type="float" office:value="369.6" calcext:value-type="float">
            <text:p>370</text:p>
          </table:table-cell>
          <table:table-cell table:style-name="ce131" table:formula="of:=[.$E$6]+360*[.K$8]/[.$C167]" office:value-type="float" office:value="371.7" calcext:value-type="float">
            <text:p>372</text:p>
          </table:table-cell>
          <table:table-cell table:style-name="ce131" table:formula="of:=[.$E$6]+360*[.L$8]/[.$C167]" office:value-type="float" office:value="373.8" calcext:value-type="float">
            <text:p>374</text:p>
          </table:table-cell>
          <table:table-cell table:style-name="ce131" table:formula="of:=[.$E$6]+360*[.M$8]/[.$C167]" office:value-type="float" office:value="375.9" calcext:value-type="float">
            <text:p>376</text:p>
          </table:table-cell>
          <table:table-cell table:style-name="ce131" table:formula="of:=[.$E$6]+360*[.N$8]/[.$C167]" office:value-type="float" office:value="378" calcext:value-type="float">
            <text:p>378</text:p>
          </table:table-cell>
          <table:table-cell table:style-name="ce131" table:formula="of:=[.$E$6]+360*[.O$8]/[.$C167]" office:value-type="float" office:value="380.1" calcext:value-type="float">
            <text:p>380</text:p>
          </table:table-cell>
          <table:table-cell table:style-name="ce131" table:formula="of:=[.$E$6]+360*[.P$8]/[.$C167]" office:value-type="float" office:value="382.2" calcext:value-type="float">
            <text:p>382</text:p>
          </table:table-cell>
          <table:table-cell table:style-name="ce131" table:formula="of:=[.$E$6]+360*[.Q$8]/[.$C167]" office:value-type="float" office:value="384.3" calcext:value-type="float">
            <text:p>384</text:p>
          </table:table-cell>
          <table:table-cell table:style-name="ce131" table:formula="of:=[.$E$6]+360*[.R$8]/[.$C167]" office:value-type="float" office:value="386.4" calcext:value-type="float">
            <text:p>386</text:p>
          </table:table-cell>
          <table:table-cell table:style-name="ce131" table:formula="of:=[.$E$6]+360*[.S$8]/[.$C167]" office:value-type="float" office:value="388.5" calcext:value-type="float">
            <text:p>389</text:p>
          </table:table-cell>
          <table:table-cell table:style-name="ce131" table:formula="of:=[.$E$6]+360*[.T$8]/[.$C167]" office:value-type="float" office:value="390.6" calcext:value-type="float">
            <text:p>391</text:p>
          </table:table-cell>
          <table:table-cell table:style-name="ce131" table:formula="of:=[.$E$6]+360*[.U$8]/[.$C167]" office:value-type="float" office:value="392.7" calcext:value-type="float">
            <text:p>393</text:p>
          </table:table-cell>
          <table:table-cell table:style-name="ce131" table:formula="of:=[.$E$6]+360*[.V$8]/[.$C167]" office:value-type="float" office:value="394.8" calcext:value-type="float">
            <text:p>395</text:p>
          </table:table-cell>
          <table:table-cell table:style-name="ce131" table:formula="of:=[.$E$6]+360*[.W$8]/[.$C167]" office:value-type="float" office:value="396.9" calcext:value-type="float">
            <text:p>397</text:p>
          </table:table-cell>
          <table:table-cell table:style-name="ce131" table:formula="of:=[.$E$6]+360*[.X$8]/[.$C167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68]" office:value-type="float" office:value="8275.86206896552" calcext:value-type="float">
            <text:p>8276</text:p>
          </table:table-cell>
          <table:table-cell table:style-name="ce131" table:formula="of:=[.$E$6]+360*[.D$8]/[.$C168]" office:value-type="float" office:value="357" calcext:value-type="float">
            <text:p>357</text:p>
          </table:table-cell>
          <table:table-cell table:style-name="ce131" table:formula="of:=[.$E$6]+360*[.E$8]/[.$C168]" office:value-type="float" office:value="359.175" calcext:value-type="float">
            <text:p>359</text:p>
          </table:table-cell>
          <table:table-cell table:style-name="ce131" table:formula="of:=[.$E$6]+360*[.F$8]/[.$C168]" office:value-type="float" office:value="361.35" calcext:value-type="float">
            <text:p>361</text:p>
          </table:table-cell>
          <table:table-cell table:style-name="ce131" table:formula="of:=[.$E$6]+360*[.G$8]/[.$C168]" office:value-type="float" office:value="363.525" calcext:value-type="float">
            <text:p>364</text:p>
          </table:table-cell>
          <table:table-cell table:style-name="ce131" table:formula="of:=[.$E$6]+360*[.H$8]/[.$C168]" office:value-type="float" office:value="365.7" calcext:value-type="float">
            <text:p>366</text:p>
          </table:table-cell>
          <table:table-cell table:style-name="ce131" table:formula="of:=[.$E$6]+360*[.I$8]/[.$C168]" office:value-type="float" office:value="367.875" calcext:value-type="float">
            <text:p>368</text:p>
          </table:table-cell>
          <table:table-cell table:style-name="ce131" table:formula="of:=[.$E$6]+360*[.J$8]/[.$C168]" office:value-type="float" office:value="370.05" calcext:value-type="float">
            <text:p>370</text:p>
          </table:table-cell>
          <table:table-cell table:style-name="ce131" table:formula="of:=[.$E$6]+360*[.K$8]/[.$C168]" office:value-type="float" office:value="372.225" calcext:value-type="float">
            <text:p>372</text:p>
          </table:table-cell>
          <table:table-cell table:style-name="ce131" table:formula="of:=[.$E$6]+360*[.L$8]/[.$C168]" office:value-type="float" office:value="374.4" calcext:value-type="float">
            <text:p>374</text:p>
          </table:table-cell>
          <table:table-cell table:style-name="ce131" table:formula="of:=[.$E$6]+360*[.M$8]/[.$C168]" office:value-type="float" office:value="376.575" calcext:value-type="float">
            <text:p>377</text:p>
          </table:table-cell>
          <table:table-cell table:style-name="ce131" table:formula="of:=[.$E$6]+360*[.N$8]/[.$C168]" office:value-type="float" office:value="378.75" calcext:value-type="float">
            <text:p>379</text:p>
          </table:table-cell>
          <table:table-cell table:style-name="ce131" table:formula="of:=[.$E$6]+360*[.O$8]/[.$C168]" office:value-type="float" office:value="380.925" calcext:value-type="float">
            <text:p>381</text:p>
          </table:table-cell>
          <table:table-cell table:style-name="ce131" table:formula="of:=[.$E$6]+360*[.P$8]/[.$C168]" office:value-type="float" office:value="383.1" calcext:value-type="float">
            <text:p>383</text:p>
          </table:table-cell>
          <table:table-cell table:style-name="ce131" table:formula="of:=[.$E$6]+360*[.Q$8]/[.$C168]" office:value-type="float" office:value="385.275" calcext:value-type="float">
            <text:p>385</text:p>
          </table:table-cell>
          <table:table-cell table:style-name="ce131" table:formula="of:=[.$E$6]+360*[.R$8]/[.$C168]" office:value-type="float" office:value="387.45" calcext:value-type="float">
            <text:p>387</text:p>
          </table:table-cell>
          <table:table-cell table:style-name="ce131" table:formula="of:=[.$E$6]+360*[.S$8]/[.$C168]" office:value-type="float" office:value="389.625" calcext:value-type="float">
            <text:p>390</text:p>
          </table:table-cell>
          <table:table-cell table:style-name="ce131" table:formula="of:=[.$E$6]+360*[.T$8]/[.$C168]" office:value-type="float" office:value="391.8" calcext:value-type="float">
            <text:p>392</text:p>
          </table:table-cell>
          <table:table-cell table:style-name="ce131" table:formula="of:=[.$E$6]+360*[.U$8]/[.$C168]" office:value-type="float" office:value="393.975" calcext:value-type="float">
            <text:p>394</text:p>
          </table:table-cell>
          <table:table-cell table:style-name="ce131" table:formula="of:=[.$E$6]+360*[.V$8]/[.$C168]" office:value-type="float" office:value="396.15" calcext:value-type="float">
            <text:p>396</text:p>
          </table:table-cell>
          <table:table-cell table:style-name="ce131" table:formula="of:=[.$E$6]+360*[.W$8]/[.$C168]" office:value-type="float" office:value="398.325" calcext:value-type="float">
            <text:p>398</text:p>
          </table:table-cell>
          <table:table-cell table:style-name="ce131" table:formula="of:=[.$E$6]+360*[.X$8]/[.$C168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69]" office:value-type="float" office:value="8000" calcext:value-type="float">
            <text:p>8000</text:p>
          </table:table-cell>
          <table:table-cell table:style-name="ce131" table:formula="of:=[.$E$6]+360*[.D$8]/[.$C169]" office:value-type="float" office:value="357" calcext:value-type="float">
            <text:p>357</text:p>
          </table:table-cell>
          <table:table-cell table:style-name="ce131" table:formula="of:=[.$E$6]+360*[.E$8]/[.$C169]" office:value-type="float" office:value="359.25" calcext:value-type="float">
            <text:p>359</text:p>
          </table:table-cell>
          <table:table-cell table:style-name="ce131" table:formula="of:=[.$E$6]+360*[.F$8]/[.$C169]" office:value-type="float" office:value="361.5" calcext:value-type="float">
            <text:p>362</text:p>
          </table:table-cell>
          <table:table-cell table:style-name="ce131" table:formula="of:=[.$E$6]+360*[.G$8]/[.$C169]" office:value-type="float" office:value="363.75" calcext:value-type="float">
            <text:p>364</text:p>
          </table:table-cell>
          <table:table-cell table:style-name="ce131" table:formula="of:=[.$E$6]+360*[.H$8]/[.$C169]" office:value-type="float" office:value="366" calcext:value-type="float">
            <text:p>366</text:p>
          </table:table-cell>
          <table:table-cell table:style-name="ce131" table:formula="of:=[.$E$6]+360*[.I$8]/[.$C169]" office:value-type="float" office:value="368.25" calcext:value-type="float">
            <text:p>368</text:p>
          </table:table-cell>
          <table:table-cell table:style-name="ce131" table:formula="of:=[.$E$6]+360*[.J$8]/[.$C169]" office:value-type="float" office:value="370.5" calcext:value-type="float">
            <text:p>371</text:p>
          </table:table-cell>
          <table:table-cell table:style-name="ce131" table:formula="of:=[.$E$6]+360*[.K$8]/[.$C169]" office:value-type="float" office:value="372.75" calcext:value-type="float">
            <text:p>373</text:p>
          </table:table-cell>
          <table:table-cell table:style-name="ce131" table:formula="of:=[.$E$6]+360*[.L$8]/[.$C169]" office:value-type="float" office:value="375" calcext:value-type="float">
            <text:p>375</text:p>
          </table:table-cell>
          <table:table-cell table:style-name="ce131" table:formula="of:=[.$E$6]+360*[.M$8]/[.$C169]" office:value-type="float" office:value="377.25" calcext:value-type="float">
            <text:p>377</text:p>
          </table:table-cell>
          <table:table-cell table:style-name="ce131" table:formula="of:=[.$E$6]+360*[.N$8]/[.$C169]" office:value-type="float" office:value="379.5" calcext:value-type="float">
            <text:p>380</text:p>
          </table:table-cell>
          <table:table-cell table:style-name="ce131" table:formula="of:=[.$E$6]+360*[.O$8]/[.$C169]" office:value-type="float" office:value="381.75" calcext:value-type="float">
            <text:p>382</text:p>
          </table:table-cell>
          <table:table-cell table:style-name="ce131" table:formula="of:=[.$E$6]+360*[.P$8]/[.$C169]" office:value-type="float" office:value="384" calcext:value-type="float">
            <text:p>384</text:p>
          </table:table-cell>
          <table:table-cell table:style-name="ce131" table:formula="of:=[.$E$6]+360*[.Q$8]/[.$C169]" office:value-type="float" office:value="386.25" calcext:value-type="float">
            <text:p>386</text:p>
          </table:table-cell>
          <table:table-cell table:style-name="ce131" table:formula="of:=[.$E$6]+360*[.R$8]/[.$C169]" office:value-type="float" office:value="388.5" calcext:value-type="float">
            <text:p>389</text:p>
          </table:table-cell>
          <table:table-cell table:style-name="ce131" table:formula="of:=[.$E$6]+360*[.S$8]/[.$C169]" office:value-type="float" office:value="390.75" calcext:value-type="float">
            <text:p>391</text:p>
          </table:table-cell>
          <table:table-cell table:style-name="ce131" table:formula="of:=[.$E$6]+360*[.T$8]/[.$C169]" office:value-type="float" office:value="393" calcext:value-type="float">
            <text:p>393</text:p>
          </table:table-cell>
          <table:table-cell table:style-name="ce131" table:formula="of:=[.$E$6]+360*[.U$8]/[.$C169]" office:value-type="float" office:value="395.25" calcext:value-type="float">
            <text:p>395</text:p>
          </table:table-cell>
          <table:table-cell table:style-name="ce131" table:formula="of:=[.$E$6]+360*[.V$8]/[.$C169]" office:value-type="float" office:value="397.5" calcext:value-type="float">
            <text:p>398</text:p>
          </table:table-cell>
          <table:table-cell table:style-name="ce131" table:formula="of:=[.$E$6]+360*[.W$8]/[.$C169]" office:value-type="float" office:value="399.75" calcext:value-type="float">
            <text:p>400</text:p>
          </table:table-cell>
          <table:table-cell table:style-name="ce131" table:formula="of:=[.$E$6]+360*[.X$8]/[.$C169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70]" office:value-type="float" office:value="7741.93548387097" calcext:value-type="float">
            <text:p>7742</text:p>
          </table:table-cell>
          <table:table-cell table:style-name="ce131" table:formula="of:=[.$E$6]+360*[.D$8]/[.$C170]" office:value-type="float" office:value="357" calcext:value-type="float">
            <text:p>357</text:p>
          </table:table-cell>
          <table:table-cell table:style-name="ce131" table:formula="of:=[.$E$6]+360*[.E$8]/[.$C170]" office:value-type="float" office:value="359.325" calcext:value-type="float">
            <text:p>359</text:p>
          </table:table-cell>
          <table:table-cell table:style-name="ce131" table:formula="of:=[.$E$6]+360*[.F$8]/[.$C170]" office:value-type="float" office:value="361.65" calcext:value-type="float">
            <text:p>362</text:p>
          </table:table-cell>
          <table:table-cell table:style-name="ce131" table:formula="of:=[.$E$6]+360*[.G$8]/[.$C170]" office:value-type="float" office:value="363.975" calcext:value-type="float">
            <text:p>364</text:p>
          </table:table-cell>
          <table:table-cell table:style-name="ce131" table:formula="of:=[.$E$6]+360*[.H$8]/[.$C170]" office:value-type="float" office:value="366.3" calcext:value-type="float">
            <text:p>366</text:p>
          </table:table-cell>
          <table:table-cell table:style-name="ce131" table:formula="of:=[.$E$6]+360*[.I$8]/[.$C170]" office:value-type="float" office:value="368.625" calcext:value-type="float">
            <text:p>369</text:p>
          </table:table-cell>
          <table:table-cell table:style-name="ce131" table:formula="of:=[.$E$6]+360*[.J$8]/[.$C170]" office:value-type="float" office:value="370.95" calcext:value-type="float">
            <text:p>371</text:p>
          </table:table-cell>
          <table:table-cell table:style-name="ce131" table:formula="of:=[.$E$6]+360*[.K$8]/[.$C170]" office:value-type="float" office:value="373.275" calcext:value-type="float">
            <text:p>373</text:p>
          </table:table-cell>
          <table:table-cell table:style-name="ce131" table:formula="of:=[.$E$6]+360*[.L$8]/[.$C170]" office:value-type="float" office:value="375.6" calcext:value-type="float">
            <text:p>376</text:p>
          </table:table-cell>
          <table:table-cell table:style-name="ce131" table:formula="of:=[.$E$6]+360*[.M$8]/[.$C170]" office:value-type="float" office:value="377.925" calcext:value-type="float">
            <text:p>378</text:p>
          </table:table-cell>
          <table:table-cell table:style-name="ce131" table:formula="of:=[.$E$6]+360*[.N$8]/[.$C170]" office:value-type="float" office:value="380.25" calcext:value-type="float">
            <text:p>380</text:p>
          </table:table-cell>
          <table:table-cell table:style-name="ce131" table:formula="of:=[.$E$6]+360*[.O$8]/[.$C170]" office:value-type="float" office:value="382.575" calcext:value-type="float">
            <text:p>383</text:p>
          </table:table-cell>
          <table:table-cell table:style-name="ce131" table:formula="of:=[.$E$6]+360*[.P$8]/[.$C170]" office:value-type="float" office:value="384.9" calcext:value-type="float">
            <text:p>385</text:p>
          </table:table-cell>
          <table:table-cell table:style-name="ce131" table:formula="of:=[.$E$6]+360*[.Q$8]/[.$C170]" office:value-type="float" office:value="387.225" calcext:value-type="float">
            <text:p>387</text:p>
          </table:table-cell>
          <table:table-cell table:style-name="ce131" table:formula="of:=[.$E$6]+360*[.R$8]/[.$C170]" office:value-type="float" office:value="389.55" calcext:value-type="float">
            <text:p>390</text:p>
          </table:table-cell>
          <table:table-cell table:style-name="ce131" table:formula="of:=[.$E$6]+360*[.S$8]/[.$C170]" office:value-type="float" office:value="391.875" calcext:value-type="float">
            <text:p>392</text:p>
          </table:table-cell>
          <table:table-cell table:style-name="ce131" table:formula="of:=[.$E$6]+360*[.T$8]/[.$C170]" office:value-type="float" office:value="394.2" calcext:value-type="float">
            <text:p>394</text:p>
          </table:table-cell>
          <table:table-cell table:style-name="ce131" table:formula="of:=[.$E$6]+360*[.U$8]/[.$C170]" office:value-type="float" office:value="396.525" calcext:value-type="float">
            <text:p>397</text:p>
          </table:table-cell>
          <table:table-cell table:style-name="ce131" table:formula="of:=[.$E$6]+360*[.V$8]/[.$C170]" office:value-type="float" office:value="398.85" calcext:value-type="float">
            <text:p>399</text:p>
          </table:table-cell>
          <table:table-cell table:style-name="ce131" table:formula="of:=[.$E$6]+360*[.W$8]/[.$C170]" office:value-type="float" office:value="401.175" calcext:value-type="float">
            <text:p>401</text:p>
          </table:table-cell>
          <table:table-cell table:style-name="ce131" table:formula="of:=[.$E$6]+360*[.X$8]/[.$C170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71]" office:value-type="float" office:value="7500" calcext:value-type="float">
            <text:p>7500</text:p>
          </table:table-cell>
          <table:table-cell table:style-name="ce131" table:formula="of:=[.$E$6]+360*[.D$8]/[.$C171]" office:value-type="float" office:value="357" calcext:value-type="float">
            <text:p>357</text:p>
          </table:table-cell>
          <table:table-cell table:style-name="ce131" table:formula="of:=[.$E$6]+360*[.E$8]/[.$C171]" office:value-type="float" office:value="359.4" calcext:value-type="float">
            <text:p>359</text:p>
          </table:table-cell>
          <table:table-cell table:style-name="ce131" table:formula="of:=[.$E$6]+360*[.F$8]/[.$C171]" office:value-type="float" office:value="361.8" calcext:value-type="float">
            <text:p>362</text:p>
          </table:table-cell>
          <table:table-cell table:style-name="ce131" table:formula="of:=[.$E$6]+360*[.G$8]/[.$C171]" office:value-type="float" office:value="364.2" calcext:value-type="float">
            <text:p>364</text:p>
          </table:table-cell>
          <table:table-cell table:style-name="ce131" table:formula="of:=[.$E$6]+360*[.H$8]/[.$C171]" office:value-type="float" office:value="366.6" calcext:value-type="float">
            <text:p>367</text:p>
          </table:table-cell>
          <table:table-cell table:style-name="ce131" table:formula="of:=[.$E$6]+360*[.I$8]/[.$C171]" office:value-type="float" office:value="369" calcext:value-type="float">
            <text:p>369</text:p>
          </table:table-cell>
          <table:table-cell table:style-name="ce131" table:formula="of:=[.$E$6]+360*[.J$8]/[.$C171]" office:value-type="float" office:value="371.4" calcext:value-type="float">
            <text:p>371</text:p>
          </table:table-cell>
          <table:table-cell table:style-name="ce131" table:formula="of:=[.$E$6]+360*[.K$8]/[.$C171]" office:value-type="float" office:value="373.8" calcext:value-type="float">
            <text:p>374</text:p>
          </table:table-cell>
          <table:table-cell table:style-name="ce131" table:formula="of:=[.$E$6]+360*[.L$8]/[.$C171]" office:value-type="float" office:value="376.2" calcext:value-type="float">
            <text:p>376</text:p>
          </table:table-cell>
          <table:table-cell table:style-name="ce131" table:formula="of:=[.$E$6]+360*[.M$8]/[.$C171]" office:value-type="float" office:value="378.6" calcext:value-type="float">
            <text:p>379</text:p>
          </table:table-cell>
          <table:table-cell table:style-name="ce131" table:formula="of:=[.$E$6]+360*[.N$8]/[.$C171]" office:value-type="float" office:value="381" calcext:value-type="float">
            <text:p>381</text:p>
          </table:table-cell>
          <table:table-cell table:style-name="ce131" table:formula="of:=[.$E$6]+360*[.O$8]/[.$C171]" office:value-type="float" office:value="383.4" calcext:value-type="float">
            <text:p>383</text:p>
          </table:table-cell>
          <table:table-cell table:style-name="ce131" table:formula="of:=[.$E$6]+360*[.P$8]/[.$C171]" office:value-type="float" office:value="385.8" calcext:value-type="float">
            <text:p>386</text:p>
          </table:table-cell>
          <table:table-cell table:style-name="ce131" table:formula="of:=[.$E$6]+360*[.Q$8]/[.$C171]" office:value-type="float" office:value="388.2" calcext:value-type="float">
            <text:p>388</text:p>
          </table:table-cell>
          <table:table-cell table:style-name="ce131" table:formula="of:=[.$E$6]+360*[.R$8]/[.$C171]" office:value-type="float" office:value="390.6" calcext:value-type="float">
            <text:p>391</text:p>
          </table:table-cell>
          <table:table-cell table:style-name="ce131" table:formula="of:=[.$E$6]+360*[.S$8]/[.$C171]" office:value-type="float" office:value="393" calcext:value-type="float">
            <text:p>393</text:p>
          </table:table-cell>
          <table:table-cell table:style-name="ce131" table:formula="of:=[.$E$6]+360*[.T$8]/[.$C171]" office:value-type="float" office:value="395.4" calcext:value-type="float">
            <text:p>395</text:p>
          </table:table-cell>
          <table:table-cell table:style-name="ce131" table:formula="of:=[.$E$6]+360*[.U$8]/[.$C171]" office:value-type="float" office:value="397.8" calcext:value-type="float">
            <text:p>398</text:p>
          </table:table-cell>
          <table:table-cell table:style-name="ce131" table:formula="of:=[.$E$6]+360*[.V$8]/[.$C171]" office:value-type="float" office:value="400.2" calcext:value-type="float">
            <text:p>400</text:p>
          </table:table-cell>
          <table:table-cell table:style-name="ce131" table:formula="of:=[.$E$6]+360*[.W$8]/[.$C171]" office:value-type="float" office:value="402.6" calcext:value-type="float">
            <text:p>403</text:p>
          </table:table-cell>
          <table:table-cell table:style-name="ce131" table:formula="of:=[.$E$6]+360*[.X$8]/[.$C171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72]" office:value-type="float" office:value="7272.72727272727" calcext:value-type="float">
            <text:p>7273</text:p>
          </table:table-cell>
          <table:table-cell table:style-name="ce131" table:formula="of:=[.$E$6]+360*[.D$8]/[.$C172]" office:value-type="float" office:value="357" calcext:value-type="float">
            <text:p>357</text:p>
          </table:table-cell>
          <table:table-cell table:style-name="ce131" table:formula="of:=[.$E$6]+360*[.E$8]/[.$C172]" office:value-type="float" office:value="359.475" calcext:value-type="float">
            <text:p>359</text:p>
          </table:table-cell>
          <table:table-cell table:style-name="ce131" table:formula="of:=[.$E$6]+360*[.F$8]/[.$C172]" office:value-type="float" office:value="361.95" calcext:value-type="float">
            <text:p>362</text:p>
          </table:table-cell>
          <table:table-cell table:style-name="ce131" table:formula="of:=[.$E$6]+360*[.G$8]/[.$C172]" office:value-type="float" office:value="364.425" calcext:value-type="float">
            <text:p>364</text:p>
          </table:table-cell>
          <table:table-cell table:style-name="ce131" table:formula="of:=[.$E$6]+360*[.H$8]/[.$C172]" office:value-type="float" office:value="366.9" calcext:value-type="float">
            <text:p>367</text:p>
          </table:table-cell>
          <table:table-cell table:style-name="ce131" table:formula="of:=[.$E$6]+360*[.I$8]/[.$C172]" office:value-type="float" office:value="369.375" calcext:value-type="float">
            <text:p>369</text:p>
          </table:table-cell>
          <table:table-cell table:style-name="ce131" table:formula="of:=[.$E$6]+360*[.J$8]/[.$C172]" office:value-type="float" office:value="371.85" calcext:value-type="float">
            <text:p>372</text:p>
          </table:table-cell>
          <table:table-cell table:style-name="ce131" table:formula="of:=[.$E$6]+360*[.K$8]/[.$C172]" office:value-type="float" office:value="374.325" calcext:value-type="float">
            <text:p>374</text:p>
          </table:table-cell>
          <table:table-cell table:style-name="ce131" table:formula="of:=[.$E$6]+360*[.L$8]/[.$C172]" office:value-type="float" office:value="376.8" calcext:value-type="float">
            <text:p>377</text:p>
          </table:table-cell>
          <table:table-cell table:style-name="ce131" table:formula="of:=[.$E$6]+360*[.M$8]/[.$C172]" office:value-type="float" office:value="379.275" calcext:value-type="float">
            <text:p>379</text:p>
          </table:table-cell>
          <table:table-cell table:style-name="ce131" table:formula="of:=[.$E$6]+360*[.N$8]/[.$C172]" office:value-type="float" office:value="381.75" calcext:value-type="float">
            <text:p>382</text:p>
          </table:table-cell>
          <table:table-cell table:style-name="ce131" table:formula="of:=[.$E$6]+360*[.O$8]/[.$C172]" office:value-type="float" office:value="384.225" calcext:value-type="float">
            <text:p>384</text:p>
          </table:table-cell>
          <table:table-cell table:style-name="ce131" table:formula="of:=[.$E$6]+360*[.P$8]/[.$C172]" office:value-type="float" office:value="386.7" calcext:value-type="float">
            <text:p>387</text:p>
          </table:table-cell>
          <table:table-cell table:style-name="ce131" table:formula="of:=[.$E$6]+360*[.Q$8]/[.$C172]" office:value-type="float" office:value="389.175" calcext:value-type="float">
            <text:p>389</text:p>
          </table:table-cell>
          <table:table-cell table:style-name="ce131" table:formula="of:=[.$E$6]+360*[.R$8]/[.$C172]" office:value-type="float" office:value="391.65" calcext:value-type="float">
            <text:p>392</text:p>
          </table:table-cell>
          <table:table-cell table:style-name="ce131" table:formula="of:=[.$E$6]+360*[.S$8]/[.$C172]" office:value-type="float" office:value="394.125" calcext:value-type="float">
            <text:p>394</text:p>
          </table:table-cell>
          <table:table-cell table:style-name="ce131" table:formula="of:=[.$E$6]+360*[.T$8]/[.$C172]" office:value-type="float" office:value="396.6" calcext:value-type="float">
            <text:p>397</text:p>
          </table:table-cell>
          <table:table-cell table:style-name="ce131" table:formula="of:=[.$E$6]+360*[.U$8]/[.$C172]" office:value-type="float" office:value="399.075" calcext:value-type="float">
            <text:p>399</text:p>
          </table:table-cell>
          <table:table-cell table:style-name="ce131" table:formula="of:=[.$E$6]+360*[.V$8]/[.$C172]" office:value-type="float" office:value="401.55" calcext:value-type="float">
            <text:p>402</text:p>
          </table:table-cell>
          <table:table-cell table:style-name="ce131" table:formula="of:=[.$E$6]+360*[.W$8]/[.$C172]" office:value-type="float" office:value="404.025" calcext:value-type="float">
            <text:p>404</text:p>
          </table:table-cell>
          <table:table-cell table:style-name="ce131" table:formula="of:=[.$E$6]+360*[.X$8]/[.$C172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73]" office:value-type="float" office:value="7058.82352941176" calcext:value-type="float">
            <text:p>7059</text:p>
          </table:table-cell>
          <table:table-cell table:style-name="ce131" table:formula="of:=[.$E$6]+360*[.D$8]/[.$C173]" office:value-type="float" office:value="357" calcext:value-type="float">
            <text:p>357</text:p>
          </table:table-cell>
          <table:table-cell table:style-name="ce131" table:formula="of:=[.$E$6]+360*[.E$8]/[.$C173]" office:value-type="float" office:value="359.55" calcext:value-type="float">
            <text:p>360</text:p>
          </table:table-cell>
          <table:table-cell table:style-name="ce131" table:formula="of:=[.$E$6]+360*[.F$8]/[.$C173]" office:value-type="float" office:value="362.1" calcext:value-type="float">
            <text:p>362</text:p>
          </table:table-cell>
          <table:table-cell table:style-name="ce131" table:formula="of:=[.$E$6]+360*[.G$8]/[.$C173]" office:value-type="float" office:value="364.65" calcext:value-type="float">
            <text:p>365</text:p>
          </table:table-cell>
          <table:table-cell table:style-name="ce131" table:formula="of:=[.$E$6]+360*[.H$8]/[.$C173]" office:value-type="float" office:value="367.2" calcext:value-type="float">
            <text:p>367</text:p>
          </table:table-cell>
          <table:table-cell table:style-name="ce131" table:formula="of:=[.$E$6]+360*[.I$8]/[.$C173]" office:value-type="float" office:value="369.75" calcext:value-type="float">
            <text:p>370</text:p>
          </table:table-cell>
          <table:table-cell table:style-name="ce131" table:formula="of:=[.$E$6]+360*[.J$8]/[.$C173]" office:value-type="float" office:value="372.3" calcext:value-type="float">
            <text:p>372</text:p>
          </table:table-cell>
          <table:table-cell table:style-name="ce131" table:formula="of:=[.$E$6]+360*[.K$8]/[.$C173]" office:value-type="float" office:value="374.85" calcext:value-type="float">
            <text:p>375</text:p>
          </table:table-cell>
          <table:table-cell table:style-name="ce131" table:formula="of:=[.$E$6]+360*[.L$8]/[.$C173]" office:value-type="float" office:value="377.4" calcext:value-type="float">
            <text:p>377</text:p>
          </table:table-cell>
          <table:table-cell table:style-name="ce131" table:formula="of:=[.$E$6]+360*[.M$8]/[.$C173]" office:value-type="float" office:value="379.95" calcext:value-type="float">
            <text:p>380</text:p>
          </table:table-cell>
          <table:table-cell table:style-name="ce131" table:formula="of:=[.$E$6]+360*[.N$8]/[.$C173]" office:value-type="float" office:value="382.5" calcext:value-type="float">
            <text:p>383</text:p>
          </table:table-cell>
          <table:table-cell table:style-name="ce131" table:formula="of:=[.$E$6]+360*[.O$8]/[.$C173]" office:value-type="float" office:value="385.05" calcext:value-type="float">
            <text:p>385</text:p>
          </table:table-cell>
          <table:table-cell table:style-name="ce131" table:formula="of:=[.$E$6]+360*[.P$8]/[.$C173]" office:value-type="float" office:value="387.6" calcext:value-type="float">
            <text:p>388</text:p>
          </table:table-cell>
          <table:table-cell table:style-name="ce131" table:formula="of:=[.$E$6]+360*[.Q$8]/[.$C173]" office:value-type="float" office:value="390.15" calcext:value-type="float">
            <text:p>390</text:p>
          </table:table-cell>
          <table:table-cell table:style-name="ce131" table:formula="of:=[.$E$6]+360*[.R$8]/[.$C173]" office:value-type="float" office:value="392.7" calcext:value-type="float">
            <text:p>393</text:p>
          </table:table-cell>
          <table:table-cell table:style-name="ce131" table:formula="of:=[.$E$6]+360*[.S$8]/[.$C173]" office:value-type="float" office:value="395.25" calcext:value-type="float">
            <text:p>395</text:p>
          </table:table-cell>
          <table:table-cell table:style-name="ce131" table:formula="of:=[.$E$6]+360*[.T$8]/[.$C173]" office:value-type="float" office:value="397.8" calcext:value-type="float">
            <text:p>398</text:p>
          </table:table-cell>
          <table:table-cell table:style-name="ce131" table:formula="of:=[.$E$6]+360*[.U$8]/[.$C173]" office:value-type="float" office:value="400.35" calcext:value-type="float">
            <text:p>400</text:p>
          </table:table-cell>
          <table:table-cell table:style-name="ce131" table:formula="of:=[.$E$6]+360*[.V$8]/[.$C173]" office:value-type="float" office:value="402.9" calcext:value-type="float">
            <text:p>403</text:p>
          </table:table-cell>
          <table:table-cell table:style-name="ce131" table:formula="of:=[.$E$6]+360*[.W$8]/[.$C173]" office:value-type="float" office:value="405.45" calcext:value-type="float">
            <text:p>405</text:p>
          </table:table-cell>
          <table:table-cell table:style-name="ce131" table:formula="of:=[.$E$6]+360*[.X$8]/[.$C173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74]" office:value-type="float" office:value="6857.14285714286" calcext:value-type="float">
            <text:p>6857</text:p>
          </table:table-cell>
          <table:table-cell table:style-name="ce131" table:formula="of:=[.$E$6]+360*[.D$8]/[.$C174]" office:value-type="float" office:value="357" calcext:value-type="float">
            <text:p>357</text:p>
          </table:table-cell>
          <table:table-cell table:style-name="ce131" table:formula="of:=[.$E$6]+360*[.E$8]/[.$C174]" office:value-type="float" office:value="359.625" calcext:value-type="float">
            <text:p>360</text:p>
          </table:table-cell>
          <table:table-cell table:style-name="ce131" table:formula="of:=[.$E$6]+360*[.F$8]/[.$C174]" office:value-type="float" office:value="362.25" calcext:value-type="float">
            <text:p>362</text:p>
          </table:table-cell>
          <table:table-cell table:style-name="ce131" table:formula="of:=[.$E$6]+360*[.G$8]/[.$C174]" office:value-type="float" office:value="364.875" calcext:value-type="float">
            <text:p>365</text:p>
          </table:table-cell>
          <table:table-cell table:style-name="ce131" table:formula="of:=[.$E$6]+360*[.H$8]/[.$C174]" office:value-type="float" office:value="367.5" calcext:value-type="float">
            <text:p>368</text:p>
          </table:table-cell>
          <table:table-cell table:style-name="ce131" table:formula="of:=[.$E$6]+360*[.I$8]/[.$C174]" office:value-type="float" office:value="370.125" calcext:value-type="float">
            <text:p>370</text:p>
          </table:table-cell>
          <table:table-cell table:style-name="ce131" table:formula="of:=[.$E$6]+360*[.J$8]/[.$C174]" office:value-type="float" office:value="372.75" calcext:value-type="float">
            <text:p>373</text:p>
          </table:table-cell>
          <table:table-cell table:style-name="ce131" table:formula="of:=[.$E$6]+360*[.K$8]/[.$C174]" office:value-type="float" office:value="375.375" calcext:value-type="float">
            <text:p>375</text:p>
          </table:table-cell>
          <table:table-cell table:style-name="ce131" table:formula="of:=[.$E$6]+360*[.L$8]/[.$C174]" office:value-type="float" office:value="378" calcext:value-type="float">
            <text:p>378</text:p>
          </table:table-cell>
          <table:table-cell table:style-name="ce131" table:formula="of:=[.$E$6]+360*[.M$8]/[.$C174]" office:value-type="float" office:value="380.625" calcext:value-type="float">
            <text:p>381</text:p>
          </table:table-cell>
          <table:table-cell table:style-name="ce131" table:formula="of:=[.$E$6]+360*[.N$8]/[.$C174]" office:value-type="float" office:value="383.25" calcext:value-type="float">
            <text:p>383</text:p>
          </table:table-cell>
          <table:table-cell table:style-name="ce131" table:formula="of:=[.$E$6]+360*[.O$8]/[.$C174]" office:value-type="float" office:value="385.875" calcext:value-type="float">
            <text:p>386</text:p>
          </table:table-cell>
          <table:table-cell table:style-name="ce131" table:formula="of:=[.$E$6]+360*[.P$8]/[.$C174]" office:value-type="float" office:value="388.5" calcext:value-type="float">
            <text:p>389</text:p>
          </table:table-cell>
          <table:table-cell table:style-name="ce131" table:formula="of:=[.$E$6]+360*[.Q$8]/[.$C174]" office:value-type="float" office:value="391.125" calcext:value-type="float">
            <text:p>391</text:p>
          </table:table-cell>
          <table:table-cell table:style-name="ce131" table:formula="of:=[.$E$6]+360*[.R$8]/[.$C174]" office:value-type="float" office:value="393.75" calcext:value-type="float">
            <text:p>394</text:p>
          </table:table-cell>
          <table:table-cell table:style-name="ce131" table:formula="of:=[.$E$6]+360*[.S$8]/[.$C174]" office:value-type="float" office:value="396.375" calcext:value-type="float">
            <text:p>396</text:p>
          </table:table-cell>
          <table:table-cell table:style-name="ce131" table:formula="of:=[.$E$6]+360*[.T$8]/[.$C174]" office:value-type="float" office:value="399" calcext:value-type="float">
            <text:p>399</text:p>
          </table:table-cell>
          <table:table-cell table:style-name="ce131" table:formula="of:=[.$E$6]+360*[.U$8]/[.$C174]" office:value-type="float" office:value="401.625" calcext:value-type="float">
            <text:p>402</text:p>
          </table:table-cell>
          <table:table-cell table:style-name="ce131" table:formula="of:=[.$E$6]+360*[.V$8]/[.$C174]" office:value-type="float" office:value="404.25" calcext:value-type="float">
            <text:p>404</text:p>
          </table:table-cell>
          <table:table-cell table:style-name="ce131" table:formula="of:=[.$E$6]+360*[.W$8]/[.$C174]" office:value-type="float" office:value="406.875" calcext:value-type="float">
            <text:p>407</text:p>
          </table:table-cell>
          <table:table-cell table:style-name="ce131" table:formula="of:=[.$E$6]+360*[.X$8]/[.$C174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75]" office:value-type="float" office:value="6666.66666666667" calcext:value-type="float">
            <text:p>6667</text:p>
          </table:table-cell>
          <table:table-cell table:style-name="ce131" table:formula="of:=[.$E$6]+360*[.D$8]/[.$C175]" office:value-type="float" office:value="357" calcext:value-type="float">
            <text:p>357</text:p>
          </table:table-cell>
          <table:table-cell table:style-name="ce131" table:formula="of:=[.$E$6]+360*[.E$8]/[.$C175]" office:value-type="float" office:value="359.7" calcext:value-type="float">
            <text:p>360</text:p>
          </table:table-cell>
          <table:table-cell table:style-name="ce131" table:formula="of:=[.$E$6]+360*[.F$8]/[.$C175]" office:value-type="float" office:value="362.4" calcext:value-type="float">
            <text:p>362</text:p>
          </table:table-cell>
          <table:table-cell table:style-name="ce131" table:formula="of:=[.$E$6]+360*[.G$8]/[.$C175]" office:value-type="float" office:value="365.1" calcext:value-type="float">
            <text:p>365</text:p>
          </table:table-cell>
          <table:table-cell table:style-name="ce131" table:formula="of:=[.$E$6]+360*[.H$8]/[.$C175]" office:value-type="float" office:value="367.8" calcext:value-type="float">
            <text:p>368</text:p>
          </table:table-cell>
          <table:table-cell table:style-name="ce131" table:formula="of:=[.$E$6]+360*[.I$8]/[.$C175]" office:value-type="float" office:value="370.5" calcext:value-type="float">
            <text:p>371</text:p>
          </table:table-cell>
          <table:table-cell table:style-name="ce131" table:formula="of:=[.$E$6]+360*[.J$8]/[.$C175]" office:value-type="float" office:value="373.2" calcext:value-type="float">
            <text:p>373</text:p>
          </table:table-cell>
          <table:table-cell table:style-name="ce131" table:formula="of:=[.$E$6]+360*[.K$8]/[.$C175]" office:value-type="float" office:value="375.9" calcext:value-type="float">
            <text:p>376</text:p>
          </table:table-cell>
          <table:table-cell table:style-name="ce131" table:formula="of:=[.$E$6]+360*[.L$8]/[.$C175]" office:value-type="float" office:value="378.6" calcext:value-type="float">
            <text:p>379</text:p>
          </table:table-cell>
          <table:table-cell table:style-name="ce131" table:formula="of:=[.$E$6]+360*[.M$8]/[.$C175]" office:value-type="float" office:value="381.3" calcext:value-type="float">
            <text:p>381</text:p>
          </table:table-cell>
          <table:table-cell table:style-name="ce131" table:formula="of:=[.$E$6]+360*[.N$8]/[.$C175]" office:value-type="float" office:value="384" calcext:value-type="float">
            <text:p>384</text:p>
          </table:table-cell>
          <table:table-cell table:style-name="ce131" table:formula="of:=[.$E$6]+360*[.O$8]/[.$C175]" office:value-type="float" office:value="386.7" calcext:value-type="float">
            <text:p>387</text:p>
          </table:table-cell>
          <table:table-cell table:style-name="ce131" table:formula="of:=[.$E$6]+360*[.P$8]/[.$C175]" office:value-type="float" office:value="389.4" calcext:value-type="float">
            <text:p>389</text:p>
          </table:table-cell>
          <table:table-cell table:style-name="ce131" table:formula="of:=[.$E$6]+360*[.Q$8]/[.$C175]" office:value-type="float" office:value="392.1" calcext:value-type="float">
            <text:p>392</text:p>
          </table:table-cell>
          <table:table-cell table:style-name="ce131" table:formula="of:=[.$E$6]+360*[.R$8]/[.$C175]" office:value-type="float" office:value="394.8" calcext:value-type="float">
            <text:p>395</text:p>
          </table:table-cell>
          <table:table-cell table:style-name="ce131" table:formula="of:=[.$E$6]+360*[.S$8]/[.$C175]" office:value-type="float" office:value="397.5" calcext:value-type="float">
            <text:p>398</text:p>
          </table:table-cell>
          <table:table-cell table:style-name="ce131" table:formula="of:=[.$E$6]+360*[.T$8]/[.$C175]" office:value-type="float" office:value="400.2" calcext:value-type="float">
            <text:p>400</text:p>
          </table:table-cell>
          <table:table-cell table:style-name="ce131" table:formula="of:=[.$E$6]+360*[.U$8]/[.$C175]" office:value-type="float" office:value="402.9" calcext:value-type="float">
            <text:p>403</text:p>
          </table:table-cell>
          <table:table-cell table:style-name="ce131" table:formula="of:=[.$E$6]+360*[.V$8]/[.$C175]" office:value-type="float" office:value="405.6" calcext:value-type="float">
            <text:p>406</text:p>
          </table:table-cell>
          <table:table-cell table:style-name="ce131" table:formula="of:=[.$E$6]+360*[.W$8]/[.$C175]" office:value-type="float" office:value="408.3" calcext:value-type="float">
            <text:p>408</text:p>
          </table:table-cell>
          <table:table-cell table:style-name="ce131" table:formula="of:=[.$E$6]+360*[.X$8]/[.$C175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76]" office:value-type="float" office:value="6486.48648648649" calcext:value-type="float">
            <text:p>6486</text:p>
          </table:table-cell>
          <table:table-cell table:style-name="ce131" table:formula="of:=[.$E$6]+360*[.D$8]/[.$C176]" office:value-type="float" office:value="357" calcext:value-type="float">
            <text:p>357</text:p>
          </table:table-cell>
          <table:table-cell table:style-name="ce131" table:formula="of:=[.$E$6]+360*[.E$8]/[.$C176]" office:value-type="float" office:value="359.775" calcext:value-type="float">
            <text:p>360</text:p>
          </table:table-cell>
          <table:table-cell table:style-name="ce131" table:formula="of:=[.$E$6]+360*[.F$8]/[.$C176]" office:value-type="float" office:value="362.55" calcext:value-type="float">
            <text:p>363</text:p>
          </table:table-cell>
          <table:table-cell table:style-name="ce131" table:formula="of:=[.$E$6]+360*[.G$8]/[.$C176]" office:value-type="float" office:value="365.325" calcext:value-type="float">
            <text:p>365</text:p>
          </table:table-cell>
          <table:table-cell table:style-name="ce131" table:formula="of:=[.$E$6]+360*[.H$8]/[.$C176]" office:value-type="float" office:value="368.1" calcext:value-type="float">
            <text:p>368</text:p>
          </table:table-cell>
          <table:table-cell table:style-name="ce131" table:formula="of:=[.$E$6]+360*[.I$8]/[.$C176]" office:value-type="float" office:value="370.875" calcext:value-type="float">
            <text:p>371</text:p>
          </table:table-cell>
          <table:table-cell table:style-name="ce131" table:formula="of:=[.$E$6]+360*[.J$8]/[.$C176]" office:value-type="float" office:value="373.65" calcext:value-type="float">
            <text:p>374</text:p>
          </table:table-cell>
          <table:table-cell table:style-name="ce131" table:formula="of:=[.$E$6]+360*[.K$8]/[.$C176]" office:value-type="float" office:value="376.425" calcext:value-type="float">
            <text:p>376</text:p>
          </table:table-cell>
          <table:table-cell table:style-name="ce131" table:formula="of:=[.$E$6]+360*[.L$8]/[.$C176]" office:value-type="float" office:value="379.2" calcext:value-type="float">
            <text:p>379</text:p>
          </table:table-cell>
          <table:table-cell table:style-name="ce131" table:formula="of:=[.$E$6]+360*[.M$8]/[.$C176]" office:value-type="float" office:value="381.975" calcext:value-type="float">
            <text:p>382</text:p>
          </table:table-cell>
          <table:table-cell table:style-name="ce131" table:formula="of:=[.$E$6]+360*[.N$8]/[.$C176]" office:value-type="float" office:value="384.75" calcext:value-type="float">
            <text:p>385</text:p>
          </table:table-cell>
          <table:table-cell table:style-name="ce131" table:formula="of:=[.$E$6]+360*[.O$8]/[.$C176]" office:value-type="float" office:value="387.525" calcext:value-type="float">
            <text:p>388</text:p>
          </table:table-cell>
          <table:table-cell table:style-name="ce131" table:formula="of:=[.$E$6]+360*[.P$8]/[.$C176]" office:value-type="float" office:value="390.3" calcext:value-type="float">
            <text:p>390</text:p>
          </table:table-cell>
          <table:table-cell table:style-name="ce131" table:formula="of:=[.$E$6]+360*[.Q$8]/[.$C176]" office:value-type="float" office:value="393.075" calcext:value-type="float">
            <text:p>393</text:p>
          </table:table-cell>
          <table:table-cell table:style-name="ce131" table:formula="of:=[.$E$6]+360*[.R$8]/[.$C176]" office:value-type="float" office:value="395.85" calcext:value-type="float">
            <text:p>396</text:p>
          </table:table-cell>
          <table:table-cell table:style-name="ce131" table:formula="of:=[.$E$6]+360*[.S$8]/[.$C176]" office:value-type="float" office:value="398.625" calcext:value-type="float">
            <text:p>399</text:p>
          </table:table-cell>
          <table:table-cell table:style-name="ce131" table:formula="of:=[.$E$6]+360*[.T$8]/[.$C176]" office:value-type="float" office:value="401.4" calcext:value-type="float">
            <text:p>401</text:p>
          </table:table-cell>
          <table:table-cell table:style-name="ce131" table:formula="of:=[.$E$6]+360*[.U$8]/[.$C176]" office:value-type="float" office:value="404.175" calcext:value-type="float">
            <text:p>404</text:p>
          </table:table-cell>
          <table:table-cell table:style-name="ce131" table:formula="of:=[.$E$6]+360*[.V$8]/[.$C176]" office:value-type="float" office:value="406.95" calcext:value-type="float">
            <text:p>407</text:p>
          </table:table-cell>
          <table:table-cell table:style-name="ce131" table:formula="of:=[.$E$6]+360*[.W$8]/[.$C176]" office:value-type="float" office:value="409.725" calcext:value-type="float">
            <text:p>410</text:p>
          </table:table-cell>
          <table:table-cell table:style-name="ce131" table:formula="of:=[.$E$6]+360*[.X$8]/[.$C176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77]" office:value-type="float" office:value="6315.78947368421" calcext:value-type="float">
            <text:p>6316</text:p>
          </table:table-cell>
          <table:table-cell table:style-name="ce131" table:formula="of:=[.$E$6]+360*[.D$8]/[.$C177]" office:value-type="float" office:value="357" calcext:value-type="float">
            <text:p>357</text:p>
          </table:table-cell>
          <table:table-cell table:style-name="ce131" table:formula="of:=[.$E$6]+360*[.E$8]/[.$C177]" office:value-type="float" office:value="359.85" calcext:value-type="float">
            <text:p>360</text:p>
          </table:table-cell>
          <table:table-cell table:style-name="ce131" table:formula="of:=[.$E$6]+360*[.F$8]/[.$C177]" office:value-type="float" office:value="362.7" calcext:value-type="float">
            <text:p>363</text:p>
          </table:table-cell>
          <table:table-cell table:style-name="ce131" table:formula="of:=[.$E$6]+360*[.G$8]/[.$C177]" office:value-type="float" office:value="365.55" calcext:value-type="float">
            <text:p>366</text:p>
          </table:table-cell>
          <table:table-cell table:style-name="ce131" table:formula="of:=[.$E$6]+360*[.H$8]/[.$C177]" office:value-type="float" office:value="368.4" calcext:value-type="float">
            <text:p>368</text:p>
          </table:table-cell>
          <table:table-cell table:style-name="ce131" table:formula="of:=[.$E$6]+360*[.I$8]/[.$C177]" office:value-type="float" office:value="371.25" calcext:value-type="float">
            <text:p>371</text:p>
          </table:table-cell>
          <table:table-cell table:style-name="ce131" table:formula="of:=[.$E$6]+360*[.J$8]/[.$C177]" office:value-type="float" office:value="374.1" calcext:value-type="float">
            <text:p>374</text:p>
          </table:table-cell>
          <table:table-cell table:style-name="ce131" table:formula="of:=[.$E$6]+360*[.K$8]/[.$C177]" office:value-type="float" office:value="376.95" calcext:value-type="float">
            <text:p>377</text:p>
          </table:table-cell>
          <table:table-cell table:style-name="ce131" table:formula="of:=[.$E$6]+360*[.L$8]/[.$C177]" office:value-type="float" office:value="379.8" calcext:value-type="float">
            <text:p>380</text:p>
          </table:table-cell>
          <table:table-cell table:style-name="ce131" table:formula="of:=[.$E$6]+360*[.M$8]/[.$C177]" office:value-type="float" office:value="382.65" calcext:value-type="float">
            <text:p>383</text:p>
          </table:table-cell>
          <table:table-cell table:style-name="ce131" table:formula="of:=[.$E$6]+360*[.N$8]/[.$C177]" office:value-type="float" office:value="385.5" calcext:value-type="float">
            <text:p>386</text:p>
          </table:table-cell>
          <table:table-cell table:style-name="ce131" table:formula="of:=[.$E$6]+360*[.O$8]/[.$C177]" office:value-type="float" office:value="388.35" calcext:value-type="float">
            <text:p>388</text:p>
          </table:table-cell>
          <table:table-cell table:style-name="ce131" table:formula="of:=[.$E$6]+360*[.P$8]/[.$C177]" office:value-type="float" office:value="391.2" calcext:value-type="float">
            <text:p>391</text:p>
          </table:table-cell>
          <table:table-cell table:style-name="ce131" table:formula="of:=[.$E$6]+360*[.Q$8]/[.$C177]" office:value-type="float" office:value="394.05" calcext:value-type="float">
            <text:p>394</text:p>
          </table:table-cell>
          <table:table-cell table:style-name="ce131" table:formula="of:=[.$E$6]+360*[.R$8]/[.$C177]" office:value-type="float" office:value="396.9" calcext:value-type="float">
            <text:p>397</text:p>
          </table:table-cell>
          <table:table-cell table:style-name="ce131" table:formula="of:=[.$E$6]+360*[.S$8]/[.$C177]" office:value-type="float" office:value="399.75" calcext:value-type="float">
            <text:p>400</text:p>
          </table:table-cell>
          <table:table-cell table:style-name="ce131" table:formula="of:=[.$E$6]+360*[.T$8]/[.$C177]" office:value-type="float" office:value="402.6" calcext:value-type="float">
            <text:p>403</text:p>
          </table:table-cell>
          <table:table-cell table:style-name="ce131" table:formula="of:=[.$E$6]+360*[.U$8]/[.$C177]" office:value-type="float" office:value="405.45" calcext:value-type="float">
            <text:p>405</text:p>
          </table:table-cell>
          <table:table-cell table:style-name="ce131" table:formula="of:=[.$E$6]+360*[.V$8]/[.$C177]" office:value-type="float" office:value="408.3" calcext:value-type="float">
            <text:p>408</text:p>
          </table:table-cell>
          <table:table-cell table:style-name="ce131" table:formula="of:=[.$E$6]+360*[.W$8]/[.$C177]" office:value-type="float" office:value="411.15" calcext:value-type="float">
            <text:p>411</text:p>
          </table:table-cell>
          <table:table-cell table:style-name="ce131" table:formula="of:=[.$E$6]+360*[.X$8]/[.$C177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78]" office:value-type="float" office:value="6153.84615384615" calcext:value-type="float">
            <text:p>6154</text:p>
          </table:table-cell>
          <table:table-cell table:style-name="ce131" table:formula="of:=[.$E$6]+360*[.D$8]/[.$C178]" office:value-type="float" office:value="357" calcext:value-type="float">
            <text:p>357</text:p>
          </table:table-cell>
          <table:table-cell table:style-name="ce131" table:formula="of:=[.$E$6]+360*[.E$8]/[.$C178]" office:value-type="float" office:value="359.925" calcext:value-type="float">
            <text:p>360</text:p>
          </table:table-cell>
          <table:table-cell table:style-name="ce131" table:formula="of:=[.$E$6]+360*[.F$8]/[.$C178]" office:value-type="float" office:value="362.85" calcext:value-type="float">
            <text:p>363</text:p>
          </table:table-cell>
          <table:table-cell table:style-name="ce131" table:formula="of:=[.$E$6]+360*[.G$8]/[.$C178]" office:value-type="float" office:value="365.775" calcext:value-type="float">
            <text:p>366</text:p>
          </table:table-cell>
          <table:table-cell table:style-name="ce131" table:formula="of:=[.$E$6]+360*[.H$8]/[.$C178]" office:value-type="float" office:value="368.7" calcext:value-type="float">
            <text:p>369</text:p>
          </table:table-cell>
          <table:table-cell table:style-name="ce131" table:formula="of:=[.$E$6]+360*[.I$8]/[.$C178]" office:value-type="float" office:value="371.625" calcext:value-type="float">
            <text:p>372</text:p>
          </table:table-cell>
          <table:table-cell table:style-name="ce131" table:formula="of:=[.$E$6]+360*[.J$8]/[.$C178]" office:value-type="float" office:value="374.55" calcext:value-type="float">
            <text:p>375</text:p>
          </table:table-cell>
          <table:table-cell table:style-name="ce131" table:formula="of:=[.$E$6]+360*[.K$8]/[.$C178]" office:value-type="float" office:value="377.475" calcext:value-type="float">
            <text:p>377</text:p>
          </table:table-cell>
          <table:table-cell table:style-name="ce131" table:formula="of:=[.$E$6]+360*[.L$8]/[.$C178]" office:value-type="float" office:value="380.4" calcext:value-type="float">
            <text:p>380</text:p>
          </table:table-cell>
          <table:table-cell table:style-name="ce131" table:formula="of:=[.$E$6]+360*[.M$8]/[.$C178]" office:value-type="float" office:value="383.325" calcext:value-type="float">
            <text:p>383</text:p>
          </table:table-cell>
          <table:table-cell table:style-name="ce131" table:formula="of:=[.$E$6]+360*[.N$8]/[.$C178]" office:value-type="float" office:value="386.25" calcext:value-type="float">
            <text:p>386</text:p>
          </table:table-cell>
          <table:table-cell table:style-name="ce131" table:formula="of:=[.$E$6]+360*[.O$8]/[.$C178]" office:value-type="float" office:value="389.175" calcext:value-type="float">
            <text:p>389</text:p>
          </table:table-cell>
          <table:table-cell table:style-name="ce131" table:formula="of:=[.$E$6]+360*[.P$8]/[.$C178]" office:value-type="float" office:value="392.1" calcext:value-type="float">
            <text:p>392</text:p>
          </table:table-cell>
          <table:table-cell table:style-name="ce131" table:formula="of:=[.$E$6]+360*[.Q$8]/[.$C178]" office:value-type="float" office:value="395.025" calcext:value-type="float">
            <text:p>395</text:p>
          </table:table-cell>
          <table:table-cell table:style-name="ce131" table:formula="of:=[.$E$6]+360*[.R$8]/[.$C178]" office:value-type="float" office:value="397.95" calcext:value-type="float">
            <text:p>398</text:p>
          </table:table-cell>
          <table:table-cell table:style-name="ce131" table:formula="of:=[.$E$6]+360*[.S$8]/[.$C178]" office:value-type="float" office:value="400.875" calcext:value-type="float">
            <text:p>401</text:p>
          </table:table-cell>
          <table:table-cell table:style-name="ce131" table:formula="of:=[.$E$6]+360*[.T$8]/[.$C178]" office:value-type="float" office:value="403.8" calcext:value-type="float">
            <text:p>404</text:p>
          </table:table-cell>
          <table:table-cell table:style-name="ce131" table:formula="of:=[.$E$6]+360*[.U$8]/[.$C178]" office:value-type="float" office:value="406.725" calcext:value-type="float">
            <text:p>407</text:p>
          </table:table-cell>
          <table:table-cell table:style-name="ce131" table:formula="of:=[.$E$6]+360*[.V$8]/[.$C178]" office:value-type="float" office:value="409.65" calcext:value-type="float">
            <text:p>410</text:p>
          </table:table-cell>
          <table:table-cell table:style-name="ce131" table:formula="of:=[.$E$6]+360*[.W$8]/[.$C178]" office:value-type="float" office:value="412.575" calcext:value-type="float">
            <text:p>413</text:p>
          </table:table-cell>
          <table:table-cell table:style-name="ce131" table:formula="of:=[.$E$6]+360*[.X$8]/[.$C178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79]" office:value-type="float" office:value="6000" calcext:value-type="float">
            <text:p>6000</text:p>
          </table:table-cell>
          <table:table-cell table:style-name="ce131" table:formula="of:=[.$E$6]+360*[.D$8]/[.$C179]" office:value-type="float" office:value="357" calcext:value-type="float">
            <text:p>357</text:p>
          </table:table-cell>
          <table:table-cell table:style-name="ce131" table:formula="of:=[.$E$6]+360*[.E$8]/[.$C179]" office:value-type="float" office:value="360" calcext:value-type="float">
            <text:p>360</text:p>
          </table:table-cell>
          <table:table-cell table:style-name="ce131" table:formula="of:=[.$E$6]+360*[.F$8]/[.$C179]" office:value-type="float" office:value="363" calcext:value-type="float">
            <text:p>363</text:p>
          </table:table-cell>
          <table:table-cell table:style-name="ce131" table:formula="of:=[.$E$6]+360*[.G$8]/[.$C179]" office:value-type="float" office:value="366" calcext:value-type="float">
            <text:p>366</text:p>
          </table:table-cell>
          <table:table-cell table:style-name="ce131" table:formula="of:=[.$E$6]+360*[.H$8]/[.$C179]" office:value-type="float" office:value="369" calcext:value-type="float">
            <text:p>369</text:p>
          </table:table-cell>
          <table:table-cell table:style-name="ce131" table:formula="of:=[.$E$6]+360*[.I$8]/[.$C179]" office:value-type="float" office:value="372" calcext:value-type="float">
            <text:p>372</text:p>
          </table:table-cell>
          <table:table-cell table:style-name="ce131" table:formula="of:=[.$E$6]+360*[.J$8]/[.$C179]" office:value-type="float" office:value="375" calcext:value-type="float">
            <text:p>375</text:p>
          </table:table-cell>
          <table:table-cell table:style-name="ce131" table:formula="of:=[.$E$6]+360*[.K$8]/[.$C179]" office:value-type="float" office:value="378" calcext:value-type="float">
            <text:p>378</text:p>
          </table:table-cell>
          <table:table-cell table:style-name="ce131" table:formula="of:=[.$E$6]+360*[.L$8]/[.$C179]" office:value-type="float" office:value="381" calcext:value-type="float">
            <text:p>381</text:p>
          </table:table-cell>
          <table:table-cell table:style-name="ce131" table:formula="of:=[.$E$6]+360*[.M$8]/[.$C179]" office:value-type="float" office:value="384" calcext:value-type="float">
            <text:p>384</text:p>
          </table:table-cell>
          <table:table-cell table:style-name="ce131" table:formula="of:=[.$E$6]+360*[.N$8]/[.$C179]" office:value-type="float" office:value="387" calcext:value-type="float">
            <text:p>387</text:p>
          </table:table-cell>
          <table:table-cell table:style-name="ce131" table:formula="of:=[.$E$6]+360*[.O$8]/[.$C179]" office:value-type="float" office:value="390" calcext:value-type="float">
            <text:p>390</text:p>
          </table:table-cell>
          <table:table-cell table:style-name="ce131" table:formula="of:=[.$E$6]+360*[.P$8]/[.$C179]" office:value-type="float" office:value="393" calcext:value-type="float">
            <text:p>393</text:p>
          </table:table-cell>
          <table:table-cell table:style-name="ce131" table:formula="of:=[.$E$6]+360*[.Q$8]/[.$C179]" office:value-type="float" office:value="396" calcext:value-type="float">
            <text:p>396</text:p>
          </table:table-cell>
          <table:table-cell table:style-name="ce131" table:formula="of:=[.$E$6]+360*[.R$8]/[.$C179]" office:value-type="float" office:value="399" calcext:value-type="float">
            <text:p>399</text:p>
          </table:table-cell>
          <table:table-cell table:style-name="ce131" table:formula="of:=[.$E$6]+360*[.S$8]/[.$C179]" office:value-type="float" office:value="402" calcext:value-type="float">
            <text:p>402</text:p>
          </table:table-cell>
          <table:table-cell table:style-name="ce131" table:formula="of:=[.$E$6]+360*[.T$8]/[.$C179]" office:value-type="float" office:value="405" calcext:value-type="float">
            <text:p>405</text:p>
          </table:table-cell>
          <table:table-cell table:style-name="ce131" table:formula="of:=[.$E$6]+360*[.U$8]/[.$C179]" office:value-type="float" office:value="408" calcext:value-type="float">
            <text:p>408</text:p>
          </table:table-cell>
          <table:table-cell table:style-name="ce131" table:formula="of:=[.$E$6]+360*[.V$8]/[.$C179]" office:value-type="float" office:value="411" calcext:value-type="float">
            <text:p>411</text:p>
          </table:table-cell>
          <table:table-cell table:style-name="ce131" table:formula="of:=[.$E$6]+360*[.W$8]/[.$C179]" office:value-type="float" office:value="414" calcext:value-type="float">
            <text:p>414</text:p>
          </table:table-cell>
          <table:table-cell table:style-name="ce131" table:formula="of:=[.$E$6]+360*[.X$8]/[.$C179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85]" office:value-type="float" office:value="120000" calcext:value-type="float">
            <text:p>120000</text:p>
          </table:table-cell>
          <table:table-cell table:style-name="ce132" table:formula="of:=[.$E$6]+360*[.D$8]/[.$C185]" office:value-type="float" office:value="357" calcext:value-type="float">
            <text:p>357</text:p>
          </table:table-cell>
          <table:table-cell table:style-name="ce132" table:formula="of:=[.$E$6]+360*[.E$8]/[.$C185]" office:value-type="float" office:value="357.15" calcext:value-type="float">
            <text:p>357</text:p>
          </table:table-cell>
          <table:table-cell table:style-name="ce132" table:formula="of:=[.$E$6]+360*[.F$8]/[.$C185]" office:value-type="float" office:value="357.3" calcext:value-type="float">
            <text:p>357</text:p>
          </table:table-cell>
          <table:table-cell table:style-name="ce132" table:formula="of:=[.$E$6]+360*[.G$8]/[.$C185]" office:value-type="float" office:value="357.45" calcext:value-type="float">
            <text:p>357</text:p>
          </table:table-cell>
          <table:table-cell table:style-name="ce132" table:formula="of:=[.$E$6]+360*[.H$8]/[.$C185]" office:value-type="float" office:value="357.6" calcext:value-type="float">
            <text:p>358</text:p>
          </table:table-cell>
          <table:table-cell table:style-name="ce132" table:formula="of:=[.$E$6]+360*[.I$8]/[.$C185]" office:value-type="float" office:value="357.75" calcext:value-type="float">
            <text:p>358</text:p>
          </table:table-cell>
          <table:table-cell table:style-name="ce132" table:formula="of:=[.$E$6]+360*[.J$8]/[.$C185]" office:value-type="float" office:value="357.9" calcext:value-type="float">
            <text:p>358</text:p>
          </table:table-cell>
          <table:table-cell table:style-name="ce132" table:formula="of:=[.$E$6]+360*[.K$8]/[.$C185]" office:value-type="float" office:value="358.05" calcext:value-type="float">
            <text:p>358</text:p>
          </table:table-cell>
          <table:table-cell table:style-name="ce132" table:formula="of:=[.$E$6]+360*[.L$8]/[.$C185]" office:value-type="float" office:value="358.2" calcext:value-type="float">
            <text:p>358</text:p>
          </table:table-cell>
          <table:table-cell table:style-name="ce132" table:formula="of:=[.$E$6]+360*[.M$8]/[.$C185]" office:value-type="float" office:value="358.35" calcext:value-type="float">
            <text:p>358</text:p>
          </table:table-cell>
          <table:table-cell table:style-name="ce132" table:formula="of:=[.$E$6]+360*[.N$8]/[.$C185]" office:value-type="float" office:value="358.5" calcext:value-type="float">
            <text:p>359</text:p>
          </table:table-cell>
          <table:table-cell table:style-name="ce132" table:formula="of:=[.$E$6]+360*[.O$8]/[.$C185]" office:value-type="float" office:value="358.65" calcext:value-type="float">
            <text:p>359</text:p>
          </table:table-cell>
          <table:table-cell table:style-name="ce132" table:formula="of:=[.$E$6]+360*[.P$8]/[.$C185]" office:value-type="float" office:value="358.8" calcext:value-type="float">
            <text:p>359</text:p>
          </table:table-cell>
          <table:table-cell table:style-name="ce132" table:formula="of:=[.$E$6]+360*[.Q$8]/[.$C185]" office:value-type="float" office:value="358.95" calcext:value-type="float">
            <text:p>359</text:p>
          </table:table-cell>
          <table:table-cell table:style-name="ce132" table:formula="of:=[.$E$6]+360*[.R$8]/[.$C185]" office:value-type="float" office:value="359.1" calcext:value-type="float">
            <text:p>359</text:p>
          </table:table-cell>
          <table:table-cell table:style-name="ce132" table:formula="of:=[.$E$6]+360*[.S$8]/[.$C185]" office:value-type="float" office:value="359.25" calcext:value-type="float">
            <text:p>359</text:p>
          </table:table-cell>
          <table:table-cell table:style-name="ce132" table:formula="of:=[.$E$6]+360*[.T$8]/[.$C185]" office:value-type="float" office:value="359.4" calcext:value-type="float">
            <text:p>359</text:p>
          </table:table-cell>
          <table:table-cell table:style-name="ce132" table:formula="of:=[.$E$6]+360*[.U$8]/[.$C185]" office:value-type="float" office:value="359.55" calcext:value-type="float">
            <text:p>360</text:p>
          </table:table-cell>
          <table:table-cell table:style-name="ce132" table:formula="of:=[.$E$6]+360*[.V$8]/[.$C185]" office:value-type="float" office:value="359.7" calcext:value-type="float">
            <text:p>360</text:p>
          </table:table-cell>
          <table:table-cell table:style-name="ce132" table:formula="of:=[.$E$6]+360*[.W$8]/[.$C185]" office:value-type="float" office:value="359.85" calcext:value-type="float">
            <text:p>360</text:p>
          </table:table-cell>
          <table:table-cell table:style-name="ce132" table:formula="of:=[.$E$6]+360*[.X$8]/[.$C185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86]" office:value-type="float" office:value="80000" calcext:value-type="float">
            <text:p>80000</text:p>
          </table:table-cell>
          <table:table-cell table:style-name="ce132" table:formula="of:=[.$E$6]+360*[.D$8]/[.$C186]" office:value-type="float" office:value="357" calcext:value-type="float">
            <text:p>357</text:p>
          </table:table-cell>
          <table:table-cell table:style-name="ce132" table:formula="of:=[.$E$6]+360*[.E$8]/[.$C186]" office:value-type="float" office:value="357.225" calcext:value-type="float">
            <text:p>357</text:p>
          </table:table-cell>
          <table:table-cell table:style-name="ce132" table:formula="of:=[.$E$6]+360*[.F$8]/[.$C186]" office:value-type="float" office:value="357.45" calcext:value-type="float">
            <text:p>357</text:p>
          </table:table-cell>
          <table:table-cell table:style-name="ce132" table:formula="of:=[.$E$6]+360*[.G$8]/[.$C186]" office:value-type="float" office:value="357.675" calcext:value-type="float">
            <text:p>358</text:p>
          </table:table-cell>
          <table:table-cell table:style-name="ce132" table:formula="of:=[.$E$6]+360*[.H$8]/[.$C186]" office:value-type="float" office:value="357.9" calcext:value-type="float">
            <text:p>358</text:p>
          </table:table-cell>
          <table:table-cell table:style-name="ce132" table:formula="of:=[.$E$6]+360*[.I$8]/[.$C186]" office:value-type="float" office:value="358.125" calcext:value-type="float">
            <text:p>358</text:p>
          </table:table-cell>
          <table:table-cell table:style-name="ce132" table:formula="of:=[.$E$6]+360*[.J$8]/[.$C186]" office:value-type="float" office:value="358.35" calcext:value-type="float">
            <text:p>358</text:p>
          </table:table-cell>
          <table:table-cell table:style-name="ce132" table:formula="of:=[.$E$6]+360*[.K$8]/[.$C186]" office:value-type="float" office:value="358.575" calcext:value-type="float">
            <text:p>359</text:p>
          </table:table-cell>
          <table:table-cell table:style-name="ce132" table:formula="of:=[.$E$6]+360*[.L$8]/[.$C186]" office:value-type="float" office:value="358.8" calcext:value-type="float">
            <text:p>359</text:p>
          </table:table-cell>
          <table:table-cell table:style-name="ce132" table:formula="of:=[.$E$6]+360*[.M$8]/[.$C186]" office:value-type="float" office:value="359.025" calcext:value-type="float">
            <text:p>359</text:p>
          </table:table-cell>
          <table:table-cell table:style-name="ce132" table:formula="of:=[.$E$6]+360*[.N$8]/[.$C186]" office:value-type="float" office:value="359.25" calcext:value-type="float">
            <text:p>359</text:p>
          </table:table-cell>
          <table:table-cell table:style-name="ce132" table:formula="of:=[.$E$6]+360*[.O$8]/[.$C186]" office:value-type="float" office:value="359.475" calcext:value-type="float">
            <text:p>359</text:p>
          </table:table-cell>
          <table:table-cell table:style-name="ce132" table:formula="of:=[.$E$6]+360*[.P$8]/[.$C186]" office:value-type="float" office:value="359.7" calcext:value-type="float">
            <text:p>360</text:p>
          </table:table-cell>
          <table:table-cell table:style-name="ce132" table:formula="of:=[.$E$6]+360*[.Q$8]/[.$C186]" office:value-type="float" office:value="359.925" calcext:value-type="float">
            <text:p>360</text:p>
          </table:table-cell>
          <table:table-cell table:style-name="ce132" table:formula="of:=[.$E$6]+360*[.R$8]/[.$C186]" office:value-type="float" office:value="360.15" calcext:value-type="float">
            <text:p>360</text:p>
          </table:table-cell>
          <table:table-cell table:style-name="ce132" table:formula="of:=[.$E$6]+360*[.S$8]/[.$C186]" office:value-type="float" office:value="360.375" calcext:value-type="float">
            <text:p>360</text:p>
          </table:table-cell>
          <table:table-cell table:style-name="ce132" table:formula="of:=[.$E$6]+360*[.T$8]/[.$C186]" office:value-type="float" office:value="360.6" calcext:value-type="float">
            <text:p>361</text:p>
          </table:table-cell>
          <table:table-cell table:style-name="ce132" table:formula="of:=[.$E$6]+360*[.U$8]/[.$C186]" office:value-type="float" office:value="360.825" calcext:value-type="float">
            <text:p>361</text:p>
          </table:table-cell>
          <table:table-cell table:style-name="ce132" table:formula="of:=[.$E$6]+360*[.V$8]/[.$C186]" office:value-type="float" office:value="361.05" calcext:value-type="float">
            <text:p>361</text:p>
          </table:table-cell>
          <table:table-cell table:style-name="ce132" table:formula="of:=[.$E$6]+360*[.W$8]/[.$C186]" office:value-type="float" office:value="361.275" calcext:value-type="float">
            <text:p>361</text:p>
          </table:table-cell>
          <table:table-cell table:style-name="ce132" table:formula="of:=[.$E$6]+360*[.X$8]/[.$C186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87]" office:value-type="float" office:value="60000" calcext:value-type="float">
            <text:p>60000</text:p>
          </table:table-cell>
          <table:table-cell table:style-name="ce132" table:formula="of:=[.$E$6]+360*[.D$8]/[.$C187]" office:value-type="float" office:value="357" calcext:value-type="float">
            <text:p>357</text:p>
          </table:table-cell>
          <table:table-cell table:style-name="ce132" table:formula="of:=[.$E$6]+360*[.E$8]/[.$C187]" office:value-type="float" office:value="357.3" calcext:value-type="float">
            <text:p>357</text:p>
          </table:table-cell>
          <table:table-cell table:style-name="ce132" table:formula="of:=[.$E$6]+360*[.F$8]/[.$C187]" office:value-type="float" office:value="357.6" calcext:value-type="float">
            <text:p>358</text:p>
          </table:table-cell>
          <table:table-cell table:style-name="ce132" table:formula="of:=[.$E$6]+360*[.G$8]/[.$C187]" office:value-type="float" office:value="357.9" calcext:value-type="float">
            <text:p>358</text:p>
          </table:table-cell>
          <table:table-cell table:style-name="ce132" table:formula="of:=[.$E$6]+360*[.H$8]/[.$C187]" office:value-type="float" office:value="358.2" calcext:value-type="float">
            <text:p>358</text:p>
          </table:table-cell>
          <table:table-cell table:style-name="ce132" table:formula="of:=[.$E$6]+360*[.I$8]/[.$C187]" office:value-type="float" office:value="358.5" calcext:value-type="float">
            <text:p>359</text:p>
          </table:table-cell>
          <table:table-cell table:style-name="ce132" table:formula="of:=[.$E$6]+360*[.J$8]/[.$C187]" office:value-type="float" office:value="358.8" calcext:value-type="float">
            <text:p>359</text:p>
          </table:table-cell>
          <table:table-cell table:style-name="ce132" table:formula="of:=[.$E$6]+360*[.K$8]/[.$C187]" office:value-type="float" office:value="359.1" calcext:value-type="float">
            <text:p>359</text:p>
          </table:table-cell>
          <table:table-cell table:style-name="ce132" table:formula="of:=[.$E$6]+360*[.L$8]/[.$C187]" office:value-type="float" office:value="359.4" calcext:value-type="float">
            <text:p>359</text:p>
          </table:table-cell>
          <table:table-cell table:style-name="ce132" table:formula="of:=[.$E$6]+360*[.M$8]/[.$C187]" office:value-type="float" office:value="359.7" calcext:value-type="float">
            <text:p>360</text:p>
          </table:table-cell>
          <table:table-cell table:style-name="ce132" table:formula="of:=[.$E$6]+360*[.N$8]/[.$C187]" office:value-type="float" office:value="360" calcext:value-type="float">
            <text:p>360</text:p>
          </table:table-cell>
          <table:table-cell table:style-name="ce132" table:formula="of:=[.$E$6]+360*[.O$8]/[.$C187]" office:value-type="float" office:value="360.3" calcext:value-type="float">
            <text:p>360</text:p>
          </table:table-cell>
          <table:table-cell table:style-name="ce132" table:formula="of:=[.$E$6]+360*[.P$8]/[.$C187]" office:value-type="float" office:value="360.6" calcext:value-type="float">
            <text:p>361</text:p>
          </table:table-cell>
          <table:table-cell table:style-name="ce132" table:formula="of:=[.$E$6]+360*[.Q$8]/[.$C187]" office:value-type="float" office:value="360.9" calcext:value-type="float">
            <text:p>361</text:p>
          </table:table-cell>
          <table:table-cell table:style-name="ce132" table:formula="of:=[.$E$6]+360*[.R$8]/[.$C187]" office:value-type="float" office:value="361.2" calcext:value-type="float">
            <text:p>361</text:p>
          </table:table-cell>
          <table:table-cell table:style-name="ce132" table:formula="of:=[.$E$6]+360*[.S$8]/[.$C187]" office:value-type="float" office:value="361.5" calcext:value-type="float">
            <text:p>362</text:p>
          </table:table-cell>
          <table:table-cell table:style-name="ce132" table:formula="of:=[.$E$6]+360*[.T$8]/[.$C187]" office:value-type="float" office:value="361.8" calcext:value-type="float">
            <text:p>362</text:p>
          </table:table-cell>
          <table:table-cell table:style-name="ce132" table:formula="of:=[.$E$6]+360*[.U$8]/[.$C187]" office:value-type="float" office:value="362.1" calcext:value-type="float">
            <text:p>362</text:p>
          </table:table-cell>
          <table:table-cell table:style-name="ce132" table:formula="of:=[.$E$6]+360*[.V$8]/[.$C187]" office:value-type="float" office:value="362.4" calcext:value-type="float">
            <text:p>362</text:p>
          </table:table-cell>
          <table:table-cell table:style-name="ce132" table:formula="of:=[.$E$6]+360*[.W$8]/[.$C187]" office:value-type="float" office:value="362.7" calcext:value-type="float">
            <text:p>363</text:p>
          </table:table-cell>
          <table:table-cell table:style-name="ce132" table:formula="of:=[.$E$6]+360*[.X$8]/[.$C187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88]" office:value-type="float" office:value="48000" calcext:value-type="float">
            <text:p>48000</text:p>
          </table:table-cell>
          <table:table-cell table:style-name="ce132" table:formula="of:=[.$E$6]+360*[.D$8]/[.$C188]" office:value-type="float" office:value="357" calcext:value-type="float">
            <text:p>357</text:p>
          </table:table-cell>
          <table:table-cell table:style-name="ce132" table:formula="of:=[.$E$6]+360*[.E$8]/[.$C188]" office:value-type="float" office:value="357.375" calcext:value-type="float">
            <text:p>357</text:p>
          </table:table-cell>
          <table:table-cell table:style-name="ce132" table:formula="of:=[.$E$6]+360*[.F$8]/[.$C188]" office:value-type="float" office:value="357.75" calcext:value-type="float">
            <text:p>358</text:p>
          </table:table-cell>
          <table:table-cell table:style-name="ce132" table:formula="of:=[.$E$6]+360*[.G$8]/[.$C188]" office:value-type="float" office:value="358.125" calcext:value-type="float">
            <text:p>358</text:p>
          </table:table-cell>
          <table:table-cell table:style-name="ce132" table:formula="of:=[.$E$6]+360*[.H$8]/[.$C188]" office:value-type="float" office:value="358.5" calcext:value-type="float">
            <text:p>359</text:p>
          </table:table-cell>
          <table:table-cell table:style-name="ce132" table:formula="of:=[.$E$6]+360*[.I$8]/[.$C188]" office:value-type="float" office:value="358.875" calcext:value-type="float">
            <text:p>359</text:p>
          </table:table-cell>
          <table:table-cell table:style-name="ce132" table:formula="of:=[.$E$6]+360*[.J$8]/[.$C188]" office:value-type="float" office:value="359.25" calcext:value-type="float">
            <text:p>359</text:p>
          </table:table-cell>
          <table:table-cell table:style-name="ce132" table:formula="of:=[.$E$6]+360*[.K$8]/[.$C188]" office:value-type="float" office:value="359.625" calcext:value-type="float">
            <text:p>360</text:p>
          </table:table-cell>
          <table:table-cell table:style-name="ce132" table:formula="of:=[.$E$6]+360*[.L$8]/[.$C188]" office:value-type="float" office:value="360" calcext:value-type="float">
            <text:p>360</text:p>
          </table:table-cell>
          <table:table-cell table:style-name="ce132" table:formula="of:=[.$E$6]+360*[.M$8]/[.$C188]" office:value-type="float" office:value="360.375" calcext:value-type="float">
            <text:p>360</text:p>
          </table:table-cell>
          <table:table-cell table:style-name="ce132" table:formula="of:=[.$E$6]+360*[.N$8]/[.$C188]" office:value-type="float" office:value="360.75" calcext:value-type="float">
            <text:p>361</text:p>
          </table:table-cell>
          <table:table-cell table:style-name="ce132" table:formula="of:=[.$E$6]+360*[.O$8]/[.$C188]" office:value-type="float" office:value="361.125" calcext:value-type="float">
            <text:p>361</text:p>
          </table:table-cell>
          <table:table-cell table:style-name="ce132" table:formula="of:=[.$E$6]+360*[.P$8]/[.$C188]" office:value-type="float" office:value="361.5" calcext:value-type="float">
            <text:p>362</text:p>
          </table:table-cell>
          <table:table-cell table:style-name="ce132" table:formula="of:=[.$E$6]+360*[.Q$8]/[.$C188]" office:value-type="float" office:value="361.875" calcext:value-type="float">
            <text:p>362</text:p>
          </table:table-cell>
          <table:table-cell table:style-name="ce132" table:formula="of:=[.$E$6]+360*[.R$8]/[.$C188]" office:value-type="float" office:value="362.25" calcext:value-type="float">
            <text:p>362</text:p>
          </table:table-cell>
          <table:table-cell table:style-name="ce132" table:formula="of:=[.$E$6]+360*[.S$8]/[.$C188]" office:value-type="float" office:value="362.625" calcext:value-type="float">
            <text:p>363</text:p>
          </table:table-cell>
          <table:table-cell table:style-name="ce132" table:formula="of:=[.$E$6]+360*[.T$8]/[.$C188]" office:value-type="float" office:value="363" calcext:value-type="float">
            <text:p>363</text:p>
          </table:table-cell>
          <table:table-cell table:style-name="ce132" table:formula="of:=[.$E$6]+360*[.U$8]/[.$C188]" office:value-type="float" office:value="363.375" calcext:value-type="float">
            <text:p>363</text:p>
          </table:table-cell>
          <table:table-cell table:style-name="ce132" table:formula="of:=[.$E$6]+360*[.V$8]/[.$C188]" office:value-type="float" office:value="363.75" calcext:value-type="float">
            <text:p>364</text:p>
          </table:table-cell>
          <table:table-cell table:style-name="ce132" table:formula="of:=[.$E$6]+360*[.W$8]/[.$C188]" office:value-type="float" office:value="364.125" calcext:value-type="float">
            <text:p>364</text:p>
          </table:table-cell>
          <table:table-cell table:style-name="ce132" table:formula="of:=[.$E$6]+360*[.X$8]/[.$C188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89]" office:value-type="float" office:value="40000" calcext:value-type="float">
            <text:p>40000</text:p>
          </table:table-cell>
          <table:table-cell table:style-name="ce132" table:formula="of:=[.$E$6]+360*[.D$8]/[.$C189]" office:value-type="float" office:value="357" calcext:value-type="float">
            <text:p>357</text:p>
          </table:table-cell>
          <table:table-cell table:style-name="ce132" table:formula="of:=[.$E$6]+360*[.E$8]/[.$C189]" office:value-type="float" office:value="357.45" calcext:value-type="float">
            <text:p>357</text:p>
          </table:table-cell>
          <table:table-cell table:style-name="ce132" table:formula="of:=[.$E$6]+360*[.F$8]/[.$C189]" office:value-type="float" office:value="357.9" calcext:value-type="float">
            <text:p>358</text:p>
          </table:table-cell>
          <table:table-cell table:style-name="ce132" table:formula="of:=[.$E$6]+360*[.G$8]/[.$C189]" office:value-type="float" office:value="358.35" calcext:value-type="float">
            <text:p>358</text:p>
          </table:table-cell>
          <table:table-cell table:style-name="ce132" table:formula="of:=[.$E$6]+360*[.H$8]/[.$C189]" office:value-type="float" office:value="358.8" calcext:value-type="float">
            <text:p>359</text:p>
          </table:table-cell>
          <table:table-cell table:style-name="ce132" table:formula="of:=[.$E$6]+360*[.I$8]/[.$C189]" office:value-type="float" office:value="359.25" calcext:value-type="float">
            <text:p>359</text:p>
          </table:table-cell>
          <table:table-cell table:style-name="ce132" table:formula="of:=[.$E$6]+360*[.J$8]/[.$C189]" office:value-type="float" office:value="359.7" calcext:value-type="float">
            <text:p>360</text:p>
          </table:table-cell>
          <table:table-cell table:style-name="ce132" table:formula="of:=[.$E$6]+360*[.K$8]/[.$C189]" office:value-type="float" office:value="360.15" calcext:value-type="float">
            <text:p>360</text:p>
          </table:table-cell>
          <table:table-cell table:style-name="ce132" table:formula="of:=[.$E$6]+360*[.L$8]/[.$C189]" office:value-type="float" office:value="360.6" calcext:value-type="float">
            <text:p>361</text:p>
          </table:table-cell>
          <table:table-cell table:style-name="ce132" table:formula="of:=[.$E$6]+360*[.M$8]/[.$C189]" office:value-type="float" office:value="361.05" calcext:value-type="float">
            <text:p>361</text:p>
          </table:table-cell>
          <table:table-cell table:style-name="ce132" table:formula="of:=[.$E$6]+360*[.N$8]/[.$C189]" office:value-type="float" office:value="361.5" calcext:value-type="float">
            <text:p>362</text:p>
          </table:table-cell>
          <table:table-cell table:style-name="ce132" table:formula="of:=[.$E$6]+360*[.O$8]/[.$C189]" office:value-type="float" office:value="361.95" calcext:value-type="float">
            <text:p>362</text:p>
          </table:table-cell>
          <table:table-cell table:style-name="ce132" table:formula="of:=[.$E$6]+360*[.P$8]/[.$C189]" office:value-type="float" office:value="362.4" calcext:value-type="float">
            <text:p>362</text:p>
          </table:table-cell>
          <table:table-cell table:style-name="ce132" table:formula="of:=[.$E$6]+360*[.Q$8]/[.$C189]" office:value-type="float" office:value="362.85" calcext:value-type="float">
            <text:p>363</text:p>
          </table:table-cell>
          <table:table-cell table:style-name="ce132" table:formula="of:=[.$E$6]+360*[.R$8]/[.$C189]" office:value-type="float" office:value="363.3" calcext:value-type="float">
            <text:p>363</text:p>
          </table:table-cell>
          <table:table-cell table:style-name="ce132" table:formula="of:=[.$E$6]+360*[.S$8]/[.$C189]" office:value-type="float" office:value="363.75" calcext:value-type="float">
            <text:p>364</text:p>
          </table:table-cell>
          <table:table-cell table:style-name="ce132" table:formula="of:=[.$E$6]+360*[.T$8]/[.$C189]" office:value-type="float" office:value="364.2" calcext:value-type="float">
            <text:p>364</text:p>
          </table:table-cell>
          <table:table-cell table:style-name="ce132" table:formula="of:=[.$E$6]+360*[.U$8]/[.$C189]" office:value-type="float" office:value="364.65" calcext:value-type="float">
            <text:p>365</text:p>
          </table:table-cell>
          <table:table-cell table:style-name="ce132" table:formula="of:=[.$E$6]+360*[.V$8]/[.$C189]" office:value-type="float" office:value="365.1" calcext:value-type="float">
            <text:p>365</text:p>
          </table:table-cell>
          <table:table-cell table:style-name="ce132" table:formula="of:=[.$E$6]+360*[.W$8]/[.$C189]" office:value-type="float" office:value="365.55" calcext:value-type="float">
            <text:p>366</text:p>
          </table:table-cell>
          <table:table-cell table:style-name="ce132" table:formula="of:=[.$E$6]+360*[.X$8]/[.$C189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90]" office:value-type="float" office:value="34285.7142857143" calcext:value-type="float">
            <text:p>34286</text:p>
          </table:table-cell>
          <table:table-cell table:style-name="ce132" table:formula="of:=[.$E$6]+360*[.D$8]/[.$C190]" office:value-type="float" office:value="357" calcext:value-type="float">
            <text:p>357</text:p>
          </table:table-cell>
          <table:table-cell table:style-name="ce132" table:formula="of:=[.$E$6]+360*[.E$8]/[.$C190]" office:value-type="float" office:value="357.525" calcext:value-type="float">
            <text:p>358</text:p>
          </table:table-cell>
          <table:table-cell table:style-name="ce132" table:formula="of:=[.$E$6]+360*[.F$8]/[.$C190]" office:value-type="float" office:value="358.05" calcext:value-type="float">
            <text:p>358</text:p>
          </table:table-cell>
          <table:table-cell table:style-name="ce132" table:formula="of:=[.$E$6]+360*[.G$8]/[.$C190]" office:value-type="float" office:value="358.575" calcext:value-type="float">
            <text:p>359</text:p>
          </table:table-cell>
          <table:table-cell table:style-name="ce132" table:formula="of:=[.$E$6]+360*[.H$8]/[.$C190]" office:value-type="float" office:value="359.1" calcext:value-type="float">
            <text:p>359</text:p>
          </table:table-cell>
          <table:table-cell table:style-name="ce132" table:formula="of:=[.$E$6]+360*[.I$8]/[.$C190]" office:value-type="float" office:value="359.625" calcext:value-type="float">
            <text:p>360</text:p>
          </table:table-cell>
          <table:table-cell table:style-name="ce132" table:formula="of:=[.$E$6]+360*[.J$8]/[.$C190]" office:value-type="float" office:value="360.15" calcext:value-type="float">
            <text:p>360</text:p>
          </table:table-cell>
          <table:table-cell table:style-name="ce132" table:formula="of:=[.$E$6]+360*[.K$8]/[.$C190]" office:value-type="float" office:value="360.675" calcext:value-type="float">
            <text:p>361</text:p>
          </table:table-cell>
          <table:table-cell table:style-name="ce132" table:formula="of:=[.$E$6]+360*[.L$8]/[.$C190]" office:value-type="float" office:value="361.2" calcext:value-type="float">
            <text:p>361</text:p>
          </table:table-cell>
          <table:table-cell table:style-name="ce132" table:formula="of:=[.$E$6]+360*[.M$8]/[.$C190]" office:value-type="float" office:value="361.725" calcext:value-type="float">
            <text:p>362</text:p>
          </table:table-cell>
          <table:table-cell table:style-name="ce132" table:formula="of:=[.$E$6]+360*[.N$8]/[.$C190]" office:value-type="float" office:value="362.25" calcext:value-type="float">
            <text:p>362</text:p>
          </table:table-cell>
          <table:table-cell table:style-name="ce132" table:formula="of:=[.$E$6]+360*[.O$8]/[.$C190]" office:value-type="float" office:value="362.775" calcext:value-type="float">
            <text:p>363</text:p>
          </table:table-cell>
          <table:table-cell table:style-name="ce132" table:formula="of:=[.$E$6]+360*[.P$8]/[.$C190]" office:value-type="float" office:value="363.3" calcext:value-type="float">
            <text:p>363</text:p>
          </table:table-cell>
          <table:table-cell table:style-name="ce132" table:formula="of:=[.$E$6]+360*[.Q$8]/[.$C190]" office:value-type="float" office:value="363.825" calcext:value-type="float">
            <text:p>364</text:p>
          </table:table-cell>
          <table:table-cell table:style-name="ce132" table:formula="of:=[.$E$6]+360*[.R$8]/[.$C190]" office:value-type="float" office:value="364.35" calcext:value-type="float">
            <text:p>364</text:p>
          </table:table-cell>
          <table:table-cell table:style-name="ce132" table:formula="of:=[.$E$6]+360*[.S$8]/[.$C190]" office:value-type="float" office:value="364.875" calcext:value-type="float">
            <text:p>365</text:p>
          </table:table-cell>
          <table:table-cell table:style-name="ce132" table:formula="of:=[.$E$6]+360*[.T$8]/[.$C190]" office:value-type="float" office:value="365.4" calcext:value-type="float">
            <text:p>365</text:p>
          </table:table-cell>
          <table:table-cell table:style-name="ce132" table:formula="of:=[.$E$6]+360*[.U$8]/[.$C190]" office:value-type="float" office:value="365.925" calcext:value-type="float">
            <text:p>366</text:p>
          </table:table-cell>
          <table:table-cell table:style-name="ce132" table:formula="of:=[.$E$6]+360*[.V$8]/[.$C190]" office:value-type="float" office:value="366.45" calcext:value-type="float">
            <text:p>366</text:p>
          </table:table-cell>
          <table:table-cell table:style-name="ce132" table:formula="of:=[.$E$6]+360*[.W$8]/[.$C190]" office:value-type="float" office:value="366.975" calcext:value-type="float">
            <text:p>367</text:p>
          </table:table-cell>
          <table:table-cell table:style-name="ce132" table:formula="of:=[.$E$6]+360*[.X$8]/[.$C190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91]" office:value-type="float" office:value="30000" calcext:value-type="float">
            <text:p>30000</text:p>
          </table:table-cell>
          <table:table-cell table:style-name="ce132" table:formula="of:=[.$E$6]+360*[.D$8]/[.$C191]" office:value-type="float" office:value="357" calcext:value-type="float">
            <text:p>357</text:p>
          </table:table-cell>
          <table:table-cell table:style-name="ce132" table:formula="of:=[.$E$6]+360*[.E$8]/[.$C191]" office:value-type="float" office:value="357.6" calcext:value-type="float">
            <text:p>358</text:p>
          </table:table-cell>
          <table:table-cell table:style-name="ce132" table:formula="of:=[.$E$6]+360*[.F$8]/[.$C191]" office:value-type="float" office:value="358.2" calcext:value-type="float">
            <text:p>358</text:p>
          </table:table-cell>
          <table:table-cell table:style-name="ce132" table:formula="of:=[.$E$6]+360*[.G$8]/[.$C191]" office:value-type="float" office:value="358.8" calcext:value-type="float">
            <text:p>359</text:p>
          </table:table-cell>
          <table:table-cell table:style-name="ce132" table:formula="of:=[.$E$6]+360*[.H$8]/[.$C191]" office:value-type="float" office:value="359.4" calcext:value-type="float">
            <text:p>359</text:p>
          </table:table-cell>
          <table:table-cell table:style-name="ce132" table:formula="of:=[.$E$6]+360*[.I$8]/[.$C191]" office:value-type="float" office:value="360" calcext:value-type="float">
            <text:p>360</text:p>
          </table:table-cell>
          <table:table-cell table:style-name="ce132" table:formula="of:=[.$E$6]+360*[.J$8]/[.$C191]" office:value-type="float" office:value="360.6" calcext:value-type="float">
            <text:p>361</text:p>
          </table:table-cell>
          <table:table-cell table:style-name="ce132" table:formula="of:=[.$E$6]+360*[.K$8]/[.$C191]" office:value-type="float" office:value="361.2" calcext:value-type="float">
            <text:p>361</text:p>
          </table:table-cell>
          <table:table-cell table:style-name="ce132" table:formula="of:=[.$E$6]+360*[.L$8]/[.$C191]" office:value-type="float" office:value="361.8" calcext:value-type="float">
            <text:p>362</text:p>
          </table:table-cell>
          <table:table-cell table:style-name="ce132" table:formula="of:=[.$E$6]+360*[.M$8]/[.$C191]" office:value-type="float" office:value="362.4" calcext:value-type="float">
            <text:p>362</text:p>
          </table:table-cell>
          <table:table-cell table:style-name="ce132" table:formula="of:=[.$E$6]+360*[.N$8]/[.$C191]" office:value-type="float" office:value="363" calcext:value-type="float">
            <text:p>363</text:p>
          </table:table-cell>
          <table:table-cell table:style-name="ce132" table:formula="of:=[.$E$6]+360*[.O$8]/[.$C191]" office:value-type="float" office:value="363.6" calcext:value-type="float">
            <text:p>364</text:p>
          </table:table-cell>
          <table:table-cell table:style-name="ce132" table:formula="of:=[.$E$6]+360*[.P$8]/[.$C191]" office:value-type="float" office:value="364.2" calcext:value-type="float">
            <text:p>364</text:p>
          </table:table-cell>
          <table:table-cell table:style-name="ce132" table:formula="of:=[.$E$6]+360*[.Q$8]/[.$C191]" office:value-type="float" office:value="364.8" calcext:value-type="float">
            <text:p>365</text:p>
          </table:table-cell>
          <table:table-cell table:style-name="ce132" table:formula="of:=[.$E$6]+360*[.R$8]/[.$C191]" office:value-type="float" office:value="365.4" calcext:value-type="float">
            <text:p>365</text:p>
          </table:table-cell>
          <table:table-cell table:style-name="ce132" table:formula="of:=[.$E$6]+360*[.S$8]/[.$C191]" office:value-type="float" office:value="366" calcext:value-type="float">
            <text:p>366</text:p>
          </table:table-cell>
          <table:table-cell table:style-name="ce132" table:formula="of:=[.$E$6]+360*[.T$8]/[.$C191]" office:value-type="float" office:value="366.6" calcext:value-type="float">
            <text:p>367</text:p>
          </table:table-cell>
          <table:table-cell table:style-name="ce132" table:formula="of:=[.$E$6]+360*[.U$8]/[.$C191]" office:value-type="float" office:value="367.2" calcext:value-type="float">
            <text:p>367</text:p>
          </table:table-cell>
          <table:table-cell table:style-name="ce132" table:formula="of:=[.$E$6]+360*[.V$8]/[.$C191]" office:value-type="float" office:value="367.8" calcext:value-type="float">
            <text:p>368</text:p>
          </table:table-cell>
          <table:table-cell table:style-name="ce132" table:formula="of:=[.$E$6]+360*[.W$8]/[.$C191]" office:value-type="float" office:value="368.4" calcext:value-type="float">
            <text:p>368</text:p>
          </table:table-cell>
          <table:table-cell table:style-name="ce132" table:formula="of:=[.$E$6]+360*[.X$8]/[.$C191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92]" office:value-type="float" office:value="26666.6666666667" calcext:value-type="float">
            <text:p>26667</text:p>
          </table:table-cell>
          <table:table-cell table:style-name="ce132" table:formula="of:=[.$E$6]+360*[.D$8]/[.$C192]" office:value-type="float" office:value="357" calcext:value-type="float">
            <text:p>357</text:p>
          </table:table-cell>
          <table:table-cell table:style-name="ce132" table:formula="of:=[.$E$6]+360*[.E$8]/[.$C192]" office:value-type="float" office:value="357.675" calcext:value-type="float">
            <text:p>358</text:p>
          </table:table-cell>
          <table:table-cell table:style-name="ce132" table:formula="of:=[.$E$6]+360*[.F$8]/[.$C192]" office:value-type="float" office:value="358.35" calcext:value-type="float">
            <text:p>358</text:p>
          </table:table-cell>
          <table:table-cell table:style-name="ce132" table:formula="of:=[.$E$6]+360*[.G$8]/[.$C192]" office:value-type="float" office:value="359.025" calcext:value-type="float">
            <text:p>359</text:p>
          </table:table-cell>
          <table:table-cell table:style-name="ce132" table:formula="of:=[.$E$6]+360*[.H$8]/[.$C192]" office:value-type="float" office:value="359.7" calcext:value-type="float">
            <text:p>360</text:p>
          </table:table-cell>
          <table:table-cell table:style-name="ce132" table:formula="of:=[.$E$6]+360*[.I$8]/[.$C192]" office:value-type="float" office:value="360.375" calcext:value-type="float">
            <text:p>360</text:p>
          </table:table-cell>
          <table:table-cell table:style-name="ce132" table:formula="of:=[.$E$6]+360*[.J$8]/[.$C192]" office:value-type="float" office:value="361.05" calcext:value-type="float">
            <text:p>361</text:p>
          </table:table-cell>
          <table:table-cell table:style-name="ce132" table:formula="of:=[.$E$6]+360*[.K$8]/[.$C192]" office:value-type="float" office:value="361.725" calcext:value-type="float">
            <text:p>362</text:p>
          </table:table-cell>
          <table:table-cell table:style-name="ce132" table:formula="of:=[.$E$6]+360*[.L$8]/[.$C192]" office:value-type="float" office:value="362.4" calcext:value-type="float">
            <text:p>362</text:p>
          </table:table-cell>
          <table:table-cell table:style-name="ce132" table:formula="of:=[.$E$6]+360*[.M$8]/[.$C192]" office:value-type="float" office:value="363.075" calcext:value-type="float">
            <text:p>363</text:p>
          </table:table-cell>
          <table:table-cell table:style-name="ce132" table:formula="of:=[.$E$6]+360*[.N$8]/[.$C192]" office:value-type="float" office:value="363.75" calcext:value-type="float">
            <text:p>364</text:p>
          </table:table-cell>
          <table:table-cell table:style-name="ce132" table:formula="of:=[.$E$6]+360*[.O$8]/[.$C192]" office:value-type="float" office:value="364.425" calcext:value-type="float">
            <text:p>364</text:p>
          </table:table-cell>
          <table:table-cell table:style-name="ce132" table:formula="of:=[.$E$6]+360*[.P$8]/[.$C192]" office:value-type="float" office:value="365.1" calcext:value-type="float">
            <text:p>365</text:p>
          </table:table-cell>
          <table:table-cell table:style-name="ce132" table:formula="of:=[.$E$6]+360*[.Q$8]/[.$C192]" office:value-type="float" office:value="365.775" calcext:value-type="float">
            <text:p>366</text:p>
          </table:table-cell>
          <table:table-cell table:style-name="ce132" table:formula="of:=[.$E$6]+360*[.R$8]/[.$C192]" office:value-type="float" office:value="366.45" calcext:value-type="float">
            <text:p>366</text:p>
          </table:table-cell>
          <table:table-cell table:style-name="ce132" table:formula="of:=[.$E$6]+360*[.S$8]/[.$C192]" office:value-type="float" office:value="367.125" calcext:value-type="float">
            <text:p>367</text:p>
          </table:table-cell>
          <table:table-cell table:style-name="ce132" table:formula="of:=[.$E$6]+360*[.T$8]/[.$C192]" office:value-type="float" office:value="367.8" calcext:value-type="float">
            <text:p>368</text:p>
          </table:table-cell>
          <table:table-cell table:style-name="ce132" table:formula="of:=[.$E$6]+360*[.U$8]/[.$C192]" office:value-type="float" office:value="368.475" calcext:value-type="float">
            <text:p>368</text:p>
          </table:table-cell>
          <table:table-cell table:style-name="ce132" table:formula="of:=[.$E$6]+360*[.V$8]/[.$C192]" office:value-type="float" office:value="369.15" calcext:value-type="float">
            <text:p>369</text:p>
          </table:table-cell>
          <table:table-cell table:style-name="ce132" table:formula="of:=[.$E$6]+360*[.W$8]/[.$C192]" office:value-type="float" office:value="369.825" calcext:value-type="float">
            <text:p>370</text:p>
          </table:table-cell>
          <table:table-cell table:style-name="ce132" table:formula="of:=[.$E$6]+360*[.X$8]/[.$C192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93]" office:value-type="float" office:value="24000" calcext:value-type="float">
            <text:p>24000</text:p>
          </table:table-cell>
          <table:table-cell table:style-name="ce132" table:formula="of:=[.$E$6]+360*[.D$8]/[.$C193]" office:value-type="float" office:value="357" calcext:value-type="float">
            <text:p>357</text:p>
          </table:table-cell>
          <table:table-cell table:style-name="ce132" table:formula="of:=[.$E$6]+360*[.E$8]/[.$C193]" office:value-type="float" office:value="357.75" calcext:value-type="float">
            <text:p>358</text:p>
          </table:table-cell>
          <table:table-cell table:style-name="ce132" table:formula="of:=[.$E$6]+360*[.F$8]/[.$C193]" office:value-type="float" office:value="358.5" calcext:value-type="float">
            <text:p>359</text:p>
          </table:table-cell>
          <table:table-cell table:style-name="ce132" table:formula="of:=[.$E$6]+360*[.G$8]/[.$C193]" office:value-type="float" office:value="359.25" calcext:value-type="float">
            <text:p>359</text:p>
          </table:table-cell>
          <table:table-cell table:style-name="ce132" table:formula="of:=[.$E$6]+360*[.H$8]/[.$C193]" office:value-type="float" office:value="360" calcext:value-type="float">
            <text:p>360</text:p>
          </table:table-cell>
          <table:table-cell table:style-name="ce132" table:formula="of:=[.$E$6]+360*[.I$8]/[.$C193]" office:value-type="float" office:value="360.75" calcext:value-type="float">
            <text:p>361</text:p>
          </table:table-cell>
          <table:table-cell table:style-name="ce132" table:formula="of:=[.$E$6]+360*[.J$8]/[.$C193]" office:value-type="float" office:value="361.5" calcext:value-type="float">
            <text:p>362</text:p>
          </table:table-cell>
          <table:table-cell table:style-name="ce132" table:formula="of:=[.$E$6]+360*[.K$8]/[.$C193]" office:value-type="float" office:value="362.25" calcext:value-type="float">
            <text:p>362</text:p>
          </table:table-cell>
          <table:table-cell table:style-name="ce132" table:formula="of:=[.$E$6]+360*[.L$8]/[.$C193]" office:value-type="float" office:value="363" calcext:value-type="float">
            <text:p>363</text:p>
          </table:table-cell>
          <table:table-cell table:style-name="ce132" table:formula="of:=[.$E$6]+360*[.M$8]/[.$C193]" office:value-type="float" office:value="363.75" calcext:value-type="float">
            <text:p>364</text:p>
          </table:table-cell>
          <table:table-cell table:style-name="ce132" table:formula="of:=[.$E$6]+360*[.N$8]/[.$C193]" office:value-type="float" office:value="364.5" calcext:value-type="float">
            <text:p>365</text:p>
          </table:table-cell>
          <table:table-cell table:style-name="ce132" table:formula="of:=[.$E$6]+360*[.O$8]/[.$C193]" office:value-type="float" office:value="365.25" calcext:value-type="float">
            <text:p>365</text:p>
          </table:table-cell>
          <table:table-cell table:style-name="ce132" table:formula="of:=[.$E$6]+360*[.P$8]/[.$C193]" office:value-type="float" office:value="366" calcext:value-type="float">
            <text:p>366</text:p>
          </table:table-cell>
          <table:table-cell table:style-name="ce132" table:formula="of:=[.$E$6]+360*[.Q$8]/[.$C193]" office:value-type="float" office:value="366.75" calcext:value-type="float">
            <text:p>367</text:p>
          </table:table-cell>
          <table:table-cell table:style-name="ce132" table:formula="of:=[.$E$6]+360*[.R$8]/[.$C193]" office:value-type="float" office:value="367.5" calcext:value-type="float">
            <text:p>368</text:p>
          </table:table-cell>
          <table:table-cell table:style-name="ce132" table:formula="of:=[.$E$6]+360*[.S$8]/[.$C193]" office:value-type="float" office:value="368.25" calcext:value-type="float">
            <text:p>368</text:p>
          </table:table-cell>
          <table:table-cell table:style-name="ce132" table:formula="of:=[.$E$6]+360*[.T$8]/[.$C193]" office:value-type="float" office:value="369" calcext:value-type="float">
            <text:p>369</text:p>
          </table:table-cell>
          <table:table-cell table:style-name="ce132" table:formula="of:=[.$E$6]+360*[.U$8]/[.$C193]" office:value-type="float" office:value="369.75" calcext:value-type="float">
            <text:p>370</text:p>
          </table:table-cell>
          <table:table-cell table:style-name="ce132" table:formula="of:=[.$E$6]+360*[.V$8]/[.$C193]" office:value-type="float" office:value="370.5" calcext:value-type="float">
            <text:p>371</text:p>
          </table:table-cell>
          <table:table-cell table:style-name="ce132" table:formula="of:=[.$E$6]+360*[.W$8]/[.$C193]" office:value-type="float" office:value="371.25" calcext:value-type="float">
            <text:p>371</text:p>
          </table:table-cell>
          <table:table-cell table:style-name="ce132" table:formula="of:=[.$E$6]+360*[.X$8]/[.$C193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94]" office:value-type="float" office:value="21818.1818181818" calcext:value-type="float">
            <text:p>21818</text:p>
          </table:table-cell>
          <table:table-cell table:style-name="ce132" table:formula="of:=[.$E$6]+360*[.D$8]/[.$C194]" office:value-type="float" office:value="357" calcext:value-type="float">
            <text:p>357</text:p>
          </table:table-cell>
          <table:table-cell table:style-name="ce132" table:formula="of:=[.$E$6]+360*[.E$8]/[.$C194]" office:value-type="float" office:value="357.825" calcext:value-type="float">
            <text:p>358</text:p>
          </table:table-cell>
          <table:table-cell table:style-name="ce132" table:formula="of:=[.$E$6]+360*[.F$8]/[.$C194]" office:value-type="float" office:value="358.65" calcext:value-type="float">
            <text:p>359</text:p>
          </table:table-cell>
          <table:table-cell table:style-name="ce132" table:formula="of:=[.$E$6]+360*[.G$8]/[.$C194]" office:value-type="float" office:value="359.475" calcext:value-type="float">
            <text:p>359</text:p>
          </table:table-cell>
          <table:table-cell table:style-name="ce132" table:formula="of:=[.$E$6]+360*[.H$8]/[.$C194]" office:value-type="float" office:value="360.3" calcext:value-type="float">
            <text:p>360</text:p>
          </table:table-cell>
          <table:table-cell table:style-name="ce132" table:formula="of:=[.$E$6]+360*[.I$8]/[.$C194]" office:value-type="float" office:value="361.125" calcext:value-type="float">
            <text:p>361</text:p>
          </table:table-cell>
          <table:table-cell table:style-name="ce132" table:formula="of:=[.$E$6]+360*[.J$8]/[.$C194]" office:value-type="float" office:value="361.95" calcext:value-type="float">
            <text:p>362</text:p>
          </table:table-cell>
          <table:table-cell table:style-name="ce132" table:formula="of:=[.$E$6]+360*[.K$8]/[.$C194]" office:value-type="float" office:value="362.775" calcext:value-type="float">
            <text:p>363</text:p>
          </table:table-cell>
          <table:table-cell table:style-name="ce132" table:formula="of:=[.$E$6]+360*[.L$8]/[.$C194]" office:value-type="float" office:value="363.6" calcext:value-type="float">
            <text:p>364</text:p>
          </table:table-cell>
          <table:table-cell table:style-name="ce132" table:formula="of:=[.$E$6]+360*[.M$8]/[.$C194]" office:value-type="float" office:value="364.425" calcext:value-type="float">
            <text:p>364</text:p>
          </table:table-cell>
          <table:table-cell table:style-name="ce132" table:formula="of:=[.$E$6]+360*[.N$8]/[.$C194]" office:value-type="float" office:value="365.25" calcext:value-type="float">
            <text:p>365</text:p>
          </table:table-cell>
          <table:table-cell table:style-name="ce132" table:formula="of:=[.$E$6]+360*[.O$8]/[.$C194]" office:value-type="float" office:value="366.075" calcext:value-type="float">
            <text:p>366</text:p>
          </table:table-cell>
          <table:table-cell table:style-name="ce132" table:formula="of:=[.$E$6]+360*[.P$8]/[.$C194]" office:value-type="float" office:value="366.9" calcext:value-type="float">
            <text:p>367</text:p>
          </table:table-cell>
          <table:table-cell table:style-name="ce132" table:formula="of:=[.$E$6]+360*[.Q$8]/[.$C194]" office:value-type="float" office:value="367.725" calcext:value-type="float">
            <text:p>368</text:p>
          </table:table-cell>
          <table:table-cell table:style-name="ce132" table:formula="of:=[.$E$6]+360*[.R$8]/[.$C194]" office:value-type="float" office:value="368.55" calcext:value-type="float">
            <text:p>369</text:p>
          </table:table-cell>
          <table:table-cell table:style-name="ce132" table:formula="of:=[.$E$6]+360*[.S$8]/[.$C194]" office:value-type="float" office:value="369.375" calcext:value-type="float">
            <text:p>369</text:p>
          </table:table-cell>
          <table:table-cell table:style-name="ce132" table:formula="of:=[.$E$6]+360*[.T$8]/[.$C194]" office:value-type="float" office:value="370.2" calcext:value-type="float">
            <text:p>370</text:p>
          </table:table-cell>
          <table:table-cell table:style-name="ce132" table:formula="of:=[.$E$6]+360*[.U$8]/[.$C194]" office:value-type="float" office:value="371.025" calcext:value-type="float">
            <text:p>371</text:p>
          </table:table-cell>
          <table:table-cell table:style-name="ce132" table:formula="of:=[.$E$6]+360*[.V$8]/[.$C194]" office:value-type="float" office:value="371.85" calcext:value-type="float">
            <text:p>372</text:p>
          </table:table-cell>
          <table:table-cell table:style-name="ce132" table:formula="of:=[.$E$6]+360*[.W$8]/[.$C194]" office:value-type="float" office:value="372.675" calcext:value-type="float">
            <text:p>373</text:p>
          </table:table-cell>
          <table:table-cell table:style-name="ce132" table:formula="of:=[.$E$6]+360*[.X$8]/[.$C194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95]" office:value-type="float" office:value="20000" calcext:value-type="float">
            <text:p>20000</text:p>
          </table:table-cell>
          <table:table-cell table:style-name="ce132" table:formula="of:=[.$E$6]+360*[.D$8]/[.$C195]" office:value-type="float" office:value="357" calcext:value-type="float">
            <text:p>357</text:p>
          </table:table-cell>
          <table:table-cell table:style-name="ce132" table:formula="of:=[.$E$6]+360*[.E$8]/[.$C195]" office:value-type="float" office:value="357.9" calcext:value-type="float">
            <text:p>358</text:p>
          </table:table-cell>
          <table:table-cell table:style-name="ce132" table:formula="of:=[.$E$6]+360*[.F$8]/[.$C195]" office:value-type="float" office:value="358.8" calcext:value-type="float">
            <text:p>359</text:p>
          </table:table-cell>
          <table:table-cell table:style-name="ce132" table:formula="of:=[.$E$6]+360*[.G$8]/[.$C195]" office:value-type="float" office:value="359.7" calcext:value-type="float">
            <text:p>360</text:p>
          </table:table-cell>
          <table:table-cell table:style-name="ce132" table:formula="of:=[.$E$6]+360*[.H$8]/[.$C195]" office:value-type="float" office:value="360.6" calcext:value-type="float">
            <text:p>361</text:p>
          </table:table-cell>
          <table:table-cell table:style-name="ce132" table:formula="of:=[.$E$6]+360*[.I$8]/[.$C195]" office:value-type="float" office:value="361.5" calcext:value-type="float">
            <text:p>362</text:p>
          </table:table-cell>
          <table:table-cell table:style-name="ce132" table:formula="of:=[.$E$6]+360*[.J$8]/[.$C195]" office:value-type="float" office:value="362.4" calcext:value-type="float">
            <text:p>362</text:p>
          </table:table-cell>
          <table:table-cell table:style-name="ce132" table:formula="of:=[.$E$6]+360*[.K$8]/[.$C195]" office:value-type="float" office:value="363.3" calcext:value-type="float">
            <text:p>363</text:p>
          </table:table-cell>
          <table:table-cell table:style-name="ce132" table:formula="of:=[.$E$6]+360*[.L$8]/[.$C195]" office:value-type="float" office:value="364.2" calcext:value-type="float">
            <text:p>364</text:p>
          </table:table-cell>
          <table:table-cell table:style-name="ce132" table:formula="of:=[.$E$6]+360*[.M$8]/[.$C195]" office:value-type="float" office:value="365.1" calcext:value-type="float">
            <text:p>365</text:p>
          </table:table-cell>
          <table:table-cell table:style-name="ce132" table:formula="of:=[.$E$6]+360*[.N$8]/[.$C195]" office:value-type="float" office:value="366" calcext:value-type="float">
            <text:p>366</text:p>
          </table:table-cell>
          <table:table-cell table:style-name="ce132" table:formula="of:=[.$E$6]+360*[.O$8]/[.$C195]" office:value-type="float" office:value="366.9" calcext:value-type="float">
            <text:p>367</text:p>
          </table:table-cell>
          <table:table-cell table:style-name="ce132" table:formula="of:=[.$E$6]+360*[.P$8]/[.$C195]" office:value-type="float" office:value="367.8" calcext:value-type="float">
            <text:p>368</text:p>
          </table:table-cell>
          <table:table-cell table:style-name="ce132" table:formula="of:=[.$E$6]+360*[.Q$8]/[.$C195]" office:value-type="float" office:value="368.7" calcext:value-type="float">
            <text:p>369</text:p>
          </table:table-cell>
          <table:table-cell table:style-name="ce132" table:formula="of:=[.$E$6]+360*[.R$8]/[.$C195]" office:value-type="float" office:value="369.6" calcext:value-type="float">
            <text:p>370</text:p>
          </table:table-cell>
          <table:table-cell table:style-name="ce132" table:formula="of:=[.$E$6]+360*[.S$8]/[.$C195]" office:value-type="float" office:value="370.5" calcext:value-type="float">
            <text:p>371</text:p>
          </table:table-cell>
          <table:table-cell table:style-name="ce132" table:formula="of:=[.$E$6]+360*[.T$8]/[.$C195]" office:value-type="float" office:value="371.4" calcext:value-type="float">
            <text:p>371</text:p>
          </table:table-cell>
          <table:table-cell table:style-name="ce132" table:formula="of:=[.$E$6]+360*[.U$8]/[.$C195]" office:value-type="float" office:value="372.3" calcext:value-type="float">
            <text:p>372</text:p>
          </table:table-cell>
          <table:table-cell table:style-name="ce132" table:formula="of:=[.$E$6]+360*[.V$8]/[.$C195]" office:value-type="float" office:value="373.2" calcext:value-type="float">
            <text:p>373</text:p>
          </table:table-cell>
          <table:table-cell table:style-name="ce132" table:formula="of:=[.$E$6]+360*[.W$8]/[.$C195]" office:value-type="float" office:value="374.1" calcext:value-type="float">
            <text:p>374</text:p>
          </table:table-cell>
          <table:table-cell table:style-name="ce132" table:formula="of:=[.$E$6]+360*[.X$8]/[.$C195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96]" office:value-type="float" office:value="18461.5384615385" calcext:value-type="float">
            <text:p>18462</text:p>
          </table:table-cell>
          <table:table-cell table:style-name="ce132" table:formula="of:=[.$E$6]+360*[.D$8]/[.$C196]" office:value-type="float" office:value="357" calcext:value-type="float">
            <text:p>357</text:p>
          </table:table-cell>
          <table:table-cell table:style-name="ce132" table:formula="of:=[.$E$6]+360*[.E$8]/[.$C196]" office:value-type="float" office:value="357.975" calcext:value-type="float">
            <text:p>358</text:p>
          </table:table-cell>
          <table:table-cell table:style-name="ce132" table:formula="of:=[.$E$6]+360*[.F$8]/[.$C196]" office:value-type="float" office:value="358.95" calcext:value-type="float">
            <text:p>359</text:p>
          </table:table-cell>
          <table:table-cell table:style-name="ce132" table:formula="of:=[.$E$6]+360*[.G$8]/[.$C196]" office:value-type="float" office:value="359.925" calcext:value-type="float">
            <text:p>360</text:p>
          </table:table-cell>
          <table:table-cell table:style-name="ce132" table:formula="of:=[.$E$6]+360*[.H$8]/[.$C196]" office:value-type="float" office:value="360.9" calcext:value-type="float">
            <text:p>361</text:p>
          </table:table-cell>
          <table:table-cell table:style-name="ce132" table:formula="of:=[.$E$6]+360*[.I$8]/[.$C196]" office:value-type="float" office:value="361.875" calcext:value-type="float">
            <text:p>362</text:p>
          </table:table-cell>
          <table:table-cell table:style-name="ce132" table:formula="of:=[.$E$6]+360*[.J$8]/[.$C196]" office:value-type="float" office:value="362.85" calcext:value-type="float">
            <text:p>363</text:p>
          </table:table-cell>
          <table:table-cell table:style-name="ce132" table:formula="of:=[.$E$6]+360*[.K$8]/[.$C196]" office:value-type="float" office:value="363.825" calcext:value-type="float">
            <text:p>364</text:p>
          </table:table-cell>
          <table:table-cell table:style-name="ce132" table:formula="of:=[.$E$6]+360*[.L$8]/[.$C196]" office:value-type="float" office:value="364.8" calcext:value-type="float">
            <text:p>365</text:p>
          </table:table-cell>
          <table:table-cell table:style-name="ce132" table:formula="of:=[.$E$6]+360*[.M$8]/[.$C196]" office:value-type="float" office:value="365.775" calcext:value-type="float">
            <text:p>366</text:p>
          </table:table-cell>
          <table:table-cell table:style-name="ce132" table:formula="of:=[.$E$6]+360*[.N$8]/[.$C196]" office:value-type="float" office:value="366.75" calcext:value-type="float">
            <text:p>367</text:p>
          </table:table-cell>
          <table:table-cell table:style-name="ce132" table:formula="of:=[.$E$6]+360*[.O$8]/[.$C196]" office:value-type="float" office:value="367.725" calcext:value-type="float">
            <text:p>368</text:p>
          </table:table-cell>
          <table:table-cell table:style-name="ce132" table:formula="of:=[.$E$6]+360*[.P$8]/[.$C196]" office:value-type="float" office:value="368.7" calcext:value-type="float">
            <text:p>369</text:p>
          </table:table-cell>
          <table:table-cell table:style-name="ce132" table:formula="of:=[.$E$6]+360*[.Q$8]/[.$C196]" office:value-type="float" office:value="369.675" calcext:value-type="float">
            <text:p>370</text:p>
          </table:table-cell>
          <table:table-cell table:style-name="ce132" table:formula="of:=[.$E$6]+360*[.R$8]/[.$C196]" office:value-type="float" office:value="370.65" calcext:value-type="float">
            <text:p>371</text:p>
          </table:table-cell>
          <table:table-cell table:style-name="ce132" table:formula="of:=[.$E$6]+360*[.S$8]/[.$C196]" office:value-type="float" office:value="371.625" calcext:value-type="float">
            <text:p>372</text:p>
          </table:table-cell>
          <table:table-cell table:style-name="ce132" table:formula="of:=[.$E$6]+360*[.T$8]/[.$C196]" office:value-type="float" office:value="372.6" calcext:value-type="float">
            <text:p>373</text:p>
          </table:table-cell>
          <table:table-cell table:style-name="ce132" table:formula="of:=[.$E$6]+360*[.U$8]/[.$C196]" office:value-type="float" office:value="373.575" calcext:value-type="float">
            <text:p>374</text:p>
          </table:table-cell>
          <table:table-cell table:style-name="ce132" table:formula="of:=[.$E$6]+360*[.V$8]/[.$C196]" office:value-type="float" office:value="374.55" calcext:value-type="float">
            <text:p>375</text:p>
          </table:table-cell>
          <table:table-cell table:style-name="ce132" table:formula="of:=[.$E$6]+360*[.W$8]/[.$C196]" office:value-type="float" office:value="375.525" calcext:value-type="float">
            <text:p>376</text:p>
          </table:table-cell>
          <table:table-cell table:style-name="ce132" table:formula="of:=[.$E$6]+360*[.X$8]/[.$C196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97]" office:value-type="float" office:value="17142.8571428571" calcext:value-type="float">
            <text:p>17143</text:p>
          </table:table-cell>
          <table:table-cell table:style-name="ce132" table:formula="of:=[.$E$6]+360*[.D$8]/[.$C197]" office:value-type="float" office:value="357" calcext:value-type="float">
            <text:p>357</text:p>
          </table:table-cell>
          <table:table-cell table:style-name="ce132" table:formula="of:=[.$E$6]+360*[.E$8]/[.$C197]" office:value-type="float" office:value="358.05" calcext:value-type="float">
            <text:p>358</text:p>
          </table:table-cell>
          <table:table-cell table:style-name="ce132" table:formula="of:=[.$E$6]+360*[.F$8]/[.$C197]" office:value-type="float" office:value="359.1" calcext:value-type="float">
            <text:p>359</text:p>
          </table:table-cell>
          <table:table-cell table:style-name="ce132" table:formula="of:=[.$E$6]+360*[.G$8]/[.$C197]" office:value-type="float" office:value="360.15" calcext:value-type="float">
            <text:p>360</text:p>
          </table:table-cell>
          <table:table-cell table:style-name="ce132" table:formula="of:=[.$E$6]+360*[.H$8]/[.$C197]" office:value-type="float" office:value="361.2" calcext:value-type="float">
            <text:p>361</text:p>
          </table:table-cell>
          <table:table-cell table:style-name="ce132" table:formula="of:=[.$E$6]+360*[.I$8]/[.$C197]" office:value-type="float" office:value="362.25" calcext:value-type="float">
            <text:p>362</text:p>
          </table:table-cell>
          <table:table-cell table:style-name="ce132" table:formula="of:=[.$E$6]+360*[.J$8]/[.$C197]" office:value-type="float" office:value="363.3" calcext:value-type="float">
            <text:p>363</text:p>
          </table:table-cell>
          <table:table-cell table:style-name="ce132" table:formula="of:=[.$E$6]+360*[.K$8]/[.$C197]" office:value-type="float" office:value="364.35" calcext:value-type="float">
            <text:p>364</text:p>
          </table:table-cell>
          <table:table-cell table:style-name="ce132" table:formula="of:=[.$E$6]+360*[.L$8]/[.$C197]" office:value-type="float" office:value="365.4" calcext:value-type="float">
            <text:p>365</text:p>
          </table:table-cell>
          <table:table-cell table:style-name="ce132" table:formula="of:=[.$E$6]+360*[.M$8]/[.$C197]" office:value-type="float" office:value="366.45" calcext:value-type="float">
            <text:p>366</text:p>
          </table:table-cell>
          <table:table-cell table:style-name="ce132" table:formula="of:=[.$E$6]+360*[.N$8]/[.$C197]" office:value-type="float" office:value="367.5" calcext:value-type="float">
            <text:p>368</text:p>
          </table:table-cell>
          <table:table-cell table:style-name="ce132" table:formula="of:=[.$E$6]+360*[.O$8]/[.$C197]" office:value-type="float" office:value="368.55" calcext:value-type="float">
            <text:p>369</text:p>
          </table:table-cell>
          <table:table-cell table:style-name="ce132" table:formula="of:=[.$E$6]+360*[.P$8]/[.$C197]" office:value-type="float" office:value="369.6" calcext:value-type="float">
            <text:p>370</text:p>
          </table:table-cell>
          <table:table-cell table:style-name="ce132" table:formula="of:=[.$E$6]+360*[.Q$8]/[.$C197]" office:value-type="float" office:value="370.65" calcext:value-type="float">
            <text:p>371</text:p>
          </table:table-cell>
          <table:table-cell table:style-name="ce132" table:formula="of:=[.$E$6]+360*[.R$8]/[.$C197]" office:value-type="float" office:value="371.7" calcext:value-type="float">
            <text:p>372</text:p>
          </table:table-cell>
          <table:table-cell table:style-name="ce132" table:formula="of:=[.$E$6]+360*[.S$8]/[.$C197]" office:value-type="float" office:value="372.75" calcext:value-type="float">
            <text:p>373</text:p>
          </table:table-cell>
          <table:table-cell table:style-name="ce132" table:formula="of:=[.$E$6]+360*[.T$8]/[.$C197]" office:value-type="float" office:value="373.8" calcext:value-type="float">
            <text:p>374</text:p>
          </table:table-cell>
          <table:table-cell table:style-name="ce132" table:formula="of:=[.$E$6]+360*[.U$8]/[.$C197]" office:value-type="float" office:value="374.85" calcext:value-type="float">
            <text:p>375</text:p>
          </table:table-cell>
          <table:table-cell table:style-name="ce132" table:formula="of:=[.$E$6]+360*[.V$8]/[.$C197]" office:value-type="float" office:value="375.9" calcext:value-type="float">
            <text:p>376</text:p>
          </table:table-cell>
          <table:table-cell table:style-name="ce132" table:formula="of:=[.$E$6]+360*[.W$8]/[.$C197]" office:value-type="float" office:value="376.95" calcext:value-type="float">
            <text:p>377</text:p>
          </table:table-cell>
          <table:table-cell table:style-name="ce132" table:formula="of:=[.$E$6]+360*[.X$8]/[.$C197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98]" office:value-type="float" office:value="16000" calcext:value-type="float">
            <text:p>16000</text:p>
          </table:table-cell>
          <table:table-cell table:style-name="ce132" table:formula="of:=[.$E$6]+360*[.D$8]/[.$C198]" office:value-type="float" office:value="357" calcext:value-type="float">
            <text:p>357</text:p>
          </table:table-cell>
          <table:table-cell table:style-name="ce132" table:formula="of:=[.$E$6]+360*[.E$8]/[.$C198]" office:value-type="float" office:value="358.125" calcext:value-type="float">
            <text:p>358</text:p>
          </table:table-cell>
          <table:table-cell table:style-name="ce132" table:formula="of:=[.$E$6]+360*[.F$8]/[.$C198]" office:value-type="float" office:value="359.25" calcext:value-type="float">
            <text:p>359</text:p>
          </table:table-cell>
          <table:table-cell table:style-name="ce132" table:formula="of:=[.$E$6]+360*[.G$8]/[.$C198]" office:value-type="float" office:value="360.375" calcext:value-type="float">
            <text:p>360</text:p>
          </table:table-cell>
          <table:table-cell table:style-name="ce132" table:formula="of:=[.$E$6]+360*[.H$8]/[.$C198]" office:value-type="float" office:value="361.5" calcext:value-type="float">
            <text:p>362</text:p>
          </table:table-cell>
          <table:table-cell table:style-name="ce132" table:formula="of:=[.$E$6]+360*[.I$8]/[.$C198]" office:value-type="float" office:value="362.625" calcext:value-type="float">
            <text:p>363</text:p>
          </table:table-cell>
          <table:table-cell table:style-name="ce132" table:formula="of:=[.$E$6]+360*[.J$8]/[.$C198]" office:value-type="float" office:value="363.75" calcext:value-type="float">
            <text:p>364</text:p>
          </table:table-cell>
          <table:table-cell table:style-name="ce132" table:formula="of:=[.$E$6]+360*[.K$8]/[.$C198]" office:value-type="float" office:value="364.875" calcext:value-type="float">
            <text:p>365</text:p>
          </table:table-cell>
          <table:table-cell table:style-name="ce132" table:formula="of:=[.$E$6]+360*[.L$8]/[.$C198]" office:value-type="float" office:value="366" calcext:value-type="float">
            <text:p>366</text:p>
          </table:table-cell>
          <table:table-cell table:style-name="ce132" table:formula="of:=[.$E$6]+360*[.M$8]/[.$C198]" office:value-type="float" office:value="367.125" calcext:value-type="float">
            <text:p>367</text:p>
          </table:table-cell>
          <table:table-cell table:style-name="ce132" table:formula="of:=[.$E$6]+360*[.N$8]/[.$C198]" office:value-type="float" office:value="368.25" calcext:value-type="float">
            <text:p>368</text:p>
          </table:table-cell>
          <table:table-cell table:style-name="ce132" table:formula="of:=[.$E$6]+360*[.O$8]/[.$C198]" office:value-type="float" office:value="369.375" calcext:value-type="float">
            <text:p>369</text:p>
          </table:table-cell>
          <table:table-cell table:style-name="ce132" table:formula="of:=[.$E$6]+360*[.P$8]/[.$C198]" office:value-type="float" office:value="370.5" calcext:value-type="float">
            <text:p>371</text:p>
          </table:table-cell>
          <table:table-cell table:style-name="ce132" table:formula="of:=[.$E$6]+360*[.Q$8]/[.$C198]" office:value-type="float" office:value="371.625" calcext:value-type="float">
            <text:p>372</text:p>
          </table:table-cell>
          <table:table-cell table:style-name="ce132" table:formula="of:=[.$E$6]+360*[.R$8]/[.$C198]" office:value-type="float" office:value="372.75" calcext:value-type="float">
            <text:p>373</text:p>
          </table:table-cell>
          <table:table-cell table:style-name="ce132" table:formula="of:=[.$E$6]+360*[.S$8]/[.$C198]" office:value-type="float" office:value="373.875" calcext:value-type="float">
            <text:p>374</text:p>
          </table:table-cell>
          <table:table-cell table:style-name="ce132" table:formula="of:=[.$E$6]+360*[.T$8]/[.$C198]" office:value-type="float" office:value="375" calcext:value-type="float">
            <text:p>375</text:p>
          </table:table-cell>
          <table:table-cell table:style-name="ce132" table:formula="of:=[.$E$6]+360*[.U$8]/[.$C198]" office:value-type="float" office:value="376.125" calcext:value-type="float">
            <text:p>376</text:p>
          </table:table-cell>
          <table:table-cell table:style-name="ce132" table:formula="of:=[.$E$6]+360*[.V$8]/[.$C198]" office:value-type="float" office:value="377.25" calcext:value-type="float">
            <text:p>377</text:p>
          </table:table-cell>
          <table:table-cell table:style-name="ce132" table:formula="of:=[.$E$6]+360*[.W$8]/[.$C198]" office:value-type="float" office:value="378.375" calcext:value-type="float">
            <text:p>378</text:p>
          </table:table-cell>
          <table:table-cell table:style-name="ce132" table:formula="of:=[.$E$6]+360*[.X$8]/[.$C198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99]" office:value-type="float" office:value="15000" calcext:value-type="float">
            <text:p>15000</text:p>
          </table:table-cell>
          <table:table-cell table:style-name="ce132" table:formula="of:=[.$E$6]+360*[.D$8]/[.$C199]" office:value-type="float" office:value="357" calcext:value-type="float">
            <text:p>357</text:p>
          </table:table-cell>
          <table:table-cell table:style-name="ce132" table:formula="of:=[.$E$6]+360*[.E$8]/[.$C199]" office:value-type="float" office:value="358.2" calcext:value-type="float">
            <text:p>358</text:p>
          </table:table-cell>
          <table:table-cell table:style-name="ce132" table:formula="of:=[.$E$6]+360*[.F$8]/[.$C199]" office:value-type="float" office:value="359.4" calcext:value-type="float">
            <text:p>359</text:p>
          </table:table-cell>
          <table:table-cell table:style-name="ce132" table:formula="of:=[.$E$6]+360*[.G$8]/[.$C199]" office:value-type="float" office:value="360.6" calcext:value-type="float">
            <text:p>361</text:p>
          </table:table-cell>
          <table:table-cell table:style-name="ce132" table:formula="of:=[.$E$6]+360*[.H$8]/[.$C199]" office:value-type="float" office:value="361.8" calcext:value-type="float">
            <text:p>362</text:p>
          </table:table-cell>
          <table:table-cell table:style-name="ce132" table:formula="of:=[.$E$6]+360*[.I$8]/[.$C199]" office:value-type="float" office:value="363" calcext:value-type="float">
            <text:p>363</text:p>
          </table:table-cell>
          <table:table-cell table:style-name="ce132" table:formula="of:=[.$E$6]+360*[.J$8]/[.$C199]" office:value-type="float" office:value="364.2" calcext:value-type="float">
            <text:p>364</text:p>
          </table:table-cell>
          <table:table-cell table:style-name="ce132" table:formula="of:=[.$E$6]+360*[.K$8]/[.$C199]" office:value-type="float" office:value="365.4" calcext:value-type="float">
            <text:p>365</text:p>
          </table:table-cell>
          <table:table-cell table:style-name="ce132" table:formula="of:=[.$E$6]+360*[.L$8]/[.$C199]" office:value-type="float" office:value="366.6" calcext:value-type="float">
            <text:p>367</text:p>
          </table:table-cell>
          <table:table-cell table:style-name="ce132" table:formula="of:=[.$E$6]+360*[.M$8]/[.$C199]" office:value-type="float" office:value="367.8" calcext:value-type="float">
            <text:p>368</text:p>
          </table:table-cell>
          <table:table-cell table:style-name="ce132" table:formula="of:=[.$E$6]+360*[.N$8]/[.$C199]" office:value-type="float" office:value="369" calcext:value-type="float">
            <text:p>369</text:p>
          </table:table-cell>
          <table:table-cell table:style-name="ce132" table:formula="of:=[.$E$6]+360*[.O$8]/[.$C199]" office:value-type="float" office:value="370.2" calcext:value-type="float">
            <text:p>370</text:p>
          </table:table-cell>
          <table:table-cell table:style-name="ce132" table:formula="of:=[.$E$6]+360*[.P$8]/[.$C199]" office:value-type="float" office:value="371.4" calcext:value-type="float">
            <text:p>371</text:p>
          </table:table-cell>
          <table:table-cell table:style-name="ce132" table:formula="of:=[.$E$6]+360*[.Q$8]/[.$C199]" office:value-type="float" office:value="372.6" calcext:value-type="float">
            <text:p>373</text:p>
          </table:table-cell>
          <table:table-cell table:style-name="ce132" table:formula="of:=[.$E$6]+360*[.R$8]/[.$C199]" office:value-type="float" office:value="373.8" calcext:value-type="float">
            <text:p>374</text:p>
          </table:table-cell>
          <table:table-cell table:style-name="ce132" table:formula="of:=[.$E$6]+360*[.S$8]/[.$C199]" office:value-type="float" office:value="375" calcext:value-type="float">
            <text:p>375</text:p>
          </table:table-cell>
          <table:table-cell table:style-name="ce132" table:formula="of:=[.$E$6]+360*[.T$8]/[.$C199]" office:value-type="float" office:value="376.2" calcext:value-type="float">
            <text:p>376</text:p>
          </table:table-cell>
          <table:table-cell table:style-name="ce132" table:formula="of:=[.$E$6]+360*[.U$8]/[.$C199]" office:value-type="float" office:value="377.4" calcext:value-type="float">
            <text:p>377</text:p>
          </table:table-cell>
          <table:table-cell table:style-name="ce132" table:formula="of:=[.$E$6]+360*[.V$8]/[.$C199]" office:value-type="float" office:value="378.6" calcext:value-type="float">
            <text:p>379</text:p>
          </table:table-cell>
          <table:table-cell table:style-name="ce132" table:formula="of:=[.$E$6]+360*[.W$8]/[.$C199]" office:value-type="float" office:value="379.8" calcext:value-type="float">
            <text:p>380</text:p>
          </table:table-cell>
          <table:table-cell table:style-name="ce132" table:formula="of:=[.$E$6]+360*[.X$8]/[.$C199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00]" office:value-type="float" office:value="14117.6470588235" calcext:value-type="float">
            <text:p>14118</text:p>
          </table:table-cell>
          <table:table-cell table:style-name="ce132" table:formula="of:=[.$E$6]+360*[.D$8]/[.$C200]" office:value-type="float" office:value="357" calcext:value-type="float">
            <text:p>357</text:p>
          </table:table-cell>
          <table:table-cell table:style-name="ce132" table:formula="of:=[.$E$6]+360*[.E$8]/[.$C200]" office:value-type="float" office:value="358.275" calcext:value-type="float">
            <text:p>358</text:p>
          </table:table-cell>
          <table:table-cell table:style-name="ce132" table:formula="of:=[.$E$6]+360*[.F$8]/[.$C200]" office:value-type="float" office:value="359.55" calcext:value-type="float">
            <text:p>360</text:p>
          </table:table-cell>
          <table:table-cell table:style-name="ce132" table:formula="of:=[.$E$6]+360*[.G$8]/[.$C200]" office:value-type="float" office:value="360.825" calcext:value-type="float">
            <text:p>361</text:p>
          </table:table-cell>
          <table:table-cell table:style-name="ce132" table:formula="of:=[.$E$6]+360*[.H$8]/[.$C200]" office:value-type="float" office:value="362.1" calcext:value-type="float">
            <text:p>362</text:p>
          </table:table-cell>
          <table:table-cell table:style-name="ce132" table:formula="of:=[.$E$6]+360*[.I$8]/[.$C200]" office:value-type="float" office:value="363.375" calcext:value-type="float">
            <text:p>363</text:p>
          </table:table-cell>
          <table:table-cell table:style-name="ce132" table:formula="of:=[.$E$6]+360*[.J$8]/[.$C200]" office:value-type="float" office:value="364.65" calcext:value-type="float">
            <text:p>365</text:p>
          </table:table-cell>
          <table:table-cell table:style-name="ce132" table:formula="of:=[.$E$6]+360*[.K$8]/[.$C200]" office:value-type="float" office:value="365.925" calcext:value-type="float">
            <text:p>366</text:p>
          </table:table-cell>
          <table:table-cell table:style-name="ce132" table:formula="of:=[.$E$6]+360*[.L$8]/[.$C200]" office:value-type="float" office:value="367.2" calcext:value-type="float">
            <text:p>367</text:p>
          </table:table-cell>
          <table:table-cell table:style-name="ce132" table:formula="of:=[.$E$6]+360*[.M$8]/[.$C200]" office:value-type="float" office:value="368.475" calcext:value-type="float">
            <text:p>368</text:p>
          </table:table-cell>
          <table:table-cell table:style-name="ce132" table:formula="of:=[.$E$6]+360*[.N$8]/[.$C200]" office:value-type="float" office:value="369.75" calcext:value-type="float">
            <text:p>370</text:p>
          </table:table-cell>
          <table:table-cell table:style-name="ce132" table:formula="of:=[.$E$6]+360*[.O$8]/[.$C200]" office:value-type="float" office:value="371.025" calcext:value-type="float">
            <text:p>371</text:p>
          </table:table-cell>
          <table:table-cell table:style-name="ce132" table:formula="of:=[.$E$6]+360*[.P$8]/[.$C200]" office:value-type="float" office:value="372.3" calcext:value-type="float">
            <text:p>372</text:p>
          </table:table-cell>
          <table:table-cell table:style-name="ce132" table:formula="of:=[.$E$6]+360*[.Q$8]/[.$C200]" office:value-type="float" office:value="373.575" calcext:value-type="float">
            <text:p>374</text:p>
          </table:table-cell>
          <table:table-cell table:style-name="ce132" table:formula="of:=[.$E$6]+360*[.R$8]/[.$C200]" office:value-type="float" office:value="374.85" calcext:value-type="float">
            <text:p>375</text:p>
          </table:table-cell>
          <table:table-cell table:style-name="ce132" table:formula="of:=[.$E$6]+360*[.S$8]/[.$C200]" office:value-type="float" office:value="376.125" calcext:value-type="float">
            <text:p>376</text:p>
          </table:table-cell>
          <table:table-cell table:style-name="ce132" table:formula="of:=[.$E$6]+360*[.T$8]/[.$C200]" office:value-type="float" office:value="377.4" calcext:value-type="float">
            <text:p>377</text:p>
          </table:table-cell>
          <table:table-cell table:style-name="ce132" table:formula="of:=[.$E$6]+360*[.U$8]/[.$C200]" office:value-type="float" office:value="378.675" calcext:value-type="float">
            <text:p>379</text:p>
          </table:table-cell>
          <table:table-cell table:style-name="ce132" table:formula="of:=[.$E$6]+360*[.V$8]/[.$C200]" office:value-type="float" office:value="379.95" calcext:value-type="float">
            <text:p>380</text:p>
          </table:table-cell>
          <table:table-cell table:style-name="ce132" table:formula="of:=[.$E$6]+360*[.W$8]/[.$C200]" office:value-type="float" office:value="381.225" calcext:value-type="float">
            <text:p>381</text:p>
          </table:table-cell>
          <table:table-cell table:style-name="ce132" table:formula="of:=[.$E$6]+360*[.X$8]/[.$C200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01]" office:value-type="float" office:value="13333.3333333333" calcext:value-type="float">
            <text:p>13333</text:p>
          </table:table-cell>
          <table:table-cell table:style-name="ce132" table:formula="of:=[.$E$6]+360*[.D$8]/[.$C201]" office:value-type="float" office:value="357" calcext:value-type="float">
            <text:p>357</text:p>
          </table:table-cell>
          <table:table-cell table:style-name="ce132" table:formula="of:=[.$E$6]+360*[.E$8]/[.$C201]" office:value-type="float" office:value="358.35" calcext:value-type="float">
            <text:p>358</text:p>
          </table:table-cell>
          <table:table-cell table:style-name="ce132" table:formula="of:=[.$E$6]+360*[.F$8]/[.$C201]" office:value-type="float" office:value="359.7" calcext:value-type="float">
            <text:p>360</text:p>
          </table:table-cell>
          <table:table-cell table:style-name="ce132" table:formula="of:=[.$E$6]+360*[.G$8]/[.$C201]" office:value-type="float" office:value="361.05" calcext:value-type="float">
            <text:p>361</text:p>
          </table:table-cell>
          <table:table-cell table:style-name="ce132" table:formula="of:=[.$E$6]+360*[.H$8]/[.$C201]" office:value-type="float" office:value="362.4" calcext:value-type="float">
            <text:p>362</text:p>
          </table:table-cell>
          <table:table-cell table:style-name="ce132" table:formula="of:=[.$E$6]+360*[.I$8]/[.$C201]" office:value-type="float" office:value="363.75" calcext:value-type="float">
            <text:p>364</text:p>
          </table:table-cell>
          <table:table-cell table:style-name="ce132" table:formula="of:=[.$E$6]+360*[.J$8]/[.$C201]" office:value-type="float" office:value="365.1" calcext:value-type="float">
            <text:p>365</text:p>
          </table:table-cell>
          <table:table-cell table:style-name="ce132" table:formula="of:=[.$E$6]+360*[.K$8]/[.$C201]" office:value-type="float" office:value="366.45" calcext:value-type="float">
            <text:p>366</text:p>
          </table:table-cell>
          <table:table-cell table:style-name="ce132" table:formula="of:=[.$E$6]+360*[.L$8]/[.$C201]" office:value-type="float" office:value="367.8" calcext:value-type="float">
            <text:p>368</text:p>
          </table:table-cell>
          <table:table-cell table:style-name="ce132" table:formula="of:=[.$E$6]+360*[.M$8]/[.$C201]" office:value-type="float" office:value="369.15" calcext:value-type="float">
            <text:p>369</text:p>
          </table:table-cell>
          <table:table-cell table:style-name="ce132" table:formula="of:=[.$E$6]+360*[.N$8]/[.$C201]" office:value-type="float" office:value="370.5" calcext:value-type="float">
            <text:p>371</text:p>
          </table:table-cell>
          <table:table-cell table:style-name="ce132" table:formula="of:=[.$E$6]+360*[.O$8]/[.$C201]" office:value-type="float" office:value="371.85" calcext:value-type="float">
            <text:p>372</text:p>
          </table:table-cell>
          <table:table-cell table:style-name="ce132" table:formula="of:=[.$E$6]+360*[.P$8]/[.$C201]" office:value-type="float" office:value="373.2" calcext:value-type="float">
            <text:p>373</text:p>
          </table:table-cell>
          <table:table-cell table:style-name="ce132" table:formula="of:=[.$E$6]+360*[.Q$8]/[.$C201]" office:value-type="float" office:value="374.55" calcext:value-type="float">
            <text:p>375</text:p>
          </table:table-cell>
          <table:table-cell table:style-name="ce132" table:formula="of:=[.$E$6]+360*[.R$8]/[.$C201]" office:value-type="float" office:value="375.9" calcext:value-type="float">
            <text:p>376</text:p>
          </table:table-cell>
          <table:table-cell table:style-name="ce132" table:formula="of:=[.$E$6]+360*[.S$8]/[.$C201]" office:value-type="float" office:value="377.25" calcext:value-type="float">
            <text:p>377</text:p>
          </table:table-cell>
          <table:table-cell table:style-name="ce132" table:formula="of:=[.$E$6]+360*[.T$8]/[.$C201]" office:value-type="float" office:value="378.6" calcext:value-type="float">
            <text:p>379</text:p>
          </table:table-cell>
          <table:table-cell table:style-name="ce132" table:formula="of:=[.$E$6]+360*[.U$8]/[.$C201]" office:value-type="float" office:value="379.95" calcext:value-type="float">
            <text:p>380</text:p>
          </table:table-cell>
          <table:table-cell table:style-name="ce132" table:formula="of:=[.$E$6]+360*[.V$8]/[.$C201]" office:value-type="float" office:value="381.3" calcext:value-type="float">
            <text:p>381</text:p>
          </table:table-cell>
          <table:table-cell table:style-name="ce132" table:formula="of:=[.$E$6]+360*[.W$8]/[.$C201]" office:value-type="float" office:value="382.65" calcext:value-type="float">
            <text:p>383</text:p>
          </table:table-cell>
          <table:table-cell table:style-name="ce132" table:formula="of:=[.$E$6]+360*[.X$8]/[.$C201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02]" office:value-type="float" office:value="12631.5789473684" calcext:value-type="float">
            <text:p>12632</text:p>
          </table:table-cell>
          <table:table-cell table:style-name="ce132" table:formula="of:=[.$E$6]+360*[.D$8]/[.$C202]" office:value-type="float" office:value="357" calcext:value-type="float">
            <text:p>357</text:p>
          </table:table-cell>
          <table:table-cell table:style-name="ce132" table:formula="of:=[.$E$6]+360*[.E$8]/[.$C202]" office:value-type="float" office:value="358.425" calcext:value-type="float">
            <text:p>358</text:p>
          </table:table-cell>
          <table:table-cell table:style-name="ce132" table:formula="of:=[.$E$6]+360*[.F$8]/[.$C202]" office:value-type="float" office:value="359.85" calcext:value-type="float">
            <text:p>360</text:p>
          </table:table-cell>
          <table:table-cell table:style-name="ce132" table:formula="of:=[.$E$6]+360*[.G$8]/[.$C202]" office:value-type="float" office:value="361.275" calcext:value-type="float">
            <text:p>361</text:p>
          </table:table-cell>
          <table:table-cell table:style-name="ce132" table:formula="of:=[.$E$6]+360*[.H$8]/[.$C202]" office:value-type="float" office:value="362.7" calcext:value-type="float">
            <text:p>363</text:p>
          </table:table-cell>
          <table:table-cell table:style-name="ce132" table:formula="of:=[.$E$6]+360*[.I$8]/[.$C202]" office:value-type="float" office:value="364.125" calcext:value-type="float">
            <text:p>364</text:p>
          </table:table-cell>
          <table:table-cell table:style-name="ce132" table:formula="of:=[.$E$6]+360*[.J$8]/[.$C202]" office:value-type="float" office:value="365.55" calcext:value-type="float">
            <text:p>366</text:p>
          </table:table-cell>
          <table:table-cell table:style-name="ce132" table:formula="of:=[.$E$6]+360*[.K$8]/[.$C202]" office:value-type="float" office:value="366.975" calcext:value-type="float">
            <text:p>367</text:p>
          </table:table-cell>
          <table:table-cell table:style-name="ce132" table:formula="of:=[.$E$6]+360*[.L$8]/[.$C202]" office:value-type="float" office:value="368.4" calcext:value-type="float">
            <text:p>368</text:p>
          </table:table-cell>
          <table:table-cell table:style-name="ce132" table:formula="of:=[.$E$6]+360*[.M$8]/[.$C202]" office:value-type="float" office:value="369.825" calcext:value-type="float">
            <text:p>370</text:p>
          </table:table-cell>
          <table:table-cell table:style-name="ce132" table:formula="of:=[.$E$6]+360*[.N$8]/[.$C202]" office:value-type="float" office:value="371.25" calcext:value-type="float">
            <text:p>371</text:p>
          </table:table-cell>
          <table:table-cell table:style-name="ce132" table:formula="of:=[.$E$6]+360*[.O$8]/[.$C202]" office:value-type="float" office:value="372.675" calcext:value-type="float">
            <text:p>373</text:p>
          </table:table-cell>
          <table:table-cell table:style-name="ce132" table:formula="of:=[.$E$6]+360*[.P$8]/[.$C202]" office:value-type="float" office:value="374.1" calcext:value-type="float">
            <text:p>374</text:p>
          </table:table-cell>
          <table:table-cell table:style-name="ce132" table:formula="of:=[.$E$6]+360*[.Q$8]/[.$C202]" office:value-type="float" office:value="375.525" calcext:value-type="float">
            <text:p>376</text:p>
          </table:table-cell>
          <table:table-cell table:style-name="ce132" table:formula="of:=[.$E$6]+360*[.R$8]/[.$C202]" office:value-type="float" office:value="376.95" calcext:value-type="float">
            <text:p>377</text:p>
          </table:table-cell>
          <table:table-cell table:style-name="ce132" table:formula="of:=[.$E$6]+360*[.S$8]/[.$C202]" office:value-type="float" office:value="378.375" calcext:value-type="float">
            <text:p>378</text:p>
          </table:table-cell>
          <table:table-cell table:style-name="ce132" table:formula="of:=[.$E$6]+360*[.T$8]/[.$C202]" office:value-type="float" office:value="379.8" calcext:value-type="float">
            <text:p>380</text:p>
          </table:table-cell>
          <table:table-cell table:style-name="ce132" table:formula="of:=[.$E$6]+360*[.U$8]/[.$C202]" office:value-type="float" office:value="381.225" calcext:value-type="float">
            <text:p>381</text:p>
          </table:table-cell>
          <table:table-cell table:style-name="ce132" table:formula="of:=[.$E$6]+360*[.V$8]/[.$C202]" office:value-type="float" office:value="382.65" calcext:value-type="float">
            <text:p>383</text:p>
          </table:table-cell>
          <table:table-cell table:style-name="ce132" table:formula="of:=[.$E$6]+360*[.W$8]/[.$C202]" office:value-type="float" office:value="384.075" calcext:value-type="float">
            <text:p>384</text:p>
          </table:table-cell>
          <table:table-cell table:style-name="ce132" table:formula="of:=[.$E$6]+360*[.X$8]/[.$C202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03]" office:value-type="float" office:value="12000" calcext:value-type="float">
            <text:p>12000</text:p>
          </table:table-cell>
          <table:table-cell table:style-name="ce132" table:formula="of:=[.$E$6]+360*[.D$8]/[.$C203]" office:value-type="float" office:value="357" calcext:value-type="float">
            <text:p>357</text:p>
          </table:table-cell>
          <table:table-cell table:style-name="ce132" table:formula="of:=[.$E$6]+360*[.E$8]/[.$C203]" office:value-type="float" office:value="358.5" calcext:value-type="float">
            <text:p>359</text:p>
          </table:table-cell>
          <table:table-cell table:style-name="ce132" table:formula="of:=[.$E$6]+360*[.F$8]/[.$C203]" office:value-type="float" office:value="360" calcext:value-type="float">
            <text:p>360</text:p>
          </table:table-cell>
          <table:table-cell table:style-name="ce132" table:formula="of:=[.$E$6]+360*[.G$8]/[.$C203]" office:value-type="float" office:value="361.5" calcext:value-type="float">
            <text:p>362</text:p>
          </table:table-cell>
          <table:table-cell table:style-name="ce132" table:formula="of:=[.$E$6]+360*[.H$8]/[.$C203]" office:value-type="float" office:value="363" calcext:value-type="float">
            <text:p>363</text:p>
          </table:table-cell>
          <table:table-cell table:style-name="ce132" table:formula="of:=[.$E$6]+360*[.I$8]/[.$C203]" office:value-type="float" office:value="364.5" calcext:value-type="float">
            <text:p>365</text:p>
          </table:table-cell>
          <table:table-cell table:style-name="ce132" table:formula="of:=[.$E$6]+360*[.J$8]/[.$C203]" office:value-type="float" office:value="366" calcext:value-type="float">
            <text:p>366</text:p>
          </table:table-cell>
          <table:table-cell table:style-name="ce132" table:formula="of:=[.$E$6]+360*[.K$8]/[.$C203]" office:value-type="float" office:value="367.5" calcext:value-type="float">
            <text:p>368</text:p>
          </table:table-cell>
          <table:table-cell table:style-name="ce132" table:formula="of:=[.$E$6]+360*[.L$8]/[.$C203]" office:value-type="float" office:value="369" calcext:value-type="float">
            <text:p>369</text:p>
          </table:table-cell>
          <table:table-cell table:style-name="ce132" table:formula="of:=[.$E$6]+360*[.M$8]/[.$C203]" office:value-type="float" office:value="370.5" calcext:value-type="float">
            <text:p>371</text:p>
          </table:table-cell>
          <table:table-cell table:style-name="ce132" table:formula="of:=[.$E$6]+360*[.N$8]/[.$C203]" office:value-type="float" office:value="372" calcext:value-type="float">
            <text:p>372</text:p>
          </table:table-cell>
          <table:table-cell table:style-name="ce132" table:formula="of:=[.$E$6]+360*[.O$8]/[.$C203]" office:value-type="float" office:value="373.5" calcext:value-type="float">
            <text:p>374</text:p>
          </table:table-cell>
          <table:table-cell table:style-name="ce132" table:formula="of:=[.$E$6]+360*[.P$8]/[.$C203]" office:value-type="float" office:value="375" calcext:value-type="float">
            <text:p>375</text:p>
          </table:table-cell>
          <table:table-cell table:style-name="ce132" table:formula="of:=[.$E$6]+360*[.Q$8]/[.$C203]" office:value-type="float" office:value="376.5" calcext:value-type="float">
            <text:p>377</text:p>
          </table:table-cell>
          <table:table-cell table:style-name="ce132" table:formula="of:=[.$E$6]+360*[.R$8]/[.$C203]" office:value-type="float" office:value="378" calcext:value-type="float">
            <text:p>378</text:p>
          </table:table-cell>
          <table:table-cell table:style-name="ce132" table:formula="of:=[.$E$6]+360*[.S$8]/[.$C203]" office:value-type="float" office:value="379.5" calcext:value-type="float">
            <text:p>380</text:p>
          </table:table-cell>
          <table:table-cell table:style-name="ce132" table:formula="of:=[.$E$6]+360*[.T$8]/[.$C203]" office:value-type="float" office:value="381" calcext:value-type="float">
            <text:p>381</text:p>
          </table:table-cell>
          <table:table-cell table:style-name="ce132" table:formula="of:=[.$E$6]+360*[.U$8]/[.$C203]" office:value-type="float" office:value="382.5" calcext:value-type="float">
            <text:p>383</text:p>
          </table:table-cell>
          <table:table-cell table:style-name="ce132" table:formula="of:=[.$E$6]+360*[.V$8]/[.$C203]" office:value-type="float" office:value="384" calcext:value-type="float">
            <text:p>384</text:p>
          </table:table-cell>
          <table:table-cell table:style-name="ce132" table:formula="of:=[.$E$6]+360*[.W$8]/[.$C203]" office:value-type="float" office:value="385.5" calcext:value-type="float">
            <text:p>386</text:p>
          </table:table-cell>
          <table:table-cell table:style-name="ce132" table:formula="of:=[.$E$6]+360*[.X$8]/[.$C203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04]" office:value-type="float" office:value="11428.5714285714" calcext:value-type="float">
            <text:p>11429</text:p>
          </table:table-cell>
          <table:table-cell table:style-name="ce132" table:formula="of:=[.$E$6]+360*[.D$8]/[.$C204]" office:value-type="float" office:value="357" calcext:value-type="float">
            <text:p>357</text:p>
          </table:table-cell>
          <table:table-cell table:style-name="ce132" table:formula="of:=[.$E$6]+360*[.E$8]/[.$C204]" office:value-type="float" office:value="358.575" calcext:value-type="float">
            <text:p>359</text:p>
          </table:table-cell>
          <table:table-cell table:style-name="ce132" table:formula="of:=[.$E$6]+360*[.F$8]/[.$C204]" office:value-type="float" office:value="360.15" calcext:value-type="float">
            <text:p>360</text:p>
          </table:table-cell>
          <table:table-cell table:style-name="ce132" table:formula="of:=[.$E$6]+360*[.G$8]/[.$C204]" office:value-type="float" office:value="361.725" calcext:value-type="float">
            <text:p>362</text:p>
          </table:table-cell>
          <table:table-cell table:style-name="ce132" table:formula="of:=[.$E$6]+360*[.H$8]/[.$C204]" office:value-type="float" office:value="363.3" calcext:value-type="float">
            <text:p>363</text:p>
          </table:table-cell>
          <table:table-cell table:style-name="ce132" table:formula="of:=[.$E$6]+360*[.I$8]/[.$C204]" office:value-type="float" office:value="364.875" calcext:value-type="float">
            <text:p>365</text:p>
          </table:table-cell>
          <table:table-cell table:style-name="ce132" table:formula="of:=[.$E$6]+360*[.J$8]/[.$C204]" office:value-type="float" office:value="366.45" calcext:value-type="float">
            <text:p>366</text:p>
          </table:table-cell>
          <table:table-cell table:style-name="ce132" table:formula="of:=[.$E$6]+360*[.K$8]/[.$C204]" office:value-type="float" office:value="368.025" calcext:value-type="float">
            <text:p>368</text:p>
          </table:table-cell>
          <table:table-cell table:style-name="ce132" table:formula="of:=[.$E$6]+360*[.L$8]/[.$C204]" office:value-type="float" office:value="369.6" calcext:value-type="float">
            <text:p>370</text:p>
          </table:table-cell>
          <table:table-cell table:style-name="ce132" table:formula="of:=[.$E$6]+360*[.M$8]/[.$C204]" office:value-type="float" office:value="371.175" calcext:value-type="float">
            <text:p>371</text:p>
          </table:table-cell>
          <table:table-cell table:style-name="ce132" table:formula="of:=[.$E$6]+360*[.N$8]/[.$C204]" office:value-type="float" office:value="372.75" calcext:value-type="float">
            <text:p>373</text:p>
          </table:table-cell>
          <table:table-cell table:style-name="ce132" table:formula="of:=[.$E$6]+360*[.O$8]/[.$C204]" office:value-type="float" office:value="374.325" calcext:value-type="float">
            <text:p>374</text:p>
          </table:table-cell>
          <table:table-cell table:style-name="ce132" table:formula="of:=[.$E$6]+360*[.P$8]/[.$C204]" office:value-type="float" office:value="375.9" calcext:value-type="float">
            <text:p>376</text:p>
          </table:table-cell>
          <table:table-cell table:style-name="ce132" table:formula="of:=[.$E$6]+360*[.Q$8]/[.$C204]" office:value-type="float" office:value="377.475" calcext:value-type="float">
            <text:p>377</text:p>
          </table:table-cell>
          <table:table-cell table:style-name="ce132" table:formula="of:=[.$E$6]+360*[.R$8]/[.$C204]" office:value-type="float" office:value="379.05" calcext:value-type="float">
            <text:p>379</text:p>
          </table:table-cell>
          <table:table-cell table:style-name="ce132" table:formula="of:=[.$E$6]+360*[.S$8]/[.$C204]" office:value-type="float" office:value="380.625" calcext:value-type="float">
            <text:p>381</text:p>
          </table:table-cell>
          <table:table-cell table:style-name="ce132" table:formula="of:=[.$E$6]+360*[.T$8]/[.$C204]" office:value-type="float" office:value="382.2" calcext:value-type="float">
            <text:p>382</text:p>
          </table:table-cell>
          <table:table-cell table:style-name="ce132" table:formula="of:=[.$E$6]+360*[.U$8]/[.$C204]" office:value-type="float" office:value="383.775" calcext:value-type="float">
            <text:p>384</text:p>
          </table:table-cell>
          <table:table-cell table:style-name="ce132" table:formula="of:=[.$E$6]+360*[.V$8]/[.$C204]" office:value-type="float" office:value="385.35" calcext:value-type="float">
            <text:p>385</text:p>
          </table:table-cell>
          <table:table-cell table:style-name="ce132" table:formula="of:=[.$E$6]+360*[.W$8]/[.$C204]" office:value-type="float" office:value="386.925" calcext:value-type="float">
            <text:p>387</text:p>
          </table:table-cell>
          <table:table-cell table:style-name="ce132" table:formula="of:=[.$E$6]+360*[.X$8]/[.$C204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05]" office:value-type="float" office:value="10909.0909090909" calcext:value-type="float">
            <text:p>10909</text:p>
          </table:table-cell>
          <table:table-cell table:style-name="ce132" table:formula="of:=[.$E$6]+360*[.D$8]/[.$C205]" office:value-type="float" office:value="357" calcext:value-type="float">
            <text:p>357</text:p>
          </table:table-cell>
          <table:table-cell table:style-name="ce132" table:formula="of:=[.$E$6]+360*[.E$8]/[.$C205]" office:value-type="float" office:value="358.65" calcext:value-type="float">
            <text:p>359</text:p>
          </table:table-cell>
          <table:table-cell table:style-name="ce132" table:formula="of:=[.$E$6]+360*[.F$8]/[.$C205]" office:value-type="float" office:value="360.3" calcext:value-type="float">
            <text:p>360</text:p>
          </table:table-cell>
          <table:table-cell table:style-name="ce132" table:formula="of:=[.$E$6]+360*[.G$8]/[.$C205]" office:value-type="float" office:value="361.95" calcext:value-type="float">
            <text:p>362</text:p>
          </table:table-cell>
          <table:table-cell table:style-name="ce132" table:formula="of:=[.$E$6]+360*[.H$8]/[.$C205]" office:value-type="float" office:value="363.6" calcext:value-type="float">
            <text:p>364</text:p>
          </table:table-cell>
          <table:table-cell table:style-name="ce132" table:formula="of:=[.$E$6]+360*[.I$8]/[.$C205]" office:value-type="float" office:value="365.25" calcext:value-type="float">
            <text:p>365</text:p>
          </table:table-cell>
          <table:table-cell table:style-name="ce132" table:formula="of:=[.$E$6]+360*[.J$8]/[.$C205]" office:value-type="float" office:value="366.9" calcext:value-type="float">
            <text:p>367</text:p>
          </table:table-cell>
          <table:table-cell table:style-name="ce132" table:formula="of:=[.$E$6]+360*[.K$8]/[.$C205]" office:value-type="float" office:value="368.55" calcext:value-type="float">
            <text:p>369</text:p>
          </table:table-cell>
          <table:table-cell table:style-name="ce132" table:formula="of:=[.$E$6]+360*[.L$8]/[.$C205]" office:value-type="float" office:value="370.2" calcext:value-type="float">
            <text:p>370</text:p>
          </table:table-cell>
          <table:table-cell table:style-name="ce132" table:formula="of:=[.$E$6]+360*[.M$8]/[.$C205]" office:value-type="float" office:value="371.85" calcext:value-type="float">
            <text:p>372</text:p>
          </table:table-cell>
          <table:table-cell table:style-name="ce132" table:formula="of:=[.$E$6]+360*[.N$8]/[.$C205]" office:value-type="float" office:value="373.5" calcext:value-type="float">
            <text:p>374</text:p>
          </table:table-cell>
          <table:table-cell table:style-name="ce132" table:formula="of:=[.$E$6]+360*[.O$8]/[.$C205]" office:value-type="float" office:value="375.15" calcext:value-type="float">
            <text:p>375</text:p>
          </table:table-cell>
          <table:table-cell table:style-name="ce132" table:formula="of:=[.$E$6]+360*[.P$8]/[.$C205]" office:value-type="float" office:value="376.8" calcext:value-type="float">
            <text:p>377</text:p>
          </table:table-cell>
          <table:table-cell table:style-name="ce132" table:formula="of:=[.$E$6]+360*[.Q$8]/[.$C205]" office:value-type="float" office:value="378.45" calcext:value-type="float">
            <text:p>378</text:p>
          </table:table-cell>
          <table:table-cell table:style-name="ce132" table:formula="of:=[.$E$6]+360*[.R$8]/[.$C205]" office:value-type="float" office:value="380.1" calcext:value-type="float">
            <text:p>380</text:p>
          </table:table-cell>
          <table:table-cell table:style-name="ce132" table:formula="of:=[.$E$6]+360*[.S$8]/[.$C205]" office:value-type="float" office:value="381.75" calcext:value-type="float">
            <text:p>382</text:p>
          </table:table-cell>
          <table:table-cell table:style-name="ce132" table:formula="of:=[.$E$6]+360*[.T$8]/[.$C205]" office:value-type="float" office:value="383.4" calcext:value-type="float">
            <text:p>383</text:p>
          </table:table-cell>
          <table:table-cell table:style-name="ce132" table:formula="of:=[.$E$6]+360*[.U$8]/[.$C205]" office:value-type="float" office:value="385.05" calcext:value-type="float">
            <text:p>385</text:p>
          </table:table-cell>
          <table:table-cell table:style-name="ce132" table:formula="of:=[.$E$6]+360*[.V$8]/[.$C205]" office:value-type="float" office:value="386.7" calcext:value-type="float">
            <text:p>387</text:p>
          </table:table-cell>
          <table:table-cell table:style-name="ce132" table:formula="of:=[.$E$6]+360*[.W$8]/[.$C205]" office:value-type="float" office:value="388.35" calcext:value-type="float">
            <text:p>388</text:p>
          </table:table-cell>
          <table:table-cell table:style-name="ce132" table:formula="of:=[.$E$6]+360*[.X$8]/[.$C205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06]" office:value-type="float" office:value="10434.7826086957" calcext:value-type="float">
            <text:p>10435</text:p>
          </table:table-cell>
          <table:table-cell table:style-name="ce132" table:formula="of:=[.$E$6]+360*[.D$8]/[.$C206]" office:value-type="float" office:value="357" calcext:value-type="float">
            <text:p>357</text:p>
          </table:table-cell>
          <table:table-cell table:style-name="ce132" table:formula="of:=[.$E$6]+360*[.E$8]/[.$C206]" office:value-type="float" office:value="358.725" calcext:value-type="float">
            <text:p>359</text:p>
          </table:table-cell>
          <table:table-cell table:style-name="ce132" table:formula="of:=[.$E$6]+360*[.F$8]/[.$C206]" office:value-type="float" office:value="360.45" calcext:value-type="float">
            <text:p>360</text:p>
          </table:table-cell>
          <table:table-cell table:style-name="ce132" table:formula="of:=[.$E$6]+360*[.G$8]/[.$C206]" office:value-type="float" office:value="362.175" calcext:value-type="float">
            <text:p>362</text:p>
          </table:table-cell>
          <table:table-cell table:style-name="ce132" table:formula="of:=[.$E$6]+360*[.H$8]/[.$C206]" office:value-type="float" office:value="363.9" calcext:value-type="float">
            <text:p>364</text:p>
          </table:table-cell>
          <table:table-cell table:style-name="ce132" table:formula="of:=[.$E$6]+360*[.I$8]/[.$C206]" office:value-type="float" office:value="365.625" calcext:value-type="float">
            <text:p>366</text:p>
          </table:table-cell>
          <table:table-cell table:style-name="ce132" table:formula="of:=[.$E$6]+360*[.J$8]/[.$C206]" office:value-type="float" office:value="367.35" calcext:value-type="float">
            <text:p>367</text:p>
          </table:table-cell>
          <table:table-cell table:style-name="ce132" table:formula="of:=[.$E$6]+360*[.K$8]/[.$C206]" office:value-type="float" office:value="369.075" calcext:value-type="float">
            <text:p>369</text:p>
          </table:table-cell>
          <table:table-cell table:style-name="ce132" table:formula="of:=[.$E$6]+360*[.L$8]/[.$C206]" office:value-type="float" office:value="370.8" calcext:value-type="float">
            <text:p>371</text:p>
          </table:table-cell>
          <table:table-cell table:style-name="ce132" table:formula="of:=[.$E$6]+360*[.M$8]/[.$C206]" office:value-type="float" office:value="372.525" calcext:value-type="float">
            <text:p>373</text:p>
          </table:table-cell>
          <table:table-cell table:style-name="ce132" table:formula="of:=[.$E$6]+360*[.N$8]/[.$C206]" office:value-type="float" office:value="374.25" calcext:value-type="float">
            <text:p>374</text:p>
          </table:table-cell>
          <table:table-cell table:style-name="ce132" table:formula="of:=[.$E$6]+360*[.O$8]/[.$C206]" office:value-type="float" office:value="375.975" calcext:value-type="float">
            <text:p>376</text:p>
          </table:table-cell>
          <table:table-cell table:style-name="ce132" table:formula="of:=[.$E$6]+360*[.P$8]/[.$C206]" office:value-type="float" office:value="377.7" calcext:value-type="float">
            <text:p>378</text:p>
          </table:table-cell>
          <table:table-cell table:style-name="ce132" table:formula="of:=[.$E$6]+360*[.Q$8]/[.$C206]" office:value-type="float" office:value="379.425" calcext:value-type="float">
            <text:p>379</text:p>
          </table:table-cell>
          <table:table-cell table:style-name="ce132" table:formula="of:=[.$E$6]+360*[.R$8]/[.$C206]" office:value-type="float" office:value="381.15" calcext:value-type="float">
            <text:p>381</text:p>
          </table:table-cell>
          <table:table-cell table:style-name="ce132" table:formula="of:=[.$E$6]+360*[.S$8]/[.$C206]" office:value-type="float" office:value="382.875" calcext:value-type="float">
            <text:p>383</text:p>
          </table:table-cell>
          <table:table-cell table:style-name="ce132" table:formula="of:=[.$E$6]+360*[.T$8]/[.$C206]" office:value-type="float" office:value="384.6" calcext:value-type="float">
            <text:p>385</text:p>
          </table:table-cell>
          <table:table-cell table:style-name="ce132" table:formula="of:=[.$E$6]+360*[.U$8]/[.$C206]" office:value-type="float" office:value="386.325" calcext:value-type="float">
            <text:p>386</text:p>
          </table:table-cell>
          <table:table-cell table:style-name="ce132" table:formula="of:=[.$E$6]+360*[.V$8]/[.$C206]" office:value-type="float" office:value="388.05" calcext:value-type="float">
            <text:p>388</text:p>
          </table:table-cell>
          <table:table-cell table:style-name="ce132" table:formula="of:=[.$E$6]+360*[.W$8]/[.$C206]" office:value-type="float" office:value="389.775" calcext:value-type="float">
            <text:p>390</text:p>
          </table:table-cell>
          <table:table-cell table:style-name="ce132" table:formula="of:=[.$E$6]+360*[.X$8]/[.$C206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07]" office:value-type="float" office:value="10000" calcext:value-type="float">
            <text:p>10000</text:p>
          </table:table-cell>
          <table:table-cell table:style-name="ce132" table:formula="of:=[.$E$6]+360*[.D$8]/[.$C207]" office:value-type="float" office:value="357" calcext:value-type="float">
            <text:p>357</text:p>
          </table:table-cell>
          <table:table-cell table:style-name="ce132" table:formula="of:=[.$E$6]+360*[.E$8]/[.$C207]" office:value-type="float" office:value="358.8" calcext:value-type="float">
            <text:p>359</text:p>
          </table:table-cell>
          <table:table-cell table:style-name="ce132" table:formula="of:=[.$E$6]+360*[.F$8]/[.$C207]" office:value-type="float" office:value="360.6" calcext:value-type="float">
            <text:p>361</text:p>
          </table:table-cell>
          <table:table-cell table:style-name="ce132" table:formula="of:=[.$E$6]+360*[.G$8]/[.$C207]" office:value-type="float" office:value="362.4" calcext:value-type="float">
            <text:p>362</text:p>
          </table:table-cell>
          <table:table-cell table:style-name="ce132" table:formula="of:=[.$E$6]+360*[.H$8]/[.$C207]" office:value-type="float" office:value="364.2" calcext:value-type="float">
            <text:p>364</text:p>
          </table:table-cell>
          <table:table-cell table:style-name="ce132" table:formula="of:=[.$E$6]+360*[.I$8]/[.$C207]" office:value-type="float" office:value="366" calcext:value-type="float">
            <text:p>366</text:p>
          </table:table-cell>
          <table:table-cell table:style-name="ce132" table:formula="of:=[.$E$6]+360*[.J$8]/[.$C207]" office:value-type="float" office:value="367.8" calcext:value-type="float">
            <text:p>368</text:p>
          </table:table-cell>
          <table:table-cell table:style-name="ce132" table:formula="of:=[.$E$6]+360*[.K$8]/[.$C207]" office:value-type="float" office:value="369.6" calcext:value-type="float">
            <text:p>370</text:p>
          </table:table-cell>
          <table:table-cell table:style-name="ce132" table:formula="of:=[.$E$6]+360*[.L$8]/[.$C207]" office:value-type="float" office:value="371.4" calcext:value-type="float">
            <text:p>371</text:p>
          </table:table-cell>
          <table:table-cell table:style-name="ce132" table:formula="of:=[.$E$6]+360*[.M$8]/[.$C207]" office:value-type="float" office:value="373.2" calcext:value-type="float">
            <text:p>373</text:p>
          </table:table-cell>
          <table:table-cell table:style-name="ce132" table:formula="of:=[.$E$6]+360*[.N$8]/[.$C207]" office:value-type="float" office:value="375" calcext:value-type="float">
            <text:p>375</text:p>
          </table:table-cell>
          <table:table-cell table:style-name="ce132" table:formula="of:=[.$E$6]+360*[.O$8]/[.$C207]" office:value-type="float" office:value="376.8" calcext:value-type="float">
            <text:p>377</text:p>
          </table:table-cell>
          <table:table-cell table:style-name="ce132" table:formula="of:=[.$E$6]+360*[.P$8]/[.$C207]" office:value-type="float" office:value="378.6" calcext:value-type="float">
            <text:p>379</text:p>
          </table:table-cell>
          <table:table-cell table:style-name="ce132" table:formula="of:=[.$E$6]+360*[.Q$8]/[.$C207]" office:value-type="float" office:value="380.4" calcext:value-type="float">
            <text:p>380</text:p>
          </table:table-cell>
          <table:table-cell table:style-name="ce132" table:formula="of:=[.$E$6]+360*[.R$8]/[.$C207]" office:value-type="float" office:value="382.2" calcext:value-type="float">
            <text:p>382</text:p>
          </table:table-cell>
          <table:table-cell table:style-name="ce132" table:formula="of:=[.$E$6]+360*[.S$8]/[.$C207]" office:value-type="float" office:value="384" calcext:value-type="float">
            <text:p>384</text:p>
          </table:table-cell>
          <table:table-cell table:style-name="ce132" table:formula="of:=[.$E$6]+360*[.T$8]/[.$C207]" office:value-type="float" office:value="385.8" calcext:value-type="float">
            <text:p>386</text:p>
          </table:table-cell>
          <table:table-cell table:style-name="ce132" table:formula="of:=[.$E$6]+360*[.U$8]/[.$C207]" office:value-type="float" office:value="387.6" calcext:value-type="float">
            <text:p>388</text:p>
          </table:table-cell>
          <table:table-cell table:style-name="ce132" table:formula="of:=[.$E$6]+360*[.V$8]/[.$C207]" office:value-type="float" office:value="389.4" calcext:value-type="float">
            <text:p>389</text:p>
          </table:table-cell>
          <table:table-cell table:style-name="ce132" table:formula="of:=[.$E$6]+360*[.W$8]/[.$C207]" office:value-type="float" office:value="391.2" calcext:value-type="float">
            <text:p>391</text:p>
          </table:table-cell>
          <table:table-cell table:style-name="ce132" table:formula="of:=[.$E$6]+360*[.X$8]/[.$C207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08]" office:value-type="float" office:value="9600" calcext:value-type="float">
            <text:p>9600</text:p>
          </table:table-cell>
          <table:table-cell table:style-name="ce132" table:formula="of:=[.$E$6]+360*[.D$8]/[.$C208]" office:value-type="float" office:value="357" calcext:value-type="float">
            <text:p>357</text:p>
          </table:table-cell>
          <table:table-cell table:style-name="ce132" table:formula="of:=[.$E$6]+360*[.E$8]/[.$C208]" office:value-type="float" office:value="358.875" calcext:value-type="float">
            <text:p>359</text:p>
          </table:table-cell>
          <table:table-cell table:style-name="ce132" table:formula="of:=[.$E$6]+360*[.F$8]/[.$C208]" office:value-type="float" office:value="360.75" calcext:value-type="float">
            <text:p>361</text:p>
          </table:table-cell>
          <table:table-cell table:style-name="ce132" table:formula="of:=[.$E$6]+360*[.G$8]/[.$C208]" office:value-type="float" office:value="362.625" calcext:value-type="float">
            <text:p>363</text:p>
          </table:table-cell>
          <table:table-cell table:style-name="ce132" table:formula="of:=[.$E$6]+360*[.H$8]/[.$C208]" office:value-type="float" office:value="364.5" calcext:value-type="float">
            <text:p>365</text:p>
          </table:table-cell>
          <table:table-cell table:style-name="ce132" table:formula="of:=[.$E$6]+360*[.I$8]/[.$C208]" office:value-type="float" office:value="366.375" calcext:value-type="float">
            <text:p>366</text:p>
          </table:table-cell>
          <table:table-cell table:style-name="ce132" table:formula="of:=[.$E$6]+360*[.J$8]/[.$C208]" office:value-type="float" office:value="368.25" calcext:value-type="float">
            <text:p>368</text:p>
          </table:table-cell>
          <table:table-cell table:style-name="ce132" table:formula="of:=[.$E$6]+360*[.K$8]/[.$C208]" office:value-type="float" office:value="370.125" calcext:value-type="float">
            <text:p>370</text:p>
          </table:table-cell>
          <table:table-cell table:style-name="ce132" table:formula="of:=[.$E$6]+360*[.L$8]/[.$C208]" office:value-type="float" office:value="372" calcext:value-type="float">
            <text:p>372</text:p>
          </table:table-cell>
          <table:table-cell table:style-name="ce132" table:formula="of:=[.$E$6]+360*[.M$8]/[.$C208]" office:value-type="float" office:value="373.875" calcext:value-type="float">
            <text:p>374</text:p>
          </table:table-cell>
          <table:table-cell table:style-name="ce132" table:formula="of:=[.$E$6]+360*[.N$8]/[.$C208]" office:value-type="float" office:value="375.75" calcext:value-type="float">
            <text:p>376</text:p>
          </table:table-cell>
          <table:table-cell table:style-name="ce132" table:formula="of:=[.$E$6]+360*[.O$8]/[.$C208]" office:value-type="float" office:value="377.625" calcext:value-type="float">
            <text:p>378</text:p>
          </table:table-cell>
          <table:table-cell table:style-name="ce132" table:formula="of:=[.$E$6]+360*[.P$8]/[.$C208]" office:value-type="float" office:value="379.5" calcext:value-type="float">
            <text:p>380</text:p>
          </table:table-cell>
          <table:table-cell table:style-name="ce132" table:formula="of:=[.$E$6]+360*[.Q$8]/[.$C208]" office:value-type="float" office:value="381.375" calcext:value-type="float">
            <text:p>381</text:p>
          </table:table-cell>
          <table:table-cell table:style-name="ce132" table:formula="of:=[.$E$6]+360*[.R$8]/[.$C208]" office:value-type="float" office:value="383.25" calcext:value-type="float">
            <text:p>383</text:p>
          </table:table-cell>
          <table:table-cell table:style-name="ce132" table:formula="of:=[.$E$6]+360*[.S$8]/[.$C208]" office:value-type="float" office:value="385.125" calcext:value-type="float">
            <text:p>385</text:p>
          </table:table-cell>
          <table:table-cell table:style-name="ce132" table:formula="of:=[.$E$6]+360*[.T$8]/[.$C208]" office:value-type="float" office:value="387" calcext:value-type="float">
            <text:p>387</text:p>
          </table:table-cell>
          <table:table-cell table:style-name="ce132" table:formula="of:=[.$E$6]+360*[.U$8]/[.$C208]" office:value-type="float" office:value="388.875" calcext:value-type="float">
            <text:p>389</text:p>
          </table:table-cell>
          <table:table-cell table:style-name="ce132" table:formula="of:=[.$E$6]+360*[.V$8]/[.$C208]" office:value-type="float" office:value="390.75" calcext:value-type="float">
            <text:p>391</text:p>
          </table:table-cell>
          <table:table-cell table:style-name="ce132" table:formula="of:=[.$E$6]+360*[.W$8]/[.$C208]" office:value-type="float" office:value="392.625" calcext:value-type="float">
            <text:p>393</text:p>
          </table:table-cell>
          <table:table-cell table:style-name="ce132" table:formula="of:=[.$E$6]+360*[.X$8]/[.$C208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09]" office:value-type="float" office:value="9230.76923076923" calcext:value-type="float">
            <text:p>9231</text:p>
          </table:table-cell>
          <table:table-cell table:style-name="ce132" table:formula="of:=[.$E$6]+360*[.D$8]/[.$C209]" office:value-type="float" office:value="357" calcext:value-type="float">
            <text:p>357</text:p>
          </table:table-cell>
          <table:table-cell table:style-name="ce132" table:formula="of:=[.$E$6]+360*[.E$8]/[.$C209]" office:value-type="float" office:value="358.95" calcext:value-type="float">
            <text:p>359</text:p>
          </table:table-cell>
          <table:table-cell table:style-name="ce132" table:formula="of:=[.$E$6]+360*[.F$8]/[.$C209]" office:value-type="float" office:value="360.9" calcext:value-type="float">
            <text:p>361</text:p>
          </table:table-cell>
          <table:table-cell table:style-name="ce132" table:formula="of:=[.$E$6]+360*[.G$8]/[.$C209]" office:value-type="float" office:value="362.85" calcext:value-type="float">
            <text:p>363</text:p>
          </table:table-cell>
          <table:table-cell table:style-name="ce132" table:formula="of:=[.$E$6]+360*[.H$8]/[.$C209]" office:value-type="float" office:value="364.8" calcext:value-type="float">
            <text:p>365</text:p>
          </table:table-cell>
          <table:table-cell table:style-name="ce132" table:formula="of:=[.$E$6]+360*[.I$8]/[.$C209]" office:value-type="float" office:value="366.75" calcext:value-type="float">
            <text:p>367</text:p>
          </table:table-cell>
          <table:table-cell table:style-name="ce132" table:formula="of:=[.$E$6]+360*[.J$8]/[.$C209]" office:value-type="float" office:value="368.7" calcext:value-type="float">
            <text:p>369</text:p>
          </table:table-cell>
          <table:table-cell table:style-name="ce132" table:formula="of:=[.$E$6]+360*[.K$8]/[.$C209]" office:value-type="float" office:value="370.65" calcext:value-type="float">
            <text:p>371</text:p>
          </table:table-cell>
          <table:table-cell table:style-name="ce132" table:formula="of:=[.$E$6]+360*[.L$8]/[.$C209]" office:value-type="float" office:value="372.6" calcext:value-type="float">
            <text:p>373</text:p>
          </table:table-cell>
          <table:table-cell table:style-name="ce132" table:formula="of:=[.$E$6]+360*[.M$8]/[.$C209]" office:value-type="float" office:value="374.55" calcext:value-type="float">
            <text:p>375</text:p>
          </table:table-cell>
          <table:table-cell table:style-name="ce132" table:formula="of:=[.$E$6]+360*[.N$8]/[.$C209]" office:value-type="float" office:value="376.5" calcext:value-type="float">
            <text:p>377</text:p>
          </table:table-cell>
          <table:table-cell table:style-name="ce132" table:formula="of:=[.$E$6]+360*[.O$8]/[.$C209]" office:value-type="float" office:value="378.45" calcext:value-type="float">
            <text:p>378</text:p>
          </table:table-cell>
          <table:table-cell table:style-name="ce132" table:formula="of:=[.$E$6]+360*[.P$8]/[.$C209]" office:value-type="float" office:value="380.4" calcext:value-type="float">
            <text:p>380</text:p>
          </table:table-cell>
          <table:table-cell table:style-name="ce132" table:formula="of:=[.$E$6]+360*[.Q$8]/[.$C209]" office:value-type="float" office:value="382.35" calcext:value-type="float">
            <text:p>382</text:p>
          </table:table-cell>
          <table:table-cell table:style-name="ce132" table:formula="of:=[.$E$6]+360*[.R$8]/[.$C209]" office:value-type="float" office:value="384.3" calcext:value-type="float">
            <text:p>384</text:p>
          </table:table-cell>
          <table:table-cell table:style-name="ce132" table:formula="of:=[.$E$6]+360*[.S$8]/[.$C209]" office:value-type="float" office:value="386.25" calcext:value-type="float">
            <text:p>386</text:p>
          </table:table-cell>
          <table:table-cell table:style-name="ce132" table:formula="of:=[.$E$6]+360*[.T$8]/[.$C209]" office:value-type="float" office:value="388.2" calcext:value-type="float">
            <text:p>388</text:p>
          </table:table-cell>
          <table:table-cell table:style-name="ce132" table:formula="of:=[.$E$6]+360*[.U$8]/[.$C209]" office:value-type="float" office:value="390.15" calcext:value-type="float">
            <text:p>390</text:p>
          </table:table-cell>
          <table:table-cell table:style-name="ce132" table:formula="of:=[.$E$6]+360*[.V$8]/[.$C209]" office:value-type="float" office:value="392.1" calcext:value-type="float">
            <text:p>392</text:p>
          </table:table-cell>
          <table:table-cell table:style-name="ce132" table:formula="of:=[.$E$6]+360*[.W$8]/[.$C209]" office:value-type="float" office:value="394.05" calcext:value-type="float">
            <text:p>394</text:p>
          </table:table-cell>
          <table:table-cell table:style-name="ce132" table:formula="of:=[.$E$6]+360*[.X$8]/[.$C209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10]" office:value-type="float" office:value="8888.88888888889" calcext:value-type="float">
            <text:p>8889</text:p>
          </table:table-cell>
          <table:table-cell table:style-name="ce132" table:formula="of:=[.$E$6]+360*[.D$8]/[.$C210]" office:value-type="float" office:value="357" calcext:value-type="float">
            <text:p>357</text:p>
          </table:table-cell>
          <table:table-cell table:style-name="ce132" table:formula="of:=[.$E$6]+360*[.E$8]/[.$C210]" office:value-type="float" office:value="359.025" calcext:value-type="float">
            <text:p>359</text:p>
          </table:table-cell>
          <table:table-cell table:style-name="ce132" table:formula="of:=[.$E$6]+360*[.F$8]/[.$C210]" office:value-type="float" office:value="361.05" calcext:value-type="float">
            <text:p>361</text:p>
          </table:table-cell>
          <table:table-cell table:style-name="ce132" table:formula="of:=[.$E$6]+360*[.G$8]/[.$C210]" office:value-type="float" office:value="363.075" calcext:value-type="float">
            <text:p>363</text:p>
          </table:table-cell>
          <table:table-cell table:style-name="ce132" table:formula="of:=[.$E$6]+360*[.H$8]/[.$C210]" office:value-type="float" office:value="365.1" calcext:value-type="float">
            <text:p>365</text:p>
          </table:table-cell>
          <table:table-cell table:style-name="ce132" table:formula="of:=[.$E$6]+360*[.I$8]/[.$C210]" office:value-type="float" office:value="367.125" calcext:value-type="float">
            <text:p>367</text:p>
          </table:table-cell>
          <table:table-cell table:style-name="ce132" table:formula="of:=[.$E$6]+360*[.J$8]/[.$C210]" office:value-type="float" office:value="369.15" calcext:value-type="float">
            <text:p>369</text:p>
          </table:table-cell>
          <table:table-cell table:style-name="ce132" table:formula="of:=[.$E$6]+360*[.K$8]/[.$C210]" office:value-type="float" office:value="371.175" calcext:value-type="float">
            <text:p>371</text:p>
          </table:table-cell>
          <table:table-cell table:style-name="ce132" table:formula="of:=[.$E$6]+360*[.L$8]/[.$C210]" office:value-type="float" office:value="373.2" calcext:value-type="float">
            <text:p>373</text:p>
          </table:table-cell>
          <table:table-cell table:style-name="ce132" table:formula="of:=[.$E$6]+360*[.M$8]/[.$C210]" office:value-type="float" office:value="375.225" calcext:value-type="float">
            <text:p>375</text:p>
          </table:table-cell>
          <table:table-cell table:style-name="ce132" table:formula="of:=[.$E$6]+360*[.N$8]/[.$C210]" office:value-type="float" office:value="377.25" calcext:value-type="float">
            <text:p>377</text:p>
          </table:table-cell>
          <table:table-cell table:style-name="ce132" table:formula="of:=[.$E$6]+360*[.O$8]/[.$C210]" office:value-type="float" office:value="379.275" calcext:value-type="float">
            <text:p>379</text:p>
          </table:table-cell>
          <table:table-cell table:style-name="ce132" table:formula="of:=[.$E$6]+360*[.P$8]/[.$C210]" office:value-type="float" office:value="381.3" calcext:value-type="float">
            <text:p>381</text:p>
          </table:table-cell>
          <table:table-cell table:style-name="ce132" table:formula="of:=[.$E$6]+360*[.Q$8]/[.$C210]" office:value-type="float" office:value="383.325" calcext:value-type="float">
            <text:p>383</text:p>
          </table:table-cell>
          <table:table-cell table:style-name="ce132" table:formula="of:=[.$E$6]+360*[.R$8]/[.$C210]" office:value-type="float" office:value="385.35" calcext:value-type="float">
            <text:p>385</text:p>
          </table:table-cell>
          <table:table-cell table:style-name="ce132" table:formula="of:=[.$E$6]+360*[.S$8]/[.$C210]" office:value-type="float" office:value="387.375" calcext:value-type="float">
            <text:p>387</text:p>
          </table:table-cell>
          <table:table-cell table:style-name="ce132" table:formula="of:=[.$E$6]+360*[.T$8]/[.$C210]" office:value-type="float" office:value="389.4" calcext:value-type="float">
            <text:p>389</text:p>
          </table:table-cell>
          <table:table-cell table:style-name="ce132" table:formula="of:=[.$E$6]+360*[.U$8]/[.$C210]" office:value-type="float" office:value="391.425" calcext:value-type="float">
            <text:p>391</text:p>
          </table:table-cell>
          <table:table-cell table:style-name="ce132" table:formula="of:=[.$E$6]+360*[.V$8]/[.$C210]" office:value-type="float" office:value="393.45" calcext:value-type="float">
            <text:p>393</text:p>
          </table:table-cell>
          <table:table-cell table:style-name="ce132" table:formula="of:=[.$E$6]+360*[.W$8]/[.$C210]" office:value-type="float" office:value="395.475" calcext:value-type="float">
            <text:p>395</text:p>
          </table:table-cell>
          <table:table-cell table:style-name="ce132" table:formula="of:=[.$E$6]+360*[.X$8]/[.$C210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11]" office:value-type="float" office:value="8571.42857142857" calcext:value-type="float">
            <text:p>8571</text:p>
          </table:table-cell>
          <table:table-cell table:style-name="ce132" table:formula="of:=[.$E$6]+360*[.D$8]/[.$C211]" office:value-type="float" office:value="357" calcext:value-type="float">
            <text:p>357</text:p>
          </table:table-cell>
          <table:table-cell table:style-name="ce132" table:formula="of:=[.$E$6]+360*[.E$8]/[.$C211]" office:value-type="float" office:value="359.1" calcext:value-type="float">
            <text:p>359</text:p>
          </table:table-cell>
          <table:table-cell table:style-name="ce132" table:formula="of:=[.$E$6]+360*[.F$8]/[.$C211]" office:value-type="float" office:value="361.2" calcext:value-type="float">
            <text:p>361</text:p>
          </table:table-cell>
          <table:table-cell table:style-name="ce132" table:formula="of:=[.$E$6]+360*[.G$8]/[.$C211]" office:value-type="float" office:value="363.3" calcext:value-type="float">
            <text:p>363</text:p>
          </table:table-cell>
          <table:table-cell table:style-name="ce132" table:formula="of:=[.$E$6]+360*[.H$8]/[.$C211]" office:value-type="float" office:value="365.4" calcext:value-type="float">
            <text:p>365</text:p>
          </table:table-cell>
          <table:table-cell table:style-name="ce132" table:formula="of:=[.$E$6]+360*[.I$8]/[.$C211]" office:value-type="float" office:value="367.5" calcext:value-type="float">
            <text:p>368</text:p>
          </table:table-cell>
          <table:table-cell table:style-name="ce132" table:formula="of:=[.$E$6]+360*[.J$8]/[.$C211]" office:value-type="float" office:value="369.6" calcext:value-type="float">
            <text:p>370</text:p>
          </table:table-cell>
          <table:table-cell table:style-name="ce132" table:formula="of:=[.$E$6]+360*[.K$8]/[.$C211]" office:value-type="float" office:value="371.7" calcext:value-type="float">
            <text:p>372</text:p>
          </table:table-cell>
          <table:table-cell table:style-name="ce132" table:formula="of:=[.$E$6]+360*[.L$8]/[.$C211]" office:value-type="float" office:value="373.8" calcext:value-type="float">
            <text:p>374</text:p>
          </table:table-cell>
          <table:table-cell table:style-name="ce132" table:formula="of:=[.$E$6]+360*[.M$8]/[.$C211]" office:value-type="float" office:value="375.9" calcext:value-type="float">
            <text:p>376</text:p>
          </table:table-cell>
          <table:table-cell table:style-name="ce132" table:formula="of:=[.$E$6]+360*[.N$8]/[.$C211]" office:value-type="float" office:value="378" calcext:value-type="float">
            <text:p>378</text:p>
          </table:table-cell>
          <table:table-cell table:style-name="ce132" table:formula="of:=[.$E$6]+360*[.O$8]/[.$C211]" office:value-type="float" office:value="380.1" calcext:value-type="float">
            <text:p>380</text:p>
          </table:table-cell>
          <table:table-cell table:style-name="ce132" table:formula="of:=[.$E$6]+360*[.P$8]/[.$C211]" office:value-type="float" office:value="382.2" calcext:value-type="float">
            <text:p>382</text:p>
          </table:table-cell>
          <table:table-cell table:style-name="ce132" table:formula="of:=[.$E$6]+360*[.Q$8]/[.$C211]" office:value-type="float" office:value="384.3" calcext:value-type="float">
            <text:p>384</text:p>
          </table:table-cell>
          <table:table-cell table:style-name="ce132" table:formula="of:=[.$E$6]+360*[.R$8]/[.$C211]" office:value-type="float" office:value="386.4" calcext:value-type="float">
            <text:p>386</text:p>
          </table:table-cell>
          <table:table-cell table:style-name="ce132" table:formula="of:=[.$E$6]+360*[.S$8]/[.$C211]" office:value-type="float" office:value="388.5" calcext:value-type="float">
            <text:p>389</text:p>
          </table:table-cell>
          <table:table-cell table:style-name="ce132" table:formula="of:=[.$E$6]+360*[.T$8]/[.$C211]" office:value-type="float" office:value="390.6" calcext:value-type="float">
            <text:p>391</text:p>
          </table:table-cell>
          <table:table-cell table:style-name="ce132" table:formula="of:=[.$E$6]+360*[.U$8]/[.$C211]" office:value-type="float" office:value="392.7" calcext:value-type="float">
            <text:p>393</text:p>
          </table:table-cell>
          <table:table-cell table:style-name="ce132" table:formula="of:=[.$E$6]+360*[.V$8]/[.$C211]" office:value-type="float" office:value="394.8" calcext:value-type="float">
            <text:p>395</text:p>
          </table:table-cell>
          <table:table-cell table:style-name="ce132" table:formula="of:=[.$E$6]+360*[.W$8]/[.$C211]" office:value-type="float" office:value="396.9" calcext:value-type="float">
            <text:p>397</text:p>
          </table:table-cell>
          <table:table-cell table:style-name="ce132" table:formula="of:=[.$E$6]+360*[.X$8]/[.$C211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12]" office:value-type="float" office:value="8275.86206896552" calcext:value-type="float">
            <text:p>8276</text:p>
          </table:table-cell>
          <table:table-cell table:style-name="ce132" table:formula="of:=[.$E$6]+360*[.D$8]/[.$C212]" office:value-type="float" office:value="357" calcext:value-type="float">
            <text:p>357</text:p>
          </table:table-cell>
          <table:table-cell table:style-name="ce132" table:formula="of:=[.$E$6]+360*[.E$8]/[.$C212]" office:value-type="float" office:value="359.175" calcext:value-type="float">
            <text:p>359</text:p>
          </table:table-cell>
          <table:table-cell table:style-name="ce132" table:formula="of:=[.$E$6]+360*[.F$8]/[.$C212]" office:value-type="float" office:value="361.35" calcext:value-type="float">
            <text:p>361</text:p>
          </table:table-cell>
          <table:table-cell table:style-name="ce132" table:formula="of:=[.$E$6]+360*[.G$8]/[.$C212]" office:value-type="float" office:value="363.525" calcext:value-type="float">
            <text:p>364</text:p>
          </table:table-cell>
          <table:table-cell table:style-name="ce132" table:formula="of:=[.$E$6]+360*[.H$8]/[.$C212]" office:value-type="float" office:value="365.7" calcext:value-type="float">
            <text:p>366</text:p>
          </table:table-cell>
          <table:table-cell table:style-name="ce132" table:formula="of:=[.$E$6]+360*[.I$8]/[.$C212]" office:value-type="float" office:value="367.875" calcext:value-type="float">
            <text:p>368</text:p>
          </table:table-cell>
          <table:table-cell table:style-name="ce132" table:formula="of:=[.$E$6]+360*[.J$8]/[.$C212]" office:value-type="float" office:value="370.05" calcext:value-type="float">
            <text:p>370</text:p>
          </table:table-cell>
          <table:table-cell table:style-name="ce132" table:formula="of:=[.$E$6]+360*[.K$8]/[.$C212]" office:value-type="float" office:value="372.225" calcext:value-type="float">
            <text:p>372</text:p>
          </table:table-cell>
          <table:table-cell table:style-name="ce132" table:formula="of:=[.$E$6]+360*[.L$8]/[.$C212]" office:value-type="float" office:value="374.4" calcext:value-type="float">
            <text:p>374</text:p>
          </table:table-cell>
          <table:table-cell table:style-name="ce132" table:formula="of:=[.$E$6]+360*[.M$8]/[.$C212]" office:value-type="float" office:value="376.575" calcext:value-type="float">
            <text:p>377</text:p>
          </table:table-cell>
          <table:table-cell table:style-name="ce132" table:formula="of:=[.$E$6]+360*[.N$8]/[.$C212]" office:value-type="float" office:value="378.75" calcext:value-type="float">
            <text:p>379</text:p>
          </table:table-cell>
          <table:table-cell table:style-name="ce132" table:formula="of:=[.$E$6]+360*[.O$8]/[.$C212]" office:value-type="float" office:value="380.925" calcext:value-type="float">
            <text:p>381</text:p>
          </table:table-cell>
          <table:table-cell table:style-name="ce132" table:formula="of:=[.$E$6]+360*[.P$8]/[.$C212]" office:value-type="float" office:value="383.1" calcext:value-type="float">
            <text:p>383</text:p>
          </table:table-cell>
          <table:table-cell table:style-name="ce132" table:formula="of:=[.$E$6]+360*[.Q$8]/[.$C212]" office:value-type="float" office:value="385.275" calcext:value-type="float">
            <text:p>385</text:p>
          </table:table-cell>
          <table:table-cell table:style-name="ce132" table:formula="of:=[.$E$6]+360*[.R$8]/[.$C212]" office:value-type="float" office:value="387.45" calcext:value-type="float">
            <text:p>387</text:p>
          </table:table-cell>
          <table:table-cell table:style-name="ce132" table:formula="of:=[.$E$6]+360*[.S$8]/[.$C212]" office:value-type="float" office:value="389.625" calcext:value-type="float">
            <text:p>390</text:p>
          </table:table-cell>
          <table:table-cell table:style-name="ce132" table:formula="of:=[.$E$6]+360*[.T$8]/[.$C212]" office:value-type="float" office:value="391.8" calcext:value-type="float">
            <text:p>392</text:p>
          </table:table-cell>
          <table:table-cell table:style-name="ce132" table:formula="of:=[.$E$6]+360*[.U$8]/[.$C212]" office:value-type="float" office:value="393.975" calcext:value-type="float">
            <text:p>394</text:p>
          </table:table-cell>
          <table:table-cell table:style-name="ce132" table:formula="of:=[.$E$6]+360*[.V$8]/[.$C212]" office:value-type="float" office:value="396.15" calcext:value-type="float">
            <text:p>396</text:p>
          </table:table-cell>
          <table:table-cell table:style-name="ce132" table:formula="of:=[.$E$6]+360*[.W$8]/[.$C212]" office:value-type="float" office:value="398.325" calcext:value-type="float">
            <text:p>398</text:p>
          </table:table-cell>
          <table:table-cell table:style-name="ce132" table:formula="of:=[.$E$6]+360*[.X$8]/[.$C212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13]" office:value-type="float" office:value="8000" calcext:value-type="float">
            <text:p>8000</text:p>
          </table:table-cell>
          <table:table-cell table:style-name="ce132" table:formula="of:=[.$E$6]+360*[.D$8]/[.$C213]" office:value-type="float" office:value="357" calcext:value-type="float">
            <text:p>357</text:p>
          </table:table-cell>
          <table:table-cell table:style-name="ce132" table:formula="of:=[.$E$6]+360*[.E$8]/[.$C213]" office:value-type="float" office:value="359.25" calcext:value-type="float">
            <text:p>359</text:p>
          </table:table-cell>
          <table:table-cell table:style-name="ce132" table:formula="of:=[.$E$6]+360*[.F$8]/[.$C213]" office:value-type="float" office:value="361.5" calcext:value-type="float">
            <text:p>362</text:p>
          </table:table-cell>
          <table:table-cell table:style-name="ce132" table:formula="of:=[.$E$6]+360*[.G$8]/[.$C213]" office:value-type="float" office:value="363.75" calcext:value-type="float">
            <text:p>364</text:p>
          </table:table-cell>
          <table:table-cell table:style-name="ce132" table:formula="of:=[.$E$6]+360*[.H$8]/[.$C213]" office:value-type="float" office:value="366" calcext:value-type="float">
            <text:p>366</text:p>
          </table:table-cell>
          <table:table-cell table:style-name="ce132" table:formula="of:=[.$E$6]+360*[.I$8]/[.$C213]" office:value-type="float" office:value="368.25" calcext:value-type="float">
            <text:p>368</text:p>
          </table:table-cell>
          <table:table-cell table:style-name="ce132" table:formula="of:=[.$E$6]+360*[.J$8]/[.$C213]" office:value-type="float" office:value="370.5" calcext:value-type="float">
            <text:p>371</text:p>
          </table:table-cell>
          <table:table-cell table:style-name="ce132" table:formula="of:=[.$E$6]+360*[.K$8]/[.$C213]" office:value-type="float" office:value="372.75" calcext:value-type="float">
            <text:p>373</text:p>
          </table:table-cell>
          <table:table-cell table:style-name="ce132" table:formula="of:=[.$E$6]+360*[.L$8]/[.$C213]" office:value-type="float" office:value="375" calcext:value-type="float">
            <text:p>375</text:p>
          </table:table-cell>
          <table:table-cell table:style-name="ce132" table:formula="of:=[.$E$6]+360*[.M$8]/[.$C213]" office:value-type="float" office:value="377.25" calcext:value-type="float">
            <text:p>377</text:p>
          </table:table-cell>
          <table:table-cell table:style-name="ce132" table:formula="of:=[.$E$6]+360*[.N$8]/[.$C213]" office:value-type="float" office:value="379.5" calcext:value-type="float">
            <text:p>380</text:p>
          </table:table-cell>
          <table:table-cell table:style-name="ce132" table:formula="of:=[.$E$6]+360*[.O$8]/[.$C213]" office:value-type="float" office:value="381.75" calcext:value-type="float">
            <text:p>382</text:p>
          </table:table-cell>
          <table:table-cell table:style-name="ce132" table:formula="of:=[.$E$6]+360*[.P$8]/[.$C213]" office:value-type="float" office:value="384" calcext:value-type="float">
            <text:p>384</text:p>
          </table:table-cell>
          <table:table-cell table:style-name="ce132" table:formula="of:=[.$E$6]+360*[.Q$8]/[.$C213]" office:value-type="float" office:value="386.25" calcext:value-type="float">
            <text:p>386</text:p>
          </table:table-cell>
          <table:table-cell table:style-name="ce132" table:formula="of:=[.$E$6]+360*[.R$8]/[.$C213]" office:value-type="float" office:value="388.5" calcext:value-type="float">
            <text:p>389</text:p>
          </table:table-cell>
          <table:table-cell table:style-name="ce132" table:formula="of:=[.$E$6]+360*[.S$8]/[.$C213]" office:value-type="float" office:value="390.75" calcext:value-type="float">
            <text:p>391</text:p>
          </table:table-cell>
          <table:table-cell table:style-name="ce132" table:formula="of:=[.$E$6]+360*[.T$8]/[.$C213]" office:value-type="float" office:value="393" calcext:value-type="float">
            <text:p>393</text:p>
          </table:table-cell>
          <table:table-cell table:style-name="ce132" table:formula="of:=[.$E$6]+360*[.U$8]/[.$C213]" office:value-type="float" office:value="395.25" calcext:value-type="float">
            <text:p>395</text:p>
          </table:table-cell>
          <table:table-cell table:style-name="ce132" table:formula="of:=[.$E$6]+360*[.V$8]/[.$C213]" office:value-type="float" office:value="397.5" calcext:value-type="float">
            <text:p>398</text:p>
          </table:table-cell>
          <table:table-cell table:style-name="ce132" table:formula="of:=[.$E$6]+360*[.W$8]/[.$C213]" office:value-type="float" office:value="399.75" calcext:value-type="float">
            <text:p>400</text:p>
          </table:table-cell>
          <table:table-cell table:style-name="ce132" table:formula="of:=[.$E$6]+360*[.X$8]/[.$C213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14]" office:value-type="float" office:value="7741.93548387097" calcext:value-type="float">
            <text:p>7742</text:p>
          </table:table-cell>
          <table:table-cell table:style-name="ce132" table:formula="of:=[.$E$6]+360*[.D$8]/[.$C214]" office:value-type="float" office:value="357" calcext:value-type="float">
            <text:p>357</text:p>
          </table:table-cell>
          <table:table-cell table:style-name="ce132" table:formula="of:=[.$E$6]+360*[.E$8]/[.$C214]" office:value-type="float" office:value="359.325" calcext:value-type="float">
            <text:p>359</text:p>
          </table:table-cell>
          <table:table-cell table:style-name="ce132" table:formula="of:=[.$E$6]+360*[.F$8]/[.$C214]" office:value-type="float" office:value="361.65" calcext:value-type="float">
            <text:p>362</text:p>
          </table:table-cell>
          <table:table-cell table:style-name="ce132" table:formula="of:=[.$E$6]+360*[.G$8]/[.$C214]" office:value-type="float" office:value="363.975" calcext:value-type="float">
            <text:p>364</text:p>
          </table:table-cell>
          <table:table-cell table:style-name="ce132" table:formula="of:=[.$E$6]+360*[.H$8]/[.$C214]" office:value-type="float" office:value="366.3" calcext:value-type="float">
            <text:p>366</text:p>
          </table:table-cell>
          <table:table-cell table:style-name="ce132" table:formula="of:=[.$E$6]+360*[.I$8]/[.$C214]" office:value-type="float" office:value="368.625" calcext:value-type="float">
            <text:p>369</text:p>
          </table:table-cell>
          <table:table-cell table:style-name="ce132" table:formula="of:=[.$E$6]+360*[.J$8]/[.$C214]" office:value-type="float" office:value="370.95" calcext:value-type="float">
            <text:p>371</text:p>
          </table:table-cell>
          <table:table-cell table:style-name="ce132" table:formula="of:=[.$E$6]+360*[.K$8]/[.$C214]" office:value-type="float" office:value="373.275" calcext:value-type="float">
            <text:p>373</text:p>
          </table:table-cell>
          <table:table-cell table:style-name="ce132" table:formula="of:=[.$E$6]+360*[.L$8]/[.$C214]" office:value-type="float" office:value="375.6" calcext:value-type="float">
            <text:p>376</text:p>
          </table:table-cell>
          <table:table-cell table:style-name="ce132" table:formula="of:=[.$E$6]+360*[.M$8]/[.$C214]" office:value-type="float" office:value="377.925" calcext:value-type="float">
            <text:p>378</text:p>
          </table:table-cell>
          <table:table-cell table:style-name="ce132" table:formula="of:=[.$E$6]+360*[.N$8]/[.$C214]" office:value-type="float" office:value="380.25" calcext:value-type="float">
            <text:p>380</text:p>
          </table:table-cell>
          <table:table-cell table:style-name="ce132" table:formula="of:=[.$E$6]+360*[.O$8]/[.$C214]" office:value-type="float" office:value="382.575" calcext:value-type="float">
            <text:p>383</text:p>
          </table:table-cell>
          <table:table-cell table:style-name="ce132" table:formula="of:=[.$E$6]+360*[.P$8]/[.$C214]" office:value-type="float" office:value="384.9" calcext:value-type="float">
            <text:p>385</text:p>
          </table:table-cell>
          <table:table-cell table:style-name="ce132" table:formula="of:=[.$E$6]+360*[.Q$8]/[.$C214]" office:value-type="float" office:value="387.225" calcext:value-type="float">
            <text:p>387</text:p>
          </table:table-cell>
          <table:table-cell table:style-name="ce132" table:formula="of:=[.$E$6]+360*[.R$8]/[.$C214]" office:value-type="float" office:value="389.55" calcext:value-type="float">
            <text:p>390</text:p>
          </table:table-cell>
          <table:table-cell table:style-name="ce132" table:formula="of:=[.$E$6]+360*[.S$8]/[.$C214]" office:value-type="float" office:value="391.875" calcext:value-type="float">
            <text:p>392</text:p>
          </table:table-cell>
          <table:table-cell table:style-name="ce132" table:formula="of:=[.$E$6]+360*[.T$8]/[.$C214]" office:value-type="float" office:value="394.2" calcext:value-type="float">
            <text:p>394</text:p>
          </table:table-cell>
          <table:table-cell table:style-name="ce132" table:formula="of:=[.$E$6]+360*[.U$8]/[.$C214]" office:value-type="float" office:value="396.525" calcext:value-type="float">
            <text:p>397</text:p>
          </table:table-cell>
          <table:table-cell table:style-name="ce132" table:formula="of:=[.$E$6]+360*[.V$8]/[.$C214]" office:value-type="float" office:value="398.85" calcext:value-type="float">
            <text:p>399</text:p>
          </table:table-cell>
          <table:table-cell table:style-name="ce132" table:formula="of:=[.$E$6]+360*[.W$8]/[.$C214]" office:value-type="float" office:value="401.175" calcext:value-type="float">
            <text:p>401</text:p>
          </table:table-cell>
          <table:table-cell table:style-name="ce132" table:formula="of:=[.$E$6]+360*[.X$8]/[.$C214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15]" office:value-type="float" office:value="7500" calcext:value-type="float">
            <text:p>7500</text:p>
          </table:table-cell>
          <table:table-cell table:style-name="ce132" table:formula="of:=[.$E$6]+360*[.D$8]/[.$C215]" office:value-type="float" office:value="357" calcext:value-type="float">
            <text:p>357</text:p>
          </table:table-cell>
          <table:table-cell table:style-name="ce132" table:formula="of:=[.$E$6]+360*[.E$8]/[.$C215]" office:value-type="float" office:value="359.4" calcext:value-type="float">
            <text:p>359</text:p>
          </table:table-cell>
          <table:table-cell table:style-name="ce132" table:formula="of:=[.$E$6]+360*[.F$8]/[.$C215]" office:value-type="float" office:value="361.8" calcext:value-type="float">
            <text:p>362</text:p>
          </table:table-cell>
          <table:table-cell table:style-name="ce132" table:formula="of:=[.$E$6]+360*[.G$8]/[.$C215]" office:value-type="float" office:value="364.2" calcext:value-type="float">
            <text:p>364</text:p>
          </table:table-cell>
          <table:table-cell table:style-name="ce132" table:formula="of:=[.$E$6]+360*[.H$8]/[.$C215]" office:value-type="float" office:value="366.6" calcext:value-type="float">
            <text:p>367</text:p>
          </table:table-cell>
          <table:table-cell table:style-name="ce132" table:formula="of:=[.$E$6]+360*[.I$8]/[.$C215]" office:value-type="float" office:value="369" calcext:value-type="float">
            <text:p>369</text:p>
          </table:table-cell>
          <table:table-cell table:style-name="ce132" table:formula="of:=[.$E$6]+360*[.J$8]/[.$C215]" office:value-type="float" office:value="371.4" calcext:value-type="float">
            <text:p>371</text:p>
          </table:table-cell>
          <table:table-cell table:style-name="ce132" table:formula="of:=[.$E$6]+360*[.K$8]/[.$C215]" office:value-type="float" office:value="373.8" calcext:value-type="float">
            <text:p>374</text:p>
          </table:table-cell>
          <table:table-cell table:style-name="ce132" table:formula="of:=[.$E$6]+360*[.L$8]/[.$C215]" office:value-type="float" office:value="376.2" calcext:value-type="float">
            <text:p>376</text:p>
          </table:table-cell>
          <table:table-cell table:style-name="ce132" table:formula="of:=[.$E$6]+360*[.M$8]/[.$C215]" office:value-type="float" office:value="378.6" calcext:value-type="float">
            <text:p>379</text:p>
          </table:table-cell>
          <table:table-cell table:style-name="ce132" table:formula="of:=[.$E$6]+360*[.N$8]/[.$C215]" office:value-type="float" office:value="381" calcext:value-type="float">
            <text:p>381</text:p>
          </table:table-cell>
          <table:table-cell table:style-name="ce132" table:formula="of:=[.$E$6]+360*[.O$8]/[.$C215]" office:value-type="float" office:value="383.4" calcext:value-type="float">
            <text:p>383</text:p>
          </table:table-cell>
          <table:table-cell table:style-name="ce132" table:formula="of:=[.$E$6]+360*[.P$8]/[.$C215]" office:value-type="float" office:value="385.8" calcext:value-type="float">
            <text:p>386</text:p>
          </table:table-cell>
          <table:table-cell table:style-name="ce132" table:formula="of:=[.$E$6]+360*[.Q$8]/[.$C215]" office:value-type="float" office:value="388.2" calcext:value-type="float">
            <text:p>388</text:p>
          </table:table-cell>
          <table:table-cell table:style-name="ce132" table:formula="of:=[.$E$6]+360*[.R$8]/[.$C215]" office:value-type="float" office:value="390.6" calcext:value-type="float">
            <text:p>391</text:p>
          </table:table-cell>
          <table:table-cell table:style-name="ce132" table:formula="of:=[.$E$6]+360*[.S$8]/[.$C215]" office:value-type="float" office:value="393" calcext:value-type="float">
            <text:p>393</text:p>
          </table:table-cell>
          <table:table-cell table:style-name="ce132" table:formula="of:=[.$E$6]+360*[.T$8]/[.$C215]" office:value-type="float" office:value="395.4" calcext:value-type="float">
            <text:p>395</text:p>
          </table:table-cell>
          <table:table-cell table:style-name="ce132" table:formula="of:=[.$E$6]+360*[.U$8]/[.$C215]" office:value-type="float" office:value="397.8" calcext:value-type="float">
            <text:p>398</text:p>
          </table:table-cell>
          <table:table-cell table:style-name="ce132" table:formula="of:=[.$E$6]+360*[.V$8]/[.$C215]" office:value-type="float" office:value="400.2" calcext:value-type="float">
            <text:p>400</text:p>
          </table:table-cell>
          <table:table-cell table:style-name="ce132" table:formula="of:=[.$E$6]+360*[.W$8]/[.$C215]" office:value-type="float" office:value="402.6" calcext:value-type="float">
            <text:p>403</text:p>
          </table:table-cell>
          <table:table-cell table:style-name="ce132" table:formula="of:=[.$E$6]+360*[.X$8]/[.$C215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16]" office:value-type="float" office:value="7272.72727272727" calcext:value-type="float">
            <text:p>7273</text:p>
          </table:table-cell>
          <table:table-cell table:style-name="ce132" table:formula="of:=[.$E$6]+360*[.D$8]/[.$C216]" office:value-type="float" office:value="357" calcext:value-type="float">
            <text:p>357</text:p>
          </table:table-cell>
          <table:table-cell table:style-name="ce132" table:formula="of:=[.$E$6]+360*[.E$8]/[.$C216]" office:value-type="float" office:value="359.475" calcext:value-type="float">
            <text:p>359</text:p>
          </table:table-cell>
          <table:table-cell table:style-name="ce132" table:formula="of:=[.$E$6]+360*[.F$8]/[.$C216]" office:value-type="float" office:value="361.95" calcext:value-type="float">
            <text:p>362</text:p>
          </table:table-cell>
          <table:table-cell table:style-name="ce132" table:formula="of:=[.$E$6]+360*[.G$8]/[.$C216]" office:value-type="float" office:value="364.425" calcext:value-type="float">
            <text:p>364</text:p>
          </table:table-cell>
          <table:table-cell table:style-name="ce132" table:formula="of:=[.$E$6]+360*[.H$8]/[.$C216]" office:value-type="float" office:value="366.9" calcext:value-type="float">
            <text:p>367</text:p>
          </table:table-cell>
          <table:table-cell table:style-name="ce132" table:formula="of:=[.$E$6]+360*[.I$8]/[.$C216]" office:value-type="float" office:value="369.375" calcext:value-type="float">
            <text:p>369</text:p>
          </table:table-cell>
          <table:table-cell table:style-name="ce132" table:formula="of:=[.$E$6]+360*[.J$8]/[.$C216]" office:value-type="float" office:value="371.85" calcext:value-type="float">
            <text:p>372</text:p>
          </table:table-cell>
          <table:table-cell table:style-name="ce132" table:formula="of:=[.$E$6]+360*[.K$8]/[.$C216]" office:value-type="float" office:value="374.325" calcext:value-type="float">
            <text:p>374</text:p>
          </table:table-cell>
          <table:table-cell table:style-name="ce132" table:formula="of:=[.$E$6]+360*[.L$8]/[.$C216]" office:value-type="float" office:value="376.8" calcext:value-type="float">
            <text:p>377</text:p>
          </table:table-cell>
          <table:table-cell table:style-name="ce132" table:formula="of:=[.$E$6]+360*[.M$8]/[.$C216]" office:value-type="float" office:value="379.275" calcext:value-type="float">
            <text:p>379</text:p>
          </table:table-cell>
          <table:table-cell table:style-name="ce132" table:formula="of:=[.$E$6]+360*[.N$8]/[.$C216]" office:value-type="float" office:value="381.75" calcext:value-type="float">
            <text:p>382</text:p>
          </table:table-cell>
          <table:table-cell table:style-name="ce132" table:formula="of:=[.$E$6]+360*[.O$8]/[.$C216]" office:value-type="float" office:value="384.225" calcext:value-type="float">
            <text:p>384</text:p>
          </table:table-cell>
          <table:table-cell table:style-name="ce132" table:formula="of:=[.$E$6]+360*[.P$8]/[.$C216]" office:value-type="float" office:value="386.7" calcext:value-type="float">
            <text:p>387</text:p>
          </table:table-cell>
          <table:table-cell table:style-name="ce132" table:formula="of:=[.$E$6]+360*[.Q$8]/[.$C216]" office:value-type="float" office:value="389.175" calcext:value-type="float">
            <text:p>389</text:p>
          </table:table-cell>
          <table:table-cell table:style-name="ce132" table:formula="of:=[.$E$6]+360*[.R$8]/[.$C216]" office:value-type="float" office:value="391.65" calcext:value-type="float">
            <text:p>392</text:p>
          </table:table-cell>
          <table:table-cell table:style-name="ce132" table:formula="of:=[.$E$6]+360*[.S$8]/[.$C216]" office:value-type="float" office:value="394.125" calcext:value-type="float">
            <text:p>394</text:p>
          </table:table-cell>
          <table:table-cell table:style-name="ce132" table:formula="of:=[.$E$6]+360*[.T$8]/[.$C216]" office:value-type="float" office:value="396.6" calcext:value-type="float">
            <text:p>397</text:p>
          </table:table-cell>
          <table:table-cell table:style-name="ce132" table:formula="of:=[.$E$6]+360*[.U$8]/[.$C216]" office:value-type="float" office:value="399.075" calcext:value-type="float">
            <text:p>399</text:p>
          </table:table-cell>
          <table:table-cell table:style-name="ce132" table:formula="of:=[.$E$6]+360*[.V$8]/[.$C216]" office:value-type="float" office:value="401.55" calcext:value-type="float">
            <text:p>402</text:p>
          </table:table-cell>
          <table:table-cell table:style-name="ce132" table:formula="of:=[.$E$6]+360*[.W$8]/[.$C216]" office:value-type="float" office:value="404.025" calcext:value-type="float">
            <text:p>404</text:p>
          </table:table-cell>
          <table:table-cell table:style-name="ce132" table:formula="of:=[.$E$6]+360*[.X$8]/[.$C216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17]" office:value-type="float" office:value="7058.82352941176" calcext:value-type="float">
            <text:p>7059</text:p>
          </table:table-cell>
          <table:table-cell table:style-name="ce132" table:formula="of:=[.$E$6]+360*[.D$8]/[.$C217]" office:value-type="float" office:value="357" calcext:value-type="float">
            <text:p>357</text:p>
          </table:table-cell>
          <table:table-cell table:style-name="ce132" table:formula="of:=[.$E$6]+360*[.E$8]/[.$C217]" office:value-type="float" office:value="359.55" calcext:value-type="float">
            <text:p>360</text:p>
          </table:table-cell>
          <table:table-cell table:style-name="ce132" table:formula="of:=[.$E$6]+360*[.F$8]/[.$C217]" office:value-type="float" office:value="362.1" calcext:value-type="float">
            <text:p>362</text:p>
          </table:table-cell>
          <table:table-cell table:style-name="ce132" table:formula="of:=[.$E$6]+360*[.G$8]/[.$C217]" office:value-type="float" office:value="364.65" calcext:value-type="float">
            <text:p>365</text:p>
          </table:table-cell>
          <table:table-cell table:style-name="ce132" table:formula="of:=[.$E$6]+360*[.H$8]/[.$C217]" office:value-type="float" office:value="367.2" calcext:value-type="float">
            <text:p>367</text:p>
          </table:table-cell>
          <table:table-cell table:style-name="ce132" table:formula="of:=[.$E$6]+360*[.I$8]/[.$C217]" office:value-type="float" office:value="369.75" calcext:value-type="float">
            <text:p>370</text:p>
          </table:table-cell>
          <table:table-cell table:style-name="ce132" table:formula="of:=[.$E$6]+360*[.J$8]/[.$C217]" office:value-type="float" office:value="372.3" calcext:value-type="float">
            <text:p>372</text:p>
          </table:table-cell>
          <table:table-cell table:style-name="ce132" table:formula="of:=[.$E$6]+360*[.K$8]/[.$C217]" office:value-type="float" office:value="374.85" calcext:value-type="float">
            <text:p>375</text:p>
          </table:table-cell>
          <table:table-cell table:style-name="ce132" table:formula="of:=[.$E$6]+360*[.L$8]/[.$C217]" office:value-type="float" office:value="377.4" calcext:value-type="float">
            <text:p>377</text:p>
          </table:table-cell>
          <table:table-cell table:style-name="ce132" table:formula="of:=[.$E$6]+360*[.M$8]/[.$C217]" office:value-type="float" office:value="379.95" calcext:value-type="float">
            <text:p>380</text:p>
          </table:table-cell>
          <table:table-cell table:style-name="ce132" table:formula="of:=[.$E$6]+360*[.N$8]/[.$C217]" office:value-type="float" office:value="382.5" calcext:value-type="float">
            <text:p>383</text:p>
          </table:table-cell>
          <table:table-cell table:style-name="ce132" table:formula="of:=[.$E$6]+360*[.O$8]/[.$C217]" office:value-type="float" office:value="385.05" calcext:value-type="float">
            <text:p>385</text:p>
          </table:table-cell>
          <table:table-cell table:style-name="ce132" table:formula="of:=[.$E$6]+360*[.P$8]/[.$C217]" office:value-type="float" office:value="387.6" calcext:value-type="float">
            <text:p>388</text:p>
          </table:table-cell>
          <table:table-cell table:style-name="ce132" table:formula="of:=[.$E$6]+360*[.Q$8]/[.$C217]" office:value-type="float" office:value="390.15" calcext:value-type="float">
            <text:p>390</text:p>
          </table:table-cell>
          <table:table-cell table:style-name="ce132" table:formula="of:=[.$E$6]+360*[.R$8]/[.$C217]" office:value-type="float" office:value="392.7" calcext:value-type="float">
            <text:p>393</text:p>
          </table:table-cell>
          <table:table-cell table:style-name="ce132" table:formula="of:=[.$E$6]+360*[.S$8]/[.$C217]" office:value-type="float" office:value="395.25" calcext:value-type="float">
            <text:p>395</text:p>
          </table:table-cell>
          <table:table-cell table:style-name="ce132" table:formula="of:=[.$E$6]+360*[.T$8]/[.$C217]" office:value-type="float" office:value="397.8" calcext:value-type="float">
            <text:p>398</text:p>
          </table:table-cell>
          <table:table-cell table:style-name="ce132" table:formula="of:=[.$E$6]+360*[.U$8]/[.$C217]" office:value-type="float" office:value="400.35" calcext:value-type="float">
            <text:p>400</text:p>
          </table:table-cell>
          <table:table-cell table:style-name="ce132" table:formula="of:=[.$E$6]+360*[.V$8]/[.$C217]" office:value-type="float" office:value="402.9" calcext:value-type="float">
            <text:p>403</text:p>
          </table:table-cell>
          <table:table-cell table:style-name="ce132" table:formula="of:=[.$E$6]+360*[.W$8]/[.$C217]" office:value-type="float" office:value="405.45" calcext:value-type="float">
            <text:p>405</text:p>
          </table:table-cell>
          <table:table-cell table:style-name="ce132" table:formula="of:=[.$E$6]+360*[.X$8]/[.$C217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18]" office:value-type="float" office:value="6857.14285714286" calcext:value-type="float">
            <text:p>6857</text:p>
          </table:table-cell>
          <table:table-cell table:style-name="ce132" table:formula="of:=[.$E$6]+360*[.D$8]/[.$C218]" office:value-type="float" office:value="357" calcext:value-type="float">
            <text:p>357</text:p>
          </table:table-cell>
          <table:table-cell table:style-name="ce132" table:formula="of:=[.$E$6]+360*[.E$8]/[.$C218]" office:value-type="float" office:value="359.625" calcext:value-type="float">
            <text:p>360</text:p>
          </table:table-cell>
          <table:table-cell table:style-name="ce132" table:formula="of:=[.$E$6]+360*[.F$8]/[.$C218]" office:value-type="float" office:value="362.25" calcext:value-type="float">
            <text:p>362</text:p>
          </table:table-cell>
          <table:table-cell table:style-name="ce132" table:formula="of:=[.$E$6]+360*[.G$8]/[.$C218]" office:value-type="float" office:value="364.875" calcext:value-type="float">
            <text:p>365</text:p>
          </table:table-cell>
          <table:table-cell table:style-name="ce132" table:formula="of:=[.$E$6]+360*[.H$8]/[.$C218]" office:value-type="float" office:value="367.5" calcext:value-type="float">
            <text:p>368</text:p>
          </table:table-cell>
          <table:table-cell table:style-name="ce132" table:formula="of:=[.$E$6]+360*[.I$8]/[.$C218]" office:value-type="float" office:value="370.125" calcext:value-type="float">
            <text:p>370</text:p>
          </table:table-cell>
          <table:table-cell table:style-name="ce132" table:formula="of:=[.$E$6]+360*[.J$8]/[.$C218]" office:value-type="float" office:value="372.75" calcext:value-type="float">
            <text:p>373</text:p>
          </table:table-cell>
          <table:table-cell table:style-name="ce132" table:formula="of:=[.$E$6]+360*[.K$8]/[.$C218]" office:value-type="float" office:value="375.375" calcext:value-type="float">
            <text:p>375</text:p>
          </table:table-cell>
          <table:table-cell table:style-name="ce132" table:formula="of:=[.$E$6]+360*[.L$8]/[.$C218]" office:value-type="float" office:value="378" calcext:value-type="float">
            <text:p>378</text:p>
          </table:table-cell>
          <table:table-cell table:style-name="ce132" table:formula="of:=[.$E$6]+360*[.M$8]/[.$C218]" office:value-type="float" office:value="380.625" calcext:value-type="float">
            <text:p>381</text:p>
          </table:table-cell>
          <table:table-cell table:style-name="ce132" table:formula="of:=[.$E$6]+360*[.N$8]/[.$C218]" office:value-type="float" office:value="383.25" calcext:value-type="float">
            <text:p>383</text:p>
          </table:table-cell>
          <table:table-cell table:style-name="ce132" table:formula="of:=[.$E$6]+360*[.O$8]/[.$C218]" office:value-type="float" office:value="385.875" calcext:value-type="float">
            <text:p>386</text:p>
          </table:table-cell>
          <table:table-cell table:style-name="ce132" table:formula="of:=[.$E$6]+360*[.P$8]/[.$C218]" office:value-type="float" office:value="388.5" calcext:value-type="float">
            <text:p>389</text:p>
          </table:table-cell>
          <table:table-cell table:style-name="ce132" table:formula="of:=[.$E$6]+360*[.Q$8]/[.$C218]" office:value-type="float" office:value="391.125" calcext:value-type="float">
            <text:p>391</text:p>
          </table:table-cell>
          <table:table-cell table:style-name="ce132" table:formula="of:=[.$E$6]+360*[.R$8]/[.$C218]" office:value-type="float" office:value="393.75" calcext:value-type="float">
            <text:p>394</text:p>
          </table:table-cell>
          <table:table-cell table:style-name="ce132" table:formula="of:=[.$E$6]+360*[.S$8]/[.$C218]" office:value-type="float" office:value="396.375" calcext:value-type="float">
            <text:p>396</text:p>
          </table:table-cell>
          <table:table-cell table:style-name="ce132" table:formula="of:=[.$E$6]+360*[.T$8]/[.$C218]" office:value-type="float" office:value="399" calcext:value-type="float">
            <text:p>399</text:p>
          </table:table-cell>
          <table:table-cell table:style-name="ce132" table:formula="of:=[.$E$6]+360*[.U$8]/[.$C218]" office:value-type="float" office:value="401.625" calcext:value-type="float">
            <text:p>402</text:p>
          </table:table-cell>
          <table:table-cell table:style-name="ce132" table:formula="of:=[.$E$6]+360*[.V$8]/[.$C218]" office:value-type="float" office:value="404.25" calcext:value-type="float">
            <text:p>404</text:p>
          </table:table-cell>
          <table:table-cell table:style-name="ce132" table:formula="of:=[.$E$6]+360*[.W$8]/[.$C218]" office:value-type="float" office:value="406.875" calcext:value-type="float">
            <text:p>407</text:p>
          </table:table-cell>
          <table:table-cell table:style-name="ce132" table:formula="of:=[.$E$6]+360*[.X$8]/[.$C218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19]" office:value-type="float" office:value="6666.66666666667" calcext:value-type="float">
            <text:p>6667</text:p>
          </table:table-cell>
          <table:table-cell table:style-name="ce132" table:formula="of:=[.$E$6]+360*[.D$8]/[.$C219]" office:value-type="float" office:value="357" calcext:value-type="float">
            <text:p>357</text:p>
          </table:table-cell>
          <table:table-cell table:style-name="ce132" table:formula="of:=[.$E$6]+360*[.E$8]/[.$C219]" office:value-type="float" office:value="359.7" calcext:value-type="float">
            <text:p>360</text:p>
          </table:table-cell>
          <table:table-cell table:style-name="ce132" table:formula="of:=[.$E$6]+360*[.F$8]/[.$C219]" office:value-type="float" office:value="362.4" calcext:value-type="float">
            <text:p>362</text:p>
          </table:table-cell>
          <table:table-cell table:style-name="ce132" table:formula="of:=[.$E$6]+360*[.G$8]/[.$C219]" office:value-type="float" office:value="365.1" calcext:value-type="float">
            <text:p>365</text:p>
          </table:table-cell>
          <table:table-cell table:style-name="ce132" table:formula="of:=[.$E$6]+360*[.H$8]/[.$C219]" office:value-type="float" office:value="367.8" calcext:value-type="float">
            <text:p>368</text:p>
          </table:table-cell>
          <table:table-cell table:style-name="ce132" table:formula="of:=[.$E$6]+360*[.I$8]/[.$C219]" office:value-type="float" office:value="370.5" calcext:value-type="float">
            <text:p>371</text:p>
          </table:table-cell>
          <table:table-cell table:style-name="ce132" table:formula="of:=[.$E$6]+360*[.J$8]/[.$C219]" office:value-type="float" office:value="373.2" calcext:value-type="float">
            <text:p>373</text:p>
          </table:table-cell>
          <table:table-cell table:style-name="ce132" table:formula="of:=[.$E$6]+360*[.K$8]/[.$C219]" office:value-type="float" office:value="375.9" calcext:value-type="float">
            <text:p>376</text:p>
          </table:table-cell>
          <table:table-cell table:style-name="ce132" table:formula="of:=[.$E$6]+360*[.L$8]/[.$C219]" office:value-type="float" office:value="378.6" calcext:value-type="float">
            <text:p>379</text:p>
          </table:table-cell>
          <table:table-cell table:style-name="ce132" table:formula="of:=[.$E$6]+360*[.M$8]/[.$C219]" office:value-type="float" office:value="381.3" calcext:value-type="float">
            <text:p>381</text:p>
          </table:table-cell>
          <table:table-cell table:style-name="ce132" table:formula="of:=[.$E$6]+360*[.N$8]/[.$C219]" office:value-type="float" office:value="384" calcext:value-type="float">
            <text:p>384</text:p>
          </table:table-cell>
          <table:table-cell table:style-name="ce132" table:formula="of:=[.$E$6]+360*[.O$8]/[.$C219]" office:value-type="float" office:value="386.7" calcext:value-type="float">
            <text:p>387</text:p>
          </table:table-cell>
          <table:table-cell table:style-name="ce132" table:formula="of:=[.$E$6]+360*[.P$8]/[.$C219]" office:value-type="float" office:value="389.4" calcext:value-type="float">
            <text:p>389</text:p>
          </table:table-cell>
          <table:table-cell table:style-name="ce132" table:formula="of:=[.$E$6]+360*[.Q$8]/[.$C219]" office:value-type="float" office:value="392.1" calcext:value-type="float">
            <text:p>392</text:p>
          </table:table-cell>
          <table:table-cell table:style-name="ce132" table:formula="of:=[.$E$6]+360*[.R$8]/[.$C219]" office:value-type="float" office:value="394.8" calcext:value-type="float">
            <text:p>395</text:p>
          </table:table-cell>
          <table:table-cell table:style-name="ce132" table:formula="of:=[.$E$6]+360*[.S$8]/[.$C219]" office:value-type="float" office:value="397.5" calcext:value-type="float">
            <text:p>398</text:p>
          </table:table-cell>
          <table:table-cell table:style-name="ce132" table:formula="of:=[.$E$6]+360*[.T$8]/[.$C219]" office:value-type="float" office:value="400.2" calcext:value-type="float">
            <text:p>400</text:p>
          </table:table-cell>
          <table:table-cell table:style-name="ce132" table:formula="of:=[.$E$6]+360*[.U$8]/[.$C219]" office:value-type="float" office:value="402.9" calcext:value-type="float">
            <text:p>403</text:p>
          </table:table-cell>
          <table:table-cell table:style-name="ce132" table:formula="of:=[.$E$6]+360*[.V$8]/[.$C219]" office:value-type="float" office:value="405.6" calcext:value-type="float">
            <text:p>406</text:p>
          </table:table-cell>
          <table:table-cell table:style-name="ce132" table:formula="of:=[.$E$6]+360*[.W$8]/[.$C219]" office:value-type="float" office:value="408.3" calcext:value-type="float">
            <text:p>408</text:p>
          </table:table-cell>
          <table:table-cell table:style-name="ce132" table:formula="of:=[.$E$6]+360*[.X$8]/[.$C219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20]" office:value-type="float" office:value="6486.48648648649" calcext:value-type="float">
            <text:p>6486</text:p>
          </table:table-cell>
          <table:table-cell table:style-name="ce132" table:formula="of:=[.$E$6]+360*[.D$8]/[.$C220]" office:value-type="float" office:value="357" calcext:value-type="float">
            <text:p>357</text:p>
          </table:table-cell>
          <table:table-cell table:style-name="ce132" table:formula="of:=[.$E$6]+360*[.E$8]/[.$C220]" office:value-type="float" office:value="359.775" calcext:value-type="float">
            <text:p>360</text:p>
          </table:table-cell>
          <table:table-cell table:style-name="ce132" table:formula="of:=[.$E$6]+360*[.F$8]/[.$C220]" office:value-type="float" office:value="362.55" calcext:value-type="float">
            <text:p>363</text:p>
          </table:table-cell>
          <table:table-cell table:style-name="ce132" table:formula="of:=[.$E$6]+360*[.G$8]/[.$C220]" office:value-type="float" office:value="365.325" calcext:value-type="float">
            <text:p>365</text:p>
          </table:table-cell>
          <table:table-cell table:style-name="ce132" table:formula="of:=[.$E$6]+360*[.H$8]/[.$C220]" office:value-type="float" office:value="368.1" calcext:value-type="float">
            <text:p>368</text:p>
          </table:table-cell>
          <table:table-cell table:style-name="ce132" table:formula="of:=[.$E$6]+360*[.I$8]/[.$C220]" office:value-type="float" office:value="370.875" calcext:value-type="float">
            <text:p>371</text:p>
          </table:table-cell>
          <table:table-cell table:style-name="ce132" table:formula="of:=[.$E$6]+360*[.J$8]/[.$C220]" office:value-type="float" office:value="373.65" calcext:value-type="float">
            <text:p>374</text:p>
          </table:table-cell>
          <table:table-cell table:style-name="ce132" table:formula="of:=[.$E$6]+360*[.K$8]/[.$C220]" office:value-type="float" office:value="376.425" calcext:value-type="float">
            <text:p>376</text:p>
          </table:table-cell>
          <table:table-cell table:style-name="ce132" table:formula="of:=[.$E$6]+360*[.L$8]/[.$C220]" office:value-type="float" office:value="379.2" calcext:value-type="float">
            <text:p>379</text:p>
          </table:table-cell>
          <table:table-cell table:style-name="ce132" table:formula="of:=[.$E$6]+360*[.M$8]/[.$C220]" office:value-type="float" office:value="381.975" calcext:value-type="float">
            <text:p>382</text:p>
          </table:table-cell>
          <table:table-cell table:style-name="ce132" table:formula="of:=[.$E$6]+360*[.N$8]/[.$C220]" office:value-type="float" office:value="384.75" calcext:value-type="float">
            <text:p>385</text:p>
          </table:table-cell>
          <table:table-cell table:style-name="ce132" table:formula="of:=[.$E$6]+360*[.O$8]/[.$C220]" office:value-type="float" office:value="387.525" calcext:value-type="float">
            <text:p>388</text:p>
          </table:table-cell>
          <table:table-cell table:style-name="ce132" table:formula="of:=[.$E$6]+360*[.P$8]/[.$C220]" office:value-type="float" office:value="390.3" calcext:value-type="float">
            <text:p>390</text:p>
          </table:table-cell>
          <table:table-cell table:style-name="ce132" table:formula="of:=[.$E$6]+360*[.Q$8]/[.$C220]" office:value-type="float" office:value="393.075" calcext:value-type="float">
            <text:p>393</text:p>
          </table:table-cell>
          <table:table-cell table:style-name="ce132" table:formula="of:=[.$E$6]+360*[.R$8]/[.$C220]" office:value-type="float" office:value="395.85" calcext:value-type="float">
            <text:p>396</text:p>
          </table:table-cell>
          <table:table-cell table:style-name="ce132" table:formula="of:=[.$E$6]+360*[.S$8]/[.$C220]" office:value-type="float" office:value="398.625" calcext:value-type="float">
            <text:p>399</text:p>
          </table:table-cell>
          <table:table-cell table:style-name="ce132" table:formula="of:=[.$E$6]+360*[.T$8]/[.$C220]" office:value-type="float" office:value="401.4" calcext:value-type="float">
            <text:p>401</text:p>
          </table:table-cell>
          <table:table-cell table:style-name="ce132" table:formula="of:=[.$E$6]+360*[.U$8]/[.$C220]" office:value-type="float" office:value="404.175" calcext:value-type="float">
            <text:p>404</text:p>
          </table:table-cell>
          <table:table-cell table:style-name="ce132" table:formula="of:=[.$E$6]+360*[.V$8]/[.$C220]" office:value-type="float" office:value="406.95" calcext:value-type="float">
            <text:p>407</text:p>
          </table:table-cell>
          <table:table-cell table:style-name="ce132" table:formula="of:=[.$E$6]+360*[.W$8]/[.$C220]" office:value-type="float" office:value="409.725" calcext:value-type="float">
            <text:p>410</text:p>
          </table:table-cell>
          <table:table-cell table:style-name="ce132" table:formula="of:=[.$E$6]+360*[.X$8]/[.$C220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21]" office:value-type="float" office:value="6315.78947368421" calcext:value-type="float">
            <text:p>6316</text:p>
          </table:table-cell>
          <table:table-cell table:style-name="ce132" table:formula="of:=[.$E$6]+360*[.D$8]/[.$C221]" office:value-type="float" office:value="357" calcext:value-type="float">
            <text:p>357</text:p>
          </table:table-cell>
          <table:table-cell table:style-name="ce132" table:formula="of:=[.$E$6]+360*[.E$8]/[.$C221]" office:value-type="float" office:value="359.85" calcext:value-type="float">
            <text:p>360</text:p>
          </table:table-cell>
          <table:table-cell table:style-name="ce132" table:formula="of:=[.$E$6]+360*[.F$8]/[.$C221]" office:value-type="float" office:value="362.7" calcext:value-type="float">
            <text:p>363</text:p>
          </table:table-cell>
          <table:table-cell table:style-name="ce132" table:formula="of:=[.$E$6]+360*[.G$8]/[.$C221]" office:value-type="float" office:value="365.55" calcext:value-type="float">
            <text:p>366</text:p>
          </table:table-cell>
          <table:table-cell table:style-name="ce132" table:formula="of:=[.$E$6]+360*[.H$8]/[.$C221]" office:value-type="float" office:value="368.4" calcext:value-type="float">
            <text:p>368</text:p>
          </table:table-cell>
          <table:table-cell table:style-name="ce132" table:formula="of:=[.$E$6]+360*[.I$8]/[.$C221]" office:value-type="float" office:value="371.25" calcext:value-type="float">
            <text:p>371</text:p>
          </table:table-cell>
          <table:table-cell table:style-name="ce132" table:formula="of:=[.$E$6]+360*[.J$8]/[.$C221]" office:value-type="float" office:value="374.1" calcext:value-type="float">
            <text:p>374</text:p>
          </table:table-cell>
          <table:table-cell table:style-name="ce132" table:formula="of:=[.$E$6]+360*[.K$8]/[.$C221]" office:value-type="float" office:value="376.95" calcext:value-type="float">
            <text:p>377</text:p>
          </table:table-cell>
          <table:table-cell table:style-name="ce132" table:formula="of:=[.$E$6]+360*[.L$8]/[.$C221]" office:value-type="float" office:value="379.8" calcext:value-type="float">
            <text:p>380</text:p>
          </table:table-cell>
          <table:table-cell table:style-name="ce132" table:formula="of:=[.$E$6]+360*[.M$8]/[.$C221]" office:value-type="float" office:value="382.65" calcext:value-type="float">
            <text:p>383</text:p>
          </table:table-cell>
          <table:table-cell table:style-name="ce132" table:formula="of:=[.$E$6]+360*[.N$8]/[.$C221]" office:value-type="float" office:value="385.5" calcext:value-type="float">
            <text:p>386</text:p>
          </table:table-cell>
          <table:table-cell table:style-name="ce132" table:formula="of:=[.$E$6]+360*[.O$8]/[.$C221]" office:value-type="float" office:value="388.35" calcext:value-type="float">
            <text:p>388</text:p>
          </table:table-cell>
          <table:table-cell table:style-name="ce132" table:formula="of:=[.$E$6]+360*[.P$8]/[.$C221]" office:value-type="float" office:value="391.2" calcext:value-type="float">
            <text:p>391</text:p>
          </table:table-cell>
          <table:table-cell table:style-name="ce132" table:formula="of:=[.$E$6]+360*[.Q$8]/[.$C221]" office:value-type="float" office:value="394.05" calcext:value-type="float">
            <text:p>394</text:p>
          </table:table-cell>
          <table:table-cell table:style-name="ce132" table:formula="of:=[.$E$6]+360*[.R$8]/[.$C221]" office:value-type="float" office:value="396.9" calcext:value-type="float">
            <text:p>397</text:p>
          </table:table-cell>
          <table:table-cell table:style-name="ce132" table:formula="of:=[.$E$6]+360*[.S$8]/[.$C221]" office:value-type="float" office:value="399.75" calcext:value-type="float">
            <text:p>400</text:p>
          </table:table-cell>
          <table:table-cell table:style-name="ce132" table:formula="of:=[.$E$6]+360*[.T$8]/[.$C221]" office:value-type="float" office:value="402.6" calcext:value-type="float">
            <text:p>403</text:p>
          </table:table-cell>
          <table:table-cell table:style-name="ce132" table:formula="of:=[.$E$6]+360*[.U$8]/[.$C221]" office:value-type="float" office:value="405.45" calcext:value-type="float">
            <text:p>405</text:p>
          </table:table-cell>
          <table:table-cell table:style-name="ce132" table:formula="of:=[.$E$6]+360*[.V$8]/[.$C221]" office:value-type="float" office:value="408.3" calcext:value-type="float">
            <text:p>408</text:p>
          </table:table-cell>
          <table:table-cell table:style-name="ce132" table:formula="of:=[.$E$6]+360*[.W$8]/[.$C221]" office:value-type="float" office:value="411.15" calcext:value-type="float">
            <text:p>411</text:p>
          </table:table-cell>
          <table:table-cell table:style-name="ce132" table:formula="of:=[.$E$6]+360*[.X$8]/[.$C221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22]" office:value-type="float" office:value="6153.84615384615" calcext:value-type="float">
            <text:p>6154</text:p>
          </table:table-cell>
          <table:table-cell table:style-name="ce132" table:formula="of:=[.$E$6]+360*[.D$8]/[.$C222]" office:value-type="float" office:value="357" calcext:value-type="float">
            <text:p>357</text:p>
          </table:table-cell>
          <table:table-cell table:style-name="ce132" table:formula="of:=[.$E$6]+360*[.E$8]/[.$C222]" office:value-type="float" office:value="359.925" calcext:value-type="float">
            <text:p>360</text:p>
          </table:table-cell>
          <table:table-cell table:style-name="ce132" table:formula="of:=[.$E$6]+360*[.F$8]/[.$C222]" office:value-type="float" office:value="362.85" calcext:value-type="float">
            <text:p>363</text:p>
          </table:table-cell>
          <table:table-cell table:style-name="ce132" table:formula="of:=[.$E$6]+360*[.G$8]/[.$C222]" office:value-type="float" office:value="365.775" calcext:value-type="float">
            <text:p>366</text:p>
          </table:table-cell>
          <table:table-cell table:style-name="ce132" table:formula="of:=[.$E$6]+360*[.H$8]/[.$C222]" office:value-type="float" office:value="368.7" calcext:value-type="float">
            <text:p>369</text:p>
          </table:table-cell>
          <table:table-cell table:style-name="ce132" table:formula="of:=[.$E$6]+360*[.I$8]/[.$C222]" office:value-type="float" office:value="371.625" calcext:value-type="float">
            <text:p>372</text:p>
          </table:table-cell>
          <table:table-cell table:style-name="ce132" table:formula="of:=[.$E$6]+360*[.J$8]/[.$C222]" office:value-type="float" office:value="374.55" calcext:value-type="float">
            <text:p>375</text:p>
          </table:table-cell>
          <table:table-cell table:style-name="ce132" table:formula="of:=[.$E$6]+360*[.K$8]/[.$C222]" office:value-type="float" office:value="377.475" calcext:value-type="float">
            <text:p>377</text:p>
          </table:table-cell>
          <table:table-cell table:style-name="ce132" table:formula="of:=[.$E$6]+360*[.L$8]/[.$C222]" office:value-type="float" office:value="380.4" calcext:value-type="float">
            <text:p>380</text:p>
          </table:table-cell>
          <table:table-cell table:style-name="ce132" table:formula="of:=[.$E$6]+360*[.M$8]/[.$C222]" office:value-type="float" office:value="383.325" calcext:value-type="float">
            <text:p>383</text:p>
          </table:table-cell>
          <table:table-cell table:style-name="ce132" table:formula="of:=[.$E$6]+360*[.N$8]/[.$C222]" office:value-type="float" office:value="386.25" calcext:value-type="float">
            <text:p>386</text:p>
          </table:table-cell>
          <table:table-cell table:style-name="ce132" table:formula="of:=[.$E$6]+360*[.O$8]/[.$C222]" office:value-type="float" office:value="389.175" calcext:value-type="float">
            <text:p>389</text:p>
          </table:table-cell>
          <table:table-cell table:style-name="ce132" table:formula="of:=[.$E$6]+360*[.P$8]/[.$C222]" office:value-type="float" office:value="392.1" calcext:value-type="float">
            <text:p>392</text:p>
          </table:table-cell>
          <table:table-cell table:style-name="ce132" table:formula="of:=[.$E$6]+360*[.Q$8]/[.$C222]" office:value-type="float" office:value="395.025" calcext:value-type="float">
            <text:p>395</text:p>
          </table:table-cell>
          <table:table-cell table:style-name="ce132" table:formula="of:=[.$E$6]+360*[.R$8]/[.$C222]" office:value-type="float" office:value="397.95" calcext:value-type="float">
            <text:p>398</text:p>
          </table:table-cell>
          <table:table-cell table:style-name="ce132" table:formula="of:=[.$E$6]+360*[.S$8]/[.$C222]" office:value-type="float" office:value="400.875" calcext:value-type="float">
            <text:p>401</text:p>
          </table:table-cell>
          <table:table-cell table:style-name="ce132" table:formula="of:=[.$E$6]+360*[.T$8]/[.$C222]" office:value-type="float" office:value="403.8" calcext:value-type="float">
            <text:p>404</text:p>
          </table:table-cell>
          <table:table-cell table:style-name="ce132" table:formula="of:=[.$E$6]+360*[.U$8]/[.$C222]" office:value-type="float" office:value="406.725" calcext:value-type="float">
            <text:p>407</text:p>
          </table:table-cell>
          <table:table-cell table:style-name="ce132" table:formula="of:=[.$E$6]+360*[.V$8]/[.$C222]" office:value-type="float" office:value="409.65" calcext:value-type="float">
            <text:p>410</text:p>
          </table:table-cell>
          <table:table-cell table:style-name="ce132" table:formula="of:=[.$E$6]+360*[.W$8]/[.$C222]" office:value-type="float" office:value="412.575" calcext:value-type="float">
            <text:p>413</text:p>
          </table:table-cell>
          <table:table-cell table:style-name="ce132" table:formula="of:=[.$E$6]+360*[.X$8]/[.$C222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23]" office:value-type="float" office:value="6000" calcext:value-type="float">
            <text:p>6000</text:p>
          </table:table-cell>
          <table:table-cell table:style-name="ce132" table:formula="of:=[.$E$6]+360*[.D$8]/[.$C223]" office:value-type="float" office:value="357" calcext:value-type="float">
            <text:p>357</text:p>
          </table:table-cell>
          <table:table-cell table:style-name="ce132" table:formula="of:=[.$E$6]+360*[.E$8]/[.$C223]" office:value-type="float" office:value="360" calcext:value-type="float">
            <text:p>360</text:p>
          </table:table-cell>
          <table:table-cell table:style-name="ce132" table:formula="of:=[.$E$6]+360*[.F$8]/[.$C223]" office:value-type="float" office:value="363" calcext:value-type="float">
            <text:p>363</text:p>
          </table:table-cell>
          <table:table-cell table:style-name="ce132" table:formula="of:=[.$E$6]+360*[.G$8]/[.$C223]" office:value-type="float" office:value="366" calcext:value-type="float">
            <text:p>366</text:p>
          </table:table-cell>
          <table:table-cell table:style-name="ce132" table:formula="of:=[.$E$6]+360*[.H$8]/[.$C223]" office:value-type="float" office:value="369" calcext:value-type="float">
            <text:p>369</text:p>
          </table:table-cell>
          <table:table-cell table:style-name="ce132" table:formula="of:=[.$E$6]+360*[.I$8]/[.$C223]" office:value-type="float" office:value="372" calcext:value-type="float">
            <text:p>372</text:p>
          </table:table-cell>
          <table:table-cell table:style-name="ce132" table:formula="of:=[.$E$6]+360*[.J$8]/[.$C223]" office:value-type="float" office:value="375" calcext:value-type="float">
            <text:p>375</text:p>
          </table:table-cell>
          <table:table-cell table:style-name="ce132" table:formula="of:=[.$E$6]+360*[.K$8]/[.$C223]" office:value-type="float" office:value="378" calcext:value-type="float">
            <text:p>378</text:p>
          </table:table-cell>
          <table:table-cell table:style-name="ce132" table:formula="of:=[.$E$6]+360*[.L$8]/[.$C223]" office:value-type="float" office:value="381" calcext:value-type="float">
            <text:p>381</text:p>
          </table:table-cell>
          <table:table-cell table:style-name="ce132" table:formula="of:=[.$E$6]+360*[.M$8]/[.$C223]" office:value-type="float" office:value="384" calcext:value-type="float">
            <text:p>384</text:p>
          </table:table-cell>
          <table:table-cell table:style-name="ce132" table:formula="of:=[.$E$6]+360*[.N$8]/[.$C223]" office:value-type="float" office:value="387" calcext:value-type="float">
            <text:p>387</text:p>
          </table:table-cell>
          <table:table-cell table:style-name="ce132" table:formula="of:=[.$E$6]+360*[.O$8]/[.$C223]" office:value-type="float" office:value="390" calcext:value-type="float">
            <text:p>390</text:p>
          </table:table-cell>
          <table:table-cell table:style-name="ce132" table:formula="of:=[.$E$6]+360*[.P$8]/[.$C223]" office:value-type="float" office:value="393" calcext:value-type="float">
            <text:p>393</text:p>
          </table:table-cell>
          <table:table-cell table:style-name="ce132" table:formula="of:=[.$E$6]+360*[.Q$8]/[.$C223]" office:value-type="float" office:value="396" calcext:value-type="float">
            <text:p>396</text:p>
          </table:table-cell>
          <table:table-cell table:style-name="ce132" table:formula="of:=[.$E$6]+360*[.R$8]/[.$C223]" office:value-type="float" office:value="399" calcext:value-type="float">
            <text:p>399</text:p>
          </table:table-cell>
          <table:table-cell table:style-name="ce132" table:formula="of:=[.$E$6]+360*[.S$8]/[.$C223]" office:value-type="float" office:value="402" calcext:value-type="float">
            <text:p>402</text:p>
          </table:table-cell>
          <table:table-cell table:style-name="ce132" table:formula="of:=[.$E$6]+360*[.T$8]/[.$C223]" office:value-type="float" office:value="405" calcext:value-type="float">
            <text:p>405</text:p>
          </table:table-cell>
          <table:table-cell table:style-name="ce132" table:formula="of:=[.$E$6]+360*[.U$8]/[.$C223]" office:value-type="float" office:value="408" calcext:value-type="float">
            <text:p>408</text:p>
          </table:table-cell>
          <table:table-cell table:style-name="ce132" table:formula="of:=[.$E$6]+360*[.V$8]/[.$C223]" office:value-type="float" office:value="411" calcext:value-type="float">
            <text:p>411</text:p>
          </table:table-cell>
          <table:table-cell table:style-name="ce132" table:formula="of:=[.$E$6]+360*[.W$8]/[.$C223]" office:value-type="float" office:value="414" calcext:value-type="float">
            <text:p>414</text:p>
          </table:table-cell>
          <table:table-cell table:style-name="ce132" table:formula="of:=[.$E$6]+360*[.X$8]/[.$C223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29]" office:value-type="float" office:value="120000" calcext:value-type="float">
            <text:p>120000</text:p>
          </table:table-cell>
          <table:table-cell table:style-name="ce133" table:formula="of:=[.$E$6]+360*[.D$8]/[.$C229]" office:value-type="float" office:value="357" calcext:value-type="float">
            <text:p>357</text:p>
          </table:table-cell>
          <table:table-cell table:style-name="ce133" table:formula="of:=[.$E$6]+360*[.E$8]/[.$C229]" office:value-type="float" office:value="357.15" calcext:value-type="float">
            <text:p>357</text:p>
          </table:table-cell>
          <table:table-cell table:style-name="ce133" table:formula="of:=[.$E$6]+360*[.F$8]/[.$C229]" office:value-type="float" office:value="357.3" calcext:value-type="float">
            <text:p>357</text:p>
          </table:table-cell>
          <table:table-cell table:style-name="ce133" table:formula="of:=[.$E$6]+360*[.G$8]/[.$C229]" office:value-type="float" office:value="357.45" calcext:value-type="float">
            <text:p>357</text:p>
          </table:table-cell>
          <table:table-cell table:style-name="ce133" table:formula="of:=[.$E$6]+360*[.H$8]/[.$C229]" office:value-type="float" office:value="357.6" calcext:value-type="float">
            <text:p>358</text:p>
          </table:table-cell>
          <table:table-cell table:style-name="ce133" table:formula="of:=[.$E$6]+360*[.I$8]/[.$C229]" office:value-type="float" office:value="357.75" calcext:value-type="float">
            <text:p>358</text:p>
          </table:table-cell>
          <table:table-cell table:style-name="ce133" table:formula="of:=[.$E$6]+360*[.J$8]/[.$C229]" office:value-type="float" office:value="357.9" calcext:value-type="float">
            <text:p>358</text:p>
          </table:table-cell>
          <table:table-cell table:style-name="ce133" table:formula="of:=[.$E$6]+360*[.K$8]/[.$C229]" office:value-type="float" office:value="358.05" calcext:value-type="float">
            <text:p>358</text:p>
          </table:table-cell>
          <table:table-cell table:style-name="ce133" table:formula="of:=[.$E$6]+360*[.L$8]/[.$C229]" office:value-type="float" office:value="358.2" calcext:value-type="float">
            <text:p>358</text:p>
          </table:table-cell>
          <table:table-cell table:style-name="ce133" table:formula="of:=[.$E$6]+360*[.M$8]/[.$C229]" office:value-type="float" office:value="358.35" calcext:value-type="float">
            <text:p>358</text:p>
          </table:table-cell>
          <table:table-cell table:style-name="ce133" table:formula="of:=[.$E$6]+360*[.N$8]/[.$C229]" office:value-type="float" office:value="358.5" calcext:value-type="float">
            <text:p>359</text:p>
          </table:table-cell>
          <table:table-cell table:style-name="ce133" table:formula="of:=[.$E$6]+360*[.O$8]/[.$C229]" office:value-type="float" office:value="358.65" calcext:value-type="float">
            <text:p>359</text:p>
          </table:table-cell>
          <table:table-cell table:style-name="ce133" table:formula="of:=[.$E$6]+360*[.P$8]/[.$C229]" office:value-type="float" office:value="358.8" calcext:value-type="float">
            <text:p>359</text:p>
          </table:table-cell>
          <table:table-cell table:style-name="ce133" table:formula="of:=[.$E$6]+360*[.Q$8]/[.$C229]" office:value-type="float" office:value="358.95" calcext:value-type="float">
            <text:p>359</text:p>
          </table:table-cell>
          <table:table-cell table:style-name="ce133" table:formula="of:=[.$E$6]+360*[.R$8]/[.$C229]" office:value-type="float" office:value="359.1" calcext:value-type="float">
            <text:p>359</text:p>
          </table:table-cell>
          <table:table-cell table:style-name="ce133" table:formula="of:=[.$E$6]+360*[.S$8]/[.$C229]" office:value-type="float" office:value="359.25" calcext:value-type="float">
            <text:p>359</text:p>
          </table:table-cell>
          <table:table-cell table:style-name="ce133" table:formula="of:=[.$E$6]+360*[.T$8]/[.$C229]" office:value-type="float" office:value="359.4" calcext:value-type="float">
            <text:p>359</text:p>
          </table:table-cell>
          <table:table-cell table:style-name="ce133" table:formula="of:=[.$E$6]+360*[.U$8]/[.$C229]" office:value-type="float" office:value="359.55" calcext:value-type="float">
            <text:p>360</text:p>
          </table:table-cell>
          <table:table-cell table:style-name="ce133" table:formula="of:=[.$E$6]+360*[.V$8]/[.$C229]" office:value-type="float" office:value="359.7" calcext:value-type="float">
            <text:p>360</text:p>
          </table:table-cell>
          <table:table-cell table:style-name="ce133" table:formula="of:=[.$E$6]+360*[.W$8]/[.$C229]" office:value-type="float" office:value="359.85" calcext:value-type="float">
            <text:p>360</text:p>
          </table:table-cell>
          <table:table-cell table:style-name="ce133" table:formula="of:=[.$E$6]+360*[.X$8]/[.$C229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30]" office:value-type="float" office:value="80000" calcext:value-type="float">
            <text:p>80000</text:p>
          </table:table-cell>
          <table:table-cell table:style-name="ce133" table:formula="of:=[.$E$6]+360*[.D$8]/[.$C230]" office:value-type="float" office:value="357" calcext:value-type="float">
            <text:p>357</text:p>
          </table:table-cell>
          <table:table-cell table:style-name="ce133" table:formula="of:=[.$E$6]+360*[.E$8]/[.$C230]" office:value-type="float" office:value="357.225" calcext:value-type="float">
            <text:p>357</text:p>
          </table:table-cell>
          <table:table-cell table:style-name="ce133" table:formula="of:=[.$E$6]+360*[.F$8]/[.$C230]" office:value-type="float" office:value="357.45" calcext:value-type="float">
            <text:p>357</text:p>
          </table:table-cell>
          <table:table-cell table:style-name="ce133" table:formula="of:=[.$E$6]+360*[.G$8]/[.$C230]" office:value-type="float" office:value="357.675" calcext:value-type="float">
            <text:p>358</text:p>
          </table:table-cell>
          <table:table-cell table:style-name="ce133" table:formula="of:=[.$E$6]+360*[.H$8]/[.$C230]" office:value-type="float" office:value="357.9" calcext:value-type="float">
            <text:p>358</text:p>
          </table:table-cell>
          <table:table-cell table:style-name="ce133" table:formula="of:=[.$E$6]+360*[.I$8]/[.$C230]" office:value-type="float" office:value="358.125" calcext:value-type="float">
            <text:p>358</text:p>
          </table:table-cell>
          <table:table-cell table:style-name="ce133" table:formula="of:=[.$E$6]+360*[.J$8]/[.$C230]" office:value-type="float" office:value="358.35" calcext:value-type="float">
            <text:p>358</text:p>
          </table:table-cell>
          <table:table-cell table:style-name="ce133" table:formula="of:=[.$E$6]+360*[.K$8]/[.$C230]" office:value-type="float" office:value="358.575" calcext:value-type="float">
            <text:p>359</text:p>
          </table:table-cell>
          <table:table-cell table:style-name="ce133" table:formula="of:=[.$E$6]+360*[.L$8]/[.$C230]" office:value-type="float" office:value="358.8" calcext:value-type="float">
            <text:p>359</text:p>
          </table:table-cell>
          <table:table-cell table:style-name="ce133" table:formula="of:=[.$E$6]+360*[.M$8]/[.$C230]" office:value-type="float" office:value="359.025" calcext:value-type="float">
            <text:p>359</text:p>
          </table:table-cell>
          <table:table-cell table:style-name="ce133" table:formula="of:=[.$E$6]+360*[.N$8]/[.$C230]" office:value-type="float" office:value="359.25" calcext:value-type="float">
            <text:p>359</text:p>
          </table:table-cell>
          <table:table-cell table:style-name="ce133" table:formula="of:=[.$E$6]+360*[.O$8]/[.$C230]" office:value-type="float" office:value="359.475" calcext:value-type="float">
            <text:p>359</text:p>
          </table:table-cell>
          <table:table-cell table:style-name="ce133" table:formula="of:=[.$E$6]+360*[.P$8]/[.$C230]" office:value-type="float" office:value="359.7" calcext:value-type="float">
            <text:p>360</text:p>
          </table:table-cell>
          <table:table-cell table:style-name="ce133" table:formula="of:=[.$E$6]+360*[.Q$8]/[.$C230]" office:value-type="float" office:value="359.925" calcext:value-type="float">
            <text:p>360</text:p>
          </table:table-cell>
          <table:table-cell table:style-name="ce133" table:formula="of:=[.$E$6]+360*[.R$8]/[.$C230]" office:value-type="float" office:value="360.15" calcext:value-type="float">
            <text:p>360</text:p>
          </table:table-cell>
          <table:table-cell table:style-name="ce133" table:formula="of:=[.$E$6]+360*[.S$8]/[.$C230]" office:value-type="float" office:value="360.375" calcext:value-type="float">
            <text:p>360</text:p>
          </table:table-cell>
          <table:table-cell table:style-name="ce133" table:formula="of:=[.$E$6]+360*[.T$8]/[.$C230]" office:value-type="float" office:value="360.6" calcext:value-type="float">
            <text:p>361</text:p>
          </table:table-cell>
          <table:table-cell table:style-name="ce133" table:formula="of:=[.$E$6]+360*[.U$8]/[.$C230]" office:value-type="float" office:value="360.825" calcext:value-type="float">
            <text:p>361</text:p>
          </table:table-cell>
          <table:table-cell table:style-name="ce133" table:formula="of:=[.$E$6]+360*[.V$8]/[.$C230]" office:value-type="float" office:value="361.05" calcext:value-type="float">
            <text:p>361</text:p>
          </table:table-cell>
          <table:table-cell table:style-name="ce133" table:formula="of:=[.$E$6]+360*[.W$8]/[.$C230]" office:value-type="float" office:value="361.275" calcext:value-type="float">
            <text:p>361</text:p>
          </table:table-cell>
          <table:table-cell table:style-name="ce133" table:formula="of:=[.$E$6]+360*[.X$8]/[.$C230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31]" office:value-type="float" office:value="60000" calcext:value-type="float">
            <text:p>60000</text:p>
          </table:table-cell>
          <table:table-cell table:style-name="ce133" table:formula="of:=[.$E$6]+360*[.D$8]/[.$C231]" office:value-type="float" office:value="357" calcext:value-type="float">
            <text:p>357</text:p>
          </table:table-cell>
          <table:table-cell table:style-name="ce133" table:formula="of:=[.$E$6]+360*[.E$8]/[.$C231]" office:value-type="float" office:value="357.3" calcext:value-type="float">
            <text:p>357</text:p>
          </table:table-cell>
          <table:table-cell table:style-name="ce133" table:formula="of:=[.$E$6]+360*[.F$8]/[.$C231]" office:value-type="float" office:value="357.6" calcext:value-type="float">
            <text:p>358</text:p>
          </table:table-cell>
          <table:table-cell table:style-name="ce133" table:formula="of:=[.$E$6]+360*[.G$8]/[.$C231]" office:value-type="float" office:value="357.9" calcext:value-type="float">
            <text:p>358</text:p>
          </table:table-cell>
          <table:table-cell table:style-name="ce133" table:formula="of:=[.$E$6]+360*[.H$8]/[.$C231]" office:value-type="float" office:value="358.2" calcext:value-type="float">
            <text:p>358</text:p>
          </table:table-cell>
          <table:table-cell table:style-name="ce133" table:formula="of:=[.$E$6]+360*[.I$8]/[.$C231]" office:value-type="float" office:value="358.5" calcext:value-type="float">
            <text:p>359</text:p>
          </table:table-cell>
          <table:table-cell table:style-name="ce133" table:formula="of:=[.$E$6]+360*[.J$8]/[.$C231]" office:value-type="float" office:value="358.8" calcext:value-type="float">
            <text:p>359</text:p>
          </table:table-cell>
          <table:table-cell table:style-name="ce133" table:formula="of:=[.$E$6]+360*[.K$8]/[.$C231]" office:value-type="float" office:value="359.1" calcext:value-type="float">
            <text:p>359</text:p>
          </table:table-cell>
          <table:table-cell table:style-name="ce133" table:formula="of:=[.$E$6]+360*[.L$8]/[.$C231]" office:value-type="float" office:value="359.4" calcext:value-type="float">
            <text:p>359</text:p>
          </table:table-cell>
          <table:table-cell table:style-name="ce133" table:formula="of:=[.$E$6]+360*[.M$8]/[.$C231]" office:value-type="float" office:value="359.7" calcext:value-type="float">
            <text:p>360</text:p>
          </table:table-cell>
          <table:table-cell table:style-name="ce133" table:formula="of:=[.$E$6]+360*[.N$8]/[.$C231]" office:value-type="float" office:value="360" calcext:value-type="float">
            <text:p>360</text:p>
          </table:table-cell>
          <table:table-cell table:style-name="ce133" table:formula="of:=[.$E$6]+360*[.O$8]/[.$C231]" office:value-type="float" office:value="360.3" calcext:value-type="float">
            <text:p>360</text:p>
          </table:table-cell>
          <table:table-cell table:style-name="ce133" table:formula="of:=[.$E$6]+360*[.P$8]/[.$C231]" office:value-type="float" office:value="360.6" calcext:value-type="float">
            <text:p>361</text:p>
          </table:table-cell>
          <table:table-cell table:style-name="ce133" table:formula="of:=[.$E$6]+360*[.Q$8]/[.$C231]" office:value-type="float" office:value="360.9" calcext:value-type="float">
            <text:p>361</text:p>
          </table:table-cell>
          <table:table-cell table:style-name="ce133" table:formula="of:=[.$E$6]+360*[.R$8]/[.$C231]" office:value-type="float" office:value="361.2" calcext:value-type="float">
            <text:p>361</text:p>
          </table:table-cell>
          <table:table-cell table:style-name="ce133" table:formula="of:=[.$E$6]+360*[.S$8]/[.$C231]" office:value-type="float" office:value="361.5" calcext:value-type="float">
            <text:p>362</text:p>
          </table:table-cell>
          <table:table-cell table:style-name="ce133" table:formula="of:=[.$E$6]+360*[.T$8]/[.$C231]" office:value-type="float" office:value="361.8" calcext:value-type="float">
            <text:p>362</text:p>
          </table:table-cell>
          <table:table-cell table:style-name="ce133" table:formula="of:=[.$E$6]+360*[.U$8]/[.$C231]" office:value-type="float" office:value="362.1" calcext:value-type="float">
            <text:p>362</text:p>
          </table:table-cell>
          <table:table-cell table:style-name="ce133" table:formula="of:=[.$E$6]+360*[.V$8]/[.$C231]" office:value-type="float" office:value="362.4" calcext:value-type="float">
            <text:p>362</text:p>
          </table:table-cell>
          <table:table-cell table:style-name="ce133" table:formula="of:=[.$E$6]+360*[.W$8]/[.$C231]" office:value-type="float" office:value="362.7" calcext:value-type="float">
            <text:p>363</text:p>
          </table:table-cell>
          <table:table-cell table:style-name="ce133" table:formula="of:=[.$E$6]+360*[.X$8]/[.$C231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32]" office:value-type="float" office:value="48000" calcext:value-type="float">
            <text:p>48000</text:p>
          </table:table-cell>
          <table:table-cell table:style-name="ce133" table:formula="of:=[.$E$6]+360*[.D$8]/[.$C232]" office:value-type="float" office:value="357" calcext:value-type="float">
            <text:p>357</text:p>
          </table:table-cell>
          <table:table-cell table:style-name="ce133" table:formula="of:=[.$E$6]+360*[.E$8]/[.$C232]" office:value-type="float" office:value="357.375" calcext:value-type="float">
            <text:p>357</text:p>
          </table:table-cell>
          <table:table-cell table:style-name="ce133" table:formula="of:=[.$E$6]+360*[.F$8]/[.$C232]" office:value-type="float" office:value="357.75" calcext:value-type="float">
            <text:p>358</text:p>
          </table:table-cell>
          <table:table-cell table:style-name="ce133" table:formula="of:=[.$E$6]+360*[.G$8]/[.$C232]" office:value-type="float" office:value="358.125" calcext:value-type="float">
            <text:p>358</text:p>
          </table:table-cell>
          <table:table-cell table:style-name="ce133" table:formula="of:=[.$E$6]+360*[.H$8]/[.$C232]" office:value-type="float" office:value="358.5" calcext:value-type="float">
            <text:p>359</text:p>
          </table:table-cell>
          <table:table-cell table:style-name="ce133" table:formula="of:=[.$E$6]+360*[.I$8]/[.$C232]" office:value-type="float" office:value="358.875" calcext:value-type="float">
            <text:p>359</text:p>
          </table:table-cell>
          <table:table-cell table:style-name="ce133" table:formula="of:=[.$E$6]+360*[.J$8]/[.$C232]" office:value-type="float" office:value="359.25" calcext:value-type="float">
            <text:p>359</text:p>
          </table:table-cell>
          <table:table-cell table:style-name="ce133" table:formula="of:=[.$E$6]+360*[.K$8]/[.$C232]" office:value-type="float" office:value="359.625" calcext:value-type="float">
            <text:p>360</text:p>
          </table:table-cell>
          <table:table-cell table:style-name="ce133" table:formula="of:=[.$E$6]+360*[.L$8]/[.$C232]" office:value-type="float" office:value="360" calcext:value-type="float">
            <text:p>360</text:p>
          </table:table-cell>
          <table:table-cell table:style-name="ce133" table:formula="of:=[.$E$6]+360*[.M$8]/[.$C232]" office:value-type="float" office:value="360.375" calcext:value-type="float">
            <text:p>360</text:p>
          </table:table-cell>
          <table:table-cell table:style-name="ce133" table:formula="of:=[.$E$6]+360*[.N$8]/[.$C232]" office:value-type="float" office:value="360.75" calcext:value-type="float">
            <text:p>361</text:p>
          </table:table-cell>
          <table:table-cell table:style-name="ce133" table:formula="of:=[.$E$6]+360*[.O$8]/[.$C232]" office:value-type="float" office:value="361.125" calcext:value-type="float">
            <text:p>361</text:p>
          </table:table-cell>
          <table:table-cell table:style-name="ce133" table:formula="of:=[.$E$6]+360*[.P$8]/[.$C232]" office:value-type="float" office:value="361.5" calcext:value-type="float">
            <text:p>362</text:p>
          </table:table-cell>
          <table:table-cell table:style-name="ce133" table:formula="of:=[.$E$6]+360*[.Q$8]/[.$C232]" office:value-type="float" office:value="361.875" calcext:value-type="float">
            <text:p>362</text:p>
          </table:table-cell>
          <table:table-cell table:style-name="ce133" table:formula="of:=[.$E$6]+360*[.R$8]/[.$C232]" office:value-type="float" office:value="362.25" calcext:value-type="float">
            <text:p>362</text:p>
          </table:table-cell>
          <table:table-cell table:style-name="ce133" table:formula="of:=[.$E$6]+360*[.S$8]/[.$C232]" office:value-type="float" office:value="362.625" calcext:value-type="float">
            <text:p>363</text:p>
          </table:table-cell>
          <table:table-cell table:style-name="ce133" table:formula="of:=[.$E$6]+360*[.T$8]/[.$C232]" office:value-type="float" office:value="363" calcext:value-type="float">
            <text:p>363</text:p>
          </table:table-cell>
          <table:table-cell table:style-name="ce133" table:formula="of:=[.$E$6]+360*[.U$8]/[.$C232]" office:value-type="float" office:value="363.375" calcext:value-type="float">
            <text:p>363</text:p>
          </table:table-cell>
          <table:table-cell table:style-name="ce133" table:formula="of:=[.$E$6]+360*[.V$8]/[.$C232]" office:value-type="float" office:value="363.75" calcext:value-type="float">
            <text:p>364</text:p>
          </table:table-cell>
          <table:table-cell table:style-name="ce133" table:formula="of:=[.$E$6]+360*[.W$8]/[.$C232]" office:value-type="float" office:value="364.125" calcext:value-type="float">
            <text:p>364</text:p>
          </table:table-cell>
          <table:table-cell table:style-name="ce133" table:formula="of:=[.$E$6]+360*[.X$8]/[.$C232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33]" office:value-type="float" office:value="40000" calcext:value-type="float">
            <text:p>40000</text:p>
          </table:table-cell>
          <table:table-cell table:style-name="ce133" table:formula="of:=[.$E$6]+360*[.D$8]/[.$C233]" office:value-type="float" office:value="357" calcext:value-type="float">
            <text:p>357</text:p>
          </table:table-cell>
          <table:table-cell table:style-name="ce133" table:formula="of:=[.$E$6]+360*[.E$8]/[.$C233]" office:value-type="float" office:value="357.45" calcext:value-type="float">
            <text:p>357</text:p>
          </table:table-cell>
          <table:table-cell table:style-name="ce133" table:formula="of:=[.$E$6]+360*[.F$8]/[.$C233]" office:value-type="float" office:value="357.9" calcext:value-type="float">
            <text:p>358</text:p>
          </table:table-cell>
          <table:table-cell table:style-name="ce133" table:formula="of:=[.$E$6]+360*[.G$8]/[.$C233]" office:value-type="float" office:value="358.35" calcext:value-type="float">
            <text:p>358</text:p>
          </table:table-cell>
          <table:table-cell table:style-name="ce133" table:formula="of:=[.$E$6]+360*[.H$8]/[.$C233]" office:value-type="float" office:value="358.8" calcext:value-type="float">
            <text:p>359</text:p>
          </table:table-cell>
          <table:table-cell table:style-name="ce133" table:formula="of:=[.$E$6]+360*[.I$8]/[.$C233]" office:value-type="float" office:value="359.25" calcext:value-type="float">
            <text:p>359</text:p>
          </table:table-cell>
          <table:table-cell table:style-name="ce133" table:formula="of:=[.$E$6]+360*[.J$8]/[.$C233]" office:value-type="float" office:value="359.7" calcext:value-type="float">
            <text:p>360</text:p>
          </table:table-cell>
          <table:table-cell table:style-name="ce133" table:formula="of:=[.$E$6]+360*[.K$8]/[.$C233]" office:value-type="float" office:value="360.15" calcext:value-type="float">
            <text:p>360</text:p>
          </table:table-cell>
          <table:table-cell table:style-name="ce133" table:formula="of:=[.$E$6]+360*[.L$8]/[.$C233]" office:value-type="float" office:value="360.6" calcext:value-type="float">
            <text:p>361</text:p>
          </table:table-cell>
          <table:table-cell table:style-name="ce133" table:formula="of:=[.$E$6]+360*[.M$8]/[.$C233]" office:value-type="float" office:value="361.05" calcext:value-type="float">
            <text:p>361</text:p>
          </table:table-cell>
          <table:table-cell table:style-name="ce133" table:formula="of:=[.$E$6]+360*[.N$8]/[.$C233]" office:value-type="float" office:value="361.5" calcext:value-type="float">
            <text:p>362</text:p>
          </table:table-cell>
          <table:table-cell table:style-name="ce133" table:formula="of:=[.$E$6]+360*[.O$8]/[.$C233]" office:value-type="float" office:value="361.95" calcext:value-type="float">
            <text:p>362</text:p>
          </table:table-cell>
          <table:table-cell table:style-name="ce133" table:formula="of:=[.$E$6]+360*[.P$8]/[.$C233]" office:value-type="float" office:value="362.4" calcext:value-type="float">
            <text:p>362</text:p>
          </table:table-cell>
          <table:table-cell table:style-name="ce133" table:formula="of:=[.$E$6]+360*[.Q$8]/[.$C233]" office:value-type="float" office:value="362.85" calcext:value-type="float">
            <text:p>363</text:p>
          </table:table-cell>
          <table:table-cell table:style-name="ce133" table:formula="of:=[.$E$6]+360*[.R$8]/[.$C233]" office:value-type="float" office:value="363.3" calcext:value-type="float">
            <text:p>363</text:p>
          </table:table-cell>
          <table:table-cell table:style-name="ce133" table:formula="of:=[.$E$6]+360*[.S$8]/[.$C233]" office:value-type="float" office:value="363.75" calcext:value-type="float">
            <text:p>364</text:p>
          </table:table-cell>
          <table:table-cell table:style-name="ce133" table:formula="of:=[.$E$6]+360*[.T$8]/[.$C233]" office:value-type="float" office:value="364.2" calcext:value-type="float">
            <text:p>364</text:p>
          </table:table-cell>
          <table:table-cell table:style-name="ce133" table:formula="of:=[.$E$6]+360*[.U$8]/[.$C233]" office:value-type="float" office:value="364.65" calcext:value-type="float">
            <text:p>365</text:p>
          </table:table-cell>
          <table:table-cell table:style-name="ce133" table:formula="of:=[.$E$6]+360*[.V$8]/[.$C233]" office:value-type="float" office:value="365.1" calcext:value-type="float">
            <text:p>365</text:p>
          </table:table-cell>
          <table:table-cell table:style-name="ce133" table:formula="of:=[.$E$6]+360*[.W$8]/[.$C233]" office:value-type="float" office:value="365.55" calcext:value-type="float">
            <text:p>366</text:p>
          </table:table-cell>
          <table:table-cell table:style-name="ce133" table:formula="of:=[.$E$6]+360*[.X$8]/[.$C233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34]" office:value-type="float" office:value="34285.7142857143" calcext:value-type="float">
            <text:p>34286</text:p>
          </table:table-cell>
          <table:table-cell table:style-name="ce133" table:formula="of:=[.$E$6]+360*[.D$8]/[.$C234]" office:value-type="float" office:value="357" calcext:value-type="float">
            <text:p>357</text:p>
          </table:table-cell>
          <table:table-cell table:style-name="ce133" table:formula="of:=[.$E$6]+360*[.E$8]/[.$C234]" office:value-type="float" office:value="357.525" calcext:value-type="float">
            <text:p>358</text:p>
          </table:table-cell>
          <table:table-cell table:style-name="ce133" table:formula="of:=[.$E$6]+360*[.F$8]/[.$C234]" office:value-type="float" office:value="358.05" calcext:value-type="float">
            <text:p>358</text:p>
          </table:table-cell>
          <table:table-cell table:style-name="ce133" table:formula="of:=[.$E$6]+360*[.G$8]/[.$C234]" office:value-type="float" office:value="358.575" calcext:value-type="float">
            <text:p>359</text:p>
          </table:table-cell>
          <table:table-cell table:style-name="ce133" table:formula="of:=[.$E$6]+360*[.H$8]/[.$C234]" office:value-type="float" office:value="359.1" calcext:value-type="float">
            <text:p>359</text:p>
          </table:table-cell>
          <table:table-cell table:style-name="ce133" table:formula="of:=[.$E$6]+360*[.I$8]/[.$C234]" office:value-type="float" office:value="359.625" calcext:value-type="float">
            <text:p>360</text:p>
          </table:table-cell>
          <table:table-cell table:style-name="ce133" table:formula="of:=[.$E$6]+360*[.J$8]/[.$C234]" office:value-type="float" office:value="360.15" calcext:value-type="float">
            <text:p>360</text:p>
          </table:table-cell>
          <table:table-cell table:style-name="ce133" table:formula="of:=[.$E$6]+360*[.K$8]/[.$C234]" office:value-type="float" office:value="360.675" calcext:value-type="float">
            <text:p>361</text:p>
          </table:table-cell>
          <table:table-cell table:style-name="ce133" table:formula="of:=[.$E$6]+360*[.L$8]/[.$C234]" office:value-type="float" office:value="361.2" calcext:value-type="float">
            <text:p>361</text:p>
          </table:table-cell>
          <table:table-cell table:style-name="ce133" table:formula="of:=[.$E$6]+360*[.M$8]/[.$C234]" office:value-type="float" office:value="361.725" calcext:value-type="float">
            <text:p>362</text:p>
          </table:table-cell>
          <table:table-cell table:style-name="ce133" table:formula="of:=[.$E$6]+360*[.N$8]/[.$C234]" office:value-type="float" office:value="362.25" calcext:value-type="float">
            <text:p>362</text:p>
          </table:table-cell>
          <table:table-cell table:style-name="ce133" table:formula="of:=[.$E$6]+360*[.O$8]/[.$C234]" office:value-type="float" office:value="362.775" calcext:value-type="float">
            <text:p>363</text:p>
          </table:table-cell>
          <table:table-cell table:style-name="ce133" table:formula="of:=[.$E$6]+360*[.P$8]/[.$C234]" office:value-type="float" office:value="363.3" calcext:value-type="float">
            <text:p>363</text:p>
          </table:table-cell>
          <table:table-cell table:style-name="ce133" table:formula="of:=[.$E$6]+360*[.Q$8]/[.$C234]" office:value-type="float" office:value="363.825" calcext:value-type="float">
            <text:p>364</text:p>
          </table:table-cell>
          <table:table-cell table:style-name="ce133" table:formula="of:=[.$E$6]+360*[.R$8]/[.$C234]" office:value-type="float" office:value="364.35" calcext:value-type="float">
            <text:p>364</text:p>
          </table:table-cell>
          <table:table-cell table:style-name="ce133" table:formula="of:=[.$E$6]+360*[.S$8]/[.$C234]" office:value-type="float" office:value="364.875" calcext:value-type="float">
            <text:p>365</text:p>
          </table:table-cell>
          <table:table-cell table:style-name="ce133" table:formula="of:=[.$E$6]+360*[.T$8]/[.$C234]" office:value-type="float" office:value="365.4" calcext:value-type="float">
            <text:p>365</text:p>
          </table:table-cell>
          <table:table-cell table:style-name="ce133" table:formula="of:=[.$E$6]+360*[.U$8]/[.$C234]" office:value-type="float" office:value="365.925" calcext:value-type="float">
            <text:p>366</text:p>
          </table:table-cell>
          <table:table-cell table:style-name="ce133" table:formula="of:=[.$E$6]+360*[.V$8]/[.$C234]" office:value-type="float" office:value="366.45" calcext:value-type="float">
            <text:p>366</text:p>
          </table:table-cell>
          <table:table-cell table:style-name="ce133" table:formula="of:=[.$E$6]+360*[.W$8]/[.$C234]" office:value-type="float" office:value="366.975" calcext:value-type="float">
            <text:p>367</text:p>
          </table:table-cell>
          <table:table-cell table:style-name="ce133" table:formula="of:=[.$E$6]+360*[.X$8]/[.$C234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35]" office:value-type="float" office:value="30000" calcext:value-type="float">
            <text:p>30000</text:p>
          </table:table-cell>
          <table:table-cell table:style-name="ce133" table:formula="of:=[.$E$6]+360*[.D$8]/[.$C235]" office:value-type="float" office:value="357" calcext:value-type="float">
            <text:p>357</text:p>
          </table:table-cell>
          <table:table-cell table:style-name="ce133" table:formula="of:=[.$E$6]+360*[.E$8]/[.$C235]" office:value-type="float" office:value="357.6" calcext:value-type="float">
            <text:p>358</text:p>
          </table:table-cell>
          <table:table-cell table:style-name="ce133" table:formula="of:=[.$E$6]+360*[.F$8]/[.$C235]" office:value-type="float" office:value="358.2" calcext:value-type="float">
            <text:p>358</text:p>
          </table:table-cell>
          <table:table-cell table:style-name="ce133" table:formula="of:=[.$E$6]+360*[.G$8]/[.$C235]" office:value-type="float" office:value="358.8" calcext:value-type="float">
            <text:p>359</text:p>
          </table:table-cell>
          <table:table-cell table:style-name="ce133" table:formula="of:=[.$E$6]+360*[.H$8]/[.$C235]" office:value-type="float" office:value="359.4" calcext:value-type="float">
            <text:p>359</text:p>
          </table:table-cell>
          <table:table-cell table:style-name="ce133" table:formula="of:=[.$E$6]+360*[.I$8]/[.$C235]" office:value-type="float" office:value="360" calcext:value-type="float">
            <text:p>360</text:p>
          </table:table-cell>
          <table:table-cell table:style-name="ce133" table:formula="of:=[.$E$6]+360*[.J$8]/[.$C235]" office:value-type="float" office:value="360.6" calcext:value-type="float">
            <text:p>361</text:p>
          </table:table-cell>
          <table:table-cell table:style-name="ce133" table:formula="of:=[.$E$6]+360*[.K$8]/[.$C235]" office:value-type="float" office:value="361.2" calcext:value-type="float">
            <text:p>361</text:p>
          </table:table-cell>
          <table:table-cell table:style-name="ce133" table:formula="of:=[.$E$6]+360*[.L$8]/[.$C235]" office:value-type="float" office:value="361.8" calcext:value-type="float">
            <text:p>362</text:p>
          </table:table-cell>
          <table:table-cell table:style-name="ce133" table:formula="of:=[.$E$6]+360*[.M$8]/[.$C235]" office:value-type="float" office:value="362.4" calcext:value-type="float">
            <text:p>362</text:p>
          </table:table-cell>
          <table:table-cell table:style-name="ce133" table:formula="of:=[.$E$6]+360*[.N$8]/[.$C235]" office:value-type="float" office:value="363" calcext:value-type="float">
            <text:p>363</text:p>
          </table:table-cell>
          <table:table-cell table:style-name="ce133" table:formula="of:=[.$E$6]+360*[.O$8]/[.$C235]" office:value-type="float" office:value="363.6" calcext:value-type="float">
            <text:p>364</text:p>
          </table:table-cell>
          <table:table-cell table:style-name="ce133" table:formula="of:=[.$E$6]+360*[.P$8]/[.$C235]" office:value-type="float" office:value="364.2" calcext:value-type="float">
            <text:p>364</text:p>
          </table:table-cell>
          <table:table-cell table:style-name="ce133" table:formula="of:=[.$E$6]+360*[.Q$8]/[.$C235]" office:value-type="float" office:value="364.8" calcext:value-type="float">
            <text:p>365</text:p>
          </table:table-cell>
          <table:table-cell table:style-name="ce133" table:formula="of:=[.$E$6]+360*[.R$8]/[.$C235]" office:value-type="float" office:value="365.4" calcext:value-type="float">
            <text:p>365</text:p>
          </table:table-cell>
          <table:table-cell table:style-name="ce133" table:formula="of:=[.$E$6]+360*[.S$8]/[.$C235]" office:value-type="float" office:value="366" calcext:value-type="float">
            <text:p>366</text:p>
          </table:table-cell>
          <table:table-cell table:style-name="ce133" table:formula="of:=[.$E$6]+360*[.T$8]/[.$C235]" office:value-type="float" office:value="366.6" calcext:value-type="float">
            <text:p>367</text:p>
          </table:table-cell>
          <table:table-cell table:style-name="ce133" table:formula="of:=[.$E$6]+360*[.U$8]/[.$C235]" office:value-type="float" office:value="367.2" calcext:value-type="float">
            <text:p>367</text:p>
          </table:table-cell>
          <table:table-cell table:style-name="ce133" table:formula="of:=[.$E$6]+360*[.V$8]/[.$C235]" office:value-type="float" office:value="367.8" calcext:value-type="float">
            <text:p>368</text:p>
          </table:table-cell>
          <table:table-cell table:style-name="ce133" table:formula="of:=[.$E$6]+360*[.W$8]/[.$C235]" office:value-type="float" office:value="368.4" calcext:value-type="float">
            <text:p>368</text:p>
          </table:table-cell>
          <table:table-cell table:style-name="ce133" table:formula="of:=[.$E$6]+360*[.X$8]/[.$C235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36]" office:value-type="float" office:value="26666.6666666667" calcext:value-type="float">
            <text:p>26667</text:p>
          </table:table-cell>
          <table:table-cell table:style-name="ce133" table:formula="of:=[.$E$6]+360*[.D$8]/[.$C236]" office:value-type="float" office:value="357" calcext:value-type="float">
            <text:p>357</text:p>
          </table:table-cell>
          <table:table-cell table:style-name="ce133" table:formula="of:=[.$E$6]+360*[.E$8]/[.$C236]" office:value-type="float" office:value="357.675" calcext:value-type="float">
            <text:p>358</text:p>
          </table:table-cell>
          <table:table-cell table:style-name="ce133" table:formula="of:=[.$E$6]+360*[.F$8]/[.$C236]" office:value-type="float" office:value="358.35" calcext:value-type="float">
            <text:p>358</text:p>
          </table:table-cell>
          <table:table-cell table:style-name="ce133" table:formula="of:=[.$E$6]+360*[.G$8]/[.$C236]" office:value-type="float" office:value="359.025" calcext:value-type="float">
            <text:p>359</text:p>
          </table:table-cell>
          <table:table-cell table:style-name="ce133" table:formula="of:=[.$E$6]+360*[.H$8]/[.$C236]" office:value-type="float" office:value="359.7" calcext:value-type="float">
            <text:p>360</text:p>
          </table:table-cell>
          <table:table-cell table:style-name="ce133" table:formula="of:=[.$E$6]+360*[.I$8]/[.$C236]" office:value-type="float" office:value="360.375" calcext:value-type="float">
            <text:p>360</text:p>
          </table:table-cell>
          <table:table-cell table:style-name="ce133" table:formula="of:=[.$E$6]+360*[.J$8]/[.$C236]" office:value-type="float" office:value="361.05" calcext:value-type="float">
            <text:p>361</text:p>
          </table:table-cell>
          <table:table-cell table:style-name="ce133" table:formula="of:=[.$E$6]+360*[.K$8]/[.$C236]" office:value-type="float" office:value="361.725" calcext:value-type="float">
            <text:p>362</text:p>
          </table:table-cell>
          <table:table-cell table:style-name="ce133" table:formula="of:=[.$E$6]+360*[.L$8]/[.$C236]" office:value-type="float" office:value="362.4" calcext:value-type="float">
            <text:p>362</text:p>
          </table:table-cell>
          <table:table-cell table:style-name="ce133" table:formula="of:=[.$E$6]+360*[.M$8]/[.$C236]" office:value-type="float" office:value="363.075" calcext:value-type="float">
            <text:p>363</text:p>
          </table:table-cell>
          <table:table-cell table:style-name="ce133" table:formula="of:=[.$E$6]+360*[.N$8]/[.$C236]" office:value-type="float" office:value="363.75" calcext:value-type="float">
            <text:p>364</text:p>
          </table:table-cell>
          <table:table-cell table:style-name="ce133" table:formula="of:=[.$E$6]+360*[.O$8]/[.$C236]" office:value-type="float" office:value="364.425" calcext:value-type="float">
            <text:p>364</text:p>
          </table:table-cell>
          <table:table-cell table:style-name="ce133" table:formula="of:=[.$E$6]+360*[.P$8]/[.$C236]" office:value-type="float" office:value="365.1" calcext:value-type="float">
            <text:p>365</text:p>
          </table:table-cell>
          <table:table-cell table:style-name="ce133" table:formula="of:=[.$E$6]+360*[.Q$8]/[.$C236]" office:value-type="float" office:value="365.775" calcext:value-type="float">
            <text:p>366</text:p>
          </table:table-cell>
          <table:table-cell table:style-name="ce133" table:formula="of:=[.$E$6]+360*[.R$8]/[.$C236]" office:value-type="float" office:value="366.45" calcext:value-type="float">
            <text:p>366</text:p>
          </table:table-cell>
          <table:table-cell table:style-name="ce133" table:formula="of:=[.$E$6]+360*[.S$8]/[.$C236]" office:value-type="float" office:value="367.125" calcext:value-type="float">
            <text:p>367</text:p>
          </table:table-cell>
          <table:table-cell table:style-name="ce133" table:formula="of:=[.$E$6]+360*[.T$8]/[.$C236]" office:value-type="float" office:value="367.8" calcext:value-type="float">
            <text:p>368</text:p>
          </table:table-cell>
          <table:table-cell table:style-name="ce133" table:formula="of:=[.$E$6]+360*[.U$8]/[.$C236]" office:value-type="float" office:value="368.475" calcext:value-type="float">
            <text:p>368</text:p>
          </table:table-cell>
          <table:table-cell table:style-name="ce133" table:formula="of:=[.$E$6]+360*[.V$8]/[.$C236]" office:value-type="float" office:value="369.15" calcext:value-type="float">
            <text:p>369</text:p>
          </table:table-cell>
          <table:table-cell table:style-name="ce133" table:formula="of:=[.$E$6]+360*[.W$8]/[.$C236]" office:value-type="float" office:value="369.825" calcext:value-type="float">
            <text:p>370</text:p>
          </table:table-cell>
          <table:table-cell table:style-name="ce133" table:formula="of:=[.$E$6]+360*[.X$8]/[.$C236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37]" office:value-type="float" office:value="24000" calcext:value-type="float">
            <text:p>24000</text:p>
          </table:table-cell>
          <table:table-cell table:style-name="ce133" table:formula="of:=[.$E$6]+360*[.D$8]/[.$C237]" office:value-type="float" office:value="357" calcext:value-type="float">
            <text:p>357</text:p>
          </table:table-cell>
          <table:table-cell table:style-name="ce133" table:formula="of:=[.$E$6]+360*[.E$8]/[.$C237]" office:value-type="float" office:value="357.75" calcext:value-type="float">
            <text:p>358</text:p>
          </table:table-cell>
          <table:table-cell table:style-name="ce133" table:formula="of:=[.$E$6]+360*[.F$8]/[.$C237]" office:value-type="float" office:value="358.5" calcext:value-type="float">
            <text:p>359</text:p>
          </table:table-cell>
          <table:table-cell table:style-name="ce133" table:formula="of:=[.$E$6]+360*[.G$8]/[.$C237]" office:value-type="float" office:value="359.25" calcext:value-type="float">
            <text:p>359</text:p>
          </table:table-cell>
          <table:table-cell table:style-name="ce133" table:formula="of:=[.$E$6]+360*[.H$8]/[.$C237]" office:value-type="float" office:value="360" calcext:value-type="float">
            <text:p>360</text:p>
          </table:table-cell>
          <table:table-cell table:style-name="ce133" table:formula="of:=[.$E$6]+360*[.I$8]/[.$C237]" office:value-type="float" office:value="360.75" calcext:value-type="float">
            <text:p>361</text:p>
          </table:table-cell>
          <table:table-cell table:style-name="ce133" table:formula="of:=[.$E$6]+360*[.J$8]/[.$C237]" office:value-type="float" office:value="361.5" calcext:value-type="float">
            <text:p>362</text:p>
          </table:table-cell>
          <table:table-cell table:style-name="ce133" table:formula="of:=[.$E$6]+360*[.K$8]/[.$C237]" office:value-type="float" office:value="362.25" calcext:value-type="float">
            <text:p>362</text:p>
          </table:table-cell>
          <table:table-cell table:style-name="ce133" table:formula="of:=[.$E$6]+360*[.L$8]/[.$C237]" office:value-type="float" office:value="363" calcext:value-type="float">
            <text:p>363</text:p>
          </table:table-cell>
          <table:table-cell table:style-name="ce133" table:formula="of:=[.$E$6]+360*[.M$8]/[.$C237]" office:value-type="float" office:value="363.75" calcext:value-type="float">
            <text:p>364</text:p>
          </table:table-cell>
          <table:table-cell table:style-name="ce133" table:formula="of:=[.$E$6]+360*[.N$8]/[.$C237]" office:value-type="float" office:value="364.5" calcext:value-type="float">
            <text:p>365</text:p>
          </table:table-cell>
          <table:table-cell table:style-name="ce133" table:formula="of:=[.$E$6]+360*[.O$8]/[.$C237]" office:value-type="float" office:value="365.25" calcext:value-type="float">
            <text:p>365</text:p>
          </table:table-cell>
          <table:table-cell table:style-name="ce133" table:formula="of:=[.$E$6]+360*[.P$8]/[.$C237]" office:value-type="float" office:value="366" calcext:value-type="float">
            <text:p>366</text:p>
          </table:table-cell>
          <table:table-cell table:style-name="ce133" table:formula="of:=[.$E$6]+360*[.Q$8]/[.$C237]" office:value-type="float" office:value="366.75" calcext:value-type="float">
            <text:p>367</text:p>
          </table:table-cell>
          <table:table-cell table:style-name="ce133" table:formula="of:=[.$E$6]+360*[.R$8]/[.$C237]" office:value-type="float" office:value="367.5" calcext:value-type="float">
            <text:p>368</text:p>
          </table:table-cell>
          <table:table-cell table:style-name="ce133" table:formula="of:=[.$E$6]+360*[.S$8]/[.$C237]" office:value-type="float" office:value="368.25" calcext:value-type="float">
            <text:p>368</text:p>
          </table:table-cell>
          <table:table-cell table:style-name="ce133" table:formula="of:=[.$E$6]+360*[.T$8]/[.$C237]" office:value-type="float" office:value="369" calcext:value-type="float">
            <text:p>369</text:p>
          </table:table-cell>
          <table:table-cell table:style-name="ce133" table:formula="of:=[.$E$6]+360*[.U$8]/[.$C237]" office:value-type="float" office:value="369.75" calcext:value-type="float">
            <text:p>370</text:p>
          </table:table-cell>
          <table:table-cell table:style-name="ce133" table:formula="of:=[.$E$6]+360*[.V$8]/[.$C237]" office:value-type="float" office:value="370.5" calcext:value-type="float">
            <text:p>371</text:p>
          </table:table-cell>
          <table:table-cell table:style-name="ce133" table:formula="of:=[.$E$6]+360*[.W$8]/[.$C237]" office:value-type="float" office:value="371.25" calcext:value-type="float">
            <text:p>371</text:p>
          </table:table-cell>
          <table:table-cell table:style-name="ce133" table:formula="of:=[.$E$6]+360*[.X$8]/[.$C237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38]" office:value-type="float" office:value="21818.1818181818" calcext:value-type="float">
            <text:p>21818</text:p>
          </table:table-cell>
          <table:table-cell table:style-name="ce133" table:formula="of:=[.$E$6]+360*[.D$8]/[.$C238]" office:value-type="float" office:value="357" calcext:value-type="float">
            <text:p>357</text:p>
          </table:table-cell>
          <table:table-cell table:style-name="ce133" table:formula="of:=[.$E$6]+360*[.E$8]/[.$C238]" office:value-type="float" office:value="357.825" calcext:value-type="float">
            <text:p>358</text:p>
          </table:table-cell>
          <table:table-cell table:style-name="ce133" table:formula="of:=[.$E$6]+360*[.F$8]/[.$C238]" office:value-type="float" office:value="358.65" calcext:value-type="float">
            <text:p>359</text:p>
          </table:table-cell>
          <table:table-cell table:style-name="ce133" table:formula="of:=[.$E$6]+360*[.G$8]/[.$C238]" office:value-type="float" office:value="359.475" calcext:value-type="float">
            <text:p>359</text:p>
          </table:table-cell>
          <table:table-cell table:style-name="ce133" table:formula="of:=[.$E$6]+360*[.H$8]/[.$C238]" office:value-type="float" office:value="360.3" calcext:value-type="float">
            <text:p>360</text:p>
          </table:table-cell>
          <table:table-cell table:style-name="ce133" table:formula="of:=[.$E$6]+360*[.I$8]/[.$C238]" office:value-type="float" office:value="361.125" calcext:value-type="float">
            <text:p>361</text:p>
          </table:table-cell>
          <table:table-cell table:style-name="ce133" table:formula="of:=[.$E$6]+360*[.J$8]/[.$C238]" office:value-type="float" office:value="361.95" calcext:value-type="float">
            <text:p>362</text:p>
          </table:table-cell>
          <table:table-cell table:style-name="ce133" table:formula="of:=[.$E$6]+360*[.K$8]/[.$C238]" office:value-type="float" office:value="362.775" calcext:value-type="float">
            <text:p>363</text:p>
          </table:table-cell>
          <table:table-cell table:style-name="ce133" table:formula="of:=[.$E$6]+360*[.L$8]/[.$C238]" office:value-type="float" office:value="363.6" calcext:value-type="float">
            <text:p>364</text:p>
          </table:table-cell>
          <table:table-cell table:style-name="ce133" table:formula="of:=[.$E$6]+360*[.M$8]/[.$C238]" office:value-type="float" office:value="364.425" calcext:value-type="float">
            <text:p>364</text:p>
          </table:table-cell>
          <table:table-cell table:style-name="ce133" table:formula="of:=[.$E$6]+360*[.N$8]/[.$C238]" office:value-type="float" office:value="365.25" calcext:value-type="float">
            <text:p>365</text:p>
          </table:table-cell>
          <table:table-cell table:style-name="ce133" table:formula="of:=[.$E$6]+360*[.O$8]/[.$C238]" office:value-type="float" office:value="366.075" calcext:value-type="float">
            <text:p>366</text:p>
          </table:table-cell>
          <table:table-cell table:style-name="ce133" table:formula="of:=[.$E$6]+360*[.P$8]/[.$C238]" office:value-type="float" office:value="366.9" calcext:value-type="float">
            <text:p>367</text:p>
          </table:table-cell>
          <table:table-cell table:style-name="ce133" table:formula="of:=[.$E$6]+360*[.Q$8]/[.$C238]" office:value-type="float" office:value="367.725" calcext:value-type="float">
            <text:p>368</text:p>
          </table:table-cell>
          <table:table-cell table:style-name="ce133" table:formula="of:=[.$E$6]+360*[.R$8]/[.$C238]" office:value-type="float" office:value="368.55" calcext:value-type="float">
            <text:p>369</text:p>
          </table:table-cell>
          <table:table-cell table:style-name="ce133" table:formula="of:=[.$E$6]+360*[.S$8]/[.$C238]" office:value-type="float" office:value="369.375" calcext:value-type="float">
            <text:p>369</text:p>
          </table:table-cell>
          <table:table-cell table:style-name="ce133" table:formula="of:=[.$E$6]+360*[.T$8]/[.$C238]" office:value-type="float" office:value="370.2" calcext:value-type="float">
            <text:p>370</text:p>
          </table:table-cell>
          <table:table-cell table:style-name="ce133" table:formula="of:=[.$E$6]+360*[.U$8]/[.$C238]" office:value-type="float" office:value="371.025" calcext:value-type="float">
            <text:p>371</text:p>
          </table:table-cell>
          <table:table-cell table:style-name="ce133" table:formula="of:=[.$E$6]+360*[.V$8]/[.$C238]" office:value-type="float" office:value="371.85" calcext:value-type="float">
            <text:p>372</text:p>
          </table:table-cell>
          <table:table-cell table:style-name="ce133" table:formula="of:=[.$E$6]+360*[.W$8]/[.$C238]" office:value-type="float" office:value="372.675" calcext:value-type="float">
            <text:p>373</text:p>
          </table:table-cell>
          <table:table-cell table:style-name="ce133" table:formula="of:=[.$E$6]+360*[.X$8]/[.$C238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39]" office:value-type="float" office:value="20000" calcext:value-type="float">
            <text:p>20000</text:p>
          </table:table-cell>
          <table:table-cell table:style-name="ce133" table:formula="of:=[.$E$6]+360*[.D$8]/[.$C239]" office:value-type="float" office:value="357" calcext:value-type="float">
            <text:p>357</text:p>
          </table:table-cell>
          <table:table-cell table:style-name="ce133" table:formula="of:=[.$E$6]+360*[.E$8]/[.$C239]" office:value-type="float" office:value="357.9" calcext:value-type="float">
            <text:p>358</text:p>
          </table:table-cell>
          <table:table-cell table:style-name="ce133" table:formula="of:=[.$E$6]+360*[.F$8]/[.$C239]" office:value-type="float" office:value="358.8" calcext:value-type="float">
            <text:p>359</text:p>
          </table:table-cell>
          <table:table-cell table:style-name="ce133" table:formula="of:=[.$E$6]+360*[.G$8]/[.$C239]" office:value-type="float" office:value="359.7" calcext:value-type="float">
            <text:p>360</text:p>
          </table:table-cell>
          <table:table-cell table:style-name="ce133" table:formula="of:=[.$E$6]+360*[.H$8]/[.$C239]" office:value-type="float" office:value="360.6" calcext:value-type="float">
            <text:p>361</text:p>
          </table:table-cell>
          <table:table-cell table:style-name="ce133" table:formula="of:=[.$E$6]+360*[.I$8]/[.$C239]" office:value-type="float" office:value="361.5" calcext:value-type="float">
            <text:p>362</text:p>
          </table:table-cell>
          <table:table-cell table:style-name="ce133" table:formula="of:=[.$E$6]+360*[.J$8]/[.$C239]" office:value-type="float" office:value="362.4" calcext:value-type="float">
            <text:p>362</text:p>
          </table:table-cell>
          <table:table-cell table:style-name="ce133" table:formula="of:=[.$E$6]+360*[.K$8]/[.$C239]" office:value-type="float" office:value="363.3" calcext:value-type="float">
            <text:p>363</text:p>
          </table:table-cell>
          <table:table-cell table:style-name="ce133" table:formula="of:=[.$E$6]+360*[.L$8]/[.$C239]" office:value-type="float" office:value="364.2" calcext:value-type="float">
            <text:p>364</text:p>
          </table:table-cell>
          <table:table-cell table:style-name="ce133" table:formula="of:=[.$E$6]+360*[.M$8]/[.$C239]" office:value-type="float" office:value="365.1" calcext:value-type="float">
            <text:p>365</text:p>
          </table:table-cell>
          <table:table-cell table:style-name="ce133" table:formula="of:=[.$E$6]+360*[.N$8]/[.$C239]" office:value-type="float" office:value="366" calcext:value-type="float">
            <text:p>366</text:p>
          </table:table-cell>
          <table:table-cell table:style-name="ce133" table:formula="of:=[.$E$6]+360*[.O$8]/[.$C239]" office:value-type="float" office:value="366.9" calcext:value-type="float">
            <text:p>367</text:p>
          </table:table-cell>
          <table:table-cell table:style-name="ce133" table:formula="of:=[.$E$6]+360*[.P$8]/[.$C239]" office:value-type="float" office:value="367.8" calcext:value-type="float">
            <text:p>368</text:p>
          </table:table-cell>
          <table:table-cell table:style-name="ce133" table:formula="of:=[.$E$6]+360*[.Q$8]/[.$C239]" office:value-type="float" office:value="368.7" calcext:value-type="float">
            <text:p>369</text:p>
          </table:table-cell>
          <table:table-cell table:style-name="ce133" table:formula="of:=[.$E$6]+360*[.R$8]/[.$C239]" office:value-type="float" office:value="369.6" calcext:value-type="float">
            <text:p>370</text:p>
          </table:table-cell>
          <table:table-cell table:style-name="ce133" table:formula="of:=[.$E$6]+360*[.S$8]/[.$C239]" office:value-type="float" office:value="370.5" calcext:value-type="float">
            <text:p>371</text:p>
          </table:table-cell>
          <table:table-cell table:style-name="ce133" table:formula="of:=[.$E$6]+360*[.T$8]/[.$C239]" office:value-type="float" office:value="371.4" calcext:value-type="float">
            <text:p>371</text:p>
          </table:table-cell>
          <table:table-cell table:style-name="ce133" table:formula="of:=[.$E$6]+360*[.U$8]/[.$C239]" office:value-type="float" office:value="372.3" calcext:value-type="float">
            <text:p>372</text:p>
          </table:table-cell>
          <table:table-cell table:style-name="ce133" table:formula="of:=[.$E$6]+360*[.V$8]/[.$C239]" office:value-type="float" office:value="373.2" calcext:value-type="float">
            <text:p>373</text:p>
          </table:table-cell>
          <table:table-cell table:style-name="ce133" table:formula="of:=[.$E$6]+360*[.W$8]/[.$C239]" office:value-type="float" office:value="374.1" calcext:value-type="float">
            <text:p>374</text:p>
          </table:table-cell>
          <table:table-cell table:style-name="ce133" table:formula="of:=[.$E$6]+360*[.X$8]/[.$C239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40]" office:value-type="float" office:value="18461.5384615385" calcext:value-type="float">
            <text:p>18462</text:p>
          </table:table-cell>
          <table:table-cell table:style-name="ce133" table:formula="of:=[.$E$6]+360*[.D$8]/[.$C240]" office:value-type="float" office:value="357" calcext:value-type="float">
            <text:p>357</text:p>
          </table:table-cell>
          <table:table-cell table:style-name="ce133" table:formula="of:=[.$E$6]+360*[.E$8]/[.$C240]" office:value-type="float" office:value="357.975" calcext:value-type="float">
            <text:p>358</text:p>
          </table:table-cell>
          <table:table-cell table:style-name="ce133" table:formula="of:=[.$E$6]+360*[.F$8]/[.$C240]" office:value-type="float" office:value="358.95" calcext:value-type="float">
            <text:p>359</text:p>
          </table:table-cell>
          <table:table-cell table:style-name="ce133" table:formula="of:=[.$E$6]+360*[.G$8]/[.$C240]" office:value-type="float" office:value="359.925" calcext:value-type="float">
            <text:p>360</text:p>
          </table:table-cell>
          <table:table-cell table:style-name="ce133" table:formula="of:=[.$E$6]+360*[.H$8]/[.$C240]" office:value-type="float" office:value="360.9" calcext:value-type="float">
            <text:p>361</text:p>
          </table:table-cell>
          <table:table-cell table:style-name="ce133" table:formula="of:=[.$E$6]+360*[.I$8]/[.$C240]" office:value-type="float" office:value="361.875" calcext:value-type="float">
            <text:p>362</text:p>
          </table:table-cell>
          <table:table-cell table:style-name="ce133" table:formula="of:=[.$E$6]+360*[.J$8]/[.$C240]" office:value-type="float" office:value="362.85" calcext:value-type="float">
            <text:p>363</text:p>
          </table:table-cell>
          <table:table-cell table:style-name="ce133" table:formula="of:=[.$E$6]+360*[.K$8]/[.$C240]" office:value-type="float" office:value="363.825" calcext:value-type="float">
            <text:p>364</text:p>
          </table:table-cell>
          <table:table-cell table:style-name="ce133" table:formula="of:=[.$E$6]+360*[.L$8]/[.$C240]" office:value-type="float" office:value="364.8" calcext:value-type="float">
            <text:p>365</text:p>
          </table:table-cell>
          <table:table-cell table:style-name="ce133" table:formula="of:=[.$E$6]+360*[.M$8]/[.$C240]" office:value-type="float" office:value="365.775" calcext:value-type="float">
            <text:p>366</text:p>
          </table:table-cell>
          <table:table-cell table:style-name="ce133" table:formula="of:=[.$E$6]+360*[.N$8]/[.$C240]" office:value-type="float" office:value="366.75" calcext:value-type="float">
            <text:p>367</text:p>
          </table:table-cell>
          <table:table-cell table:style-name="ce133" table:formula="of:=[.$E$6]+360*[.O$8]/[.$C240]" office:value-type="float" office:value="367.725" calcext:value-type="float">
            <text:p>368</text:p>
          </table:table-cell>
          <table:table-cell table:style-name="ce133" table:formula="of:=[.$E$6]+360*[.P$8]/[.$C240]" office:value-type="float" office:value="368.7" calcext:value-type="float">
            <text:p>369</text:p>
          </table:table-cell>
          <table:table-cell table:style-name="ce133" table:formula="of:=[.$E$6]+360*[.Q$8]/[.$C240]" office:value-type="float" office:value="369.675" calcext:value-type="float">
            <text:p>370</text:p>
          </table:table-cell>
          <table:table-cell table:style-name="ce133" table:formula="of:=[.$E$6]+360*[.R$8]/[.$C240]" office:value-type="float" office:value="370.65" calcext:value-type="float">
            <text:p>371</text:p>
          </table:table-cell>
          <table:table-cell table:style-name="ce133" table:formula="of:=[.$E$6]+360*[.S$8]/[.$C240]" office:value-type="float" office:value="371.625" calcext:value-type="float">
            <text:p>372</text:p>
          </table:table-cell>
          <table:table-cell table:style-name="ce133" table:formula="of:=[.$E$6]+360*[.T$8]/[.$C240]" office:value-type="float" office:value="372.6" calcext:value-type="float">
            <text:p>373</text:p>
          </table:table-cell>
          <table:table-cell table:style-name="ce133" table:formula="of:=[.$E$6]+360*[.U$8]/[.$C240]" office:value-type="float" office:value="373.575" calcext:value-type="float">
            <text:p>374</text:p>
          </table:table-cell>
          <table:table-cell table:style-name="ce133" table:formula="of:=[.$E$6]+360*[.V$8]/[.$C240]" office:value-type="float" office:value="374.55" calcext:value-type="float">
            <text:p>375</text:p>
          </table:table-cell>
          <table:table-cell table:style-name="ce133" table:formula="of:=[.$E$6]+360*[.W$8]/[.$C240]" office:value-type="float" office:value="375.525" calcext:value-type="float">
            <text:p>376</text:p>
          </table:table-cell>
          <table:table-cell table:style-name="ce133" table:formula="of:=[.$E$6]+360*[.X$8]/[.$C240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41]" office:value-type="float" office:value="17142.8571428571" calcext:value-type="float">
            <text:p>17143</text:p>
          </table:table-cell>
          <table:table-cell table:style-name="ce133" table:formula="of:=[.$E$6]+360*[.D$8]/[.$C241]" office:value-type="float" office:value="357" calcext:value-type="float">
            <text:p>357</text:p>
          </table:table-cell>
          <table:table-cell table:style-name="ce133" table:formula="of:=[.$E$6]+360*[.E$8]/[.$C241]" office:value-type="float" office:value="358.05" calcext:value-type="float">
            <text:p>358</text:p>
          </table:table-cell>
          <table:table-cell table:style-name="ce133" table:formula="of:=[.$E$6]+360*[.F$8]/[.$C241]" office:value-type="float" office:value="359.1" calcext:value-type="float">
            <text:p>359</text:p>
          </table:table-cell>
          <table:table-cell table:style-name="ce133" table:formula="of:=[.$E$6]+360*[.G$8]/[.$C241]" office:value-type="float" office:value="360.15" calcext:value-type="float">
            <text:p>360</text:p>
          </table:table-cell>
          <table:table-cell table:style-name="ce133" table:formula="of:=[.$E$6]+360*[.H$8]/[.$C241]" office:value-type="float" office:value="361.2" calcext:value-type="float">
            <text:p>361</text:p>
          </table:table-cell>
          <table:table-cell table:style-name="ce133" table:formula="of:=[.$E$6]+360*[.I$8]/[.$C241]" office:value-type="float" office:value="362.25" calcext:value-type="float">
            <text:p>362</text:p>
          </table:table-cell>
          <table:table-cell table:style-name="ce133" table:formula="of:=[.$E$6]+360*[.J$8]/[.$C241]" office:value-type="float" office:value="363.3" calcext:value-type="float">
            <text:p>363</text:p>
          </table:table-cell>
          <table:table-cell table:style-name="ce133" table:formula="of:=[.$E$6]+360*[.K$8]/[.$C241]" office:value-type="float" office:value="364.35" calcext:value-type="float">
            <text:p>364</text:p>
          </table:table-cell>
          <table:table-cell table:style-name="ce133" table:formula="of:=[.$E$6]+360*[.L$8]/[.$C241]" office:value-type="float" office:value="365.4" calcext:value-type="float">
            <text:p>365</text:p>
          </table:table-cell>
          <table:table-cell table:style-name="ce133" table:formula="of:=[.$E$6]+360*[.M$8]/[.$C241]" office:value-type="float" office:value="366.45" calcext:value-type="float">
            <text:p>366</text:p>
          </table:table-cell>
          <table:table-cell table:style-name="ce133" table:formula="of:=[.$E$6]+360*[.N$8]/[.$C241]" office:value-type="float" office:value="367.5" calcext:value-type="float">
            <text:p>368</text:p>
          </table:table-cell>
          <table:table-cell table:style-name="ce133" table:formula="of:=[.$E$6]+360*[.O$8]/[.$C241]" office:value-type="float" office:value="368.55" calcext:value-type="float">
            <text:p>369</text:p>
          </table:table-cell>
          <table:table-cell table:style-name="ce133" table:formula="of:=[.$E$6]+360*[.P$8]/[.$C241]" office:value-type="float" office:value="369.6" calcext:value-type="float">
            <text:p>370</text:p>
          </table:table-cell>
          <table:table-cell table:style-name="ce133" table:formula="of:=[.$E$6]+360*[.Q$8]/[.$C241]" office:value-type="float" office:value="370.65" calcext:value-type="float">
            <text:p>371</text:p>
          </table:table-cell>
          <table:table-cell table:style-name="ce133" table:formula="of:=[.$E$6]+360*[.R$8]/[.$C241]" office:value-type="float" office:value="371.7" calcext:value-type="float">
            <text:p>372</text:p>
          </table:table-cell>
          <table:table-cell table:style-name="ce133" table:formula="of:=[.$E$6]+360*[.S$8]/[.$C241]" office:value-type="float" office:value="372.75" calcext:value-type="float">
            <text:p>373</text:p>
          </table:table-cell>
          <table:table-cell table:style-name="ce133" table:formula="of:=[.$E$6]+360*[.T$8]/[.$C241]" office:value-type="float" office:value="373.8" calcext:value-type="float">
            <text:p>374</text:p>
          </table:table-cell>
          <table:table-cell table:style-name="ce133" table:formula="of:=[.$E$6]+360*[.U$8]/[.$C241]" office:value-type="float" office:value="374.85" calcext:value-type="float">
            <text:p>375</text:p>
          </table:table-cell>
          <table:table-cell table:style-name="ce133" table:formula="of:=[.$E$6]+360*[.V$8]/[.$C241]" office:value-type="float" office:value="375.9" calcext:value-type="float">
            <text:p>376</text:p>
          </table:table-cell>
          <table:table-cell table:style-name="ce133" table:formula="of:=[.$E$6]+360*[.W$8]/[.$C241]" office:value-type="float" office:value="376.95" calcext:value-type="float">
            <text:p>377</text:p>
          </table:table-cell>
          <table:table-cell table:style-name="ce133" table:formula="of:=[.$E$6]+360*[.X$8]/[.$C241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42]" office:value-type="float" office:value="16000" calcext:value-type="float">
            <text:p>16000</text:p>
          </table:table-cell>
          <table:table-cell table:style-name="ce133" table:formula="of:=[.$E$6]+360*[.D$8]/[.$C242]" office:value-type="float" office:value="357" calcext:value-type="float">
            <text:p>357</text:p>
          </table:table-cell>
          <table:table-cell table:style-name="ce133" table:formula="of:=[.$E$6]+360*[.E$8]/[.$C242]" office:value-type="float" office:value="358.125" calcext:value-type="float">
            <text:p>358</text:p>
          </table:table-cell>
          <table:table-cell table:style-name="ce133" table:formula="of:=[.$E$6]+360*[.F$8]/[.$C242]" office:value-type="float" office:value="359.25" calcext:value-type="float">
            <text:p>359</text:p>
          </table:table-cell>
          <table:table-cell table:style-name="ce133" table:formula="of:=[.$E$6]+360*[.G$8]/[.$C242]" office:value-type="float" office:value="360.375" calcext:value-type="float">
            <text:p>360</text:p>
          </table:table-cell>
          <table:table-cell table:style-name="ce133" table:formula="of:=[.$E$6]+360*[.H$8]/[.$C242]" office:value-type="float" office:value="361.5" calcext:value-type="float">
            <text:p>362</text:p>
          </table:table-cell>
          <table:table-cell table:style-name="ce133" table:formula="of:=[.$E$6]+360*[.I$8]/[.$C242]" office:value-type="float" office:value="362.625" calcext:value-type="float">
            <text:p>363</text:p>
          </table:table-cell>
          <table:table-cell table:style-name="ce133" table:formula="of:=[.$E$6]+360*[.J$8]/[.$C242]" office:value-type="float" office:value="363.75" calcext:value-type="float">
            <text:p>364</text:p>
          </table:table-cell>
          <table:table-cell table:style-name="ce133" table:formula="of:=[.$E$6]+360*[.K$8]/[.$C242]" office:value-type="float" office:value="364.875" calcext:value-type="float">
            <text:p>365</text:p>
          </table:table-cell>
          <table:table-cell table:style-name="ce133" table:formula="of:=[.$E$6]+360*[.L$8]/[.$C242]" office:value-type="float" office:value="366" calcext:value-type="float">
            <text:p>366</text:p>
          </table:table-cell>
          <table:table-cell table:style-name="ce133" table:formula="of:=[.$E$6]+360*[.M$8]/[.$C242]" office:value-type="float" office:value="367.125" calcext:value-type="float">
            <text:p>367</text:p>
          </table:table-cell>
          <table:table-cell table:style-name="ce133" table:formula="of:=[.$E$6]+360*[.N$8]/[.$C242]" office:value-type="float" office:value="368.25" calcext:value-type="float">
            <text:p>368</text:p>
          </table:table-cell>
          <table:table-cell table:style-name="ce133" table:formula="of:=[.$E$6]+360*[.O$8]/[.$C242]" office:value-type="float" office:value="369.375" calcext:value-type="float">
            <text:p>369</text:p>
          </table:table-cell>
          <table:table-cell table:style-name="ce133" table:formula="of:=[.$E$6]+360*[.P$8]/[.$C242]" office:value-type="float" office:value="370.5" calcext:value-type="float">
            <text:p>371</text:p>
          </table:table-cell>
          <table:table-cell table:style-name="ce133" table:formula="of:=[.$E$6]+360*[.Q$8]/[.$C242]" office:value-type="float" office:value="371.625" calcext:value-type="float">
            <text:p>372</text:p>
          </table:table-cell>
          <table:table-cell table:style-name="ce133" table:formula="of:=[.$E$6]+360*[.R$8]/[.$C242]" office:value-type="float" office:value="372.75" calcext:value-type="float">
            <text:p>373</text:p>
          </table:table-cell>
          <table:table-cell table:style-name="ce133" table:formula="of:=[.$E$6]+360*[.S$8]/[.$C242]" office:value-type="float" office:value="373.875" calcext:value-type="float">
            <text:p>374</text:p>
          </table:table-cell>
          <table:table-cell table:style-name="ce133" table:formula="of:=[.$E$6]+360*[.T$8]/[.$C242]" office:value-type="float" office:value="375" calcext:value-type="float">
            <text:p>375</text:p>
          </table:table-cell>
          <table:table-cell table:style-name="ce133" table:formula="of:=[.$E$6]+360*[.U$8]/[.$C242]" office:value-type="float" office:value="376.125" calcext:value-type="float">
            <text:p>376</text:p>
          </table:table-cell>
          <table:table-cell table:style-name="ce133" table:formula="of:=[.$E$6]+360*[.V$8]/[.$C242]" office:value-type="float" office:value="377.25" calcext:value-type="float">
            <text:p>377</text:p>
          </table:table-cell>
          <table:table-cell table:style-name="ce133" table:formula="of:=[.$E$6]+360*[.W$8]/[.$C242]" office:value-type="float" office:value="378.375" calcext:value-type="float">
            <text:p>378</text:p>
          </table:table-cell>
          <table:table-cell table:style-name="ce133" table:formula="of:=[.$E$6]+360*[.X$8]/[.$C242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43]" office:value-type="float" office:value="15000" calcext:value-type="float">
            <text:p>15000</text:p>
          </table:table-cell>
          <table:table-cell table:style-name="ce133" table:formula="of:=[.$E$6]+360*[.D$8]/[.$C243]" office:value-type="float" office:value="357" calcext:value-type="float">
            <text:p>357</text:p>
          </table:table-cell>
          <table:table-cell table:style-name="ce133" table:formula="of:=[.$E$6]+360*[.E$8]/[.$C243]" office:value-type="float" office:value="358.2" calcext:value-type="float">
            <text:p>358</text:p>
          </table:table-cell>
          <table:table-cell table:style-name="ce133" table:formula="of:=[.$E$6]+360*[.F$8]/[.$C243]" office:value-type="float" office:value="359.4" calcext:value-type="float">
            <text:p>359</text:p>
          </table:table-cell>
          <table:table-cell table:style-name="ce133" table:formula="of:=[.$E$6]+360*[.G$8]/[.$C243]" office:value-type="float" office:value="360.6" calcext:value-type="float">
            <text:p>361</text:p>
          </table:table-cell>
          <table:table-cell table:style-name="ce133" table:formula="of:=[.$E$6]+360*[.H$8]/[.$C243]" office:value-type="float" office:value="361.8" calcext:value-type="float">
            <text:p>362</text:p>
          </table:table-cell>
          <table:table-cell table:style-name="ce133" table:formula="of:=[.$E$6]+360*[.I$8]/[.$C243]" office:value-type="float" office:value="363" calcext:value-type="float">
            <text:p>363</text:p>
          </table:table-cell>
          <table:table-cell table:style-name="ce133" table:formula="of:=[.$E$6]+360*[.J$8]/[.$C243]" office:value-type="float" office:value="364.2" calcext:value-type="float">
            <text:p>364</text:p>
          </table:table-cell>
          <table:table-cell table:style-name="ce133" table:formula="of:=[.$E$6]+360*[.K$8]/[.$C243]" office:value-type="float" office:value="365.4" calcext:value-type="float">
            <text:p>365</text:p>
          </table:table-cell>
          <table:table-cell table:style-name="ce133" table:formula="of:=[.$E$6]+360*[.L$8]/[.$C243]" office:value-type="float" office:value="366.6" calcext:value-type="float">
            <text:p>367</text:p>
          </table:table-cell>
          <table:table-cell table:style-name="ce133" table:formula="of:=[.$E$6]+360*[.M$8]/[.$C243]" office:value-type="float" office:value="367.8" calcext:value-type="float">
            <text:p>368</text:p>
          </table:table-cell>
          <table:table-cell table:style-name="ce133" table:formula="of:=[.$E$6]+360*[.N$8]/[.$C243]" office:value-type="float" office:value="369" calcext:value-type="float">
            <text:p>369</text:p>
          </table:table-cell>
          <table:table-cell table:style-name="ce133" table:formula="of:=[.$E$6]+360*[.O$8]/[.$C243]" office:value-type="float" office:value="370.2" calcext:value-type="float">
            <text:p>370</text:p>
          </table:table-cell>
          <table:table-cell table:style-name="ce133" table:formula="of:=[.$E$6]+360*[.P$8]/[.$C243]" office:value-type="float" office:value="371.4" calcext:value-type="float">
            <text:p>371</text:p>
          </table:table-cell>
          <table:table-cell table:style-name="ce133" table:formula="of:=[.$E$6]+360*[.Q$8]/[.$C243]" office:value-type="float" office:value="372.6" calcext:value-type="float">
            <text:p>373</text:p>
          </table:table-cell>
          <table:table-cell table:style-name="ce133" table:formula="of:=[.$E$6]+360*[.R$8]/[.$C243]" office:value-type="float" office:value="373.8" calcext:value-type="float">
            <text:p>374</text:p>
          </table:table-cell>
          <table:table-cell table:style-name="ce133" table:formula="of:=[.$E$6]+360*[.S$8]/[.$C243]" office:value-type="float" office:value="375" calcext:value-type="float">
            <text:p>375</text:p>
          </table:table-cell>
          <table:table-cell table:style-name="ce133" table:formula="of:=[.$E$6]+360*[.T$8]/[.$C243]" office:value-type="float" office:value="376.2" calcext:value-type="float">
            <text:p>376</text:p>
          </table:table-cell>
          <table:table-cell table:style-name="ce133" table:formula="of:=[.$E$6]+360*[.U$8]/[.$C243]" office:value-type="float" office:value="377.4" calcext:value-type="float">
            <text:p>377</text:p>
          </table:table-cell>
          <table:table-cell table:style-name="ce133" table:formula="of:=[.$E$6]+360*[.V$8]/[.$C243]" office:value-type="float" office:value="378.6" calcext:value-type="float">
            <text:p>379</text:p>
          </table:table-cell>
          <table:table-cell table:style-name="ce133" table:formula="of:=[.$E$6]+360*[.W$8]/[.$C243]" office:value-type="float" office:value="379.8" calcext:value-type="float">
            <text:p>380</text:p>
          </table:table-cell>
          <table:table-cell table:style-name="ce133" table:formula="of:=[.$E$6]+360*[.X$8]/[.$C243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44]" office:value-type="float" office:value="14117.6470588235" calcext:value-type="float">
            <text:p>14118</text:p>
          </table:table-cell>
          <table:table-cell table:style-name="ce133" table:formula="of:=[.$E$6]+360*[.D$8]/[.$C244]" office:value-type="float" office:value="357" calcext:value-type="float">
            <text:p>357</text:p>
          </table:table-cell>
          <table:table-cell table:style-name="ce133" table:formula="of:=[.$E$6]+360*[.E$8]/[.$C244]" office:value-type="float" office:value="358.275" calcext:value-type="float">
            <text:p>358</text:p>
          </table:table-cell>
          <table:table-cell table:style-name="ce133" table:formula="of:=[.$E$6]+360*[.F$8]/[.$C244]" office:value-type="float" office:value="359.55" calcext:value-type="float">
            <text:p>360</text:p>
          </table:table-cell>
          <table:table-cell table:style-name="ce133" table:formula="of:=[.$E$6]+360*[.G$8]/[.$C244]" office:value-type="float" office:value="360.825" calcext:value-type="float">
            <text:p>361</text:p>
          </table:table-cell>
          <table:table-cell table:style-name="ce133" table:formula="of:=[.$E$6]+360*[.H$8]/[.$C244]" office:value-type="float" office:value="362.1" calcext:value-type="float">
            <text:p>362</text:p>
          </table:table-cell>
          <table:table-cell table:style-name="ce133" table:formula="of:=[.$E$6]+360*[.I$8]/[.$C244]" office:value-type="float" office:value="363.375" calcext:value-type="float">
            <text:p>363</text:p>
          </table:table-cell>
          <table:table-cell table:style-name="ce133" table:formula="of:=[.$E$6]+360*[.J$8]/[.$C244]" office:value-type="float" office:value="364.65" calcext:value-type="float">
            <text:p>365</text:p>
          </table:table-cell>
          <table:table-cell table:style-name="ce133" table:formula="of:=[.$E$6]+360*[.K$8]/[.$C244]" office:value-type="float" office:value="365.925" calcext:value-type="float">
            <text:p>366</text:p>
          </table:table-cell>
          <table:table-cell table:style-name="ce133" table:formula="of:=[.$E$6]+360*[.L$8]/[.$C244]" office:value-type="float" office:value="367.2" calcext:value-type="float">
            <text:p>367</text:p>
          </table:table-cell>
          <table:table-cell table:style-name="ce133" table:formula="of:=[.$E$6]+360*[.M$8]/[.$C244]" office:value-type="float" office:value="368.475" calcext:value-type="float">
            <text:p>368</text:p>
          </table:table-cell>
          <table:table-cell table:style-name="ce133" table:formula="of:=[.$E$6]+360*[.N$8]/[.$C244]" office:value-type="float" office:value="369.75" calcext:value-type="float">
            <text:p>370</text:p>
          </table:table-cell>
          <table:table-cell table:style-name="ce133" table:formula="of:=[.$E$6]+360*[.O$8]/[.$C244]" office:value-type="float" office:value="371.025" calcext:value-type="float">
            <text:p>371</text:p>
          </table:table-cell>
          <table:table-cell table:style-name="ce133" table:formula="of:=[.$E$6]+360*[.P$8]/[.$C244]" office:value-type="float" office:value="372.3" calcext:value-type="float">
            <text:p>372</text:p>
          </table:table-cell>
          <table:table-cell table:style-name="ce133" table:formula="of:=[.$E$6]+360*[.Q$8]/[.$C244]" office:value-type="float" office:value="373.575" calcext:value-type="float">
            <text:p>374</text:p>
          </table:table-cell>
          <table:table-cell table:style-name="ce133" table:formula="of:=[.$E$6]+360*[.R$8]/[.$C244]" office:value-type="float" office:value="374.85" calcext:value-type="float">
            <text:p>375</text:p>
          </table:table-cell>
          <table:table-cell table:style-name="ce133" table:formula="of:=[.$E$6]+360*[.S$8]/[.$C244]" office:value-type="float" office:value="376.125" calcext:value-type="float">
            <text:p>376</text:p>
          </table:table-cell>
          <table:table-cell table:style-name="ce133" table:formula="of:=[.$E$6]+360*[.T$8]/[.$C244]" office:value-type="float" office:value="377.4" calcext:value-type="float">
            <text:p>377</text:p>
          </table:table-cell>
          <table:table-cell table:style-name="ce133" table:formula="of:=[.$E$6]+360*[.U$8]/[.$C244]" office:value-type="float" office:value="378.675" calcext:value-type="float">
            <text:p>379</text:p>
          </table:table-cell>
          <table:table-cell table:style-name="ce133" table:formula="of:=[.$E$6]+360*[.V$8]/[.$C244]" office:value-type="float" office:value="379.95" calcext:value-type="float">
            <text:p>380</text:p>
          </table:table-cell>
          <table:table-cell table:style-name="ce133" table:formula="of:=[.$E$6]+360*[.W$8]/[.$C244]" office:value-type="float" office:value="381.225" calcext:value-type="float">
            <text:p>381</text:p>
          </table:table-cell>
          <table:table-cell table:style-name="ce133" table:formula="of:=[.$E$6]+360*[.X$8]/[.$C244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45]" office:value-type="float" office:value="13333.3333333333" calcext:value-type="float">
            <text:p>13333</text:p>
          </table:table-cell>
          <table:table-cell table:style-name="ce133" table:formula="of:=[.$E$6]+360*[.D$8]/[.$C245]" office:value-type="float" office:value="357" calcext:value-type="float">
            <text:p>357</text:p>
          </table:table-cell>
          <table:table-cell table:style-name="ce133" table:formula="of:=[.$E$6]+360*[.E$8]/[.$C245]" office:value-type="float" office:value="358.35" calcext:value-type="float">
            <text:p>358</text:p>
          </table:table-cell>
          <table:table-cell table:style-name="ce133" table:formula="of:=[.$E$6]+360*[.F$8]/[.$C245]" office:value-type="float" office:value="359.7" calcext:value-type="float">
            <text:p>360</text:p>
          </table:table-cell>
          <table:table-cell table:style-name="ce133" table:formula="of:=[.$E$6]+360*[.G$8]/[.$C245]" office:value-type="float" office:value="361.05" calcext:value-type="float">
            <text:p>361</text:p>
          </table:table-cell>
          <table:table-cell table:style-name="ce133" table:formula="of:=[.$E$6]+360*[.H$8]/[.$C245]" office:value-type="float" office:value="362.4" calcext:value-type="float">
            <text:p>362</text:p>
          </table:table-cell>
          <table:table-cell table:style-name="ce133" table:formula="of:=[.$E$6]+360*[.I$8]/[.$C245]" office:value-type="float" office:value="363.75" calcext:value-type="float">
            <text:p>364</text:p>
          </table:table-cell>
          <table:table-cell table:style-name="ce133" table:formula="of:=[.$E$6]+360*[.J$8]/[.$C245]" office:value-type="float" office:value="365.1" calcext:value-type="float">
            <text:p>365</text:p>
          </table:table-cell>
          <table:table-cell table:style-name="ce133" table:formula="of:=[.$E$6]+360*[.K$8]/[.$C245]" office:value-type="float" office:value="366.45" calcext:value-type="float">
            <text:p>366</text:p>
          </table:table-cell>
          <table:table-cell table:style-name="ce133" table:formula="of:=[.$E$6]+360*[.L$8]/[.$C245]" office:value-type="float" office:value="367.8" calcext:value-type="float">
            <text:p>368</text:p>
          </table:table-cell>
          <table:table-cell table:style-name="ce133" table:formula="of:=[.$E$6]+360*[.M$8]/[.$C245]" office:value-type="float" office:value="369.15" calcext:value-type="float">
            <text:p>369</text:p>
          </table:table-cell>
          <table:table-cell table:style-name="ce133" table:formula="of:=[.$E$6]+360*[.N$8]/[.$C245]" office:value-type="float" office:value="370.5" calcext:value-type="float">
            <text:p>371</text:p>
          </table:table-cell>
          <table:table-cell table:style-name="ce133" table:formula="of:=[.$E$6]+360*[.O$8]/[.$C245]" office:value-type="float" office:value="371.85" calcext:value-type="float">
            <text:p>372</text:p>
          </table:table-cell>
          <table:table-cell table:style-name="ce133" table:formula="of:=[.$E$6]+360*[.P$8]/[.$C245]" office:value-type="float" office:value="373.2" calcext:value-type="float">
            <text:p>373</text:p>
          </table:table-cell>
          <table:table-cell table:style-name="ce133" table:formula="of:=[.$E$6]+360*[.Q$8]/[.$C245]" office:value-type="float" office:value="374.55" calcext:value-type="float">
            <text:p>375</text:p>
          </table:table-cell>
          <table:table-cell table:style-name="ce133" table:formula="of:=[.$E$6]+360*[.R$8]/[.$C245]" office:value-type="float" office:value="375.9" calcext:value-type="float">
            <text:p>376</text:p>
          </table:table-cell>
          <table:table-cell table:style-name="ce133" table:formula="of:=[.$E$6]+360*[.S$8]/[.$C245]" office:value-type="float" office:value="377.25" calcext:value-type="float">
            <text:p>377</text:p>
          </table:table-cell>
          <table:table-cell table:style-name="ce133" table:formula="of:=[.$E$6]+360*[.T$8]/[.$C245]" office:value-type="float" office:value="378.6" calcext:value-type="float">
            <text:p>379</text:p>
          </table:table-cell>
          <table:table-cell table:style-name="ce133" table:formula="of:=[.$E$6]+360*[.U$8]/[.$C245]" office:value-type="float" office:value="379.95" calcext:value-type="float">
            <text:p>380</text:p>
          </table:table-cell>
          <table:table-cell table:style-name="ce133" table:formula="of:=[.$E$6]+360*[.V$8]/[.$C245]" office:value-type="float" office:value="381.3" calcext:value-type="float">
            <text:p>381</text:p>
          </table:table-cell>
          <table:table-cell table:style-name="ce133" table:formula="of:=[.$E$6]+360*[.W$8]/[.$C245]" office:value-type="float" office:value="382.65" calcext:value-type="float">
            <text:p>383</text:p>
          </table:table-cell>
          <table:table-cell table:style-name="ce133" table:formula="of:=[.$E$6]+360*[.X$8]/[.$C245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46]" office:value-type="float" office:value="12631.5789473684" calcext:value-type="float">
            <text:p>12632</text:p>
          </table:table-cell>
          <table:table-cell table:style-name="ce133" table:formula="of:=[.$E$6]+360*[.D$8]/[.$C246]" office:value-type="float" office:value="357" calcext:value-type="float">
            <text:p>357</text:p>
          </table:table-cell>
          <table:table-cell table:style-name="ce133" table:formula="of:=[.$E$6]+360*[.E$8]/[.$C246]" office:value-type="float" office:value="358.425" calcext:value-type="float">
            <text:p>358</text:p>
          </table:table-cell>
          <table:table-cell table:style-name="ce133" table:formula="of:=[.$E$6]+360*[.F$8]/[.$C246]" office:value-type="float" office:value="359.85" calcext:value-type="float">
            <text:p>360</text:p>
          </table:table-cell>
          <table:table-cell table:style-name="ce133" table:formula="of:=[.$E$6]+360*[.G$8]/[.$C246]" office:value-type="float" office:value="361.275" calcext:value-type="float">
            <text:p>361</text:p>
          </table:table-cell>
          <table:table-cell table:style-name="ce133" table:formula="of:=[.$E$6]+360*[.H$8]/[.$C246]" office:value-type="float" office:value="362.7" calcext:value-type="float">
            <text:p>363</text:p>
          </table:table-cell>
          <table:table-cell table:style-name="ce133" table:formula="of:=[.$E$6]+360*[.I$8]/[.$C246]" office:value-type="float" office:value="364.125" calcext:value-type="float">
            <text:p>364</text:p>
          </table:table-cell>
          <table:table-cell table:style-name="ce133" table:formula="of:=[.$E$6]+360*[.J$8]/[.$C246]" office:value-type="float" office:value="365.55" calcext:value-type="float">
            <text:p>366</text:p>
          </table:table-cell>
          <table:table-cell table:style-name="ce133" table:formula="of:=[.$E$6]+360*[.K$8]/[.$C246]" office:value-type="float" office:value="366.975" calcext:value-type="float">
            <text:p>367</text:p>
          </table:table-cell>
          <table:table-cell table:style-name="ce133" table:formula="of:=[.$E$6]+360*[.L$8]/[.$C246]" office:value-type="float" office:value="368.4" calcext:value-type="float">
            <text:p>368</text:p>
          </table:table-cell>
          <table:table-cell table:style-name="ce133" table:formula="of:=[.$E$6]+360*[.M$8]/[.$C246]" office:value-type="float" office:value="369.825" calcext:value-type="float">
            <text:p>370</text:p>
          </table:table-cell>
          <table:table-cell table:style-name="ce133" table:formula="of:=[.$E$6]+360*[.N$8]/[.$C246]" office:value-type="float" office:value="371.25" calcext:value-type="float">
            <text:p>371</text:p>
          </table:table-cell>
          <table:table-cell table:style-name="ce133" table:formula="of:=[.$E$6]+360*[.O$8]/[.$C246]" office:value-type="float" office:value="372.675" calcext:value-type="float">
            <text:p>373</text:p>
          </table:table-cell>
          <table:table-cell table:style-name="ce133" table:formula="of:=[.$E$6]+360*[.P$8]/[.$C246]" office:value-type="float" office:value="374.1" calcext:value-type="float">
            <text:p>374</text:p>
          </table:table-cell>
          <table:table-cell table:style-name="ce133" table:formula="of:=[.$E$6]+360*[.Q$8]/[.$C246]" office:value-type="float" office:value="375.525" calcext:value-type="float">
            <text:p>376</text:p>
          </table:table-cell>
          <table:table-cell table:style-name="ce133" table:formula="of:=[.$E$6]+360*[.R$8]/[.$C246]" office:value-type="float" office:value="376.95" calcext:value-type="float">
            <text:p>377</text:p>
          </table:table-cell>
          <table:table-cell table:style-name="ce133" table:formula="of:=[.$E$6]+360*[.S$8]/[.$C246]" office:value-type="float" office:value="378.375" calcext:value-type="float">
            <text:p>378</text:p>
          </table:table-cell>
          <table:table-cell table:style-name="ce133" table:formula="of:=[.$E$6]+360*[.T$8]/[.$C246]" office:value-type="float" office:value="379.8" calcext:value-type="float">
            <text:p>380</text:p>
          </table:table-cell>
          <table:table-cell table:style-name="ce133" table:formula="of:=[.$E$6]+360*[.U$8]/[.$C246]" office:value-type="float" office:value="381.225" calcext:value-type="float">
            <text:p>381</text:p>
          </table:table-cell>
          <table:table-cell table:style-name="ce133" table:formula="of:=[.$E$6]+360*[.V$8]/[.$C246]" office:value-type="float" office:value="382.65" calcext:value-type="float">
            <text:p>383</text:p>
          </table:table-cell>
          <table:table-cell table:style-name="ce133" table:formula="of:=[.$E$6]+360*[.W$8]/[.$C246]" office:value-type="float" office:value="384.075" calcext:value-type="float">
            <text:p>384</text:p>
          </table:table-cell>
          <table:table-cell table:style-name="ce133" table:formula="of:=[.$E$6]+360*[.X$8]/[.$C246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47]" office:value-type="float" office:value="12000" calcext:value-type="float">
            <text:p>12000</text:p>
          </table:table-cell>
          <table:table-cell table:style-name="ce133" table:formula="of:=[.$E$6]+360*[.D$8]/[.$C247]" office:value-type="float" office:value="357" calcext:value-type="float">
            <text:p>357</text:p>
          </table:table-cell>
          <table:table-cell table:style-name="ce133" table:formula="of:=[.$E$6]+360*[.E$8]/[.$C247]" office:value-type="float" office:value="358.5" calcext:value-type="float">
            <text:p>359</text:p>
          </table:table-cell>
          <table:table-cell table:style-name="ce133" table:formula="of:=[.$E$6]+360*[.F$8]/[.$C247]" office:value-type="float" office:value="360" calcext:value-type="float">
            <text:p>360</text:p>
          </table:table-cell>
          <table:table-cell table:style-name="ce133" table:formula="of:=[.$E$6]+360*[.G$8]/[.$C247]" office:value-type="float" office:value="361.5" calcext:value-type="float">
            <text:p>362</text:p>
          </table:table-cell>
          <table:table-cell table:style-name="ce133" table:formula="of:=[.$E$6]+360*[.H$8]/[.$C247]" office:value-type="float" office:value="363" calcext:value-type="float">
            <text:p>363</text:p>
          </table:table-cell>
          <table:table-cell table:style-name="ce133" table:formula="of:=[.$E$6]+360*[.I$8]/[.$C247]" office:value-type="float" office:value="364.5" calcext:value-type="float">
            <text:p>365</text:p>
          </table:table-cell>
          <table:table-cell table:style-name="ce133" table:formula="of:=[.$E$6]+360*[.J$8]/[.$C247]" office:value-type="float" office:value="366" calcext:value-type="float">
            <text:p>366</text:p>
          </table:table-cell>
          <table:table-cell table:style-name="ce133" table:formula="of:=[.$E$6]+360*[.K$8]/[.$C247]" office:value-type="float" office:value="367.5" calcext:value-type="float">
            <text:p>368</text:p>
          </table:table-cell>
          <table:table-cell table:style-name="ce133" table:formula="of:=[.$E$6]+360*[.L$8]/[.$C247]" office:value-type="float" office:value="369" calcext:value-type="float">
            <text:p>369</text:p>
          </table:table-cell>
          <table:table-cell table:style-name="ce133" table:formula="of:=[.$E$6]+360*[.M$8]/[.$C247]" office:value-type="float" office:value="370.5" calcext:value-type="float">
            <text:p>371</text:p>
          </table:table-cell>
          <table:table-cell table:style-name="ce133" table:formula="of:=[.$E$6]+360*[.N$8]/[.$C247]" office:value-type="float" office:value="372" calcext:value-type="float">
            <text:p>372</text:p>
          </table:table-cell>
          <table:table-cell table:style-name="ce133" table:formula="of:=[.$E$6]+360*[.O$8]/[.$C247]" office:value-type="float" office:value="373.5" calcext:value-type="float">
            <text:p>374</text:p>
          </table:table-cell>
          <table:table-cell table:style-name="ce133" table:formula="of:=[.$E$6]+360*[.P$8]/[.$C247]" office:value-type="float" office:value="375" calcext:value-type="float">
            <text:p>375</text:p>
          </table:table-cell>
          <table:table-cell table:style-name="ce133" table:formula="of:=[.$E$6]+360*[.Q$8]/[.$C247]" office:value-type="float" office:value="376.5" calcext:value-type="float">
            <text:p>377</text:p>
          </table:table-cell>
          <table:table-cell table:style-name="ce133" table:formula="of:=[.$E$6]+360*[.R$8]/[.$C247]" office:value-type="float" office:value="378" calcext:value-type="float">
            <text:p>378</text:p>
          </table:table-cell>
          <table:table-cell table:style-name="ce133" table:formula="of:=[.$E$6]+360*[.S$8]/[.$C247]" office:value-type="float" office:value="379.5" calcext:value-type="float">
            <text:p>380</text:p>
          </table:table-cell>
          <table:table-cell table:style-name="ce133" table:formula="of:=[.$E$6]+360*[.T$8]/[.$C247]" office:value-type="float" office:value="381" calcext:value-type="float">
            <text:p>381</text:p>
          </table:table-cell>
          <table:table-cell table:style-name="ce133" table:formula="of:=[.$E$6]+360*[.U$8]/[.$C247]" office:value-type="float" office:value="382.5" calcext:value-type="float">
            <text:p>383</text:p>
          </table:table-cell>
          <table:table-cell table:style-name="ce133" table:formula="of:=[.$E$6]+360*[.V$8]/[.$C247]" office:value-type="float" office:value="384" calcext:value-type="float">
            <text:p>384</text:p>
          </table:table-cell>
          <table:table-cell table:style-name="ce133" table:formula="of:=[.$E$6]+360*[.W$8]/[.$C247]" office:value-type="float" office:value="385.5" calcext:value-type="float">
            <text:p>386</text:p>
          </table:table-cell>
          <table:table-cell table:style-name="ce133" table:formula="of:=[.$E$6]+360*[.X$8]/[.$C247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48]" office:value-type="float" office:value="11428.5714285714" calcext:value-type="float">
            <text:p>11429</text:p>
          </table:table-cell>
          <table:table-cell table:style-name="ce133" table:formula="of:=[.$E$6]+360*[.D$8]/[.$C248]" office:value-type="float" office:value="357" calcext:value-type="float">
            <text:p>357</text:p>
          </table:table-cell>
          <table:table-cell table:style-name="ce133" table:formula="of:=[.$E$6]+360*[.E$8]/[.$C248]" office:value-type="float" office:value="358.575" calcext:value-type="float">
            <text:p>359</text:p>
          </table:table-cell>
          <table:table-cell table:style-name="ce133" table:formula="of:=[.$E$6]+360*[.F$8]/[.$C248]" office:value-type="float" office:value="360.15" calcext:value-type="float">
            <text:p>360</text:p>
          </table:table-cell>
          <table:table-cell table:style-name="ce133" table:formula="of:=[.$E$6]+360*[.G$8]/[.$C248]" office:value-type="float" office:value="361.725" calcext:value-type="float">
            <text:p>362</text:p>
          </table:table-cell>
          <table:table-cell table:style-name="ce133" table:formula="of:=[.$E$6]+360*[.H$8]/[.$C248]" office:value-type="float" office:value="363.3" calcext:value-type="float">
            <text:p>363</text:p>
          </table:table-cell>
          <table:table-cell table:style-name="ce133" table:formula="of:=[.$E$6]+360*[.I$8]/[.$C248]" office:value-type="float" office:value="364.875" calcext:value-type="float">
            <text:p>365</text:p>
          </table:table-cell>
          <table:table-cell table:style-name="ce133" table:formula="of:=[.$E$6]+360*[.J$8]/[.$C248]" office:value-type="float" office:value="366.45" calcext:value-type="float">
            <text:p>366</text:p>
          </table:table-cell>
          <table:table-cell table:style-name="ce133" table:formula="of:=[.$E$6]+360*[.K$8]/[.$C248]" office:value-type="float" office:value="368.025" calcext:value-type="float">
            <text:p>368</text:p>
          </table:table-cell>
          <table:table-cell table:style-name="ce133" table:formula="of:=[.$E$6]+360*[.L$8]/[.$C248]" office:value-type="float" office:value="369.6" calcext:value-type="float">
            <text:p>370</text:p>
          </table:table-cell>
          <table:table-cell table:style-name="ce133" table:formula="of:=[.$E$6]+360*[.M$8]/[.$C248]" office:value-type="float" office:value="371.175" calcext:value-type="float">
            <text:p>371</text:p>
          </table:table-cell>
          <table:table-cell table:style-name="ce133" table:formula="of:=[.$E$6]+360*[.N$8]/[.$C248]" office:value-type="float" office:value="372.75" calcext:value-type="float">
            <text:p>373</text:p>
          </table:table-cell>
          <table:table-cell table:style-name="ce133" table:formula="of:=[.$E$6]+360*[.O$8]/[.$C248]" office:value-type="float" office:value="374.325" calcext:value-type="float">
            <text:p>374</text:p>
          </table:table-cell>
          <table:table-cell table:style-name="ce133" table:formula="of:=[.$E$6]+360*[.P$8]/[.$C248]" office:value-type="float" office:value="375.9" calcext:value-type="float">
            <text:p>376</text:p>
          </table:table-cell>
          <table:table-cell table:style-name="ce133" table:formula="of:=[.$E$6]+360*[.Q$8]/[.$C248]" office:value-type="float" office:value="377.475" calcext:value-type="float">
            <text:p>377</text:p>
          </table:table-cell>
          <table:table-cell table:style-name="ce133" table:formula="of:=[.$E$6]+360*[.R$8]/[.$C248]" office:value-type="float" office:value="379.05" calcext:value-type="float">
            <text:p>379</text:p>
          </table:table-cell>
          <table:table-cell table:style-name="ce133" table:formula="of:=[.$E$6]+360*[.S$8]/[.$C248]" office:value-type="float" office:value="380.625" calcext:value-type="float">
            <text:p>381</text:p>
          </table:table-cell>
          <table:table-cell table:style-name="ce133" table:formula="of:=[.$E$6]+360*[.T$8]/[.$C248]" office:value-type="float" office:value="382.2" calcext:value-type="float">
            <text:p>382</text:p>
          </table:table-cell>
          <table:table-cell table:style-name="ce133" table:formula="of:=[.$E$6]+360*[.U$8]/[.$C248]" office:value-type="float" office:value="383.775" calcext:value-type="float">
            <text:p>384</text:p>
          </table:table-cell>
          <table:table-cell table:style-name="ce133" table:formula="of:=[.$E$6]+360*[.V$8]/[.$C248]" office:value-type="float" office:value="385.35" calcext:value-type="float">
            <text:p>385</text:p>
          </table:table-cell>
          <table:table-cell table:style-name="ce133" table:formula="of:=[.$E$6]+360*[.W$8]/[.$C248]" office:value-type="float" office:value="386.925" calcext:value-type="float">
            <text:p>387</text:p>
          </table:table-cell>
          <table:table-cell table:style-name="ce133" table:formula="of:=[.$E$6]+360*[.X$8]/[.$C248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49]" office:value-type="float" office:value="10909.0909090909" calcext:value-type="float">
            <text:p>10909</text:p>
          </table:table-cell>
          <table:table-cell table:style-name="ce133" table:formula="of:=[.$E$6]+360*[.D$8]/[.$C249]" office:value-type="float" office:value="357" calcext:value-type="float">
            <text:p>357</text:p>
          </table:table-cell>
          <table:table-cell table:style-name="ce133" table:formula="of:=[.$E$6]+360*[.E$8]/[.$C249]" office:value-type="float" office:value="358.65" calcext:value-type="float">
            <text:p>359</text:p>
          </table:table-cell>
          <table:table-cell table:style-name="ce133" table:formula="of:=[.$E$6]+360*[.F$8]/[.$C249]" office:value-type="float" office:value="360.3" calcext:value-type="float">
            <text:p>360</text:p>
          </table:table-cell>
          <table:table-cell table:style-name="ce133" table:formula="of:=[.$E$6]+360*[.G$8]/[.$C249]" office:value-type="float" office:value="361.95" calcext:value-type="float">
            <text:p>362</text:p>
          </table:table-cell>
          <table:table-cell table:style-name="ce133" table:formula="of:=[.$E$6]+360*[.H$8]/[.$C249]" office:value-type="float" office:value="363.6" calcext:value-type="float">
            <text:p>364</text:p>
          </table:table-cell>
          <table:table-cell table:style-name="ce133" table:formula="of:=[.$E$6]+360*[.I$8]/[.$C249]" office:value-type="float" office:value="365.25" calcext:value-type="float">
            <text:p>365</text:p>
          </table:table-cell>
          <table:table-cell table:style-name="ce133" table:formula="of:=[.$E$6]+360*[.J$8]/[.$C249]" office:value-type="float" office:value="366.9" calcext:value-type="float">
            <text:p>367</text:p>
          </table:table-cell>
          <table:table-cell table:style-name="ce133" table:formula="of:=[.$E$6]+360*[.K$8]/[.$C249]" office:value-type="float" office:value="368.55" calcext:value-type="float">
            <text:p>369</text:p>
          </table:table-cell>
          <table:table-cell table:style-name="ce133" table:formula="of:=[.$E$6]+360*[.L$8]/[.$C249]" office:value-type="float" office:value="370.2" calcext:value-type="float">
            <text:p>370</text:p>
          </table:table-cell>
          <table:table-cell table:style-name="ce133" table:formula="of:=[.$E$6]+360*[.M$8]/[.$C249]" office:value-type="float" office:value="371.85" calcext:value-type="float">
            <text:p>372</text:p>
          </table:table-cell>
          <table:table-cell table:style-name="ce133" table:formula="of:=[.$E$6]+360*[.N$8]/[.$C249]" office:value-type="float" office:value="373.5" calcext:value-type="float">
            <text:p>374</text:p>
          </table:table-cell>
          <table:table-cell table:style-name="ce133" table:formula="of:=[.$E$6]+360*[.O$8]/[.$C249]" office:value-type="float" office:value="375.15" calcext:value-type="float">
            <text:p>375</text:p>
          </table:table-cell>
          <table:table-cell table:style-name="ce133" table:formula="of:=[.$E$6]+360*[.P$8]/[.$C249]" office:value-type="float" office:value="376.8" calcext:value-type="float">
            <text:p>377</text:p>
          </table:table-cell>
          <table:table-cell table:style-name="ce133" table:formula="of:=[.$E$6]+360*[.Q$8]/[.$C249]" office:value-type="float" office:value="378.45" calcext:value-type="float">
            <text:p>378</text:p>
          </table:table-cell>
          <table:table-cell table:style-name="ce133" table:formula="of:=[.$E$6]+360*[.R$8]/[.$C249]" office:value-type="float" office:value="380.1" calcext:value-type="float">
            <text:p>380</text:p>
          </table:table-cell>
          <table:table-cell table:style-name="ce133" table:formula="of:=[.$E$6]+360*[.S$8]/[.$C249]" office:value-type="float" office:value="381.75" calcext:value-type="float">
            <text:p>382</text:p>
          </table:table-cell>
          <table:table-cell table:style-name="ce133" table:formula="of:=[.$E$6]+360*[.T$8]/[.$C249]" office:value-type="float" office:value="383.4" calcext:value-type="float">
            <text:p>383</text:p>
          </table:table-cell>
          <table:table-cell table:style-name="ce133" table:formula="of:=[.$E$6]+360*[.U$8]/[.$C249]" office:value-type="float" office:value="385.05" calcext:value-type="float">
            <text:p>385</text:p>
          </table:table-cell>
          <table:table-cell table:style-name="ce133" table:formula="of:=[.$E$6]+360*[.V$8]/[.$C249]" office:value-type="float" office:value="386.7" calcext:value-type="float">
            <text:p>387</text:p>
          </table:table-cell>
          <table:table-cell table:style-name="ce133" table:formula="of:=[.$E$6]+360*[.W$8]/[.$C249]" office:value-type="float" office:value="388.35" calcext:value-type="float">
            <text:p>388</text:p>
          </table:table-cell>
          <table:table-cell table:style-name="ce133" table:formula="of:=[.$E$6]+360*[.X$8]/[.$C249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50]" office:value-type="float" office:value="10434.7826086957" calcext:value-type="float">
            <text:p>10435</text:p>
          </table:table-cell>
          <table:table-cell table:style-name="ce133" table:formula="of:=[.$E$6]+360*[.D$8]/[.$C250]" office:value-type="float" office:value="357" calcext:value-type="float">
            <text:p>357</text:p>
          </table:table-cell>
          <table:table-cell table:style-name="ce133" table:formula="of:=[.$E$6]+360*[.E$8]/[.$C250]" office:value-type="float" office:value="358.725" calcext:value-type="float">
            <text:p>359</text:p>
          </table:table-cell>
          <table:table-cell table:style-name="ce133" table:formula="of:=[.$E$6]+360*[.F$8]/[.$C250]" office:value-type="float" office:value="360.45" calcext:value-type="float">
            <text:p>360</text:p>
          </table:table-cell>
          <table:table-cell table:style-name="ce133" table:formula="of:=[.$E$6]+360*[.G$8]/[.$C250]" office:value-type="float" office:value="362.175" calcext:value-type="float">
            <text:p>362</text:p>
          </table:table-cell>
          <table:table-cell table:style-name="ce133" table:formula="of:=[.$E$6]+360*[.H$8]/[.$C250]" office:value-type="float" office:value="363.9" calcext:value-type="float">
            <text:p>364</text:p>
          </table:table-cell>
          <table:table-cell table:style-name="ce133" table:formula="of:=[.$E$6]+360*[.I$8]/[.$C250]" office:value-type="float" office:value="365.625" calcext:value-type="float">
            <text:p>366</text:p>
          </table:table-cell>
          <table:table-cell table:style-name="ce133" table:formula="of:=[.$E$6]+360*[.J$8]/[.$C250]" office:value-type="float" office:value="367.35" calcext:value-type="float">
            <text:p>367</text:p>
          </table:table-cell>
          <table:table-cell table:style-name="ce133" table:formula="of:=[.$E$6]+360*[.K$8]/[.$C250]" office:value-type="float" office:value="369.075" calcext:value-type="float">
            <text:p>369</text:p>
          </table:table-cell>
          <table:table-cell table:style-name="ce133" table:formula="of:=[.$E$6]+360*[.L$8]/[.$C250]" office:value-type="float" office:value="370.8" calcext:value-type="float">
            <text:p>371</text:p>
          </table:table-cell>
          <table:table-cell table:style-name="ce133" table:formula="of:=[.$E$6]+360*[.M$8]/[.$C250]" office:value-type="float" office:value="372.525" calcext:value-type="float">
            <text:p>373</text:p>
          </table:table-cell>
          <table:table-cell table:style-name="ce133" table:formula="of:=[.$E$6]+360*[.N$8]/[.$C250]" office:value-type="float" office:value="374.25" calcext:value-type="float">
            <text:p>374</text:p>
          </table:table-cell>
          <table:table-cell table:style-name="ce133" table:formula="of:=[.$E$6]+360*[.O$8]/[.$C250]" office:value-type="float" office:value="375.975" calcext:value-type="float">
            <text:p>376</text:p>
          </table:table-cell>
          <table:table-cell table:style-name="ce133" table:formula="of:=[.$E$6]+360*[.P$8]/[.$C250]" office:value-type="float" office:value="377.7" calcext:value-type="float">
            <text:p>378</text:p>
          </table:table-cell>
          <table:table-cell table:style-name="ce133" table:formula="of:=[.$E$6]+360*[.Q$8]/[.$C250]" office:value-type="float" office:value="379.425" calcext:value-type="float">
            <text:p>379</text:p>
          </table:table-cell>
          <table:table-cell table:style-name="ce133" table:formula="of:=[.$E$6]+360*[.R$8]/[.$C250]" office:value-type="float" office:value="381.15" calcext:value-type="float">
            <text:p>381</text:p>
          </table:table-cell>
          <table:table-cell table:style-name="ce133" table:formula="of:=[.$E$6]+360*[.S$8]/[.$C250]" office:value-type="float" office:value="382.875" calcext:value-type="float">
            <text:p>383</text:p>
          </table:table-cell>
          <table:table-cell table:style-name="ce133" table:formula="of:=[.$E$6]+360*[.T$8]/[.$C250]" office:value-type="float" office:value="384.6" calcext:value-type="float">
            <text:p>385</text:p>
          </table:table-cell>
          <table:table-cell table:style-name="ce133" table:formula="of:=[.$E$6]+360*[.U$8]/[.$C250]" office:value-type="float" office:value="386.325" calcext:value-type="float">
            <text:p>386</text:p>
          </table:table-cell>
          <table:table-cell table:style-name="ce133" table:formula="of:=[.$E$6]+360*[.V$8]/[.$C250]" office:value-type="float" office:value="388.05" calcext:value-type="float">
            <text:p>388</text:p>
          </table:table-cell>
          <table:table-cell table:style-name="ce133" table:formula="of:=[.$E$6]+360*[.W$8]/[.$C250]" office:value-type="float" office:value="389.775" calcext:value-type="float">
            <text:p>390</text:p>
          </table:table-cell>
          <table:table-cell table:style-name="ce133" table:formula="of:=[.$E$6]+360*[.X$8]/[.$C250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51]" office:value-type="float" office:value="10000" calcext:value-type="float">
            <text:p>10000</text:p>
          </table:table-cell>
          <table:table-cell table:style-name="ce133" table:formula="of:=[.$E$6]+360*[.D$8]/[.$C251]" office:value-type="float" office:value="357" calcext:value-type="float">
            <text:p>357</text:p>
          </table:table-cell>
          <table:table-cell table:style-name="ce133" table:formula="of:=[.$E$6]+360*[.E$8]/[.$C251]" office:value-type="float" office:value="358.8" calcext:value-type="float">
            <text:p>359</text:p>
          </table:table-cell>
          <table:table-cell table:style-name="ce133" table:formula="of:=[.$E$6]+360*[.F$8]/[.$C251]" office:value-type="float" office:value="360.6" calcext:value-type="float">
            <text:p>361</text:p>
          </table:table-cell>
          <table:table-cell table:style-name="ce133" table:formula="of:=[.$E$6]+360*[.G$8]/[.$C251]" office:value-type="float" office:value="362.4" calcext:value-type="float">
            <text:p>362</text:p>
          </table:table-cell>
          <table:table-cell table:style-name="ce133" table:formula="of:=[.$E$6]+360*[.H$8]/[.$C251]" office:value-type="float" office:value="364.2" calcext:value-type="float">
            <text:p>364</text:p>
          </table:table-cell>
          <table:table-cell table:style-name="ce133" table:formula="of:=[.$E$6]+360*[.I$8]/[.$C251]" office:value-type="float" office:value="366" calcext:value-type="float">
            <text:p>366</text:p>
          </table:table-cell>
          <table:table-cell table:style-name="ce133" table:formula="of:=[.$E$6]+360*[.J$8]/[.$C251]" office:value-type="float" office:value="367.8" calcext:value-type="float">
            <text:p>368</text:p>
          </table:table-cell>
          <table:table-cell table:style-name="ce133" table:formula="of:=[.$E$6]+360*[.K$8]/[.$C251]" office:value-type="float" office:value="369.6" calcext:value-type="float">
            <text:p>370</text:p>
          </table:table-cell>
          <table:table-cell table:style-name="ce133" table:formula="of:=[.$E$6]+360*[.L$8]/[.$C251]" office:value-type="float" office:value="371.4" calcext:value-type="float">
            <text:p>371</text:p>
          </table:table-cell>
          <table:table-cell table:style-name="ce133" table:formula="of:=[.$E$6]+360*[.M$8]/[.$C251]" office:value-type="float" office:value="373.2" calcext:value-type="float">
            <text:p>373</text:p>
          </table:table-cell>
          <table:table-cell table:style-name="ce133" table:formula="of:=[.$E$6]+360*[.N$8]/[.$C251]" office:value-type="float" office:value="375" calcext:value-type="float">
            <text:p>375</text:p>
          </table:table-cell>
          <table:table-cell table:style-name="ce133" table:formula="of:=[.$E$6]+360*[.O$8]/[.$C251]" office:value-type="float" office:value="376.8" calcext:value-type="float">
            <text:p>377</text:p>
          </table:table-cell>
          <table:table-cell table:style-name="ce133" table:formula="of:=[.$E$6]+360*[.P$8]/[.$C251]" office:value-type="float" office:value="378.6" calcext:value-type="float">
            <text:p>379</text:p>
          </table:table-cell>
          <table:table-cell table:style-name="ce133" table:formula="of:=[.$E$6]+360*[.Q$8]/[.$C251]" office:value-type="float" office:value="380.4" calcext:value-type="float">
            <text:p>380</text:p>
          </table:table-cell>
          <table:table-cell table:style-name="ce133" table:formula="of:=[.$E$6]+360*[.R$8]/[.$C251]" office:value-type="float" office:value="382.2" calcext:value-type="float">
            <text:p>382</text:p>
          </table:table-cell>
          <table:table-cell table:style-name="ce133" table:formula="of:=[.$E$6]+360*[.S$8]/[.$C251]" office:value-type="float" office:value="384" calcext:value-type="float">
            <text:p>384</text:p>
          </table:table-cell>
          <table:table-cell table:style-name="ce133" table:formula="of:=[.$E$6]+360*[.T$8]/[.$C251]" office:value-type="float" office:value="385.8" calcext:value-type="float">
            <text:p>386</text:p>
          </table:table-cell>
          <table:table-cell table:style-name="ce133" table:formula="of:=[.$E$6]+360*[.U$8]/[.$C251]" office:value-type="float" office:value="387.6" calcext:value-type="float">
            <text:p>388</text:p>
          </table:table-cell>
          <table:table-cell table:style-name="ce133" table:formula="of:=[.$E$6]+360*[.V$8]/[.$C251]" office:value-type="float" office:value="389.4" calcext:value-type="float">
            <text:p>389</text:p>
          </table:table-cell>
          <table:table-cell table:style-name="ce133" table:formula="of:=[.$E$6]+360*[.W$8]/[.$C251]" office:value-type="float" office:value="391.2" calcext:value-type="float">
            <text:p>391</text:p>
          </table:table-cell>
          <table:table-cell table:style-name="ce133" table:formula="of:=[.$E$6]+360*[.X$8]/[.$C251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52]" office:value-type="float" office:value="9600" calcext:value-type="float">
            <text:p>9600</text:p>
          </table:table-cell>
          <table:table-cell table:style-name="ce133" table:formula="of:=[.$E$6]+360*[.D$8]/[.$C252]" office:value-type="float" office:value="357" calcext:value-type="float">
            <text:p>357</text:p>
          </table:table-cell>
          <table:table-cell table:style-name="ce133" table:formula="of:=[.$E$6]+360*[.E$8]/[.$C252]" office:value-type="float" office:value="358.875" calcext:value-type="float">
            <text:p>359</text:p>
          </table:table-cell>
          <table:table-cell table:style-name="ce133" table:formula="of:=[.$E$6]+360*[.F$8]/[.$C252]" office:value-type="float" office:value="360.75" calcext:value-type="float">
            <text:p>361</text:p>
          </table:table-cell>
          <table:table-cell table:style-name="ce133" table:formula="of:=[.$E$6]+360*[.G$8]/[.$C252]" office:value-type="float" office:value="362.625" calcext:value-type="float">
            <text:p>363</text:p>
          </table:table-cell>
          <table:table-cell table:style-name="ce133" table:formula="of:=[.$E$6]+360*[.H$8]/[.$C252]" office:value-type="float" office:value="364.5" calcext:value-type="float">
            <text:p>365</text:p>
          </table:table-cell>
          <table:table-cell table:style-name="ce133" table:formula="of:=[.$E$6]+360*[.I$8]/[.$C252]" office:value-type="float" office:value="366.375" calcext:value-type="float">
            <text:p>366</text:p>
          </table:table-cell>
          <table:table-cell table:style-name="ce133" table:formula="of:=[.$E$6]+360*[.J$8]/[.$C252]" office:value-type="float" office:value="368.25" calcext:value-type="float">
            <text:p>368</text:p>
          </table:table-cell>
          <table:table-cell table:style-name="ce133" table:formula="of:=[.$E$6]+360*[.K$8]/[.$C252]" office:value-type="float" office:value="370.125" calcext:value-type="float">
            <text:p>370</text:p>
          </table:table-cell>
          <table:table-cell table:style-name="ce133" table:formula="of:=[.$E$6]+360*[.L$8]/[.$C252]" office:value-type="float" office:value="372" calcext:value-type="float">
            <text:p>372</text:p>
          </table:table-cell>
          <table:table-cell table:style-name="ce133" table:formula="of:=[.$E$6]+360*[.M$8]/[.$C252]" office:value-type="float" office:value="373.875" calcext:value-type="float">
            <text:p>374</text:p>
          </table:table-cell>
          <table:table-cell table:style-name="ce133" table:formula="of:=[.$E$6]+360*[.N$8]/[.$C252]" office:value-type="float" office:value="375.75" calcext:value-type="float">
            <text:p>376</text:p>
          </table:table-cell>
          <table:table-cell table:style-name="ce133" table:formula="of:=[.$E$6]+360*[.O$8]/[.$C252]" office:value-type="float" office:value="377.625" calcext:value-type="float">
            <text:p>378</text:p>
          </table:table-cell>
          <table:table-cell table:style-name="ce133" table:formula="of:=[.$E$6]+360*[.P$8]/[.$C252]" office:value-type="float" office:value="379.5" calcext:value-type="float">
            <text:p>380</text:p>
          </table:table-cell>
          <table:table-cell table:style-name="ce133" table:formula="of:=[.$E$6]+360*[.Q$8]/[.$C252]" office:value-type="float" office:value="381.375" calcext:value-type="float">
            <text:p>381</text:p>
          </table:table-cell>
          <table:table-cell table:style-name="ce133" table:formula="of:=[.$E$6]+360*[.R$8]/[.$C252]" office:value-type="float" office:value="383.25" calcext:value-type="float">
            <text:p>383</text:p>
          </table:table-cell>
          <table:table-cell table:style-name="ce133" table:formula="of:=[.$E$6]+360*[.S$8]/[.$C252]" office:value-type="float" office:value="385.125" calcext:value-type="float">
            <text:p>385</text:p>
          </table:table-cell>
          <table:table-cell table:style-name="ce133" table:formula="of:=[.$E$6]+360*[.T$8]/[.$C252]" office:value-type="float" office:value="387" calcext:value-type="float">
            <text:p>387</text:p>
          </table:table-cell>
          <table:table-cell table:style-name="ce133" table:formula="of:=[.$E$6]+360*[.U$8]/[.$C252]" office:value-type="float" office:value="388.875" calcext:value-type="float">
            <text:p>389</text:p>
          </table:table-cell>
          <table:table-cell table:style-name="ce133" table:formula="of:=[.$E$6]+360*[.V$8]/[.$C252]" office:value-type="float" office:value="390.75" calcext:value-type="float">
            <text:p>391</text:p>
          </table:table-cell>
          <table:table-cell table:style-name="ce133" table:formula="of:=[.$E$6]+360*[.W$8]/[.$C252]" office:value-type="float" office:value="392.625" calcext:value-type="float">
            <text:p>393</text:p>
          </table:table-cell>
          <table:table-cell table:style-name="ce133" table:formula="of:=[.$E$6]+360*[.X$8]/[.$C252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53]" office:value-type="float" office:value="9230.76923076923" calcext:value-type="float">
            <text:p>9231</text:p>
          </table:table-cell>
          <table:table-cell table:style-name="ce133" table:formula="of:=[.$E$6]+360*[.D$8]/[.$C253]" office:value-type="float" office:value="357" calcext:value-type="float">
            <text:p>357</text:p>
          </table:table-cell>
          <table:table-cell table:style-name="ce133" table:formula="of:=[.$E$6]+360*[.E$8]/[.$C253]" office:value-type="float" office:value="358.95" calcext:value-type="float">
            <text:p>359</text:p>
          </table:table-cell>
          <table:table-cell table:style-name="ce133" table:formula="of:=[.$E$6]+360*[.F$8]/[.$C253]" office:value-type="float" office:value="360.9" calcext:value-type="float">
            <text:p>361</text:p>
          </table:table-cell>
          <table:table-cell table:style-name="ce133" table:formula="of:=[.$E$6]+360*[.G$8]/[.$C253]" office:value-type="float" office:value="362.85" calcext:value-type="float">
            <text:p>363</text:p>
          </table:table-cell>
          <table:table-cell table:style-name="ce133" table:formula="of:=[.$E$6]+360*[.H$8]/[.$C253]" office:value-type="float" office:value="364.8" calcext:value-type="float">
            <text:p>365</text:p>
          </table:table-cell>
          <table:table-cell table:style-name="ce133" table:formula="of:=[.$E$6]+360*[.I$8]/[.$C253]" office:value-type="float" office:value="366.75" calcext:value-type="float">
            <text:p>367</text:p>
          </table:table-cell>
          <table:table-cell table:style-name="ce133" table:formula="of:=[.$E$6]+360*[.J$8]/[.$C253]" office:value-type="float" office:value="368.7" calcext:value-type="float">
            <text:p>369</text:p>
          </table:table-cell>
          <table:table-cell table:style-name="ce133" table:formula="of:=[.$E$6]+360*[.K$8]/[.$C253]" office:value-type="float" office:value="370.65" calcext:value-type="float">
            <text:p>371</text:p>
          </table:table-cell>
          <table:table-cell table:style-name="ce133" table:formula="of:=[.$E$6]+360*[.L$8]/[.$C253]" office:value-type="float" office:value="372.6" calcext:value-type="float">
            <text:p>373</text:p>
          </table:table-cell>
          <table:table-cell table:style-name="ce133" table:formula="of:=[.$E$6]+360*[.M$8]/[.$C253]" office:value-type="float" office:value="374.55" calcext:value-type="float">
            <text:p>375</text:p>
          </table:table-cell>
          <table:table-cell table:style-name="ce133" table:formula="of:=[.$E$6]+360*[.N$8]/[.$C253]" office:value-type="float" office:value="376.5" calcext:value-type="float">
            <text:p>377</text:p>
          </table:table-cell>
          <table:table-cell table:style-name="ce133" table:formula="of:=[.$E$6]+360*[.O$8]/[.$C253]" office:value-type="float" office:value="378.45" calcext:value-type="float">
            <text:p>378</text:p>
          </table:table-cell>
          <table:table-cell table:style-name="ce133" table:formula="of:=[.$E$6]+360*[.P$8]/[.$C253]" office:value-type="float" office:value="380.4" calcext:value-type="float">
            <text:p>380</text:p>
          </table:table-cell>
          <table:table-cell table:style-name="ce133" table:formula="of:=[.$E$6]+360*[.Q$8]/[.$C253]" office:value-type="float" office:value="382.35" calcext:value-type="float">
            <text:p>382</text:p>
          </table:table-cell>
          <table:table-cell table:style-name="ce133" table:formula="of:=[.$E$6]+360*[.R$8]/[.$C253]" office:value-type="float" office:value="384.3" calcext:value-type="float">
            <text:p>384</text:p>
          </table:table-cell>
          <table:table-cell table:style-name="ce133" table:formula="of:=[.$E$6]+360*[.S$8]/[.$C253]" office:value-type="float" office:value="386.25" calcext:value-type="float">
            <text:p>386</text:p>
          </table:table-cell>
          <table:table-cell table:style-name="ce133" table:formula="of:=[.$E$6]+360*[.T$8]/[.$C253]" office:value-type="float" office:value="388.2" calcext:value-type="float">
            <text:p>388</text:p>
          </table:table-cell>
          <table:table-cell table:style-name="ce133" table:formula="of:=[.$E$6]+360*[.U$8]/[.$C253]" office:value-type="float" office:value="390.15" calcext:value-type="float">
            <text:p>390</text:p>
          </table:table-cell>
          <table:table-cell table:style-name="ce133" table:formula="of:=[.$E$6]+360*[.V$8]/[.$C253]" office:value-type="float" office:value="392.1" calcext:value-type="float">
            <text:p>392</text:p>
          </table:table-cell>
          <table:table-cell table:style-name="ce133" table:formula="of:=[.$E$6]+360*[.W$8]/[.$C253]" office:value-type="float" office:value="394.05" calcext:value-type="float">
            <text:p>394</text:p>
          </table:table-cell>
          <table:table-cell table:style-name="ce133" table:formula="of:=[.$E$6]+360*[.X$8]/[.$C253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54]" office:value-type="float" office:value="8888.88888888889" calcext:value-type="float">
            <text:p>8889</text:p>
          </table:table-cell>
          <table:table-cell table:style-name="ce133" table:formula="of:=[.$E$6]+360*[.D$8]/[.$C254]" office:value-type="float" office:value="357" calcext:value-type="float">
            <text:p>357</text:p>
          </table:table-cell>
          <table:table-cell table:style-name="ce133" table:formula="of:=[.$E$6]+360*[.E$8]/[.$C254]" office:value-type="float" office:value="359.025" calcext:value-type="float">
            <text:p>359</text:p>
          </table:table-cell>
          <table:table-cell table:style-name="ce133" table:formula="of:=[.$E$6]+360*[.F$8]/[.$C254]" office:value-type="float" office:value="361.05" calcext:value-type="float">
            <text:p>361</text:p>
          </table:table-cell>
          <table:table-cell table:style-name="ce133" table:formula="of:=[.$E$6]+360*[.G$8]/[.$C254]" office:value-type="float" office:value="363.075" calcext:value-type="float">
            <text:p>363</text:p>
          </table:table-cell>
          <table:table-cell table:style-name="ce133" table:formula="of:=[.$E$6]+360*[.H$8]/[.$C254]" office:value-type="float" office:value="365.1" calcext:value-type="float">
            <text:p>365</text:p>
          </table:table-cell>
          <table:table-cell table:style-name="ce133" table:formula="of:=[.$E$6]+360*[.I$8]/[.$C254]" office:value-type="float" office:value="367.125" calcext:value-type="float">
            <text:p>367</text:p>
          </table:table-cell>
          <table:table-cell table:style-name="ce133" table:formula="of:=[.$E$6]+360*[.J$8]/[.$C254]" office:value-type="float" office:value="369.15" calcext:value-type="float">
            <text:p>369</text:p>
          </table:table-cell>
          <table:table-cell table:style-name="ce133" table:formula="of:=[.$E$6]+360*[.K$8]/[.$C254]" office:value-type="float" office:value="371.175" calcext:value-type="float">
            <text:p>371</text:p>
          </table:table-cell>
          <table:table-cell table:style-name="ce133" table:formula="of:=[.$E$6]+360*[.L$8]/[.$C254]" office:value-type="float" office:value="373.2" calcext:value-type="float">
            <text:p>373</text:p>
          </table:table-cell>
          <table:table-cell table:style-name="ce133" table:formula="of:=[.$E$6]+360*[.M$8]/[.$C254]" office:value-type="float" office:value="375.225" calcext:value-type="float">
            <text:p>375</text:p>
          </table:table-cell>
          <table:table-cell table:style-name="ce133" table:formula="of:=[.$E$6]+360*[.N$8]/[.$C254]" office:value-type="float" office:value="377.25" calcext:value-type="float">
            <text:p>377</text:p>
          </table:table-cell>
          <table:table-cell table:style-name="ce133" table:formula="of:=[.$E$6]+360*[.O$8]/[.$C254]" office:value-type="float" office:value="379.275" calcext:value-type="float">
            <text:p>379</text:p>
          </table:table-cell>
          <table:table-cell table:style-name="ce133" table:formula="of:=[.$E$6]+360*[.P$8]/[.$C254]" office:value-type="float" office:value="381.3" calcext:value-type="float">
            <text:p>381</text:p>
          </table:table-cell>
          <table:table-cell table:style-name="ce133" table:formula="of:=[.$E$6]+360*[.Q$8]/[.$C254]" office:value-type="float" office:value="383.325" calcext:value-type="float">
            <text:p>383</text:p>
          </table:table-cell>
          <table:table-cell table:style-name="ce133" table:formula="of:=[.$E$6]+360*[.R$8]/[.$C254]" office:value-type="float" office:value="385.35" calcext:value-type="float">
            <text:p>385</text:p>
          </table:table-cell>
          <table:table-cell table:style-name="ce133" table:formula="of:=[.$E$6]+360*[.S$8]/[.$C254]" office:value-type="float" office:value="387.375" calcext:value-type="float">
            <text:p>387</text:p>
          </table:table-cell>
          <table:table-cell table:style-name="ce133" table:formula="of:=[.$E$6]+360*[.T$8]/[.$C254]" office:value-type="float" office:value="389.4" calcext:value-type="float">
            <text:p>389</text:p>
          </table:table-cell>
          <table:table-cell table:style-name="ce133" table:formula="of:=[.$E$6]+360*[.U$8]/[.$C254]" office:value-type="float" office:value="391.425" calcext:value-type="float">
            <text:p>391</text:p>
          </table:table-cell>
          <table:table-cell table:style-name="ce133" table:formula="of:=[.$E$6]+360*[.V$8]/[.$C254]" office:value-type="float" office:value="393.45" calcext:value-type="float">
            <text:p>393</text:p>
          </table:table-cell>
          <table:table-cell table:style-name="ce133" table:formula="of:=[.$E$6]+360*[.W$8]/[.$C254]" office:value-type="float" office:value="395.475" calcext:value-type="float">
            <text:p>395</text:p>
          </table:table-cell>
          <table:table-cell table:style-name="ce133" table:formula="of:=[.$E$6]+360*[.X$8]/[.$C254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55]" office:value-type="float" office:value="8571.42857142857" calcext:value-type="float">
            <text:p>8571</text:p>
          </table:table-cell>
          <table:table-cell table:style-name="ce133" table:formula="of:=[.$E$6]+360*[.D$8]/[.$C255]" office:value-type="float" office:value="357" calcext:value-type="float">
            <text:p>357</text:p>
          </table:table-cell>
          <table:table-cell table:style-name="ce133" table:formula="of:=[.$E$6]+360*[.E$8]/[.$C255]" office:value-type="float" office:value="359.1" calcext:value-type="float">
            <text:p>359</text:p>
          </table:table-cell>
          <table:table-cell table:style-name="ce133" table:formula="of:=[.$E$6]+360*[.F$8]/[.$C255]" office:value-type="float" office:value="361.2" calcext:value-type="float">
            <text:p>361</text:p>
          </table:table-cell>
          <table:table-cell table:style-name="ce133" table:formula="of:=[.$E$6]+360*[.G$8]/[.$C255]" office:value-type="float" office:value="363.3" calcext:value-type="float">
            <text:p>363</text:p>
          </table:table-cell>
          <table:table-cell table:style-name="ce133" table:formula="of:=[.$E$6]+360*[.H$8]/[.$C255]" office:value-type="float" office:value="365.4" calcext:value-type="float">
            <text:p>365</text:p>
          </table:table-cell>
          <table:table-cell table:style-name="ce133" table:formula="of:=[.$E$6]+360*[.I$8]/[.$C255]" office:value-type="float" office:value="367.5" calcext:value-type="float">
            <text:p>368</text:p>
          </table:table-cell>
          <table:table-cell table:style-name="ce133" table:formula="of:=[.$E$6]+360*[.J$8]/[.$C255]" office:value-type="float" office:value="369.6" calcext:value-type="float">
            <text:p>370</text:p>
          </table:table-cell>
          <table:table-cell table:style-name="ce133" table:formula="of:=[.$E$6]+360*[.K$8]/[.$C255]" office:value-type="float" office:value="371.7" calcext:value-type="float">
            <text:p>372</text:p>
          </table:table-cell>
          <table:table-cell table:style-name="ce133" table:formula="of:=[.$E$6]+360*[.L$8]/[.$C255]" office:value-type="float" office:value="373.8" calcext:value-type="float">
            <text:p>374</text:p>
          </table:table-cell>
          <table:table-cell table:style-name="ce133" table:formula="of:=[.$E$6]+360*[.M$8]/[.$C255]" office:value-type="float" office:value="375.9" calcext:value-type="float">
            <text:p>376</text:p>
          </table:table-cell>
          <table:table-cell table:style-name="ce133" table:formula="of:=[.$E$6]+360*[.N$8]/[.$C255]" office:value-type="float" office:value="378" calcext:value-type="float">
            <text:p>378</text:p>
          </table:table-cell>
          <table:table-cell table:style-name="ce133" table:formula="of:=[.$E$6]+360*[.O$8]/[.$C255]" office:value-type="float" office:value="380.1" calcext:value-type="float">
            <text:p>380</text:p>
          </table:table-cell>
          <table:table-cell table:style-name="ce133" table:formula="of:=[.$E$6]+360*[.P$8]/[.$C255]" office:value-type="float" office:value="382.2" calcext:value-type="float">
            <text:p>382</text:p>
          </table:table-cell>
          <table:table-cell table:style-name="ce133" table:formula="of:=[.$E$6]+360*[.Q$8]/[.$C255]" office:value-type="float" office:value="384.3" calcext:value-type="float">
            <text:p>384</text:p>
          </table:table-cell>
          <table:table-cell table:style-name="ce133" table:formula="of:=[.$E$6]+360*[.R$8]/[.$C255]" office:value-type="float" office:value="386.4" calcext:value-type="float">
            <text:p>386</text:p>
          </table:table-cell>
          <table:table-cell table:style-name="ce133" table:formula="of:=[.$E$6]+360*[.S$8]/[.$C255]" office:value-type="float" office:value="388.5" calcext:value-type="float">
            <text:p>389</text:p>
          </table:table-cell>
          <table:table-cell table:style-name="ce133" table:formula="of:=[.$E$6]+360*[.T$8]/[.$C255]" office:value-type="float" office:value="390.6" calcext:value-type="float">
            <text:p>391</text:p>
          </table:table-cell>
          <table:table-cell table:style-name="ce133" table:formula="of:=[.$E$6]+360*[.U$8]/[.$C255]" office:value-type="float" office:value="392.7" calcext:value-type="float">
            <text:p>393</text:p>
          </table:table-cell>
          <table:table-cell table:style-name="ce133" table:formula="of:=[.$E$6]+360*[.V$8]/[.$C255]" office:value-type="float" office:value="394.8" calcext:value-type="float">
            <text:p>395</text:p>
          </table:table-cell>
          <table:table-cell table:style-name="ce133" table:formula="of:=[.$E$6]+360*[.W$8]/[.$C255]" office:value-type="float" office:value="396.9" calcext:value-type="float">
            <text:p>397</text:p>
          </table:table-cell>
          <table:table-cell table:style-name="ce133" table:formula="of:=[.$E$6]+360*[.X$8]/[.$C255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56]" office:value-type="float" office:value="8275.86206896552" calcext:value-type="float">
            <text:p>8276</text:p>
          </table:table-cell>
          <table:table-cell table:style-name="ce133" table:formula="of:=[.$E$6]+360*[.D$8]/[.$C256]" office:value-type="float" office:value="357" calcext:value-type="float">
            <text:p>357</text:p>
          </table:table-cell>
          <table:table-cell table:style-name="ce133" table:formula="of:=[.$E$6]+360*[.E$8]/[.$C256]" office:value-type="float" office:value="359.175" calcext:value-type="float">
            <text:p>359</text:p>
          </table:table-cell>
          <table:table-cell table:style-name="ce133" table:formula="of:=[.$E$6]+360*[.F$8]/[.$C256]" office:value-type="float" office:value="361.35" calcext:value-type="float">
            <text:p>361</text:p>
          </table:table-cell>
          <table:table-cell table:style-name="ce133" table:formula="of:=[.$E$6]+360*[.G$8]/[.$C256]" office:value-type="float" office:value="363.525" calcext:value-type="float">
            <text:p>364</text:p>
          </table:table-cell>
          <table:table-cell table:style-name="ce133" table:formula="of:=[.$E$6]+360*[.H$8]/[.$C256]" office:value-type="float" office:value="365.7" calcext:value-type="float">
            <text:p>366</text:p>
          </table:table-cell>
          <table:table-cell table:style-name="ce133" table:formula="of:=[.$E$6]+360*[.I$8]/[.$C256]" office:value-type="float" office:value="367.875" calcext:value-type="float">
            <text:p>368</text:p>
          </table:table-cell>
          <table:table-cell table:style-name="ce133" table:formula="of:=[.$E$6]+360*[.J$8]/[.$C256]" office:value-type="float" office:value="370.05" calcext:value-type="float">
            <text:p>370</text:p>
          </table:table-cell>
          <table:table-cell table:style-name="ce133" table:formula="of:=[.$E$6]+360*[.K$8]/[.$C256]" office:value-type="float" office:value="372.225" calcext:value-type="float">
            <text:p>372</text:p>
          </table:table-cell>
          <table:table-cell table:style-name="ce133" table:formula="of:=[.$E$6]+360*[.L$8]/[.$C256]" office:value-type="float" office:value="374.4" calcext:value-type="float">
            <text:p>374</text:p>
          </table:table-cell>
          <table:table-cell table:style-name="ce133" table:formula="of:=[.$E$6]+360*[.M$8]/[.$C256]" office:value-type="float" office:value="376.575" calcext:value-type="float">
            <text:p>377</text:p>
          </table:table-cell>
          <table:table-cell table:style-name="ce133" table:formula="of:=[.$E$6]+360*[.N$8]/[.$C256]" office:value-type="float" office:value="378.75" calcext:value-type="float">
            <text:p>379</text:p>
          </table:table-cell>
          <table:table-cell table:style-name="ce133" table:formula="of:=[.$E$6]+360*[.O$8]/[.$C256]" office:value-type="float" office:value="380.925" calcext:value-type="float">
            <text:p>381</text:p>
          </table:table-cell>
          <table:table-cell table:style-name="ce133" table:formula="of:=[.$E$6]+360*[.P$8]/[.$C256]" office:value-type="float" office:value="383.1" calcext:value-type="float">
            <text:p>383</text:p>
          </table:table-cell>
          <table:table-cell table:style-name="ce133" table:formula="of:=[.$E$6]+360*[.Q$8]/[.$C256]" office:value-type="float" office:value="385.275" calcext:value-type="float">
            <text:p>385</text:p>
          </table:table-cell>
          <table:table-cell table:style-name="ce133" table:formula="of:=[.$E$6]+360*[.R$8]/[.$C256]" office:value-type="float" office:value="387.45" calcext:value-type="float">
            <text:p>387</text:p>
          </table:table-cell>
          <table:table-cell table:style-name="ce133" table:formula="of:=[.$E$6]+360*[.S$8]/[.$C256]" office:value-type="float" office:value="389.625" calcext:value-type="float">
            <text:p>390</text:p>
          </table:table-cell>
          <table:table-cell table:style-name="ce133" table:formula="of:=[.$E$6]+360*[.T$8]/[.$C256]" office:value-type="float" office:value="391.8" calcext:value-type="float">
            <text:p>392</text:p>
          </table:table-cell>
          <table:table-cell table:style-name="ce133" table:formula="of:=[.$E$6]+360*[.U$8]/[.$C256]" office:value-type="float" office:value="393.975" calcext:value-type="float">
            <text:p>394</text:p>
          </table:table-cell>
          <table:table-cell table:style-name="ce133" table:formula="of:=[.$E$6]+360*[.V$8]/[.$C256]" office:value-type="float" office:value="396.15" calcext:value-type="float">
            <text:p>396</text:p>
          </table:table-cell>
          <table:table-cell table:style-name="ce133" table:formula="of:=[.$E$6]+360*[.W$8]/[.$C256]" office:value-type="float" office:value="398.325" calcext:value-type="float">
            <text:p>398</text:p>
          </table:table-cell>
          <table:table-cell table:style-name="ce133" table:formula="of:=[.$E$6]+360*[.X$8]/[.$C256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57]" office:value-type="float" office:value="8000" calcext:value-type="float">
            <text:p>8000</text:p>
          </table:table-cell>
          <table:table-cell table:style-name="ce133" table:formula="of:=[.$E$6]+360*[.D$8]/[.$C257]" office:value-type="float" office:value="357" calcext:value-type="float">
            <text:p>357</text:p>
          </table:table-cell>
          <table:table-cell table:style-name="ce133" table:formula="of:=[.$E$6]+360*[.E$8]/[.$C257]" office:value-type="float" office:value="359.25" calcext:value-type="float">
            <text:p>359</text:p>
          </table:table-cell>
          <table:table-cell table:style-name="ce133" table:formula="of:=[.$E$6]+360*[.F$8]/[.$C257]" office:value-type="float" office:value="361.5" calcext:value-type="float">
            <text:p>362</text:p>
          </table:table-cell>
          <table:table-cell table:style-name="ce133" table:formula="of:=[.$E$6]+360*[.G$8]/[.$C257]" office:value-type="float" office:value="363.75" calcext:value-type="float">
            <text:p>364</text:p>
          </table:table-cell>
          <table:table-cell table:style-name="ce133" table:formula="of:=[.$E$6]+360*[.H$8]/[.$C257]" office:value-type="float" office:value="366" calcext:value-type="float">
            <text:p>366</text:p>
          </table:table-cell>
          <table:table-cell table:style-name="ce133" table:formula="of:=[.$E$6]+360*[.I$8]/[.$C257]" office:value-type="float" office:value="368.25" calcext:value-type="float">
            <text:p>368</text:p>
          </table:table-cell>
          <table:table-cell table:style-name="ce133" table:formula="of:=[.$E$6]+360*[.J$8]/[.$C257]" office:value-type="float" office:value="370.5" calcext:value-type="float">
            <text:p>371</text:p>
          </table:table-cell>
          <table:table-cell table:style-name="ce133" table:formula="of:=[.$E$6]+360*[.K$8]/[.$C257]" office:value-type="float" office:value="372.75" calcext:value-type="float">
            <text:p>373</text:p>
          </table:table-cell>
          <table:table-cell table:style-name="ce133" table:formula="of:=[.$E$6]+360*[.L$8]/[.$C257]" office:value-type="float" office:value="375" calcext:value-type="float">
            <text:p>375</text:p>
          </table:table-cell>
          <table:table-cell table:style-name="ce133" table:formula="of:=[.$E$6]+360*[.M$8]/[.$C257]" office:value-type="float" office:value="377.25" calcext:value-type="float">
            <text:p>377</text:p>
          </table:table-cell>
          <table:table-cell table:style-name="ce133" table:formula="of:=[.$E$6]+360*[.N$8]/[.$C257]" office:value-type="float" office:value="379.5" calcext:value-type="float">
            <text:p>380</text:p>
          </table:table-cell>
          <table:table-cell table:style-name="ce133" table:formula="of:=[.$E$6]+360*[.O$8]/[.$C257]" office:value-type="float" office:value="381.75" calcext:value-type="float">
            <text:p>382</text:p>
          </table:table-cell>
          <table:table-cell table:style-name="ce133" table:formula="of:=[.$E$6]+360*[.P$8]/[.$C257]" office:value-type="float" office:value="384" calcext:value-type="float">
            <text:p>384</text:p>
          </table:table-cell>
          <table:table-cell table:style-name="ce133" table:formula="of:=[.$E$6]+360*[.Q$8]/[.$C257]" office:value-type="float" office:value="386.25" calcext:value-type="float">
            <text:p>386</text:p>
          </table:table-cell>
          <table:table-cell table:style-name="ce133" table:formula="of:=[.$E$6]+360*[.R$8]/[.$C257]" office:value-type="float" office:value="388.5" calcext:value-type="float">
            <text:p>389</text:p>
          </table:table-cell>
          <table:table-cell table:style-name="ce133" table:formula="of:=[.$E$6]+360*[.S$8]/[.$C257]" office:value-type="float" office:value="390.75" calcext:value-type="float">
            <text:p>391</text:p>
          </table:table-cell>
          <table:table-cell table:style-name="ce133" table:formula="of:=[.$E$6]+360*[.T$8]/[.$C257]" office:value-type="float" office:value="393" calcext:value-type="float">
            <text:p>393</text:p>
          </table:table-cell>
          <table:table-cell table:style-name="ce133" table:formula="of:=[.$E$6]+360*[.U$8]/[.$C257]" office:value-type="float" office:value="395.25" calcext:value-type="float">
            <text:p>395</text:p>
          </table:table-cell>
          <table:table-cell table:style-name="ce133" table:formula="of:=[.$E$6]+360*[.V$8]/[.$C257]" office:value-type="float" office:value="397.5" calcext:value-type="float">
            <text:p>398</text:p>
          </table:table-cell>
          <table:table-cell table:style-name="ce133" table:formula="of:=[.$E$6]+360*[.W$8]/[.$C257]" office:value-type="float" office:value="399.75" calcext:value-type="float">
            <text:p>400</text:p>
          </table:table-cell>
          <table:table-cell table:style-name="ce133" table:formula="of:=[.$E$6]+360*[.X$8]/[.$C257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58]" office:value-type="float" office:value="7741.93548387097" calcext:value-type="float">
            <text:p>7742</text:p>
          </table:table-cell>
          <table:table-cell table:style-name="ce133" table:formula="of:=[.$E$6]+360*[.D$8]/[.$C258]" office:value-type="float" office:value="357" calcext:value-type="float">
            <text:p>357</text:p>
          </table:table-cell>
          <table:table-cell table:style-name="ce133" table:formula="of:=[.$E$6]+360*[.E$8]/[.$C258]" office:value-type="float" office:value="359.325" calcext:value-type="float">
            <text:p>359</text:p>
          </table:table-cell>
          <table:table-cell table:style-name="ce133" table:formula="of:=[.$E$6]+360*[.F$8]/[.$C258]" office:value-type="float" office:value="361.65" calcext:value-type="float">
            <text:p>362</text:p>
          </table:table-cell>
          <table:table-cell table:style-name="ce133" table:formula="of:=[.$E$6]+360*[.G$8]/[.$C258]" office:value-type="float" office:value="363.975" calcext:value-type="float">
            <text:p>364</text:p>
          </table:table-cell>
          <table:table-cell table:style-name="ce133" table:formula="of:=[.$E$6]+360*[.H$8]/[.$C258]" office:value-type="float" office:value="366.3" calcext:value-type="float">
            <text:p>366</text:p>
          </table:table-cell>
          <table:table-cell table:style-name="ce133" table:formula="of:=[.$E$6]+360*[.I$8]/[.$C258]" office:value-type="float" office:value="368.625" calcext:value-type="float">
            <text:p>369</text:p>
          </table:table-cell>
          <table:table-cell table:style-name="ce133" table:formula="of:=[.$E$6]+360*[.J$8]/[.$C258]" office:value-type="float" office:value="370.95" calcext:value-type="float">
            <text:p>371</text:p>
          </table:table-cell>
          <table:table-cell table:style-name="ce133" table:formula="of:=[.$E$6]+360*[.K$8]/[.$C258]" office:value-type="float" office:value="373.275" calcext:value-type="float">
            <text:p>373</text:p>
          </table:table-cell>
          <table:table-cell table:style-name="ce133" table:formula="of:=[.$E$6]+360*[.L$8]/[.$C258]" office:value-type="float" office:value="375.6" calcext:value-type="float">
            <text:p>376</text:p>
          </table:table-cell>
          <table:table-cell table:style-name="ce133" table:formula="of:=[.$E$6]+360*[.M$8]/[.$C258]" office:value-type="float" office:value="377.925" calcext:value-type="float">
            <text:p>378</text:p>
          </table:table-cell>
          <table:table-cell table:style-name="ce133" table:formula="of:=[.$E$6]+360*[.N$8]/[.$C258]" office:value-type="float" office:value="380.25" calcext:value-type="float">
            <text:p>380</text:p>
          </table:table-cell>
          <table:table-cell table:style-name="ce133" table:formula="of:=[.$E$6]+360*[.O$8]/[.$C258]" office:value-type="float" office:value="382.575" calcext:value-type="float">
            <text:p>383</text:p>
          </table:table-cell>
          <table:table-cell table:style-name="ce133" table:formula="of:=[.$E$6]+360*[.P$8]/[.$C258]" office:value-type="float" office:value="384.9" calcext:value-type="float">
            <text:p>385</text:p>
          </table:table-cell>
          <table:table-cell table:style-name="ce133" table:formula="of:=[.$E$6]+360*[.Q$8]/[.$C258]" office:value-type="float" office:value="387.225" calcext:value-type="float">
            <text:p>387</text:p>
          </table:table-cell>
          <table:table-cell table:style-name="ce133" table:formula="of:=[.$E$6]+360*[.R$8]/[.$C258]" office:value-type="float" office:value="389.55" calcext:value-type="float">
            <text:p>390</text:p>
          </table:table-cell>
          <table:table-cell table:style-name="ce133" table:formula="of:=[.$E$6]+360*[.S$8]/[.$C258]" office:value-type="float" office:value="391.875" calcext:value-type="float">
            <text:p>392</text:p>
          </table:table-cell>
          <table:table-cell table:style-name="ce133" table:formula="of:=[.$E$6]+360*[.T$8]/[.$C258]" office:value-type="float" office:value="394.2" calcext:value-type="float">
            <text:p>394</text:p>
          </table:table-cell>
          <table:table-cell table:style-name="ce133" table:formula="of:=[.$E$6]+360*[.U$8]/[.$C258]" office:value-type="float" office:value="396.525" calcext:value-type="float">
            <text:p>397</text:p>
          </table:table-cell>
          <table:table-cell table:style-name="ce133" table:formula="of:=[.$E$6]+360*[.V$8]/[.$C258]" office:value-type="float" office:value="398.85" calcext:value-type="float">
            <text:p>399</text:p>
          </table:table-cell>
          <table:table-cell table:style-name="ce133" table:formula="of:=[.$E$6]+360*[.W$8]/[.$C258]" office:value-type="float" office:value="401.175" calcext:value-type="float">
            <text:p>401</text:p>
          </table:table-cell>
          <table:table-cell table:style-name="ce133" table:formula="of:=[.$E$6]+360*[.X$8]/[.$C258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59]" office:value-type="float" office:value="7500" calcext:value-type="float">
            <text:p>7500</text:p>
          </table:table-cell>
          <table:table-cell table:style-name="ce133" table:formula="of:=[.$E$6]+360*[.D$8]/[.$C259]" office:value-type="float" office:value="357" calcext:value-type="float">
            <text:p>357</text:p>
          </table:table-cell>
          <table:table-cell table:style-name="ce133" table:formula="of:=[.$E$6]+360*[.E$8]/[.$C259]" office:value-type="float" office:value="359.4" calcext:value-type="float">
            <text:p>359</text:p>
          </table:table-cell>
          <table:table-cell table:style-name="ce133" table:formula="of:=[.$E$6]+360*[.F$8]/[.$C259]" office:value-type="float" office:value="361.8" calcext:value-type="float">
            <text:p>362</text:p>
          </table:table-cell>
          <table:table-cell table:style-name="ce133" table:formula="of:=[.$E$6]+360*[.G$8]/[.$C259]" office:value-type="float" office:value="364.2" calcext:value-type="float">
            <text:p>364</text:p>
          </table:table-cell>
          <table:table-cell table:style-name="ce133" table:formula="of:=[.$E$6]+360*[.H$8]/[.$C259]" office:value-type="float" office:value="366.6" calcext:value-type="float">
            <text:p>367</text:p>
          </table:table-cell>
          <table:table-cell table:style-name="ce133" table:formula="of:=[.$E$6]+360*[.I$8]/[.$C259]" office:value-type="float" office:value="369" calcext:value-type="float">
            <text:p>369</text:p>
          </table:table-cell>
          <table:table-cell table:style-name="ce133" table:formula="of:=[.$E$6]+360*[.J$8]/[.$C259]" office:value-type="float" office:value="371.4" calcext:value-type="float">
            <text:p>371</text:p>
          </table:table-cell>
          <table:table-cell table:style-name="ce133" table:formula="of:=[.$E$6]+360*[.K$8]/[.$C259]" office:value-type="float" office:value="373.8" calcext:value-type="float">
            <text:p>374</text:p>
          </table:table-cell>
          <table:table-cell table:style-name="ce133" table:formula="of:=[.$E$6]+360*[.L$8]/[.$C259]" office:value-type="float" office:value="376.2" calcext:value-type="float">
            <text:p>376</text:p>
          </table:table-cell>
          <table:table-cell table:style-name="ce133" table:formula="of:=[.$E$6]+360*[.M$8]/[.$C259]" office:value-type="float" office:value="378.6" calcext:value-type="float">
            <text:p>379</text:p>
          </table:table-cell>
          <table:table-cell table:style-name="ce133" table:formula="of:=[.$E$6]+360*[.N$8]/[.$C259]" office:value-type="float" office:value="381" calcext:value-type="float">
            <text:p>381</text:p>
          </table:table-cell>
          <table:table-cell table:style-name="ce133" table:formula="of:=[.$E$6]+360*[.O$8]/[.$C259]" office:value-type="float" office:value="383.4" calcext:value-type="float">
            <text:p>383</text:p>
          </table:table-cell>
          <table:table-cell table:style-name="ce133" table:formula="of:=[.$E$6]+360*[.P$8]/[.$C259]" office:value-type="float" office:value="385.8" calcext:value-type="float">
            <text:p>386</text:p>
          </table:table-cell>
          <table:table-cell table:style-name="ce133" table:formula="of:=[.$E$6]+360*[.Q$8]/[.$C259]" office:value-type="float" office:value="388.2" calcext:value-type="float">
            <text:p>388</text:p>
          </table:table-cell>
          <table:table-cell table:style-name="ce133" table:formula="of:=[.$E$6]+360*[.R$8]/[.$C259]" office:value-type="float" office:value="390.6" calcext:value-type="float">
            <text:p>391</text:p>
          </table:table-cell>
          <table:table-cell table:style-name="ce133" table:formula="of:=[.$E$6]+360*[.S$8]/[.$C259]" office:value-type="float" office:value="393" calcext:value-type="float">
            <text:p>393</text:p>
          </table:table-cell>
          <table:table-cell table:style-name="ce133" table:formula="of:=[.$E$6]+360*[.T$8]/[.$C259]" office:value-type="float" office:value="395.4" calcext:value-type="float">
            <text:p>395</text:p>
          </table:table-cell>
          <table:table-cell table:style-name="ce133" table:formula="of:=[.$E$6]+360*[.U$8]/[.$C259]" office:value-type="float" office:value="397.8" calcext:value-type="float">
            <text:p>398</text:p>
          </table:table-cell>
          <table:table-cell table:style-name="ce133" table:formula="of:=[.$E$6]+360*[.V$8]/[.$C259]" office:value-type="float" office:value="400.2" calcext:value-type="float">
            <text:p>400</text:p>
          </table:table-cell>
          <table:table-cell table:style-name="ce133" table:formula="of:=[.$E$6]+360*[.W$8]/[.$C259]" office:value-type="float" office:value="402.6" calcext:value-type="float">
            <text:p>403</text:p>
          </table:table-cell>
          <table:table-cell table:style-name="ce133" table:formula="of:=[.$E$6]+360*[.X$8]/[.$C259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60]" office:value-type="float" office:value="7272.72727272727" calcext:value-type="float">
            <text:p>7273</text:p>
          </table:table-cell>
          <table:table-cell table:style-name="ce133" table:formula="of:=[.$E$6]+360*[.D$8]/[.$C260]" office:value-type="float" office:value="357" calcext:value-type="float">
            <text:p>357</text:p>
          </table:table-cell>
          <table:table-cell table:style-name="ce133" table:formula="of:=[.$E$6]+360*[.E$8]/[.$C260]" office:value-type="float" office:value="359.475" calcext:value-type="float">
            <text:p>359</text:p>
          </table:table-cell>
          <table:table-cell table:style-name="ce133" table:formula="of:=[.$E$6]+360*[.F$8]/[.$C260]" office:value-type="float" office:value="361.95" calcext:value-type="float">
            <text:p>362</text:p>
          </table:table-cell>
          <table:table-cell table:style-name="ce133" table:formula="of:=[.$E$6]+360*[.G$8]/[.$C260]" office:value-type="float" office:value="364.425" calcext:value-type="float">
            <text:p>364</text:p>
          </table:table-cell>
          <table:table-cell table:style-name="ce133" table:formula="of:=[.$E$6]+360*[.H$8]/[.$C260]" office:value-type="float" office:value="366.9" calcext:value-type="float">
            <text:p>367</text:p>
          </table:table-cell>
          <table:table-cell table:style-name="ce133" table:formula="of:=[.$E$6]+360*[.I$8]/[.$C260]" office:value-type="float" office:value="369.375" calcext:value-type="float">
            <text:p>369</text:p>
          </table:table-cell>
          <table:table-cell table:style-name="ce133" table:formula="of:=[.$E$6]+360*[.J$8]/[.$C260]" office:value-type="float" office:value="371.85" calcext:value-type="float">
            <text:p>372</text:p>
          </table:table-cell>
          <table:table-cell table:style-name="ce133" table:formula="of:=[.$E$6]+360*[.K$8]/[.$C260]" office:value-type="float" office:value="374.325" calcext:value-type="float">
            <text:p>374</text:p>
          </table:table-cell>
          <table:table-cell table:style-name="ce133" table:formula="of:=[.$E$6]+360*[.L$8]/[.$C260]" office:value-type="float" office:value="376.8" calcext:value-type="float">
            <text:p>377</text:p>
          </table:table-cell>
          <table:table-cell table:style-name="ce133" table:formula="of:=[.$E$6]+360*[.M$8]/[.$C260]" office:value-type="float" office:value="379.275" calcext:value-type="float">
            <text:p>379</text:p>
          </table:table-cell>
          <table:table-cell table:style-name="ce133" table:formula="of:=[.$E$6]+360*[.N$8]/[.$C260]" office:value-type="float" office:value="381.75" calcext:value-type="float">
            <text:p>382</text:p>
          </table:table-cell>
          <table:table-cell table:style-name="ce133" table:formula="of:=[.$E$6]+360*[.O$8]/[.$C260]" office:value-type="float" office:value="384.225" calcext:value-type="float">
            <text:p>384</text:p>
          </table:table-cell>
          <table:table-cell table:style-name="ce133" table:formula="of:=[.$E$6]+360*[.P$8]/[.$C260]" office:value-type="float" office:value="386.7" calcext:value-type="float">
            <text:p>387</text:p>
          </table:table-cell>
          <table:table-cell table:style-name="ce133" table:formula="of:=[.$E$6]+360*[.Q$8]/[.$C260]" office:value-type="float" office:value="389.175" calcext:value-type="float">
            <text:p>389</text:p>
          </table:table-cell>
          <table:table-cell table:style-name="ce133" table:formula="of:=[.$E$6]+360*[.R$8]/[.$C260]" office:value-type="float" office:value="391.65" calcext:value-type="float">
            <text:p>392</text:p>
          </table:table-cell>
          <table:table-cell table:style-name="ce133" table:formula="of:=[.$E$6]+360*[.S$8]/[.$C260]" office:value-type="float" office:value="394.125" calcext:value-type="float">
            <text:p>394</text:p>
          </table:table-cell>
          <table:table-cell table:style-name="ce133" table:formula="of:=[.$E$6]+360*[.T$8]/[.$C260]" office:value-type="float" office:value="396.6" calcext:value-type="float">
            <text:p>397</text:p>
          </table:table-cell>
          <table:table-cell table:style-name="ce133" table:formula="of:=[.$E$6]+360*[.U$8]/[.$C260]" office:value-type="float" office:value="399.075" calcext:value-type="float">
            <text:p>399</text:p>
          </table:table-cell>
          <table:table-cell table:style-name="ce133" table:formula="of:=[.$E$6]+360*[.V$8]/[.$C260]" office:value-type="float" office:value="401.55" calcext:value-type="float">
            <text:p>402</text:p>
          </table:table-cell>
          <table:table-cell table:style-name="ce133" table:formula="of:=[.$E$6]+360*[.W$8]/[.$C260]" office:value-type="float" office:value="404.025" calcext:value-type="float">
            <text:p>404</text:p>
          </table:table-cell>
          <table:table-cell table:style-name="ce133" table:formula="of:=[.$E$6]+360*[.X$8]/[.$C260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61]" office:value-type="float" office:value="7058.82352941176" calcext:value-type="float">
            <text:p>7059</text:p>
          </table:table-cell>
          <table:table-cell table:style-name="ce133" table:formula="of:=[.$E$6]+360*[.D$8]/[.$C261]" office:value-type="float" office:value="357" calcext:value-type="float">
            <text:p>357</text:p>
          </table:table-cell>
          <table:table-cell table:style-name="ce133" table:formula="of:=[.$E$6]+360*[.E$8]/[.$C261]" office:value-type="float" office:value="359.55" calcext:value-type="float">
            <text:p>360</text:p>
          </table:table-cell>
          <table:table-cell table:style-name="ce133" table:formula="of:=[.$E$6]+360*[.F$8]/[.$C261]" office:value-type="float" office:value="362.1" calcext:value-type="float">
            <text:p>362</text:p>
          </table:table-cell>
          <table:table-cell table:style-name="ce133" table:formula="of:=[.$E$6]+360*[.G$8]/[.$C261]" office:value-type="float" office:value="364.65" calcext:value-type="float">
            <text:p>365</text:p>
          </table:table-cell>
          <table:table-cell table:style-name="ce133" table:formula="of:=[.$E$6]+360*[.H$8]/[.$C261]" office:value-type="float" office:value="367.2" calcext:value-type="float">
            <text:p>367</text:p>
          </table:table-cell>
          <table:table-cell table:style-name="ce133" table:formula="of:=[.$E$6]+360*[.I$8]/[.$C261]" office:value-type="float" office:value="369.75" calcext:value-type="float">
            <text:p>370</text:p>
          </table:table-cell>
          <table:table-cell table:style-name="ce133" table:formula="of:=[.$E$6]+360*[.J$8]/[.$C261]" office:value-type="float" office:value="372.3" calcext:value-type="float">
            <text:p>372</text:p>
          </table:table-cell>
          <table:table-cell table:style-name="ce133" table:formula="of:=[.$E$6]+360*[.K$8]/[.$C261]" office:value-type="float" office:value="374.85" calcext:value-type="float">
            <text:p>375</text:p>
          </table:table-cell>
          <table:table-cell table:style-name="ce133" table:formula="of:=[.$E$6]+360*[.L$8]/[.$C261]" office:value-type="float" office:value="377.4" calcext:value-type="float">
            <text:p>377</text:p>
          </table:table-cell>
          <table:table-cell table:style-name="ce133" table:formula="of:=[.$E$6]+360*[.M$8]/[.$C261]" office:value-type="float" office:value="379.95" calcext:value-type="float">
            <text:p>380</text:p>
          </table:table-cell>
          <table:table-cell table:style-name="ce133" table:formula="of:=[.$E$6]+360*[.N$8]/[.$C261]" office:value-type="float" office:value="382.5" calcext:value-type="float">
            <text:p>383</text:p>
          </table:table-cell>
          <table:table-cell table:style-name="ce133" table:formula="of:=[.$E$6]+360*[.O$8]/[.$C261]" office:value-type="float" office:value="385.05" calcext:value-type="float">
            <text:p>385</text:p>
          </table:table-cell>
          <table:table-cell table:style-name="ce133" table:formula="of:=[.$E$6]+360*[.P$8]/[.$C261]" office:value-type="float" office:value="387.6" calcext:value-type="float">
            <text:p>388</text:p>
          </table:table-cell>
          <table:table-cell table:style-name="ce133" table:formula="of:=[.$E$6]+360*[.Q$8]/[.$C261]" office:value-type="float" office:value="390.15" calcext:value-type="float">
            <text:p>390</text:p>
          </table:table-cell>
          <table:table-cell table:style-name="ce133" table:formula="of:=[.$E$6]+360*[.R$8]/[.$C261]" office:value-type="float" office:value="392.7" calcext:value-type="float">
            <text:p>393</text:p>
          </table:table-cell>
          <table:table-cell table:style-name="ce133" table:formula="of:=[.$E$6]+360*[.S$8]/[.$C261]" office:value-type="float" office:value="395.25" calcext:value-type="float">
            <text:p>395</text:p>
          </table:table-cell>
          <table:table-cell table:style-name="ce133" table:formula="of:=[.$E$6]+360*[.T$8]/[.$C261]" office:value-type="float" office:value="397.8" calcext:value-type="float">
            <text:p>398</text:p>
          </table:table-cell>
          <table:table-cell table:style-name="ce133" table:formula="of:=[.$E$6]+360*[.U$8]/[.$C261]" office:value-type="float" office:value="400.35" calcext:value-type="float">
            <text:p>400</text:p>
          </table:table-cell>
          <table:table-cell table:style-name="ce133" table:formula="of:=[.$E$6]+360*[.V$8]/[.$C261]" office:value-type="float" office:value="402.9" calcext:value-type="float">
            <text:p>403</text:p>
          </table:table-cell>
          <table:table-cell table:style-name="ce133" table:formula="of:=[.$E$6]+360*[.W$8]/[.$C261]" office:value-type="float" office:value="405.45" calcext:value-type="float">
            <text:p>405</text:p>
          </table:table-cell>
          <table:table-cell table:style-name="ce133" table:formula="of:=[.$E$6]+360*[.X$8]/[.$C261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62]" office:value-type="float" office:value="6857.14285714286" calcext:value-type="float">
            <text:p>6857</text:p>
          </table:table-cell>
          <table:table-cell table:style-name="ce133" table:formula="of:=[.$E$6]+360*[.D$8]/[.$C262]" office:value-type="float" office:value="357" calcext:value-type="float">
            <text:p>357</text:p>
          </table:table-cell>
          <table:table-cell table:style-name="ce133" table:formula="of:=[.$E$6]+360*[.E$8]/[.$C262]" office:value-type="float" office:value="359.625" calcext:value-type="float">
            <text:p>360</text:p>
          </table:table-cell>
          <table:table-cell table:style-name="ce133" table:formula="of:=[.$E$6]+360*[.F$8]/[.$C262]" office:value-type="float" office:value="362.25" calcext:value-type="float">
            <text:p>362</text:p>
          </table:table-cell>
          <table:table-cell table:style-name="ce133" table:formula="of:=[.$E$6]+360*[.G$8]/[.$C262]" office:value-type="float" office:value="364.875" calcext:value-type="float">
            <text:p>365</text:p>
          </table:table-cell>
          <table:table-cell table:style-name="ce133" table:formula="of:=[.$E$6]+360*[.H$8]/[.$C262]" office:value-type="float" office:value="367.5" calcext:value-type="float">
            <text:p>368</text:p>
          </table:table-cell>
          <table:table-cell table:style-name="ce133" table:formula="of:=[.$E$6]+360*[.I$8]/[.$C262]" office:value-type="float" office:value="370.125" calcext:value-type="float">
            <text:p>370</text:p>
          </table:table-cell>
          <table:table-cell table:style-name="ce133" table:formula="of:=[.$E$6]+360*[.J$8]/[.$C262]" office:value-type="float" office:value="372.75" calcext:value-type="float">
            <text:p>373</text:p>
          </table:table-cell>
          <table:table-cell table:style-name="ce133" table:formula="of:=[.$E$6]+360*[.K$8]/[.$C262]" office:value-type="float" office:value="375.375" calcext:value-type="float">
            <text:p>375</text:p>
          </table:table-cell>
          <table:table-cell table:style-name="ce133" table:formula="of:=[.$E$6]+360*[.L$8]/[.$C262]" office:value-type="float" office:value="378" calcext:value-type="float">
            <text:p>378</text:p>
          </table:table-cell>
          <table:table-cell table:style-name="ce133" table:formula="of:=[.$E$6]+360*[.M$8]/[.$C262]" office:value-type="float" office:value="380.625" calcext:value-type="float">
            <text:p>381</text:p>
          </table:table-cell>
          <table:table-cell table:style-name="ce133" table:formula="of:=[.$E$6]+360*[.N$8]/[.$C262]" office:value-type="float" office:value="383.25" calcext:value-type="float">
            <text:p>383</text:p>
          </table:table-cell>
          <table:table-cell table:style-name="ce133" table:formula="of:=[.$E$6]+360*[.O$8]/[.$C262]" office:value-type="float" office:value="385.875" calcext:value-type="float">
            <text:p>386</text:p>
          </table:table-cell>
          <table:table-cell table:style-name="ce133" table:formula="of:=[.$E$6]+360*[.P$8]/[.$C262]" office:value-type="float" office:value="388.5" calcext:value-type="float">
            <text:p>389</text:p>
          </table:table-cell>
          <table:table-cell table:style-name="ce133" table:formula="of:=[.$E$6]+360*[.Q$8]/[.$C262]" office:value-type="float" office:value="391.125" calcext:value-type="float">
            <text:p>391</text:p>
          </table:table-cell>
          <table:table-cell table:style-name="ce133" table:formula="of:=[.$E$6]+360*[.R$8]/[.$C262]" office:value-type="float" office:value="393.75" calcext:value-type="float">
            <text:p>394</text:p>
          </table:table-cell>
          <table:table-cell table:style-name="ce133" table:formula="of:=[.$E$6]+360*[.S$8]/[.$C262]" office:value-type="float" office:value="396.375" calcext:value-type="float">
            <text:p>396</text:p>
          </table:table-cell>
          <table:table-cell table:style-name="ce133" table:formula="of:=[.$E$6]+360*[.T$8]/[.$C262]" office:value-type="float" office:value="399" calcext:value-type="float">
            <text:p>399</text:p>
          </table:table-cell>
          <table:table-cell table:style-name="ce133" table:formula="of:=[.$E$6]+360*[.U$8]/[.$C262]" office:value-type="float" office:value="401.625" calcext:value-type="float">
            <text:p>402</text:p>
          </table:table-cell>
          <table:table-cell table:style-name="ce133" table:formula="of:=[.$E$6]+360*[.V$8]/[.$C262]" office:value-type="float" office:value="404.25" calcext:value-type="float">
            <text:p>404</text:p>
          </table:table-cell>
          <table:table-cell table:style-name="ce133" table:formula="of:=[.$E$6]+360*[.W$8]/[.$C262]" office:value-type="float" office:value="406.875" calcext:value-type="float">
            <text:p>407</text:p>
          </table:table-cell>
          <table:table-cell table:style-name="ce133" table:formula="of:=[.$E$6]+360*[.X$8]/[.$C262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63]" office:value-type="float" office:value="6666.66666666667" calcext:value-type="float">
            <text:p>6667</text:p>
          </table:table-cell>
          <table:table-cell table:style-name="ce133" table:formula="of:=[.$E$6]+360*[.D$8]/[.$C263]" office:value-type="float" office:value="357" calcext:value-type="float">
            <text:p>357</text:p>
          </table:table-cell>
          <table:table-cell table:style-name="ce133" table:formula="of:=[.$E$6]+360*[.E$8]/[.$C263]" office:value-type="float" office:value="359.7" calcext:value-type="float">
            <text:p>360</text:p>
          </table:table-cell>
          <table:table-cell table:style-name="ce133" table:formula="of:=[.$E$6]+360*[.F$8]/[.$C263]" office:value-type="float" office:value="362.4" calcext:value-type="float">
            <text:p>362</text:p>
          </table:table-cell>
          <table:table-cell table:style-name="ce133" table:formula="of:=[.$E$6]+360*[.G$8]/[.$C263]" office:value-type="float" office:value="365.1" calcext:value-type="float">
            <text:p>365</text:p>
          </table:table-cell>
          <table:table-cell table:style-name="ce133" table:formula="of:=[.$E$6]+360*[.H$8]/[.$C263]" office:value-type="float" office:value="367.8" calcext:value-type="float">
            <text:p>368</text:p>
          </table:table-cell>
          <table:table-cell table:style-name="ce133" table:formula="of:=[.$E$6]+360*[.I$8]/[.$C263]" office:value-type="float" office:value="370.5" calcext:value-type="float">
            <text:p>371</text:p>
          </table:table-cell>
          <table:table-cell table:style-name="ce133" table:formula="of:=[.$E$6]+360*[.J$8]/[.$C263]" office:value-type="float" office:value="373.2" calcext:value-type="float">
            <text:p>373</text:p>
          </table:table-cell>
          <table:table-cell table:style-name="ce133" table:formula="of:=[.$E$6]+360*[.K$8]/[.$C263]" office:value-type="float" office:value="375.9" calcext:value-type="float">
            <text:p>376</text:p>
          </table:table-cell>
          <table:table-cell table:style-name="ce133" table:formula="of:=[.$E$6]+360*[.L$8]/[.$C263]" office:value-type="float" office:value="378.6" calcext:value-type="float">
            <text:p>379</text:p>
          </table:table-cell>
          <table:table-cell table:style-name="ce133" table:formula="of:=[.$E$6]+360*[.M$8]/[.$C263]" office:value-type="float" office:value="381.3" calcext:value-type="float">
            <text:p>381</text:p>
          </table:table-cell>
          <table:table-cell table:style-name="ce133" table:formula="of:=[.$E$6]+360*[.N$8]/[.$C263]" office:value-type="float" office:value="384" calcext:value-type="float">
            <text:p>384</text:p>
          </table:table-cell>
          <table:table-cell table:style-name="ce133" table:formula="of:=[.$E$6]+360*[.O$8]/[.$C263]" office:value-type="float" office:value="386.7" calcext:value-type="float">
            <text:p>387</text:p>
          </table:table-cell>
          <table:table-cell table:style-name="ce133" table:formula="of:=[.$E$6]+360*[.P$8]/[.$C263]" office:value-type="float" office:value="389.4" calcext:value-type="float">
            <text:p>389</text:p>
          </table:table-cell>
          <table:table-cell table:style-name="ce133" table:formula="of:=[.$E$6]+360*[.Q$8]/[.$C263]" office:value-type="float" office:value="392.1" calcext:value-type="float">
            <text:p>392</text:p>
          </table:table-cell>
          <table:table-cell table:style-name="ce133" table:formula="of:=[.$E$6]+360*[.R$8]/[.$C263]" office:value-type="float" office:value="394.8" calcext:value-type="float">
            <text:p>395</text:p>
          </table:table-cell>
          <table:table-cell table:style-name="ce133" table:formula="of:=[.$E$6]+360*[.S$8]/[.$C263]" office:value-type="float" office:value="397.5" calcext:value-type="float">
            <text:p>398</text:p>
          </table:table-cell>
          <table:table-cell table:style-name="ce133" table:formula="of:=[.$E$6]+360*[.T$8]/[.$C263]" office:value-type="float" office:value="400.2" calcext:value-type="float">
            <text:p>400</text:p>
          </table:table-cell>
          <table:table-cell table:style-name="ce133" table:formula="of:=[.$E$6]+360*[.U$8]/[.$C263]" office:value-type="float" office:value="402.9" calcext:value-type="float">
            <text:p>403</text:p>
          </table:table-cell>
          <table:table-cell table:style-name="ce133" table:formula="of:=[.$E$6]+360*[.V$8]/[.$C263]" office:value-type="float" office:value="405.6" calcext:value-type="float">
            <text:p>406</text:p>
          </table:table-cell>
          <table:table-cell table:style-name="ce133" table:formula="of:=[.$E$6]+360*[.W$8]/[.$C263]" office:value-type="float" office:value="408.3" calcext:value-type="float">
            <text:p>408</text:p>
          </table:table-cell>
          <table:table-cell table:style-name="ce133" table:formula="of:=[.$E$6]+360*[.X$8]/[.$C263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64]" office:value-type="float" office:value="6486.48648648649" calcext:value-type="float">
            <text:p>6486</text:p>
          </table:table-cell>
          <table:table-cell table:style-name="ce133" table:formula="of:=[.$E$6]+360*[.D$8]/[.$C264]" office:value-type="float" office:value="357" calcext:value-type="float">
            <text:p>357</text:p>
          </table:table-cell>
          <table:table-cell table:style-name="ce133" table:formula="of:=[.$E$6]+360*[.E$8]/[.$C264]" office:value-type="float" office:value="359.775" calcext:value-type="float">
            <text:p>360</text:p>
          </table:table-cell>
          <table:table-cell table:style-name="ce133" table:formula="of:=[.$E$6]+360*[.F$8]/[.$C264]" office:value-type="float" office:value="362.55" calcext:value-type="float">
            <text:p>363</text:p>
          </table:table-cell>
          <table:table-cell table:style-name="ce133" table:formula="of:=[.$E$6]+360*[.G$8]/[.$C264]" office:value-type="float" office:value="365.325" calcext:value-type="float">
            <text:p>365</text:p>
          </table:table-cell>
          <table:table-cell table:style-name="ce133" table:formula="of:=[.$E$6]+360*[.H$8]/[.$C264]" office:value-type="float" office:value="368.1" calcext:value-type="float">
            <text:p>368</text:p>
          </table:table-cell>
          <table:table-cell table:style-name="ce133" table:formula="of:=[.$E$6]+360*[.I$8]/[.$C264]" office:value-type="float" office:value="370.875" calcext:value-type="float">
            <text:p>371</text:p>
          </table:table-cell>
          <table:table-cell table:style-name="ce133" table:formula="of:=[.$E$6]+360*[.J$8]/[.$C264]" office:value-type="float" office:value="373.65" calcext:value-type="float">
            <text:p>374</text:p>
          </table:table-cell>
          <table:table-cell table:style-name="ce133" table:formula="of:=[.$E$6]+360*[.K$8]/[.$C264]" office:value-type="float" office:value="376.425" calcext:value-type="float">
            <text:p>376</text:p>
          </table:table-cell>
          <table:table-cell table:style-name="ce133" table:formula="of:=[.$E$6]+360*[.L$8]/[.$C264]" office:value-type="float" office:value="379.2" calcext:value-type="float">
            <text:p>379</text:p>
          </table:table-cell>
          <table:table-cell table:style-name="ce133" table:formula="of:=[.$E$6]+360*[.M$8]/[.$C264]" office:value-type="float" office:value="381.975" calcext:value-type="float">
            <text:p>382</text:p>
          </table:table-cell>
          <table:table-cell table:style-name="ce133" table:formula="of:=[.$E$6]+360*[.N$8]/[.$C264]" office:value-type="float" office:value="384.75" calcext:value-type="float">
            <text:p>385</text:p>
          </table:table-cell>
          <table:table-cell table:style-name="ce133" table:formula="of:=[.$E$6]+360*[.O$8]/[.$C264]" office:value-type="float" office:value="387.525" calcext:value-type="float">
            <text:p>388</text:p>
          </table:table-cell>
          <table:table-cell table:style-name="ce133" table:formula="of:=[.$E$6]+360*[.P$8]/[.$C264]" office:value-type="float" office:value="390.3" calcext:value-type="float">
            <text:p>390</text:p>
          </table:table-cell>
          <table:table-cell table:style-name="ce133" table:formula="of:=[.$E$6]+360*[.Q$8]/[.$C264]" office:value-type="float" office:value="393.075" calcext:value-type="float">
            <text:p>393</text:p>
          </table:table-cell>
          <table:table-cell table:style-name="ce133" table:formula="of:=[.$E$6]+360*[.R$8]/[.$C264]" office:value-type="float" office:value="395.85" calcext:value-type="float">
            <text:p>396</text:p>
          </table:table-cell>
          <table:table-cell table:style-name="ce133" table:formula="of:=[.$E$6]+360*[.S$8]/[.$C264]" office:value-type="float" office:value="398.625" calcext:value-type="float">
            <text:p>399</text:p>
          </table:table-cell>
          <table:table-cell table:style-name="ce133" table:formula="of:=[.$E$6]+360*[.T$8]/[.$C264]" office:value-type="float" office:value="401.4" calcext:value-type="float">
            <text:p>401</text:p>
          </table:table-cell>
          <table:table-cell table:style-name="ce133" table:formula="of:=[.$E$6]+360*[.U$8]/[.$C264]" office:value-type="float" office:value="404.175" calcext:value-type="float">
            <text:p>404</text:p>
          </table:table-cell>
          <table:table-cell table:style-name="ce133" table:formula="of:=[.$E$6]+360*[.V$8]/[.$C264]" office:value-type="float" office:value="406.95" calcext:value-type="float">
            <text:p>407</text:p>
          </table:table-cell>
          <table:table-cell table:style-name="ce133" table:formula="of:=[.$E$6]+360*[.W$8]/[.$C264]" office:value-type="float" office:value="409.725" calcext:value-type="float">
            <text:p>410</text:p>
          </table:table-cell>
          <table:table-cell table:style-name="ce133" table:formula="of:=[.$E$6]+360*[.X$8]/[.$C264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65]" office:value-type="float" office:value="6315.78947368421" calcext:value-type="float">
            <text:p>6316</text:p>
          </table:table-cell>
          <table:table-cell table:style-name="ce133" table:formula="of:=[.$E$6]+360*[.D$8]/[.$C265]" office:value-type="float" office:value="357" calcext:value-type="float">
            <text:p>357</text:p>
          </table:table-cell>
          <table:table-cell table:style-name="ce133" table:formula="of:=[.$E$6]+360*[.E$8]/[.$C265]" office:value-type="float" office:value="359.85" calcext:value-type="float">
            <text:p>360</text:p>
          </table:table-cell>
          <table:table-cell table:style-name="ce133" table:formula="of:=[.$E$6]+360*[.F$8]/[.$C265]" office:value-type="float" office:value="362.7" calcext:value-type="float">
            <text:p>363</text:p>
          </table:table-cell>
          <table:table-cell table:style-name="ce133" table:formula="of:=[.$E$6]+360*[.G$8]/[.$C265]" office:value-type="float" office:value="365.55" calcext:value-type="float">
            <text:p>366</text:p>
          </table:table-cell>
          <table:table-cell table:style-name="ce133" table:formula="of:=[.$E$6]+360*[.H$8]/[.$C265]" office:value-type="float" office:value="368.4" calcext:value-type="float">
            <text:p>368</text:p>
          </table:table-cell>
          <table:table-cell table:style-name="ce133" table:formula="of:=[.$E$6]+360*[.I$8]/[.$C265]" office:value-type="float" office:value="371.25" calcext:value-type="float">
            <text:p>371</text:p>
          </table:table-cell>
          <table:table-cell table:style-name="ce133" table:formula="of:=[.$E$6]+360*[.J$8]/[.$C265]" office:value-type="float" office:value="374.1" calcext:value-type="float">
            <text:p>374</text:p>
          </table:table-cell>
          <table:table-cell table:style-name="ce133" table:formula="of:=[.$E$6]+360*[.K$8]/[.$C265]" office:value-type="float" office:value="376.95" calcext:value-type="float">
            <text:p>377</text:p>
          </table:table-cell>
          <table:table-cell table:style-name="ce133" table:formula="of:=[.$E$6]+360*[.L$8]/[.$C265]" office:value-type="float" office:value="379.8" calcext:value-type="float">
            <text:p>380</text:p>
          </table:table-cell>
          <table:table-cell table:style-name="ce133" table:formula="of:=[.$E$6]+360*[.M$8]/[.$C265]" office:value-type="float" office:value="382.65" calcext:value-type="float">
            <text:p>383</text:p>
          </table:table-cell>
          <table:table-cell table:style-name="ce133" table:formula="of:=[.$E$6]+360*[.N$8]/[.$C265]" office:value-type="float" office:value="385.5" calcext:value-type="float">
            <text:p>386</text:p>
          </table:table-cell>
          <table:table-cell table:style-name="ce133" table:formula="of:=[.$E$6]+360*[.O$8]/[.$C265]" office:value-type="float" office:value="388.35" calcext:value-type="float">
            <text:p>388</text:p>
          </table:table-cell>
          <table:table-cell table:style-name="ce133" table:formula="of:=[.$E$6]+360*[.P$8]/[.$C265]" office:value-type="float" office:value="391.2" calcext:value-type="float">
            <text:p>391</text:p>
          </table:table-cell>
          <table:table-cell table:style-name="ce133" table:formula="of:=[.$E$6]+360*[.Q$8]/[.$C265]" office:value-type="float" office:value="394.05" calcext:value-type="float">
            <text:p>394</text:p>
          </table:table-cell>
          <table:table-cell table:style-name="ce133" table:formula="of:=[.$E$6]+360*[.R$8]/[.$C265]" office:value-type="float" office:value="396.9" calcext:value-type="float">
            <text:p>397</text:p>
          </table:table-cell>
          <table:table-cell table:style-name="ce133" table:formula="of:=[.$E$6]+360*[.S$8]/[.$C265]" office:value-type="float" office:value="399.75" calcext:value-type="float">
            <text:p>400</text:p>
          </table:table-cell>
          <table:table-cell table:style-name="ce133" table:formula="of:=[.$E$6]+360*[.T$8]/[.$C265]" office:value-type="float" office:value="402.6" calcext:value-type="float">
            <text:p>403</text:p>
          </table:table-cell>
          <table:table-cell table:style-name="ce133" table:formula="of:=[.$E$6]+360*[.U$8]/[.$C265]" office:value-type="float" office:value="405.45" calcext:value-type="float">
            <text:p>405</text:p>
          </table:table-cell>
          <table:table-cell table:style-name="ce133" table:formula="of:=[.$E$6]+360*[.V$8]/[.$C265]" office:value-type="float" office:value="408.3" calcext:value-type="float">
            <text:p>408</text:p>
          </table:table-cell>
          <table:table-cell table:style-name="ce133" table:formula="of:=[.$E$6]+360*[.W$8]/[.$C265]" office:value-type="float" office:value="411.15" calcext:value-type="float">
            <text:p>411</text:p>
          </table:table-cell>
          <table:table-cell table:style-name="ce133" table:formula="of:=[.$E$6]+360*[.X$8]/[.$C265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66]" office:value-type="float" office:value="6153.84615384615" calcext:value-type="float">
            <text:p>6154</text:p>
          </table:table-cell>
          <table:table-cell table:style-name="ce133" table:formula="of:=[.$E$6]+360*[.D$8]/[.$C266]" office:value-type="float" office:value="357" calcext:value-type="float">
            <text:p>357</text:p>
          </table:table-cell>
          <table:table-cell table:style-name="ce133" table:formula="of:=[.$E$6]+360*[.E$8]/[.$C266]" office:value-type="float" office:value="359.925" calcext:value-type="float">
            <text:p>360</text:p>
          </table:table-cell>
          <table:table-cell table:style-name="ce133" table:formula="of:=[.$E$6]+360*[.F$8]/[.$C266]" office:value-type="float" office:value="362.85" calcext:value-type="float">
            <text:p>363</text:p>
          </table:table-cell>
          <table:table-cell table:style-name="ce133" table:formula="of:=[.$E$6]+360*[.G$8]/[.$C266]" office:value-type="float" office:value="365.775" calcext:value-type="float">
            <text:p>366</text:p>
          </table:table-cell>
          <table:table-cell table:style-name="ce133" table:formula="of:=[.$E$6]+360*[.H$8]/[.$C266]" office:value-type="float" office:value="368.7" calcext:value-type="float">
            <text:p>369</text:p>
          </table:table-cell>
          <table:table-cell table:style-name="ce133" table:formula="of:=[.$E$6]+360*[.I$8]/[.$C266]" office:value-type="float" office:value="371.625" calcext:value-type="float">
            <text:p>372</text:p>
          </table:table-cell>
          <table:table-cell table:style-name="ce133" table:formula="of:=[.$E$6]+360*[.J$8]/[.$C266]" office:value-type="float" office:value="374.55" calcext:value-type="float">
            <text:p>375</text:p>
          </table:table-cell>
          <table:table-cell table:style-name="ce133" table:formula="of:=[.$E$6]+360*[.K$8]/[.$C266]" office:value-type="float" office:value="377.475" calcext:value-type="float">
            <text:p>377</text:p>
          </table:table-cell>
          <table:table-cell table:style-name="ce133" table:formula="of:=[.$E$6]+360*[.L$8]/[.$C266]" office:value-type="float" office:value="380.4" calcext:value-type="float">
            <text:p>380</text:p>
          </table:table-cell>
          <table:table-cell table:style-name="ce133" table:formula="of:=[.$E$6]+360*[.M$8]/[.$C266]" office:value-type="float" office:value="383.325" calcext:value-type="float">
            <text:p>383</text:p>
          </table:table-cell>
          <table:table-cell table:style-name="ce133" table:formula="of:=[.$E$6]+360*[.N$8]/[.$C266]" office:value-type="float" office:value="386.25" calcext:value-type="float">
            <text:p>386</text:p>
          </table:table-cell>
          <table:table-cell table:style-name="ce133" table:formula="of:=[.$E$6]+360*[.O$8]/[.$C266]" office:value-type="float" office:value="389.175" calcext:value-type="float">
            <text:p>389</text:p>
          </table:table-cell>
          <table:table-cell table:style-name="ce133" table:formula="of:=[.$E$6]+360*[.P$8]/[.$C266]" office:value-type="float" office:value="392.1" calcext:value-type="float">
            <text:p>392</text:p>
          </table:table-cell>
          <table:table-cell table:style-name="ce133" table:formula="of:=[.$E$6]+360*[.Q$8]/[.$C266]" office:value-type="float" office:value="395.025" calcext:value-type="float">
            <text:p>395</text:p>
          </table:table-cell>
          <table:table-cell table:style-name="ce133" table:formula="of:=[.$E$6]+360*[.R$8]/[.$C266]" office:value-type="float" office:value="397.95" calcext:value-type="float">
            <text:p>398</text:p>
          </table:table-cell>
          <table:table-cell table:style-name="ce133" table:formula="of:=[.$E$6]+360*[.S$8]/[.$C266]" office:value-type="float" office:value="400.875" calcext:value-type="float">
            <text:p>401</text:p>
          </table:table-cell>
          <table:table-cell table:style-name="ce133" table:formula="of:=[.$E$6]+360*[.T$8]/[.$C266]" office:value-type="float" office:value="403.8" calcext:value-type="float">
            <text:p>404</text:p>
          </table:table-cell>
          <table:table-cell table:style-name="ce133" table:formula="of:=[.$E$6]+360*[.U$8]/[.$C266]" office:value-type="float" office:value="406.725" calcext:value-type="float">
            <text:p>407</text:p>
          </table:table-cell>
          <table:table-cell table:style-name="ce133" table:formula="of:=[.$E$6]+360*[.V$8]/[.$C266]" office:value-type="float" office:value="409.65" calcext:value-type="float">
            <text:p>410</text:p>
          </table:table-cell>
          <table:table-cell table:style-name="ce133" table:formula="of:=[.$E$6]+360*[.W$8]/[.$C266]" office:value-type="float" office:value="412.575" calcext:value-type="float">
            <text:p>413</text:p>
          </table:table-cell>
          <table:table-cell table:style-name="ce133" table:formula="of:=[.$E$6]+360*[.X$8]/[.$C266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67]" office:value-type="float" office:value="6000" calcext:value-type="float">
            <text:p>6000</text:p>
          </table:table-cell>
          <table:table-cell table:style-name="ce133" table:formula="of:=[.$E$6]+360*[.D$8]/[.$C267]" office:value-type="float" office:value="357" calcext:value-type="float">
            <text:p>357</text:p>
          </table:table-cell>
          <table:table-cell table:style-name="ce133" table:formula="of:=[.$E$6]+360*[.E$8]/[.$C267]" office:value-type="float" office:value="360" calcext:value-type="float">
            <text:p>360</text:p>
          </table:table-cell>
          <table:table-cell table:style-name="ce133" table:formula="of:=[.$E$6]+360*[.F$8]/[.$C267]" office:value-type="float" office:value="363" calcext:value-type="float">
            <text:p>363</text:p>
          </table:table-cell>
          <table:table-cell table:style-name="ce133" table:formula="of:=[.$E$6]+360*[.G$8]/[.$C267]" office:value-type="float" office:value="366" calcext:value-type="float">
            <text:p>366</text:p>
          </table:table-cell>
          <table:table-cell table:style-name="ce133" table:formula="of:=[.$E$6]+360*[.H$8]/[.$C267]" office:value-type="float" office:value="369" calcext:value-type="float">
            <text:p>369</text:p>
          </table:table-cell>
          <table:table-cell table:style-name="ce133" table:formula="of:=[.$E$6]+360*[.I$8]/[.$C267]" office:value-type="float" office:value="372" calcext:value-type="float">
            <text:p>372</text:p>
          </table:table-cell>
          <table:table-cell table:style-name="ce133" table:formula="of:=[.$E$6]+360*[.J$8]/[.$C267]" office:value-type="float" office:value="375" calcext:value-type="float">
            <text:p>375</text:p>
          </table:table-cell>
          <table:table-cell table:style-name="ce133" table:formula="of:=[.$E$6]+360*[.K$8]/[.$C267]" office:value-type="float" office:value="378" calcext:value-type="float">
            <text:p>378</text:p>
          </table:table-cell>
          <table:table-cell table:style-name="ce133" table:formula="of:=[.$E$6]+360*[.L$8]/[.$C267]" office:value-type="float" office:value="381" calcext:value-type="float">
            <text:p>381</text:p>
          </table:table-cell>
          <table:table-cell table:style-name="ce133" table:formula="of:=[.$E$6]+360*[.M$8]/[.$C267]" office:value-type="float" office:value="384" calcext:value-type="float">
            <text:p>384</text:p>
          </table:table-cell>
          <table:table-cell table:style-name="ce133" table:formula="of:=[.$E$6]+360*[.N$8]/[.$C267]" office:value-type="float" office:value="387" calcext:value-type="float">
            <text:p>387</text:p>
          </table:table-cell>
          <table:table-cell table:style-name="ce133" table:formula="of:=[.$E$6]+360*[.O$8]/[.$C267]" office:value-type="float" office:value="390" calcext:value-type="float">
            <text:p>390</text:p>
          </table:table-cell>
          <table:table-cell table:style-name="ce133" table:formula="of:=[.$E$6]+360*[.P$8]/[.$C267]" office:value-type="float" office:value="393" calcext:value-type="float">
            <text:p>393</text:p>
          </table:table-cell>
          <table:table-cell table:style-name="ce133" table:formula="of:=[.$E$6]+360*[.Q$8]/[.$C267]" office:value-type="float" office:value="396" calcext:value-type="float">
            <text:p>396</text:p>
          </table:table-cell>
          <table:table-cell table:style-name="ce133" table:formula="of:=[.$E$6]+360*[.R$8]/[.$C267]" office:value-type="float" office:value="399" calcext:value-type="float">
            <text:p>399</text:p>
          </table:table-cell>
          <table:table-cell table:style-name="ce133" table:formula="of:=[.$E$6]+360*[.S$8]/[.$C267]" office:value-type="float" office:value="402" calcext:value-type="float">
            <text:p>402</text:p>
          </table:table-cell>
          <table:table-cell table:style-name="ce133" table:formula="of:=[.$E$6]+360*[.T$8]/[.$C267]" office:value-type="float" office:value="405" calcext:value-type="float">
            <text:p>405</text:p>
          </table:table-cell>
          <table:table-cell table:style-name="ce133" table:formula="of:=[.$E$6]+360*[.U$8]/[.$C267]" office:value-type="float" office:value="408" calcext:value-type="float">
            <text:p>408</text:p>
          </table:table-cell>
          <table:table-cell table:style-name="ce133" table:formula="of:=[.$E$6]+360*[.V$8]/[.$C267]" office:value-type="float" office:value="411" calcext:value-type="float">
            <text:p>411</text:p>
          </table:table-cell>
          <table:table-cell table:style-name="ce133" table:formula="of:=[.$E$6]+360*[.W$8]/[.$C267]" office:value-type="float" office:value="414" calcext:value-type="float">
            <text:p>414</text:p>
          </table:table-cell>
          <table:table-cell table:style-name="ce133" table:formula="of:=[.$E$6]+360*[.X$8]/[.$C26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73]" office:value-type="float" office:value="120000" calcext:value-type="float">
            <text:p>120000</text:p>
          </table:table-cell>
          <table:table-cell table:style-name="ce134" table:formula="of:=[.$E$6]+360*[.D$8]/[.$C273]" office:value-type="float" office:value="357" calcext:value-type="float">
            <text:p>357</text:p>
          </table:table-cell>
          <table:table-cell table:style-name="ce134" table:formula="of:=[.$E$6]+360*[.E$8]/[.$C273]" office:value-type="float" office:value="357.15" calcext:value-type="float">
            <text:p>357</text:p>
          </table:table-cell>
          <table:table-cell table:style-name="ce134" table:formula="of:=[.$E$6]+360*[.F$8]/[.$C273]" office:value-type="float" office:value="357.3" calcext:value-type="float">
            <text:p>357</text:p>
          </table:table-cell>
          <table:table-cell table:style-name="ce134" table:formula="of:=[.$E$6]+360*[.G$8]/[.$C273]" office:value-type="float" office:value="357.45" calcext:value-type="float">
            <text:p>357</text:p>
          </table:table-cell>
          <table:table-cell table:style-name="ce134" table:formula="of:=[.$E$6]+360*[.H$8]/[.$C273]" office:value-type="float" office:value="357.6" calcext:value-type="float">
            <text:p>358</text:p>
          </table:table-cell>
          <table:table-cell table:style-name="ce134" table:formula="of:=[.$E$6]+360*[.I$8]/[.$C273]" office:value-type="float" office:value="357.75" calcext:value-type="float">
            <text:p>358</text:p>
          </table:table-cell>
          <table:table-cell table:style-name="ce134" table:formula="of:=[.$E$6]+360*[.J$8]/[.$C273]" office:value-type="float" office:value="357.9" calcext:value-type="float">
            <text:p>358</text:p>
          </table:table-cell>
          <table:table-cell table:style-name="ce134" table:formula="of:=[.$E$6]+360*[.K$8]/[.$C273]" office:value-type="float" office:value="358.05" calcext:value-type="float">
            <text:p>358</text:p>
          </table:table-cell>
          <table:table-cell table:style-name="ce134" table:formula="of:=[.$E$6]+360*[.L$8]/[.$C273]" office:value-type="float" office:value="358.2" calcext:value-type="float">
            <text:p>358</text:p>
          </table:table-cell>
          <table:table-cell table:style-name="ce134" table:formula="of:=[.$E$6]+360*[.M$8]/[.$C273]" office:value-type="float" office:value="358.35" calcext:value-type="float">
            <text:p>358</text:p>
          </table:table-cell>
          <table:table-cell table:style-name="ce134" table:formula="of:=[.$E$6]+360*[.N$8]/[.$C273]" office:value-type="float" office:value="358.5" calcext:value-type="float">
            <text:p>359</text:p>
          </table:table-cell>
          <table:table-cell table:style-name="ce134" table:formula="of:=[.$E$6]+360*[.O$8]/[.$C273]" office:value-type="float" office:value="358.65" calcext:value-type="float">
            <text:p>359</text:p>
          </table:table-cell>
          <table:table-cell table:style-name="ce134" table:formula="of:=[.$E$6]+360*[.P$8]/[.$C273]" office:value-type="float" office:value="358.8" calcext:value-type="float">
            <text:p>359</text:p>
          </table:table-cell>
          <table:table-cell table:style-name="ce134" table:formula="of:=[.$E$6]+360*[.Q$8]/[.$C273]" office:value-type="float" office:value="358.95" calcext:value-type="float">
            <text:p>359</text:p>
          </table:table-cell>
          <table:table-cell table:style-name="ce134" table:formula="of:=[.$E$6]+360*[.R$8]/[.$C273]" office:value-type="float" office:value="359.1" calcext:value-type="float">
            <text:p>359</text:p>
          </table:table-cell>
          <table:table-cell table:style-name="ce134" table:formula="of:=[.$E$6]+360*[.S$8]/[.$C273]" office:value-type="float" office:value="359.25" calcext:value-type="float">
            <text:p>359</text:p>
          </table:table-cell>
          <table:table-cell table:style-name="ce134" table:formula="of:=[.$E$6]+360*[.T$8]/[.$C273]" office:value-type="float" office:value="359.4" calcext:value-type="float">
            <text:p>359</text:p>
          </table:table-cell>
          <table:table-cell table:style-name="ce134" table:formula="of:=[.$E$6]+360*[.U$8]/[.$C273]" office:value-type="float" office:value="359.55" calcext:value-type="float">
            <text:p>360</text:p>
          </table:table-cell>
          <table:table-cell table:style-name="ce134" table:formula="of:=[.$E$6]+360*[.V$8]/[.$C273]" office:value-type="float" office:value="359.7" calcext:value-type="float">
            <text:p>360</text:p>
          </table:table-cell>
          <table:table-cell table:style-name="ce134" table:formula="of:=[.$E$6]+360*[.W$8]/[.$C273]" office:value-type="float" office:value="359.85" calcext:value-type="float">
            <text:p>360</text:p>
          </table:table-cell>
          <table:table-cell table:style-name="ce134" table:formula="of:=[.$E$6]+360*[.X$8]/[.$C27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74]" office:value-type="float" office:value="80000" calcext:value-type="float">
            <text:p>80000</text:p>
          </table:table-cell>
          <table:table-cell table:style-name="ce134" table:formula="of:=[.$E$6]+360*[.D$8]/[.$C274]" office:value-type="float" office:value="357" calcext:value-type="float">
            <text:p>357</text:p>
          </table:table-cell>
          <table:table-cell table:style-name="ce134" table:formula="of:=[.$E$6]+360*[.E$8]/[.$C274]" office:value-type="float" office:value="357.225" calcext:value-type="float">
            <text:p>357</text:p>
          </table:table-cell>
          <table:table-cell table:style-name="ce134" table:formula="of:=[.$E$6]+360*[.F$8]/[.$C274]" office:value-type="float" office:value="357.45" calcext:value-type="float">
            <text:p>357</text:p>
          </table:table-cell>
          <table:table-cell table:style-name="ce134" table:formula="of:=[.$E$6]+360*[.G$8]/[.$C274]" office:value-type="float" office:value="357.675" calcext:value-type="float">
            <text:p>358</text:p>
          </table:table-cell>
          <table:table-cell table:style-name="ce134" table:formula="of:=[.$E$6]+360*[.H$8]/[.$C274]" office:value-type="float" office:value="357.9" calcext:value-type="float">
            <text:p>358</text:p>
          </table:table-cell>
          <table:table-cell table:style-name="ce134" table:formula="of:=[.$E$6]+360*[.I$8]/[.$C274]" office:value-type="float" office:value="358.125" calcext:value-type="float">
            <text:p>358</text:p>
          </table:table-cell>
          <table:table-cell table:style-name="ce134" table:formula="of:=[.$E$6]+360*[.J$8]/[.$C274]" office:value-type="float" office:value="358.35" calcext:value-type="float">
            <text:p>358</text:p>
          </table:table-cell>
          <table:table-cell table:style-name="ce134" table:formula="of:=[.$E$6]+360*[.K$8]/[.$C274]" office:value-type="float" office:value="358.575" calcext:value-type="float">
            <text:p>359</text:p>
          </table:table-cell>
          <table:table-cell table:style-name="ce134" table:formula="of:=[.$E$6]+360*[.L$8]/[.$C274]" office:value-type="float" office:value="358.8" calcext:value-type="float">
            <text:p>359</text:p>
          </table:table-cell>
          <table:table-cell table:style-name="ce134" table:formula="of:=[.$E$6]+360*[.M$8]/[.$C274]" office:value-type="float" office:value="359.025" calcext:value-type="float">
            <text:p>359</text:p>
          </table:table-cell>
          <table:table-cell table:style-name="ce134" table:formula="of:=[.$E$6]+360*[.N$8]/[.$C274]" office:value-type="float" office:value="359.25" calcext:value-type="float">
            <text:p>359</text:p>
          </table:table-cell>
          <table:table-cell table:style-name="ce134" table:formula="of:=[.$E$6]+360*[.O$8]/[.$C274]" office:value-type="float" office:value="359.475" calcext:value-type="float">
            <text:p>359</text:p>
          </table:table-cell>
          <table:table-cell table:style-name="ce134" table:formula="of:=[.$E$6]+360*[.P$8]/[.$C274]" office:value-type="float" office:value="359.7" calcext:value-type="float">
            <text:p>360</text:p>
          </table:table-cell>
          <table:table-cell table:style-name="ce134" table:formula="of:=[.$E$6]+360*[.Q$8]/[.$C274]" office:value-type="float" office:value="359.925" calcext:value-type="float">
            <text:p>360</text:p>
          </table:table-cell>
          <table:table-cell table:style-name="ce134" table:formula="of:=[.$E$6]+360*[.R$8]/[.$C274]" office:value-type="float" office:value="360.15" calcext:value-type="float">
            <text:p>360</text:p>
          </table:table-cell>
          <table:table-cell table:style-name="ce134" table:formula="of:=[.$E$6]+360*[.S$8]/[.$C274]" office:value-type="float" office:value="360.375" calcext:value-type="float">
            <text:p>360</text:p>
          </table:table-cell>
          <table:table-cell table:style-name="ce134" table:formula="of:=[.$E$6]+360*[.T$8]/[.$C274]" office:value-type="float" office:value="360.6" calcext:value-type="float">
            <text:p>361</text:p>
          </table:table-cell>
          <table:table-cell table:style-name="ce134" table:formula="of:=[.$E$6]+360*[.U$8]/[.$C274]" office:value-type="float" office:value="360.825" calcext:value-type="float">
            <text:p>361</text:p>
          </table:table-cell>
          <table:table-cell table:style-name="ce134" table:formula="of:=[.$E$6]+360*[.V$8]/[.$C274]" office:value-type="float" office:value="361.05" calcext:value-type="float">
            <text:p>361</text:p>
          </table:table-cell>
          <table:table-cell table:style-name="ce134" table:formula="of:=[.$E$6]+360*[.W$8]/[.$C274]" office:value-type="float" office:value="361.275" calcext:value-type="float">
            <text:p>361</text:p>
          </table:table-cell>
          <table:table-cell table:style-name="ce134" table:formula="of:=[.$E$6]+360*[.X$8]/[.$C27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75]" office:value-type="float" office:value="60000" calcext:value-type="float">
            <text:p>60000</text:p>
          </table:table-cell>
          <table:table-cell table:style-name="ce134" table:formula="of:=[.$E$6]+360*[.D$8]/[.$C275]" office:value-type="float" office:value="357" calcext:value-type="float">
            <text:p>357</text:p>
          </table:table-cell>
          <table:table-cell table:style-name="ce134" table:formula="of:=[.$E$6]+360*[.E$8]/[.$C275]" office:value-type="float" office:value="357.3" calcext:value-type="float">
            <text:p>357</text:p>
          </table:table-cell>
          <table:table-cell table:style-name="ce134" table:formula="of:=[.$E$6]+360*[.F$8]/[.$C275]" office:value-type="float" office:value="357.6" calcext:value-type="float">
            <text:p>358</text:p>
          </table:table-cell>
          <table:table-cell table:style-name="ce134" table:formula="of:=[.$E$6]+360*[.G$8]/[.$C275]" office:value-type="float" office:value="357.9" calcext:value-type="float">
            <text:p>358</text:p>
          </table:table-cell>
          <table:table-cell table:style-name="ce134" table:formula="of:=[.$E$6]+360*[.H$8]/[.$C275]" office:value-type="float" office:value="358.2" calcext:value-type="float">
            <text:p>358</text:p>
          </table:table-cell>
          <table:table-cell table:style-name="ce134" table:formula="of:=[.$E$6]+360*[.I$8]/[.$C275]" office:value-type="float" office:value="358.5" calcext:value-type="float">
            <text:p>359</text:p>
          </table:table-cell>
          <table:table-cell table:style-name="ce134" table:formula="of:=[.$E$6]+360*[.J$8]/[.$C275]" office:value-type="float" office:value="358.8" calcext:value-type="float">
            <text:p>359</text:p>
          </table:table-cell>
          <table:table-cell table:style-name="ce134" table:formula="of:=[.$E$6]+360*[.K$8]/[.$C275]" office:value-type="float" office:value="359.1" calcext:value-type="float">
            <text:p>359</text:p>
          </table:table-cell>
          <table:table-cell table:style-name="ce134" table:formula="of:=[.$E$6]+360*[.L$8]/[.$C275]" office:value-type="float" office:value="359.4" calcext:value-type="float">
            <text:p>359</text:p>
          </table:table-cell>
          <table:table-cell table:style-name="ce134" table:formula="of:=[.$E$6]+360*[.M$8]/[.$C275]" office:value-type="float" office:value="359.7" calcext:value-type="float">
            <text:p>360</text:p>
          </table:table-cell>
          <table:table-cell table:style-name="ce134" table:formula="of:=[.$E$6]+360*[.N$8]/[.$C275]" office:value-type="float" office:value="360" calcext:value-type="float">
            <text:p>360</text:p>
          </table:table-cell>
          <table:table-cell table:style-name="ce134" table:formula="of:=[.$E$6]+360*[.O$8]/[.$C275]" office:value-type="float" office:value="360.3" calcext:value-type="float">
            <text:p>360</text:p>
          </table:table-cell>
          <table:table-cell table:style-name="ce134" table:formula="of:=[.$E$6]+360*[.P$8]/[.$C275]" office:value-type="float" office:value="360.6" calcext:value-type="float">
            <text:p>361</text:p>
          </table:table-cell>
          <table:table-cell table:style-name="ce134" table:formula="of:=[.$E$6]+360*[.Q$8]/[.$C275]" office:value-type="float" office:value="360.9" calcext:value-type="float">
            <text:p>361</text:p>
          </table:table-cell>
          <table:table-cell table:style-name="ce134" table:formula="of:=[.$E$6]+360*[.R$8]/[.$C275]" office:value-type="float" office:value="361.2" calcext:value-type="float">
            <text:p>361</text:p>
          </table:table-cell>
          <table:table-cell table:style-name="ce134" table:formula="of:=[.$E$6]+360*[.S$8]/[.$C275]" office:value-type="float" office:value="361.5" calcext:value-type="float">
            <text:p>362</text:p>
          </table:table-cell>
          <table:table-cell table:style-name="ce134" table:formula="of:=[.$E$6]+360*[.T$8]/[.$C275]" office:value-type="float" office:value="361.8" calcext:value-type="float">
            <text:p>362</text:p>
          </table:table-cell>
          <table:table-cell table:style-name="ce134" table:formula="of:=[.$E$6]+360*[.U$8]/[.$C275]" office:value-type="float" office:value="362.1" calcext:value-type="float">
            <text:p>362</text:p>
          </table:table-cell>
          <table:table-cell table:style-name="ce134" table:formula="of:=[.$E$6]+360*[.V$8]/[.$C275]" office:value-type="float" office:value="362.4" calcext:value-type="float">
            <text:p>362</text:p>
          </table:table-cell>
          <table:table-cell table:style-name="ce134" table:formula="of:=[.$E$6]+360*[.W$8]/[.$C275]" office:value-type="float" office:value="362.7" calcext:value-type="float">
            <text:p>363</text:p>
          </table:table-cell>
          <table:table-cell table:style-name="ce134" table:formula="of:=[.$E$6]+360*[.X$8]/[.$C27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76]" office:value-type="float" office:value="48000" calcext:value-type="float">
            <text:p>48000</text:p>
          </table:table-cell>
          <table:table-cell table:style-name="ce134" table:formula="of:=[.$E$6]+360*[.D$8]/[.$C276]" office:value-type="float" office:value="357" calcext:value-type="float">
            <text:p>357</text:p>
          </table:table-cell>
          <table:table-cell table:style-name="ce134" table:formula="of:=[.$E$6]+360*[.E$8]/[.$C276]" office:value-type="float" office:value="357.375" calcext:value-type="float">
            <text:p>357</text:p>
          </table:table-cell>
          <table:table-cell table:style-name="ce134" table:formula="of:=[.$E$6]+360*[.F$8]/[.$C276]" office:value-type="float" office:value="357.75" calcext:value-type="float">
            <text:p>358</text:p>
          </table:table-cell>
          <table:table-cell table:style-name="ce134" table:formula="of:=[.$E$6]+360*[.G$8]/[.$C276]" office:value-type="float" office:value="358.125" calcext:value-type="float">
            <text:p>358</text:p>
          </table:table-cell>
          <table:table-cell table:style-name="ce134" table:formula="of:=[.$E$6]+360*[.H$8]/[.$C276]" office:value-type="float" office:value="358.5" calcext:value-type="float">
            <text:p>359</text:p>
          </table:table-cell>
          <table:table-cell table:style-name="ce134" table:formula="of:=[.$E$6]+360*[.I$8]/[.$C276]" office:value-type="float" office:value="358.875" calcext:value-type="float">
            <text:p>359</text:p>
          </table:table-cell>
          <table:table-cell table:style-name="ce134" table:formula="of:=[.$E$6]+360*[.J$8]/[.$C276]" office:value-type="float" office:value="359.25" calcext:value-type="float">
            <text:p>359</text:p>
          </table:table-cell>
          <table:table-cell table:style-name="ce134" table:formula="of:=[.$E$6]+360*[.K$8]/[.$C276]" office:value-type="float" office:value="359.625" calcext:value-type="float">
            <text:p>360</text:p>
          </table:table-cell>
          <table:table-cell table:style-name="ce134" table:formula="of:=[.$E$6]+360*[.L$8]/[.$C276]" office:value-type="float" office:value="360" calcext:value-type="float">
            <text:p>360</text:p>
          </table:table-cell>
          <table:table-cell table:style-name="ce134" table:formula="of:=[.$E$6]+360*[.M$8]/[.$C276]" office:value-type="float" office:value="360.375" calcext:value-type="float">
            <text:p>360</text:p>
          </table:table-cell>
          <table:table-cell table:style-name="ce134" table:formula="of:=[.$E$6]+360*[.N$8]/[.$C276]" office:value-type="float" office:value="360.75" calcext:value-type="float">
            <text:p>361</text:p>
          </table:table-cell>
          <table:table-cell table:style-name="ce134" table:formula="of:=[.$E$6]+360*[.O$8]/[.$C276]" office:value-type="float" office:value="361.125" calcext:value-type="float">
            <text:p>361</text:p>
          </table:table-cell>
          <table:table-cell table:style-name="ce134" table:formula="of:=[.$E$6]+360*[.P$8]/[.$C276]" office:value-type="float" office:value="361.5" calcext:value-type="float">
            <text:p>362</text:p>
          </table:table-cell>
          <table:table-cell table:style-name="ce134" table:formula="of:=[.$E$6]+360*[.Q$8]/[.$C276]" office:value-type="float" office:value="361.875" calcext:value-type="float">
            <text:p>362</text:p>
          </table:table-cell>
          <table:table-cell table:style-name="ce134" table:formula="of:=[.$E$6]+360*[.R$8]/[.$C276]" office:value-type="float" office:value="362.25" calcext:value-type="float">
            <text:p>362</text:p>
          </table:table-cell>
          <table:table-cell table:style-name="ce134" table:formula="of:=[.$E$6]+360*[.S$8]/[.$C276]" office:value-type="float" office:value="362.625" calcext:value-type="float">
            <text:p>363</text:p>
          </table:table-cell>
          <table:table-cell table:style-name="ce134" table:formula="of:=[.$E$6]+360*[.T$8]/[.$C276]" office:value-type="float" office:value="363" calcext:value-type="float">
            <text:p>363</text:p>
          </table:table-cell>
          <table:table-cell table:style-name="ce134" table:formula="of:=[.$E$6]+360*[.U$8]/[.$C276]" office:value-type="float" office:value="363.375" calcext:value-type="float">
            <text:p>363</text:p>
          </table:table-cell>
          <table:table-cell table:style-name="ce134" table:formula="of:=[.$E$6]+360*[.V$8]/[.$C276]" office:value-type="float" office:value="363.75" calcext:value-type="float">
            <text:p>364</text:p>
          </table:table-cell>
          <table:table-cell table:style-name="ce134" table:formula="of:=[.$E$6]+360*[.W$8]/[.$C276]" office:value-type="float" office:value="364.125" calcext:value-type="float">
            <text:p>364</text:p>
          </table:table-cell>
          <table:table-cell table:style-name="ce134" table:formula="of:=[.$E$6]+360*[.X$8]/[.$C27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77]" office:value-type="float" office:value="40000" calcext:value-type="float">
            <text:p>40000</text:p>
          </table:table-cell>
          <table:table-cell table:style-name="ce134" table:formula="of:=[.$E$6]+360*[.D$8]/[.$C277]" office:value-type="float" office:value="357" calcext:value-type="float">
            <text:p>357</text:p>
          </table:table-cell>
          <table:table-cell table:style-name="ce134" table:formula="of:=[.$E$6]+360*[.E$8]/[.$C277]" office:value-type="float" office:value="357.45" calcext:value-type="float">
            <text:p>357</text:p>
          </table:table-cell>
          <table:table-cell table:style-name="ce134" table:formula="of:=[.$E$6]+360*[.F$8]/[.$C277]" office:value-type="float" office:value="357.9" calcext:value-type="float">
            <text:p>358</text:p>
          </table:table-cell>
          <table:table-cell table:style-name="ce134" table:formula="of:=[.$E$6]+360*[.G$8]/[.$C277]" office:value-type="float" office:value="358.35" calcext:value-type="float">
            <text:p>358</text:p>
          </table:table-cell>
          <table:table-cell table:style-name="ce134" table:formula="of:=[.$E$6]+360*[.H$8]/[.$C277]" office:value-type="float" office:value="358.8" calcext:value-type="float">
            <text:p>359</text:p>
          </table:table-cell>
          <table:table-cell table:style-name="ce134" table:formula="of:=[.$E$6]+360*[.I$8]/[.$C277]" office:value-type="float" office:value="359.25" calcext:value-type="float">
            <text:p>359</text:p>
          </table:table-cell>
          <table:table-cell table:style-name="ce134" table:formula="of:=[.$E$6]+360*[.J$8]/[.$C277]" office:value-type="float" office:value="359.7" calcext:value-type="float">
            <text:p>360</text:p>
          </table:table-cell>
          <table:table-cell table:style-name="ce134" table:formula="of:=[.$E$6]+360*[.K$8]/[.$C277]" office:value-type="float" office:value="360.15" calcext:value-type="float">
            <text:p>360</text:p>
          </table:table-cell>
          <table:table-cell table:style-name="ce134" table:formula="of:=[.$E$6]+360*[.L$8]/[.$C277]" office:value-type="float" office:value="360.6" calcext:value-type="float">
            <text:p>361</text:p>
          </table:table-cell>
          <table:table-cell table:style-name="ce134" table:formula="of:=[.$E$6]+360*[.M$8]/[.$C277]" office:value-type="float" office:value="361.05" calcext:value-type="float">
            <text:p>361</text:p>
          </table:table-cell>
          <table:table-cell table:style-name="ce134" table:formula="of:=[.$E$6]+360*[.N$8]/[.$C277]" office:value-type="float" office:value="361.5" calcext:value-type="float">
            <text:p>362</text:p>
          </table:table-cell>
          <table:table-cell table:style-name="ce134" table:formula="of:=[.$E$6]+360*[.O$8]/[.$C277]" office:value-type="float" office:value="361.95" calcext:value-type="float">
            <text:p>362</text:p>
          </table:table-cell>
          <table:table-cell table:style-name="ce134" table:formula="of:=[.$E$6]+360*[.P$8]/[.$C277]" office:value-type="float" office:value="362.4" calcext:value-type="float">
            <text:p>362</text:p>
          </table:table-cell>
          <table:table-cell table:style-name="ce134" table:formula="of:=[.$E$6]+360*[.Q$8]/[.$C277]" office:value-type="float" office:value="362.85" calcext:value-type="float">
            <text:p>363</text:p>
          </table:table-cell>
          <table:table-cell table:style-name="ce134" table:formula="of:=[.$E$6]+360*[.R$8]/[.$C277]" office:value-type="float" office:value="363.3" calcext:value-type="float">
            <text:p>363</text:p>
          </table:table-cell>
          <table:table-cell table:style-name="ce134" table:formula="of:=[.$E$6]+360*[.S$8]/[.$C277]" office:value-type="float" office:value="363.75" calcext:value-type="float">
            <text:p>364</text:p>
          </table:table-cell>
          <table:table-cell table:style-name="ce134" table:formula="of:=[.$E$6]+360*[.T$8]/[.$C277]" office:value-type="float" office:value="364.2" calcext:value-type="float">
            <text:p>364</text:p>
          </table:table-cell>
          <table:table-cell table:style-name="ce134" table:formula="of:=[.$E$6]+360*[.U$8]/[.$C277]" office:value-type="float" office:value="364.65" calcext:value-type="float">
            <text:p>365</text:p>
          </table:table-cell>
          <table:table-cell table:style-name="ce134" table:formula="of:=[.$E$6]+360*[.V$8]/[.$C277]" office:value-type="float" office:value="365.1" calcext:value-type="float">
            <text:p>365</text:p>
          </table:table-cell>
          <table:table-cell table:style-name="ce134" table:formula="of:=[.$E$6]+360*[.W$8]/[.$C277]" office:value-type="float" office:value="365.55" calcext:value-type="float">
            <text:p>366</text:p>
          </table:table-cell>
          <table:table-cell table:style-name="ce134" table:formula="of:=[.$E$6]+360*[.X$8]/[.$C27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78]" office:value-type="float" office:value="34285.7142857143" calcext:value-type="float">
            <text:p>34286</text:p>
          </table:table-cell>
          <table:table-cell table:style-name="ce134" table:formula="of:=[.$E$6]+360*[.D$8]/[.$C278]" office:value-type="float" office:value="357" calcext:value-type="float">
            <text:p>357</text:p>
          </table:table-cell>
          <table:table-cell table:style-name="ce134" table:formula="of:=[.$E$6]+360*[.E$8]/[.$C278]" office:value-type="float" office:value="357.525" calcext:value-type="float">
            <text:p>358</text:p>
          </table:table-cell>
          <table:table-cell table:style-name="ce134" table:formula="of:=[.$E$6]+360*[.F$8]/[.$C278]" office:value-type="float" office:value="358.05" calcext:value-type="float">
            <text:p>358</text:p>
          </table:table-cell>
          <table:table-cell table:style-name="ce134" table:formula="of:=[.$E$6]+360*[.G$8]/[.$C278]" office:value-type="float" office:value="358.575" calcext:value-type="float">
            <text:p>359</text:p>
          </table:table-cell>
          <table:table-cell table:style-name="ce134" table:formula="of:=[.$E$6]+360*[.H$8]/[.$C278]" office:value-type="float" office:value="359.1" calcext:value-type="float">
            <text:p>359</text:p>
          </table:table-cell>
          <table:table-cell table:style-name="ce134" table:formula="of:=[.$E$6]+360*[.I$8]/[.$C278]" office:value-type="float" office:value="359.625" calcext:value-type="float">
            <text:p>360</text:p>
          </table:table-cell>
          <table:table-cell table:style-name="ce134" table:formula="of:=[.$E$6]+360*[.J$8]/[.$C278]" office:value-type="float" office:value="360.15" calcext:value-type="float">
            <text:p>360</text:p>
          </table:table-cell>
          <table:table-cell table:style-name="ce134" table:formula="of:=[.$E$6]+360*[.K$8]/[.$C278]" office:value-type="float" office:value="360.675" calcext:value-type="float">
            <text:p>361</text:p>
          </table:table-cell>
          <table:table-cell table:style-name="ce134" table:formula="of:=[.$E$6]+360*[.L$8]/[.$C278]" office:value-type="float" office:value="361.2" calcext:value-type="float">
            <text:p>361</text:p>
          </table:table-cell>
          <table:table-cell table:style-name="ce134" table:formula="of:=[.$E$6]+360*[.M$8]/[.$C278]" office:value-type="float" office:value="361.725" calcext:value-type="float">
            <text:p>362</text:p>
          </table:table-cell>
          <table:table-cell table:style-name="ce134" table:formula="of:=[.$E$6]+360*[.N$8]/[.$C278]" office:value-type="float" office:value="362.25" calcext:value-type="float">
            <text:p>362</text:p>
          </table:table-cell>
          <table:table-cell table:style-name="ce134" table:formula="of:=[.$E$6]+360*[.O$8]/[.$C278]" office:value-type="float" office:value="362.775" calcext:value-type="float">
            <text:p>363</text:p>
          </table:table-cell>
          <table:table-cell table:style-name="ce134" table:formula="of:=[.$E$6]+360*[.P$8]/[.$C278]" office:value-type="float" office:value="363.3" calcext:value-type="float">
            <text:p>363</text:p>
          </table:table-cell>
          <table:table-cell table:style-name="ce134" table:formula="of:=[.$E$6]+360*[.Q$8]/[.$C278]" office:value-type="float" office:value="363.825" calcext:value-type="float">
            <text:p>364</text:p>
          </table:table-cell>
          <table:table-cell table:style-name="ce134" table:formula="of:=[.$E$6]+360*[.R$8]/[.$C278]" office:value-type="float" office:value="364.35" calcext:value-type="float">
            <text:p>364</text:p>
          </table:table-cell>
          <table:table-cell table:style-name="ce134" table:formula="of:=[.$E$6]+360*[.S$8]/[.$C278]" office:value-type="float" office:value="364.875" calcext:value-type="float">
            <text:p>365</text:p>
          </table:table-cell>
          <table:table-cell table:style-name="ce134" table:formula="of:=[.$E$6]+360*[.T$8]/[.$C278]" office:value-type="float" office:value="365.4" calcext:value-type="float">
            <text:p>365</text:p>
          </table:table-cell>
          <table:table-cell table:style-name="ce134" table:formula="of:=[.$E$6]+360*[.U$8]/[.$C278]" office:value-type="float" office:value="365.925" calcext:value-type="float">
            <text:p>366</text:p>
          </table:table-cell>
          <table:table-cell table:style-name="ce134" table:formula="of:=[.$E$6]+360*[.V$8]/[.$C278]" office:value-type="float" office:value="366.45" calcext:value-type="float">
            <text:p>366</text:p>
          </table:table-cell>
          <table:table-cell table:style-name="ce134" table:formula="of:=[.$E$6]+360*[.W$8]/[.$C278]" office:value-type="float" office:value="366.975" calcext:value-type="float">
            <text:p>367</text:p>
          </table:table-cell>
          <table:table-cell table:style-name="ce134" table:formula="of:=[.$E$6]+360*[.X$8]/[.$C27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79]" office:value-type="float" office:value="30000" calcext:value-type="float">
            <text:p>30000</text:p>
          </table:table-cell>
          <table:table-cell table:style-name="ce134" table:formula="of:=[.$E$6]+360*[.D$8]/[.$C279]" office:value-type="float" office:value="357" calcext:value-type="float">
            <text:p>357</text:p>
          </table:table-cell>
          <table:table-cell table:style-name="ce134" table:formula="of:=[.$E$6]+360*[.E$8]/[.$C279]" office:value-type="float" office:value="357.6" calcext:value-type="float">
            <text:p>358</text:p>
          </table:table-cell>
          <table:table-cell table:style-name="ce134" table:formula="of:=[.$E$6]+360*[.F$8]/[.$C279]" office:value-type="float" office:value="358.2" calcext:value-type="float">
            <text:p>358</text:p>
          </table:table-cell>
          <table:table-cell table:style-name="ce134" table:formula="of:=[.$E$6]+360*[.G$8]/[.$C279]" office:value-type="float" office:value="358.8" calcext:value-type="float">
            <text:p>359</text:p>
          </table:table-cell>
          <table:table-cell table:style-name="ce134" table:formula="of:=[.$E$6]+360*[.H$8]/[.$C279]" office:value-type="float" office:value="359.4" calcext:value-type="float">
            <text:p>359</text:p>
          </table:table-cell>
          <table:table-cell table:style-name="ce134" table:formula="of:=[.$E$6]+360*[.I$8]/[.$C279]" office:value-type="float" office:value="360" calcext:value-type="float">
            <text:p>360</text:p>
          </table:table-cell>
          <table:table-cell table:style-name="ce134" table:formula="of:=[.$E$6]+360*[.J$8]/[.$C279]" office:value-type="float" office:value="360.6" calcext:value-type="float">
            <text:p>361</text:p>
          </table:table-cell>
          <table:table-cell table:style-name="ce134" table:formula="of:=[.$E$6]+360*[.K$8]/[.$C279]" office:value-type="float" office:value="361.2" calcext:value-type="float">
            <text:p>361</text:p>
          </table:table-cell>
          <table:table-cell table:style-name="ce134" table:formula="of:=[.$E$6]+360*[.L$8]/[.$C279]" office:value-type="float" office:value="361.8" calcext:value-type="float">
            <text:p>362</text:p>
          </table:table-cell>
          <table:table-cell table:style-name="ce134" table:formula="of:=[.$E$6]+360*[.M$8]/[.$C279]" office:value-type="float" office:value="362.4" calcext:value-type="float">
            <text:p>362</text:p>
          </table:table-cell>
          <table:table-cell table:style-name="ce134" table:formula="of:=[.$E$6]+360*[.N$8]/[.$C279]" office:value-type="float" office:value="363" calcext:value-type="float">
            <text:p>363</text:p>
          </table:table-cell>
          <table:table-cell table:style-name="ce134" table:formula="of:=[.$E$6]+360*[.O$8]/[.$C279]" office:value-type="float" office:value="363.6" calcext:value-type="float">
            <text:p>364</text:p>
          </table:table-cell>
          <table:table-cell table:style-name="ce134" table:formula="of:=[.$E$6]+360*[.P$8]/[.$C279]" office:value-type="float" office:value="364.2" calcext:value-type="float">
            <text:p>364</text:p>
          </table:table-cell>
          <table:table-cell table:style-name="ce134" table:formula="of:=[.$E$6]+360*[.Q$8]/[.$C279]" office:value-type="float" office:value="364.8" calcext:value-type="float">
            <text:p>365</text:p>
          </table:table-cell>
          <table:table-cell table:style-name="ce134" table:formula="of:=[.$E$6]+360*[.R$8]/[.$C279]" office:value-type="float" office:value="365.4" calcext:value-type="float">
            <text:p>365</text:p>
          </table:table-cell>
          <table:table-cell table:style-name="ce134" table:formula="of:=[.$E$6]+360*[.S$8]/[.$C279]" office:value-type="float" office:value="366" calcext:value-type="float">
            <text:p>366</text:p>
          </table:table-cell>
          <table:table-cell table:style-name="ce134" table:formula="of:=[.$E$6]+360*[.T$8]/[.$C279]" office:value-type="float" office:value="366.6" calcext:value-type="float">
            <text:p>367</text:p>
          </table:table-cell>
          <table:table-cell table:style-name="ce134" table:formula="of:=[.$E$6]+360*[.U$8]/[.$C279]" office:value-type="float" office:value="367.2" calcext:value-type="float">
            <text:p>367</text:p>
          </table:table-cell>
          <table:table-cell table:style-name="ce134" table:formula="of:=[.$E$6]+360*[.V$8]/[.$C279]" office:value-type="float" office:value="367.8" calcext:value-type="float">
            <text:p>368</text:p>
          </table:table-cell>
          <table:table-cell table:style-name="ce134" table:formula="of:=[.$E$6]+360*[.W$8]/[.$C279]" office:value-type="float" office:value="368.4" calcext:value-type="float">
            <text:p>368</text:p>
          </table:table-cell>
          <table:table-cell table:style-name="ce134" table:formula="of:=[.$E$6]+360*[.X$8]/[.$C27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80]" office:value-type="float" office:value="26666.6666666667" calcext:value-type="float">
            <text:p>26667</text:p>
          </table:table-cell>
          <table:table-cell table:style-name="ce134" table:formula="of:=[.$E$6]+360*[.D$8]/[.$C280]" office:value-type="float" office:value="357" calcext:value-type="float">
            <text:p>357</text:p>
          </table:table-cell>
          <table:table-cell table:style-name="ce134" table:formula="of:=[.$E$6]+360*[.E$8]/[.$C280]" office:value-type="float" office:value="357.675" calcext:value-type="float">
            <text:p>358</text:p>
          </table:table-cell>
          <table:table-cell table:style-name="ce134" table:formula="of:=[.$E$6]+360*[.F$8]/[.$C280]" office:value-type="float" office:value="358.35" calcext:value-type="float">
            <text:p>358</text:p>
          </table:table-cell>
          <table:table-cell table:style-name="ce134" table:formula="of:=[.$E$6]+360*[.G$8]/[.$C280]" office:value-type="float" office:value="359.025" calcext:value-type="float">
            <text:p>359</text:p>
          </table:table-cell>
          <table:table-cell table:style-name="ce134" table:formula="of:=[.$E$6]+360*[.H$8]/[.$C280]" office:value-type="float" office:value="359.7" calcext:value-type="float">
            <text:p>360</text:p>
          </table:table-cell>
          <table:table-cell table:style-name="ce134" table:formula="of:=[.$E$6]+360*[.I$8]/[.$C280]" office:value-type="float" office:value="360.375" calcext:value-type="float">
            <text:p>360</text:p>
          </table:table-cell>
          <table:table-cell table:style-name="ce134" table:formula="of:=[.$E$6]+360*[.J$8]/[.$C280]" office:value-type="float" office:value="361.05" calcext:value-type="float">
            <text:p>361</text:p>
          </table:table-cell>
          <table:table-cell table:style-name="ce134" table:formula="of:=[.$E$6]+360*[.K$8]/[.$C280]" office:value-type="float" office:value="361.725" calcext:value-type="float">
            <text:p>362</text:p>
          </table:table-cell>
          <table:table-cell table:style-name="ce134" table:formula="of:=[.$E$6]+360*[.L$8]/[.$C280]" office:value-type="float" office:value="362.4" calcext:value-type="float">
            <text:p>362</text:p>
          </table:table-cell>
          <table:table-cell table:style-name="ce134" table:formula="of:=[.$E$6]+360*[.M$8]/[.$C280]" office:value-type="float" office:value="363.075" calcext:value-type="float">
            <text:p>363</text:p>
          </table:table-cell>
          <table:table-cell table:style-name="ce134" table:formula="of:=[.$E$6]+360*[.N$8]/[.$C280]" office:value-type="float" office:value="363.75" calcext:value-type="float">
            <text:p>364</text:p>
          </table:table-cell>
          <table:table-cell table:style-name="ce134" table:formula="of:=[.$E$6]+360*[.O$8]/[.$C280]" office:value-type="float" office:value="364.425" calcext:value-type="float">
            <text:p>364</text:p>
          </table:table-cell>
          <table:table-cell table:style-name="ce134" table:formula="of:=[.$E$6]+360*[.P$8]/[.$C280]" office:value-type="float" office:value="365.1" calcext:value-type="float">
            <text:p>365</text:p>
          </table:table-cell>
          <table:table-cell table:style-name="ce134" table:formula="of:=[.$E$6]+360*[.Q$8]/[.$C280]" office:value-type="float" office:value="365.775" calcext:value-type="float">
            <text:p>366</text:p>
          </table:table-cell>
          <table:table-cell table:style-name="ce134" table:formula="of:=[.$E$6]+360*[.R$8]/[.$C280]" office:value-type="float" office:value="366.45" calcext:value-type="float">
            <text:p>366</text:p>
          </table:table-cell>
          <table:table-cell table:style-name="ce134" table:formula="of:=[.$E$6]+360*[.S$8]/[.$C280]" office:value-type="float" office:value="367.125" calcext:value-type="float">
            <text:p>367</text:p>
          </table:table-cell>
          <table:table-cell table:style-name="ce134" table:formula="of:=[.$E$6]+360*[.T$8]/[.$C280]" office:value-type="float" office:value="367.8" calcext:value-type="float">
            <text:p>368</text:p>
          </table:table-cell>
          <table:table-cell table:style-name="ce134" table:formula="of:=[.$E$6]+360*[.U$8]/[.$C280]" office:value-type="float" office:value="368.475" calcext:value-type="float">
            <text:p>368</text:p>
          </table:table-cell>
          <table:table-cell table:style-name="ce134" table:formula="of:=[.$E$6]+360*[.V$8]/[.$C280]" office:value-type="float" office:value="369.15" calcext:value-type="float">
            <text:p>369</text:p>
          </table:table-cell>
          <table:table-cell table:style-name="ce134" table:formula="of:=[.$E$6]+360*[.W$8]/[.$C280]" office:value-type="float" office:value="369.825" calcext:value-type="float">
            <text:p>370</text:p>
          </table:table-cell>
          <table:table-cell table:style-name="ce134" table:formula="of:=[.$E$6]+360*[.X$8]/[.$C28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81]" office:value-type="float" office:value="24000" calcext:value-type="float">
            <text:p>24000</text:p>
          </table:table-cell>
          <table:table-cell table:style-name="ce134" table:formula="of:=[.$E$6]+360*[.D$8]/[.$C281]" office:value-type="float" office:value="357" calcext:value-type="float">
            <text:p>357</text:p>
          </table:table-cell>
          <table:table-cell table:style-name="ce134" table:formula="of:=[.$E$6]+360*[.E$8]/[.$C281]" office:value-type="float" office:value="357.75" calcext:value-type="float">
            <text:p>358</text:p>
          </table:table-cell>
          <table:table-cell table:style-name="ce134" table:formula="of:=[.$E$6]+360*[.F$8]/[.$C281]" office:value-type="float" office:value="358.5" calcext:value-type="float">
            <text:p>359</text:p>
          </table:table-cell>
          <table:table-cell table:style-name="ce134" table:formula="of:=[.$E$6]+360*[.G$8]/[.$C281]" office:value-type="float" office:value="359.25" calcext:value-type="float">
            <text:p>359</text:p>
          </table:table-cell>
          <table:table-cell table:style-name="ce134" table:formula="of:=[.$E$6]+360*[.H$8]/[.$C281]" office:value-type="float" office:value="360" calcext:value-type="float">
            <text:p>360</text:p>
          </table:table-cell>
          <table:table-cell table:style-name="ce134" table:formula="of:=[.$E$6]+360*[.I$8]/[.$C281]" office:value-type="float" office:value="360.75" calcext:value-type="float">
            <text:p>361</text:p>
          </table:table-cell>
          <table:table-cell table:style-name="ce134" table:formula="of:=[.$E$6]+360*[.J$8]/[.$C281]" office:value-type="float" office:value="361.5" calcext:value-type="float">
            <text:p>362</text:p>
          </table:table-cell>
          <table:table-cell table:style-name="ce134" table:formula="of:=[.$E$6]+360*[.K$8]/[.$C281]" office:value-type="float" office:value="362.25" calcext:value-type="float">
            <text:p>362</text:p>
          </table:table-cell>
          <table:table-cell table:style-name="ce134" table:formula="of:=[.$E$6]+360*[.L$8]/[.$C281]" office:value-type="float" office:value="363" calcext:value-type="float">
            <text:p>363</text:p>
          </table:table-cell>
          <table:table-cell table:style-name="ce134" table:formula="of:=[.$E$6]+360*[.M$8]/[.$C281]" office:value-type="float" office:value="363.75" calcext:value-type="float">
            <text:p>364</text:p>
          </table:table-cell>
          <table:table-cell table:style-name="ce134" table:formula="of:=[.$E$6]+360*[.N$8]/[.$C281]" office:value-type="float" office:value="364.5" calcext:value-type="float">
            <text:p>365</text:p>
          </table:table-cell>
          <table:table-cell table:style-name="ce134" table:formula="of:=[.$E$6]+360*[.O$8]/[.$C281]" office:value-type="float" office:value="365.25" calcext:value-type="float">
            <text:p>365</text:p>
          </table:table-cell>
          <table:table-cell table:style-name="ce134" table:formula="of:=[.$E$6]+360*[.P$8]/[.$C281]" office:value-type="float" office:value="366" calcext:value-type="float">
            <text:p>366</text:p>
          </table:table-cell>
          <table:table-cell table:style-name="ce134" table:formula="of:=[.$E$6]+360*[.Q$8]/[.$C281]" office:value-type="float" office:value="366.75" calcext:value-type="float">
            <text:p>367</text:p>
          </table:table-cell>
          <table:table-cell table:style-name="ce134" table:formula="of:=[.$E$6]+360*[.R$8]/[.$C281]" office:value-type="float" office:value="367.5" calcext:value-type="float">
            <text:p>368</text:p>
          </table:table-cell>
          <table:table-cell table:style-name="ce134" table:formula="of:=[.$E$6]+360*[.S$8]/[.$C281]" office:value-type="float" office:value="368.25" calcext:value-type="float">
            <text:p>368</text:p>
          </table:table-cell>
          <table:table-cell table:style-name="ce134" table:formula="of:=[.$E$6]+360*[.T$8]/[.$C281]" office:value-type="float" office:value="369" calcext:value-type="float">
            <text:p>369</text:p>
          </table:table-cell>
          <table:table-cell table:style-name="ce134" table:formula="of:=[.$E$6]+360*[.U$8]/[.$C281]" office:value-type="float" office:value="369.75" calcext:value-type="float">
            <text:p>370</text:p>
          </table:table-cell>
          <table:table-cell table:style-name="ce134" table:formula="of:=[.$E$6]+360*[.V$8]/[.$C281]" office:value-type="float" office:value="370.5" calcext:value-type="float">
            <text:p>371</text:p>
          </table:table-cell>
          <table:table-cell table:style-name="ce134" table:formula="of:=[.$E$6]+360*[.W$8]/[.$C281]" office:value-type="float" office:value="371.25" calcext:value-type="float">
            <text:p>371</text:p>
          </table:table-cell>
          <table:table-cell table:style-name="ce134" table:formula="of:=[.$E$6]+360*[.X$8]/[.$C28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82]" office:value-type="float" office:value="21818.1818181818" calcext:value-type="float">
            <text:p>21818</text:p>
          </table:table-cell>
          <table:table-cell table:style-name="ce134" table:formula="of:=[.$E$6]+360*[.D$8]/[.$C282]" office:value-type="float" office:value="357" calcext:value-type="float">
            <text:p>357</text:p>
          </table:table-cell>
          <table:table-cell table:style-name="ce134" table:formula="of:=[.$E$6]+360*[.E$8]/[.$C282]" office:value-type="float" office:value="357.825" calcext:value-type="float">
            <text:p>358</text:p>
          </table:table-cell>
          <table:table-cell table:style-name="ce134" table:formula="of:=[.$E$6]+360*[.F$8]/[.$C282]" office:value-type="float" office:value="358.65" calcext:value-type="float">
            <text:p>359</text:p>
          </table:table-cell>
          <table:table-cell table:style-name="ce134" table:formula="of:=[.$E$6]+360*[.G$8]/[.$C282]" office:value-type="float" office:value="359.475" calcext:value-type="float">
            <text:p>359</text:p>
          </table:table-cell>
          <table:table-cell table:style-name="ce134" table:formula="of:=[.$E$6]+360*[.H$8]/[.$C282]" office:value-type="float" office:value="360.3" calcext:value-type="float">
            <text:p>360</text:p>
          </table:table-cell>
          <table:table-cell table:style-name="ce134" table:formula="of:=[.$E$6]+360*[.I$8]/[.$C282]" office:value-type="float" office:value="361.125" calcext:value-type="float">
            <text:p>361</text:p>
          </table:table-cell>
          <table:table-cell table:style-name="ce134" table:formula="of:=[.$E$6]+360*[.J$8]/[.$C282]" office:value-type="float" office:value="361.95" calcext:value-type="float">
            <text:p>362</text:p>
          </table:table-cell>
          <table:table-cell table:style-name="ce134" table:formula="of:=[.$E$6]+360*[.K$8]/[.$C282]" office:value-type="float" office:value="362.775" calcext:value-type="float">
            <text:p>363</text:p>
          </table:table-cell>
          <table:table-cell table:style-name="ce134" table:formula="of:=[.$E$6]+360*[.L$8]/[.$C282]" office:value-type="float" office:value="363.6" calcext:value-type="float">
            <text:p>364</text:p>
          </table:table-cell>
          <table:table-cell table:style-name="ce134" table:formula="of:=[.$E$6]+360*[.M$8]/[.$C282]" office:value-type="float" office:value="364.425" calcext:value-type="float">
            <text:p>364</text:p>
          </table:table-cell>
          <table:table-cell table:style-name="ce134" table:formula="of:=[.$E$6]+360*[.N$8]/[.$C282]" office:value-type="float" office:value="365.25" calcext:value-type="float">
            <text:p>365</text:p>
          </table:table-cell>
          <table:table-cell table:style-name="ce134" table:formula="of:=[.$E$6]+360*[.O$8]/[.$C282]" office:value-type="float" office:value="366.075" calcext:value-type="float">
            <text:p>366</text:p>
          </table:table-cell>
          <table:table-cell table:style-name="ce134" table:formula="of:=[.$E$6]+360*[.P$8]/[.$C282]" office:value-type="float" office:value="366.9" calcext:value-type="float">
            <text:p>367</text:p>
          </table:table-cell>
          <table:table-cell table:style-name="ce134" table:formula="of:=[.$E$6]+360*[.Q$8]/[.$C282]" office:value-type="float" office:value="367.725" calcext:value-type="float">
            <text:p>368</text:p>
          </table:table-cell>
          <table:table-cell table:style-name="ce134" table:formula="of:=[.$E$6]+360*[.R$8]/[.$C282]" office:value-type="float" office:value="368.55" calcext:value-type="float">
            <text:p>369</text:p>
          </table:table-cell>
          <table:table-cell table:style-name="ce134" table:formula="of:=[.$E$6]+360*[.S$8]/[.$C282]" office:value-type="float" office:value="369.375" calcext:value-type="float">
            <text:p>369</text:p>
          </table:table-cell>
          <table:table-cell table:style-name="ce134" table:formula="of:=[.$E$6]+360*[.T$8]/[.$C282]" office:value-type="float" office:value="370.2" calcext:value-type="float">
            <text:p>370</text:p>
          </table:table-cell>
          <table:table-cell table:style-name="ce134" table:formula="of:=[.$E$6]+360*[.U$8]/[.$C282]" office:value-type="float" office:value="371.025" calcext:value-type="float">
            <text:p>371</text:p>
          </table:table-cell>
          <table:table-cell table:style-name="ce134" table:formula="of:=[.$E$6]+360*[.V$8]/[.$C282]" office:value-type="float" office:value="371.85" calcext:value-type="float">
            <text:p>372</text:p>
          </table:table-cell>
          <table:table-cell table:style-name="ce134" table:formula="of:=[.$E$6]+360*[.W$8]/[.$C282]" office:value-type="float" office:value="372.675" calcext:value-type="float">
            <text:p>373</text:p>
          </table:table-cell>
          <table:table-cell table:style-name="ce134" table:formula="of:=[.$E$6]+360*[.X$8]/[.$C28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83]" office:value-type="float" office:value="20000" calcext:value-type="float">
            <text:p>20000</text:p>
          </table:table-cell>
          <table:table-cell table:style-name="ce134" table:formula="of:=[.$E$6]+360*[.D$8]/[.$C283]" office:value-type="float" office:value="357" calcext:value-type="float">
            <text:p>357</text:p>
          </table:table-cell>
          <table:table-cell table:style-name="ce134" table:formula="of:=[.$E$6]+360*[.E$8]/[.$C283]" office:value-type="float" office:value="357.9" calcext:value-type="float">
            <text:p>358</text:p>
          </table:table-cell>
          <table:table-cell table:style-name="ce134" table:formula="of:=[.$E$6]+360*[.F$8]/[.$C283]" office:value-type="float" office:value="358.8" calcext:value-type="float">
            <text:p>359</text:p>
          </table:table-cell>
          <table:table-cell table:style-name="ce134" table:formula="of:=[.$E$6]+360*[.G$8]/[.$C283]" office:value-type="float" office:value="359.7" calcext:value-type="float">
            <text:p>360</text:p>
          </table:table-cell>
          <table:table-cell table:style-name="ce134" table:formula="of:=[.$E$6]+360*[.H$8]/[.$C283]" office:value-type="float" office:value="360.6" calcext:value-type="float">
            <text:p>361</text:p>
          </table:table-cell>
          <table:table-cell table:style-name="ce134" table:formula="of:=[.$E$6]+360*[.I$8]/[.$C283]" office:value-type="float" office:value="361.5" calcext:value-type="float">
            <text:p>362</text:p>
          </table:table-cell>
          <table:table-cell table:style-name="ce134" table:formula="of:=[.$E$6]+360*[.J$8]/[.$C283]" office:value-type="float" office:value="362.4" calcext:value-type="float">
            <text:p>362</text:p>
          </table:table-cell>
          <table:table-cell table:style-name="ce134" table:formula="of:=[.$E$6]+360*[.K$8]/[.$C283]" office:value-type="float" office:value="363.3" calcext:value-type="float">
            <text:p>363</text:p>
          </table:table-cell>
          <table:table-cell table:style-name="ce134" table:formula="of:=[.$E$6]+360*[.L$8]/[.$C283]" office:value-type="float" office:value="364.2" calcext:value-type="float">
            <text:p>364</text:p>
          </table:table-cell>
          <table:table-cell table:style-name="ce134" table:formula="of:=[.$E$6]+360*[.M$8]/[.$C283]" office:value-type="float" office:value="365.1" calcext:value-type="float">
            <text:p>365</text:p>
          </table:table-cell>
          <table:table-cell table:style-name="ce134" table:formula="of:=[.$E$6]+360*[.N$8]/[.$C283]" office:value-type="float" office:value="366" calcext:value-type="float">
            <text:p>366</text:p>
          </table:table-cell>
          <table:table-cell table:style-name="ce134" table:formula="of:=[.$E$6]+360*[.O$8]/[.$C283]" office:value-type="float" office:value="366.9" calcext:value-type="float">
            <text:p>367</text:p>
          </table:table-cell>
          <table:table-cell table:style-name="ce134" table:formula="of:=[.$E$6]+360*[.P$8]/[.$C283]" office:value-type="float" office:value="367.8" calcext:value-type="float">
            <text:p>368</text:p>
          </table:table-cell>
          <table:table-cell table:style-name="ce134" table:formula="of:=[.$E$6]+360*[.Q$8]/[.$C283]" office:value-type="float" office:value="368.7" calcext:value-type="float">
            <text:p>369</text:p>
          </table:table-cell>
          <table:table-cell table:style-name="ce134" table:formula="of:=[.$E$6]+360*[.R$8]/[.$C283]" office:value-type="float" office:value="369.6" calcext:value-type="float">
            <text:p>370</text:p>
          </table:table-cell>
          <table:table-cell table:style-name="ce134" table:formula="of:=[.$E$6]+360*[.S$8]/[.$C283]" office:value-type="float" office:value="370.5" calcext:value-type="float">
            <text:p>371</text:p>
          </table:table-cell>
          <table:table-cell table:style-name="ce134" table:formula="of:=[.$E$6]+360*[.T$8]/[.$C283]" office:value-type="float" office:value="371.4" calcext:value-type="float">
            <text:p>371</text:p>
          </table:table-cell>
          <table:table-cell table:style-name="ce134" table:formula="of:=[.$E$6]+360*[.U$8]/[.$C283]" office:value-type="float" office:value="372.3" calcext:value-type="float">
            <text:p>372</text:p>
          </table:table-cell>
          <table:table-cell table:style-name="ce134" table:formula="of:=[.$E$6]+360*[.V$8]/[.$C283]" office:value-type="float" office:value="373.2" calcext:value-type="float">
            <text:p>373</text:p>
          </table:table-cell>
          <table:table-cell table:style-name="ce134" table:formula="of:=[.$E$6]+360*[.W$8]/[.$C283]" office:value-type="float" office:value="374.1" calcext:value-type="float">
            <text:p>374</text:p>
          </table:table-cell>
          <table:table-cell table:style-name="ce134" table:formula="of:=[.$E$6]+360*[.X$8]/[.$C28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84]" office:value-type="float" office:value="18461.5384615385" calcext:value-type="float">
            <text:p>18462</text:p>
          </table:table-cell>
          <table:table-cell table:style-name="ce134" table:formula="of:=[.$E$6]+360*[.D$8]/[.$C284]" office:value-type="float" office:value="357" calcext:value-type="float">
            <text:p>357</text:p>
          </table:table-cell>
          <table:table-cell table:style-name="ce134" table:formula="of:=[.$E$6]+360*[.E$8]/[.$C284]" office:value-type="float" office:value="357.975" calcext:value-type="float">
            <text:p>358</text:p>
          </table:table-cell>
          <table:table-cell table:style-name="ce134" table:formula="of:=[.$E$6]+360*[.F$8]/[.$C284]" office:value-type="float" office:value="358.95" calcext:value-type="float">
            <text:p>359</text:p>
          </table:table-cell>
          <table:table-cell table:style-name="ce134" table:formula="of:=[.$E$6]+360*[.G$8]/[.$C284]" office:value-type="float" office:value="359.925" calcext:value-type="float">
            <text:p>360</text:p>
          </table:table-cell>
          <table:table-cell table:style-name="ce134" table:formula="of:=[.$E$6]+360*[.H$8]/[.$C284]" office:value-type="float" office:value="360.9" calcext:value-type="float">
            <text:p>361</text:p>
          </table:table-cell>
          <table:table-cell table:style-name="ce134" table:formula="of:=[.$E$6]+360*[.I$8]/[.$C284]" office:value-type="float" office:value="361.875" calcext:value-type="float">
            <text:p>362</text:p>
          </table:table-cell>
          <table:table-cell table:style-name="ce134" table:formula="of:=[.$E$6]+360*[.J$8]/[.$C284]" office:value-type="float" office:value="362.85" calcext:value-type="float">
            <text:p>363</text:p>
          </table:table-cell>
          <table:table-cell table:style-name="ce134" table:formula="of:=[.$E$6]+360*[.K$8]/[.$C284]" office:value-type="float" office:value="363.825" calcext:value-type="float">
            <text:p>364</text:p>
          </table:table-cell>
          <table:table-cell table:style-name="ce134" table:formula="of:=[.$E$6]+360*[.L$8]/[.$C284]" office:value-type="float" office:value="364.8" calcext:value-type="float">
            <text:p>365</text:p>
          </table:table-cell>
          <table:table-cell table:style-name="ce134" table:formula="of:=[.$E$6]+360*[.M$8]/[.$C284]" office:value-type="float" office:value="365.775" calcext:value-type="float">
            <text:p>366</text:p>
          </table:table-cell>
          <table:table-cell table:style-name="ce134" table:formula="of:=[.$E$6]+360*[.N$8]/[.$C284]" office:value-type="float" office:value="366.75" calcext:value-type="float">
            <text:p>367</text:p>
          </table:table-cell>
          <table:table-cell table:style-name="ce134" table:formula="of:=[.$E$6]+360*[.O$8]/[.$C284]" office:value-type="float" office:value="367.725" calcext:value-type="float">
            <text:p>368</text:p>
          </table:table-cell>
          <table:table-cell table:style-name="ce134" table:formula="of:=[.$E$6]+360*[.P$8]/[.$C284]" office:value-type="float" office:value="368.7" calcext:value-type="float">
            <text:p>369</text:p>
          </table:table-cell>
          <table:table-cell table:style-name="ce134" table:formula="of:=[.$E$6]+360*[.Q$8]/[.$C284]" office:value-type="float" office:value="369.675" calcext:value-type="float">
            <text:p>370</text:p>
          </table:table-cell>
          <table:table-cell table:style-name="ce134" table:formula="of:=[.$E$6]+360*[.R$8]/[.$C284]" office:value-type="float" office:value="370.65" calcext:value-type="float">
            <text:p>371</text:p>
          </table:table-cell>
          <table:table-cell table:style-name="ce134" table:formula="of:=[.$E$6]+360*[.S$8]/[.$C284]" office:value-type="float" office:value="371.625" calcext:value-type="float">
            <text:p>372</text:p>
          </table:table-cell>
          <table:table-cell table:style-name="ce134" table:formula="of:=[.$E$6]+360*[.T$8]/[.$C284]" office:value-type="float" office:value="372.6" calcext:value-type="float">
            <text:p>373</text:p>
          </table:table-cell>
          <table:table-cell table:style-name="ce134" table:formula="of:=[.$E$6]+360*[.U$8]/[.$C284]" office:value-type="float" office:value="373.575" calcext:value-type="float">
            <text:p>374</text:p>
          </table:table-cell>
          <table:table-cell table:style-name="ce134" table:formula="of:=[.$E$6]+360*[.V$8]/[.$C284]" office:value-type="float" office:value="374.55" calcext:value-type="float">
            <text:p>375</text:p>
          </table:table-cell>
          <table:table-cell table:style-name="ce134" table:formula="of:=[.$E$6]+360*[.W$8]/[.$C284]" office:value-type="float" office:value="375.525" calcext:value-type="float">
            <text:p>376</text:p>
          </table:table-cell>
          <table:table-cell table:style-name="ce134" table:formula="of:=[.$E$6]+360*[.X$8]/[.$C28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85]" office:value-type="float" office:value="17142.8571428571" calcext:value-type="float">
            <text:p>17143</text:p>
          </table:table-cell>
          <table:table-cell table:style-name="ce134" table:formula="of:=[.$E$6]+360*[.D$8]/[.$C285]" office:value-type="float" office:value="357" calcext:value-type="float">
            <text:p>357</text:p>
          </table:table-cell>
          <table:table-cell table:style-name="ce134" table:formula="of:=[.$E$6]+360*[.E$8]/[.$C285]" office:value-type="float" office:value="358.05" calcext:value-type="float">
            <text:p>358</text:p>
          </table:table-cell>
          <table:table-cell table:style-name="ce134" table:formula="of:=[.$E$6]+360*[.F$8]/[.$C285]" office:value-type="float" office:value="359.1" calcext:value-type="float">
            <text:p>359</text:p>
          </table:table-cell>
          <table:table-cell table:style-name="ce134" table:formula="of:=[.$E$6]+360*[.G$8]/[.$C285]" office:value-type="float" office:value="360.15" calcext:value-type="float">
            <text:p>360</text:p>
          </table:table-cell>
          <table:table-cell table:style-name="ce134" table:formula="of:=[.$E$6]+360*[.H$8]/[.$C285]" office:value-type="float" office:value="361.2" calcext:value-type="float">
            <text:p>361</text:p>
          </table:table-cell>
          <table:table-cell table:style-name="ce134" table:formula="of:=[.$E$6]+360*[.I$8]/[.$C285]" office:value-type="float" office:value="362.25" calcext:value-type="float">
            <text:p>362</text:p>
          </table:table-cell>
          <table:table-cell table:style-name="ce134" table:formula="of:=[.$E$6]+360*[.J$8]/[.$C285]" office:value-type="float" office:value="363.3" calcext:value-type="float">
            <text:p>363</text:p>
          </table:table-cell>
          <table:table-cell table:style-name="ce134" table:formula="of:=[.$E$6]+360*[.K$8]/[.$C285]" office:value-type="float" office:value="364.35" calcext:value-type="float">
            <text:p>364</text:p>
          </table:table-cell>
          <table:table-cell table:style-name="ce134" table:formula="of:=[.$E$6]+360*[.L$8]/[.$C285]" office:value-type="float" office:value="365.4" calcext:value-type="float">
            <text:p>365</text:p>
          </table:table-cell>
          <table:table-cell table:style-name="ce134" table:formula="of:=[.$E$6]+360*[.M$8]/[.$C285]" office:value-type="float" office:value="366.45" calcext:value-type="float">
            <text:p>366</text:p>
          </table:table-cell>
          <table:table-cell table:style-name="ce134" table:formula="of:=[.$E$6]+360*[.N$8]/[.$C285]" office:value-type="float" office:value="367.5" calcext:value-type="float">
            <text:p>368</text:p>
          </table:table-cell>
          <table:table-cell table:style-name="ce134" table:formula="of:=[.$E$6]+360*[.O$8]/[.$C285]" office:value-type="float" office:value="368.55" calcext:value-type="float">
            <text:p>369</text:p>
          </table:table-cell>
          <table:table-cell table:style-name="ce134" table:formula="of:=[.$E$6]+360*[.P$8]/[.$C285]" office:value-type="float" office:value="369.6" calcext:value-type="float">
            <text:p>370</text:p>
          </table:table-cell>
          <table:table-cell table:style-name="ce134" table:formula="of:=[.$E$6]+360*[.Q$8]/[.$C285]" office:value-type="float" office:value="370.65" calcext:value-type="float">
            <text:p>371</text:p>
          </table:table-cell>
          <table:table-cell table:style-name="ce134" table:formula="of:=[.$E$6]+360*[.R$8]/[.$C285]" office:value-type="float" office:value="371.7" calcext:value-type="float">
            <text:p>372</text:p>
          </table:table-cell>
          <table:table-cell table:style-name="ce134" table:formula="of:=[.$E$6]+360*[.S$8]/[.$C285]" office:value-type="float" office:value="372.75" calcext:value-type="float">
            <text:p>373</text:p>
          </table:table-cell>
          <table:table-cell table:style-name="ce134" table:formula="of:=[.$E$6]+360*[.T$8]/[.$C285]" office:value-type="float" office:value="373.8" calcext:value-type="float">
            <text:p>374</text:p>
          </table:table-cell>
          <table:table-cell table:style-name="ce134" table:formula="of:=[.$E$6]+360*[.U$8]/[.$C285]" office:value-type="float" office:value="374.85" calcext:value-type="float">
            <text:p>375</text:p>
          </table:table-cell>
          <table:table-cell table:style-name="ce134" table:formula="of:=[.$E$6]+360*[.V$8]/[.$C285]" office:value-type="float" office:value="375.9" calcext:value-type="float">
            <text:p>376</text:p>
          </table:table-cell>
          <table:table-cell table:style-name="ce134" table:formula="of:=[.$E$6]+360*[.W$8]/[.$C285]" office:value-type="float" office:value="376.95" calcext:value-type="float">
            <text:p>377</text:p>
          </table:table-cell>
          <table:table-cell table:style-name="ce134" table:formula="of:=[.$E$6]+360*[.X$8]/[.$C28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86]" office:value-type="float" office:value="16000" calcext:value-type="float">
            <text:p>16000</text:p>
          </table:table-cell>
          <table:table-cell table:style-name="ce134" table:formula="of:=[.$E$6]+360*[.D$8]/[.$C286]" office:value-type="float" office:value="357" calcext:value-type="float">
            <text:p>357</text:p>
          </table:table-cell>
          <table:table-cell table:style-name="ce134" table:formula="of:=[.$E$6]+360*[.E$8]/[.$C286]" office:value-type="float" office:value="358.125" calcext:value-type="float">
            <text:p>358</text:p>
          </table:table-cell>
          <table:table-cell table:style-name="ce134" table:formula="of:=[.$E$6]+360*[.F$8]/[.$C286]" office:value-type="float" office:value="359.25" calcext:value-type="float">
            <text:p>359</text:p>
          </table:table-cell>
          <table:table-cell table:style-name="ce134" table:formula="of:=[.$E$6]+360*[.G$8]/[.$C286]" office:value-type="float" office:value="360.375" calcext:value-type="float">
            <text:p>360</text:p>
          </table:table-cell>
          <table:table-cell table:style-name="ce134" table:formula="of:=[.$E$6]+360*[.H$8]/[.$C286]" office:value-type="float" office:value="361.5" calcext:value-type="float">
            <text:p>362</text:p>
          </table:table-cell>
          <table:table-cell table:style-name="ce134" table:formula="of:=[.$E$6]+360*[.I$8]/[.$C286]" office:value-type="float" office:value="362.625" calcext:value-type="float">
            <text:p>363</text:p>
          </table:table-cell>
          <table:table-cell table:style-name="ce134" table:formula="of:=[.$E$6]+360*[.J$8]/[.$C286]" office:value-type="float" office:value="363.75" calcext:value-type="float">
            <text:p>364</text:p>
          </table:table-cell>
          <table:table-cell table:style-name="ce134" table:formula="of:=[.$E$6]+360*[.K$8]/[.$C286]" office:value-type="float" office:value="364.875" calcext:value-type="float">
            <text:p>365</text:p>
          </table:table-cell>
          <table:table-cell table:style-name="ce134" table:formula="of:=[.$E$6]+360*[.L$8]/[.$C286]" office:value-type="float" office:value="366" calcext:value-type="float">
            <text:p>366</text:p>
          </table:table-cell>
          <table:table-cell table:style-name="ce134" table:formula="of:=[.$E$6]+360*[.M$8]/[.$C286]" office:value-type="float" office:value="367.125" calcext:value-type="float">
            <text:p>367</text:p>
          </table:table-cell>
          <table:table-cell table:style-name="ce134" table:formula="of:=[.$E$6]+360*[.N$8]/[.$C286]" office:value-type="float" office:value="368.25" calcext:value-type="float">
            <text:p>368</text:p>
          </table:table-cell>
          <table:table-cell table:style-name="ce134" table:formula="of:=[.$E$6]+360*[.O$8]/[.$C286]" office:value-type="float" office:value="369.375" calcext:value-type="float">
            <text:p>369</text:p>
          </table:table-cell>
          <table:table-cell table:style-name="ce134" table:formula="of:=[.$E$6]+360*[.P$8]/[.$C286]" office:value-type="float" office:value="370.5" calcext:value-type="float">
            <text:p>371</text:p>
          </table:table-cell>
          <table:table-cell table:style-name="ce134" table:formula="of:=[.$E$6]+360*[.Q$8]/[.$C286]" office:value-type="float" office:value="371.625" calcext:value-type="float">
            <text:p>372</text:p>
          </table:table-cell>
          <table:table-cell table:style-name="ce134" table:formula="of:=[.$E$6]+360*[.R$8]/[.$C286]" office:value-type="float" office:value="372.75" calcext:value-type="float">
            <text:p>373</text:p>
          </table:table-cell>
          <table:table-cell table:style-name="ce134" table:formula="of:=[.$E$6]+360*[.S$8]/[.$C286]" office:value-type="float" office:value="373.875" calcext:value-type="float">
            <text:p>374</text:p>
          </table:table-cell>
          <table:table-cell table:style-name="ce134" table:formula="of:=[.$E$6]+360*[.T$8]/[.$C286]" office:value-type="float" office:value="375" calcext:value-type="float">
            <text:p>375</text:p>
          </table:table-cell>
          <table:table-cell table:style-name="ce134" table:formula="of:=[.$E$6]+360*[.U$8]/[.$C286]" office:value-type="float" office:value="376.125" calcext:value-type="float">
            <text:p>376</text:p>
          </table:table-cell>
          <table:table-cell table:style-name="ce134" table:formula="of:=[.$E$6]+360*[.V$8]/[.$C286]" office:value-type="float" office:value="377.25" calcext:value-type="float">
            <text:p>377</text:p>
          </table:table-cell>
          <table:table-cell table:style-name="ce134" table:formula="of:=[.$E$6]+360*[.W$8]/[.$C286]" office:value-type="float" office:value="378.375" calcext:value-type="float">
            <text:p>378</text:p>
          </table:table-cell>
          <table:table-cell table:style-name="ce134" table:formula="of:=[.$E$6]+360*[.X$8]/[.$C28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87]" office:value-type="float" office:value="15000" calcext:value-type="float">
            <text:p>15000</text:p>
          </table:table-cell>
          <table:table-cell table:style-name="ce134" table:formula="of:=[.$E$6]+360*[.D$8]/[.$C287]" office:value-type="float" office:value="357" calcext:value-type="float">
            <text:p>357</text:p>
          </table:table-cell>
          <table:table-cell table:style-name="ce134" table:formula="of:=[.$E$6]+360*[.E$8]/[.$C287]" office:value-type="float" office:value="358.2" calcext:value-type="float">
            <text:p>358</text:p>
          </table:table-cell>
          <table:table-cell table:style-name="ce134" table:formula="of:=[.$E$6]+360*[.F$8]/[.$C287]" office:value-type="float" office:value="359.4" calcext:value-type="float">
            <text:p>359</text:p>
          </table:table-cell>
          <table:table-cell table:style-name="ce134" table:formula="of:=[.$E$6]+360*[.G$8]/[.$C287]" office:value-type="float" office:value="360.6" calcext:value-type="float">
            <text:p>361</text:p>
          </table:table-cell>
          <table:table-cell table:style-name="ce134" table:formula="of:=[.$E$6]+360*[.H$8]/[.$C287]" office:value-type="float" office:value="361.8" calcext:value-type="float">
            <text:p>362</text:p>
          </table:table-cell>
          <table:table-cell table:style-name="ce134" table:formula="of:=[.$E$6]+360*[.I$8]/[.$C287]" office:value-type="float" office:value="363" calcext:value-type="float">
            <text:p>363</text:p>
          </table:table-cell>
          <table:table-cell table:style-name="ce134" table:formula="of:=[.$E$6]+360*[.J$8]/[.$C287]" office:value-type="float" office:value="364.2" calcext:value-type="float">
            <text:p>364</text:p>
          </table:table-cell>
          <table:table-cell table:style-name="ce134" table:formula="of:=[.$E$6]+360*[.K$8]/[.$C287]" office:value-type="float" office:value="365.4" calcext:value-type="float">
            <text:p>365</text:p>
          </table:table-cell>
          <table:table-cell table:style-name="ce134" table:formula="of:=[.$E$6]+360*[.L$8]/[.$C287]" office:value-type="float" office:value="366.6" calcext:value-type="float">
            <text:p>367</text:p>
          </table:table-cell>
          <table:table-cell table:style-name="ce134" table:formula="of:=[.$E$6]+360*[.M$8]/[.$C287]" office:value-type="float" office:value="367.8" calcext:value-type="float">
            <text:p>368</text:p>
          </table:table-cell>
          <table:table-cell table:style-name="ce134" table:formula="of:=[.$E$6]+360*[.N$8]/[.$C287]" office:value-type="float" office:value="369" calcext:value-type="float">
            <text:p>369</text:p>
          </table:table-cell>
          <table:table-cell table:style-name="ce134" table:formula="of:=[.$E$6]+360*[.O$8]/[.$C287]" office:value-type="float" office:value="370.2" calcext:value-type="float">
            <text:p>370</text:p>
          </table:table-cell>
          <table:table-cell table:style-name="ce134" table:formula="of:=[.$E$6]+360*[.P$8]/[.$C287]" office:value-type="float" office:value="371.4" calcext:value-type="float">
            <text:p>371</text:p>
          </table:table-cell>
          <table:table-cell table:style-name="ce134" table:formula="of:=[.$E$6]+360*[.Q$8]/[.$C287]" office:value-type="float" office:value="372.6" calcext:value-type="float">
            <text:p>373</text:p>
          </table:table-cell>
          <table:table-cell table:style-name="ce134" table:formula="of:=[.$E$6]+360*[.R$8]/[.$C287]" office:value-type="float" office:value="373.8" calcext:value-type="float">
            <text:p>374</text:p>
          </table:table-cell>
          <table:table-cell table:style-name="ce134" table:formula="of:=[.$E$6]+360*[.S$8]/[.$C287]" office:value-type="float" office:value="375" calcext:value-type="float">
            <text:p>375</text:p>
          </table:table-cell>
          <table:table-cell table:style-name="ce134" table:formula="of:=[.$E$6]+360*[.T$8]/[.$C287]" office:value-type="float" office:value="376.2" calcext:value-type="float">
            <text:p>376</text:p>
          </table:table-cell>
          <table:table-cell table:style-name="ce134" table:formula="of:=[.$E$6]+360*[.U$8]/[.$C287]" office:value-type="float" office:value="377.4" calcext:value-type="float">
            <text:p>377</text:p>
          </table:table-cell>
          <table:table-cell table:style-name="ce134" table:formula="of:=[.$E$6]+360*[.V$8]/[.$C287]" office:value-type="float" office:value="378.6" calcext:value-type="float">
            <text:p>379</text:p>
          </table:table-cell>
          <table:table-cell table:style-name="ce134" table:formula="of:=[.$E$6]+360*[.W$8]/[.$C287]" office:value-type="float" office:value="379.8" calcext:value-type="float">
            <text:p>380</text:p>
          </table:table-cell>
          <table:table-cell table:style-name="ce134" table:formula="of:=[.$E$6]+360*[.X$8]/[.$C28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88]" office:value-type="float" office:value="14117.6470588235" calcext:value-type="float">
            <text:p>14118</text:p>
          </table:table-cell>
          <table:table-cell table:style-name="ce134" table:formula="of:=[.$E$6]+360*[.D$8]/[.$C288]" office:value-type="float" office:value="357" calcext:value-type="float">
            <text:p>357</text:p>
          </table:table-cell>
          <table:table-cell table:style-name="ce134" table:formula="of:=[.$E$6]+360*[.E$8]/[.$C288]" office:value-type="float" office:value="358.275" calcext:value-type="float">
            <text:p>358</text:p>
          </table:table-cell>
          <table:table-cell table:style-name="ce134" table:formula="of:=[.$E$6]+360*[.F$8]/[.$C288]" office:value-type="float" office:value="359.55" calcext:value-type="float">
            <text:p>360</text:p>
          </table:table-cell>
          <table:table-cell table:style-name="ce134" table:formula="of:=[.$E$6]+360*[.G$8]/[.$C288]" office:value-type="float" office:value="360.825" calcext:value-type="float">
            <text:p>361</text:p>
          </table:table-cell>
          <table:table-cell table:style-name="ce134" table:formula="of:=[.$E$6]+360*[.H$8]/[.$C288]" office:value-type="float" office:value="362.1" calcext:value-type="float">
            <text:p>362</text:p>
          </table:table-cell>
          <table:table-cell table:style-name="ce134" table:formula="of:=[.$E$6]+360*[.I$8]/[.$C288]" office:value-type="float" office:value="363.375" calcext:value-type="float">
            <text:p>363</text:p>
          </table:table-cell>
          <table:table-cell table:style-name="ce134" table:formula="of:=[.$E$6]+360*[.J$8]/[.$C288]" office:value-type="float" office:value="364.65" calcext:value-type="float">
            <text:p>365</text:p>
          </table:table-cell>
          <table:table-cell table:style-name="ce134" table:formula="of:=[.$E$6]+360*[.K$8]/[.$C288]" office:value-type="float" office:value="365.925" calcext:value-type="float">
            <text:p>366</text:p>
          </table:table-cell>
          <table:table-cell table:style-name="ce134" table:formula="of:=[.$E$6]+360*[.L$8]/[.$C288]" office:value-type="float" office:value="367.2" calcext:value-type="float">
            <text:p>367</text:p>
          </table:table-cell>
          <table:table-cell table:style-name="ce134" table:formula="of:=[.$E$6]+360*[.M$8]/[.$C288]" office:value-type="float" office:value="368.475" calcext:value-type="float">
            <text:p>368</text:p>
          </table:table-cell>
          <table:table-cell table:style-name="ce134" table:formula="of:=[.$E$6]+360*[.N$8]/[.$C288]" office:value-type="float" office:value="369.75" calcext:value-type="float">
            <text:p>370</text:p>
          </table:table-cell>
          <table:table-cell table:style-name="ce134" table:formula="of:=[.$E$6]+360*[.O$8]/[.$C288]" office:value-type="float" office:value="371.025" calcext:value-type="float">
            <text:p>371</text:p>
          </table:table-cell>
          <table:table-cell table:style-name="ce134" table:formula="of:=[.$E$6]+360*[.P$8]/[.$C288]" office:value-type="float" office:value="372.3" calcext:value-type="float">
            <text:p>372</text:p>
          </table:table-cell>
          <table:table-cell table:style-name="ce134" table:formula="of:=[.$E$6]+360*[.Q$8]/[.$C288]" office:value-type="float" office:value="373.575" calcext:value-type="float">
            <text:p>374</text:p>
          </table:table-cell>
          <table:table-cell table:style-name="ce134" table:formula="of:=[.$E$6]+360*[.R$8]/[.$C288]" office:value-type="float" office:value="374.85" calcext:value-type="float">
            <text:p>375</text:p>
          </table:table-cell>
          <table:table-cell table:style-name="ce134" table:formula="of:=[.$E$6]+360*[.S$8]/[.$C288]" office:value-type="float" office:value="376.125" calcext:value-type="float">
            <text:p>376</text:p>
          </table:table-cell>
          <table:table-cell table:style-name="ce134" table:formula="of:=[.$E$6]+360*[.T$8]/[.$C288]" office:value-type="float" office:value="377.4" calcext:value-type="float">
            <text:p>377</text:p>
          </table:table-cell>
          <table:table-cell table:style-name="ce134" table:formula="of:=[.$E$6]+360*[.U$8]/[.$C288]" office:value-type="float" office:value="378.675" calcext:value-type="float">
            <text:p>379</text:p>
          </table:table-cell>
          <table:table-cell table:style-name="ce134" table:formula="of:=[.$E$6]+360*[.V$8]/[.$C288]" office:value-type="float" office:value="379.95" calcext:value-type="float">
            <text:p>380</text:p>
          </table:table-cell>
          <table:table-cell table:style-name="ce134" table:formula="of:=[.$E$6]+360*[.W$8]/[.$C288]" office:value-type="float" office:value="381.225" calcext:value-type="float">
            <text:p>381</text:p>
          </table:table-cell>
          <table:table-cell table:style-name="ce134" table:formula="of:=[.$E$6]+360*[.X$8]/[.$C28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89]" office:value-type="float" office:value="13333.3333333333" calcext:value-type="float">
            <text:p>13333</text:p>
          </table:table-cell>
          <table:table-cell table:style-name="ce134" table:formula="of:=[.$E$6]+360*[.D$8]/[.$C289]" office:value-type="float" office:value="357" calcext:value-type="float">
            <text:p>357</text:p>
          </table:table-cell>
          <table:table-cell table:style-name="ce134" table:formula="of:=[.$E$6]+360*[.E$8]/[.$C289]" office:value-type="float" office:value="358.35" calcext:value-type="float">
            <text:p>358</text:p>
          </table:table-cell>
          <table:table-cell table:style-name="ce134" table:formula="of:=[.$E$6]+360*[.F$8]/[.$C289]" office:value-type="float" office:value="359.7" calcext:value-type="float">
            <text:p>360</text:p>
          </table:table-cell>
          <table:table-cell table:style-name="ce134" table:formula="of:=[.$E$6]+360*[.G$8]/[.$C289]" office:value-type="float" office:value="361.05" calcext:value-type="float">
            <text:p>361</text:p>
          </table:table-cell>
          <table:table-cell table:style-name="ce134" table:formula="of:=[.$E$6]+360*[.H$8]/[.$C289]" office:value-type="float" office:value="362.4" calcext:value-type="float">
            <text:p>362</text:p>
          </table:table-cell>
          <table:table-cell table:style-name="ce134" table:formula="of:=[.$E$6]+360*[.I$8]/[.$C289]" office:value-type="float" office:value="363.75" calcext:value-type="float">
            <text:p>364</text:p>
          </table:table-cell>
          <table:table-cell table:style-name="ce134" table:formula="of:=[.$E$6]+360*[.J$8]/[.$C289]" office:value-type="float" office:value="365.1" calcext:value-type="float">
            <text:p>365</text:p>
          </table:table-cell>
          <table:table-cell table:style-name="ce134" table:formula="of:=[.$E$6]+360*[.K$8]/[.$C289]" office:value-type="float" office:value="366.45" calcext:value-type="float">
            <text:p>366</text:p>
          </table:table-cell>
          <table:table-cell table:style-name="ce134" table:formula="of:=[.$E$6]+360*[.L$8]/[.$C289]" office:value-type="float" office:value="367.8" calcext:value-type="float">
            <text:p>368</text:p>
          </table:table-cell>
          <table:table-cell table:style-name="ce134" table:formula="of:=[.$E$6]+360*[.M$8]/[.$C289]" office:value-type="float" office:value="369.15" calcext:value-type="float">
            <text:p>369</text:p>
          </table:table-cell>
          <table:table-cell table:style-name="ce134" table:formula="of:=[.$E$6]+360*[.N$8]/[.$C289]" office:value-type="float" office:value="370.5" calcext:value-type="float">
            <text:p>371</text:p>
          </table:table-cell>
          <table:table-cell table:style-name="ce134" table:formula="of:=[.$E$6]+360*[.O$8]/[.$C289]" office:value-type="float" office:value="371.85" calcext:value-type="float">
            <text:p>372</text:p>
          </table:table-cell>
          <table:table-cell table:style-name="ce134" table:formula="of:=[.$E$6]+360*[.P$8]/[.$C289]" office:value-type="float" office:value="373.2" calcext:value-type="float">
            <text:p>373</text:p>
          </table:table-cell>
          <table:table-cell table:style-name="ce134" table:formula="of:=[.$E$6]+360*[.Q$8]/[.$C289]" office:value-type="float" office:value="374.55" calcext:value-type="float">
            <text:p>375</text:p>
          </table:table-cell>
          <table:table-cell table:style-name="ce134" table:formula="of:=[.$E$6]+360*[.R$8]/[.$C289]" office:value-type="float" office:value="375.9" calcext:value-type="float">
            <text:p>376</text:p>
          </table:table-cell>
          <table:table-cell table:style-name="ce134" table:formula="of:=[.$E$6]+360*[.S$8]/[.$C289]" office:value-type="float" office:value="377.25" calcext:value-type="float">
            <text:p>377</text:p>
          </table:table-cell>
          <table:table-cell table:style-name="ce134" table:formula="of:=[.$E$6]+360*[.T$8]/[.$C289]" office:value-type="float" office:value="378.6" calcext:value-type="float">
            <text:p>379</text:p>
          </table:table-cell>
          <table:table-cell table:style-name="ce134" table:formula="of:=[.$E$6]+360*[.U$8]/[.$C289]" office:value-type="float" office:value="379.95" calcext:value-type="float">
            <text:p>380</text:p>
          </table:table-cell>
          <table:table-cell table:style-name="ce134" table:formula="of:=[.$E$6]+360*[.V$8]/[.$C289]" office:value-type="float" office:value="381.3" calcext:value-type="float">
            <text:p>381</text:p>
          </table:table-cell>
          <table:table-cell table:style-name="ce134" table:formula="of:=[.$E$6]+360*[.W$8]/[.$C289]" office:value-type="float" office:value="382.65" calcext:value-type="float">
            <text:p>383</text:p>
          </table:table-cell>
          <table:table-cell table:style-name="ce134" table:formula="of:=[.$E$6]+360*[.X$8]/[.$C28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90]" office:value-type="float" office:value="12631.5789473684" calcext:value-type="float">
            <text:p>12632</text:p>
          </table:table-cell>
          <table:table-cell table:style-name="ce134" table:formula="of:=[.$E$6]+360*[.D$8]/[.$C290]" office:value-type="float" office:value="357" calcext:value-type="float">
            <text:p>357</text:p>
          </table:table-cell>
          <table:table-cell table:style-name="ce134" table:formula="of:=[.$E$6]+360*[.E$8]/[.$C290]" office:value-type="float" office:value="358.425" calcext:value-type="float">
            <text:p>358</text:p>
          </table:table-cell>
          <table:table-cell table:style-name="ce134" table:formula="of:=[.$E$6]+360*[.F$8]/[.$C290]" office:value-type="float" office:value="359.85" calcext:value-type="float">
            <text:p>360</text:p>
          </table:table-cell>
          <table:table-cell table:style-name="ce134" table:formula="of:=[.$E$6]+360*[.G$8]/[.$C290]" office:value-type="float" office:value="361.275" calcext:value-type="float">
            <text:p>361</text:p>
          </table:table-cell>
          <table:table-cell table:style-name="ce134" table:formula="of:=[.$E$6]+360*[.H$8]/[.$C290]" office:value-type="float" office:value="362.7" calcext:value-type="float">
            <text:p>363</text:p>
          </table:table-cell>
          <table:table-cell table:style-name="ce134" table:formula="of:=[.$E$6]+360*[.I$8]/[.$C290]" office:value-type="float" office:value="364.125" calcext:value-type="float">
            <text:p>364</text:p>
          </table:table-cell>
          <table:table-cell table:style-name="ce134" table:formula="of:=[.$E$6]+360*[.J$8]/[.$C290]" office:value-type="float" office:value="365.55" calcext:value-type="float">
            <text:p>366</text:p>
          </table:table-cell>
          <table:table-cell table:style-name="ce134" table:formula="of:=[.$E$6]+360*[.K$8]/[.$C290]" office:value-type="float" office:value="366.975" calcext:value-type="float">
            <text:p>367</text:p>
          </table:table-cell>
          <table:table-cell table:style-name="ce134" table:formula="of:=[.$E$6]+360*[.L$8]/[.$C290]" office:value-type="float" office:value="368.4" calcext:value-type="float">
            <text:p>368</text:p>
          </table:table-cell>
          <table:table-cell table:style-name="ce134" table:formula="of:=[.$E$6]+360*[.M$8]/[.$C290]" office:value-type="float" office:value="369.825" calcext:value-type="float">
            <text:p>370</text:p>
          </table:table-cell>
          <table:table-cell table:style-name="ce134" table:formula="of:=[.$E$6]+360*[.N$8]/[.$C290]" office:value-type="float" office:value="371.25" calcext:value-type="float">
            <text:p>371</text:p>
          </table:table-cell>
          <table:table-cell table:style-name="ce134" table:formula="of:=[.$E$6]+360*[.O$8]/[.$C290]" office:value-type="float" office:value="372.675" calcext:value-type="float">
            <text:p>373</text:p>
          </table:table-cell>
          <table:table-cell table:style-name="ce134" table:formula="of:=[.$E$6]+360*[.P$8]/[.$C290]" office:value-type="float" office:value="374.1" calcext:value-type="float">
            <text:p>374</text:p>
          </table:table-cell>
          <table:table-cell table:style-name="ce134" table:formula="of:=[.$E$6]+360*[.Q$8]/[.$C290]" office:value-type="float" office:value="375.525" calcext:value-type="float">
            <text:p>376</text:p>
          </table:table-cell>
          <table:table-cell table:style-name="ce134" table:formula="of:=[.$E$6]+360*[.R$8]/[.$C290]" office:value-type="float" office:value="376.95" calcext:value-type="float">
            <text:p>377</text:p>
          </table:table-cell>
          <table:table-cell table:style-name="ce134" table:formula="of:=[.$E$6]+360*[.S$8]/[.$C290]" office:value-type="float" office:value="378.375" calcext:value-type="float">
            <text:p>378</text:p>
          </table:table-cell>
          <table:table-cell table:style-name="ce134" table:formula="of:=[.$E$6]+360*[.T$8]/[.$C290]" office:value-type="float" office:value="379.8" calcext:value-type="float">
            <text:p>380</text:p>
          </table:table-cell>
          <table:table-cell table:style-name="ce134" table:formula="of:=[.$E$6]+360*[.U$8]/[.$C290]" office:value-type="float" office:value="381.225" calcext:value-type="float">
            <text:p>381</text:p>
          </table:table-cell>
          <table:table-cell table:style-name="ce134" table:formula="of:=[.$E$6]+360*[.V$8]/[.$C290]" office:value-type="float" office:value="382.65" calcext:value-type="float">
            <text:p>383</text:p>
          </table:table-cell>
          <table:table-cell table:style-name="ce134" table:formula="of:=[.$E$6]+360*[.W$8]/[.$C290]" office:value-type="float" office:value="384.075" calcext:value-type="float">
            <text:p>384</text:p>
          </table:table-cell>
          <table:table-cell table:style-name="ce134" table:formula="of:=[.$E$6]+360*[.X$8]/[.$C29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91]" office:value-type="float" office:value="12000" calcext:value-type="float">
            <text:p>12000</text:p>
          </table:table-cell>
          <table:table-cell table:style-name="ce134" table:formula="of:=[.$E$6]+360*[.D$8]/[.$C291]" office:value-type="float" office:value="357" calcext:value-type="float">
            <text:p>357</text:p>
          </table:table-cell>
          <table:table-cell table:style-name="ce134" table:formula="of:=[.$E$6]+360*[.E$8]/[.$C291]" office:value-type="float" office:value="358.5" calcext:value-type="float">
            <text:p>359</text:p>
          </table:table-cell>
          <table:table-cell table:style-name="ce134" table:formula="of:=[.$E$6]+360*[.F$8]/[.$C291]" office:value-type="float" office:value="360" calcext:value-type="float">
            <text:p>360</text:p>
          </table:table-cell>
          <table:table-cell table:style-name="ce134" table:formula="of:=[.$E$6]+360*[.G$8]/[.$C291]" office:value-type="float" office:value="361.5" calcext:value-type="float">
            <text:p>362</text:p>
          </table:table-cell>
          <table:table-cell table:style-name="ce134" table:formula="of:=[.$E$6]+360*[.H$8]/[.$C291]" office:value-type="float" office:value="363" calcext:value-type="float">
            <text:p>363</text:p>
          </table:table-cell>
          <table:table-cell table:style-name="ce134" table:formula="of:=[.$E$6]+360*[.I$8]/[.$C291]" office:value-type="float" office:value="364.5" calcext:value-type="float">
            <text:p>365</text:p>
          </table:table-cell>
          <table:table-cell table:style-name="ce134" table:formula="of:=[.$E$6]+360*[.J$8]/[.$C291]" office:value-type="float" office:value="366" calcext:value-type="float">
            <text:p>366</text:p>
          </table:table-cell>
          <table:table-cell table:style-name="ce134" table:formula="of:=[.$E$6]+360*[.K$8]/[.$C291]" office:value-type="float" office:value="367.5" calcext:value-type="float">
            <text:p>368</text:p>
          </table:table-cell>
          <table:table-cell table:style-name="ce134" table:formula="of:=[.$E$6]+360*[.L$8]/[.$C291]" office:value-type="float" office:value="369" calcext:value-type="float">
            <text:p>369</text:p>
          </table:table-cell>
          <table:table-cell table:style-name="ce134" table:formula="of:=[.$E$6]+360*[.M$8]/[.$C291]" office:value-type="float" office:value="370.5" calcext:value-type="float">
            <text:p>371</text:p>
          </table:table-cell>
          <table:table-cell table:style-name="ce134" table:formula="of:=[.$E$6]+360*[.N$8]/[.$C291]" office:value-type="float" office:value="372" calcext:value-type="float">
            <text:p>372</text:p>
          </table:table-cell>
          <table:table-cell table:style-name="ce134" table:formula="of:=[.$E$6]+360*[.O$8]/[.$C291]" office:value-type="float" office:value="373.5" calcext:value-type="float">
            <text:p>374</text:p>
          </table:table-cell>
          <table:table-cell table:style-name="ce134" table:formula="of:=[.$E$6]+360*[.P$8]/[.$C291]" office:value-type="float" office:value="375" calcext:value-type="float">
            <text:p>375</text:p>
          </table:table-cell>
          <table:table-cell table:style-name="ce134" table:formula="of:=[.$E$6]+360*[.Q$8]/[.$C291]" office:value-type="float" office:value="376.5" calcext:value-type="float">
            <text:p>377</text:p>
          </table:table-cell>
          <table:table-cell table:style-name="ce134" table:formula="of:=[.$E$6]+360*[.R$8]/[.$C291]" office:value-type="float" office:value="378" calcext:value-type="float">
            <text:p>378</text:p>
          </table:table-cell>
          <table:table-cell table:style-name="ce134" table:formula="of:=[.$E$6]+360*[.S$8]/[.$C291]" office:value-type="float" office:value="379.5" calcext:value-type="float">
            <text:p>380</text:p>
          </table:table-cell>
          <table:table-cell table:style-name="ce134" table:formula="of:=[.$E$6]+360*[.T$8]/[.$C291]" office:value-type="float" office:value="381" calcext:value-type="float">
            <text:p>381</text:p>
          </table:table-cell>
          <table:table-cell table:style-name="ce134" table:formula="of:=[.$E$6]+360*[.U$8]/[.$C291]" office:value-type="float" office:value="382.5" calcext:value-type="float">
            <text:p>383</text:p>
          </table:table-cell>
          <table:table-cell table:style-name="ce134" table:formula="of:=[.$E$6]+360*[.V$8]/[.$C291]" office:value-type="float" office:value="384" calcext:value-type="float">
            <text:p>384</text:p>
          </table:table-cell>
          <table:table-cell table:style-name="ce134" table:formula="of:=[.$E$6]+360*[.W$8]/[.$C291]" office:value-type="float" office:value="385.5" calcext:value-type="float">
            <text:p>386</text:p>
          </table:table-cell>
          <table:table-cell table:style-name="ce134" table:formula="of:=[.$E$6]+360*[.X$8]/[.$C29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92]" office:value-type="float" office:value="11428.5714285714" calcext:value-type="float">
            <text:p>11429</text:p>
          </table:table-cell>
          <table:table-cell table:style-name="ce134" table:formula="of:=[.$E$6]+360*[.D$8]/[.$C292]" office:value-type="float" office:value="357" calcext:value-type="float">
            <text:p>357</text:p>
          </table:table-cell>
          <table:table-cell table:style-name="ce134" table:formula="of:=[.$E$6]+360*[.E$8]/[.$C292]" office:value-type="float" office:value="358.575" calcext:value-type="float">
            <text:p>359</text:p>
          </table:table-cell>
          <table:table-cell table:style-name="ce134" table:formula="of:=[.$E$6]+360*[.F$8]/[.$C292]" office:value-type="float" office:value="360.15" calcext:value-type="float">
            <text:p>360</text:p>
          </table:table-cell>
          <table:table-cell table:style-name="ce134" table:formula="of:=[.$E$6]+360*[.G$8]/[.$C292]" office:value-type="float" office:value="361.725" calcext:value-type="float">
            <text:p>362</text:p>
          </table:table-cell>
          <table:table-cell table:style-name="ce134" table:formula="of:=[.$E$6]+360*[.H$8]/[.$C292]" office:value-type="float" office:value="363.3" calcext:value-type="float">
            <text:p>363</text:p>
          </table:table-cell>
          <table:table-cell table:style-name="ce134" table:formula="of:=[.$E$6]+360*[.I$8]/[.$C292]" office:value-type="float" office:value="364.875" calcext:value-type="float">
            <text:p>365</text:p>
          </table:table-cell>
          <table:table-cell table:style-name="ce134" table:formula="of:=[.$E$6]+360*[.J$8]/[.$C292]" office:value-type="float" office:value="366.45" calcext:value-type="float">
            <text:p>366</text:p>
          </table:table-cell>
          <table:table-cell table:style-name="ce134" table:formula="of:=[.$E$6]+360*[.K$8]/[.$C292]" office:value-type="float" office:value="368.025" calcext:value-type="float">
            <text:p>368</text:p>
          </table:table-cell>
          <table:table-cell table:style-name="ce134" table:formula="of:=[.$E$6]+360*[.L$8]/[.$C292]" office:value-type="float" office:value="369.6" calcext:value-type="float">
            <text:p>370</text:p>
          </table:table-cell>
          <table:table-cell table:style-name="ce134" table:formula="of:=[.$E$6]+360*[.M$8]/[.$C292]" office:value-type="float" office:value="371.175" calcext:value-type="float">
            <text:p>371</text:p>
          </table:table-cell>
          <table:table-cell table:style-name="ce134" table:formula="of:=[.$E$6]+360*[.N$8]/[.$C292]" office:value-type="float" office:value="372.75" calcext:value-type="float">
            <text:p>373</text:p>
          </table:table-cell>
          <table:table-cell table:style-name="ce134" table:formula="of:=[.$E$6]+360*[.O$8]/[.$C292]" office:value-type="float" office:value="374.325" calcext:value-type="float">
            <text:p>374</text:p>
          </table:table-cell>
          <table:table-cell table:style-name="ce134" table:formula="of:=[.$E$6]+360*[.P$8]/[.$C292]" office:value-type="float" office:value="375.9" calcext:value-type="float">
            <text:p>376</text:p>
          </table:table-cell>
          <table:table-cell table:style-name="ce134" table:formula="of:=[.$E$6]+360*[.Q$8]/[.$C292]" office:value-type="float" office:value="377.475" calcext:value-type="float">
            <text:p>377</text:p>
          </table:table-cell>
          <table:table-cell table:style-name="ce134" table:formula="of:=[.$E$6]+360*[.R$8]/[.$C292]" office:value-type="float" office:value="379.05" calcext:value-type="float">
            <text:p>379</text:p>
          </table:table-cell>
          <table:table-cell table:style-name="ce134" table:formula="of:=[.$E$6]+360*[.S$8]/[.$C292]" office:value-type="float" office:value="380.625" calcext:value-type="float">
            <text:p>381</text:p>
          </table:table-cell>
          <table:table-cell table:style-name="ce134" table:formula="of:=[.$E$6]+360*[.T$8]/[.$C292]" office:value-type="float" office:value="382.2" calcext:value-type="float">
            <text:p>382</text:p>
          </table:table-cell>
          <table:table-cell table:style-name="ce134" table:formula="of:=[.$E$6]+360*[.U$8]/[.$C292]" office:value-type="float" office:value="383.775" calcext:value-type="float">
            <text:p>384</text:p>
          </table:table-cell>
          <table:table-cell table:style-name="ce134" table:formula="of:=[.$E$6]+360*[.V$8]/[.$C292]" office:value-type="float" office:value="385.35" calcext:value-type="float">
            <text:p>385</text:p>
          </table:table-cell>
          <table:table-cell table:style-name="ce134" table:formula="of:=[.$E$6]+360*[.W$8]/[.$C292]" office:value-type="float" office:value="386.925" calcext:value-type="float">
            <text:p>387</text:p>
          </table:table-cell>
          <table:table-cell table:style-name="ce134" table:formula="of:=[.$E$6]+360*[.X$8]/[.$C29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93]" office:value-type="float" office:value="10909.0909090909" calcext:value-type="float">
            <text:p>10909</text:p>
          </table:table-cell>
          <table:table-cell table:style-name="ce134" table:formula="of:=[.$E$6]+360*[.D$8]/[.$C293]" office:value-type="float" office:value="357" calcext:value-type="float">
            <text:p>357</text:p>
          </table:table-cell>
          <table:table-cell table:style-name="ce134" table:formula="of:=[.$E$6]+360*[.E$8]/[.$C293]" office:value-type="float" office:value="358.65" calcext:value-type="float">
            <text:p>359</text:p>
          </table:table-cell>
          <table:table-cell table:style-name="ce134" table:formula="of:=[.$E$6]+360*[.F$8]/[.$C293]" office:value-type="float" office:value="360.3" calcext:value-type="float">
            <text:p>360</text:p>
          </table:table-cell>
          <table:table-cell table:style-name="ce134" table:formula="of:=[.$E$6]+360*[.G$8]/[.$C293]" office:value-type="float" office:value="361.95" calcext:value-type="float">
            <text:p>362</text:p>
          </table:table-cell>
          <table:table-cell table:style-name="ce134" table:formula="of:=[.$E$6]+360*[.H$8]/[.$C293]" office:value-type="float" office:value="363.6" calcext:value-type="float">
            <text:p>364</text:p>
          </table:table-cell>
          <table:table-cell table:style-name="ce134" table:formula="of:=[.$E$6]+360*[.I$8]/[.$C293]" office:value-type="float" office:value="365.25" calcext:value-type="float">
            <text:p>365</text:p>
          </table:table-cell>
          <table:table-cell table:style-name="ce134" table:formula="of:=[.$E$6]+360*[.J$8]/[.$C293]" office:value-type="float" office:value="366.9" calcext:value-type="float">
            <text:p>367</text:p>
          </table:table-cell>
          <table:table-cell table:style-name="ce134" table:formula="of:=[.$E$6]+360*[.K$8]/[.$C293]" office:value-type="float" office:value="368.55" calcext:value-type="float">
            <text:p>369</text:p>
          </table:table-cell>
          <table:table-cell table:style-name="ce134" table:formula="of:=[.$E$6]+360*[.L$8]/[.$C293]" office:value-type="float" office:value="370.2" calcext:value-type="float">
            <text:p>370</text:p>
          </table:table-cell>
          <table:table-cell table:style-name="ce134" table:formula="of:=[.$E$6]+360*[.M$8]/[.$C293]" office:value-type="float" office:value="371.85" calcext:value-type="float">
            <text:p>372</text:p>
          </table:table-cell>
          <table:table-cell table:style-name="ce134" table:formula="of:=[.$E$6]+360*[.N$8]/[.$C293]" office:value-type="float" office:value="373.5" calcext:value-type="float">
            <text:p>374</text:p>
          </table:table-cell>
          <table:table-cell table:style-name="ce134" table:formula="of:=[.$E$6]+360*[.O$8]/[.$C293]" office:value-type="float" office:value="375.15" calcext:value-type="float">
            <text:p>375</text:p>
          </table:table-cell>
          <table:table-cell table:style-name="ce134" table:formula="of:=[.$E$6]+360*[.P$8]/[.$C293]" office:value-type="float" office:value="376.8" calcext:value-type="float">
            <text:p>377</text:p>
          </table:table-cell>
          <table:table-cell table:style-name="ce134" table:formula="of:=[.$E$6]+360*[.Q$8]/[.$C293]" office:value-type="float" office:value="378.45" calcext:value-type="float">
            <text:p>378</text:p>
          </table:table-cell>
          <table:table-cell table:style-name="ce134" table:formula="of:=[.$E$6]+360*[.R$8]/[.$C293]" office:value-type="float" office:value="380.1" calcext:value-type="float">
            <text:p>380</text:p>
          </table:table-cell>
          <table:table-cell table:style-name="ce134" table:formula="of:=[.$E$6]+360*[.S$8]/[.$C293]" office:value-type="float" office:value="381.75" calcext:value-type="float">
            <text:p>382</text:p>
          </table:table-cell>
          <table:table-cell table:style-name="ce134" table:formula="of:=[.$E$6]+360*[.T$8]/[.$C293]" office:value-type="float" office:value="383.4" calcext:value-type="float">
            <text:p>383</text:p>
          </table:table-cell>
          <table:table-cell table:style-name="ce134" table:formula="of:=[.$E$6]+360*[.U$8]/[.$C293]" office:value-type="float" office:value="385.05" calcext:value-type="float">
            <text:p>385</text:p>
          </table:table-cell>
          <table:table-cell table:style-name="ce134" table:formula="of:=[.$E$6]+360*[.V$8]/[.$C293]" office:value-type="float" office:value="386.7" calcext:value-type="float">
            <text:p>387</text:p>
          </table:table-cell>
          <table:table-cell table:style-name="ce134" table:formula="of:=[.$E$6]+360*[.W$8]/[.$C293]" office:value-type="float" office:value="388.35" calcext:value-type="float">
            <text:p>388</text:p>
          </table:table-cell>
          <table:table-cell table:style-name="ce134" table:formula="of:=[.$E$6]+360*[.X$8]/[.$C29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94]" office:value-type="float" office:value="10434.7826086957" calcext:value-type="float">
            <text:p>10435</text:p>
          </table:table-cell>
          <table:table-cell table:style-name="ce134" table:formula="of:=[.$E$6]+360*[.D$8]/[.$C294]" office:value-type="float" office:value="357" calcext:value-type="float">
            <text:p>357</text:p>
          </table:table-cell>
          <table:table-cell table:style-name="ce134" table:formula="of:=[.$E$6]+360*[.E$8]/[.$C294]" office:value-type="float" office:value="358.725" calcext:value-type="float">
            <text:p>359</text:p>
          </table:table-cell>
          <table:table-cell table:style-name="ce134" table:formula="of:=[.$E$6]+360*[.F$8]/[.$C294]" office:value-type="float" office:value="360.45" calcext:value-type="float">
            <text:p>360</text:p>
          </table:table-cell>
          <table:table-cell table:style-name="ce134" table:formula="of:=[.$E$6]+360*[.G$8]/[.$C294]" office:value-type="float" office:value="362.175" calcext:value-type="float">
            <text:p>362</text:p>
          </table:table-cell>
          <table:table-cell table:style-name="ce134" table:formula="of:=[.$E$6]+360*[.H$8]/[.$C294]" office:value-type="float" office:value="363.9" calcext:value-type="float">
            <text:p>364</text:p>
          </table:table-cell>
          <table:table-cell table:style-name="ce134" table:formula="of:=[.$E$6]+360*[.I$8]/[.$C294]" office:value-type="float" office:value="365.625" calcext:value-type="float">
            <text:p>366</text:p>
          </table:table-cell>
          <table:table-cell table:style-name="ce134" table:formula="of:=[.$E$6]+360*[.J$8]/[.$C294]" office:value-type="float" office:value="367.35" calcext:value-type="float">
            <text:p>367</text:p>
          </table:table-cell>
          <table:table-cell table:style-name="ce134" table:formula="of:=[.$E$6]+360*[.K$8]/[.$C294]" office:value-type="float" office:value="369.075" calcext:value-type="float">
            <text:p>369</text:p>
          </table:table-cell>
          <table:table-cell table:style-name="ce134" table:formula="of:=[.$E$6]+360*[.L$8]/[.$C294]" office:value-type="float" office:value="370.8" calcext:value-type="float">
            <text:p>371</text:p>
          </table:table-cell>
          <table:table-cell table:style-name="ce134" table:formula="of:=[.$E$6]+360*[.M$8]/[.$C294]" office:value-type="float" office:value="372.525" calcext:value-type="float">
            <text:p>373</text:p>
          </table:table-cell>
          <table:table-cell table:style-name="ce134" table:formula="of:=[.$E$6]+360*[.N$8]/[.$C294]" office:value-type="float" office:value="374.25" calcext:value-type="float">
            <text:p>374</text:p>
          </table:table-cell>
          <table:table-cell table:style-name="ce134" table:formula="of:=[.$E$6]+360*[.O$8]/[.$C294]" office:value-type="float" office:value="375.975" calcext:value-type="float">
            <text:p>376</text:p>
          </table:table-cell>
          <table:table-cell table:style-name="ce134" table:formula="of:=[.$E$6]+360*[.P$8]/[.$C294]" office:value-type="float" office:value="377.7" calcext:value-type="float">
            <text:p>378</text:p>
          </table:table-cell>
          <table:table-cell table:style-name="ce134" table:formula="of:=[.$E$6]+360*[.Q$8]/[.$C294]" office:value-type="float" office:value="379.425" calcext:value-type="float">
            <text:p>379</text:p>
          </table:table-cell>
          <table:table-cell table:style-name="ce134" table:formula="of:=[.$E$6]+360*[.R$8]/[.$C294]" office:value-type="float" office:value="381.15" calcext:value-type="float">
            <text:p>381</text:p>
          </table:table-cell>
          <table:table-cell table:style-name="ce134" table:formula="of:=[.$E$6]+360*[.S$8]/[.$C294]" office:value-type="float" office:value="382.875" calcext:value-type="float">
            <text:p>383</text:p>
          </table:table-cell>
          <table:table-cell table:style-name="ce134" table:formula="of:=[.$E$6]+360*[.T$8]/[.$C294]" office:value-type="float" office:value="384.6" calcext:value-type="float">
            <text:p>385</text:p>
          </table:table-cell>
          <table:table-cell table:style-name="ce134" table:formula="of:=[.$E$6]+360*[.U$8]/[.$C294]" office:value-type="float" office:value="386.325" calcext:value-type="float">
            <text:p>386</text:p>
          </table:table-cell>
          <table:table-cell table:style-name="ce134" table:formula="of:=[.$E$6]+360*[.V$8]/[.$C294]" office:value-type="float" office:value="388.05" calcext:value-type="float">
            <text:p>388</text:p>
          </table:table-cell>
          <table:table-cell table:style-name="ce134" table:formula="of:=[.$E$6]+360*[.W$8]/[.$C294]" office:value-type="float" office:value="389.775" calcext:value-type="float">
            <text:p>390</text:p>
          </table:table-cell>
          <table:table-cell table:style-name="ce134" table:formula="of:=[.$E$6]+360*[.X$8]/[.$C29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95]" office:value-type="float" office:value="10000" calcext:value-type="float">
            <text:p>10000</text:p>
          </table:table-cell>
          <table:table-cell table:style-name="ce134" table:formula="of:=[.$E$6]+360*[.D$8]/[.$C295]" office:value-type="float" office:value="357" calcext:value-type="float">
            <text:p>357</text:p>
          </table:table-cell>
          <table:table-cell table:style-name="ce134" table:formula="of:=[.$E$6]+360*[.E$8]/[.$C295]" office:value-type="float" office:value="358.8" calcext:value-type="float">
            <text:p>359</text:p>
          </table:table-cell>
          <table:table-cell table:style-name="ce134" table:formula="of:=[.$E$6]+360*[.F$8]/[.$C295]" office:value-type="float" office:value="360.6" calcext:value-type="float">
            <text:p>361</text:p>
          </table:table-cell>
          <table:table-cell table:style-name="ce134" table:formula="of:=[.$E$6]+360*[.G$8]/[.$C295]" office:value-type="float" office:value="362.4" calcext:value-type="float">
            <text:p>362</text:p>
          </table:table-cell>
          <table:table-cell table:style-name="ce134" table:formula="of:=[.$E$6]+360*[.H$8]/[.$C295]" office:value-type="float" office:value="364.2" calcext:value-type="float">
            <text:p>364</text:p>
          </table:table-cell>
          <table:table-cell table:style-name="ce134" table:formula="of:=[.$E$6]+360*[.I$8]/[.$C295]" office:value-type="float" office:value="366" calcext:value-type="float">
            <text:p>366</text:p>
          </table:table-cell>
          <table:table-cell table:style-name="ce134" table:formula="of:=[.$E$6]+360*[.J$8]/[.$C295]" office:value-type="float" office:value="367.8" calcext:value-type="float">
            <text:p>368</text:p>
          </table:table-cell>
          <table:table-cell table:style-name="ce134" table:formula="of:=[.$E$6]+360*[.K$8]/[.$C295]" office:value-type="float" office:value="369.6" calcext:value-type="float">
            <text:p>370</text:p>
          </table:table-cell>
          <table:table-cell table:style-name="ce134" table:formula="of:=[.$E$6]+360*[.L$8]/[.$C295]" office:value-type="float" office:value="371.4" calcext:value-type="float">
            <text:p>371</text:p>
          </table:table-cell>
          <table:table-cell table:style-name="ce134" table:formula="of:=[.$E$6]+360*[.M$8]/[.$C295]" office:value-type="float" office:value="373.2" calcext:value-type="float">
            <text:p>373</text:p>
          </table:table-cell>
          <table:table-cell table:style-name="ce134" table:formula="of:=[.$E$6]+360*[.N$8]/[.$C295]" office:value-type="float" office:value="375" calcext:value-type="float">
            <text:p>375</text:p>
          </table:table-cell>
          <table:table-cell table:style-name="ce134" table:formula="of:=[.$E$6]+360*[.O$8]/[.$C295]" office:value-type="float" office:value="376.8" calcext:value-type="float">
            <text:p>377</text:p>
          </table:table-cell>
          <table:table-cell table:style-name="ce134" table:formula="of:=[.$E$6]+360*[.P$8]/[.$C295]" office:value-type="float" office:value="378.6" calcext:value-type="float">
            <text:p>379</text:p>
          </table:table-cell>
          <table:table-cell table:style-name="ce134" table:formula="of:=[.$E$6]+360*[.Q$8]/[.$C295]" office:value-type="float" office:value="380.4" calcext:value-type="float">
            <text:p>380</text:p>
          </table:table-cell>
          <table:table-cell table:style-name="ce134" table:formula="of:=[.$E$6]+360*[.R$8]/[.$C295]" office:value-type="float" office:value="382.2" calcext:value-type="float">
            <text:p>382</text:p>
          </table:table-cell>
          <table:table-cell table:style-name="ce134" table:formula="of:=[.$E$6]+360*[.S$8]/[.$C295]" office:value-type="float" office:value="384" calcext:value-type="float">
            <text:p>384</text:p>
          </table:table-cell>
          <table:table-cell table:style-name="ce134" table:formula="of:=[.$E$6]+360*[.T$8]/[.$C295]" office:value-type="float" office:value="385.8" calcext:value-type="float">
            <text:p>386</text:p>
          </table:table-cell>
          <table:table-cell table:style-name="ce134" table:formula="of:=[.$E$6]+360*[.U$8]/[.$C295]" office:value-type="float" office:value="387.6" calcext:value-type="float">
            <text:p>388</text:p>
          </table:table-cell>
          <table:table-cell table:style-name="ce134" table:formula="of:=[.$E$6]+360*[.V$8]/[.$C295]" office:value-type="float" office:value="389.4" calcext:value-type="float">
            <text:p>389</text:p>
          </table:table-cell>
          <table:table-cell table:style-name="ce134" table:formula="of:=[.$E$6]+360*[.W$8]/[.$C295]" office:value-type="float" office:value="391.2" calcext:value-type="float">
            <text:p>391</text:p>
          </table:table-cell>
          <table:table-cell table:style-name="ce134" table:formula="of:=[.$E$6]+360*[.X$8]/[.$C29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96]" office:value-type="float" office:value="9600" calcext:value-type="float">
            <text:p>9600</text:p>
          </table:table-cell>
          <table:table-cell table:style-name="ce134" table:formula="of:=[.$E$6]+360*[.D$8]/[.$C296]" office:value-type="float" office:value="357" calcext:value-type="float">
            <text:p>357</text:p>
          </table:table-cell>
          <table:table-cell table:style-name="ce134" table:formula="of:=[.$E$6]+360*[.E$8]/[.$C296]" office:value-type="float" office:value="358.875" calcext:value-type="float">
            <text:p>359</text:p>
          </table:table-cell>
          <table:table-cell table:style-name="ce134" table:formula="of:=[.$E$6]+360*[.F$8]/[.$C296]" office:value-type="float" office:value="360.75" calcext:value-type="float">
            <text:p>361</text:p>
          </table:table-cell>
          <table:table-cell table:style-name="ce134" table:formula="of:=[.$E$6]+360*[.G$8]/[.$C296]" office:value-type="float" office:value="362.625" calcext:value-type="float">
            <text:p>363</text:p>
          </table:table-cell>
          <table:table-cell table:style-name="ce134" table:formula="of:=[.$E$6]+360*[.H$8]/[.$C296]" office:value-type="float" office:value="364.5" calcext:value-type="float">
            <text:p>365</text:p>
          </table:table-cell>
          <table:table-cell table:style-name="ce134" table:formula="of:=[.$E$6]+360*[.I$8]/[.$C296]" office:value-type="float" office:value="366.375" calcext:value-type="float">
            <text:p>366</text:p>
          </table:table-cell>
          <table:table-cell table:style-name="ce134" table:formula="of:=[.$E$6]+360*[.J$8]/[.$C296]" office:value-type="float" office:value="368.25" calcext:value-type="float">
            <text:p>368</text:p>
          </table:table-cell>
          <table:table-cell table:style-name="ce134" table:formula="of:=[.$E$6]+360*[.K$8]/[.$C296]" office:value-type="float" office:value="370.125" calcext:value-type="float">
            <text:p>370</text:p>
          </table:table-cell>
          <table:table-cell table:style-name="ce134" table:formula="of:=[.$E$6]+360*[.L$8]/[.$C296]" office:value-type="float" office:value="372" calcext:value-type="float">
            <text:p>372</text:p>
          </table:table-cell>
          <table:table-cell table:style-name="ce134" table:formula="of:=[.$E$6]+360*[.M$8]/[.$C296]" office:value-type="float" office:value="373.875" calcext:value-type="float">
            <text:p>374</text:p>
          </table:table-cell>
          <table:table-cell table:style-name="ce134" table:formula="of:=[.$E$6]+360*[.N$8]/[.$C296]" office:value-type="float" office:value="375.75" calcext:value-type="float">
            <text:p>376</text:p>
          </table:table-cell>
          <table:table-cell table:style-name="ce134" table:formula="of:=[.$E$6]+360*[.O$8]/[.$C296]" office:value-type="float" office:value="377.625" calcext:value-type="float">
            <text:p>378</text:p>
          </table:table-cell>
          <table:table-cell table:style-name="ce134" table:formula="of:=[.$E$6]+360*[.P$8]/[.$C296]" office:value-type="float" office:value="379.5" calcext:value-type="float">
            <text:p>380</text:p>
          </table:table-cell>
          <table:table-cell table:style-name="ce134" table:formula="of:=[.$E$6]+360*[.Q$8]/[.$C296]" office:value-type="float" office:value="381.375" calcext:value-type="float">
            <text:p>381</text:p>
          </table:table-cell>
          <table:table-cell table:style-name="ce134" table:formula="of:=[.$E$6]+360*[.R$8]/[.$C296]" office:value-type="float" office:value="383.25" calcext:value-type="float">
            <text:p>383</text:p>
          </table:table-cell>
          <table:table-cell table:style-name="ce134" table:formula="of:=[.$E$6]+360*[.S$8]/[.$C296]" office:value-type="float" office:value="385.125" calcext:value-type="float">
            <text:p>385</text:p>
          </table:table-cell>
          <table:table-cell table:style-name="ce134" table:formula="of:=[.$E$6]+360*[.T$8]/[.$C296]" office:value-type="float" office:value="387" calcext:value-type="float">
            <text:p>387</text:p>
          </table:table-cell>
          <table:table-cell table:style-name="ce134" table:formula="of:=[.$E$6]+360*[.U$8]/[.$C296]" office:value-type="float" office:value="388.875" calcext:value-type="float">
            <text:p>389</text:p>
          </table:table-cell>
          <table:table-cell table:style-name="ce134" table:formula="of:=[.$E$6]+360*[.V$8]/[.$C296]" office:value-type="float" office:value="390.75" calcext:value-type="float">
            <text:p>391</text:p>
          </table:table-cell>
          <table:table-cell table:style-name="ce134" table:formula="of:=[.$E$6]+360*[.W$8]/[.$C296]" office:value-type="float" office:value="392.625" calcext:value-type="float">
            <text:p>393</text:p>
          </table:table-cell>
          <table:table-cell table:style-name="ce134" table:formula="of:=[.$E$6]+360*[.X$8]/[.$C29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97]" office:value-type="float" office:value="9230.76923076923" calcext:value-type="float">
            <text:p>9231</text:p>
          </table:table-cell>
          <table:table-cell table:style-name="ce134" table:formula="of:=[.$E$6]+360*[.D$8]/[.$C297]" office:value-type="float" office:value="357" calcext:value-type="float">
            <text:p>357</text:p>
          </table:table-cell>
          <table:table-cell table:style-name="ce134" table:formula="of:=[.$E$6]+360*[.E$8]/[.$C297]" office:value-type="float" office:value="358.95" calcext:value-type="float">
            <text:p>359</text:p>
          </table:table-cell>
          <table:table-cell table:style-name="ce134" table:formula="of:=[.$E$6]+360*[.F$8]/[.$C297]" office:value-type="float" office:value="360.9" calcext:value-type="float">
            <text:p>361</text:p>
          </table:table-cell>
          <table:table-cell table:style-name="ce134" table:formula="of:=[.$E$6]+360*[.G$8]/[.$C297]" office:value-type="float" office:value="362.85" calcext:value-type="float">
            <text:p>363</text:p>
          </table:table-cell>
          <table:table-cell table:style-name="ce134" table:formula="of:=[.$E$6]+360*[.H$8]/[.$C297]" office:value-type="float" office:value="364.8" calcext:value-type="float">
            <text:p>365</text:p>
          </table:table-cell>
          <table:table-cell table:style-name="ce134" table:formula="of:=[.$E$6]+360*[.I$8]/[.$C297]" office:value-type="float" office:value="366.75" calcext:value-type="float">
            <text:p>367</text:p>
          </table:table-cell>
          <table:table-cell table:style-name="ce134" table:formula="of:=[.$E$6]+360*[.J$8]/[.$C297]" office:value-type="float" office:value="368.7" calcext:value-type="float">
            <text:p>369</text:p>
          </table:table-cell>
          <table:table-cell table:style-name="ce134" table:formula="of:=[.$E$6]+360*[.K$8]/[.$C297]" office:value-type="float" office:value="370.65" calcext:value-type="float">
            <text:p>371</text:p>
          </table:table-cell>
          <table:table-cell table:style-name="ce134" table:formula="of:=[.$E$6]+360*[.L$8]/[.$C297]" office:value-type="float" office:value="372.6" calcext:value-type="float">
            <text:p>373</text:p>
          </table:table-cell>
          <table:table-cell table:style-name="ce134" table:formula="of:=[.$E$6]+360*[.M$8]/[.$C297]" office:value-type="float" office:value="374.55" calcext:value-type="float">
            <text:p>375</text:p>
          </table:table-cell>
          <table:table-cell table:style-name="ce134" table:formula="of:=[.$E$6]+360*[.N$8]/[.$C297]" office:value-type="float" office:value="376.5" calcext:value-type="float">
            <text:p>377</text:p>
          </table:table-cell>
          <table:table-cell table:style-name="ce134" table:formula="of:=[.$E$6]+360*[.O$8]/[.$C297]" office:value-type="float" office:value="378.45" calcext:value-type="float">
            <text:p>378</text:p>
          </table:table-cell>
          <table:table-cell table:style-name="ce134" table:formula="of:=[.$E$6]+360*[.P$8]/[.$C297]" office:value-type="float" office:value="380.4" calcext:value-type="float">
            <text:p>380</text:p>
          </table:table-cell>
          <table:table-cell table:style-name="ce134" table:formula="of:=[.$E$6]+360*[.Q$8]/[.$C297]" office:value-type="float" office:value="382.35" calcext:value-type="float">
            <text:p>382</text:p>
          </table:table-cell>
          <table:table-cell table:style-name="ce134" table:formula="of:=[.$E$6]+360*[.R$8]/[.$C297]" office:value-type="float" office:value="384.3" calcext:value-type="float">
            <text:p>384</text:p>
          </table:table-cell>
          <table:table-cell table:style-name="ce134" table:formula="of:=[.$E$6]+360*[.S$8]/[.$C297]" office:value-type="float" office:value="386.25" calcext:value-type="float">
            <text:p>386</text:p>
          </table:table-cell>
          <table:table-cell table:style-name="ce134" table:formula="of:=[.$E$6]+360*[.T$8]/[.$C297]" office:value-type="float" office:value="388.2" calcext:value-type="float">
            <text:p>388</text:p>
          </table:table-cell>
          <table:table-cell table:style-name="ce134" table:formula="of:=[.$E$6]+360*[.U$8]/[.$C297]" office:value-type="float" office:value="390.15" calcext:value-type="float">
            <text:p>390</text:p>
          </table:table-cell>
          <table:table-cell table:style-name="ce134" table:formula="of:=[.$E$6]+360*[.V$8]/[.$C297]" office:value-type="float" office:value="392.1" calcext:value-type="float">
            <text:p>392</text:p>
          </table:table-cell>
          <table:table-cell table:style-name="ce134" table:formula="of:=[.$E$6]+360*[.W$8]/[.$C297]" office:value-type="float" office:value="394.05" calcext:value-type="float">
            <text:p>394</text:p>
          </table:table-cell>
          <table:table-cell table:style-name="ce134" table:formula="of:=[.$E$6]+360*[.X$8]/[.$C29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98]" office:value-type="float" office:value="8888.88888888889" calcext:value-type="float">
            <text:p>8889</text:p>
          </table:table-cell>
          <table:table-cell table:style-name="ce134" table:formula="of:=[.$E$6]+360*[.D$8]/[.$C298]" office:value-type="float" office:value="357" calcext:value-type="float">
            <text:p>357</text:p>
          </table:table-cell>
          <table:table-cell table:style-name="ce134" table:formula="of:=[.$E$6]+360*[.E$8]/[.$C298]" office:value-type="float" office:value="359.025" calcext:value-type="float">
            <text:p>359</text:p>
          </table:table-cell>
          <table:table-cell table:style-name="ce134" table:formula="of:=[.$E$6]+360*[.F$8]/[.$C298]" office:value-type="float" office:value="361.05" calcext:value-type="float">
            <text:p>361</text:p>
          </table:table-cell>
          <table:table-cell table:style-name="ce134" table:formula="of:=[.$E$6]+360*[.G$8]/[.$C298]" office:value-type="float" office:value="363.075" calcext:value-type="float">
            <text:p>363</text:p>
          </table:table-cell>
          <table:table-cell table:style-name="ce134" table:formula="of:=[.$E$6]+360*[.H$8]/[.$C298]" office:value-type="float" office:value="365.1" calcext:value-type="float">
            <text:p>365</text:p>
          </table:table-cell>
          <table:table-cell table:style-name="ce134" table:formula="of:=[.$E$6]+360*[.I$8]/[.$C298]" office:value-type="float" office:value="367.125" calcext:value-type="float">
            <text:p>367</text:p>
          </table:table-cell>
          <table:table-cell table:style-name="ce134" table:formula="of:=[.$E$6]+360*[.J$8]/[.$C298]" office:value-type="float" office:value="369.15" calcext:value-type="float">
            <text:p>369</text:p>
          </table:table-cell>
          <table:table-cell table:style-name="ce134" table:formula="of:=[.$E$6]+360*[.K$8]/[.$C298]" office:value-type="float" office:value="371.175" calcext:value-type="float">
            <text:p>371</text:p>
          </table:table-cell>
          <table:table-cell table:style-name="ce134" table:formula="of:=[.$E$6]+360*[.L$8]/[.$C298]" office:value-type="float" office:value="373.2" calcext:value-type="float">
            <text:p>373</text:p>
          </table:table-cell>
          <table:table-cell table:style-name="ce134" table:formula="of:=[.$E$6]+360*[.M$8]/[.$C298]" office:value-type="float" office:value="375.225" calcext:value-type="float">
            <text:p>375</text:p>
          </table:table-cell>
          <table:table-cell table:style-name="ce134" table:formula="of:=[.$E$6]+360*[.N$8]/[.$C298]" office:value-type="float" office:value="377.25" calcext:value-type="float">
            <text:p>377</text:p>
          </table:table-cell>
          <table:table-cell table:style-name="ce134" table:formula="of:=[.$E$6]+360*[.O$8]/[.$C298]" office:value-type="float" office:value="379.275" calcext:value-type="float">
            <text:p>379</text:p>
          </table:table-cell>
          <table:table-cell table:style-name="ce134" table:formula="of:=[.$E$6]+360*[.P$8]/[.$C298]" office:value-type="float" office:value="381.3" calcext:value-type="float">
            <text:p>381</text:p>
          </table:table-cell>
          <table:table-cell table:style-name="ce134" table:formula="of:=[.$E$6]+360*[.Q$8]/[.$C298]" office:value-type="float" office:value="383.325" calcext:value-type="float">
            <text:p>383</text:p>
          </table:table-cell>
          <table:table-cell table:style-name="ce134" table:formula="of:=[.$E$6]+360*[.R$8]/[.$C298]" office:value-type="float" office:value="385.35" calcext:value-type="float">
            <text:p>385</text:p>
          </table:table-cell>
          <table:table-cell table:style-name="ce134" table:formula="of:=[.$E$6]+360*[.S$8]/[.$C298]" office:value-type="float" office:value="387.375" calcext:value-type="float">
            <text:p>387</text:p>
          </table:table-cell>
          <table:table-cell table:style-name="ce134" table:formula="of:=[.$E$6]+360*[.T$8]/[.$C298]" office:value-type="float" office:value="389.4" calcext:value-type="float">
            <text:p>389</text:p>
          </table:table-cell>
          <table:table-cell table:style-name="ce134" table:formula="of:=[.$E$6]+360*[.U$8]/[.$C298]" office:value-type="float" office:value="391.425" calcext:value-type="float">
            <text:p>391</text:p>
          </table:table-cell>
          <table:table-cell table:style-name="ce134" table:formula="of:=[.$E$6]+360*[.V$8]/[.$C298]" office:value-type="float" office:value="393.45" calcext:value-type="float">
            <text:p>393</text:p>
          </table:table-cell>
          <table:table-cell table:style-name="ce134" table:formula="of:=[.$E$6]+360*[.W$8]/[.$C298]" office:value-type="float" office:value="395.475" calcext:value-type="float">
            <text:p>395</text:p>
          </table:table-cell>
          <table:table-cell table:style-name="ce134" table:formula="of:=[.$E$6]+360*[.X$8]/[.$C29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99]" office:value-type="float" office:value="8571.42857142857" calcext:value-type="float">
            <text:p>8571</text:p>
          </table:table-cell>
          <table:table-cell table:style-name="ce134" table:formula="of:=[.$E$6]+360*[.D$8]/[.$C299]" office:value-type="float" office:value="357" calcext:value-type="float">
            <text:p>357</text:p>
          </table:table-cell>
          <table:table-cell table:style-name="ce134" table:formula="of:=[.$E$6]+360*[.E$8]/[.$C299]" office:value-type="float" office:value="359.1" calcext:value-type="float">
            <text:p>359</text:p>
          </table:table-cell>
          <table:table-cell table:style-name="ce134" table:formula="of:=[.$E$6]+360*[.F$8]/[.$C299]" office:value-type="float" office:value="361.2" calcext:value-type="float">
            <text:p>361</text:p>
          </table:table-cell>
          <table:table-cell table:style-name="ce134" table:formula="of:=[.$E$6]+360*[.G$8]/[.$C299]" office:value-type="float" office:value="363.3" calcext:value-type="float">
            <text:p>363</text:p>
          </table:table-cell>
          <table:table-cell table:style-name="ce134" table:formula="of:=[.$E$6]+360*[.H$8]/[.$C299]" office:value-type="float" office:value="365.4" calcext:value-type="float">
            <text:p>365</text:p>
          </table:table-cell>
          <table:table-cell table:style-name="ce134" table:formula="of:=[.$E$6]+360*[.I$8]/[.$C299]" office:value-type="float" office:value="367.5" calcext:value-type="float">
            <text:p>368</text:p>
          </table:table-cell>
          <table:table-cell table:style-name="ce134" table:formula="of:=[.$E$6]+360*[.J$8]/[.$C299]" office:value-type="float" office:value="369.6" calcext:value-type="float">
            <text:p>370</text:p>
          </table:table-cell>
          <table:table-cell table:style-name="ce134" table:formula="of:=[.$E$6]+360*[.K$8]/[.$C299]" office:value-type="float" office:value="371.7" calcext:value-type="float">
            <text:p>372</text:p>
          </table:table-cell>
          <table:table-cell table:style-name="ce134" table:formula="of:=[.$E$6]+360*[.L$8]/[.$C299]" office:value-type="float" office:value="373.8" calcext:value-type="float">
            <text:p>374</text:p>
          </table:table-cell>
          <table:table-cell table:style-name="ce134" table:formula="of:=[.$E$6]+360*[.M$8]/[.$C299]" office:value-type="float" office:value="375.9" calcext:value-type="float">
            <text:p>376</text:p>
          </table:table-cell>
          <table:table-cell table:style-name="ce134" table:formula="of:=[.$E$6]+360*[.N$8]/[.$C299]" office:value-type="float" office:value="378" calcext:value-type="float">
            <text:p>378</text:p>
          </table:table-cell>
          <table:table-cell table:style-name="ce134" table:formula="of:=[.$E$6]+360*[.O$8]/[.$C299]" office:value-type="float" office:value="380.1" calcext:value-type="float">
            <text:p>380</text:p>
          </table:table-cell>
          <table:table-cell table:style-name="ce134" table:formula="of:=[.$E$6]+360*[.P$8]/[.$C299]" office:value-type="float" office:value="382.2" calcext:value-type="float">
            <text:p>382</text:p>
          </table:table-cell>
          <table:table-cell table:style-name="ce134" table:formula="of:=[.$E$6]+360*[.Q$8]/[.$C299]" office:value-type="float" office:value="384.3" calcext:value-type="float">
            <text:p>384</text:p>
          </table:table-cell>
          <table:table-cell table:style-name="ce134" table:formula="of:=[.$E$6]+360*[.R$8]/[.$C299]" office:value-type="float" office:value="386.4" calcext:value-type="float">
            <text:p>386</text:p>
          </table:table-cell>
          <table:table-cell table:style-name="ce134" table:formula="of:=[.$E$6]+360*[.S$8]/[.$C299]" office:value-type="float" office:value="388.5" calcext:value-type="float">
            <text:p>389</text:p>
          </table:table-cell>
          <table:table-cell table:style-name="ce134" table:formula="of:=[.$E$6]+360*[.T$8]/[.$C299]" office:value-type="float" office:value="390.6" calcext:value-type="float">
            <text:p>391</text:p>
          </table:table-cell>
          <table:table-cell table:style-name="ce134" table:formula="of:=[.$E$6]+360*[.U$8]/[.$C299]" office:value-type="float" office:value="392.7" calcext:value-type="float">
            <text:p>393</text:p>
          </table:table-cell>
          <table:table-cell table:style-name="ce134" table:formula="of:=[.$E$6]+360*[.V$8]/[.$C299]" office:value-type="float" office:value="394.8" calcext:value-type="float">
            <text:p>395</text:p>
          </table:table-cell>
          <table:table-cell table:style-name="ce134" table:formula="of:=[.$E$6]+360*[.W$8]/[.$C299]" office:value-type="float" office:value="396.9" calcext:value-type="float">
            <text:p>397</text:p>
          </table:table-cell>
          <table:table-cell table:style-name="ce134" table:formula="of:=[.$E$6]+360*[.X$8]/[.$C29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00]" office:value-type="float" office:value="8275.86206896552" calcext:value-type="float">
            <text:p>8276</text:p>
          </table:table-cell>
          <table:table-cell table:style-name="ce134" table:formula="of:=[.$E$6]+360*[.D$8]/[.$C300]" office:value-type="float" office:value="357" calcext:value-type="float">
            <text:p>357</text:p>
          </table:table-cell>
          <table:table-cell table:style-name="ce134" table:formula="of:=[.$E$6]+360*[.E$8]/[.$C300]" office:value-type="float" office:value="359.175" calcext:value-type="float">
            <text:p>359</text:p>
          </table:table-cell>
          <table:table-cell table:style-name="ce134" table:formula="of:=[.$E$6]+360*[.F$8]/[.$C300]" office:value-type="float" office:value="361.35" calcext:value-type="float">
            <text:p>361</text:p>
          </table:table-cell>
          <table:table-cell table:style-name="ce134" table:formula="of:=[.$E$6]+360*[.G$8]/[.$C300]" office:value-type="float" office:value="363.525" calcext:value-type="float">
            <text:p>364</text:p>
          </table:table-cell>
          <table:table-cell table:style-name="ce134" table:formula="of:=[.$E$6]+360*[.H$8]/[.$C300]" office:value-type="float" office:value="365.7" calcext:value-type="float">
            <text:p>366</text:p>
          </table:table-cell>
          <table:table-cell table:style-name="ce134" table:formula="of:=[.$E$6]+360*[.I$8]/[.$C300]" office:value-type="float" office:value="367.875" calcext:value-type="float">
            <text:p>368</text:p>
          </table:table-cell>
          <table:table-cell table:style-name="ce134" table:formula="of:=[.$E$6]+360*[.J$8]/[.$C300]" office:value-type="float" office:value="370.05" calcext:value-type="float">
            <text:p>370</text:p>
          </table:table-cell>
          <table:table-cell table:style-name="ce134" table:formula="of:=[.$E$6]+360*[.K$8]/[.$C300]" office:value-type="float" office:value="372.225" calcext:value-type="float">
            <text:p>372</text:p>
          </table:table-cell>
          <table:table-cell table:style-name="ce134" table:formula="of:=[.$E$6]+360*[.L$8]/[.$C300]" office:value-type="float" office:value="374.4" calcext:value-type="float">
            <text:p>374</text:p>
          </table:table-cell>
          <table:table-cell table:style-name="ce134" table:formula="of:=[.$E$6]+360*[.M$8]/[.$C300]" office:value-type="float" office:value="376.575" calcext:value-type="float">
            <text:p>377</text:p>
          </table:table-cell>
          <table:table-cell table:style-name="ce134" table:formula="of:=[.$E$6]+360*[.N$8]/[.$C300]" office:value-type="float" office:value="378.75" calcext:value-type="float">
            <text:p>379</text:p>
          </table:table-cell>
          <table:table-cell table:style-name="ce134" table:formula="of:=[.$E$6]+360*[.O$8]/[.$C300]" office:value-type="float" office:value="380.925" calcext:value-type="float">
            <text:p>381</text:p>
          </table:table-cell>
          <table:table-cell table:style-name="ce134" table:formula="of:=[.$E$6]+360*[.P$8]/[.$C300]" office:value-type="float" office:value="383.1" calcext:value-type="float">
            <text:p>383</text:p>
          </table:table-cell>
          <table:table-cell table:style-name="ce134" table:formula="of:=[.$E$6]+360*[.Q$8]/[.$C300]" office:value-type="float" office:value="385.275" calcext:value-type="float">
            <text:p>385</text:p>
          </table:table-cell>
          <table:table-cell table:style-name="ce134" table:formula="of:=[.$E$6]+360*[.R$8]/[.$C300]" office:value-type="float" office:value="387.45" calcext:value-type="float">
            <text:p>387</text:p>
          </table:table-cell>
          <table:table-cell table:style-name="ce134" table:formula="of:=[.$E$6]+360*[.S$8]/[.$C300]" office:value-type="float" office:value="389.625" calcext:value-type="float">
            <text:p>390</text:p>
          </table:table-cell>
          <table:table-cell table:style-name="ce134" table:formula="of:=[.$E$6]+360*[.T$8]/[.$C300]" office:value-type="float" office:value="391.8" calcext:value-type="float">
            <text:p>392</text:p>
          </table:table-cell>
          <table:table-cell table:style-name="ce134" table:formula="of:=[.$E$6]+360*[.U$8]/[.$C300]" office:value-type="float" office:value="393.975" calcext:value-type="float">
            <text:p>394</text:p>
          </table:table-cell>
          <table:table-cell table:style-name="ce134" table:formula="of:=[.$E$6]+360*[.V$8]/[.$C300]" office:value-type="float" office:value="396.15" calcext:value-type="float">
            <text:p>396</text:p>
          </table:table-cell>
          <table:table-cell table:style-name="ce134" table:formula="of:=[.$E$6]+360*[.W$8]/[.$C300]" office:value-type="float" office:value="398.325" calcext:value-type="float">
            <text:p>398</text:p>
          </table:table-cell>
          <table:table-cell table:style-name="ce134" table:formula="of:=[.$E$6]+360*[.X$8]/[.$C30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01]" office:value-type="float" office:value="8000" calcext:value-type="float">
            <text:p>8000</text:p>
          </table:table-cell>
          <table:table-cell table:style-name="ce134" table:formula="of:=[.$E$6]+360*[.D$8]/[.$C301]" office:value-type="float" office:value="357" calcext:value-type="float">
            <text:p>357</text:p>
          </table:table-cell>
          <table:table-cell table:style-name="ce134" table:formula="of:=[.$E$6]+360*[.E$8]/[.$C301]" office:value-type="float" office:value="359.25" calcext:value-type="float">
            <text:p>359</text:p>
          </table:table-cell>
          <table:table-cell table:style-name="ce134" table:formula="of:=[.$E$6]+360*[.F$8]/[.$C301]" office:value-type="float" office:value="361.5" calcext:value-type="float">
            <text:p>362</text:p>
          </table:table-cell>
          <table:table-cell table:style-name="ce134" table:formula="of:=[.$E$6]+360*[.G$8]/[.$C301]" office:value-type="float" office:value="363.75" calcext:value-type="float">
            <text:p>364</text:p>
          </table:table-cell>
          <table:table-cell table:style-name="ce134" table:formula="of:=[.$E$6]+360*[.H$8]/[.$C301]" office:value-type="float" office:value="366" calcext:value-type="float">
            <text:p>366</text:p>
          </table:table-cell>
          <table:table-cell table:style-name="ce134" table:formula="of:=[.$E$6]+360*[.I$8]/[.$C301]" office:value-type="float" office:value="368.25" calcext:value-type="float">
            <text:p>368</text:p>
          </table:table-cell>
          <table:table-cell table:style-name="ce134" table:formula="of:=[.$E$6]+360*[.J$8]/[.$C301]" office:value-type="float" office:value="370.5" calcext:value-type="float">
            <text:p>371</text:p>
          </table:table-cell>
          <table:table-cell table:style-name="ce134" table:formula="of:=[.$E$6]+360*[.K$8]/[.$C301]" office:value-type="float" office:value="372.75" calcext:value-type="float">
            <text:p>373</text:p>
          </table:table-cell>
          <table:table-cell table:style-name="ce134" table:formula="of:=[.$E$6]+360*[.L$8]/[.$C301]" office:value-type="float" office:value="375" calcext:value-type="float">
            <text:p>375</text:p>
          </table:table-cell>
          <table:table-cell table:style-name="ce134" table:formula="of:=[.$E$6]+360*[.M$8]/[.$C301]" office:value-type="float" office:value="377.25" calcext:value-type="float">
            <text:p>377</text:p>
          </table:table-cell>
          <table:table-cell table:style-name="ce134" table:formula="of:=[.$E$6]+360*[.N$8]/[.$C301]" office:value-type="float" office:value="379.5" calcext:value-type="float">
            <text:p>380</text:p>
          </table:table-cell>
          <table:table-cell table:style-name="ce134" table:formula="of:=[.$E$6]+360*[.O$8]/[.$C301]" office:value-type="float" office:value="381.75" calcext:value-type="float">
            <text:p>382</text:p>
          </table:table-cell>
          <table:table-cell table:style-name="ce134" table:formula="of:=[.$E$6]+360*[.P$8]/[.$C301]" office:value-type="float" office:value="384" calcext:value-type="float">
            <text:p>384</text:p>
          </table:table-cell>
          <table:table-cell table:style-name="ce134" table:formula="of:=[.$E$6]+360*[.Q$8]/[.$C301]" office:value-type="float" office:value="386.25" calcext:value-type="float">
            <text:p>386</text:p>
          </table:table-cell>
          <table:table-cell table:style-name="ce134" table:formula="of:=[.$E$6]+360*[.R$8]/[.$C301]" office:value-type="float" office:value="388.5" calcext:value-type="float">
            <text:p>389</text:p>
          </table:table-cell>
          <table:table-cell table:style-name="ce134" table:formula="of:=[.$E$6]+360*[.S$8]/[.$C301]" office:value-type="float" office:value="390.75" calcext:value-type="float">
            <text:p>391</text:p>
          </table:table-cell>
          <table:table-cell table:style-name="ce134" table:formula="of:=[.$E$6]+360*[.T$8]/[.$C301]" office:value-type="float" office:value="393" calcext:value-type="float">
            <text:p>393</text:p>
          </table:table-cell>
          <table:table-cell table:style-name="ce134" table:formula="of:=[.$E$6]+360*[.U$8]/[.$C301]" office:value-type="float" office:value="395.25" calcext:value-type="float">
            <text:p>395</text:p>
          </table:table-cell>
          <table:table-cell table:style-name="ce134" table:formula="of:=[.$E$6]+360*[.V$8]/[.$C301]" office:value-type="float" office:value="397.5" calcext:value-type="float">
            <text:p>398</text:p>
          </table:table-cell>
          <table:table-cell table:style-name="ce134" table:formula="of:=[.$E$6]+360*[.W$8]/[.$C301]" office:value-type="float" office:value="399.75" calcext:value-type="float">
            <text:p>400</text:p>
          </table:table-cell>
          <table:table-cell table:style-name="ce134" table:formula="of:=[.$E$6]+360*[.X$8]/[.$C30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02]" office:value-type="float" office:value="7741.93548387097" calcext:value-type="float">
            <text:p>7742</text:p>
          </table:table-cell>
          <table:table-cell table:style-name="ce134" table:formula="of:=[.$E$6]+360*[.D$8]/[.$C302]" office:value-type="float" office:value="357" calcext:value-type="float">
            <text:p>357</text:p>
          </table:table-cell>
          <table:table-cell table:style-name="ce134" table:formula="of:=[.$E$6]+360*[.E$8]/[.$C302]" office:value-type="float" office:value="359.325" calcext:value-type="float">
            <text:p>359</text:p>
          </table:table-cell>
          <table:table-cell table:style-name="ce134" table:formula="of:=[.$E$6]+360*[.F$8]/[.$C302]" office:value-type="float" office:value="361.65" calcext:value-type="float">
            <text:p>362</text:p>
          </table:table-cell>
          <table:table-cell table:style-name="ce134" table:formula="of:=[.$E$6]+360*[.G$8]/[.$C302]" office:value-type="float" office:value="363.975" calcext:value-type="float">
            <text:p>364</text:p>
          </table:table-cell>
          <table:table-cell table:style-name="ce134" table:formula="of:=[.$E$6]+360*[.H$8]/[.$C302]" office:value-type="float" office:value="366.3" calcext:value-type="float">
            <text:p>366</text:p>
          </table:table-cell>
          <table:table-cell table:style-name="ce134" table:formula="of:=[.$E$6]+360*[.I$8]/[.$C302]" office:value-type="float" office:value="368.625" calcext:value-type="float">
            <text:p>369</text:p>
          </table:table-cell>
          <table:table-cell table:style-name="ce134" table:formula="of:=[.$E$6]+360*[.J$8]/[.$C302]" office:value-type="float" office:value="370.95" calcext:value-type="float">
            <text:p>371</text:p>
          </table:table-cell>
          <table:table-cell table:style-name="ce134" table:formula="of:=[.$E$6]+360*[.K$8]/[.$C302]" office:value-type="float" office:value="373.275" calcext:value-type="float">
            <text:p>373</text:p>
          </table:table-cell>
          <table:table-cell table:style-name="ce134" table:formula="of:=[.$E$6]+360*[.L$8]/[.$C302]" office:value-type="float" office:value="375.6" calcext:value-type="float">
            <text:p>376</text:p>
          </table:table-cell>
          <table:table-cell table:style-name="ce134" table:formula="of:=[.$E$6]+360*[.M$8]/[.$C302]" office:value-type="float" office:value="377.925" calcext:value-type="float">
            <text:p>378</text:p>
          </table:table-cell>
          <table:table-cell table:style-name="ce134" table:formula="of:=[.$E$6]+360*[.N$8]/[.$C302]" office:value-type="float" office:value="380.25" calcext:value-type="float">
            <text:p>380</text:p>
          </table:table-cell>
          <table:table-cell table:style-name="ce134" table:formula="of:=[.$E$6]+360*[.O$8]/[.$C302]" office:value-type="float" office:value="382.575" calcext:value-type="float">
            <text:p>383</text:p>
          </table:table-cell>
          <table:table-cell table:style-name="ce134" table:formula="of:=[.$E$6]+360*[.P$8]/[.$C302]" office:value-type="float" office:value="384.9" calcext:value-type="float">
            <text:p>385</text:p>
          </table:table-cell>
          <table:table-cell table:style-name="ce134" table:formula="of:=[.$E$6]+360*[.Q$8]/[.$C302]" office:value-type="float" office:value="387.225" calcext:value-type="float">
            <text:p>387</text:p>
          </table:table-cell>
          <table:table-cell table:style-name="ce134" table:formula="of:=[.$E$6]+360*[.R$8]/[.$C302]" office:value-type="float" office:value="389.55" calcext:value-type="float">
            <text:p>390</text:p>
          </table:table-cell>
          <table:table-cell table:style-name="ce134" table:formula="of:=[.$E$6]+360*[.S$8]/[.$C302]" office:value-type="float" office:value="391.875" calcext:value-type="float">
            <text:p>392</text:p>
          </table:table-cell>
          <table:table-cell table:style-name="ce134" table:formula="of:=[.$E$6]+360*[.T$8]/[.$C302]" office:value-type="float" office:value="394.2" calcext:value-type="float">
            <text:p>394</text:p>
          </table:table-cell>
          <table:table-cell table:style-name="ce134" table:formula="of:=[.$E$6]+360*[.U$8]/[.$C302]" office:value-type="float" office:value="396.525" calcext:value-type="float">
            <text:p>397</text:p>
          </table:table-cell>
          <table:table-cell table:style-name="ce134" table:formula="of:=[.$E$6]+360*[.V$8]/[.$C302]" office:value-type="float" office:value="398.85" calcext:value-type="float">
            <text:p>399</text:p>
          </table:table-cell>
          <table:table-cell table:style-name="ce134" table:formula="of:=[.$E$6]+360*[.W$8]/[.$C302]" office:value-type="float" office:value="401.175" calcext:value-type="float">
            <text:p>401</text:p>
          </table:table-cell>
          <table:table-cell table:style-name="ce134" table:formula="of:=[.$E$6]+360*[.X$8]/[.$C30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03]" office:value-type="float" office:value="7500" calcext:value-type="float">
            <text:p>7500</text:p>
          </table:table-cell>
          <table:table-cell table:style-name="ce134" table:formula="of:=[.$E$6]+360*[.D$8]/[.$C303]" office:value-type="float" office:value="357" calcext:value-type="float">
            <text:p>357</text:p>
          </table:table-cell>
          <table:table-cell table:style-name="ce134" table:formula="of:=[.$E$6]+360*[.E$8]/[.$C303]" office:value-type="float" office:value="359.4" calcext:value-type="float">
            <text:p>359</text:p>
          </table:table-cell>
          <table:table-cell table:style-name="ce134" table:formula="of:=[.$E$6]+360*[.F$8]/[.$C303]" office:value-type="float" office:value="361.8" calcext:value-type="float">
            <text:p>362</text:p>
          </table:table-cell>
          <table:table-cell table:style-name="ce134" table:formula="of:=[.$E$6]+360*[.G$8]/[.$C303]" office:value-type="float" office:value="364.2" calcext:value-type="float">
            <text:p>364</text:p>
          </table:table-cell>
          <table:table-cell table:style-name="ce134" table:formula="of:=[.$E$6]+360*[.H$8]/[.$C303]" office:value-type="float" office:value="366.6" calcext:value-type="float">
            <text:p>367</text:p>
          </table:table-cell>
          <table:table-cell table:style-name="ce134" table:formula="of:=[.$E$6]+360*[.I$8]/[.$C303]" office:value-type="float" office:value="369" calcext:value-type="float">
            <text:p>369</text:p>
          </table:table-cell>
          <table:table-cell table:style-name="ce134" table:formula="of:=[.$E$6]+360*[.J$8]/[.$C303]" office:value-type="float" office:value="371.4" calcext:value-type="float">
            <text:p>371</text:p>
          </table:table-cell>
          <table:table-cell table:style-name="ce134" table:formula="of:=[.$E$6]+360*[.K$8]/[.$C303]" office:value-type="float" office:value="373.8" calcext:value-type="float">
            <text:p>374</text:p>
          </table:table-cell>
          <table:table-cell table:style-name="ce134" table:formula="of:=[.$E$6]+360*[.L$8]/[.$C303]" office:value-type="float" office:value="376.2" calcext:value-type="float">
            <text:p>376</text:p>
          </table:table-cell>
          <table:table-cell table:style-name="ce134" table:formula="of:=[.$E$6]+360*[.M$8]/[.$C303]" office:value-type="float" office:value="378.6" calcext:value-type="float">
            <text:p>379</text:p>
          </table:table-cell>
          <table:table-cell table:style-name="ce134" table:formula="of:=[.$E$6]+360*[.N$8]/[.$C303]" office:value-type="float" office:value="381" calcext:value-type="float">
            <text:p>381</text:p>
          </table:table-cell>
          <table:table-cell table:style-name="ce134" table:formula="of:=[.$E$6]+360*[.O$8]/[.$C303]" office:value-type="float" office:value="383.4" calcext:value-type="float">
            <text:p>383</text:p>
          </table:table-cell>
          <table:table-cell table:style-name="ce134" table:formula="of:=[.$E$6]+360*[.P$8]/[.$C303]" office:value-type="float" office:value="385.8" calcext:value-type="float">
            <text:p>386</text:p>
          </table:table-cell>
          <table:table-cell table:style-name="ce134" table:formula="of:=[.$E$6]+360*[.Q$8]/[.$C303]" office:value-type="float" office:value="388.2" calcext:value-type="float">
            <text:p>388</text:p>
          </table:table-cell>
          <table:table-cell table:style-name="ce134" table:formula="of:=[.$E$6]+360*[.R$8]/[.$C303]" office:value-type="float" office:value="390.6" calcext:value-type="float">
            <text:p>391</text:p>
          </table:table-cell>
          <table:table-cell table:style-name="ce134" table:formula="of:=[.$E$6]+360*[.S$8]/[.$C303]" office:value-type="float" office:value="393" calcext:value-type="float">
            <text:p>393</text:p>
          </table:table-cell>
          <table:table-cell table:style-name="ce134" table:formula="of:=[.$E$6]+360*[.T$8]/[.$C303]" office:value-type="float" office:value="395.4" calcext:value-type="float">
            <text:p>395</text:p>
          </table:table-cell>
          <table:table-cell table:style-name="ce134" table:formula="of:=[.$E$6]+360*[.U$8]/[.$C303]" office:value-type="float" office:value="397.8" calcext:value-type="float">
            <text:p>398</text:p>
          </table:table-cell>
          <table:table-cell table:style-name="ce134" table:formula="of:=[.$E$6]+360*[.V$8]/[.$C303]" office:value-type="float" office:value="400.2" calcext:value-type="float">
            <text:p>400</text:p>
          </table:table-cell>
          <table:table-cell table:style-name="ce134" table:formula="of:=[.$E$6]+360*[.W$8]/[.$C303]" office:value-type="float" office:value="402.6" calcext:value-type="float">
            <text:p>403</text:p>
          </table:table-cell>
          <table:table-cell table:style-name="ce134" table:formula="of:=[.$E$6]+360*[.X$8]/[.$C30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04]" office:value-type="float" office:value="7272.72727272727" calcext:value-type="float">
            <text:p>7273</text:p>
          </table:table-cell>
          <table:table-cell table:style-name="ce134" table:formula="of:=[.$E$6]+360*[.D$8]/[.$C304]" office:value-type="float" office:value="357" calcext:value-type="float">
            <text:p>357</text:p>
          </table:table-cell>
          <table:table-cell table:style-name="ce134" table:formula="of:=[.$E$6]+360*[.E$8]/[.$C304]" office:value-type="float" office:value="359.475" calcext:value-type="float">
            <text:p>359</text:p>
          </table:table-cell>
          <table:table-cell table:style-name="ce134" table:formula="of:=[.$E$6]+360*[.F$8]/[.$C304]" office:value-type="float" office:value="361.95" calcext:value-type="float">
            <text:p>362</text:p>
          </table:table-cell>
          <table:table-cell table:style-name="ce134" table:formula="of:=[.$E$6]+360*[.G$8]/[.$C304]" office:value-type="float" office:value="364.425" calcext:value-type="float">
            <text:p>364</text:p>
          </table:table-cell>
          <table:table-cell table:style-name="ce134" table:formula="of:=[.$E$6]+360*[.H$8]/[.$C304]" office:value-type="float" office:value="366.9" calcext:value-type="float">
            <text:p>367</text:p>
          </table:table-cell>
          <table:table-cell table:style-name="ce134" table:formula="of:=[.$E$6]+360*[.I$8]/[.$C304]" office:value-type="float" office:value="369.375" calcext:value-type="float">
            <text:p>369</text:p>
          </table:table-cell>
          <table:table-cell table:style-name="ce134" table:formula="of:=[.$E$6]+360*[.J$8]/[.$C304]" office:value-type="float" office:value="371.85" calcext:value-type="float">
            <text:p>372</text:p>
          </table:table-cell>
          <table:table-cell table:style-name="ce134" table:formula="of:=[.$E$6]+360*[.K$8]/[.$C304]" office:value-type="float" office:value="374.325" calcext:value-type="float">
            <text:p>374</text:p>
          </table:table-cell>
          <table:table-cell table:style-name="ce134" table:formula="of:=[.$E$6]+360*[.L$8]/[.$C304]" office:value-type="float" office:value="376.8" calcext:value-type="float">
            <text:p>377</text:p>
          </table:table-cell>
          <table:table-cell table:style-name="ce134" table:formula="of:=[.$E$6]+360*[.M$8]/[.$C304]" office:value-type="float" office:value="379.275" calcext:value-type="float">
            <text:p>379</text:p>
          </table:table-cell>
          <table:table-cell table:style-name="ce134" table:formula="of:=[.$E$6]+360*[.N$8]/[.$C304]" office:value-type="float" office:value="381.75" calcext:value-type="float">
            <text:p>382</text:p>
          </table:table-cell>
          <table:table-cell table:style-name="ce134" table:formula="of:=[.$E$6]+360*[.O$8]/[.$C304]" office:value-type="float" office:value="384.225" calcext:value-type="float">
            <text:p>384</text:p>
          </table:table-cell>
          <table:table-cell table:style-name="ce134" table:formula="of:=[.$E$6]+360*[.P$8]/[.$C304]" office:value-type="float" office:value="386.7" calcext:value-type="float">
            <text:p>387</text:p>
          </table:table-cell>
          <table:table-cell table:style-name="ce134" table:formula="of:=[.$E$6]+360*[.Q$8]/[.$C304]" office:value-type="float" office:value="389.175" calcext:value-type="float">
            <text:p>389</text:p>
          </table:table-cell>
          <table:table-cell table:style-name="ce134" table:formula="of:=[.$E$6]+360*[.R$8]/[.$C304]" office:value-type="float" office:value="391.65" calcext:value-type="float">
            <text:p>392</text:p>
          </table:table-cell>
          <table:table-cell table:style-name="ce134" table:formula="of:=[.$E$6]+360*[.S$8]/[.$C304]" office:value-type="float" office:value="394.125" calcext:value-type="float">
            <text:p>394</text:p>
          </table:table-cell>
          <table:table-cell table:style-name="ce134" table:formula="of:=[.$E$6]+360*[.T$8]/[.$C304]" office:value-type="float" office:value="396.6" calcext:value-type="float">
            <text:p>397</text:p>
          </table:table-cell>
          <table:table-cell table:style-name="ce134" table:formula="of:=[.$E$6]+360*[.U$8]/[.$C304]" office:value-type="float" office:value="399.075" calcext:value-type="float">
            <text:p>399</text:p>
          </table:table-cell>
          <table:table-cell table:style-name="ce134" table:formula="of:=[.$E$6]+360*[.V$8]/[.$C304]" office:value-type="float" office:value="401.55" calcext:value-type="float">
            <text:p>402</text:p>
          </table:table-cell>
          <table:table-cell table:style-name="ce134" table:formula="of:=[.$E$6]+360*[.W$8]/[.$C304]" office:value-type="float" office:value="404.025" calcext:value-type="float">
            <text:p>404</text:p>
          </table:table-cell>
          <table:table-cell table:style-name="ce134" table:formula="of:=[.$E$6]+360*[.X$8]/[.$C30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05]" office:value-type="float" office:value="7058.82352941176" calcext:value-type="float">
            <text:p>7059</text:p>
          </table:table-cell>
          <table:table-cell table:style-name="ce134" table:formula="of:=[.$E$6]+360*[.D$8]/[.$C305]" office:value-type="float" office:value="357" calcext:value-type="float">
            <text:p>357</text:p>
          </table:table-cell>
          <table:table-cell table:style-name="ce134" table:formula="of:=[.$E$6]+360*[.E$8]/[.$C305]" office:value-type="float" office:value="359.55" calcext:value-type="float">
            <text:p>360</text:p>
          </table:table-cell>
          <table:table-cell table:style-name="ce134" table:formula="of:=[.$E$6]+360*[.F$8]/[.$C305]" office:value-type="float" office:value="362.1" calcext:value-type="float">
            <text:p>362</text:p>
          </table:table-cell>
          <table:table-cell table:style-name="ce134" table:formula="of:=[.$E$6]+360*[.G$8]/[.$C305]" office:value-type="float" office:value="364.65" calcext:value-type="float">
            <text:p>365</text:p>
          </table:table-cell>
          <table:table-cell table:style-name="ce134" table:formula="of:=[.$E$6]+360*[.H$8]/[.$C305]" office:value-type="float" office:value="367.2" calcext:value-type="float">
            <text:p>367</text:p>
          </table:table-cell>
          <table:table-cell table:style-name="ce134" table:formula="of:=[.$E$6]+360*[.I$8]/[.$C305]" office:value-type="float" office:value="369.75" calcext:value-type="float">
            <text:p>370</text:p>
          </table:table-cell>
          <table:table-cell table:style-name="ce134" table:formula="of:=[.$E$6]+360*[.J$8]/[.$C305]" office:value-type="float" office:value="372.3" calcext:value-type="float">
            <text:p>372</text:p>
          </table:table-cell>
          <table:table-cell table:style-name="ce134" table:formula="of:=[.$E$6]+360*[.K$8]/[.$C305]" office:value-type="float" office:value="374.85" calcext:value-type="float">
            <text:p>375</text:p>
          </table:table-cell>
          <table:table-cell table:style-name="ce134" table:formula="of:=[.$E$6]+360*[.L$8]/[.$C305]" office:value-type="float" office:value="377.4" calcext:value-type="float">
            <text:p>377</text:p>
          </table:table-cell>
          <table:table-cell table:style-name="ce134" table:formula="of:=[.$E$6]+360*[.M$8]/[.$C305]" office:value-type="float" office:value="379.95" calcext:value-type="float">
            <text:p>380</text:p>
          </table:table-cell>
          <table:table-cell table:style-name="ce134" table:formula="of:=[.$E$6]+360*[.N$8]/[.$C305]" office:value-type="float" office:value="382.5" calcext:value-type="float">
            <text:p>383</text:p>
          </table:table-cell>
          <table:table-cell table:style-name="ce134" table:formula="of:=[.$E$6]+360*[.O$8]/[.$C305]" office:value-type="float" office:value="385.05" calcext:value-type="float">
            <text:p>385</text:p>
          </table:table-cell>
          <table:table-cell table:style-name="ce134" table:formula="of:=[.$E$6]+360*[.P$8]/[.$C305]" office:value-type="float" office:value="387.6" calcext:value-type="float">
            <text:p>388</text:p>
          </table:table-cell>
          <table:table-cell table:style-name="ce134" table:formula="of:=[.$E$6]+360*[.Q$8]/[.$C305]" office:value-type="float" office:value="390.15" calcext:value-type="float">
            <text:p>390</text:p>
          </table:table-cell>
          <table:table-cell table:style-name="ce134" table:formula="of:=[.$E$6]+360*[.R$8]/[.$C305]" office:value-type="float" office:value="392.7" calcext:value-type="float">
            <text:p>393</text:p>
          </table:table-cell>
          <table:table-cell table:style-name="ce134" table:formula="of:=[.$E$6]+360*[.S$8]/[.$C305]" office:value-type="float" office:value="395.25" calcext:value-type="float">
            <text:p>395</text:p>
          </table:table-cell>
          <table:table-cell table:style-name="ce134" table:formula="of:=[.$E$6]+360*[.T$8]/[.$C305]" office:value-type="float" office:value="397.8" calcext:value-type="float">
            <text:p>398</text:p>
          </table:table-cell>
          <table:table-cell table:style-name="ce134" table:formula="of:=[.$E$6]+360*[.U$8]/[.$C305]" office:value-type="float" office:value="400.35" calcext:value-type="float">
            <text:p>400</text:p>
          </table:table-cell>
          <table:table-cell table:style-name="ce134" table:formula="of:=[.$E$6]+360*[.V$8]/[.$C305]" office:value-type="float" office:value="402.9" calcext:value-type="float">
            <text:p>403</text:p>
          </table:table-cell>
          <table:table-cell table:style-name="ce134" table:formula="of:=[.$E$6]+360*[.W$8]/[.$C305]" office:value-type="float" office:value="405.45" calcext:value-type="float">
            <text:p>405</text:p>
          </table:table-cell>
          <table:table-cell table:style-name="ce134" table:formula="of:=[.$E$6]+360*[.X$8]/[.$C30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06]" office:value-type="float" office:value="6857.14285714286" calcext:value-type="float">
            <text:p>6857</text:p>
          </table:table-cell>
          <table:table-cell table:style-name="ce134" table:formula="of:=[.$E$6]+360*[.D$8]/[.$C306]" office:value-type="float" office:value="357" calcext:value-type="float">
            <text:p>357</text:p>
          </table:table-cell>
          <table:table-cell table:style-name="ce134" table:formula="of:=[.$E$6]+360*[.E$8]/[.$C306]" office:value-type="float" office:value="359.625" calcext:value-type="float">
            <text:p>360</text:p>
          </table:table-cell>
          <table:table-cell table:style-name="ce134" table:formula="of:=[.$E$6]+360*[.F$8]/[.$C306]" office:value-type="float" office:value="362.25" calcext:value-type="float">
            <text:p>362</text:p>
          </table:table-cell>
          <table:table-cell table:style-name="ce134" table:formula="of:=[.$E$6]+360*[.G$8]/[.$C306]" office:value-type="float" office:value="364.875" calcext:value-type="float">
            <text:p>365</text:p>
          </table:table-cell>
          <table:table-cell table:style-name="ce134" table:formula="of:=[.$E$6]+360*[.H$8]/[.$C306]" office:value-type="float" office:value="367.5" calcext:value-type="float">
            <text:p>368</text:p>
          </table:table-cell>
          <table:table-cell table:style-name="ce134" table:formula="of:=[.$E$6]+360*[.I$8]/[.$C306]" office:value-type="float" office:value="370.125" calcext:value-type="float">
            <text:p>370</text:p>
          </table:table-cell>
          <table:table-cell table:style-name="ce134" table:formula="of:=[.$E$6]+360*[.J$8]/[.$C306]" office:value-type="float" office:value="372.75" calcext:value-type="float">
            <text:p>373</text:p>
          </table:table-cell>
          <table:table-cell table:style-name="ce134" table:formula="of:=[.$E$6]+360*[.K$8]/[.$C306]" office:value-type="float" office:value="375.375" calcext:value-type="float">
            <text:p>375</text:p>
          </table:table-cell>
          <table:table-cell table:style-name="ce134" table:formula="of:=[.$E$6]+360*[.L$8]/[.$C306]" office:value-type="float" office:value="378" calcext:value-type="float">
            <text:p>378</text:p>
          </table:table-cell>
          <table:table-cell table:style-name="ce134" table:formula="of:=[.$E$6]+360*[.M$8]/[.$C306]" office:value-type="float" office:value="380.625" calcext:value-type="float">
            <text:p>381</text:p>
          </table:table-cell>
          <table:table-cell table:style-name="ce134" table:formula="of:=[.$E$6]+360*[.N$8]/[.$C306]" office:value-type="float" office:value="383.25" calcext:value-type="float">
            <text:p>383</text:p>
          </table:table-cell>
          <table:table-cell table:style-name="ce134" table:formula="of:=[.$E$6]+360*[.O$8]/[.$C306]" office:value-type="float" office:value="385.875" calcext:value-type="float">
            <text:p>386</text:p>
          </table:table-cell>
          <table:table-cell table:style-name="ce134" table:formula="of:=[.$E$6]+360*[.P$8]/[.$C306]" office:value-type="float" office:value="388.5" calcext:value-type="float">
            <text:p>389</text:p>
          </table:table-cell>
          <table:table-cell table:style-name="ce134" table:formula="of:=[.$E$6]+360*[.Q$8]/[.$C306]" office:value-type="float" office:value="391.125" calcext:value-type="float">
            <text:p>391</text:p>
          </table:table-cell>
          <table:table-cell table:style-name="ce134" table:formula="of:=[.$E$6]+360*[.R$8]/[.$C306]" office:value-type="float" office:value="393.75" calcext:value-type="float">
            <text:p>394</text:p>
          </table:table-cell>
          <table:table-cell table:style-name="ce134" table:formula="of:=[.$E$6]+360*[.S$8]/[.$C306]" office:value-type="float" office:value="396.375" calcext:value-type="float">
            <text:p>396</text:p>
          </table:table-cell>
          <table:table-cell table:style-name="ce134" table:formula="of:=[.$E$6]+360*[.T$8]/[.$C306]" office:value-type="float" office:value="399" calcext:value-type="float">
            <text:p>399</text:p>
          </table:table-cell>
          <table:table-cell table:style-name="ce134" table:formula="of:=[.$E$6]+360*[.U$8]/[.$C306]" office:value-type="float" office:value="401.625" calcext:value-type="float">
            <text:p>402</text:p>
          </table:table-cell>
          <table:table-cell table:style-name="ce134" table:formula="of:=[.$E$6]+360*[.V$8]/[.$C306]" office:value-type="float" office:value="404.25" calcext:value-type="float">
            <text:p>404</text:p>
          </table:table-cell>
          <table:table-cell table:style-name="ce134" table:formula="of:=[.$E$6]+360*[.W$8]/[.$C306]" office:value-type="float" office:value="406.875" calcext:value-type="float">
            <text:p>407</text:p>
          </table:table-cell>
          <table:table-cell table:style-name="ce134" table:formula="of:=[.$E$6]+360*[.X$8]/[.$C30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07]" office:value-type="float" office:value="6666.66666666667" calcext:value-type="float">
            <text:p>6667</text:p>
          </table:table-cell>
          <table:table-cell table:style-name="ce134" table:formula="of:=[.$E$6]+360*[.D$8]/[.$C307]" office:value-type="float" office:value="357" calcext:value-type="float">
            <text:p>357</text:p>
          </table:table-cell>
          <table:table-cell table:style-name="ce134" table:formula="of:=[.$E$6]+360*[.E$8]/[.$C307]" office:value-type="float" office:value="359.7" calcext:value-type="float">
            <text:p>360</text:p>
          </table:table-cell>
          <table:table-cell table:style-name="ce134" table:formula="of:=[.$E$6]+360*[.F$8]/[.$C307]" office:value-type="float" office:value="362.4" calcext:value-type="float">
            <text:p>362</text:p>
          </table:table-cell>
          <table:table-cell table:style-name="ce134" table:formula="of:=[.$E$6]+360*[.G$8]/[.$C307]" office:value-type="float" office:value="365.1" calcext:value-type="float">
            <text:p>365</text:p>
          </table:table-cell>
          <table:table-cell table:style-name="ce134" table:formula="of:=[.$E$6]+360*[.H$8]/[.$C307]" office:value-type="float" office:value="367.8" calcext:value-type="float">
            <text:p>368</text:p>
          </table:table-cell>
          <table:table-cell table:style-name="ce134" table:formula="of:=[.$E$6]+360*[.I$8]/[.$C307]" office:value-type="float" office:value="370.5" calcext:value-type="float">
            <text:p>371</text:p>
          </table:table-cell>
          <table:table-cell table:style-name="ce134" table:formula="of:=[.$E$6]+360*[.J$8]/[.$C307]" office:value-type="float" office:value="373.2" calcext:value-type="float">
            <text:p>373</text:p>
          </table:table-cell>
          <table:table-cell table:style-name="ce134" table:formula="of:=[.$E$6]+360*[.K$8]/[.$C307]" office:value-type="float" office:value="375.9" calcext:value-type="float">
            <text:p>376</text:p>
          </table:table-cell>
          <table:table-cell table:style-name="ce134" table:formula="of:=[.$E$6]+360*[.L$8]/[.$C307]" office:value-type="float" office:value="378.6" calcext:value-type="float">
            <text:p>379</text:p>
          </table:table-cell>
          <table:table-cell table:style-name="ce134" table:formula="of:=[.$E$6]+360*[.M$8]/[.$C307]" office:value-type="float" office:value="381.3" calcext:value-type="float">
            <text:p>381</text:p>
          </table:table-cell>
          <table:table-cell table:style-name="ce134" table:formula="of:=[.$E$6]+360*[.N$8]/[.$C307]" office:value-type="float" office:value="384" calcext:value-type="float">
            <text:p>384</text:p>
          </table:table-cell>
          <table:table-cell table:style-name="ce134" table:formula="of:=[.$E$6]+360*[.O$8]/[.$C307]" office:value-type="float" office:value="386.7" calcext:value-type="float">
            <text:p>387</text:p>
          </table:table-cell>
          <table:table-cell table:style-name="ce134" table:formula="of:=[.$E$6]+360*[.P$8]/[.$C307]" office:value-type="float" office:value="389.4" calcext:value-type="float">
            <text:p>389</text:p>
          </table:table-cell>
          <table:table-cell table:style-name="ce134" table:formula="of:=[.$E$6]+360*[.Q$8]/[.$C307]" office:value-type="float" office:value="392.1" calcext:value-type="float">
            <text:p>392</text:p>
          </table:table-cell>
          <table:table-cell table:style-name="ce134" table:formula="of:=[.$E$6]+360*[.R$8]/[.$C307]" office:value-type="float" office:value="394.8" calcext:value-type="float">
            <text:p>395</text:p>
          </table:table-cell>
          <table:table-cell table:style-name="ce134" table:formula="of:=[.$E$6]+360*[.S$8]/[.$C307]" office:value-type="float" office:value="397.5" calcext:value-type="float">
            <text:p>398</text:p>
          </table:table-cell>
          <table:table-cell table:style-name="ce134" table:formula="of:=[.$E$6]+360*[.T$8]/[.$C307]" office:value-type="float" office:value="400.2" calcext:value-type="float">
            <text:p>400</text:p>
          </table:table-cell>
          <table:table-cell table:style-name="ce134" table:formula="of:=[.$E$6]+360*[.U$8]/[.$C307]" office:value-type="float" office:value="402.9" calcext:value-type="float">
            <text:p>403</text:p>
          </table:table-cell>
          <table:table-cell table:style-name="ce134" table:formula="of:=[.$E$6]+360*[.V$8]/[.$C307]" office:value-type="float" office:value="405.6" calcext:value-type="float">
            <text:p>406</text:p>
          </table:table-cell>
          <table:table-cell table:style-name="ce134" table:formula="of:=[.$E$6]+360*[.W$8]/[.$C307]" office:value-type="float" office:value="408.3" calcext:value-type="float">
            <text:p>408</text:p>
          </table:table-cell>
          <table:table-cell table:style-name="ce134" table:formula="of:=[.$E$6]+360*[.X$8]/[.$C30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08]" office:value-type="float" office:value="6486.48648648649" calcext:value-type="float">
            <text:p>6486</text:p>
          </table:table-cell>
          <table:table-cell table:style-name="ce134" table:formula="of:=[.$E$6]+360*[.D$8]/[.$C308]" office:value-type="float" office:value="357" calcext:value-type="float">
            <text:p>357</text:p>
          </table:table-cell>
          <table:table-cell table:style-name="ce134" table:formula="of:=[.$E$6]+360*[.E$8]/[.$C308]" office:value-type="float" office:value="359.775" calcext:value-type="float">
            <text:p>360</text:p>
          </table:table-cell>
          <table:table-cell table:style-name="ce134" table:formula="of:=[.$E$6]+360*[.F$8]/[.$C308]" office:value-type="float" office:value="362.55" calcext:value-type="float">
            <text:p>363</text:p>
          </table:table-cell>
          <table:table-cell table:style-name="ce134" table:formula="of:=[.$E$6]+360*[.G$8]/[.$C308]" office:value-type="float" office:value="365.325" calcext:value-type="float">
            <text:p>365</text:p>
          </table:table-cell>
          <table:table-cell table:style-name="ce134" table:formula="of:=[.$E$6]+360*[.H$8]/[.$C308]" office:value-type="float" office:value="368.1" calcext:value-type="float">
            <text:p>368</text:p>
          </table:table-cell>
          <table:table-cell table:style-name="ce134" table:formula="of:=[.$E$6]+360*[.I$8]/[.$C308]" office:value-type="float" office:value="370.875" calcext:value-type="float">
            <text:p>371</text:p>
          </table:table-cell>
          <table:table-cell table:style-name="ce134" table:formula="of:=[.$E$6]+360*[.J$8]/[.$C308]" office:value-type="float" office:value="373.65" calcext:value-type="float">
            <text:p>374</text:p>
          </table:table-cell>
          <table:table-cell table:style-name="ce134" table:formula="of:=[.$E$6]+360*[.K$8]/[.$C308]" office:value-type="float" office:value="376.425" calcext:value-type="float">
            <text:p>376</text:p>
          </table:table-cell>
          <table:table-cell table:style-name="ce134" table:formula="of:=[.$E$6]+360*[.L$8]/[.$C308]" office:value-type="float" office:value="379.2" calcext:value-type="float">
            <text:p>379</text:p>
          </table:table-cell>
          <table:table-cell table:style-name="ce134" table:formula="of:=[.$E$6]+360*[.M$8]/[.$C308]" office:value-type="float" office:value="381.975" calcext:value-type="float">
            <text:p>382</text:p>
          </table:table-cell>
          <table:table-cell table:style-name="ce134" table:formula="of:=[.$E$6]+360*[.N$8]/[.$C308]" office:value-type="float" office:value="384.75" calcext:value-type="float">
            <text:p>385</text:p>
          </table:table-cell>
          <table:table-cell table:style-name="ce134" table:formula="of:=[.$E$6]+360*[.O$8]/[.$C308]" office:value-type="float" office:value="387.525" calcext:value-type="float">
            <text:p>388</text:p>
          </table:table-cell>
          <table:table-cell table:style-name="ce134" table:formula="of:=[.$E$6]+360*[.P$8]/[.$C308]" office:value-type="float" office:value="390.3" calcext:value-type="float">
            <text:p>390</text:p>
          </table:table-cell>
          <table:table-cell table:style-name="ce134" table:formula="of:=[.$E$6]+360*[.Q$8]/[.$C308]" office:value-type="float" office:value="393.075" calcext:value-type="float">
            <text:p>393</text:p>
          </table:table-cell>
          <table:table-cell table:style-name="ce134" table:formula="of:=[.$E$6]+360*[.R$8]/[.$C308]" office:value-type="float" office:value="395.85" calcext:value-type="float">
            <text:p>396</text:p>
          </table:table-cell>
          <table:table-cell table:style-name="ce134" table:formula="of:=[.$E$6]+360*[.S$8]/[.$C308]" office:value-type="float" office:value="398.625" calcext:value-type="float">
            <text:p>399</text:p>
          </table:table-cell>
          <table:table-cell table:style-name="ce134" table:formula="of:=[.$E$6]+360*[.T$8]/[.$C308]" office:value-type="float" office:value="401.4" calcext:value-type="float">
            <text:p>401</text:p>
          </table:table-cell>
          <table:table-cell table:style-name="ce134" table:formula="of:=[.$E$6]+360*[.U$8]/[.$C308]" office:value-type="float" office:value="404.175" calcext:value-type="float">
            <text:p>404</text:p>
          </table:table-cell>
          <table:table-cell table:style-name="ce134" table:formula="of:=[.$E$6]+360*[.V$8]/[.$C308]" office:value-type="float" office:value="406.95" calcext:value-type="float">
            <text:p>407</text:p>
          </table:table-cell>
          <table:table-cell table:style-name="ce134" table:formula="of:=[.$E$6]+360*[.W$8]/[.$C308]" office:value-type="float" office:value="409.725" calcext:value-type="float">
            <text:p>410</text:p>
          </table:table-cell>
          <table:table-cell table:style-name="ce134" table:formula="of:=[.$E$6]+360*[.X$8]/[.$C30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09]" office:value-type="float" office:value="6315.78947368421" calcext:value-type="float">
            <text:p>6316</text:p>
          </table:table-cell>
          <table:table-cell table:style-name="ce134" table:formula="of:=[.$E$6]+360*[.D$8]/[.$C309]" office:value-type="float" office:value="357" calcext:value-type="float">
            <text:p>357</text:p>
          </table:table-cell>
          <table:table-cell table:style-name="ce134" table:formula="of:=[.$E$6]+360*[.E$8]/[.$C309]" office:value-type="float" office:value="359.85" calcext:value-type="float">
            <text:p>360</text:p>
          </table:table-cell>
          <table:table-cell table:style-name="ce134" table:formula="of:=[.$E$6]+360*[.F$8]/[.$C309]" office:value-type="float" office:value="362.7" calcext:value-type="float">
            <text:p>363</text:p>
          </table:table-cell>
          <table:table-cell table:style-name="ce134" table:formula="of:=[.$E$6]+360*[.G$8]/[.$C309]" office:value-type="float" office:value="365.55" calcext:value-type="float">
            <text:p>366</text:p>
          </table:table-cell>
          <table:table-cell table:style-name="ce134" table:formula="of:=[.$E$6]+360*[.H$8]/[.$C309]" office:value-type="float" office:value="368.4" calcext:value-type="float">
            <text:p>368</text:p>
          </table:table-cell>
          <table:table-cell table:style-name="ce134" table:formula="of:=[.$E$6]+360*[.I$8]/[.$C309]" office:value-type="float" office:value="371.25" calcext:value-type="float">
            <text:p>371</text:p>
          </table:table-cell>
          <table:table-cell table:style-name="ce134" table:formula="of:=[.$E$6]+360*[.J$8]/[.$C309]" office:value-type="float" office:value="374.1" calcext:value-type="float">
            <text:p>374</text:p>
          </table:table-cell>
          <table:table-cell table:style-name="ce134" table:formula="of:=[.$E$6]+360*[.K$8]/[.$C309]" office:value-type="float" office:value="376.95" calcext:value-type="float">
            <text:p>377</text:p>
          </table:table-cell>
          <table:table-cell table:style-name="ce134" table:formula="of:=[.$E$6]+360*[.L$8]/[.$C309]" office:value-type="float" office:value="379.8" calcext:value-type="float">
            <text:p>380</text:p>
          </table:table-cell>
          <table:table-cell table:style-name="ce134" table:formula="of:=[.$E$6]+360*[.M$8]/[.$C309]" office:value-type="float" office:value="382.65" calcext:value-type="float">
            <text:p>383</text:p>
          </table:table-cell>
          <table:table-cell table:style-name="ce134" table:formula="of:=[.$E$6]+360*[.N$8]/[.$C309]" office:value-type="float" office:value="385.5" calcext:value-type="float">
            <text:p>386</text:p>
          </table:table-cell>
          <table:table-cell table:style-name="ce134" table:formula="of:=[.$E$6]+360*[.O$8]/[.$C309]" office:value-type="float" office:value="388.35" calcext:value-type="float">
            <text:p>388</text:p>
          </table:table-cell>
          <table:table-cell table:style-name="ce134" table:formula="of:=[.$E$6]+360*[.P$8]/[.$C309]" office:value-type="float" office:value="391.2" calcext:value-type="float">
            <text:p>391</text:p>
          </table:table-cell>
          <table:table-cell table:style-name="ce134" table:formula="of:=[.$E$6]+360*[.Q$8]/[.$C309]" office:value-type="float" office:value="394.05" calcext:value-type="float">
            <text:p>394</text:p>
          </table:table-cell>
          <table:table-cell table:style-name="ce134" table:formula="of:=[.$E$6]+360*[.R$8]/[.$C309]" office:value-type="float" office:value="396.9" calcext:value-type="float">
            <text:p>397</text:p>
          </table:table-cell>
          <table:table-cell table:style-name="ce134" table:formula="of:=[.$E$6]+360*[.S$8]/[.$C309]" office:value-type="float" office:value="399.75" calcext:value-type="float">
            <text:p>400</text:p>
          </table:table-cell>
          <table:table-cell table:style-name="ce134" table:formula="of:=[.$E$6]+360*[.T$8]/[.$C309]" office:value-type="float" office:value="402.6" calcext:value-type="float">
            <text:p>403</text:p>
          </table:table-cell>
          <table:table-cell table:style-name="ce134" table:formula="of:=[.$E$6]+360*[.U$8]/[.$C309]" office:value-type="float" office:value="405.45" calcext:value-type="float">
            <text:p>405</text:p>
          </table:table-cell>
          <table:table-cell table:style-name="ce134" table:formula="of:=[.$E$6]+360*[.V$8]/[.$C309]" office:value-type="float" office:value="408.3" calcext:value-type="float">
            <text:p>408</text:p>
          </table:table-cell>
          <table:table-cell table:style-name="ce134" table:formula="of:=[.$E$6]+360*[.W$8]/[.$C309]" office:value-type="float" office:value="411.15" calcext:value-type="float">
            <text:p>411</text:p>
          </table:table-cell>
          <table:table-cell table:style-name="ce134" table:formula="of:=[.$E$6]+360*[.X$8]/[.$C30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10]" office:value-type="float" office:value="6153.84615384615" calcext:value-type="float">
            <text:p>6154</text:p>
          </table:table-cell>
          <table:table-cell table:style-name="ce134" table:formula="of:=[.$E$6]+360*[.D$8]/[.$C310]" office:value-type="float" office:value="357" calcext:value-type="float">
            <text:p>357</text:p>
          </table:table-cell>
          <table:table-cell table:style-name="ce134" table:formula="of:=[.$E$6]+360*[.E$8]/[.$C310]" office:value-type="float" office:value="359.925" calcext:value-type="float">
            <text:p>360</text:p>
          </table:table-cell>
          <table:table-cell table:style-name="ce134" table:formula="of:=[.$E$6]+360*[.F$8]/[.$C310]" office:value-type="float" office:value="362.85" calcext:value-type="float">
            <text:p>363</text:p>
          </table:table-cell>
          <table:table-cell table:style-name="ce134" table:formula="of:=[.$E$6]+360*[.G$8]/[.$C310]" office:value-type="float" office:value="365.775" calcext:value-type="float">
            <text:p>366</text:p>
          </table:table-cell>
          <table:table-cell table:style-name="ce134" table:formula="of:=[.$E$6]+360*[.H$8]/[.$C310]" office:value-type="float" office:value="368.7" calcext:value-type="float">
            <text:p>369</text:p>
          </table:table-cell>
          <table:table-cell table:style-name="ce134" table:formula="of:=[.$E$6]+360*[.I$8]/[.$C310]" office:value-type="float" office:value="371.625" calcext:value-type="float">
            <text:p>372</text:p>
          </table:table-cell>
          <table:table-cell table:style-name="ce134" table:formula="of:=[.$E$6]+360*[.J$8]/[.$C310]" office:value-type="float" office:value="374.55" calcext:value-type="float">
            <text:p>375</text:p>
          </table:table-cell>
          <table:table-cell table:style-name="ce134" table:formula="of:=[.$E$6]+360*[.K$8]/[.$C310]" office:value-type="float" office:value="377.475" calcext:value-type="float">
            <text:p>377</text:p>
          </table:table-cell>
          <table:table-cell table:style-name="ce134" table:formula="of:=[.$E$6]+360*[.L$8]/[.$C310]" office:value-type="float" office:value="380.4" calcext:value-type="float">
            <text:p>380</text:p>
          </table:table-cell>
          <table:table-cell table:style-name="ce134" table:formula="of:=[.$E$6]+360*[.M$8]/[.$C310]" office:value-type="float" office:value="383.325" calcext:value-type="float">
            <text:p>383</text:p>
          </table:table-cell>
          <table:table-cell table:style-name="ce134" table:formula="of:=[.$E$6]+360*[.N$8]/[.$C310]" office:value-type="float" office:value="386.25" calcext:value-type="float">
            <text:p>386</text:p>
          </table:table-cell>
          <table:table-cell table:style-name="ce134" table:formula="of:=[.$E$6]+360*[.O$8]/[.$C310]" office:value-type="float" office:value="389.175" calcext:value-type="float">
            <text:p>389</text:p>
          </table:table-cell>
          <table:table-cell table:style-name="ce134" table:formula="of:=[.$E$6]+360*[.P$8]/[.$C310]" office:value-type="float" office:value="392.1" calcext:value-type="float">
            <text:p>392</text:p>
          </table:table-cell>
          <table:table-cell table:style-name="ce134" table:formula="of:=[.$E$6]+360*[.Q$8]/[.$C310]" office:value-type="float" office:value="395.025" calcext:value-type="float">
            <text:p>395</text:p>
          </table:table-cell>
          <table:table-cell table:style-name="ce134" table:formula="of:=[.$E$6]+360*[.R$8]/[.$C310]" office:value-type="float" office:value="397.95" calcext:value-type="float">
            <text:p>398</text:p>
          </table:table-cell>
          <table:table-cell table:style-name="ce134" table:formula="of:=[.$E$6]+360*[.S$8]/[.$C310]" office:value-type="float" office:value="400.875" calcext:value-type="float">
            <text:p>401</text:p>
          </table:table-cell>
          <table:table-cell table:style-name="ce134" table:formula="of:=[.$E$6]+360*[.T$8]/[.$C310]" office:value-type="float" office:value="403.8" calcext:value-type="float">
            <text:p>404</text:p>
          </table:table-cell>
          <table:table-cell table:style-name="ce134" table:formula="of:=[.$E$6]+360*[.U$8]/[.$C310]" office:value-type="float" office:value="406.725" calcext:value-type="float">
            <text:p>407</text:p>
          </table:table-cell>
          <table:table-cell table:style-name="ce134" table:formula="of:=[.$E$6]+360*[.V$8]/[.$C310]" office:value-type="float" office:value="409.65" calcext:value-type="float">
            <text:p>410</text:p>
          </table:table-cell>
          <table:table-cell table:style-name="ce134" table:formula="of:=[.$E$6]+360*[.W$8]/[.$C310]" office:value-type="float" office:value="412.575" calcext:value-type="float">
            <text:p>413</text:p>
          </table:table-cell>
          <table:table-cell table:style-name="ce134" table:formula="of:=[.$E$6]+360*[.X$8]/[.$C31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11]" office:value-type="float" office:value="6000" calcext:value-type="float">
            <text:p>6000</text:p>
          </table:table-cell>
          <table:table-cell table:style-name="ce134" table:formula="of:=[.$E$6]+360*[.D$8]/[.$C311]" office:value-type="float" office:value="357" calcext:value-type="float">
            <text:p>357</text:p>
          </table:table-cell>
          <table:table-cell table:style-name="ce134" table:formula="of:=[.$E$6]+360*[.E$8]/[.$C311]" office:value-type="float" office:value="360" calcext:value-type="float">
            <text:p>360</text:p>
          </table:table-cell>
          <table:table-cell table:style-name="ce134" table:formula="of:=[.$E$6]+360*[.F$8]/[.$C311]" office:value-type="float" office:value="363" calcext:value-type="float">
            <text:p>363</text:p>
          </table:table-cell>
          <table:table-cell table:style-name="ce134" table:formula="of:=[.$E$6]+360*[.G$8]/[.$C311]" office:value-type="float" office:value="366" calcext:value-type="float">
            <text:p>366</text:p>
          </table:table-cell>
          <table:table-cell table:style-name="ce134" table:formula="of:=[.$E$6]+360*[.H$8]/[.$C311]" office:value-type="float" office:value="369" calcext:value-type="float">
            <text:p>369</text:p>
          </table:table-cell>
          <table:table-cell table:style-name="ce134" table:formula="of:=[.$E$6]+360*[.I$8]/[.$C311]" office:value-type="float" office:value="372" calcext:value-type="float">
            <text:p>372</text:p>
          </table:table-cell>
          <table:table-cell table:style-name="ce134" table:formula="of:=[.$E$6]+360*[.J$8]/[.$C311]" office:value-type="float" office:value="375" calcext:value-type="float">
            <text:p>375</text:p>
          </table:table-cell>
          <table:table-cell table:style-name="ce134" table:formula="of:=[.$E$6]+360*[.K$8]/[.$C311]" office:value-type="float" office:value="378" calcext:value-type="float">
            <text:p>378</text:p>
          </table:table-cell>
          <table:table-cell table:style-name="ce134" table:formula="of:=[.$E$6]+360*[.L$8]/[.$C311]" office:value-type="float" office:value="381" calcext:value-type="float">
            <text:p>381</text:p>
          </table:table-cell>
          <table:table-cell table:style-name="ce134" table:formula="of:=[.$E$6]+360*[.M$8]/[.$C311]" office:value-type="float" office:value="384" calcext:value-type="float">
            <text:p>384</text:p>
          </table:table-cell>
          <table:table-cell table:style-name="ce134" table:formula="of:=[.$E$6]+360*[.N$8]/[.$C311]" office:value-type="float" office:value="387" calcext:value-type="float">
            <text:p>387</text:p>
          </table:table-cell>
          <table:table-cell table:style-name="ce134" table:formula="of:=[.$E$6]+360*[.O$8]/[.$C311]" office:value-type="float" office:value="390" calcext:value-type="float">
            <text:p>390</text:p>
          </table:table-cell>
          <table:table-cell table:style-name="ce134" table:formula="of:=[.$E$6]+360*[.P$8]/[.$C311]" office:value-type="float" office:value="393" calcext:value-type="float">
            <text:p>393</text:p>
          </table:table-cell>
          <table:table-cell table:style-name="ce134" table:formula="of:=[.$E$6]+360*[.Q$8]/[.$C311]" office:value-type="float" office:value="396" calcext:value-type="float">
            <text:p>396</text:p>
          </table:table-cell>
          <table:table-cell table:style-name="ce134" table:formula="of:=[.$E$6]+360*[.R$8]/[.$C311]" office:value-type="float" office:value="399" calcext:value-type="float">
            <text:p>399</text:p>
          </table:table-cell>
          <table:table-cell table:style-name="ce134" table:formula="of:=[.$E$6]+360*[.S$8]/[.$C311]" office:value-type="float" office:value="402" calcext:value-type="float">
            <text:p>402</text:p>
          </table:table-cell>
          <table:table-cell table:style-name="ce134" table:formula="of:=[.$E$6]+360*[.T$8]/[.$C311]" office:value-type="float" office:value="405" calcext:value-type="float">
            <text:p>405</text:p>
          </table:table-cell>
          <table:table-cell table:style-name="ce134" table:formula="of:=[.$E$6]+360*[.U$8]/[.$C311]" office:value-type="float" office:value="408" calcext:value-type="float">
            <text:p>408</text:p>
          </table:table-cell>
          <table:table-cell table:style-name="ce134" table:formula="of:=[.$E$6]+360*[.V$8]/[.$C311]" office:value-type="float" office:value="411" calcext:value-type="float">
            <text:p>411</text:p>
          </table:table-cell>
          <table:table-cell table:style-name="ce134" table:formula="of:=[.$E$6]+360*[.W$8]/[.$C311]" office:value-type="float" office:value="414" calcext:value-type="float">
            <text:p>414</text:p>
          </table:table-cell>
          <table:table-cell table:style-name="ce134" table:formula="of:=[.$E$6]+360*[.X$8]/[.$C31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317]" office:value-type="float" office:value="120000" calcext:value-type="float">
            <text:p>120000</text:p>
          </table:table-cell>
          <table:table-cell table:style-name="ce135" table:formula="of:=[.$E$6]+360*[.D$8]/[.$C317]" office:value-type="float" office:value="357" calcext:value-type="float">
            <text:p>357</text:p>
          </table:table-cell>
          <table:table-cell table:style-name="ce135" table:formula="of:=[.$E$6]+360*[.E$8]/[.$C317]" office:value-type="float" office:value="357.15" calcext:value-type="float">
            <text:p>357</text:p>
          </table:table-cell>
          <table:table-cell table:style-name="ce135" table:formula="of:=[.$E$6]+360*[.F$8]/[.$C317]" office:value-type="float" office:value="357.3" calcext:value-type="float">
            <text:p>357</text:p>
          </table:table-cell>
          <table:table-cell table:style-name="ce135" table:formula="of:=[.$E$6]+360*[.G$8]/[.$C317]" office:value-type="float" office:value="357.45" calcext:value-type="float">
            <text:p>357</text:p>
          </table:table-cell>
          <table:table-cell table:style-name="ce135" table:formula="of:=[.$E$6]+360*[.H$8]/[.$C317]" office:value-type="float" office:value="357.6" calcext:value-type="float">
            <text:p>358</text:p>
          </table:table-cell>
          <table:table-cell table:style-name="ce135" table:formula="of:=[.$E$6]+360*[.I$8]/[.$C317]" office:value-type="float" office:value="357.75" calcext:value-type="float">
            <text:p>358</text:p>
          </table:table-cell>
          <table:table-cell table:style-name="ce135" table:formula="of:=[.$E$6]+360*[.J$8]/[.$C317]" office:value-type="float" office:value="357.9" calcext:value-type="float">
            <text:p>358</text:p>
          </table:table-cell>
          <table:table-cell table:style-name="ce135" table:formula="of:=[.$E$6]+360*[.K$8]/[.$C317]" office:value-type="float" office:value="358.05" calcext:value-type="float">
            <text:p>358</text:p>
          </table:table-cell>
          <table:table-cell table:style-name="ce135" table:formula="of:=[.$E$6]+360*[.L$8]/[.$C317]" office:value-type="float" office:value="358.2" calcext:value-type="float">
            <text:p>358</text:p>
          </table:table-cell>
          <table:table-cell table:style-name="ce135" table:formula="of:=[.$E$6]+360*[.M$8]/[.$C317]" office:value-type="float" office:value="358.35" calcext:value-type="float">
            <text:p>358</text:p>
          </table:table-cell>
          <table:table-cell table:style-name="ce135" table:formula="of:=[.$E$6]+360*[.N$8]/[.$C317]" office:value-type="float" office:value="358.5" calcext:value-type="float">
            <text:p>359</text:p>
          </table:table-cell>
          <table:table-cell table:style-name="ce135" table:formula="of:=[.$E$6]+360*[.O$8]/[.$C317]" office:value-type="float" office:value="358.65" calcext:value-type="float">
            <text:p>359</text:p>
          </table:table-cell>
          <table:table-cell table:style-name="ce135" table:formula="of:=[.$E$6]+360*[.P$8]/[.$C317]" office:value-type="float" office:value="358.8" calcext:value-type="float">
            <text:p>359</text:p>
          </table:table-cell>
          <table:table-cell table:style-name="ce135" table:formula="of:=[.$E$6]+360*[.Q$8]/[.$C317]" office:value-type="float" office:value="358.95" calcext:value-type="float">
            <text:p>359</text:p>
          </table:table-cell>
          <table:table-cell table:style-name="ce135" table:formula="of:=[.$E$6]+360*[.R$8]/[.$C317]" office:value-type="float" office:value="359.1" calcext:value-type="float">
            <text:p>359</text:p>
          </table:table-cell>
          <table:table-cell table:style-name="ce135" table:formula="of:=[.$E$6]+360*[.S$8]/[.$C317]" office:value-type="float" office:value="359.25" calcext:value-type="float">
            <text:p>359</text:p>
          </table:table-cell>
          <table:table-cell table:style-name="ce135" table:formula="of:=[.$E$6]+360*[.T$8]/[.$C317]" office:value-type="float" office:value="359.4" calcext:value-type="float">
            <text:p>359</text:p>
          </table:table-cell>
          <table:table-cell table:style-name="ce135" table:formula="of:=[.$E$6]+360*[.U$8]/[.$C317]" office:value-type="float" office:value="359.55" calcext:value-type="float">
            <text:p>360</text:p>
          </table:table-cell>
          <table:table-cell table:style-name="ce135" table:formula="of:=[.$E$6]+360*[.V$8]/[.$C317]" office:value-type="float" office:value="359.7" calcext:value-type="float">
            <text:p>360</text:p>
          </table:table-cell>
          <table:table-cell table:style-name="ce135" table:formula="of:=[.$E$6]+360*[.W$8]/[.$C317]" office:value-type="float" office:value="359.85" calcext:value-type="float">
            <text:p>360</text:p>
          </table:table-cell>
          <table:table-cell table:style-name="ce135" table:formula="of:=[.$E$6]+360*[.X$8]/[.$C31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318]" office:value-type="float" office:value="80000" calcext:value-type="float">
            <text:p>80000</text:p>
          </table:table-cell>
          <table:table-cell table:style-name="ce135" table:formula="of:=[.$E$6]+360*[.D$8]/[.$C318]" office:value-type="float" office:value="357" calcext:value-type="float">
            <text:p>357</text:p>
          </table:table-cell>
          <table:table-cell table:style-name="ce135" table:formula="of:=[.$E$6]+360*[.E$8]/[.$C318]" office:value-type="float" office:value="357.225" calcext:value-type="float">
            <text:p>357</text:p>
          </table:table-cell>
          <table:table-cell table:style-name="ce135" table:formula="of:=[.$E$6]+360*[.F$8]/[.$C318]" office:value-type="float" office:value="357.45" calcext:value-type="float">
            <text:p>357</text:p>
          </table:table-cell>
          <table:table-cell table:style-name="ce135" table:formula="of:=[.$E$6]+360*[.G$8]/[.$C318]" office:value-type="float" office:value="357.675" calcext:value-type="float">
            <text:p>358</text:p>
          </table:table-cell>
          <table:table-cell table:style-name="ce135" table:formula="of:=[.$E$6]+360*[.H$8]/[.$C318]" office:value-type="float" office:value="357.9" calcext:value-type="float">
            <text:p>358</text:p>
          </table:table-cell>
          <table:table-cell table:style-name="ce135" table:formula="of:=[.$E$6]+360*[.I$8]/[.$C318]" office:value-type="float" office:value="358.125" calcext:value-type="float">
            <text:p>358</text:p>
          </table:table-cell>
          <table:table-cell table:style-name="ce135" table:formula="of:=[.$E$6]+360*[.J$8]/[.$C318]" office:value-type="float" office:value="358.35" calcext:value-type="float">
            <text:p>358</text:p>
          </table:table-cell>
          <table:table-cell table:style-name="ce135" table:formula="of:=[.$E$6]+360*[.K$8]/[.$C318]" office:value-type="float" office:value="358.575" calcext:value-type="float">
            <text:p>359</text:p>
          </table:table-cell>
          <table:table-cell table:style-name="ce135" table:formula="of:=[.$E$6]+360*[.L$8]/[.$C318]" office:value-type="float" office:value="358.8" calcext:value-type="float">
            <text:p>359</text:p>
          </table:table-cell>
          <table:table-cell table:style-name="ce135" table:formula="of:=[.$E$6]+360*[.M$8]/[.$C318]" office:value-type="float" office:value="359.025" calcext:value-type="float">
            <text:p>359</text:p>
          </table:table-cell>
          <table:table-cell table:style-name="ce135" table:formula="of:=[.$E$6]+360*[.N$8]/[.$C318]" office:value-type="float" office:value="359.25" calcext:value-type="float">
            <text:p>359</text:p>
          </table:table-cell>
          <table:table-cell table:style-name="ce135" table:formula="of:=[.$E$6]+360*[.O$8]/[.$C318]" office:value-type="float" office:value="359.475" calcext:value-type="float">
            <text:p>359</text:p>
          </table:table-cell>
          <table:table-cell table:style-name="ce135" table:formula="of:=[.$E$6]+360*[.P$8]/[.$C318]" office:value-type="float" office:value="359.7" calcext:value-type="float">
            <text:p>360</text:p>
          </table:table-cell>
          <table:table-cell table:style-name="ce135" table:formula="of:=[.$E$6]+360*[.Q$8]/[.$C318]" office:value-type="float" office:value="359.925" calcext:value-type="float">
            <text:p>360</text:p>
          </table:table-cell>
          <table:table-cell table:style-name="ce135" table:formula="of:=[.$E$6]+360*[.R$8]/[.$C318]" office:value-type="float" office:value="360.15" calcext:value-type="float">
            <text:p>360</text:p>
          </table:table-cell>
          <table:table-cell table:style-name="ce135" table:formula="of:=[.$E$6]+360*[.S$8]/[.$C318]" office:value-type="float" office:value="360.375" calcext:value-type="float">
            <text:p>360</text:p>
          </table:table-cell>
          <table:table-cell table:style-name="ce135" table:formula="of:=[.$E$6]+360*[.T$8]/[.$C318]" office:value-type="float" office:value="360.6" calcext:value-type="float">
            <text:p>361</text:p>
          </table:table-cell>
          <table:table-cell table:style-name="ce135" table:formula="of:=[.$E$6]+360*[.U$8]/[.$C318]" office:value-type="float" office:value="360.825" calcext:value-type="float">
            <text:p>361</text:p>
          </table:table-cell>
          <table:table-cell table:style-name="ce135" table:formula="of:=[.$E$6]+360*[.V$8]/[.$C318]" office:value-type="float" office:value="361.05" calcext:value-type="float">
            <text:p>361</text:p>
          </table:table-cell>
          <table:table-cell table:style-name="ce135" table:formula="of:=[.$E$6]+360*[.W$8]/[.$C318]" office:value-type="float" office:value="361.275" calcext:value-type="float">
            <text:p>361</text:p>
          </table:table-cell>
          <table:table-cell table:style-name="ce135" table:formula="of:=[.$E$6]+360*[.X$8]/[.$C31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319]" office:value-type="float" office:value="60000" calcext:value-type="float">
            <text:p>60000</text:p>
          </table:table-cell>
          <table:table-cell table:style-name="ce135" table:formula="of:=[.$E$6]+360*[.D$8]/[.$C319]" office:value-type="float" office:value="357" calcext:value-type="float">
            <text:p>357</text:p>
          </table:table-cell>
          <table:table-cell table:style-name="ce135" table:formula="of:=[.$E$6]+360*[.E$8]/[.$C319]" office:value-type="float" office:value="357.3" calcext:value-type="float">
            <text:p>357</text:p>
          </table:table-cell>
          <table:table-cell table:style-name="ce135" table:formula="of:=[.$E$6]+360*[.F$8]/[.$C319]" office:value-type="float" office:value="357.6" calcext:value-type="float">
            <text:p>358</text:p>
          </table:table-cell>
          <table:table-cell table:style-name="ce135" table:formula="of:=[.$E$6]+360*[.G$8]/[.$C319]" office:value-type="float" office:value="357.9" calcext:value-type="float">
            <text:p>358</text:p>
          </table:table-cell>
          <table:table-cell table:style-name="ce135" table:formula="of:=[.$E$6]+360*[.H$8]/[.$C319]" office:value-type="float" office:value="358.2" calcext:value-type="float">
            <text:p>358</text:p>
          </table:table-cell>
          <table:table-cell table:style-name="ce135" table:formula="of:=[.$E$6]+360*[.I$8]/[.$C319]" office:value-type="float" office:value="358.5" calcext:value-type="float">
            <text:p>359</text:p>
          </table:table-cell>
          <table:table-cell table:style-name="ce135" table:formula="of:=[.$E$6]+360*[.J$8]/[.$C319]" office:value-type="float" office:value="358.8" calcext:value-type="float">
            <text:p>359</text:p>
          </table:table-cell>
          <table:table-cell table:style-name="ce135" table:formula="of:=[.$E$6]+360*[.K$8]/[.$C319]" office:value-type="float" office:value="359.1" calcext:value-type="float">
            <text:p>359</text:p>
          </table:table-cell>
          <table:table-cell table:style-name="ce135" table:formula="of:=[.$E$6]+360*[.L$8]/[.$C319]" office:value-type="float" office:value="359.4" calcext:value-type="float">
            <text:p>359</text:p>
          </table:table-cell>
          <table:table-cell table:style-name="ce135" table:formula="of:=[.$E$6]+360*[.M$8]/[.$C319]" office:value-type="float" office:value="359.7" calcext:value-type="float">
            <text:p>360</text:p>
          </table:table-cell>
          <table:table-cell table:style-name="ce135" table:formula="of:=[.$E$6]+360*[.N$8]/[.$C319]" office:value-type="float" office:value="360" calcext:value-type="float">
            <text:p>360</text:p>
          </table:table-cell>
          <table:table-cell table:style-name="ce135" table:formula="of:=[.$E$6]+360*[.O$8]/[.$C319]" office:value-type="float" office:value="360.3" calcext:value-type="float">
            <text:p>360</text:p>
          </table:table-cell>
          <table:table-cell table:style-name="ce135" table:formula="of:=[.$E$6]+360*[.P$8]/[.$C319]" office:value-type="float" office:value="360.6" calcext:value-type="float">
            <text:p>361</text:p>
          </table:table-cell>
          <table:table-cell table:style-name="ce135" table:formula="of:=[.$E$6]+360*[.Q$8]/[.$C319]" office:value-type="float" office:value="360.9" calcext:value-type="float">
            <text:p>361</text:p>
          </table:table-cell>
          <table:table-cell table:style-name="ce135" table:formula="of:=[.$E$6]+360*[.R$8]/[.$C319]" office:value-type="float" office:value="361.2" calcext:value-type="float">
            <text:p>361</text:p>
          </table:table-cell>
          <table:table-cell table:style-name="ce135" table:formula="of:=[.$E$6]+360*[.S$8]/[.$C319]" office:value-type="float" office:value="361.5" calcext:value-type="float">
            <text:p>362</text:p>
          </table:table-cell>
          <table:table-cell table:style-name="ce135" table:formula="of:=[.$E$6]+360*[.T$8]/[.$C319]" office:value-type="float" office:value="361.8" calcext:value-type="float">
            <text:p>362</text:p>
          </table:table-cell>
          <table:table-cell table:style-name="ce135" table:formula="of:=[.$E$6]+360*[.U$8]/[.$C319]" office:value-type="float" office:value="362.1" calcext:value-type="float">
            <text:p>362</text:p>
          </table:table-cell>
          <table:table-cell table:style-name="ce135" table:formula="of:=[.$E$6]+360*[.V$8]/[.$C319]" office:value-type="float" office:value="362.4" calcext:value-type="float">
            <text:p>362</text:p>
          </table:table-cell>
          <table:table-cell table:style-name="ce135" table:formula="of:=[.$E$6]+360*[.W$8]/[.$C319]" office:value-type="float" office:value="362.7" calcext:value-type="float">
            <text:p>363</text:p>
          </table:table-cell>
          <table:table-cell table:style-name="ce135" table:formula="of:=[.$E$6]+360*[.X$8]/[.$C31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320]" office:value-type="float" office:value="48000" calcext:value-type="float">
            <text:p>48000</text:p>
          </table:table-cell>
          <table:table-cell table:style-name="ce135" table:formula="of:=[.$E$6]+360*[.D$8]/[.$C320]" office:value-type="float" office:value="357" calcext:value-type="float">
            <text:p>357</text:p>
          </table:table-cell>
          <table:table-cell table:style-name="ce135" table:formula="of:=[.$E$6]+360*[.E$8]/[.$C320]" office:value-type="float" office:value="357.375" calcext:value-type="float">
            <text:p>357</text:p>
          </table:table-cell>
          <table:table-cell table:style-name="ce135" table:formula="of:=[.$E$6]+360*[.F$8]/[.$C320]" office:value-type="float" office:value="357.75" calcext:value-type="float">
            <text:p>358</text:p>
          </table:table-cell>
          <table:table-cell table:style-name="ce135" table:formula="of:=[.$E$6]+360*[.G$8]/[.$C320]" office:value-type="float" office:value="358.125" calcext:value-type="float">
            <text:p>358</text:p>
          </table:table-cell>
          <table:table-cell table:style-name="ce135" table:formula="of:=[.$E$6]+360*[.H$8]/[.$C320]" office:value-type="float" office:value="358.5" calcext:value-type="float">
            <text:p>359</text:p>
          </table:table-cell>
          <table:table-cell table:style-name="ce135" table:formula="of:=[.$E$6]+360*[.I$8]/[.$C320]" office:value-type="float" office:value="358.875" calcext:value-type="float">
            <text:p>359</text:p>
          </table:table-cell>
          <table:table-cell table:style-name="ce135" table:formula="of:=[.$E$6]+360*[.J$8]/[.$C320]" office:value-type="float" office:value="359.25" calcext:value-type="float">
            <text:p>359</text:p>
          </table:table-cell>
          <table:table-cell table:style-name="ce135" table:formula="of:=[.$E$6]+360*[.K$8]/[.$C320]" office:value-type="float" office:value="359.625" calcext:value-type="float">
            <text:p>360</text:p>
          </table:table-cell>
          <table:table-cell table:style-name="ce135" table:formula="of:=[.$E$6]+360*[.L$8]/[.$C320]" office:value-type="float" office:value="360" calcext:value-type="float">
            <text:p>360</text:p>
          </table:table-cell>
          <table:table-cell table:style-name="ce135" table:formula="of:=[.$E$6]+360*[.M$8]/[.$C320]" office:value-type="float" office:value="360.375" calcext:value-type="float">
            <text:p>360</text:p>
          </table:table-cell>
          <table:table-cell table:style-name="ce135" table:formula="of:=[.$E$6]+360*[.N$8]/[.$C320]" office:value-type="float" office:value="360.75" calcext:value-type="float">
            <text:p>361</text:p>
          </table:table-cell>
          <table:table-cell table:style-name="ce135" table:formula="of:=[.$E$6]+360*[.O$8]/[.$C320]" office:value-type="float" office:value="361.125" calcext:value-type="float">
            <text:p>361</text:p>
          </table:table-cell>
          <table:table-cell table:style-name="ce135" table:formula="of:=[.$E$6]+360*[.P$8]/[.$C320]" office:value-type="float" office:value="361.5" calcext:value-type="float">
            <text:p>362</text:p>
          </table:table-cell>
          <table:table-cell table:style-name="ce135" table:formula="of:=[.$E$6]+360*[.Q$8]/[.$C320]" office:value-type="float" office:value="361.875" calcext:value-type="float">
            <text:p>362</text:p>
          </table:table-cell>
          <table:table-cell table:style-name="ce135" table:formula="of:=[.$E$6]+360*[.R$8]/[.$C320]" office:value-type="float" office:value="362.25" calcext:value-type="float">
            <text:p>362</text:p>
          </table:table-cell>
          <table:table-cell table:style-name="ce135" table:formula="of:=[.$E$6]+360*[.S$8]/[.$C320]" office:value-type="float" office:value="362.625" calcext:value-type="float">
            <text:p>363</text:p>
          </table:table-cell>
          <table:table-cell table:style-name="ce135" table:formula="of:=[.$E$6]+360*[.T$8]/[.$C320]" office:value-type="float" office:value="363" calcext:value-type="float">
            <text:p>363</text:p>
          </table:table-cell>
          <table:table-cell table:style-name="ce135" table:formula="of:=[.$E$6]+360*[.U$8]/[.$C320]" office:value-type="float" office:value="363.375" calcext:value-type="float">
            <text:p>363</text:p>
          </table:table-cell>
          <table:table-cell table:style-name="ce135" table:formula="of:=[.$E$6]+360*[.V$8]/[.$C320]" office:value-type="float" office:value="363.75" calcext:value-type="float">
            <text:p>364</text:p>
          </table:table-cell>
          <table:table-cell table:style-name="ce135" table:formula="of:=[.$E$6]+360*[.W$8]/[.$C320]" office:value-type="float" office:value="364.125" calcext:value-type="float">
            <text:p>364</text:p>
          </table:table-cell>
          <table:table-cell table:style-name="ce135" table:formula="of:=[.$E$6]+360*[.X$8]/[.$C32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321]" office:value-type="float" office:value="40000" calcext:value-type="float">
            <text:p>40000</text:p>
          </table:table-cell>
          <table:table-cell table:style-name="ce135" table:formula="of:=[.$E$6]+360*[.D$8]/[.$C321]" office:value-type="float" office:value="357" calcext:value-type="float">
            <text:p>357</text:p>
          </table:table-cell>
          <table:table-cell table:style-name="ce135" table:formula="of:=[.$E$6]+360*[.E$8]/[.$C321]" office:value-type="float" office:value="357.45" calcext:value-type="float">
            <text:p>357</text:p>
          </table:table-cell>
          <table:table-cell table:style-name="ce135" table:formula="of:=[.$E$6]+360*[.F$8]/[.$C321]" office:value-type="float" office:value="357.9" calcext:value-type="float">
            <text:p>358</text:p>
          </table:table-cell>
          <table:table-cell table:style-name="ce135" table:formula="of:=[.$E$6]+360*[.G$8]/[.$C321]" office:value-type="float" office:value="358.35" calcext:value-type="float">
            <text:p>358</text:p>
          </table:table-cell>
          <table:table-cell table:style-name="ce135" table:formula="of:=[.$E$6]+360*[.H$8]/[.$C321]" office:value-type="float" office:value="358.8" calcext:value-type="float">
            <text:p>359</text:p>
          </table:table-cell>
          <table:table-cell table:style-name="ce135" table:formula="of:=[.$E$6]+360*[.I$8]/[.$C321]" office:value-type="float" office:value="359.25" calcext:value-type="float">
            <text:p>359</text:p>
          </table:table-cell>
          <table:table-cell table:style-name="ce135" table:formula="of:=[.$E$6]+360*[.J$8]/[.$C321]" office:value-type="float" office:value="359.7" calcext:value-type="float">
            <text:p>360</text:p>
          </table:table-cell>
          <table:table-cell table:style-name="ce135" table:formula="of:=[.$E$6]+360*[.K$8]/[.$C321]" office:value-type="float" office:value="360.15" calcext:value-type="float">
            <text:p>360</text:p>
          </table:table-cell>
          <table:table-cell table:style-name="ce135" table:formula="of:=[.$E$6]+360*[.L$8]/[.$C321]" office:value-type="float" office:value="360.6" calcext:value-type="float">
            <text:p>361</text:p>
          </table:table-cell>
          <table:table-cell table:style-name="ce135" table:formula="of:=[.$E$6]+360*[.M$8]/[.$C321]" office:value-type="float" office:value="361.05" calcext:value-type="float">
            <text:p>361</text:p>
          </table:table-cell>
          <table:table-cell table:style-name="ce135" table:formula="of:=[.$E$6]+360*[.N$8]/[.$C321]" office:value-type="float" office:value="361.5" calcext:value-type="float">
            <text:p>362</text:p>
          </table:table-cell>
          <table:table-cell table:style-name="ce135" table:formula="of:=[.$E$6]+360*[.O$8]/[.$C321]" office:value-type="float" office:value="361.95" calcext:value-type="float">
            <text:p>362</text:p>
          </table:table-cell>
          <table:table-cell table:style-name="ce135" table:formula="of:=[.$E$6]+360*[.P$8]/[.$C321]" office:value-type="float" office:value="362.4" calcext:value-type="float">
            <text:p>362</text:p>
          </table:table-cell>
          <table:table-cell table:style-name="ce135" table:formula="of:=[.$E$6]+360*[.Q$8]/[.$C321]" office:value-type="float" office:value="362.85" calcext:value-type="float">
            <text:p>363</text:p>
          </table:table-cell>
          <table:table-cell table:style-name="ce135" table:formula="of:=[.$E$6]+360*[.R$8]/[.$C321]" office:value-type="float" office:value="363.3" calcext:value-type="float">
            <text:p>363</text:p>
          </table:table-cell>
          <table:table-cell table:style-name="ce135" table:formula="of:=[.$E$6]+360*[.S$8]/[.$C321]" office:value-type="float" office:value="363.75" calcext:value-type="float">
            <text:p>364</text:p>
          </table:table-cell>
          <table:table-cell table:style-name="ce135" table:formula="of:=[.$E$6]+360*[.T$8]/[.$C321]" office:value-type="float" office:value="364.2" calcext:value-type="float">
            <text:p>364</text:p>
          </table:table-cell>
          <table:table-cell table:style-name="ce135" table:formula="of:=[.$E$6]+360*[.U$8]/[.$C321]" office:value-type="float" office:value="364.65" calcext:value-type="float">
            <text:p>365</text:p>
          </table:table-cell>
          <table:table-cell table:style-name="ce135" table:formula="of:=[.$E$6]+360*[.V$8]/[.$C321]" office:value-type="float" office:value="365.1" calcext:value-type="float">
            <text:p>365</text:p>
          </table:table-cell>
          <table:table-cell table:style-name="ce135" table:formula="of:=[.$E$6]+360*[.W$8]/[.$C321]" office:value-type="float" office:value="365.55" calcext:value-type="float">
            <text:p>366</text:p>
          </table:table-cell>
          <table:table-cell table:style-name="ce135" table:formula="of:=[.$E$6]+360*[.X$8]/[.$C32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322]" office:value-type="float" office:value="34285.7142857143" calcext:value-type="float">
            <text:p>34286</text:p>
          </table:table-cell>
          <table:table-cell table:style-name="ce135" table:formula="of:=[.$E$6]+360*[.D$8]/[.$C322]" office:value-type="float" office:value="357" calcext:value-type="float">
            <text:p>357</text:p>
          </table:table-cell>
          <table:table-cell table:style-name="ce135" table:formula="of:=[.$E$6]+360*[.E$8]/[.$C322]" office:value-type="float" office:value="357.525" calcext:value-type="float">
            <text:p>358</text:p>
          </table:table-cell>
          <table:table-cell table:style-name="ce135" table:formula="of:=[.$E$6]+360*[.F$8]/[.$C322]" office:value-type="float" office:value="358.05" calcext:value-type="float">
            <text:p>358</text:p>
          </table:table-cell>
          <table:table-cell table:style-name="ce135" table:formula="of:=[.$E$6]+360*[.G$8]/[.$C322]" office:value-type="float" office:value="358.575" calcext:value-type="float">
            <text:p>359</text:p>
          </table:table-cell>
          <table:table-cell table:style-name="ce135" table:formula="of:=[.$E$6]+360*[.H$8]/[.$C322]" office:value-type="float" office:value="359.1" calcext:value-type="float">
            <text:p>359</text:p>
          </table:table-cell>
          <table:table-cell table:style-name="ce135" table:formula="of:=[.$E$6]+360*[.I$8]/[.$C322]" office:value-type="float" office:value="359.625" calcext:value-type="float">
            <text:p>360</text:p>
          </table:table-cell>
          <table:table-cell table:style-name="ce135" table:formula="of:=[.$E$6]+360*[.J$8]/[.$C322]" office:value-type="float" office:value="360.15" calcext:value-type="float">
            <text:p>360</text:p>
          </table:table-cell>
          <table:table-cell table:style-name="ce135" table:formula="of:=[.$E$6]+360*[.K$8]/[.$C322]" office:value-type="float" office:value="360.675" calcext:value-type="float">
            <text:p>361</text:p>
          </table:table-cell>
          <table:table-cell table:style-name="ce135" table:formula="of:=[.$E$6]+360*[.L$8]/[.$C322]" office:value-type="float" office:value="361.2" calcext:value-type="float">
            <text:p>361</text:p>
          </table:table-cell>
          <table:table-cell table:style-name="ce135" table:formula="of:=[.$E$6]+360*[.M$8]/[.$C322]" office:value-type="float" office:value="361.725" calcext:value-type="float">
            <text:p>362</text:p>
          </table:table-cell>
          <table:table-cell table:style-name="ce135" table:formula="of:=[.$E$6]+360*[.N$8]/[.$C322]" office:value-type="float" office:value="362.25" calcext:value-type="float">
            <text:p>362</text:p>
          </table:table-cell>
          <table:table-cell table:style-name="ce135" table:formula="of:=[.$E$6]+360*[.O$8]/[.$C322]" office:value-type="float" office:value="362.775" calcext:value-type="float">
            <text:p>363</text:p>
          </table:table-cell>
          <table:table-cell table:style-name="ce135" table:formula="of:=[.$E$6]+360*[.P$8]/[.$C322]" office:value-type="float" office:value="363.3" calcext:value-type="float">
            <text:p>363</text:p>
          </table:table-cell>
          <table:table-cell table:style-name="ce135" table:formula="of:=[.$E$6]+360*[.Q$8]/[.$C322]" office:value-type="float" office:value="363.825" calcext:value-type="float">
            <text:p>364</text:p>
          </table:table-cell>
          <table:table-cell table:style-name="ce135" table:formula="of:=[.$E$6]+360*[.R$8]/[.$C322]" office:value-type="float" office:value="364.35" calcext:value-type="float">
            <text:p>364</text:p>
          </table:table-cell>
          <table:table-cell table:style-name="ce135" table:formula="of:=[.$E$6]+360*[.S$8]/[.$C322]" office:value-type="float" office:value="364.875" calcext:value-type="float">
            <text:p>365</text:p>
          </table:table-cell>
          <table:table-cell table:style-name="ce135" table:formula="of:=[.$E$6]+360*[.T$8]/[.$C322]" office:value-type="float" office:value="365.4" calcext:value-type="float">
            <text:p>365</text:p>
          </table:table-cell>
          <table:table-cell table:style-name="ce135" table:formula="of:=[.$E$6]+360*[.U$8]/[.$C322]" office:value-type="float" office:value="365.925" calcext:value-type="float">
            <text:p>366</text:p>
          </table:table-cell>
          <table:table-cell table:style-name="ce135" table:formula="of:=[.$E$6]+360*[.V$8]/[.$C322]" office:value-type="float" office:value="366.45" calcext:value-type="float">
            <text:p>366</text:p>
          </table:table-cell>
          <table:table-cell table:style-name="ce135" table:formula="of:=[.$E$6]+360*[.W$8]/[.$C322]" office:value-type="float" office:value="366.975" calcext:value-type="float">
            <text:p>367</text:p>
          </table:table-cell>
          <table:table-cell table:style-name="ce135" table:formula="of:=[.$E$6]+360*[.X$8]/[.$C32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323]" office:value-type="float" office:value="30000" calcext:value-type="float">
            <text:p>30000</text:p>
          </table:table-cell>
          <table:table-cell table:style-name="ce135" table:formula="of:=[.$E$6]+360*[.D$8]/[.$C323]" office:value-type="float" office:value="357" calcext:value-type="float">
            <text:p>357</text:p>
          </table:table-cell>
          <table:table-cell table:style-name="ce135" table:formula="of:=[.$E$6]+360*[.E$8]/[.$C323]" office:value-type="float" office:value="357.6" calcext:value-type="float">
            <text:p>358</text:p>
          </table:table-cell>
          <table:table-cell table:style-name="ce135" table:formula="of:=[.$E$6]+360*[.F$8]/[.$C323]" office:value-type="float" office:value="358.2" calcext:value-type="float">
            <text:p>358</text:p>
          </table:table-cell>
          <table:table-cell table:style-name="ce135" table:formula="of:=[.$E$6]+360*[.G$8]/[.$C323]" office:value-type="float" office:value="358.8" calcext:value-type="float">
            <text:p>359</text:p>
          </table:table-cell>
          <table:table-cell table:style-name="ce135" table:formula="of:=[.$E$6]+360*[.H$8]/[.$C323]" office:value-type="float" office:value="359.4" calcext:value-type="float">
            <text:p>359</text:p>
          </table:table-cell>
          <table:table-cell table:style-name="ce135" table:formula="of:=[.$E$6]+360*[.I$8]/[.$C323]" office:value-type="float" office:value="360" calcext:value-type="float">
            <text:p>360</text:p>
          </table:table-cell>
          <table:table-cell table:style-name="ce135" table:formula="of:=[.$E$6]+360*[.J$8]/[.$C323]" office:value-type="float" office:value="360.6" calcext:value-type="float">
            <text:p>361</text:p>
          </table:table-cell>
          <table:table-cell table:style-name="ce135" table:formula="of:=[.$E$6]+360*[.K$8]/[.$C323]" office:value-type="float" office:value="361.2" calcext:value-type="float">
            <text:p>361</text:p>
          </table:table-cell>
          <table:table-cell table:style-name="ce135" table:formula="of:=[.$E$6]+360*[.L$8]/[.$C323]" office:value-type="float" office:value="361.8" calcext:value-type="float">
            <text:p>362</text:p>
          </table:table-cell>
          <table:table-cell table:style-name="ce135" table:formula="of:=[.$E$6]+360*[.M$8]/[.$C323]" office:value-type="float" office:value="362.4" calcext:value-type="float">
            <text:p>362</text:p>
          </table:table-cell>
          <table:table-cell table:style-name="ce135" table:formula="of:=[.$E$6]+360*[.N$8]/[.$C323]" office:value-type="float" office:value="363" calcext:value-type="float">
            <text:p>363</text:p>
          </table:table-cell>
          <table:table-cell table:style-name="ce135" table:formula="of:=[.$E$6]+360*[.O$8]/[.$C323]" office:value-type="float" office:value="363.6" calcext:value-type="float">
            <text:p>364</text:p>
          </table:table-cell>
          <table:table-cell table:style-name="ce135" table:formula="of:=[.$E$6]+360*[.P$8]/[.$C323]" office:value-type="float" office:value="364.2" calcext:value-type="float">
            <text:p>364</text:p>
          </table:table-cell>
          <table:table-cell table:style-name="ce135" table:formula="of:=[.$E$6]+360*[.Q$8]/[.$C323]" office:value-type="float" office:value="364.8" calcext:value-type="float">
            <text:p>365</text:p>
          </table:table-cell>
          <table:table-cell table:style-name="ce135" table:formula="of:=[.$E$6]+360*[.R$8]/[.$C323]" office:value-type="float" office:value="365.4" calcext:value-type="float">
            <text:p>365</text:p>
          </table:table-cell>
          <table:table-cell table:style-name="ce135" table:formula="of:=[.$E$6]+360*[.S$8]/[.$C323]" office:value-type="float" office:value="366" calcext:value-type="float">
            <text:p>366</text:p>
          </table:table-cell>
          <table:table-cell table:style-name="ce135" table:formula="of:=[.$E$6]+360*[.T$8]/[.$C323]" office:value-type="float" office:value="366.6" calcext:value-type="float">
            <text:p>367</text:p>
          </table:table-cell>
          <table:table-cell table:style-name="ce135" table:formula="of:=[.$E$6]+360*[.U$8]/[.$C323]" office:value-type="float" office:value="367.2" calcext:value-type="float">
            <text:p>367</text:p>
          </table:table-cell>
          <table:table-cell table:style-name="ce135" table:formula="of:=[.$E$6]+360*[.V$8]/[.$C323]" office:value-type="float" office:value="367.8" calcext:value-type="float">
            <text:p>368</text:p>
          </table:table-cell>
          <table:table-cell table:style-name="ce135" table:formula="of:=[.$E$6]+360*[.W$8]/[.$C323]" office:value-type="float" office:value="368.4" calcext:value-type="float">
            <text:p>368</text:p>
          </table:table-cell>
          <table:table-cell table:style-name="ce135" table:formula="of:=[.$E$6]+360*[.X$8]/[.$C32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324]" office:value-type="float" office:value="26666.6666666667" calcext:value-type="float">
            <text:p>26667</text:p>
          </table:table-cell>
          <table:table-cell table:style-name="ce135" table:formula="of:=[.$E$6]+360*[.D$8]/[.$C324]" office:value-type="float" office:value="357" calcext:value-type="float">
            <text:p>357</text:p>
          </table:table-cell>
          <table:table-cell table:style-name="ce135" table:formula="of:=[.$E$6]+360*[.E$8]/[.$C324]" office:value-type="float" office:value="357.675" calcext:value-type="float">
            <text:p>358</text:p>
          </table:table-cell>
          <table:table-cell table:style-name="ce135" table:formula="of:=[.$E$6]+360*[.F$8]/[.$C324]" office:value-type="float" office:value="358.35" calcext:value-type="float">
            <text:p>358</text:p>
          </table:table-cell>
          <table:table-cell table:style-name="ce135" table:formula="of:=[.$E$6]+360*[.G$8]/[.$C324]" office:value-type="float" office:value="359.025" calcext:value-type="float">
            <text:p>359</text:p>
          </table:table-cell>
          <table:table-cell table:style-name="ce135" table:formula="of:=[.$E$6]+360*[.H$8]/[.$C324]" office:value-type="float" office:value="359.7" calcext:value-type="float">
            <text:p>360</text:p>
          </table:table-cell>
          <table:table-cell table:style-name="ce135" table:formula="of:=[.$E$6]+360*[.I$8]/[.$C324]" office:value-type="float" office:value="360.375" calcext:value-type="float">
            <text:p>360</text:p>
          </table:table-cell>
          <table:table-cell table:style-name="ce135" table:formula="of:=[.$E$6]+360*[.J$8]/[.$C324]" office:value-type="float" office:value="361.05" calcext:value-type="float">
            <text:p>361</text:p>
          </table:table-cell>
          <table:table-cell table:style-name="ce135" table:formula="of:=[.$E$6]+360*[.K$8]/[.$C324]" office:value-type="float" office:value="361.725" calcext:value-type="float">
            <text:p>362</text:p>
          </table:table-cell>
          <table:table-cell table:style-name="ce135" table:formula="of:=[.$E$6]+360*[.L$8]/[.$C324]" office:value-type="float" office:value="362.4" calcext:value-type="float">
            <text:p>362</text:p>
          </table:table-cell>
          <table:table-cell table:style-name="ce135" table:formula="of:=[.$E$6]+360*[.M$8]/[.$C324]" office:value-type="float" office:value="363.075" calcext:value-type="float">
            <text:p>363</text:p>
          </table:table-cell>
          <table:table-cell table:style-name="ce135" table:formula="of:=[.$E$6]+360*[.N$8]/[.$C324]" office:value-type="float" office:value="363.75" calcext:value-type="float">
            <text:p>364</text:p>
          </table:table-cell>
          <table:table-cell table:style-name="ce135" table:formula="of:=[.$E$6]+360*[.O$8]/[.$C324]" office:value-type="float" office:value="364.425" calcext:value-type="float">
            <text:p>364</text:p>
          </table:table-cell>
          <table:table-cell table:style-name="ce135" table:formula="of:=[.$E$6]+360*[.P$8]/[.$C324]" office:value-type="float" office:value="365.1" calcext:value-type="float">
            <text:p>365</text:p>
          </table:table-cell>
          <table:table-cell table:style-name="ce135" table:formula="of:=[.$E$6]+360*[.Q$8]/[.$C324]" office:value-type="float" office:value="365.775" calcext:value-type="float">
            <text:p>366</text:p>
          </table:table-cell>
          <table:table-cell table:style-name="ce135" table:formula="of:=[.$E$6]+360*[.R$8]/[.$C324]" office:value-type="float" office:value="366.45" calcext:value-type="float">
            <text:p>366</text:p>
          </table:table-cell>
          <table:table-cell table:style-name="ce135" table:formula="of:=[.$E$6]+360*[.S$8]/[.$C324]" office:value-type="float" office:value="367.125" calcext:value-type="float">
            <text:p>367</text:p>
          </table:table-cell>
          <table:table-cell table:style-name="ce135" table:formula="of:=[.$E$6]+360*[.T$8]/[.$C324]" office:value-type="float" office:value="367.8" calcext:value-type="float">
            <text:p>368</text:p>
          </table:table-cell>
          <table:table-cell table:style-name="ce135" table:formula="of:=[.$E$6]+360*[.U$8]/[.$C324]" office:value-type="float" office:value="368.475" calcext:value-type="float">
            <text:p>368</text:p>
          </table:table-cell>
          <table:table-cell table:style-name="ce135" table:formula="of:=[.$E$6]+360*[.V$8]/[.$C324]" office:value-type="float" office:value="369.15" calcext:value-type="float">
            <text:p>369</text:p>
          </table:table-cell>
          <table:table-cell table:style-name="ce135" table:formula="of:=[.$E$6]+360*[.W$8]/[.$C324]" office:value-type="float" office:value="369.825" calcext:value-type="float">
            <text:p>370</text:p>
          </table:table-cell>
          <table:table-cell table:style-name="ce135" table:formula="of:=[.$E$6]+360*[.X$8]/[.$C32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325]" office:value-type="float" office:value="24000" calcext:value-type="float">
            <text:p>24000</text:p>
          </table:table-cell>
          <table:table-cell table:style-name="ce135" table:formula="of:=[.$E$6]+360*[.D$8]/[.$C325]" office:value-type="float" office:value="357" calcext:value-type="float">
            <text:p>357</text:p>
          </table:table-cell>
          <table:table-cell table:style-name="ce135" table:formula="of:=[.$E$6]+360*[.E$8]/[.$C325]" office:value-type="float" office:value="357.75" calcext:value-type="float">
            <text:p>358</text:p>
          </table:table-cell>
          <table:table-cell table:style-name="ce135" table:formula="of:=[.$E$6]+360*[.F$8]/[.$C325]" office:value-type="float" office:value="358.5" calcext:value-type="float">
            <text:p>359</text:p>
          </table:table-cell>
          <table:table-cell table:style-name="ce135" table:formula="of:=[.$E$6]+360*[.G$8]/[.$C325]" office:value-type="float" office:value="359.25" calcext:value-type="float">
            <text:p>359</text:p>
          </table:table-cell>
          <table:table-cell table:style-name="ce135" table:formula="of:=[.$E$6]+360*[.H$8]/[.$C325]" office:value-type="float" office:value="360" calcext:value-type="float">
            <text:p>360</text:p>
          </table:table-cell>
          <table:table-cell table:style-name="ce135" table:formula="of:=[.$E$6]+360*[.I$8]/[.$C325]" office:value-type="float" office:value="360.75" calcext:value-type="float">
            <text:p>361</text:p>
          </table:table-cell>
          <table:table-cell table:style-name="ce135" table:formula="of:=[.$E$6]+360*[.J$8]/[.$C325]" office:value-type="float" office:value="361.5" calcext:value-type="float">
            <text:p>362</text:p>
          </table:table-cell>
          <table:table-cell table:style-name="ce135" table:formula="of:=[.$E$6]+360*[.K$8]/[.$C325]" office:value-type="float" office:value="362.25" calcext:value-type="float">
            <text:p>362</text:p>
          </table:table-cell>
          <table:table-cell table:style-name="ce135" table:formula="of:=[.$E$6]+360*[.L$8]/[.$C325]" office:value-type="float" office:value="363" calcext:value-type="float">
            <text:p>363</text:p>
          </table:table-cell>
          <table:table-cell table:style-name="ce135" table:formula="of:=[.$E$6]+360*[.M$8]/[.$C325]" office:value-type="float" office:value="363.75" calcext:value-type="float">
            <text:p>364</text:p>
          </table:table-cell>
          <table:table-cell table:style-name="ce135" table:formula="of:=[.$E$6]+360*[.N$8]/[.$C325]" office:value-type="float" office:value="364.5" calcext:value-type="float">
            <text:p>365</text:p>
          </table:table-cell>
          <table:table-cell table:style-name="ce135" table:formula="of:=[.$E$6]+360*[.O$8]/[.$C325]" office:value-type="float" office:value="365.25" calcext:value-type="float">
            <text:p>365</text:p>
          </table:table-cell>
          <table:table-cell table:style-name="ce135" table:formula="of:=[.$E$6]+360*[.P$8]/[.$C325]" office:value-type="float" office:value="366" calcext:value-type="float">
            <text:p>366</text:p>
          </table:table-cell>
          <table:table-cell table:style-name="ce135" table:formula="of:=[.$E$6]+360*[.Q$8]/[.$C325]" office:value-type="float" office:value="366.75" calcext:value-type="float">
            <text:p>367</text:p>
          </table:table-cell>
          <table:table-cell table:style-name="ce135" table:formula="of:=[.$E$6]+360*[.R$8]/[.$C325]" office:value-type="float" office:value="367.5" calcext:value-type="float">
            <text:p>368</text:p>
          </table:table-cell>
          <table:table-cell table:style-name="ce135" table:formula="of:=[.$E$6]+360*[.S$8]/[.$C325]" office:value-type="float" office:value="368.25" calcext:value-type="float">
            <text:p>368</text:p>
          </table:table-cell>
          <table:table-cell table:style-name="ce135" table:formula="of:=[.$E$6]+360*[.T$8]/[.$C325]" office:value-type="float" office:value="369" calcext:value-type="float">
            <text:p>369</text:p>
          </table:table-cell>
          <table:table-cell table:style-name="ce135" table:formula="of:=[.$E$6]+360*[.U$8]/[.$C325]" office:value-type="float" office:value="369.75" calcext:value-type="float">
            <text:p>370</text:p>
          </table:table-cell>
          <table:table-cell table:style-name="ce135" table:formula="of:=[.$E$6]+360*[.V$8]/[.$C325]" office:value-type="float" office:value="370.5" calcext:value-type="float">
            <text:p>371</text:p>
          </table:table-cell>
          <table:table-cell table:style-name="ce135" table:formula="of:=[.$E$6]+360*[.W$8]/[.$C325]" office:value-type="float" office:value="371.25" calcext:value-type="float">
            <text:p>371</text:p>
          </table:table-cell>
          <table:table-cell table:style-name="ce135" table:formula="of:=[.$E$6]+360*[.X$8]/[.$C32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326]" office:value-type="float" office:value="21818.1818181818" calcext:value-type="float">
            <text:p>21818</text:p>
          </table:table-cell>
          <table:table-cell table:style-name="ce135" table:formula="of:=[.$E$6]+360*[.D$8]/[.$C326]" office:value-type="float" office:value="357" calcext:value-type="float">
            <text:p>357</text:p>
          </table:table-cell>
          <table:table-cell table:style-name="ce135" table:formula="of:=[.$E$6]+360*[.E$8]/[.$C326]" office:value-type="float" office:value="357.825" calcext:value-type="float">
            <text:p>358</text:p>
          </table:table-cell>
          <table:table-cell table:style-name="ce135" table:formula="of:=[.$E$6]+360*[.F$8]/[.$C326]" office:value-type="float" office:value="358.65" calcext:value-type="float">
            <text:p>359</text:p>
          </table:table-cell>
          <table:table-cell table:style-name="ce135" table:formula="of:=[.$E$6]+360*[.G$8]/[.$C326]" office:value-type="float" office:value="359.475" calcext:value-type="float">
            <text:p>359</text:p>
          </table:table-cell>
          <table:table-cell table:style-name="ce135" table:formula="of:=[.$E$6]+360*[.H$8]/[.$C326]" office:value-type="float" office:value="360.3" calcext:value-type="float">
            <text:p>360</text:p>
          </table:table-cell>
          <table:table-cell table:style-name="ce135" table:formula="of:=[.$E$6]+360*[.I$8]/[.$C326]" office:value-type="float" office:value="361.125" calcext:value-type="float">
            <text:p>361</text:p>
          </table:table-cell>
          <table:table-cell table:style-name="ce135" table:formula="of:=[.$E$6]+360*[.J$8]/[.$C326]" office:value-type="float" office:value="361.95" calcext:value-type="float">
            <text:p>362</text:p>
          </table:table-cell>
          <table:table-cell table:style-name="ce135" table:formula="of:=[.$E$6]+360*[.K$8]/[.$C326]" office:value-type="float" office:value="362.775" calcext:value-type="float">
            <text:p>363</text:p>
          </table:table-cell>
          <table:table-cell table:style-name="ce135" table:formula="of:=[.$E$6]+360*[.L$8]/[.$C326]" office:value-type="float" office:value="363.6" calcext:value-type="float">
            <text:p>364</text:p>
          </table:table-cell>
          <table:table-cell table:style-name="ce135" table:formula="of:=[.$E$6]+360*[.M$8]/[.$C326]" office:value-type="float" office:value="364.425" calcext:value-type="float">
            <text:p>364</text:p>
          </table:table-cell>
          <table:table-cell table:style-name="ce135" table:formula="of:=[.$E$6]+360*[.N$8]/[.$C326]" office:value-type="float" office:value="365.25" calcext:value-type="float">
            <text:p>365</text:p>
          </table:table-cell>
          <table:table-cell table:style-name="ce135" table:formula="of:=[.$E$6]+360*[.O$8]/[.$C326]" office:value-type="float" office:value="366.075" calcext:value-type="float">
            <text:p>366</text:p>
          </table:table-cell>
          <table:table-cell table:style-name="ce135" table:formula="of:=[.$E$6]+360*[.P$8]/[.$C326]" office:value-type="float" office:value="366.9" calcext:value-type="float">
            <text:p>367</text:p>
          </table:table-cell>
          <table:table-cell table:style-name="ce135" table:formula="of:=[.$E$6]+360*[.Q$8]/[.$C326]" office:value-type="float" office:value="367.725" calcext:value-type="float">
            <text:p>368</text:p>
          </table:table-cell>
          <table:table-cell table:style-name="ce135" table:formula="of:=[.$E$6]+360*[.R$8]/[.$C326]" office:value-type="float" office:value="368.55" calcext:value-type="float">
            <text:p>369</text:p>
          </table:table-cell>
          <table:table-cell table:style-name="ce135" table:formula="of:=[.$E$6]+360*[.S$8]/[.$C326]" office:value-type="float" office:value="369.375" calcext:value-type="float">
            <text:p>369</text:p>
          </table:table-cell>
          <table:table-cell table:style-name="ce135" table:formula="of:=[.$E$6]+360*[.T$8]/[.$C326]" office:value-type="float" office:value="370.2" calcext:value-type="float">
            <text:p>370</text:p>
          </table:table-cell>
          <table:table-cell table:style-name="ce135" table:formula="of:=[.$E$6]+360*[.U$8]/[.$C326]" office:value-type="float" office:value="371.025" calcext:value-type="float">
            <text:p>371</text:p>
          </table:table-cell>
          <table:table-cell table:style-name="ce135" table:formula="of:=[.$E$6]+360*[.V$8]/[.$C326]" office:value-type="float" office:value="371.85" calcext:value-type="float">
            <text:p>372</text:p>
          </table:table-cell>
          <table:table-cell table:style-name="ce135" table:formula="of:=[.$E$6]+360*[.W$8]/[.$C326]" office:value-type="float" office:value="372.675" calcext:value-type="float">
            <text:p>373</text:p>
          </table:table-cell>
          <table:table-cell table:style-name="ce135" table:formula="of:=[.$E$6]+360*[.X$8]/[.$C32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327]" office:value-type="float" office:value="20000" calcext:value-type="float">
            <text:p>20000</text:p>
          </table:table-cell>
          <table:table-cell table:style-name="ce135" table:formula="of:=[.$E$6]+360*[.D$8]/[.$C327]" office:value-type="float" office:value="357" calcext:value-type="float">
            <text:p>357</text:p>
          </table:table-cell>
          <table:table-cell table:style-name="ce135" table:formula="of:=[.$E$6]+360*[.E$8]/[.$C327]" office:value-type="float" office:value="357.9" calcext:value-type="float">
            <text:p>358</text:p>
          </table:table-cell>
          <table:table-cell table:style-name="ce135" table:formula="of:=[.$E$6]+360*[.F$8]/[.$C327]" office:value-type="float" office:value="358.8" calcext:value-type="float">
            <text:p>359</text:p>
          </table:table-cell>
          <table:table-cell table:style-name="ce135" table:formula="of:=[.$E$6]+360*[.G$8]/[.$C327]" office:value-type="float" office:value="359.7" calcext:value-type="float">
            <text:p>360</text:p>
          </table:table-cell>
          <table:table-cell table:style-name="ce135" table:formula="of:=[.$E$6]+360*[.H$8]/[.$C327]" office:value-type="float" office:value="360.6" calcext:value-type="float">
            <text:p>361</text:p>
          </table:table-cell>
          <table:table-cell table:style-name="ce135" table:formula="of:=[.$E$6]+360*[.I$8]/[.$C327]" office:value-type="float" office:value="361.5" calcext:value-type="float">
            <text:p>362</text:p>
          </table:table-cell>
          <table:table-cell table:style-name="ce135" table:formula="of:=[.$E$6]+360*[.J$8]/[.$C327]" office:value-type="float" office:value="362.4" calcext:value-type="float">
            <text:p>362</text:p>
          </table:table-cell>
          <table:table-cell table:style-name="ce135" table:formula="of:=[.$E$6]+360*[.K$8]/[.$C327]" office:value-type="float" office:value="363.3" calcext:value-type="float">
            <text:p>363</text:p>
          </table:table-cell>
          <table:table-cell table:style-name="ce135" table:formula="of:=[.$E$6]+360*[.L$8]/[.$C327]" office:value-type="float" office:value="364.2" calcext:value-type="float">
            <text:p>364</text:p>
          </table:table-cell>
          <table:table-cell table:style-name="ce135" table:formula="of:=[.$E$6]+360*[.M$8]/[.$C327]" office:value-type="float" office:value="365.1" calcext:value-type="float">
            <text:p>365</text:p>
          </table:table-cell>
          <table:table-cell table:style-name="ce135" table:formula="of:=[.$E$6]+360*[.N$8]/[.$C327]" office:value-type="float" office:value="366" calcext:value-type="float">
            <text:p>366</text:p>
          </table:table-cell>
          <table:table-cell table:style-name="ce135" table:formula="of:=[.$E$6]+360*[.O$8]/[.$C327]" office:value-type="float" office:value="366.9" calcext:value-type="float">
            <text:p>367</text:p>
          </table:table-cell>
          <table:table-cell table:style-name="ce135" table:formula="of:=[.$E$6]+360*[.P$8]/[.$C327]" office:value-type="float" office:value="367.8" calcext:value-type="float">
            <text:p>368</text:p>
          </table:table-cell>
          <table:table-cell table:style-name="ce135" table:formula="of:=[.$E$6]+360*[.Q$8]/[.$C327]" office:value-type="float" office:value="368.7" calcext:value-type="float">
            <text:p>369</text:p>
          </table:table-cell>
          <table:table-cell table:style-name="ce135" table:formula="of:=[.$E$6]+360*[.R$8]/[.$C327]" office:value-type="float" office:value="369.6" calcext:value-type="float">
            <text:p>370</text:p>
          </table:table-cell>
          <table:table-cell table:style-name="ce135" table:formula="of:=[.$E$6]+360*[.S$8]/[.$C327]" office:value-type="float" office:value="370.5" calcext:value-type="float">
            <text:p>371</text:p>
          </table:table-cell>
          <table:table-cell table:style-name="ce135" table:formula="of:=[.$E$6]+360*[.T$8]/[.$C327]" office:value-type="float" office:value="371.4" calcext:value-type="float">
            <text:p>371</text:p>
          </table:table-cell>
          <table:table-cell table:style-name="ce135" table:formula="of:=[.$E$6]+360*[.U$8]/[.$C327]" office:value-type="float" office:value="372.3" calcext:value-type="float">
            <text:p>372</text:p>
          </table:table-cell>
          <table:table-cell table:style-name="ce135" table:formula="of:=[.$E$6]+360*[.V$8]/[.$C327]" office:value-type="float" office:value="373.2" calcext:value-type="float">
            <text:p>373</text:p>
          </table:table-cell>
          <table:table-cell table:style-name="ce135" table:formula="of:=[.$E$6]+360*[.W$8]/[.$C327]" office:value-type="float" office:value="374.1" calcext:value-type="float">
            <text:p>374</text:p>
          </table:table-cell>
          <table:table-cell table:style-name="ce135" table:formula="of:=[.$E$6]+360*[.X$8]/[.$C32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328]" office:value-type="float" office:value="18461.5384615385" calcext:value-type="float">
            <text:p>18462</text:p>
          </table:table-cell>
          <table:table-cell table:style-name="ce135" table:formula="of:=[.$E$6]+360*[.D$8]/[.$C328]" office:value-type="float" office:value="357" calcext:value-type="float">
            <text:p>357</text:p>
          </table:table-cell>
          <table:table-cell table:style-name="ce135" table:formula="of:=[.$E$6]+360*[.E$8]/[.$C328]" office:value-type="float" office:value="357.975" calcext:value-type="float">
            <text:p>358</text:p>
          </table:table-cell>
          <table:table-cell table:style-name="ce135" table:formula="of:=[.$E$6]+360*[.F$8]/[.$C328]" office:value-type="float" office:value="358.95" calcext:value-type="float">
            <text:p>359</text:p>
          </table:table-cell>
          <table:table-cell table:style-name="ce135" table:formula="of:=[.$E$6]+360*[.G$8]/[.$C328]" office:value-type="float" office:value="359.925" calcext:value-type="float">
            <text:p>360</text:p>
          </table:table-cell>
          <table:table-cell table:style-name="ce135" table:formula="of:=[.$E$6]+360*[.H$8]/[.$C328]" office:value-type="float" office:value="360.9" calcext:value-type="float">
            <text:p>361</text:p>
          </table:table-cell>
          <table:table-cell table:style-name="ce135" table:formula="of:=[.$E$6]+360*[.I$8]/[.$C328]" office:value-type="float" office:value="361.875" calcext:value-type="float">
            <text:p>362</text:p>
          </table:table-cell>
          <table:table-cell table:style-name="ce135" table:formula="of:=[.$E$6]+360*[.J$8]/[.$C328]" office:value-type="float" office:value="362.85" calcext:value-type="float">
            <text:p>363</text:p>
          </table:table-cell>
          <table:table-cell table:style-name="ce135" table:formula="of:=[.$E$6]+360*[.K$8]/[.$C328]" office:value-type="float" office:value="363.825" calcext:value-type="float">
            <text:p>364</text:p>
          </table:table-cell>
          <table:table-cell table:style-name="ce135" table:formula="of:=[.$E$6]+360*[.L$8]/[.$C328]" office:value-type="float" office:value="364.8" calcext:value-type="float">
            <text:p>365</text:p>
          </table:table-cell>
          <table:table-cell table:style-name="ce135" table:formula="of:=[.$E$6]+360*[.M$8]/[.$C328]" office:value-type="float" office:value="365.775" calcext:value-type="float">
            <text:p>366</text:p>
          </table:table-cell>
          <table:table-cell table:style-name="ce135" table:formula="of:=[.$E$6]+360*[.N$8]/[.$C328]" office:value-type="float" office:value="366.75" calcext:value-type="float">
            <text:p>367</text:p>
          </table:table-cell>
          <table:table-cell table:style-name="ce135" table:formula="of:=[.$E$6]+360*[.O$8]/[.$C328]" office:value-type="float" office:value="367.725" calcext:value-type="float">
            <text:p>368</text:p>
          </table:table-cell>
          <table:table-cell table:style-name="ce135" table:formula="of:=[.$E$6]+360*[.P$8]/[.$C328]" office:value-type="float" office:value="368.7" calcext:value-type="float">
            <text:p>369</text:p>
          </table:table-cell>
          <table:table-cell table:style-name="ce135" table:formula="of:=[.$E$6]+360*[.Q$8]/[.$C328]" office:value-type="float" office:value="369.675" calcext:value-type="float">
            <text:p>370</text:p>
          </table:table-cell>
          <table:table-cell table:style-name="ce135" table:formula="of:=[.$E$6]+360*[.R$8]/[.$C328]" office:value-type="float" office:value="370.65" calcext:value-type="float">
            <text:p>371</text:p>
          </table:table-cell>
          <table:table-cell table:style-name="ce135" table:formula="of:=[.$E$6]+360*[.S$8]/[.$C328]" office:value-type="float" office:value="371.625" calcext:value-type="float">
            <text:p>372</text:p>
          </table:table-cell>
          <table:table-cell table:style-name="ce135" table:formula="of:=[.$E$6]+360*[.T$8]/[.$C328]" office:value-type="float" office:value="372.6" calcext:value-type="float">
            <text:p>373</text:p>
          </table:table-cell>
          <table:table-cell table:style-name="ce135" table:formula="of:=[.$E$6]+360*[.U$8]/[.$C328]" office:value-type="float" office:value="373.575" calcext:value-type="float">
            <text:p>374</text:p>
          </table:table-cell>
          <table:table-cell table:style-name="ce135" table:formula="of:=[.$E$6]+360*[.V$8]/[.$C328]" office:value-type="float" office:value="374.55" calcext:value-type="float">
            <text:p>375</text:p>
          </table:table-cell>
          <table:table-cell table:style-name="ce135" table:formula="of:=[.$E$6]+360*[.W$8]/[.$C328]" office:value-type="float" office:value="375.525" calcext:value-type="float">
            <text:p>376</text:p>
          </table:table-cell>
          <table:table-cell table:style-name="ce135" table:formula="of:=[.$E$6]+360*[.X$8]/[.$C32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329]" office:value-type="float" office:value="17142.8571428571" calcext:value-type="float">
            <text:p>17143</text:p>
          </table:table-cell>
          <table:table-cell table:style-name="ce135" table:formula="of:=[.$E$6]+360*[.D$8]/[.$C329]" office:value-type="float" office:value="357" calcext:value-type="float">
            <text:p>357</text:p>
          </table:table-cell>
          <table:table-cell table:style-name="ce135" table:formula="of:=[.$E$6]+360*[.E$8]/[.$C329]" office:value-type="float" office:value="358.05" calcext:value-type="float">
            <text:p>358</text:p>
          </table:table-cell>
          <table:table-cell table:style-name="ce135" table:formula="of:=[.$E$6]+360*[.F$8]/[.$C329]" office:value-type="float" office:value="359.1" calcext:value-type="float">
            <text:p>359</text:p>
          </table:table-cell>
          <table:table-cell table:style-name="ce135" table:formula="of:=[.$E$6]+360*[.G$8]/[.$C329]" office:value-type="float" office:value="360.15" calcext:value-type="float">
            <text:p>360</text:p>
          </table:table-cell>
          <table:table-cell table:style-name="ce135" table:formula="of:=[.$E$6]+360*[.H$8]/[.$C329]" office:value-type="float" office:value="361.2" calcext:value-type="float">
            <text:p>361</text:p>
          </table:table-cell>
          <table:table-cell table:style-name="ce135" table:formula="of:=[.$E$6]+360*[.I$8]/[.$C329]" office:value-type="float" office:value="362.25" calcext:value-type="float">
            <text:p>362</text:p>
          </table:table-cell>
          <table:table-cell table:style-name="ce135" table:formula="of:=[.$E$6]+360*[.J$8]/[.$C329]" office:value-type="float" office:value="363.3" calcext:value-type="float">
            <text:p>363</text:p>
          </table:table-cell>
          <table:table-cell table:style-name="ce135" table:formula="of:=[.$E$6]+360*[.K$8]/[.$C329]" office:value-type="float" office:value="364.35" calcext:value-type="float">
            <text:p>364</text:p>
          </table:table-cell>
          <table:table-cell table:style-name="ce135" table:formula="of:=[.$E$6]+360*[.L$8]/[.$C329]" office:value-type="float" office:value="365.4" calcext:value-type="float">
            <text:p>365</text:p>
          </table:table-cell>
          <table:table-cell table:style-name="ce135" table:formula="of:=[.$E$6]+360*[.M$8]/[.$C329]" office:value-type="float" office:value="366.45" calcext:value-type="float">
            <text:p>366</text:p>
          </table:table-cell>
          <table:table-cell table:style-name="ce135" table:formula="of:=[.$E$6]+360*[.N$8]/[.$C329]" office:value-type="float" office:value="367.5" calcext:value-type="float">
            <text:p>368</text:p>
          </table:table-cell>
          <table:table-cell table:style-name="ce135" table:formula="of:=[.$E$6]+360*[.O$8]/[.$C329]" office:value-type="float" office:value="368.55" calcext:value-type="float">
            <text:p>369</text:p>
          </table:table-cell>
          <table:table-cell table:style-name="ce135" table:formula="of:=[.$E$6]+360*[.P$8]/[.$C329]" office:value-type="float" office:value="369.6" calcext:value-type="float">
            <text:p>370</text:p>
          </table:table-cell>
          <table:table-cell table:style-name="ce135" table:formula="of:=[.$E$6]+360*[.Q$8]/[.$C329]" office:value-type="float" office:value="370.65" calcext:value-type="float">
            <text:p>371</text:p>
          </table:table-cell>
          <table:table-cell table:style-name="ce135" table:formula="of:=[.$E$6]+360*[.R$8]/[.$C329]" office:value-type="float" office:value="371.7" calcext:value-type="float">
            <text:p>372</text:p>
          </table:table-cell>
          <table:table-cell table:style-name="ce135" table:formula="of:=[.$E$6]+360*[.S$8]/[.$C329]" office:value-type="float" office:value="372.75" calcext:value-type="float">
            <text:p>373</text:p>
          </table:table-cell>
          <table:table-cell table:style-name="ce135" table:formula="of:=[.$E$6]+360*[.T$8]/[.$C329]" office:value-type="float" office:value="373.8" calcext:value-type="float">
            <text:p>374</text:p>
          </table:table-cell>
          <table:table-cell table:style-name="ce135" table:formula="of:=[.$E$6]+360*[.U$8]/[.$C329]" office:value-type="float" office:value="374.85" calcext:value-type="float">
            <text:p>375</text:p>
          </table:table-cell>
          <table:table-cell table:style-name="ce135" table:formula="of:=[.$E$6]+360*[.V$8]/[.$C329]" office:value-type="float" office:value="375.9" calcext:value-type="float">
            <text:p>376</text:p>
          </table:table-cell>
          <table:table-cell table:style-name="ce135" table:formula="of:=[.$E$6]+360*[.W$8]/[.$C329]" office:value-type="float" office:value="376.95" calcext:value-type="float">
            <text:p>377</text:p>
          </table:table-cell>
          <table:table-cell table:style-name="ce135" table:formula="of:=[.$E$6]+360*[.X$8]/[.$C32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330]" office:value-type="float" office:value="16000" calcext:value-type="float">
            <text:p>16000</text:p>
          </table:table-cell>
          <table:table-cell table:style-name="ce135" table:formula="of:=[.$E$6]+360*[.D$8]/[.$C330]" office:value-type="float" office:value="357" calcext:value-type="float">
            <text:p>357</text:p>
          </table:table-cell>
          <table:table-cell table:style-name="ce135" table:formula="of:=[.$E$6]+360*[.E$8]/[.$C330]" office:value-type="float" office:value="358.125" calcext:value-type="float">
            <text:p>358</text:p>
          </table:table-cell>
          <table:table-cell table:style-name="ce135" table:formula="of:=[.$E$6]+360*[.F$8]/[.$C330]" office:value-type="float" office:value="359.25" calcext:value-type="float">
            <text:p>359</text:p>
          </table:table-cell>
          <table:table-cell table:style-name="ce135" table:formula="of:=[.$E$6]+360*[.G$8]/[.$C330]" office:value-type="float" office:value="360.375" calcext:value-type="float">
            <text:p>360</text:p>
          </table:table-cell>
          <table:table-cell table:style-name="ce135" table:formula="of:=[.$E$6]+360*[.H$8]/[.$C330]" office:value-type="float" office:value="361.5" calcext:value-type="float">
            <text:p>362</text:p>
          </table:table-cell>
          <table:table-cell table:style-name="ce135" table:formula="of:=[.$E$6]+360*[.I$8]/[.$C330]" office:value-type="float" office:value="362.625" calcext:value-type="float">
            <text:p>363</text:p>
          </table:table-cell>
          <table:table-cell table:style-name="ce135" table:formula="of:=[.$E$6]+360*[.J$8]/[.$C330]" office:value-type="float" office:value="363.75" calcext:value-type="float">
            <text:p>364</text:p>
          </table:table-cell>
          <table:table-cell table:style-name="ce135" table:formula="of:=[.$E$6]+360*[.K$8]/[.$C330]" office:value-type="float" office:value="364.875" calcext:value-type="float">
            <text:p>365</text:p>
          </table:table-cell>
          <table:table-cell table:style-name="ce135" table:formula="of:=[.$E$6]+360*[.L$8]/[.$C330]" office:value-type="float" office:value="366" calcext:value-type="float">
            <text:p>366</text:p>
          </table:table-cell>
          <table:table-cell table:style-name="ce135" table:formula="of:=[.$E$6]+360*[.M$8]/[.$C330]" office:value-type="float" office:value="367.125" calcext:value-type="float">
            <text:p>367</text:p>
          </table:table-cell>
          <table:table-cell table:style-name="ce135" table:formula="of:=[.$E$6]+360*[.N$8]/[.$C330]" office:value-type="float" office:value="368.25" calcext:value-type="float">
            <text:p>368</text:p>
          </table:table-cell>
          <table:table-cell table:style-name="ce135" table:formula="of:=[.$E$6]+360*[.O$8]/[.$C330]" office:value-type="float" office:value="369.375" calcext:value-type="float">
            <text:p>369</text:p>
          </table:table-cell>
          <table:table-cell table:style-name="ce135" table:formula="of:=[.$E$6]+360*[.P$8]/[.$C330]" office:value-type="float" office:value="370.5" calcext:value-type="float">
            <text:p>371</text:p>
          </table:table-cell>
          <table:table-cell table:style-name="ce135" table:formula="of:=[.$E$6]+360*[.Q$8]/[.$C330]" office:value-type="float" office:value="371.625" calcext:value-type="float">
            <text:p>372</text:p>
          </table:table-cell>
          <table:table-cell table:style-name="ce135" table:formula="of:=[.$E$6]+360*[.R$8]/[.$C330]" office:value-type="float" office:value="372.75" calcext:value-type="float">
            <text:p>373</text:p>
          </table:table-cell>
          <table:table-cell table:style-name="ce135" table:formula="of:=[.$E$6]+360*[.S$8]/[.$C330]" office:value-type="float" office:value="373.875" calcext:value-type="float">
            <text:p>374</text:p>
          </table:table-cell>
          <table:table-cell table:style-name="ce135" table:formula="of:=[.$E$6]+360*[.T$8]/[.$C330]" office:value-type="float" office:value="375" calcext:value-type="float">
            <text:p>375</text:p>
          </table:table-cell>
          <table:table-cell table:style-name="ce135" table:formula="of:=[.$E$6]+360*[.U$8]/[.$C330]" office:value-type="float" office:value="376.125" calcext:value-type="float">
            <text:p>376</text:p>
          </table:table-cell>
          <table:table-cell table:style-name="ce135" table:formula="of:=[.$E$6]+360*[.V$8]/[.$C330]" office:value-type="float" office:value="377.25" calcext:value-type="float">
            <text:p>377</text:p>
          </table:table-cell>
          <table:table-cell table:style-name="ce135" table:formula="of:=[.$E$6]+360*[.W$8]/[.$C330]" office:value-type="float" office:value="378.375" calcext:value-type="float">
            <text:p>378</text:p>
          </table:table-cell>
          <table:table-cell table:style-name="ce135" table:formula="of:=[.$E$6]+360*[.X$8]/[.$C33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331]" office:value-type="float" office:value="15000" calcext:value-type="float">
            <text:p>15000</text:p>
          </table:table-cell>
          <table:table-cell table:style-name="ce135" table:formula="of:=[.$E$6]+360*[.D$8]/[.$C331]" office:value-type="float" office:value="357" calcext:value-type="float">
            <text:p>357</text:p>
          </table:table-cell>
          <table:table-cell table:style-name="ce135" table:formula="of:=[.$E$6]+360*[.E$8]/[.$C331]" office:value-type="float" office:value="358.2" calcext:value-type="float">
            <text:p>358</text:p>
          </table:table-cell>
          <table:table-cell table:style-name="ce135" table:formula="of:=[.$E$6]+360*[.F$8]/[.$C331]" office:value-type="float" office:value="359.4" calcext:value-type="float">
            <text:p>359</text:p>
          </table:table-cell>
          <table:table-cell table:style-name="ce135" table:formula="of:=[.$E$6]+360*[.G$8]/[.$C331]" office:value-type="float" office:value="360.6" calcext:value-type="float">
            <text:p>361</text:p>
          </table:table-cell>
          <table:table-cell table:style-name="ce135" table:formula="of:=[.$E$6]+360*[.H$8]/[.$C331]" office:value-type="float" office:value="361.8" calcext:value-type="float">
            <text:p>362</text:p>
          </table:table-cell>
          <table:table-cell table:style-name="ce135" table:formula="of:=[.$E$6]+360*[.I$8]/[.$C331]" office:value-type="float" office:value="363" calcext:value-type="float">
            <text:p>363</text:p>
          </table:table-cell>
          <table:table-cell table:style-name="ce135" table:formula="of:=[.$E$6]+360*[.J$8]/[.$C331]" office:value-type="float" office:value="364.2" calcext:value-type="float">
            <text:p>364</text:p>
          </table:table-cell>
          <table:table-cell table:style-name="ce135" table:formula="of:=[.$E$6]+360*[.K$8]/[.$C331]" office:value-type="float" office:value="365.4" calcext:value-type="float">
            <text:p>365</text:p>
          </table:table-cell>
          <table:table-cell table:style-name="ce135" table:formula="of:=[.$E$6]+360*[.L$8]/[.$C331]" office:value-type="float" office:value="366.6" calcext:value-type="float">
            <text:p>367</text:p>
          </table:table-cell>
          <table:table-cell table:style-name="ce135" table:formula="of:=[.$E$6]+360*[.M$8]/[.$C331]" office:value-type="float" office:value="367.8" calcext:value-type="float">
            <text:p>368</text:p>
          </table:table-cell>
          <table:table-cell table:style-name="ce135" table:formula="of:=[.$E$6]+360*[.N$8]/[.$C331]" office:value-type="float" office:value="369" calcext:value-type="float">
            <text:p>369</text:p>
          </table:table-cell>
          <table:table-cell table:style-name="ce135" table:formula="of:=[.$E$6]+360*[.O$8]/[.$C331]" office:value-type="float" office:value="370.2" calcext:value-type="float">
            <text:p>370</text:p>
          </table:table-cell>
          <table:table-cell table:style-name="ce135" table:formula="of:=[.$E$6]+360*[.P$8]/[.$C331]" office:value-type="float" office:value="371.4" calcext:value-type="float">
            <text:p>371</text:p>
          </table:table-cell>
          <table:table-cell table:style-name="ce135" table:formula="of:=[.$E$6]+360*[.Q$8]/[.$C331]" office:value-type="float" office:value="372.6" calcext:value-type="float">
            <text:p>373</text:p>
          </table:table-cell>
          <table:table-cell table:style-name="ce135" table:formula="of:=[.$E$6]+360*[.R$8]/[.$C331]" office:value-type="float" office:value="373.8" calcext:value-type="float">
            <text:p>374</text:p>
          </table:table-cell>
          <table:table-cell table:style-name="ce135" table:formula="of:=[.$E$6]+360*[.S$8]/[.$C331]" office:value-type="float" office:value="375" calcext:value-type="float">
            <text:p>375</text:p>
          </table:table-cell>
          <table:table-cell table:style-name="ce135" table:formula="of:=[.$E$6]+360*[.T$8]/[.$C331]" office:value-type="float" office:value="376.2" calcext:value-type="float">
            <text:p>376</text:p>
          </table:table-cell>
          <table:table-cell table:style-name="ce135" table:formula="of:=[.$E$6]+360*[.U$8]/[.$C331]" office:value-type="float" office:value="377.4" calcext:value-type="float">
            <text:p>377</text:p>
          </table:table-cell>
          <table:table-cell table:style-name="ce135" table:formula="of:=[.$E$6]+360*[.V$8]/[.$C331]" office:value-type="float" office:value="378.6" calcext:value-type="float">
            <text:p>379</text:p>
          </table:table-cell>
          <table:table-cell table:style-name="ce135" table:formula="of:=[.$E$6]+360*[.W$8]/[.$C331]" office:value-type="float" office:value="379.8" calcext:value-type="float">
            <text:p>380</text:p>
          </table:table-cell>
          <table:table-cell table:style-name="ce135" table:formula="of:=[.$E$6]+360*[.X$8]/[.$C33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332]" office:value-type="float" office:value="14117.6470588235" calcext:value-type="float">
            <text:p>14118</text:p>
          </table:table-cell>
          <table:table-cell table:style-name="ce135" table:formula="of:=[.$E$6]+360*[.D$8]/[.$C332]" office:value-type="float" office:value="357" calcext:value-type="float">
            <text:p>357</text:p>
          </table:table-cell>
          <table:table-cell table:style-name="ce135" table:formula="of:=[.$E$6]+360*[.E$8]/[.$C332]" office:value-type="float" office:value="358.275" calcext:value-type="float">
            <text:p>358</text:p>
          </table:table-cell>
          <table:table-cell table:style-name="ce135" table:formula="of:=[.$E$6]+360*[.F$8]/[.$C332]" office:value-type="float" office:value="359.55" calcext:value-type="float">
            <text:p>360</text:p>
          </table:table-cell>
          <table:table-cell table:style-name="ce135" table:formula="of:=[.$E$6]+360*[.G$8]/[.$C332]" office:value-type="float" office:value="360.825" calcext:value-type="float">
            <text:p>361</text:p>
          </table:table-cell>
          <table:table-cell table:style-name="ce135" table:formula="of:=[.$E$6]+360*[.H$8]/[.$C332]" office:value-type="float" office:value="362.1" calcext:value-type="float">
            <text:p>362</text:p>
          </table:table-cell>
          <table:table-cell table:style-name="ce135" table:formula="of:=[.$E$6]+360*[.I$8]/[.$C332]" office:value-type="float" office:value="363.375" calcext:value-type="float">
            <text:p>363</text:p>
          </table:table-cell>
          <table:table-cell table:style-name="ce135" table:formula="of:=[.$E$6]+360*[.J$8]/[.$C332]" office:value-type="float" office:value="364.65" calcext:value-type="float">
            <text:p>365</text:p>
          </table:table-cell>
          <table:table-cell table:style-name="ce135" table:formula="of:=[.$E$6]+360*[.K$8]/[.$C332]" office:value-type="float" office:value="365.925" calcext:value-type="float">
            <text:p>366</text:p>
          </table:table-cell>
          <table:table-cell table:style-name="ce135" table:formula="of:=[.$E$6]+360*[.L$8]/[.$C332]" office:value-type="float" office:value="367.2" calcext:value-type="float">
            <text:p>367</text:p>
          </table:table-cell>
          <table:table-cell table:style-name="ce135" table:formula="of:=[.$E$6]+360*[.M$8]/[.$C332]" office:value-type="float" office:value="368.475" calcext:value-type="float">
            <text:p>368</text:p>
          </table:table-cell>
          <table:table-cell table:style-name="ce135" table:formula="of:=[.$E$6]+360*[.N$8]/[.$C332]" office:value-type="float" office:value="369.75" calcext:value-type="float">
            <text:p>370</text:p>
          </table:table-cell>
          <table:table-cell table:style-name="ce135" table:formula="of:=[.$E$6]+360*[.O$8]/[.$C332]" office:value-type="float" office:value="371.025" calcext:value-type="float">
            <text:p>371</text:p>
          </table:table-cell>
          <table:table-cell table:style-name="ce135" table:formula="of:=[.$E$6]+360*[.P$8]/[.$C332]" office:value-type="float" office:value="372.3" calcext:value-type="float">
            <text:p>372</text:p>
          </table:table-cell>
          <table:table-cell table:style-name="ce135" table:formula="of:=[.$E$6]+360*[.Q$8]/[.$C332]" office:value-type="float" office:value="373.575" calcext:value-type="float">
            <text:p>374</text:p>
          </table:table-cell>
          <table:table-cell table:style-name="ce135" table:formula="of:=[.$E$6]+360*[.R$8]/[.$C332]" office:value-type="float" office:value="374.85" calcext:value-type="float">
            <text:p>375</text:p>
          </table:table-cell>
          <table:table-cell table:style-name="ce135" table:formula="of:=[.$E$6]+360*[.S$8]/[.$C332]" office:value-type="float" office:value="376.125" calcext:value-type="float">
            <text:p>376</text:p>
          </table:table-cell>
          <table:table-cell table:style-name="ce135" table:formula="of:=[.$E$6]+360*[.T$8]/[.$C332]" office:value-type="float" office:value="377.4" calcext:value-type="float">
            <text:p>377</text:p>
          </table:table-cell>
          <table:table-cell table:style-name="ce135" table:formula="of:=[.$E$6]+360*[.U$8]/[.$C332]" office:value-type="float" office:value="378.675" calcext:value-type="float">
            <text:p>379</text:p>
          </table:table-cell>
          <table:table-cell table:style-name="ce135" table:formula="of:=[.$E$6]+360*[.V$8]/[.$C332]" office:value-type="float" office:value="379.95" calcext:value-type="float">
            <text:p>380</text:p>
          </table:table-cell>
          <table:table-cell table:style-name="ce135" table:formula="of:=[.$E$6]+360*[.W$8]/[.$C332]" office:value-type="float" office:value="381.225" calcext:value-type="float">
            <text:p>381</text:p>
          </table:table-cell>
          <table:table-cell table:style-name="ce135" table:formula="of:=[.$E$6]+360*[.X$8]/[.$C33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333]" office:value-type="float" office:value="13333.3333333333" calcext:value-type="float">
            <text:p>13333</text:p>
          </table:table-cell>
          <table:table-cell table:style-name="ce135" table:formula="of:=[.$E$6]+360*[.D$8]/[.$C333]" office:value-type="float" office:value="357" calcext:value-type="float">
            <text:p>357</text:p>
          </table:table-cell>
          <table:table-cell table:style-name="ce135" table:formula="of:=[.$E$6]+360*[.E$8]/[.$C333]" office:value-type="float" office:value="358.35" calcext:value-type="float">
            <text:p>358</text:p>
          </table:table-cell>
          <table:table-cell table:style-name="ce135" table:formula="of:=[.$E$6]+360*[.F$8]/[.$C333]" office:value-type="float" office:value="359.7" calcext:value-type="float">
            <text:p>360</text:p>
          </table:table-cell>
          <table:table-cell table:style-name="ce135" table:formula="of:=[.$E$6]+360*[.G$8]/[.$C333]" office:value-type="float" office:value="361.05" calcext:value-type="float">
            <text:p>361</text:p>
          </table:table-cell>
          <table:table-cell table:style-name="ce135" table:formula="of:=[.$E$6]+360*[.H$8]/[.$C333]" office:value-type="float" office:value="362.4" calcext:value-type="float">
            <text:p>362</text:p>
          </table:table-cell>
          <table:table-cell table:style-name="ce135" table:formula="of:=[.$E$6]+360*[.I$8]/[.$C333]" office:value-type="float" office:value="363.75" calcext:value-type="float">
            <text:p>364</text:p>
          </table:table-cell>
          <table:table-cell table:style-name="ce135" table:formula="of:=[.$E$6]+360*[.J$8]/[.$C333]" office:value-type="float" office:value="365.1" calcext:value-type="float">
            <text:p>365</text:p>
          </table:table-cell>
          <table:table-cell table:style-name="ce135" table:formula="of:=[.$E$6]+360*[.K$8]/[.$C333]" office:value-type="float" office:value="366.45" calcext:value-type="float">
            <text:p>366</text:p>
          </table:table-cell>
          <table:table-cell table:style-name="ce135" table:formula="of:=[.$E$6]+360*[.L$8]/[.$C333]" office:value-type="float" office:value="367.8" calcext:value-type="float">
            <text:p>368</text:p>
          </table:table-cell>
          <table:table-cell table:style-name="ce135" table:formula="of:=[.$E$6]+360*[.M$8]/[.$C333]" office:value-type="float" office:value="369.15" calcext:value-type="float">
            <text:p>369</text:p>
          </table:table-cell>
          <table:table-cell table:style-name="ce135" table:formula="of:=[.$E$6]+360*[.N$8]/[.$C333]" office:value-type="float" office:value="370.5" calcext:value-type="float">
            <text:p>371</text:p>
          </table:table-cell>
          <table:table-cell table:style-name="ce135" table:formula="of:=[.$E$6]+360*[.O$8]/[.$C333]" office:value-type="float" office:value="371.85" calcext:value-type="float">
            <text:p>372</text:p>
          </table:table-cell>
          <table:table-cell table:style-name="ce135" table:formula="of:=[.$E$6]+360*[.P$8]/[.$C333]" office:value-type="float" office:value="373.2" calcext:value-type="float">
            <text:p>373</text:p>
          </table:table-cell>
          <table:table-cell table:style-name="ce135" table:formula="of:=[.$E$6]+360*[.Q$8]/[.$C333]" office:value-type="float" office:value="374.55" calcext:value-type="float">
            <text:p>375</text:p>
          </table:table-cell>
          <table:table-cell table:style-name="ce135" table:formula="of:=[.$E$6]+360*[.R$8]/[.$C333]" office:value-type="float" office:value="375.9" calcext:value-type="float">
            <text:p>376</text:p>
          </table:table-cell>
          <table:table-cell table:style-name="ce135" table:formula="of:=[.$E$6]+360*[.S$8]/[.$C333]" office:value-type="float" office:value="377.25" calcext:value-type="float">
            <text:p>377</text:p>
          </table:table-cell>
          <table:table-cell table:style-name="ce135" table:formula="of:=[.$E$6]+360*[.T$8]/[.$C333]" office:value-type="float" office:value="378.6" calcext:value-type="float">
            <text:p>379</text:p>
          </table:table-cell>
          <table:table-cell table:style-name="ce135" table:formula="of:=[.$E$6]+360*[.U$8]/[.$C333]" office:value-type="float" office:value="379.95" calcext:value-type="float">
            <text:p>380</text:p>
          </table:table-cell>
          <table:table-cell table:style-name="ce135" table:formula="of:=[.$E$6]+360*[.V$8]/[.$C333]" office:value-type="float" office:value="381.3" calcext:value-type="float">
            <text:p>381</text:p>
          </table:table-cell>
          <table:table-cell table:style-name="ce135" table:formula="of:=[.$E$6]+360*[.W$8]/[.$C333]" office:value-type="float" office:value="382.65" calcext:value-type="float">
            <text:p>383</text:p>
          </table:table-cell>
          <table:table-cell table:style-name="ce135" table:formula="of:=[.$E$6]+360*[.X$8]/[.$C33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334]" office:value-type="float" office:value="12631.5789473684" calcext:value-type="float">
            <text:p>12632</text:p>
          </table:table-cell>
          <table:table-cell table:style-name="ce135" table:formula="of:=[.$E$6]+360*[.D$8]/[.$C334]" office:value-type="float" office:value="357" calcext:value-type="float">
            <text:p>357</text:p>
          </table:table-cell>
          <table:table-cell table:style-name="ce135" table:formula="of:=[.$E$6]+360*[.E$8]/[.$C334]" office:value-type="float" office:value="358.425" calcext:value-type="float">
            <text:p>358</text:p>
          </table:table-cell>
          <table:table-cell table:style-name="ce135" table:formula="of:=[.$E$6]+360*[.F$8]/[.$C334]" office:value-type="float" office:value="359.85" calcext:value-type="float">
            <text:p>360</text:p>
          </table:table-cell>
          <table:table-cell table:style-name="ce135" table:formula="of:=[.$E$6]+360*[.G$8]/[.$C334]" office:value-type="float" office:value="361.275" calcext:value-type="float">
            <text:p>361</text:p>
          </table:table-cell>
          <table:table-cell table:style-name="ce135" table:formula="of:=[.$E$6]+360*[.H$8]/[.$C334]" office:value-type="float" office:value="362.7" calcext:value-type="float">
            <text:p>363</text:p>
          </table:table-cell>
          <table:table-cell table:style-name="ce135" table:formula="of:=[.$E$6]+360*[.I$8]/[.$C334]" office:value-type="float" office:value="364.125" calcext:value-type="float">
            <text:p>364</text:p>
          </table:table-cell>
          <table:table-cell table:style-name="ce135" table:formula="of:=[.$E$6]+360*[.J$8]/[.$C334]" office:value-type="float" office:value="365.55" calcext:value-type="float">
            <text:p>366</text:p>
          </table:table-cell>
          <table:table-cell table:style-name="ce135" table:formula="of:=[.$E$6]+360*[.K$8]/[.$C334]" office:value-type="float" office:value="366.975" calcext:value-type="float">
            <text:p>367</text:p>
          </table:table-cell>
          <table:table-cell table:style-name="ce135" table:formula="of:=[.$E$6]+360*[.L$8]/[.$C334]" office:value-type="float" office:value="368.4" calcext:value-type="float">
            <text:p>368</text:p>
          </table:table-cell>
          <table:table-cell table:style-name="ce135" table:formula="of:=[.$E$6]+360*[.M$8]/[.$C334]" office:value-type="float" office:value="369.825" calcext:value-type="float">
            <text:p>370</text:p>
          </table:table-cell>
          <table:table-cell table:style-name="ce135" table:formula="of:=[.$E$6]+360*[.N$8]/[.$C334]" office:value-type="float" office:value="371.25" calcext:value-type="float">
            <text:p>371</text:p>
          </table:table-cell>
          <table:table-cell table:style-name="ce135" table:formula="of:=[.$E$6]+360*[.O$8]/[.$C334]" office:value-type="float" office:value="372.675" calcext:value-type="float">
            <text:p>373</text:p>
          </table:table-cell>
          <table:table-cell table:style-name="ce135" table:formula="of:=[.$E$6]+360*[.P$8]/[.$C334]" office:value-type="float" office:value="374.1" calcext:value-type="float">
            <text:p>374</text:p>
          </table:table-cell>
          <table:table-cell table:style-name="ce135" table:formula="of:=[.$E$6]+360*[.Q$8]/[.$C334]" office:value-type="float" office:value="375.525" calcext:value-type="float">
            <text:p>376</text:p>
          </table:table-cell>
          <table:table-cell table:style-name="ce135" table:formula="of:=[.$E$6]+360*[.R$8]/[.$C334]" office:value-type="float" office:value="376.95" calcext:value-type="float">
            <text:p>377</text:p>
          </table:table-cell>
          <table:table-cell table:style-name="ce135" table:formula="of:=[.$E$6]+360*[.S$8]/[.$C334]" office:value-type="float" office:value="378.375" calcext:value-type="float">
            <text:p>378</text:p>
          </table:table-cell>
          <table:table-cell table:style-name="ce135" table:formula="of:=[.$E$6]+360*[.T$8]/[.$C334]" office:value-type="float" office:value="379.8" calcext:value-type="float">
            <text:p>380</text:p>
          </table:table-cell>
          <table:table-cell table:style-name="ce135" table:formula="of:=[.$E$6]+360*[.U$8]/[.$C334]" office:value-type="float" office:value="381.225" calcext:value-type="float">
            <text:p>381</text:p>
          </table:table-cell>
          <table:table-cell table:style-name="ce135" table:formula="of:=[.$E$6]+360*[.V$8]/[.$C334]" office:value-type="float" office:value="382.65" calcext:value-type="float">
            <text:p>383</text:p>
          </table:table-cell>
          <table:table-cell table:style-name="ce135" table:formula="of:=[.$E$6]+360*[.W$8]/[.$C334]" office:value-type="float" office:value="384.075" calcext:value-type="float">
            <text:p>384</text:p>
          </table:table-cell>
          <table:table-cell table:style-name="ce135" table:formula="of:=[.$E$6]+360*[.X$8]/[.$C33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335]" office:value-type="float" office:value="12000" calcext:value-type="float">
            <text:p>12000</text:p>
          </table:table-cell>
          <table:table-cell table:style-name="ce135" table:formula="of:=[.$E$6]+360*[.D$8]/[.$C335]" office:value-type="float" office:value="357" calcext:value-type="float">
            <text:p>357</text:p>
          </table:table-cell>
          <table:table-cell table:style-name="ce135" table:formula="of:=[.$E$6]+360*[.E$8]/[.$C335]" office:value-type="float" office:value="358.5" calcext:value-type="float">
            <text:p>359</text:p>
          </table:table-cell>
          <table:table-cell table:style-name="ce135" table:formula="of:=[.$E$6]+360*[.F$8]/[.$C335]" office:value-type="float" office:value="360" calcext:value-type="float">
            <text:p>360</text:p>
          </table:table-cell>
          <table:table-cell table:style-name="ce135" table:formula="of:=[.$E$6]+360*[.G$8]/[.$C335]" office:value-type="float" office:value="361.5" calcext:value-type="float">
            <text:p>362</text:p>
          </table:table-cell>
          <table:table-cell table:style-name="ce135" table:formula="of:=[.$E$6]+360*[.H$8]/[.$C335]" office:value-type="float" office:value="363" calcext:value-type="float">
            <text:p>363</text:p>
          </table:table-cell>
          <table:table-cell table:style-name="ce135" table:formula="of:=[.$E$6]+360*[.I$8]/[.$C335]" office:value-type="float" office:value="364.5" calcext:value-type="float">
            <text:p>365</text:p>
          </table:table-cell>
          <table:table-cell table:style-name="ce135" table:formula="of:=[.$E$6]+360*[.J$8]/[.$C335]" office:value-type="float" office:value="366" calcext:value-type="float">
            <text:p>366</text:p>
          </table:table-cell>
          <table:table-cell table:style-name="ce135" table:formula="of:=[.$E$6]+360*[.K$8]/[.$C335]" office:value-type="float" office:value="367.5" calcext:value-type="float">
            <text:p>368</text:p>
          </table:table-cell>
          <table:table-cell table:style-name="ce135" table:formula="of:=[.$E$6]+360*[.L$8]/[.$C335]" office:value-type="float" office:value="369" calcext:value-type="float">
            <text:p>369</text:p>
          </table:table-cell>
          <table:table-cell table:style-name="ce135" table:formula="of:=[.$E$6]+360*[.M$8]/[.$C335]" office:value-type="float" office:value="370.5" calcext:value-type="float">
            <text:p>371</text:p>
          </table:table-cell>
          <table:table-cell table:style-name="ce135" table:formula="of:=[.$E$6]+360*[.N$8]/[.$C335]" office:value-type="float" office:value="372" calcext:value-type="float">
            <text:p>372</text:p>
          </table:table-cell>
          <table:table-cell table:style-name="ce135" table:formula="of:=[.$E$6]+360*[.O$8]/[.$C335]" office:value-type="float" office:value="373.5" calcext:value-type="float">
            <text:p>374</text:p>
          </table:table-cell>
          <table:table-cell table:style-name="ce135" table:formula="of:=[.$E$6]+360*[.P$8]/[.$C335]" office:value-type="float" office:value="375" calcext:value-type="float">
            <text:p>375</text:p>
          </table:table-cell>
          <table:table-cell table:style-name="ce135" table:formula="of:=[.$E$6]+360*[.Q$8]/[.$C335]" office:value-type="float" office:value="376.5" calcext:value-type="float">
            <text:p>377</text:p>
          </table:table-cell>
          <table:table-cell table:style-name="ce135" table:formula="of:=[.$E$6]+360*[.R$8]/[.$C335]" office:value-type="float" office:value="378" calcext:value-type="float">
            <text:p>378</text:p>
          </table:table-cell>
          <table:table-cell table:style-name="ce135" table:formula="of:=[.$E$6]+360*[.S$8]/[.$C335]" office:value-type="float" office:value="379.5" calcext:value-type="float">
            <text:p>380</text:p>
          </table:table-cell>
          <table:table-cell table:style-name="ce135" table:formula="of:=[.$E$6]+360*[.T$8]/[.$C335]" office:value-type="float" office:value="381" calcext:value-type="float">
            <text:p>381</text:p>
          </table:table-cell>
          <table:table-cell table:style-name="ce135" table:formula="of:=[.$E$6]+360*[.U$8]/[.$C335]" office:value-type="float" office:value="382.5" calcext:value-type="float">
            <text:p>383</text:p>
          </table:table-cell>
          <table:table-cell table:style-name="ce135" table:formula="of:=[.$E$6]+360*[.V$8]/[.$C335]" office:value-type="float" office:value="384" calcext:value-type="float">
            <text:p>384</text:p>
          </table:table-cell>
          <table:table-cell table:style-name="ce135" table:formula="of:=[.$E$6]+360*[.W$8]/[.$C335]" office:value-type="float" office:value="385.5" calcext:value-type="float">
            <text:p>386</text:p>
          </table:table-cell>
          <table:table-cell table:style-name="ce135" table:formula="of:=[.$E$6]+360*[.X$8]/[.$C33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336]" office:value-type="float" office:value="11428.5714285714" calcext:value-type="float">
            <text:p>11429</text:p>
          </table:table-cell>
          <table:table-cell table:style-name="ce135" table:formula="of:=[.$E$6]+360*[.D$8]/[.$C336]" office:value-type="float" office:value="357" calcext:value-type="float">
            <text:p>357</text:p>
          </table:table-cell>
          <table:table-cell table:style-name="ce135" table:formula="of:=[.$E$6]+360*[.E$8]/[.$C336]" office:value-type="float" office:value="358.575" calcext:value-type="float">
            <text:p>359</text:p>
          </table:table-cell>
          <table:table-cell table:style-name="ce135" table:formula="of:=[.$E$6]+360*[.F$8]/[.$C336]" office:value-type="float" office:value="360.15" calcext:value-type="float">
            <text:p>360</text:p>
          </table:table-cell>
          <table:table-cell table:style-name="ce135" table:formula="of:=[.$E$6]+360*[.G$8]/[.$C336]" office:value-type="float" office:value="361.725" calcext:value-type="float">
            <text:p>362</text:p>
          </table:table-cell>
          <table:table-cell table:style-name="ce135" table:formula="of:=[.$E$6]+360*[.H$8]/[.$C336]" office:value-type="float" office:value="363.3" calcext:value-type="float">
            <text:p>363</text:p>
          </table:table-cell>
          <table:table-cell table:style-name="ce135" table:formula="of:=[.$E$6]+360*[.I$8]/[.$C336]" office:value-type="float" office:value="364.875" calcext:value-type="float">
            <text:p>365</text:p>
          </table:table-cell>
          <table:table-cell table:style-name="ce135" table:formula="of:=[.$E$6]+360*[.J$8]/[.$C336]" office:value-type="float" office:value="366.45" calcext:value-type="float">
            <text:p>366</text:p>
          </table:table-cell>
          <table:table-cell table:style-name="ce135" table:formula="of:=[.$E$6]+360*[.K$8]/[.$C336]" office:value-type="float" office:value="368.025" calcext:value-type="float">
            <text:p>368</text:p>
          </table:table-cell>
          <table:table-cell table:style-name="ce135" table:formula="of:=[.$E$6]+360*[.L$8]/[.$C336]" office:value-type="float" office:value="369.6" calcext:value-type="float">
            <text:p>370</text:p>
          </table:table-cell>
          <table:table-cell table:style-name="ce135" table:formula="of:=[.$E$6]+360*[.M$8]/[.$C336]" office:value-type="float" office:value="371.175" calcext:value-type="float">
            <text:p>371</text:p>
          </table:table-cell>
          <table:table-cell table:style-name="ce135" table:formula="of:=[.$E$6]+360*[.N$8]/[.$C336]" office:value-type="float" office:value="372.75" calcext:value-type="float">
            <text:p>373</text:p>
          </table:table-cell>
          <table:table-cell table:style-name="ce135" table:formula="of:=[.$E$6]+360*[.O$8]/[.$C336]" office:value-type="float" office:value="374.325" calcext:value-type="float">
            <text:p>374</text:p>
          </table:table-cell>
          <table:table-cell table:style-name="ce135" table:formula="of:=[.$E$6]+360*[.P$8]/[.$C336]" office:value-type="float" office:value="375.9" calcext:value-type="float">
            <text:p>376</text:p>
          </table:table-cell>
          <table:table-cell table:style-name="ce135" table:formula="of:=[.$E$6]+360*[.Q$8]/[.$C336]" office:value-type="float" office:value="377.475" calcext:value-type="float">
            <text:p>377</text:p>
          </table:table-cell>
          <table:table-cell table:style-name="ce135" table:formula="of:=[.$E$6]+360*[.R$8]/[.$C336]" office:value-type="float" office:value="379.05" calcext:value-type="float">
            <text:p>379</text:p>
          </table:table-cell>
          <table:table-cell table:style-name="ce135" table:formula="of:=[.$E$6]+360*[.S$8]/[.$C336]" office:value-type="float" office:value="380.625" calcext:value-type="float">
            <text:p>381</text:p>
          </table:table-cell>
          <table:table-cell table:style-name="ce135" table:formula="of:=[.$E$6]+360*[.T$8]/[.$C336]" office:value-type="float" office:value="382.2" calcext:value-type="float">
            <text:p>382</text:p>
          </table:table-cell>
          <table:table-cell table:style-name="ce135" table:formula="of:=[.$E$6]+360*[.U$8]/[.$C336]" office:value-type="float" office:value="383.775" calcext:value-type="float">
            <text:p>384</text:p>
          </table:table-cell>
          <table:table-cell table:style-name="ce135" table:formula="of:=[.$E$6]+360*[.V$8]/[.$C336]" office:value-type="float" office:value="385.35" calcext:value-type="float">
            <text:p>385</text:p>
          </table:table-cell>
          <table:table-cell table:style-name="ce135" table:formula="of:=[.$E$6]+360*[.W$8]/[.$C336]" office:value-type="float" office:value="386.925" calcext:value-type="float">
            <text:p>387</text:p>
          </table:table-cell>
          <table:table-cell table:style-name="ce135" table:formula="of:=[.$E$6]+360*[.X$8]/[.$C33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337]" office:value-type="float" office:value="10909.0909090909" calcext:value-type="float">
            <text:p>10909</text:p>
          </table:table-cell>
          <table:table-cell table:style-name="ce135" table:formula="of:=[.$E$6]+360*[.D$8]/[.$C337]" office:value-type="float" office:value="357" calcext:value-type="float">
            <text:p>357</text:p>
          </table:table-cell>
          <table:table-cell table:style-name="ce135" table:formula="of:=[.$E$6]+360*[.E$8]/[.$C337]" office:value-type="float" office:value="358.65" calcext:value-type="float">
            <text:p>359</text:p>
          </table:table-cell>
          <table:table-cell table:style-name="ce135" table:formula="of:=[.$E$6]+360*[.F$8]/[.$C337]" office:value-type="float" office:value="360.3" calcext:value-type="float">
            <text:p>360</text:p>
          </table:table-cell>
          <table:table-cell table:style-name="ce135" table:formula="of:=[.$E$6]+360*[.G$8]/[.$C337]" office:value-type="float" office:value="361.95" calcext:value-type="float">
            <text:p>362</text:p>
          </table:table-cell>
          <table:table-cell table:style-name="ce135" table:formula="of:=[.$E$6]+360*[.H$8]/[.$C337]" office:value-type="float" office:value="363.6" calcext:value-type="float">
            <text:p>364</text:p>
          </table:table-cell>
          <table:table-cell table:style-name="ce135" table:formula="of:=[.$E$6]+360*[.I$8]/[.$C337]" office:value-type="float" office:value="365.25" calcext:value-type="float">
            <text:p>365</text:p>
          </table:table-cell>
          <table:table-cell table:style-name="ce135" table:formula="of:=[.$E$6]+360*[.J$8]/[.$C337]" office:value-type="float" office:value="366.9" calcext:value-type="float">
            <text:p>367</text:p>
          </table:table-cell>
          <table:table-cell table:style-name="ce135" table:formula="of:=[.$E$6]+360*[.K$8]/[.$C337]" office:value-type="float" office:value="368.55" calcext:value-type="float">
            <text:p>369</text:p>
          </table:table-cell>
          <table:table-cell table:style-name="ce135" table:formula="of:=[.$E$6]+360*[.L$8]/[.$C337]" office:value-type="float" office:value="370.2" calcext:value-type="float">
            <text:p>370</text:p>
          </table:table-cell>
          <table:table-cell table:style-name="ce135" table:formula="of:=[.$E$6]+360*[.M$8]/[.$C337]" office:value-type="float" office:value="371.85" calcext:value-type="float">
            <text:p>372</text:p>
          </table:table-cell>
          <table:table-cell table:style-name="ce135" table:formula="of:=[.$E$6]+360*[.N$8]/[.$C337]" office:value-type="float" office:value="373.5" calcext:value-type="float">
            <text:p>374</text:p>
          </table:table-cell>
          <table:table-cell table:style-name="ce135" table:formula="of:=[.$E$6]+360*[.O$8]/[.$C337]" office:value-type="float" office:value="375.15" calcext:value-type="float">
            <text:p>375</text:p>
          </table:table-cell>
          <table:table-cell table:style-name="ce135" table:formula="of:=[.$E$6]+360*[.P$8]/[.$C337]" office:value-type="float" office:value="376.8" calcext:value-type="float">
            <text:p>377</text:p>
          </table:table-cell>
          <table:table-cell table:style-name="ce135" table:formula="of:=[.$E$6]+360*[.Q$8]/[.$C337]" office:value-type="float" office:value="378.45" calcext:value-type="float">
            <text:p>378</text:p>
          </table:table-cell>
          <table:table-cell table:style-name="ce135" table:formula="of:=[.$E$6]+360*[.R$8]/[.$C337]" office:value-type="float" office:value="380.1" calcext:value-type="float">
            <text:p>380</text:p>
          </table:table-cell>
          <table:table-cell table:style-name="ce135" table:formula="of:=[.$E$6]+360*[.S$8]/[.$C337]" office:value-type="float" office:value="381.75" calcext:value-type="float">
            <text:p>382</text:p>
          </table:table-cell>
          <table:table-cell table:style-name="ce135" table:formula="of:=[.$E$6]+360*[.T$8]/[.$C337]" office:value-type="float" office:value="383.4" calcext:value-type="float">
            <text:p>383</text:p>
          </table:table-cell>
          <table:table-cell table:style-name="ce135" table:formula="of:=[.$E$6]+360*[.U$8]/[.$C337]" office:value-type="float" office:value="385.05" calcext:value-type="float">
            <text:p>385</text:p>
          </table:table-cell>
          <table:table-cell table:style-name="ce135" table:formula="of:=[.$E$6]+360*[.V$8]/[.$C337]" office:value-type="float" office:value="386.7" calcext:value-type="float">
            <text:p>387</text:p>
          </table:table-cell>
          <table:table-cell table:style-name="ce135" table:formula="of:=[.$E$6]+360*[.W$8]/[.$C337]" office:value-type="float" office:value="388.35" calcext:value-type="float">
            <text:p>388</text:p>
          </table:table-cell>
          <table:table-cell table:style-name="ce135" table:formula="of:=[.$E$6]+360*[.X$8]/[.$C33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338]" office:value-type="float" office:value="10434.7826086957" calcext:value-type="float">
            <text:p>10435</text:p>
          </table:table-cell>
          <table:table-cell table:style-name="ce135" table:formula="of:=[.$E$6]+360*[.D$8]/[.$C338]" office:value-type="float" office:value="357" calcext:value-type="float">
            <text:p>357</text:p>
          </table:table-cell>
          <table:table-cell table:style-name="ce135" table:formula="of:=[.$E$6]+360*[.E$8]/[.$C338]" office:value-type="float" office:value="358.725" calcext:value-type="float">
            <text:p>359</text:p>
          </table:table-cell>
          <table:table-cell table:style-name="ce135" table:formula="of:=[.$E$6]+360*[.F$8]/[.$C338]" office:value-type="float" office:value="360.45" calcext:value-type="float">
            <text:p>360</text:p>
          </table:table-cell>
          <table:table-cell table:style-name="ce135" table:formula="of:=[.$E$6]+360*[.G$8]/[.$C338]" office:value-type="float" office:value="362.175" calcext:value-type="float">
            <text:p>362</text:p>
          </table:table-cell>
          <table:table-cell table:style-name="ce135" table:formula="of:=[.$E$6]+360*[.H$8]/[.$C338]" office:value-type="float" office:value="363.9" calcext:value-type="float">
            <text:p>364</text:p>
          </table:table-cell>
          <table:table-cell table:style-name="ce135" table:formula="of:=[.$E$6]+360*[.I$8]/[.$C338]" office:value-type="float" office:value="365.625" calcext:value-type="float">
            <text:p>366</text:p>
          </table:table-cell>
          <table:table-cell table:style-name="ce135" table:formula="of:=[.$E$6]+360*[.J$8]/[.$C338]" office:value-type="float" office:value="367.35" calcext:value-type="float">
            <text:p>367</text:p>
          </table:table-cell>
          <table:table-cell table:style-name="ce135" table:formula="of:=[.$E$6]+360*[.K$8]/[.$C338]" office:value-type="float" office:value="369.075" calcext:value-type="float">
            <text:p>369</text:p>
          </table:table-cell>
          <table:table-cell table:style-name="ce135" table:formula="of:=[.$E$6]+360*[.L$8]/[.$C338]" office:value-type="float" office:value="370.8" calcext:value-type="float">
            <text:p>371</text:p>
          </table:table-cell>
          <table:table-cell table:style-name="ce135" table:formula="of:=[.$E$6]+360*[.M$8]/[.$C338]" office:value-type="float" office:value="372.525" calcext:value-type="float">
            <text:p>373</text:p>
          </table:table-cell>
          <table:table-cell table:style-name="ce135" table:formula="of:=[.$E$6]+360*[.N$8]/[.$C338]" office:value-type="float" office:value="374.25" calcext:value-type="float">
            <text:p>374</text:p>
          </table:table-cell>
          <table:table-cell table:style-name="ce135" table:formula="of:=[.$E$6]+360*[.O$8]/[.$C338]" office:value-type="float" office:value="375.975" calcext:value-type="float">
            <text:p>376</text:p>
          </table:table-cell>
          <table:table-cell table:style-name="ce135" table:formula="of:=[.$E$6]+360*[.P$8]/[.$C338]" office:value-type="float" office:value="377.7" calcext:value-type="float">
            <text:p>378</text:p>
          </table:table-cell>
          <table:table-cell table:style-name="ce135" table:formula="of:=[.$E$6]+360*[.Q$8]/[.$C338]" office:value-type="float" office:value="379.425" calcext:value-type="float">
            <text:p>379</text:p>
          </table:table-cell>
          <table:table-cell table:style-name="ce135" table:formula="of:=[.$E$6]+360*[.R$8]/[.$C338]" office:value-type="float" office:value="381.15" calcext:value-type="float">
            <text:p>381</text:p>
          </table:table-cell>
          <table:table-cell table:style-name="ce135" table:formula="of:=[.$E$6]+360*[.S$8]/[.$C338]" office:value-type="float" office:value="382.875" calcext:value-type="float">
            <text:p>383</text:p>
          </table:table-cell>
          <table:table-cell table:style-name="ce135" table:formula="of:=[.$E$6]+360*[.T$8]/[.$C338]" office:value-type="float" office:value="384.6" calcext:value-type="float">
            <text:p>385</text:p>
          </table:table-cell>
          <table:table-cell table:style-name="ce135" table:formula="of:=[.$E$6]+360*[.U$8]/[.$C338]" office:value-type="float" office:value="386.325" calcext:value-type="float">
            <text:p>386</text:p>
          </table:table-cell>
          <table:table-cell table:style-name="ce135" table:formula="of:=[.$E$6]+360*[.V$8]/[.$C338]" office:value-type="float" office:value="388.05" calcext:value-type="float">
            <text:p>388</text:p>
          </table:table-cell>
          <table:table-cell table:style-name="ce135" table:formula="of:=[.$E$6]+360*[.W$8]/[.$C338]" office:value-type="float" office:value="389.775" calcext:value-type="float">
            <text:p>390</text:p>
          </table:table-cell>
          <table:table-cell table:style-name="ce135" table:formula="of:=[.$E$6]+360*[.X$8]/[.$C33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339]" office:value-type="float" office:value="10000" calcext:value-type="float">
            <text:p>10000</text:p>
          </table:table-cell>
          <table:table-cell table:style-name="ce135" table:formula="of:=[.$E$6]+360*[.D$8]/[.$C339]" office:value-type="float" office:value="357" calcext:value-type="float">
            <text:p>357</text:p>
          </table:table-cell>
          <table:table-cell table:style-name="ce135" table:formula="of:=[.$E$6]+360*[.E$8]/[.$C339]" office:value-type="float" office:value="358.8" calcext:value-type="float">
            <text:p>359</text:p>
          </table:table-cell>
          <table:table-cell table:style-name="ce135" table:formula="of:=[.$E$6]+360*[.F$8]/[.$C339]" office:value-type="float" office:value="360.6" calcext:value-type="float">
            <text:p>361</text:p>
          </table:table-cell>
          <table:table-cell table:style-name="ce135" table:formula="of:=[.$E$6]+360*[.G$8]/[.$C339]" office:value-type="float" office:value="362.4" calcext:value-type="float">
            <text:p>362</text:p>
          </table:table-cell>
          <table:table-cell table:style-name="ce135" table:formula="of:=[.$E$6]+360*[.H$8]/[.$C339]" office:value-type="float" office:value="364.2" calcext:value-type="float">
            <text:p>364</text:p>
          </table:table-cell>
          <table:table-cell table:style-name="ce135" table:formula="of:=[.$E$6]+360*[.I$8]/[.$C339]" office:value-type="float" office:value="366" calcext:value-type="float">
            <text:p>366</text:p>
          </table:table-cell>
          <table:table-cell table:style-name="ce135" table:formula="of:=[.$E$6]+360*[.J$8]/[.$C339]" office:value-type="float" office:value="367.8" calcext:value-type="float">
            <text:p>368</text:p>
          </table:table-cell>
          <table:table-cell table:style-name="ce135" table:formula="of:=[.$E$6]+360*[.K$8]/[.$C339]" office:value-type="float" office:value="369.6" calcext:value-type="float">
            <text:p>370</text:p>
          </table:table-cell>
          <table:table-cell table:style-name="ce135" table:formula="of:=[.$E$6]+360*[.L$8]/[.$C339]" office:value-type="float" office:value="371.4" calcext:value-type="float">
            <text:p>371</text:p>
          </table:table-cell>
          <table:table-cell table:style-name="ce135" table:formula="of:=[.$E$6]+360*[.M$8]/[.$C339]" office:value-type="float" office:value="373.2" calcext:value-type="float">
            <text:p>373</text:p>
          </table:table-cell>
          <table:table-cell table:style-name="ce135" table:formula="of:=[.$E$6]+360*[.N$8]/[.$C339]" office:value-type="float" office:value="375" calcext:value-type="float">
            <text:p>375</text:p>
          </table:table-cell>
          <table:table-cell table:style-name="ce135" table:formula="of:=[.$E$6]+360*[.O$8]/[.$C339]" office:value-type="float" office:value="376.8" calcext:value-type="float">
            <text:p>377</text:p>
          </table:table-cell>
          <table:table-cell table:style-name="ce135" table:formula="of:=[.$E$6]+360*[.P$8]/[.$C339]" office:value-type="float" office:value="378.6" calcext:value-type="float">
            <text:p>379</text:p>
          </table:table-cell>
          <table:table-cell table:style-name="ce135" table:formula="of:=[.$E$6]+360*[.Q$8]/[.$C339]" office:value-type="float" office:value="380.4" calcext:value-type="float">
            <text:p>380</text:p>
          </table:table-cell>
          <table:table-cell table:style-name="ce135" table:formula="of:=[.$E$6]+360*[.R$8]/[.$C339]" office:value-type="float" office:value="382.2" calcext:value-type="float">
            <text:p>382</text:p>
          </table:table-cell>
          <table:table-cell table:style-name="ce135" table:formula="of:=[.$E$6]+360*[.S$8]/[.$C339]" office:value-type="float" office:value="384" calcext:value-type="float">
            <text:p>384</text:p>
          </table:table-cell>
          <table:table-cell table:style-name="ce135" table:formula="of:=[.$E$6]+360*[.T$8]/[.$C339]" office:value-type="float" office:value="385.8" calcext:value-type="float">
            <text:p>386</text:p>
          </table:table-cell>
          <table:table-cell table:style-name="ce135" table:formula="of:=[.$E$6]+360*[.U$8]/[.$C339]" office:value-type="float" office:value="387.6" calcext:value-type="float">
            <text:p>388</text:p>
          </table:table-cell>
          <table:table-cell table:style-name="ce135" table:formula="of:=[.$E$6]+360*[.V$8]/[.$C339]" office:value-type="float" office:value="389.4" calcext:value-type="float">
            <text:p>389</text:p>
          </table:table-cell>
          <table:table-cell table:style-name="ce135" table:formula="of:=[.$E$6]+360*[.W$8]/[.$C339]" office:value-type="float" office:value="391.2" calcext:value-type="float">
            <text:p>391</text:p>
          </table:table-cell>
          <table:table-cell table:style-name="ce135" table:formula="of:=[.$E$6]+360*[.X$8]/[.$C33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340]" office:value-type="float" office:value="9600" calcext:value-type="float">
            <text:p>9600</text:p>
          </table:table-cell>
          <table:table-cell table:style-name="ce135" table:formula="of:=[.$E$6]+360*[.D$8]/[.$C340]" office:value-type="float" office:value="357" calcext:value-type="float">
            <text:p>357</text:p>
          </table:table-cell>
          <table:table-cell table:style-name="ce135" table:formula="of:=[.$E$6]+360*[.E$8]/[.$C340]" office:value-type="float" office:value="358.875" calcext:value-type="float">
            <text:p>359</text:p>
          </table:table-cell>
          <table:table-cell table:style-name="ce135" table:formula="of:=[.$E$6]+360*[.F$8]/[.$C340]" office:value-type="float" office:value="360.75" calcext:value-type="float">
            <text:p>361</text:p>
          </table:table-cell>
          <table:table-cell table:style-name="ce135" table:formula="of:=[.$E$6]+360*[.G$8]/[.$C340]" office:value-type="float" office:value="362.625" calcext:value-type="float">
            <text:p>363</text:p>
          </table:table-cell>
          <table:table-cell table:style-name="ce135" table:formula="of:=[.$E$6]+360*[.H$8]/[.$C340]" office:value-type="float" office:value="364.5" calcext:value-type="float">
            <text:p>365</text:p>
          </table:table-cell>
          <table:table-cell table:style-name="ce135" table:formula="of:=[.$E$6]+360*[.I$8]/[.$C340]" office:value-type="float" office:value="366.375" calcext:value-type="float">
            <text:p>366</text:p>
          </table:table-cell>
          <table:table-cell table:style-name="ce135" table:formula="of:=[.$E$6]+360*[.J$8]/[.$C340]" office:value-type="float" office:value="368.25" calcext:value-type="float">
            <text:p>368</text:p>
          </table:table-cell>
          <table:table-cell table:style-name="ce135" table:formula="of:=[.$E$6]+360*[.K$8]/[.$C340]" office:value-type="float" office:value="370.125" calcext:value-type="float">
            <text:p>370</text:p>
          </table:table-cell>
          <table:table-cell table:style-name="ce135" table:formula="of:=[.$E$6]+360*[.L$8]/[.$C340]" office:value-type="float" office:value="372" calcext:value-type="float">
            <text:p>372</text:p>
          </table:table-cell>
          <table:table-cell table:style-name="ce135" table:formula="of:=[.$E$6]+360*[.M$8]/[.$C340]" office:value-type="float" office:value="373.875" calcext:value-type="float">
            <text:p>374</text:p>
          </table:table-cell>
          <table:table-cell table:style-name="ce135" table:formula="of:=[.$E$6]+360*[.N$8]/[.$C340]" office:value-type="float" office:value="375.75" calcext:value-type="float">
            <text:p>376</text:p>
          </table:table-cell>
          <table:table-cell table:style-name="ce135" table:formula="of:=[.$E$6]+360*[.O$8]/[.$C340]" office:value-type="float" office:value="377.625" calcext:value-type="float">
            <text:p>378</text:p>
          </table:table-cell>
          <table:table-cell table:style-name="ce135" table:formula="of:=[.$E$6]+360*[.P$8]/[.$C340]" office:value-type="float" office:value="379.5" calcext:value-type="float">
            <text:p>380</text:p>
          </table:table-cell>
          <table:table-cell table:style-name="ce135" table:formula="of:=[.$E$6]+360*[.Q$8]/[.$C340]" office:value-type="float" office:value="381.375" calcext:value-type="float">
            <text:p>381</text:p>
          </table:table-cell>
          <table:table-cell table:style-name="ce135" table:formula="of:=[.$E$6]+360*[.R$8]/[.$C340]" office:value-type="float" office:value="383.25" calcext:value-type="float">
            <text:p>383</text:p>
          </table:table-cell>
          <table:table-cell table:style-name="ce135" table:formula="of:=[.$E$6]+360*[.S$8]/[.$C340]" office:value-type="float" office:value="385.125" calcext:value-type="float">
            <text:p>385</text:p>
          </table:table-cell>
          <table:table-cell table:style-name="ce135" table:formula="of:=[.$E$6]+360*[.T$8]/[.$C340]" office:value-type="float" office:value="387" calcext:value-type="float">
            <text:p>387</text:p>
          </table:table-cell>
          <table:table-cell table:style-name="ce135" table:formula="of:=[.$E$6]+360*[.U$8]/[.$C340]" office:value-type="float" office:value="388.875" calcext:value-type="float">
            <text:p>389</text:p>
          </table:table-cell>
          <table:table-cell table:style-name="ce135" table:formula="of:=[.$E$6]+360*[.V$8]/[.$C340]" office:value-type="float" office:value="390.75" calcext:value-type="float">
            <text:p>391</text:p>
          </table:table-cell>
          <table:table-cell table:style-name="ce135" table:formula="of:=[.$E$6]+360*[.W$8]/[.$C340]" office:value-type="float" office:value="392.625" calcext:value-type="float">
            <text:p>393</text:p>
          </table:table-cell>
          <table:table-cell table:style-name="ce135" table:formula="of:=[.$E$6]+360*[.X$8]/[.$C34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341]" office:value-type="float" office:value="9230.76923076923" calcext:value-type="float">
            <text:p>9231</text:p>
          </table:table-cell>
          <table:table-cell table:style-name="ce135" table:formula="of:=[.$E$6]+360*[.D$8]/[.$C341]" office:value-type="float" office:value="357" calcext:value-type="float">
            <text:p>357</text:p>
          </table:table-cell>
          <table:table-cell table:style-name="ce135" table:formula="of:=[.$E$6]+360*[.E$8]/[.$C341]" office:value-type="float" office:value="358.95" calcext:value-type="float">
            <text:p>359</text:p>
          </table:table-cell>
          <table:table-cell table:style-name="ce135" table:formula="of:=[.$E$6]+360*[.F$8]/[.$C341]" office:value-type="float" office:value="360.9" calcext:value-type="float">
            <text:p>361</text:p>
          </table:table-cell>
          <table:table-cell table:style-name="ce135" table:formula="of:=[.$E$6]+360*[.G$8]/[.$C341]" office:value-type="float" office:value="362.85" calcext:value-type="float">
            <text:p>363</text:p>
          </table:table-cell>
          <table:table-cell table:style-name="ce135" table:formula="of:=[.$E$6]+360*[.H$8]/[.$C341]" office:value-type="float" office:value="364.8" calcext:value-type="float">
            <text:p>365</text:p>
          </table:table-cell>
          <table:table-cell table:style-name="ce135" table:formula="of:=[.$E$6]+360*[.I$8]/[.$C341]" office:value-type="float" office:value="366.75" calcext:value-type="float">
            <text:p>367</text:p>
          </table:table-cell>
          <table:table-cell table:style-name="ce135" table:formula="of:=[.$E$6]+360*[.J$8]/[.$C341]" office:value-type="float" office:value="368.7" calcext:value-type="float">
            <text:p>369</text:p>
          </table:table-cell>
          <table:table-cell table:style-name="ce135" table:formula="of:=[.$E$6]+360*[.K$8]/[.$C341]" office:value-type="float" office:value="370.65" calcext:value-type="float">
            <text:p>371</text:p>
          </table:table-cell>
          <table:table-cell table:style-name="ce135" table:formula="of:=[.$E$6]+360*[.L$8]/[.$C341]" office:value-type="float" office:value="372.6" calcext:value-type="float">
            <text:p>373</text:p>
          </table:table-cell>
          <table:table-cell table:style-name="ce135" table:formula="of:=[.$E$6]+360*[.M$8]/[.$C341]" office:value-type="float" office:value="374.55" calcext:value-type="float">
            <text:p>375</text:p>
          </table:table-cell>
          <table:table-cell table:style-name="ce135" table:formula="of:=[.$E$6]+360*[.N$8]/[.$C341]" office:value-type="float" office:value="376.5" calcext:value-type="float">
            <text:p>377</text:p>
          </table:table-cell>
          <table:table-cell table:style-name="ce135" table:formula="of:=[.$E$6]+360*[.O$8]/[.$C341]" office:value-type="float" office:value="378.45" calcext:value-type="float">
            <text:p>378</text:p>
          </table:table-cell>
          <table:table-cell table:style-name="ce135" table:formula="of:=[.$E$6]+360*[.P$8]/[.$C341]" office:value-type="float" office:value="380.4" calcext:value-type="float">
            <text:p>380</text:p>
          </table:table-cell>
          <table:table-cell table:style-name="ce135" table:formula="of:=[.$E$6]+360*[.Q$8]/[.$C341]" office:value-type="float" office:value="382.35" calcext:value-type="float">
            <text:p>382</text:p>
          </table:table-cell>
          <table:table-cell table:style-name="ce135" table:formula="of:=[.$E$6]+360*[.R$8]/[.$C341]" office:value-type="float" office:value="384.3" calcext:value-type="float">
            <text:p>384</text:p>
          </table:table-cell>
          <table:table-cell table:style-name="ce135" table:formula="of:=[.$E$6]+360*[.S$8]/[.$C341]" office:value-type="float" office:value="386.25" calcext:value-type="float">
            <text:p>386</text:p>
          </table:table-cell>
          <table:table-cell table:style-name="ce135" table:formula="of:=[.$E$6]+360*[.T$8]/[.$C341]" office:value-type="float" office:value="388.2" calcext:value-type="float">
            <text:p>388</text:p>
          </table:table-cell>
          <table:table-cell table:style-name="ce135" table:formula="of:=[.$E$6]+360*[.U$8]/[.$C341]" office:value-type="float" office:value="390.15" calcext:value-type="float">
            <text:p>390</text:p>
          </table:table-cell>
          <table:table-cell table:style-name="ce135" table:formula="of:=[.$E$6]+360*[.V$8]/[.$C341]" office:value-type="float" office:value="392.1" calcext:value-type="float">
            <text:p>392</text:p>
          </table:table-cell>
          <table:table-cell table:style-name="ce135" table:formula="of:=[.$E$6]+360*[.W$8]/[.$C341]" office:value-type="float" office:value="394.05" calcext:value-type="float">
            <text:p>394</text:p>
          </table:table-cell>
          <table:table-cell table:style-name="ce135" table:formula="of:=[.$E$6]+360*[.X$8]/[.$C34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342]" office:value-type="float" office:value="8888.88888888889" calcext:value-type="float">
            <text:p>8889</text:p>
          </table:table-cell>
          <table:table-cell table:style-name="ce135" table:formula="of:=[.$E$6]+360*[.D$8]/[.$C342]" office:value-type="float" office:value="357" calcext:value-type="float">
            <text:p>357</text:p>
          </table:table-cell>
          <table:table-cell table:style-name="ce135" table:formula="of:=[.$E$6]+360*[.E$8]/[.$C342]" office:value-type="float" office:value="359.025" calcext:value-type="float">
            <text:p>359</text:p>
          </table:table-cell>
          <table:table-cell table:style-name="ce135" table:formula="of:=[.$E$6]+360*[.F$8]/[.$C342]" office:value-type="float" office:value="361.05" calcext:value-type="float">
            <text:p>361</text:p>
          </table:table-cell>
          <table:table-cell table:style-name="ce135" table:formula="of:=[.$E$6]+360*[.G$8]/[.$C342]" office:value-type="float" office:value="363.075" calcext:value-type="float">
            <text:p>363</text:p>
          </table:table-cell>
          <table:table-cell table:style-name="ce135" table:formula="of:=[.$E$6]+360*[.H$8]/[.$C342]" office:value-type="float" office:value="365.1" calcext:value-type="float">
            <text:p>365</text:p>
          </table:table-cell>
          <table:table-cell table:style-name="ce135" table:formula="of:=[.$E$6]+360*[.I$8]/[.$C342]" office:value-type="float" office:value="367.125" calcext:value-type="float">
            <text:p>367</text:p>
          </table:table-cell>
          <table:table-cell table:style-name="ce135" table:formula="of:=[.$E$6]+360*[.J$8]/[.$C342]" office:value-type="float" office:value="369.15" calcext:value-type="float">
            <text:p>369</text:p>
          </table:table-cell>
          <table:table-cell table:style-name="ce135" table:formula="of:=[.$E$6]+360*[.K$8]/[.$C342]" office:value-type="float" office:value="371.175" calcext:value-type="float">
            <text:p>371</text:p>
          </table:table-cell>
          <table:table-cell table:style-name="ce135" table:formula="of:=[.$E$6]+360*[.L$8]/[.$C342]" office:value-type="float" office:value="373.2" calcext:value-type="float">
            <text:p>373</text:p>
          </table:table-cell>
          <table:table-cell table:style-name="ce135" table:formula="of:=[.$E$6]+360*[.M$8]/[.$C342]" office:value-type="float" office:value="375.225" calcext:value-type="float">
            <text:p>375</text:p>
          </table:table-cell>
          <table:table-cell table:style-name="ce135" table:formula="of:=[.$E$6]+360*[.N$8]/[.$C342]" office:value-type="float" office:value="377.25" calcext:value-type="float">
            <text:p>377</text:p>
          </table:table-cell>
          <table:table-cell table:style-name="ce135" table:formula="of:=[.$E$6]+360*[.O$8]/[.$C342]" office:value-type="float" office:value="379.275" calcext:value-type="float">
            <text:p>379</text:p>
          </table:table-cell>
          <table:table-cell table:style-name="ce135" table:formula="of:=[.$E$6]+360*[.P$8]/[.$C342]" office:value-type="float" office:value="381.3" calcext:value-type="float">
            <text:p>381</text:p>
          </table:table-cell>
          <table:table-cell table:style-name="ce135" table:formula="of:=[.$E$6]+360*[.Q$8]/[.$C342]" office:value-type="float" office:value="383.325" calcext:value-type="float">
            <text:p>383</text:p>
          </table:table-cell>
          <table:table-cell table:style-name="ce135" table:formula="of:=[.$E$6]+360*[.R$8]/[.$C342]" office:value-type="float" office:value="385.35" calcext:value-type="float">
            <text:p>385</text:p>
          </table:table-cell>
          <table:table-cell table:style-name="ce135" table:formula="of:=[.$E$6]+360*[.S$8]/[.$C342]" office:value-type="float" office:value="387.375" calcext:value-type="float">
            <text:p>387</text:p>
          </table:table-cell>
          <table:table-cell table:style-name="ce135" table:formula="of:=[.$E$6]+360*[.T$8]/[.$C342]" office:value-type="float" office:value="389.4" calcext:value-type="float">
            <text:p>389</text:p>
          </table:table-cell>
          <table:table-cell table:style-name="ce135" table:formula="of:=[.$E$6]+360*[.U$8]/[.$C342]" office:value-type="float" office:value="391.425" calcext:value-type="float">
            <text:p>391</text:p>
          </table:table-cell>
          <table:table-cell table:style-name="ce135" table:formula="of:=[.$E$6]+360*[.V$8]/[.$C342]" office:value-type="float" office:value="393.45" calcext:value-type="float">
            <text:p>393</text:p>
          </table:table-cell>
          <table:table-cell table:style-name="ce135" table:formula="of:=[.$E$6]+360*[.W$8]/[.$C342]" office:value-type="float" office:value="395.475" calcext:value-type="float">
            <text:p>395</text:p>
          </table:table-cell>
          <table:table-cell table:style-name="ce135" table:formula="of:=[.$E$6]+360*[.X$8]/[.$C34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343]" office:value-type="float" office:value="8571.42857142857" calcext:value-type="float">
            <text:p>8571</text:p>
          </table:table-cell>
          <table:table-cell table:style-name="ce135" table:formula="of:=[.$E$6]+360*[.D$8]/[.$C343]" office:value-type="float" office:value="357" calcext:value-type="float">
            <text:p>357</text:p>
          </table:table-cell>
          <table:table-cell table:style-name="ce135" table:formula="of:=[.$E$6]+360*[.E$8]/[.$C343]" office:value-type="float" office:value="359.1" calcext:value-type="float">
            <text:p>359</text:p>
          </table:table-cell>
          <table:table-cell table:style-name="ce135" table:formula="of:=[.$E$6]+360*[.F$8]/[.$C343]" office:value-type="float" office:value="361.2" calcext:value-type="float">
            <text:p>361</text:p>
          </table:table-cell>
          <table:table-cell table:style-name="ce135" table:formula="of:=[.$E$6]+360*[.G$8]/[.$C343]" office:value-type="float" office:value="363.3" calcext:value-type="float">
            <text:p>363</text:p>
          </table:table-cell>
          <table:table-cell table:style-name="ce135" table:formula="of:=[.$E$6]+360*[.H$8]/[.$C343]" office:value-type="float" office:value="365.4" calcext:value-type="float">
            <text:p>365</text:p>
          </table:table-cell>
          <table:table-cell table:style-name="ce135" table:formula="of:=[.$E$6]+360*[.I$8]/[.$C343]" office:value-type="float" office:value="367.5" calcext:value-type="float">
            <text:p>368</text:p>
          </table:table-cell>
          <table:table-cell table:style-name="ce135" table:formula="of:=[.$E$6]+360*[.J$8]/[.$C343]" office:value-type="float" office:value="369.6" calcext:value-type="float">
            <text:p>370</text:p>
          </table:table-cell>
          <table:table-cell table:style-name="ce135" table:formula="of:=[.$E$6]+360*[.K$8]/[.$C343]" office:value-type="float" office:value="371.7" calcext:value-type="float">
            <text:p>372</text:p>
          </table:table-cell>
          <table:table-cell table:style-name="ce135" table:formula="of:=[.$E$6]+360*[.L$8]/[.$C343]" office:value-type="float" office:value="373.8" calcext:value-type="float">
            <text:p>374</text:p>
          </table:table-cell>
          <table:table-cell table:style-name="ce135" table:formula="of:=[.$E$6]+360*[.M$8]/[.$C343]" office:value-type="float" office:value="375.9" calcext:value-type="float">
            <text:p>376</text:p>
          </table:table-cell>
          <table:table-cell table:style-name="ce135" table:formula="of:=[.$E$6]+360*[.N$8]/[.$C343]" office:value-type="float" office:value="378" calcext:value-type="float">
            <text:p>378</text:p>
          </table:table-cell>
          <table:table-cell table:style-name="ce135" table:formula="of:=[.$E$6]+360*[.O$8]/[.$C343]" office:value-type="float" office:value="380.1" calcext:value-type="float">
            <text:p>380</text:p>
          </table:table-cell>
          <table:table-cell table:style-name="ce135" table:formula="of:=[.$E$6]+360*[.P$8]/[.$C343]" office:value-type="float" office:value="382.2" calcext:value-type="float">
            <text:p>382</text:p>
          </table:table-cell>
          <table:table-cell table:style-name="ce135" table:formula="of:=[.$E$6]+360*[.Q$8]/[.$C343]" office:value-type="float" office:value="384.3" calcext:value-type="float">
            <text:p>384</text:p>
          </table:table-cell>
          <table:table-cell table:style-name="ce135" table:formula="of:=[.$E$6]+360*[.R$8]/[.$C343]" office:value-type="float" office:value="386.4" calcext:value-type="float">
            <text:p>386</text:p>
          </table:table-cell>
          <table:table-cell table:style-name="ce135" table:formula="of:=[.$E$6]+360*[.S$8]/[.$C343]" office:value-type="float" office:value="388.5" calcext:value-type="float">
            <text:p>389</text:p>
          </table:table-cell>
          <table:table-cell table:style-name="ce135" table:formula="of:=[.$E$6]+360*[.T$8]/[.$C343]" office:value-type="float" office:value="390.6" calcext:value-type="float">
            <text:p>391</text:p>
          </table:table-cell>
          <table:table-cell table:style-name="ce135" table:formula="of:=[.$E$6]+360*[.U$8]/[.$C343]" office:value-type="float" office:value="392.7" calcext:value-type="float">
            <text:p>393</text:p>
          </table:table-cell>
          <table:table-cell table:style-name="ce135" table:formula="of:=[.$E$6]+360*[.V$8]/[.$C343]" office:value-type="float" office:value="394.8" calcext:value-type="float">
            <text:p>395</text:p>
          </table:table-cell>
          <table:table-cell table:style-name="ce135" table:formula="of:=[.$E$6]+360*[.W$8]/[.$C343]" office:value-type="float" office:value="396.9" calcext:value-type="float">
            <text:p>397</text:p>
          </table:table-cell>
          <table:table-cell table:style-name="ce135" table:formula="of:=[.$E$6]+360*[.X$8]/[.$C34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44]" office:value-type="float" office:value="8275.86206896552" calcext:value-type="float">
            <text:p>8276</text:p>
          </table:table-cell>
          <table:table-cell table:style-name="ce135" table:formula="of:=[.$E$6]+360*[.D$8]/[.$C344]" office:value-type="float" office:value="357" calcext:value-type="float">
            <text:p>357</text:p>
          </table:table-cell>
          <table:table-cell table:style-name="ce135" table:formula="of:=[.$E$6]+360*[.E$8]/[.$C344]" office:value-type="float" office:value="359.175" calcext:value-type="float">
            <text:p>359</text:p>
          </table:table-cell>
          <table:table-cell table:style-name="ce135" table:formula="of:=[.$E$6]+360*[.F$8]/[.$C344]" office:value-type="float" office:value="361.35" calcext:value-type="float">
            <text:p>361</text:p>
          </table:table-cell>
          <table:table-cell table:style-name="ce135" table:formula="of:=[.$E$6]+360*[.G$8]/[.$C344]" office:value-type="float" office:value="363.525" calcext:value-type="float">
            <text:p>364</text:p>
          </table:table-cell>
          <table:table-cell table:style-name="ce135" table:formula="of:=[.$E$6]+360*[.H$8]/[.$C344]" office:value-type="float" office:value="365.7" calcext:value-type="float">
            <text:p>366</text:p>
          </table:table-cell>
          <table:table-cell table:style-name="ce135" table:formula="of:=[.$E$6]+360*[.I$8]/[.$C344]" office:value-type="float" office:value="367.875" calcext:value-type="float">
            <text:p>368</text:p>
          </table:table-cell>
          <table:table-cell table:style-name="ce135" table:formula="of:=[.$E$6]+360*[.J$8]/[.$C344]" office:value-type="float" office:value="370.05" calcext:value-type="float">
            <text:p>370</text:p>
          </table:table-cell>
          <table:table-cell table:style-name="ce135" table:formula="of:=[.$E$6]+360*[.K$8]/[.$C344]" office:value-type="float" office:value="372.225" calcext:value-type="float">
            <text:p>372</text:p>
          </table:table-cell>
          <table:table-cell table:style-name="ce135" table:formula="of:=[.$E$6]+360*[.L$8]/[.$C344]" office:value-type="float" office:value="374.4" calcext:value-type="float">
            <text:p>374</text:p>
          </table:table-cell>
          <table:table-cell table:style-name="ce135" table:formula="of:=[.$E$6]+360*[.M$8]/[.$C344]" office:value-type="float" office:value="376.575" calcext:value-type="float">
            <text:p>377</text:p>
          </table:table-cell>
          <table:table-cell table:style-name="ce135" table:formula="of:=[.$E$6]+360*[.N$8]/[.$C344]" office:value-type="float" office:value="378.75" calcext:value-type="float">
            <text:p>379</text:p>
          </table:table-cell>
          <table:table-cell table:style-name="ce135" table:formula="of:=[.$E$6]+360*[.O$8]/[.$C344]" office:value-type="float" office:value="380.925" calcext:value-type="float">
            <text:p>381</text:p>
          </table:table-cell>
          <table:table-cell table:style-name="ce135" table:formula="of:=[.$E$6]+360*[.P$8]/[.$C344]" office:value-type="float" office:value="383.1" calcext:value-type="float">
            <text:p>383</text:p>
          </table:table-cell>
          <table:table-cell table:style-name="ce135" table:formula="of:=[.$E$6]+360*[.Q$8]/[.$C344]" office:value-type="float" office:value="385.275" calcext:value-type="float">
            <text:p>385</text:p>
          </table:table-cell>
          <table:table-cell table:style-name="ce135" table:formula="of:=[.$E$6]+360*[.R$8]/[.$C344]" office:value-type="float" office:value="387.45" calcext:value-type="float">
            <text:p>387</text:p>
          </table:table-cell>
          <table:table-cell table:style-name="ce135" table:formula="of:=[.$E$6]+360*[.S$8]/[.$C344]" office:value-type="float" office:value="389.625" calcext:value-type="float">
            <text:p>390</text:p>
          </table:table-cell>
          <table:table-cell table:style-name="ce135" table:formula="of:=[.$E$6]+360*[.T$8]/[.$C344]" office:value-type="float" office:value="391.8" calcext:value-type="float">
            <text:p>392</text:p>
          </table:table-cell>
          <table:table-cell table:style-name="ce135" table:formula="of:=[.$E$6]+360*[.U$8]/[.$C344]" office:value-type="float" office:value="393.975" calcext:value-type="float">
            <text:p>394</text:p>
          </table:table-cell>
          <table:table-cell table:style-name="ce135" table:formula="of:=[.$E$6]+360*[.V$8]/[.$C344]" office:value-type="float" office:value="396.15" calcext:value-type="float">
            <text:p>396</text:p>
          </table:table-cell>
          <table:table-cell table:style-name="ce135" table:formula="of:=[.$E$6]+360*[.W$8]/[.$C344]" office:value-type="float" office:value="398.325" calcext:value-type="float">
            <text:p>398</text:p>
          </table:table-cell>
          <table:table-cell table:style-name="ce135" table:formula="of:=[.$E$6]+360*[.X$8]/[.$C34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45]" office:value-type="float" office:value="8000" calcext:value-type="float">
            <text:p>8000</text:p>
          </table:table-cell>
          <table:table-cell table:style-name="ce135" table:formula="of:=[.$E$6]+360*[.D$8]/[.$C345]" office:value-type="float" office:value="357" calcext:value-type="float">
            <text:p>357</text:p>
          </table:table-cell>
          <table:table-cell table:style-name="ce135" table:formula="of:=[.$E$6]+360*[.E$8]/[.$C345]" office:value-type="float" office:value="359.25" calcext:value-type="float">
            <text:p>359</text:p>
          </table:table-cell>
          <table:table-cell table:style-name="ce135" table:formula="of:=[.$E$6]+360*[.F$8]/[.$C345]" office:value-type="float" office:value="361.5" calcext:value-type="float">
            <text:p>362</text:p>
          </table:table-cell>
          <table:table-cell table:style-name="ce135" table:formula="of:=[.$E$6]+360*[.G$8]/[.$C345]" office:value-type="float" office:value="363.75" calcext:value-type="float">
            <text:p>364</text:p>
          </table:table-cell>
          <table:table-cell table:style-name="ce135" table:formula="of:=[.$E$6]+360*[.H$8]/[.$C345]" office:value-type="float" office:value="366" calcext:value-type="float">
            <text:p>366</text:p>
          </table:table-cell>
          <table:table-cell table:style-name="ce135" table:formula="of:=[.$E$6]+360*[.I$8]/[.$C345]" office:value-type="float" office:value="368.25" calcext:value-type="float">
            <text:p>368</text:p>
          </table:table-cell>
          <table:table-cell table:style-name="ce135" table:formula="of:=[.$E$6]+360*[.J$8]/[.$C345]" office:value-type="float" office:value="370.5" calcext:value-type="float">
            <text:p>371</text:p>
          </table:table-cell>
          <table:table-cell table:style-name="ce135" table:formula="of:=[.$E$6]+360*[.K$8]/[.$C345]" office:value-type="float" office:value="372.75" calcext:value-type="float">
            <text:p>373</text:p>
          </table:table-cell>
          <table:table-cell table:style-name="ce135" table:formula="of:=[.$E$6]+360*[.L$8]/[.$C345]" office:value-type="float" office:value="375" calcext:value-type="float">
            <text:p>375</text:p>
          </table:table-cell>
          <table:table-cell table:style-name="ce135" table:formula="of:=[.$E$6]+360*[.M$8]/[.$C345]" office:value-type="float" office:value="377.25" calcext:value-type="float">
            <text:p>377</text:p>
          </table:table-cell>
          <table:table-cell table:style-name="ce135" table:formula="of:=[.$E$6]+360*[.N$8]/[.$C345]" office:value-type="float" office:value="379.5" calcext:value-type="float">
            <text:p>380</text:p>
          </table:table-cell>
          <table:table-cell table:style-name="ce135" table:formula="of:=[.$E$6]+360*[.O$8]/[.$C345]" office:value-type="float" office:value="381.75" calcext:value-type="float">
            <text:p>382</text:p>
          </table:table-cell>
          <table:table-cell table:style-name="ce135" table:formula="of:=[.$E$6]+360*[.P$8]/[.$C345]" office:value-type="float" office:value="384" calcext:value-type="float">
            <text:p>384</text:p>
          </table:table-cell>
          <table:table-cell table:style-name="ce135" table:formula="of:=[.$E$6]+360*[.Q$8]/[.$C345]" office:value-type="float" office:value="386.25" calcext:value-type="float">
            <text:p>386</text:p>
          </table:table-cell>
          <table:table-cell table:style-name="ce135" table:formula="of:=[.$E$6]+360*[.R$8]/[.$C345]" office:value-type="float" office:value="388.5" calcext:value-type="float">
            <text:p>389</text:p>
          </table:table-cell>
          <table:table-cell table:style-name="ce135" table:formula="of:=[.$E$6]+360*[.S$8]/[.$C345]" office:value-type="float" office:value="390.75" calcext:value-type="float">
            <text:p>391</text:p>
          </table:table-cell>
          <table:table-cell table:style-name="ce135" table:formula="of:=[.$E$6]+360*[.T$8]/[.$C345]" office:value-type="float" office:value="393" calcext:value-type="float">
            <text:p>393</text:p>
          </table:table-cell>
          <table:table-cell table:style-name="ce135" table:formula="of:=[.$E$6]+360*[.U$8]/[.$C345]" office:value-type="float" office:value="395.25" calcext:value-type="float">
            <text:p>395</text:p>
          </table:table-cell>
          <table:table-cell table:style-name="ce135" table:formula="of:=[.$E$6]+360*[.V$8]/[.$C345]" office:value-type="float" office:value="397.5" calcext:value-type="float">
            <text:p>398</text:p>
          </table:table-cell>
          <table:table-cell table:style-name="ce135" table:formula="of:=[.$E$6]+360*[.W$8]/[.$C345]" office:value-type="float" office:value="399.75" calcext:value-type="float">
            <text:p>400</text:p>
          </table:table-cell>
          <table:table-cell table:style-name="ce135" table:formula="of:=[.$E$6]+360*[.X$8]/[.$C34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46]" office:value-type="float" office:value="7741.93548387097" calcext:value-type="float">
            <text:p>7742</text:p>
          </table:table-cell>
          <table:table-cell table:style-name="ce135" table:formula="of:=[.$E$6]+360*[.D$8]/[.$C346]" office:value-type="float" office:value="357" calcext:value-type="float">
            <text:p>357</text:p>
          </table:table-cell>
          <table:table-cell table:style-name="ce135" table:formula="of:=[.$E$6]+360*[.E$8]/[.$C346]" office:value-type="float" office:value="359.325" calcext:value-type="float">
            <text:p>359</text:p>
          </table:table-cell>
          <table:table-cell table:style-name="ce135" table:formula="of:=[.$E$6]+360*[.F$8]/[.$C346]" office:value-type="float" office:value="361.65" calcext:value-type="float">
            <text:p>362</text:p>
          </table:table-cell>
          <table:table-cell table:style-name="ce135" table:formula="of:=[.$E$6]+360*[.G$8]/[.$C346]" office:value-type="float" office:value="363.975" calcext:value-type="float">
            <text:p>364</text:p>
          </table:table-cell>
          <table:table-cell table:style-name="ce135" table:formula="of:=[.$E$6]+360*[.H$8]/[.$C346]" office:value-type="float" office:value="366.3" calcext:value-type="float">
            <text:p>366</text:p>
          </table:table-cell>
          <table:table-cell table:style-name="ce135" table:formula="of:=[.$E$6]+360*[.I$8]/[.$C346]" office:value-type="float" office:value="368.625" calcext:value-type="float">
            <text:p>369</text:p>
          </table:table-cell>
          <table:table-cell table:style-name="ce135" table:formula="of:=[.$E$6]+360*[.J$8]/[.$C346]" office:value-type="float" office:value="370.95" calcext:value-type="float">
            <text:p>371</text:p>
          </table:table-cell>
          <table:table-cell table:style-name="ce135" table:formula="of:=[.$E$6]+360*[.K$8]/[.$C346]" office:value-type="float" office:value="373.275" calcext:value-type="float">
            <text:p>373</text:p>
          </table:table-cell>
          <table:table-cell table:style-name="ce135" table:formula="of:=[.$E$6]+360*[.L$8]/[.$C346]" office:value-type="float" office:value="375.6" calcext:value-type="float">
            <text:p>376</text:p>
          </table:table-cell>
          <table:table-cell table:style-name="ce135" table:formula="of:=[.$E$6]+360*[.M$8]/[.$C346]" office:value-type="float" office:value="377.925" calcext:value-type="float">
            <text:p>378</text:p>
          </table:table-cell>
          <table:table-cell table:style-name="ce135" table:formula="of:=[.$E$6]+360*[.N$8]/[.$C346]" office:value-type="float" office:value="380.25" calcext:value-type="float">
            <text:p>380</text:p>
          </table:table-cell>
          <table:table-cell table:style-name="ce135" table:formula="of:=[.$E$6]+360*[.O$8]/[.$C346]" office:value-type="float" office:value="382.575" calcext:value-type="float">
            <text:p>383</text:p>
          </table:table-cell>
          <table:table-cell table:style-name="ce135" table:formula="of:=[.$E$6]+360*[.P$8]/[.$C346]" office:value-type="float" office:value="384.9" calcext:value-type="float">
            <text:p>385</text:p>
          </table:table-cell>
          <table:table-cell table:style-name="ce135" table:formula="of:=[.$E$6]+360*[.Q$8]/[.$C346]" office:value-type="float" office:value="387.225" calcext:value-type="float">
            <text:p>387</text:p>
          </table:table-cell>
          <table:table-cell table:style-name="ce135" table:formula="of:=[.$E$6]+360*[.R$8]/[.$C346]" office:value-type="float" office:value="389.55" calcext:value-type="float">
            <text:p>390</text:p>
          </table:table-cell>
          <table:table-cell table:style-name="ce135" table:formula="of:=[.$E$6]+360*[.S$8]/[.$C346]" office:value-type="float" office:value="391.875" calcext:value-type="float">
            <text:p>392</text:p>
          </table:table-cell>
          <table:table-cell table:style-name="ce135" table:formula="of:=[.$E$6]+360*[.T$8]/[.$C346]" office:value-type="float" office:value="394.2" calcext:value-type="float">
            <text:p>394</text:p>
          </table:table-cell>
          <table:table-cell table:style-name="ce135" table:formula="of:=[.$E$6]+360*[.U$8]/[.$C346]" office:value-type="float" office:value="396.525" calcext:value-type="float">
            <text:p>397</text:p>
          </table:table-cell>
          <table:table-cell table:style-name="ce135" table:formula="of:=[.$E$6]+360*[.V$8]/[.$C346]" office:value-type="float" office:value="398.85" calcext:value-type="float">
            <text:p>399</text:p>
          </table:table-cell>
          <table:table-cell table:style-name="ce135" table:formula="of:=[.$E$6]+360*[.W$8]/[.$C346]" office:value-type="float" office:value="401.175" calcext:value-type="float">
            <text:p>401</text:p>
          </table:table-cell>
          <table:table-cell table:style-name="ce135" table:formula="of:=[.$E$6]+360*[.X$8]/[.$C34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47]" office:value-type="float" office:value="7500" calcext:value-type="float">
            <text:p>7500</text:p>
          </table:table-cell>
          <table:table-cell table:style-name="ce135" table:formula="of:=[.$E$6]+360*[.D$8]/[.$C347]" office:value-type="float" office:value="357" calcext:value-type="float">
            <text:p>357</text:p>
          </table:table-cell>
          <table:table-cell table:style-name="ce135" table:formula="of:=[.$E$6]+360*[.E$8]/[.$C347]" office:value-type="float" office:value="359.4" calcext:value-type="float">
            <text:p>359</text:p>
          </table:table-cell>
          <table:table-cell table:style-name="ce135" table:formula="of:=[.$E$6]+360*[.F$8]/[.$C347]" office:value-type="float" office:value="361.8" calcext:value-type="float">
            <text:p>362</text:p>
          </table:table-cell>
          <table:table-cell table:style-name="ce135" table:formula="of:=[.$E$6]+360*[.G$8]/[.$C347]" office:value-type="float" office:value="364.2" calcext:value-type="float">
            <text:p>364</text:p>
          </table:table-cell>
          <table:table-cell table:style-name="ce135" table:formula="of:=[.$E$6]+360*[.H$8]/[.$C347]" office:value-type="float" office:value="366.6" calcext:value-type="float">
            <text:p>367</text:p>
          </table:table-cell>
          <table:table-cell table:style-name="ce135" table:formula="of:=[.$E$6]+360*[.I$8]/[.$C347]" office:value-type="float" office:value="369" calcext:value-type="float">
            <text:p>369</text:p>
          </table:table-cell>
          <table:table-cell table:style-name="ce135" table:formula="of:=[.$E$6]+360*[.J$8]/[.$C347]" office:value-type="float" office:value="371.4" calcext:value-type="float">
            <text:p>371</text:p>
          </table:table-cell>
          <table:table-cell table:style-name="ce135" table:formula="of:=[.$E$6]+360*[.K$8]/[.$C347]" office:value-type="float" office:value="373.8" calcext:value-type="float">
            <text:p>374</text:p>
          </table:table-cell>
          <table:table-cell table:style-name="ce135" table:formula="of:=[.$E$6]+360*[.L$8]/[.$C347]" office:value-type="float" office:value="376.2" calcext:value-type="float">
            <text:p>376</text:p>
          </table:table-cell>
          <table:table-cell table:style-name="ce135" table:formula="of:=[.$E$6]+360*[.M$8]/[.$C347]" office:value-type="float" office:value="378.6" calcext:value-type="float">
            <text:p>379</text:p>
          </table:table-cell>
          <table:table-cell table:style-name="ce135" table:formula="of:=[.$E$6]+360*[.N$8]/[.$C347]" office:value-type="float" office:value="381" calcext:value-type="float">
            <text:p>381</text:p>
          </table:table-cell>
          <table:table-cell table:style-name="ce135" table:formula="of:=[.$E$6]+360*[.O$8]/[.$C347]" office:value-type="float" office:value="383.4" calcext:value-type="float">
            <text:p>383</text:p>
          </table:table-cell>
          <table:table-cell table:style-name="ce135" table:formula="of:=[.$E$6]+360*[.P$8]/[.$C347]" office:value-type="float" office:value="385.8" calcext:value-type="float">
            <text:p>386</text:p>
          </table:table-cell>
          <table:table-cell table:style-name="ce135" table:formula="of:=[.$E$6]+360*[.Q$8]/[.$C347]" office:value-type="float" office:value="388.2" calcext:value-type="float">
            <text:p>388</text:p>
          </table:table-cell>
          <table:table-cell table:style-name="ce135" table:formula="of:=[.$E$6]+360*[.R$8]/[.$C347]" office:value-type="float" office:value="390.6" calcext:value-type="float">
            <text:p>391</text:p>
          </table:table-cell>
          <table:table-cell table:style-name="ce135" table:formula="of:=[.$E$6]+360*[.S$8]/[.$C347]" office:value-type="float" office:value="393" calcext:value-type="float">
            <text:p>393</text:p>
          </table:table-cell>
          <table:table-cell table:style-name="ce135" table:formula="of:=[.$E$6]+360*[.T$8]/[.$C347]" office:value-type="float" office:value="395.4" calcext:value-type="float">
            <text:p>395</text:p>
          </table:table-cell>
          <table:table-cell table:style-name="ce135" table:formula="of:=[.$E$6]+360*[.U$8]/[.$C347]" office:value-type="float" office:value="397.8" calcext:value-type="float">
            <text:p>398</text:p>
          </table:table-cell>
          <table:table-cell table:style-name="ce135" table:formula="of:=[.$E$6]+360*[.V$8]/[.$C347]" office:value-type="float" office:value="400.2" calcext:value-type="float">
            <text:p>400</text:p>
          </table:table-cell>
          <table:table-cell table:style-name="ce135" table:formula="of:=[.$E$6]+360*[.W$8]/[.$C347]" office:value-type="float" office:value="402.6" calcext:value-type="float">
            <text:p>403</text:p>
          </table:table-cell>
          <table:table-cell table:style-name="ce135" table:formula="of:=[.$E$6]+360*[.X$8]/[.$C34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48]" office:value-type="float" office:value="7272.72727272727" calcext:value-type="float">
            <text:p>7273</text:p>
          </table:table-cell>
          <table:table-cell table:style-name="ce135" table:formula="of:=[.$E$6]+360*[.D$8]/[.$C348]" office:value-type="float" office:value="357" calcext:value-type="float">
            <text:p>357</text:p>
          </table:table-cell>
          <table:table-cell table:style-name="ce135" table:formula="of:=[.$E$6]+360*[.E$8]/[.$C348]" office:value-type="float" office:value="359.475" calcext:value-type="float">
            <text:p>359</text:p>
          </table:table-cell>
          <table:table-cell table:style-name="ce135" table:formula="of:=[.$E$6]+360*[.F$8]/[.$C348]" office:value-type="float" office:value="361.95" calcext:value-type="float">
            <text:p>362</text:p>
          </table:table-cell>
          <table:table-cell table:style-name="ce135" table:formula="of:=[.$E$6]+360*[.G$8]/[.$C348]" office:value-type="float" office:value="364.425" calcext:value-type="float">
            <text:p>364</text:p>
          </table:table-cell>
          <table:table-cell table:style-name="ce135" table:formula="of:=[.$E$6]+360*[.H$8]/[.$C348]" office:value-type="float" office:value="366.9" calcext:value-type="float">
            <text:p>367</text:p>
          </table:table-cell>
          <table:table-cell table:style-name="ce135" table:formula="of:=[.$E$6]+360*[.I$8]/[.$C348]" office:value-type="float" office:value="369.375" calcext:value-type="float">
            <text:p>369</text:p>
          </table:table-cell>
          <table:table-cell table:style-name="ce135" table:formula="of:=[.$E$6]+360*[.J$8]/[.$C348]" office:value-type="float" office:value="371.85" calcext:value-type="float">
            <text:p>372</text:p>
          </table:table-cell>
          <table:table-cell table:style-name="ce135" table:formula="of:=[.$E$6]+360*[.K$8]/[.$C348]" office:value-type="float" office:value="374.325" calcext:value-type="float">
            <text:p>374</text:p>
          </table:table-cell>
          <table:table-cell table:style-name="ce135" table:formula="of:=[.$E$6]+360*[.L$8]/[.$C348]" office:value-type="float" office:value="376.8" calcext:value-type="float">
            <text:p>377</text:p>
          </table:table-cell>
          <table:table-cell table:style-name="ce135" table:formula="of:=[.$E$6]+360*[.M$8]/[.$C348]" office:value-type="float" office:value="379.275" calcext:value-type="float">
            <text:p>379</text:p>
          </table:table-cell>
          <table:table-cell table:style-name="ce135" table:formula="of:=[.$E$6]+360*[.N$8]/[.$C348]" office:value-type="float" office:value="381.75" calcext:value-type="float">
            <text:p>382</text:p>
          </table:table-cell>
          <table:table-cell table:style-name="ce135" table:formula="of:=[.$E$6]+360*[.O$8]/[.$C348]" office:value-type="float" office:value="384.225" calcext:value-type="float">
            <text:p>384</text:p>
          </table:table-cell>
          <table:table-cell table:style-name="ce135" table:formula="of:=[.$E$6]+360*[.P$8]/[.$C348]" office:value-type="float" office:value="386.7" calcext:value-type="float">
            <text:p>387</text:p>
          </table:table-cell>
          <table:table-cell table:style-name="ce135" table:formula="of:=[.$E$6]+360*[.Q$8]/[.$C348]" office:value-type="float" office:value="389.175" calcext:value-type="float">
            <text:p>389</text:p>
          </table:table-cell>
          <table:table-cell table:style-name="ce135" table:formula="of:=[.$E$6]+360*[.R$8]/[.$C348]" office:value-type="float" office:value="391.65" calcext:value-type="float">
            <text:p>392</text:p>
          </table:table-cell>
          <table:table-cell table:style-name="ce135" table:formula="of:=[.$E$6]+360*[.S$8]/[.$C348]" office:value-type="float" office:value="394.125" calcext:value-type="float">
            <text:p>394</text:p>
          </table:table-cell>
          <table:table-cell table:style-name="ce135" table:formula="of:=[.$E$6]+360*[.T$8]/[.$C348]" office:value-type="float" office:value="396.6" calcext:value-type="float">
            <text:p>397</text:p>
          </table:table-cell>
          <table:table-cell table:style-name="ce135" table:formula="of:=[.$E$6]+360*[.U$8]/[.$C348]" office:value-type="float" office:value="399.075" calcext:value-type="float">
            <text:p>399</text:p>
          </table:table-cell>
          <table:table-cell table:style-name="ce135" table:formula="of:=[.$E$6]+360*[.V$8]/[.$C348]" office:value-type="float" office:value="401.55" calcext:value-type="float">
            <text:p>402</text:p>
          </table:table-cell>
          <table:table-cell table:style-name="ce135" table:formula="of:=[.$E$6]+360*[.W$8]/[.$C348]" office:value-type="float" office:value="404.025" calcext:value-type="float">
            <text:p>404</text:p>
          </table:table-cell>
          <table:table-cell table:style-name="ce135" table:formula="of:=[.$E$6]+360*[.X$8]/[.$C34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49]" office:value-type="float" office:value="7058.82352941176" calcext:value-type="float">
            <text:p>7059</text:p>
          </table:table-cell>
          <table:table-cell table:style-name="ce135" table:formula="of:=[.$E$6]+360*[.D$8]/[.$C349]" office:value-type="float" office:value="357" calcext:value-type="float">
            <text:p>357</text:p>
          </table:table-cell>
          <table:table-cell table:style-name="ce135" table:formula="of:=[.$E$6]+360*[.E$8]/[.$C349]" office:value-type="float" office:value="359.55" calcext:value-type="float">
            <text:p>360</text:p>
          </table:table-cell>
          <table:table-cell table:style-name="ce135" table:formula="of:=[.$E$6]+360*[.F$8]/[.$C349]" office:value-type="float" office:value="362.1" calcext:value-type="float">
            <text:p>362</text:p>
          </table:table-cell>
          <table:table-cell table:style-name="ce135" table:formula="of:=[.$E$6]+360*[.G$8]/[.$C349]" office:value-type="float" office:value="364.65" calcext:value-type="float">
            <text:p>365</text:p>
          </table:table-cell>
          <table:table-cell table:style-name="ce135" table:formula="of:=[.$E$6]+360*[.H$8]/[.$C349]" office:value-type="float" office:value="367.2" calcext:value-type="float">
            <text:p>367</text:p>
          </table:table-cell>
          <table:table-cell table:style-name="ce135" table:formula="of:=[.$E$6]+360*[.I$8]/[.$C349]" office:value-type="float" office:value="369.75" calcext:value-type="float">
            <text:p>370</text:p>
          </table:table-cell>
          <table:table-cell table:style-name="ce135" table:formula="of:=[.$E$6]+360*[.J$8]/[.$C349]" office:value-type="float" office:value="372.3" calcext:value-type="float">
            <text:p>372</text:p>
          </table:table-cell>
          <table:table-cell table:style-name="ce135" table:formula="of:=[.$E$6]+360*[.K$8]/[.$C349]" office:value-type="float" office:value="374.85" calcext:value-type="float">
            <text:p>375</text:p>
          </table:table-cell>
          <table:table-cell table:style-name="ce135" table:formula="of:=[.$E$6]+360*[.L$8]/[.$C349]" office:value-type="float" office:value="377.4" calcext:value-type="float">
            <text:p>377</text:p>
          </table:table-cell>
          <table:table-cell table:style-name="ce135" table:formula="of:=[.$E$6]+360*[.M$8]/[.$C349]" office:value-type="float" office:value="379.95" calcext:value-type="float">
            <text:p>380</text:p>
          </table:table-cell>
          <table:table-cell table:style-name="ce135" table:formula="of:=[.$E$6]+360*[.N$8]/[.$C349]" office:value-type="float" office:value="382.5" calcext:value-type="float">
            <text:p>383</text:p>
          </table:table-cell>
          <table:table-cell table:style-name="ce135" table:formula="of:=[.$E$6]+360*[.O$8]/[.$C349]" office:value-type="float" office:value="385.05" calcext:value-type="float">
            <text:p>385</text:p>
          </table:table-cell>
          <table:table-cell table:style-name="ce135" table:formula="of:=[.$E$6]+360*[.P$8]/[.$C349]" office:value-type="float" office:value="387.6" calcext:value-type="float">
            <text:p>388</text:p>
          </table:table-cell>
          <table:table-cell table:style-name="ce135" table:formula="of:=[.$E$6]+360*[.Q$8]/[.$C349]" office:value-type="float" office:value="390.15" calcext:value-type="float">
            <text:p>390</text:p>
          </table:table-cell>
          <table:table-cell table:style-name="ce135" table:formula="of:=[.$E$6]+360*[.R$8]/[.$C349]" office:value-type="float" office:value="392.7" calcext:value-type="float">
            <text:p>393</text:p>
          </table:table-cell>
          <table:table-cell table:style-name="ce135" table:formula="of:=[.$E$6]+360*[.S$8]/[.$C349]" office:value-type="float" office:value="395.25" calcext:value-type="float">
            <text:p>395</text:p>
          </table:table-cell>
          <table:table-cell table:style-name="ce135" table:formula="of:=[.$E$6]+360*[.T$8]/[.$C349]" office:value-type="float" office:value="397.8" calcext:value-type="float">
            <text:p>398</text:p>
          </table:table-cell>
          <table:table-cell table:style-name="ce135" table:formula="of:=[.$E$6]+360*[.U$8]/[.$C349]" office:value-type="float" office:value="400.35" calcext:value-type="float">
            <text:p>400</text:p>
          </table:table-cell>
          <table:table-cell table:style-name="ce135" table:formula="of:=[.$E$6]+360*[.V$8]/[.$C349]" office:value-type="float" office:value="402.9" calcext:value-type="float">
            <text:p>403</text:p>
          </table:table-cell>
          <table:table-cell table:style-name="ce135" table:formula="of:=[.$E$6]+360*[.W$8]/[.$C349]" office:value-type="float" office:value="405.45" calcext:value-type="float">
            <text:p>405</text:p>
          </table:table-cell>
          <table:table-cell table:style-name="ce135" table:formula="of:=[.$E$6]+360*[.X$8]/[.$C34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50]" office:value-type="float" office:value="6857.14285714286" calcext:value-type="float">
            <text:p>6857</text:p>
          </table:table-cell>
          <table:table-cell table:style-name="ce135" table:formula="of:=[.$E$6]+360*[.D$8]/[.$C350]" office:value-type="float" office:value="357" calcext:value-type="float">
            <text:p>357</text:p>
          </table:table-cell>
          <table:table-cell table:style-name="ce135" table:formula="of:=[.$E$6]+360*[.E$8]/[.$C350]" office:value-type="float" office:value="359.625" calcext:value-type="float">
            <text:p>360</text:p>
          </table:table-cell>
          <table:table-cell table:style-name="ce135" table:formula="of:=[.$E$6]+360*[.F$8]/[.$C350]" office:value-type="float" office:value="362.25" calcext:value-type="float">
            <text:p>362</text:p>
          </table:table-cell>
          <table:table-cell table:style-name="ce135" table:formula="of:=[.$E$6]+360*[.G$8]/[.$C350]" office:value-type="float" office:value="364.875" calcext:value-type="float">
            <text:p>365</text:p>
          </table:table-cell>
          <table:table-cell table:style-name="ce135" table:formula="of:=[.$E$6]+360*[.H$8]/[.$C350]" office:value-type="float" office:value="367.5" calcext:value-type="float">
            <text:p>368</text:p>
          </table:table-cell>
          <table:table-cell table:style-name="ce135" table:formula="of:=[.$E$6]+360*[.I$8]/[.$C350]" office:value-type="float" office:value="370.125" calcext:value-type="float">
            <text:p>370</text:p>
          </table:table-cell>
          <table:table-cell table:style-name="ce135" table:formula="of:=[.$E$6]+360*[.J$8]/[.$C350]" office:value-type="float" office:value="372.75" calcext:value-type="float">
            <text:p>373</text:p>
          </table:table-cell>
          <table:table-cell table:style-name="ce135" table:formula="of:=[.$E$6]+360*[.K$8]/[.$C350]" office:value-type="float" office:value="375.375" calcext:value-type="float">
            <text:p>375</text:p>
          </table:table-cell>
          <table:table-cell table:style-name="ce135" table:formula="of:=[.$E$6]+360*[.L$8]/[.$C350]" office:value-type="float" office:value="378" calcext:value-type="float">
            <text:p>378</text:p>
          </table:table-cell>
          <table:table-cell table:style-name="ce135" table:formula="of:=[.$E$6]+360*[.M$8]/[.$C350]" office:value-type="float" office:value="380.625" calcext:value-type="float">
            <text:p>381</text:p>
          </table:table-cell>
          <table:table-cell table:style-name="ce135" table:formula="of:=[.$E$6]+360*[.N$8]/[.$C350]" office:value-type="float" office:value="383.25" calcext:value-type="float">
            <text:p>383</text:p>
          </table:table-cell>
          <table:table-cell table:style-name="ce135" table:formula="of:=[.$E$6]+360*[.O$8]/[.$C350]" office:value-type="float" office:value="385.875" calcext:value-type="float">
            <text:p>386</text:p>
          </table:table-cell>
          <table:table-cell table:style-name="ce135" table:formula="of:=[.$E$6]+360*[.P$8]/[.$C350]" office:value-type="float" office:value="388.5" calcext:value-type="float">
            <text:p>389</text:p>
          </table:table-cell>
          <table:table-cell table:style-name="ce135" table:formula="of:=[.$E$6]+360*[.Q$8]/[.$C350]" office:value-type="float" office:value="391.125" calcext:value-type="float">
            <text:p>391</text:p>
          </table:table-cell>
          <table:table-cell table:style-name="ce135" table:formula="of:=[.$E$6]+360*[.R$8]/[.$C350]" office:value-type="float" office:value="393.75" calcext:value-type="float">
            <text:p>394</text:p>
          </table:table-cell>
          <table:table-cell table:style-name="ce135" table:formula="of:=[.$E$6]+360*[.S$8]/[.$C350]" office:value-type="float" office:value="396.375" calcext:value-type="float">
            <text:p>396</text:p>
          </table:table-cell>
          <table:table-cell table:style-name="ce135" table:formula="of:=[.$E$6]+360*[.T$8]/[.$C350]" office:value-type="float" office:value="399" calcext:value-type="float">
            <text:p>399</text:p>
          </table:table-cell>
          <table:table-cell table:style-name="ce135" table:formula="of:=[.$E$6]+360*[.U$8]/[.$C350]" office:value-type="float" office:value="401.625" calcext:value-type="float">
            <text:p>402</text:p>
          </table:table-cell>
          <table:table-cell table:style-name="ce135" table:formula="of:=[.$E$6]+360*[.V$8]/[.$C350]" office:value-type="float" office:value="404.25" calcext:value-type="float">
            <text:p>404</text:p>
          </table:table-cell>
          <table:table-cell table:style-name="ce135" table:formula="of:=[.$E$6]+360*[.W$8]/[.$C350]" office:value-type="float" office:value="406.875" calcext:value-type="float">
            <text:p>407</text:p>
          </table:table-cell>
          <table:table-cell table:style-name="ce135" table:formula="of:=[.$E$6]+360*[.X$8]/[.$C35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51]" office:value-type="float" office:value="6666.66666666667" calcext:value-type="float">
            <text:p>6667</text:p>
          </table:table-cell>
          <table:table-cell table:style-name="ce135" table:formula="of:=[.$E$6]+360*[.D$8]/[.$C351]" office:value-type="float" office:value="357" calcext:value-type="float">
            <text:p>357</text:p>
          </table:table-cell>
          <table:table-cell table:style-name="ce135" table:formula="of:=[.$E$6]+360*[.E$8]/[.$C351]" office:value-type="float" office:value="359.7" calcext:value-type="float">
            <text:p>360</text:p>
          </table:table-cell>
          <table:table-cell table:style-name="ce135" table:formula="of:=[.$E$6]+360*[.F$8]/[.$C351]" office:value-type="float" office:value="362.4" calcext:value-type="float">
            <text:p>362</text:p>
          </table:table-cell>
          <table:table-cell table:style-name="ce135" table:formula="of:=[.$E$6]+360*[.G$8]/[.$C351]" office:value-type="float" office:value="365.1" calcext:value-type="float">
            <text:p>365</text:p>
          </table:table-cell>
          <table:table-cell table:style-name="ce135" table:formula="of:=[.$E$6]+360*[.H$8]/[.$C351]" office:value-type="float" office:value="367.8" calcext:value-type="float">
            <text:p>368</text:p>
          </table:table-cell>
          <table:table-cell table:style-name="ce135" table:formula="of:=[.$E$6]+360*[.I$8]/[.$C351]" office:value-type="float" office:value="370.5" calcext:value-type="float">
            <text:p>371</text:p>
          </table:table-cell>
          <table:table-cell table:style-name="ce135" table:formula="of:=[.$E$6]+360*[.J$8]/[.$C351]" office:value-type="float" office:value="373.2" calcext:value-type="float">
            <text:p>373</text:p>
          </table:table-cell>
          <table:table-cell table:style-name="ce135" table:formula="of:=[.$E$6]+360*[.K$8]/[.$C351]" office:value-type="float" office:value="375.9" calcext:value-type="float">
            <text:p>376</text:p>
          </table:table-cell>
          <table:table-cell table:style-name="ce135" table:formula="of:=[.$E$6]+360*[.L$8]/[.$C351]" office:value-type="float" office:value="378.6" calcext:value-type="float">
            <text:p>379</text:p>
          </table:table-cell>
          <table:table-cell table:style-name="ce135" table:formula="of:=[.$E$6]+360*[.M$8]/[.$C351]" office:value-type="float" office:value="381.3" calcext:value-type="float">
            <text:p>381</text:p>
          </table:table-cell>
          <table:table-cell table:style-name="ce135" table:formula="of:=[.$E$6]+360*[.N$8]/[.$C351]" office:value-type="float" office:value="384" calcext:value-type="float">
            <text:p>384</text:p>
          </table:table-cell>
          <table:table-cell table:style-name="ce135" table:formula="of:=[.$E$6]+360*[.O$8]/[.$C351]" office:value-type="float" office:value="386.7" calcext:value-type="float">
            <text:p>387</text:p>
          </table:table-cell>
          <table:table-cell table:style-name="ce135" table:formula="of:=[.$E$6]+360*[.P$8]/[.$C351]" office:value-type="float" office:value="389.4" calcext:value-type="float">
            <text:p>389</text:p>
          </table:table-cell>
          <table:table-cell table:style-name="ce135" table:formula="of:=[.$E$6]+360*[.Q$8]/[.$C351]" office:value-type="float" office:value="392.1" calcext:value-type="float">
            <text:p>392</text:p>
          </table:table-cell>
          <table:table-cell table:style-name="ce135" table:formula="of:=[.$E$6]+360*[.R$8]/[.$C351]" office:value-type="float" office:value="394.8" calcext:value-type="float">
            <text:p>395</text:p>
          </table:table-cell>
          <table:table-cell table:style-name="ce135" table:formula="of:=[.$E$6]+360*[.S$8]/[.$C351]" office:value-type="float" office:value="397.5" calcext:value-type="float">
            <text:p>398</text:p>
          </table:table-cell>
          <table:table-cell table:style-name="ce135" table:formula="of:=[.$E$6]+360*[.T$8]/[.$C351]" office:value-type="float" office:value="400.2" calcext:value-type="float">
            <text:p>400</text:p>
          </table:table-cell>
          <table:table-cell table:style-name="ce135" table:formula="of:=[.$E$6]+360*[.U$8]/[.$C351]" office:value-type="float" office:value="402.9" calcext:value-type="float">
            <text:p>403</text:p>
          </table:table-cell>
          <table:table-cell table:style-name="ce135" table:formula="of:=[.$E$6]+360*[.V$8]/[.$C351]" office:value-type="float" office:value="405.6" calcext:value-type="float">
            <text:p>406</text:p>
          </table:table-cell>
          <table:table-cell table:style-name="ce135" table:formula="of:=[.$E$6]+360*[.W$8]/[.$C351]" office:value-type="float" office:value="408.3" calcext:value-type="float">
            <text:p>408</text:p>
          </table:table-cell>
          <table:table-cell table:style-name="ce135" table:formula="of:=[.$E$6]+360*[.X$8]/[.$C35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52]" office:value-type="float" office:value="6486.48648648649" calcext:value-type="float">
            <text:p>6486</text:p>
          </table:table-cell>
          <table:table-cell table:style-name="ce135" table:formula="of:=[.$E$6]+360*[.D$8]/[.$C352]" office:value-type="float" office:value="357" calcext:value-type="float">
            <text:p>357</text:p>
          </table:table-cell>
          <table:table-cell table:style-name="ce135" table:formula="of:=[.$E$6]+360*[.E$8]/[.$C352]" office:value-type="float" office:value="359.775" calcext:value-type="float">
            <text:p>360</text:p>
          </table:table-cell>
          <table:table-cell table:style-name="ce135" table:formula="of:=[.$E$6]+360*[.F$8]/[.$C352]" office:value-type="float" office:value="362.55" calcext:value-type="float">
            <text:p>363</text:p>
          </table:table-cell>
          <table:table-cell table:style-name="ce135" table:formula="of:=[.$E$6]+360*[.G$8]/[.$C352]" office:value-type="float" office:value="365.325" calcext:value-type="float">
            <text:p>365</text:p>
          </table:table-cell>
          <table:table-cell table:style-name="ce135" table:formula="of:=[.$E$6]+360*[.H$8]/[.$C352]" office:value-type="float" office:value="368.1" calcext:value-type="float">
            <text:p>368</text:p>
          </table:table-cell>
          <table:table-cell table:style-name="ce135" table:formula="of:=[.$E$6]+360*[.I$8]/[.$C352]" office:value-type="float" office:value="370.875" calcext:value-type="float">
            <text:p>371</text:p>
          </table:table-cell>
          <table:table-cell table:style-name="ce135" table:formula="of:=[.$E$6]+360*[.J$8]/[.$C352]" office:value-type="float" office:value="373.65" calcext:value-type="float">
            <text:p>374</text:p>
          </table:table-cell>
          <table:table-cell table:style-name="ce135" table:formula="of:=[.$E$6]+360*[.K$8]/[.$C352]" office:value-type="float" office:value="376.425" calcext:value-type="float">
            <text:p>376</text:p>
          </table:table-cell>
          <table:table-cell table:style-name="ce135" table:formula="of:=[.$E$6]+360*[.L$8]/[.$C352]" office:value-type="float" office:value="379.2" calcext:value-type="float">
            <text:p>379</text:p>
          </table:table-cell>
          <table:table-cell table:style-name="ce135" table:formula="of:=[.$E$6]+360*[.M$8]/[.$C352]" office:value-type="float" office:value="381.975" calcext:value-type="float">
            <text:p>382</text:p>
          </table:table-cell>
          <table:table-cell table:style-name="ce135" table:formula="of:=[.$E$6]+360*[.N$8]/[.$C352]" office:value-type="float" office:value="384.75" calcext:value-type="float">
            <text:p>385</text:p>
          </table:table-cell>
          <table:table-cell table:style-name="ce135" table:formula="of:=[.$E$6]+360*[.O$8]/[.$C352]" office:value-type="float" office:value="387.525" calcext:value-type="float">
            <text:p>388</text:p>
          </table:table-cell>
          <table:table-cell table:style-name="ce135" table:formula="of:=[.$E$6]+360*[.P$8]/[.$C352]" office:value-type="float" office:value="390.3" calcext:value-type="float">
            <text:p>390</text:p>
          </table:table-cell>
          <table:table-cell table:style-name="ce135" table:formula="of:=[.$E$6]+360*[.Q$8]/[.$C352]" office:value-type="float" office:value="393.075" calcext:value-type="float">
            <text:p>393</text:p>
          </table:table-cell>
          <table:table-cell table:style-name="ce135" table:formula="of:=[.$E$6]+360*[.R$8]/[.$C352]" office:value-type="float" office:value="395.85" calcext:value-type="float">
            <text:p>396</text:p>
          </table:table-cell>
          <table:table-cell table:style-name="ce135" table:formula="of:=[.$E$6]+360*[.S$8]/[.$C352]" office:value-type="float" office:value="398.625" calcext:value-type="float">
            <text:p>399</text:p>
          </table:table-cell>
          <table:table-cell table:style-name="ce135" table:formula="of:=[.$E$6]+360*[.T$8]/[.$C352]" office:value-type="float" office:value="401.4" calcext:value-type="float">
            <text:p>401</text:p>
          </table:table-cell>
          <table:table-cell table:style-name="ce135" table:formula="of:=[.$E$6]+360*[.U$8]/[.$C352]" office:value-type="float" office:value="404.175" calcext:value-type="float">
            <text:p>404</text:p>
          </table:table-cell>
          <table:table-cell table:style-name="ce135" table:formula="of:=[.$E$6]+360*[.V$8]/[.$C352]" office:value-type="float" office:value="406.95" calcext:value-type="float">
            <text:p>407</text:p>
          </table:table-cell>
          <table:table-cell table:style-name="ce135" table:formula="of:=[.$E$6]+360*[.W$8]/[.$C352]" office:value-type="float" office:value="409.725" calcext:value-type="float">
            <text:p>410</text:p>
          </table:table-cell>
          <table:table-cell table:style-name="ce135" table:formula="of:=[.$E$6]+360*[.X$8]/[.$C35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53]" office:value-type="float" office:value="6315.78947368421" calcext:value-type="float">
            <text:p>6316</text:p>
          </table:table-cell>
          <table:table-cell table:style-name="ce135" table:formula="of:=[.$E$6]+360*[.D$8]/[.$C353]" office:value-type="float" office:value="357" calcext:value-type="float">
            <text:p>357</text:p>
          </table:table-cell>
          <table:table-cell table:style-name="ce135" table:formula="of:=[.$E$6]+360*[.E$8]/[.$C353]" office:value-type="float" office:value="359.85" calcext:value-type="float">
            <text:p>360</text:p>
          </table:table-cell>
          <table:table-cell table:style-name="ce135" table:formula="of:=[.$E$6]+360*[.F$8]/[.$C353]" office:value-type="float" office:value="362.7" calcext:value-type="float">
            <text:p>363</text:p>
          </table:table-cell>
          <table:table-cell table:style-name="ce135" table:formula="of:=[.$E$6]+360*[.G$8]/[.$C353]" office:value-type="float" office:value="365.55" calcext:value-type="float">
            <text:p>366</text:p>
          </table:table-cell>
          <table:table-cell table:style-name="ce135" table:formula="of:=[.$E$6]+360*[.H$8]/[.$C353]" office:value-type="float" office:value="368.4" calcext:value-type="float">
            <text:p>368</text:p>
          </table:table-cell>
          <table:table-cell table:style-name="ce135" table:formula="of:=[.$E$6]+360*[.I$8]/[.$C353]" office:value-type="float" office:value="371.25" calcext:value-type="float">
            <text:p>371</text:p>
          </table:table-cell>
          <table:table-cell table:style-name="ce135" table:formula="of:=[.$E$6]+360*[.J$8]/[.$C353]" office:value-type="float" office:value="374.1" calcext:value-type="float">
            <text:p>374</text:p>
          </table:table-cell>
          <table:table-cell table:style-name="ce135" table:formula="of:=[.$E$6]+360*[.K$8]/[.$C353]" office:value-type="float" office:value="376.95" calcext:value-type="float">
            <text:p>377</text:p>
          </table:table-cell>
          <table:table-cell table:style-name="ce135" table:formula="of:=[.$E$6]+360*[.L$8]/[.$C353]" office:value-type="float" office:value="379.8" calcext:value-type="float">
            <text:p>380</text:p>
          </table:table-cell>
          <table:table-cell table:style-name="ce135" table:formula="of:=[.$E$6]+360*[.M$8]/[.$C353]" office:value-type="float" office:value="382.65" calcext:value-type="float">
            <text:p>383</text:p>
          </table:table-cell>
          <table:table-cell table:style-name="ce135" table:formula="of:=[.$E$6]+360*[.N$8]/[.$C353]" office:value-type="float" office:value="385.5" calcext:value-type="float">
            <text:p>386</text:p>
          </table:table-cell>
          <table:table-cell table:style-name="ce135" table:formula="of:=[.$E$6]+360*[.O$8]/[.$C353]" office:value-type="float" office:value="388.35" calcext:value-type="float">
            <text:p>388</text:p>
          </table:table-cell>
          <table:table-cell table:style-name="ce135" table:formula="of:=[.$E$6]+360*[.P$8]/[.$C353]" office:value-type="float" office:value="391.2" calcext:value-type="float">
            <text:p>391</text:p>
          </table:table-cell>
          <table:table-cell table:style-name="ce135" table:formula="of:=[.$E$6]+360*[.Q$8]/[.$C353]" office:value-type="float" office:value="394.05" calcext:value-type="float">
            <text:p>394</text:p>
          </table:table-cell>
          <table:table-cell table:style-name="ce135" table:formula="of:=[.$E$6]+360*[.R$8]/[.$C353]" office:value-type="float" office:value="396.9" calcext:value-type="float">
            <text:p>397</text:p>
          </table:table-cell>
          <table:table-cell table:style-name="ce135" table:formula="of:=[.$E$6]+360*[.S$8]/[.$C353]" office:value-type="float" office:value="399.75" calcext:value-type="float">
            <text:p>400</text:p>
          </table:table-cell>
          <table:table-cell table:style-name="ce135" table:formula="of:=[.$E$6]+360*[.T$8]/[.$C353]" office:value-type="float" office:value="402.6" calcext:value-type="float">
            <text:p>403</text:p>
          </table:table-cell>
          <table:table-cell table:style-name="ce135" table:formula="of:=[.$E$6]+360*[.U$8]/[.$C353]" office:value-type="float" office:value="405.45" calcext:value-type="float">
            <text:p>405</text:p>
          </table:table-cell>
          <table:table-cell table:style-name="ce135" table:formula="of:=[.$E$6]+360*[.V$8]/[.$C353]" office:value-type="float" office:value="408.3" calcext:value-type="float">
            <text:p>408</text:p>
          </table:table-cell>
          <table:table-cell table:style-name="ce135" table:formula="of:=[.$E$6]+360*[.W$8]/[.$C353]" office:value-type="float" office:value="411.15" calcext:value-type="float">
            <text:p>411</text:p>
          </table:table-cell>
          <table:table-cell table:style-name="ce135" table:formula="of:=[.$E$6]+360*[.X$8]/[.$C35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54]" office:value-type="float" office:value="6153.84615384615" calcext:value-type="float">
            <text:p>6154</text:p>
          </table:table-cell>
          <table:table-cell table:style-name="ce135" table:formula="of:=[.$E$6]+360*[.D$8]/[.$C354]" office:value-type="float" office:value="357" calcext:value-type="float">
            <text:p>357</text:p>
          </table:table-cell>
          <table:table-cell table:style-name="ce135" table:formula="of:=[.$E$6]+360*[.E$8]/[.$C354]" office:value-type="float" office:value="359.925" calcext:value-type="float">
            <text:p>360</text:p>
          </table:table-cell>
          <table:table-cell table:style-name="ce135" table:formula="of:=[.$E$6]+360*[.F$8]/[.$C354]" office:value-type="float" office:value="362.85" calcext:value-type="float">
            <text:p>363</text:p>
          </table:table-cell>
          <table:table-cell table:style-name="ce135" table:formula="of:=[.$E$6]+360*[.G$8]/[.$C354]" office:value-type="float" office:value="365.775" calcext:value-type="float">
            <text:p>366</text:p>
          </table:table-cell>
          <table:table-cell table:style-name="ce135" table:formula="of:=[.$E$6]+360*[.H$8]/[.$C354]" office:value-type="float" office:value="368.7" calcext:value-type="float">
            <text:p>369</text:p>
          </table:table-cell>
          <table:table-cell table:style-name="ce135" table:formula="of:=[.$E$6]+360*[.I$8]/[.$C354]" office:value-type="float" office:value="371.625" calcext:value-type="float">
            <text:p>372</text:p>
          </table:table-cell>
          <table:table-cell table:style-name="ce135" table:formula="of:=[.$E$6]+360*[.J$8]/[.$C354]" office:value-type="float" office:value="374.55" calcext:value-type="float">
            <text:p>375</text:p>
          </table:table-cell>
          <table:table-cell table:style-name="ce135" table:formula="of:=[.$E$6]+360*[.K$8]/[.$C354]" office:value-type="float" office:value="377.475" calcext:value-type="float">
            <text:p>377</text:p>
          </table:table-cell>
          <table:table-cell table:style-name="ce135" table:formula="of:=[.$E$6]+360*[.L$8]/[.$C354]" office:value-type="float" office:value="380.4" calcext:value-type="float">
            <text:p>380</text:p>
          </table:table-cell>
          <table:table-cell table:style-name="ce135" table:formula="of:=[.$E$6]+360*[.M$8]/[.$C354]" office:value-type="float" office:value="383.325" calcext:value-type="float">
            <text:p>383</text:p>
          </table:table-cell>
          <table:table-cell table:style-name="ce135" table:formula="of:=[.$E$6]+360*[.N$8]/[.$C354]" office:value-type="float" office:value="386.25" calcext:value-type="float">
            <text:p>386</text:p>
          </table:table-cell>
          <table:table-cell table:style-name="ce135" table:formula="of:=[.$E$6]+360*[.O$8]/[.$C354]" office:value-type="float" office:value="389.175" calcext:value-type="float">
            <text:p>389</text:p>
          </table:table-cell>
          <table:table-cell table:style-name="ce135" table:formula="of:=[.$E$6]+360*[.P$8]/[.$C354]" office:value-type="float" office:value="392.1" calcext:value-type="float">
            <text:p>392</text:p>
          </table:table-cell>
          <table:table-cell table:style-name="ce135" table:formula="of:=[.$E$6]+360*[.Q$8]/[.$C354]" office:value-type="float" office:value="395.025" calcext:value-type="float">
            <text:p>395</text:p>
          </table:table-cell>
          <table:table-cell table:style-name="ce135" table:formula="of:=[.$E$6]+360*[.R$8]/[.$C354]" office:value-type="float" office:value="397.95" calcext:value-type="float">
            <text:p>398</text:p>
          </table:table-cell>
          <table:table-cell table:style-name="ce135" table:formula="of:=[.$E$6]+360*[.S$8]/[.$C354]" office:value-type="float" office:value="400.875" calcext:value-type="float">
            <text:p>401</text:p>
          </table:table-cell>
          <table:table-cell table:style-name="ce135" table:formula="of:=[.$E$6]+360*[.T$8]/[.$C354]" office:value-type="float" office:value="403.8" calcext:value-type="float">
            <text:p>404</text:p>
          </table:table-cell>
          <table:table-cell table:style-name="ce135" table:formula="of:=[.$E$6]+360*[.U$8]/[.$C354]" office:value-type="float" office:value="406.725" calcext:value-type="float">
            <text:p>407</text:p>
          </table:table-cell>
          <table:table-cell table:style-name="ce135" table:formula="of:=[.$E$6]+360*[.V$8]/[.$C354]" office:value-type="float" office:value="409.65" calcext:value-type="float">
            <text:p>410</text:p>
          </table:table-cell>
          <table:table-cell table:style-name="ce135" table:formula="of:=[.$E$6]+360*[.W$8]/[.$C354]" office:value-type="float" office:value="412.575" calcext:value-type="float">
            <text:p>413</text:p>
          </table:table-cell>
          <table:table-cell table:style-name="ce135" table:formula="of:=[.$E$6]+360*[.X$8]/[.$C35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55]" office:value-type="float" office:value="6000" calcext:value-type="float">
            <text:p>6000</text:p>
          </table:table-cell>
          <table:table-cell table:style-name="ce135" table:formula="of:=[.$E$6]+360*[.D$8]/[.$C355]" office:value-type="float" office:value="357" calcext:value-type="float">
            <text:p>357</text:p>
          </table:table-cell>
          <table:table-cell table:style-name="ce135" table:formula="of:=[.$E$6]+360*[.E$8]/[.$C355]" office:value-type="float" office:value="360" calcext:value-type="float">
            <text:p>360</text:p>
          </table:table-cell>
          <table:table-cell table:style-name="ce135" table:formula="of:=[.$E$6]+360*[.F$8]/[.$C355]" office:value-type="float" office:value="363" calcext:value-type="float">
            <text:p>363</text:p>
          </table:table-cell>
          <table:table-cell table:style-name="ce135" table:formula="of:=[.$E$6]+360*[.G$8]/[.$C355]" office:value-type="float" office:value="366" calcext:value-type="float">
            <text:p>366</text:p>
          </table:table-cell>
          <table:table-cell table:style-name="ce135" table:formula="of:=[.$E$6]+360*[.H$8]/[.$C355]" office:value-type="float" office:value="369" calcext:value-type="float">
            <text:p>369</text:p>
          </table:table-cell>
          <table:table-cell table:style-name="ce135" table:formula="of:=[.$E$6]+360*[.I$8]/[.$C355]" office:value-type="float" office:value="372" calcext:value-type="float">
            <text:p>372</text:p>
          </table:table-cell>
          <table:table-cell table:style-name="ce135" table:formula="of:=[.$E$6]+360*[.J$8]/[.$C355]" office:value-type="float" office:value="375" calcext:value-type="float">
            <text:p>375</text:p>
          </table:table-cell>
          <table:table-cell table:style-name="ce135" table:formula="of:=[.$E$6]+360*[.K$8]/[.$C355]" office:value-type="float" office:value="378" calcext:value-type="float">
            <text:p>378</text:p>
          </table:table-cell>
          <table:table-cell table:style-name="ce135" table:formula="of:=[.$E$6]+360*[.L$8]/[.$C355]" office:value-type="float" office:value="381" calcext:value-type="float">
            <text:p>381</text:p>
          </table:table-cell>
          <table:table-cell table:style-name="ce135" table:formula="of:=[.$E$6]+360*[.M$8]/[.$C355]" office:value-type="float" office:value="384" calcext:value-type="float">
            <text:p>384</text:p>
          </table:table-cell>
          <table:table-cell table:style-name="ce135" table:formula="of:=[.$E$6]+360*[.N$8]/[.$C355]" office:value-type="float" office:value="387" calcext:value-type="float">
            <text:p>387</text:p>
          </table:table-cell>
          <table:table-cell table:style-name="ce135" table:formula="of:=[.$E$6]+360*[.O$8]/[.$C355]" office:value-type="float" office:value="390" calcext:value-type="float">
            <text:p>390</text:p>
          </table:table-cell>
          <table:table-cell table:style-name="ce135" table:formula="of:=[.$E$6]+360*[.P$8]/[.$C355]" office:value-type="float" office:value="393" calcext:value-type="float">
            <text:p>393</text:p>
          </table:table-cell>
          <table:table-cell table:style-name="ce135" table:formula="of:=[.$E$6]+360*[.Q$8]/[.$C355]" office:value-type="float" office:value="396" calcext:value-type="float">
            <text:p>396</text:p>
          </table:table-cell>
          <table:table-cell table:style-name="ce135" table:formula="of:=[.$E$6]+360*[.R$8]/[.$C355]" office:value-type="float" office:value="399" calcext:value-type="float">
            <text:p>399</text:p>
          </table:table-cell>
          <table:table-cell table:style-name="ce135" table:formula="of:=[.$E$6]+360*[.S$8]/[.$C355]" office:value-type="float" office:value="402" calcext:value-type="float">
            <text:p>402</text:p>
          </table:table-cell>
          <table:table-cell table:style-name="ce135" table:formula="of:=[.$E$6]+360*[.T$8]/[.$C355]" office:value-type="float" office:value="405" calcext:value-type="float">
            <text:p>405</text:p>
          </table:table-cell>
          <table:table-cell table:style-name="ce135" table:formula="of:=[.$E$6]+360*[.U$8]/[.$C355]" office:value-type="float" office:value="408" calcext:value-type="float">
            <text:p>408</text:p>
          </table:table-cell>
          <table:table-cell table:style-name="ce135" table:formula="of:=[.$E$6]+360*[.V$8]/[.$C355]" office:value-type="float" office:value="411" calcext:value-type="float">
            <text:p>411</text:p>
          </table:table-cell>
          <table:table-cell table:style-name="ce135" table:formula="of:=[.$E$6]+360*[.W$8]/[.$C355]" office:value-type="float" office:value="414" calcext:value-type="float">
            <text:p>414</text:p>
          </table:table-cell>
          <table:table-cell table:style-name="ce135" table:formula="of:=[.$E$6]+360*[.X$8]/[.$C355]" office:value-type="float" office:value="417" calcext:value-type="float">
            <text:p>417</text:p>
          </table:table-cell>
        </table:table-row>
        <calcext:conditional-formats>
          <calcext:conditional-format calcext:target-range-address="Sheet9.D9:Sheet9.X47">
            <calcext:condition calcext:apply-style-name="Untitled2" calcext:value="&gt;360" calcext:base-cell-address="Sheet9.D9"/>
          </calcext:conditional-format>
          <calcext:conditional-format calcext:target-range-address="Sheet9.D53:Sheet9.X91">
            <calcext:condition calcext:apply-style-name="Untitled2" calcext:value="&gt;360" calcext:base-cell-address="Sheet9.D53"/>
          </calcext:conditional-format>
          <calcext:conditional-format calcext:target-range-address="Sheet9.D97:Sheet9.X135">
            <calcext:condition calcext:apply-style-name="Untitled2" calcext:value="&gt;360" calcext:base-cell-address="Sheet9.D97"/>
          </calcext:conditional-format>
          <calcext:conditional-format calcext:target-range-address="Sheet9.D141:Sheet9.X179">
            <calcext:condition calcext:apply-style-name="Untitled2" calcext:value="&gt;360" calcext:base-cell-address="Sheet9.D141"/>
          </calcext:conditional-format>
          <calcext:conditional-format calcext:target-range-address="Sheet9.D185:Sheet9.X223">
            <calcext:condition calcext:apply-style-name="Untitled2" calcext:value="&gt;360" calcext:base-cell-address="Sheet9.D185"/>
          </calcext:conditional-format>
          <calcext:conditional-format calcext:target-range-address="Sheet9.D229:Sheet9.X267">
            <calcext:condition calcext:apply-style-name="Untitled2" calcext:value="&gt;360" calcext:base-cell-address="Sheet9.D229"/>
          </calcext:conditional-format>
          <calcext:conditional-format calcext:target-range-address="Sheet9.D273:Sheet9.X311">
            <calcext:condition calcext:apply-style-name="Untitled2" calcext:value="&gt;360" calcext:base-cell-address="Sheet9.D273"/>
          </calcext:conditional-format>
          <calcext:conditional-format calcext:target-range-address="Sheet9.D317:Sheet9.X355">
            <calcext:condition calcext:apply-style-name="Untitled2" calcext:value="&gt;360" calcext:base-cell-address="Sheet9.D317"/>
          </calcext:conditional-format>
        </calcext:conditional-formats>
      </table:table>
      <table:table table:name="injection" table:style-name="ta1" table:print="false">
        <table:shapes>
          <draw:frame draw:z-index="0" draw:style-name="gr1" draw:text-style-name="P1" svg:width="290.87mm" svg:height="163.21mm" svg:x="242.91mm" svg:y="62.98mm">
            <draw:object draw:notify-on-update-of-ranges="injection.B33:injection.B55 injection.C16:injection.C16 injection.C33:injection.C55 injection.D16:injection.D16 injection.D33:injection.D55 injection.E16:injection.E16 injection.E33:injection.E55 injection.F16:injection.F16 injection.F33:injection.F55 injection.G16:injection.G16 injection.G33:injection.G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0.87mm" svg:height="163.21mm" svg:x="243.21mm" svg:y="263.33mm">
            <draw:object draw:notify-on-update-of-ranges="injection.B61:injection.B83 injection.C16:injection.C16 injection.C61:injection.C83 injection.D16:injection.D16 injection.D61:injection.D83 injection.E16:injection.E16 injection.E61:injection.E83 injection.F16:injection.F16 injection.F61:injection.F83 injection.G16:injection.G16 injection.G61:injection.G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ce157"/>
        <table:table-column table:style-name="co29" table:default-cell-style-name="ce162"/>
        <table:table-column table:style-name="co3" table:number-columns-repeated="4" table:default-cell-style-name="ce162"/>
        <table:table-column table:style-name="co5" table:default-cell-style-name="ce172"/>
        <table:table-column table:style-name="co6" table:default-cell-style-name="ce27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200"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54" office:value-type="string" calcext:value-type="string">
            <text:p>cylinder volume (ccm)</text:p>
          </table:table-cell>
          <table:table-cell table:style-name="ce200" office:value-type="float" office:value="425" calcext:value-type="float">
            <text:p>425</text:p>
          </table:table-cell>
          <table:table-cell table:style-name="ce200"/>
          <table:table-cell table:style-name="Default" table:number-columns-repeated="5"/>
        </table:table-row>
        <table:table-row table:style-name="ro1">
          <table:table-cell/>
          <table:table-cell table:style-name="ce154" office:value-type="string" calcext:value-type="string">
            <text:p>IAT (°C)</text:p>
          </table:table-cell>
          <table:table-cell table:style-name="ce200" office:value-type="float" office:value="30" calcext:value-type="float">
            <text:p>30</text:p>
          </table:table-cell>
          <table:table-cell table:style-name="ce200"/>
          <table:table-cell table:style-name="Default" table:number-columns-repeated="5"/>
        </table:table-row>
        <table:table-row table:style-name="ro1">
          <table:table-cell/>
          <table:table-cell table:style-name="ce154" office:value-type="string" calcext:value-type="string">
            <text:p>atmospheric pressure (kPA)</text:p>
          </table:table-cell>
          <table:table-cell table:style-name="ce200" office:value-type="float" office:value="101" calcext:value-type="float">
            <text:p>101</text:p>
          </table:table-cell>
          <table:table-cell table:style-name="ce200"/>
          <table:table-cell table:style-name="Default" table:number-columns-repeated="5"/>
        </table:table-row>
        <table:table-row table:style-name="ro1">
          <table:table-cell/>
          <table:table-cell table:style-name="ce154" office:value-type="string" calcext:value-type="string">
            <text:p>target AFR</text:p>
          </table:table-cell>
          <table:table-cell table:style-name="ce200" office:value-type="float" office:value="12" calcext:value-type="float">
            <text:p>12</text:p>
          </table:table-cell>
          <table:table-cell table:style-name="ce200"/>
          <table:table-cell table:style-name="Default" table:number-columns-repeated="5"/>
        </table:table-row>
        <table:table-row table:style-name="ro1">
          <table:table-cell/>
          <table:table-cell table:style-name="ce154"/>
          <table:table-cell table:style-name="ce200"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54" office:value-type="string" calcext:value-type="string">
            <text:p>injector fuel mass rate (mg/s)</text:p>
          </table:table-cell>
          <table:table-cell table:style-name="ce200" office:value-type="float" office:value="4000" calcext:value-type="float">
            <text:p>4000</text:p>
          </table:table-cell>
          <table:table-cell table:style-name="ce200"/>
          <table:table-cell table:style-name="Default" table:number-columns-repeated="5"/>
        </table:table-row>
        <table:table-row table:style-name="ro1">
          <table:table-cell/>
          <table:table-cell table:style-name="ce154" office:value-type="string" calcext:value-type="string">
            <text:p>injector dead time (us)</text:p>
          </table:table-cell>
          <table:table-cell table:style-name="ce200" office:value-type="float" office:value="1000" calcext:value-type="float">
            <text:p>1000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09" office:value-type="string" calcext:value-type="string">
            <text:p>intake open interval (deg)</text:p>
          </table:table-cell>
          <table:table-cell table:style-name="ce200" office:value-type="float" office:value="242" calcext:value-type="float">
            <text:p>242</text:p>
          </table:table-cell>
          <table:table-cell table:style-name="Default" table:number-columns-repeated="6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5" table:number-rows-spanned="1">
            <text:p>injection duration as a function of rpm and load (in deg)</text:p>
          </table:table-cell>
          <table:covered-table-cell table:number-columns-repeated="4" table:style-name="ce172"/>
          <table:table-cell/>
          <table:table-cell table:style-name="ce172"/>
        </table:table-row>
        <table:table-row table:style-name="ro1">
          <table:table-cell/>
          <table:table-cell table:style-name="ce173" office:value-type="string" calcext:value-type="string">
            <text:p>Engine load in %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100" calcext:value-type="float">
            <text:p>100</text:p>
          </table:table-cell>
          <table:table-cell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173" table:number-columns-repeated="6"/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MAP (kPa)</text:p>
          </table:table-cell>
          <table:table-cell table:style-name="ce158" table:formula="of:=[.$C$6]*[.C16]/100" office:value-type="float" office:value="20.2" calcext:value-type="float">
            <text:p>20,2</text:p>
          </table:table-cell>
          <table:table-cell table:style-name="ce158" table:formula="of:=[.$C$6]*[.D16]/100" office:value-type="float" office:value="40.4" calcext:value-type="float">
            <text:p>40,4</text:p>
          </table:table-cell>
          <table:table-cell table:style-name="ce158" table:formula="of:=[.$C$6]*[.E16]/100" office:value-type="float" office:value="60.6" calcext:value-type="float">
            <text:p>60,6</text:p>
          </table:table-cell>
          <table:table-cell table:style-name="ce158" table:formula="of:=[.$C$6]*[.F16]/100" office:value-type="float" office:value="80.8" calcext:value-type="float">
            <text:p>80,8</text:p>
          </table:table-cell>
          <table:table-cell table:style-name="ce158" table:formula="of:=[.$C$6]*[.G16]/100" office:value-type="float" office:value="101" calcext:value-type="float">
            <text:p>10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VE (%)</text:p>
          </table:table-cell>
          <table:table-cell table:style-name="ce158" table:formula="of:=[.C16]" office:value-type="float" office:value="20" calcext:value-type="float">
            <text:p>20</text:p>
          </table:table-cell>
          <table:table-cell table:style-name="ce158" table:formula="of:=[.D16]" office:value-type="float" office:value="40" calcext:value-type="float">
            <text:p>40</text:p>
          </table:table-cell>
          <table:table-cell table:style-name="ce158" table:formula="of:=[.E16]" office:value-type="float" office:value="60" calcext:value-type="float">
            <text:p>60</text:p>
          </table:table-cell>
          <table:table-cell table:style-name="ce158" table:formula="of:=[.F16]" office:value-type="float" office:value="80" calcext:value-type="float">
            <text:p>80</text:p>
          </table:table-cell>
          <table:table-cell table:style-name="ce158" table:formula="of:=[.G16]" office:value-type="float" office:value="100" calcext:value-type="float">
            <text:p>100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density (µg/ccm)</text:p>
          </table:table-cell>
          <table:table-cell table:style-name="ce159" table:formula="of:=(28970/8.314)*([.C18]/([.$C$5]+273.15))" office:value-type="float" office:value="232.183990956" calcext:value-type="float">
            <text:p>232,2</text:p>
          </table:table-cell>
          <table:table-cell table:style-name="ce159" table:formula="of:=(28970/8.314)*([.D18]/([.$C$5]+273.15))" office:value-type="float" office:value="464.367981911999" calcext:value-type="float">
            <text:p>464,4</text:p>
          </table:table-cell>
          <table:table-cell table:style-name="ce159" table:formula="of:=(28970/8.314)*([.E18]/([.$C$5]+273.15))" office:value-type="float" office:value="696.551972867999" calcext:value-type="float">
            <text:p>696,6</text:p>
          </table:table-cell>
          <table:table-cell table:style-name="ce159" table:formula="of:=(28970/8.314)*([.F18]/([.$C$5]+273.15))" office:value-type="float" office:value="928.735963823998" calcext:value-type="float">
            <text:p>928,7</text:p>
          </table:table-cell>
          <table:table-cell table:style-name="ce159" table:formula="of:=(28970/8.314)*([.G18]/([.$C$5]+273.15))" office:value-type="float" office:value="1160.91995478" calcext:value-type="float">
            <text:p>1160,9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mass (µg)</text:p>
          </table:table-cell>
          <table:table-cell table:style-name="ce160" table:formula="of:=[.C20]*[.$C$4]*[.C19]/100" office:value-type="float" office:value="19735.63923126" calcext:value-type="float">
            <text:p>19736</text:p>
          </table:table-cell>
          <table:table-cell table:style-name="ce160" table:formula="of:=[.D20]*[.$C$4]*[.D19]/100" office:value-type="float" office:value="78942.5569250399" calcext:value-type="float">
            <text:p>78943</text:p>
          </table:table-cell>
          <table:table-cell table:style-name="ce160" table:formula="of:=[.E20]*[.$C$4]*[.E19]/100" office:value-type="float" office:value="177620.75308134" calcext:value-type="float">
            <text:p>177621</text:p>
          </table:table-cell>
          <table:table-cell table:style-name="ce160" table:formula="of:=[.F20]*[.$C$4]*[.F19]/100" office:value-type="float" office:value="315770.227700159" calcext:value-type="float">
            <text:p>315770</text:p>
          </table:table-cell>
          <table:table-cell table:style-name="ce160" table:formula="of:=[.G20]*[.$C$4]*[.G19]/100" office:value-type="float" office:value="493390.980781499" calcext:value-type="float">
            <text:p>49339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fuel mass (µg)</text:p>
          </table:table-cell>
          <table:table-cell table:style-name="ce160" table:formula="of:=[.C21]/[.$C$7]" office:value-type="float" office:value="1644.636602605" calcext:value-type="float">
            <text:p>1645</text:p>
          </table:table-cell>
          <table:table-cell table:style-name="ce160" table:formula="of:=[.D21]/[.$C$7]" office:value-type="float" office:value="6578.54641041999" calcext:value-type="float">
            <text:p>6579</text:p>
          </table:table-cell>
          <table:table-cell table:style-name="ce160" table:formula="of:=[.E21]/[.$C$7]" office:value-type="float" office:value="14801.729423445" calcext:value-type="float">
            <text:p>14802</text:p>
          </table:table-cell>
          <table:table-cell table:style-name="ce160" table:formula="of:=[.F21]/[.$C$7]" office:value-type="float" office:value="26314.18564168" calcext:value-type="float">
            <text:p>26314</text:p>
          </table:table-cell>
          <table:table-cell table:style-name="ce160" table:formula="of:=[.G21]/[.$C$7]" office:value-type="float" office:value="41115.9150651249" calcext:value-type="float">
            <text:p>41116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seq (µs)</text:p>
          </table:table-cell>
          <table:table-cell table:style-name="ce160" table:formula="of:=1000*[.C22]/[.$C$9]" office:value-type="float" office:value="411.159150651249" calcext:value-type="float">
            <text:p>411</text:p>
          </table:table-cell>
          <table:table-cell table:style-name="ce160" table:formula="of:=1000*[.D22]/[.$C$9]" office:value-type="float" office:value="1644.636602605" calcext:value-type="float">
            <text:p>1645</text:p>
          </table:table-cell>
          <table:table-cell table:style-name="ce160" table:formula="of:=1000*[.E22]/[.$C$9]" office:value-type="float" office:value="3700.43235586124" calcext:value-type="float">
            <text:p>3700</text:p>
          </table:table-cell>
          <table:table-cell table:style-name="ce160" table:formula="of:=1000*[.F22]/[.$C$9]" office:value-type="float" office:value="6578.54641041999" calcext:value-type="float">
            <text:p>6579</text:p>
          </table:table-cell>
          <table:table-cell table:style-name="ce160" table:formula="of:=1000*[.G22]/[.$C$9]" office:value-type="float" office:value="10278.9787662812" calcext:value-type="float">
            <text:p>10279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seq (µs)</text:p>
          </table:table-cell>
          <table:table-cell table:style-name="ce160" table:formula="of:=[.C23]+[.$C$10]" office:value-type="float" office:value="1411.15915065125" calcext:value-type="float">
            <text:p>1411</text:p>
          </table:table-cell>
          <table:table-cell table:style-name="ce160" table:formula="of:=[.D23]+[.$C$10]" office:value-type="float" office:value="2644.636602605" calcext:value-type="float">
            <text:p>2645</text:p>
          </table:table-cell>
          <table:table-cell table:style-name="ce160" table:formula="of:=[.E23]+[.$C$10]" office:value-type="float" office:value="4700.43235586124" calcext:value-type="float">
            <text:p>4700</text:p>
          </table:table-cell>
          <table:table-cell table:style-name="ce160" table:formula="of:=[.F23]+[.$C$10]" office:value-type="float" office:value="7578.54641041999" calcext:value-type="float">
            <text:p>7579</text:p>
          </table:table-cell>
          <table:table-cell table:style-name="ce160" table:formula="of:=[.G23]+[.$C$10]" office:value-type="float" office:value="11278.9787662812" calcext:value-type="float">
            <text:p>11279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batch (µs)</text:p>
          </table:table-cell>
          <table:table-cell table:style-name="ce160" table:formula="of:=[.C23]/2" office:value-type="float" office:value="205.579575325625" calcext:value-type="float">
            <text:p>206</text:p>
          </table:table-cell>
          <table:table-cell table:style-name="ce160" table:formula="of:=[.D23]/2" office:value-type="float" office:value="822.318301302499" calcext:value-type="float">
            <text:p>822</text:p>
          </table:table-cell>
          <table:table-cell table:style-name="ce160" table:formula="of:=[.E23]/2" office:value-type="float" office:value="1850.21617793062" calcext:value-type="float">
            <text:p>1850</text:p>
          </table:table-cell>
          <table:table-cell table:style-name="ce160" table:formula="of:=[.F23]/2" office:value-type="float" office:value="3289.27320520999" calcext:value-type="float">
            <text:p>3289</text:p>
          </table:table-cell>
          <table:table-cell table:style-name="ce160" table:formula="of:=[.G23]/2" office:value-type="float" office:value="5139.48938314062" calcext:value-type="float">
            <text:p>5139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batch (µs)</text:p>
          </table:table-cell>
          <table:table-cell table:style-name="ce160" table:formula="of:=[.C25]+[.$C$10]" office:value-type="float" office:value="1205.57957532562" calcext:value-type="float">
            <text:p>1206</text:p>
          </table:table-cell>
          <table:table-cell table:style-name="ce160" table:formula="of:=[.D25]+[.$C$10]" office:value-type="float" office:value="1822.3183013025" calcext:value-type="float">
            <text:p>1822</text:p>
          </table:table-cell>
          <table:table-cell table:style-name="ce160" table:formula="of:=[.E25]+[.$C$10]" office:value-type="float" office:value="2850.21617793062" calcext:value-type="float">
            <text:p>2850</text:p>
          </table:table-cell>
          <table:table-cell table:style-name="ce160" table:formula="of:=[.F25]+[.$C$10]" office:value-type="float" office:value="4289.27320520999" calcext:value-type="float">
            <text:p>4289</text:p>
          </table:table-cell>
          <table:table-cell table:style-name="ce160" table:formula="of:=[.G25]+[.$C$10]" office:value-type="float" office:value="6139.48938314062" calcext:value-type="float">
            <text:p>6139</text:p>
          </table:table-cell>
          <table:table-cell/>
          <table:table-cell table:style-name="ce197"/>
        </table:table-row>
        <table:table-row table:style-name="ro1" table:number-rows-repeated="2">
          <table:table-cell/>
          <table:table-cell table:style-name="ce155"/>
          <table:table-cell table:style-name="ce161" table:number-columns-repeated="5"/>
          <table:table-cell/>
          <table:table-cell table:style-name="ce197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C$24]*[.$I33]/1000000" office:value-type="float" office:value="0.84669549039075" calcext:value-type="float">
            <text:p>0,8</text:p>
          </table:table-cell>
          <table:table-cell table:formula="of:=[.D$24]*[.$I33]/1000000" office:value-type="float" office:value="1.586781961563" calcext:value-type="float">
            <text:p>1,6</text:p>
          </table:table-cell>
          <table:table-cell table:formula="of:=[.E$24]*[.$I33]/1000000" office:value-type="float" office:value="2.82025941351675" calcext:value-type="float">
            <text:p>2,8</text:p>
          </table:table-cell>
          <table:table-cell table:formula="of:=[.F$24]*[.$I33]/1000000" office:value-type="float" office:value="4.54712784625199" calcext:value-type="float">
            <text:p>4,5</text:p>
          </table:table-cell>
          <table:table-cell table:formula="of:=[.G$24]*[.$I33]/1000000" office:value-type="float" office:value="6.76738725976874" calcext:value-type="float">
            <text:p>6,8</text:p>
          </table:table-cell>
          <table:table-cell/>
          <table:table-cell table:formula="of:=6*[.B33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C$24]*[.$I34]/1000000" office:value-type="float" office:value="2.96343421636762" calcext:value-type="float">
            <text:p>3,0</text:p>
          </table:table-cell>
          <table:table-cell table:formula="of:=[.D$24]*[.$I34]/1000000" office:value-type="float" office:value="5.55373686547049" calcext:value-type="float">
            <text:p>5,6</text:p>
          </table:table-cell>
          <table:table-cell table:formula="of:=[.E$24]*[.$I34]/1000000" office:value-type="float" office:value="9.87090794730861" calcext:value-type="float">
            <text:p>9,9</text:p>
          </table:table-cell>
          <table:table-cell table:formula="of:=[.F$24]*[.$I34]/1000000" office:value-type="float" office:value="15.914947461882" calcext:value-type="float">
            <text:p>15,9</text:p>
          </table:table-cell>
          <table:table-cell table:formula="of:=[.G$24]*[.$I34]/1000000" office:value-type="float" office:value="23.6858554091906" calcext:value-type="float">
            <text:p>23,7</text:p>
          </table:table-cell>
          <table:table-cell table:style-name="ce24"/>
          <table:table-cell table:formula="of:=6*[.B34]" office:value-type="float" office:value="2100" calcext:value-type="float">
            <text:p>210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[.C$24]*[.$I35]/1000000" office:value-type="float" office:value="5.92686843273525" calcext:value-type="float">
            <text:p>5,9</text:p>
          </table:table-cell>
          <table:table-cell table:formula="of:=[.D$24]*[.$I35]/1000000" office:value-type="float" office:value="11.107473730941" calcext:value-type="float">
            <text:p>11,1</text:p>
          </table:table-cell>
          <table:table-cell table:formula="of:=[.E$24]*[.$I35]/1000000" office:value-type="float" office:value="19.7418158946172" calcext:value-type="float">
            <text:p>19,7</text:p>
          </table:table-cell>
          <table:table-cell table:formula="of:=[.F$24]*[.$I35]/1000000" office:value-type="float" office:value="31.8298949237639" calcext:value-type="float">
            <text:p>31,8</text:p>
          </table:table-cell>
          <table:table-cell table:formula="of:=[.G$24]*[.$I35]/1000000" office:value-type="float" office:value="47.3717108183812" calcext:value-type="float">
            <text:p>47,4</text:p>
          </table:table-cell>
          <table:table-cell/>
          <table:table-cell table:formula="of:=6*[.B35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C$24]*[.$I36]/1000000" office:value-type="float" office:value="8.4669549039075" calcext:value-type="float">
            <text:p>8,5</text:p>
          </table:table-cell>
          <table:table-cell table:formula="of:=[.D$24]*[.$I36]/1000000" office:value-type="float" office:value="15.86781961563" calcext:value-type="float">
            <text:p>15,9</text:p>
          </table:table-cell>
          <table:table-cell table:formula="of:=[.E$24]*[.$I36]/1000000" office:value-type="float" office:value="28.2025941351675" calcext:value-type="float">
            <text:p>28,2</text:p>
          </table:table-cell>
          <table:table-cell table:formula="of:=[.F$24]*[.$I36]/1000000" office:value-type="float" office:value="45.4712784625199" calcext:value-type="float">
            <text:p>45,5</text:p>
          </table:table-cell>
          <table:table-cell table:formula="of:=[.G$24]*[.$I36]/1000000" office:value-type="float" office:value="67.6738725976874" calcext:value-type="float">
            <text:p>67,7</text:p>
          </table:table-cell>
          <table:table-cell/>
          <table:table-cell table:formula="of:=6*[.B36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formula="of:=[.C$24]*[.$I37]/1000000" office:value-type="float" office:value="11.4303891202751" calcext:value-type="float">
            <text:p>11,4</text:p>
          </table:table-cell>
          <table:table-cell table:formula="of:=[.D$24]*[.$I37]/1000000" office:value-type="float" office:value="21.4215564811005" calcext:value-type="float">
            <text:p>21,4</text:p>
          </table:table-cell>
          <table:table-cell table:formula="of:=[.E$24]*[.$I37]/1000000" office:value-type="float" office:value="38.0735020824761" calcext:value-type="float">
            <text:p>38,1</text:p>
          </table:table-cell>
          <table:table-cell table:formula="of:=[.F$24]*[.$I37]/1000000" office:value-type="float" office:value="61.3862259244019" calcext:value-type="float">
            <text:p>61,4</text:p>
          </table:table-cell>
          <table:table-cell table:formula="of:=[.G$24]*[.$I37]/1000000" office:value-type="float" office:value="91.359728006878" calcext:value-type="float">
            <text:p>91,4</text:p>
          </table:table-cell>
          <table:table-cell/>
          <table:table-cell table:formula="of:=6*[.B37]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[.C$24]*[.$I38]/1000000" office:value-type="float" office:value="12.7004323558612" calcext:value-type="float">
            <text:p>12,7</text:p>
          </table:table-cell>
          <table:table-cell table:formula="of:=[.D$24]*[.$I38]/1000000" office:value-type="float" office:value="23.801729423445" calcext:value-type="float">
            <text:p>23,8</text:p>
          </table:table-cell>
          <table:table-cell table:formula="of:=[.E$24]*[.$I38]/1000000" office:value-type="float" office:value="42.3038912027512" calcext:value-type="float">
            <text:p>42,3</text:p>
          </table:table-cell>
          <table:table-cell table:formula="of:=[.F$24]*[.$I38]/1000000" office:value-type="float" office:value="68.2069176937799" calcext:value-type="float">
            <text:p>68,2</text:p>
          </table:table-cell>
          <table:table-cell table:formula="of:=[.G$24]*[.$I38]/1000000" office:value-type="float" office:value="101.510808896531" calcext:value-type="float">
            <text:p>101,5</text:p>
          </table:table-cell>
          <table:table-cell/>
          <table:table-cell table:formula="of:=6*[.B38]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C$24]*[.$I39]/1000000" office:value-type="float" office:value="16.933909807815" calcext:value-type="float">
            <text:p>16,9</text:p>
          </table:table-cell>
          <table:table-cell table:formula="of:=[.D$24]*[.$I39]/1000000" office:value-type="float" office:value="31.73563923126" calcext:value-type="float">
            <text:p>31,7</text:p>
          </table:table-cell>
          <table:table-cell table:formula="of:=[.E$24]*[.$I39]/1000000" office:value-type="float" office:value="56.4051882703349" calcext:value-type="float">
            <text:p>56,4</text:p>
          </table:table-cell>
          <table:table-cell table:formula="of:=[.F$24]*[.$I39]/1000000" office:value-type="float" office:value="90.9425569250399" calcext:value-type="float">
            <text:p>90,9</text:p>
          </table:table-cell>
          <table:table-cell table:formula="of:=[.G$24]*[.$I39]/1000000" office:value-type="float" office:value="135.347745195375" calcext:value-type="float">
            <text:p>135,3</text:p>
          </table:table-cell>
          <table:table-cell/>
          <table:table-cell table:formula="of:=6*[.B39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[.C$24]*[.$I40]/1000000" office:value-type="float" office:value="21.1673872597687" calcext:value-type="float">
            <text:p>21,2</text:p>
          </table:table-cell>
          <table:table-cell table:formula="of:=[.D$24]*[.$I40]/1000000" office:value-type="float" office:value="39.669549039075" calcext:value-type="float">
            <text:p>39,7</text:p>
          </table:table-cell>
          <table:table-cell table:formula="of:=[.E$24]*[.$I40]/1000000" office:value-type="float" office:value="70.5064853379187" calcext:value-type="float">
            <text:p>70,5</text:p>
          </table:table-cell>
          <table:table-cell table:formula="of:=[.F$24]*[.$I40]/1000000" office:value-type="float" office:value="113.6781961563" calcext:value-type="float">
            <text:p>113,7</text:p>
          </table:table-cell>
          <table:table-cell table:formula="of:=[.G$24]*[.$I40]/1000000" office:value-type="float" office:value="169.184681494219" calcext:value-type="float">
            <text:p>169,2</text:p>
          </table:table-cell>
          <table:table-cell/>
          <table:table-cell table:formula="of:=6*[.B4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C$24]*[.$I41]/1000000" office:value-type="float" office:value="25.4008647117225" calcext:value-type="float">
            <text:p>25,4</text:p>
          </table:table-cell>
          <table:table-cell table:formula="of:=[.D$24]*[.$I41]/1000000" office:value-type="float" office:value="47.60345884689" calcext:value-type="float">
            <text:p>47,6</text:p>
          </table:table-cell>
          <table:table-cell table:formula="of:=[.E$24]*[.$I41]/1000000" office:value-type="float" office:value="84.6077824055024" calcext:value-type="float">
            <text:p>84,6</text:p>
          </table:table-cell>
          <table:table-cell table:formula="of:=[.F$24]*[.$I41]/1000000" office:value-type="float" office:value="136.41383538756" calcext:value-type="float">
            <text:p>136,4</text:p>
          </table:table-cell>
          <table:table-cell table:formula="of:=[.G$24]*[.$I41]/1000000" office:value-type="float" office:value="203.021617793062" calcext:value-type="float">
            <text:p>203,0</text:p>
          </table:table-cell>
          <table:table-cell/>
          <table:table-cell table:formula="of:=6*[.B41]"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[.C$24]*[.$I42]/1000000" office:value-type="float" office:value="29.6343421636762" calcext:value-type="float">
            <text:p>29,6</text:p>
          </table:table-cell>
          <table:table-cell table:formula="of:=[.D$24]*[.$I42]/1000000" office:value-type="float" office:value="55.5373686547049" calcext:value-type="float">
            <text:p>55,5</text:p>
          </table:table-cell>
          <table:table-cell table:formula="of:=[.E$24]*[.$I42]/1000000" office:value-type="float" office:value="98.7090794730861" calcext:value-type="float">
            <text:p>98,7</text:p>
          </table:table-cell>
          <table:table-cell table:formula="of:=[.F$24]*[.$I42]/1000000" office:value-type="float" office:value="159.14947461882" calcext:value-type="float">
            <text:p>159,1</text:p>
          </table:table-cell>
          <table:table-cell table:formula="of:=[.G$24]*[.$I42]/1000000" office:value-type="float" office:value="236.858554091906" calcext:value-type="float">
            <text:p>236,9</text:p>
          </table:table-cell>
          <table:table-cell/>
          <table:table-cell table:formula="of:=6*[.B42]" office:value-type="float" office:value="21000" calcext:value-type="float">
            <text:p>2100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[.C$24]*[.$I43]/1000000" office:value-type="float" office:value="33.86781961563" calcext:value-type="float">
            <text:p>33,9</text:p>
          </table:table-cell>
          <table:table-cell table:formula="of:=[.D$24]*[.$I43]/1000000" office:value-type="float" office:value="63.4712784625199" calcext:value-type="float">
            <text:p>63,5</text:p>
          </table:table-cell>
          <table:table-cell table:formula="of:=[.E$24]*[.$I43]/1000000" office:value-type="float" office:value="112.81037654067" calcext:value-type="float">
            <text:p>112,8</text:p>
          </table:table-cell>
          <table:table-cell table:formula="of:=[.F$24]*[.$I43]/1000000" office:value-type="float" office:value="181.88511385008" calcext:value-type="float">
            <text:p>181,9</text:p>
          </table:table-cell>
          <table:table-cell table:formula="of:=[.G$24]*[.$I43]/1000000" office:value-type="float" office:value="270.69549039075" calcext:value-type="float">
            <text:p>270,7</text:p>
          </table:table-cell>
          <table:table-cell/>
          <table:table-cell table:formula="of:=6*[.B43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[.C$24]*[.$I44]/1000000" office:value-type="float" office:value="38.1012970675837" calcext:value-type="float">
            <text:p>38,1</text:p>
          </table:table-cell>
          <table:table-cell table:formula="of:=[.D$24]*[.$I44]/1000000" office:value-type="float" office:value="71.4051882703349" calcext:value-type="float">
            <text:p>71,4</text:p>
          </table:table-cell>
          <table:table-cell table:formula="of:=[.E$24]*[.$I44]/1000000" office:value-type="float" office:value="126.911673608254" calcext:value-type="float">
            <text:p>126,9</text:p>
          </table:table-cell>
          <table:table-cell table:formula="of:=[.F$24]*[.$I44]/1000000" office:value-type="float" office:value="204.62075308134" calcext:value-type="float">
            <text:p>204,6</text:p>
          </table:table-cell>
          <table:table-cell table:formula="of:=[.G$24]*[.$I44]/1000000" office:value-type="float" office:value="304.532426689593" calcext:value-type="float">
            <text:p>304,5</text:p>
          </table:table-cell>
          <table:table-cell/>
          <table:table-cell table:formula="of:=6*[.B44]" office:value-type="float" office:value="27000" calcext:value-type="float">
            <text:p>270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[.C$24]*[.$I45]/1000000" office:value-type="float" office:value="42.3347745195375" calcext:value-type="float">
            <text:p>42,3</text:p>
          </table:table-cell>
          <table:table-cell table:formula="of:=[.D$24]*[.$I45]/1000000" office:value-type="float" office:value="79.3390980781499" calcext:value-type="float">
            <text:p>79,3</text:p>
          </table:table-cell>
          <table:table-cell table:formula="of:=[.E$24]*[.$I45]/1000000" office:value-type="float" office:value="141.012970675837" calcext:value-type="float">
            <text:p>141,0</text:p>
          </table:table-cell>
          <table:table-cell table:formula="of:=[.F$24]*[.$I45]/1000000" office:value-type="float" office:value="227.3563923126" calcext:value-type="float">
            <text:p>227,4</text:p>
          </table:table-cell>
          <table:table-cell table:formula="of:=[.G$24]*[.$I45]/1000000" office:value-type="float" office:value="338.369362988437" calcext:value-type="float">
            <text:p>338,4</text:p>
          </table:table-cell>
          <table:table-cell/>
          <table:table-cell table:formula="of:=6*[.B45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[.C$24]*[.$I46]/1000000" office:value-type="float" office:value="46.5682519714912" calcext:value-type="float">
            <text:p>46,6</text:p>
          </table:table-cell>
          <table:table-cell table:formula="of:=[.D$24]*[.$I46]/1000000" office:value-type="float" office:value="87.2730078859649" calcext:value-type="float">
            <text:p>87,3</text:p>
          </table:table-cell>
          <table:table-cell table:formula="of:=[.E$24]*[.$I46]/1000000" office:value-type="float" office:value="155.114267743421" calcext:value-type="float">
            <text:p>155,1</text:p>
          </table:table-cell>
          <table:table-cell table:formula="of:=[.F$24]*[.$I46]/1000000" office:value-type="float" office:value="250.09203154386" calcext:value-type="float">
            <text:p>250,1</text:p>
          </table:table-cell>
          <table:table-cell table:formula="of:=[.G$24]*[.$I46]/1000000" office:value-type="float" office:value="372.206299287281" calcext:value-type="float">
            <text:p>372,2</text:p>
          </table:table-cell>
          <table:table-cell/>
          <table:table-cell table:formula="of:=6*[.B46]" office:value-type="float" office:value="33000" calcext:value-type="float">
            <text:p>3300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C$24]*[.$I47]/1000000" office:value-type="float" office:value="50.801729423445" calcext:value-type="float">
            <text:p>50,8</text:p>
          </table:table-cell>
          <table:table-cell table:formula="of:=[.D$24]*[.$I47]/1000000" office:value-type="float" office:value="95.2069176937799" calcext:value-type="float">
            <text:p>95,2</text:p>
          </table:table-cell>
          <table:table-cell table:formula="of:=[.E$24]*[.$I47]/1000000" office:value-type="float" office:value="169.215564811005" calcext:value-type="float">
            <text:p>169,2</text:p>
          </table:table-cell>
          <table:table-cell table:formula="of:=[.F$24]*[.$I47]/1000000" office:value-type="float" office:value="272.82767077512" calcext:value-type="float">
            <text:p>272,8</text:p>
          </table:table-cell>
          <table:table-cell table:formula="of:=[.G$24]*[.$I47]/1000000" office:value-type="float" office:value="406.043235586124" calcext:value-type="float">
            <text:p>406,0</text:p>
          </table:table-cell>
          <table:table-cell/>
          <table:table-cell table:formula="of:=6*[.B47]" office:value-type="float" office:value="36000" calcext:value-type="float">
            <text:p>36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[.C$24]*[.$I48]/1000000" office:value-type="float" office:value="55.0352068753987" calcext:value-type="float">
            <text:p>55,0</text:p>
          </table:table-cell>
          <table:table-cell table:formula="of:=[.D$24]*[.$I48]/1000000" office:value-type="float" office:value="103.140827501595" calcext:value-type="float">
            <text:p>103,1</text:p>
          </table:table-cell>
          <table:table-cell table:formula="of:=[.E$24]*[.$I48]/1000000" office:value-type="float" office:value="183.316861878588" calcext:value-type="float">
            <text:p>183,3</text:p>
          </table:table-cell>
          <table:table-cell table:formula="of:=[.F$24]*[.$I48]/1000000" office:value-type="float" office:value="295.56331000638" calcext:value-type="float">
            <text:p>295,6</text:p>
          </table:table-cell>
          <table:table-cell table:formula="of:=[.G$24]*[.$I48]/1000000" office:value-type="float" office:value="439.880171884968" calcext:value-type="float">
            <text:p>439,9</text:p>
          </table:table-cell>
          <table:table-cell/>
          <table:table-cell table:formula="of:=6*[.B48]" office:value-type="float" office:value="39000" calcext:value-type="float">
            <text:p>39000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[.C$24]*[.$I49]/1000000" office:value-type="float" office:value="59.2686843273525" calcext:value-type="float">
            <text:p>59,3</text:p>
          </table:table-cell>
          <table:table-cell table:formula="of:=[.D$24]*[.$I49]/1000000" office:value-type="float" office:value="111.07473730941" calcext:value-type="float">
            <text:p>111,1</text:p>
          </table:table-cell>
          <table:table-cell table:formula="of:=[.E$24]*[.$I49]/1000000" office:value-type="float" office:value="197.418158946172" calcext:value-type="float">
            <text:p>197,4</text:p>
          </table:table-cell>
          <table:table-cell table:formula="of:=[.F$24]*[.$I49]/1000000" office:value-type="float" office:value="318.298949237639" calcext:value-type="float">
            <text:p>318,3</text:p>
          </table:table-cell>
          <table:table-cell table:formula="of:=[.G$24]*[.$I49]/1000000" office:value-type="float" office:value="473.717108183812" calcext:value-type="float">
            <text:p>473,7</text:p>
          </table:table-cell>
          <table:table-cell/>
          <table:table-cell table:formula="of:=6*[.B49]" office:value-type="float" office:value="42000" calcext:value-type="float">
            <text:p>4200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[.C$24]*[.$I50]/1000000" office:value-type="float" office:value="63.5021617793062" calcext:value-type="float">
            <text:p>63,5</text:p>
          </table:table-cell>
          <table:table-cell table:formula="of:=[.D$24]*[.$I50]/1000000" office:value-type="float" office:value="119.008647117225" calcext:value-type="float">
            <text:p>119,0</text:p>
          </table:table-cell>
          <table:table-cell table:formula="of:=[.E$24]*[.$I50]/1000000" office:value-type="float" office:value="211.519456013756" calcext:value-type="float">
            <text:p>211,5</text:p>
          </table:table-cell>
          <table:table-cell table:formula="of:=[.F$24]*[.$I50]/1000000" office:value-type="float" office:value="341.034588468899" calcext:value-type="float">
            <text:p>341,0</text:p>
          </table:table-cell>
          <table:table-cell table:formula="of:=[.G$24]*[.$I50]/1000000" office:value-type="float" office:value="507.554044482655" calcext:value-type="float">
            <text:p>507,6</text:p>
          </table:table-cell>
          <table:table-cell/>
          <table:table-cell table:formula="of:=6*[.B50]" office:value-type="float" office:value="45000" calcext:value-type="float">
            <text:p>45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[.C$24]*[.$I51]/1000000" office:value-type="float" office:value="67.73563923126" calcext:value-type="float">
            <text:p>67,7</text:p>
          </table:table-cell>
          <table:table-cell table:formula="of:=[.D$24]*[.$I51]/1000000" office:value-type="float" office:value="126.94255692504" calcext:value-type="float">
            <text:p>126,9</text:p>
          </table:table-cell>
          <table:table-cell table:formula="of:=[.E$24]*[.$I51]/1000000" office:value-type="float" office:value="225.62075308134" calcext:value-type="float">
            <text:p>225,6</text:p>
          </table:table-cell>
          <table:table-cell table:formula="of:=[.F$24]*[.$I51]/1000000" office:value-type="float" office:value="363.770227700159" calcext:value-type="float">
            <text:p>363,8</text:p>
          </table:table-cell>
          <table:table-cell table:formula="of:=[.G$24]*[.$I51]/1000000" office:value-type="float" office:value="541.390980781499" calcext:value-type="float">
            <text:p>541,4</text:p>
          </table:table-cell>
          <table:table-cell/>
          <table:table-cell table:formula="of:=6*[.B51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[.C$24]*[.$I52]/1000000" office:value-type="float" office:value="71.9691166832137" calcext:value-type="float">
            <text:p>72,0</text:p>
          </table:table-cell>
          <table:table-cell table:formula="of:=[.D$24]*[.$I52]/1000000" office:value-type="float" office:value="134.876466732855" calcext:value-type="float">
            <text:p>134,9</text:p>
          </table:table-cell>
          <table:table-cell table:formula="of:=[.E$24]*[.$I52]/1000000" office:value-type="float" office:value="239.722050148923" calcext:value-type="float">
            <text:p>239,7</text:p>
          </table:table-cell>
          <table:table-cell table:formula="of:=[.F$24]*[.$I52]/1000000" office:value-type="float" office:value="386.505866931419" calcext:value-type="float">
            <text:p>386,5</text:p>
          </table:table-cell>
          <table:table-cell table:formula="of:=[.G$24]*[.$I52]/1000000" office:value-type="float" office:value="575.227917080343" calcext:value-type="float">
            <text:p>575,2</text:p>
          </table:table-cell>
          <table:table-cell/>
          <table:table-cell table:formula="of:=6*[.B52]" office:value-type="float" office:value="51000" calcext:value-type="float">
            <text:p>5100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C$24]*[.$I53]/1000000" office:value-type="float" office:value="76.2025941351675" calcext:value-type="float">
            <text:p>76,2</text:p>
          </table:table-cell>
          <table:table-cell table:formula="of:=[.D$24]*[.$I53]/1000000" office:value-type="float" office:value="142.81037654067" calcext:value-type="float">
            <text:p>142,8</text:p>
          </table:table-cell>
          <table:table-cell table:formula="of:=[.E$24]*[.$I53]/1000000" office:value-type="float" office:value="253.823347216507" calcext:value-type="float">
            <text:p>253,8</text:p>
          </table:table-cell>
          <table:table-cell table:formula="of:=[.F$24]*[.$I53]/1000000" office:value-type="float" office:value="409.241506162679" calcext:value-type="float">
            <text:p>409,2</text:p>
          </table:table-cell>
          <table:table-cell table:formula="of:=[.G$24]*[.$I53]/1000000" office:value-type="float" office:value="609.064853379187" calcext:value-type="float">
            <text:p>609,1</text:p>
          </table:table-cell>
          <table:table-cell/>
          <table:table-cell table:formula="of:=6*[.B53]" office:value-type="float" office:value="54000" calcext:value-type="float">
            <text:p>54000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[.C$24]*[.$I54]/1000000" office:value-type="float" office:value="80.4360715871212" calcext:value-type="float">
            <text:p>80,4</text:p>
          </table:table-cell>
          <table:table-cell table:formula="of:=[.D$24]*[.$I54]/1000000" office:value-type="float" office:value="150.744286348485" calcext:value-type="float">
            <text:p>150,7</text:p>
          </table:table-cell>
          <table:table-cell table:formula="of:=[.E$24]*[.$I54]/1000000" office:value-type="float" office:value="267.924644284091" calcext:value-type="float">
            <text:p>267,9</text:p>
          </table:table-cell>
          <table:table-cell table:formula="of:=[.F$24]*[.$I54]/1000000" office:value-type="float" office:value="431.977145393939" calcext:value-type="float">
            <text:p>432,0</text:p>
          </table:table-cell>
          <table:table-cell table:formula="of:=[.G$24]*[.$I54]/1000000" office:value-type="float" office:value="642.90178967803" calcext:value-type="float">
            <text:p>642,9</text:p>
          </table:table-cell>
          <table:table-cell/>
          <table:table-cell table:formula="of:=6*[.B54]" office:value-type="float" office:value="57000" calcext:value-type="float">
            <text:p>570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C$24]*[.$I55]/1000000" office:value-type="float" office:value="84.669549039075" calcext:value-type="float">
            <text:p>84,7</text:p>
          </table:table-cell>
          <table:table-cell table:formula="of:=[.D$24]*[.$I55]/1000000" office:value-type="float" office:value="158.6781961563" calcext:value-type="float">
            <text:p>158,7</text:p>
          </table:table-cell>
          <table:table-cell table:formula="of:=[.E$24]*[.$I55]/1000000" office:value-type="float" office:value="282.025941351675" calcext:value-type="float">
            <text:p>282,0</text:p>
          </table:table-cell>
          <table:table-cell table:formula="of:=[.F$24]*[.$I55]/1000000" office:value-type="float" office:value="454.712784625199" calcext:value-type="float">
            <text:p>454,7</text:p>
          </table:table-cell>
          <table:table-cell table:formula="of:=[.G$24]*[.$I55]/1000000" office:value-type="float" office:value="676.738725976874" calcext:value-type="float">
            <text:p>676,7</text:p>
          </table:table-cell>
          <table:table-cell/>
          <table:table-cell table:formula="of:=6*[.B55]" office:value-type="float" office:value="60000" calcext:value-type="float">
            <text:p>60000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63" table:formula="of:=[.C$26]*[.$I61]/1000000" office:value-type="float" office:value="0.723347745195375" calcext:value-type="float">
            <text:p>0,7</text:p>
          </table:table-cell>
          <table:table-cell table:style-name="ce163" table:formula="of:=[.D$26]*[.$I61]/1000000" office:value-type="float" office:value="1.0933909807815" calcext:value-type="float">
            <text:p>1,1</text:p>
          </table:table-cell>
          <table:table-cell table:style-name="ce163" table:formula="of:=[.E$26]*[.$I61]/1000000" office:value-type="float" office:value="1.71012970675837" calcext:value-type="float">
            <text:p>1,7</text:p>
          </table:table-cell>
          <table:table-cell table:style-name="ce163" table:formula="of:=[.F$26]*[.$I61]/1000000" office:value-type="float" office:value="2.573563923126" calcext:value-type="float">
            <text:p>2,6</text:p>
          </table:table-cell>
          <table:table-cell table:style-name="ce163" table:formula="of:=[.G$26]*[.$I61]/1000000" office:value-type="float" office:value="3.68369362988437" calcext:value-type="float">
            <text:p>3,7</text:p>
          </table:table-cell>
          <table:table-cell/>
          <table:table-cell table:formula="of:=6*[.B61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63" table:formula="of:=[.C$26]*[.$I62]/1000000" office:value-type="float" office:value="2.53171710818381" calcext:value-type="float">
            <text:p>2,5</text:p>
          </table:table-cell>
          <table:table-cell table:style-name="ce163" table:formula="of:=[.D$26]*[.$I62]/1000000" office:value-type="float" office:value="3.82686843273525" calcext:value-type="float">
            <text:p>3,8</text:p>
          </table:table-cell>
          <table:table-cell table:style-name="ce163" table:formula="of:=[.E$26]*[.$I62]/1000000" office:value-type="float" office:value="5.98545397365431" calcext:value-type="float">
            <text:p>6,0</text:p>
          </table:table-cell>
          <table:table-cell table:style-name="ce163" table:formula="of:=[.F$26]*[.$I62]/1000000" office:value-type="float" office:value="9.00747373094099" calcext:value-type="float">
            <text:p>9,0</text:p>
          </table:table-cell>
          <table:table-cell table:style-name="ce163" table:formula="of:=[.G$26]*[.$I62]/1000000" office:value-type="float" office:value="12.8929277045953" calcext:value-type="float">
            <text:p>12,9</text:p>
          </table:table-cell>
          <table:table-cell table:style-name="ce24"/>
          <table:table-cell table:formula="of:=6*[.B62]" office:value-type="float" office:value="2100" calcext:value-type="float">
            <text:p>2100</text:p>
          </table:table-cell>
        </table:table-row>
        <table:table-row table:style-name="ro11">
          <table:table-cell/>
          <table:table-cell office:value-type="float" office:value="700" calcext:value-type="float">
            <text:p>700</text:p>
          </table:table-cell>
          <table:table-cell table:style-name="ce163" table:formula="of:=[.C$26]*[.$I63]/1000000" office:value-type="float" office:value="5.06343421636762" calcext:value-type="float">
            <text:p>5,1</text:p>
          </table:table-cell>
          <table:table-cell table:style-name="ce163" table:formula="of:=[.D$26]*[.$I63]/1000000" office:value-type="float" office:value="7.65373686547049" calcext:value-type="float">
            <text:p>7,7</text:p>
          </table:table-cell>
          <table:table-cell table:style-name="ce163" table:formula="of:=[.E$26]*[.$I63]/1000000" office:value-type="float" office:value="11.9709079473086" calcext:value-type="float">
            <text:p>12,0</text:p>
          </table:table-cell>
          <table:table-cell table:style-name="ce163" table:formula="of:=[.F$26]*[.$I63]/1000000" office:value-type="float" office:value="18.014947461882" calcext:value-type="float">
            <text:p>18,0</text:p>
          </table:table-cell>
          <table:table-cell table:style-name="ce163" table:formula="of:=[.G$26]*[.$I63]/1000000" office:value-type="float" office:value="25.7858554091906" calcext:value-type="float">
            <text:p>25,8</text:p>
          </table:table-cell>
          <table:table-cell/>
          <table:table-cell table:formula="of:=6*[.B63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63" table:formula="of:=[.C$26]*[.$I64]/1000000" office:value-type="float" office:value="7.23347745195375" calcext:value-type="float">
            <text:p>7,2</text:p>
          </table:table-cell>
          <table:table-cell table:style-name="ce163" table:formula="of:=[.D$26]*[.$I64]/1000000" office:value-type="float" office:value="10.933909807815" calcext:value-type="float">
            <text:p>10,9</text:p>
          </table:table-cell>
          <table:table-cell table:style-name="ce163" table:formula="of:=[.E$26]*[.$I64]/1000000" office:value-type="float" office:value="17.1012970675837" calcext:value-type="float">
            <text:p>17,1</text:p>
          </table:table-cell>
          <table:table-cell table:style-name="ce163" table:formula="of:=[.F$26]*[.$I64]/1000000" office:value-type="float" office:value="25.73563923126" calcext:value-type="float">
            <text:p>25,7</text:p>
          </table:table-cell>
          <table:table-cell table:style-name="ce163" table:formula="of:=[.G$26]*[.$I64]/1000000" office:value-type="float" office:value="36.8369362988437" calcext:value-type="float">
            <text:p>36,8</text:p>
          </table:table-cell>
          <table:table-cell/>
          <table:table-cell table:formula="of:=6*[.B64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63" table:formula="of:=[.C$26]*[.$I65]/1000000" office:value-type="float" office:value="9.76519456013756" calcext:value-type="float">
            <text:p>9,8</text:p>
          </table:table-cell>
          <table:table-cell table:style-name="ce163" table:formula="of:=[.D$26]*[.$I65]/1000000" office:value-type="float" office:value="14.7607782405502" calcext:value-type="float">
            <text:p>14,8</text:p>
          </table:table-cell>
          <table:table-cell table:style-name="ce163" table:formula="of:=[.E$26]*[.$I65]/1000000" office:value-type="float" office:value="23.086751041238" calcext:value-type="float">
            <text:p>23,1</text:p>
          </table:table-cell>
          <table:table-cell table:style-name="ce163" table:formula="of:=[.F$26]*[.$I65]/1000000" office:value-type="float" office:value="34.743112962201" calcext:value-type="float">
            <text:p>34,7</text:p>
          </table:table-cell>
          <table:table-cell table:style-name="ce163" table:formula="of:=[.G$26]*[.$I65]/1000000" office:value-type="float" office:value="49.729864003439" calcext:value-type="float">
            <text:p>49,7</text:p>
          </table:table-cell>
          <table:table-cell/>
          <table:table-cell table:formula="of:=6*[.B65]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63" table:formula="of:=[.C$26]*[.$I66]/1000000" office:value-type="float" office:value="10.8502161779306" calcext:value-type="float">
            <text:p>10,9</text:p>
          </table:table-cell>
          <table:table-cell table:style-name="ce163" table:formula="of:=[.D$26]*[.$I66]/1000000" office:value-type="float" office:value="16.4008647117225" calcext:value-type="float">
            <text:p>16,4</text:p>
          </table:table-cell>
          <table:table-cell table:style-name="ce163" table:formula="of:=[.E$26]*[.$I66]/1000000" office:value-type="float" office:value="25.6519456013756" calcext:value-type="float">
            <text:p>25,7</text:p>
          </table:table-cell>
          <table:table-cell table:style-name="ce163" table:formula="of:=[.F$26]*[.$I66]/1000000" office:value-type="float" office:value="38.6034588468899" calcext:value-type="float">
            <text:p>38,6</text:p>
          </table:table-cell>
          <table:table-cell table:style-name="ce163" table:formula="of:=[.G$26]*[.$I66]/1000000" office:value-type="float" office:value="55.2554044482655" calcext:value-type="float">
            <text:p>55,3</text:p>
          </table:table-cell>
          <table:table-cell/>
          <table:table-cell table:formula="of:=6*[.B66]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63" table:formula="of:=[.C$26]*[.$I67]/1000000" office:value-type="float" office:value="14.4669549039075" calcext:value-type="float">
            <text:p>14,5</text:p>
          </table:table-cell>
          <table:table-cell table:style-name="ce163" table:formula="of:=[.D$26]*[.$I67]/1000000" office:value-type="float" office:value="21.86781961563" calcext:value-type="float">
            <text:p>21,9</text:p>
          </table:table-cell>
          <table:table-cell table:style-name="ce163" table:formula="of:=[.E$26]*[.$I67]/1000000" office:value-type="float" office:value="34.2025941351675" calcext:value-type="float">
            <text:p>34,2</text:p>
          </table:table-cell>
          <table:table-cell table:style-name="ce163" table:formula="of:=[.F$26]*[.$I67]/1000000" office:value-type="float" office:value="51.4712784625199" calcext:value-type="float">
            <text:p>51,5</text:p>
          </table:table-cell>
          <table:table-cell table:style-name="ce163" table:formula="of:=[.G$26]*[.$I67]/1000000" office:value-type="float" office:value="73.6738725976874" calcext:value-type="float">
            <text:p>73,7</text:p>
          </table:table-cell>
          <table:table-cell/>
          <table:table-cell table:formula="of:=6*[.B67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63" table:formula="of:=[.C$26]*[.$I68]/1000000" office:value-type="float" office:value="18.0836936298844" calcext:value-type="float">
            <text:p>18,1</text:p>
          </table:table-cell>
          <table:table-cell table:style-name="ce163" table:formula="of:=[.D$26]*[.$I68]/1000000" office:value-type="float" office:value="27.3347745195375" calcext:value-type="float">
            <text:p>27,3</text:p>
          </table:table-cell>
          <table:table-cell table:style-name="ce163" table:formula="of:=[.E$26]*[.$I68]/1000000" office:value-type="float" office:value="42.7532426689593" calcext:value-type="float">
            <text:p>42,8</text:p>
          </table:table-cell>
          <table:table-cell table:style-name="ce163" table:formula="of:=[.F$26]*[.$I68]/1000000" office:value-type="float" office:value="64.3390980781499" calcext:value-type="float">
            <text:p>64,3</text:p>
          </table:table-cell>
          <table:table-cell table:style-name="ce163" table:formula="of:=[.G$26]*[.$I68]/1000000" office:value-type="float" office:value="92.0923407471092" calcext:value-type="float">
            <text:p>92,1</text:p>
          </table:table-cell>
          <table:table-cell/>
          <table:table-cell table:formula="of:=6*[.B68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63" table:formula="of:=[.C$26]*[.$I69]/1000000" office:value-type="float" office:value="21.7004323558612" calcext:value-type="float">
            <text:p>21,7</text:p>
          </table:table-cell>
          <table:table-cell table:style-name="ce163" table:formula="of:=[.D$26]*[.$I69]/1000000" office:value-type="float" office:value="32.801729423445" calcext:value-type="float">
            <text:p>32,8</text:p>
          </table:table-cell>
          <table:table-cell table:style-name="ce163" table:formula="of:=[.E$26]*[.$I69]/1000000" office:value-type="float" office:value="51.3038912027512" calcext:value-type="float">
            <text:p>51,3</text:p>
          </table:table-cell>
          <table:table-cell table:style-name="ce163" table:formula="of:=[.F$26]*[.$I69]/1000000" office:value-type="float" office:value="77.2069176937799" calcext:value-type="float">
            <text:p>77,2</text:p>
          </table:table-cell>
          <table:table-cell table:style-name="ce163" table:formula="of:=[.G$26]*[.$I69]/1000000" office:value-type="float" office:value="110.510808896531" calcext:value-type="float">
            <text:p>110,5</text:p>
          </table:table-cell>
          <table:table-cell/>
          <table:table-cell table:formula="of:=6*[.B69]"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63" table:formula="of:=[.C$26]*[.$I70]/1000000" office:value-type="float" office:value="25.3171710818381" calcext:value-type="float">
            <text:p>25,3</text:p>
          </table:table-cell>
          <table:table-cell table:style-name="ce163" table:formula="of:=[.D$26]*[.$I70]/1000000" office:value-type="float" office:value="38.2686843273525" calcext:value-type="float">
            <text:p>38,3</text:p>
          </table:table-cell>
          <table:table-cell table:style-name="ce163" table:formula="of:=[.E$26]*[.$I70]/1000000" office:value-type="float" office:value="59.8545397365431" calcext:value-type="float">
            <text:p>59,9</text:p>
          </table:table-cell>
          <table:table-cell table:style-name="ce163" table:formula="of:=[.F$26]*[.$I70]/1000000" office:value-type="float" office:value="90.0747373094099" calcext:value-type="float">
            <text:p>90,1</text:p>
          </table:table-cell>
          <table:table-cell table:style-name="ce163" table:formula="of:=[.G$26]*[.$I70]/1000000" office:value-type="float" office:value="128.929277045953" calcext:value-type="float">
            <text:p>128,9</text:p>
          </table:table-cell>
          <table:table-cell/>
          <table:table-cell table:formula="of:=6*[.B70]" office:value-type="float" office:value="21000" calcext:value-type="float">
            <text:p>2100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63" table:formula="of:=[.C$26]*[.$I71]/1000000" office:value-type="float" office:value="28.933909807815" calcext:value-type="float">
            <text:p>28,9</text:p>
          </table:table-cell>
          <table:table-cell table:style-name="ce163" table:formula="of:=[.D$26]*[.$I71]/1000000" office:value-type="float" office:value="43.73563923126" calcext:value-type="float">
            <text:p>43,7</text:p>
          </table:table-cell>
          <table:table-cell table:style-name="ce163" table:formula="of:=[.E$26]*[.$I71]/1000000" office:value-type="float" office:value="68.4051882703349" calcext:value-type="float">
            <text:p>68,4</text:p>
          </table:table-cell>
          <table:table-cell table:style-name="ce163" table:formula="of:=[.F$26]*[.$I71]/1000000" office:value-type="float" office:value="102.94255692504" calcext:value-type="float">
            <text:p>102,9</text:p>
          </table:table-cell>
          <table:table-cell table:style-name="ce163" table:formula="of:=[.G$26]*[.$I71]/1000000" office:value-type="float" office:value="147.347745195375" calcext:value-type="float">
            <text:p>147,3</text:p>
          </table:table-cell>
          <table:table-cell/>
          <table:table-cell table:formula="of:=6*[.B71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63" table:formula="of:=[.C$26]*[.$I72]/1000000" office:value-type="float" office:value="32.5506485337919" calcext:value-type="float">
            <text:p>32,6</text:p>
          </table:table-cell>
          <table:table-cell table:style-name="ce163" table:formula="of:=[.D$26]*[.$I72]/1000000" office:value-type="float" office:value="49.2025941351675" calcext:value-type="float">
            <text:p>49,2</text:p>
          </table:table-cell>
          <table:table-cell table:style-name="ce163" table:formula="of:=[.E$26]*[.$I72]/1000000" office:value-type="float" office:value="76.9558368041268" calcext:value-type="float">
            <text:p>77,0</text:p>
          </table:table-cell>
          <table:table-cell table:style-name="ce163" table:formula="of:=[.F$26]*[.$I72]/1000000" office:value-type="float" office:value="115.81037654067" calcext:value-type="float">
            <text:p>115,8</text:p>
          </table:table-cell>
          <table:table-cell table:style-name="ce163" table:formula="of:=[.G$26]*[.$I72]/1000000" office:value-type="float" office:value="165.766213344797" calcext:value-type="float">
            <text:p>165,8</text:p>
          </table:table-cell>
          <table:table-cell/>
          <table:table-cell table:formula="of:=6*[.B72]" office:value-type="float" office:value="27000" calcext:value-type="float">
            <text:p>270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63" table:formula="of:=[.C$26]*[.$I73]/1000000" office:value-type="float" office:value="36.1673872597687" calcext:value-type="float">
            <text:p>36,2</text:p>
          </table:table-cell>
          <table:table-cell table:style-name="ce163" table:formula="of:=[.D$26]*[.$I73]/1000000" office:value-type="float" office:value="54.669549039075" calcext:value-type="float">
            <text:p>54,7</text:p>
          </table:table-cell>
          <table:table-cell table:style-name="ce163" table:formula="of:=[.E$26]*[.$I73]/1000000" office:value-type="float" office:value="85.5064853379187" calcext:value-type="float">
            <text:p>85,5</text:p>
          </table:table-cell>
          <table:table-cell table:style-name="ce163" table:formula="of:=[.F$26]*[.$I73]/1000000" office:value-type="float" office:value="128.6781961563" calcext:value-type="float">
            <text:p>128,7</text:p>
          </table:table-cell>
          <table:table-cell table:style-name="ce163" table:formula="of:=[.G$26]*[.$I73]/1000000" office:value-type="float" office:value="184.184681494219" calcext:value-type="float">
            <text:p>184,2</text:p>
          </table:table-cell>
          <table:table-cell/>
          <table:table-cell table:formula="of:=6*[.B73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63" table:formula="of:=[.C$26]*[.$I74]/1000000" office:value-type="float" office:value="39.7841259857456" calcext:value-type="float">
            <text:p>39,8</text:p>
          </table:table-cell>
          <table:table-cell table:style-name="ce163" table:formula="of:=[.D$26]*[.$I74]/1000000" office:value-type="float" office:value="60.1365039429825" calcext:value-type="float">
            <text:p>60,1</text:p>
          </table:table-cell>
          <table:table-cell table:style-name="ce163" table:formula="of:=[.E$26]*[.$I74]/1000000" office:value-type="float" office:value="94.0571338717105" calcext:value-type="float">
            <text:p>94,1</text:p>
          </table:table-cell>
          <table:table-cell table:style-name="ce163" table:formula="of:=[.F$26]*[.$I74]/1000000" office:value-type="float" office:value="141.54601577193" calcext:value-type="float">
            <text:p>141,5</text:p>
          </table:table-cell>
          <table:table-cell table:style-name="ce163" table:formula="of:=[.G$26]*[.$I74]/1000000" office:value-type="float" office:value="202.60314964364" calcext:value-type="float">
            <text:p>202,6</text:p>
          </table:table-cell>
          <table:table-cell/>
          <table:table-cell table:formula="of:=6*[.B74]" office:value-type="float" office:value="33000" calcext:value-type="float">
            <text:p>3300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63" table:formula="of:=[.C$26]*[.$I75]/1000000" office:value-type="float" office:value="43.4008647117225" calcext:value-type="float">
            <text:p>43,4</text:p>
          </table:table-cell>
          <table:table-cell table:style-name="ce163" table:formula="of:=[.D$26]*[.$I75]/1000000" office:value-type="float" office:value="65.60345884689" calcext:value-type="float">
            <text:p>65,6</text:p>
          </table:table-cell>
          <table:table-cell table:style-name="ce163" table:formula="of:=[.E$26]*[.$I75]/1000000" office:value-type="float" office:value="102.607782405502" calcext:value-type="float">
            <text:p>102,6</text:p>
          </table:table-cell>
          <table:table-cell table:style-name="ce163" table:formula="of:=[.F$26]*[.$I75]/1000000" office:value-type="float" office:value="154.41383538756" calcext:value-type="float">
            <text:p>154,4</text:p>
          </table:table-cell>
          <table:table-cell table:style-name="ce163" table:formula="of:=[.G$26]*[.$I75]/1000000" office:value-type="float" office:value="221.021617793062" calcext:value-type="float">
            <text:p>221,0</text:p>
          </table:table-cell>
          <table:table-cell/>
          <table:table-cell table:formula="of:=6*[.B75]" office:value-type="float" office:value="36000" calcext:value-type="float">
            <text:p>36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63" table:formula="of:=[.C$26]*[.$I76]/1000000" office:value-type="float" office:value="47.0176034376994" calcext:value-type="float">
            <text:p>47,0</text:p>
          </table:table-cell>
          <table:table-cell table:style-name="ce163" table:formula="of:=[.D$26]*[.$I76]/1000000" office:value-type="float" office:value="71.0704137507975" calcext:value-type="float">
            <text:p>71,1</text:p>
          </table:table-cell>
          <table:table-cell table:style-name="ce163" table:formula="of:=[.E$26]*[.$I76]/1000000" office:value-type="float" office:value="111.158430939294" calcext:value-type="float">
            <text:p>111,2</text:p>
          </table:table-cell>
          <table:table-cell table:style-name="ce163" table:formula="of:=[.F$26]*[.$I76]/1000000" office:value-type="float" office:value="167.28165500319" calcext:value-type="float">
            <text:p>167,3</text:p>
          </table:table-cell>
          <table:table-cell table:style-name="ce163" table:formula="of:=[.G$26]*[.$I76]/1000000" office:value-type="float" office:value="239.440085942484" calcext:value-type="float">
            <text:p>239,4</text:p>
          </table:table-cell>
          <table:table-cell/>
          <table:table-cell table:formula="of:=6*[.B76]" office:value-type="float" office:value="39000" calcext:value-type="float">
            <text:p>39000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63" table:formula="of:=[.C$26]*[.$I77]/1000000" office:value-type="float" office:value="50.6343421636762" calcext:value-type="float">
            <text:p>50,6</text:p>
          </table:table-cell>
          <table:table-cell table:style-name="ce163" table:formula="of:=[.D$26]*[.$I77]/1000000" office:value-type="float" office:value="76.537368654705" calcext:value-type="float">
            <text:p>76,5</text:p>
          </table:table-cell>
          <table:table-cell table:style-name="ce163" table:formula="of:=[.E$26]*[.$I77]/1000000" office:value-type="float" office:value="119.709079473086" calcext:value-type="float">
            <text:p>119,7</text:p>
          </table:table-cell>
          <table:table-cell table:style-name="ce163" table:formula="of:=[.F$26]*[.$I77]/1000000" office:value-type="float" office:value="180.14947461882" calcext:value-type="float">
            <text:p>180,1</text:p>
          </table:table-cell>
          <table:table-cell table:style-name="ce163" table:formula="of:=[.G$26]*[.$I77]/1000000" office:value-type="float" office:value="257.858554091906" calcext:value-type="float">
            <text:p>257,9</text:p>
          </table:table-cell>
          <table:table-cell/>
          <table:table-cell table:formula="of:=6*[.B77]" office:value-type="float" office:value="42000" calcext:value-type="float">
            <text:p>4200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63" table:formula="of:=[.C$26]*[.$I78]/1000000" office:value-type="float" office:value="54.2510808896531" calcext:value-type="float">
            <text:p>54,3</text:p>
          </table:table-cell>
          <table:table-cell table:style-name="ce163" table:formula="of:=[.D$26]*[.$I78]/1000000" office:value-type="float" office:value="82.0043235586124" calcext:value-type="float">
            <text:p>82,0</text:p>
          </table:table-cell>
          <table:table-cell table:style-name="ce163" table:formula="of:=[.E$26]*[.$I78]/1000000" office:value-type="float" office:value="128.259728006878" calcext:value-type="float">
            <text:p>128,3</text:p>
          </table:table-cell>
          <table:table-cell table:style-name="ce163" table:formula="of:=[.F$26]*[.$I78]/1000000" office:value-type="float" office:value="193.01729423445" calcext:value-type="float">
            <text:p>193,0</text:p>
          </table:table-cell>
          <table:table-cell table:style-name="ce163" table:formula="of:=[.G$26]*[.$I78]/1000000" office:value-type="float" office:value="276.277022241328" calcext:value-type="float">
            <text:p>276,3</text:p>
          </table:table-cell>
          <table:table-cell/>
          <table:table-cell table:formula="of:=6*[.B78]" office:value-type="float" office:value="45000" calcext:value-type="float">
            <text:p>45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63" table:formula="of:=[.C$26]*[.$I79]/1000000" office:value-type="float" office:value="57.86781961563" calcext:value-type="float">
            <text:p>57,9</text:p>
          </table:table-cell>
          <table:table-cell table:style-name="ce163" table:formula="of:=[.D$26]*[.$I79]/1000000" office:value-type="float" office:value="87.4712784625199" calcext:value-type="float">
            <text:p>87,5</text:p>
          </table:table-cell>
          <table:table-cell table:style-name="ce163" table:formula="of:=[.E$26]*[.$I79]/1000000" office:value-type="float" office:value="136.81037654067" calcext:value-type="float">
            <text:p>136,8</text:p>
          </table:table-cell>
          <table:table-cell table:style-name="ce163" table:formula="of:=[.F$26]*[.$I79]/1000000" office:value-type="float" office:value="205.88511385008" calcext:value-type="float">
            <text:p>205,9</text:p>
          </table:table-cell>
          <table:table-cell table:style-name="ce163" table:formula="of:=[.G$26]*[.$I79]/1000000" office:value-type="float" office:value="294.69549039075" calcext:value-type="float">
            <text:p>294,7</text:p>
          </table:table-cell>
          <table:table-cell/>
          <table:table-cell table:formula="of:=6*[.B7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63" table:formula="of:=[.C$26]*[.$I80]/1000000" office:value-type="float" office:value="61.4845583416069" calcext:value-type="float">
            <text:p>61,5</text:p>
          </table:table-cell>
          <table:table-cell table:style-name="ce163" table:formula="of:=[.D$26]*[.$I80]/1000000" office:value-type="float" office:value="92.9382333664274" calcext:value-type="float">
            <text:p>92,9</text:p>
          </table:table-cell>
          <table:table-cell table:style-name="ce163" table:formula="of:=[.E$26]*[.$I80]/1000000" office:value-type="float" office:value="145.361025074462" calcext:value-type="float">
            <text:p>145,4</text:p>
          </table:table-cell>
          <table:table-cell table:style-name="ce163" table:formula="of:=[.F$26]*[.$I80]/1000000" office:value-type="float" office:value="218.75293346571" calcext:value-type="float">
            <text:p>218,8</text:p>
          </table:table-cell>
          <table:table-cell table:style-name="ce163" table:formula="of:=[.G$26]*[.$I80]/1000000" office:value-type="float" office:value="313.113958540171" calcext:value-type="float">
            <text:p>313,1</text:p>
          </table:table-cell>
          <table:table-cell/>
          <table:table-cell table:formula="of:=6*[.B80]" office:value-type="float" office:value="51000" calcext:value-type="float">
            <text:p>5100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63" table:formula="of:=[.C$26]*[.$I81]/1000000" office:value-type="float" office:value="65.1012970675837" calcext:value-type="float">
            <text:p>65,1</text:p>
          </table:table-cell>
          <table:table-cell table:style-name="ce163" table:formula="of:=[.D$26]*[.$I81]/1000000" office:value-type="float" office:value="98.4051882703349" calcext:value-type="float">
            <text:p>98,4</text:p>
          </table:table-cell>
          <table:table-cell table:style-name="ce163" table:formula="of:=[.E$26]*[.$I81]/1000000" office:value-type="float" office:value="153.911673608254" calcext:value-type="float">
            <text:p>153,9</text:p>
          </table:table-cell>
          <table:table-cell table:style-name="ce163" table:formula="of:=[.F$26]*[.$I81]/1000000" office:value-type="float" office:value="231.62075308134" calcext:value-type="float">
            <text:p>231,6</text:p>
          </table:table-cell>
          <table:table-cell table:style-name="ce163" table:formula="of:=[.G$26]*[.$I81]/1000000" office:value-type="float" office:value="331.532426689593" calcext:value-type="float">
            <text:p>331,5</text:p>
          </table:table-cell>
          <table:table-cell/>
          <table:table-cell table:formula="of:=6*[.B81]" office:value-type="float" office:value="54000" calcext:value-type="float">
            <text:p>54000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63" table:formula="of:=[.C$26]*[.$I82]/1000000" office:value-type="float" office:value="68.7180357935606" calcext:value-type="float">
            <text:p>68,7</text:p>
          </table:table-cell>
          <table:table-cell table:style-name="ce163" table:formula="of:=[.D$26]*[.$I82]/1000000" office:value-type="float" office:value="103.872143174242" calcext:value-type="float">
            <text:p>103,9</text:p>
          </table:table-cell>
          <table:table-cell table:style-name="ce163" table:formula="of:=[.E$26]*[.$I82]/1000000" office:value-type="float" office:value="162.462322142045" calcext:value-type="float">
            <text:p>162,5</text:p>
          </table:table-cell>
          <table:table-cell table:style-name="ce163" table:formula="of:=[.F$26]*[.$I82]/1000000" office:value-type="float" office:value="244.48857269697" calcext:value-type="float">
            <text:p>244,5</text:p>
          </table:table-cell>
          <table:table-cell table:style-name="ce163" table:formula="of:=[.G$26]*[.$I82]/1000000" office:value-type="float" office:value="349.950894839015" calcext:value-type="float">
            <text:p>350,0</text:p>
          </table:table-cell>
          <table:table-cell/>
          <table:table-cell table:formula="of:=6*[.B82]" office:value-type="float" office:value="57000" calcext:value-type="float">
            <text:p>570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63" table:formula="of:=[.C$26]*[.$I83]/1000000" office:value-type="float" office:value="72.3347745195375" calcext:value-type="float">
            <text:p>72,3</text:p>
          </table:table-cell>
          <table:table-cell table:style-name="ce163" table:formula="of:=[.D$26]*[.$I83]/1000000" office:value-type="float" office:value="109.33909807815" calcext:value-type="float">
            <text:p>109,3</text:p>
          </table:table-cell>
          <table:table-cell table:style-name="ce163" table:formula="of:=[.E$26]*[.$I83]/1000000" office:value-type="float" office:value="171.012970675837" calcext:value-type="float">
            <text:p>171,0</text:p>
          </table:table-cell>
          <table:table-cell table:style-name="ce163" table:formula="of:=[.F$26]*[.$I83]/1000000" office:value-type="float" office:value="257.3563923126" calcext:value-type="float">
            <text:p>257,4</text:p>
          </table:table-cell>
          <table:table-cell table:style-name="ce163" table:formula="of:=[.G$26]*[.$I83]/1000000" office:value-type="float" office:value="368.369362988437" calcext:value-type="float">
            <text:p>368,4</text:p>
          </table:table-cell>
          <table:table-cell/>
          <table:table-cell table:formula="of:=6*[.B83]" office:value-type="float" office:value="60000" calcext:value-type="float">
            <text:p>60000</text:p>
          </table:table-cell>
        </table:table-row>
        <calcext:conditional-formats>
          <calcext:conditional-format calcext:target-range-address="injection.C61:injection.G83">
            <calcext:condition calcext:apply-style-name="Untitled5" calcext:value="&gt;=306" calcext:base-cell-address="injection.C61"/>
          </calcext:conditional-format>
          <calcext:conditional-format calcext:target-range-address="injection.C33:injection.G55">
            <calcext:condition calcext:apply-style-name="Untitled5" calcext:value="&gt;=612" calcext:base-cell-address="injection.C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5">
      <number:number number:decimal-places="1" loext:min-decimal-places="1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  <style:style style:name="Untitled2" style:family="table-cell" style:parent-style-name="Default">
      <style:text-properties fo:color="#ce181e"/>
    </style:style>
    <style:style style:name="Untitled3" style:family="table-cell" style:parent-style-name="Default" style:data-style-name="N115">
      <style:table-cell-properties fo:background-color="#fc5c00" loext:vertical-justify="auto"/>
      <style:paragraph-properties css3t:text-justify="auto"/>
    </style:style>
    <style:style style:name="Untitled4" style:family="table-cell" style:parent-style-name="Default" style:data-style-name="N115">
      <style:table-cell-properties fo:background-color="#e9b913" loext:vertical-justify="auto"/>
      <style:paragraph-properties css3t:text-justify="auto"/>
    </style:style>
    <style:style style:name="Untitled5" style:family="table-cell" style:parent-style-name="Default" style:data-style-name="N115">
      <style:table-cell-properties fo:background-color="#fc5c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.00.0000</text:date>, <text:time style:data-style-name="N2" text:time-value="10:35:14.272091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21-03-19T15:54:26.498750586</dc:date>
    <meta:editing-duration>P2DT2H20M34S</meta:editing-duration>
    <meta:editing-cycles>188</meta:editing-cycles>
    <meta:generator>LibreOffice/6.0.7.3$Linux_X86_64 LibreOffice_project/00m0$Build-3</meta:generator>
    <meta:document-statistic meta:table-count="10" meta:cell-count="96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33:injection.G55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33:injection.B55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33:injection.C55" chart:label-cell-address="injection.C16:injection.C16" chart:class="chart:line">
            <chart:data-point chart:repeated="23"/>
          </chart:series>
          <chart:series chart:style-name="ch11" chart:values-cell-range-address="injection.D33:injection.D55" chart:label-cell-address="injection.D16:injection.D16" chart:class="chart:line">
            <chart:data-point chart:repeated="23"/>
          </chart:series>
          <chart:series chart:style-name="ch12" chart:values-cell-range-address="injection.E33:injection.E55" chart:label-cell-address="injection.E16:injection.E16" chart:class="chart:line">
            <chart:data-point chart:repeated="23"/>
          </chart:series>
          <chart:series chart:style-name="ch13" chart:values-cell-range-address="injection.F33:injection.F55" chart:label-cell-address="injection.F16:injection.F16" chart:class="chart:line">
            <chart:data-point chart:repeated="23"/>
          </chart:series>
          <chart:series chart:style-name="ch14" chart:values-cell-range-address="injection.G33:injection.G55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33:injection.B55</svg:desc>
                </draw:g>
              </table:table-cell>
              <table:table-cell office:value-type="float" office:value="0.84669549039075">
                <text:p>0.84669549039075</text:p>
                <draw:g>
                  <svg:desc>injection.C33:injection.C55</svg:desc>
                </draw:g>
              </table:table-cell>
              <table:table-cell office:value-type="float" office:value="1.586781961563">
                <text:p>1.586781961563</text:p>
                <draw:g>
                  <svg:desc>injection.D33:injection.D55</svg:desc>
                </draw:g>
              </table:table-cell>
              <table:table-cell office:value-type="float" office:value="2.82025941351675">
                <text:p>2.82025941351675</text:p>
                <draw:g>
                  <svg:desc>injection.E33:injection.E55</svg:desc>
                </draw:g>
              </table:table-cell>
              <table:table-cell office:value-type="float" office:value="4.54712784625199">
                <text:p>4.54712784625199</text:p>
                <draw:g>
                  <svg:desc>injection.F33:injection.F55</svg:desc>
                </draw:g>
              </table:table-cell>
              <table:table-cell office:value-type="float" office:value="6.76738725976874">
                <text:p>6.76738725976874</text:p>
                <draw:g>
                  <svg:desc>injection.G33:injection.G55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.96343421636762">
                <text:p>2.96343421636762</text:p>
              </table:table-cell>
              <table:table-cell office:value-type="float" office:value="5.55373686547049">
                <text:p>5.55373686547049</text:p>
              </table:table-cell>
              <table:table-cell office:value-type="float" office:value="9.87090794730861">
                <text:p>9.87090794730861</text:p>
              </table:table-cell>
              <table:table-cell office:value-type="float" office:value="15.914947461882">
                <text:p>15.914947461882</text:p>
              </table:table-cell>
              <table:table-cell office:value-type="float" office:value="23.6858554091906">
                <text:p>23.685855409190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.92686843273525">
                <text:p>5.92686843273525</text:p>
              </table:table-cell>
              <table:table-cell office:value-type="float" office:value="11.107473730941">
                <text:p>11.107473730941</text:p>
              </table:table-cell>
              <table:table-cell office:value-type="float" office:value="19.7418158946172">
                <text:p>19.7418158946172</text:p>
              </table:table-cell>
              <table:table-cell office:value-type="float" office:value="31.8298949237639">
                <text:p>31.8298949237639</text:p>
              </table:table-cell>
              <table:table-cell office:value-type="float" office:value="47.3717108183812">
                <text:p>47.37171081838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.4669549039075">
                <text:p>8.4669549039075</text:p>
              </table:table-cell>
              <table:table-cell office:value-type="float" office:value="15.86781961563">
                <text:p>15.86781961563</text:p>
              </table:table-cell>
              <table:table-cell office:value-type="float" office:value="28.2025941351675">
                <text:p>28.2025941351675</text:p>
              </table:table-cell>
              <table:table-cell office:value-type="float" office:value="45.4712784625199">
                <text:p>45.4712784625199</text:p>
              </table:table-cell>
              <table:table-cell office:value-type="float" office:value="67.6738725976874">
                <text:p>67.673872597687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1.4303891202751">
                <text:p>11.4303891202751</text:p>
              </table:table-cell>
              <table:table-cell office:value-type="float" office:value="21.4215564811005">
                <text:p>21.4215564811005</text:p>
              </table:table-cell>
              <table:table-cell office:value-type="float" office:value="38.0735020824761">
                <text:p>38.0735020824761</text:p>
              </table:table-cell>
              <table:table-cell office:value-type="float" office:value="61.3862259244019">
                <text:p>61.3862259244019</text:p>
              </table:table-cell>
              <table:table-cell office:value-type="float" office:value="91.359728006878">
                <text:p>91.35972800687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2.7004323558612">
                <text:p>12.7004323558612</text:p>
              </table:table-cell>
              <table:table-cell office:value-type="float" office:value="23.801729423445">
                <text:p>23.801729423445</text:p>
              </table:table-cell>
              <table:table-cell office:value-type="float" office:value="42.3038912027512">
                <text:p>42.3038912027512</text:p>
              </table:table-cell>
              <table:table-cell office:value-type="float" office:value="68.2069176937799">
                <text:p>68.2069176937799</text:p>
              </table:table-cell>
              <table:table-cell office:value-type="float" office:value="101.510808896531">
                <text:p>101.5108088965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.933909807815">
                <text:p>16.933909807815</text:p>
              </table:table-cell>
              <table:table-cell office:value-type="float" office:value="31.73563923126">
                <text:p>31.73563923126</text:p>
              </table:table-cell>
              <table:table-cell office:value-type="float" office:value="56.4051882703349">
                <text:p>56.4051882703349</text:p>
              </table:table-cell>
              <table:table-cell office:value-type="float" office:value="90.9425569250399">
                <text:p>90.9425569250399</text:p>
              </table:table-cell>
              <table:table-cell office:value-type="float" office:value="135.347745195375">
                <text:p>135.34774519537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1.1673872597687">
                <text:p>21.1673872597687</text:p>
              </table:table-cell>
              <table:table-cell office:value-type="float" office:value="39.669549039075">
                <text:p>39.669549039075</text:p>
              </table:table-cell>
              <table:table-cell office:value-type="float" office:value="70.5064853379187">
                <text:p>70.5064853379187</text:p>
              </table:table-cell>
              <table:table-cell office:value-type="float" office:value="113.6781961563">
                <text:p>113.6781961563</text:p>
              </table:table-cell>
              <table:table-cell office:value-type="float" office:value="169.184681494219">
                <text:p>169.18468149421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5.4008647117225">
                <text:p>25.4008647117225</text:p>
              </table:table-cell>
              <table:table-cell office:value-type="float" office:value="47.60345884689">
                <text:p>47.60345884689</text:p>
              </table:table-cell>
              <table:table-cell office:value-type="float" office:value="84.6077824055024">
                <text:p>84.6077824055024</text:p>
              </table:table-cell>
              <table:table-cell office:value-type="float" office:value="136.41383538756">
                <text:p>136.41383538756</text:p>
              </table:table-cell>
              <table:table-cell office:value-type="float" office:value="203.021617793062">
                <text:p>203.02161779306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9.6343421636762">
                <text:p>29.6343421636762</text:p>
              </table:table-cell>
              <table:table-cell office:value-type="float" office:value="55.5373686547049">
                <text:p>55.5373686547049</text:p>
              </table:table-cell>
              <table:table-cell office:value-type="float" office:value="98.7090794730861">
                <text:p>98.7090794730861</text:p>
              </table:table-cell>
              <table:table-cell office:value-type="float" office:value="159.14947461882">
                <text:p>159.14947461882</text:p>
              </table:table-cell>
              <table:table-cell office:value-type="float" office:value="236.858554091906">
                <text:p>236.85855409190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3.86781961563">
                <text:p>33.86781961563</text:p>
              </table:table-cell>
              <table:table-cell office:value-type="float" office:value="63.4712784625199">
                <text:p>63.4712784625199</text:p>
              </table:table-cell>
              <table:table-cell office:value-type="float" office:value="112.81037654067">
                <text:p>112.81037654067</text:p>
              </table:table-cell>
              <table:table-cell office:value-type="float" office:value="181.88511385008">
                <text:p>181.88511385008</text:p>
              </table:table-cell>
              <table:table-cell office:value-type="float" office:value="270.69549039075">
                <text:p>270.6954903907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8.1012970675837">
                <text:p>38.1012970675837</text:p>
              </table:table-cell>
              <table:table-cell office:value-type="float" office:value="71.4051882703349">
                <text:p>71.4051882703349</text:p>
              </table:table-cell>
              <table:table-cell office:value-type="float" office:value="126.911673608254">
                <text:p>126.911673608254</text:p>
              </table:table-cell>
              <table:table-cell office:value-type="float" office:value="204.62075308134">
                <text:p>204.62075308134</text:p>
              </table:table-cell>
              <table:table-cell office:value-type="float" office:value="304.532426689593">
                <text:p>304.53242668959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2.3347745195375">
                <text:p>42.3347745195375</text:p>
              </table:table-cell>
              <table:table-cell office:value-type="float" office:value="79.3390980781499">
                <text:p>79.3390980781499</text:p>
              </table:table-cell>
              <table:table-cell office:value-type="float" office:value="141.012970675837">
                <text:p>141.012970675837</text:p>
              </table:table-cell>
              <table:table-cell office:value-type="float" office:value="227.3563923126">
                <text:p>227.3563923126</text:p>
              </table:table-cell>
              <table:table-cell office:value-type="float" office:value="338.369362988437">
                <text:p>338.36936298843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6.5682519714912">
                <text:p>46.5682519714912</text:p>
              </table:table-cell>
              <table:table-cell office:value-type="float" office:value="87.2730078859649">
                <text:p>87.2730078859649</text:p>
              </table:table-cell>
              <table:table-cell office:value-type="float" office:value="155.114267743421">
                <text:p>155.114267743421</text:p>
              </table:table-cell>
              <table:table-cell office:value-type="float" office:value="250.09203154386">
                <text:p>250.09203154386</text:p>
              </table:table-cell>
              <table:table-cell office:value-type="float" office:value="372.206299287281">
                <text:p>372.20629928728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0.801729423445">
                <text:p>50.801729423445</text:p>
              </table:table-cell>
              <table:table-cell office:value-type="float" office:value="95.2069176937799">
                <text:p>95.2069176937799</text:p>
              </table:table-cell>
              <table:table-cell office:value-type="float" office:value="169.215564811005">
                <text:p>169.215564811005</text:p>
              </table:table-cell>
              <table:table-cell office:value-type="float" office:value="272.82767077512">
                <text:p>272.82767077512</text:p>
              </table:table-cell>
              <table:table-cell office:value-type="float" office:value="406.043235586124">
                <text:p>406.04323558612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5.0352068753987">
                <text:p>55.0352068753987</text:p>
              </table:table-cell>
              <table:table-cell office:value-type="float" office:value="103.140827501595">
                <text:p>103.140827501595</text:p>
              </table:table-cell>
              <table:table-cell office:value-type="float" office:value="183.316861878588">
                <text:p>183.316861878588</text:p>
              </table:table-cell>
              <table:table-cell office:value-type="float" office:value="295.56331000638">
                <text:p>295.56331000638</text:p>
              </table:table-cell>
              <table:table-cell office:value-type="float" office:value="439.880171884968">
                <text:p>439.88017188496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9.2686843273525">
                <text:p>59.2686843273525</text:p>
              </table:table-cell>
              <table:table-cell office:value-type="float" office:value="111.07473730941">
                <text:p>111.07473730941</text:p>
              </table:table-cell>
              <table:table-cell office:value-type="float" office:value="197.418158946172">
                <text:p>197.418158946172</text:p>
              </table:table-cell>
              <table:table-cell office:value-type="float" office:value="318.298949237639">
                <text:p>318.298949237639</text:p>
              </table:table-cell>
              <table:table-cell office:value-type="float" office:value="473.717108183812">
                <text:p>473.71710818381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3.5021617793062">
                <text:p>63.5021617793062</text:p>
              </table:table-cell>
              <table:table-cell office:value-type="float" office:value="119.008647117225">
                <text:p>119.008647117225</text:p>
              </table:table-cell>
              <table:table-cell office:value-type="float" office:value="211.519456013756">
                <text:p>211.519456013756</text:p>
              </table:table-cell>
              <table:table-cell office:value-type="float" office:value="341.034588468899">
                <text:p>341.034588468899</text:p>
              </table:table-cell>
              <table:table-cell office:value-type="float" office:value="507.554044482655">
                <text:p>507.5540444826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7.73563923126">
                <text:p>67.73563923126</text:p>
              </table:table-cell>
              <table:table-cell office:value-type="float" office:value="126.94255692504">
                <text:p>126.94255692504</text:p>
              </table:table-cell>
              <table:table-cell office:value-type="float" office:value="225.62075308134">
                <text:p>225.62075308134</text:p>
              </table:table-cell>
              <table:table-cell office:value-type="float" office:value="363.770227700159">
                <text:p>363.770227700159</text:p>
              </table:table-cell>
              <table:table-cell office:value-type="float" office:value="541.390980781499">
                <text:p>541.39098078149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71.9691166832137">
                <text:p>71.9691166832137</text:p>
              </table:table-cell>
              <table:table-cell office:value-type="float" office:value="134.876466732855">
                <text:p>134.876466732855</text:p>
              </table:table-cell>
              <table:table-cell office:value-type="float" office:value="239.722050148923">
                <text:p>239.722050148923</text:p>
              </table:table-cell>
              <table:table-cell office:value-type="float" office:value="386.505866931419">
                <text:p>386.505866931419</text:p>
              </table:table-cell>
              <table:table-cell office:value-type="float" office:value="575.227917080343">
                <text:p>575.22791708034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76.2025941351675">
                <text:p>76.2025941351675</text:p>
              </table:table-cell>
              <table:table-cell office:value-type="float" office:value="142.81037654067">
                <text:p>142.81037654067</text:p>
              </table:table-cell>
              <table:table-cell office:value-type="float" office:value="253.823347216507">
                <text:p>253.823347216507</text:p>
              </table:table-cell>
              <table:table-cell office:value-type="float" office:value="409.241506162679">
                <text:p>409.241506162679</text:p>
              </table:table-cell>
              <table:table-cell office:value-type="float" office:value="609.064853379187">
                <text:p>609.06485337918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80.4360715871212">
                <text:p>80.4360715871212</text:p>
              </table:table-cell>
              <table:table-cell office:value-type="float" office:value="150.744286348485">
                <text:p>150.744286348485</text:p>
              </table:table-cell>
              <table:table-cell office:value-type="float" office:value="267.924644284091">
                <text:p>267.924644284091</text:p>
              </table:table-cell>
              <table:table-cell office:value-type="float" office:value="431.977145393939">
                <text:p>431.977145393939</text:p>
              </table:table-cell>
              <table:table-cell office:value-type="float" office:value="642.90178967803">
                <text:p>642.9017896780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4.669549039075">
                <text:p>84.669549039075</text:p>
              </table:table-cell>
              <table:table-cell office:value-type="float" office:value="158.6781961563">
                <text:p>158.6781961563</text:p>
              </table:table-cell>
              <table:table-cell office:value-type="float" office:value="282.025941351675">
                <text:p>282.025941351675</text:p>
              </table:table-cell>
              <table:table-cell office:value-type="float" office:value="454.712784625199">
                <text:p>454.712784625199</text:p>
              </table:table-cell>
              <table:table-cell office:value-type="float" office:value="676.738725976874">
                <text:p>676.738725976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7.37cm" svg:y="0.462cm" chart:style-name="ch2">
          <text:p>Injector power on interval (deg) vs. engine speed and load - batch mode</text:p>
        </chart:title>
        <chart:legend chart:legend-position="end" svg:x="27.188cm" svg:y="6.866cm" style:legend-expansion="high" chart:style-name="ch3"/>
        <chart:plot-area chart:style-name="ch4" table:cell-range-address="injection.B61:injection.G83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61:injection.B83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61:injection.C83" chart:label-cell-address="injection.C16:injection.C16" chart:class="chart:line">
            <chart:data-point chart:repeated="23"/>
          </chart:series>
          <chart:series chart:style-name="ch11" chart:values-cell-range-address="injection.D61:injection.D83" chart:label-cell-address="injection.D16:injection.D16" chart:class="chart:line">
            <chart:data-point chart:repeated="23"/>
          </chart:series>
          <chart:series chart:style-name="ch12" chart:values-cell-range-address="injection.E61:injection.E83" chart:label-cell-address="injection.E16:injection.E16" chart:class="chart:line">
            <chart:data-point chart:repeated="23"/>
          </chart:series>
          <chart:series chart:style-name="ch13" chart:values-cell-range-address="injection.F61:injection.F83" chart:label-cell-address="injection.F16:injection.F16" chart:class="chart:line">
            <chart:data-point chart:repeated="23"/>
          </chart:series>
          <chart:series chart:style-name="ch14" chart:values-cell-range-address="injection.G61:injection.G83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61:injection.B83</svg:desc>
                </draw:g>
              </table:table-cell>
              <table:table-cell office:value-type="float" office:value="0.723347745195375">
                <text:p>0.723347745195375</text:p>
                <draw:g>
                  <svg:desc>injection.C61:injection.C83</svg:desc>
                </draw:g>
              </table:table-cell>
              <table:table-cell office:value-type="float" office:value="1.0933909807815">
                <text:p>1.0933909807815</text:p>
                <draw:g>
                  <svg:desc>injection.D61:injection.D83</svg:desc>
                </draw:g>
              </table:table-cell>
              <table:table-cell office:value-type="float" office:value="1.71012970675837">
                <text:p>1.71012970675837</text:p>
                <draw:g>
                  <svg:desc>injection.E61:injection.E83</svg:desc>
                </draw:g>
              </table:table-cell>
              <table:table-cell office:value-type="float" office:value="2.573563923126">
                <text:p>2.573563923126</text:p>
                <draw:g>
                  <svg:desc>injection.F61:injection.F83</svg:desc>
                </draw:g>
              </table:table-cell>
              <table:table-cell office:value-type="float" office:value="3.68369362988437">
                <text:p>3.68369362988437</text:p>
                <draw:g>
                  <svg:desc>injection.G61:injection.G83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.53171710818381">
                <text:p>2.53171710818381</text:p>
              </table:table-cell>
              <table:table-cell office:value-type="float" office:value="3.82686843273525">
                <text:p>3.82686843273525</text:p>
              </table:table-cell>
              <table:table-cell office:value-type="float" office:value="5.98545397365431">
                <text:p>5.98545397365431</text:p>
              </table:table-cell>
              <table:table-cell office:value-type="float" office:value="9.00747373094099">
                <text:p>9.00747373094099</text:p>
              </table:table-cell>
              <table:table-cell office:value-type="float" office:value="12.8929277045953">
                <text:p>12.892927704595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.06343421636762">
                <text:p>5.06343421636762</text:p>
              </table:table-cell>
              <table:table-cell office:value-type="float" office:value="7.65373686547049">
                <text:p>7.65373686547049</text:p>
              </table:table-cell>
              <table:table-cell office:value-type="float" office:value="11.9709079473086">
                <text:p>11.9709079473086</text:p>
              </table:table-cell>
              <table:table-cell office:value-type="float" office:value="18.014947461882">
                <text:p>18.014947461882</text:p>
              </table:table-cell>
              <table:table-cell office:value-type="float" office:value="25.7858554091906">
                <text:p>25.78585540919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3347745195375">
                <text:p>7.23347745195375</text:p>
              </table:table-cell>
              <table:table-cell office:value-type="float" office:value="10.933909807815">
                <text:p>10.933909807815</text:p>
              </table:table-cell>
              <table:table-cell office:value-type="float" office:value="17.1012970675837">
                <text:p>17.1012970675837</text:p>
              </table:table-cell>
              <table:table-cell office:value-type="float" office:value="25.73563923126">
                <text:p>25.73563923126</text:p>
              </table:table-cell>
              <table:table-cell office:value-type="float" office:value="36.8369362988437">
                <text:p>36.836936298843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9.76519456013756">
                <text:p>9.76519456013756</text:p>
              </table:table-cell>
              <table:table-cell office:value-type="float" office:value="14.7607782405502">
                <text:p>14.7607782405502</text:p>
              </table:table-cell>
              <table:table-cell office:value-type="float" office:value="23.086751041238">
                <text:p>23.086751041238</text:p>
              </table:table-cell>
              <table:table-cell office:value-type="float" office:value="34.743112962201">
                <text:p>34.743112962201</text:p>
              </table:table-cell>
              <table:table-cell office:value-type="float" office:value="49.729864003439">
                <text:p>49.72986400343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.8502161779306">
                <text:p>10.8502161779306</text:p>
              </table:table-cell>
              <table:table-cell office:value-type="float" office:value="16.4008647117225">
                <text:p>16.4008647117225</text:p>
              </table:table-cell>
              <table:table-cell office:value-type="float" office:value="25.6519456013756">
                <text:p>25.6519456013756</text:p>
              </table:table-cell>
              <table:table-cell office:value-type="float" office:value="38.6034588468899">
                <text:p>38.6034588468899</text:p>
              </table:table-cell>
              <table:table-cell office:value-type="float" office:value="55.2554044482655">
                <text:p>55.255404448265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.4669549039075">
                <text:p>14.4669549039075</text:p>
              </table:table-cell>
              <table:table-cell office:value-type="float" office:value="21.86781961563">
                <text:p>21.86781961563</text:p>
              </table:table-cell>
              <table:table-cell office:value-type="float" office:value="34.2025941351675">
                <text:p>34.2025941351675</text:p>
              </table:table-cell>
              <table:table-cell office:value-type="float" office:value="51.4712784625199">
                <text:p>51.4712784625199</text:p>
              </table:table-cell>
              <table:table-cell office:value-type="float" office:value="73.6738725976874">
                <text:p>73.673872597687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.0836936298844">
                <text:p>18.0836936298844</text:p>
              </table:table-cell>
              <table:table-cell office:value-type="float" office:value="27.3347745195375">
                <text:p>27.3347745195375</text:p>
              </table:table-cell>
              <table:table-cell office:value-type="float" office:value="42.7532426689593">
                <text:p>42.7532426689593</text:p>
              </table:table-cell>
              <table:table-cell office:value-type="float" office:value="64.3390980781499">
                <text:p>64.3390980781499</text:p>
              </table:table-cell>
              <table:table-cell office:value-type="float" office:value="92.0923407471092">
                <text:p>92.092340747109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.7004323558612">
                <text:p>21.7004323558612</text:p>
              </table:table-cell>
              <table:table-cell office:value-type="float" office:value="32.801729423445">
                <text:p>32.801729423445</text:p>
              </table:table-cell>
              <table:table-cell office:value-type="float" office:value="51.3038912027512">
                <text:p>51.3038912027512</text:p>
              </table:table-cell>
              <table:table-cell office:value-type="float" office:value="77.2069176937799">
                <text:p>77.2069176937799</text:p>
              </table:table-cell>
              <table:table-cell office:value-type="float" office:value="110.510808896531">
                <text:p>110.51080889653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5.3171710818381">
                <text:p>25.3171710818381</text:p>
              </table:table-cell>
              <table:table-cell office:value-type="float" office:value="38.2686843273525">
                <text:p>38.2686843273525</text:p>
              </table:table-cell>
              <table:table-cell office:value-type="float" office:value="59.8545397365431">
                <text:p>59.8545397365431</text:p>
              </table:table-cell>
              <table:table-cell office:value-type="float" office:value="90.0747373094099">
                <text:p>90.0747373094099</text:p>
              </table:table-cell>
              <table:table-cell office:value-type="float" office:value="128.929277045953">
                <text:p>128.92927704595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8.933909807815">
                <text:p>28.933909807815</text:p>
              </table:table-cell>
              <table:table-cell office:value-type="float" office:value="43.73563923126">
                <text:p>43.73563923126</text:p>
              </table:table-cell>
              <table:table-cell office:value-type="float" office:value="68.4051882703349">
                <text:p>68.4051882703349</text:p>
              </table:table-cell>
              <table:table-cell office:value-type="float" office:value="102.94255692504">
                <text:p>102.94255692504</text:p>
              </table:table-cell>
              <table:table-cell office:value-type="float" office:value="147.347745195375">
                <text:p>147.34774519537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2.5506485337919">
                <text:p>32.5506485337919</text:p>
              </table:table-cell>
              <table:table-cell office:value-type="float" office:value="49.2025941351675">
                <text:p>49.2025941351675</text:p>
              </table:table-cell>
              <table:table-cell office:value-type="float" office:value="76.9558368041268">
                <text:p>76.9558368041268</text:p>
              </table:table-cell>
              <table:table-cell office:value-type="float" office:value="115.81037654067">
                <text:p>115.81037654067</text:p>
              </table:table-cell>
              <table:table-cell office:value-type="float" office:value="165.766213344797">
                <text:p>165.76621334479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6.1673872597687">
                <text:p>36.1673872597687</text:p>
              </table:table-cell>
              <table:table-cell office:value-type="float" office:value="54.669549039075">
                <text:p>54.669549039075</text:p>
              </table:table-cell>
              <table:table-cell office:value-type="float" office:value="85.5064853379187">
                <text:p>85.5064853379187</text:p>
              </table:table-cell>
              <table:table-cell office:value-type="float" office:value="128.6781961563">
                <text:p>128.6781961563</text:p>
              </table:table-cell>
              <table:table-cell office:value-type="float" office:value="184.184681494219">
                <text:p>184.18468149421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9.7841259857456">
                <text:p>39.7841259857456</text:p>
              </table:table-cell>
              <table:table-cell office:value-type="float" office:value="60.1365039429825">
                <text:p>60.1365039429825</text:p>
              </table:table-cell>
              <table:table-cell office:value-type="float" office:value="94.0571338717105">
                <text:p>94.0571338717105</text:p>
              </table:table-cell>
              <table:table-cell office:value-type="float" office:value="141.54601577193">
                <text:p>141.54601577193</text:p>
              </table:table-cell>
              <table:table-cell office:value-type="float" office:value="202.60314964364">
                <text:p>202.6031496436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3.4008647117225">
                <text:p>43.4008647117225</text:p>
              </table:table-cell>
              <table:table-cell office:value-type="float" office:value="65.60345884689">
                <text:p>65.60345884689</text:p>
              </table:table-cell>
              <table:table-cell office:value-type="float" office:value="102.607782405502">
                <text:p>102.607782405502</text:p>
              </table:table-cell>
              <table:table-cell office:value-type="float" office:value="154.41383538756">
                <text:p>154.41383538756</text:p>
              </table:table-cell>
              <table:table-cell office:value-type="float" office:value="221.021617793062">
                <text:p>221.02161779306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7.0176034376994">
                <text:p>47.0176034376994</text:p>
              </table:table-cell>
              <table:table-cell office:value-type="float" office:value="71.0704137507975">
                <text:p>71.0704137507975</text:p>
              </table:table-cell>
              <table:table-cell office:value-type="float" office:value="111.158430939294">
                <text:p>111.158430939294</text:p>
              </table:table-cell>
              <table:table-cell office:value-type="float" office:value="167.28165500319">
                <text:p>167.28165500319</text:p>
              </table:table-cell>
              <table:table-cell office:value-type="float" office:value="239.440085942484">
                <text:p>239.44008594248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0.6343421636762">
                <text:p>50.6343421636762</text:p>
              </table:table-cell>
              <table:table-cell office:value-type="float" office:value="76.537368654705">
                <text:p>76.537368654705</text:p>
              </table:table-cell>
              <table:table-cell office:value-type="float" office:value="119.709079473086">
                <text:p>119.709079473086</text:p>
              </table:table-cell>
              <table:table-cell office:value-type="float" office:value="180.14947461882">
                <text:p>180.14947461882</text:p>
              </table:table-cell>
              <table:table-cell office:value-type="float" office:value="257.858554091906">
                <text:p>257.85855409190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4.2510808896531">
                <text:p>54.2510808896531</text:p>
              </table:table-cell>
              <table:table-cell office:value-type="float" office:value="82.0043235586124">
                <text:p>82.0043235586124</text:p>
              </table:table-cell>
              <table:table-cell office:value-type="float" office:value="128.259728006878">
                <text:p>128.259728006878</text:p>
              </table:table-cell>
              <table:table-cell office:value-type="float" office:value="193.01729423445">
                <text:p>193.01729423445</text:p>
              </table:table-cell>
              <table:table-cell office:value-type="float" office:value="276.277022241328">
                <text:p>276.27702224132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7.86781961563">
                <text:p>57.86781961563</text:p>
              </table:table-cell>
              <table:table-cell office:value-type="float" office:value="87.4712784625199">
                <text:p>87.4712784625199</text:p>
              </table:table-cell>
              <table:table-cell office:value-type="float" office:value="136.81037654067">
                <text:p>136.81037654067</text:p>
              </table:table-cell>
              <table:table-cell office:value-type="float" office:value="205.88511385008">
                <text:p>205.88511385008</text:p>
              </table:table-cell>
              <table:table-cell office:value-type="float" office:value="294.69549039075">
                <text:p>294.6954903907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1.4845583416069">
                <text:p>61.4845583416069</text:p>
              </table:table-cell>
              <table:table-cell office:value-type="float" office:value="92.9382333664274">
                <text:p>92.9382333664274</text:p>
              </table:table-cell>
              <table:table-cell office:value-type="float" office:value="145.361025074462">
                <text:p>145.361025074462</text:p>
              </table:table-cell>
              <table:table-cell office:value-type="float" office:value="218.75293346571">
                <text:p>218.75293346571</text:p>
              </table:table-cell>
              <table:table-cell office:value-type="float" office:value="313.113958540171">
                <text:p>313.11395854017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5.1012970675837">
                <text:p>65.1012970675837</text:p>
              </table:table-cell>
              <table:table-cell office:value-type="float" office:value="98.4051882703349">
                <text:p>98.4051882703349</text:p>
              </table:table-cell>
              <table:table-cell office:value-type="float" office:value="153.911673608254">
                <text:p>153.911673608254</text:p>
              </table:table-cell>
              <table:table-cell office:value-type="float" office:value="231.62075308134">
                <text:p>231.62075308134</text:p>
              </table:table-cell>
              <table:table-cell office:value-type="float" office:value="331.532426689593">
                <text:p>331.53242668959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8.7180357935606">
                <text:p>68.7180357935606</text:p>
              </table:table-cell>
              <table:table-cell office:value-type="float" office:value="103.872143174242">
                <text:p>103.872143174242</text:p>
              </table:table-cell>
              <table:table-cell office:value-type="float" office:value="162.462322142045">
                <text:p>162.462322142045</text:p>
              </table:table-cell>
              <table:table-cell office:value-type="float" office:value="244.48857269697">
                <text:p>244.48857269697</text:p>
              </table:table-cell>
              <table:table-cell office:value-type="float" office:value="349.950894839015">
                <text:p>349.9508948390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2.3347745195375">
                <text:p>72.3347745195375</text:p>
              </table:table-cell>
              <table:table-cell office:value-type="float" office:value="109.33909807815">
                <text:p>109.33909807815</text:p>
              </table:table-cell>
              <table:table-cell office:value-type="float" office:value="171.012970675837">
                <text:p>171.012970675837</text:p>
              </table:table-cell>
              <table:table-cell office:value-type="float" office:value="257.3563923126">
                <text:p>257.3563923126</text:p>
              </table:table-cell>
              <table:table-cell office:value-type="float" office:value="368.369362988437">
                <text:p>368.3693629884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